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stroke="solid" svg:stroke-width="0cm" svg:stroke-color="#000000" draw:stroke-linejoin="round" svg:stroke-linecap="round" draw:fill="solid" draw:fill-color="#000000" loext:decorative="false"/>
    </style:style>
    <style:style style:name="gr2" style:family="graphic" style:parent-style-name="standard">
      <style:graphic-properties draw:stroke="solid" svg:stroke-width="0.189cm" svg:stroke-color="#000000" draw:stroke-linejoin="round" svg:stroke-linecap="round" draw:fill="none" fo:padding-top="0.094cm" fo:padding-bottom="0.094cm" fo:padding-left="0.094cm" fo:padding-right="0.094cm" loext:decorative="false"/>
    </style:style>
    <style:style style:name="gr3" style:family="graphic" style:parent-style-name="standard">
      <style:graphic-properties draw:stroke="solid" svg:stroke-width="0.22cm" svg:stroke-color="#000000" draw:stroke-linejoin="round" svg:stroke-linecap="round" draw:fill="none" fo:padding-top="0.11cm" fo:padding-bottom="0.11cm" fo:padding-left="0.11cm" fo:padding-right="0.11cm" loext:decorative="false"/>
    </style:style>
    <style:style style:name="gr4" style:family="graphic" style:parent-style-name="standard">
      <style:graphic-properties draw:stroke="solid" svg:stroke-width="0.149cm" svg:stroke-color="#000000" draw:stroke-linejoin="round" svg:stroke-linecap="round" draw:fill="none" fo:padding-top="0.074cm" fo:padding-bottom="0.074cm" fo:padding-left="0.074cm" fo:padding-right="0.074cm" loext:decorative="false"/>
    </style:style>
    <style:style style:name="gr5" style:family="graphic" style:parent-style-name="standard">
      <style:graphic-properties draw:stroke="solid" svg:stroke-width="0.169cm" svg:stroke-color="#000000" draw:stroke-linejoin="round" svg:stroke-linecap="round" draw:fill="none" fo:padding-top="0.084cm" fo:padding-bottom="0.084cm" fo:padding-left="0.084cm" fo:padding-right="0.084cm" loext:decorative="false"/>
    </style:style>
    <style:style style:name="gr6" style:family="graphic" style:parent-style-name="standard">
      <style:graphic-properties draw:stroke="solid" svg:stroke-width="0.21cm" svg:stroke-color="#000000" draw:stroke-linejoin="round" svg:stroke-linecap="round" draw:fill="none" fo:padding-top="0.105cm" fo:padding-bottom="0.105cm" fo:padding-left="0.105cm" fo:padding-right="0.105cm" loext:decorative="false"/>
    </style:style>
    <style:style style:name="gr7" style:family="graphic" style:parent-style-name="standard">
      <style:graphic-properties draw:stroke="solid" svg:stroke-width="0.159cm" svg:stroke-color="#000000" draw:stroke-linejoin="round" svg:stroke-linecap="round" draw:fill="none" fo:padding-top="0.079cm" fo:padding-bottom="0.079cm" fo:padding-left="0.079cm" fo:padding-right="0.079cm" loext:decorative="false"/>
    </style:style>
    <style:style style:name="gr8" style:family="graphic" style:parent-style-name="standard">
      <style:graphic-properties draw:stroke="solid" svg:stroke-width="0cm" svg:stroke-color="#ffffff" draw:stroke-linejoin="round" svg:stroke-linecap="round" draw:fill="solid" draw:fill-color="#ffffff" loext:decorative="false"/>
    </style:style>
    <style:style style:name="gr9" style:family="graphic" style:parent-style-name="standard">
      <style:graphic-properties draw:stroke="solid" svg:stroke-width="0.029cm" svg:stroke-color="#000000" draw:stroke-linejoin="round" svg:stroke-linecap="round" draw:fill="none" fo:padding-top="0.014cm" fo:padding-bottom="0.014cm" fo:padding-left="0.014cm" fo:padding-right="0.014cm" loext:decorative="false"/>
    </style:style>
    <style:style style:name="gr10" style:family="graphic" style:parent-style-name="standard">
      <style:graphic-properties draw:stroke="solid" svg:stroke-width="0.02cm" svg:stroke-color="#000000" draw:stroke-linejoin="round" svg:stroke-linecap="round" draw:fill="none" fo:padding-top="0.01cm" fo:padding-bottom="0.01cm" fo:padding-left="0.01cm" fo:padding-right="0.01cm" loext:decorative="false"/>
    </style:style>
    <style:style style:name="gr11" style:family="graphic" style:parent-style-name="standard">
      <style:graphic-properties draw:stroke="none" draw:fill="solid" draw:fill-color="#000000" loext:decorative="false"/>
    </style:style>
    <style:style style:name="gr12" style:family="graphic" style:parent-style-name="standard">
      <style:graphic-properties draw:stroke="solid" svg:stroke-width="0cm" svg:stroke-color="#000000" draw:stroke-linejoin="round" svg:stroke-linecap="round" draw:fill="none" loext:decorative="false"/>
    </style:style>
    <style:style style:name="gr13" style:family="graphic" style:parent-style-name="standard">
      <style:graphic-properties draw:stroke="solid" svg:stroke-width="0.049cm" svg:stroke-color="#000000" draw:stroke-linejoin="round" svg:stroke-linecap="round" draw:fill="none" fo:padding-top="0.024cm" fo:padding-bottom="0.024cm" fo:padding-left="0.024cm" fo:padding-right="0.024cm" loext:decorative="false"/>
    </style:style>
    <style:style style:name="gr14" style:family="graphic" style:parent-style-name="standard">
      <style:graphic-properties draw:stroke="solid" svg:stroke-width="0.004cm" svg:stroke-color="#000000" draw:stroke-linejoin="round" svg:stroke-linecap="round" draw:fill="none" fo:padding-top="0.002cm" fo:padding-bottom="0.002cm" fo:padding-left="0.002cm" fo:padding-right="0.002cm" loext:decorative="false"/>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solid"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redeterminado">
        <draw:path draw:style-name="gr1" draw:text-style-name="P1" draw:layer="layout" svg:width="0.265cm" svg:height="0.265cm" svg:x="11.667cm" svg:y="3.658cm" svg:viewBox="0 0 266 266" svg:d="M0 134c0-74 59-134 133-134s133 60 133 134c0 73-59 132-133 132s-133-59-133-132z">
          <text:p/>
        </draw:path>
        <draw:line draw:style-name="gr2" draw:text-style-name="P2" draw:layer="layout" svg:x1="5.318cm" svg:y1="5.932cm" svg:x2="5.477cm" svg:y2="5.932cm">
          <text:p/>
        </draw:line>
        <draw:line draw:style-name="gr3" draw:text-style-name="P2" draw:layer="layout" svg:x1="5.333cm" svg:y1="5.112cm" svg:x2="5.462cm" svg:y2="5.112cm">
          <text:p/>
        </draw:line>
        <draw:line draw:style-name="gr4" draw:text-style-name="P2" draw:layer="layout" svg:x1="5.348cm" svg:y1="5.721cm" svg:x2="5.447cm" svg:y2="5.721cm">
          <text:p/>
        </draw:line>
        <draw:line draw:style-name="gr5" draw:text-style-name="P2" draw:layer="layout" svg:x1="5.358cm" svg:y1="5.521cm" svg:x2="5.437cm" svg:y2="5.521cm">
          <text:p/>
        </draw:line>
        <draw:line draw:style-name="gr4" draw:text-style-name="P2" draw:layer="layout" svg:x1="5.348cm" svg:y1="5.321cm" svg:x2="5.447cm" svg:y2="5.321cm">
          <text:p/>
        </draw:line>
        <draw:polygon draw:style-name="gr1" draw:text-style-name="P1" draw:layer="layout" svg:width="0.21cm" svg:height="0.24cm" svg:x="13.291cm" svg:y="7.255cm" svg:viewBox="0 0 211 241" draw:points="211,0 211,241 0,241 0,0">
          <text:p/>
        </draw:polygon>
        <draw:line draw:style-name="gr6" draw:text-style-name="P2" draw:layer="layout" svg:x1="13.142cm" svg:y1="7.39cm" svg:x2="13.142cm" svg:y2="7.36cm">
          <text:p/>
        </draw:line>
        <draw:path draw:style-name="gr1" draw:text-style-name="P1" draw:layer="layout" svg:width="0.3cm" svg:height="0.3cm" svg:x="8.278cm" svg:y="6.722cm" svg:viewBox="0 0 301 301" svg:d="M0 150c0-82 67-150 150-150s151 68 151 150c0 83-68 151-151 151s-150-68-150-151z">
          <text:p/>
        </draw:path>
        <draw:path draw:style-name="gr1" draw:text-style-name="P1" draw:layer="layout" svg:width="0.3cm" svg:height="0.3cm" svg:x="8.278cm" svg:y="7.484cm" svg:viewBox="0 0 301 301" svg:d="M0 149c0-82 67-149 150-149s151 67 151 149c0 84-68 152-151 152s-150-68-150-152z">
          <text:p/>
        </draw:path>
        <draw:line draw:style-name="gr2" draw:text-style-name="P2" draw:layer="layout" svg:x1="7.81cm" svg:y1="6.956cm" svg:x2="7.65cm" svg:y2="6.956cm">
          <text:p/>
        </draw:line>
        <draw:line draw:style-name="gr3" draw:text-style-name="P2" draw:layer="layout" svg:x1="7.795cm" svg:y1="7.775cm" svg:x2="7.665cm" svg:y2="7.775cm">
          <text:p/>
        </draw:line>
        <draw:line draw:style-name="gr4" draw:text-style-name="P2" draw:layer="layout" svg:x1="7.779cm" svg:y1="7.165cm" svg:x2="7.68cm" svg:y2="7.165cm">
          <text:p/>
        </draw:line>
        <draw:line draw:style-name="gr5" draw:text-style-name="P2" draw:layer="layout" svg:x1="7.77cm" svg:y1="7.366cm" svg:x2="7.69cm" svg:y2="7.366cm">
          <text:p/>
        </draw:line>
        <draw:line draw:style-name="gr4" draw:text-style-name="P2" draw:layer="layout" svg:x1="7.779cm" svg:y1="7.566cm" svg:x2="7.68cm" svg:y2="7.566cm">
          <text:p/>
        </draw:line>
        <draw:path draw:style-name="gr1" draw:text-style-name="P1" draw:layer="layout" svg:width="0.24cm" svg:height="0.24cm" svg:x="16.097cm" svg:y="4.049cm" svg:viewBox="0 0 241 241" svg:d="M0 120c0-66 54-120 120-120 67 0 121 54 121 120s-54 121-121 121c-66 0-120-55-120-121z">
          <text:p/>
        </draw:path>
        <draw:polygon draw:style-name="gr1" draw:text-style-name="P1" draw:layer="layout" svg:width="0.209cm" svg:height="0.24cm" svg:x="15.095cm" svg:y="4.965cm" svg:viewBox="0 0 210 241" draw:points="0,241 0,0 210,0 210,241">
          <text:p/>
        </draw:polygon>
        <draw:line draw:style-name="gr6" draw:text-style-name="P2" draw:layer="layout" svg:x1="15.454cm" svg:y1="5.07cm" svg:x2="15.454cm" svg:y2="5.1cm">
          <text:p/>
        </draw:line>
        <draw:path draw:style-name="gr1" draw:text-style-name="P1" draw:layer="layout" svg:width="0.24cm" svg:height="0.24cm" svg:x="12.657cm" svg:y="6.643cm" svg:viewBox="0 0 241 241" svg:d="M0 121c0-66 54-121 121-121 66 0 120 55 120 121s-54 120-120 120c-67 0-121-54-121-120z">
          <text:p/>
        </draw:path>
        <draw:path draw:style-name="gr1" draw:text-style-name="P1" draw:layer="layout" svg:width="0.209cm" svg:height="0.21cm" svg:x="11.911cm" svg:y="6.658cm" svg:viewBox="0 0 210 211" svg:d="M0 105c0-58 47-105 105-105s105 47 105 105-47 106-105 106-105-48-105-106z">
          <text:p/>
        </draw:path>
        <draw:line draw:style-name="gr2" draw:text-style-name="P2" draw:layer="layout" svg:x1="10.015cm" svg:y1="7.741cm" svg:x2="10.175cm" svg:y2="7.741cm">
          <text:p/>
        </draw:line>
        <draw:line draw:style-name="gr3" draw:text-style-name="P2" draw:layer="layout" svg:x1="10.03cm" svg:y1="6.921cm" svg:x2="10.16cm" svg:y2="6.921cm">
          <text:p/>
        </draw:line>
        <draw:line draw:style-name="gr4" draw:text-style-name="P2" draw:layer="layout" svg:x1="10.044cm" svg:y1="7.531cm" svg:x2="10.144cm" svg:y2="7.531cm">
          <text:p/>
        </draw:line>
        <draw:line draw:style-name="gr5" draw:text-style-name="P2" draw:layer="layout" svg:x1="10.055cm" svg:y1="7.331cm" svg:x2="10.135cm" svg:y2="7.331cm">
          <text:p/>
        </draw:line>
        <draw:line draw:style-name="gr4" draw:text-style-name="P2" draw:layer="layout" svg:x1="10.044cm" svg:y1="7.131cm" svg:x2="10.144cm" svg:y2="7.131cm">
          <text:p/>
        </draw:line>
        <draw:path draw:style-name="gr1" draw:text-style-name="P1" draw:layer="layout" svg:width="0.3cm" svg:height="0.3cm" svg:x="5.919cm" svg:y="6.722cm" svg:viewBox="0 0 301 301" svg:d="M0 150c0-82 67-150 151-150 83 0 150 68 150 150 0 83-67 151-150 151-84 0-151-68-151-151z">
          <text:p/>
        </draw:path>
        <draw:path draw:style-name="gr1" draw:text-style-name="P1" draw:layer="layout" svg:width="0.3cm" svg:height="0.3cm" svg:x="5.919cm" svg:y="7.484cm" svg:viewBox="0 0 301 301" svg:d="M0 149c0-82 67-149 151-149 83 0 150 67 150 149 0 84-67 152-150 152-84 0-151-68-151-152z">
          <text:p/>
        </draw:path>
        <draw:line draw:style-name="gr7" draw:text-style-name="P2" draw:layer="layout" svg:x1="6.954cm" svg:y1="7.165cm" svg:x2="6.894cm" svg:y2="7.165cm">
          <text:p/>
        </draw:line>
        <draw:line draw:style-name="gr7" draw:text-style-name="P2" draw:layer="layout" svg:x1="6.954cm" svg:y1="7.366cm" svg:x2="6.894cm" svg:y2="7.366cm">
          <text:p/>
        </draw:line>
        <draw:path draw:style-name="gr1" draw:text-style-name="P1" draw:layer="layout" svg:width="0.265cm" svg:height="0.265cm" svg:x="11.358cm" svg:y="3.658cm" svg:viewBox="0 0 266 266" svg:d="M0 134c0-74 59-134 132-134 74 0 134 60 134 134 0 73-60 132-134 132-73 0-132-59-132-132z">
          <text:p/>
        </draw:path>
        <draw:line draw:style-name="gr2" draw:text-style-name="P2" draw:layer="layout" svg:x1="7.647cm" svg:y1="5.931cm" svg:x2="7.808cm" svg:y2="5.931cm">
          <text:p/>
        </draw:line>
        <draw:line draw:style-name="gr3" draw:text-style-name="P2" draw:layer="layout" svg:x1="7.662cm" svg:y1="5.111cm" svg:x2="7.793cm" svg:y2="5.111cm">
          <text:p/>
        </draw:line>
        <draw:line draw:style-name="gr4" draw:text-style-name="P2" draw:layer="layout" svg:x1="7.677cm" svg:y1="5.721cm" svg:x2="7.778cm" svg:y2="5.721cm">
          <text:p/>
        </draw:line>
        <draw:line draw:style-name="gr5" draw:text-style-name="P2" draw:layer="layout" svg:x1="7.688cm" svg:y1="5.521cm" svg:x2="7.768cm" svg:y2="5.521cm">
          <text:p/>
        </draw:line>
        <draw:line draw:style-name="gr4" draw:text-style-name="P2" draw:layer="layout" svg:x1="7.677cm" svg:y1="5.321cm" svg:x2="7.778cm" svg:y2="5.321cm">
          <text:p/>
        </draw:line>
        <draw:path draw:style-name="gr1" draw:text-style-name="P1" draw:layer="layout" svg:width="0.3cm" svg:height="0.3cm" svg:x="8.278cm" svg:y="4.545cm" svg:viewBox="0 0 301 301" svg:d="M0 151c0-84 67-151 150-151s151 67 151 151c0 82-68 150-151 150s-150-68-150-150z">
          <text:p/>
        </draw:path>
        <draw:path draw:style-name="gr1" draw:text-style-name="P1" draw:layer="layout" svg:width="0.24cm" svg:height="0.24cm" svg:x="14.81cm" svg:y="8.471cm" svg:viewBox="0 0 241 241" svg:d="M0 121c0-67 54-121 120-121s121 54 121 121c0 66-55 120-121 120s-120-54-120-120z">
          <text:p/>
        </draw:path>
        <draw:path draw:style-name="gr1" draw:text-style-name="P1" draw:layer="layout" svg:width="0.21cm" svg:height="0.21cm" svg:x="14.825cm" svg:y="7.724cm" svg:viewBox="0 0 211 211" svg:d="M0 105c0-58 48-105 106-105s105 47 105 105-47 106-105 106-106-48-106-106z">
          <text:p/>
        </draw:path>
        <draw:polygon draw:style-name="gr1" draw:text-style-name="P1" draw:layer="layout" svg:width="0.209cm" svg:height="0.24cm" svg:x="14.325cm" svg:y="4.965cm" svg:viewBox="0 0 210 241" draw:points="0,241 0,0 210,0 210,241">
          <text:p/>
        </draw:polygon>
        <draw:line draw:style-name="gr6" draw:text-style-name="P2" draw:layer="layout" svg:x1="14.684cm" svg:y1="5.07cm" svg:x2="14.684cm" svg:y2="5.1cm">
          <text:p/>
        </draw:line>
        <draw:path draw:style-name="gr1" draw:text-style-name="P1" draw:layer="layout" svg:width="0.24cm" svg:height="0.24cm" svg:x="16.402cm" svg:y="4.049cm" svg:viewBox="0 0 241 241" svg:d="M0 120c0-66 54-120 120-120s121 54 121 120-55 121-121 121-120-55-120-121z">
          <text:p/>
        </draw:path>
        <draw:line draw:style-name="gr7" draw:text-style-name="P2" draw:layer="layout" svg:x1="4.536cm" svg:y1="5.721cm" svg:x2="4.596cm" svg:y2="5.721cm">
          <text:p/>
        </draw:line>
        <draw:line draw:style-name="gr7" draw:text-style-name="P2" draw:layer="layout" svg:x1="4.536cm" svg:y1="5.521cm" svg:x2="4.596cm" svg:y2="5.521cm">
          <text:p/>
        </draw:line>
        <draw:path draw:style-name="gr1" draw:text-style-name="P1" draw:layer="layout" svg:width="0.3cm" svg:height="0.3cm" svg:x="8.278cm" svg:y="5.856cm" svg:viewBox="0 0 301 301" svg:d="M0 150c0-82 67-150 150-150s151 68 151 150c0 83-68 151-151 151s-150-68-150-151z">
          <text:p/>
        </draw:path>
        <draw:path draw:style-name="gr1" draw:text-style-name="P1" draw:layer="layout" svg:width="0.3cm" svg:height="0.3cm" svg:x="8.278cm" svg:y="5.094cm" svg:viewBox="0 0 301 301" svg:d="M0 150c0-82 67-150 150-150s151 68 151 150c0 84-68 151-151 151s-150-67-150-151z">
          <text:p/>
        </draw:path>
        <draw:path draw:style-name="gr1" draw:text-style-name="P1" draw:layer="layout" svg:width="0.3cm" svg:height="0.3cm" svg:x="10.633cm" svg:y="5.856cm" svg:viewBox="0 0 301 301" svg:d="M0 150c0-82 67-150 150-150s151 68 151 150c0 83-68 151-151 151s-150-68-150-151z">
          <text:p/>
        </draw:path>
        <draw:path draw:style-name="gr1" draw:text-style-name="P1" draw:layer="layout" svg:width="0.3cm" svg:height="0.3cm" svg:x="10.633cm" svg:y="5.094cm" svg:viewBox="0 0 301 301" svg:d="M0 150c0-82 67-150 150-150s151 68 151 150c0 84-68 151-151 151s-150-67-150-151z">
          <text:p/>
        </draw:path>
        <draw:path draw:style-name="gr1" draw:text-style-name="P1" draw:layer="layout" svg:width="0.24cm" svg:height="0.24cm" svg:x="15.8cm" svg:y="5.626cm" svg:viewBox="0 0 241 241" svg:d="M0 121c0-67 54-121 121-121s120 54 120 121c0 66-53 120-120 120s-121-54-121-120z">
          <text:p/>
        </draw:path>
        <draw:path draw:style-name="gr1" draw:text-style-name="P1" draw:layer="layout" svg:width="0.21cm" svg:height="0.21cm" svg:x="16.578cm" svg:y="5.641cm" svg:viewBox="0 0 211 211" svg:d="M0 105c0-58 47-105 105-105s106 47 106 105-48 106-106 106-105-48-105-106z">
          <text:p/>
        </draw:path>
        <draw:line draw:style-name="gr7" draw:text-style-name="P2" draw:layer="layout" svg:x1="9.249cm" svg:y1="5.721cm" svg:x2="9.309cm" svg:y2="5.721cm">
          <text:p/>
        </draw:line>
        <draw:line draw:style-name="gr7" draw:text-style-name="P2" draw:layer="layout" svg:x1="9.249cm" svg:y1="5.521cm" svg:x2="9.309cm" svg:y2="5.521cm">
          <text:p/>
        </draw:line>
        <draw:path draw:style-name="gr1" draw:text-style-name="P1" draw:layer="layout" svg:width="0.24cm" svg:height="0.24cm" svg:x="12.047cm" svg:y="8.093cm" svg:viewBox="0 0 241 241" svg:d="M0 120c0-66 54-120 122-120 66 0 119 54 119 120s-53 121-119 121c-68 0-122-55-122-121z">
          <text:p/>
        </draw:path>
        <draw:polygon draw:style-name="gr1" draw:text-style-name="P1" draw:layer="layout" svg:width="0.209cm" svg:height="0.209cm" svg:x="13.555cm" svg:y="6.519cm" svg:viewBox="0 0 210 210" draw:points="210,210 0,210 0,0 210,0">
          <text:p/>
        </draw:polygon>
        <draw:path draw:style-name="gr1" draw:text-style-name="P1" draw:layer="layout" svg:width="0.211cm" svg:height="0.21cm" svg:x="13.808cm" svg:y="6.518cm" svg:viewBox="0 0 212 211" svg:d="M0 105c0-57 48-105 105-105 58 0 107 48 107 105 0 59-49 106-107 106-57 0-105-47-105-106z">
          <text:p/>
        </draw:path>
        <draw:path draw:style-name="gr1" draw:text-style-name="P1" draw:layer="layout" svg:width="0.211cm" svg:height="0.21cm" svg:x="14.062cm" svg:y="6.518cm" svg:viewBox="0 0 212 211" svg:d="M0 105c0-57 48-105 105-105 59 0 107 48 107 105 0 59-48 106-107 106-57 0-105-47-105-106z">
          <text:p/>
        </draw:path>
        <draw:path draw:style-name="gr1" draw:text-style-name="P1" draw:layer="layout" svg:width="0.211cm" svg:height="0.21cm" svg:x="14.316cm" svg:y="6.518cm" svg:viewBox="0 0 212 211" svg:d="M0 105c0-57 48-105 106-105s106 48 106 105c0 59-48 106-106 106s-106-47-106-106z">
          <text:p/>
        </draw:path>
        <draw:path draw:style-name="gr1" draw:text-style-name="P1" draw:layer="layout" svg:width="0.211cm" svg:height="0.21cm" svg:x="14.57cm" svg:y="6.518cm" svg:viewBox="0 0 212 211" svg:d="M0 105c0-57 49-105 106-105 58 0 106 48 106 105 0 59-48 106-106 106-57 0-106-47-106-106z">
          <text:p/>
        </draw:path>
        <draw:path draw:style-name="gr1" draw:text-style-name="P1" draw:layer="layout" svg:width="0.211cm" svg:height="0.21cm" svg:x="14.824cm" svg:y="6.518cm" svg:viewBox="0 0 212 211" svg:d="M0 105c0-57 49-105 106-105 58 0 106 48 106 105 0 59-48 106-106 106-57 0-106-47-106-106z">
          <text:p/>
        </draw:path>
        <draw:path draw:style-name="gr1" draw:text-style-name="P1" draw:layer="layout" svg:width="0.211cm" svg:height="0.21cm" svg:x="15.078cm" svg:y="6.518cm" svg:viewBox="0 0 212 211" svg:d="M0 105c0-57 48-105 105-105 58 0 107 48 107 105 0 59-49 106-107 106-57 0-105-47-105-106z">
          <text:p/>
        </draw:path>
        <draw:path draw:style-name="gr1" draw:text-style-name="P1" draw:layer="layout" svg:width="0.211cm" svg:height="0.209cm" svg:x="15.078cm" svg:y="5.725cm" svg:viewBox="0 0 212 210" svg:d="M0 105c0-58 48-105 105-105 58 0 107 47 107 105s-49 105-107 105c-57 0-105-47-105-105z">
          <text:p/>
        </draw:path>
        <draw:path draw:style-name="gr1" draw:text-style-name="P1" draw:layer="layout" svg:width="0.211cm" svg:height="0.209cm" svg:x="14.824cm" svg:y="5.725cm" svg:viewBox="0 0 212 210" svg:d="M0 105c0-58 49-105 106-105 58 0 106 47 106 105s-48 105-106 105c-57 0-106-47-106-105z">
          <text:p/>
        </draw:path>
        <draw:path draw:style-name="gr1" draw:text-style-name="P1" draw:layer="layout" svg:width="0.211cm" svg:height="0.209cm" svg:x="14.57cm" svg:y="5.725cm" svg:viewBox="0 0 212 210" svg:d="M0 105c0-58 49-105 106-105 58 0 106 47 106 105s-48 105-106 105c-57 0-106-47-106-105z">
          <text:p/>
        </draw:path>
        <draw:path draw:style-name="gr1" draw:text-style-name="P1" draw:layer="layout" svg:width="0.211cm" svg:height="0.209cm" svg:x="14.316cm" svg:y="5.725cm" svg:viewBox="0 0 212 210" svg:d="M0 105c0-58 48-105 106-105s106 47 106 105-48 105-106 105-106-47-106-105z">
          <text:p/>
        </draw:path>
        <draw:path draw:style-name="gr1" draw:text-style-name="P1" draw:layer="layout" svg:width="0.211cm" svg:height="0.209cm" svg:x="14.062cm" svg:y="5.725cm" svg:viewBox="0 0 212 210" svg:d="M0 105c0-58 48-105 105-105 59 0 107 47 107 105s-48 105-107 105c-57 0-105-47-105-105z">
          <text:p/>
        </draw:path>
        <draw:path draw:style-name="gr1" draw:text-style-name="P1" draw:layer="layout" svg:width="0.211cm" svg:height="0.209cm" svg:x="13.808cm" svg:y="5.725cm" svg:viewBox="0 0 212 210" svg:d="M0 105c0-58 48-105 105-105 58 0 107 47 107 105s-49 105-107 105c-57 0-105-47-105-105z">
          <text:p/>
        </draw:path>
        <draw:path draw:style-name="gr1" draw:text-style-name="P1" draw:layer="layout" svg:width="0.211cm" svg:height="0.209cm" svg:x="13.554cm" svg:y="5.725cm" svg:viewBox="0 0 212 210" svg:d="M0 105c0-58 49-105 106-105 58 0 106 47 106 105s-48 105-106 105c-57 0-106-47-106-105z">
          <text:p/>
        </draw:path>
        <draw:path draw:style-name="gr1" draw:text-style-name="P1" draw:layer="layout" svg:width="0.3cm" svg:height="0.3cm" svg:x="8.278cm" svg:y="8.086cm" svg:viewBox="0 0 301 301" svg:d="M0 151c0-84 67-151 150-151s151 67 151 151c0 83-68 150-151 150s-150-67-150-150z">
          <text:p/>
        </draw:path>
        <draw:path draw:style-name="gr1" draw:text-style-name="P1" draw:layer="layout" svg:width="0.24cm" svg:height="0.24cm" svg:x="12.657cm" svg:y="5.626cm" svg:viewBox="0 0 241 241" svg:d="M0 121c0-67 54-121 121-121 66 0 120 54 120 121 0 66-54 120-120 120-67 0-121-54-121-120z">
          <text:p/>
        </draw:path>
        <draw:path draw:style-name="gr1" draw:text-style-name="P1" draw:layer="layout" svg:width="0.209cm" svg:height="0.21cm" svg:x="11.911cm" svg:y="5.641cm" svg:viewBox="0 0 210 211" svg:d="M0 105c0-58 47-105 105-105s105 47 105 105-47 106-105 106-105-48-105-106z">
          <text:p/>
        </draw:path>
        <draw:path draw:style-name="gr1" draw:text-style-name="P1" draw:layer="layout" svg:width="0.24cm" svg:height="0.24cm" svg:x="15.8cm" svg:y="6.643cm" svg:viewBox="0 0 241 241" svg:d="M0 121c0-66 54-121 121-121s120 55 120 121-53 120-120 120-121-54-121-120z">
          <text:p/>
        </draw:path>
        <draw:path draw:style-name="gr1" draw:text-style-name="P1" draw:layer="layout" svg:width="0.21cm" svg:height="0.21cm" svg:x="16.578cm" svg:y="6.658cm" svg:viewBox="0 0 211 211" svg:d="M0 105c0-58 47-105 105-105s106 47 106 105-48 106-106 106-105-48-105-106z">
          <text:p/>
        </draw:path>
        <draw:line draw:style-name="gr2" draw:text-style-name="P2" draw:layer="layout" svg:x1="10.015cm" svg:y1="5.931cm" svg:x2="10.175cm" svg:y2="5.931cm">
          <text:p/>
        </draw:line>
        <draw:line draw:style-name="gr3" draw:text-style-name="P2" draw:layer="layout" svg:x1="10.03cm" svg:y1="5.111cm" svg:x2="10.16cm" svg:y2="5.111cm">
          <text:p/>
        </draw:line>
        <draw:line draw:style-name="gr4" draw:text-style-name="P2" draw:layer="layout" svg:x1="10.044cm" svg:y1="5.721cm" svg:x2="10.144cm" svg:y2="5.721cm">
          <text:p/>
        </draw:line>
        <draw:line draw:style-name="gr5" draw:text-style-name="P2" draw:layer="layout" svg:x1="10.055cm" svg:y1="5.521cm" svg:x2="10.135cm" svg:y2="5.521cm">
          <text:p/>
        </draw:line>
        <draw:line draw:style-name="gr4" draw:text-style-name="P2" draw:layer="layout" svg:x1="10.044cm" svg:y1="5.321cm" svg:x2="10.144cm" svg:y2="5.321cm">
          <text:p/>
        </draw:line>
        <draw:path draw:style-name="gr1" draw:text-style-name="P1" draw:layer="layout" svg:width="0.3cm" svg:height="0.3cm" svg:x="10.633cm" svg:y="6.722cm" svg:viewBox="0 0 301 301" svg:d="M0 150c0-82 67-150 150-150s151 68 151 150c0 83-68 151-151 151s-150-68-150-151z">
          <text:p/>
        </draw:path>
        <draw:path draw:style-name="gr1" draw:text-style-name="P1" draw:layer="layout" svg:width="0.3cm" svg:height="0.3cm" svg:x="10.633cm" svg:y="7.484cm" svg:viewBox="0 0 301 301" svg:d="M0 149c0-82 67-149 150-149s151 67 151 149c0 84-68 152-151 152s-150-68-150-152z">
          <text:p/>
        </draw:path>
        <draw:line draw:style-name="gr7" draw:text-style-name="P2" draw:layer="layout" svg:x1="6.894cm" svg:y1="5.721cm" svg:x2="6.954cm" svg:y2="5.721cm">
          <text:p/>
        </draw:line>
        <draw:line draw:style-name="gr7" draw:text-style-name="P2" draw:layer="layout" svg:x1="6.894cm" svg:y1="5.521cm" svg:x2="6.954cm" svg:y2="5.521cm">
          <text:p/>
        </draw:line>
        <draw:line draw:style-name="gr7" draw:text-style-name="P2" draw:layer="layout" svg:x1="4.596cm" svg:y1="7.165cm" svg:x2="4.536cm" svg:y2="7.165cm">
          <text:p/>
        </draw:line>
        <draw:line draw:style-name="gr7" draw:text-style-name="P2" draw:layer="layout" svg:x1="4.596cm" svg:y1="7.366cm" svg:x2="4.536cm" svg:y2="7.366cm">
          <text:p/>
        </draw:line>
        <draw:path draw:style-name="gr1" draw:text-style-name="P1" draw:layer="layout" svg:width="0.3cm" svg:height="0.3cm" svg:x="5.919cm" svg:y="5.856cm" svg:viewBox="0 0 301 301" svg:d="M0 150c0-82 67-150 151-150 83 0 150 68 150 150 0 83-67 151-150 151-84 0-151-68-151-151z">
          <text:p/>
        </draw:path>
        <draw:path draw:style-name="gr1" draw:text-style-name="P1" draw:layer="layout" svg:width="0.3cm" svg:height="0.3cm" svg:x="5.919cm" svg:y="5.094cm" svg:viewBox="0 0 301 301" svg:d="M0 150c0-82 67-150 151-150 83 0 150 68 150 150 0 84-67 151-150 151-84 0-151-67-151-151z">
          <text:p/>
        </draw:path>
        <draw:path draw:style-name="gr1" draw:text-style-name="P1" draw:layer="layout" svg:width="0.3cm" svg:height="0.3cm" svg:x="10.633cm" svg:y="8.086cm" svg:viewBox="0 0 301 301" svg:d="M0 151c0-84 67-151 150-151s151 67 151 151c0 83-68 150-151 150s-150-67-150-150z">
          <text:p/>
        </draw:path>
        <draw:path draw:style-name="gr1" draw:text-style-name="P1" draw:layer="layout" svg:width="0.3cm" svg:height="0.3cm" svg:x="5.919cm" svg:y="4.545cm" svg:viewBox="0 0 301 301" svg:d="M0 151c0-84 67-151 151-151 83 0 150 67 150 151 0 82-67 150-150 150-84 0-151-68-151-150z">
          <text:p/>
        </draw:path>
        <draw:path draw:style-name="gr1" draw:text-style-name="P1" draw:layer="layout" svg:width="0.3cm" svg:height="0.3cm" svg:x="5.919cm" svg:y="8.086cm" svg:viewBox="0 0 301 301" svg:d="M0 151c0-84 67-151 151-151 83 0 150 67 150 151 0 83-67 150-150 150-84 0-151-67-151-150z">
          <text:p/>
        </draw:path>
        <draw:path draw:style-name="gr1" draw:text-style-name="P1" draw:layer="layout" svg:width="0.24cm" svg:height="0.24cm" svg:x="12.352cm" svg:y="8.093cm" svg:viewBox="0 0 241 241" svg:d="M0 120c0-66 55-120 122-120 66 0 119 54 119 120s-53 121-119 121c-67 0-122-55-122-121z">
          <text:p/>
        </draw:path>
        <draw:path draw:style-name="gr1" draw:text-style-name="P1" draw:layer="layout" svg:width="0.24cm" svg:height="0.24cm" svg:x="15.8cm" svg:y="6.134cm" svg:viewBox="0 0 241 241" svg:d="M0 122c0-67 54-122 121-122s120 55 120 122c0 66-53 119-120 119s-121-53-121-119z">
          <text:p/>
        </draw:path>
        <draw:path draw:style-name="gr1" draw:text-style-name="P1" draw:layer="layout" svg:width="0.21cm" svg:height="0.21cm" svg:x="16.578cm" svg:y="6.15cm" svg:viewBox="0 0 211 211" svg:d="M0 106c0-59 47-106 105-106s106 47 106 106c0 57-48 105-106 105s-105-48-105-105z">
          <text:p/>
        </draw:path>
        <draw:line draw:style-name="gr2" draw:text-style-name="P2" draw:layer="layout" svg:x1="5.418cm" svg:y1="6.956cm" svg:x2="5.258cm" svg:y2="6.956cm">
          <text:p/>
        </draw:line>
        <draw:line draw:style-name="gr3" draw:text-style-name="P2" draw:layer="layout" svg:x1="5.403cm" svg:y1="7.775cm" svg:x2="5.273cm" svg:y2="7.775cm">
          <text:p/>
        </draw:line>
        <draw:line draw:style-name="gr4" draw:text-style-name="P2" draw:layer="layout" svg:x1="5.388cm" svg:y1="7.165cm" svg:x2="5.288cm" svg:y2="7.165cm">
          <text:p/>
        </draw:line>
        <draw:line draw:style-name="gr5" draw:text-style-name="P2" draw:layer="layout" svg:x1="5.378cm" svg:y1="7.366cm" svg:x2="5.298cm" svg:y2="7.366cm">
          <text:p/>
        </draw:line>
        <draw:line draw:style-name="gr4" draw:text-style-name="P2" draw:layer="layout" svg:x1="5.388cm" svg:y1="7.566cm" svg:x2="5.288cm" svg:y2="7.566cm">
          <text:p/>
        </draw:line>
        <draw:polygon draw:style-name="gr1" draw:text-style-name="P1" draw:layer="layout" svg:width="0.209cm" svg:height="0.24cm" svg:x="13.81cm" svg:y="4.965cm" svg:viewBox="0 0 210 241" draw:points="210,0 210,241 0,241 0,0">
          <text:p/>
        </draw:polygon>
        <draw:line draw:style-name="gr6" draw:text-style-name="P2" draw:layer="layout" svg:x1="13.66cm" svg:y1="5.1cm" svg:x2="13.66cm" svg:y2="5.07cm">
          <text:p/>
        </draw:line>
        <draw:polygon draw:style-name="gr1" draw:text-style-name="P1" draw:layer="layout" svg:width="0.21cm" svg:height="0.24cm" svg:x="14.061cm" svg:y="7.255cm" svg:viewBox="0 0 211 241" draw:points="211,0 211,241 0,241 0,0">
          <text:p/>
        </draw:polygon>
        <draw:line draw:style-name="gr6" draw:text-style-name="P2" draw:layer="layout" svg:x1="13.912cm" svg:y1="7.39cm" svg:x2="13.912cm" svg:y2="7.36cm">
          <text:p/>
        </draw:line>
        <draw:path draw:style-name="gr1" draw:text-style-name="P1" draw:layer="layout" svg:width="0.3cm" svg:height="0.3cm" svg:x="10.633cm" svg:y="4.545cm" svg:viewBox="0 0 301 301" svg:d="M0 151c0-84 67-151 150-151s151 67 151 151c0 82-68 150-151 150s-150-68-150-150z">
          <text:p/>
        </draw:path>
        <draw:path draw:style-name="gr1" draw:text-style-name="P1" draw:layer="layout" svg:width="0.24cm" svg:height="0.24cm" svg:x="13.024cm" svg:y="8.474cm" svg:viewBox="0 0 241 241" svg:d="M0 121c0-67 54-121 121-121 66 0 120 54 120 121 0 66-54 120-120 120-67 0-121-54-121-120z">
          <text:p/>
        </draw:path>
        <draw:path draw:style-name="gr1" draw:text-style-name="P1" draw:layer="layout" svg:width="0.21cm" svg:height="0.21cm" svg:x="13.039cm" svg:y="7.727cm" svg:viewBox="0 0 211 211" svg:d="M0 105c0-58 47-105 105-105 59 0 106 47 106 105s-47 106-106 106c-58 0-105-48-105-106z">
          <text:p/>
        </draw:path>
        <draw:line draw:style-name="gr7" draw:text-style-name="P2" draw:layer="layout" svg:x1="9.249cm" svg:y1="7.531cm" svg:x2="9.309cm" svg:y2="7.531cm">
          <text:p/>
        </draw:line>
        <draw:line draw:style-name="gr7" draw:text-style-name="P2" draw:layer="layout" svg:x1="9.249cm" svg:y1="7.331cm" svg:x2="9.309cm" svg:y2="7.331cm">
          <text:p/>
        </draw:line>
        <draw:path draw:style-name="gr1" draw:text-style-name="P1" draw:layer="layout" svg:width="0.24cm" svg:height="0.24cm" svg:x="15.792cm" svg:y="4.049cm" svg:viewBox="0 0 241 241" svg:d="M0 120c0-66 54-120 120-120s121 54 121 120-55 121-121 121-120-55-120-121z">
          <text:p/>
        </draw:path>
        <draw:path draw:style-name="gr1" draw:text-style-name="P1" draw:layer="layout" svg:width="0.24cm" svg:height="0.24cm" svg:x="14.561cm" svg:y="3.672cm" svg:viewBox="0 0 241 241" svg:d="M0 121c0-67 54-121 120-121s121 54 121 121c0 66-55 120-121 120s-120-54-120-120z">
          <text:p/>
        </draw:path>
        <draw:path draw:style-name="gr1" draw:text-style-name="P1" draw:layer="layout" svg:width="0.21cm" svg:height="0.21cm" svg:x="14.576cm" svg:y="4.449cm" svg:viewBox="0 0 211 211" svg:d="M0 106c0-59 47-106 105-106s106 47 106 106c0 58-48 105-106 105s-105-47-105-105z">
          <text:p/>
        </draw:path>
        <draw:path draw:style-name="gr1" draw:text-style-name="P1" draw:layer="layout" svg:width="0.241cm" svg:height="0.24cm" svg:x="15.329cm" svg:y="3.668cm" svg:viewBox="0 0 242 241" svg:d="M0 121c0-67 54-121 120-121 68 0 122 54 122 121 0 66-54 120-122 120-66 0-120-54-120-120z">
          <text:p/>
        </draw:path>
        <draw:path draw:style-name="gr1" draw:text-style-name="P1" draw:layer="layout" svg:width="0.209cm" svg:height="0.21cm" svg:x="15.345cm" svg:y="4.445cm" svg:viewBox="0 0 210 211" svg:d="M0 106c0-59 47-106 105-106s105 47 105 106c0 58-47 105-105 105s-105-47-105-105z">
          <text:p/>
        </draw:path>
        <draw:polygon draw:style-name="gr1" draw:text-style-name="P1" draw:layer="layout" svg:width="0.21cm" svg:height="0.24cm" svg:x="14.576cm" svg:y="7.255cm" svg:viewBox="0 0 211 241" draw:points="0,241 0,0 211,0 211,241">
          <text:p/>
        </draw:polygon>
        <draw:line draw:style-name="gr6" draw:text-style-name="P2" draw:layer="layout" svg:x1="14.935cm" svg:y1="7.36cm" svg:x2="14.935cm" svg:y2="7.39cm">
          <text:p/>
        </draw:line>
        <draw:path draw:style-name="gr1" draw:text-style-name="P1" draw:layer="layout" svg:width="0.24cm" svg:height="0.24cm" svg:x="13.541cm" svg:y="3.671cm" svg:viewBox="0 0 241 241" svg:d="M0 121c0-67 54-121 120-121 67 0 121 54 121 121 0 66-54 120-121 120-66 0-120-54-120-120z">
          <text:p/>
        </draw:path>
        <draw:path draw:style-name="gr1" draw:text-style-name="P1" draw:layer="layout" svg:width="0.209cm" svg:height="0.21cm" svg:x="13.556cm" svg:y="4.448cm" svg:viewBox="0 0 210 211" svg:d="M0 106c0-59 47-106 104-106 58 0 106 47 106 106 0 58-48 105-106 105-57 0-104-47-104-105z">
          <text:p/>
        </draw:path>
        <draw:path draw:style-name="gr1" draw:text-style-name="P1" draw:layer="layout" svg:width="0.24cm" svg:height="0.24cm" svg:x="12.657cm" svg:y="8.093cm" svg:viewBox="0 0 241 241" svg:d="M0 120c0-66 54-120 121-120 66 0 120 54 120 120s-54 121-120 121c-67 0-121-55-121-121z">
          <text:p/>
        </draw:path>
        <draw:path draw:style-name="gr1" draw:text-style-name="P1" draw:layer="layout" svg:width="0.24cm" svg:height="0.24cm" svg:x="13.794cm" svg:y="8.47cm" svg:viewBox="0 0 241 241" svg:d="M0 121c0-67 55-121 121-121s120 54 120 121c0 66-54 120-120 120s-121-54-121-120z">
          <text:p/>
        </draw:path>
        <draw:path draw:style-name="gr1" draw:text-style-name="P1" draw:layer="layout" svg:width="0.21cm" svg:height="0.21cm" svg:x="13.809cm" svg:y="7.723cm" svg:viewBox="0 0 211 211" svg:d="M0 105c0-58 47-105 105-105s106 47 106 105c0 59-48 106-106 106s-105-47-105-106z">
          <text:p/>
        </draw:path>
        <draw:path draw:style-name="gr1" draw:text-style-name="P1" draw:layer="layout" svg:width="0.24cm" svg:height="0.24cm" svg:x="12.657cm" svg:y="6.134cm" svg:viewBox="0 0 241 241" svg:d="M0 122c0-67 54-122 121-122 66 0 120 55 120 122 0 66-54 119-120 119-67 0-121-53-121-119z">
          <text:p/>
        </draw:path>
        <draw:path draw:style-name="gr1" draw:text-style-name="P1" draw:layer="layout" svg:width="0.209cm" svg:height="0.21cm" svg:x="11.911cm" svg:y="6.15cm" svg:viewBox="0 0 210 211" svg:d="M0 106c0-59 47-106 105-106s105 47 105 106c0 57-47 105-105 105s-105-48-105-105z">
          <text:p/>
        </draw:path>
        <draw:path draw:style-name="gr8" draw:text-style-name="P3" draw:layer="layout" svg:width="0.1cm" svg:height="0.1cm" svg:x="11.749cm" svg:y="3.741cm" svg:viewBox="0 0 101 101" svg:d="M0 50c0-28 24-50 52-50 27 0 49 22 49 50s-22 51-49 51c-28 0-52-23-52-51z">
          <text:p/>
        </draw:path>
        <draw:path draw:style-name="gr8" draw:text-style-name="P3" draw:layer="layout" svg:width="0.1cm" svg:height="0.1cm" svg:x="5.348cm" svg:y="5.882cm" svg:viewBox="0 0 101 101" svg:d="M0 50c0-28 22-50 49-50 29 0 52 22 52 50s-23 51-52 51c-27 0-49-23-49-51z">
          <text:p/>
        </draw:path>
        <draw:path draw:style-name="gr8" draw:text-style-name="P3" draw:layer="layout" svg:width="0.149cm" svg:height="0.151cm" svg:x="5.323cm" svg:y="5.036cm" svg:viewBox="0 0 150 152" svg:d="M0 76c0-42 34-76 75-76 42 0 75 34 75 76 0 41-33 76-75 76-41 0-75-35-75-76z">
          <text:p/>
        </draw:path>
        <draw:path draw:style-name="gr8" draw:text-style-name="P3" draw:layer="layout" svg:width="0.1cm" svg:height="0.1cm" svg:x="5.348cm" svg:y="5.671cm" svg:viewBox="0 0 101 101" svg:d="M0 52c0-29 22-52 49-52 29 0 52 23 52 52 0 27-23 49-52 49-27 0-49-22-49-49z">
          <text:p/>
        </draw:path>
        <draw:path draw:style-name="gr8" draw:text-style-name="P3" draw:layer="layout" svg:width="0.1cm" svg:height="0.099cm" svg:x="5.348cm" svg:y="5.472cm" svg:viewBox="0 0 101 100" svg:d="M0 50c0-28 22-50 49-50 29 0 52 22 52 50s-23 50-52 50c-27 0-49-22-49-50z">
          <text:p/>
        </draw:path>
        <draw:path draw:style-name="gr8" draw:text-style-name="P3" draw:layer="layout" svg:width="0.1cm" svg:height="0.1cm" svg:x="5.348cm" svg:y="5.272cm" svg:viewBox="0 0 101 101" svg:d="M0 50c0-28 22-50 49-50 29 0 52 22 52 50s-23 51-52 51c-27 0-49-23-49-51z">
          <text:p/>
        </draw:path>
        <draw:path draw:style-name="gr8" draw:text-style-name="P3" draw:layer="layout" svg:width="0.1cm" svg:height="0.1cm" svg:x="13.346cm" svg:y="7.325cm" svg:viewBox="0 0 101 101" svg:d="M0 50c0-28 22-50 50-50s51 22 51 50c0 29-23 51-51 51s-50-22-50-51z">
          <text:p/>
        </draw:path>
        <draw:path draw:style-name="gr8" draw:text-style-name="P3" draw:layer="layout" svg:width="0.1cm" svg:height="0.1cm" svg:x="13.092cm" svg:y="7.325cm" svg:viewBox="0 0 101 101" svg:d="M0 50c0-28 22-50 51-50 28 0 50 22 50 50 0 29-22 51-50 51-29 0-51-22-51-51z">
          <text:p/>
        </draw:path>
        <draw:path draw:style-name="gr8" draw:text-style-name="P3" draw:layer="layout" svg:width="0.1cm" svg:height="0.1cm" svg:x="8.378cm" svg:y="6.822cm" svg:viewBox="0 0 101 101" svg:d="M0 49c0-27 23-49 51-49 27 0 50 22 50 49 0 28-23 52-50 52-28 0-51-24-51-52z">
          <text:p/>
        </draw:path>
        <draw:path draw:style-name="gr8" draw:text-style-name="P3" draw:layer="layout" svg:width="0.1cm" svg:height="0.1cm" svg:x="8.378cm" svg:y="7.584cm" svg:viewBox="0 0 101 101" svg:d="M0 50c0-27 23-50 51-50 27 0 50 23 50 50 0 28-23 51-50 51-28 0-51-23-51-51z">
          <text:p/>
        </draw:path>
        <draw:path draw:style-name="gr8" draw:text-style-name="P3" draw:layer="layout" svg:width="0.1cm" svg:height="0.1cm" svg:x="7.68cm" svg:y="6.906cm" svg:viewBox="0 0 101 101" svg:d="M0 49c0-27 23-49 50-49 28 0 51 22 51 49 0 28-23 52-51 52-27 0-50-24-50-52z">
          <text:p/>
        </draw:path>
        <draw:path draw:style-name="gr8" draw:text-style-name="P3" draw:layer="layout" svg:width="0.149cm" svg:height="0.149cm" svg:x="7.655cm" svg:y="7.701cm" svg:viewBox="0 0 150 150" svg:d="M0 75c0-42 33-75 74-75 43 0 76 33 76 75 0 41-33 75-76 75-41 0-74-34-74-75z">
          <text:p/>
        </draw:path>
        <draw:path draw:style-name="gr8" draw:text-style-name="P3" draw:layer="layout" svg:width="0.1cm" svg:height="0.1cm" svg:x="7.68cm" svg:y="7.115cm" svg:viewBox="0 0 101 101" svg:d="M0 51c0-28 23-51 50-51 28 0 51 23 51 51 0 27-23 50-51 50-27 0-50-23-50-50z">
          <text:p/>
        </draw:path>
        <draw:path draw:style-name="gr8" draw:text-style-name="P3" draw:layer="layout" svg:width="0.1cm" svg:height="0.1cm" svg:x="7.68cm" svg:y="7.315cm" svg:viewBox="0 0 101 101" svg:d="M0 51c0-28 23-51 50-51 28 0 51 23 51 51 0 27-23 50-51 50-27 0-50-23-50-50z">
          <text:p/>
        </draw:path>
        <draw:path draw:style-name="gr8" draw:text-style-name="P3" draw:layer="layout" svg:width="0.1cm" svg:height="0.1cm" svg:x="7.68cm" svg:y="7.515cm" svg:viewBox="0 0 101 101" svg:d="M0 51c0-28 23-51 50-51 28 0 51 23 51 51 0 27-23 50-51 50-27 0-50-23-50-50z">
          <text:p/>
        </draw:path>
        <draw:path draw:style-name="gr8" draw:text-style-name="P3" draw:layer="layout" svg:width="0.1cm" svg:height="0.1cm" svg:x="16.167cm" svg:y="4.119cm" svg:viewBox="0 0 101 101" svg:d="M0 51c0-28 22-51 51-51 27 0 50 23 50 51s-23 50-50 50c-29 0-51-22-51-50z">
          <text:p/>
        </draw:path>
        <draw:path draw:style-name="gr8" draw:text-style-name="P3" draw:layer="layout" svg:width="0.1cm" svg:height="0.1cm" svg:x="15.149cm" svg:y="5.035cm" svg:viewBox="0 0 101 101" svg:d="M0 50c0-28 23-50 51-50s50 22 50 50-22 51-50 51-51-23-51-51z">
          <text:p/>
        </draw:path>
        <draw:path draw:style-name="gr8" draw:text-style-name="P3" draw:layer="layout" svg:width="0.1cm" svg:height="0.1cm" svg:x="15.403cm" svg:y="5.035cm" svg:viewBox="0 0 101 101" svg:d="M0 50c0-28 24-50 52-50 27 0 49 22 49 50s-22 51-49 51c-28 0-52-23-52-51z">
          <text:p/>
        </draw:path>
        <draw:path draw:style-name="gr8" draw:text-style-name="P3" draw:layer="layout" svg:width="0.1cm" svg:height="0.1cm" svg:x="12.727cm" svg:y="6.713cm" svg:viewBox="0 0 101 101" svg:d="M0 50c0-28 24-50 52-50 27 0 49 22 49 50s-22 51-49 51c-28 0-52-23-52-51z">
          <text:p/>
        </draw:path>
        <draw:path draw:style-name="gr8" draw:text-style-name="P3" draw:layer="layout" svg:width="0.1cm" svg:height="0.1cm" svg:x="11.965cm" svg:y="6.713cm" svg:viewBox="0 0 101 101" svg:d="M0 50c0-28 23-50 51-50 27 0 50 22 50 50s-23 51-50 51c-28 0-51-23-51-51z">
          <text:p/>
        </draw:path>
        <draw:path draw:style-name="gr8" draw:text-style-name="P3" draw:layer="layout" svg:width="0.1cm" svg:height="0.1cm" svg:x="10.044cm" svg:y="7.691cm" svg:viewBox="0 0 101 101" svg:d="M0 51c0-28 23-51 52-51 27 0 49 23 49 51 0 27-22 50-49 50-29 0-52-23-52-50z">
          <text:p/>
        </draw:path>
        <draw:path draw:style-name="gr8" draw:text-style-name="P3" draw:layer="layout" svg:width="0.149cm" svg:height="0.15cm" svg:x="10.02cm" svg:y="6.846cm" svg:viewBox="0 0 150 151" svg:d="M0 75c0-42 33-75 75-75s75 33 75 75c0 41-33 76-75 76s-75-35-75-76z">
          <text:p/>
        </draw:path>
        <draw:path draw:style-name="gr8" draw:text-style-name="P3" draw:layer="layout" svg:width="0.1cm" svg:height="0.1cm" svg:x="10.044cm" svg:y="7.481cm" svg:viewBox="0 0 101 101" svg:d="M0 51c0-28 23-51 52-51 27 0 49 23 49 51 0 27-22 50-49 50-29 0-52-23-52-50z">
          <text:p/>
        </draw:path>
        <draw:path draw:style-name="gr8" draw:text-style-name="P3" draw:layer="layout" svg:width="0.1cm" svg:height="0.1cm" svg:x="10.044cm" svg:y="7.281cm" svg:viewBox="0 0 101 101" svg:d="M0 51c0-28 23-51 52-51 27 0 49 23 49 51 0 27-22 50-49 50-29 0-52-23-52-50z">
          <text:p/>
        </draw:path>
        <draw:path draw:style-name="gr8" draw:text-style-name="P3" draw:layer="layout" svg:width="0.1cm" svg:height="0.1cm" svg:x="10.044cm" svg:y="7.081cm" svg:viewBox="0 0 101 101" svg:d="M0 51c0-28 23-51 52-51 27 0 49 23 49 51 0 27-22 50-49 50-29 0-52-23-52-50z">
          <text:p/>
        </draw:path>
        <draw:path draw:style-name="gr8" draw:text-style-name="P3" draw:layer="layout" svg:width="0.1cm" svg:height="0.1cm" svg:x="6.019cm" svg:y="6.822cm" svg:viewBox="0 0 101 101" svg:d="M0 49c0-27 23-49 50-49 28 0 51 22 51 49 0 28-23 52-51 52-27 0-50-24-50-52z">
          <text:p/>
        </draw:path>
        <draw:path draw:style-name="gr8" draw:text-style-name="P3" draw:layer="layout" svg:width="0.1cm" svg:height="0.1cm" svg:x="6.019cm" svg:y="7.584cm" svg:viewBox="0 0 101 101" svg:d="M0 50c0-27 23-50 50-50 28 0 51 23 51 50 0 28-23 51-51 51-27 0-50-23-50-51z">
          <text:p/>
        </draw:path>
        <draw:path draw:style-name="gr8" draw:text-style-name="P3" draw:layer="layout" svg:width="0.1cm" svg:height="0.1cm" svg:x="6.874cm" svg:y="7.115cm" svg:viewBox="0 0 101 101" svg:d="M0 51c0-28 22-51 51-51 27 0 50 23 50 51 0 27-23 50-50 50-29 0-51-23-51-50z">
          <text:p/>
        </draw:path>
        <draw:path draw:style-name="gr8" draw:text-style-name="P3" draw:layer="layout" svg:width="0.1cm" svg:height="0.1cm" svg:x="6.874cm" svg:y="7.315cm" svg:viewBox="0 0 101 101" svg:d="M0 51c0-28 22-51 51-51 27 0 50 23 50 51 0 27-23 50-50 50-29 0-51-23-51-50z">
          <text:p/>
        </draw:path>
        <draw:path draw:style-name="gr8" draw:text-style-name="P3" draw:layer="layout" svg:width="0.1cm" svg:height="0.1cm" svg:x="11.441cm" svg:y="3.741cm" svg:viewBox="0 0 101 101" svg:d="M0 50c0-28 23-50 50-50 28 0 51 22 51 50s-23 51-51 51c-27 0-50-23-50-51z">
          <text:p/>
        </draw:path>
        <draw:path draw:style-name="gr8" draw:text-style-name="P3" draw:layer="layout" svg:width="0.1cm" svg:height="0.1cm" svg:x="7.677cm" svg:y="5.881cm" svg:viewBox="0 0 101 101" svg:d="M0 51c0-29 24-51 52-51 27 0 49 22 49 51 0 27-22 50-49 50-28 0-52-23-52-50z">
          <text:p/>
        </draw:path>
        <draw:path draw:style-name="gr8" draw:text-style-name="P3" draw:layer="layout" svg:width="0.149cm" svg:height="0.15cm" svg:x="7.653cm" svg:y="5.036cm" svg:viewBox="0 0 150 151" svg:d="M0 75c0-42 33-75 75-75s75 33 75 75c0 41-33 76-75 76s-75-35-75-76z">
          <text:p/>
        </draw:path>
        <draw:path draw:style-name="gr8" draw:text-style-name="P3" draw:layer="layout" svg:width="0.1cm" svg:height="0.1cm" svg:x="7.677cm" svg:y="5.671cm" svg:viewBox="0 0 101 101" svg:d="M0 51c0-29 24-51 52-51 27 0 49 22 49 51 0 27-22 50-49 50-28 0-52-23-52-50z">
          <text:p/>
        </draw:path>
        <draw:path draw:style-name="gr8" draw:text-style-name="P3" draw:layer="layout" svg:width="0.1cm" svg:height="0.1cm" svg:x="7.677cm" svg:y="5.471cm" svg:viewBox="0 0 101 101" svg:d="M0 51c0-29 24-51 52-51 27 0 49 22 49 51 0 27-22 50-49 50-28 0-52-23-52-50z">
          <text:p/>
        </draw:path>
        <draw:path draw:style-name="gr8" draw:text-style-name="P3" draw:layer="layout" svg:width="0.1cm" svg:height="0.1cm" svg:x="7.677cm" svg:y="5.271cm" svg:viewBox="0 0 101 101" svg:d="M0 51c0-29 24-51 52-51 27 0 49 22 49 51 0 27-22 50-49 50-28 0-52-23-52-50z">
          <text:p/>
        </draw:path>
        <draw:path draw:style-name="gr8" draw:text-style-name="P3" draw:layer="layout" svg:width="0.1cm" svg:height="0.1cm" svg:x="8.378cm" svg:y="4.645cm" svg:viewBox="0 0 101 101" svg:d="M0 50c0-28 23-50 51-50 27 0 50 22 50 50 0 27-23 51-50 51-28 0-51-24-51-51z">
          <text:p/>
        </draw:path>
        <draw:path draw:style-name="gr8" draw:text-style-name="P3" draw:layer="layout" svg:width="0.1cm" svg:height="0.1cm" svg:x="14.88cm" svg:y="8.541cm" svg:viewBox="0 0 101 101" svg:d="M0 51c0-29 22-51 51-51 28 0 50 22 50 51 0 28-22 50-50 50-29 0-51-22-51-50z">
          <text:p/>
        </draw:path>
        <draw:path draw:style-name="gr8" draw:text-style-name="P3" draw:layer="layout" svg:width="0.1cm" svg:height="0.1cm" svg:x="14.88cm" svg:y="7.779cm" svg:viewBox="0 0 101 101" svg:d="M0 51c0-28 22-51 51-51 28 0 50 23 50 51s-22 50-50 50c-29 0-51-22-51-50z">
          <text:p/>
        </draw:path>
        <draw:path draw:style-name="gr8" draw:text-style-name="P3" draw:layer="layout" svg:width="0.1cm" svg:height="0.1cm" svg:x="14.379cm" svg:y="5.035cm" svg:viewBox="0 0 101 101" svg:d="M0 50c0-28 23-50 52-50 27 0 49 22 49 50s-22 51-49 51c-29 0-52-23-52-51z">
          <text:p/>
        </draw:path>
        <draw:path draw:style-name="gr8" draw:text-style-name="P3" draw:layer="layout" svg:width="0.1cm" svg:height="0.1cm" svg:x="14.633cm" svg:y="5.035cm" svg:viewBox="0 0 101 101" svg:d="M0 50c0-28 23-50 51-50 27 0 50 22 50 50s-23 51-50 51c-28 0-51-23-51-51z">
          <text:p/>
        </draw:path>
        <draw:path draw:style-name="gr8" draw:text-style-name="P3" draw:layer="layout" svg:width="0.1cm" svg:height="0.1cm" svg:x="16.472cm" svg:y="4.119cm" svg:viewBox="0 0 101 101" svg:d="M0 51c0-28 22-51 51-51 27 0 50 23 50 51s-23 50-50 50c-29 0-51-22-51-50z">
          <text:p/>
        </draw:path>
        <draw:path draw:style-name="gr8" draw:text-style-name="P3" draw:layer="layout" svg:width="0.1cm" svg:height="0.1cm" svg:x="4.516cm" svg:y="5.671cm" svg:viewBox="0 0 101 101" svg:d="M0 51c0-29 23-51 51-51 27 0 50 22 50 51 0 27-23 50-50 50-28 0-51-23-51-50z">
          <text:p/>
        </draw:path>
        <draw:path draw:style-name="gr8" draw:text-style-name="P3" draw:layer="layout" svg:width="0.1cm" svg:height="0.1cm" svg:x="4.516cm" svg:y="5.471cm" svg:viewBox="0 0 101 101" svg:d="M0 51c0-29 23-51 51-51 27 0 50 22 50 51 0 27-23 50-50 50-28 0-51-23-51-50z">
          <text:p/>
        </draw:path>
        <draw:path draw:style-name="gr8" draw:text-style-name="P3" draw:layer="layout" svg:width="0.1cm" svg:height="0.1cm" svg:x="8.378cm" svg:y="5.956cm" svg:viewBox="0 0 101 101" svg:d="M0 50c0-27 23-50 51-50 27 0 50 23 50 50 0 29-23 51-50 51-28 0-51-22-51-51z">
          <text:p/>
        </draw:path>
        <draw:path draw:style-name="gr8" draw:text-style-name="P3" draw:layer="layout" svg:width="0.1cm" svg:height="0.1cm" svg:x="8.378cm" svg:y="5.194cm" svg:viewBox="0 0 101 101" svg:d="M0 51c0-28 23-51 51-51 27 0 50 23 50 51s-23 50-50 50c-28 0-51-22-51-50z">
          <text:p/>
        </draw:path>
        <draw:path draw:style-name="gr8" draw:text-style-name="P3" draw:layer="layout" svg:width="0.1cm" svg:height="0.1cm" svg:x="10.733cm" svg:y="5.956cm" svg:viewBox="0 0 101 101" svg:d="M0 50c0-27 22-50 51-50 27 0 50 23 50 50 0 29-23 51-50 51-29 0-51-22-51-51z">
          <text:p/>
        </draw:path>
        <draw:path draw:style-name="gr8" draw:text-style-name="P3" draw:layer="layout" svg:width="0.1cm" svg:height="0.1cm" svg:x="10.733cm" svg:y="5.194cm" svg:viewBox="0 0 101 101" svg:d="M0 51c0-28 22-51 51-51 27 0 50 23 50 51s-23 50-50 50c-29 0-51-22-51-50z">
          <text:p/>
        </draw:path>
        <draw:path draw:style-name="gr8" draw:text-style-name="P3" draw:layer="layout" svg:width="0.1cm" svg:height="0.1cm" svg:x="15.87cm" svg:y="5.696cm" svg:viewBox="0 0 101 101" svg:d="M0 51c0-28 23-51 52-51 27 0 49 23 49 51s-22 50-49 50c-29 0-52-22-52-50z">
          <text:p/>
        </draw:path>
        <draw:path draw:style-name="gr8" draw:text-style-name="P3" draw:layer="layout" svg:width="0.1cm" svg:height="0.1cm" svg:x="16.632cm" svg:y="5.696cm" svg:viewBox="0 0 101 101" svg:d="M0 51c0-28 23-51 51-51s50 23 50 51-22 50-50 50-51-22-51-50z">
          <text:p/>
        </draw:path>
        <draw:path draw:style-name="gr8" draw:text-style-name="P3" draw:layer="layout" svg:width="0.1cm" svg:height="0.1cm" svg:x="9.229cm" svg:y="5.671cm" svg:viewBox="0 0 101 101" svg:d="M0 51c0-29 22-51 51-51 27 0 50 22 50 51 0 27-23 50-50 50-29 0-51-23-51-50z">
          <text:p/>
        </draw:path>
        <draw:path draw:style-name="gr8" draw:text-style-name="P3" draw:layer="layout" svg:width="0.1cm" svg:height="0.1cm" svg:x="9.229cm" svg:y="5.471cm" svg:viewBox="0 0 101 101" svg:d="M0 51c0-29 22-51 51-51 27 0 50 22 50 51 0 27-23 50-50 50-29 0-51-23-51-50z">
          <text:p/>
        </draw:path>
        <draw:path draw:style-name="gr8" draw:text-style-name="P3" draw:layer="layout" svg:width="0.1cm" svg:height="0.1cm" svg:x="12.117cm" svg:y="8.163cm" svg:viewBox="0 0 101 101" svg:d="M0 51c0-29 23-51 52-51 27 0 49 22 49 51 0 28-22 50-49 50-29 0-52-22-52-50z">
          <text:p/>
        </draw:path>
        <draw:path draw:style-name="gr8" draw:text-style-name="P3" draw:layer="layout" svg:width="0.1cm" svg:height="0.1cm" svg:x="13.61cm" svg:y="6.574cm" svg:viewBox="0 0 101 101" svg:d="M0 50c0-28 22-50 50-50s51 22 51 50-23 51-51 51-50-23-50-51z">
          <text:p/>
        </draw:path>
        <draw:path draw:style-name="gr8" draw:text-style-name="P3" draw:layer="layout" svg:width="0.1cm" svg:height="0.1cm" svg:x="13.864cm" svg:y="6.574cm" svg:viewBox="0 0 101 101" svg:d="M0 50c0-28 22-50 49-50 29 0 52 22 52 50s-23 51-52 51c-27 0-49-23-49-51z">
          <text:p/>
        </draw:path>
        <draw:path draw:style-name="gr8" draw:text-style-name="P3" draw:layer="layout" svg:width="0.1cm" svg:height="0.1cm" svg:x="14.118cm" svg:y="6.574cm" svg:viewBox="0 0 101 101" svg:d="M0 50c0-28 23-50 50-50 28 0 51 22 51 50s-23 51-51 51c-27 0-50-23-50-51z">
          <text:p/>
        </draw:path>
        <draw:path draw:style-name="gr8" draw:text-style-name="P3" draw:layer="layout" svg:width="0.1cm" svg:height="0.1cm" svg:x="14.372cm" svg:y="6.574cm" svg:viewBox="0 0 101 101" svg:d="M0 50c0-28 22-50 49-50 29 0 52 22 52 50s-23 51-52 51c-27 0-49-23-49-51z">
          <text:p/>
        </draw:path>
        <draw:path draw:style-name="gr8" draw:text-style-name="P3" draw:layer="layout" svg:width="0.1cm" svg:height="0.1cm" svg:x="14.626cm" svg:y="6.574cm" svg:viewBox="0 0 101 101" svg:d="M0 50c0-28 22-50 49-50 28 0 52 22 52 50s-24 51-52 51c-27 0-49-23-49-51z">
          <text:p/>
        </draw:path>
        <draw:path draw:style-name="gr8" draw:text-style-name="P3" draw:layer="layout" svg:width="0.1cm" svg:height="0.1cm" svg:x="14.88cm" svg:y="6.574cm" svg:viewBox="0 0 101 101" svg:d="M0 50c0-28 22-50 50-50s51 22 51 50-23 51-51 51-50-23-50-51z">
          <text:p/>
        </draw:path>
        <draw:path draw:style-name="gr8" draw:text-style-name="P3" draw:layer="layout" svg:width="0.1cm" svg:height="0.1cm" svg:x="15.134cm" svg:y="6.574cm" svg:viewBox="0 0 101 101" svg:d="M0 50c0-28 22-50 49-50 28 0 52 22 52 50s-24 51-52 51c-27 0-49-23-49-51z">
          <text:p/>
        </draw:path>
        <draw:path draw:style-name="gr8" draw:text-style-name="P3" draw:layer="layout" svg:width="0.1cm" svg:height="0.1cm" svg:x="15.134cm" svg:y="5.78cm" svg:viewBox="0 0 101 101" svg:d="M0 50c0-28 22-50 49-50 28 0 52 22 52 50s-24 51-52 51c-27 0-49-23-49-51z">
          <text:p/>
        </draw:path>
        <draw:path draw:style-name="gr8" draw:text-style-name="P3" draw:layer="layout" svg:width="0.1cm" svg:height="0.1cm" svg:x="14.88cm" svg:y="5.78cm" svg:viewBox="0 0 101 101" svg:d="M0 50c0-28 22-50 50-50s51 22 51 50-23 51-51 51-50-23-50-51z">
          <text:p/>
        </draw:path>
        <draw:path draw:style-name="gr8" draw:text-style-name="P3" draw:layer="layout" svg:width="0.1cm" svg:height="0.1cm" svg:x="14.626cm" svg:y="5.78cm" svg:viewBox="0 0 101 101" svg:d="M0 50c0-28 22-50 49-50 28 0 52 22 52 50s-24 51-52 51c-27 0-49-23-49-51z">
          <text:p/>
        </draw:path>
        <draw:path draw:style-name="gr8" draw:text-style-name="P3" draw:layer="layout" svg:width="0.1cm" svg:height="0.1cm" svg:x="14.372cm" svg:y="5.78cm" svg:viewBox="0 0 101 101" svg:d="M0 50c0-28 22-50 49-50 29 0 52 22 52 50s-23 51-52 51c-27 0-49-23-49-51z">
          <text:p/>
        </draw:path>
        <draw:path draw:style-name="gr8" draw:text-style-name="P3" draw:layer="layout" svg:width="0.1cm" svg:height="0.1cm" svg:x="14.118cm" svg:y="5.78cm" svg:viewBox="0 0 101 101" svg:d="M0 50c0-28 23-50 50-50 28 0 51 22 51 50s-23 51-51 51c-27 0-50-23-50-51z">
          <text:p/>
        </draw:path>
        <draw:path draw:style-name="gr8" draw:text-style-name="P3" draw:layer="layout" svg:width="0.1cm" svg:height="0.1cm" svg:x="13.864cm" svg:y="5.78cm" svg:viewBox="0 0 101 101" svg:d="M0 50c0-28 22-50 49-50 29 0 52 22 52 50s-23 51-52 51c-27 0-49-23-49-51z">
          <text:p/>
        </draw:path>
        <draw:path draw:style-name="gr8" draw:text-style-name="P3" draw:layer="layout" svg:width="0.1cm" svg:height="0.1cm" svg:x="13.61cm" svg:y="5.78cm" svg:viewBox="0 0 101 101" svg:d="M0 50c0-28 22-50 50-50s51 22 51 50-23 51-51 51-50-23-50-51z">
          <text:p/>
        </draw:path>
        <draw:path draw:style-name="gr8" draw:text-style-name="P3" draw:layer="layout" svg:width="0.1cm" svg:height="0.1cm" svg:x="8.378cm" svg:y="8.186cm" svg:viewBox="0 0 101 101" svg:d="M0 51c0-28 23-51 51-51 27 0 50 23 50 51s-23 50-50 50c-28 0-51-22-51-50z">
          <text:p/>
        </draw:path>
        <draw:path draw:style-name="gr8" draw:text-style-name="P3" draw:layer="layout" svg:width="0.1cm" svg:height="0.1cm" svg:x="12.727cm" svg:y="5.696cm" svg:viewBox="0 0 101 101" svg:d="M0 51c0-28 24-51 52-51 27 0 49 23 49 51s-22 50-49 50c-28 0-52-22-52-50z">
          <text:p/>
        </draw:path>
        <draw:path draw:style-name="gr8" draw:text-style-name="P3" draw:layer="layout" svg:width="0.1cm" svg:height="0.1cm" svg:x="11.965cm" svg:y="5.696cm" svg:viewBox="0 0 101 101" svg:d="M0 51c0-28 23-51 51-51 27 0 50 23 50 51s-23 50-50 50c-28 0-51-22-51-50z">
          <text:p/>
        </draw:path>
        <draw:path draw:style-name="gr8" draw:text-style-name="P3" draw:layer="layout" svg:width="0.1cm" svg:height="0.1cm" svg:x="15.87cm" svg:y="6.713cm" svg:viewBox="0 0 101 101" svg:d="M0 50c0-28 23-50 52-50 27 0 49 22 49 50s-22 51-49 51c-29 0-52-23-52-51z">
          <text:p/>
        </draw:path>
        <draw:path draw:style-name="gr8" draw:text-style-name="P3" draw:layer="layout" svg:width="0.1cm" svg:height="0.1cm" svg:x="16.632cm" svg:y="6.713cm" svg:viewBox="0 0 101 101" svg:d="M0 50c0-28 23-50 51-50s50 22 50 50-22 51-50 51-51-23-51-51z">
          <text:p/>
        </draw:path>
        <draw:path draw:style-name="gr8" draw:text-style-name="P3" draw:layer="layout" svg:width="0.1cm" svg:height="0.1cm" svg:x="10.044cm" svg:y="5.881cm" svg:viewBox="0 0 101 101" svg:d="M0 51c0-29 23-51 52-51 27 0 49 22 49 51 0 27-22 50-49 50-29 0-52-23-52-50z">
          <text:p/>
        </draw:path>
        <draw:path draw:style-name="gr8" draw:text-style-name="P3" draw:layer="layout" svg:width="0.149cm" svg:height="0.15cm" svg:x="10.02cm" svg:y="5.036cm" svg:viewBox="0 0 150 151" svg:d="M0 75c0-42 33-75 75-75s75 33 75 75c0 41-33 76-75 76s-75-35-75-76z">
          <text:p/>
        </draw:path>
        <draw:path draw:style-name="gr8" draw:text-style-name="P3" draw:layer="layout" svg:width="0.1cm" svg:height="0.1cm" svg:x="10.044cm" svg:y="5.671cm" svg:viewBox="0 0 101 101" svg:d="M0 51c0-29 23-51 52-51 27 0 49 22 49 51 0 27-22 50-49 50-29 0-52-23-52-50z">
          <text:p/>
        </draw:path>
        <draw:path draw:style-name="gr8" draw:text-style-name="P3" draw:layer="layout" svg:width="0.1cm" svg:height="0.1cm" svg:x="10.044cm" svg:y="5.471cm" svg:viewBox="0 0 101 101" svg:d="M0 51c0-29 23-51 52-51 27 0 49 22 49 51 0 27-22 50-49 50-29 0-52-23-52-50z">
          <text:p/>
        </draw:path>
        <draw:path draw:style-name="gr8" draw:text-style-name="P3" draw:layer="layout" svg:width="0.1cm" svg:height="0.1cm" svg:x="10.044cm" svg:y="5.271cm" svg:viewBox="0 0 101 101" svg:d="M0 51c0-29 23-51 52-51 27 0 49 22 49 51 0 27-22 50-49 50-29 0-52-23-52-50z">
          <text:p/>
        </draw:path>
        <draw:path draw:style-name="gr8" draw:text-style-name="P3" draw:layer="layout" svg:width="0.1cm" svg:height="0.1cm" svg:x="10.733cm" svg:y="6.822cm" svg:viewBox="0 0 101 101" svg:d="M0 49c0-27 22-49 51-49 27 0 50 22 50 49 0 28-23 52-50 52-29 0-51-24-51-52z">
          <text:p/>
        </draw:path>
        <draw:path draw:style-name="gr8" draw:text-style-name="P3" draw:layer="layout" svg:width="0.1cm" svg:height="0.1cm" svg:x="10.733cm" svg:y="7.584cm" svg:viewBox="0 0 101 101" svg:d="M0 50c0-27 22-50 51-50 27 0 50 23 50 50 0 28-23 51-50 51-29 0-51-23-51-51z">
          <text:p/>
        </draw:path>
        <draw:path draw:style-name="gr8" draw:text-style-name="P3" draw:layer="layout" svg:width="0.1cm" svg:height="0.1cm" svg:x="6.874cm" svg:y="5.671cm" svg:viewBox="0 0 101 101" svg:d="M0 51c0-29 22-51 51-51 27 0 50 22 50 51 0 27-23 50-50 50-29 0-51-23-51-50z">
          <text:p/>
        </draw:path>
        <draw:path draw:style-name="gr8" draw:text-style-name="P3" draw:layer="layout" svg:width="0.1cm" svg:height="0.1cm" svg:x="6.874cm" svg:y="5.471cm" svg:viewBox="0 0 101 101" svg:d="M0 51c0-29 22-51 51-51 27 0 50 22 50 51 0 27-23 50-50 50-29 0-51-23-51-50z">
          <text:p/>
        </draw:path>
        <draw:path draw:style-name="gr8" draw:text-style-name="P3" draw:layer="layout" svg:width="0.1cm" svg:height="0.1cm" svg:x="4.516cm" svg:y="7.115cm" svg:viewBox="0 0 101 101" svg:d="M0 51c0-28 23-51 51-51 27 0 50 23 50 51 0 27-23 50-50 50-28 0-51-23-51-50z">
          <text:p/>
        </draw:path>
        <draw:path draw:style-name="gr8" draw:text-style-name="P3" draw:layer="layout" svg:width="0.1cm" svg:height="0.1cm" svg:x="4.516cm" svg:y="7.315cm" svg:viewBox="0 0 101 101" svg:d="M0 51c0-28 23-51 51-51 27 0 50 23 50 51 0 27-23 50-50 50-28 0-51-23-51-50z">
          <text:p/>
        </draw:path>
        <draw:path draw:style-name="gr8" draw:text-style-name="P3" draw:layer="layout" svg:width="0.1cm" svg:height="0.1cm" svg:x="6.019cm" svg:y="5.956cm" svg:viewBox="0 0 101 101" svg:d="M0 50c0-27 23-50 50-50 28 0 51 23 51 50 0 29-23 51-51 51-27 0-50-22-50-51z">
          <text:p/>
        </draw:path>
        <draw:path draw:style-name="gr8" draw:text-style-name="P3" draw:layer="layout" svg:width="0.1cm" svg:height="0.1cm" svg:x="6.019cm" svg:y="5.194cm" svg:viewBox="0 0 101 101" svg:d="M0 51c0-28 23-51 50-51 28 0 51 23 51 51s-23 50-51 50c-27 0-50-22-50-50z">
          <text:p/>
        </draw:path>
        <draw:path draw:style-name="gr8" draw:text-style-name="P3" draw:layer="layout" svg:width="0.1cm" svg:height="0.1cm" svg:x="10.733cm" svg:y="8.186cm" svg:viewBox="0 0 101 101" svg:d="M0 51c0-28 22-51 51-51 27 0 50 23 50 51s-23 50-50 50c-29 0-51-22-51-50z">
          <text:p/>
        </draw:path>
        <draw:path draw:style-name="gr8" draw:text-style-name="P3" draw:layer="layout" svg:width="0.1cm" svg:height="0.1cm" svg:x="6.019cm" svg:y="4.645cm" svg:viewBox="0 0 101 101" svg:d="M0 50c0-28 23-50 50-50 28 0 51 22 51 50 0 27-23 51-51 51-27 0-50-24-50-51z">
          <text:p/>
        </draw:path>
        <draw:path draw:style-name="gr8" draw:text-style-name="P3" draw:layer="layout" svg:width="0.1cm" svg:height="0.1cm" svg:x="6.019cm" svg:y="8.186cm" svg:viewBox="0 0 101 101" svg:d="M0 51c0-28 23-51 50-51 28 0 51 23 51 51s-23 50-51 50c-27 0-50-22-50-50z">
          <text:p/>
        </draw:path>
        <draw:path draw:style-name="gr8" draw:text-style-name="P3" draw:layer="layout" svg:width="0.1cm" svg:height="0.1cm" svg:x="12.422cm" svg:y="8.163cm" svg:viewBox="0 0 101 101" svg:d="M0 51c0-29 24-51 52-51 27 0 49 22 49 51 0 28-22 50-49 50-28 0-52-22-52-50z">
          <text:p/>
        </draw:path>
        <draw:path draw:style-name="gr8" draw:text-style-name="P3" draw:layer="layout" svg:width="0.1cm" svg:height="0.1cm" svg:x="15.87cm" svg:y="6.204cm" svg:viewBox="0 0 101 101" svg:d="M0 52c0-28 23-52 52-52 27 0 49 24 49 52 0 27-22 49-49 49-29 0-52-22-52-49z">
          <text:p/>
        </draw:path>
        <draw:path draw:style-name="gr8" draw:text-style-name="P3" draw:layer="layout" svg:width="0.1cm" svg:height="0.1cm" svg:x="16.632cm" svg:y="6.204cm" svg:viewBox="0 0 101 101" svg:d="M0 52c0-28 23-52 51-52s50 24 50 52c0 27-22 49-50 49s-51-22-51-49z">
          <text:p/>
        </draw:path>
        <draw:path draw:style-name="gr8" draw:text-style-name="P3" draw:layer="layout" svg:width="0.1cm" svg:height="0.1cm" svg:x="5.288cm" svg:y="6.906cm" svg:viewBox="0 0 101 101" svg:d="M0 49c0-27 22-49 51-49 28 0 50 22 50 49 0 28-22 52-50 52-29 0-51-24-51-52z">
          <text:p/>
        </draw:path>
        <draw:path draw:style-name="gr8" draw:text-style-name="P3" draw:layer="layout" svg:width="0.15cm" svg:height="0.149cm" svg:x="5.263cm" svg:y="7.701cm" svg:viewBox="0 0 151 150" svg:d="M0 75c0-42 34-75 75-75 42 0 76 33 76 75 0 41-34 75-76 75-41 0-75-34-75-75z">
          <text:p/>
        </draw:path>
        <draw:path draw:style-name="gr8" draw:text-style-name="P3" draw:layer="layout" svg:width="0.1cm" svg:height="0.1cm" svg:x="5.288cm" svg:y="7.115cm" svg:viewBox="0 0 101 101" svg:d="M0 51c0-28 22-51 51-51 28 0 50 23 50 51 0 27-22 50-50 50-29 0-51-23-51-50z">
          <text:p/>
        </draw:path>
        <draw:path draw:style-name="gr8" draw:text-style-name="P3" draw:layer="layout" svg:width="0.1cm" svg:height="0.1cm" svg:x="5.288cm" svg:y="7.315cm" svg:viewBox="0 0 101 101" svg:d="M0 51c0-28 22-51 51-51 28 0 50 23 50 51 0 27-22 50-50 50-29 0-51-23-51-50z">
          <text:p/>
        </draw:path>
        <draw:path draw:style-name="gr8" draw:text-style-name="P3" draw:layer="layout" svg:width="0.1cm" svg:height="0.1cm" svg:x="5.288cm" svg:y="7.515cm" svg:viewBox="0 0 101 101" svg:d="M0 51c0-28 22-51 51-51 28 0 50 23 50 51 0 27-22 50-50 50-29 0-51-23-51-50z">
          <text:p/>
        </draw:path>
        <draw:path draw:style-name="gr8" draw:text-style-name="P3" draw:layer="layout" svg:width="0.1cm" svg:height="0.1cm" svg:x="13.865cm" svg:y="5.035cm" svg:viewBox="0 0 101 101" svg:d="M0 50c0-28 22-50 49-50 29 0 52 22 52 50s-23 51-52 51c-27 0-49-23-49-51z">
          <text:p/>
        </draw:path>
        <draw:path draw:style-name="gr8" draw:text-style-name="P3" draw:layer="layout" svg:width="0.1cm" svg:height="0.1cm" svg:x="13.611cm" svg:y="5.035cm" svg:viewBox="0 0 101 101" svg:d="M0 50c0-28 23-50 50-50 28 0 51 22 51 50s-23 51-51 51c-27 0-50-23-50-51z">
          <text:p/>
        </draw:path>
        <draw:path draw:style-name="gr8" draw:text-style-name="P3" draw:layer="layout" svg:width="0.1cm" svg:height="0.1cm" svg:x="14.116cm" svg:y="7.325cm" svg:viewBox="0 0 101 101" svg:d="M0 50c0-28 23-50 51-50s50 22 50 50c0 29-22 51-50 51s-51-22-51-51z">
          <text:p/>
        </draw:path>
        <draw:path draw:style-name="gr8" draw:text-style-name="P3" draw:layer="layout" svg:width="0.1cm" svg:height="0.1cm" svg:x="13.862cm" svg:y="7.325cm" svg:viewBox="0 0 101 101" svg:d="M0 50c0-28 22-50 50-50 29 0 51 22 51 50 0 29-22 51-51 51-28 0-50-22-50-51z">
          <text:p/>
        </draw:path>
        <draw:path draw:style-name="gr8" draw:text-style-name="P3" draw:layer="layout" svg:width="0.1cm" svg:height="0.1cm" svg:x="10.733cm" svg:y="4.645cm" svg:viewBox="0 0 101 101" svg:d="M0 50c0-28 22-50 51-50 27 0 50 22 50 50 0 27-23 51-50 51-29 0-51-24-51-51z">
          <text:p/>
        </draw:path>
        <draw:path draw:style-name="gr8" draw:text-style-name="P3" draw:layer="layout" svg:width="0.1cm" svg:height="0.1cm" svg:x="13.094cm" svg:y="8.544cm" svg:viewBox="0 0 101 101" svg:d="M0 51c0-29 22-51 51-51 28 0 50 22 50 51 0 28-22 50-50 50-29 0-51-22-51-50z">
          <text:p/>
        </draw:path>
        <draw:path draw:style-name="gr8" draw:text-style-name="P3" draw:layer="layout" svg:width="0.1cm" svg:height="0.1cm" svg:x="13.094cm" svg:y="7.782cm" svg:viewBox="0 0 101 101" svg:d="M0 51c0-28 22-51 51-51 28 0 50 23 50 51s-22 50-50 50c-29 0-51-22-51-50z">
          <text:p/>
        </draw:path>
        <draw:path draw:style-name="gr8" draw:text-style-name="P3" draw:layer="layout" svg:width="0.1cm" svg:height="0.1cm" svg:x="9.229cm" svg:y="7.481cm" svg:viewBox="0 0 101 101" svg:d="M0 51c0-28 22-51 51-51 27 0 50 23 50 51 0 27-23 50-50 50-29 0-51-23-51-50z">
          <text:p/>
        </draw:path>
        <draw:path draw:style-name="gr8" draw:text-style-name="P3" draw:layer="layout" svg:width="0.1cm" svg:height="0.1cm" svg:x="9.229cm" svg:y="7.281cm" svg:viewBox="0 0 101 101" svg:d="M0 51c0-28 22-51 51-51 27 0 50 23 50 51 0 27-23 50-50 50-29 0-51-23-51-50z">
          <text:p/>
        </draw:path>
        <draw:path draw:style-name="gr8" draw:text-style-name="P3" draw:layer="layout" svg:width="0.1cm" svg:height="0.1cm" svg:x="15.862cm" svg:y="4.119cm" svg:viewBox="0 0 101 101" svg:d="M0 51c0-28 22-51 51-51 27 0 50 23 50 51s-23 50-50 50c-29 0-51-22-51-50z">
          <text:p/>
        </draw:path>
        <draw:path draw:style-name="gr8" draw:text-style-name="P3" draw:layer="layout" svg:width="0.1cm" svg:height="0.1cm" svg:x="14.631cm" svg:y="3.742cm" svg:viewBox="0 0 101 101" svg:d="M0 50c0-28 22-50 50-50s51 22 51 50-23 51-51 51-50-23-50-51z">
          <text:p/>
        </draw:path>
        <draw:path draw:style-name="gr8" draw:text-style-name="P3" draw:layer="layout" svg:width="0.1cm" svg:height="0.1cm" svg:x="14.631cm" svg:y="4.504cm" svg:viewBox="0 0 101 101" svg:d="M0 51c0-29 22-51 50-51s51 22 51 51c0 28-23 50-51 50s-50-22-50-50z">
          <text:p/>
        </draw:path>
        <draw:path draw:style-name="gr8" draw:text-style-name="P3" draw:layer="layout" svg:width="0.1cm" svg:height="0.1cm" svg:x="15.4cm" svg:y="3.738cm" svg:viewBox="0 0 101 101" svg:d="M0 50c0-28 23-50 50-50 28 0 51 22 51 50s-23 51-51 51c-27 0-50-23-50-51z">
          <text:p/>
        </draw:path>
        <draw:path draw:style-name="gr8" draw:text-style-name="P3" draw:layer="layout" svg:width="0.1cm" svg:height="0.1cm" svg:x="15.4cm" svg:y="4.5cm" svg:viewBox="0 0 101 101" svg:d="M0 51c0-29 23-51 50-51 28 0 51 22 51 51 0 28-23 50-51 50-27 0-50-22-50-50z">
          <text:p/>
        </draw:path>
        <draw:path draw:style-name="gr8" draw:text-style-name="P3" draw:layer="layout" svg:width="0.1cm" svg:height="0.1cm" svg:x="14.631cm" svg:y="7.325cm" svg:viewBox="0 0 101 101" svg:d="M0 50c0-28 22-50 50-50s51 22 51 50c0 29-23 51-51 51s-50-22-50-51z">
          <text:p/>
        </draw:path>
        <draw:path draw:style-name="gr8" draw:text-style-name="P3" draw:layer="layout" svg:width="0.1cm" svg:height="0.1cm" svg:x="14.885cm" svg:y="7.325cm" svg:viewBox="0 0 101 101" svg:d="M0 50c0-28 22-50 51-50 28 0 50 22 50 50 0 29-22 51-50 51-29 0-51-22-51-51z">
          <text:p/>
        </draw:path>
        <draw:path draw:style-name="gr8" draw:text-style-name="P3" draw:layer="layout" svg:width="0.1cm" svg:height="0.1cm" svg:x="13.611cm" svg:y="3.741cm" svg:viewBox="0 0 101 101" svg:d="M0 50c0-28 23-50 50-50 28 0 51 22 51 50s-23 51-51 51c-27 0-50-23-50-51z">
          <text:p/>
        </draw:path>
        <draw:path draw:style-name="gr8" draw:text-style-name="P3" draw:layer="layout" svg:width="0.1cm" svg:height="0.1cm" svg:x="13.611cm" svg:y="4.503cm" svg:viewBox="0 0 101 101" svg:d="M0 51c0-29 23-51 50-51 28 0 51 22 51 51 0 28-23 50-51 50-27 0-50-22-50-50z">
          <text:p/>
        </draw:path>
        <draw:path draw:style-name="gr8" draw:text-style-name="P3" draw:layer="layout" svg:width="0.1cm" svg:height="0.1cm" svg:x="12.727cm" svg:y="8.163cm" svg:viewBox="0 0 101 101" svg:d="M0 51c0-29 24-51 52-51 27 0 49 22 49 51 0 28-22 50-49 50-28 0-52-22-52-50z">
          <text:p/>
        </draw:path>
        <draw:path draw:style-name="gr8" draw:text-style-name="P3" draw:layer="layout" svg:width="0.1cm" svg:height="0.1cm" svg:x="13.864cm" svg:y="8.54cm" svg:viewBox="0 0 101 101" svg:d="M0 51c0-29 22-51 50-51 29 0 51 22 51 51 0 28-22 50-51 50-28 0-50-22-50-50z">
          <text:p/>
        </draw:path>
        <draw:path draw:style-name="gr8" draw:text-style-name="P3" draw:layer="layout" svg:width="0.1cm" svg:height="0.1cm" svg:x="13.864cm" svg:y="7.778cm" svg:viewBox="0 0 101 101" svg:d="M0 51c0-28 22-51 50-51 29 0 51 23 51 51s-22 50-51 50c-28 0-50-22-50-50z">
          <text:p/>
        </draw:path>
        <draw:path draw:style-name="gr8" draw:text-style-name="P3" draw:layer="layout" svg:width="0.1cm" svg:height="0.1cm" svg:x="12.727cm" svg:y="6.204cm" svg:viewBox="0 0 101 101" svg:d="M0 52c0-28 24-52 52-52 27 0 49 24 49 52 0 27-22 49-49 49-28 0-52-22-52-49z">
          <text:p/>
        </draw:path>
        <draw:path draw:style-name="gr8" draw:text-style-name="P3" draw:layer="layout" svg:width="0.1cm" svg:height="0.1cm" svg:x="11.965cm" svg:y="6.204cm" svg:viewBox="0 0 101 101" svg:d="M0 52c0-28 23-52 51-52 27 0 50 24 50 52 0 27-23 49-50 49-28 0-51-22-51-49z">
          <text:p/>
        </draw:path>
        <draw:line draw:style-name="gr9" draw:text-style-name="P2" draw:layer="layout" svg:x1="14.768cm" svg:y1="8.174cm" svg:x2="14.768cm" svg:y2="8.254cm">
          <text:p/>
        </draw:line>
        <draw:line draw:style-name="gr9" draw:text-style-name="P2" draw:layer="layout" svg:x1="14.797cm" svg:y1="8.128cm" svg:x2="14.826cm" svg:y2="8.215cm">
          <text:p/>
        </draw:line>
        <draw:line draw:style-name="gr9" draw:text-style-name="P2" draw:layer="layout" svg:x1="14.825cm" svg:y1="8.214cm" svg:x2="14.751cm" svg:y2="8.214cm">
          <text:p/>
        </draw:line>
        <draw:line draw:style-name="gr9" draw:text-style-name="P2" draw:layer="layout" svg:x1="14.717cm" svg:y1="8.134cm" svg:x2="14.637cm" svg:y2="8.134cm">
          <text:p/>
        </draw:line>
        <draw:line draw:style-name="gr9" draw:text-style-name="P2" draw:layer="layout" svg:x1="14.637cm" svg:y1="8.134cm" svg:x2="14.689cm" svg:y2="8.255cm">
          <text:p/>
        </draw:line>
        <draw:line draw:style-name="gr9" draw:text-style-name="P2" draw:layer="layout" svg:x1="14.568cm" svg:y1="8.134cm" svg:x2="14.557cm" svg:y2="8.134cm">
          <text:p/>
        </draw:line>
        <draw:line draw:style-name="gr9" draw:text-style-name="P2" draw:layer="layout" svg:x1="14.559cm" svg:y1="8.134cm" svg:x2="14.545cm" svg:y2="8.14cm">
          <text:p/>
        </draw:line>
        <draw:line draw:style-name="gr9" draw:text-style-name="P2" draw:layer="layout" svg:x1="14.546cm" svg:y1="8.139cm" svg:x2="14.54cm" svg:y2="8.146cm">
          <text:p/>
        </draw:line>
        <draw:line draw:style-name="gr9" draw:text-style-name="P2" draw:layer="layout" svg:x1="14.541cm" svg:y1="8.145cm" svg:x2="14.534cm" svg:y2="8.158cm">
          <text:p/>
        </draw:line>
        <draw:line draw:style-name="gr9" draw:text-style-name="P2" draw:layer="layout" svg:x1="14.535cm" svg:y1="8.157cm" svg:x2="14.528cm" svg:y2="8.18cm">
          <text:p/>
        </draw:line>
        <draw:line draw:style-name="gr9" draw:text-style-name="P2" draw:layer="layout" svg:x1="14.528cm" svg:y1="8.179cm" svg:x2="14.528cm" svg:y2="8.208cm">
          <text:p/>
        </draw:line>
        <draw:line draw:style-name="gr9" draw:text-style-name="P2" draw:layer="layout" svg:x1="14.528cm" svg:y1="8.208cm" svg:x2="14.535cm" svg:y2="8.232cm">
          <text:p/>
        </draw:line>
        <draw:line draw:style-name="gr9" draw:text-style-name="P2" draw:layer="layout" svg:x1="14.534cm" svg:y1="8.231cm" svg:x2="14.541cm" svg:y2="8.243cm">
          <text:p/>
        </draw:line>
        <draw:line draw:style-name="gr9" draw:text-style-name="P2" draw:layer="layout" svg:x1="14.54cm" svg:y1="8.242cm" svg:x2="14.546cm" svg:y2="8.249cm">
          <text:p/>
        </draw:line>
        <draw:line draw:style-name="gr9" draw:text-style-name="P2" draw:layer="layout" svg:x1="14.545cm" svg:y1="8.248cm" svg:x2="14.559cm" svg:y2="8.255cm">
          <text:p/>
        </draw:line>
        <draw:line draw:style-name="gr9" draw:text-style-name="P2" draw:layer="layout" svg:x1="14.557cm" svg:y1="8.254cm" svg:x2="14.568cm" svg:y2="8.254cm">
          <text:p/>
        </draw:line>
        <draw:line draw:style-name="gr9" draw:text-style-name="P2" draw:layer="layout" svg:x1="14.568cm" svg:y1="8.255cm" svg:x2="14.581cm" svg:y2="8.248cm">
          <text:p/>
        </draw:line>
        <draw:line draw:style-name="gr9" draw:text-style-name="P2" draw:layer="layout" svg:x1="14.58cm" svg:y1="8.249cm" svg:x2="14.586cm" svg:y2="8.242cm">
          <text:p/>
        </draw:line>
        <draw:line draw:style-name="gr9" draw:text-style-name="P2" draw:layer="layout" svg:x1="14.585cm" svg:y1="8.243cm" svg:x2="14.593cm" svg:y2="8.231cm">
          <text:p/>
        </draw:line>
        <draw:line draw:style-name="gr9" draw:text-style-name="P2" draw:layer="layout" svg:x1="14.591cm" svg:y1="8.232cm" svg:x2="14.598cm" svg:y2="8.208cm">
          <text:p/>
        </draw:line>
        <draw:line draw:style-name="gr9" draw:text-style-name="P2" draw:layer="layout" svg:x1="14.597cm" svg:y1="8.208cm" svg:x2="14.597cm" svg:y2="8.179cm">
          <text:p/>
        </draw:line>
        <draw:line draw:style-name="gr9" draw:text-style-name="P2" draw:layer="layout" svg:x1="14.598cm" svg:y1="8.18cm" svg:x2="14.591cm" svg:y2="8.157cm">
          <text:p/>
        </draw:line>
        <draw:line draw:style-name="gr9" draw:text-style-name="P2" draw:layer="layout" svg:x1="14.593cm" svg:y1="8.158cm" svg:x2="14.585cm" svg:y2="8.145cm">
          <text:p/>
        </draw:line>
        <draw:line draw:style-name="gr9" draw:text-style-name="P2" draw:layer="layout" svg:x1="14.586cm" svg:y1="8.146cm" svg:x2="14.58cm" svg:y2="8.139cm">
          <text:p/>
        </draw:line>
        <draw:line draw:style-name="gr9" draw:text-style-name="P2" draw:layer="layout" svg:x1="14.581cm" svg:y1="8.14cm" svg:x2="14.568cm" svg:y2="8.134cm">
          <text:p/>
        </draw:line>
        <draw:line draw:style-name="gr9" draw:text-style-name="P2" draw:layer="layout" svg:x1="14.368cm" svg:y1="8.255cm" svg:x2="14.381cm" svg:y2="8.248cm">
          <text:p/>
        </draw:line>
        <draw:line draw:style-name="gr9" draw:text-style-name="P2" draw:layer="layout" svg:x1="14.38cm" svg:y1="8.249cm" svg:x2="14.386cm" svg:y2="8.242cm">
          <text:p/>
        </draw:line>
        <draw:line draw:style-name="gr9" draw:text-style-name="P2" draw:layer="layout" svg:x1="14.385cm" svg:y1="8.243cm" svg:x2="14.393cm" svg:y2="8.231cm">
          <text:p/>
        </draw:line>
        <draw:line draw:style-name="gr9" draw:text-style-name="P2" draw:layer="layout" svg:x1="14.391cm" svg:y1="8.231cm" svg:x2="14.391cm" svg:y2="8.197cm">
          <text:p/>
        </draw:line>
        <draw:line draw:style-name="gr9" draw:text-style-name="P2" draw:layer="layout" svg:x1="14.393cm" svg:y1="8.198cm" svg:x2="14.385cm" svg:y2="8.185cm">
          <text:p/>
        </draw:line>
        <draw:line draw:style-name="gr9" draw:text-style-name="P2" draw:layer="layout" svg:x1="14.386cm" svg:y1="8.186cm" svg:x2="14.38cm" svg:y2="8.179cm">
          <text:p/>
        </draw:line>
        <draw:line draw:style-name="gr9" draw:text-style-name="P2" draw:layer="layout" svg:x1="14.381cm" svg:y1="8.18cm" svg:x2="14.368cm" svg:y2="8.174cm">
          <text:p/>
        </draw:line>
        <draw:line draw:style-name="gr9" draw:text-style-name="P2" draw:layer="layout" svg:x1="14.368cm" svg:y1="8.174cm" svg:x2="14.351cm" svg:y2="8.174cm">
          <text:p/>
        </draw:line>
        <draw:line draw:style-name="gr9" draw:text-style-name="P2" draw:layer="layout" svg:x1="14.352cm" svg:y1="8.174cm" svg:x2="14.34cm" svg:y2="8.18cm">
          <text:p/>
        </draw:line>
        <draw:line draw:style-name="gr9" draw:text-style-name="P2" draw:layer="layout" svg:x1="14.341cm" svg:y1="8.179cm" svg:x2="14.334cm" svg:y2="8.186cm">
          <text:p/>
        </draw:line>
        <draw:line draw:style-name="gr9" draw:text-style-name="P2" draw:layer="layout" svg:x1="14.335cm" svg:y1="8.185cm" svg:x2="14.328cm" svg:y2="8.198cm">
          <text:p/>
        </draw:line>
        <draw:line draw:style-name="gr9" draw:text-style-name="P2" draw:layer="layout" svg:x1="14.328cm" svg:y1="8.197cm" svg:x2="14.328cm" svg:y2="8.231cm">
          <text:p/>
        </draw:line>
        <draw:line draw:style-name="gr9" draw:text-style-name="P2" draw:layer="layout" svg:x1="14.328cm" svg:y1="8.231cm" svg:x2="14.335cm" svg:y2="8.243cm">
          <text:p/>
        </draw:line>
        <draw:line draw:style-name="gr9" draw:text-style-name="P2" draw:layer="layout" svg:x1="14.334cm" svg:y1="8.242cm" svg:x2="14.341cm" svg:y2="8.249cm">
          <text:p/>
        </draw:line>
        <draw:line draw:style-name="gr9" draw:text-style-name="P2" draw:layer="layout" svg:x1="14.34cm" svg:y1="8.248cm" svg:x2="14.352cm" svg:y2="8.255cm">
          <text:p/>
        </draw:line>
        <draw:line draw:style-name="gr9" draw:text-style-name="P2" draw:layer="layout" svg:x1="14.351cm" svg:y1="8.254cm" svg:x2="14.368cm" svg:y2="8.254cm">
          <text:p/>
        </draw:line>
        <draw:line draw:style-name="gr9" draw:text-style-name="P2" draw:layer="layout" svg:x1="14.277cm" svg:y1="8.254cm" svg:x2="14.277cm" svg:y2="8.134cm">
          <text:p/>
        </draw:line>
        <draw:line draw:style-name="gr9" draw:text-style-name="P2" draw:layer="layout" svg:x1="14.225cm" svg:y1="8.254cm" svg:x2="14.225cm" svg:y2="8.191cm">
          <text:p/>
        </draw:line>
        <draw:line draw:style-name="gr9" draw:text-style-name="P2" draw:layer="layout" svg:x1="14.225cm" svg:y1="8.193cm" svg:x2="14.233cm" svg:y2="8.179cm">
          <text:p/>
        </draw:line>
        <draw:line draw:style-name="gr9" draw:text-style-name="P2" draw:layer="layout" svg:x1="14.231cm" svg:y1="8.18cm" svg:x2="14.243cm" svg:y2="8.174cm">
          <text:p/>
        </draw:line>
        <draw:line draw:style-name="gr9" draw:text-style-name="P2" draw:layer="layout" svg:x1="14.242cm" svg:y1="8.174cm" svg:x2="14.26cm" svg:y2="8.174cm">
          <text:p/>
        </draw:line>
        <draw:line draw:style-name="gr9" draw:text-style-name="P2" draw:layer="layout" svg:x1="14.26cm" svg:y1="8.174cm" svg:x2="14.272cm" svg:y2="8.18cm">
          <text:p/>
        </draw:line>
        <draw:line draw:style-name="gr9" draw:text-style-name="P2" draw:layer="layout" svg:x1="14.271cm" svg:y1="8.179cm" svg:x2="14.278cm" svg:y2="8.186cm">
          <text:p/>
        </draw:line>
        <draw:line draw:style-name="gr9" draw:text-style-name="P2" draw:layer="layout" svg:x1="14.168cm" svg:y1="8.254cm" svg:x2="14.168cm" svg:y2="8.174cm">
          <text:p/>
        </draw:line>
        <draw:line draw:style-name="gr9" draw:text-style-name="P2" draw:layer="layout" svg:x1="14.169cm" svg:y1="8.186cm" svg:x2="14.162cm" svg:y2="8.179cm">
          <text:p/>
        </draw:line>
        <draw:line draw:style-name="gr9" draw:text-style-name="P2" draw:layer="layout" svg:x1="14.163cm" svg:y1="8.18cm" svg:x2="14.151cm" svg:y2="8.174cm">
          <text:p/>
        </draw:line>
        <draw:line draw:style-name="gr9" draw:text-style-name="P2" draw:layer="layout" svg:x1="14.151cm" svg:y1="8.174cm" svg:x2="14.134cm" svg:y2="8.174cm">
          <text:p/>
        </draw:line>
        <draw:line draw:style-name="gr9" draw:text-style-name="P2" draw:layer="layout" svg:x1="14.135cm" svg:y1="8.174cm" svg:x2="14.122cm" svg:y2="8.18cm">
          <text:p/>
        </draw:line>
        <draw:line draw:style-name="gr9" draw:text-style-name="P2" draw:layer="layout" svg:x1="14.123cm" svg:y1="8.179cm" svg:x2="14.117cm" svg:y2="8.193cm">
          <text:p/>
        </draw:line>
        <draw:line draw:style-name="gr9" draw:text-style-name="P2" draw:layer="layout" svg:x1="14.117cm" svg:y1="8.191cm" svg:x2="14.117cm" svg:y2="8.254cm">
          <text:p/>
        </draw:line>
        <draw:line draw:style-name="gr9" draw:text-style-name="P2" draw:layer="layout" svg:x1="14.118cm" svg:y1="8.193cm" svg:x2="14.111cm" svg:y2="8.179cm">
          <text:p/>
        </draw:line>
        <draw:line draw:style-name="gr9" draw:text-style-name="P2" draw:layer="layout" svg:x1="14.112cm" svg:y1="8.18cm" svg:x2="14.1cm" svg:y2="8.174cm">
          <text:p/>
        </draw:line>
        <draw:line draw:style-name="gr9" draw:text-style-name="P2" draw:layer="layout" svg:x1="14.1cm" svg:y1="8.174cm" svg:x2="14.082cm" svg:y2="8.174cm">
          <text:p/>
        </draw:line>
        <draw:line draw:style-name="gr9" draw:text-style-name="P2" draw:layer="layout" svg:x1="14.083cm" svg:y1="8.174cm" svg:x2="14.071cm" svg:y2="8.18cm">
          <text:p/>
        </draw:line>
        <draw:line draw:style-name="gr9" draw:text-style-name="P2" draw:layer="layout" svg:x1="14.073cm" svg:y1="8.179cm" svg:x2="14.065cm" svg:y2="8.193cm">
          <text:p/>
        </draw:line>
        <draw:line draw:style-name="gr9" draw:text-style-name="P2" draw:layer="layout" svg:x1="14.065cm" svg:y1="8.191cm" svg:x2="14.065cm" svg:y2="8.254cm">
          <text:p/>
        </draw:line>
        <draw:polygon draw:style-name="gr10" draw:text-style-name="P2" draw:layer="layout" svg:width="1.119cm" svg:height="0.32cm" svg:x="13.883cm" svg:y="8.039cm" svg:viewBox="0 0 1120 321" draw:points="0,0 1120,0 1120,321 0,321">
          <text:p/>
        </draw:polygon>
        <draw:line draw:style-name="gr9" draw:text-style-name="P2" draw:layer="layout" svg:x1="12.484cm" svg:y1="4.691cm" svg:x2="12.484cm" svg:y2="4.622cm">
          <text:p/>
        </draw:line>
        <draw:line draw:style-name="gr9" draw:text-style-name="P2" draw:layer="layout" svg:x1="12.484cm" svg:y1="4.656cm" svg:x2="12.364cm" svg:y2="4.656cm">
          <text:p/>
        </draw:line>
        <draw:line draw:style-name="gr9" draw:text-style-name="P2" draw:layer="layout" svg:x1="12.364cm" svg:y1="4.657cm" svg:x2="12.382cm" svg:y2="4.645cm">
          <text:p/>
        </draw:line>
        <draw:line draw:style-name="gr9" draw:text-style-name="P2" draw:layer="layout" svg:x1="12.381cm" svg:y1="4.646cm" svg:x2="12.393cm" svg:y2="4.634cm">
          <text:p/>
        </draw:line>
        <draw:line draw:style-name="gr9" draw:text-style-name="P2" draw:layer="layout" svg:x1="12.392cm" svg:y1="4.635cm" svg:x2="12.399cm" svg:y2="4.622cm">
          <text:p/>
        </draw:line>
        <draw:line draw:style-name="gr9" draw:text-style-name="P2" draw:layer="layout" svg:x1="12.364cm" svg:y1="4.765cm" svg:x2="12.364cm" svg:y2="4.776cm">
          <text:p/>
        </draw:line>
        <draw:line draw:style-name="gr9" draw:text-style-name="P2" draw:layer="layout" svg:x1="12.364cm" svg:y1="4.776cm" svg:x2="12.37cm" svg:y2="4.789cm">
          <text:p/>
        </draw:line>
        <draw:line draw:style-name="gr9" draw:text-style-name="P2" draw:layer="layout" svg:x1="12.369cm" svg:y1="4.788cm" svg:x2="12.376cm" svg:y2="4.795cm">
          <text:p/>
        </draw:line>
        <draw:line draw:style-name="gr9" draw:text-style-name="P2" draw:layer="layout" svg:x1="12.375cm" svg:y1="4.794cm" svg:x2="12.388cm" svg:y2="4.8cm">
          <text:p/>
        </draw:line>
        <draw:line draw:style-name="gr9" draw:text-style-name="P2" draw:layer="layout" svg:x1="12.387cm" svg:y1="4.799cm" svg:x2="12.41cm" svg:y2="4.806cm">
          <text:p/>
        </draw:line>
        <draw:line draw:style-name="gr9" draw:text-style-name="P2" draw:layer="layout" svg:x1="12.409cm" svg:y1="4.805cm" svg:x2="12.438cm" svg:y2="4.805cm">
          <text:p/>
        </draw:line>
        <draw:line draw:style-name="gr9" draw:text-style-name="P2" draw:layer="layout" svg:x1="12.438cm" svg:y1="4.806cm" svg:x2="12.462cm" svg:y2="4.799cm">
          <text:p/>
        </draw:line>
        <draw:line draw:style-name="gr9" draw:text-style-name="P2" draw:layer="layout" svg:x1="12.461cm" svg:y1="4.8cm" svg:x2="12.473cm" svg:y2="4.794cm">
          <text:p/>
        </draw:line>
        <draw:line draw:style-name="gr9" draw:text-style-name="P2" draw:layer="layout" svg:x1="12.472cm" svg:y1="4.795cm" svg:x2="12.479cm" svg:y2="4.788cm">
          <text:p/>
        </draw:line>
        <draw:line draw:style-name="gr9" draw:text-style-name="P2" draw:layer="layout" svg:x1="12.478cm" svg:y1="4.789cm" svg:x2="12.485cm" svg:y2="4.776cm">
          <text:p/>
        </draw:line>
        <draw:line draw:style-name="gr9" draw:text-style-name="P2" draw:layer="layout" svg:x1="12.484cm" svg:y1="4.776cm" svg:x2="12.484cm" svg:y2="4.765cm">
          <text:p/>
        </draw:line>
        <draw:line draw:style-name="gr9" draw:text-style-name="P2" draw:layer="layout" svg:x1="12.485cm" svg:y1="4.766cm" svg:x2="12.478cm" svg:y2="4.754cm">
          <text:p/>
        </draw:line>
        <draw:line draw:style-name="gr9" draw:text-style-name="P2" draw:layer="layout" svg:x1="12.479cm" svg:y1="4.755cm" svg:x2="12.472cm" svg:y2="4.748cm">
          <text:p/>
        </draw:line>
        <draw:line draw:style-name="gr9" draw:text-style-name="P2" draw:layer="layout" svg:x1="12.473cm" svg:y1="4.749cm" svg:x2="12.461cm" svg:y2="4.742cm">
          <text:p/>
        </draw:line>
        <draw:line draw:style-name="gr9" draw:text-style-name="P2" draw:layer="layout" svg:x1="12.462cm" svg:y1="4.743cm" svg:x2="12.438cm" svg:y2="4.736cm">
          <text:p/>
        </draw:line>
        <draw:line draw:style-name="gr9" draw:text-style-name="P2" draw:layer="layout" svg:x1="12.438cm" svg:y1="4.736cm" svg:x2="12.409cm" svg:y2="4.736cm">
          <text:p/>
        </draw:line>
        <draw:line draw:style-name="gr9" draw:text-style-name="P2" draw:layer="layout" svg:x1="12.41cm" svg:y1="4.736cm" svg:x2="12.387cm" svg:y2="4.743cm">
          <text:p/>
        </draw:line>
        <draw:line draw:style-name="gr9" draw:text-style-name="P2" draw:layer="layout" svg:x1="12.388cm" svg:y1="4.742cm" svg:x2="12.375cm" svg:y2="4.749cm">
          <text:p/>
        </draw:line>
        <draw:line draw:style-name="gr9" draw:text-style-name="P2" draw:layer="layout" svg:x1="12.376cm" svg:y1="4.748cm" svg:x2="12.369cm" svg:y2="4.755cm">
          <text:p/>
        </draw:line>
        <draw:line draw:style-name="gr9" draw:text-style-name="P2" draw:layer="layout" svg:x1="12.37cm" svg:y1="4.754cm" svg:x2="12.364cm" svg:y2="4.766cm">
          <text:p/>
        </draw:line>
        <draw:line draw:style-name="gr9" draw:text-style-name="P2" draw:layer="layout" svg:x1="12.485cm" svg:y1="4.966cm" svg:x2="12.478cm" svg:y2="4.954cm">
          <text:p/>
        </draw:line>
        <draw:line draw:style-name="gr9" draw:text-style-name="P2" draw:layer="layout" svg:x1="12.479cm" svg:y1="4.955cm" svg:x2="12.472cm" svg:y2="4.948cm">
          <text:p/>
        </draw:line>
        <draw:line draw:style-name="gr9" draw:text-style-name="P2" draw:layer="layout" svg:x1="12.473cm" svg:y1="4.949cm" svg:x2="12.461cm" svg:y2="4.942cm">
          <text:p/>
        </draw:line>
        <draw:line draw:style-name="gr9" draw:text-style-name="P2" draw:layer="layout" svg:x1="12.461cm" svg:y1="4.942cm" svg:x2="12.427cm" svg:y2="4.942cm">
          <text:p/>
        </draw:line>
        <draw:line draw:style-name="gr9" draw:text-style-name="P2" draw:layer="layout" svg:x1="12.428cm" svg:y1="4.942cm" svg:x2="12.415cm" svg:y2="4.949cm">
          <text:p/>
        </draw:line>
        <draw:line draw:style-name="gr9" draw:text-style-name="P2" draw:layer="layout" svg:x1="12.416cm" svg:y1="4.948cm" svg:x2="12.409cm" svg:y2="4.955cm">
          <text:p/>
        </draw:line>
        <draw:line draw:style-name="gr9" draw:text-style-name="P2" draw:layer="layout" svg:x1="12.41cm" svg:y1="4.954cm" svg:x2="12.404cm" svg:y2="4.966cm">
          <text:p/>
        </draw:line>
        <draw:line draw:style-name="gr9" draw:text-style-name="P2" draw:layer="layout" svg:x1="12.404cm" svg:y1="4.965cm" svg:x2="12.404cm" svg:y2="4.982cm">
          <text:p/>
        </draw:line>
        <draw:line draw:style-name="gr9" draw:text-style-name="P2" draw:layer="layout" svg:x1="12.404cm" svg:y1="4.982cm" svg:x2="12.41cm" svg:y2="4.995cm">
          <text:p/>
        </draw:line>
        <draw:line draw:style-name="gr9" draw:text-style-name="P2" draw:layer="layout" svg:x1="12.409cm" svg:y1="4.994cm" svg:x2="12.416cm" svg:y2="5cm">
          <text:p/>
        </draw:line>
        <draw:line draw:style-name="gr9" draw:text-style-name="P2" draw:layer="layout" svg:x1="12.415cm" svg:y1="4.999cm" svg:x2="12.428cm" svg:y2="5.006cm">
          <text:p/>
        </draw:line>
        <draw:line draw:style-name="gr9" draw:text-style-name="P2" draw:layer="layout" svg:x1="12.427cm" svg:y1="5.005cm" svg:x2="12.461cm" svg:y2="5.005cm">
          <text:p/>
        </draw:line>
        <draw:line draw:style-name="gr9" draw:text-style-name="P2" draw:layer="layout" svg:x1="12.461cm" svg:y1="5.006cm" svg:x2="12.473cm" svg:y2="4.999cm">
          <text:p/>
        </draw:line>
        <draw:line draw:style-name="gr9" draw:text-style-name="P2" draw:layer="layout" svg:x1="12.472cm" svg:y1="5cm" svg:x2="12.479cm" svg:y2="4.994cm">
          <text:p/>
        </draw:line>
        <draw:line draw:style-name="gr9" draw:text-style-name="P2" draw:layer="layout" svg:x1="12.478cm" svg:y1="4.995cm" svg:x2="12.485cm" svg:y2="4.982cm">
          <text:p/>
        </draw:line>
        <draw:line draw:style-name="gr9" draw:text-style-name="P2" draw:layer="layout" svg:x1="12.484cm" svg:y1="4.982cm" svg:x2="12.484cm" svg:y2="4.965cm">
          <text:p/>
        </draw:line>
        <draw:line draw:style-name="gr9" draw:text-style-name="P2" draw:layer="layout" svg:x1="12.484cm" svg:y1="5.056cm" svg:x2="12.364cm" svg:y2="5.056cm">
          <text:p/>
        </draw:line>
        <draw:line draw:style-name="gr9" draw:text-style-name="P2" draw:layer="layout" svg:x1="12.484cm" svg:y1="5.108cm" svg:x2="12.421cm" svg:y2="5.108cm">
          <text:p/>
        </draw:line>
        <draw:line draw:style-name="gr9" draw:text-style-name="P2" draw:layer="layout" svg:x1="12.422cm" svg:y1="5.109cm" svg:x2="12.409cm" svg:y2="5.102cm">
          <text:p/>
        </draw:line>
        <draw:line draw:style-name="gr9" draw:text-style-name="P2" draw:layer="layout" svg:x1="12.41cm" svg:y1="5.103cm" svg:x2="12.404cm" svg:y2="5.091cm">
          <text:p/>
        </draw:line>
        <draw:line draw:style-name="gr9" draw:text-style-name="P2" draw:layer="layout" svg:x1="12.404cm" svg:y1="5.091cm" svg:x2="12.404cm" svg:y2="5.074cm">
          <text:p/>
        </draw:line>
        <draw:line draw:style-name="gr9" draw:text-style-name="P2" draw:layer="layout" svg:x1="12.404cm" svg:y1="5.075cm" svg:x2="12.41cm" svg:y2="5.062cm">
          <text:p/>
        </draw:line>
        <draw:line draw:style-name="gr9" draw:text-style-name="P2" draw:layer="layout" svg:x1="12.409cm" svg:y1="5.063cm" svg:x2="12.416cm" svg:y2="5.056cm">
          <text:p/>
        </draw:line>
        <draw:line draw:style-name="gr9" draw:text-style-name="P2" draw:layer="layout" svg:x1="12.484cm" svg:y1="5.165cm" svg:x2="12.404cm" svg:y2="5.165cm">
          <text:p/>
        </draw:line>
        <draw:line draw:style-name="gr9" draw:text-style-name="P2" draw:layer="layout" svg:x1="12.416cm" svg:y1="5.165cm" svg:x2="12.409cm" svg:y2="5.173cm">
          <text:p/>
        </draw:line>
        <draw:line draw:style-name="gr9" draw:text-style-name="P2" draw:layer="layout" svg:x1="12.41cm" svg:y1="5.171cm" svg:x2="12.404cm" svg:y2="5.183cm">
          <text:p/>
        </draw:line>
        <draw:line draw:style-name="gr9" draw:text-style-name="P2" draw:layer="layout" svg:x1="12.404cm" svg:y1="5.182cm" svg:x2="12.404cm" svg:y2="5.199cm">
          <text:p/>
        </draw:line>
        <draw:line draw:style-name="gr9" draw:text-style-name="P2" draw:layer="layout" svg:x1="12.404cm" svg:y1="5.199cm" svg:x2="12.41cm" svg:y2="5.212cm">
          <text:p/>
        </draw:line>
        <draw:line draw:style-name="gr9" draw:text-style-name="P2" draw:layer="layout" svg:x1="12.409cm" svg:y1="5.211cm" svg:x2="12.422cm" svg:y2="5.217cm">
          <text:p/>
        </draw:line>
        <draw:line draw:style-name="gr9" draw:text-style-name="P2" draw:layer="layout" svg:x1="12.421cm" svg:y1="5.216cm" svg:x2="12.484cm" svg:y2="5.216cm">
          <text:p/>
        </draw:line>
        <draw:line draw:style-name="gr9" draw:text-style-name="P2" draw:layer="layout" svg:x1="12.422cm" svg:y1="5.216cm" svg:x2="12.409cm" svg:y2="5.223cm">
          <text:p/>
        </draw:line>
        <draw:line draw:style-name="gr9" draw:text-style-name="P2" draw:layer="layout" svg:x1="12.41cm" svg:y1="5.222cm" svg:x2="12.404cm" svg:y2="5.235cm">
          <text:p/>
        </draw:line>
        <draw:line draw:style-name="gr9" draw:text-style-name="P2" draw:layer="layout" svg:x1="12.404cm" svg:y1="5.234cm" svg:x2="12.404cm" svg:y2="5.251cm">
          <text:p/>
        </draw:line>
        <draw:line draw:style-name="gr9" draw:text-style-name="P2" draw:layer="layout" svg:x1="12.404cm" svg:y1="5.251cm" svg:x2="12.41cm" svg:y2="5.263cm">
          <text:p/>
        </draw:line>
        <draw:line draw:style-name="gr9" draw:text-style-name="P2" draw:layer="layout" svg:x1="12.409cm" svg:y1="5.262cm" svg:x2="12.422cm" svg:y2="5.269cm">
          <text:p/>
        </draw:line>
        <draw:line draw:style-name="gr9" draw:text-style-name="P2" draw:layer="layout" svg:x1="12.421cm" svg:y1="5.268cm" svg:x2="12.484cm" svg:y2="5.268cm">
          <text:p/>
        </draw:line>
        <draw:polygon draw:style-name="gr10" draw:text-style-name="P2" draw:layer="layout" svg:width="0.287cm" svg:height="0.925cm" svg:x="12.27cm" svg:y="4.489cm" svg:viewBox="0 0 288 926" draw:points="0,0 288,0 288,926 0,926">
          <text:p/>
        </draw:polygon>
        <draw:line draw:style-name="gr9" draw:text-style-name="P2" draw:layer="layout" svg:x1="6.605cm" svg:y1="4.506cm" svg:x2="6.605cm" svg:y2="4.437cm">
          <text:p/>
        </draw:line>
        <draw:line draw:style-name="gr9" draw:text-style-name="P2" draw:layer="layout" svg:x1="6.605cm" svg:y1="4.471cm" svg:x2="6.485cm" svg:y2="4.471cm">
          <text:p/>
        </draw:line>
        <draw:line draw:style-name="gr9" draw:text-style-name="P2" draw:layer="layout" svg:x1="6.485cm" svg:y1="4.472cm" svg:x2="6.503cm" svg:y2="4.46cm">
          <text:p/>
        </draw:line>
        <draw:line draw:style-name="gr9" draw:text-style-name="P2" draw:layer="layout" svg:x1="6.502cm" svg:y1="4.461cm" svg:x2="6.514cm" svg:y2="4.449cm">
          <text:p/>
        </draw:line>
        <draw:line draw:style-name="gr9" draw:text-style-name="P2" draw:layer="layout" svg:x1="6.513cm" svg:y1="4.45cm" svg:x2="6.52cm" svg:y2="4.437cm">
          <text:p/>
        </draw:line>
        <draw:line draw:style-name="gr9" draw:text-style-name="P2" draw:layer="layout" svg:x1="6.605cm" svg:y1="4.557cm" svg:x2="6.485cm" svg:y2="4.557cm">
          <text:p/>
        </draw:line>
        <draw:line draw:style-name="gr9" draw:text-style-name="P2" draw:layer="layout" svg:x1="6.606cm" svg:y1="4.627cm" svg:x2="6.536cm" svg:y2="4.574cm">
          <text:p/>
        </draw:line>
        <draw:line draw:style-name="gr9" draw:text-style-name="P2" draw:layer="layout" svg:x1="6.485cm" svg:y1="4.627cm" svg:x2="6.554cm" svg:y2="4.557cm">
          <text:p/>
        </draw:line>
        <draw:line draw:style-name="gr9" draw:text-style-name="P2" draw:layer="layout" svg:x1="6.606cm" svg:y1="4.787cm" svg:x2="6.599cm" svg:y2="4.774cm">
          <text:p/>
        </draw:line>
        <draw:line draw:style-name="gr9" draw:text-style-name="P2" draw:layer="layout" svg:x1="6.6cm" svg:y1="4.775cm" svg:x2="6.593cm" svg:y2="4.769cm">
          <text:p/>
        </draw:line>
        <draw:line draw:style-name="gr9" draw:text-style-name="P2" draw:layer="layout" svg:x1="6.594cm" svg:y1="4.77cm" svg:x2="6.582cm" svg:y2="4.763cm">
          <text:p/>
        </draw:line>
        <draw:line draw:style-name="gr9" draw:text-style-name="P2" draw:layer="layout" svg:x1="6.582cm" svg:y1="4.763cm" svg:x2="6.548cm" svg:y2="4.763cm">
          <text:p/>
        </draw:line>
        <draw:line draw:style-name="gr9" draw:text-style-name="P2" draw:layer="layout" svg:x1="6.549cm" svg:y1="4.763cm" svg:x2="6.536cm" svg:y2="4.77cm">
          <text:p/>
        </draw:line>
        <draw:line draw:style-name="gr9" draw:text-style-name="P2" draw:layer="layout" svg:x1="6.538cm" svg:y1="4.769cm" svg:x2="6.53cm" svg:y2="4.775cm">
          <text:p/>
        </draw:line>
        <draw:line draw:style-name="gr9" draw:text-style-name="P2" draw:layer="layout" svg:x1="6.531cm" svg:y1="4.774cm" svg:x2="6.525cm" svg:y2="4.787cm">
          <text:p/>
        </draw:line>
        <draw:line draw:style-name="gr9" draw:text-style-name="P2" draw:layer="layout" svg:x1="6.525cm" svg:y1="4.786cm" svg:x2="6.525cm" svg:y2="4.803cm">
          <text:p/>
        </draw:line>
        <draw:line draw:style-name="gr9" draw:text-style-name="P2" draw:layer="layout" svg:x1="6.525cm" svg:y1="4.803cm" svg:x2="6.531cm" svg:y2="4.815cm">
          <text:p/>
        </draw:line>
        <draw:line draw:style-name="gr9" draw:text-style-name="P2" draw:layer="layout" svg:x1="6.53cm" svg:y1="4.814cm" svg:x2="6.538cm" svg:y2="4.821cm">
          <text:p/>
        </draw:line>
        <draw:line draw:style-name="gr9" draw:text-style-name="P2" draw:layer="layout" svg:x1="6.536cm" svg:y1="4.82cm" svg:x2="6.549cm" svg:y2="4.828cm">
          <text:p/>
        </draw:line>
        <draw:line draw:style-name="gr9" draw:text-style-name="P2" draw:layer="layout" svg:x1="6.548cm" svg:y1="4.826cm" svg:x2="6.582cm" svg:y2="4.826cm">
          <text:p/>
        </draw:line>
        <draw:line draw:style-name="gr9" draw:text-style-name="P2" draw:layer="layout" svg:x1="6.582cm" svg:y1="4.828cm" svg:x2="6.594cm" svg:y2="4.82cm">
          <text:p/>
        </draw:line>
        <draw:line draw:style-name="gr9" draw:text-style-name="P2" draw:layer="layout" svg:x1="6.593cm" svg:y1="4.821cm" svg:x2="6.6cm" svg:y2="4.814cm">
          <text:p/>
        </draw:line>
        <draw:line draw:style-name="gr9" draw:text-style-name="P2" draw:layer="layout" svg:x1="6.599cm" svg:y1="4.815cm" svg:x2="6.606cm" svg:y2="4.803cm">
          <text:p/>
        </draw:line>
        <draw:line draw:style-name="gr9" draw:text-style-name="P2" draw:layer="layout" svg:x1="6.605cm" svg:y1="4.803cm" svg:x2="6.605cm" svg:y2="4.786cm">
          <text:p/>
        </draw:line>
        <draw:line draw:style-name="gr9" draw:text-style-name="P2" draw:layer="layout" svg:x1="6.605cm" svg:y1="4.877cm" svg:x2="6.485cm" svg:y2="4.877cm">
          <text:p/>
        </draw:line>
        <draw:line draw:style-name="gr9" draw:text-style-name="P2" draw:layer="layout" svg:x1="6.605cm" svg:y1="4.929cm" svg:x2="6.542cm" svg:y2="4.929cm">
          <text:p/>
        </draw:line>
        <draw:line draw:style-name="gr9" draw:text-style-name="P2" draw:layer="layout" svg:x1="6.543cm" svg:y1="4.93cm" svg:x2="6.53cm" svg:y2="4.923cm">
          <text:p/>
        </draw:line>
        <draw:line draw:style-name="gr9" draw:text-style-name="P2" draw:layer="layout" svg:x1="6.531cm" svg:y1="4.924cm" svg:x2="6.525cm" svg:y2="4.911cm">
          <text:p/>
        </draw:line>
        <draw:line draw:style-name="gr9" draw:text-style-name="P2" draw:layer="layout" svg:x1="6.525cm" svg:y1="4.911cm" svg:x2="6.525cm" svg:y2="4.894cm">
          <text:p/>
        </draw:line>
        <draw:line draw:style-name="gr9" draw:text-style-name="P2" draw:layer="layout" svg:x1="6.525cm" svg:y1="4.895cm" svg:x2="6.531cm" svg:y2="4.883cm">
          <text:p/>
        </draw:line>
        <draw:line draw:style-name="gr9" draw:text-style-name="P2" draw:layer="layout" svg:x1="6.53cm" svg:y1="4.884cm" svg:x2="6.538cm" svg:y2="4.877cm">
          <text:p/>
        </draw:line>
        <draw:line draw:style-name="gr9" draw:text-style-name="P2" draw:layer="layout" svg:x1="6.605cm" svg:y1="4.986cm" svg:x2="6.525cm" svg:y2="4.986cm">
          <text:p/>
        </draw:line>
        <draw:line draw:style-name="gr9" draw:text-style-name="P2" draw:layer="layout" svg:x1="6.538cm" svg:y1="4.986cm" svg:x2="6.53cm" svg:y2="4.992cm">
          <text:p/>
        </draw:line>
        <draw:line draw:style-name="gr9" draw:text-style-name="P2" draw:layer="layout" svg:x1="6.531cm" svg:y1="4.991cm" svg:x2="6.525cm" svg:y2="5.004cm">
          <text:p/>
        </draw:line>
        <draw:line draw:style-name="gr9" draw:text-style-name="P2" draw:layer="layout" svg:x1="6.525cm" svg:y1="5.003cm" svg:x2="6.525cm" svg:y2="5.02cm">
          <text:p/>
        </draw:line>
        <draw:line draw:style-name="gr9" draw:text-style-name="P2" draw:layer="layout" svg:x1="6.525cm" svg:y1="5.02cm" svg:x2="6.531cm" svg:y2="5.032cm">
          <text:p/>
        </draw:line>
        <draw:line draw:style-name="gr9" draw:text-style-name="P2" draw:layer="layout" svg:x1="6.53cm" svg:y1="5.031cm" svg:x2="6.543cm" svg:y2="5.038cm">
          <text:p/>
        </draw:line>
        <draw:line draw:style-name="gr9" draw:text-style-name="P2" draw:layer="layout" svg:x1="6.542cm" svg:y1="5.037cm" svg:x2="6.605cm" svg:y2="5.037cm">
          <text:p/>
        </draw:line>
        <draw:line draw:style-name="gr9" draw:text-style-name="P2" draw:layer="layout" svg:x1="6.543cm" svg:y1="5.037cm" svg:x2="6.53cm" svg:y2="5.044cm">
          <text:p/>
        </draw:line>
        <draw:line draw:style-name="gr9" draw:text-style-name="P2" draw:layer="layout" svg:x1="6.531cm" svg:y1="5.043cm" svg:x2="6.525cm" svg:y2="5.055cm">
          <text:p/>
        </draw:line>
        <draw:line draw:style-name="gr9" draw:text-style-name="P2" draw:layer="layout" svg:x1="6.525cm" svg:y1="5.054cm" svg:x2="6.525cm" svg:y2="5.071cm">
          <text:p/>
        </draw:line>
        <draw:line draw:style-name="gr9" draw:text-style-name="P2" draw:layer="layout" svg:x1="6.525cm" svg:y1="5.071cm" svg:x2="6.531cm" svg:y2="5.084cm">
          <text:p/>
        </draw:line>
        <draw:line draw:style-name="gr9" draw:text-style-name="P2" draw:layer="layout" svg:x1="6.53cm" svg:y1="5.083cm" svg:x2="6.543cm" svg:y2="5.09cm">
          <text:p/>
        </draw:line>
        <draw:line draw:style-name="gr9" draw:text-style-name="P2" draw:layer="layout" svg:x1="6.542cm" svg:y1="5.089cm" svg:x2="6.605cm" svg:y2="5.089cm">
          <text:p/>
        </draw:line>
        <draw:polygon draw:style-name="gr10" draw:text-style-name="P2" draw:layer="layout" svg:width="0.287cm" svg:height="0.923cm" svg:x="6.39cm" svg:y="4.305cm" svg:viewBox="0 0 288 924" draw:points="0,0 288,0 288,924 0,924">
          <text:p/>
        </draw:polygon>
        <draw:line draw:style-name="gr9" draw:text-style-name="P2" draw:layer="layout" svg:x1="5.031cm" svg:y1="8.437cm" svg:x2="5.045cm" svg:y2="8.43cm">
          <text:p/>
        </draw:line>
        <draw:line draw:style-name="gr9" draw:text-style-name="P2" draw:layer="layout" svg:x1="5.044cm" svg:y1="8.43cm" svg:x2="5.062cm" svg:y2="8.43cm">
          <text:p/>
        </draw:line>
        <draw:line draw:style-name="gr9" draw:text-style-name="P2" draw:layer="layout" svg:x1="5.062cm" svg:y1="8.43cm" svg:x2="5.082cm" svg:y2="8.437cm">
          <text:p/>
        </draw:line>
        <draw:line draw:style-name="gr9" draw:text-style-name="P2" draw:layer="layout" svg:x1="5.081cm" svg:y1="8.436cm" svg:x2="5.094cm" svg:y2="8.449cm">
          <text:p/>
        </draw:line>
        <draw:line draw:style-name="gr9" draw:text-style-name="P2" draw:layer="layout" svg:x1="5.093cm" svg:y1="8.448cm" svg:x2="5.1cm" svg:y2="8.462cm">
          <text:p/>
        </draw:line>
        <draw:line draw:style-name="gr9" draw:text-style-name="P2" draw:layer="layout" svg:x1="5.099cm" svg:y1="8.461cm" svg:x2="5.107cm" svg:y2="8.486cm">
          <text:p/>
        </draw:line>
        <draw:line draw:style-name="gr9" draw:text-style-name="P2" draw:layer="layout" svg:x1="5.106cm" svg:y1="8.485cm" svg:x2="5.106cm" svg:y2="8.504cm">
          <text:p/>
        </draw:line>
        <draw:line draw:style-name="gr9" draw:text-style-name="P2" draw:layer="layout" svg:x1="5.107cm" svg:y1="8.504cm" svg:x2="5.099cm" svg:y2="8.53cm">
          <text:p/>
        </draw:line>
        <draw:line draw:style-name="gr9" draw:text-style-name="P2" draw:layer="layout" svg:x1="5.1cm" svg:y1="8.529cm" svg:x2="5.093cm" svg:y2="8.542cm">
          <text:p/>
        </draw:line>
        <draw:line draw:style-name="gr9" draw:text-style-name="P2" draw:layer="layout" svg:x1="5.094cm" svg:y1="8.541cm" svg:x2="5.081cm" svg:y2="8.554cm">
          <text:p/>
        </draw:line>
        <draw:line draw:style-name="gr9" draw:text-style-name="P2" draw:layer="layout" svg:x1="5.082cm" svg:y1="8.553cm" svg:x2="5.062cm" svg:y2="8.561cm">
          <text:p/>
        </draw:line>
        <draw:line draw:style-name="gr9" draw:text-style-name="P2" draw:layer="layout" svg:x1="5.062cm" svg:y1="8.56cm" svg:x2="5.05cm" svg:y2="8.56cm">
          <text:p/>
        </draw:line>
        <draw:line draw:style-name="gr9" draw:text-style-name="P2" draw:layer="layout" svg:x1="5.051cm" svg:y1="8.561cm" svg:x2="5.031cm" svg:y2="8.553cm">
          <text:p/>
        </draw:line>
        <draw:line draw:style-name="gr9" draw:text-style-name="P2" draw:layer="layout" svg:x1="5.032cm" svg:y1="8.554cm" svg:x2="5.025cm" svg:y2="8.547cm">
          <text:p/>
        </draw:line>
        <draw:line draw:style-name="gr9" draw:text-style-name="P2" draw:layer="layout" svg:x1="5.025cm" svg:y1="8.547cm" svg:x2="5.025cm" svg:y2="8.504cm">
          <text:p/>
        </draw:line>
        <draw:line draw:style-name="gr9" draw:text-style-name="P2" draw:layer="layout" svg:x1="5.025cm" svg:y1="8.504cm" svg:x2="5.05cm" svg:y2="8.504cm">
          <text:p/>
        </draw:line>
        <draw:line draw:style-name="gr9" draw:text-style-name="P2" draw:layer="layout" svg:x1="4.97cm" svg:y1="8.547cm" svg:x2="4.963cm" svg:y2="8.554cm">
          <text:p/>
        </draw:line>
        <draw:line draw:style-name="gr9" draw:text-style-name="P2" draw:layer="layout" svg:x1="4.963cm" svg:y1="8.553cm" svg:x2="4.97cm" svg:y2="8.561cm">
          <text:p/>
        </draw:line>
        <draw:line draw:style-name="gr9" draw:text-style-name="P2" draw:layer="layout" svg:x1="4.969cm" svg:y1="8.561cm" svg:x2="4.978cm" svg:y2="8.553cm">
          <text:p/>
        </draw:line>
        <draw:line draw:style-name="gr9" draw:text-style-name="P2" draw:layer="layout" svg:x1="4.978cm" svg:y1="8.554cm" svg:x2="4.969cm" svg:y2="8.547cm">
          <text:p/>
        </draw:line>
        <draw:line draw:style-name="gr9" draw:text-style-name="P2" draw:layer="layout" svg:x1="4.969cm" svg:y1="8.547cm" svg:x2="4.969cm" svg:y2="8.56cm">
          <text:p/>
        </draw:line>
        <draw:line draw:style-name="gr9" draw:text-style-name="P2" draw:layer="layout" svg:x1="4.907cm" svg:y1="8.56cm" svg:x2="4.907cm" svg:y2="8.43cm">
          <text:p/>
        </draw:line>
        <draw:line draw:style-name="gr9" draw:text-style-name="P2" draw:layer="layout" svg:x1="4.907cm" svg:y1="8.43cm" svg:x2="4.858cm" svg:y2="8.43cm">
          <text:p/>
        </draw:line>
        <draw:line draw:style-name="gr9" draw:text-style-name="P2" draw:layer="layout" svg:x1="4.859cm" svg:y1="8.43cm" svg:x2="4.846cm" svg:y2="8.437cm">
          <text:p/>
        </draw:line>
        <draw:line draw:style-name="gr9" draw:text-style-name="P2" draw:layer="layout" svg:x1="4.847cm" svg:y1="8.436cm" svg:x2="4.839cm" svg:y2="8.443cm">
          <text:p/>
        </draw:line>
        <draw:line draw:style-name="gr9" draw:text-style-name="P2" draw:layer="layout" svg:x1="4.84cm" svg:y1="8.442cm" svg:x2="4.833cm" svg:y2="8.455cm">
          <text:p/>
        </draw:line>
        <draw:line draw:style-name="gr9" draw:text-style-name="P2" draw:layer="layout" svg:x1="4.833cm" svg:y1="8.454cm" svg:x2="4.833cm" svg:y2="8.473cm">
          <text:p/>
        </draw:line>
        <draw:line draw:style-name="gr9" draw:text-style-name="P2" draw:layer="layout" svg:x1="4.833cm" svg:y1="8.473cm" svg:x2="4.84cm" svg:y2="8.486cm">
          <text:p/>
        </draw:line>
        <draw:line draw:style-name="gr9" draw:text-style-name="P2" draw:layer="layout" svg:x1="4.839cm" svg:y1="8.485cm" svg:x2="4.847cm" svg:y2="8.493cm">
          <text:p/>
        </draw:line>
        <draw:line draw:style-name="gr9" draw:text-style-name="P2" draw:layer="layout" svg:x1="4.846cm" svg:y1="8.492cm" svg:x2="4.859cm" svg:y2="8.499cm">
          <text:p/>
        </draw:line>
        <draw:line draw:style-name="gr9" draw:text-style-name="P2" draw:layer="layout" svg:x1="4.858cm" svg:y1="8.498cm" svg:x2="4.907cm" svg:y2="8.498cm">
          <text:p/>
        </draw:line>
        <draw:line draw:style-name="gr9" draw:text-style-name="P2" draw:layer="layout" svg:x1="4.78cm" svg:y1="8.547cm" svg:x2="4.771cm" svg:y2="8.554cm">
          <text:p/>
        </draw:line>
        <draw:line draw:style-name="gr9" draw:text-style-name="P2" draw:layer="layout" svg:x1="4.771cm" svg:y1="8.553cm" svg:x2="4.78cm" svg:y2="8.561cm">
          <text:p/>
        </draw:line>
        <draw:line draw:style-name="gr9" draw:text-style-name="P2" draw:layer="layout" svg:x1="4.778cm" svg:y1="8.561cm" svg:x2="4.785cm" svg:y2="8.553cm">
          <text:p/>
        </draw:line>
        <draw:line draw:style-name="gr9" draw:text-style-name="P2" draw:layer="layout" svg:x1="4.785cm" svg:y1="8.554cm" svg:x2="4.778cm" svg:y2="8.547cm">
          <text:p/>
        </draw:line>
        <draw:line draw:style-name="gr9" draw:text-style-name="P2" draw:layer="layout" svg:x1="4.778cm" svg:y1="8.547cm" svg:x2="4.778cm" svg:y2="8.56cm">
          <text:p/>
        </draw:line>
        <draw:line draw:style-name="gr9" draw:text-style-name="P2" draw:layer="layout" svg:x1="4.641cm" svg:y1="8.561cm" svg:x2="4.686cm" svg:y2="8.498cm">
          <text:p/>
        </draw:line>
        <draw:line draw:style-name="gr9" draw:text-style-name="P2" draw:layer="layout" svg:x1="4.716cm" svg:y1="8.56cm" svg:x2="4.716cm" svg:y2="8.43cm">
          <text:p/>
        </draw:line>
        <draw:line draw:style-name="gr9" draw:text-style-name="P2" draw:layer="layout" svg:x1="4.716cm" svg:y1="8.43cm" svg:x2="4.666cm" svg:y2="8.43cm">
          <text:p/>
        </draw:line>
        <draw:line draw:style-name="gr9" draw:text-style-name="P2" draw:layer="layout" svg:x1="4.667cm" svg:y1="8.43cm" svg:x2="4.654cm" svg:y2="8.437cm">
          <text:p/>
        </draw:line>
        <draw:line draw:style-name="gr9" draw:text-style-name="P2" draw:layer="layout" svg:x1="4.655cm" svg:y1="8.436cm" svg:x2="4.647cm" svg:y2="8.443cm">
          <text:p/>
        </draw:line>
        <draw:line draw:style-name="gr9" draw:text-style-name="P2" draw:layer="layout" svg:x1="4.648cm" svg:y1="8.442cm" svg:x2="4.641cm" svg:y2="8.455cm">
          <text:p/>
        </draw:line>
        <draw:line draw:style-name="gr9" draw:text-style-name="P2" draw:layer="layout" svg:x1="4.641cm" svg:y1="8.454cm" svg:x2="4.641cm" svg:y2="8.473cm">
          <text:p/>
        </draw:line>
        <draw:line draw:style-name="gr9" draw:text-style-name="P2" draw:layer="layout" svg:x1="4.641cm" svg:y1="8.473cm" svg:x2="4.648cm" svg:y2="8.486cm">
          <text:p/>
        </draw:line>
        <draw:line draw:style-name="gr9" draw:text-style-name="P2" draw:layer="layout" svg:x1="4.647cm" svg:y1="8.485cm" svg:x2="4.655cm" svg:y2="8.493cm">
          <text:p/>
        </draw:line>
        <draw:line draw:style-name="gr9" draw:text-style-name="P2" draw:layer="layout" svg:x1="4.654cm" svg:y1="8.492cm" svg:x2="4.667cm" svg:y2="8.499cm">
          <text:p/>
        </draw:line>
        <draw:line draw:style-name="gr9" draw:text-style-name="P2" draw:layer="layout" svg:x1="4.666cm" svg:y1="8.498cm" svg:x2="4.716cm" svg:y2="8.498cm">
          <text:p/>
        </draw:line>
        <draw:line draw:style-name="gr9" draw:text-style-name="P2" draw:layer="layout" svg:x1="4.588cm" svg:y1="8.547cm" svg:x2="4.579cm" svg:y2="8.554cm">
          <text:p/>
        </draw:line>
        <draw:line draw:style-name="gr9" draw:text-style-name="P2" draw:layer="layout" svg:x1="4.579cm" svg:y1="8.553cm" svg:x2="4.588cm" svg:y2="8.561cm">
          <text:p/>
        </draw:line>
        <draw:line draw:style-name="gr9" draw:text-style-name="P2" draw:layer="layout" svg:x1="4.586cm" svg:y1="8.561cm" svg:x2="4.593cm" svg:y2="8.553cm">
          <text:p/>
        </draw:line>
        <draw:line draw:style-name="gr9" draw:text-style-name="P2" draw:layer="layout" svg:x1="4.593cm" svg:y1="8.554cm" svg:x2="4.586cm" svg:y2="8.547cm">
          <text:p/>
        </draw:line>
        <draw:line draw:style-name="gr9" draw:text-style-name="P2" draw:layer="layout" svg:x1="4.586cm" svg:y1="8.547cm" svg:x2="4.586cm" svg:y2="8.56cm">
          <text:p/>
        </draw:line>
        <draw:polygon draw:style-name="gr10" draw:text-style-name="P2" draw:layer="layout" svg:width="1.033cm" svg:height="0.319cm" svg:x="4.326cm" svg:y="8.328cm" svg:viewBox="0 0 1034 320" draw:points="0,0 1034,0 1034,320 0,320">
          <text:p/>
        </draw:polygon>
        <draw:line draw:style-name="gr9" draw:text-style-name="P2" draw:layer="layout" svg:x1="5.176cm" svg:y1="3.796cm" svg:x2="5.156cm" svg:y2="3.805cm">
          <text:p/>
        </draw:line>
        <draw:line draw:style-name="gr9" draw:text-style-name="P2" draw:layer="layout" svg:x1="5.156cm" svg:y1="3.803cm" svg:x2="5.125cm" svg:y2="3.803cm">
          <text:p/>
        </draw:line>
        <draw:line draw:style-name="gr9" draw:text-style-name="P2" draw:layer="layout" svg:x1="5.126cm" svg:y1="3.805cm" svg:x2="5.113cm" svg:y2="3.796cm">
          <text:p/>
        </draw:line>
        <draw:line draw:style-name="gr9" draw:text-style-name="P2" draw:layer="layout" svg:x1="5.114cm" svg:y1="3.797cm" svg:x2="5.106cm" svg:y2="3.79cm">
          <text:p/>
        </draw:line>
        <draw:line draw:style-name="gr9" draw:text-style-name="P2" draw:layer="layout" svg:x1="5.107cm" svg:y1="3.791cm" svg:x2="5.1cm" svg:y2="3.778cm">
          <text:p/>
        </draw:line>
        <draw:line draw:style-name="gr9" draw:text-style-name="P2" draw:layer="layout" svg:x1="5.1cm" svg:y1="3.778cm" svg:x2="5.1cm" svg:y2="3.765cm">
          <text:p/>
        </draw:line>
        <draw:line draw:style-name="gr9" draw:text-style-name="P2" draw:layer="layout" svg:x1="5.1cm" svg:y1="3.766cm" svg:x2="5.107cm" svg:y2="3.753cm">
          <text:p/>
        </draw:line>
        <draw:line draw:style-name="gr9" draw:text-style-name="P2" draw:layer="layout" svg:x1="5.106cm" svg:y1="3.754cm" svg:x2="5.114cm" svg:y2="3.747cm">
          <text:p/>
        </draw:line>
        <draw:line draw:style-name="gr9" draw:text-style-name="P2" draw:layer="layout" svg:x1="5.113cm" svg:y1="3.748cm" svg:x2="5.126cm" svg:y2="3.741cm">
          <text:p/>
        </draw:line>
        <draw:line draw:style-name="gr9" draw:text-style-name="P2" draw:layer="layout" svg:x1="5.125cm" svg:y1="3.742cm" svg:x2="5.151cm" svg:y2="3.735cm">
          <text:p/>
        </draw:line>
        <draw:line draw:style-name="gr9" draw:text-style-name="P2" draw:layer="layout" svg:x1="5.15cm" svg:y1="3.736cm" svg:x2="5.163cm" svg:y2="3.728cm">
          <text:p/>
        </draw:line>
        <draw:line draw:style-name="gr9" draw:text-style-name="P2" draw:layer="layout" svg:x1="5.162cm" svg:y1="3.729cm" svg:x2="5.169cm" svg:y2="3.722cm">
          <text:p/>
        </draw:line>
        <draw:line draw:style-name="gr9" draw:text-style-name="P2" draw:layer="layout" svg:x1="5.168cm" svg:y1="3.723cm" svg:x2="5.176cm" svg:y2="3.71cm">
          <text:p/>
        </draw:line>
        <draw:line draw:style-name="gr9" draw:text-style-name="P2" draw:layer="layout" svg:x1="5.175cm" svg:y1="3.71cm" svg:x2="5.175cm" svg:y2="3.697cm">
          <text:p/>
        </draw:line>
        <draw:line draw:style-name="gr9" draw:text-style-name="P2" draw:layer="layout" svg:x1="5.176cm" svg:y1="3.698cm" svg:x2="5.168cm" svg:y2="3.685cm">
          <text:p/>
        </draw:line>
        <draw:line draw:style-name="gr9" draw:text-style-name="P2" draw:layer="layout" svg:x1="5.169cm" svg:y1="3.686cm" svg:x2="5.162cm" svg:y2="3.679cm">
          <text:p/>
        </draw:line>
        <draw:line draw:style-name="gr9" draw:text-style-name="P2" draw:layer="layout" svg:x1="5.163cm" svg:y1="3.68cm" svg:x2="5.15cm" svg:y2="3.673cm">
          <text:p/>
        </draw:line>
        <draw:line draw:style-name="gr9" draw:text-style-name="P2" draw:layer="layout" svg:x1="5.15cm" svg:y1="3.673cm" svg:x2="5.119cm" svg:y2="3.673cm">
          <text:p/>
        </draw:line>
        <draw:line draw:style-name="gr9" draw:text-style-name="P2" draw:layer="layout" svg:x1="5.12cm" svg:y1="3.673cm" svg:x2="5.1cm" svg:y2="3.68cm">
          <text:p/>
        </draw:line>
        <draw:line draw:style-name="gr9" draw:text-style-name="P2" draw:layer="layout" svg:x1="5.051cm" svg:y1="3.765cm" svg:x2="4.989cm" svg:y2="3.765cm">
          <text:p/>
        </draw:line>
        <draw:line draw:style-name="gr9" draw:text-style-name="P2" draw:layer="layout" svg:x1="5.064cm" svg:y1="3.804cm" svg:x2="5.02cm" svg:y2="3.673cm">
          <text:p/>
        </draw:line>
        <draw:line draw:style-name="gr9" draw:text-style-name="P2" draw:layer="layout" svg:x1="5.021cm" svg:y1="3.673cm" svg:x2="4.976cm" svg:y2="3.804cm">
          <text:p/>
        </draw:line>
        <draw:line draw:style-name="gr9" draw:text-style-name="P2" draw:layer="layout" svg:x1="4.871cm" svg:y1="3.803cm" svg:x2="4.933cm" svg:y2="3.803cm">
          <text:p/>
        </draw:line>
        <draw:line draw:style-name="gr9" draw:text-style-name="P2" draw:layer="layout" svg:x1="4.933cm" svg:y1="3.803cm" svg:x2="4.933cm" svg:y2="3.673cm">
          <text:p/>
        </draw:line>
        <draw:line draw:style-name="gr9" draw:text-style-name="P2" draw:layer="layout" svg:x1="4.828cm" svg:y1="3.803cm" svg:x2="4.828cm" svg:y2="3.673cm">
          <text:p/>
        </draw:line>
        <draw:line draw:style-name="gr9" draw:text-style-name="P2" draw:layer="layout" svg:x1="4.766cm" svg:y1="3.803cm" svg:x2="4.766cm" svg:y2="3.673cm">
          <text:p/>
        </draw:line>
        <draw:line draw:style-name="gr9" draw:text-style-name="P2" draw:layer="layout" svg:x1="4.766cm" svg:y1="3.673cm" svg:x2="4.735cm" svg:y2="3.673cm">
          <text:p/>
        </draw:line>
        <draw:line draw:style-name="gr9" draw:text-style-name="P2" draw:layer="layout" svg:x1="4.736cm" svg:y1="3.673cm" svg:x2="4.716cm" svg:y2="3.68cm">
          <text:p/>
        </draw:line>
        <draw:line draw:style-name="gr9" draw:text-style-name="P2" draw:layer="layout" svg:x1="4.717cm" svg:y1="3.679cm" svg:x2="4.704cm" svg:y2="3.692cm">
          <text:p/>
        </draw:line>
        <draw:line draw:style-name="gr9" draw:text-style-name="P2" draw:layer="layout" svg:x1="4.705cm" svg:y1="3.691cm" svg:x2="4.698cm" svg:y2="3.705cm">
          <text:p/>
        </draw:line>
        <draw:line draw:style-name="gr9" draw:text-style-name="P2" draw:layer="layout" svg:x1="4.699cm" svg:y1="3.704cm" svg:x2="4.692cm" svg:y2="3.729cm">
          <text:p/>
        </draw:line>
        <draw:line draw:style-name="gr9" draw:text-style-name="P2" draw:layer="layout" svg:x1="4.692cm" svg:y1="3.728cm" svg:x2="4.692cm" svg:y2="3.747cm">
          <text:p/>
        </draw:line>
        <draw:line draw:style-name="gr9" draw:text-style-name="P2" draw:layer="layout" svg:x1="4.692cm" svg:y1="3.747cm" svg:x2="4.699cm" svg:y2="3.773cm">
          <text:p/>
        </draw:line>
        <draw:line draw:style-name="gr9" draw:text-style-name="P2" draw:layer="layout" svg:x1="4.698cm" svg:y1="3.772cm" svg:x2="4.705cm" svg:y2="3.785cm">
          <text:p/>
        </draw:line>
        <draw:line draw:style-name="gr9" draw:text-style-name="P2" draw:layer="layout" svg:x1="4.704cm" svg:y1="3.784cm" svg:x2="4.717cm" svg:y2="3.797cm">
          <text:p/>
        </draw:line>
        <draw:line draw:style-name="gr9" draw:text-style-name="P2" draw:layer="layout" svg:x1="4.716cm" svg:y1="3.796cm" svg:x2="4.736cm" svg:y2="3.805cm">
          <text:p/>
        </draw:line>
        <draw:line draw:style-name="gr9" draw:text-style-name="P2" draw:layer="layout" svg:x1="4.735cm" svg:y1="3.803cm" svg:x2="4.766cm" svg:y2="3.803cm">
          <text:p/>
        </draw:line>
        <draw:line draw:style-name="gr9" draw:text-style-name="P2" draw:layer="layout" svg:x1="4.642cm" svg:y1="3.765cm" svg:x2="4.58cm" svg:y2="3.765cm">
          <text:p/>
        </draw:line>
        <draw:line draw:style-name="gr9" draw:text-style-name="P2" draw:layer="layout" svg:x1="4.656cm" svg:y1="3.804cm" svg:x2="4.611cm" svg:y2="3.673cm">
          <text:p/>
        </draw:line>
        <draw:line draw:style-name="gr9" draw:text-style-name="P2" draw:layer="layout" svg:x1="4.612cm" svg:y1="3.673cm" svg:x2="4.568cm" svg:y2="3.804cm">
          <text:p/>
        </draw:line>
        <draw:line draw:style-name="gr9" draw:text-style-name="P2" draw:layer="layout" svg:x1="4.532cm" svg:y1="3.796cm" svg:x2="4.512cm" svg:y2="3.805cm">
          <text:p/>
        </draw:line>
        <draw:line draw:style-name="gr9" draw:text-style-name="P2" draw:layer="layout" svg:x1="4.512cm" svg:y1="3.803cm" svg:x2="4.481cm" svg:y2="3.803cm">
          <text:p/>
        </draw:line>
        <draw:line draw:style-name="gr9" draw:text-style-name="P2" draw:layer="layout" svg:x1="4.482cm" svg:y1="3.805cm" svg:x2="4.469cm" svg:y2="3.796cm">
          <text:p/>
        </draw:line>
        <draw:line draw:style-name="gr9" draw:text-style-name="P2" draw:layer="layout" svg:x1="4.47cm" svg:y1="3.797cm" svg:x2="4.463cm" svg:y2="3.79cm">
          <text:p/>
        </draw:line>
        <draw:line draw:style-name="gr9" draw:text-style-name="P2" draw:layer="layout" svg:x1="4.464cm" svg:y1="3.791cm" svg:x2="4.456cm" svg:y2="3.778cm">
          <text:p/>
        </draw:line>
        <draw:line draw:style-name="gr9" draw:text-style-name="P2" draw:layer="layout" svg:x1="4.456cm" svg:y1="3.778cm" svg:x2="4.456cm" svg:y2="3.765cm">
          <text:p/>
        </draw:line>
        <draw:line draw:style-name="gr9" draw:text-style-name="P2" draw:layer="layout" svg:x1="4.456cm" svg:y1="3.766cm" svg:x2="4.464cm" svg:y2="3.753cm">
          <text:p/>
        </draw:line>
        <draw:line draw:style-name="gr9" draw:text-style-name="P2" draw:layer="layout" svg:x1="4.463cm" svg:y1="3.754cm" svg:x2="4.47cm" svg:y2="3.747cm">
          <text:p/>
        </draw:line>
        <draw:line draw:style-name="gr9" draw:text-style-name="P2" draw:layer="layout" svg:x1="4.469cm" svg:y1="3.748cm" svg:x2="4.482cm" svg:y2="3.741cm">
          <text:p/>
        </draw:line>
        <draw:line draw:style-name="gr9" draw:text-style-name="P2" draw:layer="layout" svg:x1="4.481cm" svg:y1="3.742cm" svg:x2="4.507cm" svg:y2="3.735cm">
          <text:p/>
        </draw:line>
        <draw:line draw:style-name="gr9" draw:text-style-name="P2" draw:layer="layout" svg:x1="4.506cm" svg:y1="3.736cm" svg:x2="4.519cm" svg:y2="3.728cm">
          <text:p/>
        </draw:line>
        <draw:line draw:style-name="gr9" draw:text-style-name="P2" draw:layer="layout" svg:x1="4.518cm" svg:y1="3.729cm" svg:x2="4.526cm" svg:y2="3.722cm">
          <text:p/>
        </draw:line>
        <draw:line draw:style-name="gr9" draw:text-style-name="P2" draw:layer="layout" svg:x1="4.525cm" svg:y1="3.723cm" svg:x2="4.532cm" svg:y2="3.71cm">
          <text:p/>
        </draw:line>
        <draw:line draw:style-name="gr9" draw:text-style-name="P2" draw:layer="layout" svg:x1="4.531cm" svg:y1="3.71cm" svg:x2="4.531cm" svg:y2="3.697cm">
          <text:p/>
        </draw:line>
        <draw:line draw:style-name="gr9" draw:text-style-name="P2" draw:layer="layout" svg:x1="4.532cm" svg:y1="3.698cm" svg:x2="4.525cm" svg:y2="3.685cm">
          <text:p/>
        </draw:line>
        <draw:line draw:style-name="gr9" draw:text-style-name="P2" draw:layer="layout" svg:x1="4.526cm" svg:y1="3.686cm" svg:x2="4.518cm" svg:y2="3.679cm">
          <text:p/>
        </draw:line>
        <draw:line draw:style-name="gr9" draw:text-style-name="P2" draw:layer="layout" svg:x1="4.519cm" svg:y1="3.68cm" svg:x2="4.506cm" svg:y2="3.673cm">
          <text:p/>
        </draw:line>
        <draw:line draw:style-name="gr9" draw:text-style-name="P2" draw:layer="layout" svg:x1="4.506cm" svg:y1="3.673cm" svg:x2="4.475cm" svg:y2="3.673cm">
          <text:p/>
        </draw:line>
        <draw:line draw:style-name="gr9" draw:text-style-name="P2" draw:layer="layout" svg:x1="4.476cm" svg:y1="3.673cm" svg:x2="4.456cm" svg:y2="3.68cm">
          <text:p/>
        </draw:line>
        <draw:polygon draw:style-name="gr10" draw:text-style-name="P2" draw:layer="layout" svg:width="1.034cm" svg:height="0.32cm" svg:x="4.299cm" svg:y="3.57cm" svg:viewBox="0 0 1035 321" draw:points="0,0 1035,0 1035,321 0,321">
          <text:p/>
        </draw:polygon>
        <draw:line draw:style-name="gr9" draw:text-style-name="P2" draw:layer="layout" svg:x1="10.792cm" svg:y1="3.808cm" svg:x2="10.849cm" svg:y2="3.808cm">
          <text:p/>
        </draw:line>
        <draw:line draw:style-name="gr9" draw:text-style-name="P2" draw:layer="layout" svg:x1="10.849cm" svg:y1="3.808cm" svg:x2="10.855cm" svg:y2="3.866cm">
          <text:p/>
        </draw:line>
        <draw:line draw:style-name="gr9" draw:text-style-name="P2" draw:layer="layout" svg:x1="10.855cm" svg:y1="3.866cm" svg:x2="10.849cm" svg:y2="3.859cm">
          <text:p/>
        </draw:line>
        <draw:line draw:style-name="gr9" draw:text-style-name="P2" draw:layer="layout" svg:x1="10.85cm" svg:y1="3.86cm" svg:x2="10.837cm" svg:y2="3.853cm">
          <text:p/>
        </draw:line>
        <draw:line draw:style-name="gr9" draw:text-style-name="P2" draw:layer="layout" svg:x1="10.837cm" svg:y1="3.853cm" svg:x2="10.809cm" svg:y2="3.853cm">
          <text:p/>
        </draw:line>
        <draw:line draw:style-name="gr9" draw:text-style-name="P2" draw:layer="layout" svg:x1="10.81cm" svg:y1="3.853cm" svg:x2="10.797cm" svg:y2="3.86cm">
          <text:p/>
        </draw:line>
        <draw:line draw:style-name="gr9" draw:text-style-name="P2" draw:layer="layout" svg:x1="10.798cm" svg:y1="3.859cm" svg:x2="10.792cm" svg:y2="3.866cm">
          <text:p/>
        </draw:line>
        <draw:line draw:style-name="gr9" draw:text-style-name="P2" draw:layer="layout" svg:x1="10.793cm" svg:y1="3.865cm" svg:x2="10.786cm" svg:y2="3.877cm">
          <text:p/>
        </draw:line>
        <draw:line draw:style-name="gr9" draw:text-style-name="P2" draw:layer="layout" svg:x1="10.786cm" svg:y1="3.876cm" svg:x2="10.786cm" svg:y2="3.905cm">
          <text:p/>
        </draw:line>
        <draw:line draw:style-name="gr9" draw:text-style-name="P2" draw:layer="layout" svg:x1="10.786cm" svg:y1="3.905cm" svg:x2="10.793cm" svg:y2="3.917cm">
          <text:p/>
        </draw:line>
        <draw:line draw:style-name="gr9" draw:text-style-name="P2" draw:layer="layout" svg:x1="10.792cm" svg:y1="3.916cm" svg:x2="10.798cm" svg:y2="3.923cm">
          <text:p/>
        </draw:line>
        <draw:line draw:style-name="gr9" draw:text-style-name="P2" draw:layer="layout" svg:x1="10.797cm" svg:y1="3.922cm" svg:x2="10.81cm" svg:y2="3.929cm">
          <text:p/>
        </draw:line>
        <draw:line draw:style-name="gr9" draw:text-style-name="P2" draw:layer="layout" svg:x1="10.809cm" svg:y1="3.928cm" svg:x2="10.837cm" svg:y2="3.928cm">
          <text:p/>
        </draw:line>
        <draw:line draw:style-name="gr9" draw:text-style-name="P2" draw:layer="layout" svg:x1="10.837cm" svg:y1="3.929cm" svg:x2="10.85cm" svg:y2="3.922cm">
          <text:p/>
        </draw:line>
        <draw:line draw:style-name="gr9" draw:text-style-name="P2" draw:layer="layout" svg:x1="10.849cm" svg:y1="3.923cm" svg:x2="10.855cm" svg:y2="3.916cm">
          <text:p/>
        </draw:line>
        <draw:line draw:style-name="gr9" draw:text-style-name="P2" draw:layer="layout" svg:x1="10.747cm" svg:y1="3.848cm" svg:x2="10.717cm" svg:y2="3.929cm">
          <text:p/>
        </draw:line>
        <draw:line draw:style-name="gr9" draw:text-style-name="P2" draw:layer="layout" svg:x1="10.718cm" svg:y1="3.929cm" svg:x2="10.689cm" svg:y2="3.848cm">
          <text:p/>
        </draw:line>
        <draw:polygon draw:style-name="gr10" draw:text-style-name="P2" draw:layer="layout" svg:width="0.385cm" svg:height="0.32cm" svg:x="10.582cm" svg:y="3.713cm" svg:viewBox="0 0 386 321" draw:points="0,0 386,0 386,321 0,321">
          <text:p/>
        </draw:polygon>
        <draw:line draw:style-name="gr9" draw:text-style-name="P2" draw:layer="layout" svg:x1="15.545cm" svg:y1="7.453cm" svg:x2="15.602cm" svg:y2="7.453cm">
          <text:p/>
        </draw:line>
        <draw:line draw:style-name="gr9" draw:text-style-name="P2" draw:layer="layout" svg:x1="15.602cm" svg:y1="7.453cm" svg:x2="15.602cm" svg:y2="7.333cm">
          <text:p/>
        </draw:line>
        <draw:line draw:style-name="gr9" draw:text-style-name="P2" draw:layer="layout" svg:x1="15.505cm" svg:y1="7.39cm" svg:x2="15.465cm" svg:y2="7.39cm">
          <text:p/>
        </draw:line>
        <draw:line draw:style-name="gr9" draw:text-style-name="P2" draw:layer="layout" svg:x1="15.447cm" svg:y1="7.453cm" svg:x2="15.505cm" svg:y2="7.453cm">
          <text:p/>
        </draw:line>
        <draw:line draw:style-name="gr9" draw:text-style-name="P2" draw:layer="layout" svg:x1="15.505cm" svg:y1="7.453cm" svg:x2="15.505cm" svg:y2="7.333cm">
          <text:p/>
        </draw:line>
        <draw:line draw:style-name="gr9" draw:text-style-name="P2" draw:layer="layout" svg:x1="15.505cm" svg:y1="7.333cm" svg:x2="15.447cm" svg:y2="7.333cm">
          <text:p/>
        </draw:line>
        <draw:line draw:style-name="gr9" draw:text-style-name="P2" draw:layer="layout" svg:x1="15.396cm" svg:y1="7.453cm" svg:x2="15.396cm" svg:y2="7.333cm">
          <text:p/>
        </draw:line>
        <draw:line draw:style-name="gr9" draw:text-style-name="P2" draw:layer="layout" svg:x1="15.396cm" svg:y1="7.333cm" svg:x2="15.367cm" svg:y2="7.333cm">
          <text:p/>
        </draw:line>
        <draw:line draw:style-name="gr9" draw:text-style-name="P2" draw:layer="layout" svg:x1="15.368cm" svg:y1="7.333cm" svg:x2="15.35cm" svg:y2="7.339cm">
          <text:p/>
        </draw:line>
        <draw:line draw:style-name="gr9" draw:text-style-name="P2" draw:layer="layout" svg:x1="15.351cm" svg:y1="7.338cm" svg:x2="15.339cm" svg:y2="7.351cm">
          <text:p/>
        </draw:line>
        <draw:line draw:style-name="gr9" draw:text-style-name="P2" draw:layer="layout" svg:x1="15.34cm" svg:y1="7.35cm" svg:x2="15.333cm" svg:y2="7.362cm">
          <text:p/>
        </draw:line>
        <draw:line draw:style-name="gr9" draw:text-style-name="P2" draw:layer="layout" svg:x1="15.334cm" svg:y1="7.361cm" svg:x2="15.327cm" svg:y2="7.385cm">
          <text:p/>
        </draw:line>
        <draw:line draw:style-name="gr9" draw:text-style-name="P2" draw:layer="layout" svg:x1="15.327cm" svg:y1="7.384cm" svg:x2="15.327cm" svg:y2="7.401cm">
          <text:p/>
        </draw:line>
        <draw:line draw:style-name="gr9" draw:text-style-name="P2" draw:layer="layout" svg:x1="15.327cm" svg:y1="7.401cm" svg:x2="15.334cm" svg:y2="7.425cm">
          <text:p/>
        </draw:line>
        <draw:line draw:style-name="gr9" draw:text-style-name="P2" draw:layer="layout" svg:x1="15.333cm" svg:y1="7.424cm" svg:x2="15.34cm" svg:y2="7.437cm">
          <text:p/>
        </draw:line>
        <draw:line draw:style-name="gr9" draw:text-style-name="P2" draw:layer="layout" svg:x1="15.339cm" svg:y1="7.436cm" svg:x2="15.351cm" svg:y2="7.448cm">
          <text:p/>
        </draw:line>
        <draw:line draw:style-name="gr9" draw:text-style-name="P2" draw:layer="layout" svg:x1="15.35cm" svg:y1="7.447cm" svg:x2="15.368cm" svg:y2="7.454cm">
          <text:p/>
        </draw:line>
        <draw:line draw:style-name="gr9" draw:text-style-name="P2" draw:layer="layout" svg:x1="15.367cm" svg:y1="7.453cm" svg:x2="15.396cm" svg:y2="7.453cm">
          <text:p/>
        </draw:line>
        <draw:polygon draw:style-name="gr10" draw:text-style-name="P2" draw:layer="layout" svg:width="0.385cm" svg:height="0.319cm" svg:x="15.275cm" svg:y="7.239cm" svg:viewBox="0 0 386 320" draw:points="0,0 386,0 386,320 0,320">
          <text:p/>
        </draw:polygon>
        <draw:line draw:style-name="gr9" draw:text-style-name="P2" draw:layer="layout" svg:x1="4.479cm" svg:y1="4.755cm" svg:x2="4.479cm" svg:y2="4.767cm">
          <text:p/>
        </draw:line>
        <draw:line draw:style-name="gr9" draw:text-style-name="P2" draw:layer="layout" svg:x1="4.479cm" svg:y1="4.767cm" svg:x2="4.486cm" svg:y2="4.779cm">
          <text:p/>
        </draw:line>
        <draw:line draw:style-name="gr9" draw:text-style-name="P2" draw:layer="layout" svg:x1="4.485cm" svg:y1="4.778cm" svg:x2="4.493cm" svg:y2="4.785cm">
          <text:p/>
        </draw:line>
        <draw:line draw:style-name="gr9" draw:text-style-name="P2" draw:layer="layout" svg:x1="4.491cm" svg:y1="4.784cm" svg:x2="4.503cm" svg:y2="4.79cm">
          <text:p/>
        </draw:line>
        <draw:line draw:style-name="gr9" draw:text-style-name="P2" draw:layer="layout" svg:x1="4.502cm" svg:y1="4.789cm" svg:x2="4.526cm" svg:y2="4.796cm">
          <text:p/>
        </draw:line>
        <draw:line draw:style-name="gr9" draw:text-style-name="P2" draw:layer="layout" svg:x1="4.525cm" svg:y1="4.795cm" svg:x2="4.553cm" svg:y2="4.795cm">
          <text:p/>
        </draw:line>
        <draw:line draw:style-name="gr9" draw:text-style-name="P2" draw:layer="layout" svg:x1="4.553cm" svg:y1="4.796cm" svg:x2="4.577cm" svg:y2="4.789cm">
          <text:p/>
        </draw:line>
        <draw:line draw:style-name="gr9" draw:text-style-name="P2" draw:layer="layout" svg:x1="4.576cm" svg:y1="4.79cm" svg:x2="4.589cm" svg:y2="4.784cm">
          <text:p/>
        </draw:line>
        <draw:line draw:style-name="gr9" draw:text-style-name="P2" draw:layer="layout" svg:x1="4.588cm" svg:y1="4.785cm" svg:x2="4.594cm" svg:y2="4.778cm">
          <text:p/>
        </draw:line>
        <draw:line draw:style-name="gr9" draw:text-style-name="P2" draw:layer="layout" svg:x1="4.593cm" svg:y1="4.779cm" svg:x2="4.6cm" svg:y2="4.767cm">
          <text:p/>
        </draw:line>
        <draw:line draw:style-name="gr9" draw:text-style-name="P2" draw:layer="layout" svg:x1="4.599cm" svg:y1="4.767cm" svg:x2="4.599cm" svg:y2="4.755cm">
          <text:p/>
        </draw:line>
        <draw:line draw:style-name="gr9" draw:text-style-name="P2" draw:layer="layout" svg:x1="4.6cm" svg:y1="4.756cm" svg:x2="4.593cm" svg:y2="4.744cm">
          <text:p/>
        </draw:line>
        <draw:line draw:style-name="gr9" draw:text-style-name="P2" draw:layer="layout" svg:x1="4.594cm" svg:y1="4.745cm" svg:x2="4.588cm" svg:y2="4.738cm">
          <text:p/>
        </draw:line>
        <draw:line draw:style-name="gr9" draw:text-style-name="P2" draw:layer="layout" svg:x1="4.589cm" svg:y1="4.739cm" svg:x2="4.576cm" svg:y2="4.732cm">
          <text:p/>
        </draw:line>
        <draw:line draw:style-name="gr9" draw:text-style-name="P2" draw:layer="layout" svg:x1="4.577cm" svg:y1="4.733cm" svg:x2="4.553cm" svg:y2="4.727cm">
          <text:p/>
        </draw:line>
        <draw:line draw:style-name="gr9" draw:text-style-name="P2" draw:layer="layout" svg:x1="4.553cm" svg:y1="4.727cm" svg:x2="4.525cm" svg:y2="4.727cm">
          <text:p/>
        </draw:line>
        <draw:line draw:style-name="gr9" draw:text-style-name="P2" draw:layer="layout" svg:x1="4.526cm" svg:y1="4.727cm" svg:x2="4.502cm" svg:y2="4.733cm">
          <text:p/>
        </draw:line>
        <draw:line draw:style-name="gr9" draw:text-style-name="P2" draw:layer="layout" svg:x1="4.503cm" svg:y1="4.732cm" svg:x2="4.491cm" svg:y2="4.739cm">
          <text:p/>
        </draw:line>
        <draw:line draw:style-name="gr9" draw:text-style-name="P2" draw:layer="layout" svg:x1="4.493cm" svg:y1="4.738cm" svg:x2="4.485cm" svg:y2="4.745cm">
          <text:p/>
        </draw:line>
        <draw:line draw:style-name="gr9" draw:text-style-name="P2" draw:layer="layout" svg:x1="4.486cm" svg:y1="4.744cm" svg:x2="4.479cm" svg:y2="4.756cm">
          <text:p/>
        </draw:line>
        <draw:line draw:style-name="gr9" draw:text-style-name="P2" draw:layer="layout" svg:x1="4.593cm" svg:y1="4.852cm" svg:x2="4.599cm" svg:y2="4.852cm">
          <text:p/>
        </draw:line>
        <draw:line draw:style-name="gr9" draw:text-style-name="P2" draw:layer="layout" svg:x1="4.599cm" svg:y1="4.853cm" svg:x2="4.612cm" svg:y2="4.847cm">
          <text:p/>
        </draw:line>
        <draw:line draw:style-name="gr9" draw:text-style-name="P2" draw:layer="layout" svg:x1="4.611cm" svg:y1="4.848cm" svg:x2="4.617cm" svg:y2="4.841cm">
          <text:p/>
        </draw:line>
        <draw:line draw:style-name="gr9" draw:text-style-name="P2" draw:layer="layout" svg:x1="4.599cm" svg:y1="4.967cm" svg:x2="4.599cm" svg:y2="4.898cm">
          <text:p/>
        </draw:line>
        <draw:line draw:style-name="gr9" draw:text-style-name="P2" draw:layer="layout" svg:x1="4.599cm" svg:y1="4.932cm" svg:x2="4.479cm" svg:y2="4.932cm">
          <text:p/>
        </draw:line>
        <draw:line draw:style-name="gr9" draw:text-style-name="P2" draw:layer="layout" svg:x1="4.479cm" svg:y1="4.933cm" svg:x2="4.497cm" svg:y2="4.921cm">
          <text:p/>
        </draw:line>
        <draw:line draw:style-name="gr9" draw:text-style-name="P2" draw:layer="layout" svg:x1="4.496cm" svg:y1="4.922cm" svg:x2="4.509cm" svg:y2="4.909cm">
          <text:p/>
        </draw:line>
        <draw:line draw:style-name="gr9" draw:text-style-name="P2" draw:layer="layout" svg:x1="4.508cm" svg:y1="4.91cm" svg:x2="4.514cm" svg:y2="4.898cm">
          <text:p/>
        </draw:line>
        <draw:line draw:style-name="gr9" draw:text-style-name="P2" draw:layer="layout" svg:x1="4.519cm" svg:y1="5.069cm" svg:x2="4.599cm" svg:y2="5.069cm">
          <text:p/>
        </draw:line>
        <draw:line draw:style-name="gr9" draw:text-style-name="P2" draw:layer="layout" svg:x1="4.519cm" svg:y1="5.018cm" svg:x2="4.582cm" svg:y2="5.018cm">
          <text:p/>
        </draw:line>
        <draw:line draw:style-name="gr9" draw:text-style-name="P2" draw:layer="layout" svg:x1="4.582cm" svg:y1="5.018cm" svg:x2="4.594cm" svg:y2="5.025cm">
          <text:p/>
        </draw:line>
        <draw:line draw:style-name="gr9" draw:text-style-name="P2" draw:layer="layout" svg:x1="4.593cm" svg:y1="5.024cm" svg:x2="4.6cm" svg:y2="5.036cm">
          <text:p/>
        </draw:line>
        <draw:line draw:style-name="gr9" draw:text-style-name="P2" draw:layer="layout" svg:x1="4.599cm" svg:y1="5.035cm" svg:x2="4.599cm" svg:y2="5.052cm">
          <text:p/>
        </draw:line>
        <draw:line draw:style-name="gr9" draw:text-style-name="P2" draw:layer="layout" svg:x1="4.6cm" svg:y1="5.052cm" svg:x2="4.593cm" svg:y2="5.065cm">
          <text:p/>
        </draw:line>
        <draw:line draw:style-name="gr9" draw:text-style-name="P2" draw:layer="layout" svg:x1="4.594cm" svg:y1="5.064cm" svg:x2="4.588cm" svg:y2="5.07cm">
          <text:p/>
        </draw:line>
        <draw:line draw:style-name="gr9" draw:text-style-name="P2" draw:layer="layout" svg:x1="4.536cm" svg:y1="5.167cm" svg:x2="4.536cm" svg:y2="5.127cm">
          <text:p/>
        </draw:line>
        <draw:line draw:style-name="gr9" draw:text-style-name="P2" draw:layer="layout" svg:x1="4.599cm" svg:y1="5.127cm" svg:x2="4.479cm" svg:y2="5.127cm">
          <text:p/>
        </draw:line>
        <draw:line draw:style-name="gr9" draw:text-style-name="P2" draw:layer="layout" svg:x1="4.479cm" svg:y1="5.127cm" svg:x2="4.479cm" svg:y2="5.184cm">
          <text:p/>
        </draw:line>
        <draw:polygon draw:style-name="gr10" draw:text-style-name="P2" draw:layer="layout" svg:width="0.319cm" svg:height="0.575cm" svg:x="4.385cm" svg:y="4.665cm" svg:viewBox="0 0 320 576" draw:points="0,576 320,576 320,0 0,0">
          <text:p/>
        </draw:polygon>
        <draw:line draw:style-name="gr9" draw:text-style-name="P2" draw:layer="layout" svg:x1="12.574cm" svg:y1="3.814cm" svg:x2="12.587cm" svg:y2="3.808cm">
          <text:p/>
        </draw:line>
        <draw:line draw:style-name="gr9" draw:text-style-name="P2" draw:layer="layout" svg:x1="12.586cm" svg:y1="3.808cm" svg:x2="12.603cm" svg:y2="3.808cm">
          <text:p/>
        </draw:line>
        <draw:line draw:style-name="gr9" draw:text-style-name="P2" draw:layer="layout" svg:x1="12.603cm" svg:y1="3.808cm" svg:x2="12.621cm" svg:y2="3.814cm">
          <text:p/>
        </draw:line>
        <draw:line draw:style-name="gr9" draw:text-style-name="P2" draw:layer="layout" svg:x1="12.62cm" svg:y1="3.813cm" svg:x2="12.634cm" svg:y2="3.826cm">
          <text:p/>
        </draw:line>
        <draw:line draw:style-name="gr9" draw:text-style-name="P2" draw:layer="layout" svg:x1="12.632cm" svg:y1="3.825cm" svg:x2="12.638cm" svg:y2="3.837cm">
          <text:p/>
        </draw:line>
        <draw:line draw:style-name="gr9" draw:text-style-name="P2" draw:layer="layout" svg:x1="12.637cm" svg:y1="3.836cm" svg:x2="12.644cm" svg:y2="3.86cm">
          <text:p/>
        </draw:line>
        <draw:line draw:style-name="gr9" draw:text-style-name="P2" draw:layer="layout" svg:x1="12.643cm" svg:y1="3.859cm" svg:x2="12.643cm" svg:y2="3.876cm">
          <text:p/>
        </draw:line>
        <draw:line draw:style-name="gr9" draw:text-style-name="P2" draw:layer="layout" svg:x1="12.644cm" svg:y1="3.876cm" svg:x2="12.637cm" svg:y2="3.9cm">
          <text:p/>
        </draw:line>
        <draw:line draw:style-name="gr9" draw:text-style-name="P2" draw:layer="layout" svg:x1="12.638cm" svg:y1="3.899cm" svg:x2="12.632cm" svg:y2="3.912cm">
          <text:p/>
        </draw:line>
        <draw:line draw:style-name="gr9" draw:text-style-name="P2" draw:layer="layout" svg:x1="12.634cm" svg:y1="3.911cm" svg:x2="12.62cm" svg:y2="3.923cm">
          <text:p/>
        </draw:line>
        <draw:line draw:style-name="gr9" draw:text-style-name="P2" draw:layer="layout" svg:x1="12.621cm" svg:y1="3.922cm" svg:x2="12.603cm" svg:y2="3.929cm">
          <text:p/>
        </draw:line>
        <draw:line draw:style-name="gr9" draw:text-style-name="P2" draw:layer="layout" svg:x1="12.603cm" svg:y1="3.928cm" svg:x2="12.592cm" svg:y2="3.928cm">
          <text:p/>
        </draw:line>
        <draw:line draw:style-name="gr9" draw:text-style-name="P2" draw:layer="layout" svg:x1="12.594cm" svg:y1="3.929cm" svg:x2="12.574cm" svg:y2="3.922cm">
          <text:p/>
        </draw:line>
        <draw:line draw:style-name="gr9" draw:text-style-name="P2" draw:layer="layout" svg:x1="12.575cm" svg:y1="3.923cm" svg:x2="12.569cm" svg:y2="3.916cm">
          <text:p/>
        </draw:line>
        <draw:line draw:style-name="gr9" draw:text-style-name="P2" draw:layer="layout" svg:x1="12.569cm" svg:y1="3.916cm" svg:x2="12.569cm" svg:y2="3.876cm">
          <text:p/>
        </draw:line>
        <draw:line draw:style-name="gr9" draw:text-style-name="P2" draw:layer="layout" svg:x1="12.569cm" svg:y1="3.876cm" svg:x2="12.592cm" svg:y2="3.876cm">
          <text:p/>
        </draw:line>
        <draw:line draw:style-name="gr9" draw:text-style-name="P2" draw:layer="layout" svg:x1="12.517cm" svg:y1="3.928cm" svg:x2="12.517cm" svg:y2="3.808cm">
          <text:p/>
        </draw:line>
        <draw:line draw:style-name="gr9" draw:text-style-name="P2" draw:layer="layout" svg:x1="12.518cm" svg:y1="3.808cm" svg:x2="12.449cm" svg:y2="3.929cm">
          <text:p/>
        </draw:line>
        <draw:line draw:style-name="gr9" draw:text-style-name="P2" draw:layer="layout" svg:x1="12.449cm" svg:y1="3.928cm" svg:x2="12.449cm" svg:y2="3.808cm">
          <text:p/>
        </draw:line>
        <draw:line draw:style-name="gr9" draw:text-style-name="P2" draw:layer="layout" svg:x1="12.392cm" svg:y1="3.928cm" svg:x2="12.392cm" svg:y2="3.808cm">
          <text:p/>
        </draw:line>
        <draw:line draw:style-name="gr9" draw:text-style-name="P2" draw:layer="layout" svg:x1="12.392cm" svg:y1="3.808cm" svg:x2="12.363cm" svg:y2="3.808cm">
          <text:p/>
        </draw:line>
        <draw:line draw:style-name="gr9" draw:text-style-name="P2" draw:layer="layout" svg:x1="12.364cm" svg:y1="3.808cm" svg:x2="12.346cm" svg:y2="3.814cm">
          <text:p/>
        </draw:line>
        <draw:line draw:style-name="gr9" draw:text-style-name="P2" draw:layer="layout" svg:x1="12.348cm" svg:y1="3.813cm" svg:x2="12.334cm" svg:y2="3.826cm">
          <text:p/>
        </draw:line>
        <draw:line draw:style-name="gr9" draw:text-style-name="P2" draw:layer="layout" svg:x1="12.335cm" svg:y1="3.825cm" svg:x2="12.329cm" svg:y2="3.837cm">
          <text:p/>
        </draw:line>
        <draw:line draw:style-name="gr9" draw:text-style-name="P2" draw:layer="layout" svg:x1="12.33cm" svg:y1="3.836cm" svg:x2="12.323cm" svg:y2="3.86cm">
          <text:p/>
        </draw:line>
        <draw:line draw:style-name="gr9" draw:text-style-name="P2" draw:layer="layout" svg:x1="12.323cm" svg:y1="3.859cm" svg:x2="12.323cm" svg:y2="3.876cm">
          <text:p/>
        </draw:line>
        <draw:line draw:style-name="gr9" draw:text-style-name="P2" draw:layer="layout" svg:x1="12.323cm" svg:y1="3.876cm" svg:x2="12.33cm" svg:y2="3.9cm">
          <text:p/>
        </draw:line>
        <draw:line draw:style-name="gr9" draw:text-style-name="P2" draw:layer="layout" svg:x1="12.329cm" svg:y1="3.899cm" svg:x2="12.335cm" svg:y2="3.912cm">
          <text:p/>
        </draw:line>
        <draw:line draw:style-name="gr9" draw:text-style-name="P2" draw:layer="layout" svg:x1="12.334cm" svg:y1="3.911cm" svg:x2="12.348cm" svg:y2="3.923cm">
          <text:p/>
        </draw:line>
        <draw:line draw:style-name="gr9" draw:text-style-name="P2" draw:layer="layout" svg:x1="12.346cm" svg:y1="3.922cm" svg:x2="12.364cm" svg:y2="3.929cm">
          <text:p/>
        </draw:line>
        <draw:line draw:style-name="gr9" draw:text-style-name="P2" draw:layer="layout" svg:x1="12.363cm" svg:y1="3.928cm" svg:x2="12.392cm" svg:y2="3.928cm">
          <text:p/>
        </draw:line>
        <draw:polygon draw:style-name="gr10" draw:text-style-name="P2" draw:layer="layout" svg:width="0.427cm" svg:height="0.32cm" svg:x="12.27cm" svg:y="3.713cm" svg:viewBox="0 0 428 321" draw:points="0,0 428,0 428,321 0,321">
          <text:p/>
        </draw:polygon>
        <draw:line draw:style-name="gr9" draw:text-style-name="P2" draw:layer="layout" svg:x1="16.675cm" svg:y1="8.088cm" svg:x2="16.632cm" svg:y2="8.088cm">
          <text:p/>
        </draw:line>
        <draw:line draw:style-name="gr9" draw:text-style-name="P2" draw:layer="layout" svg:x1="16.613cm" svg:y1="8.156cm" svg:x2="16.675cm" svg:y2="8.156cm">
          <text:p/>
        </draw:line>
        <draw:line draw:style-name="gr9" draw:text-style-name="P2" draw:layer="layout" svg:x1="16.675cm" svg:y1="8.156cm" svg:x2="16.675cm" svg:y2="8.026cm">
          <text:p/>
        </draw:line>
        <draw:line draw:style-name="gr9" draw:text-style-name="P2" draw:layer="layout" svg:x1="16.675cm" svg:y1="8.026cm" svg:x2="16.613cm" svg:y2="8.026cm">
          <text:p/>
        </draw:line>
        <draw:line draw:style-name="gr9" draw:text-style-name="P2" draw:layer="layout" svg:x1="16.558cm" svg:y1="8.156cm" svg:x2="16.558cm" svg:y2="8.026cm">
          <text:p/>
        </draw:line>
        <draw:line draw:style-name="gr9" draw:text-style-name="P2" draw:layer="layout" svg:x1="16.559cm" svg:y1="8.026cm" svg:x2="16.483cm" svg:y2="8.157cm">
          <text:p/>
        </draw:line>
        <draw:line draw:style-name="gr9" draw:text-style-name="P2" draw:layer="layout" svg:x1="16.483cm" svg:y1="8.156cm" svg:x2="16.483cm" svg:y2="8.026cm">
          <text:p/>
        </draw:line>
        <draw:line draw:style-name="gr9" draw:text-style-name="P2" draw:layer="layout" svg:x1="16.44cm" svg:y1="8.026cm" svg:x2="16.366cm" svg:y2="8.026cm">
          <text:p/>
        </draw:line>
        <draw:line draw:style-name="gr9" draw:text-style-name="P2" draw:layer="layout" svg:x1="16.403cm" svg:y1="8.156cm" svg:x2="16.403cm" svg:y2="8.026cm">
          <text:p/>
        </draw:line>
        <draw:line draw:style-name="gr9" draw:text-style-name="P2" draw:layer="layout" svg:x1="16.248cm" svg:y1="8.157cm" svg:x2="16.292cm" svg:y2="8.094cm">
          <text:p/>
        </draw:line>
        <draw:line draw:style-name="gr9" draw:text-style-name="P2" draw:layer="layout" svg:x1="16.322cm" svg:y1="8.156cm" svg:x2="16.322cm" svg:y2="8.026cm">
          <text:p/>
        </draw:line>
        <draw:line draw:style-name="gr9" draw:text-style-name="P2" draw:layer="layout" svg:x1="16.322cm" svg:y1="8.026cm" svg:x2="16.273cm" svg:y2="8.026cm">
          <text:p/>
        </draw:line>
        <draw:line draw:style-name="gr9" draw:text-style-name="P2" draw:layer="layout" svg:x1="16.274cm" svg:y1="8.026cm" svg:x2="16.261cm" svg:y2="8.033cm">
          <text:p/>
        </draw:line>
        <draw:line draw:style-name="gr9" draw:text-style-name="P2" draw:layer="layout" svg:x1="16.262cm" svg:y1="8.032cm" svg:x2="16.254cm" svg:y2="8.039cm">
          <text:p/>
        </draw:line>
        <draw:line draw:style-name="gr9" draw:text-style-name="P2" draw:layer="layout" svg:x1="16.255cm" svg:y1="8.038cm" svg:x2="16.248cm" svg:y2="8.051cm">
          <text:p/>
        </draw:line>
        <draw:line draw:style-name="gr9" draw:text-style-name="P2" draw:layer="layout" svg:x1="16.248cm" svg:y1="8.05cm" svg:x2="16.248cm" svg:y2="8.069cm">
          <text:p/>
        </draw:line>
        <draw:line draw:style-name="gr9" draw:text-style-name="P2" draw:layer="layout" svg:x1="16.248cm" svg:y1="8.069cm" svg:x2="16.255cm" svg:y2="8.082cm">
          <text:p/>
        </draw:line>
        <draw:line draw:style-name="gr9" draw:text-style-name="P2" draw:layer="layout" svg:x1="16.254cm" svg:y1="8.081cm" svg:x2="16.262cm" svg:y2="8.089cm">
          <text:p/>
        </draw:line>
        <draw:line draw:style-name="gr9" draw:text-style-name="P2" draw:layer="layout" svg:x1="16.261cm" svg:y1="8.088cm" svg:x2="16.274cm" svg:y2="8.095cm">
          <text:p/>
        </draw:line>
        <draw:line draw:style-name="gr9" draw:text-style-name="P2" draw:layer="layout" svg:x1="16.273cm" svg:y1="8.094cm" svg:x2="16.322cm" svg:y2="8.094cm">
          <text:p/>
        </draw:line>
        <draw:line draw:style-name="gr9" draw:text-style-name="P2" draw:layer="layout" svg:x1="16.199cm" svg:y1="8.118cm" svg:x2="16.137cm" svg:y2="8.118cm">
          <text:p/>
        </draw:line>
        <draw:line draw:style-name="gr9" draw:text-style-name="P2" draw:layer="layout" svg:x1="16.212cm" svg:y1="8.157cm" svg:x2="16.168cm" svg:y2="8.026cm">
          <text:p/>
        </draw:line>
        <draw:line draw:style-name="gr9" draw:text-style-name="P2" draw:layer="layout" svg:x1="16.169cm" svg:y1="8.026cm" svg:x2="16.124cm" svg:y2="8.157cm">
          <text:p/>
        </draw:line>
        <draw:line draw:style-name="gr9" draw:text-style-name="P2" draw:layer="layout" svg:x1="16.081cm" svg:y1="8.156cm" svg:x2="16.081cm" svg:y2="8.026cm">
          <text:p/>
        </draw:line>
        <draw:line draw:style-name="gr9" draw:text-style-name="P2" draw:layer="layout" svg:x1="16.081cm" svg:y1="8.026cm" svg:x2="16.05cm" svg:y2="8.026cm">
          <text:p/>
        </draw:line>
        <draw:line draw:style-name="gr9" draw:text-style-name="P2" draw:layer="layout" svg:x1="16.051cm" svg:y1="8.026cm" svg:x2="16.032cm" svg:y2="8.033cm">
          <text:p/>
        </draw:line>
        <draw:line draw:style-name="gr9" draw:text-style-name="P2" draw:layer="layout" svg:x1="16.033cm" svg:y1="8.032cm" svg:x2="16.019cm" svg:y2="8.045cm">
          <text:p/>
        </draw:line>
        <draw:line draw:style-name="gr9" draw:text-style-name="P2" draw:layer="layout" svg:x1="16.02cm" svg:y1="8.044cm" svg:x2="16.013cm" svg:y2="8.058cm">
          <text:p/>
        </draw:line>
        <draw:line draw:style-name="gr9" draw:text-style-name="P2" draw:layer="layout" svg:x1="16.014cm" svg:y1="8.057cm" svg:x2="16.007cm" svg:y2="8.082cm">
          <text:p/>
        </draw:line>
        <draw:line draw:style-name="gr9" draw:text-style-name="P2" draw:layer="layout" svg:x1="16.007cm" svg:y1="8.081cm" svg:x2="16.007cm" svg:y2="8.1cm">
          <text:p/>
        </draw:line>
        <draw:line draw:style-name="gr9" draw:text-style-name="P2" draw:layer="layout" svg:x1="16.007cm" svg:y1="8.1cm" svg:x2="16.014cm" svg:y2="8.126cm">
          <text:p/>
        </draw:line>
        <draw:line draw:style-name="gr9" draw:text-style-name="P2" draw:layer="layout" svg:x1="16.013cm" svg:y1="8.125cm" svg:x2="16.02cm" svg:y2="8.138cm">
          <text:p/>
        </draw:line>
        <draw:line draw:style-name="gr9" draw:text-style-name="P2" draw:layer="layout" svg:x1="16.019cm" svg:y1="8.137cm" svg:x2="16.033cm" svg:y2="8.15cm">
          <text:p/>
        </draw:line>
        <draw:line draw:style-name="gr9" draw:text-style-name="P2" draw:layer="layout" svg:x1="16.032cm" svg:y1="8.149cm" svg:x2="16.051cm" svg:y2="8.157cm">
          <text:p/>
        </draw:line>
        <draw:line draw:style-name="gr9" draw:text-style-name="P2" draw:layer="layout" svg:x1="16.05cm" svg:y1="8.156cm" svg:x2="16.081cm" svg:y2="8.156cm">
          <text:p/>
        </draw:line>
        <draw:line draw:style-name="gr9" draw:text-style-name="P2" draw:layer="layout" svg:x1="15.957cm" svg:y1="8.118cm" svg:x2="15.895cm" svg:y2="8.118cm">
          <text:p/>
        </draw:line>
        <draw:line draw:style-name="gr9" draw:text-style-name="P2" draw:layer="layout" svg:x1="15.971cm" svg:y1="8.157cm" svg:x2="15.926cm" svg:y2="8.026cm">
          <text:p/>
        </draw:line>
        <draw:line draw:style-name="gr9" draw:text-style-name="P2" draw:layer="layout" svg:x1="15.927cm" svg:y1="8.026cm" svg:x2="15.883cm" svg:y2="8.157cm">
          <text:p/>
        </draw:line>
        <draw:line draw:style-name="gr9" draw:text-style-name="P2" draw:layer="layout" svg:x1="15.847cm" svg:y1="8.149cm" svg:x2="15.827cm" svg:y2="8.157cm">
          <text:p/>
        </draw:line>
        <draw:line draw:style-name="gr9" draw:text-style-name="P2" draw:layer="layout" svg:x1="15.827cm" svg:y1="8.156cm" svg:x2="15.796cm" svg:y2="8.156cm">
          <text:p/>
        </draw:line>
        <draw:line draw:style-name="gr9" draw:text-style-name="P2" draw:layer="layout" svg:x1="15.797cm" svg:y1="8.157cm" svg:x2="15.784cm" svg:y2="8.149cm">
          <text:p/>
        </draw:line>
        <draw:line draw:style-name="gr9" draw:text-style-name="P2" draw:layer="layout" svg:x1="15.785cm" svg:y1="8.15cm" svg:x2="15.778cm" svg:y2="8.143cm">
          <text:p/>
        </draw:line>
        <draw:line draw:style-name="gr9" draw:text-style-name="P2" draw:layer="layout" svg:x1="15.779cm" svg:y1="8.144cm" svg:x2="15.771cm" svg:y2="8.131cm">
          <text:p/>
        </draw:line>
        <draw:line draw:style-name="gr9" draw:text-style-name="P2" draw:layer="layout" svg:x1="15.771cm" svg:y1="8.131cm" svg:x2="15.771cm" svg:y2="8.118cm">
          <text:p/>
        </draw:line>
        <draw:line draw:style-name="gr9" draw:text-style-name="P2" draw:layer="layout" svg:x1="15.771cm" svg:y1="8.119cm" svg:x2="15.779cm" svg:y2="8.106cm">
          <text:p/>
        </draw:line>
        <draw:line draw:style-name="gr9" draw:text-style-name="P2" draw:layer="layout" svg:x1="15.778cm" svg:y1="8.107cm" svg:x2="15.785cm" svg:y2="8.1cm">
          <text:p/>
        </draw:line>
        <draw:line draw:style-name="gr9" draw:text-style-name="P2" draw:layer="layout" svg:x1="15.784cm" svg:y1="8.101cm" svg:x2="15.797cm" svg:y2="8.094cm">
          <text:p/>
        </draw:line>
        <draw:line draw:style-name="gr9" draw:text-style-name="P2" draw:layer="layout" svg:x1="15.796cm" svg:y1="8.095cm" svg:x2="15.822cm" svg:y2="8.088cm">
          <text:p/>
        </draw:line>
        <draw:line draw:style-name="gr9" draw:text-style-name="P2" draw:layer="layout" svg:x1="15.821cm" svg:y1="8.089cm" svg:x2="15.834cm" svg:y2="8.081cm">
          <text:p/>
        </draw:line>
        <draw:line draw:style-name="gr9" draw:text-style-name="P2" draw:layer="layout" svg:x1="15.833cm" svg:y1="8.082cm" svg:x2="15.841cm" svg:y2="8.075cm">
          <text:p/>
        </draw:line>
        <draw:line draw:style-name="gr9" draw:text-style-name="P2" draw:layer="layout" svg:x1="15.84cm" svg:y1="8.076cm" svg:x2="15.847cm" svg:y2="8.063cm">
          <text:p/>
        </draw:line>
        <draw:line draw:style-name="gr9" draw:text-style-name="P2" draw:layer="layout" svg:x1="15.846cm" svg:y1="8.063cm" svg:x2="15.846cm" svg:y2="8.05cm">
          <text:p/>
        </draw:line>
        <draw:line draw:style-name="gr9" draw:text-style-name="P2" draw:layer="layout" svg:x1="15.847cm" svg:y1="8.051cm" svg:x2="15.84cm" svg:y2="8.038cm">
          <text:p/>
        </draw:line>
        <draw:line draw:style-name="gr9" draw:text-style-name="P2" draw:layer="layout" svg:x1="15.841cm" svg:y1="8.039cm" svg:x2="15.833cm" svg:y2="8.032cm">
          <text:p/>
        </draw:line>
        <draw:line draw:style-name="gr9" draw:text-style-name="P2" draw:layer="layout" svg:x1="15.834cm" svg:y1="8.033cm" svg:x2="15.821cm" svg:y2="8.026cm">
          <text:p/>
        </draw:line>
        <draw:line draw:style-name="gr9" draw:text-style-name="P2" draw:layer="layout" svg:x1="15.821cm" svg:y1="8.026cm" svg:x2="15.79cm" svg:y2="8.026cm">
          <text:p/>
        </draw:line>
        <draw:line draw:style-name="gr9" draw:text-style-name="P2" draw:layer="layout" svg:x1="15.791cm" svg:y1="8.026cm" svg:x2="15.771cm" svg:y2="8.033cm">
          <text:p/>
        </draw:line>
        <draw:line draw:style-name="gr9" draw:text-style-name="P2" draw:layer="layout" svg:x1="16.291cm" svg:y1="8.365cm" svg:x2="16.291cm" svg:y2="8.235cm">
          <text:p/>
        </draw:line>
        <draw:line draw:style-name="gr9" draw:text-style-name="P2" draw:layer="layout" svg:x1="16.155cm" svg:y1="8.353cm" svg:x2="16.162cm" svg:y2="8.36cm">
          <text:p/>
        </draw:line>
        <draw:line draw:style-name="gr9" draw:text-style-name="P2" draw:layer="layout" svg:x1="16.161cm" svg:y1="8.359cm" svg:x2="16.181cm" svg:y2="8.366cm">
          <text:p/>
        </draw:line>
        <draw:line draw:style-name="gr9" draw:text-style-name="P2" draw:layer="layout" svg:x1="16.18cm" svg:y1="8.365cm" svg:x2="16.192cm" svg:y2="8.365cm">
          <text:p/>
        </draw:line>
        <draw:line draw:style-name="gr9" draw:text-style-name="P2" draw:layer="layout" svg:x1="16.192cm" svg:y1="8.366cm" svg:x2="16.212cm" svg:y2="8.359cm">
          <text:p/>
        </draw:line>
        <draw:line draw:style-name="gr9" draw:text-style-name="P2" draw:layer="layout" svg:x1="16.211cm" svg:y1="8.36cm" svg:x2="16.224cm" svg:y2="8.346cm">
          <text:p/>
        </draw:line>
        <draw:line draw:style-name="gr9" draw:text-style-name="P2" draw:layer="layout" svg:x1="16.223cm" svg:y1="8.347cm" svg:x2="16.231cm" svg:y2="8.334cm">
          <text:p/>
        </draw:line>
        <draw:line draw:style-name="gr9" draw:text-style-name="P2" draw:layer="layout" svg:x1="16.23cm" svg:y1="8.335cm" svg:x2="16.237cm" svg:y2="8.309cm">
          <text:p/>
        </draw:line>
        <draw:line draw:style-name="gr9" draw:text-style-name="P2" draw:layer="layout" svg:x1="16.236cm" svg:y1="8.309cm" svg:x2="16.236cm" svg:y2="8.291cm">
          <text:p/>
        </draw:line>
        <draw:line draw:style-name="gr9" draw:text-style-name="P2" draw:layer="layout" svg:x1="16.237cm" svg:y1="8.292cm" svg:x2="16.23cm" svg:y2="8.266cm">
          <text:p/>
        </draw:line>
        <draw:line draw:style-name="gr9" draw:text-style-name="P2" draw:layer="layout" svg:x1="16.231cm" svg:y1="8.267cm" svg:x2="16.223cm" svg:y2="8.253cm">
          <text:p/>
        </draw:line>
        <draw:line draw:style-name="gr9" draw:text-style-name="P2" draw:layer="layout" svg:x1="16.224cm" svg:y1="8.254cm" svg:x2="16.211cm" svg:y2="8.241cm">
          <text:p/>
        </draw:line>
        <draw:line draw:style-name="gr9" draw:text-style-name="P2" draw:layer="layout" svg:x1="16.212cm" svg:y1="8.242cm" svg:x2="16.192cm" svg:y2="8.235cm">
          <text:p/>
        </draw:line>
        <draw:line draw:style-name="gr9" draw:text-style-name="P2" draw:layer="layout" svg:x1="16.192cm" svg:y1="8.235cm" svg:x2="16.18cm" svg:y2="8.235cm">
          <text:p/>
        </draw:line>
        <draw:line draw:style-name="gr9" draw:text-style-name="P2" draw:layer="layout" svg:x1="16.181cm" svg:y1="8.235cm" svg:x2="16.161cm" svg:y2="8.242cm">
          <text:p/>
        </draw:line>
        <draw:line draw:style-name="gr9" draw:text-style-name="P2" draw:layer="layout" svg:x1="16.162cm" svg:y1="8.241cm" svg:x2="16.155cm" svg:y2="8.248cm">
          <text:p/>
        </draw:line>
        <draw:line draw:style-name="gr9" draw:text-style-name="P2" draw:layer="layout" svg:x1="16.499cm" svg:y1="8.562cm" svg:x2="16.506cm" svg:y2="8.569cm">
          <text:p/>
        </draw:line>
        <draw:line draw:style-name="gr9" draw:text-style-name="P2" draw:layer="layout" svg:x1="16.505cm" svg:y1="8.568cm" svg:x2="16.525cm" svg:y2="8.575cm">
          <text:p/>
        </draw:line>
        <draw:line draw:style-name="gr9" draw:text-style-name="P2" draw:layer="layout" svg:x1="16.524cm" svg:y1="8.574cm" svg:x2="16.536cm" svg:y2="8.574cm">
          <text:p/>
        </draw:line>
        <draw:line draw:style-name="gr9" draw:text-style-name="P2" draw:layer="layout" svg:x1="16.536cm" svg:y1="8.575cm" svg:x2="16.556cm" svg:y2="8.568cm">
          <text:p/>
        </draw:line>
        <draw:line draw:style-name="gr9" draw:text-style-name="P2" draw:layer="layout" svg:x1="16.555cm" svg:y1="8.569cm" svg:x2="16.568cm" svg:y2="8.556cm">
          <text:p/>
        </draw:line>
        <draw:line draw:style-name="gr9" draw:text-style-name="P2" draw:layer="layout" svg:x1="16.567cm" svg:y1="8.557cm" svg:x2="16.574cm" svg:y2="8.543cm">
          <text:p/>
        </draw:line>
        <draw:line draw:style-name="gr9" draw:text-style-name="P2" draw:layer="layout" svg:x1="16.573cm" svg:y1="8.544cm" svg:x2="16.58cm" svg:y2="8.519cm">
          <text:p/>
        </draw:line>
        <draw:line draw:style-name="gr9" draw:text-style-name="P2" draw:layer="layout" svg:x1="16.579cm" svg:y1="8.519cm" svg:x2="16.579cm" svg:y2="8.5cm">
          <text:p/>
        </draw:line>
        <draw:line draw:style-name="gr9" draw:text-style-name="P2" draw:layer="layout" svg:x1="16.58cm" svg:y1="8.501cm" svg:x2="16.573cm" svg:y2="8.475cm">
          <text:p/>
        </draw:line>
        <draw:line draw:style-name="gr9" draw:text-style-name="P2" draw:layer="layout" svg:x1="16.574cm" svg:y1="8.476cm" svg:x2="16.567cm" svg:y2="8.463cm">
          <text:p/>
        </draw:line>
        <draw:line draw:style-name="gr9" draw:text-style-name="P2" draw:layer="layout" svg:x1="16.568cm" svg:y1="8.465cm" svg:x2="16.555cm" svg:y2="8.45cm">
          <text:p/>
        </draw:line>
        <draw:line draw:style-name="gr9" draw:text-style-name="P2" draw:layer="layout" svg:x1="16.556cm" svg:y1="8.451cm" svg:x2="16.536cm" svg:y2="8.444cm">
          <text:p/>
        </draw:line>
        <draw:line draw:style-name="gr9" draw:text-style-name="P2" draw:layer="layout" svg:x1="16.536cm" svg:y1="8.444cm" svg:x2="16.524cm" svg:y2="8.444cm">
          <text:p/>
        </draw:line>
        <draw:line draw:style-name="gr9" draw:text-style-name="P2" draw:layer="layout" svg:x1="16.525cm" svg:y1="8.444cm" svg:x2="16.505cm" svg:y2="8.451cm">
          <text:p/>
        </draw:line>
        <draw:line draw:style-name="gr9" draw:text-style-name="P2" draw:layer="layout" svg:x1="16.506cm" svg:y1="8.45cm" svg:x2="16.499cm" svg:y2="8.458cm">
          <text:p/>
        </draw:line>
        <draw:line draw:style-name="gr9" draw:text-style-name="P2" draw:layer="layout" svg:x1="16.443cm" svg:y1="8.574cm" svg:x2="16.443cm" svg:y2="8.444cm">
          <text:p/>
        </draw:line>
        <draw:line draw:style-name="gr9" draw:text-style-name="P2" draw:layer="layout" svg:x1="16.443cm" svg:y1="8.444cm" svg:x2="16.412cm" svg:y2="8.444cm">
          <text:p/>
        </draw:line>
        <draw:line draw:style-name="gr9" draw:text-style-name="P2" draw:layer="layout" svg:x1="16.413cm" svg:y1="8.444cm" svg:x2="16.394cm" svg:y2="8.451cm">
          <text:p/>
        </draw:line>
        <draw:line draw:style-name="gr9" draw:text-style-name="P2" draw:layer="layout" svg:x1="16.395cm" svg:y1="8.45cm" svg:x2="16.381cm" svg:y2="8.465cm">
          <text:p/>
        </draw:line>
        <draw:line draw:style-name="gr9" draw:text-style-name="P2" draw:layer="layout" svg:x1="16.382cm" svg:y1="8.463cm" svg:x2="16.375cm" svg:y2="8.476cm">
          <text:p/>
        </draw:line>
        <draw:line draw:style-name="gr9" draw:text-style-name="P2" draw:layer="layout" svg:x1="16.376cm" svg:y1="8.475cm" svg:x2="16.369cm" svg:y2="8.501cm">
          <text:p/>
        </draw:line>
        <draw:line draw:style-name="gr9" draw:text-style-name="P2" draw:layer="layout" svg:x1="16.369cm" svg:y1="8.5cm" svg:x2="16.369cm" svg:y2="8.519cm">
          <text:p/>
        </draw:line>
        <draw:line draw:style-name="gr9" draw:text-style-name="P2" draw:layer="layout" svg:x1="16.369cm" svg:y1="8.519cm" svg:x2="16.376cm" svg:y2="8.544cm">
          <text:p/>
        </draw:line>
        <draw:line draw:style-name="gr9" draw:text-style-name="P2" draw:layer="layout" svg:x1="16.375cm" svg:y1="8.543cm" svg:x2="16.382cm" svg:y2="8.557cm">
          <text:p/>
        </draw:line>
        <draw:line draw:style-name="gr9" draw:text-style-name="P2" draw:layer="layout" svg:x1="16.381cm" svg:y1="8.556cm" svg:x2="16.395cm" svg:y2="8.569cm">
          <text:p/>
        </draw:line>
        <draw:line draw:style-name="gr9" draw:text-style-name="P2" draw:layer="layout" svg:x1="16.394cm" svg:y1="8.568cm" svg:x2="16.413cm" svg:y2="8.575cm">
          <text:p/>
        </draw:line>
        <draw:line draw:style-name="gr9" draw:text-style-name="P2" draw:layer="layout" svg:x1="16.412cm" svg:y1="8.574cm" svg:x2="16.443cm" svg:y2="8.574cm">
          <text:p/>
        </draw:line>
        <draw:line draw:style-name="gr9" draw:text-style-name="P2" draw:layer="layout" svg:x1="16.257cm" svg:y1="8.488cm" svg:x2="16.257cm" svg:y2="8.574cm">
          <text:p/>
        </draw:line>
        <draw:line draw:style-name="gr9" draw:text-style-name="P2" draw:layer="layout" svg:x1="16.288cm" svg:y1="8.438cm" svg:x2="16.32cm" svg:y2="8.532cm">
          <text:p/>
        </draw:line>
        <draw:line draw:style-name="gr9" draw:text-style-name="P2" draw:layer="layout" svg:x1="16.319cm" svg:y1="8.531cm" svg:x2="16.239cm" svg:y2="8.531cm">
          <text:p/>
        </draw:line>
        <draw:line draw:style-name="gr9" draw:text-style-name="P2" draw:layer="layout" svg:x1="16.165cm" svg:y1="8.444cm" svg:x2="16.152cm" svg:y2="8.444cm">
          <text:p/>
        </draw:line>
        <draw:line draw:style-name="gr9" draw:text-style-name="P2" draw:layer="layout" svg:x1="16.153cm" svg:y1="8.444cm" svg:x2="16.14cm" svg:y2="8.451cm">
          <text:p/>
        </draw:line>
        <draw:line draw:style-name="gr9" draw:text-style-name="P2" draw:layer="layout" svg:x1="16.141cm" svg:y1="8.45cm" svg:x2="16.134cm" svg:y2="8.458cm">
          <text:p/>
        </draw:line>
        <draw:line draw:style-name="gr9" draw:text-style-name="P2" draw:layer="layout" svg:x1="16.135cm" svg:y1="8.457cm" svg:x2="16.127cm" svg:y2="8.47cm">
          <text:p/>
        </draw:line>
        <draw:line draw:style-name="gr9" draw:text-style-name="P2" draw:layer="layout" svg:x1="16.128cm" svg:y1="8.469cm" svg:x2="16.121cm" svg:y2="8.495cm">
          <text:p/>
        </draw:line>
        <draw:line draw:style-name="gr9" draw:text-style-name="P2" draw:layer="layout" svg:x1="16.121cm" svg:y1="8.494cm" svg:x2="16.121cm" svg:y2="8.525cm">
          <text:p/>
        </draw:line>
        <draw:line draw:style-name="gr9" draw:text-style-name="P2" draw:layer="layout" svg:x1="16.121cm" svg:y1="8.525cm" svg:x2="16.128cm" svg:y2="8.55cm">
          <text:p/>
        </draw:line>
        <draw:line draw:style-name="gr9" draw:text-style-name="P2" draw:layer="layout" svg:x1="16.127cm" svg:y1="8.549cm" svg:x2="16.135cm" svg:y2="8.563cm">
          <text:p/>
        </draw:line>
        <draw:line draw:style-name="gr9" draw:text-style-name="P2" draw:layer="layout" svg:x1="16.134cm" svg:y1="8.562cm" svg:x2="16.141cm" svg:y2="8.569cm">
          <text:p/>
        </draw:line>
        <draw:line draw:style-name="gr9" draw:text-style-name="P2" draw:layer="layout" svg:x1="16.14cm" svg:y1="8.568cm" svg:x2="16.153cm" svg:y2="8.575cm">
          <text:p/>
        </draw:line>
        <draw:line draw:style-name="gr9" draw:text-style-name="P2" draw:layer="layout" svg:x1="16.152cm" svg:y1="8.574cm" svg:x2="16.165cm" svg:y2="8.574cm">
          <text:p/>
        </draw:line>
        <draw:line draw:style-name="gr9" draw:text-style-name="P2" draw:layer="layout" svg:x1="16.165cm" svg:y1="8.575cm" svg:x2="16.178cm" svg:y2="8.568cm">
          <text:p/>
        </draw:line>
        <draw:line draw:style-name="gr9" draw:text-style-name="P2" draw:layer="layout" svg:x1="16.177cm" svg:y1="8.569cm" svg:x2="16.184cm" svg:y2="8.562cm">
          <text:p/>
        </draw:line>
        <draw:line draw:style-name="gr9" draw:text-style-name="P2" draw:layer="layout" svg:x1="16.183cm" svg:y1="8.563cm" svg:x2="16.19cm" svg:y2="8.549cm">
          <text:p/>
        </draw:line>
        <draw:line draw:style-name="gr9" draw:text-style-name="P2" draw:layer="layout" svg:x1="16.189cm" svg:y1="8.55cm" svg:x2="16.198cm" svg:y2="8.525cm">
          <text:p/>
        </draw:line>
        <draw:line draw:style-name="gr9" draw:text-style-name="P2" draw:layer="layout" svg:x1="16.196cm" svg:y1="8.525cm" svg:x2="16.196cm" svg:y2="8.494cm">
          <text:p/>
        </draw:line>
        <draw:line draw:style-name="gr9" draw:text-style-name="P2" draw:layer="layout" svg:x1="16.198cm" svg:y1="8.495cm" svg:x2="16.189cm" svg:y2="8.469cm">
          <text:p/>
        </draw:line>
        <draw:line draw:style-name="gr9" draw:text-style-name="P2" draw:layer="layout" svg:x1="16.19cm" svg:y1="8.47cm" svg:x2="16.183cm" svg:y2="8.457cm">
          <text:p/>
        </draw:line>
        <draw:line draw:style-name="gr9" draw:text-style-name="P2" draw:layer="layout" svg:x1="16.184cm" svg:y1="8.458cm" svg:x2="16.177cm" svg:y2="8.45cm">
          <text:p/>
        </draw:line>
        <draw:line draw:style-name="gr9" draw:text-style-name="P2" draw:layer="layout" svg:x1="16.178cm" svg:y1="8.451cm" svg:x2="16.165cm" svg:y2="8.444cm">
          <text:p/>
        </draw:line>
        <draw:line draw:style-name="gr9" draw:text-style-name="P2" draw:layer="layout" svg:x1="16.01cm" svg:y1="8.444cm" svg:x2="16.035cm" svg:y2="8.444cm">
          <text:p/>
        </draw:line>
        <draw:line draw:style-name="gr9" draw:text-style-name="P2" draw:layer="layout" svg:x1="16.035cm" svg:y1="8.444cm" svg:x2="16.048cm" svg:y2="8.451cm">
          <text:p/>
        </draw:line>
        <draw:line draw:style-name="gr9" draw:text-style-name="P2" draw:layer="layout" svg:x1="16.047cm" svg:y1="8.45cm" svg:x2="16.054cm" svg:y2="8.458cm">
          <text:p/>
        </draw:line>
        <draw:line draw:style-name="gr9" draw:text-style-name="P2" draw:layer="layout" svg:x1="16.053cm" svg:y1="8.457cm" svg:x2="16.067cm" svg:y2="8.476cm">
          <text:p/>
        </draw:line>
        <draw:line draw:style-name="gr9" draw:text-style-name="P2" draw:layer="layout" svg:x1="16.066cm" svg:y1="8.475cm" svg:x2="16.073cm" svg:y2="8.501cm">
          <text:p/>
        </draw:line>
        <draw:line draw:style-name="gr9" draw:text-style-name="P2" draw:layer="layout" svg:x1="16.072cm" svg:y1="8.5cm" svg:x2="16.072cm" svg:y2="8.549cm">
          <text:p/>
        </draw:line>
        <draw:line draw:style-name="gr9" draw:text-style-name="P2" draw:layer="layout" svg:x1="16.073cm" svg:y1="8.549cm" svg:x2="16.066cm" svg:y2="8.563cm">
          <text:p/>
        </draw:line>
        <draw:line draw:style-name="gr9" draw:text-style-name="P2" draw:layer="layout" svg:x1="16.067cm" svg:y1="8.562cm" svg:x2="16.059cm" svg:y2="8.569cm">
          <text:p/>
        </draw:line>
        <draw:line draw:style-name="gr9" draw:text-style-name="P2" draw:layer="layout" svg:x1="16.06cm" svg:y1="8.568cm" svg:x2="16.047cm" svg:y2="8.575cm">
          <text:p/>
        </draw:line>
        <draw:line draw:style-name="gr9" draw:text-style-name="P2" draw:layer="layout" svg:x1="16.047cm" svg:y1="8.574cm" svg:x2="16.022cm" svg:y2="8.574cm">
          <text:p/>
        </draw:line>
        <draw:line draw:style-name="gr9" draw:text-style-name="P2" draw:layer="layout" svg:x1="16.023cm" svg:y1="8.575cm" svg:x2="16.01cm" svg:y2="8.568cm">
          <text:p/>
        </draw:line>
        <draw:line draw:style-name="gr9" draw:text-style-name="P2" draw:layer="layout" svg:x1="16.011cm" svg:y1="8.569cm" svg:x2="16.004cm" svg:y2="8.562cm">
          <text:p/>
        </draw:line>
        <draw:line draw:style-name="gr9" draw:text-style-name="P2" draw:layer="layout" svg:x1="16.006cm" svg:y1="8.563cm" svg:x2="15.997cm" svg:y2="8.549cm">
          <text:p/>
        </draw:line>
        <draw:line draw:style-name="gr9" draw:text-style-name="P2" draw:layer="layout" svg:x1="15.997cm" svg:y1="8.549cm" svg:x2="15.997cm" svg:y2="8.519cm">
          <text:p/>
        </draw:line>
        <draw:line draw:style-name="gr9" draw:text-style-name="P2" draw:layer="layout" svg:x1="15.997cm" svg:y1="8.52cm" svg:x2="16.006cm" svg:y2="8.506cm">
          <text:p/>
        </draw:line>
        <draw:line draw:style-name="gr9" draw:text-style-name="P2" draw:layer="layout" svg:x1="16.004cm" svg:y1="8.507cm" svg:x2="16.011cm" svg:y2="8.5cm">
          <text:p/>
        </draw:line>
        <draw:line draw:style-name="gr9" draw:text-style-name="P2" draw:layer="layout" svg:x1="16.01cm" svg:y1="8.501cm" svg:x2="16.023cm" svg:y2="8.494cm">
          <text:p/>
        </draw:line>
        <draw:line draw:style-name="gr9" draw:text-style-name="P2" draw:layer="layout" svg:x1="16.022cm" svg:y1="8.494cm" svg:x2="16.047cm" svg:y2="8.494cm">
          <text:p/>
        </draw:line>
        <draw:line draw:style-name="gr9" draw:text-style-name="P2" draw:layer="layout" svg:x1="16.047cm" svg:y1="8.494cm" svg:x2="16.06cm" svg:y2="8.501cm">
          <text:p/>
        </draw:line>
        <draw:line draw:style-name="gr9" draw:text-style-name="P2" draw:layer="layout" svg:x1="16.059cm" svg:y1="8.5cm" svg:x2="16.067cm" svg:y2="8.507cm">
          <text:p/>
        </draw:line>
        <draw:line draw:style-name="gr9" draw:text-style-name="P2" draw:layer="layout" svg:x1="16.066cm" svg:y1="8.506cm" svg:x2="16.073cm" svg:y2="8.52cm">
          <text:p/>
        </draw:line>
        <draw:line draw:style-name="gr9" draw:text-style-name="P2" draw:layer="layout" svg:x1="15.936cm" svg:y1="8.574cm" svg:x2="15.911cm" svg:y2="8.574cm">
          <text:p/>
        </draw:line>
        <draw:line draw:style-name="gr9" draw:text-style-name="P2" draw:layer="layout" svg:x1="15.912cm" svg:y1="8.575cm" svg:x2="15.898cm" svg:y2="8.568cm">
          <text:p/>
        </draw:line>
        <draw:line draw:style-name="gr9" draw:text-style-name="P2" draw:layer="layout" svg:x1="15.899cm" svg:y1="8.569cm" svg:x2="15.892cm" svg:y2="8.562cm">
          <text:p/>
        </draw:line>
        <draw:line draw:style-name="gr9" draw:text-style-name="P2" draw:layer="layout" svg:x1="15.893cm" svg:y1="8.563cm" svg:x2="15.88cm" svg:y2="8.543cm">
          <text:p/>
        </draw:line>
        <draw:line draw:style-name="gr9" draw:text-style-name="P2" draw:layer="layout" svg:x1="15.881cm" svg:y1="8.544cm" svg:x2="15.874cm" svg:y2="8.519cm">
          <text:p/>
        </draw:line>
        <draw:line draw:style-name="gr9" draw:text-style-name="P2" draw:layer="layout" svg:x1="15.874cm" svg:y1="8.519cm" svg:x2="15.874cm" svg:y2="8.469cm">
          <text:p/>
        </draw:line>
        <draw:line draw:style-name="gr9" draw:text-style-name="P2" draw:layer="layout" svg:x1="15.874cm" svg:y1="8.47cm" svg:x2="15.881cm" svg:y2="8.457cm">
          <text:p/>
        </draw:line>
        <draw:line draw:style-name="gr9" draw:text-style-name="P2" draw:layer="layout" svg:x1="15.88cm" svg:y1="8.458cm" svg:x2="15.887cm" svg:y2="8.45cm">
          <text:p/>
        </draw:line>
        <draw:line draw:style-name="gr9" draw:text-style-name="P2" draw:layer="layout" svg:x1="15.886cm" svg:y1="8.451cm" svg:x2="15.899cm" svg:y2="8.444cm">
          <text:p/>
        </draw:line>
        <draw:line draw:style-name="gr9" draw:text-style-name="P2" draw:layer="layout" svg:x1="15.898cm" svg:y1="8.444cm" svg:x2="15.923cm" svg:y2="8.444cm">
          <text:p/>
        </draw:line>
        <draw:line draw:style-name="gr9" draw:text-style-name="P2" draw:layer="layout" svg:x1="15.923cm" svg:y1="8.444cm" svg:x2="15.937cm" svg:y2="8.451cm">
          <text:p/>
        </draw:line>
        <draw:line draw:style-name="gr9" draw:text-style-name="P2" draw:layer="layout" svg:x1="15.936cm" svg:y1="8.45cm" svg:x2="15.943cm" svg:y2="8.458cm">
          <text:p/>
        </draw:line>
        <draw:line draw:style-name="gr9" draw:text-style-name="P2" draw:layer="layout" svg:x1="15.942cm" svg:y1="8.457cm" svg:x2="15.949cm" svg:y2="8.47cm">
          <text:p/>
        </draw:line>
        <draw:line draw:style-name="gr9" draw:text-style-name="P2" draw:layer="layout" svg:x1="15.948cm" svg:y1="8.469cm" svg:x2="15.948cm" svg:y2="8.5cm">
          <text:p/>
        </draw:line>
        <draw:line draw:style-name="gr9" draw:text-style-name="P2" draw:layer="layout" svg:x1="15.949cm" svg:y1="8.5cm" svg:x2="15.942cm" svg:y2="8.513cm">
          <text:p/>
        </draw:line>
        <draw:line draw:style-name="gr9" draw:text-style-name="P2" draw:layer="layout" svg:x1="15.943cm" svg:y1="8.512cm" svg:x2="15.936cm" svg:y2="8.521cm">
          <text:p/>
        </draw:line>
        <draw:line draw:style-name="gr9" draw:text-style-name="P2" draw:layer="layout" svg:x1="15.937cm" svg:y1="8.519cm" svg:x2="15.923cm" svg:y2="8.526cm">
          <text:p/>
        </draw:line>
        <draw:line draw:style-name="gr9" draw:text-style-name="P2" draw:layer="layout" svg:x1="15.923cm" svg:y1="8.525cm" svg:x2="15.898cm" svg:y2="8.525cm">
          <text:p/>
        </draw:line>
        <draw:line draw:style-name="gr9" draw:text-style-name="P2" draw:layer="layout" svg:x1="15.899cm" svg:y1="8.526cm" svg:x2="15.886cm" svg:y2="8.519cm">
          <text:p/>
        </draw:line>
        <draw:line draw:style-name="gr9" draw:text-style-name="P2" draw:layer="layout" svg:x1="15.887cm" svg:y1="8.521cm" svg:x2="15.88cm" svg:y2="8.512cm">
          <text:p/>
        </draw:line>
        <draw:line draw:style-name="gr9" draw:text-style-name="P2" draw:layer="layout" svg:x1="15.881cm" svg:y1="8.513cm" svg:x2="15.874cm" svg:y2="8.5cm">
          <text:p/>
        </draw:line>
        <draw:polygon draw:style-name="gr10" draw:text-style-name="P2" draw:layer="layout" svg:width="1.034cm" svg:height="0.718cm" svg:x="15.709cm" svg:y="7.924cm" svg:viewBox="0 0 1035 719" draw:points="0,0 1035,0 1035,719 0,719">
          <text:p/>
        </draw:polygon>
        <draw:line draw:style-name="gr9" draw:text-style-name="P2" draw:layer="layout" svg:x1="5.421cm" svg:y1="4.344cm" svg:x2="5.428cm" svg:y2="4.363cm">
          <text:p/>
        </draw:line>
        <draw:line draw:style-name="gr9" draw:text-style-name="P2" draw:layer="layout" svg:x1="5.427cm" svg:y1="4.362cm" svg:x2="5.427cm" svg:y2="4.39cm">
          <text:p/>
        </draw:line>
        <draw:line draw:style-name="gr9" draw:text-style-name="P2" draw:layer="layout" svg:x1="5.428cm" svg:y1="4.39cm" svg:x2="5.421cm" svg:y2="4.403cm">
          <text:p/>
        </draw:line>
        <draw:line draw:style-name="gr9" draw:text-style-name="P2" draw:layer="layout" svg:x1="5.422cm" svg:y1="4.402cm" svg:x2="5.416cm" svg:y2="4.408cm">
          <text:p/>
        </draw:line>
        <draw:line draw:style-name="gr9" draw:text-style-name="P2" draw:layer="layout" svg:x1="5.418cm" svg:y1="4.407cm" svg:x2="5.404cm" svg:y2="4.414cm">
          <text:p/>
        </draw:line>
        <draw:line draw:style-name="gr9" draw:text-style-name="P2" draw:layer="layout" svg:x1="5.404cm" svg:y1="4.413cm" svg:x2="5.393cm" svg:y2="4.413cm">
          <text:p/>
        </draw:line>
        <draw:line draw:style-name="gr9" draw:text-style-name="P2" draw:layer="layout" svg:x1="5.394cm" svg:y1="4.414cm" svg:x2="5.381cm" svg:y2="4.407cm">
          <text:p/>
        </draw:line>
        <draw:line draw:style-name="gr9" draw:text-style-name="P2" draw:layer="layout" svg:x1="5.382cm" svg:y1="4.408cm" svg:x2="5.376cm" svg:y2="4.402cm">
          <text:p/>
        </draw:line>
        <draw:line draw:style-name="gr9" draw:text-style-name="P2" draw:layer="layout" svg:x1="5.378cm" svg:y1="4.403cm" svg:x2="5.37cm" svg:y2="4.39cm">
          <text:p/>
        </draw:line>
        <draw:line draw:style-name="gr9" draw:text-style-name="P2" draw:layer="layout" svg:x1="5.371cm" svg:y1="4.391cm" svg:x2="5.364cm" svg:y2="4.367cm">
          <text:p/>
        </draw:line>
        <draw:line draw:style-name="gr9" draw:text-style-name="P2" draw:layer="layout" svg:x1="5.365cm" svg:y1="4.368cm" svg:x2="5.359cm" svg:y2="4.356cm">
          <text:p/>
        </draw:line>
        <draw:line draw:style-name="gr9" draw:text-style-name="P2" draw:layer="layout" svg:x1="5.36cm" svg:y1="4.358cm" svg:x2="5.353cm" svg:y2="4.35cm">
          <text:p/>
        </draw:line>
        <draw:line draw:style-name="gr9" draw:text-style-name="P2" draw:layer="layout" svg:x1="5.354cm" svg:y1="4.351cm" svg:x2="5.341cm" svg:y2="4.344cm">
          <text:p/>
        </draw:line>
        <draw:line draw:style-name="gr9" draw:text-style-name="P2" draw:layer="layout" svg:x1="5.341cm" svg:y1="4.344cm" svg:x2="5.33cm" svg:y2="4.344cm">
          <text:p/>
        </draw:line>
        <draw:line draw:style-name="gr9" draw:text-style-name="P2" draw:layer="layout" svg:x1="5.331cm" svg:y1="4.344cm" svg:x2="5.319cm" svg:y2="4.351cm">
          <text:p/>
        </draw:line>
        <draw:line draw:style-name="gr9" draw:text-style-name="P2" draw:layer="layout" svg:x1="5.32cm" svg:y1="4.35cm" svg:x2="5.313cm" svg:y2="4.358cm">
          <text:p/>
        </draw:line>
        <draw:line draw:style-name="gr9" draw:text-style-name="P2" draw:layer="layout" svg:x1="5.314cm" svg:y1="4.356cm" svg:x2="5.307cm" svg:y2="4.368cm">
          <text:p/>
        </draw:line>
        <draw:line draw:style-name="gr9" draw:text-style-name="P2" draw:layer="layout" svg:x1="5.307cm" svg:y1="4.367cm" svg:x2="5.307cm" svg:y2="4.396cm">
          <text:p/>
        </draw:line>
        <draw:line draw:style-name="gr9" draw:text-style-name="P2" draw:layer="layout" svg:x1="5.307cm" svg:y1="4.396cm" svg:x2="5.314cm" svg:y2="4.414cm">
          <text:p/>
        </draw:line>
        <draw:line draw:style-name="gr9" draw:text-style-name="P2" draw:layer="layout" svg:x1="5.307cm" svg:y1="4.453cm" svg:x2="5.428cm" svg:y2="4.483cm">
          <text:p/>
        </draw:line>
        <draw:line draw:style-name="gr9" draw:text-style-name="P2" draw:layer="layout" svg:x1="5.428cm" svg:y1="4.482cm" svg:x2="5.341cm" svg:y2="4.505cm">
          <text:p/>
        </draw:line>
        <draw:line draw:style-name="gr9" draw:text-style-name="P2" draw:layer="layout" svg:x1="5.341cm" svg:y1="4.504cm" svg:x2="5.428cm" svg:y2="4.528cm">
          <text:p/>
        </draw:line>
        <draw:line draw:style-name="gr9" draw:text-style-name="P2" draw:layer="layout" svg:x1="5.428cm" svg:y1="4.527cm" svg:x2="5.307cm" svg:y2="4.557cm">
          <text:p/>
        </draw:line>
        <draw:polygon draw:style-name="gr10" draw:text-style-name="P2" draw:layer="layout" svg:width="0.319cm" svg:height="0.39cm" svg:x="5.213cm" svg:y="4.252cm" svg:viewBox="0 0 320 391" draw:points="0,391 320,391 320,0 0,0">
          <text:p/>
        </draw:polygon>
        <draw:line draw:style-name="gr9" draw:text-style-name="P2" draw:layer="layout" svg:x1="11.981cm" svg:y1="8.728cm" svg:x2="11.981cm" svg:y2="8.608cm">
          <text:p/>
        </draw:line>
        <draw:line draw:style-name="gr9" draw:text-style-name="P2" draw:layer="layout" svg:x1="11.924cm" svg:y1="8.728cm" svg:x2="11.924cm" svg:y2="8.608cm">
          <text:p/>
        </draw:line>
        <draw:line draw:style-name="gr9" draw:text-style-name="P2" draw:layer="layout" svg:x1="11.925cm" svg:y1="8.608cm" svg:x2="11.855cm" svg:y2="8.729cm">
          <text:p/>
        </draw:line>
        <draw:line draw:style-name="gr9" draw:text-style-name="P2" draw:layer="layout" svg:x1="11.855cm" svg:y1="8.728cm" svg:x2="11.855cm" svg:y2="8.608cm">
          <text:p/>
        </draw:line>
        <draw:line draw:style-name="gr9" draw:text-style-name="P2" draw:layer="layout" svg:x1="11.798cm" svg:y1="8.728cm" svg:x2="11.798cm" svg:y2="8.608cm">
          <text:p/>
        </draw:line>
        <draw:line draw:style-name="gr9" draw:text-style-name="P2" draw:layer="layout" svg:x1="11.798cm" svg:y1="8.608cm" svg:x2="11.752cm" svg:y2="8.608cm">
          <text:p/>
        </draw:line>
        <draw:line draw:style-name="gr9" draw:text-style-name="P2" draw:layer="layout" svg:x1="11.753cm" svg:y1="8.608cm" svg:x2="11.741cm" svg:y2="8.615cm">
          <text:p/>
        </draw:line>
        <draw:line draw:style-name="gr9" draw:text-style-name="P2" draw:layer="layout" svg:x1="11.743cm" svg:y1="8.614cm" svg:x2="11.735cm" svg:y2="8.621cm">
          <text:p/>
        </draw:line>
        <draw:line draw:style-name="gr9" draw:text-style-name="P2" draw:layer="layout" svg:x1="11.736cm" svg:y1="8.62cm" svg:x2="11.729cm" svg:y2="8.632cm">
          <text:p/>
        </draw:line>
        <draw:line draw:style-name="gr9" draw:text-style-name="P2" draw:layer="layout" svg:x1="11.729cm" svg:y1="8.631cm" svg:x2="11.729cm" svg:y2="8.648cm">
          <text:p/>
        </draw:line>
        <draw:line draw:style-name="gr9" draw:text-style-name="P2" draw:layer="layout" svg:x1="11.729cm" svg:y1="8.648cm" svg:x2="11.736cm" svg:y2="8.661cm">
          <text:p/>
        </draw:line>
        <draw:line draw:style-name="gr9" draw:text-style-name="P2" draw:layer="layout" svg:x1="11.735cm" svg:y1="8.66cm" svg:x2="11.743cm" svg:y2="8.666cm">
          <text:p/>
        </draw:line>
        <draw:line draw:style-name="gr9" draw:text-style-name="P2" draw:layer="layout" svg:x1="11.741cm" svg:y1="8.665cm" svg:x2="11.753cm" svg:y2="8.673cm">
          <text:p/>
        </draw:line>
        <draw:line draw:style-name="gr9" draw:text-style-name="P2" draw:layer="layout" svg:x1="11.752cm" svg:y1="8.671cm" svg:x2="11.798cm" svg:y2="8.671cm">
          <text:p/>
        </draw:line>
        <draw:line draw:style-name="gr9" draw:text-style-name="P2" draw:layer="layout" svg:x1="11.678cm" svg:y1="8.608cm" svg:x2="11.678cm" svg:y2="8.705cm">
          <text:p/>
        </draw:line>
        <draw:line draw:style-name="gr9" draw:text-style-name="P2" draw:layer="layout" svg:x1="11.679cm" svg:y1="8.705cm" svg:x2="11.672cm" svg:y2="8.718cm">
          <text:p/>
        </draw:line>
        <draw:line draw:style-name="gr9" draw:text-style-name="P2" draw:layer="layout" svg:x1="11.673cm" svg:y1="8.717cm" svg:x2="11.667cm" svg:y2="8.723cm">
          <text:p/>
        </draw:line>
        <draw:line draw:style-name="gr9" draw:text-style-name="P2" draw:layer="layout" svg:x1="11.668cm" svg:y1="8.722cm" svg:x2="11.655cm" svg:y2="8.729cm">
          <text:p/>
        </draw:line>
        <draw:line draw:style-name="gr9" draw:text-style-name="P2" draw:layer="layout" svg:x1="11.655cm" svg:y1="8.728cm" svg:x2="11.632cm" svg:y2="8.728cm">
          <text:p/>
        </draw:line>
        <draw:line draw:style-name="gr9" draw:text-style-name="P2" draw:layer="layout" svg:x1="11.633cm" svg:y1="8.729cm" svg:x2="11.621cm" svg:y2="8.722cm">
          <text:p/>
        </draw:line>
        <draw:line draw:style-name="gr9" draw:text-style-name="P2" draw:layer="layout" svg:x1="11.623cm" svg:y1="8.723cm" svg:x2="11.615cm" svg:y2="8.717cm">
          <text:p/>
        </draw:line>
        <draw:line draw:style-name="gr9" draw:text-style-name="P2" draw:layer="layout" svg:x1="11.616cm" svg:y1="8.718cm" svg:x2="11.609cm" svg:y2="8.705cm">
          <text:p/>
        </draw:line>
        <draw:line draw:style-name="gr9" draw:text-style-name="P2" draw:layer="layout" svg:x1="11.609cm" svg:y1="8.705cm" svg:x2="11.609cm" svg:y2="8.608cm">
          <text:p/>
        </draw:line>
        <draw:line draw:style-name="gr9" draw:text-style-name="P2" draw:layer="layout" svg:x1="11.569cm" svg:y1="8.608cm" svg:x2="11.501cm" svg:y2="8.608cm">
          <text:p/>
        </draw:line>
        <draw:line draw:style-name="gr9" draw:text-style-name="P2" draw:layer="layout" svg:x1="11.535cm" svg:y1="8.728cm" svg:x2="11.535cm" svg:y2="8.608cm">
          <text:p/>
        </draw:line>
        <draw:polygon draw:style-name="gr10" draw:text-style-name="P2" draw:layer="layout" svg:width="0.606cm" svg:height="0.287cm" svg:x="11.446cm" svg:y="8.514cm" svg:viewBox="0 0 607 288" draw:points="0,0 607,0 607,288 0,288">
          <text:p/>
        </draw:polygon>
        <draw:line draw:style-name="gr9" draw:text-style-name="P2" draw:layer="layout" svg:x1="5.99cm" svg:y1="4.055cm" svg:x2="5.99cm" svg:y2="4.078cm">
          <text:p/>
        </draw:line>
        <draw:line draw:style-name="gr9" draw:text-style-name="P2" draw:layer="layout" svg:x1="5.99cm" svg:y1="4.078cm" svg:x2="5.996cm" svg:y2="4.09cm">
          <text:p/>
        </draw:line>
        <draw:line draw:style-name="gr9" draw:text-style-name="P2" draw:layer="layout" svg:x1="5.995cm" svg:y1="4.089cm" svg:x2="6.008cm" svg:y2="4.102cm">
          <text:p/>
        </draw:line>
        <draw:line draw:style-name="gr9" draw:text-style-name="P2" draw:layer="layout" svg:x1="6.007cm" svg:y1="4.101cm" svg:x2="6.031cm" svg:y2="4.107cm">
          <text:p/>
        </draw:line>
        <draw:line draw:style-name="gr9" draw:text-style-name="P2" draw:layer="layout" svg:x1="6.03cm" svg:y1="4.106cm" svg:x2="6.07cm" svg:y2="4.106cm">
          <text:p/>
        </draw:line>
        <draw:line draw:style-name="gr9" draw:text-style-name="P2" draw:layer="layout" svg:x1="6.07cm" svg:y1="4.107cm" svg:x2="6.094cm" svg:y2="4.101cm">
          <text:p/>
        </draw:line>
        <draw:line draw:style-name="gr9" draw:text-style-name="P2" draw:layer="layout" svg:x1="6.093cm" svg:y1="4.102cm" svg:x2="6.105cm" svg:y2="4.089cm">
          <text:p/>
        </draw:line>
        <draw:line draw:style-name="gr9" draw:text-style-name="P2" draw:layer="layout" svg:x1="6.104cm" svg:y1="4.09cm" svg:x2="6.111cm" svg:y2="4.078cm">
          <text:p/>
        </draw:line>
        <draw:line draw:style-name="gr9" draw:text-style-name="P2" draw:layer="layout" svg:x1="6.11cm" svg:y1="4.078cm" svg:x2="6.11cm" svg:y2="4.055cm">
          <text:p/>
        </draw:line>
        <draw:line draw:style-name="gr9" draw:text-style-name="P2" draw:layer="layout" svg:x1="6.111cm" svg:y1="4.056cm" svg:x2="6.104cm" svg:y2="4.044cm">
          <text:p/>
        </draw:line>
        <draw:line draw:style-name="gr9" draw:text-style-name="P2" draw:layer="layout" svg:x1="6.105cm" svg:y1="4.046cm" svg:x2="6.093cm" svg:y2="4.032cm">
          <text:p/>
        </draw:line>
        <draw:line draw:style-name="gr9" draw:text-style-name="P2" draw:layer="layout" svg:x1="6.094cm" svg:y1="4.033cm" svg:x2="6.07cm" svg:y2="4.026cm">
          <text:p/>
        </draw:line>
        <draw:line draw:style-name="gr9" draw:text-style-name="P2" draw:layer="layout" svg:x1="6.07cm" svg:y1="4.026cm" svg:x2="6.03cm" svg:y2="4.026cm">
          <text:p/>
        </draw:line>
        <draw:line draw:style-name="gr9" draw:text-style-name="P2" draw:layer="layout" svg:x1="6.031cm" svg:y1="4.026cm" svg:x2="6.007cm" svg:y2="4.033cm">
          <text:p/>
        </draw:line>
        <draw:line draw:style-name="gr9" draw:text-style-name="P2" draw:layer="layout" svg:x1="6.008cm" svg:y1="4.032cm" svg:x2="5.995cm" svg:y2="4.046cm">
          <text:p/>
        </draw:line>
        <draw:line draw:style-name="gr9" draw:text-style-name="P2" draw:layer="layout" svg:x1="5.996cm" svg:y1="4.044cm" svg:x2="5.99cm" svg:y2="4.056cm">
          <text:p/>
        </draw:line>
        <draw:line draw:style-name="gr9" draw:text-style-name="P2" draw:layer="layout" svg:x1="5.99cm" svg:y1="4.158cm" svg:x2="6.087cm" svg:y2="4.158cm">
          <text:p/>
        </draw:line>
        <draw:line draw:style-name="gr9" draw:text-style-name="P2" draw:layer="layout" svg:x1="6.087cm" svg:y1="4.158cm" svg:x2="6.099cm" svg:y2="4.165cm">
          <text:p/>
        </draw:line>
        <draw:line draw:style-name="gr9" draw:text-style-name="P2" draw:layer="layout" svg:x1="6.098cm" svg:y1="4.164cm" svg:x2="6.105cm" svg:y2="4.17cm">
          <text:p/>
        </draw:line>
        <draw:line draw:style-name="gr9" draw:text-style-name="P2" draw:layer="layout" svg:x1="6.104cm" svg:y1="4.169cm" svg:x2="6.111cm" svg:y2="4.182cm">
          <text:p/>
        </draw:line>
        <draw:line draw:style-name="gr9" draw:text-style-name="P2" draw:layer="layout" svg:x1="6.11cm" svg:y1="4.181cm" svg:x2="6.11cm" svg:y2="4.204cm">
          <text:p/>
        </draw:line>
        <draw:line draw:style-name="gr9" draw:text-style-name="P2" draw:layer="layout" svg:x1="6.111cm" svg:y1="4.204cm" svg:x2="6.104cm" svg:y2="4.216cm">
          <text:p/>
        </draw:line>
        <draw:line draw:style-name="gr9" draw:text-style-name="P2" draw:layer="layout" svg:x1="6.105cm" svg:y1="4.215cm" svg:x2="6.098cm" svg:y2="4.223cm">
          <text:p/>
        </draw:line>
        <draw:line draw:style-name="gr9" draw:text-style-name="P2" draw:layer="layout" svg:x1="6.099cm" svg:y1="4.221cm" svg:x2="6.087cm" svg:y2="4.227cm">
          <text:p/>
        </draw:line>
        <draw:line draw:style-name="gr9" draw:text-style-name="P2" draw:layer="layout" svg:x1="6.087cm" svg:y1="4.226cm" svg:x2="5.99cm" svg:y2="4.226cm">
          <text:p/>
        </draw:line>
        <draw:line draw:style-name="gr9" draw:text-style-name="P2" draw:layer="layout" svg:x1="5.99cm" svg:y1="4.266cm" svg:x2="5.99cm" svg:y2="4.335cm">
          <text:p/>
        </draw:line>
        <draw:line draw:style-name="gr9" draw:text-style-name="P2" draw:layer="layout" svg:x1="6.11cm" svg:y1="4.301cm" svg:x2="5.99cm" svg:y2="4.301cm">
          <text:p/>
        </draw:line>
        <draw:polygon draw:style-name="gr10" draw:text-style-name="P2" draw:layer="layout" svg:width="0.319cm" svg:height="0.43cm" svg:x="5.896cm" svg:y="3.96cm" svg:viewBox="0 0 320 431" draw:points="0,431 320,431 320,0 0,0">
          <text:p/>
        </draw:polygon>
        <draw:path draw:style-name="gr1" draw:text-style-name="P1" draw:layer="layout" svg:width="0.265cm" svg:height="0.265cm" svg:x="11.667cm" svg:y="3.658cm" svg:viewBox="0 0 266 266" svg:d="M0 134c0-74 59-134 133-134s133 60 133 134c0 73-59 132-133 132s-133-59-133-132z">
          <text:p/>
        </draw:path>
        <draw:line draw:style-name="gr2" draw:text-style-name="P2" draw:layer="layout" svg:x1="5.318cm" svg:y1="5.932cm" svg:x2="5.477cm" svg:y2="5.932cm">
          <text:p/>
        </draw:line>
        <draw:line draw:style-name="gr3" draw:text-style-name="P2" draw:layer="layout" svg:x1="5.333cm" svg:y1="5.112cm" svg:x2="5.462cm" svg:y2="5.112cm">
          <text:p/>
        </draw:line>
        <draw:line draw:style-name="gr4" draw:text-style-name="P2" draw:layer="layout" svg:x1="5.348cm" svg:y1="5.721cm" svg:x2="5.447cm" svg:y2="5.721cm">
          <text:p/>
        </draw:line>
        <draw:line draw:style-name="gr5" draw:text-style-name="P2" draw:layer="layout" svg:x1="5.358cm" svg:y1="5.521cm" svg:x2="5.437cm" svg:y2="5.521cm">
          <text:p/>
        </draw:line>
        <draw:line draw:style-name="gr4" draw:text-style-name="P2" draw:layer="layout" svg:x1="5.348cm" svg:y1="5.321cm" svg:x2="5.447cm" svg:y2="5.321cm">
          <text:p/>
        </draw:line>
        <draw:polygon draw:style-name="gr1" draw:text-style-name="P1" draw:layer="layout" svg:width="0.21cm" svg:height="0.24cm" svg:x="13.291cm" svg:y="7.255cm" svg:viewBox="0 0 211 241" draw:points="211,0 211,241 0,241 0,0">
          <text:p/>
        </draw:polygon>
        <draw:line draw:style-name="gr6" draw:text-style-name="P2" draw:layer="layout" svg:x1="13.142cm" svg:y1="7.39cm" svg:x2="13.142cm" svg:y2="7.36cm">
          <text:p/>
        </draw:line>
        <draw:path draw:style-name="gr11" draw:text-style-name="P1" draw:layer="layout" svg:width="0.3cm" svg:height="0.3cm" svg:x="8.278cm" svg:y="6.722cm" svg:viewBox="0 0 301 301" svg:d="M0 150c0-82 67-150 150-150s151 68 151 150c0 83-68 151-151 151s-150-68-150-151z">
          <text:p/>
        </draw:path>
        <draw:path draw:style-name="gr12" draw:text-style-name="P2" draw:layer="layout" svg:width="0.3cm" svg:height="0.3cm" svg:x="8.278cm" svg:y="6.722cm" svg:viewBox="0 0 301 301" svg:d="M0 150c0-82 67-150 150-150s151 68 151 150c0 83-68 151-151 151s-150-68-150-151z">
          <text:p/>
        </draw:path>
        <draw:path draw:style-name="gr1" draw:text-style-name="P1" draw:layer="layout" svg:width="0.3cm" svg:height="0.3cm" svg:x="8.278cm" svg:y="7.484cm" svg:viewBox="0 0 301 301" svg:d="M0 149c0-82 67-149 150-149s151 67 151 149c0 84-68 152-151 152s-150-68-150-152z">
          <text:p/>
        </draw:path>
        <draw:line draw:style-name="gr2" draw:text-style-name="P2" draw:layer="layout" svg:x1="7.81cm" svg:y1="6.956cm" svg:x2="7.65cm" svg:y2="6.956cm">
          <text:p/>
        </draw:line>
        <draw:line draw:style-name="gr3" draw:text-style-name="P2" draw:layer="layout" svg:x1="7.795cm" svg:y1="7.775cm" svg:x2="7.665cm" svg:y2="7.775cm">
          <text:p/>
        </draw:line>
        <draw:line draw:style-name="gr4" draw:text-style-name="P2" draw:layer="layout" svg:x1="7.779cm" svg:y1="7.165cm" svg:x2="7.68cm" svg:y2="7.165cm">
          <text:p/>
        </draw:line>
        <draw:line draw:style-name="gr5" draw:text-style-name="P2" draw:layer="layout" svg:x1="7.77cm" svg:y1="7.366cm" svg:x2="7.69cm" svg:y2="7.366cm">
          <text:p/>
        </draw:line>
        <draw:line draw:style-name="gr4" draw:text-style-name="P2" draw:layer="layout" svg:x1="7.779cm" svg:y1="7.566cm" svg:x2="7.68cm" svg:y2="7.566cm">
          <text:p/>
        </draw:line>
        <draw:path draw:style-name="gr1" draw:text-style-name="P1" draw:layer="layout" svg:width="0.24cm" svg:height="0.24cm" svg:x="16.097cm" svg:y="4.049cm" svg:viewBox="0 0 241 241" svg:d="M0 120c0-66 54-120 120-120 67 0 121 54 121 120s-54 121-121 121c-66 0-120-55-120-121z">
          <text:p/>
        </draw:path>
        <draw:polygon draw:style-name="gr1" draw:text-style-name="P1" draw:layer="layout" svg:width="0.209cm" svg:height="0.24cm" svg:x="15.095cm" svg:y="4.965cm" svg:viewBox="0 0 210 241" draw:points="0,241 0,0 210,0 210,241">
          <text:p/>
        </draw:polygon>
        <draw:line draw:style-name="gr6" draw:text-style-name="P2" draw:layer="layout" svg:x1="15.454cm" svg:y1="5.07cm" svg:x2="15.454cm" svg:y2="5.1cm">
          <text:p/>
        </draw:line>
        <draw:path draw:style-name="gr1" draw:text-style-name="P1" draw:layer="layout" svg:width="0.24cm" svg:height="0.24cm" svg:x="12.657cm" svg:y="6.643cm" svg:viewBox="0 0 241 241" svg:d="M0 121c0-66 54-121 121-121 66 0 120 55 120 121s-54 120-120 120c-67 0-121-54-121-120z">
          <text:p/>
        </draw:path>
        <draw:path draw:style-name="gr1" draw:text-style-name="P1" draw:layer="layout" svg:width="0.209cm" svg:height="0.21cm" svg:x="11.911cm" svg:y="6.658cm" svg:viewBox="0 0 210 211" svg:d="M0 105c0-58 47-105 105-105s105 47 105 105-47 106-105 106-105-48-105-106z">
          <text:p/>
        </draw:path>
        <draw:line draw:style-name="gr2" draw:text-style-name="P2" draw:layer="layout" svg:x1="10.015cm" svg:y1="7.741cm" svg:x2="10.175cm" svg:y2="7.741cm">
          <text:p/>
        </draw:line>
        <draw:line draw:style-name="gr3" draw:text-style-name="P2" draw:layer="layout" svg:x1="10.03cm" svg:y1="6.921cm" svg:x2="10.16cm" svg:y2="6.921cm">
          <text:p/>
        </draw:line>
        <draw:line draw:style-name="gr4" draw:text-style-name="P2" draw:layer="layout" svg:x1="10.044cm" svg:y1="7.531cm" svg:x2="10.144cm" svg:y2="7.531cm">
          <text:p/>
        </draw:line>
        <draw:line draw:style-name="gr5" draw:text-style-name="P2" draw:layer="layout" svg:x1="10.055cm" svg:y1="7.331cm" svg:x2="10.135cm" svg:y2="7.331cm">
          <text:p/>
        </draw:line>
        <draw:line draw:style-name="gr4" draw:text-style-name="P2" draw:layer="layout" svg:x1="10.044cm" svg:y1="7.131cm" svg:x2="10.144cm" svg:y2="7.131cm">
          <text:p/>
        </draw:line>
        <draw:path draw:style-name="gr1" draw:text-style-name="P1" draw:layer="layout" svg:width="0.3cm" svg:height="0.3cm" svg:x="5.919cm" svg:y="6.722cm" svg:viewBox="0 0 301 301" svg:d="M0 150c0-82 67-150 151-150 83 0 150 68 150 150 0 83-67 151-150 151-84 0-151-68-151-151z">
          <text:p/>
        </draw:path>
        <draw:path draw:style-name="gr1" draw:text-style-name="P1" draw:layer="layout" svg:width="0.3cm" svg:height="0.3cm" svg:x="5.919cm" svg:y="7.484cm" svg:viewBox="0 0 301 301" svg:d="M0 149c0-82 67-149 151-149 83 0 150 67 150 149 0 84-67 152-150 152-84 0-151-68-151-152z">
          <text:p/>
        </draw:path>
        <draw:line draw:style-name="gr7" draw:text-style-name="P2" draw:layer="layout" svg:x1="6.954cm" svg:y1="7.165cm" svg:x2="6.894cm" svg:y2="7.165cm">
          <text:p/>
        </draw:line>
        <draw:line draw:style-name="gr7" draw:text-style-name="P2" draw:layer="layout" svg:x1="6.954cm" svg:y1="7.366cm" svg:x2="6.894cm" svg:y2="7.366cm">
          <text:p/>
        </draw:line>
        <draw:path draw:style-name="gr1" draw:text-style-name="P1" draw:layer="layout" svg:width="0.265cm" svg:height="0.265cm" svg:x="11.358cm" svg:y="3.658cm" svg:viewBox="0 0 266 266" svg:d="M0 134c0-74 59-134 132-134 74 0 134 60 134 134 0 73-60 132-134 132-73 0-132-59-132-132z">
          <text:p/>
        </draw:path>
        <draw:line draw:style-name="gr2" draw:text-style-name="P2" draw:layer="layout" svg:x1="7.647cm" svg:y1="5.931cm" svg:x2="7.808cm" svg:y2="5.931cm">
          <text:p/>
        </draw:line>
        <draw:line draw:style-name="gr3" draw:text-style-name="P2" draw:layer="layout" svg:x1="7.662cm" svg:y1="5.111cm" svg:x2="7.793cm" svg:y2="5.111cm">
          <text:p/>
        </draw:line>
        <draw:line draw:style-name="gr4" draw:text-style-name="P2" draw:layer="layout" svg:x1="7.677cm" svg:y1="5.721cm" svg:x2="7.778cm" svg:y2="5.721cm">
          <text:p/>
        </draw:line>
        <draw:line draw:style-name="gr5" draw:text-style-name="P2" draw:layer="layout" svg:x1="7.688cm" svg:y1="5.521cm" svg:x2="7.768cm" svg:y2="5.521cm">
          <text:p/>
        </draw:line>
        <draw:line draw:style-name="gr4" draw:text-style-name="P2" draw:layer="layout" svg:x1="7.677cm" svg:y1="5.321cm" svg:x2="7.778cm" svg:y2="5.321cm">
          <text:p/>
        </draw:line>
        <draw:path draw:style-name="gr1" draw:text-style-name="P1" draw:layer="layout" svg:width="0.3cm" svg:height="0.3cm" svg:x="8.278cm" svg:y="4.545cm" svg:viewBox="0 0 301 301" svg:d="M0 151c0-84 67-151 150-151s151 67 151 151c0 82-68 150-151 150s-150-68-150-150z">
          <text:p/>
        </draw:path>
        <draw:path draw:style-name="gr1" draw:text-style-name="P1" draw:layer="layout" svg:width="0.24cm" svg:height="0.24cm" svg:x="14.81cm" svg:y="8.471cm" svg:viewBox="0 0 241 241" svg:d="M0 121c0-67 54-121 120-121s121 54 121 121c0 66-55 120-121 120s-120-54-120-120z">
          <text:p/>
        </draw:path>
        <draw:path draw:style-name="gr1" draw:text-style-name="P1" draw:layer="layout" svg:width="0.21cm" svg:height="0.21cm" svg:x="14.825cm" svg:y="7.724cm" svg:viewBox="0 0 211 211" svg:d="M0 105c0-58 48-105 106-105s105 47 105 105-47 106-105 106-106-48-106-106z">
          <text:p/>
        </draw:path>
        <draw:polygon draw:style-name="gr1" draw:text-style-name="P1" draw:layer="layout" svg:width="0.209cm" svg:height="0.24cm" svg:x="14.325cm" svg:y="4.965cm" svg:viewBox="0 0 210 241" draw:points="0,241 0,0 210,0 210,241">
          <text:p/>
        </draw:polygon>
        <draw:line draw:style-name="gr6" draw:text-style-name="P2" draw:layer="layout" svg:x1="14.684cm" svg:y1="5.07cm" svg:x2="14.684cm" svg:y2="5.1cm">
          <text:p/>
        </draw:line>
        <draw:path draw:style-name="gr1" draw:text-style-name="P1" draw:layer="layout" svg:width="0.24cm" svg:height="0.24cm" svg:x="16.402cm" svg:y="4.049cm" svg:viewBox="0 0 241 241" svg:d="M0 120c0-66 54-120 120-120s121 54 121 120-55 121-121 121-120-55-120-121z">
          <text:p/>
        </draw:path>
        <draw:line draw:style-name="gr7" draw:text-style-name="P2" draw:layer="layout" svg:x1="4.536cm" svg:y1="5.721cm" svg:x2="4.596cm" svg:y2="5.721cm">
          <text:p/>
        </draw:line>
        <draw:line draw:style-name="gr7" draw:text-style-name="P2" draw:layer="layout" svg:x1="4.536cm" svg:y1="5.521cm" svg:x2="4.596cm" svg:y2="5.521cm">
          <text:p/>
        </draw:line>
        <draw:path draw:style-name="gr1" draw:text-style-name="P1" draw:layer="layout" svg:width="0.3cm" svg:height="0.3cm" svg:x="8.278cm" svg:y="5.856cm" svg:viewBox="0 0 301 301" svg:d="M0 150c0-82 67-150 150-150s151 68 151 150c0 83-68 151-151 151s-150-68-150-151z">
          <text:p/>
        </draw:path>
        <draw:path draw:style-name="gr1" draw:text-style-name="P1" draw:layer="layout" svg:width="0.3cm" svg:height="0.3cm" svg:x="8.278cm" svg:y="5.094cm" svg:viewBox="0 0 301 301" svg:d="M0 150c0-82 67-150 150-150s151 68 151 150c0 84-68 151-151 151s-150-67-150-151z">
          <text:p/>
        </draw:path>
        <draw:path draw:style-name="gr1" draw:text-style-name="P1" draw:layer="layout" svg:width="0.3cm" svg:height="0.3cm" svg:x="10.633cm" svg:y="5.856cm" svg:viewBox="0 0 301 301" svg:d="M0 150c0-82 67-150 150-150s151 68 151 150c0 83-68 151-151 151s-150-68-150-151z">
          <text:p/>
        </draw:path>
        <draw:path draw:style-name="gr1" draw:text-style-name="P1" draw:layer="layout" svg:width="0.3cm" svg:height="0.3cm" svg:x="10.633cm" svg:y="5.094cm" svg:viewBox="0 0 301 301" svg:d="M0 150c0-82 67-150 150-150s151 68 151 150c0 84-68 151-151 151s-150-67-150-151z">
          <text:p/>
        </draw:path>
        <draw:path draw:style-name="gr1" draw:text-style-name="P1" draw:layer="layout" svg:width="0.24cm" svg:height="0.24cm" svg:x="15.8cm" svg:y="5.626cm" svg:viewBox="0 0 241 241" svg:d="M0 121c0-67 54-121 121-121s120 54 120 121c0 66-53 120-120 120s-121-54-121-120z">
          <text:p/>
        </draw:path>
        <draw:path draw:style-name="gr1" draw:text-style-name="P1" draw:layer="layout" svg:width="0.21cm" svg:height="0.21cm" svg:x="16.578cm" svg:y="5.641cm" svg:viewBox="0 0 211 211" svg:d="M0 105c0-58 47-105 105-105s106 47 106 105-48 106-106 106-105-48-105-106z">
          <text:p/>
        </draw:path>
        <draw:line draw:style-name="gr7" draw:text-style-name="P2" draw:layer="layout" svg:x1="9.249cm" svg:y1="5.721cm" svg:x2="9.309cm" svg:y2="5.721cm">
          <text:p/>
        </draw:line>
        <draw:line draw:style-name="gr7" draw:text-style-name="P2" draw:layer="layout" svg:x1="9.249cm" svg:y1="5.521cm" svg:x2="9.309cm" svg:y2="5.521cm">
          <text:p/>
        </draw:line>
        <draw:path draw:style-name="gr1" draw:text-style-name="P1" draw:layer="layout" svg:width="0.24cm" svg:height="0.24cm" svg:x="12.047cm" svg:y="8.093cm" svg:viewBox="0 0 241 241" svg:d="M0 120c0-66 54-120 122-120 66 0 119 54 119 120s-53 121-119 121c-68 0-122-55-122-121z">
          <text:p/>
        </draw:path>
        <draw:polygon draw:style-name="gr1" draw:text-style-name="P1" draw:layer="layout" svg:width="0.209cm" svg:height="0.209cm" svg:x="13.555cm" svg:y="6.519cm" svg:viewBox="0 0 210 210" draw:points="210,210 0,210 0,0 210,0">
          <text:p/>
        </draw:polygon>
        <draw:path draw:style-name="gr1" draw:text-style-name="P1" draw:layer="layout" svg:width="0.211cm" svg:height="0.21cm" svg:x="13.808cm" svg:y="6.518cm" svg:viewBox="0 0 212 211" svg:d="M0 105c0-57 48-105 105-105 58 0 107 48 107 105 0 59-49 106-107 106-57 0-105-47-105-106z">
          <text:p/>
        </draw:path>
        <draw:path draw:style-name="gr1" draw:text-style-name="P1" draw:layer="layout" svg:width="0.211cm" svg:height="0.21cm" svg:x="14.062cm" svg:y="6.518cm" svg:viewBox="0 0 212 211" svg:d="M0 105c0-57 48-105 105-105 59 0 107 48 107 105 0 59-48 106-107 106-57 0-105-47-105-106z">
          <text:p/>
        </draw:path>
        <draw:path draw:style-name="gr1" draw:text-style-name="P1" draw:layer="layout" svg:width="0.211cm" svg:height="0.21cm" svg:x="14.316cm" svg:y="6.518cm" svg:viewBox="0 0 212 211" svg:d="M0 105c0-57 48-105 106-105s106 48 106 105c0 59-48 106-106 106s-106-47-106-106z">
          <text:p/>
        </draw:path>
        <draw:path draw:style-name="gr1" draw:text-style-name="P1" draw:layer="layout" svg:width="0.211cm" svg:height="0.21cm" svg:x="14.57cm" svg:y="6.518cm" svg:viewBox="0 0 212 211" svg:d="M0 105c0-57 49-105 106-105 58 0 106 48 106 105 0 59-48 106-106 106-57 0-106-47-106-106z">
          <text:p/>
        </draw:path>
        <draw:path draw:style-name="gr1" draw:text-style-name="P1" draw:layer="layout" svg:width="0.211cm" svg:height="0.21cm" svg:x="14.824cm" svg:y="6.518cm" svg:viewBox="0 0 212 211" svg:d="M0 105c0-57 49-105 106-105 58 0 106 48 106 105 0 59-48 106-106 106-57 0-106-47-106-106z">
          <text:p/>
        </draw:path>
        <draw:path draw:style-name="gr1" draw:text-style-name="P1" draw:layer="layout" svg:width="0.211cm" svg:height="0.21cm" svg:x="15.078cm" svg:y="6.518cm" svg:viewBox="0 0 212 211" svg:d="M0 105c0-57 48-105 105-105 58 0 107 48 107 105 0 59-49 106-107 106-57 0-105-47-105-106z">
          <text:p/>
        </draw:path>
        <draw:path draw:style-name="gr1" draw:text-style-name="P1" draw:layer="layout" svg:width="0.211cm" svg:height="0.209cm" svg:x="15.078cm" svg:y="5.725cm" svg:viewBox="0 0 212 210" svg:d="M0 105c0-58 48-105 105-105 58 0 107 47 107 105s-49 105-107 105c-57 0-105-47-105-105z">
          <text:p/>
        </draw:path>
        <draw:path draw:style-name="gr1" draw:text-style-name="P1" draw:layer="layout" svg:width="0.211cm" svg:height="0.209cm" svg:x="14.824cm" svg:y="5.725cm" svg:viewBox="0 0 212 210" svg:d="M0 105c0-58 49-105 106-105 58 0 106 47 106 105s-48 105-106 105c-57 0-106-47-106-105z">
          <text:p/>
        </draw:path>
        <draw:path draw:style-name="gr1" draw:text-style-name="P1" draw:layer="layout" svg:width="0.211cm" svg:height="0.209cm" svg:x="14.57cm" svg:y="5.725cm" svg:viewBox="0 0 212 210" svg:d="M0 105c0-58 49-105 106-105 58 0 106 47 106 105s-48 105-106 105c-57 0-106-47-106-105z">
          <text:p/>
        </draw:path>
        <draw:path draw:style-name="gr1" draw:text-style-name="P1" draw:layer="layout" svg:width="0.211cm" svg:height="0.209cm" svg:x="14.316cm" svg:y="5.725cm" svg:viewBox="0 0 212 210" svg:d="M0 105c0-58 48-105 106-105s106 47 106 105-48 105-106 105-106-47-106-105z">
          <text:p/>
        </draw:path>
        <draw:path draw:style-name="gr1" draw:text-style-name="P1" draw:layer="layout" svg:width="0.211cm" svg:height="0.209cm" svg:x="14.062cm" svg:y="5.725cm" svg:viewBox="0 0 212 210" svg:d="M0 105c0-58 48-105 105-105 59 0 107 47 107 105s-48 105-107 105c-57 0-105-47-105-105z">
          <text:p/>
        </draw:path>
        <draw:path draw:style-name="gr1" draw:text-style-name="P1" draw:layer="layout" svg:width="0.211cm" svg:height="0.209cm" svg:x="13.808cm" svg:y="5.725cm" svg:viewBox="0 0 212 210" svg:d="M0 105c0-58 48-105 105-105 58 0 107 47 107 105s-49 105-107 105c-57 0-105-47-105-105z">
          <text:p/>
        </draw:path>
        <draw:path draw:style-name="gr1" draw:text-style-name="P1" draw:layer="layout" svg:width="0.211cm" svg:height="0.209cm" svg:x="13.554cm" svg:y="5.725cm" svg:viewBox="0 0 212 210" svg:d="M0 105c0-58 49-105 106-105 58 0 106 47 106 105s-48 105-106 105c-57 0-106-47-106-105z">
          <text:p/>
        </draw:path>
        <draw:path draw:style-name="gr1" draw:text-style-name="P1" draw:layer="layout" svg:width="0.3cm" svg:height="0.3cm" svg:x="8.278cm" svg:y="8.086cm" svg:viewBox="0 0 301 301" svg:d="M0 151c0-84 67-151 150-151s151 67 151 151c0 83-68 150-151 150s-150-67-150-150z">
          <text:p/>
        </draw:path>
        <draw:path draw:style-name="gr1" draw:text-style-name="P1" draw:layer="layout" svg:width="0.24cm" svg:height="0.24cm" svg:x="12.657cm" svg:y="5.626cm" svg:viewBox="0 0 241 241" svg:d="M0 121c0-67 54-121 121-121 66 0 120 54 120 121 0 66-54 120-120 120-67 0-121-54-121-120z">
          <text:p/>
        </draw:path>
        <draw:path draw:style-name="gr1" draw:text-style-name="P1" draw:layer="layout" svg:width="0.209cm" svg:height="0.21cm" svg:x="11.911cm" svg:y="5.641cm" svg:viewBox="0 0 210 211" svg:d="M0 105c0-58 47-105 105-105s105 47 105 105-47 106-105 106-105-48-105-106z">
          <text:p/>
        </draw:path>
        <draw:path draw:style-name="gr1" draw:text-style-name="P1" draw:layer="layout" svg:width="0.24cm" svg:height="0.24cm" svg:x="15.8cm" svg:y="6.643cm" svg:viewBox="0 0 241 241" svg:d="M0 121c0-66 54-121 121-121s120 55 120 121-53 120-120 120-121-54-121-120z">
          <text:p/>
        </draw:path>
        <draw:path draw:style-name="gr1" draw:text-style-name="P1" draw:layer="layout" svg:width="0.21cm" svg:height="0.21cm" svg:x="16.578cm" svg:y="6.658cm" svg:viewBox="0 0 211 211" svg:d="M0 105c0-58 47-105 105-105s106 47 106 105-48 106-106 106-105-48-105-106z">
          <text:p/>
        </draw:path>
        <draw:line draw:style-name="gr2" draw:text-style-name="P2" draw:layer="layout" svg:x1="10.015cm" svg:y1="5.931cm" svg:x2="10.175cm" svg:y2="5.931cm">
          <text:p/>
        </draw:line>
        <draw:line draw:style-name="gr3" draw:text-style-name="P2" draw:layer="layout" svg:x1="10.03cm" svg:y1="5.111cm" svg:x2="10.16cm" svg:y2="5.111cm">
          <text:p/>
        </draw:line>
        <draw:line draw:style-name="gr4" draw:text-style-name="P2" draw:layer="layout" svg:x1="10.044cm" svg:y1="5.721cm" svg:x2="10.144cm" svg:y2="5.721cm">
          <text:p/>
        </draw:line>
        <draw:line draw:style-name="gr5" draw:text-style-name="P2" draw:layer="layout" svg:x1="10.055cm" svg:y1="5.521cm" svg:x2="10.135cm" svg:y2="5.521cm">
          <text:p/>
        </draw:line>
        <draw:line draw:style-name="gr4" draw:text-style-name="P2" draw:layer="layout" svg:x1="10.044cm" svg:y1="5.321cm" svg:x2="10.144cm" svg:y2="5.321cm">
          <text:p/>
        </draw:line>
        <draw:path draw:style-name="gr1" draw:text-style-name="P1" draw:layer="layout" svg:width="0.3cm" svg:height="0.3cm" svg:x="10.633cm" svg:y="6.722cm" svg:viewBox="0 0 301 301" svg:d="M0 150c0-82 67-150 150-150s151 68 151 150c0 83-68 151-151 151s-150-68-150-151z">
          <text:p/>
        </draw:path>
        <draw:path draw:style-name="gr1" draw:text-style-name="P1" draw:layer="layout" svg:width="0.3cm" svg:height="0.3cm" svg:x="10.633cm" svg:y="7.484cm" svg:viewBox="0 0 301 301" svg:d="M0 149c0-82 67-149 150-149s151 67 151 149c0 84-68 152-151 152s-150-68-150-152z">
          <text:p/>
        </draw:path>
        <draw:line draw:style-name="gr7" draw:text-style-name="P2" draw:layer="layout" svg:x1="6.894cm" svg:y1="5.721cm" svg:x2="6.954cm" svg:y2="5.721cm">
          <text:p/>
        </draw:line>
        <draw:line draw:style-name="gr7" draw:text-style-name="P2" draw:layer="layout" svg:x1="6.894cm" svg:y1="5.521cm" svg:x2="6.954cm" svg:y2="5.521cm">
          <text:p/>
        </draw:line>
        <draw:line draw:style-name="gr7" draw:text-style-name="P2" draw:layer="layout" svg:x1="4.596cm" svg:y1="7.165cm" svg:x2="4.536cm" svg:y2="7.165cm">
          <text:p/>
        </draw:line>
        <draw:line draw:style-name="gr7" draw:text-style-name="P2" draw:layer="layout" svg:x1="4.596cm" svg:y1="7.366cm" svg:x2="4.536cm" svg:y2="7.366cm">
          <text:p/>
        </draw:line>
        <draw:path draw:style-name="gr1" draw:text-style-name="P1" draw:layer="layout" svg:width="0.3cm" svg:height="0.3cm" svg:x="5.919cm" svg:y="5.856cm" svg:viewBox="0 0 301 301" svg:d="M0 150c0-82 67-150 151-150 83 0 150 68 150 150 0 83-67 151-150 151-84 0-151-68-151-151z">
          <text:p/>
        </draw:path>
        <draw:path draw:style-name="gr1" draw:text-style-name="P1" draw:layer="layout" svg:width="0.3cm" svg:height="0.3cm" svg:x="5.919cm" svg:y="5.094cm" svg:viewBox="0 0 301 301" svg:d="M0 150c0-82 67-150 151-150 83 0 150 68 150 150 0 84-67 151-150 151-84 0-151-67-151-151z">
          <text:p/>
        </draw:path>
        <draw:path draw:style-name="gr1" draw:text-style-name="P1" draw:layer="layout" svg:width="0.3cm" svg:height="0.3cm" svg:x="10.633cm" svg:y="8.086cm" svg:viewBox="0 0 301 301" svg:d="M0 151c0-84 67-151 150-151s151 67 151 151c0 83-68 150-151 150s-150-67-150-150z">
          <text:p/>
        </draw:path>
        <draw:path draw:style-name="gr1" draw:text-style-name="P1" draw:layer="layout" svg:width="0.3cm" svg:height="0.3cm" svg:x="5.919cm" svg:y="4.545cm" svg:viewBox="0 0 301 301" svg:d="M0 151c0-84 67-151 151-151 83 0 150 67 150 151 0 82-67 150-150 150-84 0-151-68-151-150z">
          <text:p/>
        </draw:path>
        <draw:path draw:style-name="gr1" draw:text-style-name="P1" draw:layer="layout" svg:width="0.3cm" svg:height="0.3cm" svg:x="5.919cm" svg:y="8.086cm" svg:viewBox="0 0 301 301" svg:d="M0 151c0-84 67-151 151-151 83 0 150 67 150 151 0 83-67 150-150 150-84 0-151-67-151-150z">
          <text:p/>
        </draw:path>
        <draw:path draw:style-name="gr1" draw:text-style-name="P1" draw:layer="layout" svg:width="0.24cm" svg:height="0.24cm" svg:x="12.352cm" svg:y="8.093cm" svg:viewBox="0 0 241 241" svg:d="M0 120c0-66 55-120 122-120 66 0 119 54 119 120s-53 121-119 121c-67 0-122-55-122-121z">
          <text:p/>
        </draw:path>
        <draw:path draw:style-name="gr1" draw:text-style-name="P1" draw:layer="layout" svg:width="0.24cm" svg:height="0.24cm" svg:x="15.8cm" svg:y="6.134cm" svg:viewBox="0 0 241 241" svg:d="M0 122c0-67 54-122 121-122s120 55 120 122c0 66-53 119-120 119s-121-53-121-119z">
          <text:p/>
        </draw:path>
        <draw:path draw:style-name="gr1" draw:text-style-name="P1" draw:layer="layout" svg:width="0.21cm" svg:height="0.21cm" svg:x="16.578cm" svg:y="6.15cm" svg:viewBox="0 0 211 211" svg:d="M0 106c0-59 47-106 105-106s106 47 106 106c0 57-48 105-106 105s-105-48-105-105z">
          <text:p/>
        </draw:path>
        <draw:line draw:style-name="gr2" draw:text-style-name="P2" draw:layer="layout" svg:x1="5.418cm" svg:y1="6.956cm" svg:x2="5.258cm" svg:y2="6.956cm">
          <text:p/>
        </draw:line>
        <draw:line draw:style-name="gr3" draw:text-style-name="P2" draw:layer="layout" svg:x1="5.403cm" svg:y1="7.775cm" svg:x2="5.273cm" svg:y2="7.775cm">
          <text:p/>
        </draw:line>
        <draw:line draw:style-name="gr4" draw:text-style-name="P2" draw:layer="layout" svg:x1="5.388cm" svg:y1="7.165cm" svg:x2="5.288cm" svg:y2="7.165cm">
          <text:p/>
        </draw:line>
        <draw:line draw:style-name="gr5" draw:text-style-name="P2" draw:layer="layout" svg:x1="5.378cm" svg:y1="7.366cm" svg:x2="5.298cm" svg:y2="7.366cm">
          <text:p/>
        </draw:line>
        <draw:line draw:style-name="gr4" draw:text-style-name="P2" draw:layer="layout" svg:x1="5.388cm" svg:y1="7.566cm" svg:x2="5.288cm" svg:y2="7.566cm">
          <text:p/>
        </draw:line>
        <draw:polygon draw:style-name="gr1" draw:text-style-name="P1" draw:layer="layout" svg:width="0.209cm" svg:height="0.24cm" svg:x="13.81cm" svg:y="4.965cm" svg:viewBox="0 0 210 241" draw:points="210,0 210,241 0,241 0,0">
          <text:p/>
        </draw:polygon>
        <draw:line draw:style-name="gr6" draw:text-style-name="P2" draw:layer="layout" svg:x1="13.66cm" svg:y1="5.1cm" svg:x2="13.66cm" svg:y2="5.07cm">
          <text:p/>
        </draw:line>
        <draw:polygon draw:style-name="gr1" draw:text-style-name="P1" draw:layer="layout" svg:width="0.21cm" svg:height="0.24cm" svg:x="14.061cm" svg:y="7.255cm" svg:viewBox="0 0 211 241" draw:points="211,0 211,241 0,241 0,0">
          <text:p/>
        </draw:polygon>
        <draw:line draw:style-name="gr6" draw:text-style-name="P2" draw:layer="layout" svg:x1="13.912cm" svg:y1="7.39cm" svg:x2="13.912cm" svg:y2="7.36cm">
          <text:p/>
        </draw:line>
        <draw:path draw:style-name="gr1" draw:text-style-name="P1" draw:layer="layout" svg:width="0.3cm" svg:height="0.3cm" svg:x="10.633cm" svg:y="4.545cm" svg:viewBox="0 0 301 301" svg:d="M0 151c0-84 67-151 150-151s151 67 151 151c0 82-68 150-151 150s-150-68-150-150z">
          <text:p/>
        </draw:path>
        <draw:path draw:style-name="gr1" draw:text-style-name="P1" draw:layer="layout" svg:width="0.24cm" svg:height="0.24cm" svg:x="13.024cm" svg:y="8.474cm" svg:viewBox="0 0 241 241" svg:d="M0 121c0-67 54-121 121-121 66 0 120 54 120 121 0 66-54 120-120 120-67 0-121-54-121-120z">
          <text:p/>
        </draw:path>
        <draw:path draw:style-name="gr1" draw:text-style-name="P1" draw:layer="layout" svg:width="0.21cm" svg:height="0.21cm" svg:x="13.039cm" svg:y="7.727cm" svg:viewBox="0 0 211 211" svg:d="M0 105c0-58 47-105 105-105 59 0 106 47 106 105s-47 106-106 106c-58 0-105-48-105-106z">
          <text:p/>
        </draw:path>
        <draw:line draw:style-name="gr7" draw:text-style-name="P2" draw:layer="layout" svg:x1="9.249cm" svg:y1="7.531cm" svg:x2="9.309cm" svg:y2="7.531cm">
          <text:p/>
        </draw:line>
        <draw:line draw:style-name="gr7" draw:text-style-name="P2" draw:layer="layout" svg:x1="9.249cm" svg:y1="7.331cm" svg:x2="9.309cm" svg:y2="7.331cm">
          <text:p/>
        </draw:line>
        <draw:path draw:style-name="gr1" draw:text-style-name="P1" draw:layer="layout" svg:width="0.24cm" svg:height="0.24cm" svg:x="15.792cm" svg:y="4.049cm" svg:viewBox="0 0 241 241" svg:d="M0 120c0-66 54-120 120-120s121 54 121 120-55 121-121 121-120-55-120-121z">
          <text:p/>
        </draw:path>
        <draw:path draw:style-name="gr1" draw:text-style-name="P1" draw:layer="layout" svg:width="0.24cm" svg:height="0.24cm" svg:x="14.561cm" svg:y="3.672cm" svg:viewBox="0 0 241 241" svg:d="M0 121c0-67 54-121 120-121s121 54 121 121c0 66-55 120-121 120s-120-54-120-120z">
          <text:p/>
        </draw:path>
        <draw:path draw:style-name="gr1" draw:text-style-name="P1" draw:layer="layout" svg:width="0.21cm" svg:height="0.21cm" svg:x="14.576cm" svg:y="4.449cm" svg:viewBox="0 0 211 211" svg:d="M0 106c0-59 47-106 105-106s106 47 106 106c0 58-48 105-106 105s-105-47-105-105z">
          <text:p/>
        </draw:path>
        <draw:path draw:style-name="gr1" draw:text-style-name="P1" draw:layer="layout" svg:width="0.241cm" svg:height="0.24cm" svg:x="15.329cm" svg:y="3.668cm" svg:viewBox="0 0 242 241" svg:d="M0 121c0-67 54-121 120-121 68 0 122 54 122 121 0 66-54 120-122 120-66 0-120-54-120-120z">
          <text:p/>
        </draw:path>
        <draw:path draw:style-name="gr1" draw:text-style-name="P1" draw:layer="layout" svg:width="0.209cm" svg:height="0.21cm" svg:x="15.345cm" svg:y="4.445cm" svg:viewBox="0 0 210 211" svg:d="M0 106c0-59 47-106 105-106s105 47 105 106c0 58-47 105-105 105s-105-47-105-105z">
          <text:p/>
        </draw:path>
        <draw:polygon draw:style-name="gr1" draw:text-style-name="P1" draw:layer="layout" svg:width="0.21cm" svg:height="0.24cm" svg:x="14.576cm" svg:y="7.255cm" svg:viewBox="0 0 211 241" draw:points="0,241 0,0 211,0 211,241">
          <text:p/>
        </draw:polygon>
        <draw:line draw:style-name="gr6" draw:text-style-name="P2" draw:layer="layout" svg:x1="14.935cm" svg:y1="7.36cm" svg:x2="14.935cm" svg:y2="7.39cm">
          <text:p/>
        </draw:line>
        <draw:path draw:style-name="gr1" draw:text-style-name="P1" draw:layer="layout" svg:width="0.24cm" svg:height="0.24cm" svg:x="13.541cm" svg:y="3.671cm" svg:viewBox="0 0 241 241" svg:d="M0 121c0-67 54-121 120-121 67 0 121 54 121 121 0 66-54 120-121 120-66 0-120-54-120-120z">
          <text:p/>
        </draw:path>
        <draw:path draw:style-name="gr1" draw:text-style-name="P1" draw:layer="layout" svg:width="0.209cm" svg:height="0.21cm" svg:x="13.556cm" svg:y="4.448cm" svg:viewBox="0 0 210 211" svg:d="M0 106c0-59 47-106 104-106 58 0 106 47 106 106 0 58-48 105-106 105-57 0-104-47-104-105z">
          <text:p/>
        </draw:path>
        <draw:path draw:style-name="gr1" draw:text-style-name="P1" draw:layer="layout" svg:width="0.24cm" svg:height="0.24cm" svg:x="12.657cm" svg:y="8.093cm" svg:viewBox="0 0 241 241" svg:d="M0 120c0-66 54-120 121-120 66 0 120 54 120 120s-54 121-120 121c-67 0-121-55-121-121z">
          <text:p/>
        </draw:path>
        <draw:path draw:style-name="gr1" draw:text-style-name="P1" draw:layer="layout" svg:width="0.24cm" svg:height="0.24cm" svg:x="13.794cm" svg:y="8.47cm" svg:viewBox="0 0 241 241" svg:d="M0 121c0-67 55-121 121-121s120 54 120 121c0 66-54 120-120 120s-121-54-121-120z">
          <text:p/>
        </draw:path>
        <draw:path draw:style-name="gr1" draw:text-style-name="P1" draw:layer="layout" svg:width="0.21cm" svg:height="0.21cm" svg:x="13.809cm" svg:y="7.723cm" svg:viewBox="0 0 211 211" svg:d="M0 105c0-58 47-105 105-105s106 47 106 105c0 59-48 106-106 106s-105-47-105-106z">
          <text:p/>
        </draw:path>
        <draw:path draw:style-name="gr1" draw:text-style-name="P1" draw:layer="layout" svg:width="0.24cm" svg:height="0.24cm" svg:x="12.657cm" svg:y="6.134cm" svg:viewBox="0 0 241 241" svg:d="M0 122c0-67 54-122 121-122 66 0 120 55 120 122 0 66-54 119-120 119-67 0-121-53-121-119z">
          <text:p/>
        </draw:path>
        <draw:path draw:style-name="gr1" draw:text-style-name="P1" draw:layer="layout" svg:width="0.209cm" svg:height="0.21cm" svg:x="11.911cm" svg:y="6.15cm" svg:viewBox="0 0 210 211" svg:d="M0 106c0-59 47-106 105-106s105 47 105 106c0 57-47 105-105 105s-105-48-105-105z">
          <text:p/>
        </draw:path>
        <draw:line draw:style-name="gr13" draw:text-style-name="P2" draw:layer="layout" svg:x1="12.924cm" svg:y1="8.594cm" svg:x2="13.144cm" svg:y2="8.594cm">
          <text:p/>
        </draw:line>
        <draw:line draw:style-name="gr13" draw:text-style-name="P2" draw:layer="layout" svg:x1="10.774cm" svg:y1="6.866cm" svg:x2="10.563cm" svg:y2="6.866cm">
          <text:p/>
        </draw:line>
        <draw:line draw:style-name="gr13" draw:text-style-name="P2" draw:layer="layout" svg:x1="6.505cm" svg:y1="6.233cm" svg:x2="6.278cm" svg:y2="6.006cm">
          <text:p/>
        </draw:line>
        <draw:line draw:style-name="gr13" draw:text-style-name="P2" draw:layer="layout" svg:x1="14.686cm" svg:y1="3.788cm" svg:x2="14.681cm" svg:y2="3.793cm">
          <text:p/>
        </draw:line>
        <draw:line draw:style-name="gr13" draw:text-style-name="P2" draw:layer="layout" svg:x1="12.289cm" svg:y1="6.964cm" svg:x2="12.289cm" svg:y2="5.774cm">
          <text:p/>
        </draw:line>
        <draw:line draw:style-name="gr13" draw:text-style-name="P2" draw:layer="layout" svg:x1="11.938cm" svg:y1="8.038cm" svg:x2="11.938cm" svg:y2="8.301cm">
          <text:p/>
        </draw:line>
        <draw:line draw:style-name="gr13" draw:text-style-name="P2" draw:layer="layout" svg:x1="12.076cm" svg:y1="7.815cm" svg:x2="12.076cm" svg:y2="7.9cm">
          <text:p/>
        </draw:line>
        <draw:line draw:style-name="gr13" draw:text-style-name="P2" draw:layer="layout" svg:x1="10.783cm" svg:y1="6.006cm" svg:x2="11.266cm" svg:y2="6.006cm">
          <text:p/>
        </draw:line>
        <draw:line draw:style-name="gr13" draw:text-style-name="P2" draw:layer="layout" svg:x1="13.384cm" svg:y1="5.502cm" svg:x2="13.405cm" svg:y2="5.481cm">
          <text:p/>
        </draw:line>
        <draw:line draw:style-name="gr13" draw:text-style-name="P2" draw:layer="layout" svg:x1="13.66cm" svg:y1="4.115cm" svg:x2="13.66cm" svg:y2="3.791cm">
          <text:p/>
        </draw:line>
        <draw:line draw:style-name="gr13" draw:text-style-name="P2" draw:layer="layout" svg:x1="13.308cm" svg:y1="5.55cm" svg:x2="13.391cm" svg:y2="5.466cm">
          <text:p/>
        </draw:line>
        <draw:line draw:style-name="gr13" draw:text-style-name="P2" draw:layer="layout" svg:x1="12.077cm" svg:y1="7.9cm" svg:x2="11.938cm" svg:y2="8.039cm">
          <text:p/>
        </draw:line>
        <draw:line draw:style-name="gr13" draw:text-style-name="P2" draw:layer="layout" svg:x1="7.993cm" svg:y1="6.641cm" svg:x2="6.507cm" svg:y2="6.641cm">
          <text:p/>
        </draw:line>
        <draw:line draw:style-name="gr13" draw:text-style-name="P2" draw:layer="layout" svg:x1="6.047cm" svg:y1="6.031cm" svg:x2="6.07cm" svg:y2="6.006cm">
          <text:p/>
        </draw:line>
        <draw:line draw:style-name="gr13" draw:text-style-name="P2" draw:layer="layout" svg:x1="13.66cm" svg:y1="5.628cm" svg:x2="13.66cm" svg:y2="5.829cm">
          <text:p/>
        </draw:line>
        <draw:line draw:style-name="gr13" draw:text-style-name="P2" draw:layer="layout" svg:x1="13.915cm" svg:y1="8.591cm" svg:x2="13.914cm" svg:y2="8.59cm">
          <text:p/>
        </draw:line>
        <draw:line draw:style-name="gr13" draw:text-style-name="P2" draw:layer="layout" svg:x1="13.39cm" svg:y1="4.387cm" svg:x2="13.661cm" svg:y2="4.115cm">
          <text:p/>
        </draw:line>
        <draw:line draw:style-name="gr13" draw:text-style-name="P2" draw:layer="layout" svg:x1="13.149cm" svg:y1="8.59cm" svg:x2="13.144cm" svg:y2="8.595cm">
          <text:p/>
        </draw:line>
        <draw:line draw:style-name="gr13" draw:text-style-name="P2" draw:layer="layout" svg:x1="11.265cm" svg:y1="6.007cm" svg:x2="11.291cm" svg:y2="5.981cm">
          <text:p/>
        </draw:line>
        <draw:line draw:style-name="gr13" draw:text-style-name="P2" draw:layer="layout" svg:x1="12.244cm" svg:y1="7.01cm" svg:x2="12.29cm" svg:y2="6.964cm">
          <text:p/>
        </draw:line>
        <draw:line draw:style-name="gr13" draw:text-style-name="P2" draw:layer="layout" svg:x1="13.39cm" svg:y1="5.466cm" svg:x2="13.39cm" svg:y2="4.386cm">
          <text:p/>
        </draw:line>
        <draw:line draw:style-name="gr13" draw:text-style-name="P2" draw:layer="layout" svg:x1="10.57cm" svg:y1="6.007cm" svg:x2="10.344cm" svg:y2="6.233cm">
          <text:p/>
        </draw:line>
        <draw:line draw:style-name="gr13" draw:text-style-name="P2" draw:layer="layout" svg:x1="12.29cm" svg:y1="7.602cm" svg:x2="12.076cm" svg:y2="7.816cm">
          <text:p/>
        </draw:line>
        <draw:line draw:style-name="gr13" draw:text-style-name="P2" draw:layer="layout" svg:x1="11.075cm" svg:y1="6.871cm" svg:x2="10.783cm" svg:y2="6.871cm">
          <text:p/>
        </draw:line>
        <draw:line draw:style-name="gr13" draw:text-style-name="P2" draw:layer="layout" svg:x1="8.631cm" svg:y1="6.007cm" svg:x2="8.422cm" svg:y2="6.007cm">
          <text:p/>
        </draw:line>
        <draw:line draw:style-name="gr13" draw:text-style-name="P2" draw:layer="layout" svg:x1="12.29cm" svg:y1="7.122cm" svg:x2="12.238cm" svg:y2="7.07cm">
          <text:p/>
        </draw:line>
        <draw:line draw:style-name="gr13" draw:text-style-name="P2" draw:layer="layout" svg:x1="8.858cm" svg:y1="6.234cm" svg:x2="8.631cm" svg:y2="6.007cm">
          <text:p/>
        </draw:line>
        <draw:line draw:style-name="gr13" draw:text-style-name="P2" draw:layer="layout" svg:x1="12.238cm" svg:y1="7.016cm" svg:x2="12.245cm" svg:y2="7.009cm">
          <text:p/>
        </draw:line>
        <draw:line draw:style-name="gr13" draw:text-style-name="P2" draw:layer="layout" svg:x1="12.287cm" svg:y1="7.044cm" svg:x2="12.29cm" svg:y2="7.041cm">
          <text:p/>
        </draw:line>
        <draw:line draw:style-name="gr13" draw:text-style-name="P2" draw:layer="layout" svg:x1="12.238cm" svg:y1="7.07cm" svg:x2="12.238cm" svg:y2="7.015cm">
          <text:p/>
        </draw:line>
        <draw:line draw:style-name="gr13" draw:text-style-name="P2" draw:layer="layout" svg:x1="13.581cm" svg:y1="5.549cm" svg:x2="13.661cm" svg:y2="5.629cm">
          <text:p/>
        </draw:line>
        <draw:line draw:style-name="gr13" draw:text-style-name="P2" draw:layer="layout" svg:x1="8.428cm" svg:y1="6.006cm" svg:x2="8.216cm" svg:y2="6.006cm">
          <text:p/>
        </draw:line>
        <draw:line draw:style-name="gr13" draw:text-style-name="P2" draw:layer="layout" svg:x1="12.239cm" svg:y1="7.071cm" svg:x2="12.21cm" svg:y2="7.042cm">
          <text:p/>
        </draw:line>
        <draw:line draw:style-name="gr13" draw:text-style-name="P2" draw:layer="layout" svg:x1="14.68cm" svg:y1="3.791cm" svg:x2="14.682cm" svg:y2="3.793cm">
          <text:p/>
        </draw:line>
        <draw:line draw:style-name="gr13" draw:text-style-name="P2" draw:layer="layout" svg:x1="11.248cm" svg:y1="7.044cm" svg:x2="11.075cm" svg:y2="6.871cm">
          <text:p/>
        </draw:line>
        <draw:line draw:style-name="gr13" draw:text-style-name="P2" draw:layer="layout" svg:x1="12.515cm" svg:y1="5.549cm" svg:x2="13.308cm" svg:y2="5.549cm">
          <text:p/>
        </draw:line>
        <draw:line draw:style-name="gr13" draw:text-style-name="P2" draw:layer="layout" svg:x1="8.43cm" svg:y1="6.867cm" svg:x2="8.217cm" svg:y2="6.867cm">
          <text:p/>
        </draw:line>
        <draw:line draw:style-name="gr13" draw:text-style-name="P2" draw:layer="layout" svg:x1="8.851cm" svg:y1="6.639cm" svg:x2="8.625cm" svg:y2="6.867cm">
          <text:p/>
        </draw:line>
        <draw:line draw:style-name="gr13" draw:text-style-name="P2" draw:layer="layout" svg:x1="13.91cm" svg:y1="8.595cm" svg:x2="13.915cm" svg:y2="8.59cm">
          <text:p/>
        </draw:line>
        <draw:line draw:style-name="gr13" draw:text-style-name="P2" draw:layer="layout" svg:x1="12.07cm" svg:y1="8.433cm" svg:x2="12.763cm" svg:y2="8.433cm">
          <text:p/>
        </draw:line>
        <draw:line draw:style-name="gr13" draw:text-style-name="P2" draw:layer="layout" svg:x1="13.66cm" svg:y1="3.791cm" svg:x2="14.68cm" svg:y2="3.791cm">
          <text:p/>
        </draw:line>
        <draw:line draw:style-name="gr13" draw:text-style-name="P2" draw:layer="layout" svg:x1="6.279cm" svg:y1="6.867cm" svg:x2="6.071cm" svg:y2="6.867cm">
          <text:p/>
        </draw:line>
        <draw:line draw:style-name="gr13" draw:text-style-name="P2" draw:layer="layout" svg:x1="12.289cm" svg:y1="7.041cm" svg:x2="12.289cm" svg:y2="7.602cm">
          <text:p/>
        </draw:line>
        <draw:line draw:style-name="gr13" draw:text-style-name="P2" draw:layer="layout" svg:x1="14.681cm" svg:y1="3.792cm" svg:x2="15.446cm" svg:y2="3.792cm">
          <text:p/>
        </draw:line>
        <draw:line draw:style-name="gr13" draw:text-style-name="P2" draw:layer="layout" svg:x1="8.218cm" svg:y1="6.868cm" svg:x2="7.993cm" svg:y2="6.641cm">
          <text:p/>
        </draw:line>
        <draw:line draw:style-name="gr13" draw:text-style-name="P2" draw:layer="layout" svg:x1="11.938cm" svg:y1="8.301cm" svg:x2="12.071cm" svg:y2="8.434cm">
          <text:p/>
        </draw:line>
        <draw:line draw:style-name="gr13" draw:text-style-name="P2" draw:layer="layout" svg:x1="13.384cm" svg:y1="5.549cm" svg:x2="13.384cm" svg:y2="5.501cm">
          <text:p/>
        </draw:line>
        <draw:line draw:style-name="gr13" draw:text-style-name="P2" draw:layer="layout" svg:x1="12.21cm" svg:y1="7.043cm" svg:x2="11.247cm" svg:y2="7.043cm">
          <text:p/>
        </draw:line>
        <draw:line draw:style-name="gr13" draw:text-style-name="P2" draw:layer="layout" svg:x1="13.384cm" svg:y1="5.549cm" svg:x2="13.581cm" svg:y2="5.549cm">
          <text:p/>
        </draw:line>
        <draw:line draw:style-name="gr13" draw:text-style-name="P2" draw:layer="layout" svg:x1="12.763cm" svg:y1="8.433cm" svg:x2="12.925cm" svg:y2="8.595cm">
          <text:p/>
        </draw:line>
        <draw:line draw:style-name="gr13" draw:text-style-name="P2" draw:layer="layout" svg:x1="13.308cm" svg:y1="5.549cm" svg:x2="13.384cm" svg:y2="5.549cm">
          <text:p/>
        </draw:line>
        <draw:line draw:style-name="gr13" draw:text-style-name="P2" draw:layer="layout" svg:x1="12.21cm" svg:y1="7.043cm" svg:x2="12.287cm" svg:y2="7.043cm">
          <text:p/>
        </draw:line>
        <draw:line draw:style-name="gr13" draw:text-style-name="P2" draw:layer="layout" svg:x1="10.781cm" svg:y1="6.007cm" svg:x2="10.569cm" svg:y2="6.007cm">
          <text:p/>
        </draw:line>
        <draw:line draw:style-name="gr13" draw:text-style-name="P2" draw:layer="layout" svg:x1="11.491cm" svg:y1="3.791cm" svg:x2="11.491cm" svg:y2="5.782cm">
          <text:p/>
        </draw:line>
        <draw:line draw:style-name="gr13" draw:text-style-name="P2" draw:layer="layout" svg:x1="6.069cm" svg:y1="6.871cm" svg:x2="6.069cm" svg:y2="6.029cm">
          <text:p/>
        </draw:line>
        <draw:line draw:style-name="gr13" draw:text-style-name="P2" draw:layer="layout" svg:x1="13.39cm" svg:y1="5.466cm" svg:x2="13.405cm" svg:y2="5.482cm">
          <text:p/>
        </draw:line>
        <draw:line draw:style-name="gr13" draw:text-style-name="P2" draw:layer="layout" svg:x1="11.266cm" svg:y1="6.007cm" svg:x2="11.291cm" svg:y2="5.981cm">
          <text:p/>
        </draw:line>
        <draw:line draw:style-name="gr13" draw:text-style-name="P2" draw:layer="layout" svg:x1="12.289cm" svg:y1="5.775cm" svg:x2="12.516cm" svg:y2="5.549cm">
          <text:p/>
        </draw:line>
        <draw:line draw:style-name="gr13" draw:text-style-name="P2" draw:layer="layout" svg:x1="8.625cm" svg:y1="6.866cm" svg:x2="8.416cm" svg:y2="6.866cm">
          <text:p/>
        </draw:line>
        <draw:line draw:style-name="gr13" draw:text-style-name="P2" draw:layer="layout" svg:x1="13.914cm" svg:y1="8.59cm" svg:x2="13.148cm" svg:y2="8.59cm">
          <text:p/>
        </draw:line>
        <draw:line draw:style-name="gr13" draw:text-style-name="P2" draw:layer="layout" svg:x1="6.278cm" svg:y1="6.006cm" svg:x2="6.069cm" svg:y2="6.006cm">
          <text:p/>
        </draw:line>
        <draw:line draw:style-name="gr13" draw:text-style-name="P2" draw:layer="layout" svg:x1="7.991cm" svg:y1="6.231cm" svg:x2="6.505cm" svg:y2="6.231cm">
          <text:p/>
        </draw:line>
        <draw:line draw:style-name="gr13" draw:text-style-name="P2" draw:layer="layout" svg:x1="6.13cm" svg:y1="6.956cm" svg:x2="6.047cm" svg:y2="6.871cm">
          <text:p/>
        </draw:line>
        <draw:line draw:style-name="gr13" draw:text-style-name="P2" draw:layer="layout" svg:x1="12.21cm" svg:y1="7.044cm" svg:x2="12.245cm" svg:y2="7.009cm">
          <text:p/>
        </draw:line>
        <draw:line draw:style-name="gr13" draw:text-style-name="P2" draw:layer="layout" svg:x1="10.564cm" svg:y1="6.867cm" svg:x2="10.337cm" svg:y2="6.64cm">
          <text:p/>
        </draw:line>
        <draw:line draw:style-name="gr13" draw:text-style-name="P2" draw:layer="layout" svg:x1="10.344cm" svg:y1="6.232cm" svg:x2="8.858cm" svg:y2="6.232cm">
          <text:p/>
        </draw:line>
        <draw:line draw:style-name="gr13" draw:text-style-name="P2" draw:layer="layout" svg:x1="14.683cm" svg:y1="3.794cm" svg:x2="14.681cm" svg:y2="3.792cm">
          <text:p/>
        </draw:line>
        <draw:line draw:style-name="gr13" draw:text-style-name="P2" draw:layer="layout" svg:x1="11.29cm" svg:y1="5.982cm" svg:x2="11.492cm" svg:y2="5.782cm">
          <text:p/>
        </draw:line>
        <draw:line draw:style-name="gr13" draw:text-style-name="P2" draw:layer="layout" svg:x1="12.289cm" svg:y1="6.964cm" svg:x2="12.289cm" svg:y2="7.041cm">
          <text:p/>
        </draw:line>
        <draw:line draw:style-name="gr13" draw:text-style-name="P2" draw:layer="layout" svg:x1="15.446cm" svg:y1="3.793cm" svg:x2="15.45cm" svg:y2="3.788cm">
          <text:p/>
        </draw:line>
        <draw:line draw:style-name="gr13" draw:text-style-name="P2" draw:layer="layout" svg:x1="10.337cm" svg:y1="6.64cm" svg:x2="8.851cm" svg:y2="6.64cm">
          <text:p/>
        </draw:line>
        <draw:line draw:style-name="gr13" draw:text-style-name="P2" draw:layer="layout" svg:x1="6.506cm" svg:y1="6.231cm" svg:x2="6.504cm" svg:y2="6.233cm">
          <text:p/>
        </draw:line>
        <draw:line draw:style-name="gr13" draw:text-style-name="P2" draw:layer="layout" svg:x1="6.507cm" svg:y1="6.64cm" svg:x2="6.279cm" svg:y2="6.868cm">
          <text:p/>
        </draw:line>
        <draw:line draw:style-name="gr13" draw:text-style-name="P2" draw:layer="layout" svg:x1="14.93cm" svg:y1="8.591cm" svg:x2="13.915cm" svg:y2="8.591cm">
          <text:p/>
        </draw:line>
        <draw:line draw:style-name="gr13" draw:text-style-name="P2" draw:layer="layout" svg:x1="8.217cm" svg:y1="6.006cm" svg:x2="7.991cm" svg:y2="6.232cm">
          <text:p/>
        </draw:line>
        <draw:line draw:style-name="gr13" draw:text-style-name="P2" draw:layer="layout" svg:x1="13.404cm" svg:y1="5.481cm" svg:x2="13.472cm" svg:y2="5.55cm">
          <text:p/>
        </draw:line>
        <draw:line draw:style-name="gr13" draw:text-style-name="P2" draw:layer="layout" svg:x1="5.738cm" svg:y1="5.451cm" svg:x2="5.738cm" svg:y2="5.314cm">
          <text:p/>
        </draw:line>
        <draw:line draw:style-name="gr13" draw:text-style-name="P2" draw:layer="layout" svg:x1="6.069cm" svg:y1="4.695cm" svg:x2="6.069cm" svg:y2="5.255cm">
          <text:p/>
        </draw:line>
        <draw:line draw:style-name="gr13" draw:text-style-name="P2" draw:layer="layout" svg:x1="5.667cm" svg:y1="5.522cm" svg:x2="5.739cm" svg:y2="5.451cm">
          <text:p/>
        </draw:line>
        <draw:line draw:style-name="gr13" draw:text-style-name="P2" draw:layer="layout" svg:x1="4.559cm" svg:y1="5.521cm" svg:x2="4.566cm" svg:y2="5.521cm">
          <text:p/>
        </draw:line>
        <draw:line draw:style-name="gr13" draw:text-style-name="P2" draw:layer="layout" svg:x1="5.397cm" svg:y1="5.521cm" svg:x2="4.919cm" svg:y2="5.521cm">
          <text:p/>
        </draw:line>
        <draw:line draw:style-name="gr13" draw:text-style-name="P2" draw:layer="layout" svg:x1="6.065cm" svg:y1="5.24cm" svg:x2="6.07cm" svg:y2="5.245cm">
          <text:p/>
        </draw:line>
        <draw:line draw:style-name="gr13" draw:text-style-name="P2" draw:layer="layout" svg:x1="4.558cm" svg:y1="5.52cm" svg:x2="4.559cm" svg:y2="5.521cm">
          <text:p/>
        </draw:line>
        <draw:line draw:style-name="gr13" draw:text-style-name="P2" draw:layer="layout" svg:x1="4.587cm" svg:y1="5.522cm" svg:x2="4.919cm" svg:y2="5.522cm">
          <text:p/>
        </draw:line>
        <draw:line draw:style-name="gr13" draw:text-style-name="P2" draw:layer="layout" svg:x1="5.397cm" svg:y1="5.521cm" svg:x2="5.667cm" svg:y2="5.521cm">
          <text:p/>
        </draw:line>
        <draw:line draw:style-name="gr13" draw:text-style-name="P2" draw:layer="layout" svg:x1="5.808cm" svg:y1="5.244cm" svg:x2="6.069cm" svg:y2="5.244cm">
          <text:p/>
        </draw:line>
        <draw:line draw:style-name="gr13" draw:text-style-name="P2" draw:layer="layout" svg:x1="5.738cm" svg:y1="5.315cm" svg:x2="5.809cm" svg:y2="5.244cm">
          <text:p/>
        </draw:line>
        <draw:line draw:style-name="gr13" draw:text-style-name="P2" draw:layer="layout" svg:x1="4.919cm" svg:y1="5.522cm" svg:x2="4.974cm" svg:y2="5.522cm">
          <text:p/>
        </draw:line>
        <draw:line draw:style-name="gr13" draw:text-style-name="P2" draw:layer="layout" svg:x1="4.919cm" svg:y1="5.521cm" svg:x2="4.919cm" svg:y2="5.522cm">
          <text:p/>
        </draw:line>
        <draw:line draw:style-name="gr13" draw:text-style-name="P2" draw:layer="layout" svg:x1="12.009cm" svg:y1="5.755cm" svg:x2="12.017cm" svg:y2="5.746cm">
          <text:p/>
        </draw:line>
        <draw:line draw:style-name="gr13" draw:text-style-name="P2" draw:layer="layout" svg:x1="8.459cm" svg:y1="7.165cm" svg:x2="8.825cm" svg:y2="7.533cm">
          <text:p/>
        </draw:line>
        <draw:line draw:style-name="gr13" draw:text-style-name="P2" draw:layer="layout" svg:x1="16.683cm" svg:y1="5.801cm" svg:x2="16.683cm" svg:y2="6.309cm">
          <text:p/>
        </draw:line>
        <draw:line draw:style-name="gr13" draw:text-style-name="P2" draw:layer="layout" svg:x1="12.016cm" svg:y1="5.746cm" svg:x2="12.016cm" svg:y2="5.535cm">
          <text:p/>
        </draw:line>
        <draw:line draw:style-name="gr13" draw:text-style-name="P2" draw:layer="layout" svg:x1="11.222cm" svg:y1="3.959cm" svg:x2="11.343cm" svg:y2="4.081cm">
          <text:p/>
        </draw:line>
        <draw:line draw:style-name="gr13" draw:text-style-name="P2" draw:layer="layout" svg:x1="16.602cm" svg:y1="3.689cm" svg:x2="15.788cm" svg:y2="3.689cm">
          <text:p/>
        </draw:line>
        <draw:line draw:style-name="gr13" draw:text-style-name="P2" draw:layer="layout" svg:x1="15.789cm" svg:y1="3.69cm" svg:x2="15.653cm" svg:y2="3.553cm">
          <text:p/>
        </draw:line>
        <draw:line draw:style-name="gr13" draw:text-style-name="P2" draw:layer="layout" svg:x1="15.184cm" svg:y1="6.884cm" svg:x2="15.311cm" svg:y2="7.011cm">
          <text:p/>
        </draw:line>
        <draw:line draw:style-name="gr13" draw:text-style-name="P2" draw:layer="layout" svg:x1="11.8cm" svg:y1="3.605cm" svg:x2="11.8cm" svg:y2="3.791cm">
          <text:p/>
        </draw:line>
        <draw:line draw:style-name="gr13" draw:text-style-name="P2" draw:layer="layout" svg:x1="6.924cm" svg:y1="5.721cm" svg:x2="7.728cm" svg:y2="5.721cm">
          <text:p/>
        </draw:line>
        <draw:line draw:style-name="gr13" draw:text-style-name="P2" draw:layer="layout" svg:x1="7.728cm" svg:y1="5.721cm" svg:x2="9.279cm" svg:y2="5.721cm">
          <text:p/>
        </draw:line>
        <draw:line draw:style-name="gr13" draw:text-style-name="P2" draw:layer="layout" svg:x1="15.653cm" svg:y1="3.553cm" svg:x2="11.851cm" svg:y2="3.553cm">
          <text:p/>
        </draw:line>
        <draw:line draw:style-name="gr13" draw:text-style-name="P2" draw:layer="layout" svg:x1="16.817cm" svg:y1="3.902cm" svg:x2="16.814cm" svg:y2="3.902cm">
          <text:p/>
        </draw:line>
        <draw:line draw:style-name="gr13" draw:text-style-name="P2" draw:layer="layout" svg:x1="11.852cm" svg:y1="3.553cm" svg:x2="11.8cm" svg:y2="3.606cm">
          <text:p/>
        </draw:line>
        <draw:line draw:style-name="gr13" draw:text-style-name="P2" draw:layer="layout" svg:x1="11.8cm" svg:y1="3.605cm" svg:x2="11.8cm" svg:y2="3.599cm">
          <text:p/>
        </draw:line>
        <draw:line draw:style-name="gr13" draw:text-style-name="P2" draw:layer="layout" svg:x1="12.016cm" svg:y1="5.591cm" svg:x2="12.016cm" svg:y2="6.761cm">
          <text:p/>
        </draw:line>
        <draw:line draw:style-name="gr13" draw:text-style-name="P2" draw:layer="layout" svg:x1="11.276cm" svg:y1="5.722cm" svg:x2="11.343cm" svg:y2="5.655cm">
          <text:p/>
        </draw:line>
        <draw:line draw:style-name="gr13" draw:text-style-name="P2" draw:layer="layout" svg:x1="6.923cm" svg:y1="5.721cm" svg:x2="6.924cm" svg:y2="5.721cm">
          <text:p/>
        </draw:line>
        <draw:line draw:style-name="gr13" draw:text-style-name="P2" draw:layer="layout" svg:x1="11.801cm" svg:y1="3.6cm" svg:x2="11.754cm" svg:y2="3.553cm">
          <text:p/>
        </draw:line>
        <draw:line draw:style-name="gr13" draw:text-style-name="P2" draw:layer="layout" svg:x1="16.683cm" svg:y1="6.818cm" svg:x2="16.683cm" svg:y2="6.309cm">
          <text:p/>
        </draw:line>
        <draw:line draw:style-name="gr13" draw:text-style-name="P2" draw:layer="layout" svg:x1="11.8cm" svg:y1="3.982cm" svg:x2="11.8cm" svg:y2="3.796cm">
          <text:p/>
        </draw:line>
        <draw:line draw:style-name="gr13" draw:text-style-name="P2" draw:layer="layout" svg:x1="16.817cm" svg:y1="4.364cm" svg:x2="16.817cm" svg:y2="3.902cm">
          <text:p/>
        </draw:line>
        <draw:line draw:style-name="gr13" draw:text-style-name="P2" draw:layer="layout" svg:x1="5.397cm" svg:y1="5.721cm" svg:x2="6.923cm" svg:y2="5.721cm">
          <text:p/>
        </draw:line>
        <draw:line draw:style-name="gr13" draw:text-style-name="P2" draw:layer="layout" svg:x1="10.095cm" svg:y1="5.721cm" svg:x2="11.276cm" svg:y2="5.721cm">
          <text:p/>
        </draw:line>
        <draw:line draw:style-name="gr13" draw:text-style-name="P2" draw:layer="layout" svg:x1="16.815cm" svg:y1="3.903cm" svg:x2="16.602cm" svg:y2="3.689cm">
          <text:p/>
        </draw:line>
        <draw:line draw:style-name="gr13" draw:text-style-name="P2" draw:layer="layout" svg:x1="8.824cm" svg:y1="7.531cm" svg:x2="9.279cm" svg:y2="7.531cm">
          <text:p/>
        </draw:line>
        <draw:line draw:style-name="gr13" draw:text-style-name="P2" draw:layer="layout" svg:x1="11.851cm" svg:y1="4.033cm" svg:x2="12.017cm" svg:y2="4.198cm">
          <text:p/>
        </draw:line>
        <draw:line draw:style-name="gr13" draw:text-style-name="P2" draw:layer="layout" svg:x1="6.92cm" svg:y1="5.727cm" svg:x2="6.925cm" svg:y2="5.721cm">
          <text:p/>
        </draw:line>
        <draw:line draw:style-name="gr13" draw:text-style-name="P2" draw:layer="layout" svg:x1="4.515cm" svg:y1="5.773cm" svg:x2="4.567cm" svg:y2="5.721cm">
          <text:p/>
        </draw:line>
        <draw:line draw:style-name="gr13" draw:text-style-name="P2" draw:layer="layout" svg:x1="5.397cm" svg:y1="5.721cm" svg:x2="4.566cm" svg:y2="5.721cm">
          <text:p/>
        </draw:line>
        <draw:line draw:style-name="gr13" draw:text-style-name="P2" draw:layer="layout" svg:x1="15.184cm" svg:y1="6.623cm" svg:x2="15.184cm" svg:y2="6.884cm">
          <text:p/>
        </draw:line>
        <draw:line draw:style-name="gr13" draw:text-style-name="P2" draw:layer="layout" svg:x1="11.342cm" svg:y1="4.08cm" svg:x2="11.342cm" svg:y2="5.655cm">
          <text:p/>
        </draw:line>
        <draw:line draw:style-name="gr13" draw:text-style-name="P2" draw:layer="layout" svg:x1="11.754cm" svg:y1="3.553cm" svg:x2="11.365cm" svg:y2="3.553cm">
          <text:p/>
        </draw:line>
        <draw:polyline draw:style-name="gr13" draw:text-style-name="P2" draw:layer="layout" svg:width="0cm" svg:height="0cm" svg:x="4.566cm" svg:y="5.721cm" svg:viewBox="0 0 0 0" draw:points="0,0">
          <text:p/>
        </draw:polyline>
        <draw:line draw:style-name="gr13" draw:text-style-name="P2" draw:layer="layout" svg:x1="15.31cm" svg:y1="7.01cm" svg:x2="16.152cm" svg:y2="7.01cm">
          <text:p/>
        </draw:line>
        <draw:line draw:style-name="gr13" draw:text-style-name="P2" draw:layer="layout" svg:x1="11.852cm" svg:y1="4.034cm" svg:x2="11.8cm" svg:y2="3.982cm">
          <text:p/>
        </draw:line>
        <draw:line draw:style-name="gr13" draw:text-style-name="P2" draw:layer="layout" svg:x1="16.684cm" svg:y1="5.418cm" svg:x2="16.497cm" svg:y2="5.232cm">
          <text:p/>
        </draw:line>
        <draw:line draw:style-name="gr13" draw:text-style-name="P2" draw:layer="layout" svg:x1="12.016cm" svg:y1="5.535cm" svg:x2="12.016cm" svg:y2="4.197cm">
          <text:p/>
        </draw:line>
        <draw:line draw:style-name="gr13" draw:text-style-name="P2" draw:layer="layout" svg:x1="16.497cm" svg:y1="5.232cm" svg:x2="16.497cm" svg:y2="4.684cm">
          <text:p/>
        </draw:line>
        <draw:line draw:style-name="gr13" draw:text-style-name="P2" draw:layer="layout" svg:x1="11.366cm" svg:y1="3.553cm" svg:x2="11.222cm" svg:y2="3.697cm">
          <text:p/>
        </draw:line>
        <draw:line draw:style-name="gr13" draw:text-style-name="P2" draw:layer="layout" svg:x1="11.851cm" svg:y1="3.553cm" svg:x2="11.754cm" svg:y2="3.553cm">
          <text:p/>
        </draw:line>
        <draw:line draw:style-name="gr13" draw:text-style-name="P2" draw:layer="layout" svg:x1="16.399cm" svg:y1="6.763cm" svg:x2="16.152cm" svg:y2="7.011cm">
          <text:p/>
        </draw:line>
        <draw:line draw:style-name="gr13" draw:text-style-name="P2" draw:layer="layout" svg:x1="9.279cm" svg:y1="5.721cm" svg:x2="10.095cm" svg:y2="5.721cm">
          <text:p/>
        </draw:line>
        <draw:line draw:style-name="gr13" draw:text-style-name="P2" draw:layer="layout" svg:x1="16.497cm" svg:y1="4.685cm" svg:x2="16.818cm" svg:y2="4.364cm">
          <text:p/>
        </draw:line>
        <draw:line draw:style-name="gr13" draw:text-style-name="P2" draw:layer="layout" svg:x1="7.73cm" svg:y1="7.165cm" svg:x2="8.459cm" svg:y2="7.165cm">
          <text:p/>
        </draw:line>
        <draw:line draw:style-name="gr13" draw:text-style-name="P2" draw:layer="layout" svg:x1="9.279cm" svg:y1="7.531cm" svg:x2="10.095cm" svg:y2="7.531cm">
          <text:p/>
        </draw:line>
        <draw:line draw:style-name="gr13" draw:text-style-name="P2" draw:layer="layout" svg:x1="16.683cm" svg:y1="6.763cm" svg:x2="16.398cm" svg:y2="6.763cm">
          <text:p/>
        </draw:line>
        <draw:line draw:style-name="gr13" draw:text-style-name="P2" draw:layer="layout" svg:x1="6.924cm" svg:y1="7.165cm" svg:x2="7.73cm" svg:y2="7.165cm">
          <text:p/>
        </draw:line>
        <draw:line draw:style-name="gr13" draw:text-style-name="P2" draw:layer="layout" svg:x1="11.222cm" svg:y1="3.696cm" svg:x2="11.222cm" svg:y2="3.959cm">
          <text:p/>
        </draw:line>
        <draw:line draw:style-name="gr13" draw:text-style-name="P2" draw:layer="layout" svg:x1="4.566cm" svg:y1="7.165cm" svg:x2="5.338cm" svg:y2="7.165cm">
          <text:p/>
        </draw:line>
        <draw:line draw:style-name="gr13" draw:text-style-name="P2" draw:layer="layout" svg:x1="4.566cm" svg:y1="7.165cm" svg:x2="4.566cm" svg:y2="5.721cm">
          <text:p/>
        </draw:line>
        <draw:polyline draw:style-name="gr13" draw:text-style-name="P2" draw:layer="layout" svg:width="0cm" svg:height="0cm" svg:x="11.851cm" svg:y="4.033cm" svg:viewBox="0 0 0 0" draw:points="0,0">
          <text:p/>
        </draw:polyline>
        <draw:line draw:style-name="gr13" draw:text-style-name="P2" draw:layer="layout" svg:x1="16.683cm" svg:y1="5.801cm" svg:x2="16.683cm" svg:y2="5.417cm">
          <text:p/>
        </draw:line>
        <draw:line draw:style-name="gr13" draw:text-style-name="P2" draw:layer="layout" svg:x1="6.924cm" svg:y1="7.165cm" svg:x2="5.338cm" svg:y2="7.165cm">
          <text:p/>
        </draw:line>
        <draw:line draw:style-name="gr13" draw:text-style-name="P2" draw:layer="layout" svg:x1="7.744cm" svg:y1="5.526cm" svg:x2="8.014cm" svg:y2="5.526cm">
          <text:p/>
        </draw:line>
        <draw:line draw:style-name="gr13" draw:text-style-name="P2" draw:layer="layout" svg:x1="8.154cm" svg:y1="5.249cm" svg:x2="8.415cm" svg:y2="5.249cm">
          <text:p/>
        </draw:line>
        <draw:line draw:style-name="gr13" draw:text-style-name="P2" draw:layer="layout" svg:x1="8.084cm" svg:y1="5.32cm" svg:x2="8.155cm" svg:y2="5.249cm">
          <text:p/>
        </draw:line>
        <draw:line draw:style-name="gr13" draw:text-style-name="P2" draw:layer="layout" svg:x1="8.014cm" svg:y1="5.527cm" svg:x2="8.085cm" svg:y2="5.456cm">
          <text:p/>
        </draw:line>
        <draw:line draw:style-name="gr13" draw:text-style-name="P2" draw:layer="layout" svg:x1="8.084cm" svg:y1="5.456cm" svg:x2="8.084cm" svg:y2="5.319cm">
          <text:p/>
        </draw:line>
        <draw:line draw:style-name="gr13" draw:text-style-name="P2" draw:layer="layout" svg:x1="6.924cm" svg:y1="5.521cm" svg:x2="7.728cm" svg:y2="5.521cm">
          <text:p/>
        </draw:line>
        <draw:line draw:style-name="gr13" draw:text-style-name="P2" draw:layer="layout" svg:x1="6.92cm" svg:y1="5.526cm" svg:x2="6.925cm" svg:y2="5.521cm">
          <text:p/>
        </draw:line>
        <draw:line draw:style-name="gr13" draw:text-style-name="P2" draw:layer="layout" svg:x1="8.428cm" svg:y1="4.695cm" svg:x2="8.428cm" svg:y2="5.244cm">
          <text:p/>
        </draw:line>
        <draw:line draw:style-name="gr13" draw:text-style-name="P2" draw:layer="layout" svg:x1="8.423cm" svg:y1="5.24cm" svg:x2="8.429cm" svg:y2="5.245cm">
          <text:p/>
        </draw:line>
        <draw:line draw:style-name="gr13" draw:text-style-name="P2" draw:layer="layout" svg:x1="10.783cm" svg:y1="4.695cm" svg:x2="10.783cm" svg:y2="5.244cm">
          <text:p/>
        </draw:line>
        <draw:line draw:style-name="gr13" draw:text-style-name="P2" draw:layer="layout" svg:x1="10.1cm" svg:y1="5.521cm" svg:x2="10.37cm" svg:y2="5.521cm">
          <text:p/>
        </draw:line>
        <draw:line draw:style-name="gr13" draw:text-style-name="P2" draw:layer="layout" svg:x1="10.44cm" svg:y1="5.315cm" svg:x2="10.511cm" svg:y2="5.243cm">
          <text:p/>
        </draw:line>
        <draw:line draw:style-name="gr13" draw:text-style-name="P2" draw:layer="layout" svg:x1="9.279cm" svg:y1="5.521cm" svg:x2="10.095cm" svg:y2="5.521cm">
          <text:p/>
        </draw:line>
        <draw:polyline draw:style-name="gr13" draw:text-style-name="P2" draw:layer="layout" svg:width="0cm" svg:height="0cm" svg:x="9.279cm" svg:y="5.521cm" svg:viewBox="0 0 0 0" draw:points="0,0">
          <text:p/>
        </draw:polyline>
        <draw:line draw:style-name="gr13" draw:text-style-name="P2" draw:layer="layout" svg:x1="10.51cm" svg:y1="5.243cm" svg:x2="10.771cm" svg:y2="5.243cm">
          <text:p/>
        </draw:line>
        <draw:line draw:style-name="gr13" draw:text-style-name="P2" draw:layer="layout" svg:x1="10.37cm" svg:y1="5.522cm" svg:x2="10.441cm" svg:y2="5.451cm">
          <text:p/>
        </draw:line>
        <draw:line draw:style-name="gr13" draw:text-style-name="P2" draw:layer="layout" svg:x1="10.44cm" svg:y1="5.451cm" svg:x2="10.44cm" svg:y2="5.314cm">
          <text:p/>
        </draw:line>
        <draw:line draw:style-name="gr13" draw:text-style-name="P2" draw:layer="layout" svg:x1="10.766cm" svg:y1="7.623cm" svg:x2="10.496cm" svg:y2="7.623cm">
          <text:p/>
        </draw:line>
        <draw:line draw:style-name="gr13" draw:text-style-name="P2" draw:layer="layout" svg:x1="10.783cm" svg:y1="7.633cm" svg:x2="10.783cm" svg:y2="8.236cm">
          <text:p/>
        </draw:line>
        <draw:line draw:style-name="gr13" draw:text-style-name="P2" draw:layer="layout" svg:x1="10.427cm" svg:y1="7.552cm" svg:x2="10.427cm" svg:y2="7.416cm">
          <text:p/>
        </draw:line>
        <draw:line draw:style-name="gr13" draw:text-style-name="P2" draw:layer="layout" svg:x1="9.279cm" svg:y1="7.331cm" svg:x2="10.095cm" svg:y2="7.331cm">
          <text:p/>
        </draw:line>
        <draw:line draw:style-name="gr13" draw:text-style-name="P2" draw:layer="layout" svg:x1="10.356cm" svg:y1="7.345cm" svg:x2="10.095cm" svg:y2="7.345cm">
          <text:p/>
        </draw:line>
        <draw:line draw:style-name="gr13" draw:text-style-name="P2" draw:layer="layout" svg:x1="10.428cm" svg:y1="7.417cm" svg:x2="10.356cm" svg:y2="7.345cm">
          <text:p/>
        </draw:line>
        <draw:line draw:style-name="gr13" draw:text-style-name="P2" draw:layer="layout" svg:x1="10.497cm" svg:y1="7.624cm" svg:x2="10.427cm" svg:y2="7.552cm">
          <text:p/>
        </draw:line>
        <draw:line draw:style-name="gr13" draw:text-style-name="P2" draw:layer="layout" svg:x1="7.993cm" svg:y1="7.366cm" svg:x2="7.732cm" svg:y2="7.366cm">
          <text:p/>
        </draw:line>
        <draw:line draw:style-name="gr13" draw:text-style-name="P2" draw:layer="layout" svg:x1="8.428cm" svg:y1="8.313cm" svg:x2="8.428cm" svg:y2="7.717cm">
          <text:p/>
        </draw:line>
        <draw:line draw:style-name="gr13" draw:text-style-name="P2" draw:layer="layout" svg:x1="8.135cm" svg:y1="7.645cm" svg:x2="8.064cm" svg:y2="7.574cm">
          <text:p/>
        </draw:line>
        <draw:line draw:style-name="gr13" draw:text-style-name="P2" draw:layer="layout" svg:x1="8.404cm" svg:y1="7.644cm" svg:x2="8.134cm" svg:y2="7.644cm">
          <text:p/>
        </draw:line>
        <draw:line draw:style-name="gr13" draw:text-style-name="P2" draw:layer="layout" svg:x1="6.924cm" svg:y1="7.366cm" svg:x2="7.73cm" svg:y2="7.366cm">
          <text:p/>
        </draw:line>
        <draw:line draw:style-name="gr13" draw:text-style-name="P2" draw:layer="layout" svg:x1="8.064cm" svg:y1="7.574cm" svg:x2="8.064cm" svg:y2="7.436cm">
          <text:p/>
        </draw:line>
        <draw:line draw:style-name="gr13" draw:text-style-name="P2" draw:layer="layout" svg:x1="8.065cm" svg:y1="7.437cm" svg:x2="7.993cm" svg:y2="7.366cm">
          <text:p/>
        </draw:line>
        <draw:line draw:style-name="gr13" draw:text-style-name="P2" draw:layer="layout" svg:x1="13.144cm" svg:y1="7.832cm" svg:x2="13.144cm" svg:y2="7.377cm">
          <text:p/>
        </draw:line>
        <draw:line draw:style-name="gr13" draw:text-style-name="P2" draw:layer="layout" svg:x1="13.145cm" svg:y1="7.378cm" svg:x2="13.142cm" svg:y2="7.375cm">
          <text:p/>
        </draw:line>
        <draw:line draw:style-name="gr13" draw:text-style-name="P2" draw:layer="layout" svg:x1="13.509cm" svg:y1="6.957cm" svg:x2="13.801cm" svg:y2="6.957cm">
          <text:p/>
        </draw:line>
        <draw:line draw:style-name="gr13" draw:text-style-name="P2" draw:layer="layout" svg:x1="13.914cm" svg:y1="6.844cm" svg:x2="13.914cm" svg:y2="6.623cm">
          <text:p/>
        </draw:line>
        <draw:line draw:style-name="gr13" draw:text-style-name="P2" draw:layer="layout" svg:x1="13.801cm" svg:y1="6.958cm" svg:x2="13.915cm" svg:y2="6.844cm">
          <text:p/>
        </draw:line>
        <draw:line draw:style-name="gr13" draw:text-style-name="P2" draw:layer="layout" svg:x1="13.396cm" svg:y1="7.07cm" svg:x2="13.51cm" svg:y2="6.957cm">
          <text:p/>
        </draw:line>
        <draw:line draw:style-name="gr13" draw:text-style-name="P2" draw:layer="layout" svg:x1="13.396cm" svg:y1="7.375cm" svg:x2="13.396cm" svg:y2="7.069cm">
          <text:p/>
        </draw:line>
        <draw:line draw:style-name="gr13" draw:text-style-name="P2" draw:layer="layout" svg:x1="14.327cm" svg:y1="6.981cm" svg:x2="14.23cm" svg:y2="6.981cm">
          <text:p/>
        </draw:line>
        <draw:line draw:style-name="gr13" draw:text-style-name="P2" draw:layer="layout" svg:x1="14.417cm" svg:y1="6.892cm" svg:x2="14.327cm" svg:y2="6.982cm">
          <text:p/>
        </draw:line>
        <draw:line draw:style-name="gr13" draw:text-style-name="P2" draw:layer="layout" svg:x1="14.231cm" svg:y1="6.981cm" svg:x2="14.168cm" svg:y2="7.044cm">
          <text:p/>
        </draw:line>
        <draw:line draw:style-name="gr13" draw:text-style-name="P2" draw:layer="layout" svg:x1="14.17cm" svg:y1="7.044cm" svg:x2="14.17cm" svg:y2="7.379cm">
          <text:p/>
        </draw:line>
        <draw:line draw:style-name="gr13" draw:text-style-name="P2" draw:layer="layout" svg:x1="14.416cm" svg:y1="6.634cm" svg:x2="14.416cm" svg:y2="6.892cm">
          <text:p/>
        </draw:line>
        <draw:line draw:style-name="gr13" draw:text-style-name="P2" draw:layer="layout" svg:x1="14.17cm" svg:y1="7.374cm" svg:x2="14.166cm" svg:y2="7.376cm">
          <text:p/>
        </draw:line>
        <draw:line draw:style-name="gr13" draw:text-style-name="P2" draw:layer="layout" svg:x1="13.912cm" svg:y1="7.826cm" svg:x2="13.915cm" svg:y2="7.829cm">
          <text:p/>
        </draw:line>
        <draw:line draw:style-name="gr13" draw:text-style-name="P2" draw:layer="layout" svg:x1="13.912cm" svg:y1="7.375cm" svg:x2="13.912cm" svg:y2="7.826cm">
          <text:p/>
        </draw:line>
        <draw:line draw:style-name="gr13" draw:text-style-name="P2" draw:layer="layout" svg:x1="14.935cm" svg:y1="7.375cm" svg:x2="14.935cm" svg:y2="7.824cm">
          <text:p/>
        </draw:line>
        <draw:line draw:style-name="gr13" draw:text-style-name="P2" draw:layer="layout" svg:x1="14.93cm" svg:y1="7.381cm" svg:x2="14.936cm" svg:y2="7.375cm">
          <text:p/>
        </draw:line>
        <draw:line draw:style-name="gr13" draw:text-style-name="P2" draw:layer="layout" svg:x1="14.936cm" svg:y1="7.824cm" svg:x2="14.93cm" svg:y2="7.83cm">
          <text:p/>
        </draw:line>
        <draw:line draw:style-name="gr13" draw:text-style-name="P2" draw:layer="layout" svg:x1="14.929cm" svg:y1="6.968cm" svg:x2="14.929cm" svg:y2="6.634cm">
          <text:p/>
        </draw:line>
        <draw:line draw:style-name="gr13" draw:text-style-name="P2" draw:layer="layout" svg:x1="14.676cm" svg:y1="7.369cm" svg:x2="14.682cm" svg:y2="7.376cm">
          <text:p/>
        </draw:line>
        <draw:line draw:style-name="gr13" draw:text-style-name="P2" draw:layer="layout" svg:x1="14.683cm" svg:y1="7.378cm" svg:x2="14.683cm" svg:y2="7.122cm">
          <text:p/>
        </draw:line>
        <draw:line draw:style-name="gr13" draw:text-style-name="P2" draw:layer="layout" svg:x1="14.69cm" svg:y1="7.383cm" svg:x2="14.682cm" svg:y2="7.375cm">
          <text:p/>
        </draw:line>
        <draw:line draw:style-name="gr13" draw:text-style-name="P2" draw:layer="layout" svg:x1="14.869cm" svg:y1="7.032cm" svg:x2="14.931cm" svg:y2="6.971cm">
          <text:p/>
        </draw:line>
        <draw:line draw:style-name="gr13" draw:text-style-name="P2" draw:layer="layout" svg:x1="14.772cm" svg:y1="7.031cm" svg:x2="14.869cm" svg:y2="7.031cm">
          <text:p/>
        </draw:line>
        <draw:line draw:style-name="gr13" draw:text-style-name="P2" draw:layer="layout" svg:x1="14.683cm" svg:y1="7.123cm" svg:x2="14.773cm" svg:y2="7.031cm">
          <text:p/>
        </draw:line>
        <draw:line draw:style-name="gr13" draw:text-style-name="P2" draw:layer="layout" svg:x1="13.66cm" svg:y1="5.085cm" svg:x2="13.66cm" svg:y2="4.553cm">
          <text:p/>
        </draw:line>
        <draw:line draw:style-name="gr13" draw:text-style-name="P2" draw:layer="layout" svg:x1="14.071cm" svg:y1="5.489cm" svg:x2="13.973cm" svg:y2="5.489cm">
          <text:p/>
        </draw:line>
        <draw:line draw:style-name="gr13" draw:text-style-name="P2" draw:layer="layout" svg:x1="13.974cm" svg:y1="5.49cm" svg:x2="13.913cm" svg:y2="5.428cm">
          <text:p/>
        </draw:line>
        <draw:line draw:style-name="gr13" draw:text-style-name="P2" draw:layer="layout" svg:x1="14.16cm" svg:y1="5.837cm" svg:x2="14.16cm" svg:y2="5.58cm">
          <text:p/>
        </draw:line>
        <draw:line draw:style-name="gr13" draw:text-style-name="P2" draw:layer="layout" svg:x1="14.161cm" svg:y1="5.581cm" svg:x2="14.071cm" svg:y2="5.489cm">
          <text:p/>
        </draw:line>
        <draw:line draw:style-name="gr13" draw:text-style-name="P2" draw:layer="layout" svg:x1="13.914cm" svg:y1="5.426cm" svg:x2="13.914cm" svg:y2="5.092cm">
          <text:p/>
        </draw:line>
        <draw:line draw:style-name="gr13" draw:text-style-name="P2" draw:layer="layout" svg:x1="14.681cm" svg:y1="4.554cm" svg:x2="14.681cm" svg:y2="5.083cm">
          <text:p/>
        </draw:line>
        <draw:line draw:style-name="gr13" draw:text-style-name="P2" draw:layer="layout" svg:x1="14.681cm" svg:y1="5.083cm" svg:x2="14.686cm" svg:y2="5.086cm">
          <text:p/>
        </draw:line>
        <draw:line draw:style-name="gr13" draw:text-style-name="P2" draw:layer="layout" svg:x1="14.489cm" svg:y1="5.483cm" svg:x2="14.428cm" svg:y2="5.422cm">
          <text:p/>
        </draw:line>
        <draw:line draw:style-name="gr13" draw:text-style-name="P2" draw:layer="layout" svg:x1="14.43cm" svg:y1="5.419cm" svg:x2="14.43cm" svg:y2="5.085cm">
          <text:p/>
        </draw:line>
        <draw:line draw:style-name="gr13" draw:text-style-name="P2" draw:layer="layout" svg:x1="14.676cm" svg:y1="5.829cm" svg:x2="14.676cm" svg:y2="5.573cm">
          <text:p/>
        </draw:line>
        <draw:line draw:style-name="gr13" draw:text-style-name="P2" draw:layer="layout" svg:x1="14.677cm" svg:y1="5.574cm" svg:x2="14.586cm" svg:y2="5.482cm">
          <text:p/>
        </draw:line>
        <draw:line draw:style-name="gr13" draw:text-style-name="P2" draw:layer="layout" svg:x1="14.586cm" svg:y1="5.482cm" svg:x2="14.488cm" svg:y2="5.482cm">
          <text:p/>
        </draw:line>
        <draw:line draw:style-name="gr13" draw:text-style-name="P2" draw:layer="layout" svg:x1="14.428cm" svg:y1="5.423cm" svg:x2="14.431cm" svg:y2="5.419cm">
          <text:p/>
        </draw:line>
        <draw:line draw:style-name="gr13" draw:text-style-name="P2" draw:layer="layout" svg:x1="15.449cm" svg:y1="5.081cm" svg:x2="15.455cm" svg:y2="5.086cm">
          <text:p/>
        </draw:line>
        <draw:line draw:style-name="gr13" draw:text-style-name="P2" draw:layer="layout" svg:x1="15.449cm" svg:y1="4.55cm" svg:x2="15.449cm" svg:y2="5.081cm">
          <text:p/>
        </draw:line>
        <draw:line draw:style-name="gr13" draw:text-style-name="P2" draw:layer="layout" svg:x1="15.184cm" svg:y1="5.829cm" svg:x2="15.184cm" svg:y2="5.101cm">
          <text:p/>
        </draw:line>
        <draw:line draw:style-name="gr13" draw:text-style-name="P2" draw:layer="layout" svg:x1="15.184cm" svg:y1="5.102cm" svg:x2="15.201cm" svg:y2="5.085cm">
          <text:p/>
        </draw:line>
        <draw:line draw:style-name="gr13" draw:text-style-name="P2" draw:layer="layout" svg:x1="15.539cm" svg:y1="5.982cm" svg:x2="15.54cm" svg:y2="5.982cm">
          <text:p/>
        </draw:line>
        <draw:line draw:style-name="gr13" draw:text-style-name="P2" draw:layer="layout" svg:x1="15.476cm" svg:y1="6.046cm" svg:x2="15.047cm" svg:y2="6.046cm">
          <text:p/>
        </draw:line>
        <draw:line draw:style-name="gr13" draw:text-style-name="P2" draw:layer="layout" svg:x1="15.921cm" svg:y1="5.801cm" svg:x2="15.921cm" svg:y2="4.178cm">
          <text:p/>
        </draw:line>
        <draw:line draw:style-name="gr13" draw:text-style-name="P2" draw:layer="layout" svg:x1="15.539cm" svg:y1="5.817cm" svg:x2="15.539cm" svg:y2="5.982cm">
          <text:p/>
        </draw:line>
        <draw:line draw:style-name="gr13" draw:text-style-name="P2" draw:layer="layout" svg:x1="13.997cm" svg:y1="6.358cm" svg:x2="13.723cm" svg:y2="6.358cm">
          <text:p/>
        </draw:line>
        <draw:line draw:style-name="gr13" draw:text-style-name="P2" draw:layer="layout" svg:x1="14.544cm" svg:y1="6.179cm" svg:x2="14.449cm" svg:y2="6.275cm">
          <text:p/>
        </draw:line>
        <draw:line draw:style-name="gr13" draw:text-style-name="P2" draw:layer="layout" svg:x1="15.922cm" svg:y1="4.179cm" svg:x2="15.912cm" svg:y2="4.169cm">
          <text:p/>
        </draw:line>
        <draw:line draw:style-name="gr13" draw:text-style-name="P2" draw:layer="layout" svg:x1="13.724cm" svg:y1="6.358cm" svg:x2="13.659cm" svg:y2="6.423cm">
          <text:p/>
        </draw:line>
        <draw:line draw:style-name="gr13" draw:text-style-name="P2" draw:layer="layout" svg:x1="15.048cm" svg:y1="6.046cm" svg:x2="14.914cm" svg:y2="6.18cm">
          <text:p/>
        </draw:line>
        <draw:line draw:style-name="gr13" draw:text-style-name="P2" draw:layer="layout" svg:x1="15.921cm" svg:y1="5.746cm" svg:x2="15.61cm" svg:y2="5.746cm">
          <text:p/>
        </draw:line>
        <draw:line draw:style-name="gr13" draw:text-style-name="P2" draw:layer="layout" svg:x1="15.912cm" svg:y1="5.792cm" svg:x2="15.922cm" svg:y2="5.802cm">
          <text:p/>
        </draw:line>
        <draw:line draw:style-name="gr13" draw:text-style-name="P2" draw:layer="layout" svg:x1="15.611cm" svg:y1="5.746cm" svg:x2="15.539cm" svg:y2="5.818cm">
          <text:p/>
        </draw:line>
        <draw:line draw:style-name="gr13" draw:text-style-name="P2" draw:layer="layout" svg:x1="13.659cm" svg:y1="6.422cm" svg:x2="13.659cm" svg:y2="6.6cm">
          <text:p/>
        </draw:line>
        <draw:line draw:style-name="gr13" draw:text-style-name="P2" draw:layer="layout" svg:x1="15.541cm" svg:y1="5.982cm" svg:x2="15.476cm" svg:y2="6.047cm">
          <text:p/>
        </draw:line>
        <draw:line draw:style-name="gr13" draw:text-style-name="P2" draw:layer="layout" svg:x1="14.082cm" svg:y1="6.274cm" svg:x2="13.997cm" svg:y2="6.359cm">
          <text:p/>
        </draw:line>
        <draw:line draw:style-name="gr13" draw:text-style-name="P2" draw:layer="layout" svg:x1="14.914cm" svg:y1="6.179cm" svg:x2="14.543cm" svg:y2="6.179cm">
          <text:p/>
        </draw:line>
        <draw:line draw:style-name="gr13" draw:text-style-name="P2" draw:layer="layout" svg:x1="14.449cm" svg:y1="6.274cm" svg:x2="14.081cm" svg:y2="6.274cm">
          <text:p/>
        </draw:line>
        <draw:line draw:style-name="gr13" draw:text-style-name="P2" draw:layer="layout" svg:x1="14.5cm" svg:y1="6.377cm" svg:x2="14.595cm" svg:y2="6.282cm">
          <text:p/>
        </draw:line>
        <draw:line draw:style-name="gr13" draw:text-style-name="P2" draw:layer="layout" svg:x1="14.167cm" svg:y1="6.441cm" svg:x2="14.232cm" svg:y2="6.376cm">
          <text:p/>
        </draw:line>
        <draw:line draw:style-name="gr13" draw:text-style-name="P2" draw:layer="layout" svg:x1="15.92cm" svg:y1="6.263cm" svg:x2="16.131cm" svg:y2="6.263cm">
          <text:p/>
        </draw:line>
        <draw:line draw:style-name="gr13" draw:text-style-name="P2" draw:layer="layout" svg:x1="14.594cm" svg:y1="6.282cm" svg:x2="15.637cm" svg:y2="6.282cm">
          <text:p/>
        </draw:line>
        <draw:line draw:style-name="gr13" draw:text-style-name="P2" draw:layer="layout" svg:x1="15.637cm" svg:y1="6.283cm" svg:x2="15.664cm" svg:y2="6.255cm">
          <text:p/>
        </draw:line>
        <draw:line draw:style-name="gr13" draw:text-style-name="P2" draw:layer="layout" svg:x1="16.131cm" svg:y1="6.264cm" svg:x2="16.218cm" svg:y2="6.177cm">
          <text:p/>
        </draw:line>
        <draw:line draw:style-name="gr13" draw:text-style-name="P2" draw:layer="layout" svg:x1="14.167cm" svg:y1="6.618cm" svg:x2="14.167cm" svg:y2="6.44cm">
          <text:p/>
        </draw:line>
        <draw:line draw:style-name="gr13" draw:text-style-name="P2" draw:layer="layout" svg:x1="14.231cm" svg:y1="6.376cm" svg:x2="14.5cm" svg:y2="6.376cm">
          <text:p/>
        </draw:line>
        <draw:line draw:style-name="gr13" draw:text-style-name="P2" draw:layer="layout" svg:x1="16.217cm" svg:y1="6.177cm" svg:x2="16.217cm" svg:y2="4.169cm">
          <text:p/>
        </draw:line>
        <draw:line draw:style-name="gr13" draw:text-style-name="P2" draw:layer="layout" svg:x1="15.663cm" svg:y1="6.255cm" svg:x2="15.921cm" svg:y2="6.255cm">
          <text:p/>
        </draw:line>
        <draw:line draw:style-name="gr13" draw:text-style-name="P2" draw:layer="layout" svg:x1="15.673cm" svg:y1="6.523cm" svg:x2="15.532cm" svg:y2="6.383cm">
          <text:p/>
        </draw:line>
        <draw:line draw:style-name="gr13" draw:text-style-name="P2" draw:layer="layout" svg:x1="15.861cm" svg:y1="6.522cm" svg:x2="15.672cm" svg:y2="6.522cm">
          <text:p/>
        </draw:line>
        <draw:line draw:style-name="gr13" draw:text-style-name="P2" draw:layer="layout" svg:x1="14.674cm" svg:y1="6.448cm" svg:x2="14.739cm" svg:y2="6.383cm">
          <text:p/>
        </draw:line>
        <draw:line draw:style-name="gr13" draw:text-style-name="P2" draw:layer="layout" svg:x1="16.311cm" svg:y1="6.648cm" svg:x2="16.311cm" svg:y2="4.599cm">
          <text:p/>
        </draw:line>
        <draw:line draw:style-name="gr13" draw:text-style-name="P2" draw:layer="layout" svg:x1="16.31cm" svg:y1="4.6cm" svg:x2="16.517cm" svg:y2="4.393cm">
          <text:p/>
        </draw:line>
        <draw:line draw:style-name="gr13" draw:text-style-name="P2" draw:layer="layout" svg:x1="16.194cm" svg:y1="6.766cm" svg:x2="16.312cm" svg:y2="6.648cm">
          <text:p/>
        </draw:line>
        <draw:line draw:style-name="gr13" draw:text-style-name="P2" draw:layer="layout" svg:x1="16.311cm" svg:y1="4.599cm" svg:x2="16.31cm" svg:y2="4.599cm">
          <text:p/>
        </draw:line>
        <draw:line draw:style-name="gr13" draw:text-style-name="P2" draw:layer="layout" svg:x1="15.921cm" svg:y1="6.763cm" svg:x2="15.921cm" svg:y2="6.582cm">
          <text:p/>
        </draw:line>
        <draw:line draw:style-name="gr13" draw:text-style-name="P2" draw:layer="layout" svg:x1="15.923cm" svg:y1="6.822cm" svg:x2="15.921cm" svg:y2="6.818cm">
          <text:p/>
        </draw:line>
        <draw:line draw:style-name="gr13" draw:text-style-name="P2" draw:layer="layout" svg:x1="16.516cm" svg:y1="4.393cm" svg:x2="16.516cm" svg:y2="4.181cm">
          <text:p/>
        </draw:line>
        <draw:line draw:style-name="gr13" draw:text-style-name="P2" draw:layer="layout" svg:x1="14.739cm" svg:y1="6.383cm" svg:x2="15.532cm" svg:y2="6.383cm">
          <text:p/>
        </draw:line>
        <draw:line draw:style-name="gr13" draw:text-style-name="P2" draw:layer="layout" svg:x1="15.922cm" svg:y1="6.583cm" svg:x2="15.861cm" svg:y2="6.522cm">
          <text:p/>
        </draw:line>
        <draw:line draw:style-name="gr13" draw:text-style-name="P2" draw:layer="layout" svg:x1="14.674cm" svg:y1="6.625cm" svg:x2="14.674cm" svg:y2="6.447cm">
          <text:p/>
        </draw:line>
        <draw:line draw:style-name="gr13" draw:text-style-name="P2" draw:layer="layout" svg:x1="15.918cm" svg:y1="6.765cm" svg:x2="16.194cm" svg:y2="6.765cm">
          <text:p/>
        </draw:line>
        <draw:line draw:style-name="gr13" draw:text-style-name="P2" draw:layer="layout" svg:x1="12.168cm" svg:y1="8.213cm" svg:x2="12.168cm" svg:y2="7.849cm">
          <text:p/>
        </draw:line>
        <draw:line draw:style-name="gr13" draw:text-style-name="P2" draw:layer="layout" svg:x1="13.85cm" svg:y1="6.074cm" svg:x2="13.915cm" svg:y2="6.009cm">
          <text:p/>
        </draw:line>
        <draw:line draw:style-name="gr13" draw:text-style-name="P2" draw:layer="layout" svg:x1="12.382cm" svg:y1="5.829cm" svg:x2="12.464cm" svg:y2="5.746cm">
          <text:p/>
        </draw:line>
        <draw:line draw:style-name="gr13" draw:text-style-name="P2" draw:layer="layout" svg:x1="13.357cm" svg:y1="6.009cm" svg:x2="13.422cm" svg:y2="6.074cm">
          <text:p/>
        </draw:line>
        <draw:line draw:style-name="gr13" draw:text-style-name="P2" draw:layer="layout" svg:x1="13.911cm" svg:y1="5.827cm" svg:x2="13.916cm" svg:y2="5.83cm">
          <text:p/>
        </draw:line>
        <draw:line draw:style-name="gr13" draw:text-style-name="P2" draw:layer="layout" svg:x1="12.778cm" svg:y1="5.746cm" svg:x2="13.292cm" svg:y2="5.746cm">
          <text:p/>
        </draw:line>
        <draw:line draw:style-name="gr13" draw:text-style-name="P2" draw:layer="layout" svg:x1="13.357cm" svg:y1="5.811cm" svg:x2="13.357cm" svg:y2="6.009cm">
          <text:p/>
        </draw:line>
        <draw:line draw:style-name="gr13" draw:text-style-name="P2" draw:layer="layout" svg:x1="13.292cm" svg:y1="5.746cm" svg:x2="13.358cm" svg:y2="5.812cm">
          <text:p/>
        </draw:line>
        <draw:line draw:style-name="gr13" draw:text-style-name="P2" draw:layer="layout" svg:x1="13.914cm" svg:y1="6.009cm" svg:x2="13.914cm" svg:y2="5.829cm">
          <text:p/>
        </draw:line>
        <draw:line draw:style-name="gr13" draw:text-style-name="P2" draw:layer="layout" svg:x1="13.421cm" svg:y1="6.073cm" svg:x2="13.85cm" svg:y2="6.073cm">
          <text:p/>
        </draw:line>
        <draw:polyline draw:style-name="gr13" draw:text-style-name="P2" draw:layer="layout" svg:width="0cm" svg:height="0cm" svg:x="13.914cm" svg:y="5.829cm" svg:viewBox="0 0 0 0" draw:points="0,0">
          <text:p/>
        </draw:polyline>
        <draw:line draw:style-name="gr13" draw:text-style-name="P2" draw:layer="layout" svg:x1="12.168cm" svg:y1="7.85cm" svg:x2="12.383cm" svg:y2="7.636cm">
          <text:p/>
        </draw:line>
        <draw:line draw:style-name="gr13" draw:text-style-name="P2" draw:layer="layout" svg:x1="12.382cm" svg:y1="7.636cm" svg:x2="12.382cm" svg:y2="5.828cm">
          <text:p/>
        </draw:line>
        <draw:line draw:style-name="gr13" draw:text-style-name="P2" draw:layer="layout" svg:x1="12.463cm" svg:y1="5.746cm" svg:x2="12.778cm" svg:y2="5.746cm">
          <text:p/>
        </draw:line>
        <draw:line draw:style-name="gr13" draw:text-style-name="P2" draw:layer="layout" svg:x1="13.984cm" svg:y1="6.083cm" svg:x2="13.897cm" svg:y2="6.17cm">
          <text:p/>
        </draw:line>
        <draw:line draw:style-name="gr13" draw:text-style-name="P2" draw:layer="layout" svg:x1="12.773cm" svg:y1="6.25cm" svg:x2="12.562cm" svg:y2="6.25cm">
          <text:p/>
        </draw:line>
        <draw:line draw:style-name="gr13" draw:text-style-name="P2" draw:layer="layout" svg:x1="13.109cm" svg:y1="6.169cm" svg:x2="13.022cm" svg:y2="6.257cm">
          <text:p/>
        </draw:line>
        <draw:line draw:style-name="gr13" draw:text-style-name="P2" draw:layer="layout" svg:x1="13.024cm" svg:y1="6.257cm" svg:x2="13.02cm" svg:y2="6.255cm">
          <text:p/>
        </draw:line>
        <draw:line draw:style-name="gr13" draw:text-style-name="P2" draw:layer="layout" svg:x1="12.563cm" svg:y1="6.25cm" svg:x2="12.472cm" svg:y2="6.34cm">
          <text:p/>
        </draw:line>
        <draw:line draw:style-name="gr13" draw:text-style-name="P2" draw:layer="layout" svg:x1="13.897cm" svg:y1="6.169cm" svg:x2="13.108cm" svg:y2="6.169cm">
          <text:p/>
        </draw:line>
        <draw:line draw:style-name="gr13" draw:text-style-name="P2" draw:layer="layout" svg:x1="14.358cm" svg:y1="6.083cm" svg:x2="13.983cm" svg:y2="6.083cm">
          <text:p/>
        </draw:line>
        <draw:line draw:style-name="gr13" draw:text-style-name="P2" draw:layer="layout" svg:x1="14.422cm" svg:y1="5.839cm" svg:x2="14.422cm" svg:y2="6.019cm">
          <text:p/>
        </draw:line>
        <draw:line draw:style-name="gr13" draw:text-style-name="P2" draw:layer="layout" svg:x1="14.423cm" svg:y1="6.019cm" svg:x2="14.358cm" svg:y2="6.084cm">
          <text:p/>
        </draw:line>
        <draw:line draw:style-name="gr13" draw:text-style-name="P2" draw:layer="layout" svg:x1="12.472cm" svg:y1="6.339cm" svg:x2="12.472cm" svg:y2="8.213cm">
          <text:p/>
        </draw:line>
        <draw:line draw:style-name="gr13" draw:text-style-name="P2" draw:layer="layout" svg:x1="13.02cm" svg:y1="6.255cm" svg:x2="12.778cm" svg:y2="6.255cm">
          <text:p/>
        </draw:line>
        <draw:line draw:style-name="gr13" draw:text-style-name="P2" draw:layer="layout" svg:x1="12.778cm" svg:y1="6.763cm" svg:x2="12.778cm" svg:y2="8.213cm">
          <text:p/>
        </draw:line>
        <draw:line draw:style-name="gr13" draw:text-style-name="P2" draw:layer="layout" svg:x1="13.948cm" svg:y1="6.266cm" svg:x2="13.155cm" svg:y2="6.266cm">
          <text:p/>
        </draw:line>
        <draw:line draw:style-name="gr13" draw:text-style-name="P2" draw:layer="layout" svg:x1="12.947cm" svg:y1="6.473cm" svg:x2="12.848cm" svg:y2="6.473cm">
          <text:p/>
        </draw:line>
        <draw:line draw:style-name="gr13" draw:text-style-name="P2" draw:layer="layout" svg:x1="12.778cm" svg:y1="6.544cm" svg:x2="12.778cm" svg:y2="6.763cm">
          <text:p/>
        </draw:line>
        <draw:line draw:style-name="gr13" draw:text-style-name="P2" draw:layer="layout" svg:x1="14.405cm" svg:y1="6.177cm" svg:x2="14.038cm" svg:y2="6.177cm">
          <text:p/>
        </draw:line>
        <draw:line draw:style-name="gr13" draw:text-style-name="P2" draw:layer="layout" svg:x1="14.039cm" svg:y1="6.177cm" svg:x2="13.948cm" svg:y2="6.267cm">
          <text:p/>
        </draw:line>
        <draw:line draw:style-name="gr13" draw:text-style-name="P2" draw:layer="layout" svg:x1="13.156cm" svg:y1="6.266cm" svg:x2="12.947cm" svg:y2="6.474cm">
          <text:p/>
        </draw:line>
        <draw:line draw:style-name="gr13" draw:text-style-name="P2" draw:layer="layout" svg:x1="14.93cm" svg:y1="5.837cm" svg:x2="14.93cm" svg:y2="6.015cm">
          <text:p/>
        </draw:line>
        <draw:line draw:style-name="gr13" draw:text-style-name="P2" draw:layer="layout" svg:x1="14.503cm" svg:y1="6.08cm" svg:x2="14.405cm" svg:y2="6.178cm">
          <text:p/>
        </draw:line>
        <draw:line draw:style-name="gr13" draw:text-style-name="P2" draw:layer="layout" svg:x1="12.849cm" svg:y1="6.473cm" svg:x2="12.778cm" svg:y2="6.545cm">
          <text:p/>
        </draw:line>
        <draw:line draw:style-name="gr13" draw:text-style-name="P2" draw:layer="layout" svg:x1="14.867cm" svg:y1="6.08cm" svg:x2="14.502cm" svg:y2="6.08cm">
          <text:p/>
        </draw:line>
        <draw:line draw:style-name="gr13" draw:text-style-name="P2" draw:layer="layout" svg:x1="14.931cm" svg:y1="6.015cm" svg:x2="14.867cm" svg:y2="6.081cm">
          <text:p/>
        </draw:line>
        <draw:line draw:style-name="gr13" draw:text-style-name="P2" draw:layer="layout" svg:x1="5.675cm" svg:y1="7.573cm" svg:x2="5.675cm" svg:y2="7.435cm">
          <text:p/>
        </draw:line>
        <draw:line draw:style-name="gr13" draw:text-style-name="P2" draw:layer="layout" svg:x1="6.015cm" svg:y1="7.642cm" svg:x2="5.745cm" svg:y2="7.642cm">
          <text:p/>
        </draw:line>
        <draw:line draw:style-name="gr13" draw:text-style-name="P2" draw:layer="layout" svg:x1="4.566cm" svg:y1="7.366cm" svg:x2="5.338cm" svg:y2="7.366cm">
          <text:p/>
        </draw:line>
        <draw:line draw:style-name="gr13" draw:text-style-name="P2" draw:layer="layout" svg:x1="6.069cm" svg:y1="7.633cm" svg:x2="6.069cm" svg:y2="8.236cm">
          <text:p/>
        </draw:line>
        <draw:line draw:style-name="gr13" draw:text-style-name="P2" draw:layer="layout" svg:x1="5.746cm" svg:y1="7.643cm" svg:x2="5.675cm" svg:y2="7.573cm">
          <text:p/>
        </draw:line>
        <draw:line draw:style-name="gr13" draw:text-style-name="P2" draw:layer="layout" svg:x1="5.604cm" svg:y1="7.365cm" svg:x2="5.343cm" svg:y2="7.365cm">
          <text:p/>
        </draw:line>
        <draw:line draw:style-name="gr13" draw:text-style-name="P2" draw:layer="layout" svg:x1="5.676cm" svg:y1="7.436cm" svg:x2="5.604cm" svg:y2="7.365cm">
          <text:p/>
        </draw:line>
        <draw:polygon draw:style-name="gr11" draw:text-style-name="P1" draw:layer="layout" svg:width="0.808cm" svg:height="0.087cm" svg:x="13.767cm" svg:y="3.629cm" svg:viewBox="0 0 809 88" draw:points="799,2 806,7 809,16 809,25 806,33 803,35 803,36 787,52 773,69 768,78 762,84 754,88 751,88 58,88 49,86 42,80 41,78 35,68 31,62 22,51 6,35 1,27 0,18 3,9 9,3 17,0 20,0 790,0">
          <text:p/>
        </draw:polygon>
        <draw:polygon draw:style-name="gr11" draw:text-style-name="P1" draw:layer="layout" svg:width="0.554cm" svg:height="0.088cm" svg:x="14.786cm" svg:y="3.629cm" svg:viewBox="0 0 555 89" draw:points="544,2 551,7 555,15 555,24 551,32 549,34 536,48 523,65 515,79 509,85 501,89 498,89 60,89 51,87 44,81 42,79 37,69 23,52 7,36 7,34 2,28 0,20 2,11 7,4 15,0 20,0 535,0">
          <text:p/>
        </draw:polygon>
        <draw:polygon draw:style-name="gr11" draw:text-style-name="P1" draw:layer="layout" svg:width="1.158cm" svg:height="0.345cm" svg:x="15.724cm" svg:y="3.491cm" svg:viewBox="0 0 1159 346" draw:points="1148,2 1155,7 1159,15 1159,19 1159,326 1157,335 1152,342 1144,346 1135,346 1127,342 1125,340 926,140 918,135 914,132 904,128 900,126 891,124 886,123 104,123 95,121 90,118 6,34 1,26 0,17 3,9 9,3 18,0 20,0 1140,0">
          <text:p/>
        </draw:polygon>
        <draw:polygon draw:style-name="gr11" draw:text-style-name="P1" draw:layer="layout" svg:width="0.118cm" svg:height="0.144cm" svg:x="11.297cm" svg:y="3.875cm" svg:viewBox="0 0 119 145" draw:points="33,4 38,9 42,18 54,32 57,37 74,54 93,68 110,78 116,84 119,92 119,95 119,124 117,133 112,141 104,145 95,145 87,141 85,139 5,59 1,52 0,45 0,19 2,11 7,4 15,0 25,0">
          <text:p/>
        </draw:polygon>
        <draw:polygon draw:style-name="gr11" draw:text-style-name="P1" draw:layer="layout" svg:width="0.148cm" svg:height="0.22cm" svg:x="16.292cm" svg:y="4.262cm" svg:viewBox="0 0 149 221" draw:points="82,1 86,2 86,3 89,5 93,8 102,19 117,35 135,49 140,51 141,52 142,52 144,55 146,57 147,58 147,59 148,62 149,65 149,68 149,92 147,100 144,106 34,216 26,220 17,221 9,218 3,212 0,204 0,201 0,72 2,63 7,56 10,54 19,49 37,35 53,19 61,8 62,8 65,5 68,3 69,2 73,1 77,0 78,0">
          <text:p/>
        </draw:polygon>
        <draw:polygon draw:style-name="gr11" draw:text-style-name="P1" draw:layer="layout" svg:width="0.556cm" svg:height="0.05cm" svg:x="9.401cm" svg:y="5.596cm" svg:viewBox="0 0 557 51" draw:points="541,2 548,8 548,9 551,14 552,14 552,15 553,16 554,17 555,19 556,21 556,24 557,26 557,28 557,30 556,32 556,35 555,36 554,39 552,42 551,42 549,44 549,45 545,47 542,49 541,50 538,50 534,51 24,51 16,49 9,43 8,43 7,41 6,40 1,32 0,24 3,15 6,12 7,11 8,9 15,2 23,0 24,0 532,0">
          <text:p/>
        </draw:polygon>
        <draw:polygon draw:style-name="gr11" draw:text-style-name="P1" draw:layer="layout" svg:width="0.544cm" svg:height="0.05cm" svg:x="7.046cm" svg:y="5.596cm" svg:viewBox="0 0 545 51" draw:points="529,2 536,8 536,9 539,13 539,14 540,14 540,15 542,18 544,21 544,22 545,22 545,26 545,30 545,31 544,35 542,39 541,40 540,42 537,45 536,45 530,49 522,51 24,51 20,50 16,49 9,44 9,43 7,41 5,39 3,36 1,32 1,31 1,27 0,24 0,23 0,22 2,19 3,15 4,14 6,12 7,11 8,9 15,2 23,0 24,0 520,0">
          <text:p/>
        </draw:polygon>
        <draw:polygon draw:style-name="gr11" draw:text-style-name="P1" draw:layer="layout" svg:width="0.572cm" svg:height="0.049cm" svg:x="4.688cm" svg:y="5.597cm" svg:viewBox="0 0 573 50" draw:points="557,2 564,8 564,9 567,13 568,13 568,14 569,15 570,17 571,19 572,21 572,23 573,25 573,28 573,30 572,32 572,34 571,36 570,38 568,42 567,42 565,44 565,45 561,47 558,49 557,49 554,50 550,50 24,50 16,48 9,43 8,42 7,40 6,39 5,38 3,36 2,34 1,31 1,30 0,28 0,25 0,23 0,21 0,19 2,17 3,14 5,12 5,11 7,10 8,8 11,6 14,2 15,2 15,1 19,1 22,0 23,0 295,0 298,0 548,0">
          <text:p/>
        </draw:polygon>
        <draw:polygon draw:style-name="gr11" draw:text-style-name="P1" draw:layer="layout" svg:width="0.111cm" svg:height="0.047cm" svg:x="12.526cm" svg:y="5.624cm" svg:viewBox="0 0 112 48" draw:points="101,2 108,7 112,15 112,24 110,29 105,37 99,43 91,48 88,48 21,48 20,48 19,48 16,47 13,46 11,45 10,45 7,42 5,39 4,38 3,38 2,34 1,31 1,30 0,29 1,26 1,23 1,22 1,20 3,18 5,15 6,13 15,5 22,1 29,0 92,0">
          <text:p/>
        </draw:polygon>
        <draw:polygon draw:style-name="gr11" draw:text-style-name="P1" draw:layer="layout" svg:width="0.542cm" svg:height="0.215cm" svg:x="10.873cm" svg:y="5.716cm" svg:viewBox="0 0 543 216" draw:points="534,3 540,9 543,18 543,20 543,26 541,35 538,40 368,210 361,215 354,216 108,216 100,214 93,209 90,204 89,203 88,201 76,179 60,158 42,140 38,137 21,124 9,117 3,111 0,103 0,94 5,86 12,81 19,80 412,80 426,77 440,71 447,67 452,63 509,6 517,1 526,0">
          <text:p/>
        </draw:polygon>
        <draw:polygon draw:style-name="gr11" draw:text-style-name="P1" draw:layer="layout" svg:width="3.276cm" svg:height="2.342cm" svg:x="13.465cm" svg:y="3.629cm" svg:viewBox="0 0 3277 2343" draw:points="2157,2 2162,5 2265,108 2276,119 2288,127 2302,133 2316,136 3098,136 3107,138 3112,141 3272,301 3276,308 3277,315 3277,696 3275,705 3272,710 2974,1007 2970,1013 2969,1014 2966,1019 2960,1033 2960,1037 2959,1039 2957,1040 2956,1043 2955,1044 2953,1046 2951,1047 2950,1048 2947,1049 2945,1050 2943,1050 2941,1050 2939,1050 2937,1050 2935,1049 2932,1049 2931,1047 2929,1046 2927,1045 2925,1043 2924,1041 2923,1040 2922,1038 2921,1036 2921,1032 2921,1031 2921,1008 2923,1000 2926,994 3013,909 3110,812 3118,800 3124,786 3127,771 3127,757 3127,708 3129,699 3134,693 3136,691 3152,682 3170,668 3186,652 3199,635 3211,615 3219,595 3225,573 3228,551 3228,529 3225,507 3219,485 3211,465 3210,463 3199,445 3186,428 3170,412 3152,398 3133,387 3113,379 3091,373 3069,370 3047,370 3025,373 3003,379 2982,387 2962,398 2944,412 2929,428 2920,439 2913,444 2905,447 2896,445 2889,439 2888,439 2880,428 2864,412 2846,398 2827,387 2807,379 2785,373 2763,370 2741,370 2719,373 2697,379 2676,387 2657,398 2639,412 2624,428 2615,439 2608,444 2600,447 2591,445 2584,439 2583,439 2575,428 2559,412 2541,398 2522,387 2502,379 2480,373 2458,370 2436,370 2414,373 2392,379 2371,387 2352,398 2334,412 2319,428 2305,445 2294,465 2285,485 2280,507 2277,529 2277,551 2279,567 2280,573 2280,575 2285,595 2294,615 2305,635 2319,652 2334,668 2352,682 2362,687 2371,692 2377,698 2380,707 2380,710 2380,1953 2378,1962 2373,1969 2370,1971 2361,1976 2343,1990 2327,2006 2314,2023 2308,2033 2302,2039 2294,2043 2291,2043 2138,2043 2134,2044 2123,2046 2109,2051 2105,2054 2097,2060 2016,2141 2015,2142 2012,2147 2008,2153 2002,2167 1999,2181 1999,2315 1998,2319 1998,2322 1997,2323 1997,2324 1993,2329 1985,2338 1978,2342 1971,2343 1844,2343 1835,2341 1828,2336 1824,2328 1824,2319 1828,2311 1830,2309 1837,2303 1851,2283 1862,2261 1870,2238 1874,2214 1874,2189 1870,2168 1870,2165 1862,2142 1851,2120 1837,2100 1820,2083 1802,2070 1796,2064 1794,2055 1794,2054 1794,1647 1796,1638 1801,1631 1809,1628 1813,1627 1844,1627 1849,1627 1850,1626 1864,1621 1875,1613 1879,1608 1885,1602 1894,1600 1903,1602 1906,1604 1907,1605 1908,1605 1923,1613 1929,1616 1952,1623 1976,1627 2001,1627 2025,1623 2048,1616 2070,1605 2090,1590 2107,1573 2121,1553 2132,1532 2140,1508 2144,1484 2144,1430 2140,1406 2132,1381 2121,1360 2107,1340 2090,1323 2070,1308 2069,1308 2064,1303 2060,1295 2060,1291 2060,1068 2062,1060 2067,1053 2068,1052 2086,1039 2103,1022 2117,1002 2128,981 2136,957 2140,933 2140,909 2136,885 2128,861 2117,840 2103,820 2086,803 2078,798 2066,788 2057,784 2044,777 2021,770 2000,767 1997,766 1972,766 1969,766 1948,770 1925,777 1903,788 1883,803 1866,820 1852,840 1841,861 1833,885 1830,906 1829,909 1829,933 1830,940 1833,957 1841,981 1850,999 1852,1002 1860,1014 1866,1022 1883,1039 1885,1040 1901,1052 1907,1059 1909,1067 1909,1068 1909,1286 1907,1295 1902,1302 1894,1306 1885,1306 1877,1302 1875,1300 1864,1292 1850,1287 1844,1286 1625,1286 1619,1287 1605,1292 1594,1300 1585,1312 1580,1325 1579,1331 1579,1582 1580,1588 1585,1601 1594,1613 1601,1619 1605,1621 1619,1626 1625,1627 1633,1629 1640,1635 1643,1644 1643,1647 1643,2054 1641,2063 1636,2070 1635,2070 1617,2083 1606,2095 1598,2100 1589,2101 1581,2098 1577,2095 1566,2083 1553,2074 1546,2069 1536,2064 1524,2058 1501,2050 1480,2047 1477,2046 1452,2046 1449,2047 1428,2050 1405,2058 1383,2069 1382,2070 1363,2083 1352,2095 1344,2100 1335,2101 1327,2098 1323,2095 1312,2083 1294,2070 1288,2064 1286,2055 1286,2054 1286,1937 1285,1937 1283,1923 1277,1909 1269,1897 1258,1886 1168,1796 1161,1791 1156,1788 1144,1783 1142,1782 1133,1780 1128,1779 1063,1779 1060,1779 1056,1778 1055,1778 1054,1777 1049,1774 1045,1770 1041,1763 1040,1756 1040,1647 1042,1638 1047,1631 1055,1628 1059,1627 1074,1627 1079,1627 1080,1626 1094,1621 1105,1613 1109,1608 1115,1602 1124,1600 1133,1602 1136,1604 1137,1605 1138,1605 1153,1613 1159,1616 1182,1623 1206,1627 1231,1627 1255,1623 1278,1616 1300,1605 1320,1590 1337,1573 1351,1553 1362,1532 1370,1508 1374,1484 1374,1430 1370,1406 1362,1381 1351,1360 1337,1340 1320,1323 1304,1312 1300,1308 1299,1308 1293,1301 1291,1293 1291,1292 1291,1072 1293,1064 1299,1057 1299,1056 1317,1043 1334,1026 1349,1006 1360,985 1367,961 1371,937 1371,913 1367,889 1360,865 1349,844 1334,824 1317,807 1312,803 1297,792 1290,789 1276,781 1252,774 1232,771 1228,770 1204,770 1201,770 1180,774 1156,781 1135,792 1115,807 1098,824 1091,834 1084,843 1083,844 1072,865 1065,889 1061,913 1061,937 1065,961 1072,985 1081,1001 1083,1006 1093,1019 1098,1026 1115,1043 1116,1044 1133,1056 1139,1063 1141,1071 1141,1072 1141,1288 1139,1297 1133,1304 1125,1308 1117,1308 1109,1304 1106,1301 1105,1300 1094,1292 1080,1287 1074,1286 855,1286 849,1287 835,1292 824,1300 815,1312 810,1325 809,1331 809,1582 810,1588 815,1601 824,1613 831,1619 835,1621 849,1626 855,1627 870,1627 878,1629 885,1635 889,1643 889,1647 889,1774 889,1778 888,1784 887,1786 887,1801 888,1805 890,1815 893,1821 894,1825 896,1829 904,1841 965,1902 976,1913 988,1921 1002,1927 1016,1930 1081,1930 1090,1932 1095,1935 1130,1970 1134,1977 1135,1984 1135,2054 1133,2063 1128,2070 1127,2070 1109,2083 1098,2095 1090,2100 1081,2101 1073,2098 1069,2095 1058,2083 1045,2074 1038,2069 1028,2064 1016,2058 993,2050 972,2047 969,2046 944,2046 941,2047 920,2050 897,2058 875,2069 874,2070 855,2083 844,2095 836,2100 827,2101 819,2098 815,2095 804,2083 791,2074 784,2069 781,2068 775,2062 771,2054 771,2050 771,1944 770,1943 768,1930 762,1916 754,1904 743,1893 653,1803 652,1802 646,1798 641,1795 631,1791 627,1789 618,1787 613,1786 548,1786 545,1786 541,1785 540,1785 539,1784 534,1781 530,1777 526,1770 525,1763 525,1647 527,1638 532,1631 540,1628 544,1627 559,1627 564,1627 565,1626 579,1621 590,1613 599,1601 604,1588 605,1582 605,1331 604,1325 603,1323 599,1312 595,1306 590,1300 579,1292 565,1287 559,1286 340,1286 334,1287 320,1292 309,1300 306,1303 300,1309 291,1311 282,1310 275,1304 271,1296 271,1291 271,1071 273,1063 278,1056 279,1055 297,1042 314,1025 328,1005 339,984 347,960 351,936 351,912 347,888 339,864 328,843 314,823 297,806 288,800 277,791 270,788 255,780 232,773 211,770 208,769 183,769 180,769 159,773 136,780 114,791 94,806 77,823 63,843 52,864 44,888 40,912 40,936 44,960 52,984 54,988 63,1005 73,1019 77,1025 94,1042 97,1044 112,1055 118,1062 120,1070 120,1071 120,1294 118,1302 113,1309 112,1310 94,1323 77,1340 63,1360 52,1381 44,1406 40,1430 40,1484 44,1508 52,1532 58,1544 63,1553 73,1567 77,1573 94,1590 114,1605 136,1616 159,1623 183,1627 208,1627 232,1623 255,1616 277,1605 278,1604 286,1600 295,1601 302,1605 305,1608 309,1613 316,1618 320,1621 334,1626 340,1627 355,1627 363,1629 370,1635 374,1643 374,1647 374,1781 374,1785 374,1787 372,1793 372,1808 373,1810 375,1821 375,1822 381,1836 389,1848 461,1920 473,1928 487,1934 501,1937 516,1937 566,1937 575,1939 580,1942 615,1977 619,1984 620,1991 620,2059 620,2063 619,2067 618,2068 614,2074 613,2075 601,2083 589,2096 585,2098 582,2100 581,2100 577,2100 573,2101 572,2101 568,2099 565,2098 564,2097 563,2097 561,2095 550,2083 537,2074 530,2069 520,2064 508,2058 485,2050 464,2047 461,2046 436,2046 433,2047 412,2050 389,2058 367,2069 366,2070 347,2083 336,2095 328,2100 319,2101 311,2098 307,2095 296,2083 278,2070 272,2064 270,2055 270,2054 270,1992 268,1987 267,1978 264,1970 263,1969 261,1964 256,1957 254,1953 253,1952 163,1862 155,1857 151,1854 137,1848 128,1846 123,1845 46,1845 37,1843 32,1840 5,1813 1,1806 0,1799 0,797 2,788 5,783 254,534 260,526 262,522 264,516 268,508 268,505 271,494 271,327 273,318 278,311 281,309 290,304 308,290 324,274 337,257 339,254 343,247 349,241 357,237 360,237 1051,237 1060,239 1066,245 1068,247 1074,258 1079,264 1088,275 1104,291 1121,305 1141,316 1161,324 1183,330 1199,332 1205,333 1227,333 1249,330 1271,324 1291,316 1311,305 1328,291 1344,275 1358,258 1363,248 1369,242 1378,238 1381,238 1822,238 1831,240 1838,246 1840,248 1843,254 1856,271 1872,287 1890,301 1909,312 1930,320 1951,326 1969,329 1973,329 1996,329 2018,326 2039,320 2060,312 2079,301 2097,287 2113,271 2126,254 2137,234 2146,214 2152,192 2155,170 2155,148 2152,126 2146,104 2137,84 2126,64 2113,47 2100,34 2099,33 2098,32 2097,29 2095,26 2095,25 2094,24 2094,21 2094,17 2094,16 2094,15 2096,12 2097,9 2098,8 2098,7 2101,5 2103,3 2104,2 2105,2 2108,1 2111,0 2114,0 2148,0">
          <text:p/>
        </draw:polygon>
        <draw:polygon draw:style-name="gr11" draw:text-style-name="P1" draw:layer="layout" svg:width="0.1cm" svg:height="0.067cm" svg:x="13.734cm" svg:y="5.93cm" svg:viewBox="0 0 101 68" draw:points="64,3 68,6 79,18 91,26 93,27 95,30 98,33 98,35 99,35 100,39 101,42 101,43 101,44 100,47 100,51 100,52 99,52 95,59 91,63 84,67 77,68 20,68 11,66 4,61 0,53 0,44 4,36 8,31 28,18 39,6 47,1 56,0">
          <text:p/>
        </draw:polygon>
        <draw:polygon draw:style-name="gr11" draw:text-style-name="P1" draw:layer="layout" svg:width="0.668cm" svg:height="0.373cm" svg:x="12.918cm" svg:y="5.624cm" svg:viewBox="0 0 669 374" draw:points="633,2 638,5 662,29 666,36 667,43 667,58 665,67 660,74 659,74 641,87 624,104 610,124 599,146 591,169 589,183 587,194 587,219 591,243 599,266 604,276 610,288 621,302 624,308 641,325 660,338 666,345 669,354 667,362 662,370 654,374 649,374 543,374 540,374 536,373 535,373 534,372 529,369 520,360 516,353 515,346 515,180 514,177 513,171 512,165 506,151 502,145 498,139 422,64 414,58 410,55 399,51 396,50 386,48 381,47 24,47 23,47 21,47 18,46 15,45 14,44 13,43 11,41 8,39 7,37 2,29 0,21 1,12 6,5 14,0 20,0 382,0 397,0 460,0 547,0 562,0 624,0">
          <text:p/>
        </draw:polygon>
        <draw:polygon draw:style-name="gr11" draw:text-style-name="P1" draw:layer="layout" svg:width="0.118cm" svg:height="0.074cm" svg:x="14.737cm" svg:y="5.93cm" svg:viewBox="0 0 119 75" draw:points="71,1 73,1 75,2 77,3 81,6 87,12 92,18 96,20 110,31 116,38 119,46 117,56 113,62 105,70 98,74 91,75 21,75 11,73 4,68 0,60 0,50 4,42 11,37 14,35 21,32 41,18 52,6 54,5 56,3 58,2 60,1 62,1 64,0 67,0 69,0">
          <text:p/>
        </draw:polygon>
        <draw:polygon draw:style-name="gr11" draw:text-style-name="P1" draw:layer="layout" svg:width="0.117cm" svg:height="0.074cm" svg:x="14.497cm" svg:y="5.93cm" svg:viewBox="0 0 118 75" draw:points="63,3 67,6 78,18 98,32 101,34 107,37 114,42 118,51 118,60 114,68 107,74 98,75 20,75 17,75 15,75 13,74 11,73 9,72 7,71 6,69 4,68 3,66 2,64 1,62 0,60 0,56 0,47 2,38 7,31 8,31 27,18 38,6 46,1 55,0">
          <text:p/>
        </draw:polygon>
        <draw:polygon draw:style-name="gr11" draw:text-style-name="P1" draw:layer="layout" svg:width="0.123cm" svg:height="0.077cm" svg:x="14.223cm" svg:y="5.93cm" svg:viewBox="0 0 124 78" draw:points="76,1 78,1 80,2 82,3 86,7 93,13 98,19 100,20 116,32 122,38 124,47 124,48 124,50 122,59 119,64 110,73 103,77 96,78 20,78 11,76 4,71 0,63 0,54 4,46 11,41 14,39 26,33 46,19 57,7 59,5 61,3 63,2 65,1 67,1 69,0 72,0 74,0">
          <text:p/>
        </draw:polygon>
        <draw:polygon draw:style-name="gr11" draw:text-style-name="P1" draw:layer="layout" svg:width="0.123cm" svg:height="0.077cm" svg:x="13.989cm" svg:y="5.93cm" svg:viewBox="0 0 124 78" draw:points="62,3 66,7 78,19 98,33 105,36 113,41 120,46 124,55 124,63 120,71 113,77 104,78 19,78 17,78 15,78 13,77 11,76 9,75 7,74 6,72 4,71 3,69 2,67 1,65 0,63 0,59 0,48 2,39 7,32 8,32 26,19 37,7 45,1 54,0">
          <text:p/>
        </draw:polygon>
        <draw:polygon draw:style-name="gr11" draw:text-style-name="P1" draw:layer="layout" svg:width="2.176cm" svg:height="0.36cm" svg:x="6.161cm" svg:y="5.796cm" svg:viewBox="0 0 2177 361" draw:points="1378,2 1385,7 1389,15 1389,24 1385,32 1383,34 1377,40 1374,44 1363,59 1353,79 1346,101 1344,111 1342,123 1342,146 1343,147 1346,169 1353,191 1363,210 1363,211 1377,230 1393,247 1411,260 1432,270 1454,277 1457,278 1476,281 1659,281 1681,277 1703,270 1724,260 1742,247 1758,230 1772,211 1782,191 1789,169 1793,146 1793,123 1789,101 1782,79 1772,59 1758,40 1752,34 1747,26 1746,18 1749,9 1755,3 1763,0 1766,0 2158,0 2166,2 2173,7 2177,15 2177,24 2173,32 2168,37 2162,40 2156,44 2135,60 2117,78 2101,99 2088,122 2087,123 2082,130 2074,135 2069,135 2048,135 2045,136 2034,138 2029,140 2020,144 2016,146 2015,147 2008,152 1805,355 1798,360 1791,361 381,361 372,359 367,355 164,152 155,146 152,144 141,139 138,138 125,136 124,135 107,135 98,133 91,128 89,123 88,122 87,120 75,99 59,78 40,60 37,57 20,44 9,38 3,32 0,23 0,15 5,7 12,2 19,1 617,1 626,3 633,8 633,9 634,10 648,24 659,32 665,36 683,45 693,49 702,52 723,55 803,55 823,52 843,45 844,45 861,36 878,24 892,10 893,8 900,2 908,0 909,0 1369,0">
          <text:p/>
        </draw:polygon>
        <draw:polygon draw:style-name="gr11" draw:text-style-name="P1" draw:layer="layout" svg:width="2.174cm" svg:height="0.361cm" svg:x="8.518cm" svg:y="5.796cm" svg:viewBox="0 0 2175 362" draw:points="623,2 630,7 631,8 632,10 646,24 657,32 663,36 681,45 691,49 700,52 721,55 802,55 822,52 842,45 843,45 860,36 877,24 891,10 892,8 899,2 907,0 908,0 1379,0 1388,2 1395,7 1399,15 1399,24 1395,32 1393,34 1387,40 1384,44 1373,59 1363,79 1356,101 1354,111 1352,123 1352,146 1353,147 1356,169 1363,191 1373,210 1373,211 1387,230 1403,247 1421,260 1442,270 1464,277 1467,278 1486,281 1669,281 1691,277 1713,270 1734,260 1752,247 1768,230 1782,211 1792,191 1799,169 1803,146 1803,123 1799,101 1792,79 1782,59 1768,40 1762,34 1757,26 1756,18 1759,9 1765,3 1773,0 1776,0 2156,0 2164,2 2171,7 2175,15 2175,24 2171,32 2166,37 2160,40 2154,44 2133,60 2115,78 2099,99 2086,122 2085,122 2085,124 2080,131 2072,136 2066,136 2044,136 2041,137 2030,139 2022,143 2016,145 2012,147 2004,153 1801,356 1794,361 1787,362 377,362 368,360 363,356 160,153 152,147 150,146 148,145 134,139 123,137 120,136 109,136 100,134 93,129 90,124 89,122 76,99 60,78 42,60 38,57 21,44 9,37 3,31 0,23 0,14 5,6 12,1 19,0 615,0">
          <text:p/>
        </draw:polygon>
        <draw:polygon draw:style-name="gr11" draw:text-style-name="P1" draw:layer="layout" svg:width="1.121cm" svg:height="1.944cm" svg:x="15.021cm" svg:y="4.262cm" svg:viewBox="0 0 1122 1945" draw:points="1053,2 1060,8 1069,19 1084,35 1102,49 1112,54 1118,60 1121,69 1122,72 1122,1877 1120,1886 1116,1891 1086,1921 1083,1922 1081,1924 1080,1925 1079,1925 1072,1926 1070,1926 1061,1924 1054,1919 1052,1917 1052,1916 1049,1911 1042,1899 1037,1892 1029,1881 1013,1865 995,1852 976,1841 966,1836 955,1832 934,1826 912,1823 889,1823 867,1826 846,1832 825,1841 806,1852 788,1865 772,1881 759,1899 753,1909 747,1915 739,1918 736,1918 635,1918 632,1919 621,1921 615,1924 607,1927 599,1932 595,1935 590,1940 583,1944 576,1945 20,1945 11,1943 4,1938 0,1930 0,1921 4,1913 6,1911 51,1866 58,1862 65,1861 462,1861 476,1858 490,1852 495,1849 502,1844 565,1781 566,1780 577,1769 585,1757 591,1743 592,1739 594,1729 594,1714 593,1713 594,1713 593,1711 593,1595 594,1592 594,1589 595,1588 595,1586 599,1581 614,1566 622,1561 628,1560 736,1560 745,1562 752,1568 753,1570 759,1580 772,1597 788,1613 806,1627 823,1637 825,1638 846,1646 867,1652 887,1655 889,1655 912,1655 934,1652 955,1646 976,1638 993,1628 995,1627 1013,1613 1029,1597 1042,1580 1053,1560 1062,1540 1068,1518 1071,1496 1071,1474 1068,1452 1062,1430 1053,1410 1052,1408 1042,1390 1037,1384 1033,1379 1029,1373 1013,1357 995,1343 985,1338 979,1332 976,1323 976,1320 976,66 978,58 983,51 986,49 1004,35 1020,19 1028,8 1035,3 1044,0">
          <text:p/>
        </draw:polygon>
        <draw:polygon draw:style-name="gr11" draw:text-style-name="P1" draw:layer="layout" svg:width="0.85cm" svg:height="0.4cm" svg:x="12.457cm" svg:y="5.821cm" svg:viewBox="0 0 851 401" draw:points="165,2 172,8 173,10 179,20 192,37 208,53 226,67 243,77 245,78 266,86 287,92 307,95 309,95 332,95 354,92 375,86 396,78 413,68 415,67 433,53 449,37 462,20 463,19 468,10 474,4 482,0 485,0 797,0 800,1 803,1 804,2 805,2 811,6 820,15 824,22 825,29 825,195 828,209 834,223 837,228 842,235 846,239 847,240 848,243 850,246 850,247 851,248 851,252 851,255 851,256 851,257 849,260 848,263 847,264 847,265 844,267 842,269 841,270 840,271 837,271 833,272 831,272 644,272 641,273 630,275 616,282 614,283 612,285 604,290 540,354 533,358 526,359 485,359 476,357 469,352 468,350 462,340 457,333 449,322 433,306 415,293 396,282 386,277 375,272 354,266 332,263 309,263 287,266 266,272 245,282 226,293 208,306 192,322 179,340 176,345 170,351 162,355 159,355 97,355 94,356 83,358 75,361 69,363 62,368 60,370 57,372 34,395 26,400 17,401 9,398 3,392 0,383 0,381 0,46 0,43 1,39 1,38 2,37 5,32 31,6 39,1 45,0 156,0">
          <text:p/>
        </draw:polygon>
        <draw:polygon draw:style-name="gr11" draw:text-style-name="P1" draw:layer="layout" svg:width="0.224cm" svg:height="0.117cm" svg:x="15.638cm" svg:y="6.33cm" svg:viewBox="0 0 225 118" draw:points="128,2 135,7 136,9 142,19 155,38 171,54 189,67 208,78 211,79 213,80 220,85 224,93 225,102 221,110 215,116 206,118 205,118 74,118 66,116 60,113 7,59 1,52 0,43 4,33 10,27 13,26 15,25 21,24 35,18 42,13 47,10 49,8 52,5 59,1 66,0 119,0">
          <text:p/>
        </draw:polygon>
        <draw:polygon draw:style-name="gr11" draw:text-style-name="P1" draw:layer="layout" svg:width="0.127cm" svg:height="0.062cm" svg:x="13.768cm" svg:y="6.433cm" svg:viewBox="0 0 128 63" draw:points="117,2 124,8 128,16 128,25 124,33 117,38 111,40 110,40 86,48 64,59 63,60 55,63 46,63 40,60 38,58 32,51 21,42 10,38 8,37 7,35 5,34 4,32 2,30 2,28 1,27 0,24 0,21 0,20 0,18 1,15 1,13 2,11 3,10 5,8 6,6 8,5 9,2 12,2 14,0 16,0 18,0 20,0 108,0">
          <text:p/>
        </draw:polygon>
        <draw:polygon draw:style-name="gr11" draw:text-style-name="P1" draw:layer="layout" svg:width="0.101cm" svg:height="0.065cm" svg:x="15.006cm" svg:y="6.458cm" svg:viewBox="0 0 102 66" draw:points="84,0 86,0 88,1 91,2 92,3 94,4 95,5 97,7 98,9 100,10 100,13 101,15 101,17 102,19 101,21 101,25 100,27 100,29 99,31 97,33 95,35 95,36 94,36 77,48 65,61 64,61 61,63 58,65 57,65 56,65 53,65 49,66 48,66 43,64 40,63 39,62 36,60 25,48 9,37 8,37 3,30 0,20 2,12 7,4 15,0 20,0 82,0">
          <text:p/>
        </draw:polygon>
        <draw:polygon draw:style-name="gr11" draw:text-style-name="P1" draw:layer="layout" svg:width="0.097cm" svg:height="0.065cm" svg:x="14.755cm" svg:y="6.458cm" svg:viewBox="0 0 98 66" draw:points="87,2 94,7 98,15 98,25 94,33 90,37 89,37 74,48 73,48 62,60 61,60 58,63 54,65 50,65 45,66 41,64 37,63 33,60 22,48 8,39 6,36 3,33 3,32 2,32 1,28 0,25 0,24 0,22 1,19 1,15 1,14 2,14 6,7 8,5 15,1 22,0 78,0">
          <text:p/>
        </draw:polygon>
        <draw:polygon draw:style-name="gr11" draw:text-style-name="P1" draw:layer="layout" svg:width="0.113cm" svg:height="0.114cm" svg:x="14.487cm" svg:y="6.409cm" svg:viewBox="0 0 114 115" draw:points="105,3 111,10 114,19 114,25 112,31 112,70 111,74 110,78 110,79 108,82 105,85 104,86 88,97 77,109 69,114 60,115 52,112 48,109 36,97 20,86 16,83 10,80 4,75 0,66 0,58 4,50 11,44 19,43 20,43 34,40 49,34 54,31 61,26 80,6 88,1 96,0">
          <text:p/>
        </draw:polygon>
        <draw:polygon draw:style-name="gr11" draw:text-style-name="P1" draw:layer="layout" svg:width="0.113cm" svg:height="0.072cm" svg:x="14.243cm" svg:y="6.451cm" svg:viewBox="0 0 114 73" draw:points="103,2 110,7 114,15 114,24 110,32 104,37 98,40 78,54 67,67 58,72 49,73 41,70 37,67 26,54 9,42 6,39 4,36 3,36 3,35 2,32 1,28 1,27 0,27 1,23 2,19 2,18 6,12 13,5 20,1 27,0 95,0">
          <text:p/>
        </draw:polygon>
        <draw:polygon draw:style-name="gr11" draw:text-style-name="P1" draw:layer="layout" svg:width="0.163cm" svg:height="0.128cm" svg:x="13.932cm" svg:y="6.395cm" svg:viewBox="0 0 164 129" draw:points="146,0 147,0 151,2 154,4 155,4 158,7 160,10 161,11 162,15 163,18 163,19 164,20 163,21 163,25 160,38 160,83 158,92 153,99 152,99 151,100 135,111 124,123 116,128 107,129 99,126 95,123 84,111 80,109 64,97 59,94 42,86 19,78 18,78 10,75 4,68 0,60 1,51 7,44 15,39 21,39 74,39 88,36 102,30 107,27 114,22 130,6 134,4 137,1 138,1 138,0 142,0">
          <text:p/>
        </draw:polygon>
        <draw:polygon draw:style-name="gr11" draw:text-style-name="P1" draw:layer="layout" svg:width="0.223cm" svg:height="1.452cm" svg:x="16.384cm" svg:y="5.236cm" svg:viewBox="0 0 224 1453" draw:points="24,0 26,0 28,1 31,2 32,3 34,4 35,6 37,7 38,9 39,11 41,16 41,17 47,31 49,34 55,43 219,206 223,213 224,220 224,363 222,371 217,378 216,379 198,392 181,409 167,429 156,450 147,474 143,498 143,522 147,546 156,570 165,589 167,591 177,606 181,611 198,628 201,630 216,641 222,648 224,656 224,657 224,871 222,880 217,887 216,887 198,900 181,917 167,937 156,959 147,982 143,1006 143,1031 147,1055 156,1078 164,1095 167,1100 178,1115 181,1120 198,1137 203,1140 216,1150 222,1156 224,1165 224,1166 224,1381 222,1389 217,1396 216,1397 198,1410 181,1427 175,1435 168,1445 162,1451 153,1453 152,1453 19,1453 11,1451 4,1445 0,1437 0,1429 2,1421 2,19 2,17 2,14 3,13 4,11 5,9 6,7 8,5 9,4 11,3 13,1 15,1 17,0 20,0 22,0">
          <text:p/>
        </draw:polygon>
        <draw:polygon draw:style-name="gr11" draw:text-style-name="P1" draw:layer="layout" svg:width="0.339cm" svg:height="0.396cm" svg:x="15.896cm" svg:y="6.293cm" svg:viewBox="0 0 340 397" draw:points="331,3 337,9 340,18 340,20 340,317 338,326 335,331 274,392 267,396 260,397 190,397 181,395 174,390 173,388 166,376 153,359 137,343 119,329 109,324 103,318 100,309 100,306 100,282 98,277 97,268 91,254 84,244 84,243 83,242 13,172 9,169 2,162 0,153 1,144 6,137 14,132 20,132 36,132 58,129 79,123 100,114 119,103 137,90 153,74 166,56 167,54 173,48 181,45 184,45 244,45 258,42 272,36 279,31 284,28 306,6 314,1 323,0">
          <text:p/>
        </draw:polygon>
        <draw:polygon draw:style-name="gr11" draw:text-style-name="P1" draw:layer="layout" svg:width="0.171cm" svg:height="0.094cm" svg:x="16.016cm" svg:y="6.84cm" svg:viewBox="0 0 172 95" draw:points="161,2 168,7 172,15 172,24 168,32 166,34 110,90 103,94 96,95 19,95 10,93 3,88 0,80 0,70 3,62 7,59 17,51 33,35 46,18 51,9 57,3 65,0 68,0 152,0">
          <text:p/>
        </draw:polygon>
        <draw:polygon draw:style-name="gr11" draw:text-style-name="P1" draw:layer="layout" svg:width="0.567cm" svg:height="0.476cm" svg:x="15.259cm" svg:y="6.458cm" svg:viewBox="0 0 568 477" draw:points="242,2 248,5 366,124 370,126 376,130 378,132 392,138 407,141 421,141 540,141 549,143 556,148 560,156 560,165 556,173 552,176 550,178 534,194 521,211 510,231 501,251 495,273 492,295 492,317 495,339 500,356 501,361 510,381 521,401 534,418 550,434 560,442 566,449 568,457 566,466 561,473 553,477 548,477 90,477 81,475 76,472 5,401 1,394 0,387 0,314 2,305 7,298 8,298 26,285 43,268 57,248 68,226 76,203 80,179 80,154 76,130 68,107 57,85 43,65 26,47 10,36 9,36 4,29 1,20 3,12 8,4 16,0 21,0 234,0">
          <text:p/>
        </draw:polygon>
        <draw:polygon draw:style-name="gr11" draw:text-style-name="P1" draw:layer="layout" svg:width="7.441cm" svg:height="3.338cm" svg:x="6.144cm" svg:y="3.629cm" svg:viewBox="0 0 7442 3339" draw:points="6082,0 6086,1 6087,2 6090,4 6093,6 6093,7 6094,7 6095,10 6097,14 6098,15 6098,19 6098,22 6098,23 6098,24 6096,27 6095,31 6094,31 6094,32 6090,36 6089,36 6077,48 6070,61 6065,77 6065,411 6070,427 6077,440 6089,452 6102,459 6118,464 6560,464 6576,459 6589,452 6601,440 6608,428 6608,427 6613,411 6613,77 6608,61 6601,48 6589,36 6588,36 6588,35 6583,31 6580,22 6581,14 6585,6 6592,1 6600,0 7391,0 7400,2 7407,7 7411,15 7411,24 7407,32 7405,34 7389,50 7376,67 7365,87 7356,107 7350,129 7347,151 7347,173 7350,192 7350,195 7356,217 7358,221 7365,237 7376,257 7389,274 7405,290 7423,304 7432,309 7439,315 7442,324 7442,327 7442,447 7440,456 7437,461 7188,710 7186,713 7180,722 7174,736 7171,750 7171,1798 7171,1801 7170,1805 7170,1806 7169,1807 7166,1812 7139,1839 7132,1843 7125,1844 6482,1844 6473,1842 6466,1837 6462,1829 6462,1820 6464,1815 6465,1814 6468,1808 6473,1792 6473,853 6472,852 6471,848 6468,837 6461,824 6449,812 6436,805 6420,800 6133,800 6118,800 6102,805 6089,812 6077,824 6070,837 6065,853 6065,1792 6070,1808 6077,1821 6089,1833 6102,1840 6118,1845 6133,1845 6291,1845 6300,1847 6307,1852 6311,1860 6311,1869 6307,1877 6305,1879 6087,2097 6082,2104 6081,2106 6079,2109 6073,2123 6070,2137 6070,3296 6068,3305 6065,3310 6049,3326 6041,3334 6034,3338 6027,3339 5142,3339 5133,3337 5128,3334 5056,3262 4979,3185 4970,3179 4967,3177 4957,3173 4953,3171 4944,3169 4939,3168 4837,3168 4829,3166 4822,3161 4819,3156 4818,3155 4817,3153 4805,3132 4789,3111 4771,3093 4764,3088 4750,3077 4727,3064 4704,3054 4703,3054 4678,3047 4652,3043 4625,3043 4599,3047 4574,3054 4550,3064 4527,3077 4506,3093 4488,3111 4472,3132 4466,3143 4460,3149 4451,3153 4442,3152 4435,3148 4434,3147 4345,3058 4241,2954 4232,2948 4229,2946 4215,2940 4204,2938 4201,2937 2721,2937 2717,2937 2715,2937 2714,2936 2699,2936 2685,2939 2671,2945 2659,2953 2479,3133 2472,3137 2463,3138 2454,3136 2449,3131 2434,3111 2416,3093 2409,3088 2395,3077 2372,3064 2349,3054 2348,3054 2323,3047 2297,3043 2270,3043 2244,3047 2219,3054 2195,3064 2172,3077 2151,3093 2133,3111 2117,3132 2114,3137 2108,3144 2100,3147 2091,3146 2083,3142 2083,3141 1999,3058 1896,2955 1889,2950 1884,2947 1874,2943 1870,2941 1860,2939 1856,2938 376,2938 372,2938 370,2938 369,2937 354,2937 340,2940 326,2946 314,2954 126,3142 119,3146 110,3147 102,3144 95,3138 95,3137 92,3132 76,3111 57,3093 51,3088 37,3077 14,3064 13,3063 5,3058 1,3050 0,3045 0,2576 2,2567 8,2561 13,2558 14,2557 15,2556 25,2551 37,2544 57,2528 76,2510 92,2489 96,2482 102,2475 110,2472 119,2472 127,2477 301,2651 312,2662 322,2669 323,2670 324,2670 338,2676 352,2678 367,2678 368,2678 370,2678 374,2677 1854,2677 1868,2675 1882,2669 1887,2666 1894,2661 2080,2475 2088,2470 2096,2469 2105,2472 2111,2479 2117,2489 2121,2494 2133,2510 2151,2528 2172,2544 2195,2557 2219,2567 2244,2574 2270,2577 2297,2577 2323,2574 2348,2567 2372,2557 2395,2544 2416,2528 2434,2510 2450,2489 2452,2486 2458,2479 2466,2476 2475,2476 2483,2481 2665,2663 2677,2671 2682,2673 2691,2677 2705,2679 2720,2679 2721,2679 2723,2679 2727,2678 4207,2678 4221,2676 4235,2670 4240,2666 4247,2662 4435,2474 4442,2470 4451,2469 4459,2472 4466,2478 4466,2479 4472,2489 4476,2495 4488,2510 4506,2528 4527,2544 4550,2557 4574,2567 4599,2574 4625,2577 4652,2577 4678,2574 4703,2567 4727,2557 4750,2544 4771,2528 4789,2510 4805,2489 4818,2466 4819,2465 4824,2457 4832,2453 4837,2452 5112,2452 5114,2453 5129,2453 5143,2450 5157,2444 5169,2436 5186,2419 5205,2400 5405,2200 5408,2196 5413,2188 5419,2174 5422,2160 5422,341 5424,332 5429,325 5431,324 5448,314 5467,300 5484,283 5485,281 5492,275 5501,273 5509,275 5516,281 5517,281 5518,283 5535,300 5554,314 5571,324 5577,330 5580,338 5580,341 5580,360 5583,373 5583,375 5589,389 5591,391 5597,401 5659,462 5659,463 5662,465 5791,594 5795,601 5796,608 5796,1970 5794,1978 5789,1985 5788,1986 5770,1999 5753,2016 5739,2036 5728,2057 5720,2081 5716,2105 5716,2129 5720,2153 5728,2177 5737,2196 5739,2198 5749,2213 5753,2218 5770,2235 5789,2249 5795,2255 5797,2264 5797,2265 5797,2478 5795,2487 5789,2493 5789,2494 5770,2507 5753,2524 5739,2544 5728,2566 5720,2589 5716,2613 5716,2638 5720,2662 5728,2685 5736,2702 5739,2707 5750,2722 5753,2727 5770,2744 5789,2757 5795,2764 5797,2772 5797,2773 5797,2987 5795,2996 5789,3003 5770,3017 5753,3034 5746,3044 5739,3054 5728,3075 5720,3099 5718,3114 5716,3123 5716,3147 5717,3150 5720,3171 5728,3195 5737,3212 5739,3216 5749,3230 5753,3236 5770,3253 5790,3268 5812,3279 5835,3286 5841,3287 5859,3290 5884,3290 5908,3286 5931,3279 5953,3268 5973,3253 5990,3236 6004,3216 6015,3195 6023,3171 6027,3147 6027,3123 6023,3099 6015,3075 6004,3054 5990,3034 5973,3017 5955,3004 5949,2998 5947,2989 5947,2988 5947,2772 5949,2764 5955,2757 5955,2756 5963,2751 5973,2744 5990,2727 6004,2707 6015,2685 6023,2662 6027,2638 6027,2613 6023,2589 6015,2566 6004,2544 5990,2524 5973,2507 5955,2495 5949,2488 5947,2479 5947,2264 5949,2255 5955,2248 5957,2247 5973,2235 5990,2218 6004,2198 6015,2177 6023,2153 6027,2129 6027,2105 6023,2082 6023,2081 6015,2057 6004,2036 5990,2016 5973,1999 5955,1986 5952,1983 5949,1980 5949,1979 5949,1977 5947,1971 5947,1970 5947,1955 5947,1952 5947,1951 5947,1950 5947,561 5944,547 5938,533 5930,521 5919,510 5755,346 5754,345 5750,339 5748,330 5750,322 5756,315 5757,314 5776,300 5793,283 5808,264 5820,243 5829,221 5835,198 5838,174 5838,150 5835,126 5829,103 5822,88 5820,81 5812,67 5808,60 5793,41 5785,34 5780,26 5779,17 5782,9 5789,3 5797,0 5799,0 6078,0">
          <text:p/>
        </draw:polygon>
        <draw:polygon draw:style-name="gr11" draw:text-style-name="P1" draw:layer="layout" svg:width="2.209cm" svg:height="0.373cm" svg:x="6.144cm" svg:y="6.717cm" svg:viewBox="0 0 2210 374" draw:points="1819,2 1824,5 2026,208 2027,209 2031,212 2039,217 2043,219 2053,223 2064,225 2067,226 2082,226 2084,226 2085,226 2088,227 2092,228 2093,228 2096,231 2099,233 2100,233 2100,234 2102,238 2104,243 2105,244 2118,267 2134,288 2152,306 2173,322 2196,335 2198,336 2205,341 2209,349 2210,358 2207,366 2200,372 2191,374 2190,374 1785,374 1776,372 1769,367 1765,359 1765,350 1769,342 1771,340 1777,334 1791,316 1801,295 1808,273 1812,251 1812,228 1809,211 1808,206 1806,197 1801,183 1791,162 1777,144 1761,128 1743,114 1722,104 1700,97 1678,93 1495,93 1473,97 1451,104 1430,114 1421,121 1412,128 1396,144 1382,162 1372,183 1365,206 1362,226 1361,228 1361,251 1365,273 1372,295 1382,316 1396,334 1402,340 1407,348 1408,357 1405,365 1399,371 1391,374 1388,374 926,374 918,372 911,367 910,366 909,365 895,350 894,350 883,342 878,338 860,329 840,323 829,321 820,319 740,319 734,320 719,323 700,329 682,338 665,350 651,365 650,366 643,372 634,374 19,374 11,372 4,367 0,359 0,350 4,342 11,337 12,336 13,336 14,335 37,322 57,306 76,288 92,267 105,244 108,238 113,231 121,226 126,226 143,226 157,223 171,217 176,214 183,209 386,5 393,1 400,0 1810,0">
          <text:p/>
        </draw:polygon>
        <draw:polygon draw:style-name="gr11" draw:text-style-name="P1" draw:layer="layout" svg:width="1.354cm" svg:height="1.293cm" svg:x="4.641cm" svg:y="5.797cm" svg:viewBox="0 0 1355 1294" draw:points="568,2 575,7 579,15 579,24 575,32 573,34 567,40 563,45 553,58 543,79 536,101 532,123 532,146 536,168 543,190 553,209 553,211 567,229 583,246 601,260 622,270 644,277 666,281 849,281 871,277 893,270 914,260 932,246 948,229 962,211 972,190 979,168 983,146 983,123 979,101 972,79 962,58 948,40 942,34 937,26 936,17 939,9 945,3 953,0 956,0 1318,0 1327,2 1334,7 1338,15 1338,24 1334,32 1328,37 1318,43 1297,59 1279,77 1263,98 1249,121 1239,145 1233,170 1229,196 1229,222 1233,249 1239,275 1240,277 1249,299 1263,322 1267,327 1279,343 1297,361 1316,375 1318,377 1341,390 1342,391 1349,396 1353,404 1354,409 1354,877 1352,885 1347,892 1342,895 1341,896 1338,897 1318,909 1297,925 1279,943 1263,964 1249,987 1239,1011 1233,1036 1229,1062 1229,1089 1232,1113 1233,1115 1239,1140 1240,1142 1249,1164 1263,1187 1272,1199 1279,1208 1297,1226 1318,1242 1341,1255 1343,1256 1350,1261 1354,1269 1355,1278 1351,1286 1345,1292 1336,1294 1335,1294 896,1294 888,1292 881,1287 877,1279 877,1270 881,1262 882,1260 889,1254 902,1236 912,1215 919,1193 923,1171 923,1148 920,1131 919,1126 917,1118 912,1104 902,1083 889,1065 872,1049 854,1035 834,1025 812,1018 789,1014 607,1014 584,1018 562,1025 542,1035 532,1042 524,1049 507,1065 494,1083 484,1104 477,1126 473,1146 473,1148 473,1171 477,1193 484,1215 494,1236 507,1254 514,1260 519,1268 520,1277 517,1285 510,1291 502,1294 500,1294 71,1294 62,1292 55,1287 55,1286 54,1285 39,1270 28,1262 23,1258 11,1252 4,1246 0,1238 0,1234 0,59 2,50 7,44 11,41 23,35 39,23 54,9 54,8 61,2 70,0 71,0 559,0">
          <text:p/>
        </draw:polygon>
        <draw:polygon draw:style-name="gr11" draw:text-style-name="P1" draw:layer="layout" svg:width="0.546cm" svg:height="0.049cm" svg:x="7.046cm" svg:y="7.241cm" svg:viewBox="0 0 547 50" draw:points="533,2 538,6 539,5 542,8 546,16 547,26 544,34 542,37 541,38 538,42 531,48 523,50 522,50 24,50 20,50 16,49 16,48 9,43 7,41 5,39 5,38 3,35 1,32 1,31 1,27 0,22 0,21 2,17 3,14 4,13 4,12 6,10 7,9 8,8 15,2 23,0 24,0 524,0">
          <text:p/>
        </draw:polygon>
        <draw:polygon draw:style-name="gr11" draw:text-style-name="P1" draw:layer="layout" svg:width="0.513cm" svg:height="0.049cm" svg:x="4.688cm" svg:y="7.241cm" svg:viewBox="0 0 514 50" draw:points="494,0 498,1 499,1 500,2 503,4 505,5 506,6 508,8 510,12 513,16 513,20 514,26 512,30 511,34 508,37 508,38 505,42 498,48 489,50 488,50 24,50 20,50 16,49 15,48 9,43 8,43 7,41 5,39 5,38 3,35 1,32 1,31 0,31 0,27 0,22 0,21 2,17 3,14 4,13 4,12 6,10 7,9 8,8 15,2 23,0 24,0 491,0">
          <text:p/>
        </draw:polygon>
        <draw:polygon draw:style-name="gr11" draw:text-style-name="P1" draw:layer="layout" svg:width="0.556cm" svg:height="0.049cm" svg:x="9.401cm" svg:y="7.406cm" svg:viewBox="0 0 557 50" draw:points="541,2 548,8 548,9 551,14 552,14 553,15 554,17 555,19 556,21 556,23 557,25 557,28 557,30 556,32 556,34 555,36 554,38 552,42 551,42 549,44 549,45 545,47 542,49 541,49 538,50 534,50 24,50 16,49 9,43 8,42 7,41 6,40 1,32 0,23 3,15 6,11 7,10 8,9 15,2 23,0 24,0 532,0">
          <text:p/>
        </draw:polygon>
        <draw:polygon draw:style-name="gr11" draw:text-style-name="P1" draw:layer="layout" svg:width="0.873cm" svg:height="1.255cm" svg:x="13.987cm" svg:y="6.724cm" svg:viewBox="0 0 874 1256" draw:points="827,3 831,6 840,15 842,18 843,18 859,30 865,37 867,45 867,46 867,209 867,212 866,216 866,217 865,218 862,223 858,227 851,231 844,232 794,232 779,232 776,233 765,235 751,241 739,249 638,350 634,355 630,362 624,376 621,390 621,462 619,471 614,478 606,481 602,482 585,482 579,483 566,488 554,496 546,508 541,521 540,527 540,777 541,783 546,796 554,808 562,813 566,816 579,821 585,822 805,822 809,822 811,821 824,816 836,808 838,805 845,799 853,797 862,798 869,804 873,812 874,817 874,955 872,964 866,971 863,973 843,988 826,1005 814,1021 812,1024 811,1025 800,1046 793,1070 790,1085 789,1094 789,1118 793,1142 800,1166 811,1186 811,1187 821,1201 826,1207 841,1222 846,1230 847,1239 844,1247 838,1253 829,1256 827,1256 43,1256 34,1254 27,1249 23,1241 23,1232 27,1224 29,1222 45,1206 60,1186 71,1165 78,1141 82,1117 82,1093 79,1073 78,1069 71,1045 60,1024 45,1004 28,987 8,972 2,966 0,957 0,956 0,817 2,808 8,801 16,797 24,797 32,801 36,805 38,808 50,816 63,821 69,822 289,822 293,822 295,821 308,816 320,808 328,796 333,783 334,777 334,527 333,521 333,520 328,508 325,503 320,496 308,488 295,483 289,482 278,482 270,480 263,474 259,466 259,462 259,356 259,353 260,349 260,348 261,347 264,342 268,338 275,334 282,333 347,333 362,330 376,324 383,320 384,319 386,318 388,316 489,215 497,203 503,189 506,175 506,160 506,50 508,41 513,34 516,32 517,32 537,18 548,6 556,1 565,0 573,3 577,6 588,18 608,32 630,43 653,51 677,55 702,55 726,51 749,43 771,32 791,18 802,6 810,1 819,0">
          <text:p/>
        </draw:polygon>
        <draw:polygon draw:style-name="gr11" draw:text-style-name="P1" draw:layer="layout" svg:width="0.079cm" svg:height="0.081cm" svg:x="12.013cm" svg:y="8.018cm" svg:viewBox="0 0 80 82" draw:points="70,3 76,9 80,19 80,21 80,31 77,40 72,47 69,49 60,54 42,68 34,76 33,77 32,78 29,79 26,81 25,81 24,82 21,82 17,82 16,82 15,82 12,80 9,79 8,78 7,78 5,75 3,73 2,72 2,71 1,68 0,65 0,62 0,61 2,52 5,47 45,6 53,1 62,0">
          <text:p/>
        </draw:polygon>
        <draw:polygon draw:style-name="gr11" draw:text-style-name="P1" draw:layer="layout" svg:width="0.217cm" svg:height="1.795cm" svg:x="12.548cm" svg:y="6.325cm" svg:viewBox="0 0 218 1796" draw:points="64,0 65,0 68,1 71,2 72,3 74,4 76,6 78,8 80,10 88,24 101,42 118,58 136,71 155,82 176,91 197,97 201,97 209,100 215,107 218,115 217,124 212,131 172,171 167,178 166,180 164,183 158,197 155,211 155,273 153,282 148,289 145,291 136,296 118,310 101,326 88,343 77,363 68,383 62,405 59,427 59,449 62,471 67,488 68,493 77,513 88,533 101,550 118,566 136,580 145,585 152,591 155,600 155,603 155,1724 153,1733 148,1740 145,1742 136,1747 118,1761 101,1777 93,1788 86,1793 77,1796 69,1794 62,1788 61,1788 53,1777 37,1761 19,1747 9,1742 3,1736 0,1727 0,1724 0,54 2,45 5,40 39,6 47,1 53,0 62,0">
          <text:p/>
        </draw:polygon>
        <draw:polygon draw:style-name="gr11" draw:text-style-name="P1" draw:layer="layout" svg:width="0.154cm" svg:height="0.366cm" svg:x="12.243cm" svg:y="7.754cm" svg:viewBox="0 0 155 367" draw:points="146,3 152,9 155,18 155,20 155,295 153,304 148,311 146,313 136,318 118,332 102,348 94,359 87,364 78,367 70,365 63,359 62,359 54,348 38,332 20,318 11,313 3,307 0,298 0,295 0,135 2,126 5,121 121,6 129,1 138,0">
          <text:p/>
        </draw:polygon>
        <draw:polygon draw:style-name="gr11" draw:text-style-name="P1" draw:layer="layout" svg:width="0.827cm" svg:height="0.097cm" svg:x="14.009cm" svg:y="8.419cm" svg:viewBox="0 0 828 98" draw:points="817,2 824,7 828,15 828,24 824,33 821,36 810,45 794,61 780,78 775,88 769,94 760,98 757,98 70,98 61,96 55,90 53,88 49,81 47,77 33,60 17,44 7,36 2,29 0,20 1,11 7,4 15,0 20,0 809,0">
          <text:p/>
        </draw:polygon>
        <draw:polygon draw:style-name="gr11" draw:text-style-name="P1" draw:layer="layout" svg:width="1.509cm" svg:height="2.178cm" svg:x="12.832cm" svg:y="6.341cm" svg:viewBox="0 0 1510 2179" draw:points="758,0 762,1 763,2 766,4 769,6 769,7 770,7 772,10 773,14 774,15 774,19 774,23 774,24 772,27 771,31 770,32 769,33 765,38 765,39 761,45 755,59 752,73 752,108 750,116 745,123 737,127 733,127 719,127 713,128 699,133 688,142 679,153 674,167 673,173 673,392 674,398 679,412 688,423 692,426 699,432 713,437 719,438 938,438 942,437 944,437 958,432 969,423 972,420 974,418 975,416 977,416 978,414 981,414 983,413 985,413 987,412 989,413 992,413 994,413 996,414 998,415 1000,416 1001,418 1003,419 1004,421 1005,423 1006,425 1007,427 1007,432 1007,463 1005,472 1002,477 944,535 937,539 930,540 685,540 670,540 667,541 656,543 642,549 630,557 507,681 503,687 498,693 493,707 490,722 490,845 488,854 482,861 474,864 470,865 455,865 449,866 436,871 424,879 421,884 414,890 405,892 397,890 393,888 392,887 371,876 347,869 327,866 323,865 299,865 296,865 275,869 251,876 230,887 210,902 193,919 182,933 178,938 177,939 166,960 159,984 156,1001 155,1008 155,1062 156,1068 159,1086 166,1110 175,1127 177,1131 187,1144 193,1151 210,1168 230,1183 236,1189 238,1198 238,1199 238,1345 236,1353 230,1360 230,1361 212,1374 195,1391 179,1411 168,1432 161,1456 157,1480 157,1504 161,1528 168,1552 173,1560 179,1573 187,1584 195,1593 212,1610 232,1625 253,1636 277,1643 301,1647 325,1647 349,1643 373,1636 394,1625 414,1610 431,1593 446,1573 457,1552 464,1528 468,1504 468,1480 464,1456 457,1432 446,1411 431,1391 414,1374 396,1361 390,1354 388,1346 388,1345 388,1202 390,1194 396,1187 404,1183 412,1183 420,1187 424,1190 424,1191 433,1197 436,1199 449,1204 455,1205 675,1205 679,1205 681,1204 694,1199 706,1191 714,1179 719,1166 720,1160 720,910 719,904 719,903 714,891 711,886 706,879 694,871 681,866 675,865 660,865 651,863 644,857 641,849 640,845 640,768 642,760 646,754 703,697 710,693 717,692 977,692 991,689 1005,683 1012,679 1017,675 1141,550 1149,538 1155,524 1158,510 1158,495 1158,430 1160,421 1165,414 1166,414 1184,401 1195,389 1203,384 1212,383 1220,386 1224,389 1235,401 1255,415 1277,426 1300,434 1324,438 1349,438 1373,434 1396,426 1418,415 1438,401 1449,389 1451,388 1452,387 1454,386 1457,384 1458,384 1460,383 1463,383 1466,383 1467,384 1469,384 1471,385 1474,386 1476,388 1477,388 1489,401 1503,411 1504,411 1506,414 1508,417 1509,418 1509,422 1510,425 1510,426 1510,511 1508,520 1505,525 1470,560 1463,564 1456,565 1406,565 1391,565 1390,566 1377,568 1363,574 1351,582 1279,655 1271,667 1265,681 1264,689 1262,695 1262,710 1263,714 1264,718 1264,722 1264,845 1262,854 1257,861 1249,864 1245,865 1225,865 1219,866 1206,871 1194,879 1191,884 1184,890 1175,892 1167,890 1163,888 1162,887 1141,876 1117,869 1097,866 1093,865 1069,865 1066,865 1045,869 1021,876 1000,887 980,902 963,919 953,933 949,938 948,939 937,960 930,984 927,1001 926,1008 926,1062 927,1068 930,1086 937,1110 946,1127 948,1131 958,1144 963,1151 980,1168 998,1181 1004,1188 1006,1196 1006,1197 1006,1342 1004,1351 998,1358 982,1370 965,1387 950,1407 939,1428 932,1452 928,1473 928,1476 928,1500 929,1507 932,1524 939,1548 944,1558 950,1569 962,1586 965,1589 982,1606 1002,1621 1007,1623 1013,1629 1017,1637 1017,1646 1013,1654 1012,1655 1004,1663 996,1676 992,1692 992,2026 996,2042 1004,2055 1014,2065 1018,2072 1019,2081 1016,2090 1010,2096 1008,2097 988,2108 971,2122 955,2138 941,2155 936,2165 930,2171 921,2175 918,2175 475,2175 467,2173 460,2167 458,2165 455,2159 441,2142 425,2126 408,2112 388,2101 378,2097 368,2093 346,2087 324,2084 302,2084 280,2087 258,2093 238,2101 218,2112 201,2126 184,2142 170,2159 165,2169 164,2170 163,2171 161,2173 159,2175 157,2176 156,2177 153,2178 150,2179 147,2179 131,2179 123,2177 117,2173 6,2062 1,2054 0,2046 3,2037 9,2031 12,2029 21,2026 40,2015 58,2001 74,1985 87,1968 98,1948 107,1928 113,1906 116,1884 116,1862 113,1840 107,1818 98,1798 98,1797 87,1778 74,1761 58,1745 40,1731 30,1726 24,1720 21,1711 21,1708 21,587 23,578 28,571 30,569 40,564 58,550 74,534 87,517 98,497 107,477 113,455 116,433 116,411 113,389 107,367 98,347 97,345 87,327 82,321 74,310 58,294 40,280 30,275 29,274 28,273 26,271 24,269 23,267 23,266 22,263 21,260 21,257 21,242 23,233 26,228 41,213 48,209 55,208 123,208 137,205 151,199 159,194 163,191 350,5 357,1 364,0 754,0">
          <text:p/>
        </draw:polygon>
        <draw:polygon draw:style-name="gr11" draw:text-style-name="P1" draw:layer="layout" svg:width="2.124cm" svg:height="4.361cm" svg:x="14.758cm" svg:y="4.433cm" svg:viewBox="0 0 2125 4362" draw:points="2116,3 2122,9 2125,18 2125,20 2125,4343 2123,4351 2118,4358 2110,4362 2106,4362 221,4362 212,4360 205,4355 201,4347 201,4338 205,4330 212,4325 216,4323 227,4320 247,4312 267,4301 284,4287 300,4271 314,4254 314,4253 322,4239 325,4234 333,4214 339,4192 342,4170 342,4148 339,4126 333,4104 325,4084 314,4064 313,4063 300,4047 284,4031 273,4022 267,4017 266,4017 260,4011 257,4003 258,3994 262,3986 267,3983 267,3982 281,3975 292,3963 300,3950 304,3934 304,3599 300,3583 292,3570 281,3558 269,3552 263,3546 259,3537 260,3529 265,3521 267,3518 273,3514 290,3497 301,3483 892,3483 892,4218 897,4234 904,4247 916,4259 929,4266 945,4271 1994,4271 2010,4266 2023,4259 2035,4247 2042,4235 2042,4234 2047,4218 2047,3483 2042,3467 2035,3454 2023,3442 2010,3435 1994,3430 960,3430 945,3430 929,3435 916,3442 904,3454 897,3467 892,3483 301,3483 305,3477 316,3456 323,3432 327,3408 327,3384 323,3360 316,3336 305,3315 290,3295 273,3278 260,3268 254,3262 252,3253 252,3252 252,3104 254,3096 260,3089 260,3088 278,3075 295,3058 310,3038 321,3017 328,2993 332,2969 332,2915 328,2891 321,2867 310,2846 295,2826 278,2809 274,2806 263,2798 457,2798 457,3132 462,3148 469,3161 481,3173 494,3180 510,3185 910,3185 926,3180 939,3173 951,3161 958,3148 963,3132 963,2798 962,2794 960,2790 958,2782 951,2769 939,2757 926,2750 910,2745 525,2745 510,2745 494,2750 481,2757 469,2769 462,2782 457,2798 263,2798 258,2794 251,2791 237,2783 213,2776 193,2773 189,2772 165,2772 162,2772 141,2776 117,2783 96,2794 95,2795 87,2799 78,2798 70,2794 67,2791 66,2790 64,2786 60,2783 52,2778 39,2773 33,2772 19,2772 17,2771 15,2771 13,2770 11,2770 9,2769 7,2768 6,2766 4,2764 3,2762 2,2761 1,2758 0,2756 0,2752 0,2728 2,2719 5,2714 40,2679 47,2675 54,2674 119,2674 133,2671 147,2665 154,2660 155,2660 159,2657 231,2585 239,2573 245,2559 248,2545 248,2530 247,2527 246,2522 246,2518 246,2338 248,2330 253,2323 254,2322 273,2309 284,2297 292,2292 301,2291 309,2294 313,2297 322,2306 324,2309 325,2309 342,2322 348,2328 350,2337 350,2338 350,2458 351,2463 353,2472 359,2486 362,2491 366,2497 367,2498 493,2624 504,2635 511,2640 516,2643 530,2649 544,2652 1402,2652 1416,2649 1430,2643 1437,2639 1440,2636 1442,2635 1666,2411 1674,2406 1680,2405 1778,2405 1787,2407 1794,2413 1803,2425 1807,2431 1824,2448 1844,2463 1866,2474 1889,2481 1895,2482 1913,2485 1938,2485 1962,2481 1985,2474 2007,2463 2027,2448 2044,2431 2058,2411 2069,2390 2077,2366 2081,2342 2081,2318 2077,2294 2069,2270 2058,2249 2044,2229 2027,2212 2009,2199 2003,2192 2001,2184 2001,2183 2001,1969 2003,1960 2008,1953 2009,1953 2027,1940 2044,1923 2058,1903 2069,1881 2077,1858 2081,1834 2081,1809 2077,1785 2069,1762 2058,1740 2044,1720 2027,1703 2009,1690 2003,1684 2001,1675 2001,1674 2001,1460 2003,1452 2008,1445 2009,1444 2027,1431 2044,1414 2058,1394 2069,1373 2077,1349 2081,1325 2081,1301 2077,1278 2077,1277 2069,1253 2058,1232 2044,1212 2027,1195 2009,1182 2003,1175 2001,1167 2001,1166 2001,976 2000,971 1998,962 1992,948 1984,936 1973,925 1898,850 1821,773 1817,766 1816,759 1816,290 1818,281 1821,276 2091,6 2099,1 2108,0">
          <text:p/>
        </draw:polygon>
        <draw:polygon draw:style-name="gr11" draw:text-style-name="P1" draw:layer="layout" svg:width="0.961cm" svg:height="0.128cm" svg:x="13.94cm" svg:y="8.666cm" svg:viewBox="0 0 962 129" draw:points="835,2 842,8 844,10 849,20 863,37 879,53 896,67 916,79 936,87 947,90 955,94 960,102 962,110 960,119 954,126 946,129 942,129 19,129 11,127 4,122 0,114 0,105 4,97 11,92 14,90 29,86 49,78 65,68 69,66 86,52 102,36 116,19 121,10 127,4 135,0 138,0 826,0">
          <text:p/>
        </draw:polygon>
        <draw:polygon draw:style-name="gr11" draw:text-style-name="P1" draw:layer="layout" svg:width="0.704cm" svg:height="0.129cm" svg:x="13.185cm" svg:y="8.665cm" svg:viewBox="0 0 705 130" draw:points="567,0 568,0 571,1 574,2 575,4 577,5 579,7 581,9 583,11 588,21 602,38 618,54 635,68 655,79 675,87 690,91 698,95 703,103 705,111 702,120 697,127 689,130 685,130 19,130 10,128 4,123 0,115 0,106 4,98 10,93 13,92 14,91 34,83 54,72 71,58 87,42 101,25 109,11 115,5 123,0 126,0 565,0">
          <text:p/>
        </draw:polygon>
        <draw:polygon draw:style-name="gr11" draw:text-style-name="P1" draw:layer="layout" svg:width="0.991cm" svg:height="0.285cm" svg:x="12.113cm" svg:y="8.509cm" svg:viewBox="0 0 992 286" draw:points="620,2 625,5 763,143 771,148 775,152 789,157 804,160 818,160 866,160 875,162 882,168 884,170 889,180 903,197 919,213 936,227 956,238 976,246 977,247 984,250 990,258 992,266 990,276 983,283 975,286 971,286 19,286 11,284 4,279 0,271 0,266 0,19 2,11 7,4 15,0 19,0 611,0">
          <text:p/>
        </draw:polygon>
        <draw:polygon draw:style-name="gr11" draw:text-style-name="P1" draw:layer="layout" svg:width="7.999cm" svg:height="5.303cm" svg:x="4.215cm" svg:y="3.491cm" svg:viewBox="0 0 8000 5304" draw:points="7068,2 7075,7 7079,15 7079,24 7075,32 7073,34 6949,158 6945,164 6944,165 6943,167 6941,170 6935,184 6932,198 6932,476 6933,481 6935,490 6941,504 6942,506 6949,516 6999,567 7047,614 7051,621 7052,628 7052,2126 7052,2129 7051,2133 7051,2134 7050,2135 7047,2140 7037,2150 7029,2155 7023,2156 6041,2156 6032,2154 6027,2150 6026,2150 6023,2147 6019,2140 6018,2131 6021,2122 6023,2119 6024,2119 6027,2114 6034,2108 6042,2106 6043,2106 6163,2106 6178,2103 6191,2097 6196,2094 6204,2089 6284,2008 6292,1996 6298,1983 6301,1968 6301,1863 6302,1860 6302,1856 6302,1855 6303,1854 6307,1849 6321,1834 6329,1830 6335,1829 6369,1829 6378,1831 6385,1836 6388,1841 6389,1843 6402,1866 6418,1887 6436,1905 6457,1921 6480,1934 6504,1944 6529,1951 6555,1954 6582,1954 6608,1951 6633,1944 6657,1934 6680,1921 6701,1905 6719,1887 6735,1866 6748,1843 6758,1819 6765,1793 6769,1767 6769,1741 6765,1715 6758,1690 6748,1666 6735,1643 6719,1622 6701,1604 6698,1602 6680,1588 6657,1575 6657,1574 6656,1574 6649,1569 6644,1561 6644,1556 6644,1403 6646,1395 6651,1388 6656,1385 6657,1384 6680,1371 6701,1355 6719,1337 6735,1316 6748,1293 6758,1269 6765,1244 6769,1218 6769,1191 6765,1165 6758,1140 6748,1116 6735,1093 6719,1072 6701,1054 6693,1048 6680,1038 6657,1025 6633,1015 6608,1008 6582,1004 6555,1004 6529,1008 6504,1015 6480,1025 6457,1038 6436,1054 6418,1072 6402,1093 6389,1116 6379,1140 6372,1165 6368,1191 6368,1218 6372,1244 6379,1269 6389,1293 6402,1316 6416,1334 6418,1337 6436,1355 6457,1371 6480,1384 6481,1385 6488,1390 6493,1398 6493,1403 6493,1556 6492,1564 6486,1571 6481,1574 6480,1575 6470,1580 6457,1588 6436,1604 6418,1622 6402,1643 6389,1666 6383,1673 6376,1678 6370,1678 6288,1678 6285,1679 6274,1681 6260,1687 6259,1688 6248,1695 6167,1776 6163,1783 6159,1788 6154,1802 6151,1816 6151,1921 6150,1925 6150,1928 6149,1929 6149,1930 6145,1935 6130,1950 6123,1954 6116,1956 6043,1956 6034,1954 6027,1948 6027,1947 6026,1946 6024,1943 6023,1943 6023,1942 6019,1935 6018,1927 6021,1918 6023,1915 6026,1912 6037,1896 6046,1879 6052,1860 6056,1841 6056,1821 6053,1803 6052,1802 6050,1793 6046,1783 6040,1771 6038,1762 6040,1753 6045,1746 6046,1746 6050,1743 6068,1725 6082,1705 6094,1682 6102,1658 6106,1633 6106,1608 6102,1583 6094,1559 6082,1537 6068,1517 6050,1499 6030,1485 6029,1484 6007,1473 5983,1465 5969,1463 5958,1461 5803,1461 5795,1462 5778,1465 5754,1473 5732,1484 5711,1499 5693,1517 5679,1537 5667,1559 5659,1583 5659,1588 5655,1608 5655,1633 5656,1634 5659,1658 5667,1682 5679,1705 5693,1725 5711,1743 5715,1746 5721,1752 5723,1761 5721,1769 5721,1771 5717,1777 5715,1783 5709,1802 5708,1807 5705,1821 5705,1841 5706,1841 5709,1860 5715,1879 5719,1887 5724,1896 5724,1897 5735,1912 5738,1915 5738,1916 5739,1916 5740,1919 5742,1922 5742,1923 5743,1924 5743,1928 5743,1931 5743,1932 5743,1933 5742,1935 5740,1939 5739,1941 5738,1942 5737,1943 5734,1948 5731,1951 5727,1953 5727,1954 5723,1955 5719,1956 5718,1956 5211,1956 5203,1954 5196,1948 5195,1948 5194,1946 5180,1932 5179,1931 5169,1924 5163,1920 5145,1910 5125,1904 5114,1902 5105,1901 5025,1901 5019,1902 5004,1904 4985,1910 4967,1920 4950,1932 4936,1946 4924,1963 4914,1981 4908,2000 4907,2008 4905,2021 4905,2041 4905,2042 4908,2061 4914,2081 4924,2099 4927,2104 4933,2112 4936,2116 4937,2117 4938,2118 4939,2119 4940,2122 4942,2124 4942,2126 4942,2127 4942,2130 4943,2133 4942,2134 4942,2136 4941,2138 4940,2141 4938,2144 4937,2144 4936,2146 4934,2148 4934,2149 4931,2151 4928,2153 4927,2154 4923,2155 4919,2156 3674,2156 3665,2154 3660,2150 3659,2150 3656,2147 3656,2146 3655,2145 3653,2142 3652,2140 3652,2138 3651,2137 3651,2134 3651,2131 3651,2129 3651,2128 3653,2126 3654,2122 3655,2120 3656,2119 3657,2119 3657,2118 3660,2115 3663,2113 3664,2113 3665,2112 3668,2112 3672,2111 3673,2111 3807,2111 3822,2108 3835,2102 3842,2097 3848,2094 3928,2013 3936,2001 3942,1988 3943,1984 3945,1973 3945,1868 3946,1865 3946,1861 3946,1860 3947,1859 3951,1854 3965,1839 3973,1835 3979,1834 4017,1834 4025,1836 4032,1841 4034,1844 4047,1866 4057,1880 4063,1887 4081,1905 4102,1921 4125,1934 4149,1944 4174,1951 4200,1954 4227,1954 4253,1951 4278,1944 4302,1934 4325,1921 4346,1905 4364,1887 4380,1866 4393,1843 4403,1819 4410,1793 4414,1767 4414,1741 4410,1715 4403,1690 4393,1666 4380,1643 4364,1622 4346,1604 4343,1602 4325,1588 4302,1575 4302,1574 4301,1574 4294,1569 4289,1561 4289,1556 4289,1403 4291,1395 4296,1388 4301,1385 4302,1384 4325,1371 4346,1355 4364,1337 4380,1316 4393,1293 4403,1269 4410,1244 4414,1218 4414,1191 4410,1165 4403,1140 4393,1116 4380,1093 4364,1072 4346,1054 4338,1048 4325,1038 4302,1025 4278,1015 4253,1008 4227,1004 4200,1004 4174,1008 4149,1015 4125,1025 4102,1038 4081,1054 4063,1072 4047,1093 4034,1116 4024,1140 4017,1165 4013,1191 4013,1218 4017,1244 4024,1269 4034,1293 4047,1316 4061,1334 4063,1337 4081,1355 4102,1371 4125,1384 4126,1385 4133,1390 4138,1398 4138,1403 4138,1556 4137,1564 4131,1571 4126,1574 4125,1575 4115,1580 4102,1588 4081,1604 4063,1622 4047,1643 4034,1666 4031,1671 4026,1678 4019,1683 4013,1683 3932,1683 3929,1684 3918,1686 3904,1692 3902,1694 3892,1700 3811,1781 3808,1786 3807,1788 3803,1793 3798,1807 3795,1821 3795,1926 3794,1930 3794,1933 3793,1934 3793,1935 3789,1940 3774,1955 3767,1959 3760,1961 3679,1961 3671,1959 3664,1953 3663,1952 3657,1943 3656,1943 3656,1942 3652,1935 3651,1927 3654,1918 3656,1915 3659,1912 3670,1896 3679,1879 3685,1860 3689,1841 3689,1821 3686,1803 3685,1802 3683,1793 3679,1783 3673,1771 3671,1762 3673,1753 3678,1746 3679,1746 3683,1743 3701,1725 3715,1705 3727,1682 3735,1658 3739,1633 3739,1608 3735,1583 3727,1559 3715,1537 3701,1517 3683,1499 3663,1485 3662,1484 3640,1473 3616,1465 3602,1463 3591,1461 3436,1461 3428,1462 3411,1465 3387,1473 3365,1484 3344,1499 3326,1517 3312,1537 3300,1559 3292,1583 3292,1588 3288,1608 3288,1633 3289,1634 3292,1658 3300,1682 3312,1705 3326,1725 3344,1743 3348,1746 3354,1752 3356,1761 3354,1769 3354,1771 3350,1777 3348,1783 3342,1802 3341,1807 3338,1821 3338,1841 3339,1841 3342,1860 3348,1879 3352,1887 3357,1896 3357,1897 3368,1912 3371,1915 3371,1916 3372,1916 3373,1919 3375,1922 3375,1923 3376,1924 3376,1928 3376,1931 3376,1932 3376,1933 3375,1935 3373,1939 3372,1941 3371,1942 3370,1943 3367,1948 3364,1951 3360,1953 3360,1954 3356,1955 3352,1956 3351,1956 2856,1956 2848,1954 2841,1948 2840,1948 2839,1946 2825,1932 2824,1931 2814,1924 2808,1920 2790,1910 2770,1904 2759,1902 2750,1901 2670,1901 2664,1902 2649,1904 2630,1910 2612,1920 2595,1932 2581,1946 2569,1963 2559,1981 2553,2000 2552,2008 2550,2021 2550,2041 2550,2042 2553,2061 2559,2081 2569,2099 2572,2104 2578,2112 2581,2116 2582,2117 2583,2118 2584,2119 2585,2122 2587,2124 2587,2126 2587,2127 2587,2130 2588,2133 2587,2134 2587,2136 2586,2138 2585,2141 2583,2144 2582,2144 2581,2146 2579,2149 2578,2149 2575,2152 2572,2154 2571,2155 2568,2155 2564,2156 2563,2156 1343,2156 1334,2154 1329,2150 1328,2151 1325,2148 1321,2140 1320,2131 1323,2123 1325,2120 1325,2119 1326,2119 1329,2115 1336,2109 1344,2107 1345,2107 1460,2107 1474,2104 1489,2098 1495,2094 1499,2091 1501,2090 1582,2009 1590,1997 1596,1983 1596,1981 1599,1969 1599,1864 1599,1861 1600,1857 1600,1856 1601,1855 1604,1850 1619,1835 1626,1831 1633,1829 1657,1829 1665,1831 1672,1837 1675,1842 1675,1843 1689,1866 1699,1880 1705,1887 1723,1905 1744,1921 1767,1934 1791,1944 1816,1951 1842,1954 1868,1954 1894,1951 1920,1944 1944,1934 1967,1921 1987,1905 2006,1887 2022,1866 2035,1843 2045,1819 2052,1793 2055,1767 2055,1741 2052,1715 2045,1690 2035,1666 2022,1643 2006,1622 1987,1604 1985,1602 1967,1588 1944,1575 1944,1574 1943,1574 1935,1569 1931,1561 1930,1556 1930,1403 1932,1395 1938,1388 1943,1385 1944,1384 1967,1371 1987,1355 2006,1337 2022,1316 2035,1293 2045,1269 2052,1244 2055,1218 2055,1191 2052,1165 2045,1140 2035,1116 2022,1093 2006,1072 1987,1054 1980,1048 1967,1038 1944,1025 1920,1015 1894,1008 1868,1004 1842,1004 1816,1008 1791,1015 1767,1025 1744,1038 1723,1054 1705,1072 1689,1093 1675,1116 1665,1140 1659,1165 1655,1191 1655,1218 1659,1244 1665,1269 1675,1293 1689,1316 1703,1334 1705,1337 1723,1355 1744,1371 1767,1384 1768,1385 1775,1390 1779,1398 1780,1403 1780,1556 1778,1564 1773,1571 1768,1574 1767,1575 1757,1580 1744,1588 1723,1604 1705,1622 1689,1643 1675,1666 1675,1667 1670,1674 1662,1679 1657,1679 1586,1679 1583,1680 1572,1682 1558,1688 1555,1690 1546,1696 1464,1777 1461,1782 1457,1788 1456,1789 1450,1803 1447,1817 1447,1922 1447,1925 1446,1929 1446,1930 1445,1931 1442,1936 1427,1951 1420,1955 1413,1956 1345,1956 1336,1954 1329,1949 1329,1948 1328,1947 1326,1944 1325,1944 1325,1943 1321,1936 1320,1927 1323,1919 1325,1915 1328,1913 1339,1897 1348,1880 1354,1861 1358,1841 1358,1822 1355,1807 1354,1802 1352,1793 1348,1783 1342,1771 1340,1763 1342,1754 1347,1747 1348,1746 1352,1744 1370,1726 1384,1705 1396,1683 1404,1659 1408,1634 1408,1609 1404,1584 1396,1560 1384,1538 1370,1517 1352,1499 1331,1485 1309,1473 1285,1465 1271,1463 1260,1461 1105,1461 1097,1463 1080,1465 1056,1473 1034,1485 1013,1499 995,1517 981,1538 969,1560 961,1584 957,1609 957,1634 959,1646 961,1659 969,1683 981,1705 988,1715 995,1726 1013,1744 1017,1746 1023,1753 1025,1761 1023,1770 1023,1771 1017,1783 1011,1802 1007,1822 1007,1841 1011,1861 1017,1880 1026,1897 1037,1913 1040,1915 1040,1916 1041,1917 1042,1920 1044,1923 1044,1924 1045,1925 1045,1928 1045,1932 1045,1933 1045,1934 1044,1935 1042,1940 1041,1942 1040,1943 1039,1944 1036,1948 1036,1949 1033,1951 1029,1954 1025,1955 1021,1956 1020,1956 696,1956 693,1957 498,1957 489,1955 482,1949 481,1948 480,1946 465,1932 455,1924 449,1920 431,1910 411,1904 400,1902 391,1901 310,1901 304,1902 290,1904 271,1910 252,1920 236,1932 221,1946 209,1963 200,1981 194,2000 193,2008 191,2021 191,2041 191,2042 194,2061 200,2081 209,2099 213,2104 219,2112 221,2116 223,2117 227,2124 228,2133 225,2141 223,2145 221,2146 209,2163 200,2181 194,2200 192,2213 191,2221 191,2241 192,2253 194,2261 200,2281 209,2299 214,2306 221,2316 236,2330 246,2338 252,2342 256,2344 260,2346 261,2347 264,2348 265,2349 266,2350 268,2352 270,2353 271,2355 272,2356 273,2359 275,2361 275,2363 275,2364 275,2365 276,2367 276,3540 274,3549 268,3556 265,3558 252,3564 236,3576 221,3591 209,3607 200,3626 194,3645 192,3657 191,3665 191,3686 192,3698 194,3706 200,3725 209,3744 220,3758 221,3760 223,3761 227,3769 228,3778 225,3786 223,3790 221,3791 209,3807 200,3826 194,3845 192,3858 191,3865 191,3886 191,3890 194,3906 200,3925 209,3944 214,3950 221,3960 236,3975 246,3982 252,3987 271,3996 290,4002 310,4006 391,4006 411,4002 431,3996 449,3987 465,3975 480,3960 481,3959 488,3953 496,3951 497,3951 960,3951 961,3951 965,3952 969,3953 971,3954 976,3958 976,3959 980,3963 981,3964 982,3965 983,3968 985,3971 985,3972 985,3973 985,3977 986,3980 985,3981 985,3982 984,3985 983,3988 982,3990 981,3990 981,3991 980,3992 978,3994 966,4010 957,4027 951,4046 948,4066 948,4085 951,4105 957,4124 963,4136 965,4144 964,4153 958,4160 957,4161 954,4163 936,4181 921,4202 910,4224 902,4248 901,4257 898,4273 898,4298 899,4306 902,4323 910,4347 921,4369 925,4375 936,4390 954,4408 974,4422 997,4434 1021,4442 1045,4446 1201,4446 1225,4442 1249,4434 1272,4422 1292,4408 1310,4390 1325,4369 1336,4347 1344,4323 1348,4298 1348,4273 1344,4248 1336,4224 1325,4202 1310,4181 1292,4163 1289,4161 1283,4154 1281,4146 1282,4137 1283,4136 1289,4124 1295,4105 1298,4085 1298,4066 1297,4058 1295,4046 1294,4045 1289,4027 1280,4010 1268,3994 1266,3992 1265,3991 1265,3990 1263,3987 1261,3984 1261,3983 1261,3982 1261,3979 1260,3975 1261,3974 1261,3973 1262,3972 1263,3967 1264,3965 1265,3964 1266,3963 1270,3958 1273,3956 1276,3953 1277,3953 1281,3952 1285,3950 1286,3950 1350,3950 1359,3952 1364,3956 1379,3971 1383,3978 1384,3985 1384,4090 1385,4091 1387,4104 1393,4118 1396,4123 1401,4130 1471,4200 1482,4211 1495,4219 1509,4225 1523,4228 1661,4228 1670,4230 1677,4235 1679,4237 1689,4255 1691,4258 1705,4276 1723,4294 1739,4306 1744,4310 1767,4323 1768,4324 1775,4329 1779,4337 1780,4342 1780,4547 1778,4556 1773,4563 1768,4566 1767,4566 1760,4570 1744,4579 1723,4595 1705,4614 1689,4635 1675,4657 1665,4682 1659,4707 1655,4733 1655,4759 1658,4782 1659,4785 1665,4810 1667,4814 1675,4835 1689,4857 1690,4859 1705,4878 1723,4897 1744,4913 1767,4926 1791,4936 1816,4943 1842,4946 1868,4946 1894,4943 1920,4936 1944,4926 1967,4913 1987,4897 2006,4878 2022,4857 2035,4835 2045,4810 2052,4785 2055,4759 2055,4733 2052,4707 2045,4682 2035,4657 2022,4635 2006,4614 1987,4595 1978,4588 1967,4579 1944,4566 1943,4566 1935,4561 1931,4553 1930,4547 1930,4342 1932,4334 1938,4327 1943,4324 1944,4323 1967,4310 1987,4294 2006,4276 2022,4255 2035,4232 2045,4208 2052,4183 2055,4157 2055,4130 2052,4104 2045,4079 2035,4055 2022,4032 2006,4011 1987,3993 1975,3983 1967,3977 1944,3964 1920,3954 1894,3947 1868,3943 1842,3943 1816,3947 1791,3954 1767,3964 1744,3977 1723,3993 1705,4011 1689,4032 1675,4055 1671,4065 1666,4072 1658,4077 1653,4077 1570,4077 1567,4077 1563,4076 1562,4076 1561,4075 1556,4072 1541,4057 1537,4050 1536,4043 1536,3938 1534,3931 1533,3924 1527,3910 1524,3906 1520,3899 1519,3899 1519,3898 1437,3817 1429,3812 1425,3809 1414,3804 1411,3803 1402,3801 1397,3800 1285,3800 1281,3799 1277,3798 1275,3797 1270,3793 1270,3792 1266,3788 1265,3787 1264,3786 1263,3783 1261,3780 1261,3779 1261,3778 1261,3774 1260,3771 1261,3770 1261,3769 1262,3766 1263,3763 1264,3761 1265,3761 1265,3760 1266,3759 1268,3757 1269,3756 1269,3757 1275,3752 1283,3751 2564,3751 2568,3751 2572,3752 2572,3753 2579,3758 2581,3760 2582,3762 2583,3763 2585,3766 2587,3769 2587,3770 2587,3774 2588,3778 2587,3778 2587,3779 2586,3783 2585,3786 2584,3787 2583,3788 2582,3790 2581,3791 2569,3807 2559,3826 2553,3845 2551,3858 2550,3865 2550,3886 2551,3890 2553,3906 2559,3925 2569,3944 2574,3950 2581,3960 2595,3975 2606,3982 2612,3987 2630,3996 2649,4002 2670,4006 2750,4006 2770,4002 2790,3996 2808,3987 2825,3975 2839,3960 2840,3959 2847,3953 2855,3951 2856,3951 3353,3951 3357,3952 3362,3953 3364,3954 3369,3958 3369,3959 3372,3963 3373,3964 3374,3965 3376,3968 3377,3971 3377,3972 3378,3973 3378,3977 3378,3980 3378,3981 3378,3982 3376,3985 3375,3988 3374,3990 3373,3991 3373,3992 3370,3994 3359,4010 3350,4027 3344,4046 3340,4066 3340,4085 3344,4105 3350,4124 3356,4136 3358,4144 3356,4153 3351,4160 3350,4161 3346,4163 3328,4181 3314,4202 3302,4224 3294,4248 3293,4257 3290,4273 3290,4298 3292,4306 3294,4323 3302,4347 3314,4369 3318,4375 3328,4390 3346,4408 3367,4422 3389,4434 3413,4442 3438,4446 3593,4446 3618,4442 3642,4434 3664,4422 3685,4408 3703,4390 3717,4369 3729,4347 3737,4323 3741,4298 3741,4273 3737,4248 3729,4224 3717,4202 3703,4181 3685,4163 3681,4161 3675,4154 3673,4146 3675,4137 3675,4136 3681,4124 3687,4105 3691,4085 3691,4066 3689,4058 3687,4046 3687,4045 3681,4027 3672,4010 3661,3994 3658,3992 3658,3991 3657,3990 3656,3987 3654,3984 3654,3983 3653,3982 3653,3979 3653,3975 3653,3974 3653,3973 3654,3972 3656,3967 3657,3965 3658,3964 3659,3963 3661,3959 3662,3959 3665,3957 3668,3954 3669,3954 3673,3953 3677,3951 3740,3951 3749,3953 3754,3957 3769,3972 3773,3979 3774,3986 3774,4091 3777,4105 3782,4116 3783,4119 3784,4121 3791,4130 3791,4131 3861,4201 3872,4212 3884,4220 3898,4226 3912,4229 4020,4229 4029,4231 4036,4236 4037,4238 4047,4255 4049,4258 4063,4276 4081,4294 4097,4306 4102,4310 4125,4323 4126,4324 4133,4329 4138,4337 4138,4342 4138,4547 4137,4556 4131,4563 4126,4566 4125,4566 4118,4570 4102,4579 4081,4595 4063,4614 4047,4635 4034,4657 4024,4682 4017,4707 4013,4733 4013,4759 4016,4782 4017,4785 4024,4810 4025,4814 4034,4835 4047,4857 4048,4859 4063,4878 4081,4897 4102,4913 4125,4926 4149,4936 4174,4943 4200,4946 4227,4946 4253,4943 4278,4936 4302,4926 4325,4913 4346,4897 4364,4878 4380,4857 4393,4835 4403,4810 4410,4785 4414,4759 4414,4733 4410,4707 4403,4682 4393,4657 4380,4635 4364,4614 4346,4595 4336,4588 4325,4579 4302,4566 4301,4566 4294,4561 4289,4553 4289,4547 4289,4342 4291,4334 4296,4327 4301,4324 4302,4323 4325,4310 4346,4294 4364,4276 4380,4255 4393,4232 4403,4208 4410,4183 4414,4157 4414,4130 4410,4104 4403,4079 4393,4055 4380,4032 4364,4011 4346,3993 4333,3983 4325,3977 4302,3964 4278,3954 4253,3947 4227,3943 4200,3943 4174,3947 4149,3954 4125,3964 4102,3977 4081,3993 4063,4011 4047,4032 4034,4055 4029,4066 4024,4073 4016,4078 4011,4078 3959,4078 3956,4078 3952,4077 3951,4077 3950,4076 3945,4073 3930,4058 3926,4051 3925,4044 3925,3939 3923,3932 3922,3925 3916,3911 3912,3905 3908,3899 3827,3818 3818,3812 3815,3810 3805,3806 3801,3804 3792,3802 3787,3801 3679,3801 3678,3801 3674,3800 3670,3799 3668,3797 3663,3794 3663,3793 3659,3788 3658,3787 3657,3786 3655,3783 3654,3780 3654,3779 3653,3777 3653,3774 3653,3771 3653,3770 3653,3769 3655,3766 3656,3763 3657,3761 3658,3760 3658,3759 3661,3757 3661,3756 3662,3757 3668,3752 3676,3751 4205,3751 4214,3753 4219,3756 4551,4088 4562,4099 4574,4107 4588,4113 4602,4116 4919,4116 4927,4118 4934,4123 4935,4124 4936,4125 4950,4140 4958,4146 4967,4152 4985,4161 5004,4167 5025,4171 5105,4171 5125,4167 5145,4161 5155,4156 5163,4152 5180,4140 5194,4125 5195,4124 5202,4118 5210,4116 5211,4116 5682,4116 5691,4118 5698,4123 5702,4131 5702,4140 5698,4148 5696,4150 5690,4156 5686,4161 5676,4174 5666,4195 5659,4217 5656,4236 5655,4239 5655,4262 5656,4265 5659,4284 5666,4306 5676,4327 5690,4345 5706,4361 5724,4375 5745,4385 5767,4392 5789,4396 5972,4396 5994,4392 6016,4385 6037,4375 6055,4361 6071,4345 6085,4327 6095,4306 6102,4284 6106,4262 6106,4239 6102,4217 6095,4195 6085,4174 6071,4156 6055,4140 6043,4131 6038,4125 6035,4116 6037,4108 6037,4106 6038,4104 6046,4089 6052,4070 6053,4066 6055,4055 6056,4050 6056,4031 6055,4029 6052,4011 6052,4010 6046,3993 6037,3975 6028,3962 6025,3954 6025,3945 6029,3937 6036,3932 6044,3930 6103,3930 6106,3931 6110,3932 6111,3932 6112,3932 6117,3936 6132,3951 6136,3958 6137,3965 6137,4070 6138,4072 6140,4084 6146,4098 6147,4099 6154,4110 6224,4180 6235,4191 6247,4199 6261,4205 6275,4208 6365,4208 6374,4210 6381,4215 6384,4220 6389,4232 6402,4255 6406,4261 6418,4276 6436,4294 6452,4306 6457,4310 6480,4323 6481,4324 6488,4329 6493,4337 6493,4342 6493,4547 6492,4556 6486,4563 6481,4566 6480,4566 6473,4570 6457,4579 6436,4595 6418,4614 6402,4635 6389,4657 6379,4682 6372,4707 6368,4733 6368,4759 6371,4782 6372,4785 6379,4810 6380,4814 6389,4835 6402,4857 6403,4859 6418,4878 6436,4897 6457,4913 6480,4926 6504,4936 6529,4943 6555,4946 6582,4946 6608,4943 6633,4936 6657,4926 6680,4913 6701,4897 6719,4878 6735,4857 6748,4835 6758,4810 6765,4785 6769,4759 6769,4733 6765,4707 6758,4682 6748,4657 6735,4635 6719,4614 6701,4595 6691,4588 6680,4579 6657,4566 6656,4566 6649,4561 6644,4553 6644,4547 6644,4342 6646,4334 6651,4327 6656,4324 6657,4323 6680,4310 6701,4294 6719,4276 6735,4255 6748,4232 6758,4208 6765,4183 6769,4157 6769,4130 6765,4104 6758,4079 6748,4055 6735,4032 6719,4011 6701,3993 6688,3983 6680,3977 6657,3964 6633,3954 6608,3947 6582,3943 6555,3943 6529,3947 6504,3954 6480,3964 6457,3977 6436,3993 6418,4011 6402,4032 6393,4047 6387,4054 6379,4057 6376,4057 6322,4057 6319,4057 6315,4056 6314,4056 6313,4055 6308,4052 6293,4037 6289,4030 6288,4023 6288,3918 6286,3912 6285,3904 6279,3890 6275,3884 6271,3878 6238,3845 6190,3797 6182,3791 6178,3789 6166,3784 6164,3783 6151,3781 6150,3780 6054,3780 6045,3778 6038,3773 6038,3772 6037,3771 6036,3770 6024,3753 6022,3751 6021,3750 6020,3747 6019,3745 6019,3743 6018,3742 6018,3739 6018,3736 6018,3735 6018,3733 6020,3731 6021,3728 6022,3726 6023,3725 6023,3724 6026,3722 6037,3706 6046,3689 6052,3670 6056,3650 6056,3631 6055,3626 6052,3611 6049,3601 6046,3593 6040,3580 6038,3572 6040,3563 6045,3556 6046,3555 6050,3553 6068,3535 6082,3514 6094,3492 6102,3468 6106,3443 6106,3418 6102,3393 6094,3369 6082,3347 6068,3326 6050,3308 6037,3299 6029,3294 6007,3282 5983,3274 5967,3272 5958,3270 5803,3270 5795,3272 5778,3274 5754,3282 5732,3294 5711,3308 5693,3326 5679,3347 5667,3369 5659,3393 5658,3401 5655,3418 5655,3443 5658,3457 5659,3468 5667,3492 5679,3514 5680,3516 5693,3535 5711,3553 5715,3555 5721,3562 5723,3570 5721,3579 5721,3580 5715,3593 5709,3611 5705,3631 5705,3650 5709,3670 5715,3689 5721,3700 5724,3706 5726,3709 5735,3722 5738,3724 5738,3725 5739,3726 5740,3729 5742,3732 5742,3733 5743,3734 5743,3737 5743,3741 5743,3742 5743,3743 5742,3744 5740,3749 5739,3751 5738,3752 5737,3753 5734,3757 5734,3758 5731,3760 5727,3763 5723,3764 5719,3765 5718,3765 5211,3765 5203,3764 5196,3758 5195,3757 5194,3756 5180,3741 5169,3734 5163,3729 5145,3720 5125,3714 5112,3712 5105,3710 5025,3710 5019,3711 5004,3714 4985,3720 4967,3729 4950,3741 4936,3756 4924,3772 4914,3791 4908,3810 4905,3830 4905,3851 4908,3871 4914,3890 4924,3909 4936,3925 4937,3926 4938,3928 4939,3929 4940,3931 4942,3934 4942,3935 4942,3937 4942,3940 4943,3943 4942,3944 4942,3946 4941,3948 4940,3951 4938,3953 4937,3954 4936,3956 4934,3958 4931,3961 4928,3963 4927,3963 4927,3964 4923,3964 4919,3965 4649,3965 4640,3964 4635,3960 4466,3791 4292,3617 4284,3611 4280,3609 4277,3608 4276,3607 4273,3605 4271,3603 4270,3602 4269,3601 4268,3598 4266,3595 4266,3594 4266,3593 4266,3590 4266,3586 4266,3585 4266,3584 4268,3581 4269,3578 4270,3577 4271,3576 4273,3575 4276,3572 4278,3571 4302,3561 4325,3548 4346,3532 4364,3514 4380,3493 4393,3470 4396,3463 4402,3456 4409,3451 4415,3451 4418,3451 4432,3448 4446,3442 4451,3439 4458,3434 4661,3231 4668,3227 4675,3226 6084,3226 6093,3228 6098,3231 6301,3434 6305,3437 6313,3442 6319,3444 6320,3445 6323,3446 6327,3448 6338,3450 6341,3451 6356,3451 6367,3451 6376,3453 6383,3458 6386,3463 6389,3470 6402,3493 6411,3505 6418,3514 6436,3532 6457,3548 6480,3561 6504,3571 6529,3578 6555,3582 6582,3582 6608,3578 6633,3571 6657,3561 6680,3548 6701,3532 6719,3514 6735,3493 6748,3470 6749,3469 6754,3462 6762,3457 6767,3457 6822,3457 6831,3459 6836,3462 6906,3532 6974,3600 6985,3611 6997,3619 7011,3625 7025,3628 7957,3628 7960,3628 7964,3629 7965,3629 7966,3630 7971,3633 7995,3657 7999,3664 8000,3671 8000,4073 7998,4082 7995,4087 7804,4278 7800,4284 7799,4285 7798,4287 7796,4290 7790,4304 7787,4318 7787,4370 7785,4379 7782,4384 7665,4501 7662,4505 7660,4508 7659,4510 7657,4513 7651,4527 7648,4541 7648,4819 7651,4833 7657,4847 7660,4851 7665,4859 7736,4930 7741,4937 7742,4946 7739,4955 7732,4961 7724,4964 7722,4964 7225,4964 7209,4968 7196,4976 7184,4987 7177,5001 7172,5016 7172,5285 7170,5293 7165,5300 7157,5304 7153,5304 19,5304 11,5302 4,5297 0,5289 0,5285 0,4830 50,4830 50,5164 55,5180 62,5193 74,5205 87,5212 103,5217 1152,5217 1168,5212 1175,5208 1181,5205 1193,5193 1200,5180 1205,5164 1205,4830 1200,4814 1193,4801 1181,4789 1168,4782 1152,4777 118,4777 103,4777 87,4782 74,4789 62,4801 55,4814 50,4830 0,4830 0,1167 110,1167 110,1757 114,1773 122,1786 133,1798 147,1805 162,1810 497,1810 512,1805 526,1798 537,1786 542,1777 545,1773 549,1757 549,1167 548,1165 547,1158 545,1152 537,1138 526,1127 512,1119 497,1115 178,1115 162,1115 147,1119 133,1127 122,1138 114,1152 110,1167 0,1167 0,754 938,754 938,1160 942,1176 950,1189 961,1201 975,1208 990,1213 1325,1213 1340,1208 1354,1201 1365,1189 1373,1176 1377,1160 1377,754 1373,739 1365,725 1354,714 1340,706 1325,702 1006,702 990,702 975,706 961,714 950,725 942,739 938,754 0,754 0,461 1621,461 1621,908 1626,923 1633,937 1645,948 1658,956 1674,960 2008,960 2024,956 2037,948 2049,937 2055,925 2056,923 2061,908 2061,807 2116,807 2116,1746 2121,1762 2128,1775 2140,1787 2153,1794 2169,1799 2471,1799 2487,1794 2500,1787 2512,1775 2518,1765 2519,1762 2524,1746 2524,807 2519,791 2512,778 2500,766 2487,759 2471,754 2184,754 2169,754 2153,759 2140,766 2128,778 2121,791 2116,807 2061,807 2061,461 2056,446 2049,432 2037,421 2024,413 2008,409 1689,409 1674,409 1658,413 1645,421 1633,432 1626,446 1621,461 0,461 0,447 2,439 7,432 15,428 24,428 32,432 35,435 47,447 60,454 76,459 1125,459 1141,454 1142,454 1153,447 1154,447 1166,435 1173,422 1178,406 1178,215 6308,215 6308,549 6313,565 6320,578 6332,590 6345,597 6361,602 6760,602 6776,597 6789,590 6801,578 6808,566 6808,565 6813,549 6813,215 6808,199 6801,186 6789,174 6776,167 6760,162 6376,162 6361,162 6345,167 6332,174 6320,186 6313,199 6308,215 1178,215 1178,72 1173,56 1166,43 1156,34 1152,26 1151,17 1154,9 1160,3 1168,0 1171,0 7059,0">
          <text:p/>
        </draw:polygon>
        <draw:path draw:style-name="gr8" draw:text-style-name="P3" draw:layer="layout" svg:width="0.1cm" svg:height="0.1cm" svg:x="11.749cm" svg:y="3.741cm" svg:viewBox="0 0 101 101" svg:d="M0 50c0-28 24-50 52-50 27 0 49 22 49 50s-22 51-49 51c-28 0-52-23-52-51z">
          <text:p/>
        </draw:path>
        <draw:path draw:style-name="gr8" draw:text-style-name="P3" draw:layer="layout" svg:width="0.1cm" svg:height="0.1cm" svg:x="5.348cm" svg:y="5.882cm" svg:viewBox="0 0 101 101" svg:d="M0 50c0-28 22-50 49-50 29 0 52 22 52 50s-23 51-52 51c-27 0-49-23-49-51z">
          <text:p/>
        </draw:path>
        <draw:path draw:style-name="gr8" draw:text-style-name="P3" draw:layer="layout" svg:width="0.149cm" svg:height="0.151cm" svg:x="5.323cm" svg:y="5.036cm" svg:viewBox="0 0 150 152" svg:d="M0 76c0-42 34-76 75-76 42 0 75 34 75 76 0 41-33 76-75 76-41 0-75-35-75-76z">
          <text:p/>
        </draw:path>
        <draw:path draw:style-name="gr8" draw:text-style-name="P3" draw:layer="layout" svg:width="0.1cm" svg:height="0.1cm" svg:x="5.348cm" svg:y="5.671cm" svg:viewBox="0 0 101 101" svg:d="M0 52c0-29 22-52 49-52 29 0 52 23 52 52 0 27-23 49-52 49-27 0-49-22-49-49z">
          <text:p/>
        </draw:path>
        <draw:path draw:style-name="gr8" draw:text-style-name="P3" draw:layer="layout" svg:width="0.1cm" svg:height="0.099cm" svg:x="5.348cm" svg:y="5.472cm" svg:viewBox="0 0 101 100" svg:d="M0 50c0-28 22-50 49-50 29 0 52 22 52 50s-23 50-52 50c-27 0-49-22-49-50z">
          <text:p/>
        </draw:path>
        <draw:path draw:style-name="gr8" draw:text-style-name="P3" draw:layer="layout" svg:width="0.1cm" svg:height="0.1cm" svg:x="5.348cm" svg:y="5.272cm" svg:viewBox="0 0 101 101" svg:d="M0 50c0-28 22-50 49-50 29 0 52 22 52 50s-23 51-52 51c-27 0-49-23-49-51z">
          <text:p/>
        </draw:path>
        <draw:path draw:style-name="gr8" draw:text-style-name="P3" draw:layer="layout" svg:width="0.1cm" svg:height="0.1cm" svg:x="13.346cm" svg:y="7.325cm" svg:viewBox="0 0 101 101" svg:d="M0 50c0-28 22-50 50-50s51 22 51 50c0 29-23 51-51 51s-50-22-50-51z">
          <text:p/>
        </draw:path>
        <draw:path draw:style-name="gr8" draw:text-style-name="P3" draw:layer="layout" svg:width="0.1cm" svg:height="0.1cm" svg:x="13.092cm" svg:y="7.325cm" svg:viewBox="0 0 101 101" svg:d="M0 50c0-28 22-50 51-50 28 0 50 22 50 50 0 29-22 51-50 51-29 0-51-22-51-51z">
          <text:p/>
        </draw:path>
        <draw:path draw:style-name="gr8" draw:text-style-name="P3" draw:layer="layout" svg:width="0.1cm" svg:height="0.1cm" svg:x="8.378cm" svg:y="6.822cm" svg:viewBox="0 0 101 101" svg:d="M0 49c0-27 23-49 51-49 27 0 50 22 50 49 0 28-23 52-50 52-28 0-51-24-51-52z">
          <text:p/>
        </draw:path>
        <draw:path draw:style-name="gr8" draw:text-style-name="P3" draw:layer="layout" svg:width="0.1cm" svg:height="0.1cm" svg:x="8.378cm" svg:y="7.584cm" svg:viewBox="0 0 101 101" svg:d="M0 50c0-27 23-50 51-50 27 0 50 23 50 50 0 28-23 51-50 51-28 0-51-23-51-51z">
          <text:p/>
        </draw:path>
        <draw:path draw:style-name="gr8" draw:text-style-name="P3" draw:layer="layout" svg:width="0.1cm" svg:height="0.1cm" svg:x="7.68cm" svg:y="6.906cm" svg:viewBox="0 0 101 101" svg:d="M0 49c0-27 23-49 50-49 28 0 51 22 51 49 0 28-23 52-51 52-27 0-50-24-50-52z">
          <text:p/>
        </draw:path>
        <draw:path draw:style-name="gr8" draw:text-style-name="P3" draw:layer="layout" svg:width="0.149cm" svg:height="0.149cm" svg:x="7.655cm" svg:y="7.701cm" svg:viewBox="0 0 150 150" svg:d="M0 75c0-42 33-75 74-75 43 0 76 33 76 75 0 41-33 75-76 75-41 0-74-34-74-75z">
          <text:p/>
        </draw:path>
        <draw:path draw:style-name="gr8" draw:text-style-name="P3" draw:layer="layout" svg:width="0.1cm" svg:height="0.1cm" svg:x="7.68cm" svg:y="7.115cm" svg:viewBox="0 0 101 101" svg:d="M0 51c0-28 23-51 50-51 28 0 51 23 51 51 0 27-23 50-51 50-27 0-50-23-50-50z">
          <text:p/>
        </draw:path>
        <draw:path draw:style-name="gr8" draw:text-style-name="P3" draw:layer="layout" svg:width="0.1cm" svg:height="0.1cm" svg:x="7.68cm" svg:y="7.315cm" svg:viewBox="0 0 101 101" svg:d="M0 51c0-28 23-51 50-51 28 0 51 23 51 51 0 27-23 50-51 50-27 0-50-23-50-50z">
          <text:p/>
        </draw:path>
        <draw:path draw:style-name="gr8" draw:text-style-name="P3" draw:layer="layout" svg:width="0.1cm" svg:height="0.1cm" svg:x="7.68cm" svg:y="7.515cm" svg:viewBox="0 0 101 101" svg:d="M0 51c0-28 23-51 50-51 28 0 51 23 51 51 0 27-23 50-51 50-27 0-50-23-50-50z">
          <text:p/>
        </draw:path>
        <draw:path draw:style-name="gr8" draw:text-style-name="P3" draw:layer="layout" svg:width="0.1cm" svg:height="0.1cm" svg:x="16.167cm" svg:y="4.119cm" svg:viewBox="0 0 101 101" svg:d="M0 51c0-28 22-51 51-51 27 0 50 23 50 51s-23 50-50 50c-29 0-51-22-51-50z">
          <text:p/>
        </draw:path>
        <draw:path draw:style-name="gr8" draw:text-style-name="P3" draw:layer="layout" svg:width="0.1cm" svg:height="0.1cm" svg:x="15.149cm" svg:y="5.035cm" svg:viewBox="0 0 101 101" svg:d="M0 50c0-28 23-50 51-50s50 22 50 50-22 51-50 51-51-23-51-51z">
          <text:p/>
        </draw:path>
        <draw:path draw:style-name="gr8" draw:text-style-name="P3" draw:layer="layout" svg:width="0.1cm" svg:height="0.1cm" svg:x="15.403cm" svg:y="5.035cm" svg:viewBox="0 0 101 101" svg:d="M0 50c0-28 24-50 52-50 27 0 49 22 49 50s-22 51-49 51c-28 0-52-23-52-51z">
          <text:p/>
        </draw:path>
        <draw:path draw:style-name="gr8" draw:text-style-name="P3" draw:layer="layout" svg:width="0.1cm" svg:height="0.1cm" svg:x="12.727cm" svg:y="6.713cm" svg:viewBox="0 0 101 101" svg:d="M0 50c0-28 24-50 52-50 27 0 49 22 49 50s-22 51-49 51c-28 0-52-23-52-51z">
          <text:p/>
        </draw:path>
        <draw:path draw:style-name="gr8" draw:text-style-name="P3" draw:layer="layout" svg:width="0.1cm" svg:height="0.1cm" svg:x="11.965cm" svg:y="6.713cm" svg:viewBox="0 0 101 101" svg:d="M0 50c0-28 23-50 51-50 27 0 50 22 50 50s-23 51-50 51c-28 0-51-23-51-51z">
          <text:p/>
        </draw:path>
        <draw:path draw:style-name="gr8" draw:text-style-name="P3" draw:layer="layout" svg:width="0.1cm" svg:height="0.1cm" svg:x="10.044cm" svg:y="7.691cm" svg:viewBox="0 0 101 101" svg:d="M0 51c0-28 23-51 52-51 27 0 49 23 49 51 0 27-22 50-49 50-29 0-52-23-52-50z">
          <text:p/>
        </draw:path>
        <draw:path draw:style-name="gr8" draw:text-style-name="P3" draw:layer="layout" svg:width="0.149cm" svg:height="0.15cm" svg:x="10.02cm" svg:y="6.846cm" svg:viewBox="0 0 150 151" svg:d="M0 75c0-42 33-75 75-75s75 33 75 75c0 41-33 76-75 76s-75-35-75-76z">
          <text:p/>
        </draw:path>
        <draw:path draw:style-name="gr8" draw:text-style-name="P3" draw:layer="layout" svg:width="0.1cm" svg:height="0.1cm" svg:x="10.044cm" svg:y="7.481cm" svg:viewBox="0 0 101 101" svg:d="M0 51c0-28 23-51 52-51 27 0 49 23 49 51 0 27-22 50-49 50-29 0-52-23-52-50z">
          <text:p/>
        </draw:path>
        <draw:path draw:style-name="gr8" draw:text-style-name="P3" draw:layer="layout" svg:width="0.1cm" svg:height="0.1cm" svg:x="10.044cm" svg:y="7.281cm" svg:viewBox="0 0 101 101" svg:d="M0 51c0-28 23-51 52-51 27 0 49 23 49 51 0 27-22 50-49 50-29 0-52-23-52-50z">
          <text:p/>
        </draw:path>
        <draw:path draw:style-name="gr8" draw:text-style-name="P3" draw:layer="layout" svg:width="0.1cm" svg:height="0.1cm" svg:x="10.044cm" svg:y="7.081cm" svg:viewBox="0 0 101 101" svg:d="M0 51c0-28 23-51 52-51 27 0 49 23 49 51 0 27-22 50-49 50-29 0-52-23-52-50z">
          <text:p/>
        </draw:path>
        <draw:path draw:style-name="gr8" draw:text-style-name="P3" draw:layer="layout" svg:width="0.1cm" svg:height="0.1cm" svg:x="6.019cm" svg:y="6.822cm" svg:viewBox="0 0 101 101" svg:d="M0 49c0-27 23-49 50-49 28 0 51 22 51 49 0 28-23 52-51 52-27 0-50-24-50-52z">
          <text:p/>
        </draw:path>
        <draw:path draw:style-name="gr8" draw:text-style-name="P3" draw:layer="layout" svg:width="0.1cm" svg:height="0.1cm" svg:x="6.019cm" svg:y="7.584cm" svg:viewBox="0 0 101 101" svg:d="M0 50c0-27 23-50 50-50 28 0 51 23 51 50 0 28-23 51-51 51-27 0-50-23-50-51z">
          <text:p/>
        </draw:path>
        <draw:path draw:style-name="gr8" draw:text-style-name="P3" draw:layer="layout" svg:width="0.1cm" svg:height="0.1cm" svg:x="6.874cm" svg:y="7.115cm" svg:viewBox="0 0 101 101" svg:d="M0 51c0-28 22-51 51-51 27 0 50 23 50 51 0 27-23 50-50 50-29 0-51-23-51-50z">
          <text:p/>
        </draw:path>
        <draw:path draw:style-name="gr8" draw:text-style-name="P3" draw:layer="layout" svg:width="0.1cm" svg:height="0.1cm" svg:x="6.874cm" svg:y="7.315cm" svg:viewBox="0 0 101 101" svg:d="M0 51c0-28 22-51 51-51 27 0 50 23 50 51 0 27-23 50-50 50-29 0-51-23-51-50z">
          <text:p/>
        </draw:path>
        <draw:path draw:style-name="gr8" draw:text-style-name="P3" draw:layer="layout" svg:width="0.1cm" svg:height="0.1cm" svg:x="11.441cm" svg:y="3.741cm" svg:viewBox="0 0 101 101" svg:d="M0 50c0-28 23-50 50-50 28 0 51 22 51 50s-23 51-51 51c-27 0-50-23-50-51z">
          <text:p/>
        </draw:path>
        <draw:path draw:style-name="gr8" draw:text-style-name="P3" draw:layer="layout" svg:width="0.1cm" svg:height="0.1cm" svg:x="7.677cm" svg:y="5.881cm" svg:viewBox="0 0 101 101" svg:d="M0 51c0-29 24-51 52-51 27 0 49 22 49 51 0 27-22 50-49 50-28 0-52-23-52-50z">
          <text:p/>
        </draw:path>
        <draw:path draw:style-name="gr8" draw:text-style-name="P3" draw:layer="layout" svg:width="0.149cm" svg:height="0.15cm" svg:x="7.653cm" svg:y="5.036cm" svg:viewBox="0 0 150 151" svg:d="M0 75c0-42 33-75 75-75s75 33 75 75c0 41-33 76-75 76s-75-35-75-76z">
          <text:p/>
        </draw:path>
        <draw:path draw:style-name="gr8" draw:text-style-name="P3" draw:layer="layout" svg:width="0.1cm" svg:height="0.1cm" svg:x="7.677cm" svg:y="5.671cm" svg:viewBox="0 0 101 101" svg:d="M0 51c0-29 24-51 52-51 27 0 49 22 49 51 0 27-22 50-49 50-28 0-52-23-52-50z">
          <text:p/>
        </draw:path>
        <draw:path draw:style-name="gr8" draw:text-style-name="P3" draw:layer="layout" svg:width="0.1cm" svg:height="0.1cm" svg:x="7.677cm" svg:y="5.471cm" svg:viewBox="0 0 101 101" svg:d="M0 51c0-29 24-51 52-51 27 0 49 22 49 51 0 27-22 50-49 50-28 0-52-23-52-50z">
          <text:p/>
        </draw:path>
        <draw:path draw:style-name="gr8" draw:text-style-name="P3" draw:layer="layout" svg:width="0.1cm" svg:height="0.1cm" svg:x="7.677cm" svg:y="5.271cm" svg:viewBox="0 0 101 101" svg:d="M0 51c0-29 24-51 52-51 27 0 49 22 49 51 0 27-22 50-49 50-28 0-52-23-52-50z">
          <text:p/>
        </draw:path>
        <draw:path draw:style-name="gr8" draw:text-style-name="P3" draw:layer="layout" svg:width="0.1cm" svg:height="0.1cm" svg:x="8.378cm" svg:y="4.645cm" svg:viewBox="0 0 101 101" svg:d="M0 50c0-28 23-50 51-50 27 0 50 22 50 50 0 27-23 51-50 51-28 0-51-24-51-51z">
          <text:p/>
        </draw:path>
        <draw:path draw:style-name="gr8" draw:text-style-name="P3" draw:layer="layout" svg:width="0.1cm" svg:height="0.1cm" svg:x="14.88cm" svg:y="8.541cm" svg:viewBox="0 0 101 101" svg:d="M0 51c0-29 22-51 51-51 28 0 50 22 50 51 0 28-22 50-50 50-29 0-51-22-51-50z">
          <text:p/>
        </draw:path>
        <draw:path draw:style-name="gr8" draw:text-style-name="P3" draw:layer="layout" svg:width="0.1cm" svg:height="0.1cm" svg:x="14.88cm" svg:y="7.779cm" svg:viewBox="0 0 101 101" svg:d="M0 51c0-28 22-51 51-51 28 0 50 23 50 51s-22 50-50 50c-29 0-51-22-51-50z">
          <text:p/>
        </draw:path>
        <draw:path draw:style-name="gr8" draw:text-style-name="P3" draw:layer="layout" svg:width="0.1cm" svg:height="0.1cm" svg:x="14.379cm" svg:y="5.035cm" svg:viewBox="0 0 101 101" svg:d="M0 50c0-28 23-50 52-50 27 0 49 22 49 50s-22 51-49 51c-29 0-52-23-52-51z">
          <text:p/>
        </draw:path>
        <draw:path draw:style-name="gr8" draw:text-style-name="P3" draw:layer="layout" svg:width="0.1cm" svg:height="0.1cm" svg:x="14.633cm" svg:y="5.035cm" svg:viewBox="0 0 101 101" svg:d="M0 50c0-28 23-50 51-50 27 0 50 22 50 50s-23 51-50 51c-28 0-51-23-51-51z">
          <text:p/>
        </draw:path>
        <draw:path draw:style-name="gr8" draw:text-style-name="P3" draw:layer="layout" svg:width="0.1cm" svg:height="0.1cm" svg:x="16.472cm" svg:y="4.119cm" svg:viewBox="0 0 101 101" svg:d="M0 51c0-28 22-51 51-51 27 0 50 23 50 51s-23 50-50 50c-29 0-51-22-51-50z">
          <text:p/>
        </draw:path>
        <draw:path draw:style-name="gr8" draw:text-style-name="P3" draw:layer="layout" svg:width="0.1cm" svg:height="0.1cm" svg:x="4.516cm" svg:y="5.671cm" svg:viewBox="0 0 101 101" svg:d="M0 51c0-29 23-51 51-51 27 0 50 22 50 51 0 27-23 50-50 50-28 0-51-23-51-50z">
          <text:p/>
        </draw:path>
        <draw:path draw:style-name="gr8" draw:text-style-name="P3" draw:layer="layout" svg:width="0.1cm" svg:height="0.1cm" svg:x="4.516cm" svg:y="5.471cm" svg:viewBox="0 0 101 101" svg:d="M0 51c0-29 23-51 51-51 27 0 50 22 50 51 0 27-23 50-50 50-28 0-51-23-51-50z">
          <text:p/>
        </draw:path>
        <draw:path draw:style-name="gr8" draw:text-style-name="P3" draw:layer="layout" svg:width="0.1cm" svg:height="0.1cm" svg:x="8.378cm" svg:y="5.956cm" svg:viewBox="0 0 101 101" svg:d="M0 50c0-27 23-50 51-50 27 0 50 23 50 50 0 29-23 51-50 51-28 0-51-22-51-51z">
          <text:p/>
        </draw:path>
        <draw:path draw:style-name="gr8" draw:text-style-name="P3" draw:layer="layout" svg:width="0.1cm" svg:height="0.1cm" svg:x="8.378cm" svg:y="5.194cm" svg:viewBox="0 0 101 101" svg:d="M0 51c0-28 23-51 51-51 27 0 50 23 50 51s-23 50-50 50c-28 0-51-22-51-50z">
          <text:p/>
        </draw:path>
        <draw:path draw:style-name="gr8" draw:text-style-name="P3" draw:layer="layout" svg:width="0.1cm" svg:height="0.1cm" svg:x="10.733cm" svg:y="5.956cm" svg:viewBox="0 0 101 101" svg:d="M0 50c0-27 22-50 51-50 27 0 50 23 50 50 0 29-23 51-50 51-29 0-51-22-51-51z">
          <text:p/>
        </draw:path>
        <draw:path draw:style-name="gr8" draw:text-style-name="P3" draw:layer="layout" svg:width="0.1cm" svg:height="0.1cm" svg:x="10.733cm" svg:y="5.194cm" svg:viewBox="0 0 101 101" svg:d="M0 51c0-28 22-51 51-51 27 0 50 23 50 51s-23 50-50 50c-29 0-51-22-51-50z">
          <text:p/>
        </draw:path>
        <draw:path draw:style-name="gr8" draw:text-style-name="P3" draw:layer="layout" svg:width="0.1cm" svg:height="0.1cm" svg:x="15.87cm" svg:y="5.696cm" svg:viewBox="0 0 101 101" svg:d="M0 51c0-28 23-51 52-51 27 0 49 23 49 51s-22 50-49 50c-29 0-52-22-52-50z">
          <text:p/>
        </draw:path>
        <draw:path draw:style-name="gr8" draw:text-style-name="P3" draw:layer="layout" svg:width="0.1cm" svg:height="0.1cm" svg:x="16.632cm" svg:y="5.696cm" svg:viewBox="0 0 101 101" svg:d="M0 51c0-28 23-51 51-51s50 23 50 51-22 50-50 50-51-22-51-50z">
          <text:p/>
        </draw:path>
        <draw:path draw:style-name="gr8" draw:text-style-name="P3" draw:layer="layout" svg:width="0.1cm" svg:height="0.1cm" svg:x="9.229cm" svg:y="5.671cm" svg:viewBox="0 0 101 101" svg:d="M0 51c0-29 22-51 51-51 27 0 50 22 50 51 0 27-23 50-50 50-29 0-51-23-51-50z">
          <text:p/>
        </draw:path>
        <draw:path draw:style-name="gr8" draw:text-style-name="P3" draw:layer="layout" svg:width="0.1cm" svg:height="0.1cm" svg:x="9.229cm" svg:y="5.471cm" svg:viewBox="0 0 101 101" svg:d="M0 51c0-29 22-51 51-51 27 0 50 22 50 51 0 27-23 50-50 50-29 0-51-23-51-50z">
          <text:p/>
        </draw:path>
        <draw:path draw:style-name="gr8" draw:text-style-name="P3" draw:layer="layout" svg:width="0.1cm" svg:height="0.1cm" svg:x="12.117cm" svg:y="8.163cm" svg:viewBox="0 0 101 101" svg:d="M0 51c0-29 23-51 52-51 27 0 49 22 49 51 0 28-22 50-49 50-29 0-52-22-52-50z">
          <text:p/>
        </draw:path>
        <draw:path draw:style-name="gr8" draw:text-style-name="P3" draw:layer="layout" svg:width="0.1cm" svg:height="0.1cm" svg:x="13.61cm" svg:y="6.574cm" svg:viewBox="0 0 101 101" svg:d="M0 50c0-28 22-50 50-50s51 22 51 50-23 51-51 51-50-23-50-51z">
          <text:p/>
        </draw:path>
        <draw:path draw:style-name="gr8" draw:text-style-name="P3" draw:layer="layout" svg:width="0.1cm" svg:height="0.1cm" svg:x="13.864cm" svg:y="6.574cm" svg:viewBox="0 0 101 101" svg:d="M0 50c0-28 22-50 49-50 29 0 52 22 52 50s-23 51-52 51c-27 0-49-23-49-51z">
          <text:p/>
        </draw:path>
        <draw:path draw:style-name="gr8" draw:text-style-name="P3" draw:layer="layout" svg:width="0.1cm" svg:height="0.1cm" svg:x="14.118cm" svg:y="6.574cm" svg:viewBox="0 0 101 101" svg:d="M0 50c0-28 23-50 50-50 28 0 51 22 51 50s-23 51-51 51c-27 0-50-23-50-51z">
          <text:p/>
        </draw:path>
        <draw:path draw:style-name="gr8" draw:text-style-name="P3" draw:layer="layout" svg:width="0.1cm" svg:height="0.1cm" svg:x="14.372cm" svg:y="6.574cm" svg:viewBox="0 0 101 101" svg:d="M0 50c0-28 22-50 49-50 29 0 52 22 52 50s-23 51-52 51c-27 0-49-23-49-51z">
          <text:p/>
        </draw:path>
        <draw:path draw:style-name="gr8" draw:text-style-name="P3" draw:layer="layout" svg:width="0.1cm" svg:height="0.1cm" svg:x="14.626cm" svg:y="6.574cm" svg:viewBox="0 0 101 101" svg:d="M0 50c0-28 22-50 49-50 28 0 52 22 52 50s-24 51-52 51c-27 0-49-23-49-51z">
          <text:p/>
        </draw:path>
        <draw:path draw:style-name="gr8" draw:text-style-name="P3" draw:layer="layout" svg:width="0.1cm" svg:height="0.1cm" svg:x="14.88cm" svg:y="6.574cm" svg:viewBox="0 0 101 101" svg:d="M0 50c0-28 22-50 50-50s51 22 51 50-23 51-51 51-50-23-50-51z">
          <text:p/>
        </draw:path>
        <draw:path draw:style-name="gr8" draw:text-style-name="P3" draw:layer="layout" svg:width="0.1cm" svg:height="0.1cm" svg:x="15.134cm" svg:y="6.574cm" svg:viewBox="0 0 101 101" svg:d="M0 50c0-28 22-50 49-50 28 0 52 22 52 50s-24 51-52 51c-27 0-49-23-49-51z">
          <text:p/>
        </draw:path>
        <draw:path draw:style-name="gr8" draw:text-style-name="P3" draw:layer="layout" svg:width="0.1cm" svg:height="0.1cm" svg:x="15.134cm" svg:y="5.78cm" svg:viewBox="0 0 101 101" svg:d="M0 50c0-28 22-50 49-50 28 0 52 22 52 50s-24 51-52 51c-27 0-49-23-49-51z">
          <text:p/>
        </draw:path>
        <draw:path draw:style-name="gr8" draw:text-style-name="P3" draw:layer="layout" svg:width="0.1cm" svg:height="0.1cm" svg:x="14.88cm" svg:y="5.78cm" svg:viewBox="0 0 101 101" svg:d="M0 50c0-28 22-50 50-50s51 22 51 50-23 51-51 51-50-23-50-51z">
          <text:p/>
        </draw:path>
        <draw:path draw:style-name="gr8" draw:text-style-name="P3" draw:layer="layout" svg:width="0.1cm" svg:height="0.1cm" svg:x="14.626cm" svg:y="5.78cm" svg:viewBox="0 0 101 101" svg:d="M0 50c0-28 22-50 49-50 28 0 52 22 52 50s-24 51-52 51c-27 0-49-23-49-51z">
          <text:p/>
        </draw:path>
        <draw:path draw:style-name="gr8" draw:text-style-name="P3" draw:layer="layout" svg:width="0.1cm" svg:height="0.1cm" svg:x="14.372cm" svg:y="5.78cm" svg:viewBox="0 0 101 101" svg:d="M0 50c0-28 22-50 49-50 29 0 52 22 52 50s-23 51-52 51c-27 0-49-23-49-51z">
          <text:p/>
        </draw:path>
        <draw:path draw:style-name="gr8" draw:text-style-name="P3" draw:layer="layout" svg:width="0.1cm" svg:height="0.1cm" svg:x="14.118cm" svg:y="5.78cm" svg:viewBox="0 0 101 101" svg:d="M0 50c0-28 23-50 50-50 28 0 51 22 51 50s-23 51-51 51c-27 0-50-23-50-51z">
          <text:p/>
        </draw:path>
        <draw:path draw:style-name="gr8" draw:text-style-name="P3" draw:layer="layout" svg:width="0.1cm" svg:height="0.1cm" svg:x="13.864cm" svg:y="5.78cm" svg:viewBox="0 0 101 101" svg:d="M0 50c0-28 22-50 49-50 29 0 52 22 52 50s-23 51-52 51c-27 0-49-23-49-51z">
          <text:p/>
        </draw:path>
        <draw:path draw:style-name="gr8" draw:text-style-name="P3" draw:layer="layout" svg:width="0.1cm" svg:height="0.1cm" svg:x="13.61cm" svg:y="5.78cm" svg:viewBox="0 0 101 101" svg:d="M0 50c0-28 22-50 50-50s51 22 51 50-23 51-51 51-50-23-50-51z">
          <text:p/>
        </draw:path>
        <draw:path draw:style-name="gr8" draw:text-style-name="P3" draw:layer="layout" svg:width="0.1cm" svg:height="0.1cm" svg:x="8.378cm" svg:y="8.186cm" svg:viewBox="0 0 101 101" svg:d="M0 51c0-28 23-51 51-51 27 0 50 23 50 51s-23 50-50 50c-28 0-51-22-51-50z">
          <text:p/>
        </draw:path>
        <draw:path draw:style-name="gr8" draw:text-style-name="P3" draw:layer="layout" svg:width="0.1cm" svg:height="0.1cm" svg:x="12.727cm" svg:y="5.696cm" svg:viewBox="0 0 101 101" svg:d="M0 51c0-28 24-51 52-51 27 0 49 23 49 51s-22 50-49 50c-28 0-52-22-52-50z">
          <text:p/>
        </draw:path>
        <draw:path draw:style-name="gr8" draw:text-style-name="P3" draw:layer="layout" svg:width="0.1cm" svg:height="0.1cm" svg:x="11.965cm" svg:y="5.696cm" svg:viewBox="0 0 101 101" svg:d="M0 51c0-28 23-51 51-51 27 0 50 23 50 51s-23 50-50 50c-28 0-51-22-51-50z">
          <text:p/>
        </draw:path>
        <draw:path draw:style-name="gr8" draw:text-style-name="P3" draw:layer="layout" svg:width="0.1cm" svg:height="0.1cm" svg:x="15.87cm" svg:y="6.713cm" svg:viewBox="0 0 101 101" svg:d="M0 50c0-28 23-50 52-50 27 0 49 22 49 50s-22 51-49 51c-29 0-52-23-52-51z">
          <text:p/>
        </draw:path>
        <draw:path draw:style-name="gr8" draw:text-style-name="P3" draw:layer="layout" svg:width="0.1cm" svg:height="0.1cm" svg:x="16.632cm" svg:y="6.713cm" svg:viewBox="0 0 101 101" svg:d="M0 50c0-28 23-50 51-50s50 22 50 50-22 51-50 51-51-23-51-51z">
          <text:p/>
        </draw:path>
        <draw:path draw:style-name="gr8" draw:text-style-name="P3" draw:layer="layout" svg:width="0.1cm" svg:height="0.1cm" svg:x="10.044cm" svg:y="5.881cm" svg:viewBox="0 0 101 101" svg:d="M0 51c0-29 23-51 52-51 27 0 49 22 49 51 0 27-22 50-49 50-29 0-52-23-52-50z">
          <text:p/>
        </draw:path>
        <draw:path draw:style-name="gr8" draw:text-style-name="P3" draw:layer="layout" svg:width="0.149cm" svg:height="0.15cm" svg:x="10.02cm" svg:y="5.036cm" svg:viewBox="0 0 150 151" svg:d="M0 75c0-42 33-75 75-75s75 33 75 75c0 41-33 76-75 76s-75-35-75-76z">
          <text:p/>
        </draw:path>
        <draw:path draw:style-name="gr8" draw:text-style-name="P3" draw:layer="layout" svg:width="0.1cm" svg:height="0.1cm" svg:x="10.044cm" svg:y="5.671cm" svg:viewBox="0 0 101 101" svg:d="M0 51c0-29 23-51 52-51 27 0 49 22 49 51 0 27-22 50-49 50-29 0-52-23-52-50z">
          <text:p/>
        </draw:path>
        <draw:path draw:style-name="gr8" draw:text-style-name="P3" draw:layer="layout" svg:width="0.1cm" svg:height="0.1cm" svg:x="10.044cm" svg:y="5.471cm" svg:viewBox="0 0 101 101" svg:d="M0 51c0-29 23-51 52-51 27 0 49 22 49 51 0 27-22 50-49 50-29 0-52-23-52-50z">
          <text:p/>
        </draw:path>
        <draw:path draw:style-name="gr8" draw:text-style-name="P3" draw:layer="layout" svg:width="0.1cm" svg:height="0.1cm" svg:x="10.044cm" svg:y="5.271cm" svg:viewBox="0 0 101 101" svg:d="M0 51c0-29 23-51 52-51 27 0 49 22 49 51 0 27-22 50-49 50-29 0-52-23-52-50z">
          <text:p/>
        </draw:path>
        <draw:path draw:style-name="gr8" draw:text-style-name="P3" draw:layer="layout" svg:width="0.1cm" svg:height="0.1cm" svg:x="10.733cm" svg:y="6.822cm" svg:viewBox="0 0 101 101" svg:d="M0 49c0-27 22-49 51-49 27 0 50 22 50 49 0 28-23 52-50 52-29 0-51-24-51-52z">
          <text:p/>
        </draw:path>
        <draw:path draw:style-name="gr8" draw:text-style-name="P3" draw:layer="layout" svg:width="0.1cm" svg:height="0.1cm" svg:x="10.733cm" svg:y="7.584cm" svg:viewBox="0 0 101 101" svg:d="M0 50c0-27 22-50 51-50 27 0 50 23 50 50 0 28-23 51-50 51-29 0-51-23-51-51z">
          <text:p/>
        </draw:path>
        <draw:path draw:style-name="gr8" draw:text-style-name="P3" draw:layer="layout" svg:width="0.1cm" svg:height="0.1cm" svg:x="6.874cm" svg:y="5.671cm" svg:viewBox="0 0 101 101" svg:d="M0 51c0-29 22-51 51-51 27 0 50 22 50 51 0 27-23 50-50 50-29 0-51-23-51-50z">
          <text:p/>
        </draw:path>
        <draw:path draw:style-name="gr8" draw:text-style-name="P3" draw:layer="layout" svg:width="0.1cm" svg:height="0.1cm" svg:x="6.874cm" svg:y="5.471cm" svg:viewBox="0 0 101 101" svg:d="M0 51c0-29 22-51 51-51 27 0 50 22 50 51 0 27-23 50-50 50-29 0-51-23-51-50z">
          <text:p/>
        </draw:path>
        <draw:path draw:style-name="gr8" draw:text-style-name="P3" draw:layer="layout" svg:width="0.1cm" svg:height="0.1cm" svg:x="4.516cm" svg:y="7.115cm" svg:viewBox="0 0 101 101" svg:d="M0 51c0-28 23-51 51-51 27 0 50 23 50 51 0 27-23 50-50 50-28 0-51-23-51-50z">
          <text:p/>
        </draw:path>
        <draw:path draw:style-name="gr8" draw:text-style-name="P3" draw:layer="layout" svg:width="0.1cm" svg:height="0.1cm" svg:x="4.516cm" svg:y="7.315cm" svg:viewBox="0 0 101 101" svg:d="M0 51c0-28 23-51 51-51 27 0 50 23 50 51 0 27-23 50-50 50-28 0-51-23-51-50z">
          <text:p/>
        </draw:path>
        <draw:path draw:style-name="gr8" draw:text-style-name="P3" draw:layer="layout" svg:width="0.1cm" svg:height="0.1cm" svg:x="6.019cm" svg:y="5.956cm" svg:viewBox="0 0 101 101" svg:d="M0 50c0-27 23-50 50-50 28 0 51 23 51 50 0 29-23 51-51 51-27 0-50-22-50-51z">
          <text:p/>
        </draw:path>
        <draw:path draw:style-name="gr8" draw:text-style-name="P3" draw:layer="layout" svg:width="0.1cm" svg:height="0.1cm" svg:x="6.019cm" svg:y="5.194cm" svg:viewBox="0 0 101 101" svg:d="M0 51c0-28 23-51 50-51 28 0 51 23 51 51s-23 50-51 50c-27 0-50-22-50-50z">
          <text:p/>
        </draw:path>
        <draw:path draw:style-name="gr8" draw:text-style-name="P3" draw:layer="layout" svg:width="0.1cm" svg:height="0.1cm" svg:x="10.733cm" svg:y="8.186cm" svg:viewBox="0 0 101 101" svg:d="M0 51c0-28 22-51 51-51 27 0 50 23 50 51s-23 50-50 50c-29 0-51-22-51-50z">
          <text:p/>
        </draw:path>
        <draw:path draw:style-name="gr8" draw:text-style-name="P3" draw:layer="layout" svg:width="0.1cm" svg:height="0.1cm" svg:x="6.019cm" svg:y="4.645cm" svg:viewBox="0 0 101 101" svg:d="M0 50c0-28 23-50 50-50 28 0 51 22 51 50 0 27-23 51-51 51-27 0-50-24-50-51z">
          <text:p/>
        </draw:path>
        <draw:path draw:style-name="gr8" draw:text-style-name="P3" draw:layer="layout" svg:width="0.1cm" svg:height="0.1cm" svg:x="6.019cm" svg:y="8.186cm" svg:viewBox="0 0 101 101" svg:d="M0 51c0-28 23-51 50-51 28 0 51 23 51 51s-23 50-51 50c-27 0-50-22-50-50z">
          <text:p/>
        </draw:path>
        <draw:path draw:style-name="gr8" draw:text-style-name="P3" draw:layer="layout" svg:width="0.1cm" svg:height="0.1cm" svg:x="12.422cm" svg:y="8.163cm" svg:viewBox="0 0 101 101" svg:d="M0 51c0-29 24-51 52-51 27 0 49 22 49 51 0 28-22 50-49 50-28 0-52-22-52-50z">
          <text:p/>
        </draw:path>
        <draw:path draw:style-name="gr8" draw:text-style-name="P3" draw:layer="layout" svg:width="0.1cm" svg:height="0.1cm" svg:x="15.87cm" svg:y="6.204cm" svg:viewBox="0 0 101 101" svg:d="M0 52c0-28 23-52 52-52 27 0 49 24 49 52 0 27-22 49-49 49-29 0-52-22-52-49z">
          <text:p/>
        </draw:path>
        <draw:path draw:style-name="gr8" draw:text-style-name="P3" draw:layer="layout" svg:width="0.1cm" svg:height="0.1cm" svg:x="16.632cm" svg:y="6.204cm" svg:viewBox="0 0 101 101" svg:d="M0 52c0-28 23-52 51-52s50 24 50 52c0 27-22 49-50 49s-51-22-51-49z">
          <text:p/>
        </draw:path>
        <draw:path draw:style-name="gr8" draw:text-style-name="P3" draw:layer="layout" svg:width="0.1cm" svg:height="0.1cm" svg:x="5.288cm" svg:y="6.906cm" svg:viewBox="0 0 101 101" svg:d="M0 49c0-27 22-49 51-49 28 0 50 22 50 49 0 28-22 52-50 52-29 0-51-24-51-52z">
          <text:p/>
        </draw:path>
        <draw:path draw:style-name="gr8" draw:text-style-name="P3" draw:layer="layout" svg:width="0.15cm" svg:height="0.149cm" svg:x="5.263cm" svg:y="7.701cm" svg:viewBox="0 0 151 150" svg:d="M0 75c0-42 34-75 75-75 42 0 76 33 76 75 0 41-34 75-76 75-41 0-75-34-75-75z">
          <text:p/>
        </draw:path>
        <draw:path draw:style-name="gr8" draw:text-style-name="P3" draw:layer="layout" svg:width="0.1cm" svg:height="0.1cm" svg:x="5.288cm" svg:y="7.115cm" svg:viewBox="0 0 101 101" svg:d="M0 51c0-28 22-51 51-51 28 0 50 23 50 51 0 27-22 50-50 50-29 0-51-23-51-50z">
          <text:p/>
        </draw:path>
        <draw:path draw:style-name="gr8" draw:text-style-name="P3" draw:layer="layout" svg:width="0.1cm" svg:height="0.1cm" svg:x="5.288cm" svg:y="7.315cm" svg:viewBox="0 0 101 101" svg:d="M0 51c0-28 22-51 51-51 28 0 50 23 50 51 0 27-22 50-50 50-29 0-51-23-51-50z">
          <text:p/>
        </draw:path>
        <draw:path draw:style-name="gr8" draw:text-style-name="P3" draw:layer="layout" svg:width="0.1cm" svg:height="0.1cm" svg:x="5.288cm" svg:y="7.515cm" svg:viewBox="0 0 101 101" svg:d="M0 51c0-28 22-51 51-51 28 0 50 23 50 51 0 27-22 50-50 50-29 0-51-23-51-50z">
          <text:p/>
        </draw:path>
        <draw:path draw:style-name="gr8" draw:text-style-name="P3" draw:layer="layout" svg:width="0.1cm" svg:height="0.1cm" svg:x="13.865cm" svg:y="5.035cm" svg:viewBox="0 0 101 101" svg:d="M0 50c0-28 22-50 49-50 29 0 52 22 52 50s-23 51-52 51c-27 0-49-23-49-51z">
          <text:p/>
        </draw:path>
        <draw:path draw:style-name="gr8" draw:text-style-name="P3" draw:layer="layout" svg:width="0.1cm" svg:height="0.1cm" svg:x="13.611cm" svg:y="5.035cm" svg:viewBox="0 0 101 101" svg:d="M0 50c0-28 23-50 50-50 28 0 51 22 51 50s-23 51-51 51c-27 0-50-23-50-51z">
          <text:p/>
        </draw:path>
        <draw:path draw:style-name="gr8" draw:text-style-name="P3" draw:layer="layout" svg:width="0.1cm" svg:height="0.1cm" svg:x="14.116cm" svg:y="7.325cm" svg:viewBox="0 0 101 101" svg:d="M0 50c0-28 23-50 51-50s50 22 50 50c0 29-22 51-50 51s-51-22-51-51z">
          <text:p/>
        </draw:path>
        <draw:path draw:style-name="gr8" draw:text-style-name="P3" draw:layer="layout" svg:width="0.1cm" svg:height="0.1cm" svg:x="13.862cm" svg:y="7.325cm" svg:viewBox="0 0 101 101" svg:d="M0 50c0-28 22-50 50-50 29 0 51 22 51 50 0 29-22 51-51 51-28 0-50-22-50-51z">
          <text:p/>
        </draw:path>
        <draw:path draw:style-name="gr8" draw:text-style-name="P3" draw:layer="layout" svg:width="0.1cm" svg:height="0.1cm" svg:x="10.733cm" svg:y="4.645cm" svg:viewBox="0 0 101 101" svg:d="M0 50c0-28 22-50 51-50 27 0 50 22 50 50 0 27-23 51-50 51-29 0-51-24-51-51z">
          <text:p/>
        </draw:path>
        <draw:path draw:style-name="gr8" draw:text-style-name="P3" draw:layer="layout" svg:width="0.1cm" svg:height="0.1cm" svg:x="13.094cm" svg:y="8.544cm" svg:viewBox="0 0 101 101" svg:d="M0 51c0-29 22-51 51-51 28 0 50 22 50 51 0 28-22 50-50 50-29 0-51-22-51-50z">
          <text:p/>
        </draw:path>
        <draw:path draw:style-name="gr8" draw:text-style-name="P3" draw:layer="layout" svg:width="0.1cm" svg:height="0.1cm" svg:x="13.094cm" svg:y="7.782cm" svg:viewBox="0 0 101 101" svg:d="M0 51c0-28 22-51 51-51 28 0 50 23 50 51s-22 50-50 50c-29 0-51-22-51-50z">
          <text:p/>
        </draw:path>
        <draw:path draw:style-name="gr8" draw:text-style-name="P3" draw:layer="layout" svg:width="0.1cm" svg:height="0.1cm" svg:x="9.229cm" svg:y="7.481cm" svg:viewBox="0 0 101 101" svg:d="M0 51c0-28 22-51 51-51 27 0 50 23 50 51 0 27-23 50-50 50-29 0-51-23-51-50z">
          <text:p/>
        </draw:path>
        <draw:path draw:style-name="gr8" draw:text-style-name="P3" draw:layer="layout" svg:width="0.1cm" svg:height="0.1cm" svg:x="9.229cm" svg:y="7.281cm" svg:viewBox="0 0 101 101" svg:d="M0 51c0-28 22-51 51-51 27 0 50 23 50 51 0 27-23 50-50 50-29 0-51-23-51-50z">
          <text:p/>
        </draw:path>
        <draw:path draw:style-name="gr8" draw:text-style-name="P3" draw:layer="layout" svg:width="0.1cm" svg:height="0.1cm" svg:x="15.862cm" svg:y="4.119cm" svg:viewBox="0 0 101 101" svg:d="M0 51c0-28 22-51 51-51 27 0 50 23 50 51s-23 50-50 50c-29 0-51-22-51-50z">
          <text:p/>
        </draw:path>
        <draw:path draw:style-name="gr8" draw:text-style-name="P3" draw:layer="layout" svg:width="0.1cm" svg:height="0.1cm" svg:x="14.631cm" svg:y="3.742cm" svg:viewBox="0 0 101 101" svg:d="M0 50c0-28 22-50 50-50s51 22 51 50-23 51-51 51-50-23-50-51z">
          <text:p/>
        </draw:path>
        <draw:path draw:style-name="gr8" draw:text-style-name="P3" draw:layer="layout" svg:width="0.1cm" svg:height="0.1cm" svg:x="14.631cm" svg:y="4.504cm" svg:viewBox="0 0 101 101" svg:d="M0 51c0-29 22-51 50-51s51 22 51 51c0 28-23 50-51 50s-50-22-50-50z">
          <text:p/>
        </draw:path>
        <draw:path draw:style-name="gr8" draw:text-style-name="P3" draw:layer="layout" svg:width="0.1cm" svg:height="0.1cm" svg:x="15.4cm" svg:y="3.738cm" svg:viewBox="0 0 101 101" svg:d="M0 50c0-28 23-50 50-50 28 0 51 22 51 50s-23 51-51 51c-27 0-50-23-50-51z">
          <text:p/>
        </draw:path>
        <draw:path draw:style-name="gr8" draw:text-style-name="P3" draw:layer="layout" svg:width="0.1cm" svg:height="0.1cm" svg:x="15.4cm" svg:y="4.5cm" svg:viewBox="0 0 101 101" svg:d="M0 51c0-29 23-51 50-51 28 0 51 22 51 51 0 28-23 50-51 50-27 0-50-22-50-50z">
          <text:p/>
        </draw:path>
        <draw:path draw:style-name="gr8" draw:text-style-name="P3" draw:layer="layout" svg:width="0.1cm" svg:height="0.1cm" svg:x="14.631cm" svg:y="7.325cm" svg:viewBox="0 0 101 101" svg:d="M0 50c0-28 22-50 50-50s51 22 51 50c0 29-23 51-51 51s-50-22-50-51z">
          <text:p/>
        </draw:path>
        <draw:path draw:style-name="gr8" draw:text-style-name="P3" draw:layer="layout" svg:width="0.1cm" svg:height="0.1cm" svg:x="14.885cm" svg:y="7.325cm" svg:viewBox="0 0 101 101" svg:d="M0 50c0-28 22-50 51-50 28 0 50 22 50 50 0 29-22 51-50 51-29 0-51-22-51-51z">
          <text:p/>
        </draw:path>
        <draw:path draw:style-name="gr8" draw:text-style-name="P3" draw:layer="layout" svg:width="0.1cm" svg:height="0.1cm" svg:x="13.611cm" svg:y="3.741cm" svg:viewBox="0 0 101 101" svg:d="M0 50c0-28 23-50 50-50 28 0 51 22 51 50s-23 51-51 51c-27 0-50-23-50-51z">
          <text:p/>
        </draw:path>
        <draw:path draw:style-name="gr8" draw:text-style-name="P3" draw:layer="layout" svg:width="0.1cm" svg:height="0.1cm" svg:x="13.611cm" svg:y="4.503cm" svg:viewBox="0 0 101 101" svg:d="M0 51c0-29 23-51 50-51 28 0 51 22 51 51 0 28-23 50-51 50-27 0-50-22-50-50z">
          <text:p/>
        </draw:path>
        <draw:path draw:style-name="gr8" draw:text-style-name="P3" draw:layer="layout" svg:width="0.1cm" svg:height="0.1cm" svg:x="12.727cm" svg:y="8.163cm" svg:viewBox="0 0 101 101" svg:d="M0 51c0-29 24-51 52-51 27 0 49 22 49 51 0 28-22 50-49 50-28 0-52-22-52-50z">
          <text:p/>
        </draw:path>
        <draw:path draw:style-name="gr8" draw:text-style-name="P3" draw:layer="layout" svg:width="0.1cm" svg:height="0.1cm" svg:x="13.864cm" svg:y="8.54cm" svg:viewBox="0 0 101 101" svg:d="M0 51c0-29 22-51 50-51 29 0 51 22 51 51 0 28-22 50-51 50-28 0-50-22-50-50z">
          <text:p/>
        </draw:path>
        <draw:path draw:style-name="gr8" draw:text-style-name="P3" draw:layer="layout" svg:width="0.1cm" svg:height="0.1cm" svg:x="13.864cm" svg:y="7.778cm" svg:viewBox="0 0 101 101" svg:d="M0 51c0-28 22-51 50-51 29 0 51 23 51 51s-22 50-51 50c-28 0-50-22-50-50z">
          <text:p/>
        </draw:path>
        <draw:path draw:style-name="gr8" draw:text-style-name="P3" draw:layer="layout" svg:width="0.1cm" svg:height="0.1cm" svg:x="12.727cm" svg:y="6.204cm" svg:viewBox="0 0 101 101" svg:d="M0 52c0-28 24-52 52-52 27 0 49 24 49 52 0 27-22 49-49 49-28 0-52-22-52-49z">
          <text:p/>
        </draw:path>
        <draw:path draw:style-name="gr8" draw:text-style-name="P3" draw:layer="layout" svg:width="0.1cm" svg:height="0.1cm" svg:x="11.965cm" svg:y="6.204cm" svg:viewBox="0 0 101 101" svg:d="M0 52c0-28 23-52 51-52 27 0 50 24 50 52 0 27-23 49-50 49-28 0-51-22-51-49z">
          <text:p/>
        </draw:path>
        <draw:path draw:style-name="gr1" draw:text-style-name="P1" draw:layer="layout" svg:width="0.265cm" svg:height="0.265cm" svg:x="11.667cm" svg:y="3.658cm" svg:viewBox="0 0 266 266" svg:d="M0 134c0-74 59-134 133-134s133 60 133 134c0 73-59 132-133 132s-133-59-133-132z">
          <text:p/>
        </draw:path>
        <draw:line draw:style-name="gr2" draw:text-style-name="P2" draw:layer="layout" svg:x1="5.318cm" svg:y1="5.932cm" svg:x2="5.477cm" svg:y2="5.932cm">
          <text:p/>
        </draw:line>
        <draw:line draw:style-name="gr3" draw:text-style-name="P2" draw:layer="layout" svg:x1="5.333cm" svg:y1="5.112cm" svg:x2="5.462cm" svg:y2="5.112cm">
          <text:p/>
        </draw:line>
        <draw:line draw:style-name="gr4" draw:text-style-name="P2" draw:layer="layout" svg:x1="5.348cm" svg:y1="5.721cm" svg:x2="5.447cm" svg:y2="5.721cm">
          <text:p/>
        </draw:line>
        <draw:line draw:style-name="gr5" draw:text-style-name="P2" draw:layer="layout" svg:x1="5.358cm" svg:y1="5.521cm" svg:x2="5.437cm" svg:y2="5.521cm">
          <text:p/>
        </draw:line>
        <draw:line draw:style-name="gr4" draw:text-style-name="P2" draw:layer="layout" svg:x1="5.348cm" svg:y1="5.321cm" svg:x2="5.447cm" svg:y2="5.321cm">
          <text:p/>
        </draw:line>
        <draw:polygon draw:style-name="gr1" draw:text-style-name="P1" draw:layer="layout" svg:width="0.21cm" svg:height="0.24cm" svg:x="13.291cm" svg:y="7.255cm" svg:viewBox="0 0 211 241" draw:points="211,0 211,241 0,241 0,0">
          <text:p/>
        </draw:polygon>
        <draw:line draw:style-name="gr6" draw:text-style-name="P2" draw:layer="layout" svg:x1="13.142cm" svg:y1="7.39cm" svg:x2="13.142cm" svg:y2="7.36cm">
          <text:p/>
        </draw:line>
        <draw:path draw:style-name="gr1" draw:text-style-name="P1" draw:layer="layout" svg:width="0.3cm" svg:height="0.3cm" svg:x="8.278cm" svg:y="6.722cm" svg:viewBox="0 0 301 301" svg:d="M0 150c0-82 67-150 150-150s151 68 151 150c0 83-68 151-151 151s-150-68-150-151z">
          <text:p/>
        </draw:path>
        <draw:path draw:style-name="gr1" draw:text-style-name="P1" draw:layer="layout" svg:width="0.3cm" svg:height="0.3cm" svg:x="8.278cm" svg:y="7.484cm" svg:viewBox="0 0 301 301" svg:d="M0 149c0-82 67-149 150-149s151 67 151 149c0 84-68 152-151 152s-150-68-150-152z">
          <text:p/>
        </draw:path>
        <draw:line draw:style-name="gr2" draw:text-style-name="P2" draw:layer="layout" svg:x1="7.81cm" svg:y1="6.956cm" svg:x2="7.65cm" svg:y2="6.956cm">
          <text:p/>
        </draw:line>
        <draw:line draw:style-name="gr3" draw:text-style-name="P2" draw:layer="layout" svg:x1="7.795cm" svg:y1="7.775cm" svg:x2="7.665cm" svg:y2="7.775cm">
          <text:p/>
        </draw:line>
        <draw:line draw:style-name="gr4" draw:text-style-name="P2" draw:layer="layout" svg:x1="7.779cm" svg:y1="7.165cm" svg:x2="7.68cm" svg:y2="7.165cm">
          <text:p/>
        </draw:line>
        <draw:line draw:style-name="gr5" draw:text-style-name="P2" draw:layer="layout" svg:x1="7.77cm" svg:y1="7.366cm" svg:x2="7.69cm" svg:y2="7.366cm">
          <text:p/>
        </draw:line>
        <draw:line draw:style-name="gr4" draw:text-style-name="P2" draw:layer="layout" svg:x1="7.779cm" svg:y1="7.566cm" svg:x2="7.68cm" svg:y2="7.566cm">
          <text:p/>
        </draw:line>
        <draw:path draw:style-name="gr1" draw:text-style-name="P1" draw:layer="layout" svg:width="0.24cm" svg:height="0.24cm" svg:x="16.097cm" svg:y="4.049cm" svg:viewBox="0 0 241 241" svg:d="M0 120c0-66 54-120 120-120 67 0 121 54 121 120s-54 121-121 121c-66 0-120-55-120-121z">
          <text:p/>
        </draw:path>
        <draw:polygon draw:style-name="gr1" draw:text-style-name="P1" draw:layer="layout" svg:width="0.209cm" svg:height="0.24cm" svg:x="15.095cm" svg:y="4.965cm" svg:viewBox="0 0 210 241" draw:points="0,241 0,0 210,0 210,241">
          <text:p/>
        </draw:polygon>
        <draw:line draw:style-name="gr6" draw:text-style-name="P2" draw:layer="layout" svg:x1="15.454cm" svg:y1="5.07cm" svg:x2="15.454cm" svg:y2="5.1cm">
          <text:p/>
        </draw:line>
        <draw:path draw:style-name="gr1" draw:text-style-name="P1" draw:layer="layout" svg:width="0.24cm" svg:height="0.24cm" svg:x="12.657cm" svg:y="6.643cm" svg:viewBox="0 0 241 241" svg:d="M0 121c0-66 54-121 121-121 66 0 120 55 120 121s-54 120-120 120c-67 0-121-54-121-120z">
          <text:p/>
        </draw:path>
        <draw:path draw:style-name="gr1" draw:text-style-name="P1" draw:layer="layout" svg:width="0.209cm" svg:height="0.21cm" svg:x="11.911cm" svg:y="6.658cm" svg:viewBox="0 0 210 211" svg:d="M0 105c0-58 47-105 105-105s105 47 105 105-47 106-105 106-105-48-105-106z">
          <text:p/>
        </draw:path>
        <draw:line draw:style-name="gr2" draw:text-style-name="P2" draw:layer="layout" svg:x1="10.015cm" svg:y1="7.741cm" svg:x2="10.175cm" svg:y2="7.741cm">
          <text:p/>
        </draw:line>
        <draw:line draw:style-name="gr3" draw:text-style-name="P2" draw:layer="layout" svg:x1="10.03cm" svg:y1="6.921cm" svg:x2="10.16cm" svg:y2="6.921cm">
          <text:p/>
        </draw:line>
        <draw:line draw:style-name="gr4" draw:text-style-name="P2" draw:layer="layout" svg:x1="10.044cm" svg:y1="7.531cm" svg:x2="10.144cm" svg:y2="7.531cm">
          <text:p/>
        </draw:line>
        <draw:line draw:style-name="gr5" draw:text-style-name="P2" draw:layer="layout" svg:x1="10.055cm" svg:y1="7.331cm" svg:x2="10.135cm" svg:y2="7.331cm">
          <text:p/>
        </draw:line>
        <draw:line draw:style-name="gr4" draw:text-style-name="P2" draw:layer="layout" svg:x1="10.044cm" svg:y1="7.131cm" svg:x2="10.144cm" svg:y2="7.131cm">
          <text:p/>
        </draw:line>
        <draw:path draw:style-name="gr1" draw:text-style-name="P1" draw:layer="layout" svg:width="0.3cm" svg:height="0.3cm" svg:x="5.919cm" svg:y="6.722cm" svg:viewBox="0 0 301 301" svg:d="M0 150c0-82 67-150 151-150 83 0 150 68 150 150 0 83-67 151-150 151-84 0-151-68-151-151z">
          <text:p/>
        </draw:path>
        <draw:path draw:style-name="gr1" draw:text-style-name="P1" draw:layer="layout" svg:width="0.3cm" svg:height="0.3cm" svg:x="5.919cm" svg:y="7.484cm" svg:viewBox="0 0 301 301" svg:d="M0 149c0-82 67-149 151-149 83 0 150 67 150 149 0 84-67 152-150 152-84 0-151-68-151-152z">
          <text:p/>
        </draw:path>
        <draw:line draw:style-name="gr7" draw:text-style-name="P2" draw:layer="layout" svg:x1="6.954cm" svg:y1="7.165cm" svg:x2="6.894cm" svg:y2="7.165cm">
          <text:p/>
        </draw:line>
        <draw:line draw:style-name="gr7" draw:text-style-name="P2" draw:layer="layout" svg:x1="6.954cm" svg:y1="7.366cm" svg:x2="6.894cm" svg:y2="7.366cm">
          <text:p/>
        </draw:line>
        <draw:path draw:style-name="gr1" draw:text-style-name="P1" draw:layer="layout" svg:width="0.265cm" svg:height="0.265cm" svg:x="11.358cm" svg:y="3.658cm" svg:viewBox="0 0 266 266" svg:d="M0 134c0-74 59-134 132-134 74 0 134 60 134 134 0 73-60 132-134 132-73 0-132-59-132-132z">
          <text:p/>
        </draw:path>
        <draw:line draw:style-name="gr2" draw:text-style-name="P2" draw:layer="layout" svg:x1="7.647cm" svg:y1="5.931cm" svg:x2="7.808cm" svg:y2="5.931cm">
          <text:p/>
        </draw:line>
        <draw:line draw:style-name="gr3" draw:text-style-name="P2" draw:layer="layout" svg:x1="7.662cm" svg:y1="5.111cm" svg:x2="7.793cm" svg:y2="5.111cm">
          <text:p/>
        </draw:line>
        <draw:line draw:style-name="gr4" draw:text-style-name="P2" draw:layer="layout" svg:x1="7.677cm" svg:y1="5.721cm" svg:x2="7.778cm" svg:y2="5.721cm">
          <text:p/>
        </draw:line>
        <draw:line draw:style-name="gr5" draw:text-style-name="P2" draw:layer="layout" svg:x1="7.688cm" svg:y1="5.521cm" svg:x2="7.768cm" svg:y2="5.521cm">
          <text:p/>
        </draw:line>
        <draw:line draw:style-name="gr4" draw:text-style-name="P2" draw:layer="layout" svg:x1="7.677cm" svg:y1="5.321cm" svg:x2="7.778cm" svg:y2="5.321cm">
          <text:p/>
        </draw:line>
        <draw:path draw:style-name="gr1" draw:text-style-name="P1" draw:layer="layout" svg:width="0.3cm" svg:height="0.3cm" svg:x="8.278cm" svg:y="4.545cm" svg:viewBox="0 0 301 301" svg:d="M0 151c0-84 67-151 150-151s151 67 151 151c0 82-68 150-151 150s-150-68-150-150z">
          <text:p/>
        </draw:path>
        <draw:path draw:style-name="gr1" draw:text-style-name="P1" draw:layer="layout" svg:width="0.24cm" svg:height="0.24cm" svg:x="14.81cm" svg:y="8.471cm" svg:viewBox="0 0 241 241" svg:d="M0 121c0-67 54-121 120-121s121 54 121 121c0 66-55 120-121 120s-120-54-120-120z">
          <text:p/>
        </draw:path>
        <draw:path draw:style-name="gr1" draw:text-style-name="P1" draw:layer="layout" svg:width="0.21cm" svg:height="0.21cm" svg:x="14.825cm" svg:y="7.724cm" svg:viewBox="0 0 211 211" svg:d="M0 105c0-58 48-105 106-105s105 47 105 105-47 106-105 106-106-48-106-106z">
          <text:p/>
        </draw:path>
        <draw:polygon draw:style-name="gr1" draw:text-style-name="P1" draw:layer="layout" svg:width="0.209cm" svg:height="0.24cm" svg:x="14.325cm" svg:y="4.965cm" svg:viewBox="0 0 210 241" draw:points="0,241 0,0 210,0 210,241">
          <text:p/>
        </draw:polygon>
        <draw:line draw:style-name="gr6" draw:text-style-name="P2" draw:layer="layout" svg:x1="14.684cm" svg:y1="5.07cm" svg:x2="14.684cm" svg:y2="5.1cm">
          <text:p/>
        </draw:line>
        <draw:path draw:style-name="gr1" draw:text-style-name="P1" draw:layer="layout" svg:width="0.24cm" svg:height="0.24cm" svg:x="16.402cm" svg:y="4.049cm" svg:viewBox="0 0 241 241" svg:d="M0 120c0-66 54-120 120-120s121 54 121 120-55 121-121 121-120-55-120-121z">
          <text:p/>
        </draw:path>
        <draw:line draw:style-name="gr7" draw:text-style-name="P2" draw:layer="layout" svg:x1="4.536cm" svg:y1="5.721cm" svg:x2="4.596cm" svg:y2="5.721cm">
          <text:p/>
        </draw:line>
        <draw:line draw:style-name="gr7" draw:text-style-name="P2" draw:layer="layout" svg:x1="4.536cm" svg:y1="5.521cm" svg:x2="4.596cm" svg:y2="5.521cm">
          <text:p/>
        </draw:line>
        <draw:path draw:style-name="gr1" draw:text-style-name="P1" draw:layer="layout" svg:width="0.3cm" svg:height="0.3cm" svg:x="8.278cm" svg:y="5.856cm" svg:viewBox="0 0 301 301" svg:d="M0 150c0-82 67-150 150-150s151 68 151 150c0 83-68 151-151 151s-150-68-150-151z">
          <text:p/>
        </draw:path>
        <draw:path draw:style-name="gr1" draw:text-style-name="P1" draw:layer="layout" svg:width="0.3cm" svg:height="0.3cm" svg:x="8.278cm" svg:y="5.094cm" svg:viewBox="0 0 301 301" svg:d="M0 150c0-82 67-150 150-150s151 68 151 150c0 84-68 151-151 151s-150-67-150-151z">
          <text:p/>
        </draw:path>
        <draw:path draw:style-name="gr1" draw:text-style-name="P1" draw:layer="layout" svg:width="0.3cm" svg:height="0.3cm" svg:x="10.633cm" svg:y="5.856cm" svg:viewBox="0 0 301 301" svg:d="M0 150c0-82 67-150 150-150s151 68 151 150c0 83-68 151-151 151s-150-68-150-151z">
          <text:p/>
        </draw:path>
        <draw:path draw:style-name="gr1" draw:text-style-name="P1" draw:layer="layout" svg:width="0.3cm" svg:height="0.3cm" svg:x="10.633cm" svg:y="5.094cm" svg:viewBox="0 0 301 301" svg:d="M0 150c0-82 67-150 150-150s151 68 151 150c0 84-68 151-151 151s-150-67-150-151z">
          <text:p/>
        </draw:path>
        <draw:path draw:style-name="gr1" draw:text-style-name="P1" draw:layer="layout" svg:width="0.24cm" svg:height="0.24cm" svg:x="15.8cm" svg:y="5.626cm" svg:viewBox="0 0 241 241" svg:d="M0 121c0-67 54-121 121-121s120 54 120 121c0 66-53 120-120 120s-121-54-121-120z">
          <text:p/>
        </draw:path>
        <draw:path draw:style-name="gr1" draw:text-style-name="P1" draw:layer="layout" svg:width="0.21cm" svg:height="0.21cm" svg:x="16.578cm" svg:y="5.641cm" svg:viewBox="0 0 211 211" svg:d="M0 105c0-58 47-105 105-105s106 47 106 105-48 106-106 106-105-48-105-106z">
          <text:p/>
        </draw:path>
        <draw:line draw:style-name="gr7" draw:text-style-name="P2" draw:layer="layout" svg:x1="9.249cm" svg:y1="5.721cm" svg:x2="9.309cm" svg:y2="5.721cm">
          <text:p/>
        </draw:line>
        <draw:line draw:style-name="gr7" draw:text-style-name="P2" draw:layer="layout" svg:x1="9.249cm" svg:y1="5.521cm" svg:x2="9.309cm" svg:y2="5.521cm">
          <text:p/>
        </draw:line>
        <draw:path draw:style-name="gr1" draw:text-style-name="P1" draw:layer="layout" svg:width="0.24cm" svg:height="0.24cm" svg:x="12.047cm" svg:y="8.093cm" svg:viewBox="0 0 241 241" svg:d="M0 120c0-66 54-120 122-120 66 0 119 54 119 120s-53 121-119 121c-68 0-122-55-122-121z">
          <text:p/>
        </draw:path>
        <draw:polygon draw:style-name="gr1" draw:text-style-name="P1" draw:layer="layout" svg:width="0.231cm" svg:height="0.231cm" svg:x="13.544cm" svg:y="6.508cm" svg:viewBox="0 0 232 232" draw:points="12,232 8,231 3,229 1,225 0,221 0,11 1,7 3,3 8,1 12,0 221,0 225,1 229,3 231,7 232,11 232,221 231,225 229,229 225,231 221,232">
          <text:p/>
        </draw:polygon>
        <draw:path draw:style-name="gr1" draw:text-style-name="P1" draw:layer="layout" svg:width="0.231cm" svg:height="0.231cm" svg:x="13.798cm" svg:y="6.508cm" svg:viewBox="0 0 232 232" svg:d="M0 115c0-63 52-115 115-115 64 0 117 52 117 115 0 65-53 117-117 117-63 0-115-52-115-117z">
          <text:p/>
        </draw:path>
        <draw:path draw:style-name="gr1" draw:text-style-name="P1" draw:layer="layout" svg:width="0.231cm" svg:height="0.231cm" svg:x="14.052cm" svg:y="6.508cm" svg:viewBox="0 0 232 232" svg:d="M0 115c0-63 52-115 115-115 64 0 117 52 117 115 0 65-53 117-117 117-63 0-115-52-115-117z">
          <text:p/>
        </draw:path>
        <draw:path draw:style-name="gr1" draw:text-style-name="P1" draw:layer="layout" svg:width="0.231cm" svg:height="0.231cm" svg:x="14.306cm" svg:y="6.508cm" svg:viewBox="0 0 232 232" svg:d="M0 115c0-63 52-115 115-115 65 0 117 52 117 115 0 65-52 117-117 117-63 0-115-52-115-117z">
          <text:p/>
        </draw:path>
        <draw:path draw:style-name="gr1" draw:text-style-name="P1" draw:layer="layout" svg:width="0.231cm" svg:height="0.231cm" svg:x="14.56cm" svg:y="6.508cm" svg:viewBox="0 0 232 232" svg:d="M0 115c0-63 52-115 115-115 65 0 117 52 117 115 0 65-52 117-117 117-63 0-115-52-115-117z">
          <text:p/>
        </draw:path>
        <draw:path draw:style-name="gr1" draw:text-style-name="P1" draw:layer="layout" svg:width="0.231cm" svg:height="0.231cm" svg:x="14.814cm" svg:y="6.508cm" svg:viewBox="0 0 232 232" svg:d="M0 115c0-63 52-115 116-115s116 52 116 115c0 65-52 117-116 117s-116-52-116-117z">
          <text:p/>
        </draw:path>
        <draw:path draw:style-name="gr1" draw:text-style-name="P1" draw:layer="layout" svg:width="0.231cm" svg:height="0.231cm" svg:x="15.068cm" svg:y="6.508cm" svg:viewBox="0 0 232 232" svg:d="M0 115c0-63 52-115 116-115s116 52 116 115c0 65-52 117-116 117s-116-52-116-117z">
          <text:p/>
        </draw:path>
        <draw:path draw:style-name="gr1" draw:text-style-name="P1" draw:layer="layout" svg:width="0.231cm" svg:height="0.231cm" svg:x="15.068cm" svg:y="5.714cm" svg:viewBox="0 0 232 232" svg:d="M0 116c0-63 52-116 116-116s116 53 116 116c0 64-52 116-116 116s-116-52-116-116z">
          <text:p/>
        </draw:path>
        <draw:path draw:style-name="gr1" draw:text-style-name="P1" draw:layer="layout" svg:width="0.231cm" svg:height="0.231cm" svg:x="14.814cm" svg:y="5.714cm" svg:viewBox="0 0 232 232" svg:d="M0 116c0-63 52-116 116-116s116 53 116 116c0 64-52 116-116 116s-116-52-116-116z">
          <text:p/>
        </draw:path>
        <draw:path draw:style-name="gr1" draw:text-style-name="P1" draw:layer="layout" svg:width="0.231cm" svg:height="0.231cm" svg:x="14.56cm" svg:y="5.714cm" svg:viewBox="0 0 232 232" svg:d="M0 116c0-63 52-116 115-116 65 0 117 53 117 116 0 64-52 116-117 116-63 0-115-52-115-116z">
          <text:p/>
        </draw:path>
        <draw:path draw:style-name="gr1" draw:text-style-name="P1" draw:layer="layout" svg:width="0.231cm" svg:height="0.231cm" svg:x="14.306cm" svg:y="5.714cm" svg:viewBox="0 0 232 232" svg:d="M0 116c0-63 52-116 115-116 65 0 117 53 117 116 0 64-52 116-117 116-63 0-115-52-115-116z">
          <text:p/>
        </draw:path>
        <draw:path draw:style-name="gr1" draw:text-style-name="P1" draw:layer="layout" svg:width="0.231cm" svg:height="0.231cm" svg:x="14.052cm" svg:y="5.714cm" svg:viewBox="0 0 232 232" svg:d="M0 116c0-63 52-116 115-116 64 0 117 53 117 116 0 64-53 116-117 116-63 0-115-52-115-116z">
          <text:p/>
        </draw:path>
        <draw:path draw:style-name="gr1" draw:text-style-name="P1" draw:layer="layout" svg:width="0.231cm" svg:height="0.231cm" svg:x="13.798cm" svg:y="5.714cm" svg:viewBox="0 0 232 232" svg:d="M0 116c0-63 52-116 115-116 64 0 117 53 117 116 0 64-53 116-117 116-63 0-115-52-115-116z">
          <text:p/>
        </draw:path>
        <draw:path draw:style-name="gr1" draw:text-style-name="P1" draw:layer="layout" svg:width="0.231cm" svg:height="0.231cm" svg:x="13.544cm" svg:y="5.714cm" svg:viewBox="0 0 232 232" svg:d="M0 116c0-63 53-116 116-116 64 0 116 53 116 116 0 64-52 116-116 116-63 0-116-52-116-116z">
          <text:p/>
        </draw:path>
        <draw:path draw:style-name="gr1" draw:text-style-name="P1" draw:layer="layout" svg:width="0.3cm" svg:height="0.3cm" svg:x="8.278cm" svg:y="8.086cm" svg:viewBox="0 0 301 301" svg:d="M0 151c0-84 67-151 150-151s151 67 151 151c0 83-68 150-151 150s-150-67-150-150z">
          <text:p/>
        </draw:path>
        <draw:path draw:style-name="gr1" draw:text-style-name="P1" draw:layer="layout" svg:width="0.24cm" svg:height="0.24cm" svg:x="12.657cm" svg:y="5.626cm" svg:viewBox="0 0 241 241" svg:d="M0 121c0-67 54-121 121-121 66 0 120 54 120 121 0 66-54 120-120 120-67 0-121-54-121-120z">
          <text:p/>
        </draw:path>
        <draw:path draw:style-name="gr1" draw:text-style-name="P1" draw:layer="layout" svg:width="0.209cm" svg:height="0.21cm" svg:x="11.911cm" svg:y="5.641cm" svg:viewBox="0 0 210 211" svg:d="M0 105c0-58 47-105 105-105s105 47 105 105-47 106-105 106-105-48-105-106z">
          <text:p/>
        </draw:path>
        <draw:path draw:style-name="gr1" draw:text-style-name="P1" draw:layer="layout" svg:width="0.24cm" svg:height="0.24cm" svg:x="15.8cm" svg:y="6.643cm" svg:viewBox="0 0 241 241" svg:d="M0 121c0-66 54-121 121-121s120 55 120 121-53 120-120 120-121-54-121-120z">
          <text:p/>
        </draw:path>
        <draw:path draw:style-name="gr1" draw:text-style-name="P1" draw:layer="layout" svg:width="0.21cm" svg:height="0.21cm" svg:x="16.578cm" svg:y="6.658cm" svg:viewBox="0 0 211 211" svg:d="M0 105c0-58 47-105 105-105s106 47 106 105-48 106-106 106-105-48-105-106z">
          <text:p/>
        </draw:path>
        <draw:line draw:style-name="gr2" draw:text-style-name="P2" draw:layer="layout" svg:x1="10.015cm" svg:y1="5.931cm" svg:x2="10.175cm" svg:y2="5.931cm">
          <text:p/>
        </draw:line>
        <draw:line draw:style-name="gr3" draw:text-style-name="P2" draw:layer="layout" svg:x1="10.03cm" svg:y1="5.111cm" svg:x2="10.16cm" svg:y2="5.111cm">
          <text:p/>
        </draw:line>
        <draw:line draw:style-name="gr4" draw:text-style-name="P2" draw:layer="layout" svg:x1="10.044cm" svg:y1="5.721cm" svg:x2="10.144cm" svg:y2="5.721cm">
          <text:p/>
        </draw:line>
        <draw:line draw:style-name="gr5" draw:text-style-name="P2" draw:layer="layout" svg:x1="10.055cm" svg:y1="5.521cm" svg:x2="10.135cm" svg:y2="5.521cm">
          <text:p/>
        </draw:line>
        <draw:line draw:style-name="gr4" draw:text-style-name="P2" draw:layer="layout" svg:x1="10.044cm" svg:y1="5.321cm" svg:x2="10.144cm" svg:y2="5.321cm">
          <text:p/>
        </draw:line>
        <draw:path draw:style-name="gr1" draw:text-style-name="P1" draw:layer="layout" svg:width="0.3cm" svg:height="0.3cm" svg:x="10.633cm" svg:y="6.722cm" svg:viewBox="0 0 301 301" svg:d="M0 150c0-82 67-150 150-150s151 68 151 150c0 83-68 151-151 151s-150-68-150-151z">
          <text:p/>
        </draw:path>
        <draw:path draw:style-name="gr1" draw:text-style-name="P1" draw:layer="layout" svg:width="0.3cm" svg:height="0.3cm" svg:x="10.633cm" svg:y="7.484cm" svg:viewBox="0 0 301 301" svg:d="M0 149c0-82 67-149 150-149s151 67 151 149c0 84-68 152-151 152s-150-68-150-152z">
          <text:p/>
        </draw:path>
        <draw:line draw:style-name="gr7" draw:text-style-name="P2" draw:layer="layout" svg:x1="6.894cm" svg:y1="5.721cm" svg:x2="6.954cm" svg:y2="5.721cm">
          <text:p/>
        </draw:line>
        <draw:line draw:style-name="gr7" draw:text-style-name="P2" draw:layer="layout" svg:x1="6.894cm" svg:y1="5.521cm" svg:x2="6.954cm" svg:y2="5.521cm">
          <text:p/>
        </draw:line>
        <draw:line draw:style-name="gr7" draw:text-style-name="P2" draw:layer="layout" svg:x1="4.596cm" svg:y1="7.165cm" svg:x2="4.536cm" svg:y2="7.165cm">
          <text:p/>
        </draw:line>
        <draw:line draw:style-name="gr7" draw:text-style-name="P2" draw:layer="layout" svg:x1="4.596cm" svg:y1="7.366cm" svg:x2="4.536cm" svg:y2="7.366cm">
          <text:p/>
        </draw:line>
        <draw:path draw:style-name="gr1" draw:text-style-name="P1" draw:layer="layout" svg:width="0.3cm" svg:height="0.3cm" svg:x="5.919cm" svg:y="5.856cm" svg:viewBox="0 0 301 301" svg:d="M0 150c0-82 67-150 151-150 83 0 150 68 150 150 0 83-67 151-150 151-84 0-151-68-151-151z">
          <text:p/>
        </draw:path>
        <draw:path draw:style-name="gr1" draw:text-style-name="P1" draw:layer="layout" svg:width="0.3cm" svg:height="0.3cm" svg:x="5.919cm" svg:y="5.094cm" svg:viewBox="0 0 301 301" svg:d="M0 150c0-82 67-150 151-150 83 0 150 68 150 150 0 84-67 151-150 151-84 0-151-67-151-151z">
          <text:p/>
        </draw:path>
        <draw:path draw:style-name="gr1" draw:text-style-name="P1" draw:layer="layout" svg:width="0.3cm" svg:height="0.3cm" svg:x="10.633cm" svg:y="8.086cm" svg:viewBox="0 0 301 301" svg:d="M0 151c0-84 67-151 150-151s151 67 151 151c0 83-68 150-151 150s-150-67-150-150z">
          <text:p/>
        </draw:path>
        <draw:path draw:style-name="gr1" draw:text-style-name="P1" draw:layer="layout" svg:width="0.3cm" svg:height="0.3cm" svg:x="5.919cm" svg:y="4.545cm" svg:viewBox="0 0 301 301" svg:d="M0 151c0-84 67-151 151-151 83 0 150 67 150 151 0 82-67 150-150 150-84 0-151-68-151-150z">
          <text:p/>
        </draw:path>
        <draw:path draw:style-name="gr1" draw:text-style-name="P1" draw:layer="layout" svg:width="0.3cm" svg:height="0.3cm" svg:x="5.919cm" svg:y="8.086cm" svg:viewBox="0 0 301 301" svg:d="M0 151c0-84 67-151 151-151 83 0 150 67 150 151 0 83-67 150-150 150-84 0-151-67-151-150z">
          <text:p/>
        </draw:path>
        <draw:path draw:style-name="gr1" draw:text-style-name="P1" draw:layer="layout" svg:width="0.24cm" svg:height="0.24cm" svg:x="12.352cm" svg:y="8.093cm" svg:viewBox="0 0 241 241" svg:d="M0 120c0-66 55-120 122-120 66 0 119 54 119 120s-53 121-119 121c-67 0-122-55-122-121z">
          <text:p/>
        </draw:path>
        <draw:path draw:style-name="gr1" draw:text-style-name="P1" draw:layer="layout" svg:width="0.24cm" svg:height="0.24cm" svg:x="15.8cm" svg:y="6.134cm" svg:viewBox="0 0 241 241" svg:d="M0 122c0-67 54-122 121-122s120 55 120 122c0 66-53 119-120 119s-121-53-121-119z">
          <text:p/>
        </draw:path>
        <draw:path draw:style-name="gr1" draw:text-style-name="P1" draw:layer="layout" svg:width="0.21cm" svg:height="0.21cm" svg:x="16.578cm" svg:y="6.15cm" svg:viewBox="0 0 211 211" svg:d="M0 106c0-59 47-106 105-106s106 47 106 106c0 57-48 105-106 105s-105-48-105-105z">
          <text:p/>
        </draw:path>
        <draw:line draw:style-name="gr2" draw:text-style-name="P2" draw:layer="layout" svg:x1="5.418cm" svg:y1="6.956cm" svg:x2="5.258cm" svg:y2="6.956cm">
          <text:p/>
        </draw:line>
        <draw:line draw:style-name="gr3" draw:text-style-name="P2" draw:layer="layout" svg:x1="5.403cm" svg:y1="7.775cm" svg:x2="5.273cm" svg:y2="7.775cm">
          <text:p/>
        </draw:line>
        <draw:line draw:style-name="gr4" draw:text-style-name="P2" draw:layer="layout" svg:x1="5.388cm" svg:y1="7.165cm" svg:x2="5.288cm" svg:y2="7.165cm">
          <text:p/>
        </draw:line>
        <draw:line draw:style-name="gr5" draw:text-style-name="P2" draw:layer="layout" svg:x1="5.378cm" svg:y1="7.366cm" svg:x2="5.298cm" svg:y2="7.366cm">
          <text:p/>
        </draw:line>
        <draw:line draw:style-name="gr4" draw:text-style-name="P2" draw:layer="layout" svg:x1="5.388cm" svg:y1="7.566cm" svg:x2="5.288cm" svg:y2="7.566cm">
          <text:p/>
        </draw:line>
        <draw:polygon draw:style-name="gr11" draw:text-style-name="P1" draw:layer="layout" svg:width="0.209cm" svg:height="0.24cm" svg:x="13.81cm" svg:y="4.965cm" svg:viewBox="0 0 210 241" draw:points="210,0 210,241 0,241 0,0">
          <text:p/>
        </draw:polygon>
        <draw:polygon draw:style-name="gr12" draw:text-style-name="P2" draw:layer="layout" svg:width="0.209cm" svg:height="0.24cm" svg:x="13.81cm" svg:y="4.965cm" svg:viewBox="0 0 210 241" draw:points="210,0 210,241 0,241 0,0">
          <text:p/>
        </draw:polygon>
        <draw:line draw:style-name="gr6" draw:text-style-name="P2" draw:layer="layout" svg:x1="13.66cm" svg:y1="5.1cm" svg:x2="13.66cm" svg:y2="5.07cm">
          <text:p/>
        </draw:line>
        <draw:polygon draw:style-name="gr1" draw:text-style-name="P1" draw:layer="layout" svg:width="0.21cm" svg:height="0.24cm" svg:x="14.061cm" svg:y="7.255cm" svg:viewBox="0 0 211 241" draw:points="211,0 211,241 0,241 0,0">
          <text:p/>
        </draw:polygon>
        <draw:line draw:style-name="gr6" draw:text-style-name="P2" draw:layer="layout" svg:x1="13.912cm" svg:y1="7.39cm" svg:x2="13.912cm" svg:y2="7.36cm">
          <text:p/>
        </draw:line>
        <draw:path draw:style-name="gr1" draw:text-style-name="P1" draw:layer="layout" svg:width="0.3cm" svg:height="0.3cm" svg:x="10.633cm" svg:y="4.545cm" svg:viewBox="0 0 301 301" svg:d="M0 151c0-84 67-151 150-151s151 67 151 151c0 82-68 150-151 150s-150-68-150-150z">
          <text:p/>
        </draw:path>
        <draw:path draw:style-name="gr1" draw:text-style-name="P1" draw:layer="layout" svg:width="0.24cm" svg:height="0.24cm" svg:x="13.024cm" svg:y="8.474cm" svg:viewBox="0 0 241 241" svg:d="M0 121c0-67 54-121 121-121 66 0 120 54 120 121 0 66-54 120-120 120-67 0-121-54-121-120z">
          <text:p/>
        </draw:path>
        <draw:path draw:style-name="gr1" draw:text-style-name="P1" draw:layer="layout" svg:width="0.21cm" svg:height="0.21cm" svg:x="13.039cm" svg:y="7.727cm" svg:viewBox="0 0 211 211" svg:d="M0 105c0-58 47-105 105-105 59 0 106 47 106 105s-47 106-106 106c-58 0-105-48-105-106z">
          <text:p/>
        </draw:path>
        <draw:line draw:style-name="gr7" draw:text-style-name="P2" draw:layer="layout" svg:x1="9.249cm" svg:y1="7.531cm" svg:x2="9.309cm" svg:y2="7.531cm">
          <text:p/>
        </draw:line>
        <draw:line draw:style-name="gr7" draw:text-style-name="P2" draw:layer="layout" svg:x1="9.249cm" svg:y1="7.331cm" svg:x2="9.309cm" svg:y2="7.331cm">
          <text:p/>
        </draw:line>
        <draw:path draw:style-name="gr1" draw:text-style-name="P1" draw:layer="layout" svg:width="0.24cm" svg:height="0.24cm" svg:x="15.792cm" svg:y="4.049cm" svg:viewBox="0 0 241 241" svg:d="M0 120c0-66 54-120 120-120s121 54 121 120-55 121-121 121-120-55-120-121z">
          <text:p/>
        </draw:path>
        <draw:path draw:style-name="gr1" draw:text-style-name="P1" draw:layer="layout" svg:width="0.24cm" svg:height="0.24cm" svg:x="14.561cm" svg:y="3.672cm" svg:viewBox="0 0 241 241" svg:d="M0 121c0-67 54-121 120-121s121 54 121 121c0 66-55 120-121 120s-120-54-120-120z">
          <text:p/>
        </draw:path>
        <draw:path draw:style-name="gr1" draw:text-style-name="P1" draw:layer="layout" svg:width="0.21cm" svg:height="0.21cm" svg:x="14.576cm" svg:y="4.449cm" svg:viewBox="0 0 211 211" svg:d="M0 106c0-59 47-106 105-106s106 47 106 106c0 58-48 105-106 105s-105-47-105-105z">
          <text:p/>
        </draw:path>
        <draw:path draw:style-name="gr1" draw:text-style-name="P1" draw:layer="layout" svg:width="0.241cm" svg:height="0.24cm" svg:x="15.329cm" svg:y="3.668cm" svg:viewBox="0 0 242 241" svg:d="M0 121c0-67 54-121 120-121 68 0 122 54 122 121 0 66-54 120-122 120-66 0-120-54-120-120z">
          <text:p/>
        </draw:path>
        <draw:path draw:style-name="gr1" draw:text-style-name="P1" draw:layer="layout" svg:width="0.209cm" svg:height="0.21cm" svg:x="15.345cm" svg:y="4.445cm" svg:viewBox="0 0 210 211" svg:d="M0 106c0-59 47-106 105-106s105 47 105 106c0 58-47 105-105 105s-105-47-105-105z">
          <text:p/>
        </draw:path>
        <draw:polygon draw:style-name="gr1" draw:text-style-name="P1" draw:layer="layout" svg:width="0.21cm" svg:height="0.24cm" svg:x="14.576cm" svg:y="7.255cm" svg:viewBox="0 0 211 241" draw:points="0,241 0,0 211,0 211,241">
          <text:p/>
        </draw:polygon>
        <draw:line draw:style-name="gr6" draw:text-style-name="P2" draw:layer="layout" svg:x1="14.935cm" svg:y1="7.36cm" svg:x2="14.935cm" svg:y2="7.39cm">
          <text:p/>
        </draw:line>
        <draw:path draw:style-name="gr1" draw:text-style-name="P1" draw:layer="layout" svg:width="0.24cm" svg:height="0.24cm" svg:x="13.541cm" svg:y="3.671cm" svg:viewBox="0 0 241 241" svg:d="M0 121c0-67 54-121 120-121 67 0 121 54 121 121 0 66-54 120-121 120-66 0-120-54-120-120z">
          <text:p/>
        </draw:path>
        <draw:path draw:style-name="gr1" draw:text-style-name="P1" draw:layer="layout" svg:width="0.209cm" svg:height="0.21cm" svg:x="13.556cm" svg:y="4.448cm" svg:viewBox="0 0 210 211" svg:d="M0 106c0-59 47-106 104-106 58 0 106 47 106 106 0 58-48 105-106 105-57 0-104-47-104-105z">
          <text:p/>
        </draw:path>
        <draw:path draw:style-name="gr1" draw:text-style-name="P1" draw:layer="layout" svg:width="0.24cm" svg:height="0.24cm" svg:x="12.657cm" svg:y="8.093cm" svg:viewBox="0 0 241 241" svg:d="M0 120c0-66 54-120 121-120 66 0 120 54 120 120s-54 121-120 121c-67 0-121-55-121-121z">
          <text:p/>
        </draw:path>
        <draw:path draw:style-name="gr1" draw:text-style-name="P1" draw:layer="layout" svg:width="0.24cm" svg:height="0.24cm" svg:x="13.794cm" svg:y="8.47cm" svg:viewBox="0 0 241 241" svg:d="M0 121c0-67 55-121 121-121s120 54 120 121c0 66-54 120-120 120s-121-54-121-120z">
          <text:p/>
        </draw:path>
        <draw:path draw:style-name="gr1" draw:text-style-name="P1" draw:layer="layout" svg:width="0.21cm" svg:height="0.21cm" svg:x="13.809cm" svg:y="7.723cm" svg:viewBox="0 0 211 211" svg:d="M0 105c0-58 47-105 105-105s106 47 106 105c0 59-48 106-106 106s-105-47-105-106z">
          <text:p/>
        </draw:path>
        <draw:path draw:style-name="gr1" draw:text-style-name="P1" draw:layer="layout" svg:width="0.24cm" svg:height="0.24cm" svg:x="12.657cm" svg:y="6.134cm" svg:viewBox="0 0 241 241" svg:d="M0 122c0-67 54-122 121-122 66 0 120 55 120 122 0 66-54 119-120 119-67 0-121-53-121-119z">
          <text:p/>
        </draw:path>
        <draw:path draw:style-name="gr1" draw:text-style-name="P1" draw:layer="layout" svg:width="0.209cm" svg:height="0.21cm" svg:x="11.911cm" svg:y="6.15cm" svg:viewBox="0 0 210 211" svg:d="M0 106c0-59 47-106 105-106s105 47 105 106c0 57-47 105-105 105s-105-48-105-105z">
          <text:p/>
        </draw:path>
        <draw:path draw:style-name="gr1" draw:text-style-name="P1" draw:layer="layout" svg:width="0.1cm" svg:height="0.1cm" svg:x="11.749cm" svg:y="3.741cm" svg:viewBox="0 0 101 101" svg:d="M0 50c0-28 24-50 52-50 27 0 49 22 49 50s-22 51-49 51c-28 0-52-23-52-51z">
          <text:p/>
        </draw:path>
        <draw:path draw:style-name="gr1" draw:text-style-name="P1" draw:layer="layout" svg:width="0.1cm" svg:height="0.1cm" svg:x="5.348cm" svg:y="5.882cm" svg:viewBox="0 0 101 101" svg:d="M0 50c0-28 22-50 49-50 29 0 52 22 52 50s-23 51-52 51c-27 0-49-23-49-51z">
          <text:p/>
        </draw:path>
        <draw:path draw:style-name="gr1" draw:text-style-name="P1" draw:layer="layout" svg:width="0.149cm" svg:height="0.151cm" svg:x="5.323cm" svg:y="5.036cm" svg:viewBox="0 0 150 152" svg:d="M0 76c0-42 34-76 75-76 42 0 75 34 75 76 0 41-33 76-75 76-41 0-75-35-75-76z">
          <text:p/>
        </draw:path>
        <draw:path draw:style-name="gr1" draw:text-style-name="P1" draw:layer="layout" svg:width="0.1cm" svg:height="0.1cm" svg:x="5.348cm" svg:y="5.671cm" svg:viewBox="0 0 101 101" svg:d="M0 52c0-29 22-52 49-52 29 0 52 23 52 52 0 27-23 49-52 49-27 0-49-22-49-49z">
          <text:p/>
        </draw:path>
        <draw:path draw:style-name="gr1" draw:text-style-name="P1" draw:layer="layout" svg:width="0.1cm" svg:height="0.099cm" svg:x="5.348cm" svg:y="5.472cm" svg:viewBox="0 0 101 100" svg:d="M0 50c0-28 22-50 49-50 29 0 52 22 52 50s-23 50-52 50c-27 0-49-22-49-50z">
          <text:p/>
        </draw:path>
        <draw:path draw:style-name="gr1" draw:text-style-name="P1" draw:layer="layout" svg:width="0.1cm" svg:height="0.1cm" svg:x="5.348cm" svg:y="5.272cm" svg:viewBox="0 0 101 101" svg:d="M0 50c0-28 22-50 49-50 29 0 52 22 52 50s-23 51-52 51c-27 0-49-23-49-51z">
          <text:p/>
        </draw:path>
        <draw:path draw:style-name="gr1" draw:text-style-name="P1" draw:layer="layout" svg:width="0.1cm" svg:height="0.1cm" svg:x="13.346cm" svg:y="7.325cm" svg:viewBox="0 0 101 101" svg:d="M0 50c0-28 22-50 50-50s51 22 51 50c0 29-23 51-51 51s-50-22-50-51z">
          <text:p/>
        </draw:path>
        <draw:path draw:style-name="gr1" draw:text-style-name="P1" draw:layer="layout" svg:width="0.1cm" svg:height="0.1cm" svg:x="13.092cm" svg:y="7.325cm" svg:viewBox="0 0 101 101" svg:d="M0 50c0-28 22-50 51-50 28 0 50 22 50 50 0 29-22 51-50 51-29 0-51-22-51-51z">
          <text:p/>
        </draw:path>
        <draw:path draw:style-name="gr1" draw:text-style-name="P1" draw:layer="layout" svg:width="0.1cm" svg:height="0.1cm" svg:x="8.378cm" svg:y="6.822cm" svg:viewBox="0 0 101 101" svg:d="M0 49c0-27 23-49 51-49 27 0 50 22 50 49 0 28-23 52-50 52-28 0-51-24-51-52z">
          <text:p/>
        </draw:path>
        <draw:path draw:style-name="gr1" draw:text-style-name="P1" draw:layer="layout" svg:width="0.1cm" svg:height="0.1cm" svg:x="8.378cm" svg:y="7.584cm" svg:viewBox="0 0 101 101" svg:d="M0 50c0-27 23-50 51-50 27 0 50 23 50 50 0 28-23 51-50 51-28 0-51-23-51-51z">
          <text:p/>
        </draw:path>
        <draw:path draw:style-name="gr1" draw:text-style-name="P1" draw:layer="layout" svg:width="0.1cm" svg:height="0.1cm" svg:x="7.68cm" svg:y="6.906cm" svg:viewBox="0 0 101 101" svg:d="M0 49c0-27 23-49 50-49 28 0 51 22 51 49 0 28-23 52-51 52-27 0-50-24-50-52z">
          <text:p/>
        </draw:path>
        <draw:path draw:style-name="gr1" draw:text-style-name="P1" draw:layer="layout" svg:width="0.149cm" svg:height="0.149cm" svg:x="7.655cm" svg:y="7.701cm" svg:viewBox="0 0 150 150" svg:d="M0 75c0-42 33-75 74-75 43 0 76 33 76 75 0 41-33 75-76 75-41 0-74-34-74-75z">
          <text:p/>
        </draw:path>
        <draw:path draw:style-name="gr1" draw:text-style-name="P1" draw:layer="layout" svg:width="0.1cm" svg:height="0.1cm" svg:x="7.68cm" svg:y="7.115cm" svg:viewBox="0 0 101 101" svg:d="M0 51c0-28 23-51 50-51 28 0 51 23 51 51 0 27-23 50-51 50-27 0-50-23-50-50z">
          <text:p/>
        </draw:path>
        <draw:path draw:style-name="gr1" draw:text-style-name="P1" draw:layer="layout" svg:width="0.1cm" svg:height="0.1cm" svg:x="7.68cm" svg:y="7.315cm" svg:viewBox="0 0 101 101" svg:d="M0 51c0-28 23-51 50-51 28 0 51 23 51 51 0 27-23 50-51 50-27 0-50-23-50-50z">
          <text:p/>
        </draw:path>
        <draw:path draw:style-name="gr1" draw:text-style-name="P1" draw:layer="layout" svg:width="0.1cm" svg:height="0.1cm" svg:x="7.68cm" svg:y="7.515cm" svg:viewBox="0 0 101 101" svg:d="M0 51c0-28 23-51 50-51 28 0 51 23 51 51 0 27-23 50-51 50-27 0-50-23-50-50z">
          <text:p/>
        </draw:path>
        <draw:path draw:style-name="gr1" draw:text-style-name="P1" draw:layer="layout" svg:width="0.1cm" svg:height="0.1cm" svg:x="16.167cm" svg:y="4.119cm" svg:viewBox="0 0 101 101" svg:d="M0 51c0-28 22-51 51-51 27 0 50 23 50 51s-23 50-50 50c-29 0-51-22-51-50z">
          <text:p/>
        </draw:path>
        <draw:path draw:style-name="gr1" draw:text-style-name="P1" draw:layer="layout" svg:width="0.1cm" svg:height="0.1cm" svg:x="15.149cm" svg:y="5.035cm" svg:viewBox="0 0 101 101" svg:d="M0 50c0-28 23-50 51-50s50 22 50 50-22 51-50 51-51-23-51-51z">
          <text:p/>
        </draw:path>
        <draw:path draw:style-name="gr1" draw:text-style-name="P1" draw:layer="layout" svg:width="0.1cm" svg:height="0.1cm" svg:x="15.403cm" svg:y="5.035cm" svg:viewBox="0 0 101 101" svg:d="M0 50c0-28 24-50 52-50 27 0 49 22 49 50s-22 51-49 51c-28 0-52-23-52-51z">
          <text:p/>
        </draw:path>
        <draw:path draw:style-name="gr1" draw:text-style-name="P1" draw:layer="layout" svg:width="0.1cm" svg:height="0.1cm" svg:x="12.727cm" svg:y="6.713cm" svg:viewBox="0 0 101 101" svg:d="M0 50c0-28 24-50 52-50 27 0 49 22 49 50s-22 51-49 51c-28 0-52-23-52-51z">
          <text:p/>
        </draw:path>
        <draw:path draw:style-name="gr1" draw:text-style-name="P1" draw:layer="layout" svg:width="0.1cm" svg:height="0.1cm" svg:x="11.965cm" svg:y="6.713cm" svg:viewBox="0 0 101 101" svg:d="M0 50c0-28 23-50 51-50 27 0 50 22 50 50s-23 51-50 51c-28 0-51-23-51-51z">
          <text:p/>
        </draw:path>
        <draw:path draw:style-name="gr1" draw:text-style-name="P1" draw:layer="layout" svg:width="0.1cm" svg:height="0.1cm" svg:x="10.044cm" svg:y="7.691cm" svg:viewBox="0 0 101 101" svg:d="M0 51c0-28 23-51 52-51 27 0 49 23 49 51 0 27-22 50-49 50-29 0-52-23-52-50z">
          <text:p/>
        </draw:path>
        <draw:path draw:style-name="gr1" draw:text-style-name="P1" draw:layer="layout" svg:width="0.149cm" svg:height="0.15cm" svg:x="10.02cm" svg:y="6.846cm" svg:viewBox="0 0 150 151" svg:d="M0 75c0-42 33-75 75-75s75 33 75 75c0 41-33 76-75 76s-75-35-75-76z">
          <text:p/>
        </draw:path>
        <draw:path draw:style-name="gr1" draw:text-style-name="P1" draw:layer="layout" svg:width="0.1cm" svg:height="0.1cm" svg:x="10.044cm" svg:y="7.481cm" svg:viewBox="0 0 101 101" svg:d="M0 51c0-28 23-51 52-51 27 0 49 23 49 51 0 27-22 50-49 50-29 0-52-23-52-50z">
          <text:p/>
        </draw:path>
        <draw:path draw:style-name="gr1" draw:text-style-name="P1" draw:layer="layout" svg:width="0.1cm" svg:height="0.1cm" svg:x="10.044cm" svg:y="7.281cm" svg:viewBox="0 0 101 101" svg:d="M0 51c0-28 23-51 52-51 27 0 49 23 49 51 0 27-22 50-49 50-29 0-52-23-52-50z">
          <text:p/>
        </draw:path>
        <draw:path draw:style-name="gr1" draw:text-style-name="P1" draw:layer="layout" svg:width="0.1cm" svg:height="0.1cm" svg:x="10.044cm" svg:y="7.081cm" svg:viewBox="0 0 101 101" svg:d="M0 51c0-28 23-51 52-51 27 0 49 23 49 51 0 27-22 50-49 50-29 0-52-23-52-50z">
          <text:p/>
        </draw:path>
        <draw:path draw:style-name="gr1" draw:text-style-name="P1" draw:layer="layout" svg:width="0.1cm" svg:height="0.1cm" svg:x="6.019cm" svg:y="6.822cm" svg:viewBox="0 0 101 101" svg:d="M0 49c0-27 23-49 50-49 28 0 51 22 51 49 0 28-23 52-51 52-27 0-50-24-50-52z">
          <text:p/>
        </draw:path>
        <draw:path draw:style-name="gr1" draw:text-style-name="P1" draw:layer="layout" svg:width="0.1cm" svg:height="0.1cm" svg:x="6.019cm" svg:y="7.584cm" svg:viewBox="0 0 101 101" svg:d="M0 50c0-27 23-50 50-50 28 0 51 23 51 50 0 28-23 51-51 51-27 0-50-23-50-51z">
          <text:p/>
        </draw:path>
        <draw:path draw:style-name="gr1" draw:text-style-name="P1" draw:layer="layout" svg:width="0.1cm" svg:height="0.1cm" svg:x="6.874cm" svg:y="7.115cm" svg:viewBox="0 0 101 101" svg:d="M0 51c0-28 22-51 51-51 27 0 50 23 50 51 0 27-23 50-50 50-29 0-51-23-51-50z">
          <text:p/>
        </draw:path>
        <draw:path draw:style-name="gr1" draw:text-style-name="P1" draw:layer="layout" svg:width="0.1cm" svg:height="0.1cm" svg:x="6.874cm" svg:y="7.315cm" svg:viewBox="0 0 101 101" svg:d="M0 51c0-28 22-51 51-51 27 0 50 23 50 51 0 27-23 50-50 50-29 0-51-23-51-50z">
          <text:p/>
        </draw:path>
        <draw:path draw:style-name="gr1" draw:text-style-name="P1" draw:layer="layout" svg:width="0.1cm" svg:height="0.1cm" svg:x="11.441cm" svg:y="3.741cm" svg:viewBox="0 0 101 101" svg:d="M0 50c0-28 23-50 50-50 28 0 51 22 51 50s-23 51-51 51c-27 0-50-23-50-51z">
          <text:p/>
        </draw:path>
        <draw:path draw:style-name="gr1" draw:text-style-name="P1" draw:layer="layout" svg:width="0.1cm" svg:height="0.1cm" svg:x="7.677cm" svg:y="5.881cm" svg:viewBox="0 0 101 101" svg:d="M0 51c0-29 24-51 52-51 27 0 49 22 49 51 0 27-22 50-49 50-28 0-52-23-52-50z">
          <text:p/>
        </draw:path>
        <draw:path draw:style-name="gr1" draw:text-style-name="P1" draw:layer="layout" svg:width="0.149cm" svg:height="0.15cm" svg:x="7.653cm" svg:y="5.036cm" svg:viewBox="0 0 150 151" svg:d="M0 75c0-42 33-75 75-75s75 33 75 75c0 41-33 76-75 76s-75-35-75-76z">
          <text:p/>
        </draw:path>
        <draw:path draw:style-name="gr1" draw:text-style-name="P1" draw:layer="layout" svg:width="0.1cm" svg:height="0.1cm" svg:x="7.677cm" svg:y="5.671cm" svg:viewBox="0 0 101 101" svg:d="M0 51c0-29 24-51 52-51 27 0 49 22 49 51 0 27-22 50-49 50-28 0-52-23-52-50z">
          <text:p/>
        </draw:path>
        <draw:path draw:style-name="gr1" draw:text-style-name="P1" draw:layer="layout" svg:width="0.1cm" svg:height="0.1cm" svg:x="7.677cm" svg:y="5.471cm" svg:viewBox="0 0 101 101" svg:d="M0 51c0-29 24-51 52-51 27 0 49 22 49 51 0 27-22 50-49 50-28 0-52-23-52-50z">
          <text:p/>
        </draw:path>
        <draw:path draw:style-name="gr1" draw:text-style-name="P1" draw:layer="layout" svg:width="0.1cm" svg:height="0.1cm" svg:x="7.677cm" svg:y="5.271cm" svg:viewBox="0 0 101 101" svg:d="M0 51c0-29 24-51 52-51 27 0 49 22 49 51 0 27-22 50-49 50-28 0-52-23-52-50z">
          <text:p/>
        </draw:path>
        <draw:path draw:style-name="gr1" draw:text-style-name="P1" draw:layer="layout" svg:width="0.1cm" svg:height="0.1cm" svg:x="8.378cm" svg:y="4.645cm" svg:viewBox="0 0 101 101" svg:d="M0 50c0-28 23-50 51-50 27 0 50 22 50 50 0 27-23 51-50 51-28 0-51-24-51-51z">
          <text:p/>
        </draw:path>
        <draw:path draw:style-name="gr1" draw:text-style-name="P1" draw:layer="layout" svg:width="0.1cm" svg:height="0.1cm" svg:x="14.88cm" svg:y="8.541cm" svg:viewBox="0 0 101 101" svg:d="M0 51c0-29 22-51 51-51 28 0 50 22 50 51 0 28-22 50-50 50-29 0-51-22-51-50z">
          <text:p/>
        </draw:path>
        <draw:path draw:style-name="gr1" draw:text-style-name="P1" draw:layer="layout" svg:width="0.1cm" svg:height="0.1cm" svg:x="14.88cm" svg:y="7.779cm" svg:viewBox="0 0 101 101" svg:d="M0 51c0-28 22-51 51-51 28 0 50 23 50 51s-22 50-50 50c-29 0-51-22-51-50z">
          <text:p/>
        </draw:path>
        <draw:path draw:style-name="gr1" draw:text-style-name="P1" draw:layer="layout" svg:width="0.1cm" svg:height="0.1cm" svg:x="14.379cm" svg:y="5.035cm" svg:viewBox="0 0 101 101" svg:d="M0 50c0-28 23-50 52-50 27 0 49 22 49 50s-22 51-49 51c-29 0-52-23-52-51z">
          <text:p/>
        </draw:path>
        <draw:path draw:style-name="gr1" draw:text-style-name="P1" draw:layer="layout" svg:width="0.1cm" svg:height="0.1cm" svg:x="14.633cm" svg:y="5.035cm" svg:viewBox="0 0 101 101" svg:d="M0 50c0-28 23-50 51-50 27 0 50 22 50 50s-23 51-50 51c-28 0-51-23-51-51z">
          <text:p/>
        </draw:path>
        <draw:path draw:style-name="gr1" draw:text-style-name="P1" draw:layer="layout" svg:width="0.1cm" svg:height="0.1cm" svg:x="16.472cm" svg:y="4.119cm" svg:viewBox="0 0 101 101" svg:d="M0 51c0-28 22-51 51-51 27 0 50 23 50 51s-23 50-50 50c-29 0-51-22-51-50z">
          <text:p/>
        </draw:path>
        <draw:path draw:style-name="gr1" draw:text-style-name="P1" draw:layer="layout" svg:width="0.1cm" svg:height="0.1cm" svg:x="4.516cm" svg:y="5.671cm" svg:viewBox="0 0 101 101" svg:d="M0 51c0-29 23-51 51-51 27 0 50 22 50 51 0 27-23 50-50 50-28 0-51-23-51-50z">
          <text:p/>
        </draw:path>
        <draw:path draw:style-name="gr1" draw:text-style-name="P1" draw:layer="layout" svg:width="0.1cm" svg:height="0.1cm" svg:x="4.516cm" svg:y="5.471cm" svg:viewBox="0 0 101 101" svg:d="M0 51c0-29 23-51 51-51 27 0 50 22 50 51 0 27-23 50-50 50-28 0-51-23-51-50z">
          <text:p/>
        </draw:path>
        <draw:path draw:style-name="gr1" draw:text-style-name="P1" draw:layer="layout" svg:width="0.1cm" svg:height="0.1cm" svg:x="8.378cm" svg:y="5.956cm" svg:viewBox="0 0 101 101" svg:d="M0 50c0-27 23-50 51-50 27 0 50 23 50 50 0 29-23 51-50 51-28 0-51-22-51-51z">
          <text:p/>
        </draw:path>
        <draw:path draw:style-name="gr1" draw:text-style-name="P1" draw:layer="layout" svg:width="0.1cm" svg:height="0.1cm" svg:x="8.378cm" svg:y="5.194cm" svg:viewBox="0 0 101 101" svg:d="M0 51c0-28 23-51 51-51 27 0 50 23 50 51s-23 50-50 50c-28 0-51-22-51-50z">
          <text:p/>
        </draw:path>
        <draw:path draw:style-name="gr1" draw:text-style-name="P1" draw:layer="layout" svg:width="0.1cm" svg:height="0.1cm" svg:x="10.733cm" svg:y="5.956cm" svg:viewBox="0 0 101 101" svg:d="M0 50c0-27 22-50 51-50 27 0 50 23 50 50 0 29-23 51-50 51-29 0-51-22-51-51z">
          <text:p/>
        </draw:path>
        <draw:path draw:style-name="gr1" draw:text-style-name="P1" draw:layer="layout" svg:width="0.1cm" svg:height="0.1cm" svg:x="10.733cm" svg:y="5.194cm" svg:viewBox="0 0 101 101" svg:d="M0 51c0-28 22-51 51-51 27 0 50 23 50 51s-23 50-50 50c-29 0-51-22-51-50z">
          <text:p/>
        </draw:path>
        <draw:path draw:style-name="gr1" draw:text-style-name="P1" draw:layer="layout" svg:width="0.1cm" svg:height="0.1cm" svg:x="15.87cm" svg:y="5.696cm" svg:viewBox="0 0 101 101" svg:d="M0 51c0-28 23-51 52-51 27 0 49 23 49 51s-22 50-49 50c-29 0-52-22-52-50z">
          <text:p/>
        </draw:path>
        <draw:path draw:style-name="gr1" draw:text-style-name="P1" draw:layer="layout" svg:width="0.1cm" svg:height="0.1cm" svg:x="16.632cm" svg:y="5.696cm" svg:viewBox="0 0 101 101" svg:d="M0 51c0-28 23-51 51-51s50 23 50 51-22 50-50 50-51-22-51-50z">
          <text:p/>
        </draw:path>
        <draw:path draw:style-name="gr1" draw:text-style-name="P1" draw:layer="layout" svg:width="0.1cm" svg:height="0.1cm" svg:x="9.229cm" svg:y="5.671cm" svg:viewBox="0 0 101 101" svg:d="M0 51c0-29 22-51 51-51 27 0 50 22 50 51 0 27-23 50-50 50-29 0-51-23-51-50z">
          <text:p/>
        </draw:path>
        <draw:path draw:style-name="gr1" draw:text-style-name="P1" draw:layer="layout" svg:width="0.1cm" svg:height="0.1cm" svg:x="9.229cm" svg:y="5.471cm" svg:viewBox="0 0 101 101" svg:d="M0 51c0-29 22-51 51-51 27 0 50 22 50 51 0 27-23 50-50 50-29 0-51-23-51-50z">
          <text:p/>
        </draw:path>
        <draw:path draw:style-name="gr1" draw:text-style-name="P1" draw:layer="layout" svg:width="0.1cm" svg:height="0.1cm" svg:x="12.117cm" svg:y="8.163cm" svg:viewBox="0 0 101 101" svg:d="M0 51c0-29 23-51 52-51 27 0 49 22 49 51 0 28-22 50-49 50-29 0-52-22-52-50z">
          <text:p/>
        </draw:path>
        <draw:path draw:style-name="gr1" draw:text-style-name="P1" draw:layer="layout" svg:width="0.1cm" svg:height="0.1cm" svg:x="13.61cm" svg:y="6.574cm" svg:viewBox="0 0 101 101" svg:d="M0 50c0-28 22-50 50-50s51 22 51 50-23 51-51 51-50-23-50-51z">
          <text:p/>
        </draw:path>
        <draw:path draw:style-name="gr1" draw:text-style-name="P1" draw:layer="layout" svg:width="0.1cm" svg:height="0.1cm" svg:x="13.864cm" svg:y="6.574cm" svg:viewBox="0 0 101 101" svg:d="M0 50c0-28 22-50 49-50 29 0 52 22 52 50s-23 51-52 51c-27 0-49-23-49-51z">
          <text:p/>
        </draw:path>
        <draw:path draw:style-name="gr1" draw:text-style-name="P1" draw:layer="layout" svg:width="0.1cm" svg:height="0.1cm" svg:x="14.118cm" svg:y="6.574cm" svg:viewBox="0 0 101 101" svg:d="M0 50c0-28 23-50 50-50 28 0 51 22 51 50s-23 51-51 51c-27 0-50-23-50-51z">
          <text:p/>
        </draw:path>
        <draw:path draw:style-name="gr1" draw:text-style-name="P1" draw:layer="layout" svg:width="0.1cm" svg:height="0.1cm" svg:x="14.372cm" svg:y="6.574cm" svg:viewBox="0 0 101 101" svg:d="M0 50c0-28 22-50 49-50 29 0 52 22 52 50s-23 51-52 51c-27 0-49-23-49-51z">
          <text:p/>
        </draw:path>
        <draw:path draw:style-name="gr1" draw:text-style-name="P1" draw:layer="layout" svg:width="0.1cm" svg:height="0.1cm" svg:x="14.626cm" svg:y="6.574cm" svg:viewBox="0 0 101 101" svg:d="M0 50c0-28 22-50 49-50 28 0 52 22 52 50s-24 51-52 51c-27 0-49-23-49-51z">
          <text:p/>
        </draw:path>
        <draw:path draw:style-name="gr1" draw:text-style-name="P1" draw:layer="layout" svg:width="0.1cm" svg:height="0.1cm" svg:x="14.88cm" svg:y="6.574cm" svg:viewBox="0 0 101 101" svg:d="M0 50c0-28 22-50 50-50s51 22 51 50-23 51-51 51-50-23-50-51z">
          <text:p/>
        </draw:path>
        <draw:path draw:style-name="gr1" draw:text-style-name="P1" draw:layer="layout" svg:width="0.1cm" svg:height="0.1cm" svg:x="15.134cm" svg:y="6.574cm" svg:viewBox="0 0 101 101" svg:d="M0 50c0-28 22-50 49-50 28 0 52 22 52 50s-24 51-52 51c-27 0-49-23-49-51z">
          <text:p/>
        </draw:path>
        <draw:path draw:style-name="gr1" draw:text-style-name="P1" draw:layer="layout" svg:width="0.1cm" svg:height="0.1cm" svg:x="15.134cm" svg:y="5.78cm" svg:viewBox="0 0 101 101" svg:d="M0 50c0-28 22-50 49-50 28 0 52 22 52 50s-24 51-52 51c-27 0-49-23-49-51z">
          <text:p/>
        </draw:path>
        <draw:path draw:style-name="gr1" draw:text-style-name="P1" draw:layer="layout" svg:width="0.1cm" svg:height="0.1cm" svg:x="14.88cm" svg:y="5.78cm" svg:viewBox="0 0 101 101" svg:d="M0 50c0-28 22-50 50-50s51 22 51 50-23 51-51 51-50-23-50-51z">
          <text:p/>
        </draw:path>
        <draw:path draw:style-name="gr1" draw:text-style-name="P1" draw:layer="layout" svg:width="0.1cm" svg:height="0.1cm" svg:x="14.626cm" svg:y="5.78cm" svg:viewBox="0 0 101 101" svg:d="M0 50c0-28 22-50 49-50 28 0 52 22 52 50s-24 51-52 51c-27 0-49-23-49-51z">
          <text:p/>
        </draw:path>
        <draw:path draw:style-name="gr1" draw:text-style-name="P1" draw:layer="layout" svg:width="0.1cm" svg:height="0.1cm" svg:x="14.372cm" svg:y="5.78cm" svg:viewBox="0 0 101 101" svg:d="M0 50c0-28 22-50 49-50 29 0 52 22 52 50s-23 51-52 51c-27 0-49-23-49-51z">
          <text:p/>
        </draw:path>
        <draw:path draw:style-name="gr1" draw:text-style-name="P1" draw:layer="layout" svg:width="0.1cm" svg:height="0.1cm" svg:x="14.118cm" svg:y="5.78cm" svg:viewBox="0 0 101 101" svg:d="M0 50c0-28 23-50 50-50 28 0 51 22 51 50s-23 51-51 51c-27 0-50-23-50-51z">
          <text:p/>
        </draw:path>
        <draw:path draw:style-name="gr1" draw:text-style-name="P1" draw:layer="layout" svg:width="0.1cm" svg:height="0.1cm" svg:x="13.864cm" svg:y="5.78cm" svg:viewBox="0 0 101 101" svg:d="M0 50c0-28 22-50 49-50 29 0 52 22 52 50s-23 51-52 51c-27 0-49-23-49-51z">
          <text:p/>
        </draw:path>
        <draw:path draw:style-name="gr1" draw:text-style-name="P1" draw:layer="layout" svg:width="0.1cm" svg:height="0.1cm" svg:x="13.61cm" svg:y="5.78cm" svg:viewBox="0 0 101 101" svg:d="M0 50c0-28 22-50 50-50s51 22 51 50-23 51-51 51-50-23-50-51z">
          <text:p/>
        </draw:path>
        <draw:path draw:style-name="gr1" draw:text-style-name="P1" draw:layer="layout" svg:width="0.1cm" svg:height="0.1cm" svg:x="8.378cm" svg:y="8.186cm" svg:viewBox="0 0 101 101" svg:d="M0 51c0-28 23-51 51-51 27 0 50 23 50 51s-23 50-50 50c-28 0-51-22-51-50z">
          <text:p/>
        </draw:path>
        <draw:path draw:style-name="gr1" draw:text-style-name="P1" draw:layer="layout" svg:width="0.1cm" svg:height="0.1cm" svg:x="12.727cm" svg:y="5.696cm" svg:viewBox="0 0 101 101" svg:d="M0 51c0-28 24-51 52-51 27 0 49 23 49 51s-22 50-49 50c-28 0-52-22-52-50z">
          <text:p/>
        </draw:path>
        <draw:path draw:style-name="gr1" draw:text-style-name="P1" draw:layer="layout" svg:width="0.1cm" svg:height="0.1cm" svg:x="11.965cm" svg:y="5.696cm" svg:viewBox="0 0 101 101" svg:d="M0 51c0-28 23-51 51-51 27 0 50 23 50 51s-23 50-50 50c-28 0-51-22-51-50z">
          <text:p/>
        </draw:path>
        <draw:path draw:style-name="gr1" draw:text-style-name="P1" draw:layer="layout" svg:width="0.1cm" svg:height="0.1cm" svg:x="15.87cm" svg:y="6.713cm" svg:viewBox="0 0 101 101" svg:d="M0 50c0-28 23-50 52-50 27 0 49 22 49 50s-22 51-49 51c-29 0-52-23-52-51z">
          <text:p/>
        </draw:path>
        <draw:path draw:style-name="gr1" draw:text-style-name="P1" draw:layer="layout" svg:width="0.1cm" svg:height="0.1cm" svg:x="16.632cm" svg:y="6.713cm" svg:viewBox="0 0 101 101" svg:d="M0 50c0-28 23-50 51-50s50 22 50 50-22 51-50 51-51-23-51-51z">
          <text:p/>
        </draw:path>
        <draw:path draw:style-name="gr1" draw:text-style-name="P1" draw:layer="layout" svg:width="0.1cm" svg:height="0.1cm" svg:x="10.044cm" svg:y="5.881cm" svg:viewBox="0 0 101 101" svg:d="M0 51c0-29 23-51 52-51 27 0 49 22 49 51 0 27-22 50-49 50-29 0-52-23-52-50z">
          <text:p/>
        </draw:path>
        <draw:path draw:style-name="gr1" draw:text-style-name="P1" draw:layer="layout" svg:width="0.149cm" svg:height="0.15cm" svg:x="10.02cm" svg:y="5.036cm" svg:viewBox="0 0 150 151" svg:d="M0 75c0-42 33-75 75-75s75 33 75 75c0 41-33 76-75 76s-75-35-75-76z">
          <text:p/>
        </draw:path>
        <draw:path draw:style-name="gr1" draw:text-style-name="P1" draw:layer="layout" svg:width="0.1cm" svg:height="0.1cm" svg:x="10.044cm" svg:y="5.671cm" svg:viewBox="0 0 101 101" svg:d="M0 51c0-29 23-51 52-51 27 0 49 22 49 51 0 27-22 50-49 50-29 0-52-23-52-50z">
          <text:p/>
        </draw:path>
        <draw:path draw:style-name="gr1" draw:text-style-name="P1" draw:layer="layout" svg:width="0.1cm" svg:height="0.1cm" svg:x="10.044cm" svg:y="5.471cm" svg:viewBox="0 0 101 101" svg:d="M0 51c0-29 23-51 52-51 27 0 49 22 49 51 0 27-22 50-49 50-29 0-52-23-52-50z">
          <text:p/>
        </draw:path>
        <draw:path draw:style-name="gr1" draw:text-style-name="P1" draw:layer="layout" svg:width="0.1cm" svg:height="0.1cm" svg:x="10.044cm" svg:y="5.271cm" svg:viewBox="0 0 101 101" svg:d="M0 51c0-29 23-51 52-51 27 0 49 22 49 51 0 27-22 50-49 50-29 0-52-23-52-50z">
          <text:p/>
        </draw:path>
        <draw:path draw:style-name="gr1" draw:text-style-name="P1" draw:layer="layout" svg:width="0.1cm" svg:height="0.1cm" svg:x="10.733cm" svg:y="6.822cm" svg:viewBox="0 0 101 101" svg:d="M0 49c0-27 22-49 51-49 27 0 50 22 50 49 0 28-23 52-50 52-29 0-51-24-51-52z">
          <text:p/>
        </draw:path>
        <draw:path draw:style-name="gr1" draw:text-style-name="P1" draw:layer="layout" svg:width="0.1cm" svg:height="0.1cm" svg:x="10.733cm" svg:y="7.584cm" svg:viewBox="0 0 101 101" svg:d="M0 50c0-27 22-50 51-50 27 0 50 23 50 50 0 28-23 51-50 51-29 0-51-23-51-51z">
          <text:p/>
        </draw:path>
        <draw:path draw:style-name="gr1" draw:text-style-name="P1" draw:layer="layout" svg:width="0.1cm" svg:height="0.1cm" svg:x="6.874cm" svg:y="5.671cm" svg:viewBox="0 0 101 101" svg:d="M0 51c0-29 22-51 51-51 27 0 50 22 50 51 0 27-23 50-50 50-29 0-51-23-51-50z">
          <text:p/>
        </draw:path>
        <draw:path draw:style-name="gr1" draw:text-style-name="P1" draw:layer="layout" svg:width="0.1cm" svg:height="0.1cm" svg:x="6.874cm" svg:y="5.471cm" svg:viewBox="0 0 101 101" svg:d="M0 51c0-29 22-51 51-51 27 0 50 22 50 51 0 27-23 50-50 50-29 0-51-23-51-50z">
          <text:p/>
        </draw:path>
        <draw:path draw:style-name="gr1" draw:text-style-name="P1" draw:layer="layout" svg:width="0.1cm" svg:height="0.1cm" svg:x="4.516cm" svg:y="7.115cm" svg:viewBox="0 0 101 101" svg:d="M0 51c0-28 23-51 51-51 27 0 50 23 50 51 0 27-23 50-50 50-28 0-51-23-51-50z">
          <text:p/>
        </draw:path>
        <draw:path draw:style-name="gr1" draw:text-style-name="P1" draw:layer="layout" svg:width="0.1cm" svg:height="0.1cm" svg:x="4.516cm" svg:y="7.315cm" svg:viewBox="0 0 101 101" svg:d="M0 51c0-28 23-51 51-51 27 0 50 23 50 51 0 27-23 50-50 50-28 0-51-23-51-50z">
          <text:p/>
        </draw:path>
        <draw:path draw:style-name="gr1" draw:text-style-name="P1" draw:layer="layout" svg:width="0.1cm" svg:height="0.1cm" svg:x="6.019cm" svg:y="5.956cm" svg:viewBox="0 0 101 101" svg:d="M0 50c0-27 23-50 50-50 28 0 51 23 51 50 0 29-23 51-51 51-27 0-50-22-50-51z">
          <text:p/>
        </draw:path>
        <draw:path draw:style-name="gr1" draw:text-style-name="P1" draw:layer="layout" svg:width="0.1cm" svg:height="0.1cm" svg:x="6.019cm" svg:y="5.194cm" svg:viewBox="0 0 101 101" svg:d="M0 51c0-28 23-51 50-51 28 0 51 23 51 51s-23 50-51 50c-27 0-50-22-50-50z">
          <text:p/>
        </draw:path>
        <draw:path draw:style-name="gr1" draw:text-style-name="P1" draw:layer="layout" svg:width="0.1cm" svg:height="0.1cm" svg:x="10.733cm" svg:y="8.186cm" svg:viewBox="0 0 101 101" svg:d="M0 51c0-28 22-51 51-51 27 0 50 23 50 51s-23 50-50 50c-29 0-51-22-51-50z">
          <text:p/>
        </draw:path>
        <draw:path draw:style-name="gr1" draw:text-style-name="P1" draw:layer="layout" svg:width="0.1cm" svg:height="0.1cm" svg:x="6.019cm" svg:y="4.645cm" svg:viewBox="0 0 101 101" svg:d="M0 50c0-28 23-50 50-50 28 0 51 22 51 50 0 27-23 51-51 51-27 0-50-24-50-51z">
          <text:p/>
        </draw:path>
        <draw:path draw:style-name="gr1" draw:text-style-name="P1" draw:layer="layout" svg:width="0.1cm" svg:height="0.1cm" svg:x="6.019cm" svg:y="8.186cm" svg:viewBox="0 0 101 101" svg:d="M0 51c0-28 23-51 50-51 28 0 51 23 51 51s-23 50-51 50c-27 0-50-22-50-50z">
          <text:p/>
        </draw:path>
        <draw:path draw:style-name="gr1" draw:text-style-name="P1" draw:layer="layout" svg:width="0.1cm" svg:height="0.1cm" svg:x="12.422cm" svg:y="8.163cm" svg:viewBox="0 0 101 101" svg:d="M0 51c0-29 24-51 52-51 27 0 49 22 49 51 0 28-22 50-49 50-28 0-52-22-52-50z">
          <text:p/>
        </draw:path>
        <draw:path draw:style-name="gr1" draw:text-style-name="P1" draw:layer="layout" svg:width="0.1cm" svg:height="0.1cm" svg:x="15.87cm" svg:y="6.204cm" svg:viewBox="0 0 101 101" svg:d="M0 52c0-28 23-52 52-52 27 0 49 24 49 52 0 27-22 49-49 49-29 0-52-22-52-49z">
          <text:p/>
        </draw:path>
        <draw:path draw:style-name="gr1" draw:text-style-name="P1" draw:layer="layout" svg:width="0.1cm" svg:height="0.1cm" svg:x="16.632cm" svg:y="6.204cm" svg:viewBox="0 0 101 101" svg:d="M0 52c0-28 23-52 51-52s50 24 50 52c0 27-22 49-50 49s-51-22-51-49z">
          <text:p/>
        </draw:path>
        <draw:path draw:style-name="gr1" draw:text-style-name="P1" draw:layer="layout" svg:width="0.1cm" svg:height="0.1cm" svg:x="5.288cm" svg:y="6.906cm" svg:viewBox="0 0 101 101" svg:d="M0 49c0-27 22-49 51-49 28 0 50 22 50 49 0 28-22 52-50 52-29 0-51-24-51-52z">
          <text:p/>
        </draw:path>
        <draw:path draw:style-name="gr1" draw:text-style-name="P1" draw:layer="layout" svg:width="0.15cm" svg:height="0.149cm" svg:x="5.263cm" svg:y="7.701cm" svg:viewBox="0 0 151 150" svg:d="M0 75c0-42 34-75 75-75 42 0 76 33 76 75 0 41-34 75-76 75-41 0-75-34-75-75z">
          <text:p/>
        </draw:path>
        <draw:path draw:style-name="gr1" draw:text-style-name="P1" draw:layer="layout" svg:width="0.1cm" svg:height="0.1cm" svg:x="5.288cm" svg:y="7.115cm" svg:viewBox="0 0 101 101" svg:d="M0 51c0-28 22-51 51-51 28 0 50 23 50 51 0 27-22 50-50 50-29 0-51-23-51-50z">
          <text:p/>
        </draw:path>
        <draw:path draw:style-name="gr1" draw:text-style-name="P1" draw:layer="layout" svg:width="0.1cm" svg:height="0.1cm" svg:x="5.288cm" svg:y="7.315cm" svg:viewBox="0 0 101 101" svg:d="M0 51c0-28 22-51 51-51 28 0 50 23 50 51 0 27-22 50-50 50-29 0-51-23-51-50z">
          <text:p/>
        </draw:path>
        <draw:path draw:style-name="gr1" draw:text-style-name="P1" draw:layer="layout" svg:width="0.1cm" svg:height="0.1cm" svg:x="5.288cm" svg:y="7.515cm" svg:viewBox="0 0 101 101" svg:d="M0 51c0-28 22-51 51-51 28 0 50 23 50 51 0 27-22 50-50 50-29 0-51-23-51-50z">
          <text:p/>
        </draw:path>
        <draw:path draw:style-name="gr1" draw:text-style-name="P1" draw:layer="layout" svg:width="0.1cm" svg:height="0.1cm" svg:x="13.865cm" svg:y="5.035cm" svg:viewBox="0 0 101 101" svg:d="M0 50c0-28 22-50 49-50 29 0 52 22 52 50s-23 51-52 51c-27 0-49-23-49-51z">
          <text:p/>
        </draw:path>
        <draw:path draw:style-name="gr1" draw:text-style-name="P1" draw:layer="layout" svg:width="0.1cm" svg:height="0.1cm" svg:x="13.611cm" svg:y="5.035cm" svg:viewBox="0 0 101 101" svg:d="M0 50c0-28 23-50 50-50 28 0 51 22 51 50s-23 51-51 51c-27 0-50-23-50-51z">
          <text:p/>
        </draw:path>
        <draw:path draw:style-name="gr1" draw:text-style-name="P1" draw:layer="layout" svg:width="0.1cm" svg:height="0.1cm" svg:x="14.116cm" svg:y="7.325cm" svg:viewBox="0 0 101 101" svg:d="M0 50c0-28 23-50 51-50s50 22 50 50c0 29-22 51-50 51s-51-22-51-51z">
          <text:p/>
        </draw:path>
        <draw:path draw:style-name="gr1" draw:text-style-name="P1" draw:layer="layout" svg:width="0.1cm" svg:height="0.1cm" svg:x="13.862cm" svg:y="7.325cm" svg:viewBox="0 0 101 101" svg:d="M0 50c0-28 22-50 50-50 29 0 51 22 51 50 0 29-22 51-51 51-28 0-50-22-50-51z">
          <text:p/>
        </draw:path>
        <draw:path draw:style-name="gr1" draw:text-style-name="P1" draw:layer="layout" svg:width="0.1cm" svg:height="0.1cm" svg:x="10.733cm" svg:y="4.645cm" svg:viewBox="0 0 101 101" svg:d="M0 50c0-28 22-50 51-50 27 0 50 22 50 50 0 27-23 51-50 51-29 0-51-24-51-51z">
          <text:p/>
        </draw:path>
        <draw:path draw:style-name="gr1" draw:text-style-name="P1" draw:layer="layout" svg:width="0.1cm" svg:height="0.1cm" svg:x="13.094cm" svg:y="8.544cm" svg:viewBox="0 0 101 101" svg:d="M0 51c0-29 22-51 51-51 28 0 50 22 50 51 0 28-22 50-50 50-29 0-51-22-51-50z">
          <text:p/>
        </draw:path>
        <draw:path draw:style-name="gr1" draw:text-style-name="P1" draw:layer="layout" svg:width="0.1cm" svg:height="0.1cm" svg:x="13.094cm" svg:y="7.782cm" svg:viewBox="0 0 101 101" svg:d="M0 51c0-28 22-51 51-51 28 0 50 23 50 51s-22 50-50 50c-29 0-51-22-51-50z">
          <text:p/>
        </draw:path>
        <draw:path draw:style-name="gr1" draw:text-style-name="P1" draw:layer="layout" svg:width="0.1cm" svg:height="0.1cm" svg:x="9.229cm" svg:y="7.481cm" svg:viewBox="0 0 101 101" svg:d="M0 51c0-28 22-51 51-51 27 0 50 23 50 51 0 27-23 50-50 50-29 0-51-23-51-50z">
          <text:p/>
        </draw:path>
        <draw:path draw:style-name="gr1" draw:text-style-name="P1" draw:layer="layout" svg:width="0.1cm" svg:height="0.1cm" svg:x="9.229cm" svg:y="7.281cm" svg:viewBox="0 0 101 101" svg:d="M0 51c0-28 22-51 51-51 27 0 50 23 50 51 0 27-23 50-50 50-29 0-51-23-51-50z">
          <text:p/>
        </draw:path>
        <draw:path draw:style-name="gr1" draw:text-style-name="P1" draw:layer="layout" svg:width="0.1cm" svg:height="0.1cm" svg:x="15.862cm" svg:y="4.119cm" svg:viewBox="0 0 101 101" svg:d="M0 51c0-28 22-51 51-51 27 0 50 23 50 51s-23 50-50 50c-29 0-51-22-51-50z">
          <text:p/>
        </draw:path>
        <draw:path draw:style-name="gr1" draw:text-style-name="P1" draw:layer="layout" svg:width="0.1cm" svg:height="0.1cm" svg:x="14.631cm" svg:y="3.742cm" svg:viewBox="0 0 101 101" svg:d="M0 50c0-28 22-50 50-50s51 22 51 50-23 51-51 51-50-23-50-51z">
          <text:p/>
        </draw:path>
        <draw:path draw:style-name="gr1" draw:text-style-name="P1" draw:layer="layout" svg:width="0.1cm" svg:height="0.1cm" svg:x="14.631cm" svg:y="4.504cm" svg:viewBox="0 0 101 101" svg:d="M0 51c0-29 22-51 50-51s51 22 51 51c0 28-23 50-51 50s-50-22-50-50z">
          <text:p/>
        </draw:path>
        <draw:path draw:style-name="gr1" draw:text-style-name="P1" draw:layer="layout" svg:width="0.1cm" svg:height="0.1cm" svg:x="15.4cm" svg:y="3.738cm" svg:viewBox="0 0 101 101" svg:d="M0 50c0-28 23-50 50-50 28 0 51 22 51 50s-23 51-51 51c-27 0-50-23-50-51z">
          <text:p/>
        </draw:path>
        <draw:path draw:style-name="gr1" draw:text-style-name="P1" draw:layer="layout" svg:width="0.1cm" svg:height="0.1cm" svg:x="15.4cm" svg:y="4.5cm" svg:viewBox="0 0 101 101" svg:d="M0 51c0-29 23-51 50-51 28 0 51 22 51 51 0 28-23 50-51 50-27 0-50-22-50-50z">
          <text:p/>
        </draw:path>
        <draw:path draw:style-name="gr1" draw:text-style-name="P1" draw:layer="layout" svg:width="0.1cm" svg:height="0.1cm" svg:x="14.631cm" svg:y="7.325cm" svg:viewBox="0 0 101 101" svg:d="M0 50c0-28 22-50 50-50s51 22 51 50c0 29-23 51-51 51s-50-22-50-51z">
          <text:p/>
        </draw:path>
        <draw:path draw:style-name="gr1" draw:text-style-name="P1" draw:layer="layout" svg:width="0.1cm" svg:height="0.1cm" svg:x="14.885cm" svg:y="7.325cm" svg:viewBox="0 0 101 101" svg:d="M0 50c0-28 22-50 51-50 28 0 50 22 50 50 0 29-22 51-50 51-29 0-51-22-51-51z">
          <text:p/>
        </draw:path>
        <draw:path draw:style-name="gr1" draw:text-style-name="P1" draw:layer="layout" svg:width="0.1cm" svg:height="0.1cm" svg:x="13.611cm" svg:y="3.741cm" svg:viewBox="0 0 101 101" svg:d="M0 50c0-28 23-50 50-50 28 0 51 22 51 50s-23 51-51 51c-27 0-50-23-50-51z">
          <text:p/>
        </draw:path>
        <draw:path draw:style-name="gr1" draw:text-style-name="P1" draw:layer="layout" svg:width="0.1cm" svg:height="0.1cm" svg:x="13.611cm" svg:y="4.503cm" svg:viewBox="0 0 101 101" svg:d="M0 51c0-29 23-51 50-51 28 0 51 22 51 51 0 28-23 50-51 50-27 0-50-22-50-50z">
          <text:p/>
        </draw:path>
        <draw:path draw:style-name="gr1" draw:text-style-name="P1" draw:layer="layout" svg:width="0.1cm" svg:height="0.1cm" svg:x="12.727cm" svg:y="8.163cm" svg:viewBox="0 0 101 101" svg:d="M0 51c0-29 24-51 52-51 27 0 49 22 49 51 0 28-22 50-49 50-28 0-52-22-52-50z">
          <text:p/>
        </draw:path>
        <draw:path draw:style-name="gr1" draw:text-style-name="P1" draw:layer="layout" svg:width="0.1cm" svg:height="0.1cm" svg:x="13.864cm" svg:y="8.54cm" svg:viewBox="0 0 101 101" svg:d="M0 51c0-29 22-51 50-51 29 0 51 22 51 51 0 28-22 50-51 50-28 0-50-22-50-50z">
          <text:p/>
        </draw:path>
        <draw:path draw:style-name="gr1" draw:text-style-name="P1" draw:layer="layout" svg:width="0.1cm" svg:height="0.1cm" svg:x="13.864cm" svg:y="7.778cm" svg:viewBox="0 0 101 101" svg:d="M0 51c0-28 22-51 50-51 29 0 51 23 51 51s-22 50-51 50c-28 0-50-22-50-50z">
          <text:p/>
        </draw:path>
        <draw:path draw:style-name="gr1" draw:text-style-name="P1" draw:layer="layout" svg:width="0.1cm" svg:height="0.1cm" svg:x="12.727cm" svg:y="6.204cm" svg:viewBox="0 0 101 101" svg:d="M0 52c0-28 24-52 52-52 27 0 49 24 49 52 0 27-22 49-49 49-28 0-52-22-52-49z">
          <text:p/>
        </draw:path>
        <draw:path draw:style-name="gr1" draw:text-style-name="P1" draw:layer="layout" svg:width="0.1cm" svg:height="0.1cm" svg:x="11.965cm" svg:y="6.204cm" svg:viewBox="0 0 101 101" svg:d="M0 52c0-28 23-52 51-52 27 0 50 24 50 52 0 27-23 49-50 49-28 0-51-22-51-49z">
          <text:p/>
        </draw:path>
        <draw:path draw:style-name="gr1" draw:text-style-name="P1" draw:layer="layout" svg:width="0.1cm" svg:height="0.1cm" svg:x="11.749cm" svg:y="3.741cm" svg:viewBox="0 0 101 101" svg:d="M0 50c0-28 24-50 52-50 27 0 49 22 49 50s-22 51-49 51c-28 0-52-23-52-51z">
          <text:p/>
        </draw:path>
        <draw:path draw:style-name="gr1" draw:text-style-name="P1" draw:layer="layout" svg:width="0.1cm" svg:height="0.1cm" svg:x="5.348cm" svg:y="5.882cm" svg:viewBox="0 0 101 101" svg:d="M0 50c0-28 22-50 49-50 29 0 52 22 52 50s-23 51-52 51c-27 0-49-23-49-51z">
          <text:p/>
        </draw:path>
        <draw:path draw:style-name="gr1" draw:text-style-name="P1" draw:layer="layout" svg:width="0.149cm" svg:height="0.151cm" svg:x="5.323cm" svg:y="5.036cm" svg:viewBox="0 0 150 152" svg:d="M0 76c0-42 34-76 75-76 42 0 75 34 75 76 0 41-33 76-75 76-41 0-75-35-75-76z">
          <text:p/>
        </draw:path>
        <draw:path draw:style-name="gr1" draw:text-style-name="P1" draw:layer="layout" svg:width="0.1cm" svg:height="0.1cm" svg:x="5.348cm" svg:y="5.671cm" svg:viewBox="0 0 101 101" svg:d="M0 52c0-29 22-52 49-52 29 0 52 23 52 52 0 27-23 49-52 49-27 0-49-22-49-49z">
          <text:p/>
        </draw:path>
        <draw:path draw:style-name="gr1" draw:text-style-name="P1" draw:layer="layout" svg:width="0.1cm" svg:height="0.099cm" svg:x="5.348cm" svg:y="5.472cm" svg:viewBox="0 0 101 100" svg:d="M0 50c0-28 22-50 49-50 29 0 52 22 52 50s-23 50-52 50c-27 0-49-22-49-50z">
          <text:p/>
        </draw:path>
        <draw:path draw:style-name="gr1" draw:text-style-name="P1" draw:layer="layout" svg:width="0.1cm" svg:height="0.1cm" svg:x="5.348cm" svg:y="5.272cm" svg:viewBox="0 0 101 101" svg:d="M0 50c0-28 22-50 49-50 29 0 52 22 52 50s-23 51-52 51c-27 0-49-23-49-51z">
          <text:p/>
        </draw:path>
        <draw:path draw:style-name="gr1" draw:text-style-name="P1" draw:layer="layout" svg:width="0.1cm" svg:height="0.1cm" svg:x="13.346cm" svg:y="7.325cm" svg:viewBox="0 0 101 101" svg:d="M0 50c0-28 22-50 50-50s51 22 51 50c0 29-23 51-51 51s-50-22-50-51z">
          <text:p/>
        </draw:path>
        <draw:path draw:style-name="gr1" draw:text-style-name="P1" draw:layer="layout" svg:width="0.1cm" svg:height="0.1cm" svg:x="13.092cm" svg:y="7.325cm" svg:viewBox="0 0 101 101" svg:d="M0 50c0-28 22-50 51-50 28 0 50 22 50 50 0 29-22 51-50 51-29 0-51-22-51-51z">
          <text:p/>
        </draw:path>
        <draw:path draw:style-name="gr1" draw:text-style-name="P1" draw:layer="layout" svg:width="0.1cm" svg:height="0.1cm" svg:x="8.378cm" svg:y="6.822cm" svg:viewBox="0 0 101 101" svg:d="M0 49c0-27 23-49 51-49 27 0 50 22 50 49 0 28-23 52-50 52-28 0-51-24-51-52z">
          <text:p/>
        </draw:path>
        <draw:path draw:style-name="gr1" draw:text-style-name="P1" draw:layer="layout" svg:width="0.1cm" svg:height="0.1cm" svg:x="8.378cm" svg:y="7.584cm" svg:viewBox="0 0 101 101" svg:d="M0 50c0-27 23-50 51-50 27 0 50 23 50 50 0 28-23 51-50 51-28 0-51-23-51-51z">
          <text:p/>
        </draw:path>
        <draw:path draw:style-name="gr1" draw:text-style-name="P1" draw:layer="layout" svg:width="0.1cm" svg:height="0.1cm" svg:x="7.68cm" svg:y="6.906cm" svg:viewBox="0 0 101 101" svg:d="M0 49c0-27 23-49 50-49 28 0 51 22 51 49 0 28-23 52-51 52-27 0-50-24-50-52z">
          <text:p/>
        </draw:path>
        <draw:path draw:style-name="gr1" draw:text-style-name="P1" draw:layer="layout" svg:width="0.149cm" svg:height="0.149cm" svg:x="7.655cm" svg:y="7.701cm" svg:viewBox="0 0 150 150" svg:d="M0 75c0-42 33-75 74-75 43 0 76 33 76 75 0 41-33 75-76 75-41 0-74-34-74-75z">
          <text:p/>
        </draw:path>
        <draw:path draw:style-name="gr1" draw:text-style-name="P1" draw:layer="layout" svg:width="0.1cm" svg:height="0.1cm" svg:x="7.68cm" svg:y="7.115cm" svg:viewBox="0 0 101 101" svg:d="M0 51c0-28 23-51 50-51 28 0 51 23 51 51 0 27-23 50-51 50-27 0-50-23-50-50z">
          <text:p/>
        </draw:path>
        <draw:path draw:style-name="gr1" draw:text-style-name="P1" draw:layer="layout" svg:width="0.1cm" svg:height="0.1cm" svg:x="7.68cm" svg:y="7.315cm" svg:viewBox="0 0 101 101" svg:d="M0 51c0-28 23-51 50-51 28 0 51 23 51 51 0 27-23 50-51 50-27 0-50-23-50-50z">
          <text:p/>
        </draw:path>
        <draw:path draw:style-name="gr1" draw:text-style-name="P1" draw:layer="layout" svg:width="0.1cm" svg:height="0.1cm" svg:x="7.68cm" svg:y="7.515cm" svg:viewBox="0 0 101 101" svg:d="M0 51c0-28 23-51 50-51 28 0 51 23 51 51 0 27-23 50-51 50-27 0-50-23-50-50z">
          <text:p/>
        </draw:path>
        <draw:path draw:style-name="gr1" draw:text-style-name="P1" draw:layer="layout" svg:width="0.1cm" svg:height="0.1cm" svg:x="16.167cm" svg:y="4.119cm" svg:viewBox="0 0 101 101" svg:d="M0 51c0-28 22-51 51-51 27 0 50 23 50 51s-23 50-50 50c-29 0-51-22-51-50z">
          <text:p/>
        </draw:path>
        <draw:path draw:style-name="gr1" draw:text-style-name="P1" draw:layer="layout" svg:width="0.1cm" svg:height="0.1cm" svg:x="15.149cm" svg:y="5.035cm" svg:viewBox="0 0 101 101" svg:d="M0 50c0-28 23-50 51-50s50 22 50 50-22 51-50 51-51-23-51-51z">
          <text:p/>
        </draw:path>
        <draw:path draw:style-name="gr1" draw:text-style-name="P1" draw:layer="layout" svg:width="0.1cm" svg:height="0.1cm" svg:x="15.403cm" svg:y="5.035cm" svg:viewBox="0 0 101 101" svg:d="M0 50c0-28 24-50 52-50 27 0 49 22 49 50s-22 51-49 51c-28 0-52-23-52-51z">
          <text:p/>
        </draw:path>
        <draw:path draw:style-name="gr1" draw:text-style-name="P1" draw:layer="layout" svg:width="0.1cm" svg:height="0.1cm" svg:x="12.727cm" svg:y="6.713cm" svg:viewBox="0 0 101 101" svg:d="M0 50c0-28 24-50 52-50 27 0 49 22 49 50s-22 51-49 51c-28 0-52-23-52-51z">
          <text:p/>
        </draw:path>
        <draw:path draw:style-name="gr1" draw:text-style-name="P1" draw:layer="layout" svg:width="0.1cm" svg:height="0.1cm" svg:x="11.965cm" svg:y="6.713cm" svg:viewBox="0 0 101 101" svg:d="M0 50c0-28 23-50 51-50 27 0 50 22 50 50s-23 51-50 51c-28 0-51-23-51-51z">
          <text:p/>
        </draw:path>
        <draw:path draw:style-name="gr1" draw:text-style-name="P1" draw:layer="layout" svg:width="0.1cm" svg:height="0.1cm" svg:x="10.044cm" svg:y="7.691cm" svg:viewBox="0 0 101 101" svg:d="M0 51c0-28 23-51 52-51 27 0 49 23 49 51 0 27-22 50-49 50-29 0-52-23-52-50z">
          <text:p/>
        </draw:path>
        <draw:path draw:style-name="gr1" draw:text-style-name="P1" draw:layer="layout" svg:width="0.149cm" svg:height="0.15cm" svg:x="10.02cm" svg:y="6.846cm" svg:viewBox="0 0 150 151" svg:d="M0 75c0-42 33-75 75-75s75 33 75 75c0 41-33 76-75 76s-75-35-75-76z">
          <text:p/>
        </draw:path>
        <draw:path draw:style-name="gr1" draw:text-style-name="P1" draw:layer="layout" svg:width="0.1cm" svg:height="0.1cm" svg:x="10.044cm" svg:y="7.481cm" svg:viewBox="0 0 101 101" svg:d="M0 51c0-28 23-51 52-51 27 0 49 23 49 51 0 27-22 50-49 50-29 0-52-23-52-50z">
          <text:p/>
        </draw:path>
        <draw:path draw:style-name="gr1" draw:text-style-name="P1" draw:layer="layout" svg:width="0.1cm" svg:height="0.1cm" svg:x="10.044cm" svg:y="7.281cm" svg:viewBox="0 0 101 101" svg:d="M0 51c0-28 23-51 52-51 27 0 49 23 49 51 0 27-22 50-49 50-29 0-52-23-52-50z">
          <text:p/>
        </draw:path>
        <draw:path draw:style-name="gr1" draw:text-style-name="P1" draw:layer="layout" svg:width="0.1cm" svg:height="0.1cm" svg:x="10.044cm" svg:y="7.081cm" svg:viewBox="0 0 101 101" svg:d="M0 51c0-28 23-51 52-51 27 0 49 23 49 51 0 27-22 50-49 50-29 0-52-23-52-50z">
          <text:p/>
        </draw:path>
        <draw:path draw:style-name="gr1" draw:text-style-name="P1" draw:layer="layout" svg:width="0.1cm" svg:height="0.1cm" svg:x="6.019cm" svg:y="6.822cm" svg:viewBox="0 0 101 101" svg:d="M0 49c0-27 23-49 50-49 28 0 51 22 51 49 0 28-23 52-51 52-27 0-50-24-50-52z">
          <text:p/>
        </draw:path>
        <draw:path draw:style-name="gr1" draw:text-style-name="P1" draw:layer="layout" svg:width="0.1cm" svg:height="0.1cm" svg:x="6.019cm" svg:y="7.584cm" svg:viewBox="0 0 101 101" svg:d="M0 50c0-27 23-50 50-50 28 0 51 23 51 50 0 28-23 51-51 51-27 0-50-23-50-51z">
          <text:p/>
        </draw:path>
        <draw:path draw:style-name="gr1" draw:text-style-name="P1" draw:layer="layout" svg:width="0.1cm" svg:height="0.1cm" svg:x="6.874cm" svg:y="7.115cm" svg:viewBox="0 0 101 101" svg:d="M0 51c0-28 22-51 51-51 27 0 50 23 50 51 0 27-23 50-50 50-29 0-51-23-51-50z">
          <text:p/>
        </draw:path>
        <draw:path draw:style-name="gr1" draw:text-style-name="P1" draw:layer="layout" svg:width="0.1cm" svg:height="0.1cm" svg:x="6.874cm" svg:y="7.315cm" svg:viewBox="0 0 101 101" svg:d="M0 51c0-28 22-51 51-51 27 0 50 23 50 51 0 27-23 50-50 50-29 0-51-23-51-50z">
          <text:p/>
        </draw:path>
        <draw:path draw:style-name="gr1" draw:text-style-name="P1" draw:layer="layout" svg:width="0.1cm" svg:height="0.1cm" svg:x="11.441cm" svg:y="3.741cm" svg:viewBox="0 0 101 101" svg:d="M0 50c0-28 23-50 50-50 28 0 51 22 51 50s-23 51-51 51c-27 0-50-23-50-51z">
          <text:p/>
        </draw:path>
        <draw:path draw:style-name="gr1" draw:text-style-name="P1" draw:layer="layout" svg:width="0.1cm" svg:height="0.1cm" svg:x="7.677cm" svg:y="5.881cm" svg:viewBox="0 0 101 101" svg:d="M0 51c0-29 24-51 52-51 27 0 49 22 49 51 0 27-22 50-49 50-28 0-52-23-52-50z">
          <text:p/>
        </draw:path>
        <draw:path draw:style-name="gr1" draw:text-style-name="P1" draw:layer="layout" svg:width="0.149cm" svg:height="0.15cm" svg:x="7.653cm" svg:y="5.036cm" svg:viewBox="0 0 150 151" svg:d="M0 75c0-42 33-75 75-75s75 33 75 75c0 41-33 76-75 76s-75-35-75-76z">
          <text:p/>
        </draw:path>
        <draw:path draw:style-name="gr1" draw:text-style-name="P1" draw:layer="layout" svg:width="0.1cm" svg:height="0.1cm" svg:x="7.677cm" svg:y="5.671cm" svg:viewBox="0 0 101 101" svg:d="M0 51c0-29 24-51 52-51 27 0 49 22 49 51 0 27-22 50-49 50-28 0-52-23-52-50z">
          <text:p/>
        </draw:path>
        <draw:path draw:style-name="gr1" draw:text-style-name="P1" draw:layer="layout" svg:width="0.1cm" svg:height="0.1cm" svg:x="7.677cm" svg:y="5.471cm" svg:viewBox="0 0 101 101" svg:d="M0 51c0-29 24-51 52-51 27 0 49 22 49 51 0 27-22 50-49 50-28 0-52-23-52-50z">
          <text:p/>
        </draw:path>
        <draw:path draw:style-name="gr1" draw:text-style-name="P1" draw:layer="layout" svg:width="0.1cm" svg:height="0.1cm" svg:x="7.677cm" svg:y="5.271cm" svg:viewBox="0 0 101 101" svg:d="M0 51c0-29 24-51 52-51 27 0 49 22 49 51 0 27-22 50-49 50-28 0-52-23-52-50z">
          <text:p/>
        </draw:path>
        <draw:path draw:style-name="gr1" draw:text-style-name="P1" draw:layer="layout" svg:width="0.1cm" svg:height="0.1cm" svg:x="8.378cm" svg:y="4.645cm" svg:viewBox="0 0 101 101" svg:d="M0 50c0-28 23-50 51-50 27 0 50 22 50 50 0 27-23 51-50 51-28 0-51-24-51-51z">
          <text:p/>
        </draw:path>
        <draw:path draw:style-name="gr1" draw:text-style-name="P1" draw:layer="layout" svg:width="0.1cm" svg:height="0.1cm" svg:x="14.88cm" svg:y="8.541cm" svg:viewBox="0 0 101 101" svg:d="M0 51c0-29 22-51 51-51 28 0 50 22 50 51 0 28-22 50-50 50-29 0-51-22-51-50z">
          <text:p/>
        </draw:path>
        <draw:path draw:style-name="gr1" draw:text-style-name="P1" draw:layer="layout" svg:width="0.1cm" svg:height="0.1cm" svg:x="14.88cm" svg:y="7.779cm" svg:viewBox="0 0 101 101" svg:d="M0 51c0-28 22-51 51-51 28 0 50 23 50 51s-22 50-50 50c-29 0-51-22-51-50z">
          <text:p/>
        </draw:path>
        <draw:path draw:style-name="gr1" draw:text-style-name="P1" draw:layer="layout" svg:width="0.1cm" svg:height="0.1cm" svg:x="14.379cm" svg:y="5.035cm" svg:viewBox="0 0 101 101" svg:d="M0 50c0-28 23-50 52-50 27 0 49 22 49 50s-22 51-49 51c-29 0-52-23-52-51z">
          <text:p/>
        </draw:path>
        <draw:path draw:style-name="gr1" draw:text-style-name="P1" draw:layer="layout" svg:width="0.1cm" svg:height="0.1cm" svg:x="14.633cm" svg:y="5.035cm" svg:viewBox="0 0 101 101" svg:d="M0 50c0-28 23-50 51-50 27 0 50 22 50 50s-23 51-50 51c-28 0-51-23-51-51z">
          <text:p/>
        </draw:path>
        <draw:path draw:style-name="gr1" draw:text-style-name="P1" draw:layer="layout" svg:width="0.1cm" svg:height="0.1cm" svg:x="16.472cm" svg:y="4.119cm" svg:viewBox="0 0 101 101" svg:d="M0 51c0-28 22-51 51-51 27 0 50 23 50 51s-23 50-50 50c-29 0-51-22-51-50z">
          <text:p/>
        </draw:path>
        <draw:path draw:style-name="gr1" draw:text-style-name="P1" draw:layer="layout" svg:width="0.1cm" svg:height="0.1cm" svg:x="4.516cm" svg:y="5.671cm" svg:viewBox="0 0 101 101" svg:d="M0 51c0-29 23-51 51-51 27 0 50 22 50 51 0 27-23 50-50 50-28 0-51-23-51-50z">
          <text:p/>
        </draw:path>
        <draw:path draw:style-name="gr1" draw:text-style-name="P1" draw:layer="layout" svg:width="0.1cm" svg:height="0.1cm" svg:x="4.516cm" svg:y="5.471cm" svg:viewBox="0 0 101 101" svg:d="M0 51c0-29 23-51 51-51 27 0 50 22 50 51 0 27-23 50-50 50-28 0-51-23-51-50z">
          <text:p/>
        </draw:path>
        <draw:path draw:style-name="gr1" draw:text-style-name="P1" draw:layer="layout" svg:width="0.1cm" svg:height="0.1cm" svg:x="8.378cm" svg:y="5.956cm" svg:viewBox="0 0 101 101" svg:d="M0 50c0-27 23-50 51-50 27 0 50 23 50 50 0 29-23 51-50 51-28 0-51-22-51-51z">
          <text:p/>
        </draw:path>
        <draw:path draw:style-name="gr1" draw:text-style-name="P1" draw:layer="layout" svg:width="0.1cm" svg:height="0.1cm" svg:x="8.378cm" svg:y="5.194cm" svg:viewBox="0 0 101 101" svg:d="M0 51c0-28 23-51 51-51 27 0 50 23 50 51s-23 50-50 50c-28 0-51-22-51-50z">
          <text:p/>
        </draw:path>
        <draw:path draw:style-name="gr1" draw:text-style-name="P1" draw:layer="layout" svg:width="0.1cm" svg:height="0.1cm" svg:x="10.733cm" svg:y="5.956cm" svg:viewBox="0 0 101 101" svg:d="M0 50c0-27 22-50 51-50 27 0 50 23 50 50 0 29-23 51-50 51-29 0-51-22-51-51z">
          <text:p/>
        </draw:path>
        <draw:path draw:style-name="gr1" draw:text-style-name="P1" draw:layer="layout" svg:width="0.1cm" svg:height="0.1cm" svg:x="10.733cm" svg:y="5.194cm" svg:viewBox="0 0 101 101" svg:d="M0 51c0-28 22-51 51-51 27 0 50 23 50 51s-23 50-50 50c-29 0-51-22-51-50z">
          <text:p/>
        </draw:path>
        <draw:path draw:style-name="gr1" draw:text-style-name="P1" draw:layer="layout" svg:width="0.1cm" svg:height="0.1cm" svg:x="15.87cm" svg:y="5.696cm" svg:viewBox="0 0 101 101" svg:d="M0 51c0-28 23-51 52-51 27 0 49 23 49 51s-22 50-49 50c-29 0-52-22-52-50z">
          <text:p/>
        </draw:path>
        <draw:path draw:style-name="gr1" draw:text-style-name="P1" draw:layer="layout" svg:width="0.1cm" svg:height="0.1cm" svg:x="16.632cm" svg:y="5.696cm" svg:viewBox="0 0 101 101" svg:d="M0 51c0-28 23-51 51-51s50 23 50 51-22 50-50 50-51-22-51-50z">
          <text:p/>
        </draw:path>
        <draw:path draw:style-name="gr1" draw:text-style-name="P1" draw:layer="layout" svg:width="0.1cm" svg:height="0.1cm" svg:x="9.229cm" svg:y="5.671cm" svg:viewBox="0 0 101 101" svg:d="M0 51c0-29 22-51 51-51 27 0 50 22 50 51 0 27-23 50-50 50-29 0-51-23-51-50z">
          <text:p/>
        </draw:path>
        <draw:path draw:style-name="gr1" draw:text-style-name="P1" draw:layer="layout" svg:width="0.1cm" svg:height="0.1cm" svg:x="9.229cm" svg:y="5.471cm" svg:viewBox="0 0 101 101" svg:d="M0 51c0-29 22-51 51-51 27 0 50 22 50 51 0 27-23 50-50 50-29 0-51-23-51-50z">
          <text:p/>
        </draw:path>
        <draw:path draw:style-name="gr1" draw:text-style-name="P1" draw:layer="layout" svg:width="0.1cm" svg:height="0.1cm" svg:x="12.117cm" svg:y="8.163cm" svg:viewBox="0 0 101 101" svg:d="M0 51c0-29 23-51 52-51 27 0 49 22 49 51 0 28-22 50-49 50-29 0-52-22-52-50z">
          <text:p/>
        </draw:path>
        <draw:path draw:style-name="gr1" draw:text-style-name="P1" draw:layer="layout" svg:width="0.1cm" svg:height="0.1cm" svg:x="13.61cm" svg:y="6.574cm" svg:viewBox="0 0 101 101" svg:d="M0 50c0-28 22-50 50-50s51 22 51 50-23 51-51 51-50-23-50-51z">
          <text:p/>
        </draw:path>
        <draw:path draw:style-name="gr1" draw:text-style-name="P1" draw:layer="layout" svg:width="0.1cm" svg:height="0.1cm" svg:x="13.864cm" svg:y="6.574cm" svg:viewBox="0 0 101 101" svg:d="M0 50c0-28 22-50 49-50 29 0 52 22 52 50s-23 51-52 51c-27 0-49-23-49-51z">
          <text:p/>
        </draw:path>
        <draw:path draw:style-name="gr1" draw:text-style-name="P1" draw:layer="layout" svg:width="0.1cm" svg:height="0.1cm" svg:x="14.118cm" svg:y="6.574cm" svg:viewBox="0 0 101 101" svg:d="M0 50c0-28 23-50 50-50 28 0 51 22 51 50s-23 51-51 51c-27 0-50-23-50-51z">
          <text:p/>
        </draw:path>
        <draw:path draw:style-name="gr1" draw:text-style-name="P1" draw:layer="layout" svg:width="0.1cm" svg:height="0.1cm" svg:x="14.372cm" svg:y="6.574cm" svg:viewBox="0 0 101 101" svg:d="M0 50c0-28 22-50 49-50 29 0 52 22 52 50s-23 51-52 51c-27 0-49-23-49-51z">
          <text:p/>
        </draw:path>
        <draw:path draw:style-name="gr1" draw:text-style-name="P1" draw:layer="layout" svg:width="0.1cm" svg:height="0.1cm" svg:x="14.626cm" svg:y="6.574cm" svg:viewBox="0 0 101 101" svg:d="M0 50c0-28 22-50 49-50 28 0 52 22 52 50s-24 51-52 51c-27 0-49-23-49-51z">
          <text:p/>
        </draw:path>
        <draw:path draw:style-name="gr1" draw:text-style-name="P1" draw:layer="layout" svg:width="0.1cm" svg:height="0.1cm" svg:x="14.88cm" svg:y="6.574cm" svg:viewBox="0 0 101 101" svg:d="M0 50c0-28 22-50 50-50s51 22 51 50-23 51-51 51-50-23-50-51z">
          <text:p/>
        </draw:path>
        <draw:path draw:style-name="gr1" draw:text-style-name="P1" draw:layer="layout" svg:width="0.1cm" svg:height="0.1cm" svg:x="15.134cm" svg:y="6.574cm" svg:viewBox="0 0 101 101" svg:d="M0 50c0-28 22-50 49-50 28 0 52 22 52 50s-24 51-52 51c-27 0-49-23-49-51z">
          <text:p/>
        </draw:path>
        <draw:path draw:style-name="gr1" draw:text-style-name="P1" draw:layer="layout" svg:width="0.1cm" svg:height="0.1cm" svg:x="15.134cm" svg:y="5.78cm" svg:viewBox="0 0 101 101" svg:d="M0 50c0-28 22-50 49-50 28 0 52 22 52 50s-24 51-52 51c-27 0-49-23-49-51z">
          <text:p/>
        </draw:path>
        <draw:path draw:style-name="gr1" draw:text-style-name="P1" draw:layer="layout" svg:width="0.1cm" svg:height="0.1cm" svg:x="14.88cm" svg:y="5.78cm" svg:viewBox="0 0 101 101" svg:d="M0 50c0-28 22-50 50-50s51 22 51 50-23 51-51 51-50-23-50-51z">
          <text:p/>
        </draw:path>
        <draw:path draw:style-name="gr1" draw:text-style-name="P1" draw:layer="layout" svg:width="0.1cm" svg:height="0.1cm" svg:x="14.626cm" svg:y="5.78cm" svg:viewBox="0 0 101 101" svg:d="M0 50c0-28 22-50 49-50 28 0 52 22 52 50s-24 51-52 51c-27 0-49-23-49-51z">
          <text:p/>
        </draw:path>
        <draw:path draw:style-name="gr1" draw:text-style-name="P1" draw:layer="layout" svg:width="0.1cm" svg:height="0.1cm" svg:x="14.372cm" svg:y="5.78cm" svg:viewBox="0 0 101 101" svg:d="M0 50c0-28 22-50 49-50 29 0 52 22 52 50s-23 51-52 51c-27 0-49-23-49-51z">
          <text:p/>
        </draw:path>
        <draw:path draw:style-name="gr1" draw:text-style-name="P1" draw:layer="layout" svg:width="0.1cm" svg:height="0.1cm" svg:x="14.118cm" svg:y="5.78cm" svg:viewBox="0 0 101 101" svg:d="M0 50c0-28 23-50 50-50 28 0 51 22 51 50s-23 51-51 51c-27 0-50-23-50-51z">
          <text:p/>
        </draw:path>
        <draw:path draw:style-name="gr1" draw:text-style-name="P1" draw:layer="layout" svg:width="0.1cm" svg:height="0.1cm" svg:x="13.864cm" svg:y="5.78cm" svg:viewBox="0 0 101 101" svg:d="M0 50c0-28 22-50 49-50 29 0 52 22 52 50s-23 51-52 51c-27 0-49-23-49-51z">
          <text:p/>
        </draw:path>
        <draw:path draw:style-name="gr1" draw:text-style-name="P1" draw:layer="layout" svg:width="0.1cm" svg:height="0.1cm" svg:x="13.61cm" svg:y="5.78cm" svg:viewBox="0 0 101 101" svg:d="M0 50c0-28 22-50 50-50s51 22 51 50-23 51-51 51-50-23-50-51z">
          <text:p/>
        </draw:path>
        <draw:path draw:style-name="gr1" draw:text-style-name="P1" draw:layer="layout" svg:width="0.1cm" svg:height="0.1cm" svg:x="8.378cm" svg:y="8.186cm" svg:viewBox="0 0 101 101" svg:d="M0 51c0-28 23-51 51-51 27 0 50 23 50 51s-23 50-50 50c-28 0-51-22-51-50z">
          <text:p/>
        </draw:path>
        <draw:path draw:style-name="gr1" draw:text-style-name="P1" draw:layer="layout" svg:width="0.1cm" svg:height="0.1cm" svg:x="12.727cm" svg:y="5.696cm" svg:viewBox="0 0 101 101" svg:d="M0 51c0-28 24-51 52-51 27 0 49 23 49 51s-22 50-49 50c-28 0-52-22-52-50z">
          <text:p/>
        </draw:path>
        <draw:path draw:style-name="gr1" draw:text-style-name="P1" draw:layer="layout" svg:width="0.1cm" svg:height="0.1cm" svg:x="11.965cm" svg:y="5.696cm" svg:viewBox="0 0 101 101" svg:d="M0 51c0-28 23-51 51-51 27 0 50 23 50 51s-23 50-50 50c-28 0-51-22-51-50z">
          <text:p/>
        </draw:path>
        <draw:path draw:style-name="gr1" draw:text-style-name="P1" draw:layer="layout" svg:width="0.1cm" svg:height="0.1cm" svg:x="15.87cm" svg:y="6.713cm" svg:viewBox="0 0 101 101" svg:d="M0 50c0-28 23-50 52-50 27 0 49 22 49 50s-22 51-49 51c-29 0-52-23-52-51z">
          <text:p/>
        </draw:path>
        <draw:path draw:style-name="gr1" draw:text-style-name="P1" draw:layer="layout" svg:width="0.1cm" svg:height="0.1cm" svg:x="16.632cm" svg:y="6.713cm" svg:viewBox="0 0 101 101" svg:d="M0 50c0-28 23-50 51-50s50 22 50 50-22 51-50 51-51-23-51-51z">
          <text:p/>
        </draw:path>
        <draw:path draw:style-name="gr1" draw:text-style-name="P1" draw:layer="layout" svg:width="0.1cm" svg:height="0.1cm" svg:x="10.044cm" svg:y="5.881cm" svg:viewBox="0 0 101 101" svg:d="M0 51c0-29 23-51 52-51 27 0 49 22 49 51 0 27-22 50-49 50-29 0-52-23-52-50z">
          <text:p/>
        </draw:path>
        <draw:path draw:style-name="gr1" draw:text-style-name="P1" draw:layer="layout" svg:width="0.149cm" svg:height="0.15cm" svg:x="10.02cm" svg:y="5.036cm" svg:viewBox="0 0 150 151" svg:d="M0 75c0-42 33-75 75-75s75 33 75 75c0 41-33 76-75 76s-75-35-75-76z">
          <text:p/>
        </draw:path>
        <draw:path draw:style-name="gr1" draw:text-style-name="P1" draw:layer="layout" svg:width="0.1cm" svg:height="0.1cm" svg:x="10.044cm" svg:y="5.671cm" svg:viewBox="0 0 101 101" svg:d="M0 51c0-29 23-51 52-51 27 0 49 22 49 51 0 27-22 50-49 50-29 0-52-23-52-50z">
          <text:p/>
        </draw:path>
        <draw:path draw:style-name="gr1" draw:text-style-name="P1" draw:layer="layout" svg:width="0.1cm" svg:height="0.1cm" svg:x="10.044cm" svg:y="5.471cm" svg:viewBox="0 0 101 101" svg:d="M0 51c0-29 23-51 52-51 27 0 49 22 49 51 0 27-22 50-49 50-29 0-52-23-52-50z">
          <text:p/>
        </draw:path>
        <draw:path draw:style-name="gr1" draw:text-style-name="P1" draw:layer="layout" svg:width="0.1cm" svg:height="0.1cm" svg:x="10.044cm" svg:y="5.271cm" svg:viewBox="0 0 101 101" svg:d="M0 51c0-29 23-51 52-51 27 0 49 22 49 51 0 27-22 50-49 50-29 0-52-23-52-50z">
          <text:p/>
        </draw:path>
        <draw:path draw:style-name="gr1" draw:text-style-name="P1" draw:layer="layout" svg:width="0.1cm" svg:height="0.1cm" svg:x="10.733cm" svg:y="6.822cm" svg:viewBox="0 0 101 101" svg:d="M0 49c0-27 22-49 51-49 27 0 50 22 50 49 0 28-23 52-50 52-29 0-51-24-51-52z">
          <text:p/>
        </draw:path>
        <draw:path draw:style-name="gr1" draw:text-style-name="P1" draw:layer="layout" svg:width="0.1cm" svg:height="0.1cm" svg:x="10.733cm" svg:y="7.584cm" svg:viewBox="0 0 101 101" svg:d="M0 50c0-27 22-50 51-50 27 0 50 23 50 50 0 28-23 51-50 51-29 0-51-23-51-51z">
          <text:p/>
        </draw:path>
        <draw:path draw:style-name="gr1" draw:text-style-name="P1" draw:layer="layout" svg:width="0.1cm" svg:height="0.1cm" svg:x="6.874cm" svg:y="5.671cm" svg:viewBox="0 0 101 101" svg:d="M0 51c0-29 22-51 51-51 27 0 50 22 50 51 0 27-23 50-50 50-29 0-51-23-51-50z">
          <text:p/>
        </draw:path>
        <draw:path draw:style-name="gr1" draw:text-style-name="P1" draw:layer="layout" svg:width="0.1cm" svg:height="0.1cm" svg:x="6.874cm" svg:y="5.471cm" svg:viewBox="0 0 101 101" svg:d="M0 51c0-29 22-51 51-51 27 0 50 22 50 51 0 27-23 50-50 50-29 0-51-23-51-50z">
          <text:p/>
        </draw:path>
        <draw:path draw:style-name="gr1" draw:text-style-name="P1" draw:layer="layout" svg:width="0.1cm" svg:height="0.1cm" svg:x="4.516cm" svg:y="7.115cm" svg:viewBox="0 0 101 101" svg:d="M0 51c0-28 23-51 51-51 27 0 50 23 50 51 0 27-23 50-50 50-28 0-51-23-51-50z">
          <text:p/>
        </draw:path>
        <draw:path draw:style-name="gr1" draw:text-style-name="P1" draw:layer="layout" svg:width="0.1cm" svg:height="0.1cm" svg:x="4.516cm" svg:y="7.315cm" svg:viewBox="0 0 101 101" svg:d="M0 51c0-28 23-51 51-51 27 0 50 23 50 51 0 27-23 50-50 50-28 0-51-23-51-50z">
          <text:p/>
        </draw:path>
        <draw:path draw:style-name="gr1" draw:text-style-name="P1" draw:layer="layout" svg:width="0.1cm" svg:height="0.1cm" svg:x="6.019cm" svg:y="5.956cm" svg:viewBox="0 0 101 101" svg:d="M0 50c0-27 23-50 50-50 28 0 51 23 51 50 0 29-23 51-51 51-27 0-50-22-50-51z">
          <text:p/>
        </draw:path>
        <draw:path draw:style-name="gr1" draw:text-style-name="P1" draw:layer="layout" svg:width="0.1cm" svg:height="0.1cm" svg:x="6.019cm" svg:y="5.194cm" svg:viewBox="0 0 101 101" svg:d="M0 51c0-28 23-51 50-51 28 0 51 23 51 51s-23 50-51 50c-27 0-50-22-50-50z">
          <text:p/>
        </draw:path>
        <draw:path draw:style-name="gr1" draw:text-style-name="P1" draw:layer="layout" svg:width="0.1cm" svg:height="0.1cm" svg:x="10.733cm" svg:y="8.186cm" svg:viewBox="0 0 101 101" svg:d="M0 51c0-28 22-51 51-51 27 0 50 23 50 51s-23 50-50 50c-29 0-51-22-51-50z">
          <text:p/>
        </draw:path>
        <draw:path draw:style-name="gr1" draw:text-style-name="P1" draw:layer="layout" svg:width="0.1cm" svg:height="0.1cm" svg:x="6.019cm" svg:y="4.645cm" svg:viewBox="0 0 101 101" svg:d="M0 50c0-28 23-50 50-50 28 0 51 22 51 50 0 27-23 51-51 51-27 0-50-24-50-51z">
          <text:p/>
        </draw:path>
        <draw:path draw:style-name="gr1" draw:text-style-name="P1" draw:layer="layout" svg:width="0.1cm" svg:height="0.1cm" svg:x="6.019cm" svg:y="8.186cm" svg:viewBox="0 0 101 101" svg:d="M0 51c0-28 23-51 50-51 28 0 51 23 51 51s-23 50-51 50c-27 0-50-22-50-50z">
          <text:p/>
        </draw:path>
        <draw:path draw:style-name="gr1" draw:text-style-name="P1" draw:layer="layout" svg:width="0.1cm" svg:height="0.1cm" svg:x="12.422cm" svg:y="8.163cm" svg:viewBox="0 0 101 101" svg:d="M0 51c0-29 24-51 52-51 27 0 49 22 49 51 0 28-22 50-49 50-28 0-52-22-52-50z">
          <text:p/>
        </draw:path>
        <draw:path draw:style-name="gr1" draw:text-style-name="P1" draw:layer="layout" svg:width="0.1cm" svg:height="0.1cm" svg:x="15.87cm" svg:y="6.204cm" svg:viewBox="0 0 101 101" svg:d="M0 52c0-28 23-52 52-52 27 0 49 24 49 52 0 27-22 49-49 49-29 0-52-22-52-49z">
          <text:p/>
        </draw:path>
        <draw:path draw:style-name="gr1" draw:text-style-name="P1" draw:layer="layout" svg:width="0.1cm" svg:height="0.1cm" svg:x="16.632cm" svg:y="6.204cm" svg:viewBox="0 0 101 101" svg:d="M0 52c0-28 23-52 51-52s50 24 50 52c0 27-22 49-50 49s-51-22-51-49z">
          <text:p/>
        </draw:path>
        <draw:path draw:style-name="gr1" draw:text-style-name="P1" draw:layer="layout" svg:width="0.1cm" svg:height="0.1cm" svg:x="5.288cm" svg:y="6.906cm" svg:viewBox="0 0 101 101" svg:d="M0 49c0-27 22-49 51-49 28 0 50 22 50 49 0 28-22 52-50 52-29 0-51-24-51-52z">
          <text:p/>
        </draw:path>
        <draw:path draw:style-name="gr1" draw:text-style-name="P1" draw:layer="layout" svg:width="0.15cm" svg:height="0.149cm" svg:x="5.263cm" svg:y="7.701cm" svg:viewBox="0 0 151 150" svg:d="M0 75c0-42 34-75 75-75 42 0 76 33 76 75 0 41-34 75-76 75-41 0-75-34-75-75z">
          <text:p/>
        </draw:path>
        <draw:path draw:style-name="gr1" draw:text-style-name="P1" draw:layer="layout" svg:width="0.1cm" svg:height="0.1cm" svg:x="5.288cm" svg:y="7.115cm" svg:viewBox="0 0 101 101" svg:d="M0 51c0-28 22-51 51-51 28 0 50 23 50 51 0 27-22 50-50 50-29 0-51-23-51-50z">
          <text:p/>
        </draw:path>
        <draw:path draw:style-name="gr1" draw:text-style-name="P1" draw:layer="layout" svg:width="0.1cm" svg:height="0.1cm" svg:x="5.288cm" svg:y="7.315cm" svg:viewBox="0 0 101 101" svg:d="M0 51c0-28 22-51 51-51 28 0 50 23 50 51 0 27-22 50-50 50-29 0-51-23-51-50z">
          <text:p/>
        </draw:path>
        <draw:path draw:style-name="gr1" draw:text-style-name="P1" draw:layer="layout" svg:width="0.1cm" svg:height="0.1cm" svg:x="5.288cm" svg:y="7.515cm" svg:viewBox="0 0 101 101" svg:d="M0 51c0-28 22-51 51-51 28 0 50 23 50 51 0 27-22 50-50 50-29 0-51-23-51-50z">
          <text:p/>
        </draw:path>
        <draw:path draw:style-name="gr1" draw:text-style-name="P1" draw:layer="layout" svg:width="0.1cm" svg:height="0.1cm" svg:x="13.865cm" svg:y="5.035cm" svg:viewBox="0 0 101 101" svg:d="M0 50c0-28 22-50 49-50 29 0 52 22 52 50s-23 51-52 51c-27 0-49-23-49-51z">
          <text:p/>
        </draw:path>
        <draw:path draw:style-name="gr1" draw:text-style-name="P1" draw:layer="layout" svg:width="0.1cm" svg:height="0.1cm" svg:x="13.611cm" svg:y="5.035cm" svg:viewBox="0 0 101 101" svg:d="M0 50c0-28 23-50 50-50 28 0 51 22 51 50s-23 51-51 51c-27 0-50-23-50-51z">
          <text:p/>
        </draw:path>
        <draw:path draw:style-name="gr1" draw:text-style-name="P1" draw:layer="layout" svg:width="0.1cm" svg:height="0.1cm" svg:x="14.116cm" svg:y="7.325cm" svg:viewBox="0 0 101 101" svg:d="M0 50c0-28 23-50 51-50s50 22 50 50c0 29-22 51-50 51s-51-22-51-51z">
          <text:p/>
        </draw:path>
        <draw:path draw:style-name="gr1" draw:text-style-name="P1" draw:layer="layout" svg:width="0.1cm" svg:height="0.1cm" svg:x="13.862cm" svg:y="7.325cm" svg:viewBox="0 0 101 101" svg:d="M0 50c0-28 22-50 50-50 29 0 51 22 51 50 0 29-22 51-51 51-28 0-50-22-50-51z">
          <text:p/>
        </draw:path>
        <draw:path draw:style-name="gr1" draw:text-style-name="P1" draw:layer="layout" svg:width="0.1cm" svg:height="0.1cm" svg:x="10.733cm" svg:y="4.645cm" svg:viewBox="0 0 101 101" svg:d="M0 50c0-28 22-50 51-50 27 0 50 22 50 50 0 27-23 51-50 51-29 0-51-24-51-51z">
          <text:p/>
        </draw:path>
        <draw:path draw:style-name="gr1" draw:text-style-name="P1" draw:layer="layout" svg:width="0.1cm" svg:height="0.1cm" svg:x="13.094cm" svg:y="8.544cm" svg:viewBox="0 0 101 101" svg:d="M0 51c0-29 22-51 51-51 28 0 50 22 50 51 0 28-22 50-50 50-29 0-51-22-51-50z">
          <text:p/>
        </draw:path>
        <draw:path draw:style-name="gr1" draw:text-style-name="P1" draw:layer="layout" svg:width="0.1cm" svg:height="0.1cm" svg:x="13.094cm" svg:y="7.782cm" svg:viewBox="0 0 101 101" svg:d="M0 51c0-28 22-51 51-51 28 0 50 23 50 51s-22 50-50 50c-29 0-51-22-51-50z">
          <text:p/>
        </draw:path>
        <draw:path draw:style-name="gr1" draw:text-style-name="P1" draw:layer="layout" svg:width="0.1cm" svg:height="0.1cm" svg:x="9.229cm" svg:y="7.481cm" svg:viewBox="0 0 101 101" svg:d="M0 51c0-28 22-51 51-51 27 0 50 23 50 51 0 27-23 50-50 50-29 0-51-23-51-50z">
          <text:p/>
        </draw:path>
        <draw:path draw:style-name="gr1" draw:text-style-name="P1" draw:layer="layout" svg:width="0.1cm" svg:height="0.1cm" svg:x="9.229cm" svg:y="7.281cm" svg:viewBox="0 0 101 101" svg:d="M0 51c0-28 22-51 51-51 27 0 50 23 50 51 0 27-23 50-50 50-29 0-51-23-51-50z">
          <text:p/>
        </draw:path>
        <draw:path draw:style-name="gr1" draw:text-style-name="P1" draw:layer="layout" svg:width="0.1cm" svg:height="0.1cm" svg:x="15.862cm" svg:y="4.119cm" svg:viewBox="0 0 101 101" svg:d="M0 51c0-28 22-51 51-51 27 0 50 23 50 51s-23 50-50 50c-29 0-51-22-51-50z">
          <text:p/>
        </draw:path>
        <draw:path draw:style-name="gr1" draw:text-style-name="P1" draw:layer="layout" svg:width="0.1cm" svg:height="0.1cm" svg:x="14.631cm" svg:y="3.742cm" svg:viewBox="0 0 101 101" svg:d="M0 50c0-28 22-50 50-50s51 22 51 50-23 51-51 51-50-23-50-51z">
          <text:p/>
        </draw:path>
        <draw:path draw:style-name="gr1" draw:text-style-name="P1" draw:layer="layout" svg:width="0.1cm" svg:height="0.1cm" svg:x="14.631cm" svg:y="4.504cm" svg:viewBox="0 0 101 101" svg:d="M0 51c0-29 22-51 50-51s51 22 51 51c0 28-23 50-51 50s-50-22-50-50z">
          <text:p/>
        </draw:path>
        <draw:path draw:style-name="gr1" draw:text-style-name="P1" draw:layer="layout" svg:width="0.1cm" svg:height="0.1cm" svg:x="15.4cm" svg:y="3.738cm" svg:viewBox="0 0 101 101" svg:d="M0 50c0-28 23-50 50-50 28 0 51 22 51 50s-23 51-51 51c-27 0-50-23-50-51z">
          <text:p/>
        </draw:path>
        <draw:path draw:style-name="gr1" draw:text-style-name="P1" draw:layer="layout" svg:width="0.1cm" svg:height="0.1cm" svg:x="15.4cm" svg:y="4.5cm" svg:viewBox="0 0 101 101" svg:d="M0 51c0-29 23-51 50-51 28 0 51 22 51 51 0 28-23 50-51 50-27 0-50-22-50-50z">
          <text:p/>
        </draw:path>
        <draw:path draw:style-name="gr1" draw:text-style-name="P1" draw:layer="layout" svg:width="0.1cm" svg:height="0.1cm" svg:x="14.631cm" svg:y="7.325cm" svg:viewBox="0 0 101 101" svg:d="M0 50c0-28 22-50 50-50s51 22 51 50c0 29-23 51-51 51s-50-22-50-51z">
          <text:p/>
        </draw:path>
        <draw:path draw:style-name="gr1" draw:text-style-name="P1" draw:layer="layout" svg:width="0.1cm" svg:height="0.1cm" svg:x="14.885cm" svg:y="7.325cm" svg:viewBox="0 0 101 101" svg:d="M0 50c0-28 22-50 51-50 28 0 50 22 50 50 0 29-22 51-50 51-29 0-51-22-51-51z">
          <text:p/>
        </draw:path>
        <draw:path draw:style-name="gr1" draw:text-style-name="P1" draw:layer="layout" svg:width="0.1cm" svg:height="0.1cm" svg:x="13.611cm" svg:y="3.741cm" svg:viewBox="0 0 101 101" svg:d="M0 50c0-28 23-50 50-50 28 0 51 22 51 50s-23 51-51 51c-27 0-50-23-50-51z">
          <text:p/>
        </draw:path>
        <draw:path draw:style-name="gr1" draw:text-style-name="P1" draw:layer="layout" svg:width="0.1cm" svg:height="0.1cm" svg:x="13.611cm" svg:y="4.503cm" svg:viewBox="0 0 101 101" svg:d="M0 51c0-29 23-51 50-51 28 0 51 22 51 51 0 28-23 50-51 50-27 0-50-22-50-50z">
          <text:p/>
        </draw:path>
        <draw:path draw:style-name="gr1" draw:text-style-name="P1" draw:layer="layout" svg:width="0.1cm" svg:height="0.1cm" svg:x="12.727cm" svg:y="8.163cm" svg:viewBox="0 0 101 101" svg:d="M0 51c0-29 24-51 52-51 27 0 49 22 49 51 0 28-22 50-49 50-28 0-52-22-52-50z">
          <text:p/>
        </draw:path>
        <draw:path draw:style-name="gr1" draw:text-style-name="P1" draw:layer="layout" svg:width="0.1cm" svg:height="0.1cm" svg:x="13.864cm" svg:y="8.54cm" svg:viewBox="0 0 101 101" svg:d="M0 51c0-29 22-51 50-51 29 0 51 22 51 51 0 28-22 50-51 50-28 0-50-22-50-50z">
          <text:p/>
        </draw:path>
        <draw:path draw:style-name="gr1" draw:text-style-name="P1" draw:layer="layout" svg:width="0.1cm" svg:height="0.1cm" svg:x="13.864cm" svg:y="7.778cm" svg:viewBox="0 0 101 101" svg:d="M0 51c0-28 22-51 50-51 29 0 51 23 51 51s-22 50-51 50c-28 0-50-22-50-50z">
          <text:p/>
        </draw:path>
        <draw:path draw:style-name="gr1" draw:text-style-name="P1" draw:layer="layout" svg:width="0.1cm" svg:height="0.1cm" svg:x="12.727cm" svg:y="6.204cm" svg:viewBox="0 0 101 101" svg:d="M0 52c0-28 24-52 52-52 27 0 49 24 49 52 0 27-22 49-49 49-28 0-52-22-52-49z">
          <text:p/>
        </draw:path>
        <draw:path draw:style-name="gr1" draw:text-style-name="P1" draw:layer="layout" svg:width="0.1cm" svg:height="0.1cm" svg:x="11.965cm" svg:y="6.204cm" svg:viewBox="0 0 101 101" svg:d="M0 52c0-28 23-52 51-52 27 0 50 24 50 52 0 27-23 49-50 49-28 0-51-22-51-49z">
          <text:p/>
        </draw:path>
        <draw:path draw:style-name="gr1" draw:text-style-name="P1" draw:layer="layout" svg:width="0.1cm" svg:height="0.1cm" svg:x="11.749cm" svg:y="3.741cm" svg:viewBox="0 0 101 101" svg:d="M0 50c0-28 24-50 52-50 27 0 49 22 49 50s-22 51-49 51c-28 0-52-23-52-51z">
          <text:p/>
        </draw:path>
        <draw:path draw:style-name="gr1" draw:text-style-name="P1" draw:layer="layout" svg:width="0.1cm" svg:height="0.1cm" svg:x="5.348cm" svg:y="5.882cm" svg:viewBox="0 0 101 101" svg:d="M0 50c0-28 22-50 49-50 29 0 52 22 52 50s-23 51-52 51c-27 0-49-23-49-51z">
          <text:p/>
        </draw:path>
        <draw:path draw:style-name="gr1" draw:text-style-name="P1" draw:layer="layout" svg:width="0.149cm" svg:height="0.151cm" svg:x="5.323cm" svg:y="5.036cm" svg:viewBox="0 0 150 152" svg:d="M0 76c0-42 34-76 75-76 42 0 75 34 75 76 0 41-33 76-75 76-41 0-75-35-75-76z">
          <text:p/>
        </draw:path>
        <draw:path draw:style-name="gr1" draw:text-style-name="P1" draw:layer="layout" svg:width="0.1cm" svg:height="0.1cm" svg:x="5.348cm" svg:y="5.671cm" svg:viewBox="0 0 101 101" svg:d="M0 52c0-29 22-52 49-52 29 0 52 23 52 52 0 27-23 49-52 49-27 0-49-22-49-49z">
          <text:p/>
        </draw:path>
        <draw:path draw:style-name="gr1" draw:text-style-name="P1" draw:layer="layout" svg:width="0.1cm" svg:height="0.099cm" svg:x="5.348cm" svg:y="5.472cm" svg:viewBox="0 0 101 100" svg:d="M0 50c0-28 22-50 49-50 29 0 52 22 52 50s-23 50-52 50c-27 0-49-22-49-50z">
          <text:p/>
        </draw:path>
        <draw:path draw:style-name="gr1" draw:text-style-name="P1" draw:layer="layout" svg:width="0.1cm" svg:height="0.1cm" svg:x="5.348cm" svg:y="5.272cm" svg:viewBox="0 0 101 101" svg:d="M0 50c0-28 22-50 49-50 29 0 52 22 52 50s-23 51-52 51c-27 0-49-23-49-51z">
          <text:p/>
        </draw:path>
        <draw:path draw:style-name="gr1" draw:text-style-name="P1" draw:layer="layout" svg:width="0.1cm" svg:height="0.1cm" svg:x="13.346cm" svg:y="7.325cm" svg:viewBox="0 0 101 101" svg:d="M0 50c0-28 22-50 50-50s51 22 51 50c0 29-23 51-51 51s-50-22-50-51z">
          <text:p/>
        </draw:path>
        <draw:path draw:style-name="gr1" draw:text-style-name="P1" draw:layer="layout" svg:width="0.1cm" svg:height="0.1cm" svg:x="13.092cm" svg:y="7.325cm" svg:viewBox="0 0 101 101" svg:d="M0 50c0-28 22-50 51-50 28 0 50 22 50 50 0 29-22 51-50 51-29 0-51-22-51-51z">
          <text:p/>
        </draw:path>
        <draw:path draw:style-name="gr1" draw:text-style-name="P1" draw:layer="layout" svg:width="0.1cm" svg:height="0.1cm" svg:x="8.378cm" svg:y="6.822cm" svg:viewBox="0 0 101 101" svg:d="M0 49c0-27 23-49 51-49 27 0 50 22 50 49 0 28-23 52-50 52-28 0-51-24-51-52z">
          <text:p/>
        </draw:path>
        <draw:path draw:style-name="gr1" draw:text-style-name="P1" draw:layer="layout" svg:width="0.1cm" svg:height="0.1cm" svg:x="8.378cm" svg:y="7.584cm" svg:viewBox="0 0 101 101" svg:d="M0 50c0-27 23-50 51-50 27 0 50 23 50 50 0 28-23 51-50 51-28 0-51-23-51-51z">
          <text:p/>
        </draw:path>
        <draw:path draw:style-name="gr1" draw:text-style-name="P1" draw:layer="layout" svg:width="0.1cm" svg:height="0.1cm" svg:x="7.68cm" svg:y="6.906cm" svg:viewBox="0 0 101 101" svg:d="M0 49c0-27 23-49 50-49 28 0 51 22 51 49 0 28-23 52-51 52-27 0-50-24-50-52z">
          <text:p/>
        </draw:path>
        <draw:path draw:style-name="gr1" draw:text-style-name="P1" draw:layer="layout" svg:width="0.149cm" svg:height="0.149cm" svg:x="7.655cm" svg:y="7.701cm" svg:viewBox="0 0 150 150" svg:d="M0 75c0-42 33-75 74-75 43 0 76 33 76 75 0 41-33 75-76 75-41 0-74-34-74-75z">
          <text:p/>
        </draw:path>
        <draw:path draw:style-name="gr1" draw:text-style-name="P1" draw:layer="layout" svg:width="0.1cm" svg:height="0.1cm" svg:x="7.68cm" svg:y="7.115cm" svg:viewBox="0 0 101 101" svg:d="M0 51c0-28 23-51 50-51 28 0 51 23 51 51 0 27-23 50-51 50-27 0-50-23-50-50z">
          <text:p/>
        </draw:path>
        <draw:path draw:style-name="gr1" draw:text-style-name="P1" draw:layer="layout" svg:width="0.1cm" svg:height="0.1cm" svg:x="7.68cm" svg:y="7.315cm" svg:viewBox="0 0 101 101" svg:d="M0 51c0-28 23-51 50-51 28 0 51 23 51 51 0 27-23 50-51 50-27 0-50-23-50-50z">
          <text:p/>
        </draw:path>
        <draw:path draw:style-name="gr1" draw:text-style-name="P1" draw:layer="layout" svg:width="0.1cm" svg:height="0.1cm" svg:x="7.68cm" svg:y="7.515cm" svg:viewBox="0 0 101 101" svg:d="M0 51c0-28 23-51 50-51 28 0 51 23 51 51 0 27-23 50-51 50-27 0-50-23-50-50z">
          <text:p/>
        </draw:path>
        <draw:path draw:style-name="gr1" draw:text-style-name="P1" draw:layer="layout" svg:width="0.1cm" svg:height="0.1cm" svg:x="16.167cm" svg:y="4.119cm" svg:viewBox="0 0 101 101" svg:d="M0 51c0-28 22-51 51-51 27 0 50 23 50 51s-23 50-50 50c-29 0-51-22-51-50z">
          <text:p/>
        </draw:path>
        <draw:path draw:style-name="gr1" draw:text-style-name="P1" draw:layer="layout" svg:width="0.1cm" svg:height="0.1cm" svg:x="15.149cm" svg:y="5.035cm" svg:viewBox="0 0 101 101" svg:d="M0 50c0-28 23-50 51-50s50 22 50 50-22 51-50 51-51-23-51-51z">
          <text:p/>
        </draw:path>
        <draw:path draw:style-name="gr1" draw:text-style-name="P1" draw:layer="layout" svg:width="0.1cm" svg:height="0.1cm" svg:x="15.403cm" svg:y="5.035cm" svg:viewBox="0 0 101 101" svg:d="M0 50c0-28 24-50 52-50 27 0 49 22 49 50s-22 51-49 51c-28 0-52-23-52-51z">
          <text:p/>
        </draw:path>
        <draw:path draw:style-name="gr1" draw:text-style-name="P1" draw:layer="layout" svg:width="0.1cm" svg:height="0.1cm" svg:x="12.727cm" svg:y="6.713cm" svg:viewBox="0 0 101 101" svg:d="M0 50c0-28 24-50 52-50 27 0 49 22 49 50s-22 51-49 51c-28 0-52-23-52-51z">
          <text:p/>
        </draw:path>
        <draw:path draw:style-name="gr1" draw:text-style-name="P1" draw:layer="layout" svg:width="0.1cm" svg:height="0.1cm" svg:x="11.965cm" svg:y="6.713cm" svg:viewBox="0 0 101 101" svg:d="M0 50c0-28 23-50 51-50 27 0 50 22 50 50s-23 51-50 51c-28 0-51-23-51-51z">
          <text:p/>
        </draw:path>
        <draw:path draw:style-name="gr1" draw:text-style-name="P1" draw:layer="layout" svg:width="0.1cm" svg:height="0.1cm" svg:x="10.044cm" svg:y="7.691cm" svg:viewBox="0 0 101 101" svg:d="M0 51c0-28 23-51 52-51 27 0 49 23 49 51 0 27-22 50-49 50-29 0-52-23-52-50z">
          <text:p/>
        </draw:path>
        <draw:path draw:style-name="gr1" draw:text-style-name="P1" draw:layer="layout" svg:width="0.149cm" svg:height="0.15cm" svg:x="10.02cm" svg:y="6.846cm" svg:viewBox="0 0 150 151" svg:d="M0 75c0-42 33-75 75-75s75 33 75 75c0 41-33 76-75 76s-75-35-75-76z">
          <text:p/>
        </draw:path>
        <draw:path draw:style-name="gr1" draw:text-style-name="P1" draw:layer="layout" svg:width="0.1cm" svg:height="0.1cm" svg:x="10.044cm" svg:y="7.481cm" svg:viewBox="0 0 101 101" svg:d="M0 51c0-28 23-51 52-51 27 0 49 23 49 51 0 27-22 50-49 50-29 0-52-23-52-50z">
          <text:p/>
        </draw:path>
        <draw:path draw:style-name="gr1" draw:text-style-name="P1" draw:layer="layout" svg:width="0.1cm" svg:height="0.1cm" svg:x="10.044cm" svg:y="7.281cm" svg:viewBox="0 0 101 101" svg:d="M0 51c0-28 23-51 52-51 27 0 49 23 49 51 0 27-22 50-49 50-29 0-52-23-52-50z">
          <text:p/>
        </draw:path>
        <draw:path draw:style-name="gr1" draw:text-style-name="P1" draw:layer="layout" svg:width="0.1cm" svg:height="0.1cm" svg:x="10.044cm" svg:y="7.081cm" svg:viewBox="0 0 101 101" svg:d="M0 51c0-28 23-51 52-51 27 0 49 23 49 51 0 27-22 50-49 50-29 0-52-23-52-50z">
          <text:p/>
        </draw:path>
        <draw:path draw:style-name="gr1" draw:text-style-name="P1" draw:layer="layout" svg:width="0.1cm" svg:height="0.1cm" svg:x="6.019cm" svg:y="6.822cm" svg:viewBox="0 0 101 101" svg:d="M0 49c0-27 23-49 50-49 28 0 51 22 51 49 0 28-23 52-51 52-27 0-50-24-50-52z">
          <text:p/>
        </draw:path>
        <draw:path draw:style-name="gr1" draw:text-style-name="P1" draw:layer="layout" svg:width="0.1cm" svg:height="0.1cm" svg:x="6.019cm" svg:y="7.584cm" svg:viewBox="0 0 101 101" svg:d="M0 50c0-27 23-50 50-50 28 0 51 23 51 50 0 28-23 51-51 51-27 0-50-23-50-51z">
          <text:p/>
        </draw:path>
        <draw:path draw:style-name="gr1" draw:text-style-name="P1" draw:layer="layout" svg:width="0.1cm" svg:height="0.1cm" svg:x="6.874cm" svg:y="7.115cm" svg:viewBox="0 0 101 101" svg:d="M0 51c0-28 22-51 51-51 27 0 50 23 50 51 0 27-23 50-50 50-29 0-51-23-51-50z">
          <text:p/>
        </draw:path>
        <draw:path draw:style-name="gr1" draw:text-style-name="P1" draw:layer="layout" svg:width="0.1cm" svg:height="0.1cm" svg:x="6.874cm" svg:y="7.315cm" svg:viewBox="0 0 101 101" svg:d="M0 51c0-28 22-51 51-51 27 0 50 23 50 51 0 27-23 50-50 50-29 0-51-23-51-50z">
          <text:p/>
        </draw:path>
        <draw:path draw:style-name="gr1" draw:text-style-name="P1" draw:layer="layout" svg:width="0.1cm" svg:height="0.1cm" svg:x="11.441cm" svg:y="3.741cm" svg:viewBox="0 0 101 101" svg:d="M0 50c0-28 23-50 50-50 28 0 51 22 51 50s-23 51-51 51c-27 0-50-23-50-51z">
          <text:p/>
        </draw:path>
        <draw:path draw:style-name="gr1" draw:text-style-name="P1" draw:layer="layout" svg:width="0.1cm" svg:height="0.1cm" svg:x="7.677cm" svg:y="5.881cm" svg:viewBox="0 0 101 101" svg:d="M0 51c0-29 24-51 52-51 27 0 49 22 49 51 0 27-22 50-49 50-28 0-52-23-52-50z">
          <text:p/>
        </draw:path>
        <draw:path draw:style-name="gr1" draw:text-style-name="P1" draw:layer="layout" svg:width="0.149cm" svg:height="0.15cm" svg:x="7.653cm" svg:y="5.036cm" svg:viewBox="0 0 150 151" svg:d="M0 75c0-42 33-75 75-75s75 33 75 75c0 41-33 76-75 76s-75-35-75-76z">
          <text:p/>
        </draw:path>
        <draw:path draw:style-name="gr1" draw:text-style-name="P1" draw:layer="layout" svg:width="0.1cm" svg:height="0.1cm" svg:x="7.677cm" svg:y="5.671cm" svg:viewBox="0 0 101 101" svg:d="M0 51c0-29 24-51 52-51 27 0 49 22 49 51 0 27-22 50-49 50-28 0-52-23-52-50z">
          <text:p/>
        </draw:path>
        <draw:path draw:style-name="gr1" draw:text-style-name="P1" draw:layer="layout" svg:width="0.1cm" svg:height="0.1cm" svg:x="7.677cm" svg:y="5.471cm" svg:viewBox="0 0 101 101" svg:d="M0 51c0-29 24-51 52-51 27 0 49 22 49 51 0 27-22 50-49 50-28 0-52-23-52-50z">
          <text:p/>
        </draw:path>
        <draw:path draw:style-name="gr1" draw:text-style-name="P1" draw:layer="layout" svg:width="0.1cm" svg:height="0.1cm" svg:x="7.677cm" svg:y="5.271cm" svg:viewBox="0 0 101 101" svg:d="M0 51c0-29 24-51 52-51 27 0 49 22 49 51 0 27-22 50-49 50-28 0-52-23-52-50z">
          <text:p/>
        </draw:path>
        <draw:path draw:style-name="gr1" draw:text-style-name="P1" draw:layer="layout" svg:width="0.1cm" svg:height="0.1cm" svg:x="8.378cm" svg:y="4.645cm" svg:viewBox="0 0 101 101" svg:d="M0 50c0-28 23-50 51-50 27 0 50 22 50 50 0 27-23 51-50 51-28 0-51-24-51-51z">
          <text:p/>
        </draw:path>
        <draw:path draw:style-name="gr1" draw:text-style-name="P1" draw:layer="layout" svg:width="0.1cm" svg:height="0.1cm" svg:x="14.88cm" svg:y="8.541cm" svg:viewBox="0 0 101 101" svg:d="M0 51c0-29 22-51 51-51 28 0 50 22 50 51 0 28-22 50-50 50-29 0-51-22-51-50z">
          <text:p/>
        </draw:path>
        <draw:path draw:style-name="gr1" draw:text-style-name="P1" draw:layer="layout" svg:width="0.1cm" svg:height="0.1cm" svg:x="14.88cm" svg:y="7.779cm" svg:viewBox="0 0 101 101" svg:d="M0 51c0-28 22-51 51-51 28 0 50 23 50 51s-22 50-50 50c-29 0-51-22-51-50z">
          <text:p/>
        </draw:path>
        <draw:path draw:style-name="gr1" draw:text-style-name="P1" draw:layer="layout" svg:width="0.1cm" svg:height="0.1cm" svg:x="14.379cm" svg:y="5.035cm" svg:viewBox="0 0 101 101" svg:d="M0 50c0-28 23-50 52-50 27 0 49 22 49 50s-22 51-49 51c-29 0-52-23-52-51z">
          <text:p/>
        </draw:path>
        <draw:path draw:style-name="gr1" draw:text-style-name="P1" draw:layer="layout" svg:width="0.1cm" svg:height="0.1cm" svg:x="14.633cm" svg:y="5.035cm" svg:viewBox="0 0 101 101" svg:d="M0 50c0-28 23-50 51-50 27 0 50 22 50 50s-23 51-50 51c-28 0-51-23-51-51z">
          <text:p/>
        </draw:path>
        <draw:path draw:style-name="gr1" draw:text-style-name="P1" draw:layer="layout" svg:width="0.1cm" svg:height="0.1cm" svg:x="16.472cm" svg:y="4.119cm" svg:viewBox="0 0 101 101" svg:d="M0 51c0-28 22-51 51-51 27 0 50 23 50 51s-23 50-50 50c-29 0-51-22-51-50z">
          <text:p/>
        </draw:path>
        <draw:path draw:style-name="gr1" draw:text-style-name="P1" draw:layer="layout" svg:width="0.1cm" svg:height="0.1cm" svg:x="4.516cm" svg:y="5.671cm" svg:viewBox="0 0 101 101" svg:d="M0 51c0-29 23-51 51-51 27 0 50 22 50 51 0 27-23 50-50 50-28 0-51-23-51-50z">
          <text:p/>
        </draw:path>
        <draw:path draw:style-name="gr1" draw:text-style-name="P1" draw:layer="layout" svg:width="0.1cm" svg:height="0.1cm" svg:x="4.516cm" svg:y="5.471cm" svg:viewBox="0 0 101 101" svg:d="M0 51c0-29 23-51 51-51 27 0 50 22 50 51 0 27-23 50-50 50-28 0-51-23-51-50z">
          <text:p/>
        </draw:path>
        <draw:path draw:style-name="gr1" draw:text-style-name="P1" draw:layer="layout" svg:width="0.1cm" svg:height="0.1cm" svg:x="8.378cm" svg:y="5.956cm" svg:viewBox="0 0 101 101" svg:d="M0 50c0-27 23-50 51-50 27 0 50 23 50 50 0 29-23 51-50 51-28 0-51-22-51-51z">
          <text:p/>
        </draw:path>
        <draw:path draw:style-name="gr1" draw:text-style-name="P1" draw:layer="layout" svg:width="0.1cm" svg:height="0.1cm" svg:x="8.378cm" svg:y="5.194cm" svg:viewBox="0 0 101 101" svg:d="M0 51c0-28 23-51 51-51 27 0 50 23 50 51s-23 50-50 50c-28 0-51-22-51-50z">
          <text:p/>
        </draw:path>
        <draw:path draw:style-name="gr1" draw:text-style-name="P1" draw:layer="layout" svg:width="0.1cm" svg:height="0.1cm" svg:x="10.733cm" svg:y="5.956cm" svg:viewBox="0 0 101 101" svg:d="M0 50c0-27 22-50 51-50 27 0 50 23 50 50 0 29-23 51-50 51-29 0-51-22-51-51z">
          <text:p/>
        </draw:path>
        <draw:path draw:style-name="gr1" draw:text-style-name="P1" draw:layer="layout" svg:width="0.1cm" svg:height="0.1cm" svg:x="10.733cm" svg:y="5.194cm" svg:viewBox="0 0 101 101" svg:d="M0 51c0-28 22-51 51-51 27 0 50 23 50 51s-23 50-50 50c-29 0-51-22-51-50z">
          <text:p/>
        </draw:path>
        <draw:path draw:style-name="gr1" draw:text-style-name="P1" draw:layer="layout" svg:width="0.1cm" svg:height="0.1cm" svg:x="15.87cm" svg:y="5.696cm" svg:viewBox="0 0 101 101" svg:d="M0 51c0-28 23-51 52-51 27 0 49 23 49 51s-22 50-49 50c-29 0-52-22-52-50z">
          <text:p/>
        </draw:path>
        <draw:path draw:style-name="gr1" draw:text-style-name="P1" draw:layer="layout" svg:width="0.1cm" svg:height="0.1cm" svg:x="16.632cm" svg:y="5.696cm" svg:viewBox="0 0 101 101" svg:d="M0 51c0-28 23-51 51-51s50 23 50 51-22 50-50 50-51-22-51-50z">
          <text:p/>
        </draw:path>
        <draw:path draw:style-name="gr1" draw:text-style-name="P1" draw:layer="layout" svg:width="0.1cm" svg:height="0.1cm" svg:x="9.229cm" svg:y="5.671cm" svg:viewBox="0 0 101 101" svg:d="M0 51c0-29 22-51 51-51 27 0 50 22 50 51 0 27-23 50-50 50-29 0-51-23-51-50z">
          <text:p/>
        </draw:path>
        <draw:path draw:style-name="gr1" draw:text-style-name="P1" draw:layer="layout" svg:width="0.1cm" svg:height="0.1cm" svg:x="9.229cm" svg:y="5.471cm" svg:viewBox="0 0 101 101" svg:d="M0 51c0-29 22-51 51-51 27 0 50 22 50 51 0 27-23 50-50 50-29 0-51-23-51-50z">
          <text:p/>
        </draw:path>
        <draw:path draw:style-name="gr1" draw:text-style-name="P1" draw:layer="layout" svg:width="0.1cm" svg:height="0.1cm" svg:x="12.117cm" svg:y="8.163cm" svg:viewBox="0 0 101 101" svg:d="M0 51c0-29 23-51 52-51 27 0 49 22 49 51 0 28-22 50-49 50-29 0-52-22-52-50z">
          <text:p/>
        </draw:path>
        <draw:path draw:style-name="gr1" draw:text-style-name="P1" draw:layer="layout" svg:width="0.1cm" svg:height="0.1cm" svg:x="13.61cm" svg:y="6.574cm" svg:viewBox="0 0 101 101" svg:d="M0 50c0-28 22-50 50-50s51 22 51 50-23 51-51 51-50-23-50-51z">
          <text:p/>
        </draw:path>
        <draw:path draw:style-name="gr1" draw:text-style-name="P1" draw:layer="layout" svg:width="0.1cm" svg:height="0.1cm" svg:x="13.864cm" svg:y="6.574cm" svg:viewBox="0 0 101 101" svg:d="M0 50c0-28 22-50 49-50 29 0 52 22 52 50s-23 51-52 51c-27 0-49-23-49-51z">
          <text:p/>
        </draw:path>
        <draw:path draw:style-name="gr1" draw:text-style-name="P1" draw:layer="layout" svg:width="0.1cm" svg:height="0.1cm" svg:x="14.118cm" svg:y="6.574cm" svg:viewBox="0 0 101 101" svg:d="M0 50c0-28 23-50 50-50 28 0 51 22 51 50s-23 51-51 51c-27 0-50-23-50-51z">
          <text:p/>
        </draw:path>
        <draw:path draw:style-name="gr1" draw:text-style-name="P1" draw:layer="layout" svg:width="0.1cm" svg:height="0.1cm" svg:x="14.372cm" svg:y="6.574cm" svg:viewBox="0 0 101 101" svg:d="M0 50c0-28 22-50 49-50 29 0 52 22 52 50s-23 51-52 51c-27 0-49-23-49-51z">
          <text:p/>
        </draw:path>
        <draw:path draw:style-name="gr1" draw:text-style-name="P1" draw:layer="layout" svg:width="0.1cm" svg:height="0.1cm" svg:x="14.626cm" svg:y="6.574cm" svg:viewBox="0 0 101 101" svg:d="M0 50c0-28 22-50 49-50 28 0 52 22 52 50s-24 51-52 51c-27 0-49-23-49-51z">
          <text:p/>
        </draw:path>
        <draw:path draw:style-name="gr1" draw:text-style-name="P1" draw:layer="layout" svg:width="0.1cm" svg:height="0.1cm" svg:x="14.88cm" svg:y="6.574cm" svg:viewBox="0 0 101 101" svg:d="M0 50c0-28 22-50 50-50s51 22 51 50-23 51-51 51-50-23-50-51z">
          <text:p/>
        </draw:path>
        <draw:path draw:style-name="gr1" draw:text-style-name="P1" draw:layer="layout" svg:width="0.1cm" svg:height="0.1cm" svg:x="15.134cm" svg:y="6.574cm" svg:viewBox="0 0 101 101" svg:d="M0 50c0-28 22-50 49-50 28 0 52 22 52 50s-24 51-52 51c-27 0-49-23-49-51z">
          <text:p/>
        </draw:path>
        <draw:path draw:style-name="gr1" draw:text-style-name="P1" draw:layer="layout" svg:width="0.1cm" svg:height="0.1cm" svg:x="15.134cm" svg:y="5.78cm" svg:viewBox="0 0 101 101" svg:d="M0 50c0-28 22-50 49-50 28 0 52 22 52 50s-24 51-52 51c-27 0-49-23-49-51z">
          <text:p/>
        </draw:path>
        <draw:path draw:style-name="gr1" draw:text-style-name="P1" draw:layer="layout" svg:width="0.1cm" svg:height="0.1cm" svg:x="14.88cm" svg:y="5.78cm" svg:viewBox="0 0 101 101" svg:d="M0 50c0-28 22-50 50-50s51 22 51 50-23 51-51 51-50-23-50-51z">
          <text:p/>
        </draw:path>
        <draw:path draw:style-name="gr1" draw:text-style-name="P1" draw:layer="layout" svg:width="0.1cm" svg:height="0.1cm" svg:x="14.626cm" svg:y="5.78cm" svg:viewBox="0 0 101 101" svg:d="M0 50c0-28 22-50 49-50 28 0 52 22 52 50s-24 51-52 51c-27 0-49-23-49-51z">
          <text:p/>
        </draw:path>
        <draw:path draw:style-name="gr1" draw:text-style-name="P1" draw:layer="layout" svg:width="0.1cm" svg:height="0.1cm" svg:x="14.372cm" svg:y="5.78cm" svg:viewBox="0 0 101 101" svg:d="M0 50c0-28 22-50 49-50 29 0 52 22 52 50s-23 51-52 51c-27 0-49-23-49-51z">
          <text:p/>
        </draw:path>
        <draw:path draw:style-name="gr1" draw:text-style-name="P1" draw:layer="layout" svg:width="0.1cm" svg:height="0.1cm" svg:x="14.118cm" svg:y="5.78cm" svg:viewBox="0 0 101 101" svg:d="M0 50c0-28 23-50 50-50 28 0 51 22 51 50s-23 51-51 51c-27 0-50-23-50-51z">
          <text:p/>
        </draw:path>
        <draw:path draw:style-name="gr1" draw:text-style-name="P1" draw:layer="layout" svg:width="0.1cm" svg:height="0.1cm" svg:x="13.864cm" svg:y="5.78cm" svg:viewBox="0 0 101 101" svg:d="M0 50c0-28 22-50 49-50 29 0 52 22 52 50s-23 51-52 51c-27 0-49-23-49-51z">
          <text:p/>
        </draw:path>
        <draw:path draw:style-name="gr1" draw:text-style-name="P1" draw:layer="layout" svg:width="0.1cm" svg:height="0.1cm" svg:x="13.61cm" svg:y="5.78cm" svg:viewBox="0 0 101 101" svg:d="M0 50c0-28 22-50 50-50s51 22 51 50-23 51-51 51-50-23-50-51z">
          <text:p/>
        </draw:path>
        <draw:path draw:style-name="gr1" draw:text-style-name="P1" draw:layer="layout" svg:width="0.1cm" svg:height="0.1cm" svg:x="8.378cm" svg:y="8.186cm" svg:viewBox="0 0 101 101" svg:d="M0 51c0-28 23-51 51-51 27 0 50 23 50 51s-23 50-50 50c-28 0-51-22-51-50z">
          <text:p/>
        </draw:path>
        <draw:path draw:style-name="gr1" draw:text-style-name="P1" draw:layer="layout" svg:width="0.1cm" svg:height="0.1cm" svg:x="12.727cm" svg:y="5.696cm" svg:viewBox="0 0 101 101" svg:d="M0 51c0-28 24-51 52-51 27 0 49 23 49 51s-22 50-49 50c-28 0-52-22-52-50z">
          <text:p/>
        </draw:path>
        <draw:path draw:style-name="gr1" draw:text-style-name="P1" draw:layer="layout" svg:width="0.1cm" svg:height="0.1cm" svg:x="11.965cm" svg:y="5.696cm" svg:viewBox="0 0 101 101" svg:d="M0 51c0-28 23-51 51-51 27 0 50 23 50 51s-23 50-50 50c-28 0-51-22-51-50z">
          <text:p/>
        </draw:path>
        <draw:path draw:style-name="gr1" draw:text-style-name="P1" draw:layer="layout" svg:width="0.1cm" svg:height="0.1cm" svg:x="15.87cm" svg:y="6.713cm" svg:viewBox="0 0 101 101" svg:d="M0 50c0-28 23-50 52-50 27 0 49 22 49 50s-22 51-49 51c-29 0-52-23-52-51z">
          <text:p/>
        </draw:path>
        <draw:path draw:style-name="gr1" draw:text-style-name="P1" draw:layer="layout" svg:width="0.1cm" svg:height="0.1cm" svg:x="16.632cm" svg:y="6.713cm" svg:viewBox="0 0 101 101" svg:d="M0 50c0-28 23-50 51-50s50 22 50 50-22 51-50 51-51-23-51-51z">
          <text:p/>
        </draw:path>
        <draw:path draw:style-name="gr1" draw:text-style-name="P1" draw:layer="layout" svg:width="0.1cm" svg:height="0.1cm" svg:x="10.044cm" svg:y="5.881cm" svg:viewBox="0 0 101 101" svg:d="M0 51c0-29 23-51 52-51 27 0 49 22 49 51 0 27-22 50-49 50-29 0-52-23-52-50z">
          <text:p/>
        </draw:path>
        <draw:path draw:style-name="gr1" draw:text-style-name="P1" draw:layer="layout" svg:width="0.149cm" svg:height="0.15cm" svg:x="10.02cm" svg:y="5.036cm" svg:viewBox="0 0 150 151" svg:d="M0 75c0-42 33-75 75-75s75 33 75 75c0 41-33 76-75 76s-75-35-75-76z">
          <text:p/>
        </draw:path>
        <draw:path draw:style-name="gr1" draw:text-style-name="P1" draw:layer="layout" svg:width="0.1cm" svg:height="0.1cm" svg:x="10.044cm" svg:y="5.671cm" svg:viewBox="0 0 101 101" svg:d="M0 51c0-29 23-51 52-51 27 0 49 22 49 51 0 27-22 50-49 50-29 0-52-23-52-50z">
          <text:p/>
        </draw:path>
        <draw:path draw:style-name="gr1" draw:text-style-name="P1" draw:layer="layout" svg:width="0.1cm" svg:height="0.1cm" svg:x="10.044cm" svg:y="5.471cm" svg:viewBox="0 0 101 101" svg:d="M0 51c0-29 23-51 52-51 27 0 49 22 49 51 0 27-22 50-49 50-29 0-52-23-52-50z">
          <text:p/>
        </draw:path>
        <draw:path draw:style-name="gr1" draw:text-style-name="P1" draw:layer="layout" svg:width="0.1cm" svg:height="0.1cm" svg:x="10.044cm" svg:y="5.271cm" svg:viewBox="0 0 101 101" svg:d="M0 51c0-29 23-51 52-51 27 0 49 22 49 51 0 27-22 50-49 50-29 0-52-23-52-50z">
          <text:p/>
        </draw:path>
        <draw:path draw:style-name="gr1" draw:text-style-name="P1" draw:layer="layout" svg:width="0.1cm" svg:height="0.1cm" svg:x="10.733cm" svg:y="6.822cm" svg:viewBox="0 0 101 101" svg:d="M0 49c0-27 22-49 51-49 27 0 50 22 50 49 0 28-23 52-50 52-29 0-51-24-51-52z">
          <text:p/>
        </draw:path>
        <draw:path draw:style-name="gr1" draw:text-style-name="P1" draw:layer="layout" svg:width="0.1cm" svg:height="0.1cm" svg:x="10.733cm" svg:y="7.584cm" svg:viewBox="0 0 101 101" svg:d="M0 50c0-27 22-50 51-50 27 0 50 23 50 50 0 28-23 51-50 51-29 0-51-23-51-51z">
          <text:p/>
        </draw:path>
        <draw:path draw:style-name="gr1" draw:text-style-name="P1" draw:layer="layout" svg:width="0.1cm" svg:height="0.1cm" svg:x="6.874cm" svg:y="5.671cm" svg:viewBox="0 0 101 101" svg:d="M0 51c0-29 22-51 51-51 27 0 50 22 50 51 0 27-23 50-50 50-29 0-51-23-51-50z">
          <text:p/>
        </draw:path>
        <draw:path draw:style-name="gr1" draw:text-style-name="P1" draw:layer="layout" svg:width="0.1cm" svg:height="0.1cm" svg:x="6.874cm" svg:y="5.471cm" svg:viewBox="0 0 101 101" svg:d="M0 51c0-29 22-51 51-51 27 0 50 22 50 51 0 27-23 50-50 50-29 0-51-23-51-50z">
          <text:p/>
        </draw:path>
        <draw:path draw:style-name="gr1" draw:text-style-name="P1" draw:layer="layout" svg:width="0.1cm" svg:height="0.1cm" svg:x="4.516cm" svg:y="7.115cm" svg:viewBox="0 0 101 101" svg:d="M0 51c0-28 23-51 51-51 27 0 50 23 50 51 0 27-23 50-50 50-28 0-51-23-51-50z">
          <text:p/>
        </draw:path>
        <draw:path draw:style-name="gr1" draw:text-style-name="P1" draw:layer="layout" svg:width="0.1cm" svg:height="0.1cm" svg:x="4.516cm" svg:y="7.315cm" svg:viewBox="0 0 101 101" svg:d="M0 51c0-28 23-51 51-51 27 0 50 23 50 51 0 27-23 50-50 50-28 0-51-23-51-50z">
          <text:p/>
        </draw:path>
        <draw:path draw:style-name="gr1" draw:text-style-name="P1" draw:layer="layout" svg:width="0.1cm" svg:height="0.1cm" svg:x="6.019cm" svg:y="5.956cm" svg:viewBox="0 0 101 101" svg:d="M0 50c0-27 23-50 50-50 28 0 51 23 51 50 0 29-23 51-51 51-27 0-50-22-50-51z">
          <text:p/>
        </draw:path>
        <draw:path draw:style-name="gr1" draw:text-style-name="P1" draw:layer="layout" svg:width="0.1cm" svg:height="0.1cm" svg:x="6.019cm" svg:y="5.194cm" svg:viewBox="0 0 101 101" svg:d="M0 51c0-28 23-51 50-51 28 0 51 23 51 51s-23 50-51 50c-27 0-50-22-50-50z">
          <text:p/>
        </draw:path>
        <draw:path draw:style-name="gr1" draw:text-style-name="P1" draw:layer="layout" svg:width="0.1cm" svg:height="0.1cm" svg:x="10.733cm" svg:y="8.186cm" svg:viewBox="0 0 101 101" svg:d="M0 51c0-28 22-51 51-51 27 0 50 23 50 51s-23 50-50 50c-29 0-51-22-51-50z">
          <text:p/>
        </draw:path>
        <draw:path draw:style-name="gr1" draw:text-style-name="P1" draw:layer="layout" svg:width="0.1cm" svg:height="0.1cm" svg:x="6.019cm" svg:y="4.645cm" svg:viewBox="0 0 101 101" svg:d="M0 50c0-28 23-50 50-50 28 0 51 22 51 50 0 27-23 51-51 51-27 0-50-24-50-51z">
          <text:p/>
        </draw:path>
        <draw:path draw:style-name="gr1" draw:text-style-name="P1" draw:layer="layout" svg:width="0.1cm" svg:height="0.1cm" svg:x="6.019cm" svg:y="8.186cm" svg:viewBox="0 0 101 101" svg:d="M0 51c0-28 23-51 50-51 28 0 51 23 51 51s-23 50-51 50c-27 0-50-22-50-50z">
          <text:p/>
        </draw:path>
        <draw:path draw:style-name="gr1" draw:text-style-name="P1" draw:layer="layout" svg:width="0.1cm" svg:height="0.1cm" svg:x="12.422cm" svg:y="8.163cm" svg:viewBox="0 0 101 101" svg:d="M0 51c0-29 24-51 52-51 27 0 49 22 49 51 0 28-22 50-49 50-28 0-52-22-52-50z">
          <text:p/>
        </draw:path>
        <draw:path draw:style-name="gr1" draw:text-style-name="P1" draw:layer="layout" svg:width="0.1cm" svg:height="0.1cm" svg:x="15.87cm" svg:y="6.204cm" svg:viewBox="0 0 101 101" svg:d="M0 52c0-28 23-52 52-52 27 0 49 24 49 52 0 27-22 49-49 49-29 0-52-22-52-49z">
          <text:p/>
        </draw:path>
        <draw:path draw:style-name="gr1" draw:text-style-name="P1" draw:layer="layout" svg:width="0.1cm" svg:height="0.1cm" svg:x="16.632cm" svg:y="6.204cm" svg:viewBox="0 0 101 101" svg:d="M0 52c0-28 23-52 51-52s50 24 50 52c0 27-22 49-50 49s-51-22-51-49z">
          <text:p/>
        </draw:path>
        <draw:path draw:style-name="gr1" draw:text-style-name="P1" draw:layer="layout" svg:width="0.1cm" svg:height="0.1cm" svg:x="5.288cm" svg:y="6.906cm" svg:viewBox="0 0 101 101" svg:d="M0 49c0-27 22-49 51-49 28 0 50 22 50 49 0 28-22 52-50 52-29 0-51-24-51-52z">
          <text:p/>
        </draw:path>
        <draw:path draw:style-name="gr1" draw:text-style-name="P1" draw:layer="layout" svg:width="0.15cm" svg:height="0.149cm" svg:x="5.263cm" svg:y="7.701cm" svg:viewBox="0 0 151 150" svg:d="M0 75c0-42 34-75 75-75 42 0 76 33 76 75 0 41-34 75-76 75-41 0-75-34-75-75z">
          <text:p/>
        </draw:path>
        <draw:path draw:style-name="gr1" draw:text-style-name="P1" draw:layer="layout" svg:width="0.1cm" svg:height="0.1cm" svg:x="5.288cm" svg:y="7.115cm" svg:viewBox="0 0 101 101" svg:d="M0 51c0-28 22-51 51-51 28 0 50 23 50 51 0 27-22 50-50 50-29 0-51-23-51-50z">
          <text:p/>
        </draw:path>
        <draw:path draw:style-name="gr1" draw:text-style-name="P1" draw:layer="layout" svg:width="0.1cm" svg:height="0.1cm" svg:x="5.288cm" svg:y="7.315cm" svg:viewBox="0 0 101 101" svg:d="M0 51c0-28 22-51 51-51 28 0 50 23 50 51 0 27-22 50-50 50-29 0-51-23-51-50z">
          <text:p/>
        </draw:path>
        <draw:path draw:style-name="gr1" draw:text-style-name="P1" draw:layer="layout" svg:width="0.1cm" svg:height="0.1cm" svg:x="5.288cm" svg:y="7.515cm" svg:viewBox="0 0 101 101" svg:d="M0 51c0-28 22-51 51-51 28 0 50 23 50 51 0 27-22 50-50 50-29 0-51-23-51-50z">
          <text:p/>
        </draw:path>
        <draw:path draw:style-name="gr1" draw:text-style-name="P1" draw:layer="layout" svg:width="0.1cm" svg:height="0.1cm" svg:x="13.865cm" svg:y="5.035cm" svg:viewBox="0 0 101 101" svg:d="M0 50c0-28 22-50 49-50 29 0 52 22 52 50s-23 51-52 51c-27 0-49-23-49-51z">
          <text:p/>
        </draw:path>
        <draw:path draw:style-name="gr1" draw:text-style-name="P1" draw:layer="layout" svg:width="0.1cm" svg:height="0.1cm" svg:x="13.611cm" svg:y="5.035cm" svg:viewBox="0 0 101 101" svg:d="M0 50c0-28 23-50 50-50 28 0 51 22 51 50s-23 51-51 51c-27 0-50-23-50-51z">
          <text:p/>
        </draw:path>
        <draw:path draw:style-name="gr1" draw:text-style-name="P1" draw:layer="layout" svg:width="0.1cm" svg:height="0.1cm" svg:x="14.116cm" svg:y="7.325cm" svg:viewBox="0 0 101 101" svg:d="M0 50c0-28 23-50 51-50s50 22 50 50c0 29-22 51-50 51s-51-22-51-51z">
          <text:p/>
        </draw:path>
        <draw:path draw:style-name="gr1" draw:text-style-name="P1" draw:layer="layout" svg:width="0.1cm" svg:height="0.1cm" svg:x="13.862cm" svg:y="7.325cm" svg:viewBox="0 0 101 101" svg:d="M0 50c0-28 22-50 50-50 29 0 51 22 51 50 0 29-22 51-51 51-28 0-50-22-50-51z">
          <text:p/>
        </draw:path>
        <draw:path draw:style-name="gr1" draw:text-style-name="P1" draw:layer="layout" svg:width="0.1cm" svg:height="0.1cm" svg:x="10.733cm" svg:y="4.645cm" svg:viewBox="0 0 101 101" svg:d="M0 50c0-28 22-50 51-50 27 0 50 22 50 50 0 27-23 51-50 51-29 0-51-24-51-51z">
          <text:p/>
        </draw:path>
        <draw:path draw:style-name="gr1" draw:text-style-name="P1" draw:layer="layout" svg:width="0.1cm" svg:height="0.1cm" svg:x="13.094cm" svg:y="8.544cm" svg:viewBox="0 0 101 101" svg:d="M0 51c0-29 22-51 51-51 28 0 50 22 50 51 0 28-22 50-50 50-29 0-51-22-51-50z">
          <text:p/>
        </draw:path>
        <draw:path draw:style-name="gr1" draw:text-style-name="P1" draw:layer="layout" svg:width="0.1cm" svg:height="0.1cm" svg:x="13.094cm" svg:y="7.782cm" svg:viewBox="0 0 101 101" svg:d="M0 51c0-28 22-51 51-51 28 0 50 23 50 51s-22 50-50 50c-29 0-51-22-51-50z">
          <text:p/>
        </draw:path>
        <draw:path draw:style-name="gr1" draw:text-style-name="P1" draw:layer="layout" svg:width="0.1cm" svg:height="0.1cm" svg:x="9.229cm" svg:y="7.481cm" svg:viewBox="0 0 101 101" svg:d="M0 51c0-28 22-51 51-51 27 0 50 23 50 51 0 27-23 50-50 50-29 0-51-23-51-50z">
          <text:p/>
        </draw:path>
        <draw:path draw:style-name="gr1" draw:text-style-name="P1" draw:layer="layout" svg:width="0.1cm" svg:height="0.1cm" svg:x="9.229cm" svg:y="7.281cm" svg:viewBox="0 0 101 101" svg:d="M0 51c0-28 22-51 51-51 27 0 50 23 50 51 0 27-23 50-50 50-29 0-51-23-51-50z">
          <text:p/>
        </draw:path>
        <draw:path draw:style-name="gr1" draw:text-style-name="P1" draw:layer="layout" svg:width="0.1cm" svg:height="0.1cm" svg:x="15.862cm" svg:y="4.119cm" svg:viewBox="0 0 101 101" svg:d="M0 51c0-28 22-51 51-51 27 0 50 23 50 51s-23 50-50 50c-29 0-51-22-51-50z">
          <text:p/>
        </draw:path>
        <draw:path draw:style-name="gr1" draw:text-style-name="P1" draw:layer="layout" svg:width="0.1cm" svg:height="0.1cm" svg:x="14.631cm" svg:y="3.742cm" svg:viewBox="0 0 101 101" svg:d="M0 50c0-28 22-50 50-50s51 22 51 50-23 51-51 51-50-23-50-51z">
          <text:p/>
        </draw:path>
        <draw:path draw:style-name="gr1" draw:text-style-name="P1" draw:layer="layout" svg:width="0.1cm" svg:height="0.1cm" svg:x="14.631cm" svg:y="4.504cm" svg:viewBox="0 0 101 101" svg:d="M0 51c0-29 22-51 50-51s51 22 51 51c0 28-23 50-51 50s-50-22-50-50z">
          <text:p/>
        </draw:path>
        <draw:path draw:style-name="gr1" draw:text-style-name="P1" draw:layer="layout" svg:width="0.1cm" svg:height="0.1cm" svg:x="15.4cm" svg:y="3.738cm" svg:viewBox="0 0 101 101" svg:d="M0 50c0-28 23-50 50-50 28 0 51 22 51 50s-23 51-51 51c-27 0-50-23-50-51z">
          <text:p/>
        </draw:path>
        <draw:path draw:style-name="gr1" draw:text-style-name="P1" draw:layer="layout" svg:width="0.1cm" svg:height="0.1cm" svg:x="15.4cm" svg:y="4.5cm" svg:viewBox="0 0 101 101" svg:d="M0 51c0-29 23-51 50-51 28 0 51 22 51 51 0 28-23 50-51 50-27 0-50-22-50-50z">
          <text:p/>
        </draw:path>
        <draw:path draw:style-name="gr1" draw:text-style-name="P1" draw:layer="layout" svg:width="0.1cm" svg:height="0.1cm" svg:x="14.631cm" svg:y="7.325cm" svg:viewBox="0 0 101 101" svg:d="M0 50c0-28 22-50 50-50s51 22 51 50c0 29-23 51-51 51s-50-22-50-51z">
          <text:p/>
        </draw:path>
        <draw:path draw:style-name="gr1" draw:text-style-name="P1" draw:layer="layout" svg:width="0.1cm" svg:height="0.1cm" svg:x="14.885cm" svg:y="7.325cm" svg:viewBox="0 0 101 101" svg:d="M0 50c0-28 22-50 51-50 28 0 50 22 50 50 0 29-22 51-50 51-29 0-51-22-51-51z">
          <text:p/>
        </draw:path>
        <draw:path draw:style-name="gr1" draw:text-style-name="P1" draw:layer="layout" svg:width="0.1cm" svg:height="0.1cm" svg:x="13.611cm" svg:y="3.741cm" svg:viewBox="0 0 101 101" svg:d="M0 50c0-28 23-50 50-50 28 0 51 22 51 50s-23 51-51 51c-27 0-50-23-50-51z">
          <text:p/>
        </draw:path>
        <draw:path draw:style-name="gr1" draw:text-style-name="P1" draw:layer="layout" svg:width="0.1cm" svg:height="0.1cm" svg:x="13.611cm" svg:y="4.503cm" svg:viewBox="0 0 101 101" svg:d="M0 51c0-29 23-51 50-51 28 0 51 22 51 51 0 28-23 50-51 50-27 0-50-22-50-50z">
          <text:p/>
        </draw:path>
        <draw:path draw:style-name="gr1" draw:text-style-name="P1" draw:layer="layout" svg:width="0.1cm" svg:height="0.1cm" svg:x="12.727cm" svg:y="8.163cm" svg:viewBox="0 0 101 101" svg:d="M0 51c0-29 24-51 52-51 27 0 49 22 49 51 0 28-22 50-49 50-28 0-52-22-52-50z">
          <text:p/>
        </draw:path>
        <draw:path draw:style-name="gr1" draw:text-style-name="P1" draw:layer="layout" svg:width="0.1cm" svg:height="0.1cm" svg:x="13.864cm" svg:y="8.54cm" svg:viewBox="0 0 101 101" svg:d="M0 51c0-29 22-51 50-51 29 0 51 22 51 51 0 28-22 50-51 50-28 0-50-22-50-50z">
          <text:p/>
        </draw:path>
        <draw:path draw:style-name="gr1" draw:text-style-name="P1" draw:layer="layout" svg:width="0.1cm" svg:height="0.1cm" svg:x="13.864cm" svg:y="7.778cm" svg:viewBox="0 0 101 101" svg:d="M0 51c0-28 22-51 50-51 29 0 51 23 51 51s-22 50-51 50c-28 0-50-22-50-50z">
          <text:p/>
        </draw:path>
        <draw:path draw:style-name="gr1" draw:text-style-name="P1" draw:layer="layout" svg:width="0.1cm" svg:height="0.1cm" svg:x="12.727cm" svg:y="6.204cm" svg:viewBox="0 0 101 101" svg:d="M0 52c0-28 24-52 52-52 27 0 49 24 49 52 0 27-22 49-49 49-28 0-52-22-52-49z">
          <text:p/>
        </draw:path>
        <draw:path draw:style-name="gr1" draw:text-style-name="P1" draw:layer="layout" svg:width="0.1cm" svg:height="0.1cm" svg:x="11.965cm" svg:y="6.204cm" svg:viewBox="0 0 101 101" svg:d="M0 52c0-28 23-52 51-52 27 0 50 24 50 52 0 27-23 49-50 49-28 0-51-22-51-49z">
          <text:p/>
        </draw:path>
        <draw:path draw:style-name="gr1" draw:text-style-name="P1" draw:layer="layout" svg:width="0.1cm" svg:height="0.1cm" svg:x="11.749cm" svg:y="3.741cm" svg:viewBox="0 0 101 101" svg:d="M0 50c0-28 24-50 52-50 27 0 49 22 49 50s-22 51-49 51c-28 0-52-23-52-51z">
          <text:p/>
        </draw:path>
        <draw:path draw:style-name="gr1" draw:text-style-name="P1" draw:layer="layout" svg:width="0.1cm" svg:height="0.1cm" svg:x="5.348cm" svg:y="5.882cm" svg:viewBox="0 0 101 101" svg:d="M0 50c0-28 22-50 49-50 29 0 52 22 52 50s-23 51-52 51c-27 0-49-23-49-51z">
          <text:p/>
        </draw:path>
        <draw:path draw:style-name="gr1" draw:text-style-name="P1" draw:layer="layout" svg:width="0.149cm" svg:height="0.151cm" svg:x="5.323cm" svg:y="5.036cm" svg:viewBox="0 0 150 152" svg:d="M0 76c0-42 34-76 75-76 42 0 75 34 75 76 0 41-33 76-75 76-41 0-75-35-75-76z">
          <text:p/>
        </draw:path>
        <draw:path draw:style-name="gr1" draw:text-style-name="P1" draw:layer="layout" svg:width="0.1cm" svg:height="0.1cm" svg:x="5.348cm" svg:y="5.671cm" svg:viewBox="0 0 101 101" svg:d="M0 52c0-29 22-52 49-52 29 0 52 23 52 52 0 27-23 49-52 49-27 0-49-22-49-49z">
          <text:p/>
        </draw:path>
        <draw:path draw:style-name="gr1" draw:text-style-name="P1" draw:layer="layout" svg:width="0.1cm" svg:height="0.099cm" svg:x="5.348cm" svg:y="5.472cm" svg:viewBox="0 0 101 100" svg:d="M0 50c0-28 22-50 49-50 29 0 52 22 52 50s-23 50-52 50c-27 0-49-22-49-50z">
          <text:p/>
        </draw:path>
        <draw:path draw:style-name="gr1" draw:text-style-name="P1" draw:layer="layout" svg:width="0.1cm" svg:height="0.1cm" svg:x="5.348cm" svg:y="5.272cm" svg:viewBox="0 0 101 101" svg:d="M0 50c0-28 22-50 49-50 29 0 52 22 52 50s-23 51-52 51c-27 0-49-23-49-51z">
          <text:p/>
        </draw:path>
        <draw:path draw:style-name="gr1" draw:text-style-name="P1" draw:layer="layout" svg:width="0.1cm" svg:height="0.1cm" svg:x="13.346cm" svg:y="7.325cm" svg:viewBox="0 0 101 101" svg:d="M0 50c0-28 22-50 50-50s51 22 51 50c0 29-23 51-51 51s-50-22-50-51z">
          <text:p/>
        </draw:path>
        <draw:path draw:style-name="gr1" draw:text-style-name="P1" draw:layer="layout" svg:width="0.1cm" svg:height="0.1cm" svg:x="13.092cm" svg:y="7.325cm" svg:viewBox="0 0 101 101" svg:d="M0 50c0-28 22-50 51-50 28 0 50 22 50 50 0 29-22 51-50 51-29 0-51-22-51-51z">
          <text:p/>
        </draw:path>
        <draw:path draw:style-name="gr1" draw:text-style-name="P1" draw:layer="layout" svg:width="0.1cm" svg:height="0.1cm" svg:x="8.378cm" svg:y="6.822cm" svg:viewBox="0 0 101 101" svg:d="M0 49c0-27 23-49 51-49 27 0 50 22 50 49 0 28-23 52-50 52-28 0-51-24-51-52z">
          <text:p/>
        </draw:path>
        <draw:path draw:style-name="gr1" draw:text-style-name="P1" draw:layer="layout" svg:width="0.1cm" svg:height="0.1cm" svg:x="8.378cm" svg:y="7.584cm" svg:viewBox="0 0 101 101" svg:d="M0 50c0-27 23-50 51-50 27 0 50 23 50 50 0 28-23 51-50 51-28 0-51-23-51-51z">
          <text:p/>
        </draw:path>
        <draw:path draw:style-name="gr1" draw:text-style-name="P1" draw:layer="layout" svg:width="0.1cm" svg:height="0.1cm" svg:x="7.68cm" svg:y="6.906cm" svg:viewBox="0 0 101 101" svg:d="M0 49c0-27 23-49 50-49 28 0 51 22 51 49 0 28-23 52-51 52-27 0-50-24-50-52z">
          <text:p/>
        </draw:path>
        <draw:path draw:style-name="gr1" draw:text-style-name="P1" draw:layer="layout" svg:width="0.149cm" svg:height="0.149cm" svg:x="7.655cm" svg:y="7.701cm" svg:viewBox="0 0 150 150" svg:d="M0 75c0-42 33-75 74-75 43 0 76 33 76 75 0 41-33 75-76 75-41 0-74-34-74-75z">
          <text:p/>
        </draw:path>
        <draw:path draw:style-name="gr1" draw:text-style-name="P1" draw:layer="layout" svg:width="0.1cm" svg:height="0.1cm" svg:x="7.68cm" svg:y="7.115cm" svg:viewBox="0 0 101 101" svg:d="M0 51c0-28 23-51 50-51 28 0 51 23 51 51 0 27-23 50-51 50-27 0-50-23-50-50z">
          <text:p/>
        </draw:path>
        <draw:path draw:style-name="gr1" draw:text-style-name="P1" draw:layer="layout" svg:width="0.1cm" svg:height="0.1cm" svg:x="7.68cm" svg:y="7.315cm" svg:viewBox="0 0 101 101" svg:d="M0 51c0-28 23-51 50-51 28 0 51 23 51 51 0 27-23 50-51 50-27 0-50-23-50-50z">
          <text:p/>
        </draw:path>
        <draw:path draw:style-name="gr1" draw:text-style-name="P1" draw:layer="layout" svg:width="0.1cm" svg:height="0.1cm" svg:x="7.68cm" svg:y="7.515cm" svg:viewBox="0 0 101 101" svg:d="M0 51c0-28 23-51 50-51 28 0 51 23 51 51 0 27-23 50-51 50-27 0-50-23-50-50z">
          <text:p/>
        </draw:path>
        <draw:path draw:style-name="gr1" draw:text-style-name="P1" draw:layer="layout" svg:width="0.1cm" svg:height="0.1cm" svg:x="16.167cm" svg:y="4.119cm" svg:viewBox="0 0 101 101" svg:d="M0 51c0-28 22-51 51-51 27 0 50 23 50 51s-23 50-50 50c-29 0-51-22-51-50z">
          <text:p/>
        </draw:path>
        <draw:path draw:style-name="gr1" draw:text-style-name="P1" draw:layer="layout" svg:width="0.1cm" svg:height="0.1cm" svg:x="15.149cm" svg:y="5.035cm" svg:viewBox="0 0 101 101" svg:d="M0 50c0-28 23-50 51-50s50 22 50 50-22 51-50 51-51-23-51-51z">
          <text:p/>
        </draw:path>
        <draw:path draw:style-name="gr1" draw:text-style-name="P1" draw:layer="layout" svg:width="0.1cm" svg:height="0.1cm" svg:x="15.403cm" svg:y="5.035cm" svg:viewBox="0 0 101 101" svg:d="M0 50c0-28 24-50 52-50 27 0 49 22 49 50s-22 51-49 51c-28 0-52-23-52-51z">
          <text:p/>
        </draw:path>
        <draw:path draw:style-name="gr1" draw:text-style-name="P1" draw:layer="layout" svg:width="0.1cm" svg:height="0.1cm" svg:x="12.727cm" svg:y="6.713cm" svg:viewBox="0 0 101 101" svg:d="M0 50c0-28 24-50 52-50 27 0 49 22 49 50s-22 51-49 51c-28 0-52-23-52-51z">
          <text:p/>
        </draw:path>
        <draw:path draw:style-name="gr1" draw:text-style-name="P1" draw:layer="layout" svg:width="0.1cm" svg:height="0.1cm" svg:x="11.965cm" svg:y="6.713cm" svg:viewBox="0 0 101 101" svg:d="M0 50c0-28 23-50 51-50 27 0 50 22 50 50s-23 51-50 51c-28 0-51-23-51-51z">
          <text:p/>
        </draw:path>
        <draw:path draw:style-name="gr1" draw:text-style-name="P1" draw:layer="layout" svg:width="0.1cm" svg:height="0.1cm" svg:x="10.044cm" svg:y="7.691cm" svg:viewBox="0 0 101 101" svg:d="M0 51c0-28 23-51 52-51 27 0 49 23 49 51 0 27-22 50-49 50-29 0-52-23-52-50z">
          <text:p/>
        </draw:path>
        <draw:path draw:style-name="gr1" draw:text-style-name="P1" draw:layer="layout" svg:width="0.149cm" svg:height="0.15cm" svg:x="10.02cm" svg:y="6.846cm" svg:viewBox="0 0 150 151" svg:d="M0 75c0-42 33-75 75-75s75 33 75 75c0 41-33 76-75 76s-75-35-75-76z">
          <text:p/>
        </draw:path>
        <draw:path draw:style-name="gr1" draw:text-style-name="P1" draw:layer="layout" svg:width="0.1cm" svg:height="0.1cm" svg:x="10.044cm" svg:y="7.481cm" svg:viewBox="0 0 101 101" svg:d="M0 51c0-28 23-51 52-51 27 0 49 23 49 51 0 27-22 50-49 50-29 0-52-23-52-50z">
          <text:p/>
        </draw:path>
        <draw:path draw:style-name="gr1" draw:text-style-name="P1" draw:layer="layout" svg:width="0.1cm" svg:height="0.1cm" svg:x="10.044cm" svg:y="7.281cm" svg:viewBox="0 0 101 101" svg:d="M0 51c0-28 23-51 52-51 27 0 49 23 49 51 0 27-22 50-49 50-29 0-52-23-52-50z">
          <text:p/>
        </draw:path>
        <draw:path draw:style-name="gr1" draw:text-style-name="P1" draw:layer="layout" svg:width="0.1cm" svg:height="0.1cm" svg:x="10.044cm" svg:y="7.081cm" svg:viewBox="0 0 101 101" svg:d="M0 51c0-28 23-51 52-51 27 0 49 23 49 51 0 27-22 50-49 50-29 0-52-23-52-50z">
          <text:p/>
        </draw:path>
        <draw:path draw:style-name="gr1" draw:text-style-name="P1" draw:layer="layout" svg:width="0.1cm" svg:height="0.1cm" svg:x="6.019cm" svg:y="6.822cm" svg:viewBox="0 0 101 101" svg:d="M0 49c0-27 23-49 50-49 28 0 51 22 51 49 0 28-23 52-51 52-27 0-50-24-50-52z">
          <text:p/>
        </draw:path>
        <draw:path draw:style-name="gr1" draw:text-style-name="P1" draw:layer="layout" svg:width="0.1cm" svg:height="0.1cm" svg:x="6.019cm" svg:y="7.584cm" svg:viewBox="0 0 101 101" svg:d="M0 50c0-27 23-50 50-50 28 0 51 23 51 50 0 28-23 51-51 51-27 0-50-23-50-51z">
          <text:p/>
        </draw:path>
        <draw:path draw:style-name="gr1" draw:text-style-name="P1" draw:layer="layout" svg:width="0.1cm" svg:height="0.1cm" svg:x="6.874cm" svg:y="7.115cm" svg:viewBox="0 0 101 101" svg:d="M0 51c0-28 22-51 51-51 27 0 50 23 50 51 0 27-23 50-50 50-29 0-51-23-51-50z">
          <text:p/>
        </draw:path>
        <draw:path draw:style-name="gr1" draw:text-style-name="P1" draw:layer="layout" svg:width="0.1cm" svg:height="0.1cm" svg:x="6.874cm" svg:y="7.315cm" svg:viewBox="0 0 101 101" svg:d="M0 51c0-28 22-51 51-51 27 0 50 23 50 51 0 27-23 50-50 50-29 0-51-23-51-50z">
          <text:p/>
        </draw:path>
        <draw:path draw:style-name="gr1" draw:text-style-name="P1" draw:layer="layout" svg:width="0.1cm" svg:height="0.1cm" svg:x="11.441cm" svg:y="3.741cm" svg:viewBox="0 0 101 101" svg:d="M0 50c0-28 23-50 50-50 28 0 51 22 51 50s-23 51-51 51c-27 0-50-23-50-51z">
          <text:p/>
        </draw:path>
        <draw:path draw:style-name="gr1" draw:text-style-name="P1" draw:layer="layout" svg:width="0.1cm" svg:height="0.1cm" svg:x="7.677cm" svg:y="5.881cm" svg:viewBox="0 0 101 101" svg:d="M0 51c0-29 24-51 52-51 27 0 49 22 49 51 0 27-22 50-49 50-28 0-52-23-52-50z">
          <text:p/>
        </draw:path>
        <draw:path draw:style-name="gr1" draw:text-style-name="P1" draw:layer="layout" svg:width="0.149cm" svg:height="0.15cm" svg:x="7.653cm" svg:y="5.036cm" svg:viewBox="0 0 150 151" svg:d="M0 75c0-42 33-75 75-75s75 33 75 75c0 41-33 76-75 76s-75-35-75-76z">
          <text:p/>
        </draw:path>
        <draw:path draw:style-name="gr1" draw:text-style-name="P1" draw:layer="layout" svg:width="0.1cm" svg:height="0.1cm" svg:x="7.677cm" svg:y="5.671cm" svg:viewBox="0 0 101 101" svg:d="M0 51c0-29 24-51 52-51 27 0 49 22 49 51 0 27-22 50-49 50-28 0-52-23-52-50z">
          <text:p/>
        </draw:path>
        <draw:path draw:style-name="gr1" draw:text-style-name="P1" draw:layer="layout" svg:width="0.1cm" svg:height="0.1cm" svg:x="7.677cm" svg:y="5.471cm" svg:viewBox="0 0 101 101" svg:d="M0 51c0-29 24-51 52-51 27 0 49 22 49 51 0 27-22 50-49 50-28 0-52-23-52-50z">
          <text:p/>
        </draw:path>
        <draw:path draw:style-name="gr1" draw:text-style-name="P1" draw:layer="layout" svg:width="0.1cm" svg:height="0.1cm" svg:x="7.677cm" svg:y="5.271cm" svg:viewBox="0 0 101 101" svg:d="M0 51c0-29 24-51 52-51 27 0 49 22 49 51 0 27-22 50-49 50-28 0-52-23-52-50z">
          <text:p/>
        </draw:path>
        <draw:path draw:style-name="gr1" draw:text-style-name="P1" draw:layer="layout" svg:width="0.1cm" svg:height="0.1cm" svg:x="8.378cm" svg:y="4.645cm" svg:viewBox="0 0 101 101" svg:d="M0 50c0-28 23-50 51-50 27 0 50 22 50 50 0 27-23 51-50 51-28 0-51-24-51-51z">
          <text:p/>
        </draw:path>
        <draw:path draw:style-name="gr1" draw:text-style-name="P1" draw:layer="layout" svg:width="0.1cm" svg:height="0.1cm" svg:x="14.88cm" svg:y="8.541cm" svg:viewBox="0 0 101 101" svg:d="M0 51c0-29 22-51 51-51 28 0 50 22 50 51 0 28-22 50-50 50-29 0-51-22-51-50z">
          <text:p/>
        </draw:path>
        <draw:path draw:style-name="gr1" draw:text-style-name="P1" draw:layer="layout" svg:width="0.1cm" svg:height="0.1cm" svg:x="14.88cm" svg:y="7.779cm" svg:viewBox="0 0 101 101" svg:d="M0 51c0-28 22-51 51-51 28 0 50 23 50 51s-22 50-50 50c-29 0-51-22-51-50z">
          <text:p/>
        </draw:path>
        <draw:path draw:style-name="gr1" draw:text-style-name="P1" draw:layer="layout" svg:width="0.1cm" svg:height="0.1cm" svg:x="14.379cm" svg:y="5.035cm" svg:viewBox="0 0 101 101" svg:d="M0 50c0-28 23-50 52-50 27 0 49 22 49 50s-22 51-49 51c-29 0-52-23-52-51z">
          <text:p/>
        </draw:path>
        <draw:path draw:style-name="gr1" draw:text-style-name="P1" draw:layer="layout" svg:width="0.1cm" svg:height="0.1cm" svg:x="14.633cm" svg:y="5.035cm" svg:viewBox="0 0 101 101" svg:d="M0 50c0-28 23-50 51-50 27 0 50 22 50 50s-23 51-50 51c-28 0-51-23-51-51z">
          <text:p/>
        </draw:path>
        <draw:path draw:style-name="gr1" draw:text-style-name="P1" draw:layer="layout" svg:width="0.1cm" svg:height="0.1cm" svg:x="16.472cm" svg:y="4.119cm" svg:viewBox="0 0 101 101" svg:d="M0 51c0-28 22-51 51-51 27 0 50 23 50 51s-23 50-50 50c-29 0-51-22-51-50z">
          <text:p/>
        </draw:path>
        <draw:path draw:style-name="gr1" draw:text-style-name="P1" draw:layer="layout" svg:width="0.1cm" svg:height="0.1cm" svg:x="4.516cm" svg:y="5.671cm" svg:viewBox="0 0 101 101" svg:d="M0 51c0-29 23-51 51-51 27 0 50 22 50 51 0 27-23 50-50 50-28 0-51-23-51-50z">
          <text:p/>
        </draw:path>
        <draw:path draw:style-name="gr1" draw:text-style-name="P1" draw:layer="layout" svg:width="0.1cm" svg:height="0.1cm" svg:x="4.516cm" svg:y="5.471cm" svg:viewBox="0 0 101 101" svg:d="M0 51c0-29 23-51 51-51 27 0 50 22 50 51 0 27-23 50-50 50-28 0-51-23-51-50z">
          <text:p/>
        </draw:path>
        <draw:path draw:style-name="gr1" draw:text-style-name="P1" draw:layer="layout" svg:width="0.1cm" svg:height="0.1cm" svg:x="8.378cm" svg:y="5.956cm" svg:viewBox="0 0 101 101" svg:d="M0 50c0-27 23-50 51-50 27 0 50 23 50 50 0 29-23 51-50 51-28 0-51-22-51-51z">
          <text:p/>
        </draw:path>
        <draw:path draw:style-name="gr1" draw:text-style-name="P1" draw:layer="layout" svg:width="0.1cm" svg:height="0.1cm" svg:x="8.378cm" svg:y="5.194cm" svg:viewBox="0 0 101 101" svg:d="M0 51c0-28 23-51 51-51 27 0 50 23 50 51s-23 50-50 50c-28 0-51-22-51-50z">
          <text:p/>
        </draw:path>
        <draw:path draw:style-name="gr1" draw:text-style-name="P1" draw:layer="layout" svg:width="0.1cm" svg:height="0.1cm" svg:x="10.733cm" svg:y="5.956cm" svg:viewBox="0 0 101 101" svg:d="M0 50c0-27 22-50 51-50 27 0 50 23 50 50 0 29-23 51-50 51-29 0-51-22-51-51z">
          <text:p/>
        </draw:path>
        <draw:path draw:style-name="gr1" draw:text-style-name="P1" draw:layer="layout" svg:width="0.1cm" svg:height="0.1cm" svg:x="10.733cm" svg:y="5.194cm" svg:viewBox="0 0 101 101" svg:d="M0 51c0-28 22-51 51-51 27 0 50 23 50 51s-23 50-50 50c-29 0-51-22-51-50z">
          <text:p/>
        </draw:path>
        <draw:path draw:style-name="gr1" draw:text-style-name="P1" draw:layer="layout" svg:width="0.1cm" svg:height="0.1cm" svg:x="15.87cm" svg:y="5.696cm" svg:viewBox="0 0 101 101" svg:d="M0 51c0-28 23-51 52-51 27 0 49 23 49 51s-22 50-49 50c-29 0-52-22-52-50z">
          <text:p/>
        </draw:path>
        <draw:path draw:style-name="gr1" draw:text-style-name="P1" draw:layer="layout" svg:width="0.1cm" svg:height="0.1cm" svg:x="16.632cm" svg:y="5.696cm" svg:viewBox="0 0 101 101" svg:d="M0 51c0-28 23-51 51-51s50 23 50 51-22 50-50 50-51-22-51-50z">
          <text:p/>
        </draw:path>
        <draw:path draw:style-name="gr1" draw:text-style-name="P1" draw:layer="layout" svg:width="0.1cm" svg:height="0.1cm" svg:x="9.229cm" svg:y="5.671cm" svg:viewBox="0 0 101 101" svg:d="M0 51c0-29 22-51 51-51 27 0 50 22 50 51 0 27-23 50-50 50-29 0-51-23-51-50z">
          <text:p/>
        </draw:path>
        <draw:path draw:style-name="gr1" draw:text-style-name="P1" draw:layer="layout" svg:width="0.1cm" svg:height="0.1cm" svg:x="9.229cm" svg:y="5.471cm" svg:viewBox="0 0 101 101" svg:d="M0 51c0-29 22-51 51-51 27 0 50 22 50 51 0 27-23 50-50 50-29 0-51-23-51-50z">
          <text:p/>
        </draw:path>
        <draw:path draw:style-name="gr1" draw:text-style-name="P1" draw:layer="layout" svg:width="0.1cm" svg:height="0.1cm" svg:x="12.117cm" svg:y="8.163cm" svg:viewBox="0 0 101 101" svg:d="M0 51c0-29 23-51 52-51 27 0 49 22 49 51 0 28-22 50-49 50-29 0-52-22-52-50z">
          <text:p/>
        </draw:path>
        <draw:path draw:style-name="gr1" draw:text-style-name="P1" draw:layer="layout" svg:width="0.1cm" svg:height="0.1cm" svg:x="13.61cm" svg:y="6.574cm" svg:viewBox="0 0 101 101" svg:d="M0 50c0-28 22-50 50-50s51 22 51 50-23 51-51 51-50-23-50-51z">
          <text:p/>
        </draw:path>
        <draw:path draw:style-name="gr1" draw:text-style-name="P1" draw:layer="layout" svg:width="0.1cm" svg:height="0.1cm" svg:x="13.864cm" svg:y="6.574cm" svg:viewBox="0 0 101 101" svg:d="M0 50c0-28 22-50 49-50 29 0 52 22 52 50s-23 51-52 51c-27 0-49-23-49-51z">
          <text:p/>
        </draw:path>
        <draw:path draw:style-name="gr1" draw:text-style-name="P1" draw:layer="layout" svg:width="0.1cm" svg:height="0.1cm" svg:x="14.118cm" svg:y="6.574cm" svg:viewBox="0 0 101 101" svg:d="M0 50c0-28 23-50 50-50 28 0 51 22 51 50s-23 51-51 51c-27 0-50-23-50-51z">
          <text:p/>
        </draw:path>
        <draw:path draw:style-name="gr1" draw:text-style-name="P1" draw:layer="layout" svg:width="0.1cm" svg:height="0.1cm" svg:x="14.372cm" svg:y="6.574cm" svg:viewBox="0 0 101 101" svg:d="M0 50c0-28 22-50 49-50 29 0 52 22 52 50s-23 51-52 51c-27 0-49-23-49-51z">
          <text:p/>
        </draw:path>
        <draw:path draw:style-name="gr1" draw:text-style-name="P1" draw:layer="layout" svg:width="0.1cm" svg:height="0.1cm" svg:x="14.626cm" svg:y="6.574cm" svg:viewBox="0 0 101 101" svg:d="M0 50c0-28 22-50 49-50 28 0 52 22 52 50s-24 51-52 51c-27 0-49-23-49-51z">
          <text:p/>
        </draw:path>
        <draw:path draw:style-name="gr1" draw:text-style-name="P1" draw:layer="layout" svg:width="0.1cm" svg:height="0.1cm" svg:x="14.88cm" svg:y="6.574cm" svg:viewBox="0 0 101 101" svg:d="M0 50c0-28 22-50 50-50s51 22 51 50-23 51-51 51-50-23-50-51z">
          <text:p/>
        </draw:path>
        <draw:path draw:style-name="gr1" draw:text-style-name="P1" draw:layer="layout" svg:width="0.1cm" svg:height="0.1cm" svg:x="15.134cm" svg:y="6.574cm" svg:viewBox="0 0 101 101" svg:d="M0 50c0-28 22-50 49-50 28 0 52 22 52 50s-24 51-52 51c-27 0-49-23-49-51z">
          <text:p/>
        </draw:path>
        <draw:path draw:style-name="gr1" draw:text-style-name="P1" draw:layer="layout" svg:width="0.1cm" svg:height="0.1cm" svg:x="15.134cm" svg:y="5.78cm" svg:viewBox="0 0 101 101" svg:d="M0 50c0-28 22-50 49-50 28 0 52 22 52 50s-24 51-52 51c-27 0-49-23-49-51z">
          <text:p/>
        </draw:path>
        <draw:path draw:style-name="gr1" draw:text-style-name="P1" draw:layer="layout" svg:width="0.1cm" svg:height="0.1cm" svg:x="14.88cm" svg:y="5.78cm" svg:viewBox="0 0 101 101" svg:d="M0 50c0-28 22-50 50-50s51 22 51 50-23 51-51 51-50-23-50-51z">
          <text:p/>
        </draw:path>
        <draw:path draw:style-name="gr1" draw:text-style-name="P1" draw:layer="layout" svg:width="0.1cm" svg:height="0.1cm" svg:x="14.626cm" svg:y="5.78cm" svg:viewBox="0 0 101 101" svg:d="M0 50c0-28 22-50 49-50 28 0 52 22 52 50s-24 51-52 51c-27 0-49-23-49-51z">
          <text:p/>
        </draw:path>
        <draw:path draw:style-name="gr1" draw:text-style-name="P1" draw:layer="layout" svg:width="0.1cm" svg:height="0.1cm" svg:x="14.372cm" svg:y="5.78cm" svg:viewBox="0 0 101 101" svg:d="M0 50c0-28 22-50 49-50 29 0 52 22 52 50s-23 51-52 51c-27 0-49-23-49-51z">
          <text:p/>
        </draw:path>
        <draw:path draw:style-name="gr1" draw:text-style-name="P1" draw:layer="layout" svg:width="0.1cm" svg:height="0.1cm" svg:x="14.118cm" svg:y="5.78cm" svg:viewBox="0 0 101 101" svg:d="M0 50c0-28 23-50 50-50 28 0 51 22 51 50s-23 51-51 51c-27 0-50-23-50-51z">
          <text:p/>
        </draw:path>
        <draw:path draw:style-name="gr1" draw:text-style-name="P1" draw:layer="layout" svg:width="0.1cm" svg:height="0.1cm" svg:x="13.864cm" svg:y="5.78cm" svg:viewBox="0 0 101 101" svg:d="M0 50c0-28 22-50 49-50 29 0 52 22 52 50s-23 51-52 51c-27 0-49-23-49-51z">
          <text:p/>
        </draw:path>
        <draw:path draw:style-name="gr1" draw:text-style-name="P1" draw:layer="layout" svg:width="0.1cm" svg:height="0.1cm" svg:x="13.61cm" svg:y="5.78cm" svg:viewBox="0 0 101 101" svg:d="M0 50c0-28 22-50 50-50s51 22 51 50-23 51-51 51-50-23-50-51z">
          <text:p/>
        </draw:path>
        <draw:path draw:style-name="gr1" draw:text-style-name="P1" draw:layer="layout" svg:width="0.1cm" svg:height="0.1cm" svg:x="8.378cm" svg:y="8.186cm" svg:viewBox="0 0 101 101" svg:d="M0 51c0-28 23-51 51-51 27 0 50 23 50 51s-23 50-50 50c-28 0-51-22-51-50z">
          <text:p/>
        </draw:path>
        <draw:path draw:style-name="gr1" draw:text-style-name="P1" draw:layer="layout" svg:width="0.1cm" svg:height="0.1cm" svg:x="12.727cm" svg:y="5.696cm" svg:viewBox="0 0 101 101" svg:d="M0 51c0-28 24-51 52-51 27 0 49 23 49 51s-22 50-49 50c-28 0-52-22-52-50z">
          <text:p/>
        </draw:path>
        <draw:path draw:style-name="gr1" draw:text-style-name="P1" draw:layer="layout" svg:width="0.1cm" svg:height="0.1cm" svg:x="11.965cm" svg:y="5.696cm" svg:viewBox="0 0 101 101" svg:d="M0 51c0-28 23-51 51-51 27 0 50 23 50 51s-23 50-50 50c-28 0-51-22-51-50z">
          <text:p/>
        </draw:path>
        <draw:path draw:style-name="gr1" draw:text-style-name="P1" draw:layer="layout" svg:width="0.1cm" svg:height="0.1cm" svg:x="15.87cm" svg:y="6.713cm" svg:viewBox="0 0 101 101" svg:d="M0 50c0-28 23-50 52-50 27 0 49 22 49 50s-22 51-49 51c-29 0-52-23-52-51z">
          <text:p/>
        </draw:path>
        <draw:path draw:style-name="gr1" draw:text-style-name="P1" draw:layer="layout" svg:width="0.1cm" svg:height="0.1cm" svg:x="16.632cm" svg:y="6.713cm" svg:viewBox="0 0 101 101" svg:d="M0 50c0-28 23-50 51-50s50 22 50 50-22 51-50 51-51-23-51-51z">
          <text:p/>
        </draw:path>
        <draw:path draw:style-name="gr1" draw:text-style-name="P1" draw:layer="layout" svg:width="0.1cm" svg:height="0.1cm" svg:x="10.044cm" svg:y="5.881cm" svg:viewBox="0 0 101 101" svg:d="M0 51c0-29 23-51 52-51 27 0 49 22 49 51 0 27-22 50-49 50-29 0-52-23-52-50z">
          <text:p/>
        </draw:path>
        <draw:path draw:style-name="gr1" draw:text-style-name="P1" draw:layer="layout" svg:width="0.149cm" svg:height="0.15cm" svg:x="10.02cm" svg:y="5.036cm" svg:viewBox="0 0 150 151" svg:d="M0 75c0-42 33-75 75-75s75 33 75 75c0 41-33 76-75 76s-75-35-75-76z">
          <text:p/>
        </draw:path>
        <draw:path draw:style-name="gr1" draw:text-style-name="P1" draw:layer="layout" svg:width="0.1cm" svg:height="0.1cm" svg:x="10.044cm" svg:y="5.671cm" svg:viewBox="0 0 101 101" svg:d="M0 51c0-29 23-51 52-51 27 0 49 22 49 51 0 27-22 50-49 50-29 0-52-23-52-50z">
          <text:p/>
        </draw:path>
        <draw:path draw:style-name="gr1" draw:text-style-name="P1" draw:layer="layout" svg:width="0.1cm" svg:height="0.1cm" svg:x="10.044cm" svg:y="5.471cm" svg:viewBox="0 0 101 101" svg:d="M0 51c0-29 23-51 52-51 27 0 49 22 49 51 0 27-22 50-49 50-29 0-52-23-52-50z">
          <text:p/>
        </draw:path>
        <draw:path draw:style-name="gr1" draw:text-style-name="P1" draw:layer="layout" svg:width="0.1cm" svg:height="0.1cm" svg:x="10.044cm" svg:y="5.271cm" svg:viewBox="0 0 101 101" svg:d="M0 51c0-29 23-51 52-51 27 0 49 22 49 51 0 27-22 50-49 50-29 0-52-23-52-50z">
          <text:p/>
        </draw:path>
        <draw:path draw:style-name="gr1" draw:text-style-name="P1" draw:layer="layout" svg:width="0.1cm" svg:height="0.1cm" svg:x="10.733cm" svg:y="6.822cm" svg:viewBox="0 0 101 101" svg:d="M0 49c0-27 22-49 51-49 27 0 50 22 50 49 0 28-23 52-50 52-29 0-51-24-51-52z">
          <text:p/>
        </draw:path>
        <draw:path draw:style-name="gr1" draw:text-style-name="P1" draw:layer="layout" svg:width="0.1cm" svg:height="0.1cm" svg:x="10.733cm" svg:y="7.584cm" svg:viewBox="0 0 101 101" svg:d="M0 50c0-27 22-50 51-50 27 0 50 23 50 50 0 28-23 51-50 51-29 0-51-23-51-51z">
          <text:p/>
        </draw:path>
        <draw:path draw:style-name="gr1" draw:text-style-name="P1" draw:layer="layout" svg:width="0.1cm" svg:height="0.1cm" svg:x="6.874cm" svg:y="5.671cm" svg:viewBox="0 0 101 101" svg:d="M0 51c0-29 22-51 51-51 27 0 50 22 50 51 0 27-23 50-50 50-29 0-51-23-51-50z">
          <text:p/>
        </draw:path>
        <draw:path draw:style-name="gr1" draw:text-style-name="P1" draw:layer="layout" svg:width="0.1cm" svg:height="0.1cm" svg:x="6.874cm" svg:y="5.471cm" svg:viewBox="0 0 101 101" svg:d="M0 51c0-29 22-51 51-51 27 0 50 22 50 51 0 27-23 50-50 50-29 0-51-23-51-50z">
          <text:p/>
        </draw:path>
        <draw:path draw:style-name="gr1" draw:text-style-name="P1" draw:layer="layout" svg:width="0.1cm" svg:height="0.1cm" svg:x="4.516cm" svg:y="7.115cm" svg:viewBox="0 0 101 101" svg:d="M0 51c0-28 23-51 51-51 27 0 50 23 50 51 0 27-23 50-50 50-28 0-51-23-51-50z">
          <text:p/>
        </draw:path>
        <draw:path draw:style-name="gr1" draw:text-style-name="P1" draw:layer="layout" svg:width="0.1cm" svg:height="0.1cm" svg:x="4.516cm" svg:y="7.315cm" svg:viewBox="0 0 101 101" svg:d="M0 51c0-28 23-51 51-51 27 0 50 23 50 51 0 27-23 50-50 50-28 0-51-23-51-50z">
          <text:p/>
        </draw:path>
        <draw:path draw:style-name="gr1" draw:text-style-name="P1" draw:layer="layout" svg:width="0.1cm" svg:height="0.1cm" svg:x="6.019cm" svg:y="5.956cm" svg:viewBox="0 0 101 101" svg:d="M0 50c0-27 23-50 50-50 28 0 51 23 51 50 0 29-23 51-51 51-27 0-50-22-50-51z">
          <text:p/>
        </draw:path>
        <draw:path draw:style-name="gr1" draw:text-style-name="P1" draw:layer="layout" svg:width="0.1cm" svg:height="0.1cm" svg:x="6.019cm" svg:y="5.194cm" svg:viewBox="0 0 101 101" svg:d="M0 51c0-28 23-51 50-51 28 0 51 23 51 51s-23 50-51 50c-27 0-50-22-50-50z">
          <text:p/>
        </draw:path>
        <draw:path draw:style-name="gr1" draw:text-style-name="P1" draw:layer="layout" svg:width="0.1cm" svg:height="0.1cm" svg:x="10.733cm" svg:y="8.186cm" svg:viewBox="0 0 101 101" svg:d="M0 51c0-28 22-51 51-51 27 0 50 23 50 51s-23 50-50 50c-29 0-51-22-51-50z">
          <text:p/>
        </draw:path>
        <draw:path draw:style-name="gr1" draw:text-style-name="P1" draw:layer="layout" svg:width="0.1cm" svg:height="0.1cm" svg:x="6.019cm" svg:y="4.645cm" svg:viewBox="0 0 101 101" svg:d="M0 50c0-28 23-50 50-50 28 0 51 22 51 50 0 27-23 51-51 51-27 0-50-24-50-51z">
          <text:p/>
        </draw:path>
        <draw:path draw:style-name="gr1" draw:text-style-name="P1" draw:layer="layout" svg:width="0.1cm" svg:height="0.1cm" svg:x="6.019cm" svg:y="8.186cm" svg:viewBox="0 0 101 101" svg:d="M0 51c0-28 23-51 50-51 28 0 51 23 51 51s-23 50-51 50c-27 0-50-22-50-50z">
          <text:p/>
        </draw:path>
        <draw:path draw:style-name="gr1" draw:text-style-name="P1" draw:layer="layout" svg:width="0.1cm" svg:height="0.1cm" svg:x="12.422cm" svg:y="8.163cm" svg:viewBox="0 0 101 101" svg:d="M0 51c0-29 24-51 52-51 27 0 49 22 49 51 0 28-22 50-49 50-28 0-52-22-52-50z">
          <text:p/>
        </draw:path>
        <draw:path draw:style-name="gr1" draw:text-style-name="P1" draw:layer="layout" svg:width="0.1cm" svg:height="0.1cm" svg:x="15.87cm" svg:y="6.204cm" svg:viewBox="0 0 101 101" svg:d="M0 52c0-28 23-52 52-52 27 0 49 24 49 52 0 27-22 49-49 49-29 0-52-22-52-49z">
          <text:p/>
        </draw:path>
        <draw:path draw:style-name="gr1" draw:text-style-name="P1" draw:layer="layout" svg:width="0.1cm" svg:height="0.1cm" svg:x="16.632cm" svg:y="6.204cm" svg:viewBox="0 0 101 101" svg:d="M0 52c0-28 23-52 51-52s50 24 50 52c0 27-22 49-50 49s-51-22-51-49z">
          <text:p/>
        </draw:path>
        <draw:path draw:style-name="gr1" draw:text-style-name="P1" draw:layer="layout" svg:width="0.1cm" svg:height="0.1cm" svg:x="5.288cm" svg:y="6.906cm" svg:viewBox="0 0 101 101" svg:d="M0 49c0-27 22-49 51-49 28 0 50 22 50 49 0 28-22 52-50 52-29 0-51-24-51-52z">
          <text:p/>
        </draw:path>
        <draw:path draw:style-name="gr1" draw:text-style-name="P1" draw:layer="layout" svg:width="0.15cm" svg:height="0.149cm" svg:x="5.263cm" svg:y="7.701cm" svg:viewBox="0 0 151 150" svg:d="M0 75c0-42 34-75 75-75 42 0 76 33 76 75 0 41-34 75-76 75-41 0-75-34-75-75z">
          <text:p/>
        </draw:path>
        <draw:path draw:style-name="gr1" draw:text-style-name="P1" draw:layer="layout" svg:width="0.1cm" svg:height="0.1cm" svg:x="5.288cm" svg:y="7.115cm" svg:viewBox="0 0 101 101" svg:d="M0 51c0-28 22-51 51-51 28 0 50 23 50 51 0 27-22 50-50 50-29 0-51-23-51-50z">
          <text:p/>
        </draw:path>
        <draw:path draw:style-name="gr1" draw:text-style-name="P1" draw:layer="layout" svg:width="0.1cm" svg:height="0.1cm" svg:x="5.288cm" svg:y="7.315cm" svg:viewBox="0 0 101 101" svg:d="M0 51c0-28 22-51 51-51 28 0 50 23 50 51 0 27-22 50-50 50-29 0-51-23-51-50z">
          <text:p/>
        </draw:path>
        <draw:path draw:style-name="gr1" draw:text-style-name="P1" draw:layer="layout" svg:width="0.1cm" svg:height="0.1cm" svg:x="5.288cm" svg:y="7.515cm" svg:viewBox="0 0 101 101" svg:d="M0 51c0-28 22-51 51-51 28 0 50 23 50 51 0 27-22 50-50 50-29 0-51-23-51-50z">
          <text:p/>
        </draw:path>
        <draw:path draw:style-name="gr1" draw:text-style-name="P1" draw:layer="layout" svg:width="0.1cm" svg:height="0.1cm" svg:x="13.865cm" svg:y="5.035cm" svg:viewBox="0 0 101 101" svg:d="M0 50c0-28 22-50 49-50 29 0 52 22 52 50s-23 51-52 51c-27 0-49-23-49-51z">
          <text:p/>
        </draw:path>
        <draw:path draw:style-name="gr1" draw:text-style-name="P1" draw:layer="layout" svg:width="0.1cm" svg:height="0.1cm" svg:x="13.611cm" svg:y="5.035cm" svg:viewBox="0 0 101 101" svg:d="M0 50c0-28 23-50 50-50 28 0 51 22 51 50s-23 51-51 51c-27 0-50-23-50-51z">
          <text:p/>
        </draw:path>
        <draw:path draw:style-name="gr1" draw:text-style-name="P1" draw:layer="layout" svg:width="0.1cm" svg:height="0.1cm" svg:x="14.116cm" svg:y="7.325cm" svg:viewBox="0 0 101 101" svg:d="M0 50c0-28 23-50 51-50s50 22 50 50c0 29-22 51-50 51s-51-22-51-51z">
          <text:p/>
        </draw:path>
        <draw:path draw:style-name="gr1" draw:text-style-name="P1" draw:layer="layout" svg:width="0.1cm" svg:height="0.1cm" svg:x="13.862cm" svg:y="7.325cm" svg:viewBox="0 0 101 101" svg:d="M0 50c0-28 22-50 50-50 29 0 51 22 51 50 0 29-22 51-51 51-28 0-50-22-50-51z">
          <text:p/>
        </draw:path>
        <draw:path draw:style-name="gr1" draw:text-style-name="P1" draw:layer="layout" svg:width="0.1cm" svg:height="0.1cm" svg:x="10.733cm" svg:y="4.645cm" svg:viewBox="0 0 101 101" svg:d="M0 50c0-28 22-50 51-50 27 0 50 22 50 50 0 27-23 51-50 51-29 0-51-24-51-51z">
          <text:p/>
        </draw:path>
        <draw:path draw:style-name="gr1" draw:text-style-name="P1" draw:layer="layout" svg:width="0.1cm" svg:height="0.1cm" svg:x="13.094cm" svg:y="8.544cm" svg:viewBox="0 0 101 101" svg:d="M0 51c0-29 22-51 51-51 28 0 50 22 50 51 0 28-22 50-50 50-29 0-51-22-51-50z">
          <text:p/>
        </draw:path>
        <draw:path draw:style-name="gr1" draw:text-style-name="P1" draw:layer="layout" svg:width="0.1cm" svg:height="0.1cm" svg:x="13.094cm" svg:y="7.782cm" svg:viewBox="0 0 101 101" svg:d="M0 51c0-28 22-51 51-51 28 0 50 23 50 51s-22 50-50 50c-29 0-51-22-51-50z">
          <text:p/>
        </draw:path>
        <draw:path draw:style-name="gr1" draw:text-style-name="P1" draw:layer="layout" svg:width="0.1cm" svg:height="0.1cm" svg:x="9.229cm" svg:y="7.481cm" svg:viewBox="0 0 101 101" svg:d="M0 51c0-28 22-51 51-51 27 0 50 23 50 51 0 27-23 50-50 50-29 0-51-23-51-50z">
          <text:p/>
        </draw:path>
        <draw:path draw:style-name="gr1" draw:text-style-name="P1" draw:layer="layout" svg:width="0.1cm" svg:height="0.1cm" svg:x="9.229cm" svg:y="7.281cm" svg:viewBox="0 0 101 101" svg:d="M0 51c0-28 22-51 51-51 27 0 50 23 50 51 0 27-23 50-50 50-29 0-51-23-51-50z">
          <text:p/>
        </draw:path>
        <draw:path draw:style-name="gr1" draw:text-style-name="P1" draw:layer="layout" svg:width="0.1cm" svg:height="0.1cm" svg:x="15.862cm" svg:y="4.119cm" svg:viewBox="0 0 101 101" svg:d="M0 51c0-28 22-51 51-51 27 0 50 23 50 51s-23 50-50 50c-29 0-51-22-51-50z">
          <text:p/>
        </draw:path>
        <draw:path draw:style-name="gr1" draw:text-style-name="P1" draw:layer="layout" svg:width="0.1cm" svg:height="0.1cm" svg:x="14.631cm" svg:y="3.742cm" svg:viewBox="0 0 101 101" svg:d="M0 50c0-28 22-50 50-50s51 22 51 50-23 51-51 51-50-23-50-51z">
          <text:p/>
        </draw:path>
        <draw:path draw:style-name="gr1" draw:text-style-name="P1" draw:layer="layout" svg:width="0.1cm" svg:height="0.1cm" svg:x="14.631cm" svg:y="4.504cm" svg:viewBox="0 0 101 101" svg:d="M0 51c0-29 22-51 50-51s51 22 51 51c0 28-23 50-51 50s-50-22-50-50z">
          <text:p/>
        </draw:path>
        <draw:path draw:style-name="gr1" draw:text-style-name="P1" draw:layer="layout" svg:width="0.1cm" svg:height="0.1cm" svg:x="15.4cm" svg:y="3.738cm" svg:viewBox="0 0 101 101" svg:d="M0 50c0-28 23-50 50-50 28 0 51 22 51 50s-23 51-51 51c-27 0-50-23-50-51z">
          <text:p/>
        </draw:path>
        <draw:path draw:style-name="gr1" draw:text-style-name="P1" draw:layer="layout" svg:width="0.1cm" svg:height="0.1cm" svg:x="15.4cm" svg:y="4.5cm" svg:viewBox="0 0 101 101" svg:d="M0 51c0-29 23-51 50-51 28 0 51 22 51 51 0 28-23 50-51 50-27 0-50-22-50-50z">
          <text:p/>
        </draw:path>
        <draw:path draw:style-name="gr1" draw:text-style-name="P1" draw:layer="layout" svg:width="0.1cm" svg:height="0.1cm" svg:x="14.631cm" svg:y="7.325cm" svg:viewBox="0 0 101 101" svg:d="M0 50c0-28 22-50 50-50s51 22 51 50c0 29-23 51-51 51s-50-22-50-51z">
          <text:p/>
        </draw:path>
        <draw:path draw:style-name="gr1" draw:text-style-name="P1" draw:layer="layout" svg:width="0.1cm" svg:height="0.1cm" svg:x="14.885cm" svg:y="7.325cm" svg:viewBox="0 0 101 101" svg:d="M0 50c0-28 22-50 51-50 28 0 50 22 50 50 0 29-22 51-50 51-29 0-51-22-51-51z">
          <text:p/>
        </draw:path>
        <draw:path draw:style-name="gr1" draw:text-style-name="P1" draw:layer="layout" svg:width="0.1cm" svg:height="0.1cm" svg:x="13.611cm" svg:y="3.741cm" svg:viewBox="0 0 101 101" svg:d="M0 50c0-28 23-50 50-50 28 0 51 22 51 50s-23 51-51 51c-27 0-50-23-50-51z">
          <text:p/>
        </draw:path>
        <draw:path draw:style-name="gr1" draw:text-style-name="P1" draw:layer="layout" svg:width="0.1cm" svg:height="0.1cm" svg:x="13.611cm" svg:y="4.503cm" svg:viewBox="0 0 101 101" svg:d="M0 51c0-29 23-51 50-51 28 0 51 22 51 51 0 28-23 50-51 50-27 0-50-22-50-50z">
          <text:p/>
        </draw:path>
        <draw:path draw:style-name="gr1" draw:text-style-name="P1" draw:layer="layout" svg:width="0.1cm" svg:height="0.1cm" svg:x="12.727cm" svg:y="8.163cm" svg:viewBox="0 0 101 101" svg:d="M0 51c0-29 24-51 52-51 27 0 49 22 49 51 0 28-22 50-49 50-28 0-52-22-52-50z">
          <text:p/>
        </draw:path>
        <draw:path draw:style-name="gr1" draw:text-style-name="P1" draw:layer="layout" svg:width="0.1cm" svg:height="0.1cm" svg:x="13.864cm" svg:y="8.54cm" svg:viewBox="0 0 101 101" svg:d="M0 51c0-29 22-51 50-51 29 0 51 22 51 51 0 28-22 50-51 50-28 0-50-22-50-50z">
          <text:p/>
        </draw:path>
        <draw:path draw:style-name="gr1" draw:text-style-name="P1" draw:layer="layout" svg:width="0.1cm" svg:height="0.1cm" svg:x="13.864cm" svg:y="7.778cm" svg:viewBox="0 0 101 101" svg:d="M0 51c0-28 22-51 50-51 29 0 51 23 51 51s-22 50-51 50c-28 0-50-22-50-50z">
          <text:p/>
        </draw:path>
        <draw:path draw:style-name="gr1" draw:text-style-name="P1" draw:layer="layout" svg:width="0.1cm" svg:height="0.1cm" svg:x="12.727cm" svg:y="6.204cm" svg:viewBox="0 0 101 101" svg:d="M0 52c0-28 24-52 52-52 27 0 49 24 49 52 0 27-22 49-49 49-28 0-52-22-52-49z">
          <text:p/>
        </draw:path>
        <draw:path draw:style-name="gr1" draw:text-style-name="P1" draw:layer="layout" svg:width="0.1cm" svg:height="0.1cm" svg:x="11.965cm" svg:y="6.204cm" svg:viewBox="0 0 101 101" svg:d="M0 52c0-28 23-52 51-52 27 0 50 24 50 52 0 27-23 49-50 49-28 0-51-22-51-49z">
          <text:p/>
        </draw:path>
        <draw:path draw:style-name="gr1" draw:text-style-name="P1" draw:layer="layout" svg:width="0.1cm" svg:height="0.1cm" svg:x="11.749cm" svg:y="3.741cm" svg:viewBox="0 0 101 101" svg:d="M0 50c0-28 24-50 52-50 27 0 49 22 49 50s-22 51-49 51c-28 0-52-23-52-51z">
          <text:p/>
        </draw:path>
        <draw:path draw:style-name="gr1" draw:text-style-name="P1" draw:layer="layout" svg:width="0.1cm" svg:height="0.1cm" svg:x="5.348cm" svg:y="5.882cm" svg:viewBox="0 0 101 101" svg:d="M0 50c0-28 22-50 49-50 29 0 52 22 52 50s-23 51-52 51c-27 0-49-23-49-51z">
          <text:p/>
        </draw:path>
        <draw:path draw:style-name="gr1" draw:text-style-name="P1" draw:layer="layout" svg:width="0.149cm" svg:height="0.151cm" svg:x="5.323cm" svg:y="5.036cm" svg:viewBox="0 0 150 152" svg:d="M0 76c0-42 34-76 75-76 42 0 75 34 75 76 0 41-33 76-75 76-41 0-75-35-75-76z">
          <text:p/>
        </draw:path>
        <draw:path draw:style-name="gr1" draw:text-style-name="P1" draw:layer="layout" svg:width="0.1cm" svg:height="0.1cm" svg:x="5.348cm" svg:y="5.671cm" svg:viewBox="0 0 101 101" svg:d="M0 52c0-29 22-52 49-52 29 0 52 23 52 52 0 27-23 49-52 49-27 0-49-22-49-49z">
          <text:p/>
        </draw:path>
        <draw:path draw:style-name="gr1" draw:text-style-name="P1" draw:layer="layout" svg:width="0.1cm" svg:height="0.099cm" svg:x="5.348cm" svg:y="5.472cm" svg:viewBox="0 0 101 100" svg:d="M0 50c0-28 22-50 49-50 29 0 52 22 52 50s-23 50-52 50c-27 0-49-22-49-50z">
          <text:p/>
        </draw:path>
        <draw:path draw:style-name="gr1" draw:text-style-name="P1" draw:layer="layout" svg:width="0.1cm" svg:height="0.1cm" svg:x="5.348cm" svg:y="5.272cm" svg:viewBox="0 0 101 101" svg:d="M0 50c0-28 22-50 49-50 29 0 52 22 52 50s-23 51-52 51c-27 0-49-23-49-51z">
          <text:p/>
        </draw:path>
        <draw:path draw:style-name="gr1" draw:text-style-name="P1" draw:layer="layout" svg:width="0.1cm" svg:height="0.1cm" svg:x="13.346cm" svg:y="7.325cm" svg:viewBox="0 0 101 101" svg:d="M0 50c0-28 22-50 50-50s51 22 51 50c0 29-23 51-51 51s-50-22-50-51z">
          <text:p/>
        </draw:path>
        <draw:path draw:style-name="gr1" draw:text-style-name="P1" draw:layer="layout" svg:width="0.1cm" svg:height="0.1cm" svg:x="13.092cm" svg:y="7.325cm" svg:viewBox="0 0 101 101" svg:d="M0 50c0-28 22-50 51-50 28 0 50 22 50 50 0 29-22 51-50 51-29 0-51-22-51-51z">
          <text:p/>
        </draw:path>
        <draw:path draw:style-name="gr1" draw:text-style-name="P1" draw:layer="layout" svg:width="0.1cm" svg:height="0.1cm" svg:x="8.378cm" svg:y="6.822cm" svg:viewBox="0 0 101 101" svg:d="M0 49c0-27 23-49 51-49 27 0 50 22 50 49 0 28-23 52-50 52-28 0-51-24-51-52z">
          <text:p/>
        </draw:path>
        <draw:path draw:style-name="gr1" draw:text-style-name="P1" draw:layer="layout" svg:width="0.1cm" svg:height="0.1cm" svg:x="8.378cm" svg:y="7.584cm" svg:viewBox="0 0 101 101" svg:d="M0 50c0-27 23-50 51-50 27 0 50 23 50 50 0 28-23 51-50 51-28 0-51-23-51-51z">
          <text:p/>
        </draw:path>
        <draw:path draw:style-name="gr1" draw:text-style-name="P1" draw:layer="layout" svg:width="0.1cm" svg:height="0.1cm" svg:x="7.68cm" svg:y="6.906cm" svg:viewBox="0 0 101 101" svg:d="M0 49c0-27 23-49 50-49 28 0 51 22 51 49 0 28-23 52-51 52-27 0-50-24-50-52z">
          <text:p/>
        </draw:path>
        <draw:path draw:style-name="gr1" draw:text-style-name="P1" draw:layer="layout" svg:width="0.149cm" svg:height="0.149cm" svg:x="7.655cm" svg:y="7.701cm" svg:viewBox="0 0 150 150" svg:d="M0 75c0-42 33-75 74-75 43 0 76 33 76 75 0 41-33 75-76 75-41 0-74-34-74-75z">
          <text:p/>
        </draw:path>
        <draw:path draw:style-name="gr1" draw:text-style-name="P1" draw:layer="layout" svg:width="0.1cm" svg:height="0.1cm" svg:x="7.68cm" svg:y="7.115cm" svg:viewBox="0 0 101 101" svg:d="M0 51c0-28 23-51 50-51 28 0 51 23 51 51 0 27-23 50-51 50-27 0-50-23-50-50z">
          <text:p/>
        </draw:path>
        <draw:path draw:style-name="gr1" draw:text-style-name="P1" draw:layer="layout" svg:width="0.1cm" svg:height="0.1cm" svg:x="7.68cm" svg:y="7.315cm" svg:viewBox="0 0 101 101" svg:d="M0 51c0-28 23-51 50-51 28 0 51 23 51 51 0 27-23 50-51 50-27 0-50-23-50-50z">
          <text:p/>
        </draw:path>
        <draw:path draw:style-name="gr1" draw:text-style-name="P1" draw:layer="layout" svg:width="0.1cm" svg:height="0.1cm" svg:x="7.68cm" svg:y="7.515cm" svg:viewBox="0 0 101 101" svg:d="M0 51c0-28 23-51 50-51 28 0 51 23 51 51 0 27-23 50-51 50-27 0-50-23-50-50z">
          <text:p/>
        </draw:path>
        <draw:path draw:style-name="gr1" draw:text-style-name="P1" draw:layer="layout" svg:width="0.1cm" svg:height="0.1cm" svg:x="16.167cm" svg:y="4.119cm" svg:viewBox="0 0 101 101" svg:d="M0 51c0-28 22-51 51-51 27 0 50 23 50 51s-23 50-50 50c-29 0-51-22-51-50z">
          <text:p/>
        </draw:path>
        <draw:path draw:style-name="gr1" draw:text-style-name="P1" draw:layer="layout" svg:width="0.1cm" svg:height="0.1cm" svg:x="15.149cm" svg:y="5.035cm" svg:viewBox="0 0 101 101" svg:d="M0 50c0-28 23-50 51-50s50 22 50 50-22 51-50 51-51-23-51-51z">
          <text:p/>
        </draw:path>
        <draw:path draw:style-name="gr1" draw:text-style-name="P1" draw:layer="layout" svg:width="0.1cm" svg:height="0.1cm" svg:x="15.403cm" svg:y="5.035cm" svg:viewBox="0 0 101 101" svg:d="M0 50c0-28 24-50 52-50 27 0 49 22 49 50s-22 51-49 51c-28 0-52-23-52-51z">
          <text:p/>
        </draw:path>
        <draw:path draw:style-name="gr1" draw:text-style-name="P1" draw:layer="layout" svg:width="0.1cm" svg:height="0.1cm" svg:x="12.727cm" svg:y="6.713cm" svg:viewBox="0 0 101 101" svg:d="M0 50c0-28 24-50 52-50 27 0 49 22 49 50s-22 51-49 51c-28 0-52-23-52-51z">
          <text:p/>
        </draw:path>
        <draw:path draw:style-name="gr1" draw:text-style-name="P1" draw:layer="layout" svg:width="0.1cm" svg:height="0.1cm" svg:x="11.965cm" svg:y="6.713cm" svg:viewBox="0 0 101 101" svg:d="M0 50c0-28 23-50 51-50 27 0 50 22 50 50s-23 51-50 51c-28 0-51-23-51-51z">
          <text:p/>
        </draw:path>
        <draw:path draw:style-name="gr1" draw:text-style-name="P1" draw:layer="layout" svg:width="0.1cm" svg:height="0.1cm" svg:x="10.044cm" svg:y="7.691cm" svg:viewBox="0 0 101 101" svg:d="M0 51c0-28 23-51 52-51 27 0 49 23 49 51 0 27-22 50-49 50-29 0-52-23-52-50z">
          <text:p/>
        </draw:path>
        <draw:path draw:style-name="gr1" draw:text-style-name="P1" draw:layer="layout" svg:width="0.149cm" svg:height="0.15cm" svg:x="10.02cm" svg:y="6.846cm" svg:viewBox="0 0 150 151" svg:d="M0 75c0-42 33-75 75-75s75 33 75 75c0 41-33 76-75 76s-75-35-75-76z">
          <text:p/>
        </draw:path>
        <draw:path draw:style-name="gr1" draw:text-style-name="P1" draw:layer="layout" svg:width="0.1cm" svg:height="0.1cm" svg:x="10.044cm" svg:y="7.481cm" svg:viewBox="0 0 101 101" svg:d="M0 51c0-28 23-51 52-51 27 0 49 23 49 51 0 27-22 50-49 50-29 0-52-23-52-50z">
          <text:p/>
        </draw:path>
        <draw:path draw:style-name="gr1" draw:text-style-name="P1" draw:layer="layout" svg:width="0.1cm" svg:height="0.1cm" svg:x="10.044cm" svg:y="7.281cm" svg:viewBox="0 0 101 101" svg:d="M0 51c0-28 23-51 52-51 27 0 49 23 49 51 0 27-22 50-49 50-29 0-52-23-52-50z">
          <text:p/>
        </draw:path>
        <draw:path draw:style-name="gr1" draw:text-style-name="P1" draw:layer="layout" svg:width="0.1cm" svg:height="0.1cm" svg:x="10.044cm" svg:y="7.081cm" svg:viewBox="0 0 101 101" svg:d="M0 51c0-28 23-51 52-51 27 0 49 23 49 51 0 27-22 50-49 50-29 0-52-23-52-50z">
          <text:p/>
        </draw:path>
        <draw:path draw:style-name="gr1" draw:text-style-name="P1" draw:layer="layout" svg:width="0.1cm" svg:height="0.1cm" svg:x="6.019cm" svg:y="6.822cm" svg:viewBox="0 0 101 101" svg:d="M0 49c0-27 23-49 50-49 28 0 51 22 51 49 0 28-23 52-51 52-27 0-50-24-50-52z">
          <text:p/>
        </draw:path>
        <draw:path draw:style-name="gr1" draw:text-style-name="P1" draw:layer="layout" svg:width="0.1cm" svg:height="0.1cm" svg:x="6.019cm" svg:y="7.584cm" svg:viewBox="0 0 101 101" svg:d="M0 50c0-27 23-50 50-50 28 0 51 23 51 50 0 28-23 51-51 51-27 0-50-23-50-51z">
          <text:p/>
        </draw:path>
        <draw:path draw:style-name="gr1" draw:text-style-name="P1" draw:layer="layout" svg:width="0.1cm" svg:height="0.1cm" svg:x="6.874cm" svg:y="7.115cm" svg:viewBox="0 0 101 101" svg:d="M0 51c0-28 22-51 51-51 27 0 50 23 50 51 0 27-23 50-50 50-29 0-51-23-51-50z">
          <text:p/>
        </draw:path>
        <draw:path draw:style-name="gr1" draw:text-style-name="P1" draw:layer="layout" svg:width="0.1cm" svg:height="0.1cm" svg:x="6.874cm" svg:y="7.315cm" svg:viewBox="0 0 101 101" svg:d="M0 51c0-28 22-51 51-51 27 0 50 23 50 51 0 27-23 50-50 50-29 0-51-23-51-50z">
          <text:p/>
        </draw:path>
        <draw:path draw:style-name="gr1" draw:text-style-name="P1" draw:layer="layout" svg:width="0.1cm" svg:height="0.1cm" svg:x="11.441cm" svg:y="3.741cm" svg:viewBox="0 0 101 101" svg:d="M0 50c0-28 23-50 50-50 28 0 51 22 51 50s-23 51-51 51c-27 0-50-23-50-51z">
          <text:p/>
        </draw:path>
        <draw:path draw:style-name="gr1" draw:text-style-name="P1" draw:layer="layout" svg:width="0.1cm" svg:height="0.1cm" svg:x="7.677cm" svg:y="5.881cm" svg:viewBox="0 0 101 101" svg:d="M0 51c0-29 24-51 52-51 27 0 49 22 49 51 0 27-22 50-49 50-28 0-52-23-52-50z">
          <text:p/>
        </draw:path>
        <draw:path draw:style-name="gr1" draw:text-style-name="P1" draw:layer="layout" svg:width="0.149cm" svg:height="0.15cm" svg:x="7.653cm" svg:y="5.036cm" svg:viewBox="0 0 150 151" svg:d="M0 75c0-42 33-75 75-75s75 33 75 75c0 41-33 76-75 76s-75-35-75-76z">
          <text:p/>
        </draw:path>
        <draw:path draw:style-name="gr1" draw:text-style-name="P1" draw:layer="layout" svg:width="0.1cm" svg:height="0.1cm" svg:x="7.677cm" svg:y="5.671cm" svg:viewBox="0 0 101 101" svg:d="M0 51c0-29 24-51 52-51 27 0 49 22 49 51 0 27-22 50-49 50-28 0-52-23-52-50z">
          <text:p/>
        </draw:path>
        <draw:path draw:style-name="gr1" draw:text-style-name="P1" draw:layer="layout" svg:width="0.1cm" svg:height="0.1cm" svg:x="7.677cm" svg:y="5.471cm" svg:viewBox="0 0 101 101" svg:d="M0 51c0-29 24-51 52-51 27 0 49 22 49 51 0 27-22 50-49 50-28 0-52-23-52-50z">
          <text:p/>
        </draw:path>
        <draw:path draw:style-name="gr1" draw:text-style-name="P1" draw:layer="layout" svg:width="0.1cm" svg:height="0.1cm" svg:x="7.677cm" svg:y="5.271cm" svg:viewBox="0 0 101 101" svg:d="M0 51c0-29 24-51 52-51 27 0 49 22 49 51 0 27-22 50-49 50-28 0-52-23-52-50z">
          <text:p/>
        </draw:path>
        <draw:path draw:style-name="gr1" draw:text-style-name="P1" draw:layer="layout" svg:width="0.1cm" svg:height="0.1cm" svg:x="8.378cm" svg:y="4.645cm" svg:viewBox="0 0 101 101" svg:d="M0 50c0-28 23-50 51-50 27 0 50 22 50 50 0 27-23 51-50 51-28 0-51-24-51-51z">
          <text:p/>
        </draw:path>
        <draw:path draw:style-name="gr1" draw:text-style-name="P1" draw:layer="layout" svg:width="0.1cm" svg:height="0.1cm" svg:x="14.88cm" svg:y="8.541cm" svg:viewBox="0 0 101 101" svg:d="M0 51c0-29 22-51 51-51 28 0 50 22 50 51 0 28-22 50-50 50-29 0-51-22-51-50z">
          <text:p/>
        </draw:path>
        <draw:path draw:style-name="gr1" draw:text-style-name="P1" draw:layer="layout" svg:width="0.1cm" svg:height="0.1cm" svg:x="14.88cm" svg:y="7.779cm" svg:viewBox="0 0 101 101" svg:d="M0 51c0-28 22-51 51-51 28 0 50 23 50 51s-22 50-50 50c-29 0-51-22-51-50z">
          <text:p/>
        </draw:path>
        <draw:path draw:style-name="gr1" draw:text-style-name="P1" draw:layer="layout" svg:width="0.1cm" svg:height="0.1cm" svg:x="14.379cm" svg:y="5.035cm" svg:viewBox="0 0 101 101" svg:d="M0 50c0-28 23-50 52-50 27 0 49 22 49 50s-22 51-49 51c-29 0-52-23-52-51z">
          <text:p/>
        </draw:path>
        <draw:path draw:style-name="gr1" draw:text-style-name="P1" draw:layer="layout" svg:width="0.1cm" svg:height="0.1cm" svg:x="14.633cm" svg:y="5.035cm" svg:viewBox="0 0 101 101" svg:d="M0 50c0-28 23-50 51-50 27 0 50 22 50 50s-23 51-50 51c-28 0-51-23-51-51z">
          <text:p/>
        </draw:path>
        <draw:path draw:style-name="gr1" draw:text-style-name="P1" draw:layer="layout" svg:width="0.1cm" svg:height="0.1cm" svg:x="16.472cm" svg:y="4.119cm" svg:viewBox="0 0 101 101" svg:d="M0 51c0-28 22-51 51-51 27 0 50 23 50 51s-23 50-50 50c-29 0-51-22-51-50z">
          <text:p/>
        </draw:path>
        <draw:path draw:style-name="gr1" draw:text-style-name="P1" draw:layer="layout" svg:width="0.1cm" svg:height="0.1cm" svg:x="4.516cm" svg:y="5.671cm" svg:viewBox="0 0 101 101" svg:d="M0 51c0-29 23-51 51-51 27 0 50 22 50 51 0 27-23 50-50 50-28 0-51-23-51-50z">
          <text:p/>
        </draw:path>
        <draw:path draw:style-name="gr1" draw:text-style-name="P1" draw:layer="layout" svg:width="0.1cm" svg:height="0.1cm" svg:x="4.516cm" svg:y="5.471cm" svg:viewBox="0 0 101 101" svg:d="M0 51c0-29 23-51 51-51 27 0 50 22 50 51 0 27-23 50-50 50-28 0-51-23-51-50z">
          <text:p/>
        </draw:path>
        <draw:path draw:style-name="gr1" draw:text-style-name="P1" draw:layer="layout" svg:width="0.1cm" svg:height="0.1cm" svg:x="8.378cm" svg:y="5.956cm" svg:viewBox="0 0 101 101" svg:d="M0 50c0-27 23-50 51-50 27 0 50 23 50 50 0 29-23 51-50 51-28 0-51-22-51-51z">
          <text:p/>
        </draw:path>
        <draw:path draw:style-name="gr1" draw:text-style-name="P1" draw:layer="layout" svg:width="0.1cm" svg:height="0.1cm" svg:x="8.378cm" svg:y="5.194cm" svg:viewBox="0 0 101 101" svg:d="M0 51c0-28 23-51 51-51 27 0 50 23 50 51s-23 50-50 50c-28 0-51-22-51-50z">
          <text:p/>
        </draw:path>
        <draw:path draw:style-name="gr1" draw:text-style-name="P1" draw:layer="layout" svg:width="0.1cm" svg:height="0.1cm" svg:x="10.733cm" svg:y="5.956cm" svg:viewBox="0 0 101 101" svg:d="M0 50c0-27 22-50 51-50 27 0 50 23 50 50 0 29-23 51-50 51-29 0-51-22-51-51z">
          <text:p/>
        </draw:path>
        <draw:path draw:style-name="gr1" draw:text-style-name="P1" draw:layer="layout" svg:width="0.1cm" svg:height="0.1cm" svg:x="10.733cm" svg:y="5.194cm" svg:viewBox="0 0 101 101" svg:d="M0 51c0-28 22-51 51-51 27 0 50 23 50 51s-23 50-50 50c-29 0-51-22-51-50z">
          <text:p/>
        </draw:path>
        <draw:path draw:style-name="gr1" draw:text-style-name="P1" draw:layer="layout" svg:width="0.1cm" svg:height="0.1cm" svg:x="15.87cm" svg:y="5.696cm" svg:viewBox="0 0 101 101" svg:d="M0 51c0-28 23-51 52-51 27 0 49 23 49 51s-22 50-49 50c-29 0-52-22-52-50z">
          <text:p/>
        </draw:path>
        <draw:path draw:style-name="gr1" draw:text-style-name="P1" draw:layer="layout" svg:width="0.1cm" svg:height="0.1cm" svg:x="16.632cm" svg:y="5.696cm" svg:viewBox="0 0 101 101" svg:d="M0 51c0-28 23-51 51-51s50 23 50 51-22 50-50 50-51-22-51-50z">
          <text:p/>
        </draw:path>
        <draw:path draw:style-name="gr1" draw:text-style-name="P1" draw:layer="layout" svg:width="0.1cm" svg:height="0.1cm" svg:x="9.229cm" svg:y="5.671cm" svg:viewBox="0 0 101 101" svg:d="M0 51c0-29 22-51 51-51 27 0 50 22 50 51 0 27-23 50-50 50-29 0-51-23-51-50z">
          <text:p/>
        </draw:path>
        <draw:path draw:style-name="gr1" draw:text-style-name="P1" draw:layer="layout" svg:width="0.1cm" svg:height="0.1cm" svg:x="9.229cm" svg:y="5.471cm" svg:viewBox="0 0 101 101" svg:d="M0 51c0-29 22-51 51-51 27 0 50 22 50 51 0 27-23 50-50 50-29 0-51-23-51-50z">
          <text:p/>
        </draw:path>
        <draw:path draw:style-name="gr1" draw:text-style-name="P1" draw:layer="layout" svg:width="0.1cm" svg:height="0.1cm" svg:x="12.117cm" svg:y="8.163cm" svg:viewBox="0 0 101 101" svg:d="M0 51c0-29 23-51 52-51 27 0 49 22 49 51 0 28-22 50-49 50-29 0-52-22-52-50z">
          <text:p/>
        </draw:path>
        <draw:path draw:style-name="gr1" draw:text-style-name="P1" draw:layer="layout" svg:width="0.1cm" svg:height="0.1cm" svg:x="13.61cm" svg:y="6.574cm" svg:viewBox="0 0 101 101" svg:d="M0 50c0-28 22-50 50-50s51 22 51 50-23 51-51 51-50-23-50-51z">
          <text:p/>
        </draw:path>
        <draw:path draw:style-name="gr1" draw:text-style-name="P1" draw:layer="layout" svg:width="0.1cm" svg:height="0.1cm" svg:x="13.864cm" svg:y="6.574cm" svg:viewBox="0 0 101 101" svg:d="M0 50c0-28 22-50 49-50 29 0 52 22 52 50s-23 51-52 51c-27 0-49-23-49-51z">
          <text:p/>
        </draw:path>
        <draw:path draw:style-name="gr1" draw:text-style-name="P1" draw:layer="layout" svg:width="0.1cm" svg:height="0.1cm" svg:x="14.118cm" svg:y="6.574cm" svg:viewBox="0 0 101 101" svg:d="M0 50c0-28 23-50 50-50 28 0 51 22 51 50s-23 51-51 51c-27 0-50-23-50-51z">
          <text:p/>
        </draw:path>
        <draw:path draw:style-name="gr1" draw:text-style-name="P1" draw:layer="layout" svg:width="0.1cm" svg:height="0.1cm" svg:x="14.372cm" svg:y="6.574cm" svg:viewBox="0 0 101 101" svg:d="M0 50c0-28 22-50 49-50 29 0 52 22 52 50s-23 51-52 51c-27 0-49-23-49-51z">
          <text:p/>
        </draw:path>
        <draw:path draw:style-name="gr1" draw:text-style-name="P1" draw:layer="layout" svg:width="0.1cm" svg:height="0.1cm" svg:x="14.626cm" svg:y="6.574cm" svg:viewBox="0 0 101 101" svg:d="M0 50c0-28 22-50 49-50 28 0 52 22 52 50s-24 51-52 51c-27 0-49-23-49-51z">
          <text:p/>
        </draw:path>
        <draw:path draw:style-name="gr1" draw:text-style-name="P1" draw:layer="layout" svg:width="0.1cm" svg:height="0.1cm" svg:x="14.88cm" svg:y="6.574cm" svg:viewBox="0 0 101 101" svg:d="M0 50c0-28 22-50 50-50s51 22 51 50-23 51-51 51-50-23-50-51z">
          <text:p/>
        </draw:path>
        <draw:path draw:style-name="gr1" draw:text-style-name="P1" draw:layer="layout" svg:width="0.1cm" svg:height="0.1cm" svg:x="15.134cm" svg:y="6.574cm" svg:viewBox="0 0 101 101" svg:d="M0 50c0-28 22-50 49-50 28 0 52 22 52 50s-24 51-52 51c-27 0-49-23-49-51z">
          <text:p/>
        </draw:path>
        <draw:path draw:style-name="gr1" draw:text-style-name="P1" draw:layer="layout" svg:width="0.1cm" svg:height="0.1cm" svg:x="15.134cm" svg:y="5.78cm" svg:viewBox="0 0 101 101" svg:d="M0 50c0-28 22-50 49-50 28 0 52 22 52 50s-24 51-52 51c-27 0-49-23-49-51z">
          <text:p/>
        </draw:path>
        <draw:path draw:style-name="gr1" draw:text-style-name="P1" draw:layer="layout" svg:width="0.1cm" svg:height="0.1cm" svg:x="14.88cm" svg:y="5.78cm" svg:viewBox="0 0 101 101" svg:d="M0 50c0-28 22-50 50-50s51 22 51 50-23 51-51 51-50-23-50-51z">
          <text:p/>
        </draw:path>
        <draw:path draw:style-name="gr1" draw:text-style-name="P1" draw:layer="layout" svg:width="0.1cm" svg:height="0.1cm" svg:x="14.626cm" svg:y="5.78cm" svg:viewBox="0 0 101 101" svg:d="M0 50c0-28 22-50 49-50 28 0 52 22 52 50s-24 51-52 51c-27 0-49-23-49-51z">
          <text:p/>
        </draw:path>
        <draw:path draw:style-name="gr1" draw:text-style-name="P1" draw:layer="layout" svg:width="0.1cm" svg:height="0.1cm" svg:x="14.372cm" svg:y="5.78cm" svg:viewBox="0 0 101 101" svg:d="M0 50c0-28 22-50 49-50 29 0 52 22 52 50s-23 51-52 51c-27 0-49-23-49-51z">
          <text:p/>
        </draw:path>
        <draw:path draw:style-name="gr1" draw:text-style-name="P1" draw:layer="layout" svg:width="0.1cm" svg:height="0.1cm" svg:x="14.118cm" svg:y="5.78cm" svg:viewBox="0 0 101 101" svg:d="M0 50c0-28 23-50 50-50 28 0 51 22 51 50s-23 51-51 51c-27 0-50-23-50-51z">
          <text:p/>
        </draw:path>
        <draw:path draw:style-name="gr1" draw:text-style-name="P1" draw:layer="layout" svg:width="0.1cm" svg:height="0.1cm" svg:x="13.864cm" svg:y="5.78cm" svg:viewBox="0 0 101 101" svg:d="M0 50c0-28 22-50 49-50 29 0 52 22 52 50s-23 51-52 51c-27 0-49-23-49-51z">
          <text:p/>
        </draw:path>
        <draw:path draw:style-name="gr1" draw:text-style-name="P1" draw:layer="layout" svg:width="0.1cm" svg:height="0.1cm" svg:x="13.61cm" svg:y="5.78cm" svg:viewBox="0 0 101 101" svg:d="M0 50c0-28 22-50 50-50s51 22 51 50-23 51-51 51-50-23-50-51z">
          <text:p/>
        </draw:path>
        <draw:path draw:style-name="gr1" draw:text-style-name="P1" draw:layer="layout" svg:width="0.1cm" svg:height="0.1cm" svg:x="8.378cm" svg:y="8.186cm" svg:viewBox="0 0 101 101" svg:d="M0 51c0-28 23-51 51-51 27 0 50 23 50 51s-23 50-50 50c-28 0-51-22-51-50z">
          <text:p/>
        </draw:path>
        <draw:path draw:style-name="gr1" draw:text-style-name="P1" draw:layer="layout" svg:width="0.1cm" svg:height="0.1cm" svg:x="12.727cm" svg:y="5.696cm" svg:viewBox="0 0 101 101" svg:d="M0 51c0-28 24-51 52-51 27 0 49 23 49 51s-22 50-49 50c-28 0-52-22-52-50z">
          <text:p/>
        </draw:path>
        <draw:path draw:style-name="gr1" draw:text-style-name="P1" draw:layer="layout" svg:width="0.1cm" svg:height="0.1cm" svg:x="11.965cm" svg:y="5.696cm" svg:viewBox="0 0 101 101" svg:d="M0 51c0-28 23-51 51-51 27 0 50 23 50 51s-23 50-50 50c-28 0-51-22-51-50z">
          <text:p/>
        </draw:path>
        <draw:path draw:style-name="gr1" draw:text-style-name="P1" draw:layer="layout" svg:width="0.1cm" svg:height="0.1cm" svg:x="15.87cm" svg:y="6.713cm" svg:viewBox="0 0 101 101" svg:d="M0 50c0-28 23-50 52-50 27 0 49 22 49 50s-22 51-49 51c-29 0-52-23-52-51z">
          <text:p/>
        </draw:path>
        <draw:path draw:style-name="gr1" draw:text-style-name="P1" draw:layer="layout" svg:width="0.1cm" svg:height="0.1cm" svg:x="16.632cm" svg:y="6.713cm" svg:viewBox="0 0 101 101" svg:d="M0 50c0-28 23-50 51-50s50 22 50 50-22 51-50 51-51-23-51-51z">
          <text:p/>
        </draw:path>
        <draw:path draw:style-name="gr1" draw:text-style-name="P1" draw:layer="layout" svg:width="0.1cm" svg:height="0.1cm" svg:x="10.044cm" svg:y="5.881cm" svg:viewBox="0 0 101 101" svg:d="M0 51c0-29 23-51 52-51 27 0 49 22 49 51 0 27-22 50-49 50-29 0-52-23-52-50z">
          <text:p/>
        </draw:path>
        <draw:path draw:style-name="gr1" draw:text-style-name="P1" draw:layer="layout" svg:width="0.149cm" svg:height="0.15cm" svg:x="10.02cm" svg:y="5.036cm" svg:viewBox="0 0 150 151" svg:d="M0 75c0-42 33-75 75-75s75 33 75 75c0 41-33 76-75 76s-75-35-75-76z">
          <text:p/>
        </draw:path>
        <draw:path draw:style-name="gr1" draw:text-style-name="P1" draw:layer="layout" svg:width="0.1cm" svg:height="0.1cm" svg:x="10.044cm" svg:y="5.671cm" svg:viewBox="0 0 101 101" svg:d="M0 51c0-29 23-51 52-51 27 0 49 22 49 51 0 27-22 50-49 50-29 0-52-23-52-50z">
          <text:p/>
        </draw:path>
        <draw:path draw:style-name="gr1" draw:text-style-name="P1" draw:layer="layout" svg:width="0.1cm" svg:height="0.1cm" svg:x="10.044cm" svg:y="5.471cm" svg:viewBox="0 0 101 101" svg:d="M0 51c0-29 23-51 52-51 27 0 49 22 49 51 0 27-22 50-49 50-29 0-52-23-52-50z">
          <text:p/>
        </draw:path>
        <draw:path draw:style-name="gr1" draw:text-style-name="P1" draw:layer="layout" svg:width="0.1cm" svg:height="0.1cm" svg:x="10.044cm" svg:y="5.271cm" svg:viewBox="0 0 101 101" svg:d="M0 51c0-29 23-51 52-51 27 0 49 22 49 51 0 27-22 50-49 50-29 0-52-23-52-50z">
          <text:p/>
        </draw:path>
        <draw:path draw:style-name="gr1" draw:text-style-name="P1" draw:layer="layout" svg:width="0.1cm" svg:height="0.1cm" svg:x="10.733cm" svg:y="6.822cm" svg:viewBox="0 0 101 101" svg:d="M0 49c0-27 22-49 51-49 27 0 50 22 50 49 0 28-23 52-50 52-29 0-51-24-51-52z">
          <text:p/>
        </draw:path>
        <draw:path draw:style-name="gr1" draw:text-style-name="P1" draw:layer="layout" svg:width="0.1cm" svg:height="0.1cm" svg:x="10.733cm" svg:y="7.584cm" svg:viewBox="0 0 101 101" svg:d="M0 50c0-27 22-50 51-50 27 0 50 23 50 50 0 28-23 51-50 51-29 0-51-23-51-51z">
          <text:p/>
        </draw:path>
        <draw:path draw:style-name="gr1" draw:text-style-name="P1" draw:layer="layout" svg:width="0.1cm" svg:height="0.1cm" svg:x="6.874cm" svg:y="5.671cm" svg:viewBox="0 0 101 101" svg:d="M0 51c0-29 22-51 51-51 27 0 50 22 50 51 0 27-23 50-50 50-29 0-51-23-51-50z">
          <text:p/>
        </draw:path>
        <draw:path draw:style-name="gr1" draw:text-style-name="P1" draw:layer="layout" svg:width="0.1cm" svg:height="0.1cm" svg:x="6.874cm" svg:y="5.471cm" svg:viewBox="0 0 101 101" svg:d="M0 51c0-29 22-51 51-51 27 0 50 22 50 51 0 27-23 50-50 50-29 0-51-23-51-50z">
          <text:p/>
        </draw:path>
        <draw:path draw:style-name="gr1" draw:text-style-name="P1" draw:layer="layout" svg:width="0.1cm" svg:height="0.1cm" svg:x="4.516cm" svg:y="7.115cm" svg:viewBox="0 0 101 101" svg:d="M0 51c0-28 23-51 51-51 27 0 50 23 50 51 0 27-23 50-50 50-28 0-51-23-51-50z">
          <text:p/>
        </draw:path>
        <draw:path draw:style-name="gr1" draw:text-style-name="P1" draw:layer="layout" svg:width="0.1cm" svg:height="0.1cm" svg:x="4.516cm" svg:y="7.315cm" svg:viewBox="0 0 101 101" svg:d="M0 51c0-28 23-51 51-51 27 0 50 23 50 51 0 27-23 50-50 50-28 0-51-23-51-50z">
          <text:p/>
        </draw:path>
        <draw:path draw:style-name="gr1" draw:text-style-name="P1" draw:layer="layout" svg:width="0.1cm" svg:height="0.1cm" svg:x="6.019cm" svg:y="5.956cm" svg:viewBox="0 0 101 101" svg:d="M0 50c0-27 23-50 50-50 28 0 51 23 51 50 0 29-23 51-51 51-27 0-50-22-50-51z">
          <text:p/>
        </draw:path>
        <draw:path draw:style-name="gr1" draw:text-style-name="P1" draw:layer="layout" svg:width="0.1cm" svg:height="0.1cm" svg:x="6.019cm" svg:y="5.194cm" svg:viewBox="0 0 101 101" svg:d="M0 51c0-28 23-51 50-51 28 0 51 23 51 51s-23 50-51 50c-27 0-50-22-50-50z">
          <text:p/>
        </draw:path>
        <draw:path draw:style-name="gr1" draw:text-style-name="P1" draw:layer="layout" svg:width="0.1cm" svg:height="0.1cm" svg:x="10.733cm" svg:y="8.186cm" svg:viewBox="0 0 101 101" svg:d="M0 51c0-28 22-51 51-51 27 0 50 23 50 51s-23 50-50 50c-29 0-51-22-51-50z">
          <text:p/>
        </draw:path>
        <draw:path draw:style-name="gr1" draw:text-style-name="P1" draw:layer="layout" svg:width="0.1cm" svg:height="0.1cm" svg:x="6.019cm" svg:y="4.645cm" svg:viewBox="0 0 101 101" svg:d="M0 50c0-28 23-50 50-50 28 0 51 22 51 50 0 27-23 51-51 51-27 0-50-24-50-51z">
          <text:p/>
        </draw:path>
        <draw:path draw:style-name="gr1" draw:text-style-name="P1" draw:layer="layout" svg:width="0.1cm" svg:height="0.1cm" svg:x="6.019cm" svg:y="8.186cm" svg:viewBox="0 0 101 101" svg:d="M0 51c0-28 23-51 50-51 28 0 51 23 51 51s-23 50-51 50c-27 0-50-22-50-50z">
          <text:p/>
        </draw:path>
        <draw:path draw:style-name="gr1" draw:text-style-name="P1" draw:layer="layout" svg:width="0.1cm" svg:height="0.1cm" svg:x="12.422cm" svg:y="8.163cm" svg:viewBox="0 0 101 101" svg:d="M0 51c0-29 24-51 52-51 27 0 49 22 49 51 0 28-22 50-49 50-28 0-52-22-52-50z">
          <text:p/>
        </draw:path>
        <draw:path draw:style-name="gr1" draw:text-style-name="P1" draw:layer="layout" svg:width="0.1cm" svg:height="0.1cm" svg:x="15.87cm" svg:y="6.204cm" svg:viewBox="0 0 101 101" svg:d="M0 52c0-28 23-52 52-52 27 0 49 24 49 52 0 27-22 49-49 49-29 0-52-22-52-49z">
          <text:p/>
        </draw:path>
        <draw:path draw:style-name="gr1" draw:text-style-name="P1" draw:layer="layout" svg:width="0.1cm" svg:height="0.1cm" svg:x="16.632cm" svg:y="6.204cm" svg:viewBox="0 0 101 101" svg:d="M0 52c0-28 23-52 51-52s50 24 50 52c0 27-22 49-50 49s-51-22-51-49z">
          <text:p/>
        </draw:path>
        <draw:path draw:style-name="gr1" draw:text-style-name="P1" draw:layer="layout" svg:width="0.1cm" svg:height="0.1cm" svg:x="5.288cm" svg:y="6.906cm" svg:viewBox="0 0 101 101" svg:d="M0 49c0-27 22-49 51-49 28 0 50 22 50 49 0 28-22 52-50 52-29 0-51-24-51-52z">
          <text:p/>
        </draw:path>
        <draw:path draw:style-name="gr1" draw:text-style-name="P1" draw:layer="layout" svg:width="0.15cm" svg:height="0.149cm" svg:x="5.263cm" svg:y="7.701cm" svg:viewBox="0 0 151 150" svg:d="M0 75c0-42 34-75 75-75 42 0 76 33 76 75 0 41-34 75-76 75-41 0-75-34-75-75z">
          <text:p/>
        </draw:path>
        <draw:path draw:style-name="gr1" draw:text-style-name="P1" draw:layer="layout" svg:width="0.1cm" svg:height="0.1cm" svg:x="5.288cm" svg:y="7.115cm" svg:viewBox="0 0 101 101" svg:d="M0 51c0-28 22-51 51-51 28 0 50 23 50 51 0 27-22 50-50 50-29 0-51-23-51-50z">
          <text:p/>
        </draw:path>
        <draw:path draw:style-name="gr1" draw:text-style-name="P1" draw:layer="layout" svg:width="0.1cm" svg:height="0.1cm" svg:x="5.288cm" svg:y="7.315cm" svg:viewBox="0 0 101 101" svg:d="M0 51c0-28 22-51 51-51 28 0 50 23 50 51 0 27-22 50-50 50-29 0-51-23-51-50z">
          <text:p/>
        </draw:path>
        <draw:path draw:style-name="gr1" draw:text-style-name="P1" draw:layer="layout" svg:width="0.1cm" svg:height="0.1cm" svg:x="5.288cm" svg:y="7.515cm" svg:viewBox="0 0 101 101" svg:d="M0 51c0-28 22-51 51-51 28 0 50 23 50 51 0 27-22 50-50 50-29 0-51-23-51-50z">
          <text:p/>
        </draw:path>
        <draw:path draw:style-name="gr1" draw:text-style-name="P1" draw:layer="layout" svg:width="0.1cm" svg:height="0.1cm" svg:x="13.865cm" svg:y="5.035cm" svg:viewBox="0 0 101 101" svg:d="M0 50c0-28 22-50 49-50 29 0 52 22 52 50s-23 51-52 51c-27 0-49-23-49-51z">
          <text:p/>
        </draw:path>
        <draw:path draw:style-name="gr1" draw:text-style-name="P1" draw:layer="layout" svg:width="0.1cm" svg:height="0.1cm" svg:x="13.611cm" svg:y="5.035cm" svg:viewBox="0 0 101 101" svg:d="M0 50c0-28 23-50 50-50 28 0 51 22 51 50s-23 51-51 51c-27 0-50-23-50-51z">
          <text:p/>
        </draw:path>
        <draw:path draw:style-name="gr1" draw:text-style-name="P1" draw:layer="layout" svg:width="0.1cm" svg:height="0.1cm" svg:x="14.116cm" svg:y="7.325cm" svg:viewBox="0 0 101 101" svg:d="M0 50c0-28 23-50 51-50s50 22 50 50c0 29-22 51-50 51s-51-22-51-51z">
          <text:p/>
        </draw:path>
        <draw:path draw:style-name="gr1" draw:text-style-name="P1" draw:layer="layout" svg:width="0.1cm" svg:height="0.1cm" svg:x="13.862cm" svg:y="7.325cm" svg:viewBox="0 0 101 101" svg:d="M0 50c0-28 22-50 50-50 29 0 51 22 51 50 0 29-22 51-51 51-28 0-50-22-50-51z">
          <text:p/>
        </draw:path>
        <draw:path draw:style-name="gr1" draw:text-style-name="P1" draw:layer="layout" svg:width="0.1cm" svg:height="0.1cm" svg:x="10.733cm" svg:y="4.645cm" svg:viewBox="0 0 101 101" svg:d="M0 50c0-28 22-50 51-50 27 0 50 22 50 50 0 27-23 51-50 51-29 0-51-24-51-51z">
          <text:p/>
        </draw:path>
        <draw:path draw:style-name="gr1" draw:text-style-name="P1" draw:layer="layout" svg:width="0.1cm" svg:height="0.1cm" svg:x="13.094cm" svg:y="8.544cm" svg:viewBox="0 0 101 101" svg:d="M0 51c0-29 22-51 51-51 28 0 50 22 50 51 0 28-22 50-50 50-29 0-51-22-51-50z">
          <text:p/>
        </draw:path>
        <draw:path draw:style-name="gr1" draw:text-style-name="P1" draw:layer="layout" svg:width="0.1cm" svg:height="0.1cm" svg:x="13.094cm" svg:y="7.782cm" svg:viewBox="0 0 101 101" svg:d="M0 51c0-28 22-51 51-51 28 0 50 23 50 51s-22 50-50 50c-29 0-51-22-51-50z">
          <text:p/>
        </draw:path>
        <draw:path draw:style-name="gr1" draw:text-style-name="P1" draw:layer="layout" svg:width="0.1cm" svg:height="0.1cm" svg:x="9.229cm" svg:y="7.481cm" svg:viewBox="0 0 101 101" svg:d="M0 51c0-28 22-51 51-51 27 0 50 23 50 51 0 27-23 50-50 50-29 0-51-23-51-50z">
          <text:p/>
        </draw:path>
        <draw:path draw:style-name="gr1" draw:text-style-name="P1" draw:layer="layout" svg:width="0.1cm" svg:height="0.1cm" svg:x="9.229cm" svg:y="7.281cm" svg:viewBox="0 0 101 101" svg:d="M0 51c0-28 22-51 51-51 27 0 50 23 50 51 0 27-23 50-50 50-29 0-51-23-51-50z">
          <text:p/>
        </draw:path>
        <draw:path draw:style-name="gr1" draw:text-style-name="P1" draw:layer="layout" svg:width="0.1cm" svg:height="0.1cm" svg:x="15.862cm" svg:y="4.119cm" svg:viewBox="0 0 101 101" svg:d="M0 51c0-28 22-51 51-51 27 0 50 23 50 51s-23 50-50 50c-29 0-51-22-51-50z">
          <text:p/>
        </draw:path>
        <draw:path draw:style-name="gr1" draw:text-style-name="P1" draw:layer="layout" svg:width="0.1cm" svg:height="0.1cm" svg:x="14.631cm" svg:y="3.742cm" svg:viewBox="0 0 101 101" svg:d="M0 50c0-28 22-50 50-50s51 22 51 50-23 51-51 51-50-23-50-51z">
          <text:p/>
        </draw:path>
        <draw:path draw:style-name="gr1" draw:text-style-name="P1" draw:layer="layout" svg:width="0.1cm" svg:height="0.1cm" svg:x="14.631cm" svg:y="4.504cm" svg:viewBox="0 0 101 101" svg:d="M0 51c0-29 22-51 50-51s51 22 51 51c0 28-23 50-51 50s-50-22-50-50z">
          <text:p/>
        </draw:path>
        <draw:path draw:style-name="gr1" draw:text-style-name="P1" draw:layer="layout" svg:width="0.1cm" svg:height="0.1cm" svg:x="15.4cm" svg:y="3.738cm" svg:viewBox="0 0 101 101" svg:d="M0 50c0-28 23-50 50-50 28 0 51 22 51 50s-23 51-51 51c-27 0-50-23-50-51z">
          <text:p/>
        </draw:path>
        <draw:path draw:style-name="gr1" draw:text-style-name="P1" draw:layer="layout" svg:width="0.1cm" svg:height="0.1cm" svg:x="15.4cm" svg:y="4.5cm" svg:viewBox="0 0 101 101" svg:d="M0 51c0-29 23-51 50-51 28 0 51 22 51 51 0 28-23 50-51 50-27 0-50-22-50-50z">
          <text:p/>
        </draw:path>
        <draw:path draw:style-name="gr1" draw:text-style-name="P1" draw:layer="layout" svg:width="0.1cm" svg:height="0.1cm" svg:x="14.631cm" svg:y="7.325cm" svg:viewBox="0 0 101 101" svg:d="M0 50c0-28 22-50 50-50s51 22 51 50c0 29-23 51-51 51s-50-22-50-51z">
          <text:p/>
        </draw:path>
        <draw:path draw:style-name="gr1" draw:text-style-name="P1" draw:layer="layout" svg:width="0.1cm" svg:height="0.1cm" svg:x="14.885cm" svg:y="7.325cm" svg:viewBox="0 0 101 101" svg:d="M0 50c0-28 22-50 51-50 28 0 50 22 50 50 0 29-22 51-50 51-29 0-51-22-51-51z">
          <text:p/>
        </draw:path>
        <draw:path draw:style-name="gr1" draw:text-style-name="P1" draw:layer="layout" svg:width="0.1cm" svg:height="0.1cm" svg:x="13.611cm" svg:y="3.741cm" svg:viewBox="0 0 101 101" svg:d="M0 50c0-28 23-50 50-50 28 0 51 22 51 50s-23 51-51 51c-27 0-50-23-50-51z">
          <text:p/>
        </draw:path>
        <draw:path draw:style-name="gr1" draw:text-style-name="P1" draw:layer="layout" svg:width="0.1cm" svg:height="0.1cm" svg:x="13.611cm" svg:y="4.503cm" svg:viewBox="0 0 101 101" svg:d="M0 51c0-29 23-51 50-51 28 0 51 22 51 51 0 28-23 50-51 50-27 0-50-22-50-50z">
          <text:p/>
        </draw:path>
        <draw:path draw:style-name="gr1" draw:text-style-name="P1" draw:layer="layout" svg:width="0.1cm" svg:height="0.1cm" svg:x="12.727cm" svg:y="8.163cm" svg:viewBox="0 0 101 101" svg:d="M0 51c0-29 24-51 52-51 27 0 49 22 49 51 0 28-22 50-49 50-28 0-52-22-52-50z">
          <text:p/>
        </draw:path>
        <draw:path draw:style-name="gr1" draw:text-style-name="P1" draw:layer="layout" svg:width="0.1cm" svg:height="0.1cm" svg:x="13.864cm" svg:y="8.54cm" svg:viewBox="0 0 101 101" svg:d="M0 51c0-29 22-51 50-51 29 0 51 22 51 51 0 28-22 50-51 50-28 0-50-22-50-50z">
          <text:p/>
        </draw:path>
        <draw:path draw:style-name="gr1" draw:text-style-name="P1" draw:layer="layout" svg:width="0.1cm" svg:height="0.1cm" svg:x="13.864cm" svg:y="7.778cm" svg:viewBox="0 0 101 101" svg:d="M0 51c0-28 22-51 50-51 29 0 51 23 51 51s-22 50-51 50c-28 0-50-22-50-50z">
          <text:p/>
        </draw:path>
        <draw:path draw:style-name="gr1" draw:text-style-name="P1" draw:layer="layout" svg:width="0.1cm" svg:height="0.1cm" svg:x="12.727cm" svg:y="6.204cm" svg:viewBox="0 0 101 101" svg:d="M0 52c0-28 24-52 52-52 27 0 49 24 49 52 0 27-22 49-49 49-28 0-52-22-52-49z">
          <text:p/>
        </draw:path>
        <draw:path draw:style-name="gr1" draw:text-style-name="P1" draw:layer="layout" svg:width="0.1cm" svg:height="0.1cm" svg:x="11.965cm" svg:y="6.204cm" svg:viewBox="0 0 101 101" svg:d="M0 52c0-28 23-52 51-52 27 0 50 24 50 52 0 27-23 49-50 49-28 0-51-22-51-49z">
          <text:p/>
        </draw:path>
        <draw:line draw:style-name="gr14" draw:text-style-name="P2" draw:layer="layout" svg:x1="4.165cm" svg:y1="3.44cm" svg:x2="16.932cm" svg:y2="3.44cm">
          <text:p/>
        </draw:line>
        <draw:line draw:style-name="gr14" draw:text-style-name="P2" draw:layer="layout" svg:x1="16.932cm" svg:y1="3.44cm" svg:x2="16.932cm" svg:y2="8.845cm">
          <text:p/>
        </draw:line>
        <draw:line draw:style-name="gr14" draw:text-style-name="P2" draw:layer="layout" svg:x1="4.165cm" svg:y1="8.845cm" svg:x2="4.165cm" svg:y2="3.44cm">
          <text:p/>
        </draw:line>
        <draw:line draw:style-name="gr14" draw:text-style-name="P2" draw:layer="layout" svg:x1="4.165cm" svg:y1="8.845cm" svg:x2="16.932cm" svg:y2="8.845cm">
          <text:p/>
        </draw:line>
        <draw:path draw:style-name="gr1" draw:text-style-name="P1" draw:layer="layout" svg:width="0.1cm" svg:height="0.1cm" svg:x="11.749cm" svg:y="3.741cm" svg:viewBox="0 0 101 101" svg:d="M0 50c0-28 24-50 52-50 27 0 49 22 49 50s-22 51-49 51c-28 0-52-23-52-51z">
          <text:p/>
        </draw:path>
        <draw:path draw:style-name="gr1" draw:text-style-name="P1" draw:layer="layout" svg:width="0.1cm" svg:height="0.1cm" svg:x="5.348cm" svg:y="5.882cm" svg:viewBox="0 0 101 101" svg:d="M0 50c0-28 22-50 49-50 29 0 52 22 52 50s-23 51-52 51c-27 0-49-23-49-51z">
          <text:p/>
        </draw:path>
        <draw:path draw:style-name="gr1" draw:text-style-name="P1" draw:layer="layout" svg:width="0.149cm" svg:height="0.151cm" svg:x="5.323cm" svg:y="5.036cm" svg:viewBox="0 0 150 152" svg:d="M0 76c0-42 34-76 75-76 42 0 75 34 75 76 0 41-33 76-75 76-41 0-75-35-75-76z">
          <text:p/>
        </draw:path>
        <draw:path draw:style-name="gr1" draw:text-style-name="P1" draw:layer="layout" svg:width="0.1cm" svg:height="0.1cm" svg:x="5.348cm" svg:y="5.671cm" svg:viewBox="0 0 101 101" svg:d="M0 52c0-29 22-52 49-52 29 0 52 23 52 52 0 27-23 49-52 49-27 0-49-22-49-49z">
          <text:p/>
        </draw:path>
        <draw:path draw:style-name="gr1" draw:text-style-name="P1" draw:layer="layout" svg:width="0.1cm" svg:height="0.099cm" svg:x="5.348cm" svg:y="5.472cm" svg:viewBox="0 0 101 100" svg:d="M0 50c0-28 22-50 49-50 29 0 52 22 52 50s-23 50-52 50c-27 0-49-22-49-50z">
          <text:p/>
        </draw:path>
        <draw:path draw:style-name="gr1" draw:text-style-name="P1" draw:layer="layout" svg:width="0.1cm" svg:height="0.1cm" svg:x="5.348cm" svg:y="5.272cm" svg:viewBox="0 0 101 101" svg:d="M0 50c0-28 22-50 49-50 29 0 52 22 52 50s-23 51-52 51c-27 0-49-23-49-51z">
          <text:p/>
        </draw:path>
        <draw:path draw:style-name="gr1" draw:text-style-name="P1" draw:layer="layout" svg:width="0.1cm" svg:height="0.1cm" svg:x="13.346cm" svg:y="7.325cm" svg:viewBox="0 0 101 101" svg:d="M0 50c0-28 22-50 50-50s51 22 51 50c0 29-23 51-51 51s-50-22-50-51z">
          <text:p/>
        </draw:path>
        <draw:path draw:style-name="gr1" draw:text-style-name="P1" draw:layer="layout" svg:width="0.1cm" svg:height="0.1cm" svg:x="13.092cm" svg:y="7.325cm" svg:viewBox="0 0 101 101" svg:d="M0 50c0-28 22-50 51-50 28 0 50 22 50 50 0 29-22 51-50 51-29 0-51-22-51-51z">
          <text:p/>
        </draw:path>
        <draw:path draw:style-name="gr1" draw:text-style-name="P1" draw:layer="layout" svg:width="0.1cm" svg:height="0.1cm" svg:x="8.378cm" svg:y="6.822cm" svg:viewBox="0 0 101 101" svg:d="M0 49c0-27 23-49 51-49 27 0 50 22 50 49 0 28-23 52-50 52-28 0-51-24-51-52z">
          <text:p/>
        </draw:path>
        <draw:path draw:style-name="gr1" draw:text-style-name="P1" draw:layer="layout" svg:width="0.1cm" svg:height="0.1cm" svg:x="8.378cm" svg:y="7.584cm" svg:viewBox="0 0 101 101" svg:d="M0 50c0-27 23-50 51-50 27 0 50 23 50 50 0 28-23 51-50 51-28 0-51-23-51-51z">
          <text:p/>
        </draw:path>
        <draw:path draw:style-name="gr1" draw:text-style-name="P1" draw:layer="layout" svg:width="0.1cm" svg:height="0.1cm" svg:x="7.68cm" svg:y="6.906cm" svg:viewBox="0 0 101 101" svg:d="M0 49c0-27 23-49 50-49 28 0 51 22 51 49 0 28-23 52-51 52-27 0-50-24-50-52z">
          <text:p/>
        </draw:path>
        <draw:path draw:style-name="gr1" draw:text-style-name="P1" draw:layer="layout" svg:width="0.149cm" svg:height="0.149cm" svg:x="7.655cm" svg:y="7.701cm" svg:viewBox="0 0 150 150" svg:d="M0 75c0-42 33-75 74-75 43 0 76 33 76 75 0 41-33 75-76 75-41 0-74-34-74-75z">
          <text:p/>
        </draw:path>
        <draw:path draw:style-name="gr1" draw:text-style-name="P1" draw:layer="layout" svg:width="0.1cm" svg:height="0.1cm" svg:x="7.68cm" svg:y="7.115cm" svg:viewBox="0 0 101 101" svg:d="M0 51c0-28 23-51 50-51 28 0 51 23 51 51 0 27-23 50-51 50-27 0-50-23-50-50z">
          <text:p/>
        </draw:path>
        <draw:path draw:style-name="gr1" draw:text-style-name="P1" draw:layer="layout" svg:width="0.1cm" svg:height="0.1cm" svg:x="7.68cm" svg:y="7.315cm" svg:viewBox="0 0 101 101" svg:d="M0 51c0-28 23-51 50-51 28 0 51 23 51 51 0 27-23 50-51 50-27 0-50-23-50-50z">
          <text:p/>
        </draw:path>
        <draw:path draw:style-name="gr1" draw:text-style-name="P1" draw:layer="layout" svg:width="0.1cm" svg:height="0.1cm" svg:x="7.68cm" svg:y="7.515cm" svg:viewBox="0 0 101 101" svg:d="M0 51c0-28 23-51 50-51 28 0 51 23 51 51 0 27-23 50-51 50-27 0-50-23-50-50z">
          <text:p/>
        </draw:path>
        <draw:path draw:style-name="gr1" draw:text-style-name="P1" draw:layer="layout" svg:width="0.1cm" svg:height="0.1cm" svg:x="16.167cm" svg:y="4.119cm" svg:viewBox="0 0 101 101" svg:d="M0 51c0-28 22-51 51-51 27 0 50 23 50 51s-23 50-50 50c-29 0-51-22-51-50z">
          <text:p/>
        </draw:path>
        <draw:path draw:style-name="gr1" draw:text-style-name="P1" draw:layer="layout" svg:width="0.1cm" svg:height="0.1cm" svg:x="15.149cm" svg:y="5.035cm" svg:viewBox="0 0 101 101" svg:d="M0 50c0-28 23-50 51-50s50 22 50 50-22 51-50 51-51-23-51-51z">
          <text:p/>
        </draw:path>
        <draw:path draw:style-name="gr1" draw:text-style-name="P1" draw:layer="layout" svg:width="0.1cm" svg:height="0.1cm" svg:x="15.403cm" svg:y="5.035cm" svg:viewBox="0 0 101 101" svg:d="M0 50c0-28 24-50 52-50 27 0 49 22 49 50s-22 51-49 51c-28 0-52-23-52-51z">
          <text:p/>
        </draw:path>
        <draw:path draw:style-name="gr1" draw:text-style-name="P1" draw:layer="layout" svg:width="0.1cm" svg:height="0.1cm" svg:x="12.727cm" svg:y="6.713cm" svg:viewBox="0 0 101 101" svg:d="M0 50c0-28 24-50 52-50 27 0 49 22 49 50s-22 51-49 51c-28 0-52-23-52-51z">
          <text:p/>
        </draw:path>
        <draw:path draw:style-name="gr1" draw:text-style-name="P1" draw:layer="layout" svg:width="0.1cm" svg:height="0.1cm" svg:x="11.965cm" svg:y="6.713cm" svg:viewBox="0 0 101 101" svg:d="M0 50c0-28 23-50 51-50 27 0 50 22 50 50s-23 51-50 51c-28 0-51-23-51-51z">
          <text:p/>
        </draw:path>
        <draw:path draw:style-name="gr1" draw:text-style-name="P1" draw:layer="layout" svg:width="0.1cm" svg:height="0.1cm" svg:x="10.044cm" svg:y="7.691cm" svg:viewBox="0 0 101 101" svg:d="M0 51c0-28 23-51 52-51 27 0 49 23 49 51 0 27-22 50-49 50-29 0-52-23-52-50z">
          <text:p/>
        </draw:path>
        <draw:path draw:style-name="gr1" draw:text-style-name="P1" draw:layer="layout" svg:width="0.149cm" svg:height="0.15cm" svg:x="10.02cm" svg:y="6.846cm" svg:viewBox="0 0 150 151" svg:d="M0 75c0-42 33-75 75-75s75 33 75 75c0 41-33 76-75 76s-75-35-75-76z">
          <text:p/>
        </draw:path>
        <draw:path draw:style-name="gr1" draw:text-style-name="P1" draw:layer="layout" svg:width="0.1cm" svg:height="0.1cm" svg:x="10.044cm" svg:y="7.481cm" svg:viewBox="0 0 101 101" svg:d="M0 51c0-28 23-51 52-51 27 0 49 23 49 51 0 27-22 50-49 50-29 0-52-23-52-50z">
          <text:p/>
        </draw:path>
        <draw:path draw:style-name="gr1" draw:text-style-name="P1" draw:layer="layout" svg:width="0.1cm" svg:height="0.1cm" svg:x="10.044cm" svg:y="7.281cm" svg:viewBox="0 0 101 101" svg:d="M0 51c0-28 23-51 52-51 27 0 49 23 49 51 0 27-22 50-49 50-29 0-52-23-52-50z">
          <text:p/>
        </draw:path>
        <draw:path draw:style-name="gr1" draw:text-style-name="P1" draw:layer="layout" svg:width="0.1cm" svg:height="0.1cm" svg:x="10.044cm" svg:y="7.081cm" svg:viewBox="0 0 101 101" svg:d="M0 51c0-28 23-51 52-51 27 0 49 23 49 51 0 27-22 50-49 50-29 0-52-23-52-50z">
          <text:p/>
        </draw:path>
        <draw:path draw:style-name="gr1" draw:text-style-name="P1" draw:layer="layout" svg:width="0.1cm" svg:height="0.1cm" svg:x="6.019cm" svg:y="6.822cm" svg:viewBox="0 0 101 101" svg:d="M0 49c0-27 23-49 50-49 28 0 51 22 51 49 0 28-23 52-51 52-27 0-50-24-50-52z">
          <text:p/>
        </draw:path>
        <draw:path draw:style-name="gr1" draw:text-style-name="P1" draw:layer="layout" svg:width="0.1cm" svg:height="0.1cm" svg:x="6.019cm" svg:y="7.584cm" svg:viewBox="0 0 101 101" svg:d="M0 50c0-27 23-50 50-50 28 0 51 23 51 50 0 28-23 51-51 51-27 0-50-23-50-51z">
          <text:p/>
        </draw:path>
        <draw:path draw:style-name="gr1" draw:text-style-name="P1" draw:layer="layout" svg:width="0.1cm" svg:height="0.1cm" svg:x="6.874cm" svg:y="7.115cm" svg:viewBox="0 0 101 101" svg:d="M0 51c0-28 22-51 51-51 27 0 50 23 50 51 0 27-23 50-50 50-29 0-51-23-51-50z">
          <text:p/>
        </draw:path>
        <draw:path draw:style-name="gr1" draw:text-style-name="P1" draw:layer="layout" svg:width="0.1cm" svg:height="0.1cm" svg:x="6.874cm" svg:y="7.315cm" svg:viewBox="0 0 101 101" svg:d="M0 51c0-28 22-51 51-51 27 0 50 23 50 51 0 27-23 50-50 50-29 0-51-23-51-50z">
          <text:p/>
        </draw:path>
        <draw:path draw:style-name="gr1" draw:text-style-name="P1" draw:layer="layout" svg:width="0.1cm" svg:height="0.1cm" svg:x="11.441cm" svg:y="3.741cm" svg:viewBox="0 0 101 101" svg:d="M0 50c0-28 23-50 50-50 28 0 51 22 51 50s-23 51-51 51c-27 0-50-23-50-51z">
          <text:p/>
        </draw:path>
        <draw:path draw:style-name="gr1" draw:text-style-name="P1" draw:layer="layout" svg:width="0.1cm" svg:height="0.1cm" svg:x="7.677cm" svg:y="5.881cm" svg:viewBox="0 0 101 101" svg:d="M0 51c0-29 24-51 52-51 27 0 49 22 49 51 0 27-22 50-49 50-28 0-52-23-52-50z">
          <text:p/>
        </draw:path>
        <draw:path draw:style-name="gr1" draw:text-style-name="P1" draw:layer="layout" svg:width="0.149cm" svg:height="0.15cm" svg:x="7.653cm" svg:y="5.036cm" svg:viewBox="0 0 150 151" svg:d="M0 75c0-42 33-75 75-75s75 33 75 75c0 41-33 76-75 76s-75-35-75-76z">
          <text:p/>
        </draw:path>
        <draw:path draw:style-name="gr1" draw:text-style-name="P1" draw:layer="layout" svg:width="0.1cm" svg:height="0.1cm" svg:x="7.677cm" svg:y="5.671cm" svg:viewBox="0 0 101 101" svg:d="M0 51c0-29 24-51 52-51 27 0 49 22 49 51 0 27-22 50-49 50-28 0-52-23-52-50z">
          <text:p/>
        </draw:path>
        <draw:path draw:style-name="gr1" draw:text-style-name="P1" draw:layer="layout" svg:width="0.1cm" svg:height="0.1cm" svg:x="7.677cm" svg:y="5.471cm" svg:viewBox="0 0 101 101" svg:d="M0 51c0-29 24-51 52-51 27 0 49 22 49 51 0 27-22 50-49 50-28 0-52-23-52-50z">
          <text:p/>
        </draw:path>
        <draw:path draw:style-name="gr1" draw:text-style-name="P1" draw:layer="layout" svg:width="0.1cm" svg:height="0.1cm" svg:x="7.677cm" svg:y="5.271cm" svg:viewBox="0 0 101 101" svg:d="M0 51c0-29 24-51 52-51 27 0 49 22 49 51 0 27-22 50-49 50-28 0-52-23-52-50z">
          <text:p/>
        </draw:path>
        <draw:path draw:style-name="gr1" draw:text-style-name="P1" draw:layer="layout" svg:width="0.1cm" svg:height="0.1cm" svg:x="8.378cm" svg:y="4.645cm" svg:viewBox="0 0 101 101" svg:d="M0 50c0-28 23-50 51-50 27 0 50 22 50 50 0 27-23 51-50 51-28 0-51-24-51-51z">
          <text:p/>
        </draw:path>
        <draw:path draw:style-name="gr1" draw:text-style-name="P1" draw:layer="layout" svg:width="0.1cm" svg:height="0.1cm" svg:x="14.88cm" svg:y="8.541cm" svg:viewBox="0 0 101 101" svg:d="M0 51c0-29 22-51 51-51 28 0 50 22 50 51 0 28-22 50-50 50-29 0-51-22-51-50z">
          <text:p/>
        </draw:path>
        <draw:path draw:style-name="gr1" draw:text-style-name="P1" draw:layer="layout" svg:width="0.1cm" svg:height="0.1cm" svg:x="14.88cm" svg:y="7.779cm" svg:viewBox="0 0 101 101" svg:d="M0 51c0-28 22-51 51-51 28 0 50 23 50 51s-22 50-50 50c-29 0-51-22-51-50z">
          <text:p/>
        </draw:path>
        <draw:path draw:style-name="gr1" draw:text-style-name="P1" draw:layer="layout" svg:width="0.1cm" svg:height="0.1cm" svg:x="14.379cm" svg:y="5.035cm" svg:viewBox="0 0 101 101" svg:d="M0 50c0-28 23-50 52-50 27 0 49 22 49 50s-22 51-49 51c-29 0-52-23-52-51z">
          <text:p/>
        </draw:path>
        <draw:path draw:style-name="gr1" draw:text-style-name="P1" draw:layer="layout" svg:width="0.1cm" svg:height="0.1cm" svg:x="14.633cm" svg:y="5.035cm" svg:viewBox="0 0 101 101" svg:d="M0 50c0-28 23-50 51-50 27 0 50 22 50 50s-23 51-50 51c-28 0-51-23-51-51z">
          <text:p/>
        </draw:path>
        <draw:path draw:style-name="gr1" draw:text-style-name="P1" draw:layer="layout" svg:width="0.1cm" svg:height="0.1cm" svg:x="16.472cm" svg:y="4.119cm" svg:viewBox="0 0 101 101" svg:d="M0 51c0-28 22-51 51-51 27 0 50 23 50 51s-23 50-50 50c-29 0-51-22-51-50z">
          <text:p/>
        </draw:path>
        <draw:path draw:style-name="gr1" draw:text-style-name="P1" draw:layer="layout" svg:width="0.1cm" svg:height="0.1cm" svg:x="4.516cm" svg:y="5.671cm" svg:viewBox="0 0 101 101" svg:d="M0 51c0-29 23-51 51-51 27 0 50 22 50 51 0 27-23 50-50 50-28 0-51-23-51-50z">
          <text:p/>
        </draw:path>
        <draw:path draw:style-name="gr1" draw:text-style-name="P1" draw:layer="layout" svg:width="0.1cm" svg:height="0.1cm" svg:x="4.516cm" svg:y="5.471cm" svg:viewBox="0 0 101 101" svg:d="M0 51c0-29 23-51 51-51 27 0 50 22 50 51 0 27-23 50-50 50-28 0-51-23-51-50z">
          <text:p/>
        </draw:path>
        <draw:path draw:style-name="gr1" draw:text-style-name="P1" draw:layer="layout" svg:width="0.1cm" svg:height="0.1cm" svg:x="8.378cm" svg:y="5.956cm" svg:viewBox="0 0 101 101" svg:d="M0 50c0-27 23-50 51-50 27 0 50 23 50 50 0 29-23 51-50 51-28 0-51-22-51-51z">
          <text:p/>
        </draw:path>
        <draw:path draw:style-name="gr1" draw:text-style-name="P1" draw:layer="layout" svg:width="0.1cm" svg:height="0.1cm" svg:x="8.378cm" svg:y="5.194cm" svg:viewBox="0 0 101 101" svg:d="M0 51c0-28 23-51 51-51 27 0 50 23 50 51s-23 50-50 50c-28 0-51-22-51-50z">
          <text:p/>
        </draw:path>
        <draw:path draw:style-name="gr1" draw:text-style-name="P1" draw:layer="layout" svg:width="0.1cm" svg:height="0.1cm" svg:x="10.733cm" svg:y="5.956cm" svg:viewBox="0 0 101 101" svg:d="M0 50c0-27 22-50 51-50 27 0 50 23 50 50 0 29-23 51-50 51-29 0-51-22-51-51z">
          <text:p/>
        </draw:path>
        <draw:path draw:style-name="gr1" draw:text-style-name="P1" draw:layer="layout" svg:width="0.1cm" svg:height="0.1cm" svg:x="10.733cm" svg:y="5.194cm" svg:viewBox="0 0 101 101" svg:d="M0 51c0-28 22-51 51-51 27 0 50 23 50 51s-23 50-50 50c-29 0-51-22-51-50z">
          <text:p/>
        </draw:path>
        <draw:path draw:style-name="gr1" draw:text-style-name="P1" draw:layer="layout" svg:width="0.1cm" svg:height="0.1cm" svg:x="15.87cm" svg:y="5.696cm" svg:viewBox="0 0 101 101" svg:d="M0 51c0-28 23-51 52-51 27 0 49 23 49 51s-22 50-49 50c-29 0-52-22-52-50z">
          <text:p/>
        </draw:path>
        <draw:path draw:style-name="gr1" draw:text-style-name="P1" draw:layer="layout" svg:width="0.1cm" svg:height="0.1cm" svg:x="16.632cm" svg:y="5.696cm" svg:viewBox="0 0 101 101" svg:d="M0 51c0-28 23-51 51-51s50 23 50 51-22 50-50 50-51-22-51-50z">
          <text:p/>
        </draw:path>
        <draw:path draw:style-name="gr1" draw:text-style-name="P1" draw:layer="layout" svg:width="0.1cm" svg:height="0.1cm" svg:x="9.229cm" svg:y="5.671cm" svg:viewBox="0 0 101 101" svg:d="M0 51c0-29 22-51 51-51 27 0 50 22 50 51 0 27-23 50-50 50-29 0-51-23-51-50z">
          <text:p/>
        </draw:path>
        <draw:path draw:style-name="gr1" draw:text-style-name="P1" draw:layer="layout" svg:width="0.1cm" svg:height="0.1cm" svg:x="9.229cm" svg:y="5.471cm" svg:viewBox="0 0 101 101" svg:d="M0 51c0-29 22-51 51-51 27 0 50 22 50 51 0 27-23 50-50 50-29 0-51-23-51-50z">
          <text:p/>
        </draw:path>
        <draw:path draw:style-name="gr1" draw:text-style-name="P1" draw:layer="layout" svg:width="0.1cm" svg:height="0.1cm" svg:x="12.117cm" svg:y="8.163cm" svg:viewBox="0 0 101 101" svg:d="M0 51c0-29 23-51 52-51 27 0 49 22 49 51 0 28-22 50-49 50-29 0-52-22-52-50z">
          <text:p/>
        </draw:path>
        <draw:path draw:style-name="gr1" draw:text-style-name="P1" draw:layer="layout" svg:width="0.1cm" svg:height="0.1cm" svg:x="13.61cm" svg:y="6.574cm" svg:viewBox="0 0 101 101" svg:d="M0 50c0-28 22-50 50-50s51 22 51 50-23 51-51 51-50-23-50-51z">
          <text:p/>
        </draw:path>
        <draw:path draw:style-name="gr1" draw:text-style-name="P1" draw:layer="layout" svg:width="0.1cm" svg:height="0.1cm" svg:x="13.864cm" svg:y="6.574cm" svg:viewBox="0 0 101 101" svg:d="M0 50c0-28 22-50 49-50 29 0 52 22 52 50s-23 51-52 51c-27 0-49-23-49-51z">
          <text:p/>
        </draw:path>
        <draw:path draw:style-name="gr1" draw:text-style-name="P1" draw:layer="layout" svg:width="0.1cm" svg:height="0.1cm" svg:x="14.118cm" svg:y="6.574cm" svg:viewBox="0 0 101 101" svg:d="M0 50c0-28 23-50 50-50 28 0 51 22 51 50s-23 51-51 51c-27 0-50-23-50-51z">
          <text:p/>
        </draw:path>
        <draw:path draw:style-name="gr1" draw:text-style-name="P1" draw:layer="layout" svg:width="0.1cm" svg:height="0.1cm" svg:x="14.372cm" svg:y="6.574cm" svg:viewBox="0 0 101 101" svg:d="M0 50c0-28 22-50 49-50 29 0 52 22 52 50s-23 51-52 51c-27 0-49-23-49-51z">
          <text:p/>
        </draw:path>
        <draw:path draw:style-name="gr1" draw:text-style-name="P1" draw:layer="layout" svg:width="0.1cm" svg:height="0.1cm" svg:x="14.626cm" svg:y="6.574cm" svg:viewBox="0 0 101 101" svg:d="M0 50c0-28 22-50 49-50 28 0 52 22 52 50s-24 51-52 51c-27 0-49-23-49-51z">
          <text:p/>
        </draw:path>
        <draw:path draw:style-name="gr1" draw:text-style-name="P1" draw:layer="layout" svg:width="0.1cm" svg:height="0.1cm" svg:x="14.88cm" svg:y="6.574cm" svg:viewBox="0 0 101 101" svg:d="M0 50c0-28 22-50 50-50s51 22 51 50-23 51-51 51-50-23-50-51z">
          <text:p/>
        </draw:path>
        <draw:path draw:style-name="gr1" draw:text-style-name="P1" draw:layer="layout" svg:width="0.1cm" svg:height="0.1cm" svg:x="15.134cm" svg:y="6.574cm" svg:viewBox="0 0 101 101" svg:d="M0 50c0-28 22-50 49-50 28 0 52 22 52 50s-24 51-52 51c-27 0-49-23-49-51z">
          <text:p/>
        </draw:path>
        <draw:path draw:style-name="gr1" draw:text-style-name="P1" draw:layer="layout" svg:width="0.1cm" svg:height="0.1cm" svg:x="15.134cm" svg:y="5.78cm" svg:viewBox="0 0 101 101" svg:d="M0 50c0-28 22-50 49-50 28 0 52 22 52 50s-24 51-52 51c-27 0-49-23-49-51z">
          <text:p/>
        </draw:path>
        <draw:path draw:style-name="gr1" draw:text-style-name="P1" draw:layer="layout" svg:width="0.1cm" svg:height="0.1cm" svg:x="14.88cm" svg:y="5.78cm" svg:viewBox="0 0 101 101" svg:d="M0 50c0-28 22-50 50-50s51 22 51 50-23 51-51 51-50-23-50-51z">
          <text:p/>
        </draw:path>
        <draw:path draw:style-name="gr1" draw:text-style-name="P1" draw:layer="layout" svg:width="0.1cm" svg:height="0.1cm" svg:x="14.626cm" svg:y="5.78cm" svg:viewBox="0 0 101 101" svg:d="M0 50c0-28 22-50 49-50 28 0 52 22 52 50s-24 51-52 51c-27 0-49-23-49-51z">
          <text:p/>
        </draw:path>
        <draw:path draw:style-name="gr1" draw:text-style-name="P1" draw:layer="layout" svg:width="0.1cm" svg:height="0.1cm" svg:x="14.372cm" svg:y="5.78cm" svg:viewBox="0 0 101 101" svg:d="M0 50c0-28 22-50 49-50 29 0 52 22 52 50s-23 51-52 51c-27 0-49-23-49-51z">
          <text:p/>
        </draw:path>
        <draw:path draw:style-name="gr1" draw:text-style-name="P1" draw:layer="layout" svg:width="0.1cm" svg:height="0.1cm" svg:x="14.118cm" svg:y="5.78cm" svg:viewBox="0 0 101 101" svg:d="M0 50c0-28 23-50 50-50 28 0 51 22 51 50s-23 51-51 51c-27 0-50-23-50-51z">
          <text:p/>
        </draw:path>
        <draw:path draw:style-name="gr1" draw:text-style-name="P1" draw:layer="layout" svg:width="0.1cm" svg:height="0.1cm" svg:x="13.864cm" svg:y="5.78cm" svg:viewBox="0 0 101 101" svg:d="M0 50c0-28 22-50 49-50 29 0 52 22 52 50s-23 51-52 51c-27 0-49-23-49-51z">
          <text:p/>
        </draw:path>
        <draw:path draw:style-name="gr1" draw:text-style-name="P1" draw:layer="layout" svg:width="0.1cm" svg:height="0.1cm" svg:x="13.61cm" svg:y="5.78cm" svg:viewBox="0 0 101 101" svg:d="M0 50c0-28 22-50 50-50s51 22 51 50-23 51-51 51-50-23-50-51z">
          <text:p/>
        </draw:path>
        <draw:path draw:style-name="gr1" draw:text-style-name="P1" draw:layer="layout" svg:width="0.1cm" svg:height="0.1cm" svg:x="8.378cm" svg:y="8.186cm" svg:viewBox="0 0 101 101" svg:d="M0 51c0-28 23-51 51-51 27 0 50 23 50 51s-23 50-50 50c-28 0-51-22-51-50z">
          <text:p/>
        </draw:path>
        <draw:path draw:style-name="gr1" draw:text-style-name="P1" draw:layer="layout" svg:width="0.1cm" svg:height="0.1cm" svg:x="12.727cm" svg:y="5.696cm" svg:viewBox="0 0 101 101" svg:d="M0 51c0-28 24-51 52-51 27 0 49 23 49 51s-22 50-49 50c-28 0-52-22-52-50z">
          <text:p/>
        </draw:path>
        <draw:path draw:style-name="gr1" draw:text-style-name="P1" draw:layer="layout" svg:width="0.1cm" svg:height="0.1cm" svg:x="11.965cm" svg:y="5.696cm" svg:viewBox="0 0 101 101" svg:d="M0 51c0-28 23-51 51-51 27 0 50 23 50 51s-23 50-50 50c-28 0-51-22-51-50z">
          <text:p/>
        </draw:path>
        <draw:path draw:style-name="gr1" draw:text-style-name="P1" draw:layer="layout" svg:width="0.1cm" svg:height="0.1cm" svg:x="15.87cm" svg:y="6.713cm" svg:viewBox="0 0 101 101" svg:d="M0 50c0-28 23-50 52-50 27 0 49 22 49 50s-22 51-49 51c-29 0-52-23-52-51z">
          <text:p/>
        </draw:path>
        <draw:path draw:style-name="gr1" draw:text-style-name="P1" draw:layer="layout" svg:width="0.1cm" svg:height="0.1cm" svg:x="16.632cm" svg:y="6.713cm" svg:viewBox="0 0 101 101" svg:d="M0 50c0-28 23-50 51-50s50 22 50 50-22 51-50 51-51-23-51-51z">
          <text:p/>
        </draw:path>
        <draw:path draw:style-name="gr1" draw:text-style-name="P1" draw:layer="layout" svg:width="0.1cm" svg:height="0.1cm" svg:x="10.044cm" svg:y="5.881cm" svg:viewBox="0 0 101 101" svg:d="M0 51c0-29 23-51 52-51 27 0 49 22 49 51 0 27-22 50-49 50-29 0-52-23-52-50z">
          <text:p/>
        </draw:path>
        <draw:path draw:style-name="gr1" draw:text-style-name="P1" draw:layer="layout" svg:width="0.149cm" svg:height="0.15cm" svg:x="10.02cm" svg:y="5.036cm" svg:viewBox="0 0 150 151" svg:d="M0 75c0-42 33-75 75-75s75 33 75 75c0 41-33 76-75 76s-75-35-75-76z">
          <text:p/>
        </draw:path>
        <draw:path draw:style-name="gr1" draw:text-style-name="P1" draw:layer="layout" svg:width="0.1cm" svg:height="0.1cm" svg:x="10.044cm" svg:y="5.671cm" svg:viewBox="0 0 101 101" svg:d="M0 51c0-29 23-51 52-51 27 0 49 22 49 51 0 27-22 50-49 50-29 0-52-23-52-50z">
          <text:p/>
        </draw:path>
        <draw:path draw:style-name="gr1" draw:text-style-name="P1" draw:layer="layout" svg:width="0.1cm" svg:height="0.1cm" svg:x="10.044cm" svg:y="5.471cm" svg:viewBox="0 0 101 101" svg:d="M0 51c0-29 23-51 52-51 27 0 49 22 49 51 0 27-22 50-49 50-29 0-52-23-52-50z">
          <text:p/>
        </draw:path>
        <draw:path draw:style-name="gr1" draw:text-style-name="P1" draw:layer="layout" svg:width="0.1cm" svg:height="0.1cm" svg:x="10.044cm" svg:y="5.271cm" svg:viewBox="0 0 101 101" svg:d="M0 51c0-29 23-51 52-51 27 0 49 22 49 51 0 27-22 50-49 50-29 0-52-23-52-50z">
          <text:p/>
        </draw:path>
        <draw:path draw:style-name="gr1" draw:text-style-name="P1" draw:layer="layout" svg:width="0.1cm" svg:height="0.1cm" svg:x="10.733cm" svg:y="6.822cm" svg:viewBox="0 0 101 101" svg:d="M0 49c0-27 22-49 51-49 27 0 50 22 50 49 0 28-23 52-50 52-29 0-51-24-51-52z">
          <text:p/>
        </draw:path>
        <draw:path draw:style-name="gr1" draw:text-style-name="P1" draw:layer="layout" svg:width="0.1cm" svg:height="0.1cm" svg:x="10.733cm" svg:y="7.584cm" svg:viewBox="0 0 101 101" svg:d="M0 50c0-27 22-50 51-50 27 0 50 23 50 50 0 28-23 51-50 51-29 0-51-23-51-51z">
          <text:p/>
        </draw:path>
        <draw:path draw:style-name="gr1" draw:text-style-name="P1" draw:layer="layout" svg:width="0.1cm" svg:height="0.1cm" svg:x="6.874cm" svg:y="5.671cm" svg:viewBox="0 0 101 101" svg:d="M0 51c0-29 22-51 51-51 27 0 50 22 50 51 0 27-23 50-50 50-29 0-51-23-51-50z">
          <text:p/>
        </draw:path>
        <draw:path draw:style-name="gr1" draw:text-style-name="P1" draw:layer="layout" svg:width="0.1cm" svg:height="0.1cm" svg:x="6.874cm" svg:y="5.471cm" svg:viewBox="0 0 101 101" svg:d="M0 51c0-29 22-51 51-51 27 0 50 22 50 51 0 27-23 50-50 50-29 0-51-23-51-50z">
          <text:p/>
        </draw:path>
        <draw:path draw:style-name="gr1" draw:text-style-name="P1" draw:layer="layout" svg:width="0.1cm" svg:height="0.1cm" svg:x="4.516cm" svg:y="7.115cm" svg:viewBox="0 0 101 101" svg:d="M0 51c0-28 23-51 51-51 27 0 50 23 50 51 0 27-23 50-50 50-28 0-51-23-51-50z">
          <text:p/>
        </draw:path>
        <draw:path draw:style-name="gr1" draw:text-style-name="P1" draw:layer="layout" svg:width="0.1cm" svg:height="0.1cm" svg:x="4.516cm" svg:y="7.315cm" svg:viewBox="0 0 101 101" svg:d="M0 51c0-28 23-51 51-51 27 0 50 23 50 51 0 27-23 50-50 50-28 0-51-23-51-50z">
          <text:p/>
        </draw:path>
        <draw:path draw:style-name="gr1" draw:text-style-name="P1" draw:layer="layout" svg:width="0.1cm" svg:height="0.1cm" svg:x="6.019cm" svg:y="5.956cm" svg:viewBox="0 0 101 101" svg:d="M0 50c0-27 23-50 50-50 28 0 51 23 51 50 0 29-23 51-51 51-27 0-50-22-50-51z">
          <text:p/>
        </draw:path>
        <draw:path draw:style-name="gr1" draw:text-style-name="P1" draw:layer="layout" svg:width="0.1cm" svg:height="0.1cm" svg:x="6.019cm" svg:y="5.194cm" svg:viewBox="0 0 101 101" svg:d="M0 51c0-28 23-51 50-51 28 0 51 23 51 51s-23 50-51 50c-27 0-50-22-50-50z">
          <text:p/>
        </draw:path>
        <draw:path draw:style-name="gr1" draw:text-style-name="P1" draw:layer="layout" svg:width="0.1cm" svg:height="0.1cm" svg:x="10.733cm" svg:y="8.186cm" svg:viewBox="0 0 101 101" svg:d="M0 51c0-28 22-51 51-51 27 0 50 23 50 51s-23 50-50 50c-29 0-51-22-51-50z">
          <text:p/>
        </draw:path>
        <draw:path draw:style-name="gr1" draw:text-style-name="P1" draw:layer="layout" svg:width="0.1cm" svg:height="0.1cm" svg:x="6.019cm" svg:y="4.645cm" svg:viewBox="0 0 101 101" svg:d="M0 50c0-28 23-50 50-50 28 0 51 22 51 50 0 27-23 51-51 51-27 0-50-24-50-51z">
          <text:p/>
        </draw:path>
        <draw:path draw:style-name="gr1" draw:text-style-name="P1" draw:layer="layout" svg:width="0.1cm" svg:height="0.1cm" svg:x="6.019cm" svg:y="8.186cm" svg:viewBox="0 0 101 101" svg:d="M0 51c0-28 23-51 50-51 28 0 51 23 51 51s-23 50-51 50c-27 0-50-22-50-50z">
          <text:p/>
        </draw:path>
        <draw:path draw:style-name="gr1" draw:text-style-name="P1" draw:layer="layout" svg:width="0.1cm" svg:height="0.1cm" svg:x="12.422cm" svg:y="8.163cm" svg:viewBox="0 0 101 101" svg:d="M0 51c0-29 24-51 52-51 27 0 49 22 49 51 0 28-22 50-49 50-28 0-52-22-52-50z">
          <text:p/>
        </draw:path>
        <draw:path draw:style-name="gr1" draw:text-style-name="P1" draw:layer="layout" svg:width="0.1cm" svg:height="0.1cm" svg:x="15.87cm" svg:y="6.204cm" svg:viewBox="0 0 101 101" svg:d="M0 52c0-28 23-52 52-52 27 0 49 24 49 52 0 27-22 49-49 49-29 0-52-22-52-49z">
          <text:p/>
        </draw:path>
        <draw:path draw:style-name="gr1" draw:text-style-name="P1" draw:layer="layout" svg:width="0.1cm" svg:height="0.1cm" svg:x="16.632cm" svg:y="6.204cm" svg:viewBox="0 0 101 101" svg:d="M0 52c0-28 23-52 51-52s50 24 50 52c0 27-22 49-50 49s-51-22-51-49z">
          <text:p/>
        </draw:path>
        <draw:path draw:style-name="gr1" draw:text-style-name="P1" draw:layer="layout" svg:width="0.1cm" svg:height="0.1cm" svg:x="5.288cm" svg:y="6.906cm" svg:viewBox="0 0 101 101" svg:d="M0 49c0-27 22-49 51-49 28 0 50 22 50 49 0 28-22 52-50 52-29 0-51-24-51-52z">
          <text:p/>
        </draw:path>
        <draw:path draw:style-name="gr1" draw:text-style-name="P1" draw:layer="layout" svg:width="0.15cm" svg:height="0.149cm" svg:x="5.263cm" svg:y="7.701cm" svg:viewBox="0 0 151 150" svg:d="M0 75c0-42 34-75 75-75 42 0 76 33 76 75 0 41-34 75-76 75-41 0-75-34-75-75z">
          <text:p/>
        </draw:path>
        <draw:path draw:style-name="gr1" draw:text-style-name="P1" draw:layer="layout" svg:width="0.1cm" svg:height="0.1cm" svg:x="5.288cm" svg:y="7.115cm" svg:viewBox="0 0 101 101" svg:d="M0 51c0-28 22-51 51-51 28 0 50 23 50 51 0 27-22 50-50 50-29 0-51-23-51-50z">
          <text:p/>
        </draw:path>
        <draw:path draw:style-name="gr1" draw:text-style-name="P1" draw:layer="layout" svg:width="0.1cm" svg:height="0.1cm" svg:x="5.288cm" svg:y="7.315cm" svg:viewBox="0 0 101 101" svg:d="M0 51c0-28 22-51 51-51 28 0 50 23 50 51 0 27-22 50-50 50-29 0-51-23-51-50z">
          <text:p/>
        </draw:path>
        <draw:path draw:style-name="gr1" draw:text-style-name="P1" draw:layer="layout" svg:width="0.1cm" svg:height="0.1cm" svg:x="5.288cm" svg:y="7.515cm" svg:viewBox="0 0 101 101" svg:d="M0 51c0-28 22-51 51-51 28 0 50 23 50 51 0 27-22 50-50 50-29 0-51-23-51-50z">
          <text:p/>
        </draw:path>
        <draw:path draw:style-name="gr1" draw:text-style-name="P1" draw:layer="layout" svg:width="0.1cm" svg:height="0.1cm" svg:x="13.865cm" svg:y="5.035cm" svg:viewBox="0 0 101 101" svg:d="M0 50c0-28 22-50 49-50 29 0 52 22 52 50s-23 51-52 51c-27 0-49-23-49-51z">
          <text:p/>
        </draw:path>
        <draw:path draw:style-name="gr1" draw:text-style-name="P1" draw:layer="layout" svg:width="0.1cm" svg:height="0.1cm" svg:x="13.611cm" svg:y="5.035cm" svg:viewBox="0 0 101 101" svg:d="M0 50c0-28 23-50 50-50 28 0 51 22 51 50s-23 51-51 51c-27 0-50-23-50-51z">
          <text:p/>
        </draw:path>
        <draw:path draw:style-name="gr1" draw:text-style-name="P1" draw:layer="layout" svg:width="0.1cm" svg:height="0.1cm" svg:x="14.116cm" svg:y="7.325cm" svg:viewBox="0 0 101 101" svg:d="M0 50c0-28 23-50 51-50s50 22 50 50c0 29-22 51-50 51s-51-22-51-51z">
          <text:p/>
        </draw:path>
        <draw:path draw:style-name="gr1" draw:text-style-name="P1" draw:layer="layout" svg:width="0.1cm" svg:height="0.1cm" svg:x="13.862cm" svg:y="7.325cm" svg:viewBox="0 0 101 101" svg:d="M0 50c0-28 22-50 50-50 29 0 51 22 51 50 0 29-22 51-51 51-28 0-50-22-50-51z">
          <text:p/>
        </draw:path>
        <draw:path draw:style-name="gr1" draw:text-style-name="P1" draw:layer="layout" svg:width="0.1cm" svg:height="0.1cm" svg:x="10.733cm" svg:y="4.645cm" svg:viewBox="0 0 101 101" svg:d="M0 50c0-28 22-50 51-50 27 0 50 22 50 50 0 27-23 51-50 51-29 0-51-24-51-51z">
          <text:p/>
        </draw:path>
        <draw:path draw:style-name="gr1" draw:text-style-name="P1" draw:layer="layout" svg:width="0.1cm" svg:height="0.1cm" svg:x="13.094cm" svg:y="8.544cm" svg:viewBox="0 0 101 101" svg:d="M0 51c0-29 22-51 51-51 28 0 50 22 50 51 0 28-22 50-50 50-29 0-51-22-51-50z">
          <text:p/>
        </draw:path>
        <draw:path draw:style-name="gr1" draw:text-style-name="P1" draw:layer="layout" svg:width="0.1cm" svg:height="0.1cm" svg:x="13.094cm" svg:y="7.782cm" svg:viewBox="0 0 101 101" svg:d="M0 51c0-28 22-51 51-51 28 0 50 23 50 51s-22 50-50 50c-29 0-51-22-51-50z">
          <text:p/>
        </draw:path>
        <draw:path draw:style-name="gr1" draw:text-style-name="P1" draw:layer="layout" svg:width="0.1cm" svg:height="0.1cm" svg:x="9.229cm" svg:y="7.481cm" svg:viewBox="0 0 101 101" svg:d="M0 51c0-28 22-51 51-51 27 0 50 23 50 51 0 27-23 50-50 50-29 0-51-23-51-50z">
          <text:p/>
        </draw:path>
        <draw:path draw:style-name="gr1" draw:text-style-name="P1" draw:layer="layout" svg:width="0.1cm" svg:height="0.1cm" svg:x="9.229cm" svg:y="7.281cm" svg:viewBox="0 0 101 101" svg:d="M0 51c0-28 22-51 51-51 27 0 50 23 50 51 0 27-23 50-50 50-29 0-51-23-51-50z">
          <text:p/>
        </draw:path>
        <draw:path draw:style-name="gr1" draw:text-style-name="P1" draw:layer="layout" svg:width="0.1cm" svg:height="0.1cm" svg:x="15.862cm" svg:y="4.119cm" svg:viewBox="0 0 101 101" svg:d="M0 51c0-28 22-51 51-51 27 0 50 23 50 51s-23 50-50 50c-29 0-51-22-51-50z">
          <text:p/>
        </draw:path>
        <draw:path draw:style-name="gr1" draw:text-style-name="P1" draw:layer="layout" svg:width="0.1cm" svg:height="0.1cm" svg:x="14.631cm" svg:y="3.742cm" svg:viewBox="0 0 101 101" svg:d="M0 50c0-28 22-50 50-50s51 22 51 50-23 51-51 51-50-23-50-51z">
          <text:p/>
        </draw:path>
        <draw:path draw:style-name="gr1" draw:text-style-name="P1" draw:layer="layout" svg:width="0.1cm" svg:height="0.1cm" svg:x="14.631cm" svg:y="4.504cm" svg:viewBox="0 0 101 101" svg:d="M0 51c0-29 22-51 50-51s51 22 51 51c0 28-23 50-51 50s-50-22-50-50z">
          <text:p/>
        </draw:path>
        <draw:path draw:style-name="gr1" draw:text-style-name="P1" draw:layer="layout" svg:width="0.1cm" svg:height="0.1cm" svg:x="15.4cm" svg:y="3.738cm" svg:viewBox="0 0 101 101" svg:d="M0 50c0-28 23-50 50-50 28 0 51 22 51 50s-23 51-51 51c-27 0-50-23-50-51z">
          <text:p/>
        </draw:path>
        <draw:path draw:style-name="gr1" draw:text-style-name="P1" draw:layer="layout" svg:width="0.1cm" svg:height="0.1cm" svg:x="15.4cm" svg:y="4.5cm" svg:viewBox="0 0 101 101" svg:d="M0 51c0-29 23-51 50-51 28 0 51 22 51 51 0 28-23 50-51 50-27 0-50-22-50-50z">
          <text:p/>
        </draw:path>
        <draw:path draw:style-name="gr1" draw:text-style-name="P1" draw:layer="layout" svg:width="0.1cm" svg:height="0.1cm" svg:x="14.631cm" svg:y="7.325cm" svg:viewBox="0 0 101 101" svg:d="M0 50c0-28 22-50 50-50s51 22 51 50c0 29-23 51-51 51s-50-22-50-51z">
          <text:p/>
        </draw:path>
        <draw:path draw:style-name="gr1" draw:text-style-name="P1" draw:layer="layout" svg:width="0.1cm" svg:height="0.1cm" svg:x="14.885cm" svg:y="7.325cm" svg:viewBox="0 0 101 101" svg:d="M0 50c0-28 22-50 51-50 28 0 50 22 50 50 0 29-22 51-50 51-29 0-51-22-51-51z">
          <text:p/>
        </draw:path>
        <draw:path draw:style-name="gr1" draw:text-style-name="P1" draw:layer="layout" svg:width="0.1cm" svg:height="0.1cm" svg:x="13.611cm" svg:y="3.741cm" svg:viewBox="0 0 101 101" svg:d="M0 50c0-28 23-50 50-50 28 0 51 22 51 50s-23 51-51 51c-27 0-50-23-50-51z">
          <text:p/>
        </draw:path>
        <draw:path draw:style-name="gr1" draw:text-style-name="P1" draw:layer="layout" svg:width="0.1cm" svg:height="0.1cm" svg:x="13.611cm" svg:y="4.503cm" svg:viewBox="0 0 101 101" svg:d="M0 51c0-29 23-51 50-51 28 0 51 22 51 51 0 28-23 50-51 50-27 0-50-22-50-50z">
          <text:p/>
        </draw:path>
        <draw:path draw:style-name="gr1" draw:text-style-name="P1" draw:layer="layout" svg:width="0.1cm" svg:height="0.1cm" svg:x="12.727cm" svg:y="8.163cm" svg:viewBox="0 0 101 101" svg:d="M0 51c0-29 24-51 52-51 27 0 49 22 49 51 0 28-22 50-49 50-28 0-52-22-52-50z">
          <text:p/>
        </draw:path>
        <draw:path draw:style-name="gr1" draw:text-style-name="P1" draw:layer="layout" svg:width="0.1cm" svg:height="0.1cm" svg:x="13.864cm" svg:y="8.54cm" svg:viewBox="0 0 101 101" svg:d="M0 51c0-29 22-51 50-51 29 0 51 22 51 51 0 28-22 50-51 50-28 0-50-22-50-50z">
          <text:p/>
        </draw:path>
        <draw:path draw:style-name="gr1" draw:text-style-name="P1" draw:layer="layout" svg:width="0.1cm" svg:height="0.1cm" svg:x="13.864cm" svg:y="7.778cm" svg:viewBox="0 0 101 101" svg:d="M0 51c0-28 22-51 50-51 29 0 51 23 51 51s-22 50-51 50c-28 0-50-22-50-50z">
          <text:p/>
        </draw:path>
        <draw:path draw:style-name="gr1" draw:text-style-name="P1" draw:layer="layout" svg:width="0.1cm" svg:height="0.1cm" svg:x="12.727cm" svg:y="6.204cm" svg:viewBox="0 0 101 101" svg:d="M0 52c0-28 24-52 52-52 27 0 49 24 49 52 0 27-22 49-49 49-28 0-52-22-52-49z">
          <text:p/>
        </draw:path>
        <draw:path draw:style-name="gr1" draw:text-style-name="P1" draw:layer="layout" svg:width="0.1cm" svg:height="0.1cm" svg:x="11.965cm" svg:y="6.204cm" svg:viewBox="0 0 101 101" svg:d="M0 52c0-28 23-52 51-52 27 0 50 24 50 52 0 27-23 49-50 49-28 0-51-22-51-49z">
          <text:p/>
        </draw:path>
        <draw:path draw:style-name="gr8" draw:text-style-name="P3" draw:layer="layout" svg:width="0.1cm" svg:height="0.1cm" svg:x="11.749cm" svg:y="3.741cm" svg:viewBox="0 0 101 101" svg:d="M0 50c0-28 24-50 52-50 27 0 49 22 49 50s-22 51-49 51c-28 0-52-23-52-51z">
          <text:p/>
        </draw:path>
        <draw:path draw:style-name="gr8" draw:text-style-name="P3" draw:layer="layout" svg:width="0.1cm" svg:height="0.1cm" svg:x="5.348cm" svg:y="5.882cm" svg:viewBox="0 0 101 101" svg:d="M0 50c0-28 22-50 49-50 29 0 52 22 52 50s-23 51-52 51c-27 0-49-23-49-51z">
          <text:p/>
        </draw:path>
        <draw:path draw:style-name="gr8" draw:text-style-name="P3" draw:layer="layout" svg:width="0.149cm" svg:height="0.151cm" svg:x="5.323cm" svg:y="5.036cm" svg:viewBox="0 0 150 152" svg:d="M0 76c0-42 34-76 75-76 42 0 75 34 75 76 0 41-33 76-75 76-41 0-75-35-75-76z">
          <text:p/>
        </draw:path>
        <draw:path draw:style-name="gr8" draw:text-style-name="P3" draw:layer="layout" svg:width="0.1cm" svg:height="0.1cm" svg:x="5.348cm" svg:y="5.671cm" svg:viewBox="0 0 101 101" svg:d="M0 52c0-29 22-52 49-52 29 0 52 23 52 52 0 27-23 49-52 49-27 0-49-22-49-49z">
          <text:p/>
        </draw:path>
        <draw:path draw:style-name="gr8" draw:text-style-name="P3" draw:layer="layout" svg:width="0.1cm" svg:height="0.099cm" svg:x="5.348cm" svg:y="5.472cm" svg:viewBox="0 0 101 100" svg:d="M0 50c0-28 22-50 49-50 29 0 52 22 52 50s-23 50-52 50c-27 0-49-22-49-50z">
          <text:p/>
        </draw:path>
        <draw:path draw:style-name="gr8" draw:text-style-name="P3" draw:layer="layout" svg:width="0.1cm" svg:height="0.1cm" svg:x="5.348cm" svg:y="5.272cm" svg:viewBox="0 0 101 101" svg:d="M0 50c0-28 22-50 49-50 29 0 52 22 52 50s-23 51-52 51c-27 0-49-23-49-51z">
          <text:p/>
        </draw:path>
        <draw:path draw:style-name="gr8" draw:text-style-name="P3" draw:layer="layout" svg:width="0.1cm" svg:height="0.1cm" svg:x="13.346cm" svg:y="7.325cm" svg:viewBox="0 0 101 101" svg:d="M0 50c0-28 22-50 50-50s51 22 51 50c0 29-23 51-51 51s-50-22-50-51z">
          <text:p/>
        </draw:path>
        <draw:path draw:style-name="gr8" draw:text-style-name="P3" draw:layer="layout" svg:width="0.1cm" svg:height="0.1cm" svg:x="13.092cm" svg:y="7.325cm" svg:viewBox="0 0 101 101" svg:d="M0 50c0-28 22-50 51-50 28 0 50 22 50 50 0 29-22 51-50 51-29 0-51-22-51-51z">
          <text:p/>
        </draw:path>
        <draw:path draw:style-name="gr8" draw:text-style-name="P3" draw:layer="layout" svg:width="0.1cm" svg:height="0.1cm" svg:x="8.378cm" svg:y="6.822cm" svg:viewBox="0 0 101 101" svg:d="M0 49c0-27 23-49 51-49 27 0 50 22 50 49 0 28-23 52-50 52-28 0-51-24-51-52z">
          <text:p/>
        </draw:path>
        <draw:path draw:style-name="gr8" draw:text-style-name="P3" draw:layer="layout" svg:width="0.1cm" svg:height="0.1cm" svg:x="8.378cm" svg:y="7.584cm" svg:viewBox="0 0 101 101" svg:d="M0 50c0-27 23-50 51-50 27 0 50 23 50 50 0 28-23 51-50 51-28 0-51-23-51-51z">
          <text:p/>
        </draw:path>
        <draw:path draw:style-name="gr8" draw:text-style-name="P3" draw:layer="layout" svg:width="0.1cm" svg:height="0.1cm" svg:x="7.68cm" svg:y="6.906cm" svg:viewBox="0 0 101 101" svg:d="M0 49c0-27 23-49 50-49 28 0 51 22 51 49 0 28-23 52-51 52-27 0-50-24-50-52z">
          <text:p/>
        </draw:path>
        <draw:path draw:style-name="gr8" draw:text-style-name="P3" draw:layer="layout" svg:width="0.149cm" svg:height="0.149cm" svg:x="7.655cm" svg:y="7.701cm" svg:viewBox="0 0 150 150" svg:d="M0 75c0-42 33-75 74-75 43 0 76 33 76 75 0 41-33 75-76 75-41 0-74-34-74-75z">
          <text:p/>
        </draw:path>
        <draw:path draw:style-name="gr8" draw:text-style-name="P3" draw:layer="layout" svg:width="0.1cm" svg:height="0.1cm" svg:x="7.68cm" svg:y="7.115cm" svg:viewBox="0 0 101 101" svg:d="M0 51c0-28 23-51 50-51 28 0 51 23 51 51 0 27-23 50-51 50-27 0-50-23-50-50z">
          <text:p/>
        </draw:path>
        <draw:path draw:style-name="gr8" draw:text-style-name="P3" draw:layer="layout" svg:width="0.1cm" svg:height="0.1cm" svg:x="7.68cm" svg:y="7.315cm" svg:viewBox="0 0 101 101" svg:d="M0 51c0-28 23-51 50-51 28 0 51 23 51 51 0 27-23 50-51 50-27 0-50-23-50-50z">
          <text:p/>
        </draw:path>
        <draw:path draw:style-name="gr8" draw:text-style-name="P3" draw:layer="layout" svg:width="0.1cm" svg:height="0.1cm" svg:x="7.68cm" svg:y="7.515cm" svg:viewBox="0 0 101 101" svg:d="M0 51c0-28 23-51 50-51 28 0 51 23 51 51 0 27-23 50-51 50-27 0-50-23-50-50z">
          <text:p/>
        </draw:path>
        <draw:path draw:style-name="gr8" draw:text-style-name="P3" draw:layer="layout" svg:width="0.1cm" svg:height="0.1cm" svg:x="16.167cm" svg:y="4.119cm" svg:viewBox="0 0 101 101" svg:d="M0 51c0-28 22-51 51-51 27 0 50 23 50 51s-23 50-50 50c-29 0-51-22-51-50z">
          <text:p/>
        </draw:path>
        <draw:path draw:style-name="gr8" draw:text-style-name="P3" draw:layer="layout" svg:width="0.1cm" svg:height="0.1cm" svg:x="15.149cm" svg:y="5.035cm" svg:viewBox="0 0 101 101" svg:d="M0 50c0-28 23-50 51-50s50 22 50 50-22 51-50 51-51-23-51-51z">
          <text:p/>
        </draw:path>
        <draw:path draw:style-name="gr8" draw:text-style-name="P3" draw:layer="layout" svg:width="0.1cm" svg:height="0.1cm" svg:x="15.403cm" svg:y="5.035cm" svg:viewBox="0 0 101 101" svg:d="M0 50c0-28 24-50 52-50 27 0 49 22 49 50s-22 51-49 51c-28 0-52-23-52-51z">
          <text:p/>
        </draw:path>
        <draw:path draw:style-name="gr8" draw:text-style-name="P3" draw:layer="layout" svg:width="0.1cm" svg:height="0.1cm" svg:x="12.727cm" svg:y="6.713cm" svg:viewBox="0 0 101 101" svg:d="M0 50c0-28 24-50 52-50 27 0 49 22 49 50s-22 51-49 51c-28 0-52-23-52-51z">
          <text:p/>
        </draw:path>
        <draw:path draw:style-name="gr8" draw:text-style-name="P3" draw:layer="layout" svg:width="0.1cm" svg:height="0.1cm" svg:x="11.965cm" svg:y="6.713cm" svg:viewBox="0 0 101 101" svg:d="M0 50c0-28 23-50 51-50 27 0 50 22 50 50s-23 51-50 51c-28 0-51-23-51-51z">
          <text:p/>
        </draw:path>
        <draw:path draw:style-name="gr8" draw:text-style-name="P3" draw:layer="layout" svg:width="0.1cm" svg:height="0.1cm" svg:x="10.044cm" svg:y="7.691cm" svg:viewBox="0 0 101 101" svg:d="M0 51c0-28 23-51 52-51 27 0 49 23 49 51 0 27-22 50-49 50-29 0-52-23-52-50z">
          <text:p/>
        </draw:path>
        <draw:path draw:style-name="gr8" draw:text-style-name="P3" draw:layer="layout" svg:width="0.149cm" svg:height="0.15cm" svg:x="10.02cm" svg:y="6.846cm" svg:viewBox="0 0 150 151" svg:d="M0 75c0-42 33-75 75-75s75 33 75 75c0 41-33 76-75 76s-75-35-75-76z">
          <text:p/>
        </draw:path>
        <draw:path draw:style-name="gr8" draw:text-style-name="P3" draw:layer="layout" svg:width="0.1cm" svg:height="0.1cm" svg:x="10.044cm" svg:y="7.481cm" svg:viewBox="0 0 101 101" svg:d="M0 51c0-28 23-51 52-51 27 0 49 23 49 51 0 27-22 50-49 50-29 0-52-23-52-50z">
          <text:p/>
        </draw:path>
        <draw:path draw:style-name="gr8" draw:text-style-name="P3" draw:layer="layout" svg:width="0.1cm" svg:height="0.1cm" svg:x="10.044cm" svg:y="7.281cm" svg:viewBox="0 0 101 101" svg:d="M0 51c0-28 23-51 52-51 27 0 49 23 49 51 0 27-22 50-49 50-29 0-52-23-52-50z">
          <text:p/>
        </draw:path>
        <draw:path draw:style-name="gr8" draw:text-style-name="P3" draw:layer="layout" svg:width="0.1cm" svg:height="0.1cm" svg:x="10.044cm" svg:y="7.081cm" svg:viewBox="0 0 101 101" svg:d="M0 51c0-28 23-51 52-51 27 0 49 23 49 51 0 27-22 50-49 50-29 0-52-23-52-50z">
          <text:p/>
        </draw:path>
        <draw:path draw:style-name="gr8" draw:text-style-name="P3" draw:layer="layout" svg:width="0.1cm" svg:height="0.1cm" svg:x="6.019cm" svg:y="6.822cm" svg:viewBox="0 0 101 101" svg:d="M0 49c0-27 23-49 50-49 28 0 51 22 51 49 0 28-23 52-51 52-27 0-50-24-50-52z">
          <text:p/>
        </draw:path>
        <draw:path draw:style-name="gr8" draw:text-style-name="P3" draw:layer="layout" svg:width="0.1cm" svg:height="0.1cm" svg:x="6.019cm" svg:y="7.584cm" svg:viewBox="0 0 101 101" svg:d="M0 50c0-27 23-50 50-50 28 0 51 23 51 50 0 28-23 51-51 51-27 0-50-23-50-51z">
          <text:p/>
        </draw:path>
        <draw:path draw:style-name="gr8" draw:text-style-name="P3" draw:layer="layout" svg:width="0.1cm" svg:height="0.1cm" svg:x="6.874cm" svg:y="7.115cm" svg:viewBox="0 0 101 101" svg:d="M0 51c0-28 22-51 51-51 27 0 50 23 50 51 0 27-23 50-50 50-29 0-51-23-51-50z">
          <text:p/>
        </draw:path>
        <draw:path draw:style-name="gr8" draw:text-style-name="P3" draw:layer="layout" svg:width="0.1cm" svg:height="0.1cm" svg:x="6.874cm" svg:y="7.315cm" svg:viewBox="0 0 101 101" svg:d="M0 51c0-28 22-51 51-51 27 0 50 23 50 51 0 27-23 50-50 50-29 0-51-23-51-50z">
          <text:p/>
        </draw:path>
        <draw:path draw:style-name="gr8" draw:text-style-name="P3" draw:layer="layout" svg:width="0.1cm" svg:height="0.1cm" svg:x="11.441cm" svg:y="3.741cm" svg:viewBox="0 0 101 101" svg:d="M0 50c0-28 23-50 50-50 28 0 51 22 51 50s-23 51-51 51c-27 0-50-23-50-51z">
          <text:p/>
        </draw:path>
        <draw:path draw:style-name="gr8" draw:text-style-name="P3" draw:layer="layout" svg:width="0.1cm" svg:height="0.1cm" svg:x="7.677cm" svg:y="5.881cm" svg:viewBox="0 0 101 101" svg:d="M0 51c0-29 24-51 52-51 27 0 49 22 49 51 0 27-22 50-49 50-28 0-52-23-52-50z">
          <text:p/>
        </draw:path>
        <draw:path draw:style-name="gr8" draw:text-style-name="P3" draw:layer="layout" svg:width="0.149cm" svg:height="0.15cm" svg:x="7.653cm" svg:y="5.036cm" svg:viewBox="0 0 150 151" svg:d="M0 75c0-42 33-75 75-75s75 33 75 75c0 41-33 76-75 76s-75-35-75-76z">
          <text:p/>
        </draw:path>
        <draw:path draw:style-name="gr8" draw:text-style-name="P3" draw:layer="layout" svg:width="0.1cm" svg:height="0.1cm" svg:x="7.677cm" svg:y="5.671cm" svg:viewBox="0 0 101 101" svg:d="M0 51c0-29 24-51 52-51 27 0 49 22 49 51 0 27-22 50-49 50-28 0-52-23-52-50z">
          <text:p/>
        </draw:path>
        <draw:path draw:style-name="gr8" draw:text-style-name="P3" draw:layer="layout" svg:width="0.1cm" svg:height="0.1cm" svg:x="7.677cm" svg:y="5.471cm" svg:viewBox="0 0 101 101" svg:d="M0 51c0-29 24-51 52-51 27 0 49 22 49 51 0 27-22 50-49 50-28 0-52-23-52-50z">
          <text:p/>
        </draw:path>
        <draw:path draw:style-name="gr8" draw:text-style-name="P3" draw:layer="layout" svg:width="0.1cm" svg:height="0.1cm" svg:x="7.677cm" svg:y="5.271cm" svg:viewBox="0 0 101 101" svg:d="M0 51c0-29 24-51 52-51 27 0 49 22 49 51 0 27-22 50-49 50-28 0-52-23-52-50z">
          <text:p/>
        </draw:path>
        <draw:path draw:style-name="gr8" draw:text-style-name="P3" draw:layer="layout" svg:width="0.1cm" svg:height="0.1cm" svg:x="8.378cm" svg:y="4.645cm" svg:viewBox="0 0 101 101" svg:d="M0 50c0-28 23-50 51-50 27 0 50 22 50 50 0 27-23 51-50 51-28 0-51-24-51-51z">
          <text:p/>
        </draw:path>
        <draw:path draw:style-name="gr8" draw:text-style-name="P3" draw:layer="layout" svg:width="0.1cm" svg:height="0.1cm" svg:x="14.88cm" svg:y="8.541cm" svg:viewBox="0 0 101 101" svg:d="M0 51c0-29 22-51 51-51 28 0 50 22 50 51 0 28-22 50-50 50-29 0-51-22-51-50z">
          <text:p/>
        </draw:path>
        <draw:path draw:style-name="gr8" draw:text-style-name="P3" draw:layer="layout" svg:width="0.1cm" svg:height="0.1cm" svg:x="14.88cm" svg:y="7.779cm" svg:viewBox="0 0 101 101" svg:d="M0 51c0-28 22-51 51-51 28 0 50 23 50 51s-22 50-50 50c-29 0-51-22-51-50z">
          <text:p/>
        </draw:path>
        <draw:path draw:style-name="gr8" draw:text-style-name="P3" draw:layer="layout" svg:width="0.1cm" svg:height="0.1cm" svg:x="14.379cm" svg:y="5.035cm" svg:viewBox="0 0 101 101" svg:d="M0 50c0-28 23-50 52-50 27 0 49 22 49 50s-22 51-49 51c-29 0-52-23-52-51z">
          <text:p/>
        </draw:path>
        <draw:path draw:style-name="gr8" draw:text-style-name="P3" draw:layer="layout" svg:width="0.1cm" svg:height="0.1cm" svg:x="14.633cm" svg:y="5.035cm" svg:viewBox="0 0 101 101" svg:d="M0 50c0-28 23-50 51-50 27 0 50 22 50 50s-23 51-50 51c-28 0-51-23-51-51z">
          <text:p/>
        </draw:path>
        <draw:path draw:style-name="gr8" draw:text-style-name="P3" draw:layer="layout" svg:width="0.1cm" svg:height="0.1cm" svg:x="16.472cm" svg:y="4.119cm" svg:viewBox="0 0 101 101" svg:d="M0 51c0-28 22-51 51-51 27 0 50 23 50 51s-23 50-50 50c-29 0-51-22-51-50z">
          <text:p/>
        </draw:path>
        <draw:path draw:style-name="gr8" draw:text-style-name="P3" draw:layer="layout" svg:width="0.1cm" svg:height="0.1cm" svg:x="4.516cm" svg:y="5.671cm" svg:viewBox="0 0 101 101" svg:d="M0 51c0-29 23-51 51-51 27 0 50 22 50 51 0 27-23 50-50 50-28 0-51-23-51-50z">
          <text:p/>
        </draw:path>
        <draw:path draw:style-name="gr8" draw:text-style-name="P3" draw:layer="layout" svg:width="0.1cm" svg:height="0.1cm" svg:x="4.516cm" svg:y="5.471cm" svg:viewBox="0 0 101 101" svg:d="M0 51c0-29 23-51 51-51 27 0 50 22 50 51 0 27-23 50-50 50-28 0-51-23-51-50z">
          <text:p/>
        </draw:path>
        <draw:path draw:style-name="gr8" draw:text-style-name="P3" draw:layer="layout" svg:width="0.1cm" svg:height="0.1cm" svg:x="8.378cm" svg:y="5.956cm" svg:viewBox="0 0 101 101" svg:d="M0 50c0-27 23-50 51-50 27 0 50 23 50 50 0 29-23 51-50 51-28 0-51-22-51-51z">
          <text:p/>
        </draw:path>
        <draw:path draw:style-name="gr8" draw:text-style-name="P3" draw:layer="layout" svg:width="0.1cm" svg:height="0.1cm" svg:x="8.378cm" svg:y="5.194cm" svg:viewBox="0 0 101 101" svg:d="M0 51c0-28 23-51 51-51 27 0 50 23 50 51s-23 50-50 50c-28 0-51-22-51-50z">
          <text:p/>
        </draw:path>
        <draw:path draw:style-name="gr8" draw:text-style-name="P3" draw:layer="layout" svg:width="0.1cm" svg:height="0.1cm" svg:x="10.733cm" svg:y="5.956cm" svg:viewBox="0 0 101 101" svg:d="M0 50c0-27 22-50 51-50 27 0 50 23 50 50 0 29-23 51-50 51-29 0-51-22-51-51z">
          <text:p/>
        </draw:path>
        <draw:path draw:style-name="gr8" draw:text-style-name="P3" draw:layer="layout" svg:width="0.1cm" svg:height="0.1cm" svg:x="10.733cm" svg:y="5.194cm" svg:viewBox="0 0 101 101" svg:d="M0 51c0-28 22-51 51-51 27 0 50 23 50 51s-23 50-50 50c-29 0-51-22-51-50z">
          <text:p/>
        </draw:path>
        <draw:path draw:style-name="gr8" draw:text-style-name="P3" draw:layer="layout" svg:width="0.1cm" svg:height="0.1cm" svg:x="15.87cm" svg:y="5.696cm" svg:viewBox="0 0 101 101" svg:d="M0 51c0-28 23-51 52-51 27 0 49 23 49 51s-22 50-49 50c-29 0-52-22-52-50z">
          <text:p/>
        </draw:path>
        <draw:path draw:style-name="gr8" draw:text-style-name="P3" draw:layer="layout" svg:width="0.1cm" svg:height="0.1cm" svg:x="16.632cm" svg:y="5.696cm" svg:viewBox="0 0 101 101" svg:d="M0 51c0-28 23-51 51-51s50 23 50 51-22 50-50 50-51-22-51-50z">
          <text:p/>
        </draw:path>
        <draw:path draw:style-name="gr8" draw:text-style-name="P3" draw:layer="layout" svg:width="0.1cm" svg:height="0.1cm" svg:x="9.229cm" svg:y="5.671cm" svg:viewBox="0 0 101 101" svg:d="M0 51c0-29 22-51 51-51 27 0 50 22 50 51 0 27-23 50-50 50-29 0-51-23-51-50z">
          <text:p/>
        </draw:path>
        <draw:path draw:style-name="gr8" draw:text-style-name="P3" draw:layer="layout" svg:width="0.1cm" svg:height="0.1cm" svg:x="9.229cm" svg:y="5.471cm" svg:viewBox="0 0 101 101" svg:d="M0 51c0-29 22-51 51-51 27 0 50 22 50 51 0 27-23 50-50 50-29 0-51-23-51-50z">
          <text:p/>
        </draw:path>
        <draw:path draw:style-name="gr8" draw:text-style-name="P3" draw:layer="layout" svg:width="0.1cm" svg:height="0.1cm" svg:x="12.117cm" svg:y="8.163cm" svg:viewBox="0 0 101 101" svg:d="M0 51c0-29 23-51 52-51 27 0 49 22 49 51 0 28-22 50-49 50-29 0-52-22-52-50z">
          <text:p/>
        </draw:path>
        <draw:path draw:style-name="gr8" draw:text-style-name="P3" draw:layer="layout" svg:width="0.1cm" svg:height="0.1cm" svg:x="13.61cm" svg:y="6.574cm" svg:viewBox="0 0 101 101" svg:d="M0 50c0-28 22-50 50-50s51 22 51 50-23 51-51 51-50-23-50-51z">
          <text:p/>
        </draw:path>
        <draw:path draw:style-name="gr8" draw:text-style-name="P3" draw:layer="layout" svg:width="0.1cm" svg:height="0.1cm" svg:x="13.864cm" svg:y="6.574cm" svg:viewBox="0 0 101 101" svg:d="M0 50c0-28 22-50 49-50 29 0 52 22 52 50s-23 51-52 51c-27 0-49-23-49-51z">
          <text:p/>
        </draw:path>
        <draw:path draw:style-name="gr8" draw:text-style-name="P3" draw:layer="layout" svg:width="0.1cm" svg:height="0.1cm" svg:x="14.118cm" svg:y="6.574cm" svg:viewBox="0 0 101 101" svg:d="M0 50c0-28 23-50 50-50 28 0 51 22 51 50s-23 51-51 51c-27 0-50-23-50-51z">
          <text:p/>
        </draw:path>
        <draw:path draw:style-name="gr8" draw:text-style-name="P3" draw:layer="layout" svg:width="0.1cm" svg:height="0.1cm" svg:x="14.372cm" svg:y="6.574cm" svg:viewBox="0 0 101 101" svg:d="M0 50c0-28 22-50 49-50 29 0 52 22 52 50s-23 51-52 51c-27 0-49-23-49-51z">
          <text:p/>
        </draw:path>
        <draw:path draw:style-name="gr8" draw:text-style-name="P3" draw:layer="layout" svg:width="0.1cm" svg:height="0.1cm" svg:x="14.626cm" svg:y="6.574cm" svg:viewBox="0 0 101 101" svg:d="M0 50c0-28 22-50 49-50 28 0 52 22 52 50s-24 51-52 51c-27 0-49-23-49-51z">
          <text:p/>
        </draw:path>
        <draw:path draw:style-name="gr8" draw:text-style-name="P3" draw:layer="layout" svg:width="0.1cm" svg:height="0.1cm" svg:x="14.88cm" svg:y="6.574cm" svg:viewBox="0 0 101 101" svg:d="M0 50c0-28 22-50 50-50s51 22 51 50-23 51-51 51-50-23-50-51z">
          <text:p/>
        </draw:path>
        <draw:path draw:style-name="gr8" draw:text-style-name="P3" draw:layer="layout" svg:width="0.1cm" svg:height="0.1cm" svg:x="15.134cm" svg:y="6.574cm" svg:viewBox="0 0 101 101" svg:d="M0 50c0-28 22-50 49-50 28 0 52 22 52 50s-24 51-52 51c-27 0-49-23-49-51z">
          <text:p/>
        </draw:path>
        <draw:path draw:style-name="gr8" draw:text-style-name="P3" draw:layer="layout" svg:width="0.1cm" svg:height="0.1cm" svg:x="15.134cm" svg:y="5.78cm" svg:viewBox="0 0 101 101" svg:d="M0 50c0-28 22-50 49-50 28 0 52 22 52 50s-24 51-52 51c-27 0-49-23-49-51z">
          <text:p/>
        </draw:path>
        <draw:path draw:style-name="gr8" draw:text-style-name="P3" draw:layer="layout" svg:width="0.1cm" svg:height="0.1cm" svg:x="14.88cm" svg:y="5.78cm" svg:viewBox="0 0 101 101" svg:d="M0 50c0-28 22-50 50-50s51 22 51 50-23 51-51 51-50-23-50-51z">
          <text:p/>
        </draw:path>
        <draw:path draw:style-name="gr8" draw:text-style-name="P3" draw:layer="layout" svg:width="0.1cm" svg:height="0.1cm" svg:x="14.626cm" svg:y="5.78cm" svg:viewBox="0 0 101 101" svg:d="M0 50c0-28 22-50 49-50 28 0 52 22 52 50s-24 51-52 51c-27 0-49-23-49-51z">
          <text:p/>
        </draw:path>
        <draw:path draw:style-name="gr8" draw:text-style-name="P3" draw:layer="layout" svg:width="0.1cm" svg:height="0.1cm" svg:x="14.372cm" svg:y="5.78cm" svg:viewBox="0 0 101 101" svg:d="M0 50c0-28 22-50 49-50 29 0 52 22 52 50s-23 51-52 51c-27 0-49-23-49-51z">
          <text:p/>
        </draw:path>
        <draw:path draw:style-name="gr8" draw:text-style-name="P3" draw:layer="layout" svg:width="0.1cm" svg:height="0.1cm" svg:x="14.118cm" svg:y="5.78cm" svg:viewBox="0 0 101 101" svg:d="M0 50c0-28 23-50 50-50 28 0 51 22 51 50s-23 51-51 51c-27 0-50-23-50-51z">
          <text:p/>
        </draw:path>
        <draw:path draw:style-name="gr8" draw:text-style-name="P3" draw:layer="layout" svg:width="0.1cm" svg:height="0.1cm" svg:x="13.864cm" svg:y="5.78cm" svg:viewBox="0 0 101 101" svg:d="M0 50c0-28 22-50 49-50 29 0 52 22 52 50s-23 51-52 51c-27 0-49-23-49-51z">
          <text:p/>
        </draw:path>
        <draw:path draw:style-name="gr8" draw:text-style-name="P3" draw:layer="layout" svg:width="0.1cm" svg:height="0.1cm" svg:x="13.61cm" svg:y="5.78cm" svg:viewBox="0 0 101 101" svg:d="M0 50c0-28 22-50 50-50s51 22 51 50-23 51-51 51-50-23-50-51z">
          <text:p/>
        </draw:path>
        <draw:path draw:style-name="gr8" draw:text-style-name="P3" draw:layer="layout" svg:width="0.1cm" svg:height="0.1cm" svg:x="8.378cm" svg:y="8.186cm" svg:viewBox="0 0 101 101" svg:d="M0 51c0-28 23-51 51-51 27 0 50 23 50 51s-23 50-50 50c-28 0-51-22-51-50z">
          <text:p/>
        </draw:path>
        <draw:path draw:style-name="gr8" draw:text-style-name="P3" draw:layer="layout" svg:width="0.1cm" svg:height="0.1cm" svg:x="12.727cm" svg:y="5.696cm" svg:viewBox="0 0 101 101" svg:d="M0 51c0-28 24-51 52-51 27 0 49 23 49 51s-22 50-49 50c-28 0-52-22-52-50z">
          <text:p/>
        </draw:path>
        <draw:path draw:style-name="gr8" draw:text-style-name="P3" draw:layer="layout" svg:width="0.1cm" svg:height="0.1cm" svg:x="11.965cm" svg:y="5.696cm" svg:viewBox="0 0 101 101" svg:d="M0 51c0-28 23-51 51-51 27 0 50 23 50 51s-23 50-50 50c-28 0-51-22-51-50z">
          <text:p/>
        </draw:path>
        <draw:path draw:style-name="gr8" draw:text-style-name="P3" draw:layer="layout" svg:width="0.1cm" svg:height="0.1cm" svg:x="15.87cm" svg:y="6.713cm" svg:viewBox="0 0 101 101" svg:d="M0 50c0-28 23-50 52-50 27 0 49 22 49 50s-22 51-49 51c-29 0-52-23-52-51z">
          <text:p/>
        </draw:path>
        <draw:path draw:style-name="gr8" draw:text-style-name="P3" draw:layer="layout" svg:width="0.1cm" svg:height="0.1cm" svg:x="16.632cm" svg:y="6.713cm" svg:viewBox="0 0 101 101" svg:d="M0 50c0-28 23-50 51-50s50 22 50 50-22 51-50 51-51-23-51-51z">
          <text:p/>
        </draw:path>
        <draw:path draw:style-name="gr8" draw:text-style-name="P3" draw:layer="layout" svg:width="0.1cm" svg:height="0.1cm" svg:x="10.044cm" svg:y="5.881cm" svg:viewBox="0 0 101 101" svg:d="M0 51c0-29 23-51 52-51 27 0 49 22 49 51 0 27-22 50-49 50-29 0-52-23-52-50z">
          <text:p/>
        </draw:path>
        <draw:path draw:style-name="gr8" draw:text-style-name="P3" draw:layer="layout" svg:width="0.149cm" svg:height="0.15cm" svg:x="10.02cm" svg:y="5.036cm" svg:viewBox="0 0 150 151" svg:d="M0 75c0-42 33-75 75-75s75 33 75 75c0 41-33 76-75 76s-75-35-75-76z">
          <text:p/>
        </draw:path>
        <draw:path draw:style-name="gr8" draw:text-style-name="P3" draw:layer="layout" svg:width="0.1cm" svg:height="0.1cm" svg:x="10.044cm" svg:y="5.671cm" svg:viewBox="0 0 101 101" svg:d="M0 51c0-29 23-51 52-51 27 0 49 22 49 51 0 27-22 50-49 50-29 0-52-23-52-50z">
          <text:p/>
        </draw:path>
        <draw:path draw:style-name="gr8" draw:text-style-name="P3" draw:layer="layout" svg:width="0.1cm" svg:height="0.1cm" svg:x="10.044cm" svg:y="5.471cm" svg:viewBox="0 0 101 101" svg:d="M0 51c0-29 23-51 52-51 27 0 49 22 49 51 0 27-22 50-49 50-29 0-52-23-52-50z">
          <text:p/>
        </draw:path>
        <draw:path draw:style-name="gr8" draw:text-style-name="P3" draw:layer="layout" svg:width="0.1cm" svg:height="0.1cm" svg:x="10.044cm" svg:y="5.271cm" svg:viewBox="0 0 101 101" svg:d="M0 51c0-29 23-51 52-51 27 0 49 22 49 51 0 27-22 50-49 50-29 0-52-23-52-50z">
          <text:p/>
        </draw:path>
        <draw:path draw:style-name="gr8" draw:text-style-name="P3" draw:layer="layout" svg:width="0.1cm" svg:height="0.1cm" svg:x="10.733cm" svg:y="6.822cm" svg:viewBox="0 0 101 101" svg:d="M0 49c0-27 22-49 51-49 27 0 50 22 50 49 0 28-23 52-50 52-29 0-51-24-51-52z">
          <text:p/>
        </draw:path>
        <draw:path draw:style-name="gr8" draw:text-style-name="P3" draw:layer="layout" svg:width="0.1cm" svg:height="0.1cm" svg:x="10.733cm" svg:y="7.584cm" svg:viewBox="0 0 101 101" svg:d="M0 50c0-27 22-50 51-50 27 0 50 23 50 50 0 28-23 51-50 51-29 0-51-23-51-51z">
          <text:p/>
        </draw:path>
        <draw:path draw:style-name="gr8" draw:text-style-name="P3" draw:layer="layout" svg:width="0.1cm" svg:height="0.1cm" svg:x="6.874cm" svg:y="5.671cm" svg:viewBox="0 0 101 101" svg:d="M0 51c0-29 22-51 51-51 27 0 50 22 50 51 0 27-23 50-50 50-29 0-51-23-51-50z">
          <text:p/>
        </draw:path>
        <draw:path draw:style-name="gr8" draw:text-style-name="P3" draw:layer="layout" svg:width="0.1cm" svg:height="0.1cm" svg:x="6.874cm" svg:y="5.471cm" svg:viewBox="0 0 101 101" svg:d="M0 51c0-29 22-51 51-51 27 0 50 22 50 51 0 27-23 50-50 50-29 0-51-23-51-50z">
          <text:p/>
        </draw:path>
        <draw:path draw:style-name="gr8" draw:text-style-name="P3" draw:layer="layout" svg:width="0.1cm" svg:height="0.1cm" svg:x="4.516cm" svg:y="7.115cm" svg:viewBox="0 0 101 101" svg:d="M0 51c0-28 23-51 51-51 27 0 50 23 50 51 0 27-23 50-50 50-28 0-51-23-51-50z">
          <text:p/>
        </draw:path>
        <draw:path draw:style-name="gr8" draw:text-style-name="P3" draw:layer="layout" svg:width="0.1cm" svg:height="0.1cm" svg:x="4.516cm" svg:y="7.315cm" svg:viewBox="0 0 101 101" svg:d="M0 51c0-28 23-51 51-51 27 0 50 23 50 51 0 27-23 50-50 50-28 0-51-23-51-50z">
          <text:p/>
        </draw:path>
        <draw:path draw:style-name="gr8" draw:text-style-name="P3" draw:layer="layout" svg:width="0.1cm" svg:height="0.1cm" svg:x="6.019cm" svg:y="5.956cm" svg:viewBox="0 0 101 101" svg:d="M0 50c0-27 23-50 50-50 28 0 51 23 51 50 0 29-23 51-51 51-27 0-50-22-50-51z">
          <text:p/>
        </draw:path>
        <draw:path draw:style-name="gr8" draw:text-style-name="P3" draw:layer="layout" svg:width="0.1cm" svg:height="0.1cm" svg:x="6.019cm" svg:y="5.194cm" svg:viewBox="0 0 101 101" svg:d="M0 51c0-28 23-51 50-51 28 0 51 23 51 51s-23 50-51 50c-27 0-50-22-50-50z">
          <text:p/>
        </draw:path>
        <draw:path draw:style-name="gr8" draw:text-style-name="P3" draw:layer="layout" svg:width="0.1cm" svg:height="0.1cm" svg:x="10.733cm" svg:y="8.186cm" svg:viewBox="0 0 101 101" svg:d="M0 51c0-28 22-51 51-51 27 0 50 23 50 51s-23 50-50 50c-29 0-51-22-51-50z">
          <text:p/>
        </draw:path>
        <draw:path draw:style-name="gr8" draw:text-style-name="P3" draw:layer="layout" svg:width="0.1cm" svg:height="0.1cm" svg:x="6.019cm" svg:y="4.645cm" svg:viewBox="0 0 101 101" svg:d="M0 50c0-28 23-50 50-50 28 0 51 22 51 50 0 27-23 51-51 51-27 0-50-24-50-51z">
          <text:p/>
        </draw:path>
        <draw:path draw:style-name="gr8" draw:text-style-name="P3" draw:layer="layout" svg:width="0.1cm" svg:height="0.1cm" svg:x="6.019cm" svg:y="8.186cm" svg:viewBox="0 0 101 101" svg:d="M0 51c0-28 23-51 50-51 28 0 51 23 51 51s-23 50-51 50c-27 0-50-22-50-50z">
          <text:p/>
        </draw:path>
        <draw:path draw:style-name="gr8" draw:text-style-name="P3" draw:layer="layout" svg:width="0.1cm" svg:height="0.1cm" svg:x="12.422cm" svg:y="8.163cm" svg:viewBox="0 0 101 101" svg:d="M0 51c0-29 24-51 52-51 27 0 49 22 49 51 0 28-22 50-49 50-28 0-52-22-52-50z">
          <text:p/>
        </draw:path>
        <draw:path draw:style-name="gr8" draw:text-style-name="P3" draw:layer="layout" svg:width="0.1cm" svg:height="0.1cm" svg:x="15.87cm" svg:y="6.204cm" svg:viewBox="0 0 101 101" svg:d="M0 52c0-28 23-52 52-52 27 0 49 24 49 52 0 27-22 49-49 49-29 0-52-22-52-49z">
          <text:p/>
        </draw:path>
        <draw:path draw:style-name="gr8" draw:text-style-name="P3" draw:layer="layout" svg:width="0.1cm" svg:height="0.1cm" svg:x="16.632cm" svg:y="6.204cm" svg:viewBox="0 0 101 101" svg:d="M0 52c0-28 23-52 51-52s50 24 50 52c0 27-22 49-50 49s-51-22-51-49z">
          <text:p/>
        </draw:path>
        <draw:path draw:style-name="gr8" draw:text-style-name="P3" draw:layer="layout" svg:width="0.1cm" svg:height="0.1cm" svg:x="5.288cm" svg:y="6.906cm" svg:viewBox="0 0 101 101" svg:d="M0 49c0-27 22-49 51-49 28 0 50 22 50 49 0 28-22 52-50 52-29 0-51-24-51-52z">
          <text:p/>
        </draw:path>
        <draw:path draw:style-name="gr8" draw:text-style-name="P3" draw:layer="layout" svg:width="0.15cm" svg:height="0.149cm" svg:x="5.263cm" svg:y="7.701cm" svg:viewBox="0 0 151 150" svg:d="M0 75c0-42 34-75 75-75 42 0 76 33 76 75 0 41-34 75-76 75-41 0-75-34-75-75z">
          <text:p/>
        </draw:path>
        <draw:path draw:style-name="gr8" draw:text-style-name="P3" draw:layer="layout" svg:width="0.1cm" svg:height="0.1cm" svg:x="5.288cm" svg:y="7.115cm" svg:viewBox="0 0 101 101" svg:d="M0 51c0-28 22-51 51-51 28 0 50 23 50 51 0 27-22 50-50 50-29 0-51-23-51-50z">
          <text:p/>
        </draw:path>
        <draw:path draw:style-name="gr8" draw:text-style-name="P3" draw:layer="layout" svg:width="0.1cm" svg:height="0.1cm" svg:x="5.288cm" svg:y="7.315cm" svg:viewBox="0 0 101 101" svg:d="M0 51c0-28 22-51 51-51 28 0 50 23 50 51 0 27-22 50-50 50-29 0-51-23-51-50z">
          <text:p/>
        </draw:path>
        <draw:path draw:style-name="gr8" draw:text-style-name="P3" draw:layer="layout" svg:width="0.1cm" svg:height="0.1cm" svg:x="5.288cm" svg:y="7.515cm" svg:viewBox="0 0 101 101" svg:d="M0 51c0-28 22-51 51-51 28 0 50 23 50 51 0 27-22 50-50 50-29 0-51-23-51-50z">
          <text:p/>
        </draw:path>
        <draw:path draw:style-name="gr8" draw:text-style-name="P3" draw:layer="layout" svg:width="0.1cm" svg:height="0.1cm" svg:x="13.865cm" svg:y="5.035cm" svg:viewBox="0 0 101 101" svg:d="M0 50c0-28 22-50 49-50 29 0 52 22 52 50s-23 51-52 51c-27 0-49-23-49-51z">
          <text:p/>
        </draw:path>
        <draw:path draw:style-name="gr8" draw:text-style-name="P3" draw:layer="layout" svg:width="0.1cm" svg:height="0.1cm" svg:x="13.611cm" svg:y="5.035cm" svg:viewBox="0 0 101 101" svg:d="M0 50c0-28 23-50 50-50 28 0 51 22 51 50s-23 51-51 51c-27 0-50-23-50-51z">
          <text:p/>
        </draw:path>
        <draw:path draw:style-name="gr8" draw:text-style-name="P3" draw:layer="layout" svg:width="0.1cm" svg:height="0.1cm" svg:x="14.116cm" svg:y="7.325cm" svg:viewBox="0 0 101 101" svg:d="M0 50c0-28 23-50 51-50s50 22 50 50c0 29-22 51-50 51s-51-22-51-51z">
          <text:p/>
        </draw:path>
        <draw:path draw:style-name="gr8" draw:text-style-name="P3" draw:layer="layout" svg:width="0.1cm" svg:height="0.1cm" svg:x="13.862cm" svg:y="7.325cm" svg:viewBox="0 0 101 101" svg:d="M0 50c0-28 22-50 50-50 29 0 51 22 51 50 0 29-22 51-51 51-28 0-50-22-50-51z">
          <text:p/>
        </draw:path>
        <draw:path draw:style-name="gr8" draw:text-style-name="P3" draw:layer="layout" svg:width="0.1cm" svg:height="0.1cm" svg:x="10.733cm" svg:y="4.645cm" svg:viewBox="0 0 101 101" svg:d="M0 50c0-28 22-50 51-50 27 0 50 22 50 50 0 27-23 51-50 51-29 0-51-24-51-51z">
          <text:p/>
        </draw:path>
        <draw:path draw:style-name="gr8" draw:text-style-name="P3" draw:layer="layout" svg:width="0.1cm" svg:height="0.1cm" svg:x="13.094cm" svg:y="8.544cm" svg:viewBox="0 0 101 101" svg:d="M0 51c0-29 22-51 51-51 28 0 50 22 50 51 0 28-22 50-50 50-29 0-51-22-51-50z">
          <text:p/>
        </draw:path>
        <draw:path draw:style-name="gr8" draw:text-style-name="P3" draw:layer="layout" svg:width="0.1cm" svg:height="0.1cm" svg:x="13.094cm" svg:y="7.782cm" svg:viewBox="0 0 101 101" svg:d="M0 51c0-28 22-51 51-51 28 0 50 23 50 51s-22 50-50 50c-29 0-51-22-51-50z">
          <text:p/>
        </draw:path>
        <draw:path draw:style-name="gr8" draw:text-style-name="P3" draw:layer="layout" svg:width="0.1cm" svg:height="0.1cm" svg:x="9.229cm" svg:y="7.481cm" svg:viewBox="0 0 101 101" svg:d="M0 51c0-28 22-51 51-51 27 0 50 23 50 51 0 27-23 50-50 50-29 0-51-23-51-50z">
          <text:p/>
        </draw:path>
        <draw:path draw:style-name="gr8" draw:text-style-name="P3" draw:layer="layout" svg:width="0.1cm" svg:height="0.1cm" svg:x="9.229cm" svg:y="7.281cm" svg:viewBox="0 0 101 101" svg:d="M0 51c0-28 22-51 51-51 27 0 50 23 50 51 0 27-23 50-50 50-29 0-51-23-51-50z">
          <text:p/>
        </draw:path>
        <draw:path draw:style-name="gr8" draw:text-style-name="P3" draw:layer="layout" svg:width="0.1cm" svg:height="0.1cm" svg:x="15.862cm" svg:y="4.119cm" svg:viewBox="0 0 101 101" svg:d="M0 51c0-28 22-51 51-51 27 0 50 23 50 51s-23 50-50 50c-29 0-51-22-51-50z">
          <text:p/>
        </draw:path>
        <draw:path draw:style-name="gr8" draw:text-style-name="P3" draw:layer="layout" svg:width="0.1cm" svg:height="0.1cm" svg:x="14.631cm" svg:y="3.742cm" svg:viewBox="0 0 101 101" svg:d="M0 50c0-28 22-50 50-50s51 22 51 50-23 51-51 51-50-23-50-51z">
          <text:p/>
        </draw:path>
        <draw:path draw:style-name="gr8" draw:text-style-name="P3" draw:layer="layout" svg:width="0.1cm" svg:height="0.1cm" svg:x="14.631cm" svg:y="4.504cm" svg:viewBox="0 0 101 101" svg:d="M0 51c0-29 22-51 50-51s51 22 51 51c0 28-23 50-51 50s-50-22-50-50z">
          <text:p/>
        </draw:path>
        <draw:path draw:style-name="gr8" draw:text-style-name="P3" draw:layer="layout" svg:width="0.1cm" svg:height="0.1cm" svg:x="15.4cm" svg:y="3.738cm" svg:viewBox="0 0 101 101" svg:d="M0 50c0-28 23-50 50-50 28 0 51 22 51 50s-23 51-51 51c-27 0-50-23-50-51z">
          <text:p/>
        </draw:path>
        <draw:path draw:style-name="gr8" draw:text-style-name="P3" draw:layer="layout" svg:width="0.1cm" svg:height="0.1cm" svg:x="15.4cm" svg:y="4.5cm" svg:viewBox="0 0 101 101" svg:d="M0 51c0-29 23-51 50-51 28 0 51 22 51 51 0 28-23 50-51 50-27 0-50-22-50-50z">
          <text:p/>
        </draw:path>
        <draw:path draw:style-name="gr8" draw:text-style-name="P3" draw:layer="layout" svg:width="0.1cm" svg:height="0.1cm" svg:x="14.631cm" svg:y="7.325cm" svg:viewBox="0 0 101 101" svg:d="M0 50c0-28 22-50 50-50s51 22 51 50c0 29-23 51-51 51s-50-22-50-51z">
          <text:p/>
        </draw:path>
        <draw:path draw:style-name="gr8" draw:text-style-name="P3" draw:layer="layout" svg:width="0.1cm" svg:height="0.1cm" svg:x="14.885cm" svg:y="7.325cm" svg:viewBox="0 0 101 101" svg:d="M0 50c0-28 22-50 51-50 28 0 50 22 50 50 0 29-22 51-50 51-29 0-51-22-51-51z">
          <text:p/>
        </draw:path>
        <draw:path draw:style-name="gr8" draw:text-style-name="P3" draw:layer="layout" svg:width="0.1cm" svg:height="0.1cm" svg:x="13.611cm" svg:y="3.741cm" svg:viewBox="0 0 101 101" svg:d="M0 50c0-28 23-50 50-50 28 0 51 22 51 50s-23 51-51 51c-27 0-50-23-50-51z">
          <text:p/>
        </draw:path>
        <draw:path draw:style-name="gr8" draw:text-style-name="P3" draw:layer="layout" svg:width="0.1cm" svg:height="0.1cm" svg:x="13.611cm" svg:y="4.503cm" svg:viewBox="0 0 101 101" svg:d="M0 51c0-29 23-51 50-51 28 0 51 22 51 51 0 28-23 50-51 50-27 0-50-22-50-50z">
          <text:p/>
        </draw:path>
        <draw:path draw:style-name="gr8" draw:text-style-name="P3" draw:layer="layout" svg:width="0.1cm" svg:height="0.1cm" svg:x="12.727cm" svg:y="8.163cm" svg:viewBox="0 0 101 101" svg:d="M0 51c0-29 24-51 52-51 27 0 49 22 49 51 0 28-22 50-49 50-28 0-52-22-52-50z">
          <text:p/>
        </draw:path>
        <draw:path draw:style-name="gr8" draw:text-style-name="P3" draw:layer="layout" svg:width="0.1cm" svg:height="0.1cm" svg:x="13.864cm" svg:y="8.54cm" svg:viewBox="0 0 101 101" svg:d="M0 51c0-29 22-51 50-51 29 0 51 22 51 51 0 28-22 50-51 50-28 0-50-22-50-50z">
          <text:p/>
        </draw:path>
        <draw:path draw:style-name="gr8" draw:text-style-name="P3" draw:layer="layout" svg:width="0.1cm" svg:height="0.1cm" svg:x="13.864cm" svg:y="7.778cm" svg:viewBox="0 0 101 101" svg:d="M0 51c0-28 22-51 50-51 29 0 51 23 51 51s-22 50-51 50c-28 0-50-22-50-50z">
          <text:p/>
        </draw:path>
        <draw:path draw:style-name="gr8" draw:text-style-name="P3" draw:layer="layout" svg:width="0.1cm" svg:height="0.1cm" svg:x="12.727cm" svg:y="6.204cm" svg:viewBox="0 0 101 101" svg:d="M0 52c0-28 24-52 52-52 27 0 49 24 49 52 0 27-22 49-49 49-28 0-52-22-52-49z">
          <text:p/>
        </draw:path>
        <draw:path draw:style-name="gr8" draw:text-style-name="P3" draw:layer="layout" svg:width="0.1cm" svg:height="0.1cm" svg:x="11.965cm" svg:y="6.204cm" svg:viewBox="0 0 101 101" svg:d="M0 52c0-28 23-52 51-52 27 0 50 24 50 52 0 27-23 49-50 49-28 0-51-22-51-49z">
          <text:p/>
        </draw:path>
        <draw:path draw:style-name="gr1" draw:text-style-name="P1" draw:layer="layout" svg:width="0.265cm" svg:height="0.265cm" svg:x="11.985cm" svg:y="12.619cm" svg:viewBox="0 0 266 266" svg:d="M0 134c0-74 59-134 133-134s133 60 133 134c0 73-59 132-133 132s-133-59-133-132z">
          <text:p/>
        </draw:path>
        <draw:line draw:style-name="gr2" draw:text-style-name="P2" draw:layer="layout" svg:x1="5.636cm" svg:y1="14.893cm" svg:x2="5.795cm" svg:y2="14.893cm">
          <text:p/>
        </draw:line>
        <draw:line draw:style-name="gr3" draw:text-style-name="P2" draw:layer="layout" svg:x1="5.651cm" svg:y1="14.073cm" svg:x2="5.78cm" svg:y2="14.073cm">
          <text:p/>
        </draw:line>
        <draw:line draw:style-name="gr4" draw:text-style-name="P2" draw:layer="layout" svg:x1="5.666cm" svg:y1="14.682cm" svg:x2="5.765cm" svg:y2="14.682cm">
          <text:p/>
        </draw:line>
        <draw:line draw:style-name="gr5" draw:text-style-name="P2" draw:layer="layout" svg:x1="5.676cm" svg:y1="14.482cm" svg:x2="5.755cm" svg:y2="14.482cm">
          <text:p/>
        </draw:line>
        <draw:line draw:style-name="gr4" draw:text-style-name="P2" draw:layer="layout" svg:x1="5.666cm" svg:y1="14.282cm" svg:x2="5.765cm" svg:y2="14.282cm">
          <text:p/>
        </draw:line>
        <draw:polygon draw:style-name="gr1" draw:text-style-name="P1" draw:layer="layout" svg:width="0.21cm" svg:height="0.24cm" svg:x="13.609cm" svg:y="16.216cm" svg:viewBox="0 0 211 241" draw:points="211,0 211,241 0,241 0,0">
          <text:p/>
        </draw:polygon>
        <draw:line draw:style-name="gr6" draw:text-style-name="P2" draw:layer="layout" svg:x1="13.46cm" svg:y1="16.351cm" svg:x2="13.46cm" svg:y2="16.321cm">
          <text:p/>
        </draw:line>
        <draw:path draw:style-name="gr1" draw:text-style-name="P1" draw:layer="layout" svg:width="0.3cm" svg:height="0.3cm" svg:x="8.596cm" svg:y="15.683cm" svg:viewBox="0 0 301 301" svg:d="M0 150c0-82 67-150 150-150s151 68 151 150c0 83-68 151-151 151s-150-68-150-151z">
          <text:p/>
        </draw:path>
        <draw:path draw:style-name="gr1" draw:text-style-name="P1" draw:layer="layout" svg:width="0.3cm" svg:height="0.3cm" svg:x="8.596cm" svg:y="16.445cm" svg:viewBox="0 0 301 301" svg:d="M0 149c0-82 67-149 150-149s151 67 151 149c0 84-68 152-151 152s-150-68-150-152z">
          <text:p/>
        </draw:path>
        <draw:line draw:style-name="gr2" draw:text-style-name="P2" draw:layer="layout" svg:x1="8.128cm" svg:y1="15.917cm" svg:x2="7.968cm" svg:y2="15.917cm">
          <text:p/>
        </draw:line>
        <draw:line draw:style-name="gr3" draw:text-style-name="P2" draw:layer="layout" svg:x1="8.113cm" svg:y1="16.736cm" svg:x2="7.983cm" svg:y2="16.736cm">
          <text:p/>
        </draw:line>
        <draw:line draw:style-name="gr4" draw:text-style-name="P2" draw:layer="layout" svg:x1="8.097cm" svg:y1="16.126cm" svg:x2="7.998cm" svg:y2="16.126cm">
          <text:p/>
        </draw:line>
        <draw:line draw:style-name="gr5" draw:text-style-name="P2" draw:layer="layout" svg:x1="8.088cm" svg:y1="16.327cm" svg:x2="8.008cm" svg:y2="16.327cm">
          <text:p/>
        </draw:line>
        <draw:line draw:style-name="gr4" draw:text-style-name="P2" draw:layer="layout" svg:x1="8.097cm" svg:y1="16.527cm" svg:x2="7.998cm" svg:y2="16.527cm">
          <text:p/>
        </draw:line>
        <draw:path draw:style-name="gr1" draw:text-style-name="P1" draw:layer="layout" svg:width="0.24cm" svg:height="0.24cm" svg:x="16.415cm" svg:y="13.01cm" svg:viewBox="0 0 241 241" svg:d="M0 120c0-66 54-120 120-120 67 0 121 54 121 120s-54 121-121 121c-66 0-120-55-120-121z">
          <text:p/>
        </draw:path>
        <draw:polygon draw:style-name="gr1" draw:text-style-name="P1" draw:layer="layout" svg:width="0.209cm" svg:height="0.24cm" svg:x="15.413cm" svg:y="13.926cm" svg:viewBox="0 0 210 241" draw:points="0,241 0,0 210,0 210,241">
          <text:p/>
        </draw:polygon>
        <draw:line draw:style-name="gr6" draw:text-style-name="P2" draw:layer="layout" svg:x1="15.772cm" svg:y1="14.031cm" svg:x2="15.772cm" svg:y2="14.061cm">
          <text:p/>
        </draw:line>
        <draw:path draw:style-name="gr1" draw:text-style-name="P1" draw:layer="layout" svg:width="0.24cm" svg:height="0.24cm" svg:x="12.975cm" svg:y="15.604cm" svg:viewBox="0 0 241 241" svg:d="M0 121c0-66 54-121 121-121 66 0 120 55 120 121s-54 120-120 120c-67 0-121-54-121-120z">
          <text:p/>
        </draw:path>
        <draw:path draw:style-name="gr1" draw:text-style-name="P1" draw:layer="layout" svg:width="0.209cm" svg:height="0.21cm" svg:x="12.229cm" svg:y="15.619cm" svg:viewBox="0 0 210 211" svg:d="M0 105c0-58 47-105 105-105s105 47 105 105-47 106-105 106-105-48-105-106z">
          <text:p/>
        </draw:path>
        <draw:line draw:style-name="gr2" draw:text-style-name="P2" draw:layer="layout" svg:x1="10.333cm" svg:y1="16.702cm" svg:x2="10.493cm" svg:y2="16.702cm">
          <text:p/>
        </draw:line>
        <draw:line draw:style-name="gr3" draw:text-style-name="P2" draw:layer="layout" svg:x1="10.348cm" svg:y1="15.882cm" svg:x2="10.478cm" svg:y2="15.882cm">
          <text:p/>
        </draw:line>
        <draw:line draw:style-name="gr4" draw:text-style-name="P2" draw:layer="layout" svg:x1="10.362cm" svg:y1="16.492cm" svg:x2="10.462cm" svg:y2="16.492cm">
          <text:p/>
        </draw:line>
        <draw:line draw:style-name="gr5" draw:text-style-name="P2" draw:layer="layout" svg:x1="10.373cm" svg:y1="16.292cm" svg:x2="10.453cm" svg:y2="16.292cm">
          <text:p/>
        </draw:line>
        <draw:line draw:style-name="gr4" draw:text-style-name="P2" draw:layer="layout" svg:x1="10.362cm" svg:y1="16.092cm" svg:x2="10.462cm" svg:y2="16.092cm">
          <text:p/>
        </draw:line>
        <draw:path draw:style-name="gr1" draw:text-style-name="P1" draw:layer="layout" svg:width="0.3cm" svg:height="0.3cm" svg:x="6.237cm" svg:y="15.683cm" svg:viewBox="0 0 301 301" svg:d="M0 150c0-82 67-150 151-150 83 0 150 68 150 150 0 83-67 151-150 151-84 0-151-68-151-151z">
          <text:p/>
        </draw:path>
        <draw:path draw:style-name="gr1" draw:text-style-name="P1" draw:layer="layout" svg:width="0.3cm" svg:height="0.3cm" svg:x="6.237cm" svg:y="16.445cm" svg:viewBox="0 0 301 301" svg:d="M0 149c0-82 67-149 151-149 83 0 150 67 150 149 0 84-67 152-150 152-84 0-151-68-151-152z">
          <text:p/>
        </draw:path>
        <draw:line draw:style-name="gr7" draw:text-style-name="P2" draw:layer="layout" svg:x1="7.272cm" svg:y1="16.126cm" svg:x2="7.212cm" svg:y2="16.126cm">
          <text:p/>
        </draw:line>
        <draw:line draw:style-name="gr7" draw:text-style-name="P2" draw:layer="layout" svg:x1="7.272cm" svg:y1="16.327cm" svg:x2="7.212cm" svg:y2="16.327cm">
          <text:p/>
        </draw:line>
        <draw:path draw:style-name="gr1" draw:text-style-name="P1" draw:layer="layout" svg:width="0.265cm" svg:height="0.265cm" svg:x="11.676cm" svg:y="12.619cm" svg:viewBox="0 0 266 266" svg:d="M0 134c0-74 59-134 132-134 74 0 134 60 134 134 0 73-60 132-134 132-73 0-132-59-132-132z">
          <text:p/>
        </draw:path>
        <draw:line draw:style-name="gr2" draw:text-style-name="P2" draw:layer="layout" svg:x1="7.965cm" svg:y1="14.892cm" svg:x2="8.126cm" svg:y2="14.892cm">
          <text:p/>
        </draw:line>
        <draw:line draw:style-name="gr3" draw:text-style-name="P2" draw:layer="layout" svg:x1="7.98cm" svg:y1="14.072cm" svg:x2="8.111cm" svg:y2="14.072cm">
          <text:p/>
        </draw:line>
        <draw:line draw:style-name="gr4" draw:text-style-name="P2" draw:layer="layout" svg:x1="7.995cm" svg:y1="14.682cm" svg:x2="8.096cm" svg:y2="14.682cm">
          <text:p/>
        </draw:line>
        <draw:line draw:style-name="gr5" draw:text-style-name="P2" draw:layer="layout" svg:x1="8.006cm" svg:y1="14.482cm" svg:x2="8.086cm" svg:y2="14.482cm">
          <text:p/>
        </draw:line>
        <draw:line draw:style-name="gr4" draw:text-style-name="P2" draw:layer="layout" svg:x1="7.995cm" svg:y1="14.282cm" svg:x2="8.096cm" svg:y2="14.282cm">
          <text:p/>
        </draw:line>
        <draw:path draw:style-name="gr1" draw:text-style-name="P1" draw:layer="layout" svg:width="0.3cm" svg:height="0.3cm" svg:x="8.596cm" svg:y="13.506cm" svg:viewBox="0 0 301 301" svg:d="M0 151c0-84 67-151 150-151s151 67 151 151c0 82-68 150-151 150s-150-68-150-150z">
          <text:p/>
        </draw:path>
        <draw:path draw:style-name="gr1" draw:text-style-name="P1" draw:layer="layout" svg:width="0.24cm" svg:height="0.24cm" svg:x="15.128cm" svg:y="17.432cm" svg:viewBox="0 0 241 241" svg:d="M0 121c0-67 54-121 120-121s121 54 121 121c0 66-55 120-121 120s-120-54-120-120z">
          <text:p/>
        </draw:path>
        <draw:path draw:style-name="gr1" draw:text-style-name="P1" draw:layer="layout" svg:width="0.21cm" svg:height="0.21cm" svg:x="15.143cm" svg:y="16.685cm" svg:viewBox="0 0 211 211" svg:d="M0 105c0-58 48-105 106-105s105 47 105 105-47 106-105 106-106-48-106-106z">
          <text:p/>
        </draw:path>
        <draw:polygon draw:style-name="gr1" draw:text-style-name="P1" draw:layer="layout" svg:width="0.209cm" svg:height="0.24cm" svg:x="14.643cm" svg:y="13.926cm" svg:viewBox="0 0 210 241" draw:points="0,241 0,0 210,0 210,241">
          <text:p/>
        </draw:polygon>
        <draw:line draw:style-name="gr6" draw:text-style-name="P2" draw:layer="layout" svg:x1="15.002cm" svg:y1="14.031cm" svg:x2="15.002cm" svg:y2="14.061cm">
          <text:p/>
        </draw:line>
        <draw:path draw:style-name="gr1" draw:text-style-name="P1" draw:layer="layout" svg:width="0.24cm" svg:height="0.24cm" svg:x="16.72cm" svg:y="13.01cm" svg:viewBox="0 0 241 241" svg:d="M0 120c0-66 54-120 120-120s121 54 121 120-55 121-121 121-120-55-120-121z">
          <text:p/>
        </draw:path>
        <draw:line draw:style-name="gr7" draw:text-style-name="P2" draw:layer="layout" svg:x1="4.854cm" svg:y1="14.682cm" svg:x2="4.914cm" svg:y2="14.682cm">
          <text:p/>
        </draw:line>
        <draw:line draw:style-name="gr7" draw:text-style-name="P2" draw:layer="layout" svg:x1="4.854cm" svg:y1="14.482cm" svg:x2="4.914cm" svg:y2="14.482cm">
          <text:p/>
        </draw:line>
        <draw:path draw:style-name="gr1" draw:text-style-name="P1" draw:layer="layout" svg:width="0.3cm" svg:height="0.3cm" svg:x="8.596cm" svg:y="14.817cm" svg:viewBox="0 0 301 301" svg:d="M0 150c0-82 67-150 150-150s151 68 151 150c0 83-68 151-151 151s-150-68-150-151z">
          <text:p/>
        </draw:path>
        <draw:path draw:style-name="gr1" draw:text-style-name="P1" draw:layer="layout" svg:width="0.3cm" svg:height="0.3cm" svg:x="8.596cm" svg:y="14.055cm" svg:viewBox="0 0 301 301" svg:d="M0 150c0-82 67-150 150-150s151 68 151 150c0 84-68 151-151 151s-150-67-150-151z">
          <text:p/>
        </draw:path>
        <draw:path draw:style-name="gr1" draw:text-style-name="P1" draw:layer="layout" svg:width="0.3cm" svg:height="0.3cm" svg:x="10.951cm" svg:y="14.817cm" svg:viewBox="0 0 301 301" svg:d="M0 150c0-82 67-150 150-150s151 68 151 150c0 83-68 151-151 151s-150-68-150-151z">
          <text:p/>
        </draw:path>
        <draw:path draw:style-name="gr1" draw:text-style-name="P1" draw:layer="layout" svg:width="0.3cm" svg:height="0.3cm" svg:x="10.951cm" svg:y="14.055cm" svg:viewBox="0 0 301 301" svg:d="M0 150c0-82 67-150 150-150s151 68 151 150c0 84-68 151-151 151s-150-67-150-151z">
          <text:p/>
        </draw:path>
        <draw:path draw:style-name="gr1" draw:text-style-name="P1" draw:layer="layout" svg:width="0.24cm" svg:height="0.24cm" svg:x="16.118cm" svg:y="14.587cm" svg:viewBox="0 0 241 241" svg:d="M0 121c0-67 54-121 121-121s120 54 120 121c0 66-53 120-120 120s-121-54-121-120z">
          <text:p/>
        </draw:path>
        <draw:path draw:style-name="gr1" draw:text-style-name="P1" draw:layer="layout" svg:width="0.21cm" svg:height="0.21cm" svg:x="16.896cm" svg:y="14.602cm" svg:viewBox="0 0 211 211" svg:d="M0 105c0-58 47-105 105-105s106 47 106 105-48 106-106 106-105-48-105-106z">
          <text:p/>
        </draw:path>
        <draw:line draw:style-name="gr7" draw:text-style-name="P2" draw:layer="layout" svg:x1="9.567cm" svg:y1="14.682cm" svg:x2="9.627cm" svg:y2="14.682cm">
          <text:p/>
        </draw:line>
        <draw:line draw:style-name="gr7" draw:text-style-name="P2" draw:layer="layout" svg:x1="9.567cm" svg:y1="14.482cm" svg:x2="9.627cm" svg:y2="14.482cm">
          <text:p/>
        </draw:line>
        <draw:path draw:style-name="gr1" draw:text-style-name="P1" draw:layer="layout" svg:width="0.24cm" svg:height="0.24cm" svg:x="12.365cm" svg:y="17.054cm" svg:viewBox="0 0 241 241" svg:d="M0 120c0-66 54-120 122-120 66 0 119 54 119 120s-53 121-119 121c-68 0-122-55-122-121z">
          <text:p/>
        </draw:path>
        <draw:polygon draw:style-name="gr1" draw:text-style-name="P1" draw:layer="layout" svg:width="0.209cm" svg:height="0.209cm" svg:x="13.873cm" svg:y="15.48cm" svg:viewBox="0 0 210 210" draw:points="210,210 0,210 0,0 210,0">
          <text:p/>
        </draw:polygon>
        <draw:path draw:style-name="gr1" draw:text-style-name="P1" draw:layer="layout" svg:width="0.211cm" svg:height="0.21cm" svg:x="14.126cm" svg:y="15.479cm" svg:viewBox="0 0 212 211" svg:d="M0 105c0-57 48-105 105-105 58 0 107 48 107 105 0 59-49 106-107 106-57 0-105-47-105-106z">
          <text:p/>
        </draw:path>
        <draw:path draw:style-name="gr1" draw:text-style-name="P1" draw:layer="layout" svg:width="0.211cm" svg:height="0.21cm" svg:x="14.38cm" svg:y="15.479cm" svg:viewBox="0 0 212 211" svg:d="M0 105c0-57 48-105 105-105 59 0 107 48 107 105 0 59-48 106-107 106-57 0-105-47-105-106z">
          <text:p/>
        </draw:path>
        <draw:path draw:style-name="gr1" draw:text-style-name="P1" draw:layer="layout" svg:width="0.211cm" svg:height="0.21cm" svg:x="14.634cm" svg:y="15.479cm" svg:viewBox="0 0 212 211" svg:d="M0 105c0-57 48-105 106-105s106 48 106 105c0 59-48 106-106 106s-106-47-106-106z">
          <text:p/>
        </draw:path>
        <draw:path draw:style-name="gr1" draw:text-style-name="P1" draw:layer="layout" svg:width="0.211cm" svg:height="0.21cm" svg:x="14.888cm" svg:y="15.479cm" svg:viewBox="0 0 212 211" svg:d="M0 105c0-57 49-105 106-105 58 0 106 48 106 105 0 59-48 106-106 106-57 0-106-47-106-106z">
          <text:p/>
        </draw:path>
        <draw:path draw:style-name="gr1" draw:text-style-name="P1" draw:layer="layout" svg:width="0.211cm" svg:height="0.21cm" svg:x="15.142cm" svg:y="15.479cm" svg:viewBox="0 0 212 211" svg:d="M0 105c0-57 49-105 106-105 58 0 106 48 106 105 0 59-48 106-106 106-57 0-106-47-106-106z">
          <text:p/>
        </draw:path>
        <draw:path draw:style-name="gr1" draw:text-style-name="P1" draw:layer="layout" svg:width="0.211cm" svg:height="0.21cm" svg:x="15.396cm" svg:y="15.479cm" svg:viewBox="0 0 212 211" svg:d="M0 105c0-57 48-105 105-105 58 0 107 48 107 105 0 59-49 106-107 106-57 0-105-47-105-106z">
          <text:p/>
        </draw:path>
        <draw:path draw:style-name="gr1" draw:text-style-name="P1" draw:layer="layout" svg:width="0.211cm" svg:height="0.209cm" svg:x="15.396cm" svg:y="14.686cm" svg:viewBox="0 0 212 210" svg:d="M0 105c0-58 48-105 105-105 58 0 107 47 107 105s-49 105-107 105c-57 0-105-47-105-105z">
          <text:p/>
        </draw:path>
        <draw:path draw:style-name="gr1" draw:text-style-name="P1" draw:layer="layout" svg:width="0.211cm" svg:height="0.209cm" svg:x="15.142cm" svg:y="14.686cm" svg:viewBox="0 0 212 210" svg:d="M0 105c0-58 49-105 106-105 58 0 106 47 106 105s-48 105-106 105c-57 0-106-47-106-105z">
          <text:p/>
        </draw:path>
        <draw:path draw:style-name="gr1" draw:text-style-name="P1" draw:layer="layout" svg:width="0.211cm" svg:height="0.209cm" svg:x="14.888cm" svg:y="14.686cm" svg:viewBox="0 0 212 210" svg:d="M0 105c0-58 49-105 106-105 58 0 106 47 106 105s-48 105-106 105c-57 0-106-47-106-105z">
          <text:p/>
        </draw:path>
        <draw:path draw:style-name="gr1" draw:text-style-name="P1" draw:layer="layout" svg:width="0.211cm" svg:height="0.209cm" svg:x="14.634cm" svg:y="14.686cm" svg:viewBox="0 0 212 210" svg:d="M0 105c0-58 48-105 106-105s106 47 106 105-48 105-106 105-106-47-106-105z">
          <text:p/>
        </draw:path>
        <draw:path draw:style-name="gr1" draw:text-style-name="P1" draw:layer="layout" svg:width="0.211cm" svg:height="0.209cm" svg:x="14.38cm" svg:y="14.686cm" svg:viewBox="0 0 212 210" svg:d="M0 105c0-58 48-105 105-105 59 0 107 47 107 105s-48 105-107 105c-57 0-105-47-105-105z">
          <text:p/>
        </draw:path>
        <draw:path draw:style-name="gr1" draw:text-style-name="P1" draw:layer="layout" svg:width="0.211cm" svg:height="0.209cm" svg:x="14.126cm" svg:y="14.686cm" svg:viewBox="0 0 212 210" svg:d="M0 105c0-58 48-105 105-105 58 0 107 47 107 105s-49 105-107 105c-57 0-105-47-105-105z">
          <text:p/>
        </draw:path>
        <draw:path draw:style-name="gr1" draw:text-style-name="P1" draw:layer="layout" svg:width="0.211cm" svg:height="0.209cm" svg:x="13.872cm" svg:y="14.686cm" svg:viewBox="0 0 212 210" svg:d="M0 105c0-58 49-105 106-105 58 0 106 47 106 105s-48 105-106 105c-57 0-106-47-106-105z">
          <text:p/>
        </draw:path>
        <draw:path draw:style-name="gr1" draw:text-style-name="P1" draw:layer="layout" svg:width="0.3cm" svg:height="0.3cm" svg:x="8.596cm" svg:y="17.047cm" svg:viewBox="0 0 301 301" svg:d="M0 151c0-84 67-151 150-151s151 67 151 151c0 83-68 150-151 150s-150-67-150-150z">
          <text:p/>
        </draw:path>
        <draw:path draw:style-name="gr1" draw:text-style-name="P1" draw:layer="layout" svg:width="0.24cm" svg:height="0.24cm" svg:x="12.975cm" svg:y="14.587cm" svg:viewBox="0 0 241 241" svg:d="M0 121c0-67 54-121 121-121 66 0 120 54 120 121 0 66-54 120-120 120-67 0-121-54-121-120z">
          <text:p/>
        </draw:path>
        <draw:path draw:style-name="gr1" draw:text-style-name="P1" draw:layer="layout" svg:width="0.209cm" svg:height="0.21cm" svg:x="12.229cm" svg:y="14.602cm" svg:viewBox="0 0 210 211" svg:d="M0 105c0-58 47-105 105-105s105 47 105 105-47 106-105 106-105-48-105-106z">
          <text:p/>
        </draw:path>
        <draw:path draw:style-name="gr1" draw:text-style-name="P1" draw:layer="layout" svg:width="0.24cm" svg:height="0.24cm" svg:x="16.118cm" svg:y="15.604cm" svg:viewBox="0 0 241 241" svg:d="M0 121c0-66 54-121 121-121s120 55 120 121-53 120-120 120-121-54-121-120z">
          <text:p/>
        </draw:path>
        <draw:path draw:style-name="gr1" draw:text-style-name="P1" draw:layer="layout" svg:width="0.21cm" svg:height="0.21cm" svg:x="16.896cm" svg:y="15.619cm" svg:viewBox="0 0 211 211" svg:d="M0 105c0-58 47-105 105-105s106 47 106 105-48 106-106 106-105-48-105-106z">
          <text:p/>
        </draw:path>
        <draw:line draw:style-name="gr2" draw:text-style-name="P2" draw:layer="layout" svg:x1="10.333cm" svg:y1="14.892cm" svg:x2="10.493cm" svg:y2="14.892cm">
          <text:p/>
        </draw:line>
        <draw:line draw:style-name="gr3" draw:text-style-name="P2" draw:layer="layout" svg:x1="10.348cm" svg:y1="14.072cm" svg:x2="10.478cm" svg:y2="14.072cm">
          <text:p/>
        </draw:line>
        <draw:line draw:style-name="gr4" draw:text-style-name="P2" draw:layer="layout" svg:x1="10.362cm" svg:y1="14.682cm" svg:x2="10.462cm" svg:y2="14.682cm">
          <text:p/>
        </draw:line>
        <draw:line draw:style-name="gr5" draw:text-style-name="P2" draw:layer="layout" svg:x1="10.373cm" svg:y1="14.482cm" svg:x2="10.453cm" svg:y2="14.482cm">
          <text:p/>
        </draw:line>
        <draw:line draw:style-name="gr4" draw:text-style-name="P2" draw:layer="layout" svg:x1="10.362cm" svg:y1="14.282cm" svg:x2="10.462cm" svg:y2="14.282cm">
          <text:p/>
        </draw:line>
        <draw:path draw:style-name="gr1" draw:text-style-name="P1" draw:layer="layout" svg:width="0.3cm" svg:height="0.3cm" svg:x="10.951cm" svg:y="15.683cm" svg:viewBox="0 0 301 301" svg:d="M0 150c0-82 67-150 150-150s151 68 151 150c0 83-68 151-151 151s-150-68-150-151z">
          <text:p/>
        </draw:path>
        <draw:path draw:style-name="gr1" draw:text-style-name="P1" draw:layer="layout" svg:width="0.3cm" svg:height="0.3cm" svg:x="10.951cm" svg:y="16.445cm" svg:viewBox="0 0 301 301" svg:d="M0 149c0-82 67-149 150-149s151 67 151 149c0 84-68 152-151 152s-150-68-150-152z">
          <text:p/>
        </draw:path>
        <draw:line draw:style-name="gr7" draw:text-style-name="P2" draw:layer="layout" svg:x1="7.212cm" svg:y1="14.682cm" svg:x2="7.272cm" svg:y2="14.682cm">
          <text:p/>
        </draw:line>
        <draw:line draw:style-name="gr7" draw:text-style-name="P2" draw:layer="layout" svg:x1="7.212cm" svg:y1="14.482cm" svg:x2="7.272cm" svg:y2="14.482cm">
          <text:p/>
        </draw:line>
        <draw:line draw:style-name="gr7" draw:text-style-name="P2" draw:layer="layout" svg:x1="4.914cm" svg:y1="16.126cm" svg:x2="4.854cm" svg:y2="16.126cm">
          <text:p/>
        </draw:line>
        <draw:line draw:style-name="gr7" draw:text-style-name="P2" draw:layer="layout" svg:x1="4.914cm" svg:y1="16.327cm" svg:x2="4.854cm" svg:y2="16.327cm">
          <text:p/>
        </draw:line>
        <draw:path draw:style-name="gr1" draw:text-style-name="P1" draw:layer="layout" svg:width="0.3cm" svg:height="0.3cm" svg:x="6.237cm" svg:y="14.817cm" svg:viewBox="0 0 301 301" svg:d="M0 150c0-82 67-150 151-150 83 0 150 68 150 150 0 83-67 151-150 151-84 0-151-68-151-151z">
          <text:p/>
        </draw:path>
        <draw:path draw:style-name="gr1" draw:text-style-name="P1" draw:layer="layout" svg:width="0.3cm" svg:height="0.3cm" svg:x="6.237cm" svg:y="14.055cm" svg:viewBox="0 0 301 301" svg:d="M0 150c0-82 67-150 151-150 83 0 150 68 150 150 0 84-67 151-150 151-84 0-151-67-151-151z">
          <text:p/>
        </draw:path>
        <draw:path draw:style-name="gr1" draw:text-style-name="P1" draw:layer="layout" svg:width="0.3cm" svg:height="0.3cm" svg:x="10.951cm" svg:y="17.047cm" svg:viewBox="0 0 301 301" svg:d="M0 151c0-84 67-151 150-151s151 67 151 151c0 83-68 150-151 150s-150-67-150-150z">
          <text:p/>
        </draw:path>
        <draw:path draw:style-name="gr1" draw:text-style-name="P1" draw:layer="layout" svg:width="0.3cm" svg:height="0.3cm" svg:x="6.237cm" svg:y="13.506cm" svg:viewBox="0 0 301 301" svg:d="M0 151c0-84 67-151 151-151 83 0 150 67 150 151 0 82-67 150-150 150-84 0-151-68-151-150z">
          <text:p/>
        </draw:path>
        <draw:path draw:style-name="gr1" draw:text-style-name="P1" draw:layer="layout" svg:width="0.3cm" svg:height="0.3cm" svg:x="6.237cm" svg:y="17.047cm" svg:viewBox="0 0 301 301" svg:d="M0 151c0-84 67-151 151-151 83 0 150 67 150 151 0 83-67 150-150 150-84 0-151-67-151-150z">
          <text:p/>
        </draw:path>
        <draw:path draw:style-name="gr1" draw:text-style-name="P1" draw:layer="layout" svg:width="0.24cm" svg:height="0.24cm" svg:x="12.67cm" svg:y="17.054cm" svg:viewBox="0 0 241 241" svg:d="M0 120c0-66 55-120 122-120 66 0 119 54 119 120s-53 121-119 121c-67 0-122-55-122-121z">
          <text:p/>
        </draw:path>
        <draw:path draw:style-name="gr1" draw:text-style-name="P1" draw:layer="layout" svg:width="0.24cm" svg:height="0.24cm" svg:x="16.118cm" svg:y="15.095cm" svg:viewBox="0 0 241 241" svg:d="M0 122c0-67 54-122 121-122s120 55 120 122c0 66-53 119-120 119s-121-53-121-119z">
          <text:p/>
        </draw:path>
        <draw:path draw:style-name="gr1" draw:text-style-name="P1" draw:layer="layout" svg:width="0.21cm" svg:height="0.21cm" svg:x="16.896cm" svg:y="15.111cm" svg:viewBox="0 0 211 211" svg:d="M0 106c0-59 47-106 105-106s106 47 106 106c0 57-48 105-106 105s-105-48-105-105z">
          <text:p/>
        </draw:path>
        <draw:line draw:style-name="gr2" draw:text-style-name="P2" draw:layer="layout" svg:x1="5.736cm" svg:y1="15.917cm" svg:x2="5.576cm" svg:y2="15.917cm">
          <text:p/>
        </draw:line>
        <draw:line draw:style-name="gr3" draw:text-style-name="P2" draw:layer="layout" svg:x1="5.721cm" svg:y1="16.736cm" svg:x2="5.591cm" svg:y2="16.736cm">
          <text:p/>
        </draw:line>
        <draw:line draw:style-name="gr4" draw:text-style-name="P2" draw:layer="layout" svg:x1="5.706cm" svg:y1="16.126cm" svg:x2="5.606cm" svg:y2="16.126cm">
          <text:p/>
        </draw:line>
        <draw:line draw:style-name="gr5" draw:text-style-name="P2" draw:layer="layout" svg:x1="5.696cm" svg:y1="16.327cm" svg:x2="5.616cm" svg:y2="16.327cm">
          <text:p/>
        </draw:line>
        <draw:line draw:style-name="gr4" draw:text-style-name="P2" draw:layer="layout" svg:x1="5.706cm" svg:y1="16.527cm" svg:x2="5.606cm" svg:y2="16.527cm">
          <text:p/>
        </draw:line>
        <draw:polygon draw:style-name="gr1" draw:text-style-name="P1" draw:layer="layout" svg:width="0.209cm" svg:height="0.24cm" svg:x="14.128cm" svg:y="13.926cm" svg:viewBox="0 0 210 241" draw:points="210,0 210,241 0,241 0,0">
          <text:p/>
        </draw:polygon>
        <draw:line draw:style-name="gr6" draw:text-style-name="P2" draw:layer="layout" svg:x1="13.978cm" svg:y1="14.061cm" svg:x2="13.978cm" svg:y2="14.031cm">
          <text:p/>
        </draw:line>
        <draw:polygon draw:style-name="gr1" draw:text-style-name="P1" draw:layer="layout" svg:width="0.21cm" svg:height="0.24cm" svg:x="14.379cm" svg:y="16.216cm" svg:viewBox="0 0 211 241" draw:points="211,0 211,241 0,241 0,0">
          <text:p/>
        </draw:polygon>
        <draw:line draw:style-name="gr6" draw:text-style-name="P2" draw:layer="layout" svg:x1="14.23cm" svg:y1="16.351cm" svg:x2="14.23cm" svg:y2="16.321cm">
          <text:p/>
        </draw:line>
        <draw:path draw:style-name="gr1" draw:text-style-name="P1" draw:layer="layout" svg:width="0.3cm" svg:height="0.3cm" svg:x="10.951cm" svg:y="13.506cm" svg:viewBox="0 0 301 301" svg:d="M0 151c0-84 67-151 150-151s151 67 151 151c0 82-68 150-151 150s-150-68-150-150z">
          <text:p/>
        </draw:path>
        <draw:path draw:style-name="gr1" draw:text-style-name="P1" draw:layer="layout" svg:width="0.24cm" svg:height="0.24cm" svg:x="13.342cm" svg:y="17.435cm" svg:viewBox="0 0 241 241" svg:d="M0 121c0-67 54-121 121-121 66 0 120 54 120 121 0 66-54 120-120 120-67 0-121-54-121-120z">
          <text:p/>
        </draw:path>
        <draw:path draw:style-name="gr1" draw:text-style-name="P1" draw:layer="layout" svg:width="0.21cm" svg:height="0.21cm" svg:x="13.357cm" svg:y="16.688cm" svg:viewBox="0 0 211 211" svg:d="M0 105c0-58 47-105 105-105 59 0 106 47 106 105s-47 106-106 106c-58 0-105-48-105-106z">
          <text:p/>
        </draw:path>
        <draw:line draw:style-name="gr7" draw:text-style-name="P2" draw:layer="layout" svg:x1="9.567cm" svg:y1="16.492cm" svg:x2="9.627cm" svg:y2="16.492cm">
          <text:p/>
        </draw:line>
        <draw:line draw:style-name="gr7" draw:text-style-name="P2" draw:layer="layout" svg:x1="9.567cm" svg:y1="16.292cm" svg:x2="9.627cm" svg:y2="16.292cm">
          <text:p/>
        </draw:line>
        <draw:path draw:style-name="gr1" draw:text-style-name="P1" draw:layer="layout" svg:width="0.24cm" svg:height="0.24cm" svg:x="16.11cm" svg:y="13.01cm" svg:viewBox="0 0 241 241" svg:d="M0 120c0-66 54-120 120-120s121 54 121 120-55 121-121 121-120-55-120-121z">
          <text:p/>
        </draw:path>
        <draw:path draw:style-name="gr1" draw:text-style-name="P1" draw:layer="layout" svg:width="0.24cm" svg:height="0.24cm" svg:x="14.879cm" svg:y="12.633cm" svg:viewBox="0 0 241 241" svg:d="M0 121c0-67 54-121 120-121s121 54 121 121c0 66-55 120-121 120s-120-54-120-120z">
          <text:p/>
        </draw:path>
        <draw:path draw:style-name="gr1" draw:text-style-name="P1" draw:layer="layout" svg:width="0.21cm" svg:height="0.21cm" svg:x="14.894cm" svg:y="13.41cm" svg:viewBox="0 0 211 211" svg:d="M0 106c0-59 47-106 105-106s106 47 106 106c0 58-48 105-106 105s-105-47-105-105z">
          <text:p/>
        </draw:path>
        <draw:path draw:style-name="gr1" draw:text-style-name="P1" draw:layer="layout" svg:width="0.241cm" svg:height="0.24cm" svg:x="15.647cm" svg:y="12.629cm" svg:viewBox="0 0 242 241" svg:d="M0 121c0-67 54-121 120-121 68 0 122 54 122 121 0 66-54 120-122 120-66 0-120-54-120-120z">
          <text:p/>
        </draw:path>
        <draw:path draw:style-name="gr1" draw:text-style-name="P1" draw:layer="layout" svg:width="0.209cm" svg:height="0.21cm" svg:x="15.663cm" svg:y="13.406cm" svg:viewBox="0 0 210 211" svg:d="M0 106c0-59 47-106 105-106s105 47 105 106c0 58-47 105-105 105s-105-47-105-105z">
          <text:p/>
        </draw:path>
        <draw:polygon draw:style-name="gr1" draw:text-style-name="P1" draw:layer="layout" svg:width="0.21cm" svg:height="0.24cm" svg:x="14.894cm" svg:y="16.216cm" svg:viewBox="0 0 211 241" draw:points="0,241 0,0 211,0 211,241">
          <text:p/>
        </draw:polygon>
        <draw:line draw:style-name="gr6" draw:text-style-name="P2" draw:layer="layout" svg:x1="15.253cm" svg:y1="16.321cm" svg:x2="15.253cm" svg:y2="16.351cm">
          <text:p/>
        </draw:line>
        <draw:path draw:style-name="gr1" draw:text-style-name="P1" draw:layer="layout" svg:width="0.24cm" svg:height="0.24cm" svg:x="13.859cm" svg:y="12.632cm" svg:viewBox="0 0 241 241" svg:d="M0 121c0-67 54-121 120-121 67 0 121 54 121 121 0 66-54 120-121 120-66 0-120-54-120-120z">
          <text:p/>
        </draw:path>
        <draw:path draw:style-name="gr1" draw:text-style-name="P1" draw:layer="layout" svg:width="0.209cm" svg:height="0.21cm" svg:x="13.874cm" svg:y="13.409cm" svg:viewBox="0 0 210 211" svg:d="M0 106c0-59 47-106 104-106 58 0 106 47 106 106 0 58-48 105-106 105-57 0-104-47-104-105z">
          <text:p/>
        </draw:path>
        <draw:path draw:style-name="gr1" draw:text-style-name="P1" draw:layer="layout" svg:width="0.24cm" svg:height="0.24cm" svg:x="12.975cm" svg:y="17.054cm" svg:viewBox="0 0 241 241" svg:d="M0 120c0-66 54-120 121-120 66 0 120 54 120 120s-54 121-120 121c-67 0-121-55-121-121z">
          <text:p/>
        </draw:path>
        <draw:path draw:style-name="gr1" draw:text-style-name="P1" draw:layer="layout" svg:width="0.24cm" svg:height="0.24cm" svg:x="14.112cm" svg:y="17.431cm" svg:viewBox="0 0 241 241" svg:d="M0 121c0-67 55-121 121-121s120 54 120 121c0 66-54 120-120 120s-121-54-121-120z">
          <text:p/>
        </draw:path>
        <draw:path draw:style-name="gr1" draw:text-style-name="P1" draw:layer="layout" svg:width="0.21cm" svg:height="0.21cm" svg:x="14.127cm" svg:y="16.684cm" svg:viewBox="0 0 211 211" svg:d="M0 105c0-58 47-105 105-105s106 47 106 105c0 59-48 106-106 106s-105-47-105-106z">
          <text:p/>
        </draw:path>
        <draw:path draw:style-name="gr1" draw:text-style-name="P1" draw:layer="layout" svg:width="0.24cm" svg:height="0.24cm" svg:x="12.975cm" svg:y="15.095cm" svg:viewBox="0 0 241 241" svg:d="M0 122c0-67 54-122 121-122 66 0 120 55 120 122 0 66-54 119-120 119-67 0-121-53-121-119z">
          <text:p/>
        </draw:path>
        <draw:path draw:style-name="gr1" draw:text-style-name="P1" draw:layer="layout" svg:width="0.209cm" svg:height="0.21cm" svg:x="12.229cm" svg:y="15.111cm" svg:viewBox="0 0 210 211" svg:d="M0 106c0-59 47-106 105-106s105 47 105 106c0 57-47 105-105 105s-105-48-105-105z">
          <text:p/>
        </draw:path>
        <draw:path draw:style-name="gr8" draw:text-style-name="P3" draw:layer="layout" svg:width="0.1cm" svg:height="0.1cm" svg:x="12.067cm" svg:y="12.702cm" svg:viewBox="0 0 101 101" svg:d="M0 50c0-28 24-50 52-50 27 0 49 22 49 50s-22 51-49 51c-28 0-52-23-52-51z">
          <text:p/>
        </draw:path>
        <draw:path draw:style-name="gr8" draw:text-style-name="P3" draw:layer="layout" svg:width="0.1cm" svg:height="0.1cm" svg:x="5.666cm" svg:y="14.843cm" svg:viewBox="0 0 101 101" svg:d="M0 50c0-28 22-50 49-50 29 0 52 22 52 50s-23 51-52 51c-27 0-49-23-49-51z">
          <text:p/>
        </draw:path>
        <draw:path draw:style-name="gr8" draw:text-style-name="P3" draw:layer="layout" svg:width="0.149cm" svg:height="0.151cm" svg:x="5.641cm" svg:y="13.997cm" svg:viewBox="0 0 150 152" svg:d="M0 76c0-42 34-76 75-76 42 0 75 34 75 76 0 41-33 76-75 76-41 0-75-35-75-76z">
          <text:p/>
        </draw:path>
        <draw:path draw:style-name="gr8" draw:text-style-name="P3" draw:layer="layout" svg:width="0.1cm" svg:height="0.1cm" svg:x="5.666cm" svg:y="14.632cm" svg:viewBox="0 0 101 101" svg:d="M0 52c0-29 22-52 49-52 29 0 52 23 52 52 0 27-23 49-52 49-27 0-49-22-49-49z">
          <text:p/>
        </draw:path>
        <draw:path draw:style-name="gr8" draw:text-style-name="P3" draw:layer="layout" svg:width="0.1cm" svg:height="0.099cm" svg:x="5.666cm" svg:y="14.433cm" svg:viewBox="0 0 101 100" svg:d="M0 50c0-28 22-50 49-50 29 0 52 22 52 50s-23 50-52 50c-27 0-49-22-49-50z">
          <text:p/>
        </draw:path>
        <draw:path draw:style-name="gr8" draw:text-style-name="P3" draw:layer="layout" svg:width="0.1cm" svg:height="0.1cm" svg:x="5.666cm" svg:y="14.233cm" svg:viewBox="0 0 101 101" svg:d="M0 50c0-28 22-50 49-50 29 0 52 22 52 50s-23 51-52 51c-27 0-49-23-49-51z">
          <text:p/>
        </draw:path>
        <draw:path draw:style-name="gr8" draw:text-style-name="P3" draw:layer="layout" svg:width="0.1cm" svg:height="0.1cm" svg:x="13.664cm" svg:y="16.286cm" svg:viewBox="0 0 101 101" svg:d="M0 50c0-28 22-50 50-50s51 22 51 50c0 29-23 51-51 51s-50-22-50-51z">
          <text:p/>
        </draw:path>
        <draw:path draw:style-name="gr8" draw:text-style-name="P3" draw:layer="layout" svg:width="0.1cm" svg:height="0.1cm" svg:x="13.41cm" svg:y="16.286cm" svg:viewBox="0 0 101 101" svg:d="M0 50c0-28 22-50 51-50 28 0 50 22 50 50 0 29-22 51-50 51-29 0-51-22-51-51z">
          <text:p/>
        </draw:path>
        <draw:path draw:style-name="gr8" draw:text-style-name="P3" draw:layer="layout" svg:width="0.1cm" svg:height="0.1cm" svg:x="8.696cm" svg:y="15.783cm" svg:viewBox="0 0 101 101" svg:d="M0 49c0-27 23-49 51-49 27 0 50 22 50 49 0 28-23 52-50 52-28 0-51-24-51-52z">
          <text:p/>
        </draw:path>
        <draw:path draw:style-name="gr8" draw:text-style-name="P3" draw:layer="layout" svg:width="0.1cm" svg:height="0.1cm" svg:x="8.696cm" svg:y="16.545cm" svg:viewBox="0 0 101 101" svg:d="M0 50c0-27 23-50 51-50 27 0 50 23 50 50 0 28-23 51-50 51-28 0-51-23-51-51z">
          <text:p/>
        </draw:path>
        <draw:path draw:style-name="gr8" draw:text-style-name="P3" draw:layer="layout" svg:width="0.1cm" svg:height="0.1cm" svg:x="7.998cm" svg:y="15.867cm" svg:viewBox="0 0 101 101" svg:d="M0 49c0-27 23-49 50-49 28 0 51 22 51 49 0 28-23 52-51 52-27 0-50-24-50-52z">
          <text:p/>
        </draw:path>
        <draw:path draw:style-name="gr8" draw:text-style-name="P3" draw:layer="layout" svg:width="0.149cm" svg:height="0.149cm" svg:x="7.973cm" svg:y="16.662cm" svg:viewBox="0 0 150 150" svg:d="M0 75c0-42 33-75 74-75 43 0 76 33 76 75 0 41-33 75-76 75-41 0-74-34-74-75z">
          <text:p/>
        </draw:path>
        <draw:path draw:style-name="gr8" draw:text-style-name="P3" draw:layer="layout" svg:width="0.1cm" svg:height="0.1cm" svg:x="7.998cm" svg:y="16.076cm" svg:viewBox="0 0 101 101" svg:d="M0 51c0-28 23-51 50-51 28 0 51 23 51 51 0 27-23 50-51 50-27 0-50-23-50-50z">
          <text:p/>
        </draw:path>
        <draw:path draw:style-name="gr8" draw:text-style-name="P3" draw:layer="layout" svg:width="0.1cm" svg:height="0.1cm" svg:x="7.998cm" svg:y="16.276cm" svg:viewBox="0 0 101 101" svg:d="M0 51c0-28 23-51 50-51 28 0 51 23 51 51 0 27-23 50-51 50-27 0-50-23-50-50z">
          <text:p/>
        </draw:path>
        <draw:path draw:style-name="gr8" draw:text-style-name="P3" draw:layer="layout" svg:width="0.1cm" svg:height="0.1cm" svg:x="7.998cm" svg:y="16.476cm" svg:viewBox="0 0 101 101" svg:d="M0 51c0-28 23-51 50-51 28 0 51 23 51 51 0 27-23 50-51 50-27 0-50-23-50-50z">
          <text:p/>
        </draw:path>
        <draw:path draw:style-name="gr8" draw:text-style-name="P3" draw:layer="layout" svg:width="0.1cm" svg:height="0.1cm" svg:x="16.485cm" svg:y="13.08cm" svg:viewBox="0 0 101 101" svg:d="M0 51c0-28 22-51 51-51 27 0 50 23 50 51s-23 50-50 50c-29 0-51-22-51-50z">
          <text:p/>
        </draw:path>
        <draw:path draw:style-name="gr8" draw:text-style-name="P3" draw:layer="layout" svg:width="0.1cm" svg:height="0.1cm" svg:x="15.467cm" svg:y="13.996cm" svg:viewBox="0 0 101 101" svg:d="M0 50c0-28 23-50 51-50s50 22 50 50-22 51-50 51-51-23-51-51z">
          <text:p/>
        </draw:path>
        <draw:path draw:style-name="gr8" draw:text-style-name="P3" draw:layer="layout" svg:width="0.1cm" svg:height="0.1cm" svg:x="15.721cm" svg:y="13.996cm" svg:viewBox="0 0 101 101" svg:d="M0 50c0-28 24-50 52-50 27 0 49 22 49 50s-22 51-49 51c-28 0-52-23-52-51z">
          <text:p/>
        </draw:path>
        <draw:path draw:style-name="gr8" draw:text-style-name="P3" draw:layer="layout" svg:width="0.1cm" svg:height="0.1cm" svg:x="13.045cm" svg:y="15.674cm" svg:viewBox="0 0 101 101" svg:d="M0 50c0-28 24-50 52-50 27 0 49 22 49 50s-22 51-49 51c-28 0-52-23-52-51z">
          <text:p/>
        </draw:path>
        <draw:path draw:style-name="gr8" draw:text-style-name="P3" draw:layer="layout" svg:width="0.1cm" svg:height="0.1cm" svg:x="12.283cm" svg:y="15.674cm" svg:viewBox="0 0 101 101" svg:d="M0 50c0-28 23-50 51-50 27 0 50 22 50 50s-23 51-50 51c-28 0-51-23-51-51z">
          <text:p/>
        </draw:path>
        <draw:path draw:style-name="gr8" draw:text-style-name="P3" draw:layer="layout" svg:width="0.1cm" svg:height="0.1cm" svg:x="10.362cm" svg:y="16.652cm" svg:viewBox="0 0 101 101" svg:d="M0 51c0-28 23-51 52-51 27 0 49 23 49 51 0 27-22 50-49 50-29 0-52-23-52-50z">
          <text:p/>
        </draw:path>
        <draw:path draw:style-name="gr8" draw:text-style-name="P3" draw:layer="layout" svg:width="0.149cm" svg:height="0.15cm" svg:x="10.338cm" svg:y="15.807cm" svg:viewBox="0 0 150 151" svg:d="M0 75c0-42 33-75 75-75s75 33 75 75c0 41-33 76-75 76s-75-35-75-76z">
          <text:p/>
        </draw:path>
        <draw:path draw:style-name="gr8" draw:text-style-name="P3" draw:layer="layout" svg:width="0.1cm" svg:height="0.1cm" svg:x="10.362cm" svg:y="16.442cm" svg:viewBox="0 0 101 101" svg:d="M0 51c0-28 23-51 52-51 27 0 49 23 49 51 0 27-22 50-49 50-29 0-52-23-52-50z">
          <text:p/>
        </draw:path>
        <draw:path draw:style-name="gr8" draw:text-style-name="P3" draw:layer="layout" svg:width="0.1cm" svg:height="0.1cm" svg:x="10.362cm" svg:y="16.242cm" svg:viewBox="0 0 101 101" svg:d="M0 51c0-28 23-51 52-51 27 0 49 23 49 51 0 27-22 50-49 50-29 0-52-23-52-50z">
          <text:p/>
        </draw:path>
        <draw:path draw:style-name="gr8" draw:text-style-name="P3" draw:layer="layout" svg:width="0.1cm" svg:height="0.1cm" svg:x="10.362cm" svg:y="16.042cm" svg:viewBox="0 0 101 101" svg:d="M0 51c0-28 23-51 52-51 27 0 49 23 49 51 0 27-22 50-49 50-29 0-52-23-52-50z">
          <text:p/>
        </draw:path>
        <draw:path draw:style-name="gr8" draw:text-style-name="P3" draw:layer="layout" svg:width="0.1cm" svg:height="0.1cm" svg:x="6.337cm" svg:y="15.783cm" svg:viewBox="0 0 101 101" svg:d="M0 49c0-27 23-49 50-49 28 0 51 22 51 49 0 28-23 52-51 52-27 0-50-24-50-52z">
          <text:p/>
        </draw:path>
        <draw:path draw:style-name="gr8" draw:text-style-name="P3" draw:layer="layout" svg:width="0.1cm" svg:height="0.1cm" svg:x="6.337cm" svg:y="16.545cm" svg:viewBox="0 0 101 101" svg:d="M0 50c0-27 23-50 50-50 28 0 51 23 51 50 0 28-23 51-51 51-27 0-50-23-50-51z">
          <text:p/>
        </draw:path>
        <draw:path draw:style-name="gr8" draw:text-style-name="P3" draw:layer="layout" svg:width="0.1cm" svg:height="0.1cm" svg:x="7.192cm" svg:y="16.076cm" svg:viewBox="0 0 101 101" svg:d="M0 51c0-28 22-51 51-51 27 0 50 23 50 51 0 27-23 50-50 50-29 0-51-23-51-50z">
          <text:p/>
        </draw:path>
        <draw:path draw:style-name="gr8" draw:text-style-name="P3" draw:layer="layout" svg:width="0.1cm" svg:height="0.1cm" svg:x="7.192cm" svg:y="16.276cm" svg:viewBox="0 0 101 101" svg:d="M0 51c0-28 22-51 51-51 27 0 50 23 50 51 0 27-23 50-50 50-29 0-51-23-51-50z">
          <text:p/>
        </draw:path>
        <draw:path draw:style-name="gr8" draw:text-style-name="P3" draw:layer="layout" svg:width="0.1cm" svg:height="0.1cm" svg:x="11.759cm" svg:y="12.702cm" svg:viewBox="0 0 101 101" svg:d="M0 50c0-28 23-50 50-50 28 0 51 22 51 50s-23 51-51 51c-27 0-50-23-50-51z">
          <text:p/>
        </draw:path>
        <draw:path draw:style-name="gr8" draw:text-style-name="P3" draw:layer="layout" svg:width="0.1cm" svg:height="0.1cm" svg:x="7.995cm" svg:y="14.842cm" svg:viewBox="0 0 101 101" svg:d="M0 51c0-29 24-51 52-51 27 0 49 22 49 51 0 27-22 50-49 50-28 0-52-23-52-50z">
          <text:p/>
        </draw:path>
        <draw:path draw:style-name="gr8" draw:text-style-name="P3" draw:layer="layout" svg:width="0.149cm" svg:height="0.15cm" svg:x="7.971cm" svg:y="13.997cm" svg:viewBox="0 0 150 151" svg:d="M0 75c0-42 33-75 75-75s75 33 75 75c0 41-33 76-75 76s-75-35-75-76z">
          <text:p/>
        </draw:path>
        <draw:path draw:style-name="gr8" draw:text-style-name="P3" draw:layer="layout" svg:width="0.1cm" svg:height="0.1cm" svg:x="7.995cm" svg:y="14.632cm" svg:viewBox="0 0 101 101" svg:d="M0 51c0-29 24-51 52-51 27 0 49 22 49 51 0 27-22 50-49 50-28 0-52-23-52-50z">
          <text:p/>
        </draw:path>
        <draw:path draw:style-name="gr8" draw:text-style-name="P3" draw:layer="layout" svg:width="0.1cm" svg:height="0.1cm" svg:x="7.995cm" svg:y="14.432cm" svg:viewBox="0 0 101 101" svg:d="M0 51c0-29 24-51 52-51 27 0 49 22 49 51 0 27-22 50-49 50-28 0-52-23-52-50z">
          <text:p/>
        </draw:path>
        <draw:path draw:style-name="gr8" draw:text-style-name="P3" draw:layer="layout" svg:width="0.1cm" svg:height="0.1cm" svg:x="7.995cm" svg:y="14.232cm" svg:viewBox="0 0 101 101" svg:d="M0 51c0-29 24-51 52-51 27 0 49 22 49 51 0 27-22 50-49 50-28 0-52-23-52-50z">
          <text:p/>
        </draw:path>
        <draw:path draw:style-name="gr8" draw:text-style-name="P3" draw:layer="layout" svg:width="0.1cm" svg:height="0.1cm" svg:x="8.696cm" svg:y="13.606cm" svg:viewBox="0 0 101 101" svg:d="M0 50c0-28 23-50 51-50 27 0 50 22 50 50 0 27-23 51-50 51-28 0-51-24-51-51z">
          <text:p/>
        </draw:path>
        <draw:path draw:style-name="gr8" draw:text-style-name="P3" draw:layer="layout" svg:width="0.1cm" svg:height="0.1cm" svg:x="15.198cm" svg:y="17.502cm" svg:viewBox="0 0 101 101" svg:d="M0 51c0-29 22-51 51-51 28 0 50 22 50 51 0 28-22 50-50 50-29 0-51-22-51-50z">
          <text:p/>
        </draw:path>
        <draw:path draw:style-name="gr8" draw:text-style-name="P3" draw:layer="layout" svg:width="0.1cm" svg:height="0.1cm" svg:x="15.198cm" svg:y="16.74cm" svg:viewBox="0 0 101 101" svg:d="M0 51c0-28 22-51 51-51 28 0 50 23 50 51s-22 50-50 50c-29 0-51-22-51-50z">
          <text:p/>
        </draw:path>
        <draw:path draw:style-name="gr8" draw:text-style-name="P3" draw:layer="layout" svg:width="0.1cm" svg:height="0.1cm" svg:x="14.697cm" svg:y="13.996cm" svg:viewBox="0 0 101 101" svg:d="M0 50c0-28 23-50 52-50 27 0 49 22 49 50s-22 51-49 51c-29 0-52-23-52-51z">
          <text:p/>
        </draw:path>
        <draw:path draw:style-name="gr8" draw:text-style-name="P3" draw:layer="layout" svg:width="0.1cm" svg:height="0.1cm" svg:x="14.951cm" svg:y="13.996cm" svg:viewBox="0 0 101 101" svg:d="M0 50c0-28 23-50 51-50 27 0 50 22 50 50s-23 51-50 51c-28 0-51-23-51-51z">
          <text:p/>
        </draw:path>
        <draw:path draw:style-name="gr8" draw:text-style-name="P3" draw:layer="layout" svg:width="0.1cm" svg:height="0.1cm" svg:x="16.79cm" svg:y="13.08cm" svg:viewBox="0 0 101 101" svg:d="M0 51c0-28 22-51 51-51 27 0 50 23 50 51s-23 50-50 50c-29 0-51-22-51-50z">
          <text:p/>
        </draw:path>
        <draw:path draw:style-name="gr8" draw:text-style-name="P3" draw:layer="layout" svg:width="0.1cm" svg:height="0.1cm" svg:x="4.834cm" svg:y="14.632cm" svg:viewBox="0 0 101 101" svg:d="M0 51c0-29 23-51 51-51 27 0 50 22 50 51 0 27-23 50-50 50-28 0-51-23-51-50z">
          <text:p/>
        </draw:path>
        <draw:path draw:style-name="gr8" draw:text-style-name="P3" draw:layer="layout" svg:width="0.1cm" svg:height="0.1cm" svg:x="4.834cm" svg:y="14.432cm" svg:viewBox="0 0 101 101" svg:d="M0 51c0-29 23-51 51-51 27 0 50 22 50 51 0 27-23 50-50 50-28 0-51-23-51-50z">
          <text:p/>
        </draw:path>
        <draw:path draw:style-name="gr8" draw:text-style-name="P3" draw:layer="layout" svg:width="0.1cm" svg:height="0.1cm" svg:x="8.696cm" svg:y="14.917cm" svg:viewBox="0 0 101 101" svg:d="M0 50c0-27 23-50 51-50 27 0 50 23 50 50 0 29-23 51-50 51-28 0-51-22-51-51z">
          <text:p/>
        </draw:path>
        <draw:path draw:style-name="gr8" draw:text-style-name="P3" draw:layer="layout" svg:width="0.1cm" svg:height="0.1cm" svg:x="8.696cm" svg:y="14.155cm" svg:viewBox="0 0 101 101" svg:d="M0 51c0-28 23-51 51-51 27 0 50 23 50 51s-23 50-50 50c-28 0-51-22-51-50z">
          <text:p/>
        </draw:path>
        <draw:path draw:style-name="gr8" draw:text-style-name="P3" draw:layer="layout" svg:width="0.1cm" svg:height="0.1cm" svg:x="11.051cm" svg:y="14.917cm" svg:viewBox="0 0 101 101" svg:d="M0 50c0-27 22-50 51-50 27 0 50 23 50 50 0 29-23 51-50 51-29 0-51-22-51-51z">
          <text:p/>
        </draw:path>
        <draw:path draw:style-name="gr8" draw:text-style-name="P3" draw:layer="layout" svg:width="0.1cm" svg:height="0.1cm" svg:x="11.051cm" svg:y="14.155cm" svg:viewBox="0 0 101 101" svg:d="M0 51c0-28 22-51 51-51 27 0 50 23 50 51s-23 50-50 50c-29 0-51-22-51-50z">
          <text:p/>
        </draw:path>
        <draw:path draw:style-name="gr8" draw:text-style-name="P3" draw:layer="layout" svg:width="0.1cm" svg:height="0.1cm" svg:x="16.188cm" svg:y="14.657cm" svg:viewBox="0 0 101 101" svg:d="M0 51c0-28 23-51 52-51 27 0 49 23 49 51s-22 50-49 50c-29 0-52-22-52-50z">
          <text:p/>
        </draw:path>
        <draw:path draw:style-name="gr8" draw:text-style-name="P3" draw:layer="layout" svg:width="0.1cm" svg:height="0.1cm" svg:x="16.95cm" svg:y="14.657cm" svg:viewBox="0 0 101 101" svg:d="M0 51c0-28 23-51 51-51s50 23 50 51-22 50-50 50-51-22-51-50z">
          <text:p/>
        </draw:path>
        <draw:path draw:style-name="gr8" draw:text-style-name="P3" draw:layer="layout" svg:width="0.1cm" svg:height="0.1cm" svg:x="9.547cm" svg:y="14.632cm" svg:viewBox="0 0 101 101" svg:d="M0 51c0-29 22-51 51-51 27 0 50 22 50 51 0 27-23 50-50 50-29 0-51-23-51-50z">
          <text:p/>
        </draw:path>
        <draw:path draw:style-name="gr8" draw:text-style-name="P3" draw:layer="layout" svg:width="0.1cm" svg:height="0.1cm" svg:x="9.547cm" svg:y="14.432cm" svg:viewBox="0 0 101 101" svg:d="M0 51c0-29 22-51 51-51 27 0 50 22 50 51 0 27-23 50-50 50-29 0-51-23-51-50z">
          <text:p/>
        </draw:path>
        <draw:path draw:style-name="gr8" draw:text-style-name="P3" draw:layer="layout" svg:width="0.1cm" svg:height="0.1cm" svg:x="12.435cm" svg:y="17.124cm" svg:viewBox="0 0 101 101" svg:d="M0 51c0-29 23-51 52-51 27 0 49 22 49 51 0 28-22 50-49 50-29 0-52-22-52-50z">
          <text:p/>
        </draw:path>
        <draw:path draw:style-name="gr8" draw:text-style-name="P3" draw:layer="layout" svg:width="0.1cm" svg:height="0.1cm" svg:x="13.928cm" svg:y="15.535cm" svg:viewBox="0 0 101 101" svg:d="M0 50c0-28 22-50 50-50s51 22 51 50-23 51-51 51-50-23-50-51z">
          <text:p/>
        </draw:path>
        <draw:path draw:style-name="gr8" draw:text-style-name="P3" draw:layer="layout" svg:width="0.1cm" svg:height="0.1cm" svg:x="14.182cm" svg:y="15.535cm" svg:viewBox="0 0 101 101" svg:d="M0 50c0-28 22-50 49-50 29 0 52 22 52 50s-23 51-52 51c-27 0-49-23-49-51z">
          <text:p/>
        </draw:path>
        <draw:path draw:style-name="gr8" draw:text-style-name="P3" draw:layer="layout" svg:width="0.1cm" svg:height="0.1cm" svg:x="14.436cm" svg:y="15.535cm" svg:viewBox="0 0 101 101" svg:d="M0 50c0-28 23-50 50-50 28 0 51 22 51 50s-23 51-51 51c-27 0-50-23-50-51z">
          <text:p/>
        </draw:path>
        <draw:path draw:style-name="gr8" draw:text-style-name="P3" draw:layer="layout" svg:width="0.1cm" svg:height="0.1cm" svg:x="14.69cm" svg:y="15.535cm" svg:viewBox="0 0 101 101" svg:d="M0 50c0-28 22-50 49-50 29 0 52 22 52 50s-23 51-52 51c-27 0-49-23-49-51z">
          <text:p/>
        </draw:path>
        <draw:path draw:style-name="gr8" draw:text-style-name="P3" draw:layer="layout" svg:width="0.1cm" svg:height="0.1cm" svg:x="14.944cm" svg:y="15.535cm" svg:viewBox="0 0 101 101" svg:d="M0 50c0-28 22-50 49-50 28 0 52 22 52 50s-24 51-52 51c-27 0-49-23-49-51z">
          <text:p/>
        </draw:path>
        <draw:path draw:style-name="gr8" draw:text-style-name="P3" draw:layer="layout" svg:width="0.1cm" svg:height="0.1cm" svg:x="15.198cm" svg:y="15.535cm" svg:viewBox="0 0 101 101" svg:d="M0 50c0-28 22-50 50-50s51 22 51 50-23 51-51 51-50-23-50-51z">
          <text:p/>
        </draw:path>
        <draw:path draw:style-name="gr8" draw:text-style-name="P3" draw:layer="layout" svg:width="0.1cm" svg:height="0.1cm" svg:x="15.452cm" svg:y="15.535cm" svg:viewBox="0 0 101 101" svg:d="M0 50c0-28 22-50 49-50 28 0 52 22 52 50s-24 51-52 51c-27 0-49-23-49-51z">
          <text:p/>
        </draw:path>
        <draw:path draw:style-name="gr8" draw:text-style-name="P3" draw:layer="layout" svg:width="0.1cm" svg:height="0.1cm" svg:x="15.452cm" svg:y="14.741cm" svg:viewBox="0 0 101 101" svg:d="M0 50c0-28 22-50 49-50 28 0 52 22 52 50s-24 51-52 51c-27 0-49-23-49-51z">
          <text:p/>
        </draw:path>
        <draw:path draw:style-name="gr8" draw:text-style-name="P3" draw:layer="layout" svg:width="0.1cm" svg:height="0.1cm" svg:x="15.198cm" svg:y="14.741cm" svg:viewBox="0 0 101 101" svg:d="M0 50c0-28 22-50 50-50s51 22 51 50-23 51-51 51-50-23-50-51z">
          <text:p/>
        </draw:path>
        <draw:path draw:style-name="gr8" draw:text-style-name="P3" draw:layer="layout" svg:width="0.1cm" svg:height="0.1cm" svg:x="14.944cm" svg:y="14.741cm" svg:viewBox="0 0 101 101" svg:d="M0 50c0-28 22-50 49-50 28 0 52 22 52 50s-24 51-52 51c-27 0-49-23-49-51z">
          <text:p/>
        </draw:path>
        <draw:path draw:style-name="gr8" draw:text-style-name="P3" draw:layer="layout" svg:width="0.1cm" svg:height="0.1cm" svg:x="14.69cm" svg:y="14.741cm" svg:viewBox="0 0 101 101" svg:d="M0 50c0-28 22-50 49-50 29 0 52 22 52 50s-23 51-52 51c-27 0-49-23-49-51z">
          <text:p/>
        </draw:path>
        <draw:path draw:style-name="gr8" draw:text-style-name="P3" draw:layer="layout" svg:width="0.1cm" svg:height="0.1cm" svg:x="14.436cm" svg:y="14.741cm" svg:viewBox="0 0 101 101" svg:d="M0 50c0-28 23-50 50-50 28 0 51 22 51 50s-23 51-51 51c-27 0-50-23-50-51z">
          <text:p/>
        </draw:path>
        <draw:path draw:style-name="gr8" draw:text-style-name="P3" draw:layer="layout" svg:width="0.1cm" svg:height="0.1cm" svg:x="14.182cm" svg:y="14.741cm" svg:viewBox="0 0 101 101" svg:d="M0 50c0-28 22-50 49-50 29 0 52 22 52 50s-23 51-52 51c-27 0-49-23-49-51z">
          <text:p/>
        </draw:path>
        <draw:path draw:style-name="gr8" draw:text-style-name="P3" draw:layer="layout" svg:width="0.1cm" svg:height="0.1cm" svg:x="13.928cm" svg:y="14.741cm" svg:viewBox="0 0 101 101" svg:d="M0 50c0-28 22-50 50-50s51 22 51 50-23 51-51 51-50-23-50-51z">
          <text:p/>
        </draw:path>
        <draw:path draw:style-name="gr8" draw:text-style-name="P3" draw:layer="layout" svg:width="0.1cm" svg:height="0.1cm" svg:x="8.696cm" svg:y="17.147cm" svg:viewBox="0 0 101 101" svg:d="M0 51c0-28 23-51 51-51 27 0 50 23 50 51s-23 50-50 50c-28 0-51-22-51-50z">
          <text:p/>
        </draw:path>
        <draw:path draw:style-name="gr8" draw:text-style-name="P3" draw:layer="layout" svg:width="0.1cm" svg:height="0.1cm" svg:x="13.045cm" svg:y="14.657cm" svg:viewBox="0 0 101 101" svg:d="M0 51c0-28 24-51 52-51 27 0 49 23 49 51s-22 50-49 50c-28 0-52-22-52-50z">
          <text:p/>
        </draw:path>
        <draw:path draw:style-name="gr8" draw:text-style-name="P3" draw:layer="layout" svg:width="0.1cm" svg:height="0.1cm" svg:x="12.283cm" svg:y="14.657cm" svg:viewBox="0 0 101 101" svg:d="M0 51c0-28 23-51 51-51 27 0 50 23 50 51s-23 50-50 50c-28 0-51-22-51-50z">
          <text:p/>
        </draw:path>
        <draw:path draw:style-name="gr8" draw:text-style-name="P3" draw:layer="layout" svg:width="0.1cm" svg:height="0.1cm" svg:x="16.188cm" svg:y="15.674cm" svg:viewBox="0 0 101 101" svg:d="M0 50c0-28 23-50 52-50 27 0 49 22 49 50s-22 51-49 51c-29 0-52-23-52-51z">
          <text:p/>
        </draw:path>
        <draw:path draw:style-name="gr8" draw:text-style-name="P3" draw:layer="layout" svg:width="0.1cm" svg:height="0.1cm" svg:x="16.95cm" svg:y="15.674cm" svg:viewBox="0 0 101 101" svg:d="M0 50c0-28 23-50 51-50s50 22 50 50-22 51-50 51-51-23-51-51z">
          <text:p/>
        </draw:path>
        <draw:path draw:style-name="gr8" draw:text-style-name="P3" draw:layer="layout" svg:width="0.1cm" svg:height="0.1cm" svg:x="10.362cm" svg:y="14.842cm" svg:viewBox="0 0 101 101" svg:d="M0 51c0-29 23-51 52-51 27 0 49 22 49 51 0 27-22 50-49 50-29 0-52-23-52-50z">
          <text:p/>
        </draw:path>
        <draw:path draw:style-name="gr8" draw:text-style-name="P3" draw:layer="layout" svg:width="0.149cm" svg:height="0.15cm" svg:x="10.338cm" svg:y="13.997cm" svg:viewBox="0 0 150 151" svg:d="M0 75c0-42 33-75 75-75s75 33 75 75c0 41-33 76-75 76s-75-35-75-76z">
          <text:p/>
        </draw:path>
        <draw:path draw:style-name="gr8" draw:text-style-name="P3" draw:layer="layout" svg:width="0.1cm" svg:height="0.1cm" svg:x="10.362cm" svg:y="14.632cm" svg:viewBox="0 0 101 101" svg:d="M0 51c0-29 23-51 52-51 27 0 49 22 49 51 0 27-22 50-49 50-29 0-52-23-52-50z">
          <text:p/>
        </draw:path>
        <draw:path draw:style-name="gr8" draw:text-style-name="P3" draw:layer="layout" svg:width="0.1cm" svg:height="0.1cm" svg:x="10.362cm" svg:y="14.432cm" svg:viewBox="0 0 101 101" svg:d="M0 51c0-29 23-51 52-51 27 0 49 22 49 51 0 27-22 50-49 50-29 0-52-23-52-50z">
          <text:p/>
        </draw:path>
        <draw:path draw:style-name="gr8" draw:text-style-name="P3" draw:layer="layout" svg:width="0.1cm" svg:height="0.1cm" svg:x="10.362cm" svg:y="14.232cm" svg:viewBox="0 0 101 101" svg:d="M0 51c0-29 23-51 52-51 27 0 49 22 49 51 0 27-22 50-49 50-29 0-52-23-52-50z">
          <text:p/>
        </draw:path>
        <draw:path draw:style-name="gr8" draw:text-style-name="P3" draw:layer="layout" svg:width="0.1cm" svg:height="0.1cm" svg:x="11.051cm" svg:y="15.783cm" svg:viewBox="0 0 101 101" svg:d="M0 49c0-27 22-49 51-49 27 0 50 22 50 49 0 28-23 52-50 52-29 0-51-24-51-52z">
          <text:p/>
        </draw:path>
        <draw:path draw:style-name="gr8" draw:text-style-name="P3" draw:layer="layout" svg:width="0.1cm" svg:height="0.1cm" svg:x="11.051cm" svg:y="16.545cm" svg:viewBox="0 0 101 101" svg:d="M0 50c0-27 22-50 51-50 27 0 50 23 50 50 0 28-23 51-50 51-29 0-51-23-51-51z">
          <text:p/>
        </draw:path>
        <draw:path draw:style-name="gr8" draw:text-style-name="P3" draw:layer="layout" svg:width="0.1cm" svg:height="0.1cm" svg:x="7.192cm" svg:y="14.632cm" svg:viewBox="0 0 101 101" svg:d="M0 51c0-29 22-51 51-51 27 0 50 22 50 51 0 27-23 50-50 50-29 0-51-23-51-50z">
          <text:p/>
        </draw:path>
        <draw:path draw:style-name="gr8" draw:text-style-name="P3" draw:layer="layout" svg:width="0.1cm" svg:height="0.1cm" svg:x="7.192cm" svg:y="14.432cm" svg:viewBox="0 0 101 101" svg:d="M0 51c0-29 22-51 51-51 27 0 50 22 50 51 0 27-23 50-50 50-29 0-51-23-51-50z">
          <text:p/>
        </draw:path>
        <draw:path draw:style-name="gr8" draw:text-style-name="P3" draw:layer="layout" svg:width="0.1cm" svg:height="0.1cm" svg:x="4.834cm" svg:y="16.076cm" svg:viewBox="0 0 101 101" svg:d="M0 51c0-28 23-51 51-51 27 0 50 23 50 51 0 27-23 50-50 50-28 0-51-23-51-50z">
          <text:p/>
        </draw:path>
        <draw:path draw:style-name="gr8" draw:text-style-name="P3" draw:layer="layout" svg:width="0.1cm" svg:height="0.1cm" svg:x="4.834cm" svg:y="16.276cm" svg:viewBox="0 0 101 101" svg:d="M0 51c0-28 23-51 51-51 27 0 50 23 50 51 0 27-23 50-50 50-28 0-51-23-51-50z">
          <text:p/>
        </draw:path>
        <draw:path draw:style-name="gr8" draw:text-style-name="P3" draw:layer="layout" svg:width="0.1cm" svg:height="0.1cm" svg:x="6.337cm" svg:y="14.917cm" svg:viewBox="0 0 101 101" svg:d="M0 50c0-27 23-50 50-50 28 0 51 23 51 50 0 29-23 51-51 51-27 0-50-22-50-51z">
          <text:p/>
        </draw:path>
        <draw:path draw:style-name="gr8" draw:text-style-name="P3" draw:layer="layout" svg:width="0.1cm" svg:height="0.1cm" svg:x="6.337cm" svg:y="14.155cm" svg:viewBox="0 0 101 101" svg:d="M0 51c0-28 23-51 50-51 28 0 51 23 51 51s-23 50-51 50c-27 0-50-22-50-50z">
          <text:p/>
        </draw:path>
        <draw:path draw:style-name="gr8" draw:text-style-name="P3" draw:layer="layout" svg:width="0.1cm" svg:height="0.1cm" svg:x="11.051cm" svg:y="17.147cm" svg:viewBox="0 0 101 101" svg:d="M0 51c0-28 22-51 51-51 27 0 50 23 50 51s-23 50-50 50c-29 0-51-22-51-50z">
          <text:p/>
        </draw:path>
        <draw:path draw:style-name="gr8" draw:text-style-name="P3" draw:layer="layout" svg:width="0.1cm" svg:height="0.1cm" svg:x="6.337cm" svg:y="13.606cm" svg:viewBox="0 0 101 101" svg:d="M0 50c0-28 23-50 50-50 28 0 51 22 51 50 0 27-23 51-51 51-27 0-50-24-50-51z">
          <text:p/>
        </draw:path>
        <draw:path draw:style-name="gr8" draw:text-style-name="P3" draw:layer="layout" svg:width="0.1cm" svg:height="0.1cm" svg:x="6.337cm" svg:y="17.147cm" svg:viewBox="0 0 101 101" svg:d="M0 51c0-28 23-51 50-51 28 0 51 23 51 51s-23 50-51 50c-27 0-50-22-50-50z">
          <text:p/>
        </draw:path>
        <draw:path draw:style-name="gr8" draw:text-style-name="P3" draw:layer="layout" svg:width="0.1cm" svg:height="0.1cm" svg:x="12.74cm" svg:y="17.124cm" svg:viewBox="0 0 101 101" svg:d="M0 51c0-29 24-51 52-51 27 0 49 22 49 51 0 28-22 50-49 50-28 0-52-22-52-50z">
          <text:p/>
        </draw:path>
        <draw:path draw:style-name="gr8" draw:text-style-name="P3" draw:layer="layout" svg:width="0.1cm" svg:height="0.1cm" svg:x="16.188cm" svg:y="15.165cm" svg:viewBox="0 0 101 101" svg:d="M0 52c0-28 23-52 52-52 27 0 49 24 49 52 0 27-22 49-49 49-29 0-52-22-52-49z">
          <text:p/>
        </draw:path>
        <draw:path draw:style-name="gr8" draw:text-style-name="P3" draw:layer="layout" svg:width="0.1cm" svg:height="0.1cm" svg:x="16.95cm" svg:y="15.165cm" svg:viewBox="0 0 101 101" svg:d="M0 52c0-28 23-52 51-52s50 24 50 52c0 27-22 49-50 49s-51-22-51-49z">
          <text:p/>
        </draw:path>
        <draw:path draw:style-name="gr8" draw:text-style-name="P3" draw:layer="layout" svg:width="0.1cm" svg:height="0.1cm" svg:x="5.606cm" svg:y="15.867cm" svg:viewBox="0 0 101 101" svg:d="M0 49c0-27 22-49 51-49 28 0 50 22 50 49 0 28-22 52-50 52-29 0-51-24-51-52z">
          <text:p/>
        </draw:path>
        <draw:path draw:style-name="gr8" draw:text-style-name="P3" draw:layer="layout" svg:width="0.15cm" svg:height="0.149cm" svg:x="5.581cm" svg:y="16.662cm" svg:viewBox="0 0 151 150" svg:d="M0 75c0-42 34-75 75-75 42 0 76 33 76 75 0 41-34 75-76 75-41 0-75-34-75-75z">
          <text:p/>
        </draw:path>
        <draw:path draw:style-name="gr8" draw:text-style-name="P3" draw:layer="layout" svg:width="0.1cm" svg:height="0.1cm" svg:x="5.606cm" svg:y="16.076cm" svg:viewBox="0 0 101 101" svg:d="M0 51c0-28 22-51 51-51 28 0 50 23 50 51 0 27-22 50-50 50-29 0-51-23-51-50z">
          <text:p/>
        </draw:path>
        <draw:path draw:style-name="gr8" draw:text-style-name="P3" draw:layer="layout" svg:width="0.1cm" svg:height="0.1cm" svg:x="5.606cm" svg:y="16.276cm" svg:viewBox="0 0 101 101" svg:d="M0 51c0-28 22-51 51-51 28 0 50 23 50 51 0 27-22 50-50 50-29 0-51-23-51-50z">
          <text:p/>
        </draw:path>
        <draw:path draw:style-name="gr8" draw:text-style-name="P3" draw:layer="layout" svg:width="0.1cm" svg:height="0.1cm" svg:x="5.606cm" svg:y="16.476cm" svg:viewBox="0 0 101 101" svg:d="M0 51c0-28 22-51 51-51 28 0 50 23 50 51 0 27-22 50-50 50-29 0-51-23-51-50z">
          <text:p/>
        </draw:path>
        <draw:path draw:style-name="gr8" draw:text-style-name="P3" draw:layer="layout" svg:width="0.1cm" svg:height="0.1cm" svg:x="14.183cm" svg:y="13.996cm" svg:viewBox="0 0 101 101" svg:d="M0 50c0-28 22-50 49-50 29 0 52 22 52 50s-23 51-52 51c-27 0-49-23-49-51z">
          <text:p/>
        </draw:path>
        <draw:path draw:style-name="gr8" draw:text-style-name="P3" draw:layer="layout" svg:width="0.1cm" svg:height="0.1cm" svg:x="13.929cm" svg:y="13.996cm" svg:viewBox="0 0 101 101" svg:d="M0 50c0-28 23-50 50-50 28 0 51 22 51 50s-23 51-51 51c-27 0-50-23-50-51z">
          <text:p/>
        </draw:path>
        <draw:path draw:style-name="gr8" draw:text-style-name="P3" draw:layer="layout" svg:width="0.1cm" svg:height="0.1cm" svg:x="14.434cm" svg:y="16.286cm" svg:viewBox="0 0 101 101" svg:d="M0 50c0-28 23-50 51-50s50 22 50 50c0 29-22 51-50 51s-51-22-51-51z">
          <text:p/>
        </draw:path>
        <draw:path draw:style-name="gr8" draw:text-style-name="P3" draw:layer="layout" svg:width="0.1cm" svg:height="0.1cm" svg:x="14.18cm" svg:y="16.286cm" svg:viewBox="0 0 101 101" svg:d="M0 50c0-28 22-50 50-50 29 0 51 22 51 50 0 29-22 51-51 51-28 0-50-22-50-51z">
          <text:p/>
        </draw:path>
        <draw:path draw:style-name="gr8" draw:text-style-name="P3" draw:layer="layout" svg:width="0.1cm" svg:height="0.1cm" svg:x="11.051cm" svg:y="13.606cm" svg:viewBox="0 0 101 101" svg:d="M0 50c0-28 22-50 51-50 27 0 50 22 50 50 0 27-23 51-50 51-29 0-51-24-51-51z">
          <text:p/>
        </draw:path>
        <draw:path draw:style-name="gr8" draw:text-style-name="P3" draw:layer="layout" svg:width="0.1cm" svg:height="0.1cm" svg:x="13.412cm" svg:y="17.505cm" svg:viewBox="0 0 101 101" svg:d="M0 51c0-29 22-51 51-51 28 0 50 22 50 51 0 28-22 50-50 50-29 0-51-22-51-50z">
          <text:p/>
        </draw:path>
        <draw:path draw:style-name="gr8" draw:text-style-name="P3" draw:layer="layout" svg:width="0.1cm" svg:height="0.1cm" svg:x="13.412cm" svg:y="16.743cm" svg:viewBox="0 0 101 101" svg:d="M0 51c0-28 22-51 51-51 28 0 50 23 50 51s-22 50-50 50c-29 0-51-22-51-50z">
          <text:p/>
        </draw:path>
        <draw:path draw:style-name="gr8" draw:text-style-name="P3" draw:layer="layout" svg:width="0.1cm" svg:height="0.1cm" svg:x="9.547cm" svg:y="16.442cm" svg:viewBox="0 0 101 101" svg:d="M0 51c0-28 22-51 51-51 27 0 50 23 50 51 0 27-23 50-50 50-29 0-51-23-51-50z">
          <text:p/>
        </draw:path>
        <draw:path draw:style-name="gr8" draw:text-style-name="P3" draw:layer="layout" svg:width="0.1cm" svg:height="0.1cm" svg:x="9.547cm" svg:y="16.242cm" svg:viewBox="0 0 101 101" svg:d="M0 51c0-28 22-51 51-51 27 0 50 23 50 51 0 27-23 50-50 50-29 0-51-23-51-50z">
          <text:p/>
        </draw:path>
        <draw:path draw:style-name="gr8" draw:text-style-name="P3" draw:layer="layout" svg:width="0.1cm" svg:height="0.1cm" svg:x="16.18cm" svg:y="13.08cm" svg:viewBox="0 0 101 101" svg:d="M0 51c0-28 22-51 51-51 27 0 50 23 50 51s-23 50-50 50c-29 0-51-22-51-50z">
          <text:p/>
        </draw:path>
        <draw:path draw:style-name="gr8" draw:text-style-name="P3" draw:layer="layout" svg:width="0.1cm" svg:height="0.1cm" svg:x="14.949cm" svg:y="12.703cm" svg:viewBox="0 0 101 101" svg:d="M0 50c0-28 22-50 50-50s51 22 51 50-23 51-51 51-50-23-50-51z">
          <text:p/>
        </draw:path>
        <draw:path draw:style-name="gr8" draw:text-style-name="P3" draw:layer="layout" svg:width="0.1cm" svg:height="0.1cm" svg:x="14.949cm" svg:y="13.465cm" svg:viewBox="0 0 101 101" svg:d="M0 51c0-29 22-51 50-51s51 22 51 51c0 28-23 50-51 50s-50-22-50-50z">
          <text:p/>
        </draw:path>
        <draw:path draw:style-name="gr8" draw:text-style-name="P3" draw:layer="layout" svg:width="0.1cm" svg:height="0.1cm" svg:x="15.718cm" svg:y="12.699cm" svg:viewBox="0 0 101 101" svg:d="M0 50c0-28 23-50 50-50 28 0 51 22 51 50s-23 51-51 51c-27 0-50-23-50-51z">
          <text:p/>
        </draw:path>
        <draw:path draw:style-name="gr8" draw:text-style-name="P3" draw:layer="layout" svg:width="0.1cm" svg:height="0.1cm" svg:x="15.718cm" svg:y="13.461cm" svg:viewBox="0 0 101 101" svg:d="M0 51c0-29 23-51 50-51 28 0 51 22 51 51 0 28-23 50-51 50-27 0-50-22-50-50z">
          <text:p/>
        </draw:path>
        <draw:path draw:style-name="gr8" draw:text-style-name="P3" draw:layer="layout" svg:width="0.1cm" svg:height="0.1cm" svg:x="14.949cm" svg:y="16.286cm" svg:viewBox="0 0 101 101" svg:d="M0 50c0-28 22-50 50-50s51 22 51 50c0 29-23 51-51 51s-50-22-50-51z">
          <text:p/>
        </draw:path>
        <draw:path draw:style-name="gr8" draw:text-style-name="P3" draw:layer="layout" svg:width="0.1cm" svg:height="0.1cm" svg:x="15.203cm" svg:y="16.286cm" svg:viewBox="0 0 101 101" svg:d="M0 50c0-28 22-50 51-50 28 0 50 22 50 50 0 29-22 51-50 51-29 0-51-22-51-51z">
          <text:p/>
        </draw:path>
        <draw:path draw:style-name="gr8" draw:text-style-name="P3" draw:layer="layout" svg:width="0.1cm" svg:height="0.1cm" svg:x="13.929cm" svg:y="12.702cm" svg:viewBox="0 0 101 101" svg:d="M0 50c0-28 23-50 50-50 28 0 51 22 51 50s-23 51-51 51c-27 0-50-23-50-51z">
          <text:p/>
        </draw:path>
        <draw:path draw:style-name="gr8" draw:text-style-name="P3" draw:layer="layout" svg:width="0.1cm" svg:height="0.1cm" svg:x="13.929cm" svg:y="13.464cm" svg:viewBox="0 0 101 101" svg:d="M0 51c0-29 23-51 50-51 28 0 51 22 51 51 0 28-23 50-51 50-27 0-50-22-50-50z">
          <text:p/>
        </draw:path>
        <draw:path draw:style-name="gr8" draw:text-style-name="P3" draw:layer="layout" svg:width="0.1cm" svg:height="0.1cm" svg:x="13.045cm" svg:y="17.124cm" svg:viewBox="0 0 101 101" svg:d="M0 51c0-29 24-51 52-51 27 0 49 22 49 51 0 28-22 50-49 50-28 0-52-22-52-50z">
          <text:p/>
        </draw:path>
        <draw:path draw:style-name="gr8" draw:text-style-name="P3" draw:layer="layout" svg:width="0.1cm" svg:height="0.1cm" svg:x="14.182cm" svg:y="17.501cm" svg:viewBox="0 0 101 101" svg:d="M0 51c0-29 22-51 50-51 29 0 51 22 51 51 0 28-22 50-51 50-28 0-50-22-50-50z">
          <text:p/>
        </draw:path>
        <draw:path draw:style-name="gr8" draw:text-style-name="P3" draw:layer="layout" svg:width="0.1cm" svg:height="0.1cm" svg:x="14.182cm" svg:y="16.739cm" svg:viewBox="0 0 101 101" svg:d="M0 51c0-28 22-51 50-51 29 0 51 23 51 51s-22 50-51 50c-28 0-50-22-50-50z">
          <text:p/>
        </draw:path>
        <draw:path draw:style-name="gr8" draw:text-style-name="P3" draw:layer="layout" svg:width="0.1cm" svg:height="0.1cm" svg:x="13.045cm" svg:y="15.165cm" svg:viewBox="0 0 101 101" svg:d="M0 52c0-28 24-52 52-52 27 0 49 24 49 52 0 27-22 49-49 49-28 0-52-22-52-49z">
          <text:p/>
        </draw:path>
        <draw:path draw:style-name="gr8" draw:text-style-name="P3" draw:layer="layout" svg:width="0.1cm" svg:height="0.1cm" svg:x="12.283cm" svg:y="15.165cm" svg:viewBox="0 0 101 101" svg:d="M0 52c0-28 23-52 51-52 27 0 50 24 50 52 0 27-23 49-50 49-28 0-51-22-51-49z">
          <text:p/>
        </draw:path>
        <draw:line draw:style-name="gr9" draw:text-style-name="P2" draw:layer="layout" svg:x1="15.086cm" svg:y1="17.135cm" svg:x2="15.086cm" svg:y2="17.215cm">
          <text:p/>
        </draw:line>
        <draw:line draw:style-name="gr9" draw:text-style-name="P2" draw:layer="layout" svg:x1="15.115cm" svg:y1="17.089cm" svg:x2="15.144cm" svg:y2="17.176cm">
          <text:p/>
        </draw:line>
        <draw:line draw:style-name="gr9" draw:text-style-name="P2" draw:layer="layout" svg:x1="15.143cm" svg:y1="17.175cm" svg:x2="15.069cm" svg:y2="17.175cm">
          <text:p/>
        </draw:line>
        <draw:line draw:style-name="gr9" draw:text-style-name="P2" draw:layer="layout" svg:x1="15.035cm" svg:y1="17.095cm" svg:x2="14.955cm" svg:y2="17.095cm">
          <text:p/>
        </draw:line>
        <draw:line draw:style-name="gr9" draw:text-style-name="P2" draw:layer="layout" svg:x1="14.955cm" svg:y1="17.095cm" svg:x2="15.007cm" svg:y2="17.216cm">
          <text:p/>
        </draw:line>
        <draw:line draw:style-name="gr9" draw:text-style-name="P2" draw:layer="layout" svg:x1="14.886cm" svg:y1="17.095cm" svg:x2="14.875cm" svg:y2="17.095cm">
          <text:p/>
        </draw:line>
        <draw:line draw:style-name="gr9" draw:text-style-name="P2" draw:layer="layout" svg:x1="14.877cm" svg:y1="17.095cm" svg:x2="14.863cm" svg:y2="17.101cm">
          <text:p/>
        </draw:line>
        <draw:line draw:style-name="gr9" draw:text-style-name="P2" draw:layer="layout" svg:x1="14.864cm" svg:y1="17.1cm" svg:x2="14.858cm" svg:y2="17.107cm">
          <text:p/>
        </draw:line>
        <draw:line draw:style-name="gr9" draw:text-style-name="P2" draw:layer="layout" svg:x1="14.859cm" svg:y1="17.106cm" svg:x2="14.852cm" svg:y2="17.119cm">
          <text:p/>
        </draw:line>
        <draw:line draw:style-name="gr9" draw:text-style-name="P2" draw:layer="layout" svg:x1="14.853cm" svg:y1="17.118cm" svg:x2="14.846cm" svg:y2="17.141cm">
          <text:p/>
        </draw:line>
        <draw:line draw:style-name="gr9" draw:text-style-name="P2" draw:layer="layout" svg:x1="14.846cm" svg:y1="17.14cm" svg:x2="14.846cm" svg:y2="17.169cm">
          <text:p/>
        </draw:line>
        <draw:line draw:style-name="gr9" draw:text-style-name="P2" draw:layer="layout" svg:x1="14.846cm" svg:y1="17.169cm" svg:x2="14.853cm" svg:y2="17.193cm">
          <text:p/>
        </draw:line>
        <draw:line draw:style-name="gr9" draw:text-style-name="P2" draw:layer="layout" svg:x1="14.852cm" svg:y1="17.192cm" svg:x2="14.859cm" svg:y2="17.204cm">
          <text:p/>
        </draw:line>
        <draw:line draw:style-name="gr9" draw:text-style-name="P2" draw:layer="layout" svg:x1="14.858cm" svg:y1="17.203cm" svg:x2="14.864cm" svg:y2="17.21cm">
          <text:p/>
        </draw:line>
        <draw:line draw:style-name="gr9" draw:text-style-name="P2" draw:layer="layout" svg:x1="14.863cm" svg:y1="17.209cm" svg:x2="14.877cm" svg:y2="17.216cm">
          <text:p/>
        </draw:line>
        <draw:line draw:style-name="gr9" draw:text-style-name="P2" draw:layer="layout" svg:x1="14.875cm" svg:y1="17.215cm" svg:x2="14.886cm" svg:y2="17.215cm">
          <text:p/>
        </draw:line>
        <draw:line draw:style-name="gr9" draw:text-style-name="P2" draw:layer="layout" svg:x1="14.886cm" svg:y1="17.216cm" svg:x2="14.899cm" svg:y2="17.209cm">
          <text:p/>
        </draw:line>
        <draw:line draw:style-name="gr9" draw:text-style-name="P2" draw:layer="layout" svg:x1="14.898cm" svg:y1="17.21cm" svg:x2="14.904cm" svg:y2="17.203cm">
          <text:p/>
        </draw:line>
        <draw:line draw:style-name="gr9" draw:text-style-name="P2" draw:layer="layout" svg:x1="14.903cm" svg:y1="17.204cm" svg:x2="14.911cm" svg:y2="17.192cm">
          <text:p/>
        </draw:line>
        <draw:line draw:style-name="gr9" draw:text-style-name="P2" draw:layer="layout" svg:x1="14.909cm" svg:y1="17.193cm" svg:x2="14.916cm" svg:y2="17.169cm">
          <text:p/>
        </draw:line>
        <draw:line draw:style-name="gr9" draw:text-style-name="P2" draw:layer="layout" svg:x1="14.915cm" svg:y1="17.169cm" svg:x2="14.915cm" svg:y2="17.14cm">
          <text:p/>
        </draw:line>
        <draw:line draw:style-name="gr9" draw:text-style-name="P2" draw:layer="layout" svg:x1="14.916cm" svg:y1="17.141cm" svg:x2="14.909cm" svg:y2="17.118cm">
          <text:p/>
        </draw:line>
        <draw:line draw:style-name="gr9" draw:text-style-name="P2" draw:layer="layout" svg:x1="14.911cm" svg:y1="17.119cm" svg:x2="14.903cm" svg:y2="17.106cm">
          <text:p/>
        </draw:line>
        <draw:line draw:style-name="gr9" draw:text-style-name="P2" draw:layer="layout" svg:x1="14.904cm" svg:y1="17.107cm" svg:x2="14.898cm" svg:y2="17.1cm">
          <text:p/>
        </draw:line>
        <draw:line draw:style-name="gr9" draw:text-style-name="P2" draw:layer="layout" svg:x1="14.899cm" svg:y1="17.101cm" svg:x2="14.886cm" svg:y2="17.095cm">
          <text:p/>
        </draw:line>
        <draw:line draw:style-name="gr9" draw:text-style-name="P2" draw:layer="layout" svg:x1="14.686cm" svg:y1="17.216cm" svg:x2="14.699cm" svg:y2="17.209cm">
          <text:p/>
        </draw:line>
        <draw:line draw:style-name="gr9" draw:text-style-name="P2" draw:layer="layout" svg:x1="14.698cm" svg:y1="17.21cm" svg:x2="14.704cm" svg:y2="17.203cm">
          <text:p/>
        </draw:line>
        <draw:line draw:style-name="gr9" draw:text-style-name="P2" draw:layer="layout" svg:x1="14.703cm" svg:y1="17.204cm" svg:x2="14.711cm" svg:y2="17.192cm">
          <text:p/>
        </draw:line>
        <draw:line draw:style-name="gr9" draw:text-style-name="P2" draw:layer="layout" svg:x1="14.709cm" svg:y1="17.192cm" svg:x2="14.709cm" svg:y2="17.158cm">
          <text:p/>
        </draw:line>
        <draw:line draw:style-name="gr9" draw:text-style-name="P2" draw:layer="layout" svg:x1="14.711cm" svg:y1="17.159cm" svg:x2="14.703cm" svg:y2="17.146cm">
          <text:p/>
        </draw:line>
        <draw:line draw:style-name="gr9" draw:text-style-name="P2" draw:layer="layout" svg:x1="14.704cm" svg:y1="17.147cm" svg:x2="14.698cm" svg:y2="17.14cm">
          <text:p/>
        </draw:line>
        <draw:line draw:style-name="gr9" draw:text-style-name="P2" draw:layer="layout" svg:x1="14.699cm" svg:y1="17.141cm" svg:x2="14.686cm" svg:y2="17.135cm">
          <text:p/>
        </draw:line>
        <draw:line draw:style-name="gr9" draw:text-style-name="P2" draw:layer="layout" svg:x1="14.686cm" svg:y1="17.135cm" svg:x2="14.669cm" svg:y2="17.135cm">
          <text:p/>
        </draw:line>
        <draw:line draw:style-name="gr9" draw:text-style-name="P2" draw:layer="layout" svg:x1="14.67cm" svg:y1="17.135cm" svg:x2="14.658cm" svg:y2="17.141cm">
          <text:p/>
        </draw:line>
        <draw:line draw:style-name="gr9" draw:text-style-name="P2" draw:layer="layout" svg:x1="14.659cm" svg:y1="17.14cm" svg:x2="14.652cm" svg:y2="17.147cm">
          <text:p/>
        </draw:line>
        <draw:line draw:style-name="gr9" draw:text-style-name="P2" draw:layer="layout" svg:x1="14.653cm" svg:y1="17.146cm" svg:x2="14.646cm" svg:y2="17.159cm">
          <text:p/>
        </draw:line>
        <draw:line draw:style-name="gr9" draw:text-style-name="P2" draw:layer="layout" svg:x1="14.646cm" svg:y1="17.158cm" svg:x2="14.646cm" svg:y2="17.192cm">
          <text:p/>
        </draw:line>
        <draw:line draw:style-name="gr9" draw:text-style-name="P2" draw:layer="layout" svg:x1="14.646cm" svg:y1="17.192cm" svg:x2="14.653cm" svg:y2="17.204cm">
          <text:p/>
        </draw:line>
        <draw:line draw:style-name="gr9" draw:text-style-name="P2" draw:layer="layout" svg:x1="14.652cm" svg:y1="17.203cm" svg:x2="14.659cm" svg:y2="17.21cm">
          <text:p/>
        </draw:line>
        <draw:line draw:style-name="gr9" draw:text-style-name="P2" draw:layer="layout" svg:x1="14.658cm" svg:y1="17.209cm" svg:x2="14.67cm" svg:y2="17.216cm">
          <text:p/>
        </draw:line>
        <draw:line draw:style-name="gr9" draw:text-style-name="P2" draw:layer="layout" svg:x1="14.669cm" svg:y1="17.215cm" svg:x2="14.686cm" svg:y2="17.215cm">
          <text:p/>
        </draw:line>
        <draw:line draw:style-name="gr9" draw:text-style-name="P2" draw:layer="layout" svg:x1="14.595cm" svg:y1="17.215cm" svg:x2="14.595cm" svg:y2="17.095cm">
          <text:p/>
        </draw:line>
        <draw:line draw:style-name="gr9" draw:text-style-name="P2" draw:layer="layout" svg:x1="14.543cm" svg:y1="17.215cm" svg:x2="14.543cm" svg:y2="17.152cm">
          <text:p/>
        </draw:line>
        <draw:line draw:style-name="gr9" draw:text-style-name="P2" draw:layer="layout" svg:x1="14.543cm" svg:y1="17.154cm" svg:x2="14.551cm" svg:y2="17.14cm">
          <text:p/>
        </draw:line>
        <draw:line draw:style-name="gr9" draw:text-style-name="P2" draw:layer="layout" svg:x1="14.549cm" svg:y1="17.141cm" svg:x2="14.561cm" svg:y2="17.135cm">
          <text:p/>
        </draw:line>
        <draw:line draw:style-name="gr9" draw:text-style-name="P2" draw:layer="layout" svg:x1="14.56cm" svg:y1="17.135cm" svg:x2="14.578cm" svg:y2="17.135cm">
          <text:p/>
        </draw:line>
        <draw:line draw:style-name="gr9" draw:text-style-name="P2" draw:layer="layout" svg:x1="14.578cm" svg:y1="17.135cm" svg:x2="14.59cm" svg:y2="17.141cm">
          <text:p/>
        </draw:line>
        <draw:line draw:style-name="gr9" draw:text-style-name="P2" draw:layer="layout" svg:x1="14.589cm" svg:y1="17.14cm" svg:x2="14.596cm" svg:y2="17.147cm">
          <text:p/>
        </draw:line>
        <draw:line draw:style-name="gr9" draw:text-style-name="P2" draw:layer="layout" svg:x1="14.486cm" svg:y1="17.215cm" svg:x2="14.486cm" svg:y2="17.135cm">
          <text:p/>
        </draw:line>
        <draw:line draw:style-name="gr9" draw:text-style-name="P2" draw:layer="layout" svg:x1="14.487cm" svg:y1="17.147cm" svg:x2="14.48cm" svg:y2="17.14cm">
          <text:p/>
        </draw:line>
        <draw:line draw:style-name="gr9" draw:text-style-name="P2" draw:layer="layout" svg:x1="14.481cm" svg:y1="17.141cm" svg:x2="14.469cm" svg:y2="17.135cm">
          <text:p/>
        </draw:line>
        <draw:line draw:style-name="gr9" draw:text-style-name="P2" draw:layer="layout" svg:x1="14.469cm" svg:y1="17.135cm" svg:x2="14.452cm" svg:y2="17.135cm">
          <text:p/>
        </draw:line>
        <draw:line draw:style-name="gr9" draw:text-style-name="P2" draw:layer="layout" svg:x1="14.453cm" svg:y1="17.135cm" svg:x2="14.44cm" svg:y2="17.141cm">
          <text:p/>
        </draw:line>
        <draw:line draw:style-name="gr9" draw:text-style-name="P2" draw:layer="layout" svg:x1="14.441cm" svg:y1="17.14cm" svg:x2="14.435cm" svg:y2="17.154cm">
          <text:p/>
        </draw:line>
        <draw:line draw:style-name="gr9" draw:text-style-name="P2" draw:layer="layout" svg:x1="14.435cm" svg:y1="17.152cm" svg:x2="14.435cm" svg:y2="17.215cm">
          <text:p/>
        </draw:line>
        <draw:line draw:style-name="gr9" draw:text-style-name="P2" draw:layer="layout" svg:x1="14.436cm" svg:y1="17.154cm" svg:x2="14.429cm" svg:y2="17.14cm">
          <text:p/>
        </draw:line>
        <draw:line draw:style-name="gr9" draw:text-style-name="P2" draw:layer="layout" svg:x1="14.43cm" svg:y1="17.141cm" svg:x2="14.418cm" svg:y2="17.135cm">
          <text:p/>
        </draw:line>
        <draw:line draw:style-name="gr9" draw:text-style-name="P2" draw:layer="layout" svg:x1="14.418cm" svg:y1="17.135cm" svg:x2="14.4cm" svg:y2="17.135cm">
          <text:p/>
        </draw:line>
        <draw:line draw:style-name="gr9" draw:text-style-name="P2" draw:layer="layout" svg:x1="14.401cm" svg:y1="17.135cm" svg:x2="14.389cm" svg:y2="17.141cm">
          <text:p/>
        </draw:line>
        <draw:line draw:style-name="gr9" draw:text-style-name="P2" draw:layer="layout" svg:x1="14.391cm" svg:y1="17.14cm" svg:x2="14.383cm" svg:y2="17.154cm">
          <text:p/>
        </draw:line>
        <draw:line draw:style-name="gr9" draw:text-style-name="P2" draw:layer="layout" svg:x1="14.383cm" svg:y1="17.152cm" svg:x2="14.383cm" svg:y2="17.215cm">
          <text:p/>
        </draw:line>
        <draw:polygon draw:style-name="gr10" draw:text-style-name="P2" draw:layer="layout" svg:width="1.119cm" svg:height="0.32cm" svg:x="14.201cm" svg:y="17cm" svg:viewBox="0 0 1120 321" draw:points="0,0 1120,0 1120,321 0,321">
          <text:p/>
        </draw:polygon>
        <draw:line draw:style-name="gr9" draw:text-style-name="P2" draw:layer="layout" svg:x1="12.802cm" svg:y1="13.652cm" svg:x2="12.802cm" svg:y2="13.583cm">
          <text:p/>
        </draw:line>
        <draw:line draw:style-name="gr9" draw:text-style-name="P2" draw:layer="layout" svg:x1="12.802cm" svg:y1="13.617cm" svg:x2="12.682cm" svg:y2="13.617cm">
          <text:p/>
        </draw:line>
        <draw:line draw:style-name="gr9" draw:text-style-name="P2" draw:layer="layout" svg:x1="12.682cm" svg:y1="13.618cm" svg:x2="12.7cm" svg:y2="13.606cm">
          <text:p/>
        </draw:line>
        <draw:line draw:style-name="gr9" draw:text-style-name="P2" draw:layer="layout" svg:x1="12.699cm" svg:y1="13.607cm" svg:x2="12.711cm" svg:y2="13.595cm">
          <text:p/>
        </draw:line>
        <draw:line draw:style-name="gr9" draw:text-style-name="P2" draw:layer="layout" svg:x1="12.71cm" svg:y1="13.596cm" svg:x2="12.717cm" svg:y2="13.583cm">
          <text:p/>
        </draw:line>
        <draw:line draw:style-name="gr9" draw:text-style-name="P2" draw:layer="layout" svg:x1="12.682cm" svg:y1="13.726cm" svg:x2="12.682cm" svg:y2="13.737cm">
          <text:p/>
        </draw:line>
        <draw:line draw:style-name="gr9" draw:text-style-name="P2" draw:layer="layout" svg:x1="12.682cm" svg:y1="13.737cm" svg:x2="12.688cm" svg:y2="13.75cm">
          <text:p/>
        </draw:line>
        <draw:line draw:style-name="gr9" draw:text-style-name="P2" draw:layer="layout" svg:x1="12.687cm" svg:y1="13.749cm" svg:x2="12.694cm" svg:y2="13.756cm">
          <text:p/>
        </draw:line>
        <draw:line draw:style-name="gr9" draw:text-style-name="P2" draw:layer="layout" svg:x1="12.693cm" svg:y1="13.755cm" svg:x2="12.706cm" svg:y2="13.761cm">
          <text:p/>
        </draw:line>
        <draw:line draw:style-name="gr9" draw:text-style-name="P2" draw:layer="layout" svg:x1="12.705cm" svg:y1="13.76cm" svg:x2="12.728cm" svg:y2="13.767cm">
          <text:p/>
        </draw:line>
        <draw:line draw:style-name="gr9" draw:text-style-name="P2" draw:layer="layout" svg:x1="12.727cm" svg:y1="13.766cm" svg:x2="12.756cm" svg:y2="13.766cm">
          <text:p/>
        </draw:line>
        <draw:line draw:style-name="gr9" draw:text-style-name="P2" draw:layer="layout" svg:x1="12.756cm" svg:y1="13.767cm" svg:x2="12.78cm" svg:y2="13.76cm">
          <text:p/>
        </draw:line>
        <draw:line draw:style-name="gr9" draw:text-style-name="P2" draw:layer="layout" svg:x1="12.779cm" svg:y1="13.761cm" svg:x2="12.791cm" svg:y2="13.755cm">
          <text:p/>
        </draw:line>
        <draw:line draw:style-name="gr9" draw:text-style-name="P2" draw:layer="layout" svg:x1="12.79cm" svg:y1="13.756cm" svg:x2="12.797cm" svg:y2="13.749cm">
          <text:p/>
        </draw:line>
        <draw:line draw:style-name="gr9" draw:text-style-name="P2" draw:layer="layout" svg:x1="12.796cm" svg:y1="13.75cm" svg:x2="12.803cm" svg:y2="13.737cm">
          <text:p/>
        </draw:line>
        <draw:line draw:style-name="gr9" draw:text-style-name="P2" draw:layer="layout" svg:x1="12.802cm" svg:y1="13.737cm" svg:x2="12.802cm" svg:y2="13.726cm">
          <text:p/>
        </draw:line>
        <draw:line draw:style-name="gr9" draw:text-style-name="P2" draw:layer="layout" svg:x1="12.803cm" svg:y1="13.727cm" svg:x2="12.796cm" svg:y2="13.715cm">
          <text:p/>
        </draw:line>
        <draw:line draw:style-name="gr9" draw:text-style-name="P2" draw:layer="layout" svg:x1="12.797cm" svg:y1="13.716cm" svg:x2="12.79cm" svg:y2="13.709cm">
          <text:p/>
        </draw:line>
        <draw:line draw:style-name="gr9" draw:text-style-name="P2" draw:layer="layout" svg:x1="12.791cm" svg:y1="13.71cm" svg:x2="12.779cm" svg:y2="13.703cm">
          <text:p/>
        </draw:line>
        <draw:line draw:style-name="gr9" draw:text-style-name="P2" draw:layer="layout" svg:x1="12.78cm" svg:y1="13.704cm" svg:x2="12.756cm" svg:y2="13.697cm">
          <text:p/>
        </draw:line>
        <draw:line draw:style-name="gr9" draw:text-style-name="P2" draw:layer="layout" svg:x1="12.756cm" svg:y1="13.697cm" svg:x2="12.727cm" svg:y2="13.697cm">
          <text:p/>
        </draw:line>
        <draw:line draw:style-name="gr9" draw:text-style-name="P2" draw:layer="layout" svg:x1="12.728cm" svg:y1="13.697cm" svg:x2="12.705cm" svg:y2="13.704cm">
          <text:p/>
        </draw:line>
        <draw:line draw:style-name="gr9" draw:text-style-name="P2" draw:layer="layout" svg:x1="12.706cm" svg:y1="13.703cm" svg:x2="12.693cm" svg:y2="13.71cm">
          <text:p/>
        </draw:line>
        <draw:line draw:style-name="gr9" draw:text-style-name="P2" draw:layer="layout" svg:x1="12.694cm" svg:y1="13.709cm" svg:x2="12.687cm" svg:y2="13.716cm">
          <text:p/>
        </draw:line>
        <draw:line draw:style-name="gr9" draw:text-style-name="P2" draw:layer="layout" svg:x1="12.688cm" svg:y1="13.715cm" svg:x2="12.682cm" svg:y2="13.727cm">
          <text:p/>
        </draw:line>
        <draw:line draw:style-name="gr9" draw:text-style-name="P2" draw:layer="layout" svg:x1="12.803cm" svg:y1="13.927cm" svg:x2="12.796cm" svg:y2="13.915cm">
          <text:p/>
        </draw:line>
        <draw:line draw:style-name="gr9" draw:text-style-name="P2" draw:layer="layout" svg:x1="12.797cm" svg:y1="13.916cm" svg:x2="12.79cm" svg:y2="13.909cm">
          <text:p/>
        </draw:line>
        <draw:line draw:style-name="gr9" draw:text-style-name="P2" draw:layer="layout" svg:x1="12.791cm" svg:y1="13.91cm" svg:x2="12.779cm" svg:y2="13.903cm">
          <text:p/>
        </draw:line>
        <draw:line draw:style-name="gr9" draw:text-style-name="P2" draw:layer="layout" svg:x1="12.779cm" svg:y1="13.903cm" svg:x2="12.745cm" svg:y2="13.903cm">
          <text:p/>
        </draw:line>
        <draw:line draw:style-name="gr9" draw:text-style-name="P2" draw:layer="layout" svg:x1="12.746cm" svg:y1="13.903cm" svg:x2="12.733cm" svg:y2="13.91cm">
          <text:p/>
        </draw:line>
        <draw:line draw:style-name="gr9" draw:text-style-name="P2" draw:layer="layout" svg:x1="12.734cm" svg:y1="13.909cm" svg:x2="12.727cm" svg:y2="13.916cm">
          <text:p/>
        </draw:line>
        <draw:line draw:style-name="gr9" draw:text-style-name="P2" draw:layer="layout" svg:x1="12.728cm" svg:y1="13.915cm" svg:x2="12.722cm" svg:y2="13.927cm">
          <text:p/>
        </draw:line>
        <draw:line draw:style-name="gr9" draw:text-style-name="P2" draw:layer="layout" svg:x1="12.722cm" svg:y1="13.926cm" svg:x2="12.722cm" svg:y2="13.943cm">
          <text:p/>
        </draw:line>
        <draw:line draw:style-name="gr9" draw:text-style-name="P2" draw:layer="layout" svg:x1="12.722cm" svg:y1="13.943cm" svg:x2="12.728cm" svg:y2="13.956cm">
          <text:p/>
        </draw:line>
        <draw:line draw:style-name="gr9" draw:text-style-name="P2" draw:layer="layout" svg:x1="12.727cm" svg:y1="13.955cm" svg:x2="12.734cm" svg:y2="13.961cm">
          <text:p/>
        </draw:line>
        <draw:line draw:style-name="gr9" draw:text-style-name="P2" draw:layer="layout" svg:x1="12.733cm" svg:y1="13.96cm" svg:x2="12.746cm" svg:y2="13.967cm">
          <text:p/>
        </draw:line>
        <draw:line draw:style-name="gr9" draw:text-style-name="P2" draw:layer="layout" svg:x1="12.745cm" svg:y1="13.966cm" svg:x2="12.779cm" svg:y2="13.966cm">
          <text:p/>
        </draw:line>
        <draw:line draw:style-name="gr9" draw:text-style-name="P2" draw:layer="layout" svg:x1="12.779cm" svg:y1="13.967cm" svg:x2="12.791cm" svg:y2="13.96cm">
          <text:p/>
        </draw:line>
        <draw:line draw:style-name="gr9" draw:text-style-name="P2" draw:layer="layout" svg:x1="12.79cm" svg:y1="13.961cm" svg:x2="12.797cm" svg:y2="13.955cm">
          <text:p/>
        </draw:line>
        <draw:line draw:style-name="gr9" draw:text-style-name="P2" draw:layer="layout" svg:x1="12.796cm" svg:y1="13.956cm" svg:x2="12.803cm" svg:y2="13.943cm">
          <text:p/>
        </draw:line>
        <draw:line draw:style-name="gr9" draw:text-style-name="P2" draw:layer="layout" svg:x1="12.802cm" svg:y1="13.943cm" svg:x2="12.802cm" svg:y2="13.926cm">
          <text:p/>
        </draw:line>
        <draw:line draw:style-name="gr9" draw:text-style-name="P2" draw:layer="layout" svg:x1="12.802cm" svg:y1="14.017cm" svg:x2="12.682cm" svg:y2="14.017cm">
          <text:p/>
        </draw:line>
        <draw:line draw:style-name="gr9" draw:text-style-name="P2" draw:layer="layout" svg:x1="12.802cm" svg:y1="14.069cm" svg:x2="12.739cm" svg:y2="14.069cm">
          <text:p/>
        </draw:line>
        <draw:line draw:style-name="gr9" draw:text-style-name="P2" draw:layer="layout" svg:x1="12.74cm" svg:y1="14.07cm" svg:x2="12.727cm" svg:y2="14.063cm">
          <text:p/>
        </draw:line>
        <draw:line draw:style-name="gr9" draw:text-style-name="P2" draw:layer="layout" svg:x1="12.728cm" svg:y1="14.064cm" svg:x2="12.722cm" svg:y2="14.052cm">
          <text:p/>
        </draw:line>
        <draw:line draw:style-name="gr9" draw:text-style-name="P2" draw:layer="layout" svg:x1="12.722cm" svg:y1="14.052cm" svg:x2="12.722cm" svg:y2="14.035cm">
          <text:p/>
        </draw:line>
        <draw:line draw:style-name="gr9" draw:text-style-name="P2" draw:layer="layout" svg:x1="12.722cm" svg:y1="14.036cm" svg:x2="12.728cm" svg:y2="14.023cm">
          <text:p/>
        </draw:line>
        <draw:line draw:style-name="gr9" draw:text-style-name="P2" draw:layer="layout" svg:x1="12.727cm" svg:y1="14.024cm" svg:x2="12.734cm" svg:y2="14.017cm">
          <text:p/>
        </draw:line>
        <draw:line draw:style-name="gr9" draw:text-style-name="P2" draw:layer="layout" svg:x1="12.802cm" svg:y1="14.126cm" svg:x2="12.722cm" svg:y2="14.126cm">
          <text:p/>
        </draw:line>
        <draw:line draw:style-name="gr9" draw:text-style-name="P2" draw:layer="layout" svg:x1="12.734cm" svg:y1="14.126cm" svg:x2="12.727cm" svg:y2="14.134cm">
          <text:p/>
        </draw:line>
        <draw:line draw:style-name="gr9" draw:text-style-name="P2" draw:layer="layout" svg:x1="12.728cm" svg:y1="14.132cm" svg:x2="12.722cm" svg:y2="14.144cm">
          <text:p/>
        </draw:line>
        <draw:line draw:style-name="gr9" draw:text-style-name="P2" draw:layer="layout" svg:x1="12.722cm" svg:y1="14.143cm" svg:x2="12.722cm" svg:y2="14.16cm">
          <text:p/>
        </draw:line>
        <draw:line draw:style-name="gr9" draw:text-style-name="P2" draw:layer="layout" svg:x1="12.722cm" svg:y1="14.16cm" svg:x2="12.728cm" svg:y2="14.173cm">
          <text:p/>
        </draw:line>
        <draw:line draw:style-name="gr9" draw:text-style-name="P2" draw:layer="layout" svg:x1="12.727cm" svg:y1="14.172cm" svg:x2="12.74cm" svg:y2="14.178cm">
          <text:p/>
        </draw:line>
        <draw:line draw:style-name="gr9" draw:text-style-name="P2" draw:layer="layout" svg:x1="12.739cm" svg:y1="14.177cm" svg:x2="12.802cm" svg:y2="14.177cm">
          <text:p/>
        </draw:line>
        <draw:line draw:style-name="gr9" draw:text-style-name="P2" draw:layer="layout" svg:x1="12.74cm" svg:y1="14.177cm" svg:x2="12.727cm" svg:y2="14.184cm">
          <text:p/>
        </draw:line>
        <draw:line draw:style-name="gr9" draw:text-style-name="P2" draw:layer="layout" svg:x1="12.728cm" svg:y1="14.183cm" svg:x2="12.722cm" svg:y2="14.196cm">
          <text:p/>
        </draw:line>
        <draw:line draw:style-name="gr9" draw:text-style-name="P2" draw:layer="layout" svg:x1="12.722cm" svg:y1="14.195cm" svg:x2="12.722cm" svg:y2="14.212cm">
          <text:p/>
        </draw:line>
        <draw:line draw:style-name="gr9" draw:text-style-name="P2" draw:layer="layout" svg:x1="12.722cm" svg:y1="14.212cm" svg:x2="12.728cm" svg:y2="14.224cm">
          <text:p/>
        </draw:line>
        <draw:line draw:style-name="gr9" draw:text-style-name="P2" draw:layer="layout" svg:x1="12.727cm" svg:y1="14.223cm" svg:x2="12.74cm" svg:y2="14.23cm">
          <text:p/>
        </draw:line>
        <draw:line draw:style-name="gr9" draw:text-style-name="P2" draw:layer="layout" svg:x1="12.739cm" svg:y1="14.229cm" svg:x2="12.802cm" svg:y2="14.229cm">
          <text:p/>
        </draw:line>
        <draw:polygon draw:style-name="gr10" draw:text-style-name="P2" draw:layer="layout" svg:width="0.287cm" svg:height="0.925cm" svg:x="12.588cm" svg:y="13.45cm" svg:viewBox="0 0 288 926" draw:points="0,0 288,0 288,926 0,926">
          <text:p/>
        </draw:polygon>
        <draw:line draw:style-name="gr9" draw:text-style-name="P2" draw:layer="layout" svg:x1="6.923cm" svg:y1="13.467cm" svg:x2="6.923cm" svg:y2="13.398cm">
          <text:p/>
        </draw:line>
        <draw:line draw:style-name="gr9" draw:text-style-name="P2" draw:layer="layout" svg:x1="6.923cm" svg:y1="13.432cm" svg:x2="6.803cm" svg:y2="13.432cm">
          <text:p/>
        </draw:line>
        <draw:line draw:style-name="gr9" draw:text-style-name="P2" draw:layer="layout" svg:x1="6.803cm" svg:y1="13.433cm" svg:x2="6.821cm" svg:y2="13.421cm">
          <text:p/>
        </draw:line>
        <draw:line draw:style-name="gr9" draw:text-style-name="P2" draw:layer="layout" svg:x1="6.82cm" svg:y1="13.422cm" svg:x2="6.832cm" svg:y2="13.41cm">
          <text:p/>
        </draw:line>
        <draw:line draw:style-name="gr9" draw:text-style-name="P2" draw:layer="layout" svg:x1="6.831cm" svg:y1="13.411cm" svg:x2="6.838cm" svg:y2="13.398cm">
          <text:p/>
        </draw:line>
        <draw:line draw:style-name="gr9" draw:text-style-name="P2" draw:layer="layout" svg:x1="6.923cm" svg:y1="13.518cm" svg:x2="6.803cm" svg:y2="13.518cm">
          <text:p/>
        </draw:line>
        <draw:line draw:style-name="gr9" draw:text-style-name="P2" draw:layer="layout" svg:x1="6.924cm" svg:y1="13.588cm" svg:x2="6.854cm" svg:y2="13.535cm">
          <text:p/>
        </draw:line>
        <draw:line draw:style-name="gr9" draw:text-style-name="P2" draw:layer="layout" svg:x1="6.803cm" svg:y1="13.588cm" svg:x2="6.872cm" svg:y2="13.518cm">
          <text:p/>
        </draw:line>
        <draw:line draw:style-name="gr9" draw:text-style-name="P2" draw:layer="layout" svg:x1="6.924cm" svg:y1="13.748cm" svg:x2="6.917cm" svg:y2="13.735cm">
          <text:p/>
        </draw:line>
        <draw:line draw:style-name="gr9" draw:text-style-name="P2" draw:layer="layout" svg:x1="6.918cm" svg:y1="13.736cm" svg:x2="6.911cm" svg:y2="13.73cm">
          <text:p/>
        </draw:line>
        <draw:line draw:style-name="gr9" draw:text-style-name="P2" draw:layer="layout" svg:x1="6.912cm" svg:y1="13.731cm" svg:x2="6.9cm" svg:y2="13.724cm">
          <text:p/>
        </draw:line>
        <draw:line draw:style-name="gr9" draw:text-style-name="P2" draw:layer="layout" svg:x1="6.9cm" svg:y1="13.724cm" svg:x2="6.866cm" svg:y2="13.724cm">
          <text:p/>
        </draw:line>
        <draw:line draw:style-name="gr9" draw:text-style-name="P2" draw:layer="layout" svg:x1="6.867cm" svg:y1="13.724cm" svg:x2="6.854cm" svg:y2="13.731cm">
          <text:p/>
        </draw:line>
        <draw:line draw:style-name="gr9" draw:text-style-name="P2" draw:layer="layout" svg:x1="6.856cm" svg:y1="13.73cm" svg:x2="6.848cm" svg:y2="13.736cm">
          <text:p/>
        </draw:line>
        <draw:line draw:style-name="gr9" draw:text-style-name="P2" draw:layer="layout" svg:x1="6.849cm" svg:y1="13.735cm" svg:x2="6.843cm" svg:y2="13.748cm">
          <text:p/>
        </draw:line>
        <draw:line draw:style-name="gr9" draw:text-style-name="P2" draw:layer="layout" svg:x1="6.843cm" svg:y1="13.747cm" svg:x2="6.843cm" svg:y2="13.764cm">
          <text:p/>
        </draw:line>
        <draw:line draw:style-name="gr9" draw:text-style-name="P2" draw:layer="layout" svg:x1="6.843cm" svg:y1="13.764cm" svg:x2="6.849cm" svg:y2="13.776cm">
          <text:p/>
        </draw:line>
        <draw:line draw:style-name="gr9" draw:text-style-name="P2" draw:layer="layout" svg:x1="6.848cm" svg:y1="13.775cm" svg:x2="6.856cm" svg:y2="13.782cm">
          <text:p/>
        </draw:line>
        <draw:line draw:style-name="gr9" draw:text-style-name="P2" draw:layer="layout" svg:x1="6.854cm" svg:y1="13.781cm" svg:x2="6.867cm" svg:y2="13.789cm">
          <text:p/>
        </draw:line>
        <draw:line draw:style-name="gr9" draw:text-style-name="P2" draw:layer="layout" svg:x1="6.866cm" svg:y1="13.787cm" svg:x2="6.9cm" svg:y2="13.787cm">
          <text:p/>
        </draw:line>
        <draw:line draw:style-name="gr9" draw:text-style-name="P2" draw:layer="layout" svg:x1="6.9cm" svg:y1="13.789cm" svg:x2="6.912cm" svg:y2="13.781cm">
          <text:p/>
        </draw:line>
        <draw:line draw:style-name="gr9" draw:text-style-name="P2" draw:layer="layout" svg:x1="6.911cm" svg:y1="13.782cm" svg:x2="6.918cm" svg:y2="13.775cm">
          <text:p/>
        </draw:line>
        <draw:line draw:style-name="gr9" draw:text-style-name="P2" draw:layer="layout" svg:x1="6.917cm" svg:y1="13.776cm" svg:x2="6.924cm" svg:y2="13.764cm">
          <text:p/>
        </draw:line>
        <draw:line draw:style-name="gr9" draw:text-style-name="P2" draw:layer="layout" svg:x1="6.923cm" svg:y1="13.764cm" svg:x2="6.923cm" svg:y2="13.747cm">
          <text:p/>
        </draw:line>
        <draw:line draw:style-name="gr9" draw:text-style-name="P2" draw:layer="layout" svg:x1="6.923cm" svg:y1="13.838cm" svg:x2="6.803cm" svg:y2="13.838cm">
          <text:p/>
        </draw:line>
        <draw:line draw:style-name="gr9" draw:text-style-name="P2" draw:layer="layout" svg:x1="6.923cm" svg:y1="13.89cm" svg:x2="6.86cm" svg:y2="13.89cm">
          <text:p/>
        </draw:line>
        <draw:line draw:style-name="gr9" draw:text-style-name="P2" draw:layer="layout" svg:x1="6.861cm" svg:y1="13.891cm" svg:x2="6.848cm" svg:y2="13.884cm">
          <text:p/>
        </draw:line>
        <draw:line draw:style-name="gr9" draw:text-style-name="P2" draw:layer="layout" svg:x1="6.849cm" svg:y1="13.885cm" svg:x2="6.843cm" svg:y2="13.872cm">
          <text:p/>
        </draw:line>
        <draw:line draw:style-name="gr9" draw:text-style-name="P2" draw:layer="layout" svg:x1="6.843cm" svg:y1="13.872cm" svg:x2="6.843cm" svg:y2="13.855cm">
          <text:p/>
        </draw:line>
        <draw:line draw:style-name="gr9" draw:text-style-name="P2" draw:layer="layout" svg:x1="6.843cm" svg:y1="13.856cm" svg:x2="6.849cm" svg:y2="13.844cm">
          <text:p/>
        </draw:line>
        <draw:line draw:style-name="gr9" draw:text-style-name="P2" draw:layer="layout" svg:x1="6.848cm" svg:y1="13.845cm" svg:x2="6.856cm" svg:y2="13.838cm">
          <text:p/>
        </draw:line>
        <draw:line draw:style-name="gr9" draw:text-style-name="P2" draw:layer="layout" svg:x1="6.923cm" svg:y1="13.947cm" svg:x2="6.843cm" svg:y2="13.947cm">
          <text:p/>
        </draw:line>
        <draw:line draw:style-name="gr9" draw:text-style-name="P2" draw:layer="layout" svg:x1="6.856cm" svg:y1="13.947cm" svg:x2="6.848cm" svg:y2="13.953cm">
          <text:p/>
        </draw:line>
        <draw:line draw:style-name="gr9" draw:text-style-name="P2" draw:layer="layout" svg:x1="6.849cm" svg:y1="13.952cm" svg:x2="6.843cm" svg:y2="13.965cm">
          <text:p/>
        </draw:line>
        <draw:line draw:style-name="gr9" draw:text-style-name="P2" draw:layer="layout" svg:x1="6.843cm" svg:y1="13.964cm" svg:x2="6.843cm" svg:y2="13.981cm">
          <text:p/>
        </draw:line>
        <draw:line draw:style-name="gr9" draw:text-style-name="P2" draw:layer="layout" svg:x1="6.843cm" svg:y1="13.981cm" svg:x2="6.849cm" svg:y2="13.993cm">
          <text:p/>
        </draw:line>
        <draw:line draw:style-name="gr9" draw:text-style-name="P2" draw:layer="layout" svg:x1="6.848cm" svg:y1="13.992cm" svg:x2="6.861cm" svg:y2="13.999cm">
          <text:p/>
        </draw:line>
        <draw:line draw:style-name="gr9" draw:text-style-name="P2" draw:layer="layout" svg:x1="6.86cm" svg:y1="13.998cm" svg:x2="6.923cm" svg:y2="13.998cm">
          <text:p/>
        </draw:line>
        <draw:line draw:style-name="gr9" draw:text-style-name="P2" draw:layer="layout" svg:x1="6.861cm" svg:y1="13.998cm" svg:x2="6.848cm" svg:y2="14.005cm">
          <text:p/>
        </draw:line>
        <draw:line draw:style-name="gr9" draw:text-style-name="P2" draw:layer="layout" svg:x1="6.849cm" svg:y1="14.004cm" svg:x2="6.843cm" svg:y2="14.016cm">
          <text:p/>
        </draw:line>
        <draw:line draw:style-name="gr9" draw:text-style-name="P2" draw:layer="layout" svg:x1="6.843cm" svg:y1="14.015cm" svg:x2="6.843cm" svg:y2="14.032cm">
          <text:p/>
        </draw:line>
        <draw:line draw:style-name="gr9" draw:text-style-name="P2" draw:layer="layout" svg:x1="6.843cm" svg:y1="14.032cm" svg:x2="6.849cm" svg:y2="14.045cm">
          <text:p/>
        </draw:line>
        <draw:line draw:style-name="gr9" draw:text-style-name="P2" draw:layer="layout" svg:x1="6.848cm" svg:y1="14.044cm" svg:x2="6.861cm" svg:y2="14.051cm">
          <text:p/>
        </draw:line>
        <draw:line draw:style-name="gr9" draw:text-style-name="P2" draw:layer="layout" svg:x1="6.86cm" svg:y1="14.05cm" svg:x2="6.923cm" svg:y2="14.05cm">
          <text:p/>
        </draw:line>
        <draw:polygon draw:style-name="gr10" draw:text-style-name="P2" draw:layer="layout" svg:width="0.287cm" svg:height="0.923cm" svg:x="6.708cm" svg:y="13.266cm" svg:viewBox="0 0 288 924" draw:points="0,0 288,0 288,924 0,924">
          <text:p/>
        </draw:polygon>
        <draw:line draw:style-name="gr9" draw:text-style-name="P2" draw:layer="layout" svg:x1="5.349cm" svg:y1="17.398cm" svg:x2="5.363cm" svg:y2="17.391cm">
          <text:p/>
        </draw:line>
        <draw:line draw:style-name="gr9" draw:text-style-name="P2" draw:layer="layout" svg:x1="5.362cm" svg:y1="17.391cm" svg:x2="5.38cm" svg:y2="17.391cm">
          <text:p/>
        </draw:line>
        <draw:line draw:style-name="gr9" draw:text-style-name="P2" draw:layer="layout" svg:x1="5.38cm" svg:y1="17.391cm" svg:x2="5.4cm" svg:y2="17.398cm">
          <text:p/>
        </draw:line>
        <draw:line draw:style-name="gr9" draw:text-style-name="P2" draw:layer="layout" svg:x1="5.399cm" svg:y1="17.397cm" svg:x2="5.412cm" svg:y2="17.41cm">
          <text:p/>
        </draw:line>
        <draw:line draw:style-name="gr9" draw:text-style-name="P2" draw:layer="layout" svg:x1="5.411cm" svg:y1="17.409cm" svg:x2="5.418cm" svg:y2="17.423cm">
          <text:p/>
        </draw:line>
        <draw:line draw:style-name="gr9" draw:text-style-name="P2" draw:layer="layout" svg:x1="5.417cm" svg:y1="17.422cm" svg:x2="5.425cm" svg:y2="17.447cm">
          <text:p/>
        </draw:line>
        <draw:line draw:style-name="gr9" draw:text-style-name="P2" draw:layer="layout" svg:x1="5.424cm" svg:y1="17.446cm" svg:x2="5.424cm" svg:y2="17.465cm">
          <text:p/>
        </draw:line>
        <draw:line draw:style-name="gr9" draw:text-style-name="P2" draw:layer="layout" svg:x1="5.425cm" svg:y1="17.465cm" svg:x2="5.417cm" svg:y2="17.491cm">
          <text:p/>
        </draw:line>
        <draw:line draw:style-name="gr9" draw:text-style-name="P2" draw:layer="layout" svg:x1="5.418cm" svg:y1="17.49cm" svg:x2="5.411cm" svg:y2="17.503cm">
          <text:p/>
        </draw:line>
        <draw:line draw:style-name="gr9" draw:text-style-name="P2" draw:layer="layout" svg:x1="5.412cm" svg:y1="17.502cm" svg:x2="5.399cm" svg:y2="17.515cm">
          <text:p/>
        </draw:line>
        <draw:line draw:style-name="gr9" draw:text-style-name="P2" draw:layer="layout" svg:x1="5.4cm" svg:y1="17.514cm" svg:x2="5.38cm" svg:y2="17.522cm">
          <text:p/>
        </draw:line>
        <draw:line draw:style-name="gr9" draw:text-style-name="P2" draw:layer="layout" svg:x1="5.38cm" svg:y1="17.521cm" svg:x2="5.368cm" svg:y2="17.521cm">
          <text:p/>
        </draw:line>
        <draw:line draw:style-name="gr9" draw:text-style-name="P2" draw:layer="layout" svg:x1="5.369cm" svg:y1="17.522cm" svg:x2="5.349cm" svg:y2="17.514cm">
          <text:p/>
        </draw:line>
        <draw:line draw:style-name="gr9" draw:text-style-name="P2" draw:layer="layout" svg:x1="5.35cm" svg:y1="17.515cm" svg:x2="5.343cm" svg:y2="17.508cm">
          <text:p/>
        </draw:line>
        <draw:line draw:style-name="gr9" draw:text-style-name="P2" draw:layer="layout" svg:x1="5.343cm" svg:y1="17.508cm" svg:x2="5.343cm" svg:y2="17.465cm">
          <text:p/>
        </draw:line>
        <draw:line draw:style-name="gr9" draw:text-style-name="P2" draw:layer="layout" svg:x1="5.343cm" svg:y1="17.465cm" svg:x2="5.368cm" svg:y2="17.465cm">
          <text:p/>
        </draw:line>
        <draw:line draw:style-name="gr9" draw:text-style-name="P2" draw:layer="layout" svg:x1="5.288cm" svg:y1="17.508cm" svg:x2="5.281cm" svg:y2="17.515cm">
          <text:p/>
        </draw:line>
        <draw:line draw:style-name="gr9" draw:text-style-name="P2" draw:layer="layout" svg:x1="5.281cm" svg:y1="17.514cm" svg:x2="5.288cm" svg:y2="17.522cm">
          <text:p/>
        </draw:line>
        <draw:line draw:style-name="gr9" draw:text-style-name="P2" draw:layer="layout" svg:x1="5.287cm" svg:y1="17.522cm" svg:x2="5.296cm" svg:y2="17.514cm">
          <text:p/>
        </draw:line>
        <draw:line draw:style-name="gr9" draw:text-style-name="P2" draw:layer="layout" svg:x1="5.296cm" svg:y1="17.515cm" svg:x2="5.287cm" svg:y2="17.508cm">
          <text:p/>
        </draw:line>
        <draw:line draw:style-name="gr9" draw:text-style-name="P2" draw:layer="layout" svg:x1="5.287cm" svg:y1="17.508cm" svg:x2="5.287cm" svg:y2="17.521cm">
          <text:p/>
        </draw:line>
        <draw:line draw:style-name="gr9" draw:text-style-name="P2" draw:layer="layout" svg:x1="5.225cm" svg:y1="17.521cm" svg:x2="5.225cm" svg:y2="17.391cm">
          <text:p/>
        </draw:line>
        <draw:line draw:style-name="gr9" draw:text-style-name="P2" draw:layer="layout" svg:x1="5.225cm" svg:y1="17.391cm" svg:x2="5.176cm" svg:y2="17.391cm">
          <text:p/>
        </draw:line>
        <draw:line draw:style-name="gr9" draw:text-style-name="P2" draw:layer="layout" svg:x1="5.177cm" svg:y1="17.391cm" svg:x2="5.164cm" svg:y2="17.398cm">
          <text:p/>
        </draw:line>
        <draw:line draw:style-name="gr9" draw:text-style-name="P2" draw:layer="layout" svg:x1="5.165cm" svg:y1="17.397cm" svg:x2="5.157cm" svg:y2="17.404cm">
          <text:p/>
        </draw:line>
        <draw:line draw:style-name="gr9" draw:text-style-name="P2" draw:layer="layout" svg:x1="5.158cm" svg:y1="17.403cm" svg:x2="5.151cm" svg:y2="17.416cm">
          <text:p/>
        </draw:line>
        <draw:line draw:style-name="gr9" draw:text-style-name="P2" draw:layer="layout" svg:x1="5.151cm" svg:y1="17.415cm" svg:x2="5.151cm" svg:y2="17.434cm">
          <text:p/>
        </draw:line>
        <draw:line draw:style-name="gr9" draw:text-style-name="P2" draw:layer="layout" svg:x1="5.151cm" svg:y1="17.434cm" svg:x2="5.158cm" svg:y2="17.447cm">
          <text:p/>
        </draw:line>
        <draw:line draw:style-name="gr9" draw:text-style-name="P2" draw:layer="layout" svg:x1="5.157cm" svg:y1="17.446cm" svg:x2="5.165cm" svg:y2="17.454cm">
          <text:p/>
        </draw:line>
        <draw:line draw:style-name="gr9" draw:text-style-name="P2" draw:layer="layout" svg:x1="5.164cm" svg:y1="17.453cm" svg:x2="5.177cm" svg:y2="17.46cm">
          <text:p/>
        </draw:line>
        <draw:line draw:style-name="gr9" draw:text-style-name="P2" draw:layer="layout" svg:x1="5.176cm" svg:y1="17.459cm" svg:x2="5.225cm" svg:y2="17.459cm">
          <text:p/>
        </draw:line>
        <draw:line draw:style-name="gr9" draw:text-style-name="P2" draw:layer="layout" svg:x1="5.098cm" svg:y1="17.508cm" svg:x2="5.089cm" svg:y2="17.515cm">
          <text:p/>
        </draw:line>
        <draw:line draw:style-name="gr9" draw:text-style-name="P2" draw:layer="layout" svg:x1="5.089cm" svg:y1="17.514cm" svg:x2="5.098cm" svg:y2="17.522cm">
          <text:p/>
        </draw:line>
        <draw:line draw:style-name="gr9" draw:text-style-name="P2" draw:layer="layout" svg:x1="5.096cm" svg:y1="17.522cm" svg:x2="5.103cm" svg:y2="17.514cm">
          <text:p/>
        </draw:line>
        <draw:line draw:style-name="gr9" draw:text-style-name="P2" draw:layer="layout" svg:x1="5.103cm" svg:y1="17.515cm" svg:x2="5.096cm" svg:y2="17.508cm">
          <text:p/>
        </draw:line>
        <draw:line draw:style-name="gr9" draw:text-style-name="P2" draw:layer="layout" svg:x1="5.096cm" svg:y1="17.508cm" svg:x2="5.096cm" svg:y2="17.521cm">
          <text:p/>
        </draw:line>
        <draw:line draw:style-name="gr9" draw:text-style-name="P2" draw:layer="layout" svg:x1="4.959cm" svg:y1="17.522cm" svg:x2="5.004cm" svg:y2="17.459cm">
          <text:p/>
        </draw:line>
        <draw:line draw:style-name="gr9" draw:text-style-name="P2" draw:layer="layout" svg:x1="5.034cm" svg:y1="17.521cm" svg:x2="5.034cm" svg:y2="17.391cm">
          <text:p/>
        </draw:line>
        <draw:line draw:style-name="gr9" draw:text-style-name="P2" draw:layer="layout" svg:x1="5.034cm" svg:y1="17.391cm" svg:x2="4.984cm" svg:y2="17.391cm">
          <text:p/>
        </draw:line>
        <draw:line draw:style-name="gr9" draw:text-style-name="P2" draw:layer="layout" svg:x1="4.985cm" svg:y1="17.391cm" svg:x2="4.972cm" svg:y2="17.398cm">
          <text:p/>
        </draw:line>
        <draw:line draw:style-name="gr9" draw:text-style-name="P2" draw:layer="layout" svg:x1="4.973cm" svg:y1="17.397cm" svg:x2="4.965cm" svg:y2="17.404cm">
          <text:p/>
        </draw:line>
        <draw:line draw:style-name="gr9" draw:text-style-name="P2" draw:layer="layout" svg:x1="4.966cm" svg:y1="17.403cm" svg:x2="4.959cm" svg:y2="17.416cm">
          <text:p/>
        </draw:line>
        <draw:line draw:style-name="gr9" draw:text-style-name="P2" draw:layer="layout" svg:x1="4.959cm" svg:y1="17.415cm" svg:x2="4.959cm" svg:y2="17.434cm">
          <text:p/>
        </draw:line>
        <draw:line draw:style-name="gr9" draw:text-style-name="P2" draw:layer="layout" svg:x1="4.959cm" svg:y1="17.434cm" svg:x2="4.966cm" svg:y2="17.447cm">
          <text:p/>
        </draw:line>
        <draw:line draw:style-name="gr9" draw:text-style-name="P2" draw:layer="layout" svg:x1="4.965cm" svg:y1="17.446cm" svg:x2="4.973cm" svg:y2="17.454cm">
          <text:p/>
        </draw:line>
        <draw:line draw:style-name="gr9" draw:text-style-name="P2" draw:layer="layout" svg:x1="4.972cm" svg:y1="17.453cm" svg:x2="4.985cm" svg:y2="17.46cm">
          <text:p/>
        </draw:line>
        <draw:line draw:style-name="gr9" draw:text-style-name="P2" draw:layer="layout" svg:x1="4.984cm" svg:y1="17.459cm" svg:x2="5.034cm" svg:y2="17.459cm">
          <text:p/>
        </draw:line>
        <draw:line draw:style-name="gr9" draw:text-style-name="P2" draw:layer="layout" svg:x1="4.906cm" svg:y1="17.508cm" svg:x2="4.897cm" svg:y2="17.515cm">
          <text:p/>
        </draw:line>
        <draw:line draw:style-name="gr9" draw:text-style-name="P2" draw:layer="layout" svg:x1="4.897cm" svg:y1="17.514cm" svg:x2="4.906cm" svg:y2="17.522cm">
          <text:p/>
        </draw:line>
        <draw:line draw:style-name="gr9" draw:text-style-name="P2" draw:layer="layout" svg:x1="4.904cm" svg:y1="17.522cm" svg:x2="4.911cm" svg:y2="17.514cm">
          <text:p/>
        </draw:line>
        <draw:line draw:style-name="gr9" draw:text-style-name="P2" draw:layer="layout" svg:x1="4.911cm" svg:y1="17.515cm" svg:x2="4.904cm" svg:y2="17.508cm">
          <text:p/>
        </draw:line>
        <draw:line draw:style-name="gr9" draw:text-style-name="P2" draw:layer="layout" svg:x1="4.904cm" svg:y1="17.508cm" svg:x2="4.904cm" svg:y2="17.521cm">
          <text:p/>
        </draw:line>
        <draw:polygon draw:style-name="gr10" draw:text-style-name="P2" draw:layer="layout" svg:width="1.033cm" svg:height="0.319cm" svg:x="4.644cm" svg:y="17.289cm" svg:viewBox="0 0 1034 320" draw:points="0,0 1034,0 1034,320 0,320">
          <text:p/>
        </draw:polygon>
        <draw:line draw:style-name="gr9" draw:text-style-name="P2" draw:layer="layout" svg:x1="5.494cm" svg:y1="12.757cm" svg:x2="5.474cm" svg:y2="12.766cm">
          <text:p/>
        </draw:line>
        <draw:line draw:style-name="gr9" draw:text-style-name="P2" draw:layer="layout" svg:x1="5.474cm" svg:y1="12.764cm" svg:x2="5.443cm" svg:y2="12.764cm">
          <text:p/>
        </draw:line>
        <draw:line draw:style-name="gr9" draw:text-style-name="P2" draw:layer="layout" svg:x1="5.444cm" svg:y1="12.766cm" svg:x2="5.431cm" svg:y2="12.757cm">
          <text:p/>
        </draw:line>
        <draw:line draw:style-name="gr9" draw:text-style-name="P2" draw:layer="layout" svg:x1="5.432cm" svg:y1="12.758cm" svg:x2="5.424cm" svg:y2="12.751cm">
          <text:p/>
        </draw:line>
        <draw:line draw:style-name="gr9" draw:text-style-name="P2" draw:layer="layout" svg:x1="5.425cm" svg:y1="12.752cm" svg:x2="5.418cm" svg:y2="12.739cm">
          <text:p/>
        </draw:line>
        <draw:line draw:style-name="gr9" draw:text-style-name="P2" draw:layer="layout" svg:x1="5.418cm" svg:y1="12.739cm" svg:x2="5.418cm" svg:y2="12.726cm">
          <text:p/>
        </draw:line>
        <draw:line draw:style-name="gr9" draw:text-style-name="P2" draw:layer="layout" svg:x1="5.418cm" svg:y1="12.727cm" svg:x2="5.425cm" svg:y2="12.714cm">
          <text:p/>
        </draw:line>
        <draw:line draw:style-name="gr9" draw:text-style-name="P2" draw:layer="layout" svg:x1="5.424cm" svg:y1="12.715cm" svg:x2="5.432cm" svg:y2="12.708cm">
          <text:p/>
        </draw:line>
        <draw:line draw:style-name="gr9" draw:text-style-name="P2" draw:layer="layout" svg:x1="5.431cm" svg:y1="12.709cm" svg:x2="5.444cm" svg:y2="12.702cm">
          <text:p/>
        </draw:line>
        <draw:line draw:style-name="gr9" draw:text-style-name="P2" draw:layer="layout" svg:x1="5.443cm" svg:y1="12.703cm" svg:x2="5.469cm" svg:y2="12.696cm">
          <text:p/>
        </draw:line>
        <draw:line draw:style-name="gr9" draw:text-style-name="P2" draw:layer="layout" svg:x1="5.468cm" svg:y1="12.697cm" svg:x2="5.481cm" svg:y2="12.689cm">
          <text:p/>
        </draw:line>
        <draw:line draw:style-name="gr9" draw:text-style-name="P2" draw:layer="layout" svg:x1="5.48cm" svg:y1="12.69cm" svg:x2="5.487cm" svg:y2="12.683cm">
          <text:p/>
        </draw:line>
        <draw:line draw:style-name="gr9" draw:text-style-name="P2" draw:layer="layout" svg:x1="5.486cm" svg:y1="12.684cm" svg:x2="5.494cm" svg:y2="12.671cm">
          <text:p/>
        </draw:line>
        <draw:line draw:style-name="gr9" draw:text-style-name="P2" draw:layer="layout" svg:x1="5.493cm" svg:y1="12.671cm" svg:x2="5.493cm" svg:y2="12.658cm">
          <text:p/>
        </draw:line>
        <draw:line draw:style-name="gr9" draw:text-style-name="P2" draw:layer="layout" svg:x1="5.494cm" svg:y1="12.659cm" svg:x2="5.486cm" svg:y2="12.646cm">
          <text:p/>
        </draw:line>
        <draw:line draw:style-name="gr9" draw:text-style-name="P2" draw:layer="layout" svg:x1="5.487cm" svg:y1="12.647cm" svg:x2="5.48cm" svg:y2="12.64cm">
          <text:p/>
        </draw:line>
        <draw:line draw:style-name="gr9" draw:text-style-name="P2" draw:layer="layout" svg:x1="5.481cm" svg:y1="12.641cm" svg:x2="5.468cm" svg:y2="12.634cm">
          <text:p/>
        </draw:line>
        <draw:line draw:style-name="gr9" draw:text-style-name="P2" draw:layer="layout" svg:x1="5.468cm" svg:y1="12.634cm" svg:x2="5.437cm" svg:y2="12.634cm">
          <text:p/>
        </draw:line>
        <draw:line draw:style-name="gr9" draw:text-style-name="P2" draw:layer="layout" svg:x1="5.438cm" svg:y1="12.634cm" svg:x2="5.418cm" svg:y2="12.641cm">
          <text:p/>
        </draw:line>
        <draw:line draw:style-name="gr9" draw:text-style-name="P2" draw:layer="layout" svg:x1="5.369cm" svg:y1="12.726cm" svg:x2="5.307cm" svg:y2="12.726cm">
          <text:p/>
        </draw:line>
        <draw:line draw:style-name="gr9" draw:text-style-name="P2" draw:layer="layout" svg:x1="5.382cm" svg:y1="12.765cm" svg:x2="5.338cm" svg:y2="12.634cm">
          <text:p/>
        </draw:line>
        <draw:line draw:style-name="gr9" draw:text-style-name="P2" draw:layer="layout" svg:x1="5.339cm" svg:y1="12.634cm" svg:x2="5.294cm" svg:y2="12.765cm">
          <text:p/>
        </draw:line>
        <draw:line draw:style-name="gr9" draw:text-style-name="P2" draw:layer="layout" svg:x1="5.189cm" svg:y1="12.764cm" svg:x2="5.251cm" svg:y2="12.764cm">
          <text:p/>
        </draw:line>
        <draw:line draw:style-name="gr9" draw:text-style-name="P2" draw:layer="layout" svg:x1="5.251cm" svg:y1="12.764cm" svg:x2="5.251cm" svg:y2="12.634cm">
          <text:p/>
        </draw:line>
        <draw:line draw:style-name="gr9" draw:text-style-name="P2" draw:layer="layout" svg:x1="5.146cm" svg:y1="12.764cm" svg:x2="5.146cm" svg:y2="12.634cm">
          <text:p/>
        </draw:line>
        <draw:line draw:style-name="gr9" draw:text-style-name="P2" draw:layer="layout" svg:x1="5.084cm" svg:y1="12.764cm" svg:x2="5.084cm" svg:y2="12.634cm">
          <text:p/>
        </draw:line>
        <draw:line draw:style-name="gr9" draw:text-style-name="P2" draw:layer="layout" svg:x1="5.084cm" svg:y1="12.634cm" svg:x2="5.053cm" svg:y2="12.634cm">
          <text:p/>
        </draw:line>
        <draw:line draw:style-name="gr9" draw:text-style-name="P2" draw:layer="layout" svg:x1="5.054cm" svg:y1="12.634cm" svg:x2="5.034cm" svg:y2="12.641cm">
          <text:p/>
        </draw:line>
        <draw:line draw:style-name="gr9" draw:text-style-name="P2" draw:layer="layout" svg:x1="5.035cm" svg:y1="12.64cm" svg:x2="5.022cm" svg:y2="12.653cm">
          <text:p/>
        </draw:line>
        <draw:line draw:style-name="gr9" draw:text-style-name="P2" draw:layer="layout" svg:x1="5.023cm" svg:y1="12.652cm" svg:x2="5.016cm" svg:y2="12.666cm">
          <text:p/>
        </draw:line>
        <draw:line draw:style-name="gr9" draw:text-style-name="P2" draw:layer="layout" svg:x1="5.017cm" svg:y1="12.665cm" svg:x2="5.01cm" svg:y2="12.69cm">
          <text:p/>
        </draw:line>
        <draw:line draw:style-name="gr9" draw:text-style-name="P2" draw:layer="layout" svg:x1="5.01cm" svg:y1="12.689cm" svg:x2="5.01cm" svg:y2="12.708cm">
          <text:p/>
        </draw:line>
        <draw:line draw:style-name="gr9" draw:text-style-name="P2" draw:layer="layout" svg:x1="5.01cm" svg:y1="12.708cm" svg:x2="5.017cm" svg:y2="12.734cm">
          <text:p/>
        </draw:line>
        <draw:line draw:style-name="gr9" draw:text-style-name="P2" draw:layer="layout" svg:x1="5.016cm" svg:y1="12.733cm" svg:x2="5.023cm" svg:y2="12.746cm">
          <text:p/>
        </draw:line>
        <draw:line draw:style-name="gr9" draw:text-style-name="P2" draw:layer="layout" svg:x1="5.022cm" svg:y1="12.745cm" svg:x2="5.035cm" svg:y2="12.758cm">
          <text:p/>
        </draw:line>
        <draw:line draw:style-name="gr9" draw:text-style-name="P2" draw:layer="layout" svg:x1="5.034cm" svg:y1="12.757cm" svg:x2="5.054cm" svg:y2="12.766cm">
          <text:p/>
        </draw:line>
        <draw:line draw:style-name="gr9" draw:text-style-name="P2" draw:layer="layout" svg:x1="5.053cm" svg:y1="12.764cm" svg:x2="5.084cm" svg:y2="12.764cm">
          <text:p/>
        </draw:line>
        <draw:line draw:style-name="gr9" draw:text-style-name="P2" draw:layer="layout" svg:x1="4.96cm" svg:y1="12.726cm" svg:x2="4.898cm" svg:y2="12.726cm">
          <text:p/>
        </draw:line>
        <draw:line draw:style-name="gr9" draw:text-style-name="P2" draw:layer="layout" svg:x1="4.974cm" svg:y1="12.765cm" svg:x2="4.929cm" svg:y2="12.634cm">
          <text:p/>
        </draw:line>
        <draw:line draw:style-name="gr9" draw:text-style-name="P2" draw:layer="layout" svg:x1="4.93cm" svg:y1="12.634cm" svg:x2="4.886cm" svg:y2="12.765cm">
          <text:p/>
        </draw:line>
        <draw:line draw:style-name="gr9" draw:text-style-name="P2" draw:layer="layout" svg:x1="4.85cm" svg:y1="12.757cm" svg:x2="4.83cm" svg:y2="12.766cm">
          <text:p/>
        </draw:line>
        <draw:line draw:style-name="gr9" draw:text-style-name="P2" draw:layer="layout" svg:x1="4.83cm" svg:y1="12.764cm" svg:x2="4.799cm" svg:y2="12.764cm">
          <text:p/>
        </draw:line>
        <draw:line draw:style-name="gr9" draw:text-style-name="P2" draw:layer="layout" svg:x1="4.8cm" svg:y1="12.766cm" svg:x2="4.787cm" svg:y2="12.757cm">
          <text:p/>
        </draw:line>
        <draw:line draw:style-name="gr9" draw:text-style-name="P2" draw:layer="layout" svg:x1="4.788cm" svg:y1="12.758cm" svg:x2="4.781cm" svg:y2="12.751cm">
          <text:p/>
        </draw:line>
        <draw:line draw:style-name="gr9" draw:text-style-name="P2" draw:layer="layout" svg:x1="4.782cm" svg:y1="12.752cm" svg:x2="4.774cm" svg:y2="12.739cm">
          <text:p/>
        </draw:line>
        <draw:line draw:style-name="gr9" draw:text-style-name="P2" draw:layer="layout" svg:x1="4.774cm" svg:y1="12.739cm" svg:x2="4.774cm" svg:y2="12.726cm">
          <text:p/>
        </draw:line>
        <draw:line draw:style-name="gr9" draw:text-style-name="P2" draw:layer="layout" svg:x1="4.774cm" svg:y1="12.727cm" svg:x2="4.782cm" svg:y2="12.714cm">
          <text:p/>
        </draw:line>
        <draw:line draw:style-name="gr9" draw:text-style-name="P2" draw:layer="layout" svg:x1="4.781cm" svg:y1="12.715cm" svg:x2="4.788cm" svg:y2="12.708cm">
          <text:p/>
        </draw:line>
        <draw:line draw:style-name="gr9" draw:text-style-name="P2" draw:layer="layout" svg:x1="4.787cm" svg:y1="12.709cm" svg:x2="4.8cm" svg:y2="12.702cm">
          <text:p/>
        </draw:line>
        <draw:line draw:style-name="gr9" draw:text-style-name="P2" draw:layer="layout" svg:x1="4.799cm" svg:y1="12.703cm" svg:x2="4.825cm" svg:y2="12.696cm">
          <text:p/>
        </draw:line>
        <draw:line draw:style-name="gr9" draw:text-style-name="P2" draw:layer="layout" svg:x1="4.824cm" svg:y1="12.697cm" svg:x2="4.837cm" svg:y2="12.689cm">
          <text:p/>
        </draw:line>
        <draw:line draw:style-name="gr9" draw:text-style-name="P2" draw:layer="layout" svg:x1="4.836cm" svg:y1="12.69cm" svg:x2="4.844cm" svg:y2="12.683cm">
          <text:p/>
        </draw:line>
        <draw:line draw:style-name="gr9" draw:text-style-name="P2" draw:layer="layout" svg:x1="4.843cm" svg:y1="12.684cm" svg:x2="4.85cm" svg:y2="12.671cm">
          <text:p/>
        </draw:line>
        <draw:line draw:style-name="gr9" draw:text-style-name="P2" draw:layer="layout" svg:x1="4.849cm" svg:y1="12.671cm" svg:x2="4.849cm" svg:y2="12.658cm">
          <text:p/>
        </draw:line>
        <draw:line draw:style-name="gr9" draw:text-style-name="P2" draw:layer="layout" svg:x1="4.85cm" svg:y1="12.659cm" svg:x2="4.843cm" svg:y2="12.646cm">
          <text:p/>
        </draw:line>
        <draw:line draw:style-name="gr9" draw:text-style-name="P2" draw:layer="layout" svg:x1="4.844cm" svg:y1="12.647cm" svg:x2="4.836cm" svg:y2="12.64cm">
          <text:p/>
        </draw:line>
        <draw:line draw:style-name="gr9" draw:text-style-name="P2" draw:layer="layout" svg:x1="4.837cm" svg:y1="12.641cm" svg:x2="4.824cm" svg:y2="12.634cm">
          <text:p/>
        </draw:line>
        <draw:line draw:style-name="gr9" draw:text-style-name="P2" draw:layer="layout" svg:x1="4.824cm" svg:y1="12.634cm" svg:x2="4.793cm" svg:y2="12.634cm">
          <text:p/>
        </draw:line>
        <draw:line draw:style-name="gr9" draw:text-style-name="P2" draw:layer="layout" svg:x1="4.794cm" svg:y1="12.634cm" svg:x2="4.774cm" svg:y2="12.641cm">
          <text:p/>
        </draw:line>
        <draw:polygon draw:style-name="gr10" draw:text-style-name="P2" draw:layer="layout" svg:width="1.034cm" svg:height="0.32cm" svg:x="4.617cm" svg:y="12.531cm" svg:viewBox="0 0 1035 321" draw:points="0,0 1035,0 1035,321 0,321">
          <text:p/>
        </draw:polygon>
        <draw:line draw:style-name="gr9" draw:text-style-name="P2" draw:layer="layout" svg:x1="11.11cm" svg:y1="12.769cm" svg:x2="11.167cm" svg:y2="12.769cm">
          <text:p/>
        </draw:line>
        <draw:line draw:style-name="gr9" draw:text-style-name="P2" draw:layer="layout" svg:x1="11.167cm" svg:y1="12.769cm" svg:x2="11.173cm" svg:y2="12.827cm">
          <text:p/>
        </draw:line>
        <draw:line draw:style-name="gr9" draw:text-style-name="P2" draw:layer="layout" svg:x1="11.173cm" svg:y1="12.827cm" svg:x2="11.167cm" svg:y2="12.82cm">
          <text:p/>
        </draw:line>
        <draw:line draw:style-name="gr9" draw:text-style-name="P2" draw:layer="layout" svg:x1="11.168cm" svg:y1="12.821cm" svg:x2="11.155cm" svg:y2="12.814cm">
          <text:p/>
        </draw:line>
        <draw:line draw:style-name="gr9" draw:text-style-name="P2" draw:layer="layout" svg:x1="11.155cm" svg:y1="12.814cm" svg:x2="11.127cm" svg:y2="12.814cm">
          <text:p/>
        </draw:line>
        <draw:line draw:style-name="gr9" draw:text-style-name="P2" draw:layer="layout" svg:x1="11.128cm" svg:y1="12.814cm" svg:x2="11.115cm" svg:y2="12.821cm">
          <text:p/>
        </draw:line>
        <draw:line draw:style-name="gr9" draw:text-style-name="P2" draw:layer="layout" svg:x1="11.116cm" svg:y1="12.82cm" svg:x2="11.11cm" svg:y2="12.827cm">
          <text:p/>
        </draw:line>
        <draw:line draw:style-name="gr9" draw:text-style-name="P2" draw:layer="layout" svg:x1="11.111cm" svg:y1="12.826cm" svg:x2="11.104cm" svg:y2="12.838cm">
          <text:p/>
        </draw:line>
        <draw:line draw:style-name="gr9" draw:text-style-name="P2" draw:layer="layout" svg:x1="11.104cm" svg:y1="12.837cm" svg:x2="11.104cm" svg:y2="12.866cm">
          <text:p/>
        </draw:line>
        <draw:line draw:style-name="gr9" draw:text-style-name="P2" draw:layer="layout" svg:x1="11.104cm" svg:y1="12.866cm" svg:x2="11.111cm" svg:y2="12.878cm">
          <text:p/>
        </draw:line>
        <draw:line draw:style-name="gr9" draw:text-style-name="P2" draw:layer="layout" svg:x1="11.11cm" svg:y1="12.877cm" svg:x2="11.116cm" svg:y2="12.884cm">
          <text:p/>
        </draw:line>
        <draw:line draw:style-name="gr9" draw:text-style-name="P2" draw:layer="layout" svg:x1="11.115cm" svg:y1="12.883cm" svg:x2="11.128cm" svg:y2="12.89cm">
          <text:p/>
        </draw:line>
        <draw:line draw:style-name="gr9" draw:text-style-name="P2" draw:layer="layout" svg:x1="11.127cm" svg:y1="12.889cm" svg:x2="11.155cm" svg:y2="12.889cm">
          <text:p/>
        </draw:line>
        <draw:line draw:style-name="gr9" draw:text-style-name="P2" draw:layer="layout" svg:x1="11.155cm" svg:y1="12.89cm" svg:x2="11.168cm" svg:y2="12.883cm">
          <text:p/>
        </draw:line>
        <draw:line draw:style-name="gr9" draw:text-style-name="P2" draw:layer="layout" svg:x1="11.167cm" svg:y1="12.884cm" svg:x2="11.173cm" svg:y2="12.877cm">
          <text:p/>
        </draw:line>
        <draw:line draw:style-name="gr9" draw:text-style-name="P2" draw:layer="layout" svg:x1="11.065cm" svg:y1="12.809cm" svg:x2="11.035cm" svg:y2="12.89cm">
          <text:p/>
        </draw:line>
        <draw:line draw:style-name="gr9" draw:text-style-name="P2" draw:layer="layout" svg:x1="11.036cm" svg:y1="12.89cm" svg:x2="11.007cm" svg:y2="12.809cm">
          <text:p/>
        </draw:line>
        <draw:polygon draw:style-name="gr10" draw:text-style-name="P2" draw:layer="layout" svg:width="0.385cm" svg:height="0.32cm" svg:x="10.9cm" svg:y="12.674cm" svg:viewBox="0 0 386 321" draw:points="0,0 386,0 386,321 0,321">
          <text:p/>
        </draw:polygon>
        <draw:line draw:style-name="gr9" draw:text-style-name="P2" draw:layer="layout" svg:x1="15.863cm" svg:y1="16.414cm" svg:x2="15.92cm" svg:y2="16.414cm">
          <text:p/>
        </draw:line>
        <draw:line draw:style-name="gr9" draw:text-style-name="P2" draw:layer="layout" svg:x1="15.92cm" svg:y1="16.414cm" svg:x2="15.92cm" svg:y2="16.294cm">
          <text:p/>
        </draw:line>
        <draw:line draw:style-name="gr9" draw:text-style-name="P2" draw:layer="layout" svg:x1="15.823cm" svg:y1="16.351cm" svg:x2="15.783cm" svg:y2="16.351cm">
          <text:p/>
        </draw:line>
        <draw:line draw:style-name="gr9" draw:text-style-name="P2" draw:layer="layout" svg:x1="15.765cm" svg:y1="16.414cm" svg:x2="15.823cm" svg:y2="16.414cm">
          <text:p/>
        </draw:line>
        <draw:line draw:style-name="gr9" draw:text-style-name="P2" draw:layer="layout" svg:x1="15.823cm" svg:y1="16.414cm" svg:x2="15.823cm" svg:y2="16.294cm">
          <text:p/>
        </draw:line>
        <draw:line draw:style-name="gr9" draw:text-style-name="P2" draw:layer="layout" svg:x1="15.823cm" svg:y1="16.294cm" svg:x2="15.765cm" svg:y2="16.294cm">
          <text:p/>
        </draw:line>
        <draw:line draw:style-name="gr9" draw:text-style-name="P2" draw:layer="layout" svg:x1="15.714cm" svg:y1="16.414cm" svg:x2="15.714cm" svg:y2="16.294cm">
          <text:p/>
        </draw:line>
        <draw:line draw:style-name="gr9" draw:text-style-name="P2" draw:layer="layout" svg:x1="15.714cm" svg:y1="16.294cm" svg:x2="15.685cm" svg:y2="16.294cm">
          <text:p/>
        </draw:line>
        <draw:line draw:style-name="gr9" draw:text-style-name="P2" draw:layer="layout" svg:x1="15.686cm" svg:y1="16.294cm" svg:x2="15.668cm" svg:y2="16.3cm">
          <text:p/>
        </draw:line>
        <draw:line draw:style-name="gr9" draw:text-style-name="P2" draw:layer="layout" svg:x1="15.669cm" svg:y1="16.299cm" svg:x2="15.657cm" svg:y2="16.312cm">
          <text:p/>
        </draw:line>
        <draw:line draw:style-name="gr9" draw:text-style-name="P2" draw:layer="layout" svg:x1="15.658cm" svg:y1="16.311cm" svg:x2="15.651cm" svg:y2="16.323cm">
          <text:p/>
        </draw:line>
        <draw:line draw:style-name="gr9" draw:text-style-name="P2" draw:layer="layout" svg:x1="15.652cm" svg:y1="16.322cm" svg:x2="15.645cm" svg:y2="16.346cm">
          <text:p/>
        </draw:line>
        <draw:line draw:style-name="gr9" draw:text-style-name="P2" draw:layer="layout" svg:x1="15.645cm" svg:y1="16.345cm" svg:x2="15.645cm" svg:y2="16.362cm">
          <text:p/>
        </draw:line>
        <draw:line draw:style-name="gr9" draw:text-style-name="P2" draw:layer="layout" svg:x1="15.645cm" svg:y1="16.362cm" svg:x2="15.652cm" svg:y2="16.386cm">
          <text:p/>
        </draw:line>
        <draw:line draw:style-name="gr9" draw:text-style-name="P2" draw:layer="layout" svg:x1="15.651cm" svg:y1="16.385cm" svg:x2="15.658cm" svg:y2="16.398cm">
          <text:p/>
        </draw:line>
        <draw:line draw:style-name="gr9" draw:text-style-name="P2" draw:layer="layout" svg:x1="15.657cm" svg:y1="16.397cm" svg:x2="15.669cm" svg:y2="16.409cm">
          <text:p/>
        </draw:line>
        <draw:line draw:style-name="gr9" draw:text-style-name="P2" draw:layer="layout" svg:x1="15.668cm" svg:y1="16.408cm" svg:x2="15.686cm" svg:y2="16.415cm">
          <text:p/>
        </draw:line>
        <draw:line draw:style-name="gr9" draw:text-style-name="P2" draw:layer="layout" svg:x1="15.685cm" svg:y1="16.414cm" svg:x2="15.714cm" svg:y2="16.414cm">
          <text:p/>
        </draw:line>
        <draw:polygon draw:style-name="gr10" draw:text-style-name="P2" draw:layer="layout" svg:width="0.385cm" svg:height="0.319cm" svg:x="15.593cm" svg:y="16.2cm" svg:viewBox="0 0 386 320" draw:points="0,0 386,0 386,320 0,320">
          <text:p/>
        </draw:polygon>
        <draw:line draw:style-name="gr9" draw:text-style-name="P2" draw:layer="layout" svg:x1="4.797cm" svg:y1="13.716cm" svg:x2="4.797cm" svg:y2="13.728cm">
          <text:p/>
        </draw:line>
        <draw:line draw:style-name="gr9" draw:text-style-name="P2" draw:layer="layout" svg:x1="4.797cm" svg:y1="13.728cm" svg:x2="4.804cm" svg:y2="13.74cm">
          <text:p/>
        </draw:line>
        <draw:line draw:style-name="gr9" draw:text-style-name="P2" draw:layer="layout" svg:x1="4.803cm" svg:y1="13.739cm" svg:x2="4.811cm" svg:y2="13.746cm">
          <text:p/>
        </draw:line>
        <draw:line draw:style-name="gr9" draw:text-style-name="P2" draw:layer="layout" svg:x1="4.809cm" svg:y1="13.745cm" svg:x2="4.821cm" svg:y2="13.751cm">
          <text:p/>
        </draw:line>
        <draw:line draw:style-name="gr9" draw:text-style-name="P2" draw:layer="layout" svg:x1="4.82cm" svg:y1="13.75cm" svg:x2="4.844cm" svg:y2="13.757cm">
          <text:p/>
        </draw:line>
        <draw:line draw:style-name="gr9" draw:text-style-name="P2" draw:layer="layout" svg:x1="4.843cm" svg:y1="13.756cm" svg:x2="4.871cm" svg:y2="13.756cm">
          <text:p/>
        </draw:line>
        <draw:line draw:style-name="gr9" draw:text-style-name="P2" draw:layer="layout" svg:x1="4.871cm" svg:y1="13.757cm" svg:x2="4.895cm" svg:y2="13.75cm">
          <text:p/>
        </draw:line>
        <draw:line draw:style-name="gr9" draw:text-style-name="P2" draw:layer="layout" svg:x1="4.894cm" svg:y1="13.751cm" svg:x2="4.907cm" svg:y2="13.745cm">
          <text:p/>
        </draw:line>
        <draw:line draw:style-name="gr9" draw:text-style-name="P2" draw:layer="layout" svg:x1="4.906cm" svg:y1="13.746cm" svg:x2="4.912cm" svg:y2="13.739cm">
          <text:p/>
        </draw:line>
        <draw:line draw:style-name="gr9" draw:text-style-name="P2" draw:layer="layout" svg:x1="4.911cm" svg:y1="13.74cm" svg:x2="4.918cm" svg:y2="13.728cm">
          <text:p/>
        </draw:line>
        <draw:line draw:style-name="gr9" draw:text-style-name="P2" draw:layer="layout" svg:x1="4.917cm" svg:y1="13.728cm" svg:x2="4.917cm" svg:y2="13.716cm">
          <text:p/>
        </draw:line>
        <draw:line draw:style-name="gr9" draw:text-style-name="P2" draw:layer="layout" svg:x1="4.918cm" svg:y1="13.717cm" svg:x2="4.911cm" svg:y2="13.705cm">
          <text:p/>
        </draw:line>
        <draw:line draw:style-name="gr9" draw:text-style-name="P2" draw:layer="layout" svg:x1="4.912cm" svg:y1="13.706cm" svg:x2="4.906cm" svg:y2="13.699cm">
          <text:p/>
        </draw:line>
        <draw:line draw:style-name="gr9" draw:text-style-name="P2" draw:layer="layout" svg:x1="4.907cm" svg:y1="13.7cm" svg:x2="4.894cm" svg:y2="13.693cm">
          <text:p/>
        </draw:line>
        <draw:line draw:style-name="gr9" draw:text-style-name="P2" draw:layer="layout" svg:x1="4.895cm" svg:y1="13.694cm" svg:x2="4.871cm" svg:y2="13.688cm">
          <text:p/>
        </draw:line>
        <draw:line draw:style-name="gr9" draw:text-style-name="P2" draw:layer="layout" svg:x1="4.871cm" svg:y1="13.688cm" svg:x2="4.843cm" svg:y2="13.688cm">
          <text:p/>
        </draw:line>
        <draw:line draw:style-name="gr9" draw:text-style-name="P2" draw:layer="layout" svg:x1="4.844cm" svg:y1="13.688cm" svg:x2="4.82cm" svg:y2="13.694cm">
          <text:p/>
        </draw:line>
        <draw:line draw:style-name="gr9" draw:text-style-name="P2" draw:layer="layout" svg:x1="4.821cm" svg:y1="13.693cm" svg:x2="4.809cm" svg:y2="13.7cm">
          <text:p/>
        </draw:line>
        <draw:line draw:style-name="gr9" draw:text-style-name="P2" draw:layer="layout" svg:x1="4.811cm" svg:y1="13.699cm" svg:x2="4.803cm" svg:y2="13.706cm">
          <text:p/>
        </draw:line>
        <draw:line draw:style-name="gr9" draw:text-style-name="P2" draw:layer="layout" svg:x1="4.804cm" svg:y1="13.705cm" svg:x2="4.797cm" svg:y2="13.717cm">
          <text:p/>
        </draw:line>
        <draw:line draw:style-name="gr9" draw:text-style-name="P2" draw:layer="layout" svg:x1="4.911cm" svg:y1="13.813cm" svg:x2="4.917cm" svg:y2="13.813cm">
          <text:p/>
        </draw:line>
        <draw:line draw:style-name="gr9" draw:text-style-name="P2" draw:layer="layout" svg:x1="4.917cm" svg:y1="13.814cm" svg:x2="4.93cm" svg:y2="13.808cm">
          <text:p/>
        </draw:line>
        <draw:line draw:style-name="gr9" draw:text-style-name="P2" draw:layer="layout" svg:x1="4.929cm" svg:y1="13.809cm" svg:x2="4.935cm" svg:y2="13.802cm">
          <text:p/>
        </draw:line>
        <draw:line draw:style-name="gr9" draw:text-style-name="P2" draw:layer="layout" svg:x1="4.917cm" svg:y1="13.928cm" svg:x2="4.917cm" svg:y2="13.859cm">
          <text:p/>
        </draw:line>
        <draw:line draw:style-name="gr9" draw:text-style-name="P2" draw:layer="layout" svg:x1="4.917cm" svg:y1="13.893cm" svg:x2="4.797cm" svg:y2="13.893cm">
          <text:p/>
        </draw:line>
        <draw:line draw:style-name="gr9" draw:text-style-name="P2" draw:layer="layout" svg:x1="4.797cm" svg:y1="13.894cm" svg:x2="4.815cm" svg:y2="13.882cm">
          <text:p/>
        </draw:line>
        <draw:line draw:style-name="gr9" draw:text-style-name="P2" draw:layer="layout" svg:x1="4.814cm" svg:y1="13.883cm" svg:x2="4.827cm" svg:y2="13.87cm">
          <text:p/>
        </draw:line>
        <draw:line draw:style-name="gr9" draw:text-style-name="P2" draw:layer="layout" svg:x1="4.826cm" svg:y1="13.871cm" svg:x2="4.832cm" svg:y2="13.859cm">
          <text:p/>
        </draw:line>
        <draw:line draw:style-name="gr9" draw:text-style-name="P2" draw:layer="layout" svg:x1="4.837cm" svg:y1="14.03cm" svg:x2="4.917cm" svg:y2="14.03cm">
          <text:p/>
        </draw:line>
        <draw:line draw:style-name="gr9" draw:text-style-name="P2" draw:layer="layout" svg:x1="4.837cm" svg:y1="13.979cm" svg:x2="4.9cm" svg:y2="13.979cm">
          <text:p/>
        </draw:line>
        <draw:line draw:style-name="gr9" draw:text-style-name="P2" draw:layer="layout" svg:x1="4.9cm" svg:y1="13.979cm" svg:x2="4.912cm" svg:y2="13.986cm">
          <text:p/>
        </draw:line>
        <draw:line draw:style-name="gr9" draw:text-style-name="P2" draw:layer="layout" svg:x1="4.911cm" svg:y1="13.985cm" svg:x2="4.918cm" svg:y2="13.997cm">
          <text:p/>
        </draw:line>
        <draw:line draw:style-name="gr9" draw:text-style-name="P2" draw:layer="layout" svg:x1="4.917cm" svg:y1="13.996cm" svg:x2="4.917cm" svg:y2="14.013cm">
          <text:p/>
        </draw:line>
        <draw:line draw:style-name="gr9" draw:text-style-name="P2" draw:layer="layout" svg:x1="4.918cm" svg:y1="14.013cm" svg:x2="4.911cm" svg:y2="14.026cm">
          <text:p/>
        </draw:line>
        <draw:line draw:style-name="gr9" draw:text-style-name="P2" draw:layer="layout" svg:x1="4.912cm" svg:y1="14.025cm" svg:x2="4.906cm" svg:y2="14.031cm">
          <text:p/>
        </draw:line>
        <draw:line draw:style-name="gr9" draw:text-style-name="P2" draw:layer="layout" svg:x1="4.854cm" svg:y1="14.128cm" svg:x2="4.854cm" svg:y2="14.088cm">
          <text:p/>
        </draw:line>
        <draw:line draw:style-name="gr9" draw:text-style-name="P2" draw:layer="layout" svg:x1="4.917cm" svg:y1="14.088cm" svg:x2="4.797cm" svg:y2="14.088cm">
          <text:p/>
        </draw:line>
        <draw:line draw:style-name="gr9" draw:text-style-name="P2" draw:layer="layout" svg:x1="4.797cm" svg:y1="14.088cm" svg:x2="4.797cm" svg:y2="14.145cm">
          <text:p/>
        </draw:line>
        <draw:polygon draw:style-name="gr10" draw:text-style-name="P2" draw:layer="layout" svg:width="0.319cm" svg:height="0.575cm" svg:x="4.703cm" svg:y="13.626cm" svg:viewBox="0 0 320 576" draw:points="0,576 320,576 320,0 0,0">
          <text:p/>
        </draw:polygon>
        <draw:line draw:style-name="gr9" draw:text-style-name="P2" draw:layer="layout" svg:x1="12.892cm" svg:y1="12.775cm" svg:x2="12.905cm" svg:y2="12.769cm">
          <text:p/>
        </draw:line>
        <draw:line draw:style-name="gr9" draw:text-style-name="P2" draw:layer="layout" svg:x1="12.904cm" svg:y1="12.769cm" svg:x2="12.921cm" svg:y2="12.769cm">
          <text:p/>
        </draw:line>
        <draw:line draw:style-name="gr9" draw:text-style-name="P2" draw:layer="layout" svg:x1="12.921cm" svg:y1="12.769cm" svg:x2="12.939cm" svg:y2="12.775cm">
          <text:p/>
        </draw:line>
        <draw:line draw:style-name="gr9" draw:text-style-name="P2" draw:layer="layout" svg:x1="12.938cm" svg:y1="12.774cm" svg:x2="12.952cm" svg:y2="12.787cm">
          <text:p/>
        </draw:line>
        <draw:line draw:style-name="gr9" draw:text-style-name="P2" draw:layer="layout" svg:x1="12.95cm" svg:y1="12.786cm" svg:x2="12.956cm" svg:y2="12.798cm">
          <text:p/>
        </draw:line>
        <draw:line draw:style-name="gr9" draw:text-style-name="P2" draw:layer="layout" svg:x1="12.955cm" svg:y1="12.797cm" svg:x2="12.962cm" svg:y2="12.821cm">
          <text:p/>
        </draw:line>
        <draw:line draw:style-name="gr9" draw:text-style-name="P2" draw:layer="layout" svg:x1="12.961cm" svg:y1="12.82cm" svg:x2="12.961cm" svg:y2="12.837cm">
          <text:p/>
        </draw:line>
        <draw:line draw:style-name="gr9" draw:text-style-name="P2" draw:layer="layout" svg:x1="12.962cm" svg:y1="12.837cm" svg:x2="12.955cm" svg:y2="12.861cm">
          <text:p/>
        </draw:line>
        <draw:line draw:style-name="gr9" draw:text-style-name="P2" draw:layer="layout" svg:x1="12.956cm" svg:y1="12.86cm" svg:x2="12.95cm" svg:y2="12.873cm">
          <text:p/>
        </draw:line>
        <draw:line draw:style-name="gr9" draw:text-style-name="P2" draw:layer="layout" svg:x1="12.952cm" svg:y1="12.872cm" svg:x2="12.938cm" svg:y2="12.884cm">
          <text:p/>
        </draw:line>
        <draw:line draw:style-name="gr9" draw:text-style-name="P2" draw:layer="layout" svg:x1="12.939cm" svg:y1="12.883cm" svg:x2="12.921cm" svg:y2="12.89cm">
          <text:p/>
        </draw:line>
        <draw:line draw:style-name="gr9" draw:text-style-name="P2" draw:layer="layout" svg:x1="12.921cm" svg:y1="12.889cm" svg:x2="12.91cm" svg:y2="12.889cm">
          <text:p/>
        </draw:line>
        <draw:line draw:style-name="gr9" draw:text-style-name="P2" draw:layer="layout" svg:x1="12.912cm" svg:y1="12.89cm" svg:x2="12.892cm" svg:y2="12.883cm">
          <text:p/>
        </draw:line>
        <draw:line draw:style-name="gr9" draw:text-style-name="P2" draw:layer="layout" svg:x1="12.893cm" svg:y1="12.884cm" svg:x2="12.887cm" svg:y2="12.877cm">
          <text:p/>
        </draw:line>
        <draw:line draw:style-name="gr9" draw:text-style-name="P2" draw:layer="layout" svg:x1="12.887cm" svg:y1="12.877cm" svg:x2="12.887cm" svg:y2="12.837cm">
          <text:p/>
        </draw:line>
        <draw:line draw:style-name="gr9" draw:text-style-name="P2" draw:layer="layout" svg:x1="12.887cm" svg:y1="12.837cm" svg:x2="12.91cm" svg:y2="12.837cm">
          <text:p/>
        </draw:line>
        <draw:line draw:style-name="gr9" draw:text-style-name="P2" draw:layer="layout" svg:x1="12.835cm" svg:y1="12.889cm" svg:x2="12.835cm" svg:y2="12.769cm">
          <text:p/>
        </draw:line>
        <draw:line draw:style-name="gr9" draw:text-style-name="P2" draw:layer="layout" svg:x1="12.836cm" svg:y1="12.769cm" svg:x2="12.767cm" svg:y2="12.89cm">
          <text:p/>
        </draw:line>
        <draw:line draw:style-name="gr9" draw:text-style-name="P2" draw:layer="layout" svg:x1="12.767cm" svg:y1="12.889cm" svg:x2="12.767cm" svg:y2="12.769cm">
          <text:p/>
        </draw:line>
        <draw:line draw:style-name="gr9" draw:text-style-name="P2" draw:layer="layout" svg:x1="12.71cm" svg:y1="12.889cm" svg:x2="12.71cm" svg:y2="12.769cm">
          <text:p/>
        </draw:line>
        <draw:line draw:style-name="gr9" draw:text-style-name="P2" draw:layer="layout" svg:x1="12.71cm" svg:y1="12.769cm" svg:x2="12.681cm" svg:y2="12.769cm">
          <text:p/>
        </draw:line>
        <draw:line draw:style-name="gr9" draw:text-style-name="P2" draw:layer="layout" svg:x1="12.682cm" svg:y1="12.769cm" svg:x2="12.664cm" svg:y2="12.775cm">
          <text:p/>
        </draw:line>
        <draw:line draw:style-name="gr9" draw:text-style-name="P2" draw:layer="layout" svg:x1="12.666cm" svg:y1="12.774cm" svg:x2="12.652cm" svg:y2="12.787cm">
          <text:p/>
        </draw:line>
        <draw:line draw:style-name="gr9" draw:text-style-name="P2" draw:layer="layout" svg:x1="12.653cm" svg:y1="12.786cm" svg:x2="12.647cm" svg:y2="12.798cm">
          <text:p/>
        </draw:line>
        <draw:line draw:style-name="gr9" draw:text-style-name="P2" draw:layer="layout" svg:x1="12.648cm" svg:y1="12.797cm" svg:x2="12.641cm" svg:y2="12.821cm">
          <text:p/>
        </draw:line>
        <draw:line draw:style-name="gr9" draw:text-style-name="P2" draw:layer="layout" svg:x1="12.641cm" svg:y1="12.82cm" svg:x2="12.641cm" svg:y2="12.837cm">
          <text:p/>
        </draw:line>
        <draw:line draw:style-name="gr9" draw:text-style-name="P2" draw:layer="layout" svg:x1="12.641cm" svg:y1="12.837cm" svg:x2="12.648cm" svg:y2="12.861cm">
          <text:p/>
        </draw:line>
        <draw:line draw:style-name="gr9" draw:text-style-name="P2" draw:layer="layout" svg:x1="12.647cm" svg:y1="12.86cm" svg:x2="12.653cm" svg:y2="12.873cm">
          <text:p/>
        </draw:line>
        <draw:line draw:style-name="gr9" draw:text-style-name="P2" draw:layer="layout" svg:x1="12.652cm" svg:y1="12.872cm" svg:x2="12.666cm" svg:y2="12.884cm">
          <text:p/>
        </draw:line>
        <draw:line draw:style-name="gr9" draw:text-style-name="P2" draw:layer="layout" svg:x1="12.664cm" svg:y1="12.883cm" svg:x2="12.682cm" svg:y2="12.89cm">
          <text:p/>
        </draw:line>
        <draw:line draw:style-name="gr9" draw:text-style-name="P2" draw:layer="layout" svg:x1="12.681cm" svg:y1="12.889cm" svg:x2="12.71cm" svg:y2="12.889cm">
          <text:p/>
        </draw:line>
        <draw:polygon draw:style-name="gr10" draw:text-style-name="P2" draw:layer="layout" svg:width="0.427cm" svg:height="0.32cm" svg:x="12.588cm" svg:y="12.674cm" svg:viewBox="0 0 428 321" draw:points="0,0 428,0 428,321 0,321">
          <text:p/>
        </draw:polygon>
        <draw:line draw:style-name="gr9" draw:text-style-name="P2" draw:layer="layout" svg:x1="16.993cm" svg:y1="17.049cm" svg:x2="16.95cm" svg:y2="17.049cm">
          <text:p/>
        </draw:line>
        <draw:line draw:style-name="gr9" draw:text-style-name="P2" draw:layer="layout" svg:x1="16.931cm" svg:y1="17.117cm" svg:x2="16.993cm" svg:y2="17.117cm">
          <text:p/>
        </draw:line>
        <draw:line draw:style-name="gr9" draw:text-style-name="P2" draw:layer="layout" svg:x1="16.993cm" svg:y1="17.117cm" svg:x2="16.993cm" svg:y2="16.987cm">
          <text:p/>
        </draw:line>
        <draw:line draw:style-name="gr9" draw:text-style-name="P2" draw:layer="layout" svg:x1="16.993cm" svg:y1="16.987cm" svg:x2="16.931cm" svg:y2="16.987cm">
          <text:p/>
        </draw:line>
        <draw:line draw:style-name="gr9" draw:text-style-name="P2" draw:layer="layout" svg:x1="16.876cm" svg:y1="17.117cm" svg:x2="16.876cm" svg:y2="16.987cm">
          <text:p/>
        </draw:line>
        <draw:line draw:style-name="gr9" draw:text-style-name="P2" draw:layer="layout" svg:x1="16.877cm" svg:y1="16.987cm" svg:x2="16.801cm" svg:y2="17.118cm">
          <text:p/>
        </draw:line>
        <draw:line draw:style-name="gr9" draw:text-style-name="P2" draw:layer="layout" svg:x1="16.801cm" svg:y1="17.117cm" svg:x2="16.801cm" svg:y2="16.987cm">
          <text:p/>
        </draw:line>
        <draw:line draw:style-name="gr9" draw:text-style-name="P2" draw:layer="layout" svg:x1="16.758cm" svg:y1="16.987cm" svg:x2="16.684cm" svg:y2="16.987cm">
          <text:p/>
        </draw:line>
        <draw:line draw:style-name="gr9" draw:text-style-name="P2" draw:layer="layout" svg:x1="16.721cm" svg:y1="17.117cm" svg:x2="16.721cm" svg:y2="16.987cm">
          <text:p/>
        </draw:line>
        <draw:line draw:style-name="gr9" draw:text-style-name="P2" draw:layer="layout" svg:x1="16.566cm" svg:y1="17.118cm" svg:x2="16.61cm" svg:y2="17.055cm">
          <text:p/>
        </draw:line>
        <draw:line draw:style-name="gr9" draw:text-style-name="P2" draw:layer="layout" svg:x1="16.64cm" svg:y1="17.117cm" svg:x2="16.64cm" svg:y2="16.987cm">
          <text:p/>
        </draw:line>
        <draw:line draw:style-name="gr9" draw:text-style-name="P2" draw:layer="layout" svg:x1="16.64cm" svg:y1="16.987cm" svg:x2="16.591cm" svg:y2="16.987cm">
          <text:p/>
        </draw:line>
        <draw:line draw:style-name="gr9" draw:text-style-name="P2" draw:layer="layout" svg:x1="16.592cm" svg:y1="16.987cm" svg:x2="16.579cm" svg:y2="16.994cm">
          <text:p/>
        </draw:line>
        <draw:line draw:style-name="gr9" draw:text-style-name="P2" draw:layer="layout" svg:x1="16.58cm" svg:y1="16.993cm" svg:x2="16.572cm" svg:y2="17cm">
          <text:p/>
        </draw:line>
        <draw:line draw:style-name="gr9" draw:text-style-name="P2" draw:layer="layout" svg:x1="16.573cm" svg:y1="16.999cm" svg:x2="16.566cm" svg:y2="17.012cm">
          <text:p/>
        </draw:line>
        <draw:line draw:style-name="gr9" draw:text-style-name="P2" draw:layer="layout" svg:x1="16.566cm" svg:y1="17.011cm" svg:x2="16.566cm" svg:y2="17.03cm">
          <text:p/>
        </draw:line>
        <draw:line draw:style-name="gr9" draw:text-style-name="P2" draw:layer="layout" svg:x1="16.566cm" svg:y1="17.03cm" svg:x2="16.573cm" svg:y2="17.043cm">
          <text:p/>
        </draw:line>
        <draw:line draw:style-name="gr9" draw:text-style-name="P2" draw:layer="layout" svg:x1="16.572cm" svg:y1="17.042cm" svg:x2="16.58cm" svg:y2="17.05cm">
          <text:p/>
        </draw:line>
        <draw:line draw:style-name="gr9" draw:text-style-name="P2" draw:layer="layout" svg:x1="16.579cm" svg:y1="17.049cm" svg:x2="16.592cm" svg:y2="17.056cm">
          <text:p/>
        </draw:line>
        <draw:line draw:style-name="gr9" draw:text-style-name="P2" draw:layer="layout" svg:x1="16.591cm" svg:y1="17.055cm" svg:x2="16.64cm" svg:y2="17.055cm">
          <text:p/>
        </draw:line>
        <draw:line draw:style-name="gr9" draw:text-style-name="P2" draw:layer="layout" svg:x1="16.517cm" svg:y1="17.079cm" svg:x2="16.455cm" svg:y2="17.079cm">
          <text:p/>
        </draw:line>
        <draw:line draw:style-name="gr9" draw:text-style-name="P2" draw:layer="layout" svg:x1="16.53cm" svg:y1="17.118cm" svg:x2="16.486cm" svg:y2="16.987cm">
          <text:p/>
        </draw:line>
        <draw:line draw:style-name="gr9" draw:text-style-name="P2" draw:layer="layout" svg:x1="16.487cm" svg:y1="16.987cm" svg:x2="16.442cm" svg:y2="17.118cm">
          <text:p/>
        </draw:line>
        <draw:line draw:style-name="gr9" draw:text-style-name="P2" draw:layer="layout" svg:x1="16.399cm" svg:y1="17.117cm" svg:x2="16.399cm" svg:y2="16.987cm">
          <text:p/>
        </draw:line>
        <draw:line draw:style-name="gr9" draw:text-style-name="P2" draw:layer="layout" svg:x1="16.399cm" svg:y1="16.987cm" svg:x2="16.368cm" svg:y2="16.987cm">
          <text:p/>
        </draw:line>
        <draw:line draw:style-name="gr9" draw:text-style-name="P2" draw:layer="layout" svg:x1="16.369cm" svg:y1="16.987cm" svg:x2="16.35cm" svg:y2="16.994cm">
          <text:p/>
        </draw:line>
        <draw:line draw:style-name="gr9" draw:text-style-name="P2" draw:layer="layout" svg:x1="16.351cm" svg:y1="16.993cm" svg:x2="16.337cm" svg:y2="17.006cm">
          <text:p/>
        </draw:line>
        <draw:line draw:style-name="gr9" draw:text-style-name="P2" draw:layer="layout" svg:x1="16.338cm" svg:y1="17.005cm" svg:x2="16.331cm" svg:y2="17.019cm">
          <text:p/>
        </draw:line>
        <draw:line draw:style-name="gr9" draw:text-style-name="P2" draw:layer="layout" svg:x1="16.332cm" svg:y1="17.018cm" svg:x2="16.325cm" svg:y2="17.043cm">
          <text:p/>
        </draw:line>
        <draw:line draw:style-name="gr9" draw:text-style-name="P2" draw:layer="layout" svg:x1="16.325cm" svg:y1="17.042cm" svg:x2="16.325cm" svg:y2="17.061cm">
          <text:p/>
        </draw:line>
        <draw:line draw:style-name="gr9" draw:text-style-name="P2" draw:layer="layout" svg:x1="16.325cm" svg:y1="17.061cm" svg:x2="16.332cm" svg:y2="17.087cm">
          <text:p/>
        </draw:line>
        <draw:line draw:style-name="gr9" draw:text-style-name="P2" draw:layer="layout" svg:x1="16.331cm" svg:y1="17.086cm" svg:x2="16.338cm" svg:y2="17.099cm">
          <text:p/>
        </draw:line>
        <draw:line draw:style-name="gr9" draw:text-style-name="P2" draw:layer="layout" svg:x1="16.337cm" svg:y1="17.098cm" svg:x2="16.351cm" svg:y2="17.111cm">
          <text:p/>
        </draw:line>
        <draw:line draw:style-name="gr9" draw:text-style-name="P2" draw:layer="layout" svg:x1="16.35cm" svg:y1="17.11cm" svg:x2="16.369cm" svg:y2="17.118cm">
          <text:p/>
        </draw:line>
        <draw:line draw:style-name="gr9" draw:text-style-name="P2" draw:layer="layout" svg:x1="16.368cm" svg:y1="17.117cm" svg:x2="16.399cm" svg:y2="17.117cm">
          <text:p/>
        </draw:line>
        <draw:line draw:style-name="gr9" draw:text-style-name="P2" draw:layer="layout" svg:x1="16.275cm" svg:y1="17.079cm" svg:x2="16.213cm" svg:y2="17.079cm">
          <text:p/>
        </draw:line>
        <draw:line draw:style-name="gr9" draw:text-style-name="P2" draw:layer="layout" svg:x1="16.289cm" svg:y1="17.118cm" svg:x2="16.244cm" svg:y2="16.987cm">
          <text:p/>
        </draw:line>
        <draw:line draw:style-name="gr9" draw:text-style-name="P2" draw:layer="layout" svg:x1="16.245cm" svg:y1="16.987cm" svg:x2="16.201cm" svg:y2="17.118cm">
          <text:p/>
        </draw:line>
        <draw:line draw:style-name="gr9" draw:text-style-name="P2" draw:layer="layout" svg:x1="16.165cm" svg:y1="17.11cm" svg:x2="16.145cm" svg:y2="17.118cm">
          <text:p/>
        </draw:line>
        <draw:line draw:style-name="gr9" draw:text-style-name="P2" draw:layer="layout" svg:x1="16.145cm" svg:y1="17.117cm" svg:x2="16.114cm" svg:y2="17.117cm">
          <text:p/>
        </draw:line>
        <draw:line draw:style-name="gr9" draw:text-style-name="P2" draw:layer="layout" svg:x1="16.115cm" svg:y1="17.118cm" svg:x2="16.102cm" svg:y2="17.11cm">
          <text:p/>
        </draw:line>
        <draw:line draw:style-name="gr9" draw:text-style-name="P2" draw:layer="layout" svg:x1="16.103cm" svg:y1="17.111cm" svg:x2="16.096cm" svg:y2="17.104cm">
          <text:p/>
        </draw:line>
        <draw:line draw:style-name="gr9" draw:text-style-name="P2" draw:layer="layout" svg:x1="16.097cm" svg:y1="17.105cm" svg:x2="16.089cm" svg:y2="17.092cm">
          <text:p/>
        </draw:line>
        <draw:line draw:style-name="gr9" draw:text-style-name="P2" draw:layer="layout" svg:x1="16.089cm" svg:y1="17.092cm" svg:x2="16.089cm" svg:y2="17.079cm">
          <text:p/>
        </draw:line>
        <draw:line draw:style-name="gr9" draw:text-style-name="P2" draw:layer="layout" svg:x1="16.089cm" svg:y1="17.08cm" svg:x2="16.097cm" svg:y2="17.067cm">
          <text:p/>
        </draw:line>
        <draw:line draw:style-name="gr9" draw:text-style-name="P2" draw:layer="layout" svg:x1="16.096cm" svg:y1="17.068cm" svg:x2="16.103cm" svg:y2="17.061cm">
          <text:p/>
        </draw:line>
        <draw:line draw:style-name="gr9" draw:text-style-name="P2" draw:layer="layout" svg:x1="16.102cm" svg:y1="17.062cm" svg:x2="16.115cm" svg:y2="17.055cm">
          <text:p/>
        </draw:line>
        <draw:line draw:style-name="gr9" draw:text-style-name="P2" draw:layer="layout" svg:x1="16.114cm" svg:y1="17.056cm" svg:x2="16.14cm" svg:y2="17.049cm">
          <text:p/>
        </draw:line>
        <draw:line draw:style-name="gr9" draw:text-style-name="P2" draw:layer="layout" svg:x1="16.139cm" svg:y1="17.05cm" svg:x2="16.152cm" svg:y2="17.042cm">
          <text:p/>
        </draw:line>
        <draw:line draw:style-name="gr9" draw:text-style-name="P2" draw:layer="layout" svg:x1="16.151cm" svg:y1="17.043cm" svg:x2="16.159cm" svg:y2="17.036cm">
          <text:p/>
        </draw:line>
        <draw:line draw:style-name="gr9" draw:text-style-name="P2" draw:layer="layout" svg:x1="16.158cm" svg:y1="17.037cm" svg:x2="16.165cm" svg:y2="17.024cm">
          <text:p/>
        </draw:line>
        <draw:line draw:style-name="gr9" draw:text-style-name="P2" draw:layer="layout" svg:x1="16.164cm" svg:y1="17.024cm" svg:x2="16.164cm" svg:y2="17.011cm">
          <text:p/>
        </draw:line>
        <draw:line draw:style-name="gr9" draw:text-style-name="P2" draw:layer="layout" svg:x1="16.165cm" svg:y1="17.012cm" svg:x2="16.158cm" svg:y2="16.999cm">
          <text:p/>
        </draw:line>
        <draw:line draw:style-name="gr9" draw:text-style-name="P2" draw:layer="layout" svg:x1="16.159cm" svg:y1="17cm" svg:x2="16.151cm" svg:y2="16.993cm">
          <text:p/>
        </draw:line>
        <draw:line draw:style-name="gr9" draw:text-style-name="P2" draw:layer="layout" svg:x1="16.152cm" svg:y1="16.994cm" svg:x2="16.139cm" svg:y2="16.987cm">
          <text:p/>
        </draw:line>
        <draw:line draw:style-name="gr9" draw:text-style-name="P2" draw:layer="layout" svg:x1="16.139cm" svg:y1="16.987cm" svg:x2="16.108cm" svg:y2="16.987cm">
          <text:p/>
        </draw:line>
        <draw:line draw:style-name="gr9" draw:text-style-name="P2" draw:layer="layout" svg:x1="16.109cm" svg:y1="16.987cm" svg:x2="16.089cm" svg:y2="16.994cm">
          <text:p/>
        </draw:line>
        <draw:line draw:style-name="gr9" draw:text-style-name="P2" draw:layer="layout" svg:x1="16.609cm" svg:y1="17.326cm" svg:x2="16.609cm" svg:y2="17.196cm">
          <text:p/>
        </draw:line>
        <draw:line draw:style-name="gr9" draw:text-style-name="P2" draw:layer="layout" svg:x1="16.473cm" svg:y1="17.314cm" svg:x2="16.48cm" svg:y2="17.321cm">
          <text:p/>
        </draw:line>
        <draw:line draw:style-name="gr9" draw:text-style-name="P2" draw:layer="layout" svg:x1="16.479cm" svg:y1="17.32cm" svg:x2="16.499cm" svg:y2="17.327cm">
          <text:p/>
        </draw:line>
        <draw:line draw:style-name="gr9" draw:text-style-name="P2" draw:layer="layout" svg:x1="16.498cm" svg:y1="17.326cm" svg:x2="16.51cm" svg:y2="17.326cm">
          <text:p/>
        </draw:line>
        <draw:line draw:style-name="gr9" draw:text-style-name="P2" draw:layer="layout" svg:x1="16.51cm" svg:y1="17.327cm" svg:x2="16.53cm" svg:y2="17.32cm">
          <text:p/>
        </draw:line>
        <draw:line draw:style-name="gr9" draw:text-style-name="P2" draw:layer="layout" svg:x1="16.529cm" svg:y1="17.321cm" svg:x2="16.542cm" svg:y2="17.307cm">
          <text:p/>
        </draw:line>
        <draw:line draw:style-name="gr9" draw:text-style-name="P2" draw:layer="layout" svg:x1="16.541cm" svg:y1="17.308cm" svg:x2="16.549cm" svg:y2="17.295cm">
          <text:p/>
        </draw:line>
        <draw:line draw:style-name="gr9" draw:text-style-name="P2" draw:layer="layout" svg:x1="16.548cm" svg:y1="17.296cm" svg:x2="16.555cm" svg:y2="17.27cm">
          <text:p/>
        </draw:line>
        <draw:line draw:style-name="gr9" draw:text-style-name="P2" draw:layer="layout" svg:x1="16.554cm" svg:y1="17.27cm" svg:x2="16.554cm" svg:y2="17.252cm">
          <text:p/>
        </draw:line>
        <draw:line draw:style-name="gr9" draw:text-style-name="P2" draw:layer="layout" svg:x1="16.555cm" svg:y1="17.253cm" svg:x2="16.548cm" svg:y2="17.227cm">
          <text:p/>
        </draw:line>
        <draw:line draw:style-name="gr9" draw:text-style-name="P2" draw:layer="layout" svg:x1="16.549cm" svg:y1="17.228cm" svg:x2="16.541cm" svg:y2="17.214cm">
          <text:p/>
        </draw:line>
        <draw:line draw:style-name="gr9" draw:text-style-name="P2" draw:layer="layout" svg:x1="16.542cm" svg:y1="17.215cm" svg:x2="16.529cm" svg:y2="17.202cm">
          <text:p/>
        </draw:line>
        <draw:line draw:style-name="gr9" draw:text-style-name="P2" draw:layer="layout" svg:x1="16.53cm" svg:y1="17.203cm" svg:x2="16.51cm" svg:y2="17.196cm">
          <text:p/>
        </draw:line>
        <draw:line draw:style-name="gr9" draw:text-style-name="P2" draw:layer="layout" svg:x1="16.51cm" svg:y1="17.196cm" svg:x2="16.498cm" svg:y2="17.196cm">
          <text:p/>
        </draw:line>
        <draw:line draw:style-name="gr9" draw:text-style-name="P2" draw:layer="layout" svg:x1="16.499cm" svg:y1="17.196cm" svg:x2="16.479cm" svg:y2="17.203cm">
          <text:p/>
        </draw:line>
        <draw:line draw:style-name="gr9" draw:text-style-name="P2" draw:layer="layout" svg:x1="16.48cm" svg:y1="17.202cm" svg:x2="16.473cm" svg:y2="17.209cm">
          <text:p/>
        </draw:line>
        <draw:line draw:style-name="gr9" draw:text-style-name="P2" draw:layer="layout" svg:x1="16.817cm" svg:y1="17.523cm" svg:x2="16.824cm" svg:y2="17.53cm">
          <text:p/>
        </draw:line>
        <draw:line draw:style-name="gr9" draw:text-style-name="P2" draw:layer="layout" svg:x1="16.823cm" svg:y1="17.529cm" svg:x2="16.843cm" svg:y2="17.536cm">
          <text:p/>
        </draw:line>
        <draw:line draw:style-name="gr9" draw:text-style-name="P2" draw:layer="layout" svg:x1="16.842cm" svg:y1="17.535cm" svg:x2="16.854cm" svg:y2="17.535cm">
          <text:p/>
        </draw:line>
        <draw:line draw:style-name="gr9" draw:text-style-name="P2" draw:layer="layout" svg:x1="16.854cm" svg:y1="17.536cm" svg:x2="16.874cm" svg:y2="17.529cm">
          <text:p/>
        </draw:line>
        <draw:line draw:style-name="gr9" draw:text-style-name="P2" draw:layer="layout" svg:x1="16.873cm" svg:y1="17.53cm" svg:x2="16.886cm" svg:y2="17.517cm">
          <text:p/>
        </draw:line>
        <draw:line draw:style-name="gr9" draw:text-style-name="P2" draw:layer="layout" svg:x1="16.885cm" svg:y1="17.518cm" svg:x2="16.892cm" svg:y2="17.504cm">
          <text:p/>
        </draw:line>
        <draw:line draw:style-name="gr9" draw:text-style-name="P2" draw:layer="layout" svg:x1="16.891cm" svg:y1="17.505cm" svg:x2="16.898cm" svg:y2="17.48cm">
          <text:p/>
        </draw:line>
        <draw:line draw:style-name="gr9" draw:text-style-name="P2" draw:layer="layout" svg:x1="16.897cm" svg:y1="17.48cm" svg:x2="16.897cm" svg:y2="17.461cm">
          <text:p/>
        </draw:line>
        <draw:line draw:style-name="gr9" draw:text-style-name="P2" draw:layer="layout" svg:x1="16.898cm" svg:y1="17.462cm" svg:x2="16.891cm" svg:y2="17.436cm">
          <text:p/>
        </draw:line>
        <draw:line draw:style-name="gr9" draw:text-style-name="P2" draw:layer="layout" svg:x1="16.892cm" svg:y1="17.437cm" svg:x2="16.885cm" svg:y2="17.424cm">
          <text:p/>
        </draw:line>
        <draw:line draw:style-name="gr9" draw:text-style-name="P2" draw:layer="layout" svg:x1="16.886cm" svg:y1="17.426cm" svg:x2="16.873cm" svg:y2="17.411cm">
          <text:p/>
        </draw:line>
        <draw:line draw:style-name="gr9" draw:text-style-name="P2" draw:layer="layout" svg:x1="16.874cm" svg:y1="17.412cm" svg:x2="16.854cm" svg:y2="17.405cm">
          <text:p/>
        </draw:line>
        <draw:line draw:style-name="gr9" draw:text-style-name="P2" draw:layer="layout" svg:x1="16.854cm" svg:y1="17.405cm" svg:x2="16.842cm" svg:y2="17.405cm">
          <text:p/>
        </draw:line>
        <draw:line draw:style-name="gr9" draw:text-style-name="P2" draw:layer="layout" svg:x1="16.843cm" svg:y1="17.405cm" svg:x2="16.823cm" svg:y2="17.412cm">
          <text:p/>
        </draw:line>
        <draw:line draw:style-name="gr9" draw:text-style-name="P2" draw:layer="layout" svg:x1="16.824cm" svg:y1="17.411cm" svg:x2="16.817cm" svg:y2="17.419cm">
          <text:p/>
        </draw:line>
        <draw:line draw:style-name="gr9" draw:text-style-name="P2" draw:layer="layout" svg:x1="16.761cm" svg:y1="17.535cm" svg:x2="16.761cm" svg:y2="17.405cm">
          <text:p/>
        </draw:line>
        <draw:line draw:style-name="gr9" draw:text-style-name="P2" draw:layer="layout" svg:x1="16.761cm" svg:y1="17.405cm" svg:x2="16.73cm" svg:y2="17.405cm">
          <text:p/>
        </draw:line>
        <draw:line draw:style-name="gr9" draw:text-style-name="P2" draw:layer="layout" svg:x1="16.731cm" svg:y1="17.405cm" svg:x2="16.712cm" svg:y2="17.412cm">
          <text:p/>
        </draw:line>
        <draw:line draw:style-name="gr9" draw:text-style-name="P2" draw:layer="layout" svg:x1="16.713cm" svg:y1="17.411cm" svg:x2="16.699cm" svg:y2="17.426cm">
          <text:p/>
        </draw:line>
        <draw:line draw:style-name="gr9" draw:text-style-name="P2" draw:layer="layout" svg:x1="16.7cm" svg:y1="17.424cm" svg:x2="16.693cm" svg:y2="17.437cm">
          <text:p/>
        </draw:line>
        <draw:line draw:style-name="gr9" draw:text-style-name="P2" draw:layer="layout" svg:x1="16.694cm" svg:y1="17.436cm" svg:x2="16.687cm" svg:y2="17.462cm">
          <text:p/>
        </draw:line>
        <draw:line draw:style-name="gr9" draw:text-style-name="P2" draw:layer="layout" svg:x1="16.687cm" svg:y1="17.461cm" svg:x2="16.687cm" svg:y2="17.48cm">
          <text:p/>
        </draw:line>
        <draw:line draw:style-name="gr9" draw:text-style-name="P2" draw:layer="layout" svg:x1="16.687cm" svg:y1="17.48cm" svg:x2="16.694cm" svg:y2="17.505cm">
          <text:p/>
        </draw:line>
        <draw:line draw:style-name="gr9" draw:text-style-name="P2" draw:layer="layout" svg:x1="16.693cm" svg:y1="17.504cm" svg:x2="16.7cm" svg:y2="17.518cm">
          <text:p/>
        </draw:line>
        <draw:line draw:style-name="gr9" draw:text-style-name="P2" draw:layer="layout" svg:x1="16.699cm" svg:y1="17.517cm" svg:x2="16.713cm" svg:y2="17.53cm">
          <text:p/>
        </draw:line>
        <draw:line draw:style-name="gr9" draw:text-style-name="P2" draw:layer="layout" svg:x1="16.712cm" svg:y1="17.529cm" svg:x2="16.731cm" svg:y2="17.536cm">
          <text:p/>
        </draw:line>
        <draw:line draw:style-name="gr9" draw:text-style-name="P2" draw:layer="layout" svg:x1="16.73cm" svg:y1="17.535cm" svg:x2="16.761cm" svg:y2="17.535cm">
          <text:p/>
        </draw:line>
        <draw:line draw:style-name="gr9" draw:text-style-name="P2" draw:layer="layout" svg:x1="16.575cm" svg:y1="17.449cm" svg:x2="16.575cm" svg:y2="17.535cm">
          <text:p/>
        </draw:line>
        <draw:line draw:style-name="gr9" draw:text-style-name="P2" draw:layer="layout" svg:x1="16.606cm" svg:y1="17.399cm" svg:x2="16.638cm" svg:y2="17.493cm">
          <text:p/>
        </draw:line>
        <draw:line draw:style-name="gr9" draw:text-style-name="P2" draw:layer="layout" svg:x1="16.637cm" svg:y1="17.492cm" svg:x2="16.557cm" svg:y2="17.492cm">
          <text:p/>
        </draw:line>
        <draw:line draw:style-name="gr9" draw:text-style-name="P2" draw:layer="layout" svg:x1="16.483cm" svg:y1="17.405cm" svg:x2="16.47cm" svg:y2="17.405cm">
          <text:p/>
        </draw:line>
        <draw:line draw:style-name="gr9" draw:text-style-name="P2" draw:layer="layout" svg:x1="16.471cm" svg:y1="17.405cm" svg:x2="16.458cm" svg:y2="17.412cm">
          <text:p/>
        </draw:line>
        <draw:line draw:style-name="gr9" draw:text-style-name="P2" draw:layer="layout" svg:x1="16.459cm" svg:y1="17.411cm" svg:x2="16.452cm" svg:y2="17.419cm">
          <text:p/>
        </draw:line>
        <draw:line draw:style-name="gr9" draw:text-style-name="P2" draw:layer="layout" svg:x1="16.453cm" svg:y1="17.418cm" svg:x2="16.445cm" svg:y2="17.431cm">
          <text:p/>
        </draw:line>
        <draw:line draw:style-name="gr9" draw:text-style-name="P2" draw:layer="layout" svg:x1="16.446cm" svg:y1="17.43cm" svg:x2="16.439cm" svg:y2="17.456cm">
          <text:p/>
        </draw:line>
        <draw:line draw:style-name="gr9" draw:text-style-name="P2" draw:layer="layout" svg:x1="16.439cm" svg:y1="17.455cm" svg:x2="16.439cm" svg:y2="17.486cm">
          <text:p/>
        </draw:line>
        <draw:line draw:style-name="gr9" draw:text-style-name="P2" draw:layer="layout" svg:x1="16.439cm" svg:y1="17.486cm" svg:x2="16.446cm" svg:y2="17.511cm">
          <text:p/>
        </draw:line>
        <draw:line draw:style-name="gr9" draw:text-style-name="P2" draw:layer="layout" svg:x1="16.445cm" svg:y1="17.51cm" svg:x2="16.453cm" svg:y2="17.524cm">
          <text:p/>
        </draw:line>
        <draw:line draw:style-name="gr9" draw:text-style-name="P2" draw:layer="layout" svg:x1="16.452cm" svg:y1="17.523cm" svg:x2="16.459cm" svg:y2="17.53cm">
          <text:p/>
        </draw:line>
        <draw:line draw:style-name="gr9" draw:text-style-name="P2" draw:layer="layout" svg:x1="16.458cm" svg:y1="17.529cm" svg:x2="16.471cm" svg:y2="17.536cm">
          <text:p/>
        </draw:line>
        <draw:line draw:style-name="gr9" draw:text-style-name="P2" draw:layer="layout" svg:x1="16.47cm" svg:y1="17.535cm" svg:x2="16.483cm" svg:y2="17.535cm">
          <text:p/>
        </draw:line>
        <draw:line draw:style-name="gr9" draw:text-style-name="P2" draw:layer="layout" svg:x1="16.483cm" svg:y1="17.536cm" svg:x2="16.496cm" svg:y2="17.529cm">
          <text:p/>
        </draw:line>
        <draw:line draw:style-name="gr9" draw:text-style-name="P2" draw:layer="layout" svg:x1="16.495cm" svg:y1="17.53cm" svg:x2="16.502cm" svg:y2="17.523cm">
          <text:p/>
        </draw:line>
        <draw:line draw:style-name="gr9" draw:text-style-name="P2" draw:layer="layout" svg:x1="16.501cm" svg:y1="17.524cm" svg:x2="16.508cm" svg:y2="17.51cm">
          <text:p/>
        </draw:line>
        <draw:line draw:style-name="gr9" draw:text-style-name="P2" draw:layer="layout" svg:x1="16.507cm" svg:y1="17.511cm" svg:x2="16.516cm" svg:y2="17.486cm">
          <text:p/>
        </draw:line>
        <draw:line draw:style-name="gr9" draw:text-style-name="P2" draw:layer="layout" svg:x1="16.514cm" svg:y1="17.486cm" svg:x2="16.514cm" svg:y2="17.455cm">
          <text:p/>
        </draw:line>
        <draw:line draw:style-name="gr9" draw:text-style-name="P2" draw:layer="layout" svg:x1="16.516cm" svg:y1="17.456cm" svg:x2="16.507cm" svg:y2="17.43cm">
          <text:p/>
        </draw:line>
        <draw:line draw:style-name="gr9" draw:text-style-name="P2" draw:layer="layout" svg:x1="16.508cm" svg:y1="17.431cm" svg:x2="16.501cm" svg:y2="17.418cm">
          <text:p/>
        </draw:line>
        <draw:line draw:style-name="gr9" draw:text-style-name="P2" draw:layer="layout" svg:x1="16.502cm" svg:y1="17.419cm" svg:x2="16.495cm" svg:y2="17.411cm">
          <text:p/>
        </draw:line>
        <draw:line draw:style-name="gr9" draw:text-style-name="P2" draw:layer="layout" svg:x1="16.496cm" svg:y1="17.412cm" svg:x2="16.483cm" svg:y2="17.405cm">
          <text:p/>
        </draw:line>
        <draw:line draw:style-name="gr9" draw:text-style-name="P2" draw:layer="layout" svg:x1="16.328cm" svg:y1="17.405cm" svg:x2="16.353cm" svg:y2="17.405cm">
          <text:p/>
        </draw:line>
        <draw:line draw:style-name="gr9" draw:text-style-name="P2" draw:layer="layout" svg:x1="16.353cm" svg:y1="17.405cm" svg:x2="16.366cm" svg:y2="17.412cm">
          <text:p/>
        </draw:line>
        <draw:line draw:style-name="gr9" draw:text-style-name="P2" draw:layer="layout" svg:x1="16.365cm" svg:y1="17.411cm" svg:x2="16.372cm" svg:y2="17.419cm">
          <text:p/>
        </draw:line>
        <draw:line draw:style-name="gr9" draw:text-style-name="P2" draw:layer="layout" svg:x1="16.371cm" svg:y1="17.418cm" svg:x2="16.385cm" svg:y2="17.437cm">
          <text:p/>
        </draw:line>
        <draw:line draw:style-name="gr9" draw:text-style-name="P2" draw:layer="layout" svg:x1="16.384cm" svg:y1="17.436cm" svg:x2="16.391cm" svg:y2="17.462cm">
          <text:p/>
        </draw:line>
        <draw:line draw:style-name="gr9" draw:text-style-name="P2" draw:layer="layout" svg:x1="16.39cm" svg:y1="17.461cm" svg:x2="16.39cm" svg:y2="17.51cm">
          <text:p/>
        </draw:line>
        <draw:line draw:style-name="gr9" draw:text-style-name="P2" draw:layer="layout" svg:x1="16.391cm" svg:y1="17.51cm" svg:x2="16.384cm" svg:y2="17.524cm">
          <text:p/>
        </draw:line>
        <draw:line draw:style-name="gr9" draw:text-style-name="P2" draw:layer="layout" svg:x1="16.385cm" svg:y1="17.523cm" svg:x2="16.377cm" svg:y2="17.53cm">
          <text:p/>
        </draw:line>
        <draw:line draw:style-name="gr9" draw:text-style-name="P2" draw:layer="layout" svg:x1="16.378cm" svg:y1="17.529cm" svg:x2="16.365cm" svg:y2="17.536cm">
          <text:p/>
        </draw:line>
        <draw:line draw:style-name="gr9" draw:text-style-name="P2" draw:layer="layout" svg:x1="16.365cm" svg:y1="17.535cm" svg:x2="16.34cm" svg:y2="17.535cm">
          <text:p/>
        </draw:line>
        <draw:line draw:style-name="gr9" draw:text-style-name="P2" draw:layer="layout" svg:x1="16.341cm" svg:y1="17.536cm" svg:x2="16.328cm" svg:y2="17.529cm">
          <text:p/>
        </draw:line>
        <draw:line draw:style-name="gr9" draw:text-style-name="P2" draw:layer="layout" svg:x1="16.329cm" svg:y1="17.53cm" svg:x2="16.322cm" svg:y2="17.523cm">
          <text:p/>
        </draw:line>
        <draw:line draw:style-name="gr9" draw:text-style-name="P2" draw:layer="layout" svg:x1="16.324cm" svg:y1="17.524cm" svg:x2="16.315cm" svg:y2="17.51cm">
          <text:p/>
        </draw:line>
        <draw:line draw:style-name="gr9" draw:text-style-name="P2" draw:layer="layout" svg:x1="16.315cm" svg:y1="17.51cm" svg:x2="16.315cm" svg:y2="17.48cm">
          <text:p/>
        </draw:line>
        <draw:line draw:style-name="gr9" draw:text-style-name="P2" draw:layer="layout" svg:x1="16.315cm" svg:y1="17.481cm" svg:x2="16.324cm" svg:y2="17.467cm">
          <text:p/>
        </draw:line>
        <draw:line draw:style-name="gr9" draw:text-style-name="P2" draw:layer="layout" svg:x1="16.322cm" svg:y1="17.468cm" svg:x2="16.329cm" svg:y2="17.461cm">
          <text:p/>
        </draw:line>
        <draw:line draw:style-name="gr9" draw:text-style-name="P2" draw:layer="layout" svg:x1="16.328cm" svg:y1="17.462cm" svg:x2="16.341cm" svg:y2="17.455cm">
          <text:p/>
        </draw:line>
        <draw:line draw:style-name="gr9" draw:text-style-name="P2" draw:layer="layout" svg:x1="16.34cm" svg:y1="17.455cm" svg:x2="16.365cm" svg:y2="17.455cm">
          <text:p/>
        </draw:line>
        <draw:line draw:style-name="gr9" draw:text-style-name="P2" draw:layer="layout" svg:x1="16.365cm" svg:y1="17.455cm" svg:x2="16.378cm" svg:y2="17.462cm">
          <text:p/>
        </draw:line>
        <draw:line draw:style-name="gr9" draw:text-style-name="P2" draw:layer="layout" svg:x1="16.377cm" svg:y1="17.461cm" svg:x2="16.385cm" svg:y2="17.468cm">
          <text:p/>
        </draw:line>
        <draw:line draw:style-name="gr9" draw:text-style-name="P2" draw:layer="layout" svg:x1="16.384cm" svg:y1="17.467cm" svg:x2="16.391cm" svg:y2="17.481cm">
          <text:p/>
        </draw:line>
        <draw:line draw:style-name="gr9" draw:text-style-name="P2" draw:layer="layout" svg:x1="16.254cm" svg:y1="17.535cm" svg:x2="16.229cm" svg:y2="17.535cm">
          <text:p/>
        </draw:line>
        <draw:line draw:style-name="gr9" draw:text-style-name="P2" draw:layer="layout" svg:x1="16.23cm" svg:y1="17.536cm" svg:x2="16.216cm" svg:y2="17.529cm">
          <text:p/>
        </draw:line>
        <draw:line draw:style-name="gr9" draw:text-style-name="P2" draw:layer="layout" svg:x1="16.217cm" svg:y1="17.53cm" svg:x2="16.21cm" svg:y2="17.523cm">
          <text:p/>
        </draw:line>
        <draw:line draw:style-name="gr9" draw:text-style-name="P2" draw:layer="layout" svg:x1="16.211cm" svg:y1="17.524cm" svg:x2="16.198cm" svg:y2="17.504cm">
          <text:p/>
        </draw:line>
        <draw:line draw:style-name="gr9" draw:text-style-name="P2" draw:layer="layout" svg:x1="16.199cm" svg:y1="17.505cm" svg:x2="16.192cm" svg:y2="17.48cm">
          <text:p/>
        </draw:line>
        <draw:line draw:style-name="gr9" draw:text-style-name="P2" draw:layer="layout" svg:x1="16.192cm" svg:y1="17.48cm" svg:x2="16.192cm" svg:y2="17.43cm">
          <text:p/>
        </draw:line>
        <draw:line draw:style-name="gr9" draw:text-style-name="P2" draw:layer="layout" svg:x1="16.192cm" svg:y1="17.431cm" svg:x2="16.199cm" svg:y2="17.418cm">
          <text:p/>
        </draw:line>
        <draw:line draw:style-name="gr9" draw:text-style-name="P2" draw:layer="layout" svg:x1="16.198cm" svg:y1="17.419cm" svg:x2="16.205cm" svg:y2="17.411cm">
          <text:p/>
        </draw:line>
        <draw:line draw:style-name="gr9" draw:text-style-name="P2" draw:layer="layout" svg:x1="16.204cm" svg:y1="17.412cm" svg:x2="16.217cm" svg:y2="17.405cm">
          <text:p/>
        </draw:line>
        <draw:line draw:style-name="gr9" draw:text-style-name="P2" draw:layer="layout" svg:x1="16.216cm" svg:y1="17.405cm" svg:x2="16.241cm" svg:y2="17.405cm">
          <text:p/>
        </draw:line>
        <draw:line draw:style-name="gr9" draw:text-style-name="P2" draw:layer="layout" svg:x1="16.241cm" svg:y1="17.405cm" svg:x2="16.255cm" svg:y2="17.412cm">
          <text:p/>
        </draw:line>
        <draw:line draw:style-name="gr9" draw:text-style-name="P2" draw:layer="layout" svg:x1="16.254cm" svg:y1="17.411cm" svg:x2="16.261cm" svg:y2="17.419cm">
          <text:p/>
        </draw:line>
        <draw:line draw:style-name="gr9" draw:text-style-name="P2" draw:layer="layout" svg:x1="16.26cm" svg:y1="17.418cm" svg:x2="16.267cm" svg:y2="17.431cm">
          <text:p/>
        </draw:line>
        <draw:line draw:style-name="gr9" draw:text-style-name="P2" draw:layer="layout" svg:x1="16.266cm" svg:y1="17.43cm" svg:x2="16.266cm" svg:y2="17.461cm">
          <text:p/>
        </draw:line>
        <draw:line draw:style-name="gr9" draw:text-style-name="P2" draw:layer="layout" svg:x1="16.267cm" svg:y1="17.461cm" svg:x2="16.26cm" svg:y2="17.474cm">
          <text:p/>
        </draw:line>
        <draw:line draw:style-name="gr9" draw:text-style-name="P2" draw:layer="layout" svg:x1="16.261cm" svg:y1="17.473cm" svg:x2="16.254cm" svg:y2="17.482cm">
          <text:p/>
        </draw:line>
        <draw:line draw:style-name="gr9" draw:text-style-name="P2" draw:layer="layout" svg:x1="16.255cm" svg:y1="17.48cm" svg:x2="16.241cm" svg:y2="17.487cm">
          <text:p/>
        </draw:line>
        <draw:line draw:style-name="gr9" draw:text-style-name="P2" draw:layer="layout" svg:x1="16.241cm" svg:y1="17.486cm" svg:x2="16.216cm" svg:y2="17.486cm">
          <text:p/>
        </draw:line>
        <draw:line draw:style-name="gr9" draw:text-style-name="P2" draw:layer="layout" svg:x1="16.217cm" svg:y1="17.487cm" svg:x2="16.204cm" svg:y2="17.48cm">
          <text:p/>
        </draw:line>
        <draw:line draw:style-name="gr9" draw:text-style-name="P2" draw:layer="layout" svg:x1="16.205cm" svg:y1="17.482cm" svg:x2="16.198cm" svg:y2="17.473cm">
          <text:p/>
        </draw:line>
        <draw:line draw:style-name="gr9" draw:text-style-name="P2" draw:layer="layout" svg:x1="16.199cm" svg:y1="17.474cm" svg:x2="16.192cm" svg:y2="17.461cm">
          <text:p/>
        </draw:line>
        <draw:polygon draw:style-name="gr10" draw:text-style-name="P2" draw:layer="layout" svg:width="1.034cm" svg:height="0.718cm" svg:x="16.027cm" svg:y="16.885cm" svg:viewBox="0 0 1035 719" draw:points="0,0 1035,0 1035,719 0,719">
          <text:p/>
        </draw:polygon>
        <draw:line draw:style-name="gr9" draw:text-style-name="P2" draw:layer="layout" svg:x1="5.739cm" svg:y1="13.305cm" svg:x2="5.746cm" svg:y2="13.324cm">
          <text:p/>
        </draw:line>
        <draw:line draw:style-name="gr9" draw:text-style-name="P2" draw:layer="layout" svg:x1="5.745cm" svg:y1="13.323cm" svg:x2="5.745cm" svg:y2="13.351cm">
          <text:p/>
        </draw:line>
        <draw:line draw:style-name="gr9" draw:text-style-name="P2" draw:layer="layout" svg:x1="5.746cm" svg:y1="13.351cm" svg:x2="5.739cm" svg:y2="13.364cm">
          <text:p/>
        </draw:line>
        <draw:line draw:style-name="gr9" draw:text-style-name="P2" draw:layer="layout" svg:x1="5.74cm" svg:y1="13.363cm" svg:x2="5.734cm" svg:y2="13.369cm">
          <text:p/>
        </draw:line>
        <draw:line draw:style-name="gr9" draw:text-style-name="P2" draw:layer="layout" svg:x1="5.736cm" svg:y1="13.368cm" svg:x2="5.722cm" svg:y2="13.375cm">
          <text:p/>
        </draw:line>
        <draw:line draw:style-name="gr9" draw:text-style-name="P2" draw:layer="layout" svg:x1="5.722cm" svg:y1="13.374cm" svg:x2="5.711cm" svg:y2="13.374cm">
          <text:p/>
        </draw:line>
        <draw:line draw:style-name="gr9" draw:text-style-name="P2" draw:layer="layout" svg:x1="5.712cm" svg:y1="13.375cm" svg:x2="5.699cm" svg:y2="13.368cm">
          <text:p/>
        </draw:line>
        <draw:line draw:style-name="gr9" draw:text-style-name="P2" draw:layer="layout" svg:x1="5.7cm" svg:y1="13.369cm" svg:x2="5.694cm" svg:y2="13.363cm">
          <text:p/>
        </draw:line>
        <draw:line draw:style-name="gr9" draw:text-style-name="P2" draw:layer="layout" svg:x1="5.696cm" svg:y1="13.364cm" svg:x2="5.688cm" svg:y2="13.351cm">
          <text:p/>
        </draw:line>
        <draw:line draw:style-name="gr9" draw:text-style-name="P2" draw:layer="layout" svg:x1="5.689cm" svg:y1="13.352cm" svg:x2="5.682cm" svg:y2="13.328cm">
          <text:p/>
        </draw:line>
        <draw:line draw:style-name="gr9" draw:text-style-name="P2" draw:layer="layout" svg:x1="5.683cm" svg:y1="13.329cm" svg:x2="5.677cm" svg:y2="13.317cm">
          <text:p/>
        </draw:line>
        <draw:line draw:style-name="gr9" draw:text-style-name="P2" draw:layer="layout" svg:x1="5.678cm" svg:y1="13.319cm" svg:x2="5.671cm" svg:y2="13.311cm">
          <text:p/>
        </draw:line>
        <draw:line draw:style-name="gr9" draw:text-style-name="P2" draw:layer="layout" svg:x1="5.672cm" svg:y1="13.312cm" svg:x2="5.659cm" svg:y2="13.305cm">
          <text:p/>
        </draw:line>
        <draw:line draw:style-name="gr9" draw:text-style-name="P2" draw:layer="layout" svg:x1="5.659cm" svg:y1="13.305cm" svg:x2="5.648cm" svg:y2="13.305cm">
          <text:p/>
        </draw:line>
        <draw:line draw:style-name="gr9" draw:text-style-name="P2" draw:layer="layout" svg:x1="5.649cm" svg:y1="13.305cm" svg:x2="5.637cm" svg:y2="13.312cm">
          <text:p/>
        </draw:line>
        <draw:line draw:style-name="gr9" draw:text-style-name="P2" draw:layer="layout" svg:x1="5.638cm" svg:y1="13.311cm" svg:x2="5.631cm" svg:y2="13.319cm">
          <text:p/>
        </draw:line>
        <draw:line draw:style-name="gr9" draw:text-style-name="P2" draw:layer="layout" svg:x1="5.632cm" svg:y1="13.317cm" svg:x2="5.625cm" svg:y2="13.329cm">
          <text:p/>
        </draw:line>
        <draw:line draw:style-name="gr9" draw:text-style-name="P2" draw:layer="layout" svg:x1="5.625cm" svg:y1="13.328cm" svg:x2="5.625cm" svg:y2="13.357cm">
          <text:p/>
        </draw:line>
        <draw:line draw:style-name="gr9" draw:text-style-name="P2" draw:layer="layout" svg:x1="5.625cm" svg:y1="13.357cm" svg:x2="5.632cm" svg:y2="13.375cm">
          <text:p/>
        </draw:line>
        <draw:line draw:style-name="gr9" draw:text-style-name="P2" draw:layer="layout" svg:x1="5.625cm" svg:y1="13.414cm" svg:x2="5.746cm" svg:y2="13.444cm">
          <text:p/>
        </draw:line>
        <draw:line draw:style-name="gr9" draw:text-style-name="P2" draw:layer="layout" svg:x1="5.746cm" svg:y1="13.443cm" svg:x2="5.659cm" svg:y2="13.466cm">
          <text:p/>
        </draw:line>
        <draw:line draw:style-name="gr9" draw:text-style-name="P2" draw:layer="layout" svg:x1="5.659cm" svg:y1="13.465cm" svg:x2="5.746cm" svg:y2="13.489cm">
          <text:p/>
        </draw:line>
        <draw:line draw:style-name="gr9" draw:text-style-name="P2" draw:layer="layout" svg:x1="5.746cm" svg:y1="13.488cm" svg:x2="5.625cm" svg:y2="13.518cm">
          <text:p/>
        </draw:line>
        <draw:polygon draw:style-name="gr10" draw:text-style-name="P2" draw:layer="layout" svg:width="0.319cm" svg:height="0.39cm" svg:x="5.531cm" svg:y="13.213cm" svg:viewBox="0 0 320 391" draw:points="0,391 320,391 320,0 0,0">
          <text:p/>
        </draw:polygon>
        <draw:line draw:style-name="gr9" draw:text-style-name="P2" draw:layer="layout" svg:x1="12.299cm" svg:y1="17.689cm" svg:x2="12.299cm" svg:y2="17.569cm">
          <text:p/>
        </draw:line>
        <draw:line draw:style-name="gr9" draw:text-style-name="P2" draw:layer="layout" svg:x1="12.242cm" svg:y1="17.689cm" svg:x2="12.242cm" svg:y2="17.569cm">
          <text:p/>
        </draw:line>
        <draw:line draw:style-name="gr9" draw:text-style-name="P2" draw:layer="layout" svg:x1="12.243cm" svg:y1="17.569cm" svg:x2="12.173cm" svg:y2="17.69cm">
          <text:p/>
        </draw:line>
        <draw:line draw:style-name="gr9" draw:text-style-name="P2" draw:layer="layout" svg:x1="12.173cm" svg:y1="17.689cm" svg:x2="12.173cm" svg:y2="17.569cm">
          <text:p/>
        </draw:line>
        <draw:line draw:style-name="gr9" draw:text-style-name="P2" draw:layer="layout" svg:x1="12.116cm" svg:y1="17.689cm" svg:x2="12.116cm" svg:y2="17.569cm">
          <text:p/>
        </draw:line>
        <draw:line draw:style-name="gr9" draw:text-style-name="P2" draw:layer="layout" svg:x1="12.116cm" svg:y1="17.569cm" svg:x2="12.07cm" svg:y2="17.569cm">
          <text:p/>
        </draw:line>
        <draw:line draw:style-name="gr9" draw:text-style-name="P2" draw:layer="layout" svg:x1="12.071cm" svg:y1="17.569cm" svg:x2="12.059cm" svg:y2="17.576cm">
          <text:p/>
        </draw:line>
        <draw:line draw:style-name="gr9" draw:text-style-name="P2" draw:layer="layout" svg:x1="12.061cm" svg:y1="17.575cm" svg:x2="12.053cm" svg:y2="17.582cm">
          <text:p/>
        </draw:line>
        <draw:line draw:style-name="gr9" draw:text-style-name="P2" draw:layer="layout" svg:x1="12.054cm" svg:y1="17.581cm" svg:x2="12.047cm" svg:y2="17.593cm">
          <text:p/>
        </draw:line>
        <draw:line draw:style-name="gr9" draw:text-style-name="P2" draw:layer="layout" svg:x1="12.047cm" svg:y1="17.592cm" svg:x2="12.047cm" svg:y2="17.609cm">
          <text:p/>
        </draw:line>
        <draw:line draw:style-name="gr9" draw:text-style-name="P2" draw:layer="layout" svg:x1="12.047cm" svg:y1="17.609cm" svg:x2="12.054cm" svg:y2="17.622cm">
          <text:p/>
        </draw:line>
        <draw:line draw:style-name="gr9" draw:text-style-name="P2" draw:layer="layout" svg:x1="12.053cm" svg:y1="17.621cm" svg:x2="12.061cm" svg:y2="17.627cm">
          <text:p/>
        </draw:line>
        <draw:line draw:style-name="gr9" draw:text-style-name="P2" draw:layer="layout" svg:x1="12.059cm" svg:y1="17.626cm" svg:x2="12.071cm" svg:y2="17.634cm">
          <text:p/>
        </draw:line>
        <draw:line draw:style-name="gr9" draw:text-style-name="P2" draw:layer="layout" svg:x1="12.07cm" svg:y1="17.632cm" svg:x2="12.116cm" svg:y2="17.632cm">
          <text:p/>
        </draw:line>
        <draw:line draw:style-name="gr9" draw:text-style-name="P2" draw:layer="layout" svg:x1="11.996cm" svg:y1="17.569cm" svg:x2="11.996cm" svg:y2="17.666cm">
          <text:p/>
        </draw:line>
        <draw:line draw:style-name="gr9" draw:text-style-name="P2" draw:layer="layout" svg:x1="11.997cm" svg:y1="17.666cm" svg:x2="11.99cm" svg:y2="17.679cm">
          <text:p/>
        </draw:line>
        <draw:line draw:style-name="gr9" draw:text-style-name="P2" draw:layer="layout" svg:x1="11.991cm" svg:y1="17.678cm" svg:x2="11.985cm" svg:y2="17.684cm">
          <text:p/>
        </draw:line>
        <draw:line draw:style-name="gr9" draw:text-style-name="P2" draw:layer="layout" svg:x1="11.986cm" svg:y1="17.683cm" svg:x2="11.973cm" svg:y2="17.69cm">
          <text:p/>
        </draw:line>
        <draw:line draw:style-name="gr9" draw:text-style-name="P2" draw:layer="layout" svg:x1="11.973cm" svg:y1="17.689cm" svg:x2="11.95cm" svg:y2="17.689cm">
          <text:p/>
        </draw:line>
        <draw:line draw:style-name="gr9" draw:text-style-name="P2" draw:layer="layout" svg:x1="11.951cm" svg:y1="17.69cm" svg:x2="11.939cm" svg:y2="17.683cm">
          <text:p/>
        </draw:line>
        <draw:line draw:style-name="gr9" draw:text-style-name="P2" draw:layer="layout" svg:x1="11.941cm" svg:y1="17.684cm" svg:x2="11.933cm" svg:y2="17.678cm">
          <text:p/>
        </draw:line>
        <draw:line draw:style-name="gr9" draw:text-style-name="P2" draw:layer="layout" svg:x1="11.934cm" svg:y1="17.679cm" svg:x2="11.927cm" svg:y2="17.666cm">
          <text:p/>
        </draw:line>
        <draw:line draw:style-name="gr9" draw:text-style-name="P2" draw:layer="layout" svg:x1="11.927cm" svg:y1="17.666cm" svg:x2="11.927cm" svg:y2="17.569cm">
          <text:p/>
        </draw:line>
        <draw:line draw:style-name="gr9" draw:text-style-name="P2" draw:layer="layout" svg:x1="11.887cm" svg:y1="17.569cm" svg:x2="11.819cm" svg:y2="17.569cm">
          <text:p/>
        </draw:line>
        <draw:line draw:style-name="gr9" draw:text-style-name="P2" draw:layer="layout" svg:x1="11.853cm" svg:y1="17.689cm" svg:x2="11.853cm" svg:y2="17.569cm">
          <text:p/>
        </draw:line>
        <draw:polygon draw:style-name="gr10" draw:text-style-name="P2" draw:layer="layout" svg:width="0.606cm" svg:height="0.287cm" svg:x="11.764cm" svg:y="17.475cm" svg:viewBox="0 0 607 288" draw:points="0,0 607,0 607,288 0,288">
          <text:p/>
        </draw:polygon>
        <draw:line draw:style-name="gr9" draw:text-style-name="P2" draw:layer="layout" svg:x1="6.308cm" svg:y1="13.016cm" svg:x2="6.308cm" svg:y2="13.039cm">
          <text:p/>
        </draw:line>
        <draw:line draw:style-name="gr9" draw:text-style-name="P2" draw:layer="layout" svg:x1="6.308cm" svg:y1="13.039cm" svg:x2="6.314cm" svg:y2="13.051cm">
          <text:p/>
        </draw:line>
        <draw:line draw:style-name="gr9" draw:text-style-name="P2" draw:layer="layout" svg:x1="6.313cm" svg:y1="13.05cm" svg:x2="6.326cm" svg:y2="13.063cm">
          <text:p/>
        </draw:line>
        <draw:line draw:style-name="gr9" draw:text-style-name="P2" draw:layer="layout" svg:x1="6.325cm" svg:y1="13.062cm" svg:x2="6.349cm" svg:y2="13.068cm">
          <text:p/>
        </draw:line>
        <draw:line draw:style-name="gr9" draw:text-style-name="P2" draw:layer="layout" svg:x1="6.348cm" svg:y1="13.067cm" svg:x2="6.388cm" svg:y2="13.067cm">
          <text:p/>
        </draw:line>
        <draw:line draw:style-name="gr9" draw:text-style-name="P2" draw:layer="layout" svg:x1="6.388cm" svg:y1="13.068cm" svg:x2="6.412cm" svg:y2="13.062cm">
          <text:p/>
        </draw:line>
        <draw:line draw:style-name="gr9" draw:text-style-name="P2" draw:layer="layout" svg:x1="6.411cm" svg:y1="13.063cm" svg:x2="6.423cm" svg:y2="13.05cm">
          <text:p/>
        </draw:line>
        <draw:line draw:style-name="gr9" draw:text-style-name="P2" draw:layer="layout" svg:x1="6.422cm" svg:y1="13.051cm" svg:x2="6.429cm" svg:y2="13.039cm">
          <text:p/>
        </draw:line>
        <draw:line draw:style-name="gr9" draw:text-style-name="P2" draw:layer="layout" svg:x1="6.428cm" svg:y1="13.039cm" svg:x2="6.428cm" svg:y2="13.016cm">
          <text:p/>
        </draw:line>
        <draw:line draw:style-name="gr9" draw:text-style-name="P2" draw:layer="layout" svg:x1="6.429cm" svg:y1="13.017cm" svg:x2="6.422cm" svg:y2="13.005cm">
          <text:p/>
        </draw:line>
        <draw:line draw:style-name="gr9" draw:text-style-name="P2" draw:layer="layout" svg:x1="6.423cm" svg:y1="13.007cm" svg:x2="6.411cm" svg:y2="12.993cm">
          <text:p/>
        </draw:line>
        <draw:line draw:style-name="gr9" draw:text-style-name="P2" draw:layer="layout" svg:x1="6.412cm" svg:y1="12.994cm" svg:x2="6.388cm" svg:y2="12.987cm">
          <text:p/>
        </draw:line>
        <draw:line draw:style-name="gr9" draw:text-style-name="P2" draw:layer="layout" svg:x1="6.388cm" svg:y1="12.987cm" svg:x2="6.348cm" svg:y2="12.987cm">
          <text:p/>
        </draw:line>
        <draw:line draw:style-name="gr9" draw:text-style-name="P2" draw:layer="layout" svg:x1="6.349cm" svg:y1="12.987cm" svg:x2="6.325cm" svg:y2="12.994cm">
          <text:p/>
        </draw:line>
        <draw:line draw:style-name="gr9" draw:text-style-name="P2" draw:layer="layout" svg:x1="6.326cm" svg:y1="12.993cm" svg:x2="6.313cm" svg:y2="13.007cm">
          <text:p/>
        </draw:line>
        <draw:line draw:style-name="gr9" draw:text-style-name="P2" draw:layer="layout" svg:x1="6.314cm" svg:y1="13.005cm" svg:x2="6.308cm" svg:y2="13.017cm">
          <text:p/>
        </draw:line>
        <draw:line draw:style-name="gr9" draw:text-style-name="P2" draw:layer="layout" svg:x1="6.308cm" svg:y1="13.119cm" svg:x2="6.405cm" svg:y2="13.119cm">
          <text:p/>
        </draw:line>
        <draw:line draw:style-name="gr9" draw:text-style-name="P2" draw:layer="layout" svg:x1="6.405cm" svg:y1="13.119cm" svg:x2="6.417cm" svg:y2="13.126cm">
          <text:p/>
        </draw:line>
        <draw:line draw:style-name="gr9" draw:text-style-name="P2" draw:layer="layout" svg:x1="6.416cm" svg:y1="13.125cm" svg:x2="6.423cm" svg:y2="13.131cm">
          <text:p/>
        </draw:line>
        <draw:line draw:style-name="gr9" draw:text-style-name="P2" draw:layer="layout" svg:x1="6.422cm" svg:y1="13.13cm" svg:x2="6.429cm" svg:y2="13.143cm">
          <text:p/>
        </draw:line>
        <draw:line draw:style-name="gr9" draw:text-style-name="P2" draw:layer="layout" svg:x1="6.428cm" svg:y1="13.142cm" svg:x2="6.428cm" svg:y2="13.165cm">
          <text:p/>
        </draw:line>
        <draw:line draw:style-name="gr9" draw:text-style-name="P2" draw:layer="layout" svg:x1="6.429cm" svg:y1="13.165cm" svg:x2="6.422cm" svg:y2="13.177cm">
          <text:p/>
        </draw:line>
        <draw:line draw:style-name="gr9" draw:text-style-name="P2" draw:layer="layout" svg:x1="6.423cm" svg:y1="13.176cm" svg:x2="6.416cm" svg:y2="13.184cm">
          <text:p/>
        </draw:line>
        <draw:line draw:style-name="gr9" draw:text-style-name="P2" draw:layer="layout" svg:x1="6.417cm" svg:y1="13.182cm" svg:x2="6.405cm" svg:y2="13.188cm">
          <text:p/>
        </draw:line>
        <draw:line draw:style-name="gr9" draw:text-style-name="P2" draw:layer="layout" svg:x1="6.405cm" svg:y1="13.187cm" svg:x2="6.308cm" svg:y2="13.187cm">
          <text:p/>
        </draw:line>
        <draw:line draw:style-name="gr9" draw:text-style-name="P2" draw:layer="layout" svg:x1="6.308cm" svg:y1="13.227cm" svg:x2="6.308cm" svg:y2="13.296cm">
          <text:p/>
        </draw:line>
        <draw:line draw:style-name="gr9" draw:text-style-name="P2" draw:layer="layout" svg:x1="6.428cm" svg:y1="13.262cm" svg:x2="6.308cm" svg:y2="13.262cm">
          <text:p/>
        </draw:line>
        <draw:polygon draw:style-name="gr10" draw:text-style-name="P2" draw:layer="layout" svg:width="0.319cm" svg:height="0.43cm" svg:x="6.214cm" svg:y="12.921cm" svg:viewBox="0 0 320 431" draw:points="0,431 320,431 320,0 0,0">
          <text:p/>
        </draw:polygon>
        <draw:path draw:style-name="gr1" draw:text-style-name="P1" draw:layer="layout" svg:width="0.265cm" svg:height="0.265cm" svg:x="11.985cm" svg:y="12.619cm" svg:viewBox="0 0 266 266" svg:d="M0 134c0-74 59-134 133-134s133 60 133 134c0 73-59 132-133 132s-133-59-133-132z">
          <text:p/>
        </draw:path>
        <draw:line draw:style-name="gr2" draw:text-style-name="P2" draw:layer="layout" svg:x1="5.636cm" svg:y1="14.893cm" svg:x2="5.795cm" svg:y2="14.893cm">
          <text:p/>
        </draw:line>
        <draw:line draw:style-name="gr3" draw:text-style-name="P2" draw:layer="layout" svg:x1="5.651cm" svg:y1="14.073cm" svg:x2="5.78cm" svg:y2="14.073cm">
          <text:p/>
        </draw:line>
        <draw:line draw:style-name="gr4" draw:text-style-name="P2" draw:layer="layout" svg:x1="5.666cm" svg:y1="14.682cm" svg:x2="5.765cm" svg:y2="14.682cm">
          <text:p/>
        </draw:line>
        <draw:line draw:style-name="gr5" draw:text-style-name="P2" draw:layer="layout" svg:x1="5.676cm" svg:y1="14.482cm" svg:x2="5.755cm" svg:y2="14.482cm">
          <text:p/>
        </draw:line>
        <draw:line draw:style-name="gr4" draw:text-style-name="P2" draw:layer="layout" svg:x1="5.666cm" svg:y1="14.282cm" svg:x2="5.765cm" svg:y2="14.282cm">
          <text:p/>
        </draw:line>
        <draw:polygon draw:style-name="gr1" draw:text-style-name="P1" draw:layer="layout" svg:width="0.21cm" svg:height="0.24cm" svg:x="13.609cm" svg:y="16.216cm" svg:viewBox="0 0 211 241" draw:points="211,0 211,241 0,241 0,0">
          <text:p/>
        </draw:polygon>
        <draw:line draw:style-name="gr6" draw:text-style-name="P2" draw:layer="layout" svg:x1="13.46cm" svg:y1="16.351cm" svg:x2="13.46cm" svg:y2="16.321cm">
          <text:p/>
        </draw:line>
        <draw:path draw:style-name="gr11" draw:text-style-name="P1" draw:layer="layout" svg:width="0.3cm" svg:height="0.3cm" svg:x="8.596cm" svg:y="15.683cm" svg:viewBox="0 0 301 301" svg:d="M0 150c0-82 67-150 150-150s151 68 151 150c0 83-68 151-151 151s-150-68-150-151z">
          <text:p/>
        </draw:path>
        <draw:path draw:style-name="gr12" draw:text-style-name="P2" draw:layer="layout" svg:width="0.3cm" svg:height="0.3cm" svg:x="8.596cm" svg:y="15.683cm" svg:viewBox="0 0 301 301" svg:d="M0 150c0-82 67-150 150-150s151 68 151 150c0 83-68 151-151 151s-150-68-150-151z">
          <text:p/>
        </draw:path>
        <draw:path draw:style-name="gr1" draw:text-style-name="P1" draw:layer="layout" svg:width="0.3cm" svg:height="0.3cm" svg:x="8.596cm" svg:y="16.445cm" svg:viewBox="0 0 301 301" svg:d="M0 149c0-82 67-149 150-149s151 67 151 149c0 84-68 152-151 152s-150-68-150-152z">
          <text:p/>
        </draw:path>
        <draw:line draw:style-name="gr2" draw:text-style-name="P2" draw:layer="layout" svg:x1="8.128cm" svg:y1="15.917cm" svg:x2="7.968cm" svg:y2="15.917cm">
          <text:p/>
        </draw:line>
        <draw:line draw:style-name="gr3" draw:text-style-name="P2" draw:layer="layout" svg:x1="8.113cm" svg:y1="16.736cm" svg:x2="7.983cm" svg:y2="16.736cm">
          <text:p/>
        </draw:line>
        <draw:line draw:style-name="gr4" draw:text-style-name="P2" draw:layer="layout" svg:x1="8.097cm" svg:y1="16.126cm" svg:x2="7.998cm" svg:y2="16.126cm">
          <text:p/>
        </draw:line>
        <draw:line draw:style-name="gr5" draw:text-style-name="P2" draw:layer="layout" svg:x1="8.088cm" svg:y1="16.327cm" svg:x2="8.008cm" svg:y2="16.327cm">
          <text:p/>
        </draw:line>
        <draw:line draw:style-name="gr4" draw:text-style-name="P2" draw:layer="layout" svg:x1="8.097cm" svg:y1="16.527cm" svg:x2="7.998cm" svg:y2="16.527cm">
          <text:p/>
        </draw:line>
        <draw:path draw:style-name="gr1" draw:text-style-name="P1" draw:layer="layout" svg:width="0.24cm" svg:height="0.24cm" svg:x="16.415cm" svg:y="13.01cm" svg:viewBox="0 0 241 241" svg:d="M0 120c0-66 54-120 120-120 67 0 121 54 121 120s-54 121-121 121c-66 0-120-55-120-121z">
          <text:p/>
        </draw:path>
        <draw:polygon draw:style-name="gr1" draw:text-style-name="P1" draw:layer="layout" svg:width="0.209cm" svg:height="0.24cm" svg:x="15.413cm" svg:y="13.926cm" svg:viewBox="0 0 210 241" draw:points="0,241 0,0 210,0 210,241">
          <text:p/>
        </draw:polygon>
        <draw:line draw:style-name="gr6" draw:text-style-name="P2" draw:layer="layout" svg:x1="15.772cm" svg:y1="14.031cm" svg:x2="15.772cm" svg:y2="14.061cm">
          <text:p/>
        </draw:line>
        <draw:path draw:style-name="gr1" draw:text-style-name="P1" draw:layer="layout" svg:width="0.24cm" svg:height="0.24cm" svg:x="12.975cm" svg:y="15.604cm" svg:viewBox="0 0 241 241" svg:d="M0 121c0-66 54-121 121-121 66 0 120 55 120 121s-54 120-120 120c-67 0-121-54-121-120z">
          <text:p/>
        </draw:path>
        <draw:path draw:style-name="gr1" draw:text-style-name="P1" draw:layer="layout" svg:width="0.209cm" svg:height="0.21cm" svg:x="12.229cm" svg:y="15.619cm" svg:viewBox="0 0 210 211" svg:d="M0 105c0-58 47-105 105-105s105 47 105 105-47 106-105 106-105-48-105-106z">
          <text:p/>
        </draw:path>
        <draw:line draw:style-name="gr2" draw:text-style-name="P2" draw:layer="layout" svg:x1="10.333cm" svg:y1="16.702cm" svg:x2="10.493cm" svg:y2="16.702cm">
          <text:p/>
        </draw:line>
        <draw:line draw:style-name="gr3" draw:text-style-name="P2" draw:layer="layout" svg:x1="10.348cm" svg:y1="15.882cm" svg:x2="10.478cm" svg:y2="15.882cm">
          <text:p/>
        </draw:line>
        <draw:line draw:style-name="gr4" draw:text-style-name="P2" draw:layer="layout" svg:x1="10.362cm" svg:y1="16.492cm" svg:x2="10.462cm" svg:y2="16.492cm">
          <text:p/>
        </draw:line>
        <draw:line draw:style-name="gr5" draw:text-style-name="P2" draw:layer="layout" svg:x1="10.373cm" svg:y1="16.292cm" svg:x2="10.453cm" svg:y2="16.292cm">
          <text:p/>
        </draw:line>
        <draw:line draw:style-name="gr4" draw:text-style-name="P2" draw:layer="layout" svg:x1="10.362cm" svg:y1="16.092cm" svg:x2="10.462cm" svg:y2="16.092cm">
          <text:p/>
        </draw:line>
        <draw:path draw:style-name="gr1" draw:text-style-name="P1" draw:layer="layout" svg:width="0.3cm" svg:height="0.3cm" svg:x="6.237cm" svg:y="15.683cm" svg:viewBox="0 0 301 301" svg:d="M0 150c0-82 67-150 151-150 83 0 150 68 150 150 0 83-67 151-150 151-84 0-151-68-151-151z">
          <text:p/>
        </draw:path>
        <draw:path draw:style-name="gr1" draw:text-style-name="P1" draw:layer="layout" svg:width="0.3cm" svg:height="0.3cm" svg:x="6.237cm" svg:y="16.445cm" svg:viewBox="0 0 301 301" svg:d="M0 149c0-82 67-149 151-149 83 0 150 67 150 149 0 84-67 152-150 152-84 0-151-68-151-152z">
          <text:p/>
        </draw:path>
        <draw:line draw:style-name="gr7" draw:text-style-name="P2" draw:layer="layout" svg:x1="7.272cm" svg:y1="16.126cm" svg:x2="7.212cm" svg:y2="16.126cm">
          <text:p/>
        </draw:line>
        <draw:line draw:style-name="gr7" draw:text-style-name="P2" draw:layer="layout" svg:x1="7.272cm" svg:y1="16.327cm" svg:x2="7.212cm" svg:y2="16.327cm">
          <text:p/>
        </draw:line>
        <draw:path draw:style-name="gr1" draw:text-style-name="P1" draw:layer="layout" svg:width="0.265cm" svg:height="0.265cm" svg:x="11.676cm" svg:y="12.619cm" svg:viewBox="0 0 266 266" svg:d="M0 134c0-74 59-134 132-134 74 0 134 60 134 134 0 73-60 132-134 132-73 0-132-59-132-132z">
          <text:p/>
        </draw:path>
        <draw:line draw:style-name="gr2" draw:text-style-name="P2" draw:layer="layout" svg:x1="7.965cm" svg:y1="14.892cm" svg:x2="8.126cm" svg:y2="14.892cm">
          <text:p/>
        </draw:line>
        <draw:line draw:style-name="gr3" draw:text-style-name="P2" draw:layer="layout" svg:x1="7.98cm" svg:y1="14.072cm" svg:x2="8.111cm" svg:y2="14.072cm">
          <text:p/>
        </draw:line>
        <draw:line draw:style-name="gr4" draw:text-style-name="P2" draw:layer="layout" svg:x1="7.995cm" svg:y1="14.682cm" svg:x2="8.096cm" svg:y2="14.682cm">
          <text:p/>
        </draw:line>
        <draw:line draw:style-name="gr5" draw:text-style-name="P2" draw:layer="layout" svg:x1="8.006cm" svg:y1="14.482cm" svg:x2="8.086cm" svg:y2="14.482cm">
          <text:p/>
        </draw:line>
        <draw:line draw:style-name="gr4" draw:text-style-name="P2" draw:layer="layout" svg:x1="7.995cm" svg:y1="14.282cm" svg:x2="8.096cm" svg:y2="14.282cm">
          <text:p/>
        </draw:line>
        <draw:path draw:style-name="gr1" draw:text-style-name="P1" draw:layer="layout" svg:width="0.3cm" svg:height="0.3cm" svg:x="8.596cm" svg:y="13.506cm" svg:viewBox="0 0 301 301" svg:d="M0 151c0-84 67-151 150-151s151 67 151 151c0 82-68 150-151 150s-150-68-150-150z">
          <text:p/>
        </draw:path>
        <draw:path draw:style-name="gr1" draw:text-style-name="P1" draw:layer="layout" svg:width="0.24cm" svg:height="0.24cm" svg:x="15.128cm" svg:y="17.432cm" svg:viewBox="0 0 241 241" svg:d="M0 121c0-67 54-121 120-121s121 54 121 121c0 66-55 120-121 120s-120-54-120-120z">
          <text:p/>
        </draw:path>
        <draw:path draw:style-name="gr1" draw:text-style-name="P1" draw:layer="layout" svg:width="0.21cm" svg:height="0.21cm" svg:x="15.143cm" svg:y="16.685cm" svg:viewBox="0 0 211 211" svg:d="M0 105c0-58 48-105 106-105s105 47 105 105-47 106-105 106-106-48-106-106z">
          <text:p/>
        </draw:path>
        <draw:polygon draw:style-name="gr1" draw:text-style-name="P1" draw:layer="layout" svg:width="0.209cm" svg:height="0.24cm" svg:x="14.643cm" svg:y="13.926cm" svg:viewBox="0 0 210 241" draw:points="0,241 0,0 210,0 210,241">
          <text:p/>
        </draw:polygon>
        <draw:line draw:style-name="gr6" draw:text-style-name="P2" draw:layer="layout" svg:x1="15.002cm" svg:y1="14.031cm" svg:x2="15.002cm" svg:y2="14.061cm">
          <text:p/>
        </draw:line>
        <draw:path draw:style-name="gr1" draw:text-style-name="P1" draw:layer="layout" svg:width="0.24cm" svg:height="0.24cm" svg:x="16.72cm" svg:y="13.01cm" svg:viewBox="0 0 241 241" svg:d="M0 120c0-66 54-120 120-120s121 54 121 120-55 121-121 121-120-55-120-121z">
          <text:p/>
        </draw:path>
        <draw:line draw:style-name="gr7" draw:text-style-name="P2" draw:layer="layout" svg:x1="4.854cm" svg:y1="14.682cm" svg:x2="4.914cm" svg:y2="14.682cm">
          <text:p/>
        </draw:line>
        <draw:line draw:style-name="gr7" draw:text-style-name="P2" draw:layer="layout" svg:x1="4.854cm" svg:y1="14.482cm" svg:x2="4.914cm" svg:y2="14.482cm">
          <text:p/>
        </draw:line>
        <draw:path draw:style-name="gr1" draw:text-style-name="P1" draw:layer="layout" svg:width="0.3cm" svg:height="0.3cm" svg:x="8.596cm" svg:y="14.817cm" svg:viewBox="0 0 301 301" svg:d="M0 150c0-82 67-150 150-150s151 68 151 150c0 83-68 151-151 151s-150-68-150-151z">
          <text:p/>
        </draw:path>
        <draw:path draw:style-name="gr1" draw:text-style-name="P1" draw:layer="layout" svg:width="0.3cm" svg:height="0.3cm" svg:x="8.596cm" svg:y="14.055cm" svg:viewBox="0 0 301 301" svg:d="M0 150c0-82 67-150 150-150s151 68 151 150c0 84-68 151-151 151s-150-67-150-151z">
          <text:p/>
        </draw:path>
        <draw:path draw:style-name="gr1" draw:text-style-name="P1" draw:layer="layout" svg:width="0.3cm" svg:height="0.3cm" svg:x="10.951cm" svg:y="14.817cm" svg:viewBox="0 0 301 301" svg:d="M0 150c0-82 67-150 150-150s151 68 151 150c0 83-68 151-151 151s-150-68-150-151z">
          <text:p/>
        </draw:path>
        <draw:path draw:style-name="gr1" draw:text-style-name="P1" draw:layer="layout" svg:width="0.3cm" svg:height="0.3cm" svg:x="10.951cm" svg:y="14.055cm" svg:viewBox="0 0 301 301" svg:d="M0 150c0-82 67-150 150-150s151 68 151 150c0 84-68 151-151 151s-150-67-150-151z">
          <text:p/>
        </draw:path>
        <draw:path draw:style-name="gr1" draw:text-style-name="P1" draw:layer="layout" svg:width="0.24cm" svg:height="0.24cm" svg:x="16.118cm" svg:y="14.587cm" svg:viewBox="0 0 241 241" svg:d="M0 121c0-67 54-121 121-121s120 54 120 121c0 66-53 120-120 120s-121-54-121-120z">
          <text:p/>
        </draw:path>
        <draw:path draw:style-name="gr1" draw:text-style-name="P1" draw:layer="layout" svg:width="0.21cm" svg:height="0.21cm" svg:x="16.896cm" svg:y="14.602cm" svg:viewBox="0 0 211 211" svg:d="M0 105c0-58 47-105 105-105s106 47 106 105-48 106-106 106-105-48-105-106z">
          <text:p/>
        </draw:path>
        <draw:line draw:style-name="gr7" draw:text-style-name="P2" draw:layer="layout" svg:x1="9.567cm" svg:y1="14.682cm" svg:x2="9.627cm" svg:y2="14.682cm">
          <text:p/>
        </draw:line>
        <draw:line draw:style-name="gr7" draw:text-style-name="P2" draw:layer="layout" svg:x1="9.567cm" svg:y1="14.482cm" svg:x2="9.627cm" svg:y2="14.482cm">
          <text:p/>
        </draw:line>
        <draw:path draw:style-name="gr1" draw:text-style-name="P1" draw:layer="layout" svg:width="0.24cm" svg:height="0.24cm" svg:x="12.365cm" svg:y="17.054cm" svg:viewBox="0 0 241 241" svg:d="M0 120c0-66 54-120 122-120 66 0 119 54 119 120s-53 121-119 121c-68 0-122-55-122-121z">
          <text:p/>
        </draw:path>
        <draw:polygon draw:style-name="gr1" draw:text-style-name="P1" draw:layer="layout" svg:width="0.209cm" svg:height="0.209cm" svg:x="13.873cm" svg:y="15.48cm" svg:viewBox="0 0 210 210" draw:points="210,210 0,210 0,0 210,0">
          <text:p/>
        </draw:polygon>
        <draw:path draw:style-name="gr1" draw:text-style-name="P1" draw:layer="layout" svg:width="0.211cm" svg:height="0.21cm" svg:x="14.126cm" svg:y="15.479cm" svg:viewBox="0 0 212 211" svg:d="M0 105c0-57 48-105 105-105 58 0 107 48 107 105 0 59-49 106-107 106-57 0-105-47-105-106z">
          <text:p/>
        </draw:path>
        <draw:path draw:style-name="gr1" draw:text-style-name="P1" draw:layer="layout" svg:width="0.211cm" svg:height="0.21cm" svg:x="14.38cm" svg:y="15.479cm" svg:viewBox="0 0 212 211" svg:d="M0 105c0-57 48-105 105-105 59 0 107 48 107 105 0 59-48 106-107 106-57 0-105-47-105-106z">
          <text:p/>
        </draw:path>
        <draw:path draw:style-name="gr1" draw:text-style-name="P1" draw:layer="layout" svg:width="0.211cm" svg:height="0.21cm" svg:x="14.634cm" svg:y="15.479cm" svg:viewBox="0 0 212 211" svg:d="M0 105c0-57 48-105 106-105s106 48 106 105c0 59-48 106-106 106s-106-47-106-106z">
          <text:p/>
        </draw:path>
        <draw:path draw:style-name="gr1" draw:text-style-name="P1" draw:layer="layout" svg:width="0.211cm" svg:height="0.21cm" svg:x="14.888cm" svg:y="15.479cm" svg:viewBox="0 0 212 211" svg:d="M0 105c0-57 49-105 106-105 58 0 106 48 106 105 0 59-48 106-106 106-57 0-106-47-106-106z">
          <text:p/>
        </draw:path>
        <draw:path draw:style-name="gr1" draw:text-style-name="P1" draw:layer="layout" svg:width="0.211cm" svg:height="0.21cm" svg:x="15.142cm" svg:y="15.479cm" svg:viewBox="0 0 212 211" svg:d="M0 105c0-57 49-105 106-105 58 0 106 48 106 105 0 59-48 106-106 106-57 0-106-47-106-106z">
          <text:p/>
        </draw:path>
        <draw:path draw:style-name="gr1" draw:text-style-name="P1" draw:layer="layout" svg:width="0.211cm" svg:height="0.21cm" svg:x="15.396cm" svg:y="15.479cm" svg:viewBox="0 0 212 211" svg:d="M0 105c0-57 48-105 105-105 58 0 107 48 107 105 0 59-49 106-107 106-57 0-105-47-105-106z">
          <text:p/>
        </draw:path>
        <draw:path draw:style-name="gr1" draw:text-style-name="P1" draw:layer="layout" svg:width="0.211cm" svg:height="0.209cm" svg:x="15.396cm" svg:y="14.686cm" svg:viewBox="0 0 212 210" svg:d="M0 105c0-58 48-105 105-105 58 0 107 47 107 105s-49 105-107 105c-57 0-105-47-105-105z">
          <text:p/>
        </draw:path>
        <draw:path draw:style-name="gr1" draw:text-style-name="P1" draw:layer="layout" svg:width="0.211cm" svg:height="0.209cm" svg:x="15.142cm" svg:y="14.686cm" svg:viewBox="0 0 212 210" svg:d="M0 105c0-58 49-105 106-105 58 0 106 47 106 105s-48 105-106 105c-57 0-106-47-106-105z">
          <text:p/>
        </draw:path>
        <draw:path draw:style-name="gr1" draw:text-style-name="P1" draw:layer="layout" svg:width="0.211cm" svg:height="0.209cm" svg:x="14.888cm" svg:y="14.686cm" svg:viewBox="0 0 212 210" svg:d="M0 105c0-58 49-105 106-105 58 0 106 47 106 105s-48 105-106 105c-57 0-106-47-106-105z">
          <text:p/>
        </draw:path>
        <draw:path draw:style-name="gr1" draw:text-style-name="P1" draw:layer="layout" svg:width="0.211cm" svg:height="0.209cm" svg:x="14.634cm" svg:y="14.686cm" svg:viewBox="0 0 212 210" svg:d="M0 105c0-58 48-105 106-105s106 47 106 105-48 105-106 105-106-47-106-105z">
          <text:p/>
        </draw:path>
        <draw:path draw:style-name="gr1" draw:text-style-name="P1" draw:layer="layout" svg:width="0.211cm" svg:height="0.209cm" svg:x="14.38cm" svg:y="14.686cm" svg:viewBox="0 0 212 210" svg:d="M0 105c0-58 48-105 105-105 59 0 107 47 107 105s-48 105-107 105c-57 0-105-47-105-105z">
          <text:p/>
        </draw:path>
        <draw:path draw:style-name="gr1" draw:text-style-name="P1" draw:layer="layout" svg:width="0.211cm" svg:height="0.209cm" svg:x="14.126cm" svg:y="14.686cm" svg:viewBox="0 0 212 210" svg:d="M0 105c0-58 48-105 105-105 58 0 107 47 107 105s-49 105-107 105c-57 0-105-47-105-105z">
          <text:p/>
        </draw:path>
        <draw:path draw:style-name="gr1" draw:text-style-name="P1" draw:layer="layout" svg:width="0.211cm" svg:height="0.209cm" svg:x="13.872cm" svg:y="14.686cm" svg:viewBox="0 0 212 210" svg:d="M0 105c0-58 49-105 106-105 58 0 106 47 106 105s-48 105-106 105c-57 0-106-47-106-105z">
          <text:p/>
        </draw:path>
        <draw:path draw:style-name="gr1" draw:text-style-name="P1" draw:layer="layout" svg:width="0.3cm" svg:height="0.3cm" svg:x="8.596cm" svg:y="17.047cm" svg:viewBox="0 0 301 301" svg:d="M0 151c0-84 67-151 150-151s151 67 151 151c0 83-68 150-151 150s-150-67-150-150z">
          <text:p/>
        </draw:path>
        <draw:path draw:style-name="gr1" draw:text-style-name="P1" draw:layer="layout" svg:width="0.24cm" svg:height="0.24cm" svg:x="12.975cm" svg:y="14.587cm" svg:viewBox="0 0 241 241" svg:d="M0 121c0-67 54-121 121-121 66 0 120 54 120 121 0 66-54 120-120 120-67 0-121-54-121-120z">
          <text:p/>
        </draw:path>
        <draw:path draw:style-name="gr1" draw:text-style-name="P1" draw:layer="layout" svg:width="0.209cm" svg:height="0.21cm" svg:x="12.229cm" svg:y="14.602cm" svg:viewBox="0 0 210 211" svg:d="M0 105c0-58 47-105 105-105s105 47 105 105-47 106-105 106-105-48-105-106z">
          <text:p/>
        </draw:path>
        <draw:path draw:style-name="gr1" draw:text-style-name="P1" draw:layer="layout" svg:width="0.24cm" svg:height="0.24cm" svg:x="16.118cm" svg:y="15.604cm" svg:viewBox="0 0 241 241" svg:d="M0 121c0-66 54-121 121-121s120 55 120 121-53 120-120 120-121-54-121-120z">
          <text:p/>
        </draw:path>
        <draw:path draw:style-name="gr1" draw:text-style-name="P1" draw:layer="layout" svg:width="0.21cm" svg:height="0.21cm" svg:x="16.896cm" svg:y="15.619cm" svg:viewBox="0 0 211 211" svg:d="M0 105c0-58 47-105 105-105s106 47 106 105-48 106-106 106-105-48-105-106z">
          <text:p/>
        </draw:path>
        <draw:line draw:style-name="gr2" draw:text-style-name="P2" draw:layer="layout" svg:x1="10.333cm" svg:y1="14.892cm" svg:x2="10.493cm" svg:y2="14.892cm">
          <text:p/>
        </draw:line>
        <draw:line draw:style-name="gr3" draw:text-style-name="P2" draw:layer="layout" svg:x1="10.348cm" svg:y1="14.072cm" svg:x2="10.478cm" svg:y2="14.072cm">
          <text:p/>
        </draw:line>
        <draw:line draw:style-name="gr4" draw:text-style-name="P2" draw:layer="layout" svg:x1="10.362cm" svg:y1="14.682cm" svg:x2="10.462cm" svg:y2="14.682cm">
          <text:p/>
        </draw:line>
        <draw:line draw:style-name="gr5" draw:text-style-name="P2" draw:layer="layout" svg:x1="10.373cm" svg:y1="14.482cm" svg:x2="10.453cm" svg:y2="14.482cm">
          <text:p/>
        </draw:line>
        <draw:line draw:style-name="gr4" draw:text-style-name="P2" draw:layer="layout" svg:x1="10.362cm" svg:y1="14.282cm" svg:x2="10.462cm" svg:y2="14.282cm">
          <text:p/>
        </draw:line>
        <draw:path draw:style-name="gr1" draw:text-style-name="P1" draw:layer="layout" svg:width="0.3cm" svg:height="0.3cm" svg:x="10.951cm" svg:y="15.683cm" svg:viewBox="0 0 301 301" svg:d="M0 150c0-82 67-150 150-150s151 68 151 150c0 83-68 151-151 151s-150-68-150-151z">
          <text:p/>
        </draw:path>
        <draw:path draw:style-name="gr1" draw:text-style-name="P1" draw:layer="layout" svg:width="0.3cm" svg:height="0.3cm" svg:x="10.951cm" svg:y="16.445cm" svg:viewBox="0 0 301 301" svg:d="M0 149c0-82 67-149 150-149s151 67 151 149c0 84-68 152-151 152s-150-68-150-152z">
          <text:p/>
        </draw:path>
        <draw:line draw:style-name="gr7" draw:text-style-name="P2" draw:layer="layout" svg:x1="7.212cm" svg:y1="14.682cm" svg:x2="7.272cm" svg:y2="14.682cm">
          <text:p/>
        </draw:line>
        <draw:line draw:style-name="gr7" draw:text-style-name="P2" draw:layer="layout" svg:x1="7.212cm" svg:y1="14.482cm" svg:x2="7.272cm" svg:y2="14.482cm">
          <text:p/>
        </draw:line>
        <draw:line draw:style-name="gr7" draw:text-style-name="P2" draw:layer="layout" svg:x1="4.914cm" svg:y1="16.126cm" svg:x2="4.854cm" svg:y2="16.126cm">
          <text:p/>
        </draw:line>
        <draw:line draw:style-name="gr7" draw:text-style-name="P2" draw:layer="layout" svg:x1="4.914cm" svg:y1="16.327cm" svg:x2="4.854cm" svg:y2="16.327cm">
          <text:p/>
        </draw:line>
        <draw:path draw:style-name="gr1" draw:text-style-name="P1" draw:layer="layout" svg:width="0.3cm" svg:height="0.3cm" svg:x="6.237cm" svg:y="14.817cm" svg:viewBox="0 0 301 301" svg:d="M0 150c0-82 67-150 151-150 83 0 150 68 150 150 0 83-67 151-150 151-84 0-151-68-151-151z">
          <text:p/>
        </draw:path>
        <draw:path draw:style-name="gr1" draw:text-style-name="P1" draw:layer="layout" svg:width="0.3cm" svg:height="0.3cm" svg:x="6.237cm" svg:y="14.055cm" svg:viewBox="0 0 301 301" svg:d="M0 150c0-82 67-150 151-150 83 0 150 68 150 150 0 84-67 151-150 151-84 0-151-67-151-151z">
          <text:p/>
        </draw:path>
        <draw:path draw:style-name="gr1" draw:text-style-name="P1" draw:layer="layout" svg:width="0.3cm" svg:height="0.3cm" svg:x="10.951cm" svg:y="17.047cm" svg:viewBox="0 0 301 301" svg:d="M0 151c0-84 67-151 150-151s151 67 151 151c0 83-68 150-151 150s-150-67-150-150z">
          <text:p/>
        </draw:path>
        <draw:path draw:style-name="gr1" draw:text-style-name="P1" draw:layer="layout" svg:width="0.3cm" svg:height="0.3cm" svg:x="6.237cm" svg:y="13.506cm" svg:viewBox="0 0 301 301" svg:d="M0 151c0-84 67-151 151-151 83 0 150 67 150 151 0 82-67 150-150 150-84 0-151-68-151-150z">
          <text:p/>
        </draw:path>
        <draw:path draw:style-name="gr1" draw:text-style-name="P1" draw:layer="layout" svg:width="0.3cm" svg:height="0.3cm" svg:x="6.237cm" svg:y="17.047cm" svg:viewBox="0 0 301 301" svg:d="M0 151c0-84 67-151 151-151 83 0 150 67 150 151 0 83-67 150-150 150-84 0-151-67-151-150z">
          <text:p/>
        </draw:path>
        <draw:path draw:style-name="gr1" draw:text-style-name="P1" draw:layer="layout" svg:width="0.24cm" svg:height="0.24cm" svg:x="12.67cm" svg:y="17.054cm" svg:viewBox="0 0 241 241" svg:d="M0 120c0-66 55-120 122-120 66 0 119 54 119 120s-53 121-119 121c-67 0-122-55-122-121z">
          <text:p/>
        </draw:path>
        <draw:path draw:style-name="gr1" draw:text-style-name="P1" draw:layer="layout" svg:width="0.24cm" svg:height="0.24cm" svg:x="16.118cm" svg:y="15.095cm" svg:viewBox="0 0 241 241" svg:d="M0 122c0-67 54-122 121-122s120 55 120 122c0 66-53 119-120 119s-121-53-121-119z">
          <text:p/>
        </draw:path>
        <draw:path draw:style-name="gr1" draw:text-style-name="P1" draw:layer="layout" svg:width="0.21cm" svg:height="0.21cm" svg:x="16.896cm" svg:y="15.111cm" svg:viewBox="0 0 211 211" svg:d="M0 106c0-59 47-106 105-106s106 47 106 106c0 57-48 105-106 105s-105-48-105-105z">
          <text:p/>
        </draw:path>
        <draw:line draw:style-name="gr2" draw:text-style-name="P2" draw:layer="layout" svg:x1="5.736cm" svg:y1="15.917cm" svg:x2="5.576cm" svg:y2="15.917cm">
          <text:p/>
        </draw:line>
        <draw:line draw:style-name="gr3" draw:text-style-name="P2" draw:layer="layout" svg:x1="5.721cm" svg:y1="16.736cm" svg:x2="5.591cm" svg:y2="16.736cm">
          <text:p/>
        </draw:line>
        <draw:line draw:style-name="gr4" draw:text-style-name="P2" draw:layer="layout" svg:x1="5.706cm" svg:y1="16.126cm" svg:x2="5.606cm" svg:y2="16.126cm">
          <text:p/>
        </draw:line>
        <draw:line draw:style-name="gr5" draw:text-style-name="P2" draw:layer="layout" svg:x1="5.696cm" svg:y1="16.327cm" svg:x2="5.616cm" svg:y2="16.327cm">
          <text:p/>
        </draw:line>
        <draw:line draw:style-name="gr4" draw:text-style-name="P2" draw:layer="layout" svg:x1="5.706cm" svg:y1="16.527cm" svg:x2="5.606cm" svg:y2="16.527cm">
          <text:p/>
        </draw:line>
        <draw:polygon draw:style-name="gr1" draw:text-style-name="P1" draw:layer="layout" svg:width="0.209cm" svg:height="0.24cm" svg:x="14.128cm" svg:y="13.926cm" svg:viewBox="0 0 210 241" draw:points="210,0 210,241 0,241 0,0">
          <text:p/>
        </draw:polygon>
        <draw:line draw:style-name="gr6" draw:text-style-name="P2" draw:layer="layout" svg:x1="13.978cm" svg:y1="14.061cm" svg:x2="13.978cm" svg:y2="14.031cm">
          <text:p/>
        </draw:line>
        <draw:polygon draw:style-name="gr1" draw:text-style-name="P1" draw:layer="layout" svg:width="0.21cm" svg:height="0.24cm" svg:x="14.379cm" svg:y="16.216cm" svg:viewBox="0 0 211 241" draw:points="211,0 211,241 0,241 0,0">
          <text:p/>
        </draw:polygon>
        <draw:line draw:style-name="gr6" draw:text-style-name="P2" draw:layer="layout" svg:x1="14.23cm" svg:y1="16.351cm" svg:x2="14.23cm" svg:y2="16.321cm">
          <text:p/>
        </draw:line>
        <draw:path draw:style-name="gr1" draw:text-style-name="P1" draw:layer="layout" svg:width="0.3cm" svg:height="0.3cm" svg:x="10.951cm" svg:y="13.506cm" svg:viewBox="0 0 301 301" svg:d="M0 151c0-84 67-151 150-151s151 67 151 151c0 82-68 150-151 150s-150-68-150-150z">
          <text:p/>
        </draw:path>
        <draw:path draw:style-name="gr1" draw:text-style-name="P1" draw:layer="layout" svg:width="0.24cm" svg:height="0.24cm" svg:x="13.342cm" svg:y="17.435cm" svg:viewBox="0 0 241 241" svg:d="M0 121c0-67 54-121 121-121 66 0 120 54 120 121 0 66-54 120-120 120-67 0-121-54-121-120z">
          <text:p/>
        </draw:path>
        <draw:path draw:style-name="gr1" draw:text-style-name="P1" draw:layer="layout" svg:width="0.21cm" svg:height="0.21cm" svg:x="13.357cm" svg:y="16.688cm" svg:viewBox="0 0 211 211" svg:d="M0 105c0-58 47-105 105-105 59 0 106 47 106 105s-47 106-106 106c-58 0-105-48-105-106z">
          <text:p/>
        </draw:path>
        <draw:line draw:style-name="gr7" draw:text-style-name="P2" draw:layer="layout" svg:x1="9.567cm" svg:y1="16.492cm" svg:x2="9.627cm" svg:y2="16.492cm">
          <text:p/>
        </draw:line>
        <draw:line draw:style-name="gr7" draw:text-style-name="P2" draw:layer="layout" svg:x1="9.567cm" svg:y1="16.292cm" svg:x2="9.627cm" svg:y2="16.292cm">
          <text:p/>
        </draw:line>
        <draw:path draw:style-name="gr1" draw:text-style-name="P1" draw:layer="layout" svg:width="0.24cm" svg:height="0.24cm" svg:x="16.11cm" svg:y="13.01cm" svg:viewBox="0 0 241 241" svg:d="M0 120c0-66 54-120 120-120s121 54 121 120-55 121-121 121-120-55-120-121z">
          <text:p/>
        </draw:path>
        <draw:path draw:style-name="gr1" draw:text-style-name="P1" draw:layer="layout" svg:width="0.24cm" svg:height="0.24cm" svg:x="14.879cm" svg:y="12.633cm" svg:viewBox="0 0 241 241" svg:d="M0 121c0-67 54-121 120-121s121 54 121 121c0 66-55 120-121 120s-120-54-120-120z">
          <text:p/>
        </draw:path>
        <draw:path draw:style-name="gr1" draw:text-style-name="P1" draw:layer="layout" svg:width="0.21cm" svg:height="0.21cm" svg:x="14.894cm" svg:y="13.41cm" svg:viewBox="0 0 211 211" svg:d="M0 106c0-59 47-106 105-106s106 47 106 106c0 58-48 105-106 105s-105-47-105-105z">
          <text:p/>
        </draw:path>
        <draw:path draw:style-name="gr1" draw:text-style-name="P1" draw:layer="layout" svg:width="0.241cm" svg:height="0.24cm" svg:x="15.647cm" svg:y="12.629cm" svg:viewBox="0 0 242 241" svg:d="M0 121c0-67 54-121 120-121 68 0 122 54 122 121 0 66-54 120-122 120-66 0-120-54-120-120z">
          <text:p/>
        </draw:path>
        <draw:path draw:style-name="gr1" draw:text-style-name="P1" draw:layer="layout" svg:width="0.209cm" svg:height="0.21cm" svg:x="15.663cm" svg:y="13.406cm" svg:viewBox="0 0 210 211" svg:d="M0 106c0-59 47-106 105-106s105 47 105 106c0 58-47 105-105 105s-105-47-105-105z">
          <text:p/>
        </draw:path>
        <draw:polygon draw:style-name="gr1" draw:text-style-name="P1" draw:layer="layout" svg:width="0.21cm" svg:height="0.24cm" svg:x="14.894cm" svg:y="16.216cm" svg:viewBox="0 0 211 241" draw:points="0,241 0,0 211,0 211,241">
          <text:p/>
        </draw:polygon>
        <draw:line draw:style-name="gr6" draw:text-style-name="P2" draw:layer="layout" svg:x1="15.253cm" svg:y1="16.321cm" svg:x2="15.253cm" svg:y2="16.351cm">
          <text:p/>
        </draw:line>
        <draw:path draw:style-name="gr1" draw:text-style-name="P1" draw:layer="layout" svg:width="0.24cm" svg:height="0.24cm" svg:x="13.859cm" svg:y="12.632cm" svg:viewBox="0 0 241 241" svg:d="M0 121c0-67 54-121 120-121 67 0 121 54 121 121 0 66-54 120-121 120-66 0-120-54-120-120z">
          <text:p/>
        </draw:path>
        <draw:path draw:style-name="gr1" draw:text-style-name="P1" draw:layer="layout" svg:width="0.209cm" svg:height="0.21cm" svg:x="13.874cm" svg:y="13.409cm" svg:viewBox="0 0 210 211" svg:d="M0 106c0-59 47-106 104-106 58 0 106 47 106 106 0 58-48 105-106 105-57 0-104-47-104-105z">
          <text:p/>
        </draw:path>
        <draw:path draw:style-name="gr1" draw:text-style-name="P1" draw:layer="layout" svg:width="0.24cm" svg:height="0.24cm" svg:x="12.975cm" svg:y="17.054cm" svg:viewBox="0 0 241 241" svg:d="M0 120c0-66 54-120 121-120 66 0 120 54 120 120s-54 121-120 121c-67 0-121-55-121-121z">
          <text:p/>
        </draw:path>
        <draw:path draw:style-name="gr1" draw:text-style-name="P1" draw:layer="layout" svg:width="0.24cm" svg:height="0.24cm" svg:x="14.112cm" svg:y="17.431cm" svg:viewBox="0 0 241 241" svg:d="M0 121c0-67 55-121 121-121s120 54 120 121c0 66-54 120-120 120s-121-54-121-120z">
          <text:p/>
        </draw:path>
        <draw:path draw:style-name="gr1" draw:text-style-name="P1" draw:layer="layout" svg:width="0.21cm" svg:height="0.21cm" svg:x="14.127cm" svg:y="16.684cm" svg:viewBox="0 0 211 211" svg:d="M0 105c0-58 47-105 105-105s106 47 106 105c0 59-48 106-106 106s-105-47-105-106z">
          <text:p/>
        </draw:path>
        <draw:path draw:style-name="gr1" draw:text-style-name="P1" draw:layer="layout" svg:width="0.24cm" svg:height="0.24cm" svg:x="12.975cm" svg:y="15.095cm" svg:viewBox="0 0 241 241" svg:d="M0 122c0-67 54-122 121-122 66 0 120 55 120 122 0 66-54 119-120 119-67 0-121-53-121-119z">
          <text:p/>
        </draw:path>
        <draw:path draw:style-name="gr1" draw:text-style-name="P1" draw:layer="layout" svg:width="0.209cm" svg:height="0.21cm" svg:x="12.229cm" svg:y="15.111cm" svg:viewBox="0 0 210 211" svg:d="M0 106c0-59 47-106 105-106s105 47 105 106c0 57-47 105-105 105s-105-48-105-105z">
          <text:p/>
        </draw:path>
        <draw:line draw:style-name="gr13" draw:text-style-name="P2" draw:layer="layout" svg:x1="13.242cm" svg:y1="17.555cm" svg:x2="13.462cm" svg:y2="17.555cm">
          <text:p/>
        </draw:line>
        <draw:line draw:style-name="gr13" draw:text-style-name="P2" draw:layer="layout" svg:x1="11.092cm" svg:y1="15.827cm" svg:x2="10.881cm" svg:y2="15.827cm">
          <text:p/>
        </draw:line>
        <draw:line draw:style-name="gr13" draw:text-style-name="P2" draw:layer="layout" svg:x1="6.823cm" svg:y1="15.194cm" svg:x2="6.596cm" svg:y2="14.967cm">
          <text:p/>
        </draw:line>
        <draw:line draw:style-name="gr13" draw:text-style-name="P2" draw:layer="layout" svg:x1="15.004cm" svg:y1="12.749cm" svg:x2="14.999cm" svg:y2="12.754cm">
          <text:p/>
        </draw:line>
        <draw:line draw:style-name="gr13" draw:text-style-name="P2" draw:layer="layout" svg:x1="12.607cm" svg:y1="15.925cm" svg:x2="12.607cm" svg:y2="14.735cm">
          <text:p/>
        </draw:line>
        <draw:line draw:style-name="gr13" draw:text-style-name="P2" draw:layer="layout" svg:x1="12.256cm" svg:y1="16.999cm" svg:x2="12.256cm" svg:y2="17.262cm">
          <text:p/>
        </draw:line>
        <draw:line draw:style-name="gr13" draw:text-style-name="P2" draw:layer="layout" svg:x1="12.394cm" svg:y1="16.776cm" svg:x2="12.394cm" svg:y2="16.861cm">
          <text:p/>
        </draw:line>
        <draw:line draw:style-name="gr13" draw:text-style-name="P2" draw:layer="layout" svg:x1="11.101cm" svg:y1="14.967cm" svg:x2="11.584cm" svg:y2="14.967cm">
          <text:p/>
        </draw:line>
        <draw:line draw:style-name="gr13" draw:text-style-name="P2" draw:layer="layout" svg:x1="13.702cm" svg:y1="14.463cm" svg:x2="13.723cm" svg:y2="14.442cm">
          <text:p/>
        </draw:line>
        <draw:line draw:style-name="gr13" draw:text-style-name="P2" draw:layer="layout" svg:x1="13.978cm" svg:y1="13.076cm" svg:x2="13.978cm" svg:y2="12.752cm">
          <text:p/>
        </draw:line>
        <draw:line draw:style-name="gr13" draw:text-style-name="P2" draw:layer="layout" svg:x1="13.626cm" svg:y1="14.511cm" svg:x2="13.709cm" svg:y2="14.427cm">
          <text:p/>
        </draw:line>
        <draw:line draw:style-name="gr13" draw:text-style-name="P2" draw:layer="layout" svg:x1="12.395cm" svg:y1="16.861cm" svg:x2="12.256cm" svg:y2="17cm">
          <text:p/>
        </draw:line>
        <draw:line draw:style-name="gr13" draw:text-style-name="P2" draw:layer="layout" svg:x1="8.311cm" svg:y1="15.602cm" svg:x2="6.825cm" svg:y2="15.602cm">
          <text:p/>
        </draw:line>
        <draw:line draw:style-name="gr13" draw:text-style-name="P2" draw:layer="layout" svg:x1="6.365cm" svg:y1="14.992cm" svg:x2="6.388cm" svg:y2="14.967cm">
          <text:p/>
        </draw:line>
        <draw:line draw:style-name="gr13" draw:text-style-name="P2" draw:layer="layout" svg:x1="13.978cm" svg:y1="14.589cm" svg:x2="13.978cm" svg:y2="14.79cm">
          <text:p/>
        </draw:line>
        <draw:line draw:style-name="gr13" draw:text-style-name="P2" draw:layer="layout" svg:x1="14.233cm" svg:y1="17.552cm" svg:x2="14.232cm" svg:y2="17.551cm">
          <text:p/>
        </draw:line>
        <draw:line draw:style-name="gr13" draw:text-style-name="P2" draw:layer="layout" svg:x1="13.708cm" svg:y1="13.348cm" svg:x2="13.979cm" svg:y2="13.076cm">
          <text:p/>
        </draw:line>
        <draw:line draw:style-name="gr13" draw:text-style-name="P2" draw:layer="layout" svg:x1="13.467cm" svg:y1="17.551cm" svg:x2="13.462cm" svg:y2="17.556cm">
          <text:p/>
        </draw:line>
        <draw:line draw:style-name="gr13" draw:text-style-name="P2" draw:layer="layout" svg:x1="11.583cm" svg:y1="14.968cm" svg:x2="11.609cm" svg:y2="14.942cm">
          <text:p/>
        </draw:line>
        <draw:line draw:style-name="gr13" draw:text-style-name="P2" draw:layer="layout" svg:x1="12.562cm" svg:y1="15.971cm" svg:x2="12.608cm" svg:y2="15.925cm">
          <text:p/>
        </draw:line>
        <draw:line draw:style-name="gr13" draw:text-style-name="P2" draw:layer="layout" svg:x1="13.708cm" svg:y1="14.427cm" svg:x2="13.708cm" svg:y2="13.347cm">
          <text:p/>
        </draw:line>
        <draw:line draw:style-name="gr13" draw:text-style-name="P2" draw:layer="layout" svg:x1="10.888cm" svg:y1="14.968cm" svg:x2="10.662cm" svg:y2="15.194cm">
          <text:p/>
        </draw:line>
        <draw:line draw:style-name="gr13" draw:text-style-name="P2" draw:layer="layout" svg:x1="12.608cm" svg:y1="16.563cm" svg:x2="12.394cm" svg:y2="16.777cm">
          <text:p/>
        </draw:line>
        <draw:line draw:style-name="gr13" draw:text-style-name="P2" draw:layer="layout" svg:x1="11.393cm" svg:y1="15.832cm" svg:x2="11.101cm" svg:y2="15.832cm">
          <text:p/>
        </draw:line>
        <draw:line draw:style-name="gr13" draw:text-style-name="P2" draw:layer="layout" svg:x1="8.949cm" svg:y1="14.968cm" svg:x2="8.74cm" svg:y2="14.968cm">
          <text:p/>
        </draw:line>
        <draw:line draw:style-name="gr13" draw:text-style-name="P2" draw:layer="layout" svg:x1="12.608cm" svg:y1="16.083cm" svg:x2="12.556cm" svg:y2="16.031cm">
          <text:p/>
        </draw:line>
        <draw:line draw:style-name="gr13" draw:text-style-name="P2" draw:layer="layout" svg:x1="9.176cm" svg:y1="15.195cm" svg:x2="8.949cm" svg:y2="14.968cm">
          <text:p/>
        </draw:line>
        <draw:line draw:style-name="gr13" draw:text-style-name="P2" draw:layer="layout" svg:x1="12.556cm" svg:y1="15.977cm" svg:x2="12.563cm" svg:y2="15.97cm">
          <text:p/>
        </draw:line>
        <draw:line draw:style-name="gr13" draw:text-style-name="P2" draw:layer="layout" svg:x1="12.605cm" svg:y1="16.005cm" svg:x2="12.608cm" svg:y2="16.002cm">
          <text:p/>
        </draw:line>
        <draw:line draw:style-name="gr13" draw:text-style-name="P2" draw:layer="layout" svg:x1="12.556cm" svg:y1="16.031cm" svg:x2="12.556cm" svg:y2="15.976cm">
          <text:p/>
        </draw:line>
        <draw:line draw:style-name="gr13" draw:text-style-name="P2" draw:layer="layout" svg:x1="13.899cm" svg:y1="14.51cm" svg:x2="13.979cm" svg:y2="14.59cm">
          <text:p/>
        </draw:line>
        <draw:line draw:style-name="gr13" draw:text-style-name="P2" draw:layer="layout" svg:x1="8.746cm" svg:y1="14.967cm" svg:x2="8.534cm" svg:y2="14.967cm">
          <text:p/>
        </draw:line>
        <draw:line draw:style-name="gr13" draw:text-style-name="P2" draw:layer="layout" svg:x1="12.557cm" svg:y1="16.032cm" svg:x2="12.528cm" svg:y2="16.003cm">
          <text:p/>
        </draw:line>
        <draw:line draw:style-name="gr13" draw:text-style-name="P2" draw:layer="layout" svg:x1="14.998cm" svg:y1="12.752cm" svg:x2="15cm" svg:y2="12.754cm">
          <text:p/>
        </draw:line>
        <draw:line draw:style-name="gr13" draw:text-style-name="P2" draw:layer="layout" svg:x1="11.566cm" svg:y1="16.005cm" svg:x2="11.393cm" svg:y2="15.832cm">
          <text:p/>
        </draw:line>
        <draw:line draw:style-name="gr13" draw:text-style-name="P2" draw:layer="layout" svg:x1="12.833cm" svg:y1="14.51cm" svg:x2="13.626cm" svg:y2="14.51cm">
          <text:p/>
        </draw:line>
        <draw:line draw:style-name="gr13" draw:text-style-name="P2" draw:layer="layout" svg:x1="8.748cm" svg:y1="15.828cm" svg:x2="8.535cm" svg:y2="15.828cm">
          <text:p/>
        </draw:line>
        <draw:line draw:style-name="gr13" draw:text-style-name="P2" draw:layer="layout" svg:x1="9.169cm" svg:y1="15.6cm" svg:x2="8.943cm" svg:y2="15.828cm">
          <text:p/>
        </draw:line>
        <draw:line draw:style-name="gr13" draw:text-style-name="P2" draw:layer="layout" svg:x1="14.228cm" svg:y1="17.556cm" svg:x2="14.233cm" svg:y2="17.551cm">
          <text:p/>
        </draw:line>
        <draw:line draw:style-name="gr13" draw:text-style-name="P2" draw:layer="layout" svg:x1="12.388cm" svg:y1="17.394cm" svg:x2="13.081cm" svg:y2="17.394cm">
          <text:p/>
        </draw:line>
        <draw:line draw:style-name="gr13" draw:text-style-name="P2" draw:layer="layout" svg:x1="13.978cm" svg:y1="12.752cm" svg:x2="14.998cm" svg:y2="12.752cm">
          <text:p/>
        </draw:line>
        <draw:line draw:style-name="gr13" draw:text-style-name="P2" draw:layer="layout" svg:x1="6.597cm" svg:y1="15.828cm" svg:x2="6.389cm" svg:y2="15.828cm">
          <text:p/>
        </draw:line>
        <draw:line draw:style-name="gr13" draw:text-style-name="P2" draw:layer="layout" svg:x1="12.607cm" svg:y1="16.002cm" svg:x2="12.607cm" svg:y2="16.563cm">
          <text:p/>
        </draw:line>
        <draw:line draw:style-name="gr13" draw:text-style-name="P2" draw:layer="layout" svg:x1="14.999cm" svg:y1="12.753cm" svg:x2="15.764cm" svg:y2="12.753cm">
          <text:p/>
        </draw:line>
        <draw:line draw:style-name="gr13" draw:text-style-name="P2" draw:layer="layout" svg:x1="8.536cm" svg:y1="15.829cm" svg:x2="8.311cm" svg:y2="15.602cm">
          <text:p/>
        </draw:line>
        <draw:line draw:style-name="gr13" draw:text-style-name="P2" draw:layer="layout" svg:x1="12.256cm" svg:y1="17.262cm" svg:x2="12.389cm" svg:y2="17.395cm">
          <text:p/>
        </draw:line>
        <draw:line draw:style-name="gr13" draw:text-style-name="P2" draw:layer="layout" svg:x1="13.702cm" svg:y1="14.51cm" svg:x2="13.702cm" svg:y2="14.462cm">
          <text:p/>
        </draw:line>
        <draw:line draw:style-name="gr13" draw:text-style-name="P2" draw:layer="layout" svg:x1="12.528cm" svg:y1="16.004cm" svg:x2="11.565cm" svg:y2="16.004cm">
          <text:p/>
        </draw:line>
        <draw:line draw:style-name="gr13" draw:text-style-name="P2" draw:layer="layout" svg:x1="13.702cm" svg:y1="14.51cm" svg:x2="13.899cm" svg:y2="14.51cm">
          <text:p/>
        </draw:line>
        <draw:line draw:style-name="gr13" draw:text-style-name="P2" draw:layer="layout" svg:x1="13.081cm" svg:y1="17.394cm" svg:x2="13.243cm" svg:y2="17.556cm">
          <text:p/>
        </draw:line>
        <draw:line draw:style-name="gr13" draw:text-style-name="P2" draw:layer="layout" svg:x1="13.626cm" svg:y1="14.51cm" svg:x2="13.702cm" svg:y2="14.51cm">
          <text:p/>
        </draw:line>
        <draw:line draw:style-name="gr13" draw:text-style-name="P2" draw:layer="layout" svg:x1="12.528cm" svg:y1="16.004cm" svg:x2="12.605cm" svg:y2="16.004cm">
          <text:p/>
        </draw:line>
        <draw:line draw:style-name="gr13" draw:text-style-name="P2" draw:layer="layout" svg:x1="11.099cm" svg:y1="14.968cm" svg:x2="10.887cm" svg:y2="14.968cm">
          <text:p/>
        </draw:line>
        <draw:line draw:style-name="gr13" draw:text-style-name="P2" draw:layer="layout" svg:x1="11.809cm" svg:y1="12.752cm" svg:x2="11.809cm" svg:y2="14.743cm">
          <text:p/>
        </draw:line>
        <draw:line draw:style-name="gr13" draw:text-style-name="P2" draw:layer="layout" svg:x1="6.387cm" svg:y1="15.832cm" svg:x2="6.387cm" svg:y2="14.99cm">
          <text:p/>
        </draw:line>
        <draw:line draw:style-name="gr13" draw:text-style-name="P2" draw:layer="layout" svg:x1="13.708cm" svg:y1="14.427cm" svg:x2="13.723cm" svg:y2="14.443cm">
          <text:p/>
        </draw:line>
        <draw:line draw:style-name="gr13" draw:text-style-name="P2" draw:layer="layout" svg:x1="11.584cm" svg:y1="14.968cm" svg:x2="11.609cm" svg:y2="14.942cm">
          <text:p/>
        </draw:line>
        <draw:line draw:style-name="gr13" draw:text-style-name="P2" draw:layer="layout" svg:x1="12.607cm" svg:y1="14.736cm" svg:x2="12.834cm" svg:y2="14.51cm">
          <text:p/>
        </draw:line>
        <draw:line draw:style-name="gr13" draw:text-style-name="P2" draw:layer="layout" svg:x1="8.943cm" svg:y1="15.827cm" svg:x2="8.734cm" svg:y2="15.827cm">
          <text:p/>
        </draw:line>
        <draw:line draw:style-name="gr13" draw:text-style-name="P2" draw:layer="layout" svg:x1="14.232cm" svg:y1="17.551cm" svg:x2="13.466cm" svg:y2="17.551cm">
          <text:p/>
        </draw:line>
        <draw:line draw:style-name="gr13" draw:text-style-name="P2" draw:layer="layout" svg:x1="6.596cm" svg:y1="14.967cm" svg:x2="6.387cm" svg:y2="14.967cm">
          <text:p/>
        </draw:line>
        <draw:line draw:style-name="gr13" draw:text-style-name="P2" draw:layer="layout" svg:x1="8.309cm" svg:y1="15.192cm" svg:x2="6.823cm" svg:y2="15.192cm">
          <text:p/>
        </draw:line>
        <draw:line draw:style-name="gr13" draw:text-style-name="P2" draw:layer="layout" svg:x1="6.448cm" svg:y1="15.917cm" svg:x2="6.365cm" svg:y2="15.832cm">
          <text:p/>
        </draw:line>
        <draw:line draw:style-name="gr13" draw:text-style-name="P2" draw:layer="layout" svg:x1="12.528cm" svg:y1="16.005cm" svg:x2="12.563cm" svg:y2="15.97cm">
          <text:p/>
        </draw:line>
        <draw:line draw:style-name="gr13" draw:text-style-name="P2" draw:layer="layout" svg:x1="10.882cm" svg:y1="15.828cm" svg:x2="10.655cm" svg:y2="15.601cm">
          <text:p/>
        </draw:line>
        <draw:line draw:style-name="gr13" draw:text-style-name="P2" draw:layer="layout" svg:x1="10.662cm" svg:y1="15.193cm" svg:x2="9.176cm" svg:y2="15.193cm">
          <text:p/>
        </draw:line>
        <draw:line draw:style-name="gr13" draw:text-style-name="P2" draw:layer="layout" svg:x1="15.001cm" svg:y1="12.755cm" svg:x2="14.999cm" svg:y2="12.753cm">
          <text:p/>
        </draw:line>
        <draw:line draw:style-name="gr13" draw:text-style-name="P2" draw:layer="layout" svg:x1="11.608cm" svg:y1="14.943cm" svg:x2="11.81cm" svg:y2="14.743cm">
          <text:p/>
        </draw:line>
        <draw:line draw:style-name="gr13" draw:text-style-name="P2" draw:layer="layout" svg:x1="12.607cm" svg:y1="15.925cm" svg:x2="12.607cm" svg:y2="16.002cm">
          <text:p/>
        </draw:line>
        <draw:line draw:style-name="gr13" draw:text-style-name="P2" draw:layer="layout" svg:x1="15.764cm" svg:y1="12.754cm" svg:x2="15.768cm" svg:y2="12.749cm">
          <text:p/>
        </draw:line>
        <draw:line draw:style-name="gr13" draw:text-style-name="P2" draw:layer="layout" svg:x1="10.655cm" svg:y1="15.601cm" svg:x2="9.169cm" svg:y2="15.601cm">
          <text:p/>
        </draw:line>
        <draw:line draw:style-name="gr13" draw:text-style-name="P2" draw:layer="layout" svg:x1="6.824cm" svg:y1="15.192cm" svg:x2="6.822cm" svg:y2="15.194cm">
          <text:p/>
        </draw:line>
        <draw:line draw:style-name="gr13" draw:text-style-name="P2" draw:layer="layout" svg:x1="6.825cm" svg:y1="15.601cm" svg:x2="6.597cm" svg:y2="15.829cm">
          <text:p/>
        </draw:line>
        <draw:line draw:style-name="gr13" draw:text-style-name="P2" draw:layer="layout" svg:x1="15.248cm" svg:y1="17.552cm" svg:x2="14.233cm" svg:y2="17.552cm">
          <text:p/>
        </draw:line>
        <draw:line draw:style-name="gr13" draw:text-style-name="P2" draw:layer="layout" svg:x1="8.535cm" svg:y1="14.967cm" svg:x2="8.309cm" svg:y2="15.193cm">
          <text:p/>
        </draw:line>
        <draw:line draw:style-name="gr13" draw:text-style-name="P2" draw:layer="layout" svg:x1="13.722cm" svg:y1="14.442cm" svg:x2="13.79cm" svg:y2="14.511cm">
          <text:p/>
        </draw:line>
        <draw:line draw:style-name="gr13" draw:text-style-name="P2" draw:layer="layout" svg:x1="6.056cm" svg:y1="14.412cm" svg:x2="6.056cm" svg:y2="14.275cm">
          <text:p/>
        </draw:line>
        <draw:line draw:style-name="gr13" draw:text-style-name="P2" draw:layer="layout" svg:x1="6.387cm" svg:y1="13.656cm" svg:x2="6.387cm" svg:y2="14.216cm">
          <text:p/>
        </draw:line>
        <draw:line draw:style-name="gr13" draw:text-style-name="P2" draw:layer="layout" svg:x1="5.985cm" svg:y1="14.483cm" svg:x2="6.057cm" svg:y2="14.412cm">
          <text:p/>
        </draw:line>
        <draw:line draw:style-name="gr13" draw:text-style-name="P2" draw:layer="layout" svg:x1="4.877cm" svg:y1="14.482cm" svg:x2="4.884cm" svg:y2="14.482cm">
          <text:p/>
        </draw:line>
        <draw:line draw:style-name="gr13" draw:text-style-name="P2" draw:layer="layout" svg:x1="5.715cm" svg:y1="14.482cm" svg:x2="5.237cm" svg:y2="14.482cm">
          <text:p/>
        </draw:line>
        <draw:line draw:style-name="gr13" draw:text-style-name="P2" draw:layer="layout" svg:x1="6.383cm" svg:y1="14.201cm" svg:x2="6.388cm" svg:y2="14.206cm">
          <text:p/>
        </draw:line>
        <draw:line draw:style-name="gr13" draw:text-style-name="P2" draw:layer="layout" svg:x1="4.876cm" svg:y1="14.481cm" svg:x2="4.877cm" svg:y2="14.482cm">
          <text:p/>
        </draw:line>
        <draw:line draw:style-name="gr13" draw:text-style-name="P2" draw:layer="layout" svg:x1="4.905cm" svg:y1="14.483cm" svg:x2="5.237cm" svg:y2="14.483cm">
          <text:p/>
        </draw:line>
        <draw:line draw:style-name="gr13" draw:text-style-name="P2" draw:layer="layout" svg:x1="5.715cm" svg:y1="14.482cm" svg:x2="5.985cm" svg:y2="14.482cm">
          <text:p/>
        </draw:line>
        <draw:line draw:style-name="gr13" draw:text-style-name="P2" draw:layer="layout" svg:x1="6.126cm" svg:y1="14.205cm" svg:x2="6.387cm" svg:y2="14.205cm">
          <text:p/>
        </draw:line>
        <draw:line draw:style-name="gr13" draw:text-style-name="P2" draw:layer="layout" svg:x1="6.056cm" svg:y1="14.276cm" svg:x2="6.127cm" svg:y2="14.205cm">
          <text:p/>
        </draw:line>
        <draw:line draw:style-name="gr13" draw:text-style-name="P2" draw:layer="layout" svg:x1="5.237cm" svg:y1="14.483cm" svg:x2="5.292cm" svg:y2="14.483cm">
          <text:p/>
        </draw:line>
        <draw:line draw:style-name="gr13" draw:text-style-name="P2" draw:layer="layout" svg:x1="5.237cm" svg:y1="14.482cm" svg:x2="5.237cm" svg:y2="14.483cm">
          <text:p/>
        </draw:line>
        <draw:line draw:style-name="gr13" draw:text-style-name="P2" draw:layer="layout" svg:x1="12.327cm" svg:y1="14.716cm" svg:x2="12.335cm" svg:y2="14.707cm">
          <text:p/>
        </draw:line>
        <draw:line draw:style-name="gr13" draw:text-style-name="P2" draw:layer="layout" svg:x1="8.777cm" svg:y1="16.126cm" svg:x2="9.143cm" svg:y2="16.494cm">
          <text:p/>
        </draw:line>
        <draw:line draw:style-name="gr13" draw:text-style-name="P2" draw:layer="layout" svg:x1="17.001cm" svg:y1="14.762cm" svg:x2="17.001cm" svg:y2="15.27cm">
          <text:p/>
        </draw:line>
        <draw:line draw:style-name="gr13" draw:text-style-name="P2" draw:layer="layout" svg:x1="12.334cm" svg:y1="14.707cm" svg:x2="12.334cm" svg:y2="14.496cm">
          <text:p/>
        </draw:line>
        <draw:line draw:style-name="gr13" draw:text-style-name="P2" draw:layer="layout" svg:x1="11.54cm" svg:y1="12.92cm" svg:x2="11.661cm" svg:y2="13.042cm">
          <text:p/>
        </draw:line>
        <draw:line draw:style-name="gr13" draw:text-style-name="P2" draw:layer="layout" svg:x1="16.92cm" svg:y1="12.65cm" svg:x2="16.106cm" svg:y2="12.65cm">
          <text:p/>
        </draw:line>
        <draw:line draw:style-name="gr13" draw:text-style-name="P2" draw:layer="layout" svg:x1="16.107cm" svg:y1="12.651cm" svg:x2="15.971cm" svg:y2="12.514cm">
          <text:p/>
        </draw:line>
        <draw:line draw:style-name="gr13" draw:text-style-name="P2" draw:layer="layout" svg:x1="15.502cm" svg:y1="15.845cm" svg:x2="15.629cm" svg:y2="15.972cm">
          <text:p/>
        </draw:line>
        <draw:line draw:style-name="gr13" draw:text-style-name="P2" draw:layer="layout" svg:x1="12.118cm" svg:y1="12.566cm" svg:x2="12.118cm" svg:y2="12.752cm">
          <text:p/>
        </draw:line>
        <draw:line draw:style-name="gr13" draw:text-style-name="P2" draw:layer="layout" svg:x1="7.242cm" svg:y1="14.682cm" svg:x2="8.046cm" svg:y2="14.682cm">
          <text:p/>
        </draw:line>
        <draw:line draw:style-name="gr13" draw:text-style-name="P2" draw:layer="layout" svg:x1="8.046cm" svg:y1="14.682cm" svg:x2="9.597cm" svg:y2="14.682cm">
          <text:p/>
        </draw:line>
        <draw:line draw:style-name="gr13" draw:text-style-name="P2" draw:layer="layout" svg:x1="15.971cm" svg:y1="12.514cm" svg:x2="12.169cm" svg:y2="12.514cm">
          <text:p/>
        </draw:line>
        <draw:line draw:style-name="gr13" draw:text-style-name="P2" draw:layer="layout" svg:x1="17.135cm" svg:y1="12.863cm" svg:x2="17.132cm" svg:y2="12.863cm">
          <text:p/>
        </draw:line>
        <draw:line draw:style-name="gr13" draw:text-style-name="P2" draw:layer="layout" svg:x1="12.17cm" svg:y1="12.514cm" svg:x2="12.118cm" svg:y2="12.567cm">
          <text:p/>
        </draw:line>
        <draw:line draw:style-name="gr13" draw:text-style-name="P2" draw:layer="layout" svg:x1="12.118cm" svg:y1="12.566cm" svg:x2="12.118cm" svg:y2="12.56cm">
          <text:p/>
        </draw:line>
        <draw:line draw:style-name="gr13" draw:text-style-name="P2" draw:layer="layout" svg:x1="12.334cm" svg:y1="14.552cm" svg:x2="12.334cm" svg:y2="15.722cm">
          <text:p/>
        </draw:line>
        <draw:line draw:style-name="gr13" draw:text-style-name="P2" draw:layer="layout" svg:x1="11.594cm" svg:y1="14.683cm" svg:x2="11.661cm" svg:y2="14.616cm">
          <text:p/>
        </draw:line>
        <draw:line draw:style-name="gr13" draw:text-style-name="P2" draw:layer="layout" svg:x1="7.241cm" svg:y1="14.682cm" svg:x2="7.242cm" svg:y2="14.682cm">
          <text:p/>
        </draw:line>
        <draw:line draw:style-name="gr13" draw:text-style-name="P2" draw:layer="layout" svg:x1="12.119cm" svg:y1="12.561cm" svg:x2="12.072cm" svg:y2="12.514cm">
          <text:p/>
        </draw:line>
        <draw:line draw:style-name="gr13" draw:text-style-name="P2" draw:layer="layout" svg:x1="17.001cm" svg:y1="15.779cm" svg:x2="17.001cm" svg:y2="15.27cm">
          <text:p/>
        </draw:line>
        <draw:line draw:style-name="gr13" draw:text-style-name="P2" draw:layer="layout" svg:x1="12.118cm" svg:y1="12.943cm" svg:x2="12.118cm" svg:y2="12.757cm">
          <text:p/>
        </draw:line>
        <draw:line draw:style-name="gr13" draw:text-style-name="P2" draw:layer="layout" svg:x1="17.135cm" svg:y1="13.325cm" svg:x2="17.135cm" svg:y2="12.863cm">
          <text:p/>
        </draw:line>
        <draw:line draw:style-name="gr13" draw:text-style-name="P2" draw:layer="layout" svg:x1="5.715cm" svg:y1="14.682cm" svg:x2="7.241cm" svg:y2="14.682cm">
          <text:p/>
        </draw:line>
        <draw:line draw:style-name="gr13" draw:text-style-name="P2" draw:layer="layout" svg:x1="10.413cm" svg:y1="14.682cm" svg:x2="11.594cm" svg:y2="14.682cm">
          <text:p/>
        </draw:line>
        <draw:line draw:style-name="gr13" draw:text-style-name="P2" draw:layer="layout" svg:x1="17.133cm" svg:y1="12.864cm" svg:x2="16.92cm" svg:y2="12.65cm">
          <text:p/>
        </draw:line>
        <draw:line draw:style-name="gr13" draw:text-style-name="P2" draw:layer="layout" svg:x1="9.142cm" svg:y1="16.492cm" svg:x2="9.597cm" svg:y2="16.492cm">
          <text:p/>
        </draw:line>
        <draw:line draw:style-name="gr13" draw:text-style-name="P2" draw:layer="layout" svg:x1="12.169cm" svg:y1="12.994cm" svg:x2="12.335cm" svg:y2="13.159cm">
          <text:p/>
        </draw:line>
        <draw:line draw:style-name="gr13" draw:text-style-name="P2" draw:layer="layout" svg:x1="7.238cm" svg:y1="14.688cm" svg:x2="7.243cm" svg:y2="14.682cm">
          <text:p/>
        </draw:line>
        <draw:line draw:style-name="gr13" draw:text-style-name="P2" draw:layer="layout" svg:x1="4.833cm" svg:y1="14.734cm" svg:x2="4.885cm" svg:y2="14.682cm">
          <text:p/>
        </draw:line>
        <draw:line draw:style-name="gr13" draw:text-style-name="P2" draw:layer="layout" svg:x1="5.715cm" svg:y1="14.682cm" svg:x2="4.884cm" svg:y2="14.682cm">
          <text:p/>
        </draw:line>
        <draw:line draw:style-name="gr13" draw:text-style-name="P2" draw:layer="layout" svg:x1="15.502cm" svg:y1="15.584cm" svg:x2="15.502cm" svg:y2="15.845cm">
          <text:p/>
        </draw:line>
        <draw:line draw:style-name="gr13" draw:text-style-name="P2" draw:layer="layout" svg:x1="11.66cm" svg:y1="13.041cm" svg:x2="11.66cm" svg:y2="14.616cm">
          <text:p/>
        </draw:line>
        <draw:line draw:style-name="gr13" draw:text-style-name="P2" draw:layer="layout" svg:x1="12.072cm" svg:y1="12.514cm" svg:x2="11.683cm" svg:y2="12.514cm">
          <text:p/>
        </draw:line>
        <draw:polyline draw:style-name="gr13" draw:text-style-name="P2" draw:layer="layout" svg:width="0cm" svg:height="0cm" svg:x="4.884cm" svg:y="14.682cm" svg:viewBox="0 0 0 0" draw:points="0,0">
          <text:p/>
        </draw:polyline>
        <draw:line draw:style-name="gr13" draw:text-style-name="P2" draw:layer="layout" svg:x1="15.628cm" svg:y1="15.971cm" svg:x2="16.47cm" svg:y2="15.971cm">
          <text:p/>
        </draw:line>
        <draw:line draw:style-name="gr13" draw:text-style-name="P2" draw:layer="layout" svg:x1="12.17cm" svg:y1="12.995cm" svg:x2="12.118cm" svg:y2="12.943cm">
          <text:p/>
        </draw:line>
        <draw:line draw:style-name="gr13" draw:text-style-name="P2" draw:layer="layout" svg:x1="17.002cm" svg:y1="14.379cm" svg:x2="16.815cm" svg:y2="14.193cm">
          <text:p/>
        </draw:line>
        <draw:line draw:style-name="gr13" draw:text-style-name="P2" draw:layer="layout" svg:x1="12.334cm" svg:y1="14.496cm" svg:x2="12.334cm" svg:y2="13.158cm">
          <text:p/>
        </draw:line>
        <draw:line draw:style-name="gr13" draw:text-style-name="P2" draw:layer="layout" svg:x1="16.815cm" svg:y1="14.193cm" svg:x2="16.815cm" svg:y2="13.645cm">
          <text:p/>
        </draw:line>
        <draw:line draw:style-name="gr13" draw:text-style-name="P2" draw:layer="layout" svg:x1="11.684cm" svg:y1="12.514cm" svg:x2="11.54cm" svg:y2="12.658cm">
          <text:p/>
        </draw:line>
        <draw:line draw:style-name="gr13" draw:text-style-name="P2" draw:layer="layout" svg:x1="12.169cm" svg:y1="12.514cm" svg:x2="12.072cm" svg:y2="12.514cm">
          <text:p/>
        </draw:line>
        <draw:line draw:style-name="gr13" draw:text-style-name="P2" draw:layer="layout" svg:x1="16.717cm" svg:y1="15.724cm" svg:x2="16.47cm" svg:y2="15.972cm">
          <text:p/>
        </draw:line>
        <draw:line draw:style-name="gr13" draw:text-style-name="P2" draw:layer="layout" svg:x1="9.597cm" svg:y1="14.682cm" svg:x2="10.413cm" svg:y2="14.682cm">
          <text:p/>
        </draw:line>
        <draw:line draw:style-name="gr13" draw:text-style-name="P2" draw:layer="layout" svg:x1="16.815cm" svg:y1="13.646cm" svg:x2="17.136cm" svg:y2="13.325cm">
          <text:p/>
        </draw:line>
        <draw:line draw:style-name="gr13" draw:text-style-name="P2" draw:layer="layout" svg:x1="8.048cm" svg:y1="16.126cm" svg:x2="8.777cm" svg:y2="16.126cm">
          <text:p/>
        </draw:line>
        <draw:line draw:style-name="gr13" draw:text-style-name="P2" draw:layer="layout" svg:x1="9.597cm" svg:y1="16.492cm" svg:x2="10.413cm" svg:y2="16.492cm">
          <text:p/>
        </draw:line>
        <draw:line draw:style-name="gr13" draw:text-style-name="P2" draw:layer="layout" svg:x1="17.001cm" svg:y1="15.724cm" svg:x2="16.716cm" svg:y2="15.724cm">
          <text:p/>
        </draw:line>
        <draw:line draw:style-name="gr13" draw:text-style-name="P2" draw:layer="layout" svg:x1="7.242cm" svg:y1="16.126cm" svg:x2="8.048cm" svg:y2="16.126cm">
          <text:p/>
        </draw:line>
        <draw:line draw:style-name="gr13" draw:text-style-name="P2" draw:layer="layout" svg:x1="11.54cm" svg:y1="12.657cm" svg:x2="11.54cm" svg:y2="12.92cm">
          <text:p/>
        </draw:line>
        <draw:line draw:style-name="gr13" draw:text-style-name="P2" draw:layer="layout" svg:x1="4.884cm" svg:y1="16.126cm" svg:x2="5.656cm" svg:y2="16.126cm">
          <text:p/>
        </draw:line>
        <draw:line draw:style-name="gr13" draw:text-style-name="P2" draw:layer="layout" svg:x1="4.884cm" svg:y1="16.126cm" svg:x2="4.884cm" svg:y2="14.682cm">
          <text:p/>
        </draw:line>
        <draw:polyline draw:style-name="gr13" draw:text-style-name="P2" draw:layer="layout" svg:width="0cm" svg:height="0cm" svg:x="12.169cm" svg:y="12.994cm" svg:viewBox="0 0 0 0" draw:points="0,0">
          <text:p/>
        </draw:polyline>
        <draw:line draw:style-name="gr13" draw:text-style-name="P2" draw:layer="layout" svg:x1="17.001cm" svg:y1="14.762cm" svg:x2="17.001cm" svg:y2="14.378cm">
          <text:p/>
        </draw:line>
        <draw:line draw:style-name="gr13" draw:text-style-name="P2" draw:layer="layout" svg:x1="7.242cm" svg:y1="16.126cm" svg:x2="5.656cm" svg:y2="16.126cm">
          <text:p/>
        </draw:line>
        <draw:line draw:style-name="gr13" draw:text-style-name="P2" draw:layer="layout" svg:x1="8.062cm" svg:y1="14.487cm" svg:x2="8.332cm" svg:y2="14.487cm">
          <text:p/>
        </draw:line>
        <draw:line draw:style-name="gr13" draw:text-style-name="P2" draw:layer="layout" svg:x1="8.472cm" svg:y1="14.21cm" svg:x2="8.733cm" svg:y2="14.21cm">
          <text:p/>
        </draw:line>
        <draw:line draw:style-name="gr13" draw:text-style-name="P2" draw:layer="layout" svg:x1="8.402cm" svg:y1="14.281cm" svg:x2="8.473cm" svg:y2="14.21cm">
          <text:p/>
        </draw:line>
        <draw:line draw:style-name="gr13" draw:text-style-name="P2" draw:layer="layout" svg:x1="8.332cm" svg:y1="14.488cm" svg:x2="8.403cm" svg:y2="14.417cm">
          <text:p/>
        </draw:line>
        <draw:line draw:style-name="gr13" draw:text-style-name="P2" draw:layer="layout" svg:x1="8.402cm" svg:y1="14.417cm" svg:x2="8.402cm" svg:y2="14.28cm">
          <text:p/>
        </draw:line>
        <draw:line draw:style-name="gr13" draw:text-style-name="P2" draw:layer="layout" svg:x1="7.242cm" svg:y1="14.482cm" svg:x2="8.046cm" svg:y2="14.482cm">
          <text:p/>
        </draw:line>
        <draw:line draw:style-name="gr13" draw:text-style-name="P2" draw:layer="layout" svg:x1="7.238cm" svg:y1="14.487cm" svg:x2="7.243cm" svg:y2="14.482cm">
          <text:p/>
        </draw:line>
        <draw:line draw:style-name="gr13" draw:text-style-name="P2" draw:layer="layout" svg:x1="8.746cm" svg:y1="13.656cm" svg:x2="8.746cm" svg:y2="14.205cm">
          <text:p/>
        </draw:line>
        <draw:line draw:style-name="gr13" draw:text-style-name="P2" draw:layer="layout" svg:x1="8.741cm" svg:y1="14.201cm" svg:x2="8.747cm" svg:y2="14.206cm">
          <text:p/>
        </draw:line>
        <draw:line draw:style-name="gr13" draw:text-style-name="P2" draw:layer="layout" svg:x1="11.101cm" svg:y1="13.656cm" svg:x2="11.101cm" svg:y2="14.205cm">
          <text:p/>
        </draw:line>
        <draw:line draw:style-name="gr13" draw:text-style-name="P2" draw:layer="layout" svg:x1="10.418cm" svg:y1="14.482cm" svg:x2="10.688cm" svg:y2="14.482cm">
          <text:p/>
        </draw:line>
        <draw:line draw:style-name="gr13" draw:text-style-name="P2" draw:layer="layout" svg:x1="10.758cm" svg:y1="14.276cm" svg:x2="10.829cm" svg:y2="14.204cm">
          <text:p/>
        </draw:line>
        <draw:line draw:style-name="gr13" draw:text-style-name="P2" draw:layer="layout" svg:x1="9.597cm" svg:y1="14.482cm" svg:x2="10.413cm" svg:y2="14.482cm">
          <text:p/>
        </draw:line>
        <draw:polyline draw:style-name="gr13" draw:text-style-name="P2" draw:layer="layout" svg:width="0cm" svg:height="0cm" svg:x="9.597cm" svg:y="14.482cm" svg:viewBox="0 0 0 0" draw:points="0,0">
          <text:p/>
        </draw:polyline>
        <draw:line draw:style-name="gr13" draw:text-style-name="P2" draw:layer="layout" svg:x1="10.828cm" svg:y1="14.204cm" svg:x2="11.089cm" svg:y2="14.204cm">
          <text:p/>
        </draw:line>
        <draw:line draw:style-name="gr13" draw:text-style-name="P2" draw:layer="layout" svg:x1="10.688cm" svg:y1="14.483cm" svg:x2="10.759cm" svg:y2="14.412cm">
          <text:p/>
        </draw:line>
        <draw:line draw:style-name="gr13" draw:text-style-name="P2" draw:layer="layout" svg:x1="10.758cm" svg:y1="14.412cm" svg:x2="10.758cm" svg:y2="14.275cm">
          <text:p/>
        </draw:line>
        <draw:line draw:style-name="gr13" draw:text-style-name="P2" draw:layer="layout" svg:x1="11.084cm" svg:y1="16.584cm" svg:x2="10.814cm" svg:y2="16.584cm">
          <text:p/>
        </draw:line>
        <draw:line draw:style-name="gr13" draw:text-style-name="P2" draw:layer="layout" svg:x1="11.101cm" svg:y1="16.594cm" svg:x2="11.101cm" svg:y2="17.197cm">
          <text:p/>
        </draw:line>
        <draw:line draw:style-name="gr13" draw:text-style-name="P2" draw:layer="layout" svg:x1="10.745cm" svg:y1="16.513cm" svg:x2="10.745cm" svg:y2="16.377cm">
          <text:p/>
        </draw:line>
        <draw:line draw:style-name="gr13" draw:text-style-name="P2" draw:layer="layout" svg:x1="9.597cm" svg:y1="16.292cm" svg:x2="10.413cm" svg:y2="16.292cm">
          <text:p/>
        </draw:line>
        <draw:line draw:style-name="gr13" draw:text-style-name="P2" draw:layer="layout" svg:x1="10.674cm" svg:y1="16.306cm" svg:x2="10.413cm" svg:y2="16.306cm">
          <text:p/>
        </draw:line>
        <draw:line draw:style-name="gr13" draw:text-style-name="P2" draw:layer="layout" svg:x1="10.746cm" svg:y1="16.378cm" svg:x2="10.674cm" svg:y2="16.306cm">
          <text:p/>
        </draw:line>
        <draw:line draw:style-name="gr13" draw:text-style-name="P2" draw:layer="layout" svg:x1="10.815cm" svg:y1="16.585cm" svg:x2="10.745cm" svg:y2="16.513cm">
          <text:p/>
        </draw:line>
        <draw:line draw:style-name="gr13" draw:text-style-name="P2" draw:layer="layout" svg:x1="8.311cm" svg:y1="16.327cm" svg:x2="8.05cm" svg:y2="16.327cm">
          <text:p/>
        </draw:line>
        <draw:line draw:style-name="gr13" draw:text-style-name="P2" draw:layer="layout" svg:x1="8.746cm" svg:y1="17.274cm" svg:x2="8.746cm" svg:y2="16.678cm">
          <text:p/>
        </draw:line>
        <draw:line draw:style-name="gr13" draw:text-style-name="P2" draw:layer="layout" svg:x1="8.453cm" svg:y1="16.606cm" svg:x2="8.382cm" svg:y2="16.535cm">
          <text:p/>
        </draw:line>
        <draw:line draw:style-name="gr13" draw:text-style-name="P2" draw:layer="layout" svg:x1="8.722cm" svg:y1="16.605cm" svg:x2="8.452cm" svg:y2="16.605cm">
          <text:p/>
        </draw:line>
        <draw:line draw:style-name="gr13" draw:text-style-name="P2" draw:layer="layout" svg:x1="7.242cm" svg:y1="16.327cm" svg:x2="8.048cm" svg:y2="16.327cm">
          <text:p/>
        </draw:line>
        <draw:line draw:style-name="gr13" draw:text-style-name="P2" draw:layer="layout" svg:x1="8.382cm" svg:y1="16.535cm" svg:x2="8.382cm" svg:y2="16.397cm">
          <text:p/>
        </draw:line>
        <draw:line draw:style-name="gr13" draw:text-style-name="P2" draw:layer="layout" svg:x1="8.383cm" svg:y1="16.398cm" svg:x2="8.311cm" svg:y2="16.327cm">
          <text:p/>
        </draw:line>
        <draw:line draw:style-name="gr13" draw:text-style-name="P2" draw:layer="layout" svg:x1="13.462cm" svg:y1="16.793cm" svg:x2="13.462cm" svg:y2="16.338cm">
          <text:p/>
        </draw:line>
        <draw:line draw:style-name="gr13" draw:text-style-name="P2" draw:layer="layout" svg:x1="13.463cm" svg:y1="16.339cm" svg:x2="13.46cm" svg:y2="16.336cm">
          <text:p/>
        </draw:line>
        <draw:line draw:style-name="gr13" draw:text-style-name="P2" draw:layer="layout" svg:x1="13.827cm" svg:y1="15.918cm" svg:x2="14.119cm" svg:y2="15.918cm">
          <text:p/>
        </draw:line>
        <draw:line draw:style-name="gr13" draw:text-style-name="P2" draw:layer="layout" svg:x1="14.232cm" svg:y1="15.805cm" svg:x2="14.232cm" svg:y2="15.584cm">
          <text:p/>
        </draw:line>
        <draw:line draw:style-name="gr13" draw:text-style-name="P2" draw:layer="layout" svg:x1="14.119cm" svg:y1="15.919cm" svg:x2="14.233cm" svg:y2="15.805cm">
          <text:p/>
        </draw:line>
        <draw:line draw:style-name="gr13" draw:text-style-name="P2" draw:layer="layout" svg:x1="13.714cm" svg:y1="16.031cm" svg:x2="13.828cm" svg:y2="15.918cm">
          <text:p/>
        </draw:line>
        <draw:line draw:style-name="gr13" draw:text-style-name="P2" draw:layer="layout" svg:x1="13.714cm" svg:y1="16.336cm" svg:x2="13.714cm" svg:y2="16.03cm">
          <text:p/>
        </draw:line>
        <draw:line draw:style-name="gr13" draw:text-style-name="P2" draw:layer="layout" svg:x1="14.645cm" svg:y1="15.942cm" svg:x2="14.548cm" svg:y2="15.942cm">
          <text:p/>
        </draw:line>
        <draw:line draw:style-name="gr13" draw:text-style-name="P2" draw:layer="layout" svg:x1="14.735cm" svg:y1="15.853cm" svg:x2="14.645cm" svg:y2="15.943cm">
          <text:p/>
        </draw:line>
        <draw:line draw:style-name="gr13" draw:text-style-name="P2" draw:layer="layout" svg:x1="14.549cm" svg:y1="15.942cm" svg:x2="14.486cm" svg:y2="16.005cm">
          <text:p/>
        </draw:line>
        <draw:line draw:style-name="gr13" draw:text-style-name="P2" draw:layer="layout" svg:x1="14.488cm" svg:y1="16.005cm" svg:x2="14.488cm" svg:y2="16.34cm">
          <text:p/>
        </draw:line>
        <draw:line draw:style-name="gr13" draw:text-style-name="P2" draw:layer="layout" svg:x1="14.734cm" svg:y1="15.595cm" svg:x2="14.734cm" svg:y2="15.853cm">
          <text:p/>
        </draw:line>
        <draw:line draw:style-name="gr13" draw:text-style-name="P2" draw:layer="layout" svg:x1="14.488cm" svg:y1="16.335cm" svg:x2="14.484cm" svg:y2="16.337cm">
          <text:p/>
        </draw:line>
        <draw:line draw:style-name="gr13" draw:text-style-name="P2" draw:layer="layout" svg:x1="14.23cm" svg:y1="16.787cm" svg:x2="14.233cm" svg:y2="16.79cm">
          <text:p/>
        </draw:line>
        <draw:line draw:style-name="gr13" draw:text-style-name="P2" draw:layer="layout" svg:x1="14.23cm" svg:y1="16.336cm" svg:x2="14.23cm" svg:y2="16.787cm">
          <text:p/>
        </draw:line>
        <draw:line draw:style-name="gr13" draw:text-style-name="P2" draw:layer="layout" svg:x1="15.253cm" svg:y1="16.336cm" svg:x2="15.253cm" svg:y2="16.785cm">
          <text:p/>
        </draw:line>
        <draw:line draw:style-name="gr13" draw:text-style-name="P2" draw:layer="layout" svg:x1="15.248cm" svg:y1="16.342cm" svg:x2="15.254cm" svg:y2="16.336cm">
          <text:p/>
        </draw:line>
        <draw:line draw:style-name="gr13" draw:text-style-name="P2" draw:layer="layout" svg:x1="15.254cm" svg:y1="16.785cm" svg:x2="15.248cm" svg:y2="16.791cm">
          <text:p/>
        </draw:line>
        <draw:line draw:style-name="gr13" draw:text-style-name="P2" draw:layer="layout" svg:x1="15.247cm" svg:y1="15.929cm" svg:x2="15.247cm" svg:y2="15.595cm">
          <text:p/>
        </draw:line>
        <draw:line draw:style-name="gr13" draw:text-style-name="P2" draw:layer="layout" svg:x1="14.994cm" svg:y1="16.33cm" svg:x2="15cm" svg:y2="16.337cm">
          <text:p/>
        </draw:line>
        <draw:line draw:style-name="gr13" draw:text-style-name="P2" draw:layer="layout" svg:x1="15.001cm" svg:y1="16.339cm" svg:x2="15.001cm" svg:y2="16.083cm">
          <text:p/>
        </draw:line>
        <draw:line draw:style-name="gr13" draw:text-style-name="P2" draw:layer="layout" svg:x1="15.008cm" svg:y1="16.344cm" svg:x2="15cm" svg:y2="16.336cm">
          <text:p/>
        </draw:line>
        <draw:line draw:style-name="gr13" draw:text-style-name="P2" draw:layer="layout" svg:x1="15.187cm" svg:y1="15.993cm" svg:x2="15.249cm" svg:y2="15.932cm">
          <text:p/>
        </draw:line>
        <draw:line draw:style-name="gr13" draw:text-style-name="P2" draw:layer="layout" svg:x1="15.09cm" svg:y1="15.992cm" svg:x2="15.187cm" svg:y2="15.992cm">
          <text:p/>
        </draw:line>
        <draw:line draw:style-name="gr13" draw:text-style-name="P2" draw:layer="layout" svg:x1="15.001cm" svg:y1="16.084cm" svg:x2="15.091cm" svg:y2="15.992cm">
          <text:p/>
        </draw:line>
        <draw:line draw:style-name="gr13" draw:text-style-name="P2" draw:layer="layout" svg:x1="13.978cm" svg:y1="14.046cm" svg:x2="13.978cm" svg:y2="13.514cm">
          <text:p/>
        </draw:line>
        <draw:line draw:style-name="gr13" draw:text-style-name="P2" draw:layer="layout" svg:x1="14.389cm" svg:y1="14.45cm" svg:x2="14.291cm" svg:y2="14.45cm">
          <text:p/>
        </draw:line>
        <draw:line draw:style-name="gr13" draw:text-style-name="P2" draw:layer="layout" svg:x1="14.292cm" svg:y1="14.451cm" svg:x2="14.231cm" svg:y2="14.389cm">
          <text:p/>
        </draw:line>
        <draw:line draw:style-name="gr13" draw:text-style-name="P2" draw:layer="layout" svg:x1="14.478cm" svg:y1="14.798cm" svg:x2="14.478cm" svg:y2="14.541cm">
          <text:p/>
        </draw:line>
        <draw:line draw:style-name="gr13" draw:text-style-name="P2" draw:layer="layout" svg:x1="14.479cm" svg:y1="14.542cm" svg:x2="14.389cm" svg:y2="14.45cm">
          <text:p/>
        </draw:line>
        <draw:line draw:style-name="gr13" draw:text-style-name="P2" draw:layer="layout" svg:x1="14.232cm" svg:y1="14.387cm" svg:x2="14.232cm" svg:y2="14.053cm">
          <text:p/>
        </draw:line>
        <draw:line draw:style-name="gr13" draw:text-style-name="P2" draw:layer="layout" svg:x1="14.999cm" svg:y1="13.515cm" svg:x2="14.999cm" svg:y2="14.044cm">
          <text:p/>
        </draw:line>
        <draw:line draw:style-name="gr13" draw:text-style-name="P2" draw:layer="layout" svg:x1="14.999cm" svg:y1="14.044cm" svg:x2="15.004cm" svg:y2="14.047cm">
          <text:p/>
        </draw:line>
        <draw:line draw:style-name="gr13" draw:text-style-name="P2" draw:layer="layout" svg:x1="14.807cm" svg:y1="14.444cm" svg:x2="14.746cm" svg:y2="14.383cm">
          <text:p/>
        </draw:line>
        <draw:line draw:style-name="gr13" draw:text-style-name="P2" draw:layer="layout" svg:x1="14.748cm" svg:y1="14.38cm" svg:x2="14.748cm" svg:y2="14.046cm">
          <text:p/>
        </draw:line>
        <draw:line draw:style-name="gr13" draw:text-style-name="P2" draw:layer="layout" svg:x1="14.994cm" svg:y1="14.79cm" svg:x2="14.994cm" svg:y2="14.534cm">
          <text:p/>
        </draw:line>
        <draw:line draw:style-name="gr13" draw:text-style-name="P2" draw:layer="layout" svg:x1="14.995cm" svg:y1="14.535cm" svg:x2="14.904cm" svg:y2="14.443cm">
          <text:p/>
        </draw:line>
        <draw:line draw:style-name="gr13" draw:text-style-name="P2" draw:layer="layout" svg:x1="14.904cm" svg:y1="14.443cm" svg:x2="14.806cm" svg:y2="14.443cm">
          <text:p/>
        </draw:line>
        <draw:line draw:style-name="gr13" draw:text-style-name="P2" draw:layer="layout" svg:x1="14.746cm" svg:y1="14.384cm" svg:x2="14.749cm" svg:y2="14.38cm">
          <text:p/>
        </draw:line>
        <draw:line draw:style-name="gr13" draw:text-style-name="P2" draw:layer="layout" svg:x1="15.767cm" svg:y1="14.042cm" svg:x2="15.773cm" svg:y2="14.047cm">
          <text:p/>
        </draw:line>
        <draw:line draw:style-name="gr13" draw:text-style-name="P2" draw:layer="layout" svg:x1="15.767cm" svg:y1="13.511cm" svg:x2="15.767cm" svg:y2="14.042cm">
          <text:p/>
        </draw:line>
        <draw:line draw:style-name="gr13" draw:text-style-name="P2" draw:layer="layout" svg:x1="15.502cm" svg:y1="14.79cm" svg:x2="15.502cm" svg:y2="14.062cm">
          <text:p/>
        </draw:line>
        <draw:line draw:style-name="gr13" draw:text-style-name="P2" draw:layer="layout" svg:x1="15.502cm" svg:y1="14.063cm" svg:x2="15.519cm" svg:y2="14.046cm">
          <text:p/>
        </draw:line>
        <draw:line draw:style-name="gr13" draw:text-style-name="P2" draw:layer="layout" svg:x1="15.857cm" svg:y1="14.943cm" svg:x2="15.858cm" svg:y2="14.943cm">
          <text:p/>
        </draw:line>
        <draw:line draw:style-name="gr13" draw:text-style-name="P2" draw:layer="layout" svg:x1="15.794cm" svg:y1="15.007cm" svg:x2="15.365cm" svg:y2="15.007cm">
          <text:p/>
        </draw:line>
        <draw:line draw:style-name="gr13" draw:text-style-name="P2" draw:layer="layout" svg:x1="16.239cm" svg:y1="14.762cm" svg:x2="16.239cm" svg:y2="13.139cm">
          <text:p/>
        </draw:line>
        <draw:line draw:style-name="gr13" draw:text-style-name="P2" draw:layer="layout" svg:x1="15.857cm" svg:y1="14.778cm" svg:x2="15.857cm" svg:y2="14.943cm">
          <text:p/>
        </draw:line>
        <draw:line draw:style-name="gr13" draw:text-style-name="P2" draw:layer="layout" svg:x1="14.315cm" svg:y1="15.319cm" svg:x2="14.041cm" svg:y2="15.319cm">
          <text:p/>
        </draw:line>
        <draw:line draw:style-name="gr13" draw:text-style-name="P2" draw:layer="layout" svg:x1="14.862cm" svg:y1="15.14cm" svg:x2="14.767cm" svg:y2="15.236cm">
          <text:p/>
        </draw:line>
        <draw:line draw:style-name="gr13" draw:text-style-name="P2" draw:layer="layout" svg:x1="16.24cm" svg:y1="13.14cm" svg:x2="16.23cm" svg:y2="13.13cm">
          <text:p/>
        </draw:line>
        <draw:line draw:style-name="gr13" draw:text-style-name="P2" draw:layer="layout" svg:x1="14.042cm" svg:y1="15.319cm" svg:x2="13.977cm" svg:y2="15.384cm">
          <text:p/>
        </draw:line>
        <draw:line draw:style-name="gr13" draw:text-style-name="P2" draw:layer="layout" svg:x1="15.366cm" svg:y1="15.007cm" svg:x2="15.232cm" svg:y2="15.141cm">
          <text:p/>
        </draw:line>
        <draw:line draw:style-name="gr13" draw:text-style-name="P2" draw:layer="layout" svg:x1="16.239cm" svg:y1="14.707cm" svg:x2="15.928cm" svg:y2="14.707cm">
          <text:p/>
        </draw:line>
        <draw:line draw:style-name="gr13" draw:text-style-name="P2" draw:layer="layout" svg:x1="16.23cm" svg:y1="14.753cm" svg:x2="16.24cm" svg:y2="14.763cm">
          <text:p/>
        </draw:line>
        <draw:line draw:style-name="gr13" draw:text-style-name="P2" draw:layer="layout" svg:x1="15.929cm" svg:y1="14.707cm" svg:x2="15.857cm" svg:y2="14.779cm">
          <text:p/>
        </draw:line>
        <draw:line draw:style-name="gr13" draw:text-style-name="P2" draw:layer="layout" svg:x1="13.977cm" svg:y1="15.383cm" svg:x2="13.977cm" svg:y2="15.561cm">
          <text:p/>
        </draw:line>
        <draw:line draw:style-name="gr13" draw:text-style-name="P2" draw:layer="layout" svg:x1="15.859cm" svg:y1="14.943cm" svg:x2="15.794cm" svg:y2="15.008cm">
          <text:p/>
        </draw:line>
        <draw:line draw:style-name="gr13" draw:text-style-name="P2" draw:layer="layout" svg:x1="14.4cm" svg:y1="15.235cm" svg:x2="14.315cm" svg:y2="15.32cm">
          <text:p/>
        </draw:line>
        <draw:line draw:style-name="gr13" draw:text-style-name="P2" draw:layer="layout" svg:x1="15.232cm" svg:y1="15.14cm" svg:x2="14.861cm" svg:y2="15.14cm">
          <text:p/>
        </draw:line>
        <draw:line draw:style-name="gr13" draw:text-style-name="P2" draw:layer="layout" svg:x1="14.767cm" svg:y1="15.235cm" svg:x2="14.399cm" svg:y2="15.235cm">
          <text:p/>
        </draw:line>
        <draw:line draw:style-name="gr13" draw:text-style-name="P2" draw:layer="layout" svg:x1="14.818cm" svg:y1="15.338cm" svg:x2="14.913cm" svg:y2="15.243cm">
          <text:p/>
        </draw:line>
        <draw:line draw:style-name="gr13" draw:text-style-name="P2" draw:layer="layout" svg:x1="14.485cm" svg:y1="15.402cm" svg:x2="14.55cm" svg:y2="15.337cm">
          <text:p/>
        </draw:line>
        <draw:line draw:style-name="gr13" draw:text-style-name="P2" draw:layer="layout" svg:x1="16.238cm" svg:y1="15.224cm" svg:x2="16.449cm" svg:y2="15.224cm">
          <text:p/>
        </draw:line>
        <draw:line draw:style-name="gr13" draw:text-style-name="P2" draw:layer="layout" svg:x1="14.912cm" svg:y1="15.243cm" svg:x2="15.955cm" svg:y2="15.243cm">
          <text:p/>
        </draw:line>
        <draw:line draw:style-name="gr13" draw:text-style-name="P2" draw:layer="layout" svg:x1="15.955cm" svg:y1="15.244cm" svg:x2="15.982cm" svg:y2="15.216cm">
          <text:p/>
        </draw:line>
        <draw:line draw:style-name="gr13" draw:text-style-name="P2" draw:layer="layout" svg:x1="16.449cm" svg:y1="15.225cm" svg:x2="16.536cm" svg:y2="15.138cm">
          <text:p/>
        </draw:line>
        <draw:line draw:style-name="gr13" draw:text-style-name="P2" draw:layer="layout" svg:x1="14.485cm" svg:y1="15.579cm" svg:x2="14.485cm" svg:y2="15.401cm">
          <text:p/>
        </draw:line>
        <draw:line draw:style-name="gr13" draw:text-style-name="P2" draw:layer="layout" svg:x1="14.549cm" svg:y1="15.337cm" svg:x2="14.818cm" svg:y2="15.337cm">
          <text:p/>
        </draw:line>
        <draw:line draw:style-name="gr13" draw:text-style-name="P2" draw:layer="layout" svg:x1="16.535cm" svg:y1="15.138cm" svg:x2="16.535cm" svg:y2="13.13cm">
          <text:p/>
        </draw:line>
        <draw:line draw:style-name="gr13" draw:text-style-name="P2" draw:layer="layout" svg:x1="15.981cm" svg:y1="15.216cm" svg:x2="16.239cm" svg:y2="15.216cm">
          <text:p/>
        </draw:line>
        <draw:line draw:style-name="gr13" draw:text-style-name="P2" draw:layer="layout" svg:x1="15.991cm" svg:y1="15.484cm" svg:x2="15.85cm" svg:y2="15.344cm">
          <text:p/>
        </draw:line>
        <draw:line draw:style-name="gr13" draw:text-style-name="P2" draw:layer="layout" svg:x1="16.179cm" svg:y1="15.483cm" svg:x2="15.99cm" svg:y2="15.483cm">
          <text:p/>
        </draw:line>
        <draw:line draw:style-name="gr13" draw:text-style-name="P2" draw:layer="layout" svg:x1="14.992cm" svg:y1="15.409cm" svg:x2="15.057cm" svg:y2="15.344cm">
          <text:p/>
        </draw:line>
        <draw:line draw:style-name="gr13" draw:text-style-name="P2" draw:layer="layout" svg:x1="16.629cm" svg:y1="15.609cm" svg:x2="16.629cm" svg:y2="13.56cm">
          <text:p/>
        </draw:line>
        <draw:line draw:style-name="gr13" draw:text-style-name="P2" draw:layer="layout" svg:x1="16.628cm" svg:y1="13.561cm" svg:x2="16.835cm" svg:y2="13.354cm">
          <text:p/>
        </draw:line>
        <draw:line draw:style-name="gr13" draw:text-style-name="P2" draw:layer="layout" svg:x1="16.512cm" svg:y1="15.727cm" svg:x2="16.63cm" svg:y2="15.609cm">
          <text:p/>
        </draw:line>
        <draw:line draw:style-name="gr13" draw:text-style-name="P2" draw:layer="layout" svg:x1="16.629cm" svg:y1="13.56cm" svg:x2="16.628cm" svg:y2="13.56cm">
          <text:p/>
        </draw:line>
        <draw:line draw:style-name="gr13" draw:text-style-name="P2" draw:layer="layout" svg:x1="16.239cm" svg:y1="15.724cm" svg:x2="16.239cm" svg:y2="15.543cm">
          <text:p/>
        </draw:line>
        <draw:line draw:style-name="gr13" draw:text-style-name="P2" draw:layer="layout" svg:x1="16.241cm" svg:y1="15.783cm" svg:x2="16.239cm" svg:y2="15.779cm">
          <text:p/>
        </draw:line>
        <draw:line draw:style-name="gr13" draw:text-style-name="P2" draw:layer="layout" svg:x1="16.834cm" svg:y1="13.354cm" svg:x2="16.834cm" svg:y2="13.142cm">
          <text:p/>
        </draw:line>
        <draw:line draw:style-name="gr13" draw:text-style-name="P2" draw:layer="layout" svg:x1="15.057cm" svg:y1="15.344cm" svg:x2="15.85cm" svg:y2="15.344cm">
          <text:p/>
        </draw:line>
        <draw:line draw:style-name="gr13" draw:text-style-name="P2" draw:layer="layout" svg:x1="16.24cm" svg:y1="15.544cm" svg:x2="16.179cm" svg:y2="15.483cm">
          <text:p/>
        </draw:line>
        <draw:line draw:style-name="gr13" draw:text-style-name="P2" draw:layer="layout" svg:x1="14.992cm" svg:y1="15.586cm" svg:x2="14.992cm" svg:y2="15.408cm">
          <text:p/>
        </draw:line>
        <draw:line draw:style-name="gr13" draw:text-style-name="P2" draw:layer="layout" svg:x1="16.236cm" svg:y1="15.726cm" svg:x2="16.512cm" svg:y2="15.726cm">
          <text:p/>
        </draw:line>
        <draw:line draw:style-name="gr13" draw:text-style-name="P2" draw:layer="layout" svg:x1="12.486cm" svg:y1="17.174cm" svg:x2="12.486cm" svg:y2="16.81cm">
          <text:p/>
        </draw:line>
        <draw:line draw:style-name="gr13" draw:text-style-name="P2" draw:layer="layout" svg:x1="14.168cm" svg:y1="15.035cm" svg:x2="14.233cm" svg:y2="14.97cm">
          <text:p/>
        </draw:line>
        <draw:line draw:style-name="gr13" draw:text-style-name="P2" draw:layer="layout" svg:x1="12.7cm" svg:y1="14.79cm" svg:x2="12.782cm" svg:y2="14.707cm">
          <text:p/>
        </draw:line>
        <draw:line draw:style-name="gr13" draw:text-style-name="P2" draw:layer="layout" svg:x1="13.675cm" svg:y1="14.97cm" svg:x2="13.74cm" svg:y2="15.035cm">
          <text:p/>
        </draw:line>
        <draw:line draw:style-name="gr13" draw:text-style-name="P2" draw:layer="layout" svg:x1="14.229cm" svg:y1="14.788cm" svg:x2="14.234cm" svg:y2="14.791cm">
          <text:p/>
        </draw:line>
        <draw:line draw:style-name="gr13" draw:text-style-name="P2" draw:layer="layout" svg:x1="13.096cm" svg:y1="14.707cm" svg:x2="13.61cm" svg:y2="14.707cm">
          <text:p/>
        </draw:line>
        <draw:line draw:style-name="gr13" draw:text-style-name="P2" draw:layer="layout" svg:x1="13.675cm" svg:y1="14.772cm" svg:x2="13.675cm" svg:y2="14.97cm">
          <text:p/>
        </draw:line>
        <draw:line draw:style-name="gr13" draw:text-style-name="P2" draw:layer="layout" svg:x1="13.61cm" svg:y1="14.707cm" svg:x2="13.676cm" svg:y2="14.773cm">
          <text:p/>
        </draw:line>
        <draw:line draw:style-name="gr13" draw:text-style-name="P2" draw:layer="layout" svg:x1="14.232cm" svg:y1="14.97cm" svg:x2="14.232cm" svg:y2="14.79cm">
          <text:p/>
        </draw:line>
        <draw:line draw:style-name="gr13" draw:text-style-name="P2" draw:layer="layout" svg:x1="13.739cm" svg:y1="15.034cm" svg:x2="14.168cm" svg:y2="15.034cm">
          <text:p/>
        </draw:line>
        <draw:polyline draw:style-name="gr13" draw:text-style-name="P2" draw:layer="layout" svg:width="0cm" svg:height="0cm" svg:x="14.232cm" svg:y="14.79cm" svg:viewBox="0 0 0 0" draw:points="0,0">
          <text:p/>
        </draw:polyline>
        <draw:line draw:style-name="gr13" draw:text-style-name="P2" draw:layer="layout" svg:x1="12.486cm" svg:y1="16.811cm" svg:x2="12.701cm" svg:y2="16.597cm">
          <text:p/>
        </draw:line>
        <draw:line draw:style-name="gr13" draw:text-style-name="P2" draw:layer="layout" svg:x1="12.7cm" svg:y1="16.597cm" svg:x2="12.7cm" svg:y2="14.789cm">
          <text:p/>
        </draw:line>
        <draw:line draw:style-name="gr13" draw:text-style-name="P2" draw:layer="layout" svg:x1="12.781cm" svg:y1="14.707cm" svg:x2="13.096cm" svg:y2="14.707cm">
          <text:p/>
        </draw:line>
        <draw:line draw:style-name="gr13" draw:text-style-name="P2" draw:layer="layout" svg:x1="14.302cm" svg:y1="15.044cm" svg:x2="14.215cm" svg:y2="15.131cm">
          <text:p/>
        </draw:line>
        <draw:line draw:style-name="gr13" draw:text-style-name="P2" draw:layer="layout" svg:x1="13.091cm" svg:y1="15.211cm" svg:x2="12.88cm" svg:y2="15.211cm">
          <text:p/>
        </draw:line>
        <draw:line draw:style-name="gr13" draw:text-style-name="P2" draw:layer="layout" svg:x1="13.427cm" svg:y1="15.13cm" svg:x2="13.34cm" svg:y2="15.218cm">
          <text:p/>
        </draw:line>
        <draw:line draw:style-name="gr13" draw:text-style-name="P2" draw:layer="layout" svg:x1="13.342cm" svg:y1="15.218cm" svg:x2="13.338cm" svg:y2="15.216cm">
          <text:p/>
        </draw:line>
        <draw:line draw:style-name="gr13" draw:text-style-name="P2" draw:layer="layout" svg:x1="12.881cm" svg:y1="15.211cm" svg:x2="12.79cm" svg:y2="15.301cm">
          <text:p/>
        </draw:line>
        <draw:line draw:style-name="gr13" draw:text-style-name="P2" draw:layer="layout" svg:x1="14.215cm" svg:y1="15.13cm" svg:x2="13.426cm" svg:y2="15.13cm">
          <text:p/>
        </draw:line>
        <draw:line draw:style-name="gr13" draw:text-style-name="P2" draw:layer="layout" svg:x1="14.676cm" svg:y1="15.044cm" svg:x2="14.301cm" svg:y2="15.044cm">
          <text:p/>
        </draw:line>
        <draw:line draw:style-name="gr13" draw:text-style-name="P2" draw:layer="layout" svg:x1="14.74cm" svg:y1="14.8cm" svg:x2="14.74cm" svg:y2="14.98cm">
          <text:p/>
        </draw:line>
        <draw:line draw:style-name="gr13" draw:text-style-name="P2" draw:layer="layout" svg:x1="14.741cm" svg:y1="14.98cm" svg:x2="14.676cm" svg:y2="15.045cm">
          <text:p/>
        </draw:line>
        <draw:line draw:style-name="gr13" draw:text-style-name="P2" draw:layer="layout" svg:x1="12.79cm" svg:y1="15.3cm" svg:x2="12.79cm" svg:y2="17.174cm">
          <text:p/>
        </draw:line>
        <draw:line draw:style-name="gr13" draw:text-style-name="P2" draw:layer="layout" svg:x1="13.338cm" svg:y1="15.216cm" svg:x2="13.096cm" svg:y2="15.216cm">
          <text:p/>
        </draw:line>
        <draw:line draw:style-name="gr13" draw:text-style-name="P2" draw:layer="layout" svg:x1="13.096cm" svg:y1="15.724cm" svg:x2="13.096cm" svg:y2="17.174cm">
          <text:p/>
        </draw:line>
        <draw:line draw:style-name="gr13" draw:text-style-name="P2" draw:layer="layout" svg:x1="14.266cm" svg:y1="15.227cm" svg:x2="13.473cm" svg:y2="15.227cm">
          <text:p/>
        </draw:line>
        <draw:line draw:style-name="gr13" draw:text-style-name="P2" draw:layer="layout" svg:x1="13.265cm" svg:y1="15.434cm" svg:x2="13.166cm" svg:y2="15.434cm">
          <text:p/>
        </draw:line>
        <draw:line draw:style-name="gr13" draw:text-style-name="P2" draw:layer="layout" svg:x1="13.096cm" svg:y1="15.505cm" svg:x2="13.096cm" svg:y2="15.724cm">
          <text:p/>
        </draw:line>
        <draw:line draw:style-name="gr13" draw:text-style-name="P2" draw:layer="layout" svg:x1="14.723cm" svg:y1="15.138cm" svg:x2="14.356cm" svg:y2="15.138cm">
          <text:p/>
        </draw:line>
        <draw:line draw:style-name="gr13" draw:text-style-name="P2" draw:layer="layout" svg:x1="14.357cm" svg:y1="15.138cm" svg:x2="14.266cm" svg:y2="15.228cm">
          <text:p/>
        </draw:line>
        <draw:line draw:style-name="gr13" draw:text-style-name="P2" draw:layer="layout" svg:x1="13.474cm" svg:y1="15.227cm" svg:x2="13.265cm" svg:y2="15.435cm">
          <text:p/>
        </draw:line>
        <draw:line draw:style-name="gr13" draw:text-style-name="P2" draw:layer="layout" svg:x1="15.248cm" svg:y1="14.798cm" svg:x2="15.248cm" svg:y2="14.976cm">
          <text:p/>
        </draw:line>
        <draw:line draw:style-name="gr13" draw:text-style-name="P2" draw:layer="layout" svg:x1="14.821cm" svg:y1="15.041cm" svg:x2="14.723cm" svg:y2="15.139cm">
          <text:p/>
        </draw:line>
        <draw:line draw:style-name="gr13" draw:text-style-name="P2" draw:layer="layout" svg:x1="13.167cm" svg:y1="15.434cm" svg:x2="13.096cm" svg:y2="15.506cm">
          <text:p/>
        </draw:line>
        <draw:line draw:style-name="gr13" draw:text-style-name="P2" draw:layer="layout" svg:x1="15.185cm" svg:y1="15.041cm" svg:x2="14.82cm" svg:y2="15.041cm">
          <text:p/>
        </draw:line>
        <draw:line draw:style-name="gr13" draw:text-style-name="P2" draw:layer="layout" svg:x1="15.249cm" svg:y1="14.976cm" svg:x2="15.185cm" svg:y2="15.042cm">
          <text:p/>
        </draw:line>
        <draw:line draw:style-name="gr13" draw:text-style-name="P2" draw:layer="layout" svg:x1="5.993cm" svg:y1="16.534cm" svg:x2="5.993cm" svg:y2="16.396cm">
          <text:p/>
        </draw:line>
        <draw:line draw:style-name="gr13" draw:text-style-name="P2" draw:layer="layout" svg:x1="6.333cm" svg:y1="16.603cm" svg:x2="6.063cm" svg:y2="16.603cm">
          <text:p/>
        </draw:line>
        <draw:line draw:style-name="gr13" draw:text-style-name="P2" draw:layer="layout" svg:x1="4.884cm" svg:y1="16.327cm" svg:x2="5.656cm" svg:y2="16.327cm">
          <text:p/>
        </draw:line>
        <draw:line draw:style-name="gr13" draw:text-style-name="P2" draw:layer="layout" svg:x1="6.387cm" svg:y1="16.594cm" svg:x2="6.387cm" svg:y2="17.197cm">
          <text:p/>
        </draw:line>
        <draw:line draw:style-name="gr13" draw:text-style-name="P2" draw:layer="layout" svg:x1="6.064cm" svg:y1="16.604cm" svg:x2="5.993cm" svg:y2="16.534cm">
          <text:p/>
        </draw:line>
        <draw:line draw:style-name="gr13" draw:text-style-name="P2" draw:layer="layout" svg:x1="5.922cm" svg:y1="16.326cm" svg:x2="5.661cm" svg:y2="16.326cm">
          <text:p/>
        </draw:line>
        <draw:line draw:style-name="gr13" draw:text-style-name="P2" draw:layer="layout" svg:x1="5.994cm" svg:y1="16.397cm" svg:x2="5.922cm" svg:y2="16.326cm">
          <text:p/>
        </draw:line>
        <draw:polygon draw:style-name="gr11" draw:text-style-name="P1" draw:layer="layout" svg:width="0.808cm" svg:height="0.087cm" svg:x="14.085cm" svg:y="12.59cm" svg:viewBox="0 0 809 88" draw:points="799,2 806,7 809,16 809,25 806,33 803,35 803,36 787,52 773,69 768,78 762,84 754,88 751,88 58,88 49,86 42,80 41,78 35,68 31,62 22,51 6,35 1,27 0,18 3,9 9,3 17,0 20,0 790,0">
          <text:p/>
        </draw:polygon>
        <draw:polygon draw:style-name="gr11" draw:text-style-name="P1" draw:layer="layout" svg:width="0.554cm" svg:height="0.088cm" svg:x="15.104cm" svg:y="12.59cm" svg:viewBox="0 0 555 89" draw:points="544,2 551,7 555,15 555,24 551,32 549,34 536,48 523,65 515,79 509,85 501,89 498,89 60,89 51,87 44,81 42,79 37,69 23,52 7,36 7,34 2,28 0,20 2,11 7,4 15,0 20,0 535,0">
          <text:p/>
        </draw:polygon>
        <draw:polygon draw:style-name="gr11" draw:text-style-name="P1" draw:layer="layout" svg:width="1.158cm" svg:height="0.345cm" svg:x="16.042cm" svg:y="12.452cm" svg:viewBox="0 0 1159 346" draw:points="1148,2 1155,7 1159,15 1159,19 1159,326 1157,335 1152,342 1144,346 1135,346 1127,342 1125,340 926,140 918,135 914,132 904,128 900,126 891,124 886,123 104,123 95,121 90,118 6,34 1,26 0,17 3,9 9,3 18,0 20,0 1140,0">
          <text:p/>
        </draw:polygon>
        <draw:polygon draw:style-name="gr11" draw:text-style-name="P1" draw:layer="layout" svg:width="0.118cm" svg:height="0.144cm" svg:x="11.615cm" svg:y="12.836cm" svg:viewBox="0 0 119 145" draw:points="33,4 38,9 42,18 54,32 57,37 74,54 93,68 110,78 116,84 119,92 119,95 119,124 117,133 112,141 104,145 95,145 87,141 85,139 5,59 1,52 0,45 0,19 2,11 7,4 15,0 25,0">
          <text:p/>
        </draw:polygon>
        <draw:polygon draw:style-name="gr11" draw:text-style-name="P1" draw:layer="layout" svg:width="0.148cm" svg:height="0.22cm" svg:x="16.61cm" svg:y="13.223cm" svg:viewBox="0 0 149 221" draw:points="82,1 86,2 86,3 89,5 93,8 102,19 117,35 135,49 140,51 141,52 142,52 144,55 146,57 147,58 147,59 148,62 149,65 149,68 149,92 147,100 144,106 34,216 26,220 17,221 9,218 3,212 0,204 0,201 0,72 2,63 7,56 10,54 19,49 37,35 53,19 61,8 62,8 65,5 68,3 69,2 73,1 77,0 78,0">
          <text:p/>
        </draw:polygon>
        <draw:polygon draw:style-name="gr11" draw:text-style-name="P1" draw:layer="layout" svg:width="0.556cm" svg:height="0.05cm" svg:x="9.719cm" svg:y="14.557cm" svg:viewBox="0 0 557 51" draw:points="541,2 548,8 548,9 551,14 552,14 552,15 553,16 554,17 555,19 556,21 556,24 557,26 557,28 557,30 556,32 556,35 555,36 554,39 552,42 551,42 549,44 549,45 545,47 542,49 541,50 538,50 534,51 24,51 16,49 9,43 8,43 7,41 6,40 1,32 0,24 3,15 6,12 7,11 8,9 15,2 23,0 24,0 532,0">
          <text:p/>
        </draw:polygon>
        <draw:polygon draw:style-name="gr11" draw:text-style-name="P1" draw:layer="layout" svg:width="0.544cm" svg:height="0.05cm" svg:x="7.364cm" svg:y="14.557cm" svg:viewBox="0 0 545 51" draw:points="529,2 536,8 536,9 539,13 539,14 540,14 540,15 542,18 544,21 544,22 545,22 545,26 545,30 545,31 544,35 542,39 541,40 540,42 537,45 536,45 530,49 522,51 24,51 20,50 16,49 9,44 9,43 7,41 5,39 3,36 1,32 1,31 1,27 0,24 0,23 0,22 2,19 3,15 4,14 6,12 7,11 8,9 15,2 23,0 24,0 520,0">
          <text:p/>
        </draw:polygon>
        <draw:polygon draw:style-name="gr11" draw:text-style-name="P1" draw:layer="layout" svg:width="0.572cm" svg:height="0.049cm" svg:x="5.006cm" svg:y="14.558cm" svg:viewBox="0 0 573 50" draw:points="557,2 564,8 564,9 567,13 568,13 568,14 569,15 570,17 571,19 572,21 572,23 573,25 573,28 573,30 572,32 572,34 571,36 570,38 568,42 567,42 565,44 565,45 561,47 558,49 557,49 554,50 550,50 24,50 16,48 9,43 8,42 7,40 6,39 5,38 3,36 2,34 1,31 1,30 0,28 0,25 0,23 0,21 0,19 2,17 3,14 5,12 5,11 7,10 8,8 11,6 14,2 15,2 15,1 19,1 22,0 23,0 295,0 298,0 548,0">
          <text:p/>
        </draw:polygon>
        <draw:polygon draw:style-name="gr11" draw:text-style-name="P1" draw:layer="layout" svg:width="0.111cm" svg:height="0.047cm" svg:x="12.844cm" svg:y="14.585cm" svg:viewBox="0 0 112 48" draw:points="101,2 108,7 112,15 112,24 110,29 105,37 99,43 91,48 88,48 21,48 20,48 19,48 16,47 13,46 11,45 10,45 7,42 5,39 4,38 3,38 2,34 1,31 1,30 0,29 1,26 1,23 1,22 1,20 3,18 5,15 6,13 15,5 22,1 29,0 92,0">
          <text:p/>
        </draw:polygon>
        <draw:polygon draw:style-name="gr11" draw:text-style-name="P1" draw:layer="layout" svg:width="0.542cm" svg:height="0.215cm" svg:x="11.191cm" svg:y="14.677cm" svg:viewBox="0 0 543 216" draw:points="534,3 540,9 543,18 543,20 543,26 541,35 538,40 368,210 361,215 354,216 108,216 100,214 93,209 90,204 89,203 88,201 76,179 60,158 42,140 38,137 21,124 9,117 3,111 0,103 0,94 5,86 12,81 19,80 412,80 426,77 440,71 447,67 452,63 509,6 517,1 526,0">
          <text:p/>
        </draw:polygon>
        <draw:polygon draw:style-name="gr11" draw:text-style-name="P1" draw:layer="layout" svg:width="3.276cm" svg:height="2.342cm" svg:x="13.783cm" svg:y="12.59cm" svg:viewBox="0 0 3277 2343" draw:points="2157,2 2162,5 2265,108 2276,119 2288,127 2302,133 2316,136 3098,136 3107,138 3112,141 3272,301 3276,308 3277,315 3277,696 3275,705 3272,710 2974,1007 2970,1013 2969,1014 2966,1019 2960,1033 2960,1037 2959,1039 2957,1040 2956,1043 2955,1044 2953,1046 2951,1047 2950,1048 2947,1049 2945,1050 2943,1050 2941,1050 2939,1050 2937,1050 2935,1049 2932,1049 2931,1047 2929,1046 2927,1045 2925,1043 2924,1041 2923,1040 2922,1038 2921,1036 2921,1032 2921,1031 2921,1008 2923,1000 2926,994 3013,909 3110,812 3118,800 3124,786 3127,771 3127,757 3127,708 3129,699 3134,693 3136,691 3152,682 3170,668 3186,652 3199,635 3211,615 3219,595 3225,573 3228,551 3228,529 3225,507 3219,485 3211,465 3210,463 3199,445 3186,428 3170,412 3152,398 3133,387 3113,379 3091,373 3069,370 3047,370 3025,373 3003,379 2982,387 2962,398 2944,412 2929,428 2920,439 2913,444 2905,447 2896,445 2889,439 2888,439 2880,428 2864,412 2846,398 2827,387 2807,379 2785,373 2763,370 2741,370 2719,373 2697,379 2676,387 2657,398 2639,412 2624,428 2615,439 2608,444 2600,447 2591,445 2584,439 2583,439 2575,428 2559,412 2541,398 2522,387 2502,379 2480,373 2458,370 2436,370 2414,373 2392,379 2371,387 2352,398 2334,412 2319,428 2305,445 2294,465 2285,485 2280,507 2277,529 2277,551 2279,567 2280,573 2280,575 2285,595 2294,615 2305,635 2319,652 2334,668 2352,682 2362,687 2371,692 2377,698 2380,707 2380,710 2380,1953 2378,1962 2373,1969 2370,1971 2361,1976 2343,1990 2327,2006 2314,2023 2308,2033 2302,2039 2294,2043 2291,2043 2138,2043 2134,2044 2123,2046 2109,2051 2105,2054 2097,2060 2016,2141 2015,2142 2012,2147 2008,2153 2002,2167 1999,2181 1999,2315 1998,2319 1998,2322 1997,2323 1997,2324 1993,2329 1985,2338 1978,2342 1971,2343 1844,2343 1835,2341 1828,2336 1824,2328 1824,2319 1828,2311 1830,2309 1837,2303 1851,2283 1862,2261 1870,2238 1874,2214 1874,2189 1870,2168 1870,2165 1862,2142 1851,2120 1837,2100 1820,2083 1802,2070 1796,2064 1794,2055 1794,2054 1794,1647 1796,1638 1801,1631 1809,1628 1813,1627 1844,1627 1849,1627 1850,1626 1864,1621 1875,1613 1879,1608 1885,1602 1894,1600 1903,1602 1906,1604 1907,1605 1908,1605 1923,1613 1929,1616 1952,1623 1976,1627 2001,1627 2025,1623 2048,1616 2070,1605 2090,1590 2107,1573 2121,1553 2132,1532 2140,1508 2144,1484 2144,1430 2140,1406 2132,1381 2121,1360 2107,1340 2090,1323 2070,1308 2069,1308 2064,1303 2060,1295 2060,1291 2060,1068 2062,1060 2067,1053 2068,1052 2086,1039 2103,1022 2117,1002 2128,981 2136,957 2140,933 2140,909 2136,885 2128,861 2117,840 2103,820 2086,803 2078,798 2066,788 2057,784 2044,777 2021,770 2000,767 1997,766 1972,766 1969,766 1948,770 1925,777 1903,788 1883,803 1866,820 1852,840 1841,861 1833,885 1830,906 1829,909 1829,933 1830,940 1833,957 1841,981 1850,999 1852,1002 1860,1014 1866,1022 1883,1039 1885,1040 1901,1052 1907,1059 1909,1067 1909,1068 1909,1286 1907,1295 1902,1302 1894,1306 1885,1306 1877,1302 1875,1300 1864,1292 1850,1287 1844,1286 1625,1286 1619,1287 1605,1292 1594,1300 1585,1312 1580,1325 1579,1331 1579,1582 1580,1588 1585,1601 1594,1613 1601,1619 1605,1621 1619,1626 1625,1627 1633,1629 1640,1635 1643,1644 1643,1647 1643,2054 1641,2063 1636,2070 1635,2070 1617,2083 1606,2095 1598,2100 1589,2101 1581,2098 1577,2095 1566,2083 1553,2074 1546,2069 1536,2064 1524,2058 1501,2050 1480,2047 1477,2046 1452,2046 1449,2047 1428,2050 1405,2058 1383,2069 1382,2070 1363,2083 1352,2095 1344,2100 1335,2101 1327,2098 1323,2095 1312,2083 1294,2070 1288,2064 1286,2055 1286,2054 1286,1937 1285,1937 1283,1923 1277,1909 1269,1897 1258,1886 1168,1796 1161,1791 1156,1788 1144,1783 1142,1782 1133,1780 1128,1779 1063,1779 1060,1779 1056,1778 1055,1778 1054,1777 1049,1774 1045,1770 1041,1763 1040,1756 1040,1647 1042,1638 1047,1631 1055,1628 1059,1627 1074,1627 1079,1627 1080,1626 1094,1621 1105,1613 1109,1608 1115,1602 1124,1600 1133,1602 1136,1604 1137,1605 1138,1605 1153,1613 1159,1616 1182,1623 1206,1627 1231,1627 1255,1623 1278,1616 1300,1605 1320,1590 1337,1573 1351,1553 1362,1532 1370,1508 1374,1484 1374,1430 1370,1406 1362,1381 1351,1360 1337,1340 1320,1323 1304,1312 1300,1308 1299,1308 1293,1301 1291,1293 1291,1292 1291,1072 1293,1064 1299,1057 1299,1056 1317,1043 1334,1026 1349,1006 1360,985 1367,961 1371,937 1371,913 1367,889 1360,865 1349,844 1334,824 1317,807 1312,803 1297,792 1290,789 1276,781 1252,774 1232,771 1228,770 1204,770 1201,770 1180,774 1156,781 1135,792 1115,807 1098,824 1091,834 1084,843 1083,844 1072,865 1065,889 1061,913 1061,937 1065,961 1072,985 1081,1001 1083,1006 1093,1019 1098,1026 1115,1043 1116,1044 1133,1056 1139,1063 1141,1071 1141,1072 1141,1288 1139,1297 1133,1304 1125,1308 1117,1308 1109,1304 1106,1301 1105,1300 1094,1292 1080,1287 1074,1286 855,1286 849,1287 835,1292 824,1300 815,1312 810,1325 809,1331 809,1582 810,1588 815,1601 824,1613 831,1619 835,1621 849,1626 855,1627 870,1627 878,1629 885,1635 889,1643 889,1647 889,1774 889,1778 888,1784 887,1786 887,1801 888,1805 890,1815 893,1821 894,1825 896,1829 904,1841 965,1902 976,1913 988,1921 1002,1927 1016,1930 1081,1930 1090,1932 1095,1935 1130,1970 1134,1977 1135,1984 1135,2054 1133,2063 1128,2070 1127,2070 1109,2083 1098,2095 1090,2100 1081,2101 1073,2098 1069,2095 1058,2083 1045,2074 1038,2069 1028,2064 1016,2058 993,2050 972,2047 969,2046 944,2046 941,2047 920,2050 897,2058 875,2069 874,2070 855,2083 844,2095 836,2100 827,2101 819,2098 815,2095 804,2083 791,2074 784,2069 781,2068 775,2062 771,2054 771,2050 771,1944 770,1943 768,1930 762,1916 754,1904 743,1893 653,1803 652,1802 646,1798 641,1795 631,1791 627,1789 618,1787 613,1786 548,1786 545,1786 541,1785 540,1785 539,1784 534,1781 530,1777 526,1770 525,1763 525,1647 527,1638 532,1631 540,1628 544,1627 559,1627 564,1627 565,1626 579,1621 590,1613 599,1601 604,1588 605,1582 605,1331 604,1325 603,1323 599,1312 595,1306 590,1300 579,1292 565,1287 559,1286 340,1286 334,1287 320,1292 309,1300 306,1303 300,1309 291,1311 282,1310 275,1304 271,1296 271,1291 271,1071 273,1063 278,1056 279,1055 297,1042 314,1025 328,1005 339,984 347,960 351,936 351,912 347,888 339,864 328,843 314,823 297,806 288,800 277,791 270,788 255,780 232,773 211,770 208,769 183,769 180,769 159,773 136,780 114,791 94,806 77,823 63,843 52,864 44,888 40,912 40,936 44,960 52,984 54,988 63,1005 73,1019 77,1025 94,1042 97,1044 112,1055 118,1062 120,1070 120,1071 120,1294 118,1302 113,1309 112,1310 94,1323 77,1340 63,1360 52,1381 44,1406 40,1430 40,1484 44,1508 52,1532 58,1544 63,1553 73,1567 77,1573 94,1590 114,1605 136,1616 159,1623 183,1627 208,1627 232,1623 255,1616 277,1605 278,1604 286,1600 295,1601 302,1605 305,1608 309,1613 316,1618 320,1621 334,1626 340,1627 355,1627 363,1629 370,1635 374,1643 374,1647 374,1781 374,1785 374,1787 372,1793 372,1808 373,1810 375,1821 375,1822 381,1836 389,1848 461,1920 473,1928 487,1934 501,1937 516,1937 566,1937 575,1939 580,1942 615,1977 619,1984 620,1991 620,2059 620,2063 619,2067 618,2068 614,2074 613,2075 601,2083 589,2096 585,2098 582,2100 581,2100 577,2100 573,2101 572,2101 568,2099 565,2098 564,2097 563,2097 561,2095 550,2083 537,2074 530,2069 520,2064 508,2058 485,2050 464,2047 461,2046 436,2046 433,2047 412,2050 389,2058 367,2069 366,2070 347,2083 336,2095 328,2100 319,2101 311,2098 307,2095 296,2083 278,2070 272,2064 270,2055 270,2054 270,1992 268,1987 267,1978 264,1970 263,1969 261,1964 256,1957 254,1953 253,1952 163,1862 155,1857 151,1854 137,1848 128,1846 123,1845 46,1845 37,1843 32,1840 5,1813 1,1806 0,1799 0,797 2,788 5,783 254,534 260,526 262,522 264,516 268,508 268,505 271,494 271,327 273,318 278,311 281,309 290,304 308,290 324,274 337,257 339,254 343,247 349,241 357,237 360,237 1051,237 1060,239 1066,245 1068,247 1074,258 1079,264 1088,275 1104,291 1121,305 1141,316 1161,324 1183,330 1199,332 1205,333 1227,333 1249,330 1271,324 1291,316 1311,305 1328,291 1344,275 1358,258 1363,248 1369,242 1378,238 1381,238 1822,238 1831,240 1838,246 1840,248 1843,254 1856,271 1872,287 1890,301 1909,312 1930,320 1951,326 1969,329 1973,329 1996,329 2018,326 2039,320 2060,312 2079,301 2097,287 2113,271 2126,254 2137,234 2146,214 2152,192 2155,170 2155,148 2152,126 2146,104 2137,84 2126,64 2113,47 2100,34 2099,33 2098,32 2097,29 2095,26 2095,25 2094,24 2094,21 2094,17 2094,16 2094,15 2096,12 2097,9 2098,8 2098,7 2101,5 2103,3 2104,2 2105,2 2108,1 2111,0 2114,0 2148,0">
          <text:p/>
        </draw:polygon>
        <draw:polygon draw:style-name="gr11" draw:text-style-name="P1" draw:layer="layout" svg:width="0.1cm" svg:height="0.067cm" svg:x="14.052cm" svg:y="14.891cm" svg:viewBox="0 0 101 68" draw:points="64,3 68,6 79,18 91,26 93,27 95,30 98,33 98,35 99,35 100,39 101,42 101,43 101,44 100,47 100,51 100,52 99,52 95,59 91,63 84,67 77,68 20,68 11,66 4,61 0,53 0,44 4,36 8,31 28,18 39,6 47,1 56,0">
          <text:p/>
        </draw:polygon>
        <draw:polygon draw:style-name="gr11" draw:text-style-name="P1" draw:layer="layout" svg:width="0.668cm" svg:height="0.373cm" svg:x="13.236cm" svg:y="14.585cm" svg:viewBox="0 0 669 374" draw:points="633,2 638,5 662,29 666,36 667,43 667,58 665,67 660,74 659,74 641,87 624,104 610,124 599,146 591,169 589,183 587,194 587,219 591,243 599,266 604,276 610,288 621,302 624,308 641,325 660,338 666,345 669,354 667,362 662,370 654,374 649,374 543,374 540,374 536,373 535,373 534,372 529,369 520,360 516,353 515,346 515,180 514,177 513,171 512,165 506,151 502,145 498,139 422,64 414,58 410,55 399,51 396,50 386,48 381,47 24,47 23,47 21,47 18,46 15,45 14,44 13,43 11,41 8,39 7,37 2,29 0,21 1,12 6,5 14,0 20,0 382,0 397,0 460,0 547,0 562,0 624,0">
          <text:p/>
        </draw:polygon>
        <draw:polygon draw:style-name="gr11" draw:text-style-name="P1" draw:layer="layout" svg:width="0.118cm" svg:height="0.074cm" svg:x="15.055cm" svg:y="14.891cm" svg:viewBox="0 0 119 75" draw:points="71,1 73,1 75,2 77,3 81,6 87,12 92,18 96,20 110,31 116,38 119,46 117,56 113,62 105,70 98,74 91,75 21,75 11,73 4,68 0,60 0,50 4,42 11,37 14,35 21,32 41,18 52,6 54,5 56,3 58,2 60,1 62,1 64,0 67,0 69,0">
          <text:p/>
        </draw:polygon>
        <draw:polygon draw:style-name="gr11" draw:text-style-name="P1" draw:layer="layout" svg:width="0.117cm" svg:height="0.074cm" svg:x="14.815cm" svg:y="14.891cm" svg:viewBox="0 0 118 75" draw:points="63,3 67,6 78,18 98,32 101,34 107,37 114,42 118,51 118,60 114,68 107,74 98,75 20,75 17,75 15,75 13,74 11,73 9,72 7,71 6,69 4,68 3,66 2,64 1,62 0,60 0,56 0,47 2,38 7,31 8,31 27,18 38,6 46,1 55,0">
          <text:p/>
        </draw:polygon>
        <draw:polygon draw:style-name="gr11" draw:text-style-name="P1" draw:layer="layout" svg:width="0.123cm" svg:height="0.077cm" svg:x="14.541cm" svg:y="14.891cm" svg:viewBox="0 0 124 78" draw:points="76,1 78,1 80,2 82,3 86,7 93,13 98,19 100,20 116,32 122,38 124,47 124,48 124,50 122,59 119,64 110,73 103,77 96,78 20,78 11,76 4,71 0,63 0,54 4,46 11,41 14,39 26,33 46,19 57,7 59,5 61,3 63,2 65,1 67,1 69,0 72,0 74,0">
          <text:p/>
        </draw:polygon>
        <draw:polygon draw:style-name="gr11" draw:text-style-name="P1" draw:layer="layout" svg:width="0.123cm" svg:height="0.077cm" svg:x="14.307cm" svg:y="14.891cm" svg:viewBox="0 0 124 78" draw:points="62,3 66,7 78,19 98,33 105,36 113,41 120,46 124,55 124,63 120,71 113,77 104,78 19,78 17,78 15,78 13,77 11,76 9,75 7,74 6,72 4,71 3,69 2,67 1,65 0,63 0,59 0,48 2,39 7,32 8,32 26,19 37,7 45,1 54,0">
          <text:p/>
        </draw:polygon>
        <draw:polygon draw:style-name="gr11" draw:text-style-name="P1" draw:layer="layout" svg:width="2.176cm" svg:height="0.36cm" svg:x="6.479cm" svg:y="14.757cm" svg:viewBox="0 0 2177 361" draw:points="1378,2 1385,7 1389,15 1389,24 1385,32 1383,34 1377,40 1374,44 1363,59 1353,79 1346,101 1344,111 1342,123 1342,146 1343,147 1346,169 1353,191 1363,210 1363,211 1377,230 1393,247 1411,260 1432,270 1454,277 1457,278 1476,281 1659,281 1681,277 1703,270 1724,260 1742,247 1758,230 1772,211 1782,191 1789,169 1793,146 1793,123 1789,101 1782,79 1772,59 1758,40 1752,34 1747,26 1746,18 1749,9 1755,3 1763,0 1766,0 2158,0 2166,2 2173,7 2177,15 2177,24 2173,32 2168,37 2162,40 2156,44 2135,60 2117,78 2101,99 2088,122 2087,123 2082,130 2074,135 2069,135 2048,135 2045,136 2034,138 2029,140 2020,144 2016,146 2015,147 2008,152 1805,355 1798,360 1791,361 381,361 372,359 367,355 164,152 155,146 152,144 141,139 138,138 125,136 124,135 107,135 98,133 91,128 89,123 88,122 87,120 75,99 59,78 40,60 37,57 20,44 9,38 3,32 0,23 0,15 5,7 12,2 19,1 617,1 626,3 633,8 633,9 634,10 648,24 659,32 665,36 683,45 693,49 702,52 723,55 803,55 823,52 843,45 844,45 861,36 878,24 892,10 893,8 900,2 908,0 909,0 1369,0">
          <text:p/>
        </draw:polygon>
        <draw:polygon draw:style-name="gr11" draw:text-style-name="P1" draw:layer="layout" svg:width="2.174cm" svg:height="0.361cm" svg:x="8.836cm" svg:y="14.757cm" svg:viewBox="0 0 2175 362" draw:points="623,2 630,7 631,8 632,10 646,24 657,32 663,36 681,45 691,49 700,52 721,55 802,55 822,52 842,45 843,45 860,36 877,24 891,10 892,8 899,2 907,0 908,0 1379,0 1388,2 1395,7 1399,15 1399,24 1395,32 1393,34 1387,40 1384,44 1373,59 1363,79 1356,101 1354,111 1352,123 1352,146 1353,147 1356,169 1363,191 1373,210 1373,211 1387,230 1403,247 1421,260 1442,270 1464,277 1467,278 1486,281 1669,281 1691,277 1713,270 1734,260 1752,247 1768,230 1782,211 1792,191 1799,169 1803,146 1803,123 1799,101 1792,79 1782,59 1768,40 1762,34 1757,26 1756,18 1759,9 1765,3 1773,0 1776,0 2156,0 2164,2 2171,7 2175,15 2175,24 2171,32 2166,37 2160,40 2154,44 2133,60 2115,78 2099,99 2086,122 2085,122 2085,124 2080,131 2072,136 2066,136 2044,136 2041,137 2030,139 2022,143 2016,145 2012,147 2004,153 1801,356 1794,361 1787,362 377,362 368,360 363,356 160,153 152,147 150,146 148,145 134,139 123,137 120,136 109,136 100,134 93,129 90,124 89,122 76,99 60,78 42,60 38,57 21,44 9,37 3,31 0,23 0,14 5,6 12,1 19,0 615,0">
          <text:p/>
        </draw:polygon>
        <draw:polygon draw:style-name="gr11" draw:text-style-name="P1" draw:layer="layout" svg:width="1.121cm" svg:height="1.944cm" svg:x="15.339cm" svg:y="13.223cm" svg:viewBox="0 0 1122 1945" draw:points="1053,2 1060,8 1069,19 1084,35 1102,49 1112,54 1118,60 1121,69 1122,72 1122,1877 1120,1886 1116,1891 1086,1921 1083,1922 1081,1924 1080,1925 1079,1925 1072,1926 1070,1926 1061,1924 1054,1919 1052,1917 1052,1916 1049,1911 1042,1899 1037,1892 1029,1881 1013,1865 995,1852 976,1841 966,1836 955,1832 934,1826 912,1823 889,1823 867,1826 846,1832 825,1841 806,1852 788,1865 772,1881 759,1899 753,1909 747,1915 739,1918 736,1918 635,1918 632,1919 621,1921 615,1924 607,1927 599,1932 595,1935 590,1940 583,1944 576,1945 20,1945 11,1943 4,1938 0,1930 0,1921 4,1913 6,1911 51,1866 58,1862 65,1861 462,1861 476,1858 490,1852 495,1849 502,1844 565,1781 566,1780 577,1769 585,1757 591,1743 592,1739 594,1729 594,1714 593,1713 594,1713 593,1711 593,1595 594,1592 594,1589 595,1588 595,1586 599,1581 614,1566 622,1561 628,1560 736,1560 745,1562 752,1568 753,1570 759,1580 772,1597 788,1613 806,1627 823,1637 825,1638 846,1646 867,1652 887,1655 889,1655 912,1655 934,1652 955,1646 976,1638 993,1628 995,1627 1013,1613 1029,1597 1042,1580 1053,1560 1062,1540 1068,1518 1071,1496 1071,1474 1068,1452 1062,1430 1053,1410 1052,1408 1042,1390 1037,1384 1033,1379 1029,1373 1013,1357 995,1343 985,1338 979,1332 976,1323 976,1320 976,66 978,58 983,51 986,49 1004,35 1020,19 1028,8 1035,3 1044,0">
          <text:p/>
        </draw:polygon>
        <draw:polygon draw:style-name="gr11" draw:text-style-name="P1" draw:layer="layout" svg:width="0.85cm" svg:height="0.4cm" svg:x="12.775cm" svg:y="14.782cm" svg:viewBox="0 0 851 401" draw:points="165,2 172,8 173,10 179,20 192,37 208,53 226,67 243,77 245,78 266,86 287,92 307,95 309,95 332,95 354,92 375,86 396,78 413,68 415,67 433,53 449,37 462,20 463,19 468,10 474,4 482,0 485,0 797,0 800,1 803,1 804,2 805,2 811,6 820,15 824,22 825,29 825,195 828,209 834,223 837,228 842,235 846,239 847,240 848,243 850,246 850,247 851,248 851,252 851,255 851,256 851,257 849,260 848,263 847,264 847,265 844,267 842,269 841,270 840,271 837,271 833,272 831,272 644,272 641,273 630,275 616,282 614,283 612,285 604,290 540,354 533,358 526,359 485,359 476,357 469,352 468,350 462,340 457,333 449,322 433,306 415,293 396,282 386,277 375,272 354,266 332,263 309,263 287,266 266,272 245,282 226,293 208,306 192,322 179,340 176,345 170,351 162,355 159,355 97,355 94,356 83,358 75,361 69,363 62,368 60,370 57,372 34,395 26,400 17,401 9,398 3,392 0,383 0,381 0,46 0,43 1,39 1,38 2,37 5,32 31,6 39,1 45,0 156,0">
          <text:p/>
        </draw:polygon>
        <draw:polygon draw:style-name="gr11" draw:text-style-name="P1" draw:layer="layout" svg:width="0.224cm" svg:height="0.117cm" svg:x="15.956cm" svg:y="15.291cm" svg:viewBox="0 0 225 118" draw:points="128,2 135,7 136,9 142,19 155,38 171,54 189,67 208,78 211,79 213,80 220,85 224,93 225,102 221,110 215,116 206,118 205,118 74,118 66,116 60,113 7,59 1,52 0,43 4,33 10,27 13,26 15,25 21,24 35,18 42,13 47,10 49,8 52,5 59,1 66,0 119,0">
          <text:p/>
        </draw:polygon>
        <draw:polygon draw:style-name="gr11" draw:text-style-name="P1" draw:layer="layout" svg:width="0.127cm" svg:height="0.062cm" svg:x="14.086cm" svg:y="15.394cm" svg:viewBox="0 0 128 63" draw:points="117,2 124,8 128,16 128,25 124,33 117,38 111,40 110,40 86,48 64,59 63,60 55,63 46,63 40,60 38,58 32,51 21,42 10,38 8,37 7,35 5,34 4,32 2,30 2,28 1,27 0,24 0,21 0,20 0,18 1,15 1,13 2,11 3,10 5,8 6,6 8,5 9,2 12,2 14,0 16,0 18,0 20,0 108,0">
          <text:p/>
        </draw:polygon>
        <draw:polygon draw:style-name="gr11" draw:text-style-name="P1" draw:layer="layout" svg:width="0.101cm" svg:height="0.065cm" svg:x="15.324cm" svg:y="15.419cm" svg:viewBox="0 0 102 66" draw:points="84,0 86,0 88,1 91,2 92,3 94,4 95,5 97,7 98,9 100,10 100,13 101,15 101,17 102,19 101,21 101,25 100,27 100,29 99,31 97,33 95,35 95,36 94,36 77,48 65,61 64,61 61,63 58,65 57,65 56,65 53,65 49,66 48,66 43,64 40,63 39,62 36,60 25,48 9,37 8,37 3,30 0,20 2,12 7,4 15,0 20,0 82,0">
          <text:p/>
        </draw:polygon>
        <draw:polygon draw:style-name="gr11" draw:text-style-name="P1" draw:layer="layout" svg:width="0.097cm" svg:height="0.065cm" svg:x="15.073cm" svg:y="15.419cm" svg:viewBox="0 0 98 66" draw:points="87,2 94,7 98,15 98,25 94,33 90,37 89,37 74,48 73,48 62,60 61,60 58,63 54,65 50,65 45,66 41,64 37,63 33,60 22,48 8,39 6,36 3,33 3,32 2,32 1,28 0,25 0,24 0,22 1,19 1,15 1,14 2,14 6,7 8,5 15,1 22,0 78,0">
          <text:p/>
        </draw:polygon>
        <draw:polygon draw:style-name="gr11" draw:text-style-name="P1" draw:layer="layout" svg:width="0.113cm" svg:height="0.114cm" svg:x="14.805cm" svg:y="15.37cm" svg:viewBox="0 0 114 115" draw:points="105,3 111,10 114,19 114,25 112,31 112,70 111,74 110,78 110,79 108,82 105,85 104,86 88,97 77,109 69,114 60,115 52,112 48,109 36,97 20,86 16,83 10,80 4,75 0,66 0,58 4,50 11,44 19,43 20,43 34,40 49,34 54,31 61,26 80,6 88,1 96,0">
          <text:p/>
        </draw:polygon>
        <draw:polygon draw:style-name="gr11" draw:text-style-name="P1" draw:layer="layout" svg:width="0.113cm" svg:height="0.072cm" svg:x="14.561cm" svg:y="15.412cm" svg:viewBox="0 0 114 73" draw:points="103,2 110,7 114,15 114,24 110,32 104,37 98,40 78,54 67,67 58,72 49,73 41,70 37,67 26,54 9,42 6,39 4,36 3,36 3,35 2,32 1,28 1,27 0,27 1,23 2,19 2,18 6,12 13,5 20,1 27,0 95,0">
          <text:p/>
        </draw:polygon>
        <draw:polygon draw:style-name="gr11" draw:text-style-name="P1" draw:layer="layout" svg:width="0.163cm" svg:height="0.128cm" svg:x="14.25cm" svg:y="15.356cm" svg:viewBox="0 0 164 129" draw:points="146,0 147,0 151,2 154,4 155,4 158,7 160,10 161,11 162,15 163,18 163,19 164,20 163,21 163,25 160,38 160,83 158,92 153,99 152,99 151,100 135,111 124,123 116,128 107,129 99,126 95,123 84,111 80,109 64,97 59,94 42,86 19,78 18,78 10,75 4,68 0,60 1,51 7,44 15,39 21,39 74,39 88,36 102,30 107,27 114,22 130,6 134,4 137,1 138,1 138,0 142,0">
          <text:p/>
        </draw:polygon>
        <draw:polygon draw:style-name="gr11" draw:text-style-name="P1" draw:layer="layout" svg:width="0.223cm" svg:height="1.452cm" svg:x="16.702cm" svg:y="14.197cm" svg:viewBox="0 0 224 1453" draw:points="24,0 26,0 28,1 31,2 32,3 34,4 35,6 37,7 38,9 39,11 41,16 41,17 47,31 49,34 55,43 219,206 223,213 224,220 224,363 222,371 217,378 216,379 198,392 181,409 167,429 156,450 147,474 143,498 143,522 147,546 156,570 165,589 167,591 177,606 181,611 198,628 201,630 216,641 222,648 224,656 224,657 224,871 222,880 217,887 216,887 198,900 181,917 167,937 156,959 147,982 143,1006 143,1031 147,1055 156,1078 164,1095 167,1100 178,1115 181,1120 198,1137 203,1140 216,1150 222,1156 224,1165 224,1166 224,1381 222,1389 217,1396 216,1397 198,1410 181,1427 175,1435 168,1445 162,1451 153,1453 152,1453 19,1453 11,1451 4,1445 0,1437 0,1429 2,1421 2,19 2,17 2,14 3,13 4,11 5,9 6,7 8,5 9,4 11,3 13,1 15,1 17,0 20,0 22,0">
          <text:p/>
        </draw:polygon>
        <draw:polygon draw:style-name="gr11" draw:text-style-name="P1" draw:layer="layout" svg:width="0.339cm" svg:height="0.396cm" svg:x="16.214cm" svg:y="15.254cm" svg:viewBox="0 0 340 397" draw:points="331,3 337,9 340,18 340,20 340,317 338,326 335,331 274,392 267,396 260,397 190,397 181,395 174,390 173,388 166,376 153,359 137,343 119,329 109,324 103,318 100,309 100,306 100,282 98,277 97,268 91,254 84,244 84,243 83,242 13,172 9,169 2,162 0,153 1,144 6,137 14,132 20,132 36,132 58,129 79,123 100,114 119,103 137,90 153,74 166,56 167,54 173,48 181,45 184,45 244,45 258,42 272,36 279,31 284,28 306,6 314,1 323,0">
          <text:p/>
        </draw:polygon>
        <draw:polygon draw:style-name="gr11" draw:text-style-name="P1" draw:layer="layout" svg:width="0.171cm" svg:height="0.094cm" svg:x="16.334cm" svg:y="15.801cm" svg:viewBox="0 0 172 95" draw:points="161,2 168,7 172,15 172,24 168,32 166,34 110,90 103,94 96,95 19,95 10,93 3,88 0,80 0,70 3,62 7,59 17,51 33,35 46,18 51,9 57,3 65,0 68,0 152,0">
          <text:p/>
        </draw:polygon>
        <draw:polygon draw:style-name="gr11" draw:text-style-name="P1" draw:layer="layout" svg:width="0.567cm" svg:height="0.476cm" svg:x="15.577cm" svg:y="15.419cm" svg:viewBox="0 0 568 477" draw:points="242,2 248,5 366,124 370,126 376,130 378,132 392,138 407,141 421,141 540,141 549,143 556,148 560,156 560,165 556,173 552,176 550,178 534,194 521,211 510,231 501,251 495,273 492,295 492,317 495,339 500,356 501,361 510,381 521,401 534,418 550,434 560,442 566,449 568,457 566,466 561,473 553,477 548,477 90,477 81,475 76,472 5,401 1,394 0,387 0,314 2,305 7,298 8,298 26,285 43,268 57,248 68,226 76,203 80,179 80,154 76,130 68,107 57,85 43,65 26,47 10,36 9,36 4,29 1,20 3,12 8,4 16,0 21,0 234,0">
          <text:p/>
        </draw:polygon>
        <draw:polygon draw:style-name="gr11" draw:text-style-name="P1" draw:layer="layout" svg:width="7.441cm" svg:height="3.338cm" svg:x="6.462cm" svg:y="12.59cm" svg:viewBox="0 0 7442 3339" draw:points="6082,0 6086,1 6087,2 6090,4 6093,6 6093,7 6094,7 6095,10 6097,14 6098,15 6098,19 6098,22 6098,23 6098,24 6096,27 6095,31 6094,31 6094,32 6090,36 6089,36 6077,48 6070,61 6065,77 6065,411 6070,427 6077,440 6089,452 6102,459 6118,464 6560,464 6576,459 6589,452 6601,440 6608,428 6608,427 6613,411 6613,77 6608,61 6601,48 6589,36 6588,36 6588,35 6583,31 6580,22 6581,14 6585,6 6592,1 6600,0 7391,0 7400,2 7407,7 7411,15 7411,24 7407,32 7405,34 7389,50 7376,67 7365,87 7356,107 7350,129 7347,151 7347,173 7350,192 7350,195 7356,217 7358,221 7365,237 7376,257 7389,274 7405,290 7423,304 7432,309 7439,315 7442,324 7442,327 7442,447 7440,456 7437,461 7188,710 7186,713 7180,722 7174,736 7171,750 7171,1798 7171,1801 7170,1805 7170,1806 7169,1807 7166,1812 7139,1839 7132,1843 7125,1844 6482,1844 6473,1842 6466,1837 6462,1829 6462,1820 6464,1815 6465,1814 6468,1808 6473,1792 6473,853 6472,852 6471,848 6468,837 6461,824 6449,812 6436,805 6420,800 6133,800 6118,800 6102,805 6089,812 6077,824 6070,837 6065,853 6065,1792 6070,1808 6077,1821 6089,1833 6102,1840 6118,1845 6133,1845 6291,1845 6300,1847 6307,1852 6311,1860 6311,1869 6307,1877 6305,1879 6087,2097 6082,2104 6081,2106 6079,2109 6073,2123 6070,2137 6070,3296 6068,3305 6065,3310 6049,3326 6041,3334 6034,3338 6027,3339 5142,3339 5133,3337 5128,3334 5056,3262 4979,3185 4970,3179 4967,3177 4957,3173 4953,3171 4944,3169 4939,3168 4837,3168 4829,3166 4822,3161 4819,3156 4818,3155 4817,3153 4805,3132 4789,3111 4771,3093 4764,3088 4750,3077 4727,3064 4704,3054 4703,3054 4678,3047 4652,3043 4625,3043 4599,3047 4574,3054 4550,3064 4527,3077 4506,3093 4488,3111 4472,3132 4466,3143 4460,3149 4451,3153 4442,3152 4435,3148 4434,3147 4345,3058 4241,2954 4232,2948 4229,2946 4215,2940 4204,2938 4201,2937 2721,2937 2717,2937 2715,2937 2714,2936 2699,2936 2685,2939 2671,2945 2659,2953 2479,3133 2472,3137 2463,3138 2454,3136 2449,3131 2434,3111 2416,3093 2409,3088 2395,3077 2372,3064 2349,3054 2348,3054 2323,3047 2297,3043 2270,3043 2244,3047 2219,3054 2195,3064 2172,3077 2151,3093 2133,3111 2117,3132 2114,3137 2108,3144 2100,3147 2091,3146 2083,3142 2083,3141 1999,3058 1896,2955 1889,2950 1884,2947 1874,2943 1870,2941 1860,2939 1856,2938 376,2938 372,2938 370,2938 369,2937 354,2937 340,2940 326,2946 314,2954 126,3142 119,3146 110,3147 102,3144 95,3138 95,3137 92,3132 76,3111 57,3093 51,3088 37,3077 14,3064 13,3063 5,3058 1,3050 0,3045 0,2576 2,2567 8,2561 13,2558 14,2557 15,2556 25,2551 37,2544 57,2528 76,2510 92,2489 96,2482 102,2475 110,2472 119,2472 127,2477 301,2651 312,2662 322,2669 323,2670 324,2670 338,2676 352,2678 367,2678 368,2678 370,2678 374,2677 1854,2677 1868,2675 1882,2669 1887,2666 1894,2661 2080,2475 2088,2470 2096,2469 2105,2472 2111,2479 2117,2489 2121,2494 2133,2510 2151,2528 2172,2544 2195,2557 2219,2567 2244,2574 2270,2577 2297,2577 2323,2574 2348,2567 2372,2557 2395,2544 2416,2528 2434,2510 2450,2489 2452,2486 2458,2479 2466,2476 2475,2476 2483,2481 2665,2663 2677,2671 2682,2673 2691,2677 2705,2679 2720,2679 2721,2679 2723,2679 2727,2678 4207,2678 4221,2676 4235,2670 4240,2666 4247,2662 4435,2474 4442,2470 4451,2469 4459,2472 4466,2478 4466,2479 4472,2489 4476,2495 4488,2510 4506,2528 4527,2544 4550,2557 4574,2567 4599,2574 4625,2577 4652,2577 4678,2574 4703,2567 4727,2557 4750,2544 4771,2528 4789,2510 4805,2489 4818,2466 4819,2465 4824,2457 4832,2453 4837,2452 5112,2452 5114,2453 5129,2453 5143,2450 5157,2444 5169,2436 5186,2419 5205,2400 5405,2200 5408,2196 5413,2188 5419,2174 5422,2160 5422,341 5424,332 5429,325 5431,324 5448,314 5467,300 5484,283 5485,281 5492,275 5501,273 5509,275 5516,281 5517,281 5518,283 5535,300 5554,314 5571,324 5577,330 5580,338 5580,341 5580,360 5583,373 5583,375 5589,389 5591,391 5597,401 5659,462 5659,463 5662,465 5791,594 5795,601 5796,608 5796,1970 5794,1978 5789,1985 5788,1986 5770,1999 5753,2016 5739,2036 5728,2057 5720,2081 5716,2105 5716,2129 5720,2153 5728,2177 5737,2196 5739,2198 5749,2213 5753,2218 5770,2235 5789,2249 5795,2255 5797,2264 5797,2265 5797,2478 5795,2487 5789,2493 5789,2494 5770,2507 5753,2524 5739,2544 5728,2566 5720,2589 5716,2613 5716,2638 5720,2662 5728,2685 5736,2702 5739,2707 5750,2722 5753,2727 5770,2744 5789,2757 5795,2764 5797,2772 5797,2773 5797,2987 5795,2996 5789,3003 5770,3017 5753,3034 5746,3044 5739,3054 5728,3075 5720,3099 5718,3114 5716,3123 5716,3147 5717,3150 5720,3171 5728,3195 5737,3212 5739,3216 5749,3230 5753,3236 5770,3253 5790,3268 5812,3279 5835,3286 5841,3287 5859,3290 5884,3290 5908,3286 5931,3279 5953,3268 5973,3253 5990,3236 6004,3216 6015,3195 6023,3171 6027,3147 6027,3123 6023,3099 6015,3075 6004,3054 5990,3034 5973,3017 5955,3004 5949,2998 5947,2989 5947,2988 5947,2772 5949,2764 5955,2757 5955,2756 5963,2751 5973,2744 5990,2727 6004,2707 6015,2685 6023,2662 6027,2638 6027,2613 6023,2589 6015,2566 6004,2544 5990,2524 5973,2507 5955,2495 5949,2488 5947,2479 5947,2264 5949,2255 5955,2248 5957,2247 5973,2235 5990,2218 6004,2198 6015,2177 6023,2153 6027,2129 6027,2105 6023,2082 6023,2081 6015,2057 6004,2036 5990,2016 5973,1999 5955,1986 5952,1983 5949,1980 5949,1979 5949,1977 5947,1971 5947,1970 5947,1955 5947,1952 5947,1951 5947,1950 5947,561 5944,547 5938,533 5930,521 5919,510 5755,346 5754,345 5750,339 5748,330 5750,322 5756,315 5757,314 5776,300 5793,283 5808,264 5820,243 5829,221 5835,198 5838,174 5838,150 5835,126 5829,103 5822,88 5820,81 5812,67 5808,60 5793,41 5785,34 5780,26 5779,17 5782,9 5789,3 5797,0 5799,0 6078,0">
          <text:p/>
        </draw:polygon>
        <draw:polygon draw:style-name="gr11" draw:text-style-name="P1" draw:layer="layout" svg:width="2.209cm" svg:height="0.373cm" svg:x="6.462cm" svg:y="15.678cm" svg:viewBox="0 0 2210 374" draw:points="1819,2 1824,5 2026,208 2027,209 2031,212 2039,217 2043,219 2053,223 2064,225 2067,226 2082,226 2084,226 2085,226 2088,227 2092,228 2093,228 2096,231 2099,233 2100,233 2100,234 2102,238 2104,243 2105,244 2118,267 2134,288 2152,306 2173,322 2196,335 2198,336 2205,341 2209,349 2210,358 2207,366 2200,372 2191,374 2190,374 1785,374 1776,372 1769,367 1765,359 1765,350 1769,342 1771,340 1777,334 1791,316 1801,295 1808,273 1812,251 1812,228 1809,211 1808,206 1806,197 1801,183 1791,162 1777,144 1761,128 1743,114 1722,104 1700,97 1678,93 1495,93 1473,97 1451,104 1430,114 1421,121 1412,128 1396,144 1382,162 1372,183 1365,206 1362,226 1361,228 1361,251 1365,273 1372,295 1382,316 1396,334 1402,340 1407,348 1408,357 1405,365 1399,371 1391,374 1388,374 926,374 918,372 911,367 910,366 909,365 895,350 894,350 883,342 878,338 860,329 840,323 829,321 820,319 740,319 734,320 719,323 700,329 682,338 665,350 651,365 650,366 643,372 634,374 19,374 11,372 4,367 0,359 0,350 4,342 11,337 12,336 13,336 14,335 37,322 57,306 76,288 92,267 105,244 108,238 113,231 121,226 126,226 143,226 157,223 171,217 176,214 183,209 386,5 393,1 400,0 1810,0">
          <text:p/>
        </draw:polygon>
        <draw:polygon draw:style-name="gr11" draw:text-style-name="P1" draw:layer="layout" svg:width="1.354cm" svg:height="1.293cm" svg:x="4.959cm" svg:y="14.758cm" svg:viewBox="0 0 1355 1294" draw:points="568,2 575,7 579,15 579,24 575,32 573,34 567,40 563,45 553,58 543,79 536,101 532,123 532,146 536,168 543,190 553,209 553,211 567,229 583,246 601,260 622,270 644,277 666,281 849,281 871,277 893,270 914,260 932,246 948,229 962,211 972,190 979,168 983,146 983,123 979,101 972,79 962,58 948,40 942,34 937,26 936,17 939,9 945,3 953,0 956,0 1318,0 1327,2 1334,7 1338,15 1338,24 1334,32 1328,37 1318,43 1297,59 1279,77 1263,98 1249,121 1239,145 1233,170 1229,196 1229,222 1233,249 1239,275 1240,277 1249,299 1263,322 1267,327 1279,343 1297,361 1316,375 1318,377 1341,390 1342,391 1349,396 1353,404 1354,409 1354,877 1352,885 1347,892 1342,895 1341,896 1338,897 1318,909 1297,925 1279,943 1263,964 1249,987 1239,1011 1233,1036 1229,1062 1229,1089 1232,1113 1233,1115 1239,1140 1240,1142 1249,1164 1263,1187 1272,1199 1279,1208 1297,1226 1318,1242 1341,1255 1343,1256 1350,1261 1354,1269 1355,1278 1351,1286 1345,1292 1336,1294 1335,1294 896,1294 888,1292 881,1287 877,1279 877,1270 881,1262 882,1260 889,1254 902,1236 912,1215 919,1193 923,1171 923,1148 920,1131 919,1126 917,1118 912,1104 902,1083 889,1065 872,1049 854,1035 834,1025 812,1018 789,1014 607,1014 584,1018 562,1025 542,1035 532,1042 524,1049 507,1065 494,1083 484,1104 477,1126 473,1146 473,1148 473,1171 477,1193 484,1215 494,1236 507,1254 514,1260 519,1268 520,1277 517,1285 510,1291 502,1294 500,1294 71,1294 62,1292 55,1287 55,1286 54,1285 39,1270 28,1262 23,1258 11,1252 4,1246 0,1238 0,1234 0,59 2,50 7,44 11,41 23,35 39,23 54,9 54,8 61,2 70,0 71,0 559,0">
          <text:p/>
        </draw:polygon>
        <draw:polygon draw:style-name="gr11" draw:text-style-name="P1" draw:layer="layout" svg:width="0.546cm" svg:height="0.049cm" svg:x="7.364cm" svg:y="16.202cm" svg:viewBox="0 0 547 50" draw:points="533,2 538,6 539,5 542,8 546,16 547,26 544,34 542,37 541,38 538,42 531,48 523,50 522,50 24,50 20,50 16,49 16,48 9,43 7,41 5,39 5,38 3,35 1,32 1,31 1,27 0,22 0,21 2,17 3,14 4,13 4,12 6,10 7,9 8,8 15,2 23,0 24,0 524,0">
          <text:p/>
        </draw:polygon>
        <draw:polygon draw:style-name="gr11" draw:text-style-name="P1" draw:layer="layout" svg:width="0.513cm" svg:height="0.049cm" svg:x="5.006cm" svg:y="16.202cm" svg:viewBox="0 0 514 50" draw:points="494,0 498,1 499,1 500,2 503,4 505,5 506,6 508,8 510,12 513,16 513,20 514,26 512,30 511,34 508,37 508,38 505,42 498,48 489,50 488,50 24,50 20,50 16,49 15,48 9,43 8,43 7,41 5,39 5,38 3,35 1,32 1,31 0,31 0,27 0,22 0,21 2,17 3,14 4,13 4,12 6,10 7,9 8,8 15,2 23,0 24,0 491,0">
          <text:p/>
        </draw:polygon>
        <draw:polygon draw:style-name="gr11" draw:text-style-name="P1" draw:layer="layout" svg:width="0.556cm" svg:height="0.049cm" svg:x="9.719cm" svg:y="16.367cm" svg:viewBox="0 0 557 50" draw:points="541,2 548,8 548,9 551,14 552,14 553,15 554,17 555,19 556,21 556,23 557,25 557,28 557,30 556,32 556,34 555,36 554,38 552,42 551,42 549,44 549,45 545,47 542,49 541,49 538,50 534,50 24,50 16,49 9,43 8,42 7,41 6,40 1,32 0,23 3,15 6,11 7,10 8,9 15,2 23,0 24,0 532,0">
          <text:p/>
        </draw:polygon>
        <draw:polygon draw:style-name="gr11" draw:text-style-name="P1" draw:layer="layout" svg:width="0.873cm" svg:height="1.255cm" svg:x="14.305cm" svg:y="15.685cm" svg:viewBox="0 0 874 1256" draw:points="827,3 831,6 840,15 842,18 843,18 859,30 865,37 867,45 867,46 867,209 867,212 866,216 866,217 865,218 862,223 858,227 851,231 844,232 794,232 779,232 776,233 765,235 751,241 739,249 638,350 634,355 630,362 624,376 621,390 621,462 619,471 614,478 606,481 602,482 585,482 579,483 566,488 554,496 546,508 541,521 540,527 540,777 541,783 546,796 554,808 562,813 566,816 579,821 585,822 805,822 809,822 811,821 824,816 836,808 838,805 845,799 853,797 862,798 869,804 873,812 874,817 874,955 872,964 866,971 863,973 843,988 826,1005 814,1021 812,1024 811,1025 800,1046 793,1070 790,1085 789,1094 789,1118 793,1142 800,1166 811,1186 811,1187 821,1201 826,1207 841,1222 846,1230 847,1239 844,1247 838,1253 829,1256 827,1256 43,1256 34,1254 27,1249 23,1241 23,1232 27,1224 29,1222 45,1206 60,1186 71,1165 78,1141 82,1117 82,1093 79,1073 78,1069 71,1045 60,1024 45,1004 28,987 8,972 2,966 0,957 0,956 0,817 2,808 8,801 16,797 24,797 32,801 36,805 38,808 50,816 63,821 69,822 289,822 293,822 295,821 308,816 320,808 328,796 333,783 334,777 334,527 333,521 333,520 328,508 325,503 320,496 308,488 295,483 289,482 278,482 270,480 263,474 259,466 259,462 259,356 259,353 260,349 260,348 261,347 264,342 268,338 275,334 282,333 347,333 362,330 376,324 383,320 384,319 386,318 388,316 489,215 497,203 503,189 506,175 506,160 506,50 508,41 513,34 516,32 517,32 537,18 548,6 556,1 565,0 573,3 577,6 588,18 608,32 630,43 653,51 677,55 702,55 726,51 749,43 771,32 791,18 802,6 810,1 819,0">
          <text:p/>
        </draw:polygon>
        <draw:polygon draw:style-name="gr11" draw:text-style-name="P1" draw:layer="layout" svg:width="0.079cm" svg:height="0.081cm" svg:x="12.331cm" svg:y="16.979cm" svg:viewBox="0 0 80 82" draw:points="70,3 76,9 80,19 80,21 80,31 77,40 72,47 69,49 60,54 42,68 34,76 33,77 32,78 29,79 26,81 25,81 24,82 21,82 17,82 16,82 15,82 12,80 9,79 8,78 7,78 5,75 3,73 2,72 2,71 1,68 0,65 0,62 0,61 2,52 5,47 45,6 53,1 62,0">
          <text:p/>
        </draw:polygon>
        <draw:polygon draw:style-name="gr11" draw:text-style-name="P1" draw:layer="layout" svg:width="0.217cm" svg:height="1.795cm" svg:x="12.866cm" svg:y="15.286cm" svg:viewBox="0 0 218 1796" draw:points="64,0 65,0 68,1 71,2 72,3 74,4 76,6 78,8 80,10 88,24 101,42 118,58 136,71 155,82 176,91 197,97 201,97 209,100 215,107 218,115 217,124 212,131 172,171 167,178 166,180 164,183 158,197 155,211 155,273 153,282 148,289 145,291 136,296 118,310 101,326 88,343 77,363 68,383 62,405 59,427 59,449 62,471 67,488 68,493 77,513 88,533 101,550 118,566 136,580 145,585 152,591 155,600 155,603 155,1724 153,1733 148,1740 145,1742 136,1747 118,1761 101,1777 93,1788 86,1793 77,1796 69,1794 62,1788 61,1788 53,1777 37,1761 19,1747 9,1742 3,1736 0,1727 0,1724 0,54 2,45 5,40 39,6 47,1 53,0 62,0">
          <text:p/>
        </draw:polygon>
        <draw:polygon draw:style-name="gr11" draw:text-style-name="P1" draw:layer="layout" svg:width="0.154cm" svg:height="0.366cm" svg:x="12.561cm" svg:y="16.715cm" svg:viewBox="0 0 155 367" draw:points="146,3 152,9 155,18 155,20 155,295 153,304 148,311 146,313 136,318 118,332 102,348 94,359 87,364 78,367 70,365 63,359 62,359 54,348 38,332 20,318 11,313 3,307 0,298 0,295 0,135 2,126 5,121 121,6 129,1 138,0">
          <text:p/>
        </draw:polygon>
        <draw:polygon draw:style-name="gr11" draw:text-style-name="P1" draw:layer="layout" svg:width="0.827cm" svg:height="0.097cm" svg:x="14.327cm" svg:y="17.38cm" svg:viewBox="0 0 828 98" draw:points="817,2 824,7 828,15 828,24 824,33 821,36 810,45 794,61 780,78 775,88 769,94 760,98 757,98 70,98 61,96 55,90 53,88 49,81 47,77 33,60 17,44 7,36 2,29 0,20 1,11 7,4 15,0 20,0 809,0">
          <text:p/>
        </draw:polygon>
        <draw:polygon draw:style-name="gr11" draw:text-style-name="P1" draw:layer="layout" svg:width="1.509cm" svg:height="2.178cm" svg:x="13.15cm" svg:y="15.302cm" svg:viewBox="0 0 1510 2179" draw:points="758,0 762,1 763,2 766,4 769,6 769,7 770,7 772,10 773,14 774,15 774,19 774,23 774,24 772,27 771,31 770,32 769,33 765,38 765,39 761,45 755,59 752,73 752,108 750,116 745,123 737,127 733,127 719,127 713,128 699,133 688,142 679,153 674,167 673,173 673,392 674,398 679,412 688,423 692,426 699,432 713,437 719,438 938,438 942,437 944,437 958,432 969,423 972,420 974,418 975,416 977,416 978,414 981,414 983,413 985,413 987,412 989,413 992,413 994,413 996,414 998,415 1000,416 1001,418 1003,419 1004,421 1005,423 1006,425 1007,427 1007,432 1007,463 1005,472 1002,477 944,535 937,539 930,540 685,540 670,540 667,541 656,543 642,549 630,557 507,681 503,687 498,693 493,707 490,722 490,845 488,854 482,861 474,864 470,865 455,865 449,866 436,871 424,879 421,884 414,890 405,892 397,890 393,888 392,887 371,876 347,869 327,866 323,865 299,865 296,865 275,869 251,876 230,887 210,902 193,919 182,933 178,938 177,939 166,960 159,984 156,1001 155,1008 155,1062 156,1068 159,1086 166,1110 175,1127 177,1131 187,1144 193,1151 210,1168 230,1183 236,1189 238,1198 238,1199 238,1345 236,1353 230,1360 230,1361 212,1374 195,1391 179,1411 168,1432 161,1456 157,1480 157,1504 161,1528 168,1552 173,1560 179,1573 187,1584 195,1593 212,1610 232,1625 253,1636 277,1643 301,1647 325,1647 349,1643 373,1636 394,1625 414,1610 431,1593 446,1573 457,1552 464,1528 468,1504 468,1480 464,1456 457,1432 446,1411 431,1391 414,1374 396,1361 390,1354 388,1346 388,1345 388,1202 390,1194 396,1187 404,1183 412,1183 420,1187 424,1190 424,1191 433,1197 436,1199 449,1204 455,1205 675,1205 679,1205 681,1204 694,1199 706,1191 714,1179 719,1166 720,1160 720,910 719,904 719,903 714,891 711,886 706,879 694,871 681,866 675,865 660,865 651,863 644,857 641,849 640,845 640,768 642,760 646,754 703,697 710,693 717,692 977,692 991,689 1005,683 1012,679 1017,675 1141,550 1149,538 1155,524 1158,510 1158,495 1158,430 1160,421 1165,414 1166,414 1184,401 1195,389 1203,384 1212,383 1220,386 1224,389 1235,401 1255,415 1277,426 1300,434 1324,438 1349,438 1373,434 1396,426 1418,415 1438,401 1449,389 1451,388 1452,387 1454,386 1457,384 1458,384 1460,383 1463,383 1466,383 1467,384 1469,384 1471,385 1474,386 1476,388 1477,388 1489,401 1503,411 1504,411 1506,414 1508,417 1509,418 1509,422 1510,425 1510,426 1510,511 1508,520 1505,525 1470,560 1463,564 1456,565 1406,565 1391,565 1390,566 1377,568 1363,574 1351,582 1279,655 1271,667 1265,681 1264,689 1262,695 1262,710 1263,714 1264,718 1264,722 1264,845 1262,854 1257,861 1249,864 1245,865 1225,865 1219,866 1206,871 1194,879 1191,884 1184,890 1175,892 1167,890 1163,888 1162,887 1141,876 1117,869 1097,866 1093,865 1069,865 1066,865 1045,869 1021,876 1000,887 980,902 963,919 953,933 949,938 948,939 937,960 930,984 927,1001 926,1008 926,1062 927,1068 930,1086 937,1110 946,1127 948,1131 958,1144 963,1151 980,1168 998,1181 1004,1188 1006,1196 1006,1197 1006,1342 1004,1351 998,1358 982,1370 965,1387 950,1407 939,1428 932,1452 928,1473 928,1476 928,1500 929,1507 932,1524 939,1548 944,1558 950,1569 962,1586 965,1589 982,1606 1002,1621 1007,1623 1013,1629 1017,1637 1017,1646 1013,1654 1012,1655 1004,1663 996,1676 992,1692 992,2026 996,2042 1004,2055 1014,2065 1018,2072 1019,2081 1016,2090 1010,2096 1008,2097 988,2108 971,2122 955,2138 941,2155 936,2165 930,2171 921,2175 918,2175 475,2175 467,2173 460,2167 458,2165 455,2159 441,2142 425,2126 408,2112 388,2101 378,2097 368,2093 346,2087 324,2084 302,2084 280,2087 258,2093 238,2101 218,2112 201,2126 184,2142 170,2159 165,2169 164,2170 163,2171 161,2173 159,2175 157,2176 156,2177 153,2178 150,2179 147,2179 131,2179 123,2177 117,2173 6,2062 1,2054 0,2046 3,2037 9,2031 12,2029 21,2026 40,2015 58,2001 74,1985 87,1968 98,1948 107,1928 113,1906 116,1884 116,1862 113,1840 107,1818 98,1798 98,1797 87,1778 74,1761 58,1745 40,1731 30,1726 24,1720 21,1711 21,1708 21,587 23,578 28,571 30,569 40,564 58,550 74,534 87,517 98,497 107,477 113,455 116,433 116,411 113,389 107,367 98,347 97,345 87,327 82,321 74,310 58,294 40,280 30,275 29,274 28,273 26,271 24,269 23,267 23,266 22,263 21,260 21,257 21,242 23,233 26,228 41,213 48,209 55,208 123,208 137,205 151,199 159,194 163,191 350,5 357,1 364,0 754,0">
          <text:p/>
        </draw:polygon>
        <draw:polygon draw:style-name="gr11" draw:text-style-name="P1" draw:layer="layout" svg:width="2.124cm" svg:height="4.361cm" svg:x="15.076cm" svg:y="13.394cm" svg:viewBox="0 0 2125 4362" draw:points="2116,3 2122,9 2125,18 2125,20 2125,4343 2123,4351 2118,4358 2110,4362 2106,4362 221,4362 212,4360 205,4355 201,4347 201,4338 205,4330 212,4325 216,4323 227,4320 247,4312 267,4301 284,4287 300,4271 314,4254 314,4253 322,4239 325,4234 333,4214 339,4192 342,4170 342,4148 339,4126 333,4104 325,4084 314,4064 313,4063 300,4047 284,4031 273,4022 267,4017 266,4017 260,4011 257,4003 258,3994 262,3986 267,3983 267,3982 281,3975 292,3963 300,3950 304,3934 304,3599 300,3583 292,3570 281,3558 269,3552 263,3546 259,3537 260,3529 265,3521 267,3518 273,3514 290,3497 301,3483 892,3483 892,4218 897,4234 904,4247 916,4259 929,4266 945,4271 1994,4271 2010,4266 2023,4259 2035,4247 2042,4235 2042,4234 2047,4218 2047,3483 2042,3467 2035,3454 2023,3442 2010,3435 1994,3430 960,3430 945,3430 929,3435 916,3442 904,3454 897,3467 892,3483 301,3483 305,3477 316,3456 323,3432 327,3408 327,3384 323,3360 316,3336 305,3315 290,3295 273,3278 260,3268 254,3262 252,3253 252,3252 252,3104 254,3096 260,3089 260,3088 278,3075 295,3058 310,3038 321,3017 328,2993 332,2969 332,2915 328,2891 321,2867 310,2846 295,2826 278,2809 274,2806 263,2798 457,2798 457,3132 462,3148 469,3161 481,3173 494,3180 510,3185 910,3185 926,3180 939,3173 951,3161 958,3148 963,3132 963,2798 962,2794 960,2790 958,2782 951,2769 939,2757 926,2750 910,2745 525,2745 510,2745 494,2750 481,2757 469,2769 462,2782 457,2798 263,2798 258,2794 251,2791 237,2783 213,2776 193,2773 189,2772 165,2772 162,2772 141,2776 117,2783 96,2794 95,2795 87,2799 78,2798 70,2794 67,2791 66,2790 64,2786 60,2783 52,2778 39,2773 33,2772 19,2772 17,2771 15,2771 13,2770 11,2770 9,2769 7,2768 6,2766 4,2764 3,2762 2,2761 1,2758 0,2756 0,2752 0,2728 2,2719 5,2714 40,2679 47,2675 54,2674 119,2674 133,2671 147,2665 154,2660 155,2660 159,2657 231,2585 239,2573 245,2559 248,2545 248,2530 247,2527 246,2522 246,2518 246,2338 248,2330 253,2323 254,2322 273,2309 284,2297 292,2292 301,2291 309,2294 313,2297 322,2306 324,2309 325,2309 342,2322 348,2328 350,2337 350,2338 350,2458 351,2463 353,2472 359,2486 362,2491 366,2497 367,2498 493,2624 504,2635 511,2640 516,2643 530,2649 544,2652 1402,2652 1416,2649 1430,2643 1437,2639 1440,2636 1442,2635 1666,2411 1674,2406 1680,2405 1778,2405 1787,2407 1794,2413 1803,2425 1807,2431 1824,2448 1844,2463 1866,2474 1889,2481 1895,2482 1913,2485 1938,2485 1962,2481 1985,2474 2007,2463 2027,2448 2044,2431 2058,2411 2069,2390 2077,2366 2081,2342 2081,2318 2077,2294 2069,2270 2058,2249 2044,2229 2027,2212 2009,2199 2003,2192 2001,2184 2001,2183 2001,1969 2003,1960 2008,1953 2009,1953 2027,1940 2044,1923 2058,1903 2069,1881 2077,1858 2081,1834 2081,1809 2077,1785 2069,1762 2058,1740 2044,1720 2027,1703 2009,1690 2003,1684 2001,1675 2001,1674 2001,1460 2003,1452 2008,1445 2009,1444 2027,1431 2044,1414 2058,1394 2069,1373 2077,1349 2081,1325 2081,1301 2077,1278 2077,1277 2069,1253 2058,1232 2044,1212 2027,1195 2009,1182 2003,1175 2001,1167 2001,1166 2001,976 2000,971 1998,962 1992,948 1984,936 1973,925 1898,850 1821,773 1817,766 1816,759 1816,290 1818,281 1821,276 2091,6 2099,1 2108,0">
          <text:p/>
        </draw:polygon>
        <draw:polygon draw:style-name="gr11" draw:text-style-name="P1" draw:layer="layout" svg:width="0.961cm" svg:height="0.128cm" svg:x="14.258cm" svg:y="17.627cm" svg:viewBox="0 0 962 129" draw:points="835,2 842,8 844,10 849,20 863,37 879,53 896,67 916,79 936,87 947,90 955,94 960,102 962,110 960,119 954,126 946,129 942,129 19,129 11,127 4,122 0,114 0,105 4,97 11,92 14,90 29,86 49,78 65,68 69,66 86,52 102,36 116,19 121,10 127,4 135,0 138,0 826,0">
          <text:p/>
        </draw:polygon>
        <draw:polygon draw:style-name="gr11" draw:text-style-name="P1" draw:layer="layout" svg:width="0.704cm" svg:height="0.129cm" svg:x="13.503cm" svg:y="17.626cm" svg:viewBox="0 0 705 130" draw:points="567,0 568,0 571,1 574,2 575,4 577,5 579,7 581,9 583,11 588,21 602,38 618,54 635,68 655,79 675,87 690,91 698,95 703,103 705,111 702,120 697,127 689,130 685,130 19,130 10,128 4,123 0,115 0,106 4,98 10,93 13,92 14,91 34,83 54,72 71,58 87,42 101,25 109,11 115,5 123,0 126,0 565,0">
          <text:p/>
        </draw:polygon>
        <draw:polygon draw:style-name="gr11" draw:text-style-name="P1" draw:layer="layout" svg:width="0.991cm" svg:height="0.285cm" svg:x="12.431cm" svg:y="17.47cm" svg:viewBox="0 0 992 286" draw:points="620,2 625,5 763,143 771,148 775,152 789,157 804,160 818,160 866,160 875,162 882,168 884,170 889,180 903,197 919,213 936,227 956,238 976,246 977,247 984,250 990,258 992,266 990,276 983,283 975,286 971,286 19,286 11,284 4,279 0,271 0,266 0,19 2,11 7,4 15,0 19,0 611,0">
          <text:p/>
        </draw:polygon>
        <draw:polygon draw:style-name="gr11" draw:text-style-name="P1" draw:layer="layout" svg:width="7.999cm" svg:height="5.303cm" svg:x="4.533cm" svg:y="12.452cm" svg:viewBox="0 0 8000 5304" draw:points="7068,2 7075,7 7079,15 7079,24 7075,32 7073,34 6949,158 6945,164 6944,165 6943,167 6941,170 6935,184 6932,198 6932,476 6933,481 6935,490 6941,504 6942,506 6949,516 6999,567 7047,614 7051,621 7052,628 7052,2126 7052,2129 7051,2133 7051,2134 7050,2135 7047,2140 7037,2150 7029,2155 7023,2156 6041,2156 6032,2154 6027,2150 6026,2150 6023,2147 6019,2140 6018,2131 6021,2122 6023,2119 6024,2119 6027,2114 6034,2108 6042,2106 6043,2106 6163,2106 6178,2103 6191,2097 6196,2094 6204,2089 6284,2008 6292,1996 6298,1983 6301,1968 6301,1863 6302,1860 6302,1856 6302,1855 6303,1854 6307,1849 6321,1834 6329,1830 6335,1829 6369,1829 6378,1831 6385,1836 6388,1841 6389,1843 6402,1866 6418,1887 6436,1905 6457,1921 6480,1934 6504,1944 6529,1951 6555,1954 6582,1954 6608,1951 6633,1944 6657,1934 6680,1921 6701,1905 6719,1887 6735,1866 6748,1843 6758,1819 6765,1793 6769,1767 6769,1741 6765,1715 6758,1690 6748,1666 6735,1643 6719,1622 6701,1604 6698,1602 6680,1588 6657,1575 6657,1574 6656,1574 6649,1569 6644,1561 6644,1556 6644,1403 6646,1395 6651,1388 6656,1385 6657,1384 6680,1371 6701,1355 6719,1337 6735,1316 6748,1293 6758,1269 6765,1244 6769,1218 6769,1191 6765,1165 6758,1140 6748,1116 6735,1093 6719,1072 6701,1054 6693,1048 6680,1038 6657,1025 6633,1015 6608,1008 6582,1004 6555,1004 6529,1008 6504,1015 6480,1025 6457,1038 6436,1054 6418,1072 6402,1093 6389,1116 6379,1140 6372,1165 6368,1191 6368,1218 6372,1244 6379,1269 6389,1293 6402,1316 6416,1334 6418,1337 6436,1355 6457,1371 6480,1384 6481,1385 6488,1390 6493,1398 6493,1403 6493,1556 6492,1564 6486,1571 6481,1574 6480,1575 6470,1580 6457,1588 6436,1604 6418,1622 6402,1643 6389,1666 6383,1673 6376,1678 6370,1678 6288,1678 6285,1679 6274,1681 6260,1687 6259,1688 6248,1695 6167,1776 6163,1783 6159,1788 6154,1802 6151,1816 6151,1921 6150,1925 6150,1928 6149,1929 6149,1930 6145,1935 6130,1950 6123,1954 6116,1956 6043,1956 6034,1954 6027,1948 6027,1947 6026,1946 6024,1943 6023,1943 6023,1942 6019,1935 6018,1927 6021,1918 6023,1915 6026,1912 6037,1896 6046,1879 6052,1860 6056,1841 6056,1821 6053,1803 6052,1802 6050,1793 6046,1783 6040,1771 6038,1762 6040,1753 6045,1746 6046,1746 6050,1743 6068,1725 6082,1705 6094,1682 6102,1658 6106,1633 6106,1608 6102,1583 6094,1559 6082,1537 6068,1517 6050,1499 6030,1485 6029,1484 6007,1473 5983,1465 5969,1463 5958,1461 5803,1461 5795,1462 5778,1465 5754,1473 5732,1484 5711,1499 5693,1517 5679,1537 5667,1559 5659,1583 5659,1588 5655,1608 5655,1633 5656,1634 5659,1658 5667,1682 5679,1705 5693,1725 5711,1743 5715,1746 5721,1752 5723,1761 5721,1769 5721,1771 5717,1777 5715,1783 5709,1802 5708,1807 5705,1821 5705,1841 5706,1841 5709,1860 5715,1879 5719,1887 5724,1896 5724,1897 5735,1912 5738,1915 5738,1916 5739,1916 5740,1919 5742,1922 5742,1923 5743,1924 5743,1928 5743,1931 5743,1932 5743,1933 5742,1935 5740,1939 5739,1941 5738,1942 5737,1943 5734,1948 5731,1951 5727,1953 5727,1954 5723,1955 5719,1956 5718,1956 5211,1956 5203,1954 5196,1948 5195,1948 5194,1946 5180,1932 5179,1931 5169,1924 5163,1920 5145,1910 5125,1904 5114,1902 5105,1901 5025,1901 5019,1902 5004,1904 4985,1910 4967,1920 4950,1932 4936,1946 4924,1963 4914,1981 4908,2000 4907,2008 4905,2021 4905,2041 4905,2042 4908,2061 4914,2081 4924,2099 4927,2104 4933,2112 4936,2116 4937,2117 4938,2118 4939,2119 4940,2122 4942,2124 4942,2126 4942,2127 4942,2130 4943,2133 4942,2134 4942,2136 4941,2138 4940,2141 4938,2144 4937,2144 4936,2146 4934,2148 4934,2149 4931,2151 4928,2153 4927,2154 4923,2155 4919,2156 3674,2156 3665,2154 3660,2150 3659,2150 3656,2147 3656,2146 3655,2145 3653,2142 3652,2140 3652,2138 3651,2137 3651,2134 3651,2131 3651,2129 3651,2128 3653,2126 3654,2122 3655,2120 3656,2119 3657,2119 3657,2118 3660,2115 3663,2113 3664,2113 3665,2112 3668,2112 3672,2111 3673,2111 3807,2111 3822,2108 3835,2102 3842,2097 3848,2094 3928,2013 3936,2001 3942,1988 3943,1984 3945,1973 3945,1868 3946,1865 3946,1861 3946,1860 3947,1859 3951,1854 3965,1839 3973,1835 3979,1834 4017,1834 4025,1836 4032,1841 4034,1844 4047,1866 4057,1880 4063,1887 4081,1905 4102,1921 4125,1934 4149,1944 4174,1951 4200,1954 4227,1954 4253,1951 4278,1944 4302,1934 4325,1921 4346,1905 4364,1887 4380,1866 4393,1843 4403,1819 4410,1793 4414,1767 4414,1741 4410,1715 4403,1690 4393,1666 4380,1643 4364,1622 4346,1604 4343,1602 4325,1588 4302,1575 4302,1574 4301,1574 4294,1569 4289,1561 4289,1556 4289,1403 4291,1395 4296,1388 4301,1385 4302,1384 4325,1371 4346,1355 4364,1337 4380,1316 4393,1293 4403,1269 4410,1244 4414,1218 4414,1191 4410,1165 4403,1140 4393,1116 4380,1093 4364,1072 4346,1054 4338,1048 4325,1038 4302,1025 4278,1015 4253,1008 4227,1004 4200,1004 4174,1008 4149,1015 4125,1025 4102,1038 4081,1054 4063,1072 4047,1093 4034,1116 4024,1140 4017,1165 4013,1191 4013,1218 4017,1244 4024,1269 4034,1293 4047,1316 4061,1334 4063,1337 4081,1355 4102,1371 4125,1384 4126,1385 4133,1390 4138,1398 4138,1403 4138,1556 4137,1564 4131,1571 4126,1574 4125,1575 4115,1580 4102,1588 4081,1604 4063,1622 4047,1643 4034,1666 4031,1671 4026,1678 4019,1683 4013,1683 3932,1683 3929,1684 3918,1686 3904,1692 3902,1694 3892,1700 3811,1781 3808,1786 3807,1788 3803,1793 3798,1807 3795,1821 3795,1926 3794,1930 3794,1933 3793,1934 3793,1935 3789,1940 3774,1955 3767,1959 3760,1961 3679,1961 3671,1959 3664,1953 3663,1952 3657,1943 3656,1943 3656,1942 3652,1935 3651,1927 3654,1918 3656,1915 3659,1912 3670,1896 3679,1879 3685,1860 3689,1841 3689,1821 3686,1803 3685,1802 3683,1793 3679,1783 3673,1771 3671,1762 3673,1753 3678,1746 3679,1746 3683,1743 3701,1725 3715,1705 3727,1682 3735,1658 3739,1633 3739,1608 3735,1583 3727,1559 3715,1537 3701,1517 3683,1499 3663,1485 3662,1484 3640,1473 3616,1465 3602,1463 3591,1461 3436,1461 3428,1462 3411,1465 3387,1473 3365,1484 3344,1499 3326,1517 3312,1537 3300,1559 3292,1583 3292,1588 3288,1608 3288,1633 3289,1634 3292,1658 3300,1682 3312,1705 3326,1725 3344,1743 3348,1746 3354,1752 3356,1761 3354,1769 3354,1771 3350,1777 3348,1783 3342,1802 3341,1807 3338,1821 3338,1841 3339,1841 3342,1860 3348,1879 3352,1887 3357,1896 3357,1897 3368,1912 3371,1915 3371,1916 3372,1916 3373,1919 3375,1922 3375,1923 3376,1924 3376,1928 3376,1931 3376,1932 3376,1933 3375,1935 3373,1939 3372,1941 3371,1942 3370,1943 3367,1948 3364,1951 3360,1953 3360,1954 3356,1955 3352,1956 3351,1956 2856,1956 2848,1954 2841,1948 2840,1948 2839,1946 2825,1932 2824,1931 2814,1924 2808,1920 2790,1910 2770,1904 2759,1902 2750,1901 2670,1901 2664,1902 2649,1904 2630,1910 2612,1920 2595,1932 2581,1946 2569,1963 2559,1981 2553,2000 2552,2008 2550,2021 2550,2041 2550,2042 2553,2061 2559,2081 2569,2099 2572,2104 2578,2112 2581,2116 2582,2117 2583,2118 2584,2119 2585,2122 2587,2124 2587,2126 2587,2127 2587,2130 2588,2133 2587,2134 2587,2136 2586,2138 2585,2141 2583,2144 2582,2144 2581,2146 2579,2149 2578,2149 2575,2152 2572,2154 2571,2155 2568,2155 2564,2156 2563,2156 1343,2156 1334,2154 1329,2150 1328,2151 1325,2148 1321,2140 1320,2131 1323,2123 1325,2120 1325,2119 1326,2119 1329,2115 1336,2109 1344,2107 1345,2107 1460,2107 1474,2104 1489,2098 1495,2094 1499,2091 1501,2090 1582,2009 1590,1997 1596,1983 1596,1981 1599,1969 1599,1864 1599,1861 1600,1857 1600,1856 1601,1855 1604,1850 1619,1835 1626,1831 1633,1829 1657,1829 1665,1831 1672,1837 1675,1842 1675,1843 1689,1866 1699,1880 1705,1887 1723,1905 1744,1921 1767,1934 1791,1944 1816,1951 1842,1954 1868,1954 1894,1951 1920,1944 1944,1934 1967,1921 1987,1905 2006,1887 2022,1866 2035,1843 2045,1819 2052,1793 2055,1767 2055,1741 2052,1715 2045,1690 2035,1666 2022,1643 2006,1622 1987,1604 1985,1602 1967,1588 1944,1575 1944,1574 1943,1574 1935,1569 1931,1561 1930,1556 1930,1403 1932,1395 1938,1388 1943,1385 1944,1384 1967,1371 1987,1355 2006,1337 2022,1316 2035,1293 2045,1269 2052,1244 2055,1218 2055,1191 2052,1165 2045,1140 2035,1116 2022,1093 2006,1072 1987,1054 1980,1048 1967,1038 1944,1025 1920,1015 1894,1008 1868,1004 1842,1004 1816,1008 1791,1015 1767,1025 1744,1038 1723,1054 1705,1072 1689,1093 1675,1116 1665,1140 1659,1165 1655,1191 1655,1218 1659,1244 1665,1269 1675,1293 1689,1316 1703,1334 1705,1337 1723,1355 1744,1371 1767,1384 1768,1385 1775,1390 1779,1398 1780,1403 1780,1556 1778,1564 1773,1571 1768,1574 1767,1575 1757,1580 1744,1588 1723,1604 1705,1622 1689,1643 1675,1666 1675,1667 1670,1674 1662,1679 1657,1679 1586,1679 1583,1680 1572,1682 1558,1688 1555,1690 1546,1696 1464,1777 1461,1782 1457,1788 1456,1789 1450,1803 1447,1817 1447,1922 1447,1925 1446,1929 1446,1930 1445,1931 1442,1936 1427,1951 1420,1955 1413,1956 1345,1956 1336,1954 1329,1949 1329,1948 1328,1947 1326,1944 1325,1944 1325,1943 1321,1936 1320,1927 1323,1919 1325,1915 1328,1913 1339,1897 1348,1880 1354,1861 1358,1841 1358,1822 1355,1807 1354,1802 1352,1793 1348,1783 1342,1771 1340,1763 1342,1754 1347,1747 1348,1746 1352,1744 1370,1726 1384,1705 1396,1683 1404,1659 1408,1634 1408,1609 1404,1584 1396,1560 1384,1538 1370,1517 1352,1499 1331,1485 1309,1473 1285,1465 1271,1463 1260,1461 1105,1461 1097,1463 1080,1465 1056,1473 1034,1485 1013,1499 995,1517 981,1538 969,1560 961,1584 957,1609 957,1634 959,1646 961,1659 969,1683 981,1705 988,1715 995,1726 1013,1744 1017,1746 1023,1753 1025,1761 1023,1770 1023,1771 1017,1783 1011,1802 1007,1822 1007,1841 1011,1861 1017,1880 1026,1897 1037,1913 1040,1915 1040,1916 1041,1917 1042,1920 1044,1923 1044,1924 1045,1925 1045,1928 1045,1932 1045,1933 1045,1934 1044,1935 1042,1940 1041,1942 1040,1943 1039,1944 1036,1948 1036,1949 1033,1951 1029,1954 1025,1955 1021,1956 1020,1956 696,1956 693,1957 498,1957 489,1955 482,1949 481,1948 480,1946 465,1932 455,1924 449,1920 431,1910 411,1904 400,1902 391,1901 310,1901 304,1902 290,1904 271,1910 252,1920 236,1932 221,1946 209,1963 200,1981 194,2000 193,2008 191,2021 191,2041 191,2042 194,2061 200,2081 209,2099 213,2104 219,2112 221,2116 223,2117 227,2124 228,2133 225,2141 223,2145 221,2146 209,2163 200,2181 194,2200 192,2213 191,2221 191,2241 192,2253 194,2261 200,2281 209,2299 214,2306 221,2316 236,2330 246,2338 252,2342 256,2344 260,2346 261,2347 264,2348 265,2349 266,2350 268,2352 270,2353 271,2355 272,2356 273,2359 275,2361 275,2363 275,2364 275,2365 276,2367 276,3540 274,3549 268,3556 265,3558 252,3564 236,3576 221,3591 209,3607 200,3626 194,3645 192,3657 191,3665 191,3686 192,3698 194,3706 200,3725 209,3744 220,3758 221,3760 223,3761 227,3769 228,3778 225,3786 223,3790 221,3791 209,3807 200,3826 194,3845 192,3858 191,3865 191,3886 191,3890 194,3906 200,3925 209,3944 214,3950 221,3960 236,3975 246,3982 252,3987 271,3996 290,4002 310,4006 391,4006 411,4002 431,3996 449,3987 465,3975 480,3960 481,3959 488,3953 496,3951 497,3951 960,3951 961,3951 965,3952 969,3953 971,3954 976,3958 976,3959 980,3963 981,3964 982,3965 983,3968 985,3971 985,3972 985,3973 985,3977 986,3980 985,3981 985,3982 984,3985 983,3988 982,3990 981,3990 981,3991 980,3992 978,3994 966,4010 957,4027 951,4046 948,4066 948,4085 951,4105 957,4124 963,4136 965,4144 964,4153 958,4160 957,4161 954,4163 936,4181 921,4202 910,4224 902,4248 901,4257 898,4273 898,4298 899,4306 902,4323 910,4347 921,4369 925,4375 936,4390 954,4408 974,4422 997,4434 1021,4442 1045,4446 1201,4446 1225,4442 1249,4434 1272,4422 1292,4408 1310,4390 1325,4369 1336,4347 1344,4323 1348,4298 1348,4273 1344,4248 1336,4224 1325,4202 1310,4181 1292,4163 1289,4161 1283,4154 1281,4146 1282,4137 1283,4136 1289,4124 1295,4105 1298,4085 1298,4066 1297,4058 1295,4046 1294,4045 1289,4027 1280,4010 1268,3994 1266,3992 1265,3991 1265,3990 1263,3987 1261,3984 1261,3983 1261,3982 1261,3979 1260,3975 1261,3974 1261,3973 1262,3972 1263,3967 1264,3965 1265,3964 1266,3963 1270,3958 1273,3956 1276,3953 1277,3953 1281,3952 1285,3950 1286,3950 1350,3950 1359,3952 1364,3956 1379,3971 1383,3978 1384,3985 1384,4090 1385,4091 1387,4104 1393,4118 1396,4123 1401,4130 1471,4200 1482,4211 1495,4219 1509,4225 1523,4228 1661,4228 1670,4230 1677,4235 1679,4237 1689,4255 1691,4258 1705,4276 1723,4294 1739,4306 1744,4310 1767,4323 1768,4324 1775,4329 1779,4337 1780,4342 1780,4547 1778,4556 1773,4563 1768,4566 1767,4566 1760,4570 1744,4579 1723,4595 1705,4614 1689,4635 1675,4657 1665,4682 1659,4707 1655,4733 1655,4759 1658,4782 1659,4785 1665,4810 1667,4814 1675,4835 1689,4857 1690,4859 1705,4878 1723,4897 1744,4913 1767,4926 1791,4936 1816,4943 1842,4946 1868,4946 1894,4943 1920,4936 1944,4926 1967,4913 1987,4897 2006,4878 2022,4857 2035,4835 2045,4810 2052,4785 2055,4759 2055,4733 2052,4707 2045,4682 2035,4657 2022,4635 2006,4614 1987,4595 1978,4588 1967,4579 1944,4566 1943,4566 1935,4561 1931,4553 1930,4547 1930,4342 1932,4334 1938,4327 1943,4324 1944,4323 1967,4310 1987,4294 2006,4276 2022,4255 2035,4232 2045,4208 2052,4183 2055,4157 2055,4130 2052,4104 2045,4079 2035,4055 2022,4032 2006,4011 1987,3993 1975,3983 1967,3977 1944,3964 1920,3954 1894,3947 1868,3943 1842,3943 1816,3947 1791,3954 1767,3964 1744,3977 1723,3993 1705,4011 1689,4032 1675,4055 1671,4065 1666,4072 1658,4077 1653,4077 1570,4077 1567,4077 1563,4076 1562,4076 1561,4075 1556,4072 1541,4057 1537,4050 1536,4043 1536,3938 1534,3931 1533,3924 1527,3910 1524,3906 1520,3899 1519,3899 1519,3898 1437,3817 1429,3812 1425,3809 1414,3804 1411,3803 1402,3801 1397,3800 1285,3800 1281,3799 1277,3798 1275,3797 1270,3793 1270,3792 1266,3788 1265,3787 1264,3786 1263,3783 1261,3780 1261,3779 1261,3778 1261,3774 1260,3771 1261,3770 1261,3769 1262,3766 1263,3763 1264,3761 1265,3761 1265,3760 1266,3759 1268,3757 1269,3756 1269,3757 1275,3752 1283,3751 2564,3751 2568,3751 2572,3752 2572,3753 2579,3758 2581,3760 2582,3762 2583,3763 2585,3766 2587,3769 2587,3770 2587,3774 2588,3778 2587,3778 2587,3779 2586,3783 2585,3786 2584,3787 2583,3788 2582,3790 2581,3791 2569,3807 2559,3826 2553,3845 2551,3858 2550,3865 2550,3886 2551,3890 2553,3906 2559,3925 2569,3944 2574,3950 2581,3960 2595,3975 2606,3982 2612,3987 2630,3996 2649,4002 2670,4006 2750,4006 2770,4002 2790,3996 2808,3987 2825,3975 2839,3960 2840,3959 2847,3953 2855,3951 2856,3951 3353,3951 3357,3952 3362,3953 3364,3954 3369,3958 3369,3959 3372,3963 3373,3964 3374,3965 3376,3968 3377,3971 3377,3972 3378,3973 3378,3977 3378,3980 3378,3981 3378,3982 3376,3985 3375,3988 3374,3990 3373,3991 3373,3992 3370,3994 3359,4010 3350,4027 3344,4046 3340,4066 3340,4085 3344,4105 3350,4124 3356,4136 3358,4144 3356,4153 3351,4160 3350,4161 3346,4163 3328,4181 3314,4202 3302,4224 3294,4248 3293,4257 3290,4273 3290,4298 3292,4306 3294,4323 3302,4347 3314,4369 3318,4375 3328,4390 3346,4408 3367,4422 3389,4434 3413,4442 3438,4446 3593,4446 3618,4442 3642,4434 3664,4422 3685,4408 3703,4390 3717,4369 3729,4347 3737,4323 3741,4298 3741,4273 3737,4248 3729,4224 3717,4202 3703,4181 3685,4163 3681,4161 3675,4154 3673,4146 3675,4137 3675,4136 3681,4124 3687,4105 3691,4085 3691,4066 3689,4058 3687,4046 3687,4045 3681,4027 3672,4010 3661,3994 3658,3992 3658,3991 3657,3990 3656,3987 3654,3984 3654,3983 3653,3982 3653,3979 3653,3975 3653,3974 3653,3973 3654,3972 3656,3967 3657,3965 3658,3964 3659,3963 3661,3959 3662,3959 3665,3957 3668,3954 3669,3954 3673,3953 3677,3951 3740,3951 3749,3953 3754,3957 3769,3972 3773,3979 3774,3986 3774,4091 3777,4105 3782,4116 3783,4119 3784,4121 3791,4130 3791,4131 3861,4201 3872,4212 3884,4220 3898,4226 3912,4229 4020,4229 4029,4231 4036,4236 4037,4238 4047,4255 4049,4258 4063,4276 4081,4294 4097,4306 4102,4310 4125,4323 4126,4324 4133,4329 4138,4337 4138,4342 4138,4547 4137,4556 4131,4563 4126,4566 4125,4566 4118,4570 4102,4579 4081,4595 4063,4614 4047,4635 4034,4657 4024,4682 4017,4707 4013,4733 4013,4759 4016,4782 4017,4785 4024,4810 4025,4814 4034,4835 4047,4857 4048,4859 4063,4878 4081,4897 4102,4913 4125,4926 4149,4936 4174,4943 4200,4946 4227,4946 4253,4943 4278,4936 4302,4926 4325,4913 4346,4897 4364,4878 4380,4857 4393,4835 4403,4810 4410,4785 4414,4759 4414,4733 4410,4707 4403,4682 4393,4657 4380,4635 4364,4614 4346,4595 4336,4588 4325,4579 4302,4566 4301,4566 4294,4561 4289,4553 4289,4547 4289,4342 4291,4334 4296,4327 4301,4324 4302,4323 4325,4310 4346,4294 4364,4276 4380,4255 4393,4232 4403,4208 4410,4183 4414,4157 4414,4130 4410,4104 4403,4079 4393,4055 4380,4032 4364,4011 4346,3993 4333,3983 4325,3977 4302,3964 4278,3954 4253,3947 4227,3943 4200,3943 4174,3947 4149,3954 4125,3964 4102,3977 4081,3993 4063,4011 4047,4032 4034,4055 4029,4066 4024,4073 4016,4078 4011,4078 3959,4078 3956,4078 3952,4077 3951,4077 3950,4076 3945,4073 3930,4058 3926,4051 3925,4044 3925,3939 3923,3932 3922,3925 3916,3911 3912,3905 3908,3899 3827,3818 3818,3812 3815,3810 3805,3806 3801,3804 3792,3802 3787,3801 3679,3801 3678,3801 3674,3800 3670,3799 3668,3797 3663,3794 3663,3793 3659,3788 3658,3787 3657,3786 3655,3783 3654,3780 3654,3779 3653,3777 3653,3774 3653,3771 3653,3770 3653,3769 3655,3766 3656,3763 3657,3761 3658,3760 3658,3759 3661,3757 3661,3756 3662,3757 3668,3752 3676,3751 4205,3751 4214,3753 4219,3756 4551,4088 4562,4099 4574,4107 4588,4113 4602,4116 4919,4116 4927,4118 4934,4123 4935,4124 4936,4125 4950,4140 4958,4146 4967,4152 4985,4161 5004,4167 5025,4171 5105,4171 5125,4167 5145,4161 5155,4156 5163,4152 5180,4140 5194,4125 5195,4124 5202,4118 5210,4116 5211,4116 5682,4116 5691,4118 5698,4123 5702,4131 5702,4140 5698,4148 5696,4150 5690,4156 5686,4161 5676,4174 5666,4195 5659,4217 5656,4236 5655,4239 5655,4262 5656,4265 5659,4284 5666,4306 5676,4327 5690,4345 5706,4361 5724,4375 5745,4385 5767,4392 5789,4396 5972,4396 5994,4392 6016,4385 6037,4375 6055,4361 6071,4345 6085,4327 6095,4306 6102,4284 6106,4262 6106,4239 6102,4217 6095,4195 6085,4174 6071,4156 6055,4140 6043,4131 6038,4125 6035,4116 6037,4108 6037,4106 6038,4104 6046,4089 6052,4070 6053,4066 6055,4055 6056,4050 6056,4031 6055,4029 6052,4011 6052,4010 6046,3993 6037,3975 6028,3962 6025,3954 6025,3945 6029,3937 6036,3932 6044,3930 6103,3930 6106,3931 6110,3932 6111,3932 6112,3932 6117,3936 6132,3951 6136,3958 6137,3965 6137,4070 6138,4072 6140,4084 6146,4098 6147,4099 6154,4110 6224,4180 6235,4191 6247,4199 6261,4205 6275,4208 6365,4208 6374,4210 6381,4215 6384,4220 6389,4232 6402,4255 6406,4261 6418,4276 6436,4294 6452,4306 6457,4310 6480,4323 6481,4324 6488,4329 6493,4337 6493,4342 6493,4547 6492,4556 6486,4563 6481,4566 6480,4566 6473,4570 6457,4579 6436,4595 6418,4614 6402,4635 6389,4657 6379,4682 6372,4707 6368,4733 6368,4759 6371,4782 6372,4785 6379,4810 6380,4814 6389,4835 6402,4857 6403,4859 6418,4878 6436,4897 6457,4913 6480,4926 6504,4936 6529,4943 6555,4946 6582,4946 6608,4943 6633,4936 6657,4926 6680,4913 6701,4897 6719,4878 6735,4857 6748,4835 6758,4810 6765,4785 6769,4759 6769,4733 6765,4707 6758,4682 6748,4657 6735,4635 6719,4614 6701,4595 6691,4588 6680,4579 6657,4566 6656,4566 6649,4561 6644,4553 6644,4547 6644,4342 6646,4334 6651,4327 6656,4324 6657,4323 6680,4310 6701,4294 6719,4276 6735,4255 6748,4232 6758,4208 6765,4183 6769,4157 6769,4130 6765,4104 6758,4079 6748,4055 6735,4032 6719,4011 6701,3993 6688,3983 6680,3977 6657,3964 6633,3954 6608,3947 6582,3943 6555,3943 6529,3947 6504,3954 6480,3964 6457,3977 6436,3993 6418,4011 6402,4032 6393,4047 6387,4054 6379,4057 6376,4057 6322,4057 6319,4057 6315,4056 6314,4056 6313,4055 6308,4052 6293,4037 6289,4030 6288,4023 6288,3918 6286,3912 6285,3904 6279,3890 6275,3884 6271,3878 6238,3845 6190,3797 6182,3791 6178,3789 6166,3784 6164,3783 6151,3781 6150,3780 6054,3780 6045,3778 6038,3773 6038,3772 6037,3771 6036,3770 6024,3753 6022,3751 6021,3750 6020,3747 6019,3745 6019,3743 6018,3742 6018,3739 6018,3736 6018,3735 6018,3733 6020,3731 6021,3728 6022,3726 6023,3725 6023,3724 6026,3722 6037,3706 6046,3689 6052,3670 6056,3650 6056,3631 6055,3626 6052,3611 6049,3601 6046,3593 6040,3580 6038,3572 6040,3563 6045,3556 6046,3555 6050,3553 6068,3535 6082,3514 6094,3492 6102,3468 6106,3443 6106,3418 6102,3393 6094,3369 6082,3347 6068,3326 6050,3308 6037,3299 6029,3294 6007,3282 5983,3274 5967,3272 5958,3270 5803,3270 5795,3272 5778,3274 5754,3282 5732,3294 5711,3308 5693,3326 5679,3347 5667,3369 5659,3393 5658,3401 5655,3418 5655,3443 5658,3457 5659,3468 5667,3492 5679,3514 5680,3516 5693,3535 5711,3553 5715,3555 5721,3562 5723,3570 5721,3579 5721,3580 5715,3593 5709,3611 5705,3631 5705,3650 5709,3670 5715,3689 5721,3700 5724,3706 5726,3709 5735,3722 5738,3724 5738,3725 5739,3726 5740,3729 5742,3732 5742,3733 5743,3734 5743,3737 5743,3741 5743,3742 5743,3743 5742,3744 5740,3749 5739,3751 5738,3752 5737,3753 5734,3757 5734,3758 5731,3760 5727,3763 5723,3764 5719,3765 5718,3765 5211,3765 5203,3764 5196,3758 5195,3757 5194,3756 5180,3741 5169,3734 5163,3729 5145,3720 5125,3714 5112,3712 5105,3710 5025,3710 5019,3711 5004,3714 4985,3720 4967,3729 4950,3741 4936,3756 4924,3772 4914,3791 4908,3810 4905,3830 4905,3851 4908,3871 4914,3890 4924,3909 4936,3925 4937,3926 4938,3928 4939,3929 4940,3931 4942,3934 4942,3935 4942,3937 4942,3940 4943,3943 4942,3944 4942,3946 4941,3948 4940,3951 4938,3953 4937,3954 4936,3956 4934,3958 4931,3961 4928,3963 4927,3963 4927,3964 4923,3964 4919,3965 4649,3965 4640,3964 4635,3960 4466,3791 4292,3617 4284,3611 4280,3609 4277,3608 4276,3607 4273,3605 4271,3603 4270,3602 4269,3601 4268,3598 4266,3595 4266,3594 4266,3593 4266,3590 4266,3586 4266,3585 4266,3584 4268,3581 4269,3578 4270,3577 4271,3576 4273,3575 4276,3572 4278,3571 4302,3561 4325,3548 4346,3532 4364,3514 4380,3493 4393,3470 4396,3463 4402,3456 4409,3451 4415,3451 4418,3451 4432,3448 4446,3442 4451,3439 4458,3434 4661,3231 4668,3227 4675,3226 6084,3226 6093,3228 6098,3231 6301,3434 6305,3437 6313,3442 6319,3444 6320,3445 6323,3446 6327,3448 6338,3450 6341,3451 6356,3451 6367,3451 6376,3453 6383,3458 6386,3463 6389,3470 6402,3493 6411,3505 6418,3514 6436,3532 6457,3548 6480,3561 6504,3571 6529,3578 6555,3582 6582,3582 6608,3578 6633,3571 6657,3561 6680,3548 6701,3532 6719,3514 6735,3493 6748,3470 6749,3469 6754,3462 6762,3457 6767,3457 6822,3457 6831,3459 6836,3462 6906,3532 6974,3600 6985,3611 6997,3619 7011,3625 7025,3628 7957,3628 7960,3628 7964,3629 7965,3629 7966,3630 7971,3633 7995,3657 7999,3664 8000,3671 8000,4073 7998,4082 7995,4087 7804,4278 7800,4284 7799,4285 7798,4287 7796,4290 7790,4304 7787,4318 7787,4370 7785,4379 7782,4384 7665,4501 7662,4505 7660,4508 7659,4510 7657,4513 7651,4527 7648,4541 7648,4819 7651,4833 7657,4847 7660,4851 7665,4859 7736,4930 7741,4937 7742,4946 7739,4955 7732,4961 7724,4964 7722,4964 7225,4964 7209,4968 7196,4976 7184,4987 7177,5001 7172,5016 7172,5285 7170,5293 7165,5300 7157,5304 7153,5304 19,5304 11,5302 4,5297 0,5289 0,5285 0,4830 50,4830 50,5164 55,5180 62,5193 74,5205 87,5212 103,5217 1152,5217 1168,5212 1175,5208 1181,5205 1193,5193 1200,5180 1205,5164 1205,4830 1200,4814 1193,4801 1181,4789 1168,4782 1152,4777 118,4777 103,4777 87,4782 74,4789 62,4801 55,4814 50,4830 0,4830 0,1167 110,1167 110,1757 114,1773 122,1786 133,1798 147,1805 162,1810 497,1810 512,1805 526,1798 537,1786 542,1777 545,1773 549,1757 549,1167 548,1165 547,1158 545,1152 537,1138 526,1127 512,1119 497,1115 178,1115 162,1115 147,1119 133,1127 122,1138 114,1152 110,1167 0,1167 0,754 938,754 938,1160 942,1176 950,1189 961,1201 975,1208 990,1213 1325,1213 1340,1208 1354,1201 1365,1189 1373,1176 1377,1160 1377,754 1373,739 1365,725 1354,714 1340,706 1325,702 1006,702 990,702 975,706 961,714 950,725 942,739 938,754 0,754 0,461 1621,461 1621,908 1626,923 1633,937 1645,948 1658,956 1674,960 2008,960 2024,956 2037,948 2049,937 2055,925 2056,923 2061,908 2061,807 2116,807 2116,1746 2121,1762 2128,1775 2140,1787 2153,1794 2169,1799 2471,1799 2487,1794 2500,1787 2512,1775 2518,1765 2519,1762 2524,1746 2524,807 2519,791 2512,778 2500,766 2487,759 2471,754 2184,754 2169,754 2153,759 2140,766 2128,778 2121,791 2116,807 2061,807 2061,461 2056,446 2049,432 2037,421 2024,413 2008,409 1689,409 1674,409 1658,413 1645,421 1633,432 1626,446 1621,461 0,461 0,447 2,439 7,432 15,428 24,428 32,432 35,435 47,447 60,454 76,459 1125,459 1141,454 1142,454 1153,447 1154,447 1166,435 1173,422 1178,406 1178,215 6308,215 6308,549 6313,565 6320,578 6332,590 6345,597 6361,602 6760,602 6776,597 6789,590 6801,578 6808,566 6808,565 6813,549 6813,215 6808,199 6801,186 6789,174 6776,167 6760,162 6376,162 6361,162 6345,167 6332,174 6320,186 6313,199 6308,215 1178,215 1178,72 1173,56 1166,43 1156,34 1152,26 1151,17 1154,9 1160,3 1168,0 1171,0 7059,0">
          <text:p/>
        </draw:polygon>
        <draw:path draw:style-name="gr8" draw:text-style-name="P3" draw:layer="layout" svg:width="0.1cm" svg:height="0.1cm" svg:x="12.067cm" svg:y="12.702cm" svg:viewBox="0 0 101 101" svg:d="M0 50c0-28 24-50 52-50 27 0 49 22 49 50s-22 51-49 51c-28 0-52-23-52-51z">
          <text:p/>
        </draw:path>
        <draw:path draw:style-name="gr8" draw:text-style-name="P3" draw:layer="layout" svg:width="0.1cm" svg:height="0.1cm" svg:x="5.666cm" svg:y="14.843cm" svg:viewBox="0 0 101 101" svg:d="M0 50c0-28 22-50 49-50 29 0 52 22 52 50s-23 51-52 51c-27 0-49-23-49-51z">
          <text:p/>
        </draw:path>
        <draw:path draw:style-name="gr8" draw:text-style-name="P3" draw:layer="layout" svg:width="0.149cm" svg:height="0.151cm" svg:x="5.641cm" svg:y="13.997cm" svg:viewBox="0 0 150 152" svg:d="M0 76c0-42 34-76 75-76 42 0 75 34 75 76 0 41-33 76-75 76-41 0-75-35-75-76z">
          <text:p/>
        </draw:path>
        <draw:path draw:style-name="gr8" draw:text-style-name="P3" draw:layer="layout" svg:width="0.1cm" svg:height="0.1cm" svg:x="5.666cm" svg:y="14.632cm" svg:viewBox="0 0 101 101" svg:d="M0 52c0-29 22-52 49-52 29 0 52 23 52 52 0 27-23 49-52 49-27 0-49-22-49-49z">
          <text:p/>
        </draw:path>
        <draw:path draw:style-name="gr8" draw:text-style-name="P3" draw:layer="layout" svg:width="0.1cm" svg:height="0.099cm" svg:x="5.666cm" svg:y="14.433cm" svg:viewBox="0 0 101 100" svg:d="M0 50c0-28 22-50 49-50 29 0 52 22 52 50s-23 50-52 50c-27 0-49-22-49-50z">
          <text:p/>
        </draw:path>
        <draw:path draw:style-name="gr8" draw:text-style-name="P3" draw:layer="layout" svg:width="0.1cm" svg:height="0.1cm" svg:x="5.666cm" svg:y="14.233cm" svg:viewBox="0 0 101 101" svg:d="M0 50c0-28 22-50 49-50 29 0 52 22 52 50s-23 51-52 51c-27 0-49-23-49-51z">
          <text:p/>
        </draw:path>
        <draw:path draw:style-name="gr8" draw:text-style-name="P3" draw:layer="layout" svg:width="0.1cm" svg:height="0.1cm" svg:x="13.664cm" svg:y="16.286cm" svg:viewBox="0 0 101 101" svg:d="M0 50c0-28 22-50 50-50s51 22 51 50c0 29-23 51-51 51s-50-22-50-51z">
          <text:p/>
        </draw:path>
        <draw:path draw:style-name="gr8" draw:text-style-name="P3" draw:layer="layout" svg:width="0.1cm" svg:height="0.1cm" svg:x="13.41cm" svg:y="16.286cm" svg:viewBox="0 0 101 101" svg:d="M0 50c0-28 22-50 51-50 28 0 50 22 50 50 0 29-22 51-50 51-29 0-51-22-51-51z">
          <text:p/>
        </draw:path>
        <draw:path draw:style-name="gr8" draw:text-style-name="P3" draw:layer="layout" svg:width="0.1cm" svg:height="0.1cm" svg:x="8.696cm" svg:y="15.783cm" svg:viewBox="0 0 101 101" svg:d="M0 49c0-27 23-49 51-49 27 0 50 22 50 49 0 28-23 52-50 52-28 0-51-24-51-52z">
          <text:p/>
        </draw:path>
        <draw:path draw:style-name="gr8" draw:text-style-name="P3" draw:layer="layout" svg:width="0.1cm" svg:height="0.1cm" svg:x="8.696cm" svg:y="16.545cm" svg:viewBox="0 0 101 101" svg:d="M0 50c0-27 23-50 51-50 27 0 50 23 50 50 0 28-23 51-50 51-28 0-51-23-51-51z">
          <text:p/>
        </draw:path>
        <draw:path draw:style-name="gr8" draw:text-style-name="P3" draw:layer="layout" svg:width="0.1cm" svg:height="0.1cm" svg:x="7.998cm" svg:y="15.867cm" svg:viewBox="0 0 101 101" svg:d="M0 49c0-27 23-49 50-49 28 0 51 22 51 49 0 28-23 52-51 52-27 0-50-24-50-52z">
          <text:p/>
        </draw:path>
        <draw:path draw:style-name="gr8" draw:text-style-name="P3" draw:layer="layout" svg:width="0.149cm" svg:height="0.149cm" svg:x="7.973cm" svg:y="16.662cm" svg:viewBox="0 0 150 150" svg:d="M0 75c0-42 33-75 74-75 43 0 76 33 76 75 0 41-33 75-76 75-41 0-74-34-74-75z">
          <text:p/>
        </draw:path>
        <draw:path draw:style-name="gr8" draw:text-style-name="P3" draw:layer="layout" svg:width="0.1cm" svg:height="0.1cm" svg:x="7.998cm" svg:y="16.076cm" svg:viewBox="0 0 101 101" svg:d="M0 51c0-28 23-51 50-51 28 0 51 23 51 51 0 27-23 50-51 50-27 0-50-23-50-50z">
          <text:p/>
        </draw:path>
        <draw:path draw:style-name="gr8" draw:text-style-name="P3" draw:layer="layout" svg:width="0.1cm" svg:height="0.1cm" svg:x="7.998cm" svg:y="16.276cm" svg:viewBox="0 0 101 101" svg:d="M0 51c0-28 23-51 50-51 28 0 51 23 51 51 0 27-23 50-51 50-27 0-50-23-50-50z">
          <text:p/>
        </draw:path>
        <draw:path draw:style-name="gr8" draw:text-style-name="P3" draw:layer="layout" svg:width="0.1cm" svg:height="0.1cm" svg:x="7.998cm" svg:y="16.476cm" svg:viewBox="0 0 101 101" svg:d="M0 51c0-28 23-51 50-51 28 0 51 23 51 51 0 27-23 50-51 50-27 0-50-23-50-50z">
          <text:p/>
        </draw:path>
        <draw:path draw:style-name="gr8" draw:text-style-name="P3" draw:layer="layout" svg:width="0.1cm" svg:height="0.1cm" svg:x="16.485cm" svg:y="13.08cm" svg:viewBox="0 0 101 101" svg:d="M0 51c0-28 22-51 51-51 27 0 50 23 50 51s-23 50-50 50c-29 0-51-22-51-50z">
          <text:p/>
        </draw:path>
        <draw:path draw:style-name="gr8" draw:text-style-name="P3" draw:layer="layout" svg:width="0.1cm" svg:height="0.1cm" svg:x="15.467cm" svg:y="13.996cm" svg:viewBox="0 0 101 101" svg:d="M0 50c0-28 23-50 51-50s50 22 50 50-22 51-50 51-51-23-51-51z">
          <text:p/>
        </draw:path>
        <draw:path draw:style-name="gr8" draw:text-style-name="P3" draw:layer="layout" svg:width="0.1cm" svg:height="0.1cm" svg:x="15.721cm" svg:y="13.996cm" svg:viewBox="0 0 101 101" svg:d="M0 50c0-28 24-50 52-50 27 0 49 22 49 50s-22 51-49 51c-28 0-52-23-52-51z">
          <text:p/>
        </draw:path>
        <draw:path draw:style-name="gr8" draw:text-style-name="P3" draw:layer="layout" svg:width="0.1cm" svg:height="0.1cm" svg:x="13.045cm" svg:y="15.674cm" svg:viewBox="0 0 101 101" svg:d="M0 50c0-28 24-50 52-50 27 0 49 22 49 50s-22 51-49 51c-28 0-52-23-52-51z">
          <text:p/>
        </draw:path>
        <draw:path draw:style-name="gr8" draw:text-style-name="P3" draw:layer="layout" svg:width="0.1cm" svg:height="0.1cm" svg:x="12.283cm" svg:y="15.674cm" svg:viewBox="0 0 101 101" svg:d="M0 50c0-28 23-50 51-50 27 0 50 22 50 50s-23 51-50 51c-28 0-51-23-51-51z">
          <text:p/>
        </draw:path>
        <draw:path draw:style-name="gr8" draw:text-style-name="P3" draw:layer="layout" svg:width="0.1cm" svg:height="0.1cm" svg:x="10.362cm" svg:y="16.652cm" svg:viewBox="0 0 101 101" svg:d="M0 51c0-28 23-51 52-51 27 0 49 23 49 51 0 27-22 50-49 50-29 0-52-23-52-50z">
          <text:p/>
        </draw:path>
        <draw:path draw:style-name="gr8" draw:text-style-name="P3" draw:layer="layout" svg:width="0.149cm" svg:height="0.15cm" svg:x="10.338cm" svg:y="15.807cm" svg:viewBox="0 0 150 151" svg:d="M0 75c0-42 33-75 75-75s75 33 75 75c0 41-33 76-75 76s-75-35-75-76z">
          <text:p/>
        </draw:path>
        <draw:path draw:style-name="gr8" draw:text-style-name="P3" draw:layer="layout" svg:width="0.1cm" svg:height="0.1cm" svg:x="10.362cm" svg:y="16.442cm" svg:viewBox="0 0 101 101" svg:d="M0 51c0-28 23-51 52-51 27 0 49 23 49 51 0 27-22 50-49 50-29 0-52-23-52-50z">
          <text:p/>
        </draw:path>
        <draw:path draw:style-name="gr8" draw:text-style-name="P3" draw:layer="layout" svg:width="0.1cm" svg:height="0.1cm" svg:x="10.362cm" svg:y="16.242cm" svg:viewBox="0 0 101 101" svg:d="M0 51c0-28 23-51 52-51 27 0 49 23 49 51 0 27-22 50-49 50-29 0-52-23-52-50z">
          <text:p/>
        </draw:path>
        <draw:path draw:style-name="gr8" draw:text-style-name="P3" draw:layer="layout" svg:width="0.1cm" svg:height="0.1cm" svg:x="10.362cm" svg:y="16.042cm" svg:viewBox="0 0 101 101" svg:d="M0 51c0-28 23-51 52-51 27 0 49 23 49 51 0 27-22 50-49 50-29 0-52-23-52-50z">
          <text:p/>
        </draw:path>
        <draw:path draw:style-name="gr8" draw:text-style-name="P3" draw:layer="layout" svg:width="0.1cm" svg:height="0.1cm" svg:x="6.337cm" svg:y="15.783cm" svg:viewBox="0 0 101 101" svg:d="M0 49c0-27 23-49 50-49 28 0 51 22 51 49 0 28-23 52-51 52-27 0-50-24-50-52z">
          <text:p/>
        </draw:path>
        <draw:path draw:style-name="gr8" draw:text-style-name="P3" draw:layer="layout" svg:width="0.1cm" svg:height="0.1cm" svg:x="6.337cm" svg:y="16.545cm" svg:viewBox="0 0 101 101" svg:d="M0 50c0-27 23-50 50-50 28 0 51 23 51 50 0 28-23 51-51 51-27 0-50-23-50-51z">
          <text:p/>
        </draw:path>
        <draw:path draw:style-name="gr8" draw:text-style-name="P3" draw:layer="layout" svg:width="0.1cm" svg:height="0.1cm" svg:x="7.192cm" svg:y="16.076cm" svg:viewBox="0 0 101 101" svg:d="M0 51c0-28 22-51 51-51 27 0 50 23 50 51 0 27-23 50-50 50-29 0-51-23-51-50z">
          <text:p/>
        </draw:path>
        <draw:path draw:style-name="gr8" draw:text-style-name="P3" draw:layer="layout" svg:width="0.1cm" svg:height="0.1cm" svg:x="7.192cm" svg:y="16.276cm" svg:viewBox="0 0 101 101" svg:d="M0 51c0-28 22-51 51-51 27 0 50 23 50 51 0 27-23 50-50 50-29 0-51-23-51-50z">
          <text:p/>
        </draw:path>
        <draw:path draw:style-name="gr8" draw:text-style-name="P3" draw:layer="layout" svg:width="0.1cm" svg:height="0.1cm" svg:x="11.759cm" svg:y="12.702cm" svg:viewBox="0 0 101 101" svg:d="M0 50c0-28 23-50 50-50 28 0 51 22 51 50s-23 51-51 51c-27 0-50-23-50-51z">
          <text:p/>
        </draw:path>
        <draw:path draw:style-name="gr8" draw:text-style-name="P3" draw:layer="layout" svg:width="0.1cm" svg:height="0.1cm" svg:x="7.995cm" svg:y="14.842cm" svg:viewBox="0 0 101 101" svg:d="M0 51c0-29 24-51 52-51 27 0 49 22 49 51 0 27-22 50-49 50-28 0-52-23-52-50z">
          <text:p/>
        </draw:path>
        <draw:path draw:style-name="gr8" draw:text-style-name="P3" draw:layer="layout" svg:width="0.149cm" svg:height="0.15cm" svg:x="7.971cm" svg:y="13.997cm" svg:viewBox="0 0 150 151" svg:d="M0 75c0-42 33-75 75-75s75 33 75 75c0 41-33 76-75 76s-75-35-75-76z">
          <text:p/>
        </draw:path>
        <draw:path draw:style-name="gr8" draw:text-style-name="P3" draw:layer="layout" svg:width="0.1cm" svg:height="0.1cm" svg:x="7.995cm" svg:y="14.632cm" svg:viewBox="0 0 101 101" svg:d="M0 51c0-29 24-51 52-51 27 0 49 22 49 51 0 27-22 50-49 50-28 0-52-23-52-50z">
          <text:p/>
        </draw:path>
        <draw:path draw:style-name="gr8" draw:text-style-name="P3" draw:layer="layout" svg:width="0.1cm" svg:height="0.1cm" svg:x="7.995cm" svg:y="14.432cm" svg:viewBox="0 0 101 101" svg:d="M0 51c0-29 24-51 52-51 27 0 49 22 49 51 0 27-22 50-49 50-28 0-52-23-52-50z">
          <text:p/>
        </draw:path>
        <draw:path draw:style-name="gr8" draw:text-style-name="P3" draw:layer="layout" svg:width="0.1cm" svg:height="0.1cm" svg:x="7.995cm" svg:y="14.232cm" svg:viewBox="0 0 101 101" svg:d="M0 51c0-29 24-51 52-51 27 0 49 22 49 51 0 27-22 50-49 50-28 0-52-23-52-50z">
          <text:p/>
        </draw:path>
        <draw:path draw:style-name="gr8" draw:text-style-name="P3" draw:layer="layout" svg:width="0.1cm" svg:height="0.1cm" svg:x="8.696cm" svg:y="13.606cm" svg:viewBox="0 0 101 101" svg:d="M0 50c0-28 23-50 51-50 27 0 50 22 50 50 0 27-23 51-50 51-28 0-51-24-51-51z">
          <text:p/>
        </draw:path>
        <draw:path draw:style-name="gr8" draw:text-style-name="P3" draw:layer="layout" svg:width="0.1cm" svg:height="0.1cm" svg:x="15.198cm" svg:y="17.502cm" svg:viewBox="0 0 101 101" svg:d="M0 51c0-29 22-51 51-51 28 0 50 22 50 51 0 28-22 50-50 50-29 0-51-22-51-50z">
          <text:p/>
        </draw:path>
        <draw:path draw:style-name="gr8" draw:text-style-name="P3" draw:layer="layout" svg:width="0.1cm" svg:height="0.1cm" svg:x="15.198cm" svg:y="16.74cm" svg:viewBox="0 0 101 101" svg:d="M0 51c0-28 22-51 51-51 28 0 50 23 50 51s-22 50-50 50c-29 0-51-22-51-50z">
          <text:p/>
        </draw:path>
        <draw:path draw:style-name="gr8" draw:text-style-name="P3" draw:layer="layout" svg:width="0.1cm" svg:height="0.1cm" svg:x="14.697cm" svg:y="13.996cm" svg:viewBox="0 0 101 101" svg:d="M0 50c0-28 23-50 52-50 27 0 49 22 49 50s-22 51-49 51c-29 0-52-23-52-51z">
          <text:p/>
        </draw:path>
        <draw:path draw:style-name="gr8" draw:text-style-name="P3" draw:layer="layout" svg:width="0.1cm" svg:height="0.1cm" svg:x="14.951cm" svg:y="13.996cm" svg:viewBox="0 0 101 101" svg:d="M0 50c0-28 23-50 51-50 27 0 50 22 50 50s-23 51-50 51c-28 0-51-23-51-51z">
          <text:p/>
        </draw:path>
        <draw:path draw:style-name="gr8" draw:text-style-name="P3" draw:layer="layout" svg:width="0.1cm" svg:height="0.1cm" svg:x="16.79cm" svg:y="13.08cm" svg:viewBox="0 0 101 101" svg:d="M0 51c0-28 22-51 51-51 27 0 50 23 50 51s-23 50-50 50c-29 0-51-22-51-50z">
          <text:p/>
        </draw:path>
        <draw:path draw:style-name="gr8" draw:text-style-name="P3" draw:layer="layout" svg:width="0.1cm" svg:height="0.1cm" svg:x="4.834cm" svg:y="14.632cm" svg:viewBox="0 0 101 101" svg:d="M0 51c0-29 23-51 51-51 27 0 50 22 50 51 0 27-23 50-50 50-28 0-51-23-51-50z">
          <text:p/>
        </draw:path>
        <draw:path draw:style-name="gr8" draw:text-style-name="P3" draw:layer="layout" svg:width="0.1cm" svg:height="0.1cm" svg:x="4.834cm" svg:y="14.432cm" svg:viewBox="0 0 101 101" svg:d="M0 51c0-29 23-51 51-51 27 0 50 22 50 51 0 27-23 50-50 50-28 0-51-23-51-50z">
          <text:p/>
        </draw:path>
        <draw:path draw:style-name="gr8" draw:text-style-name="P3" draw:layer="layout" svg:width="0.1cm" svg:height="0.1cm" svg:x="8.696cm" svg:y="14.917cm" svg:viewBox="0 0 101 101" svg:d="M0 50c0-27 23-50 51-50 27 0 50 23 50 50 0 29-23 51-50 51-28 0-51-22-51-51z">
          <text:p/>
        </draw:path>
        <draw:path draw:style-name="gr8" draw:text-style-name="P3" draw:layer="layout" svg:width="0.1cm" svg:height="0.1cm" svg:x="8.696cm" svg:y="14.155cm" svg:viewBox="0 0 101 101" svg:d="M0 51c0-28 23-51 51-51 27 0 50 23 50 51s-23 50-50 50c-28 0-51-22-51-50z">
          <text:p/>
        </draw:path>
        <draw:path draw:style-name="gr8" draw:text-style-name="P3" draw:layer="layout" svg:width="0.1cm" svg:height="0.1cm" svg:x="11.051cm" svg:y="14.917cm" svg:viewBox="0 0 101 101" svg:d="M0 50c0-27 22-50 51-50 27 0 50 23 50 50 0 29-23 51-50 51-29 0-51-22-51-51z">
          <text:p/>
        </draw:path>
        <draw:path draw:style-name="gr8" draw:text-style-name="P3" draw:layer="layout" svg:width="0.1cm" svg:height="0.1cm" svg:x="11.051cm" svg:y="14.155cm" svg:viewBox="0 0 101 101" svg:d="M0 51c0-28 22-51 51-51 27 0 50 23 50 51s-23 50-50 50c-29 0-51-22-51-50z">
          <text:p/>
        </draw:path>
        <draw:path draw:style-name="gr8" draw:text-style-name="P3" draw:layer="layout" svg:width="0.1cm" svg:height="0.1cm" svg:x="16.188cm" svg:y="14.657cm" svg:viewBox="0 0 101 101" svg:d="M0 51c0-28 23-51 52-51 27 0 49 23 49 51s-22 50-49 50c-29 0-52-22-52-50z">
          <text:p/>
        </draw:path>
        <draw:path draw:style-name="gr8" draw:text-style-name="P3" draw:layer="layout" svg:width="0.1cm" svg:height="0.1cm" svg:x="16.95cm" svg:y="14.657cm" svg:viewBox="0 0 101 101" svg:d="M0 51c0-28 23-51 51-51s50 23 50 51-22 50-50 50-51-22-51-50z">
          <text:p/>
        </draw:path>
        <draw:path draw:style-name="gr8" draw:text-style-name="P3" draw:layer="layout" svg:width="0.1cm" svg:height="0.1cm" svg:x="9.547cm" svg:y="14.632cm" svg:viewBox="0 0 101 101" svg:d="M0 51c0-29 22-51 51-51 27 0 50 22 50 51 0 27-23 50-50 50-29 0-51-23-51-50z">
          <text:p/>
        </draw:path>
        <draw:path draw:style-name="gr8" draw:text-style-name="P3" draw:layer="layout" svg:width="0.1cm" svg:height="0.1cm" svg:x="9.547cm" svg:y="14.432cm" svg:viewBox="0 0 101 101" svg:d="M0 51c0-29 22-51 51-51 27 0 50 22 50 51 0 27-23 50-50 50-29 0-51-23-51-50z">
          <text:p/>
        </draw:path>
        <draw:path draw:style-name="gr8" draw:text-style-name="P3" draw:layer="layout" svg:width="0.1cm" svg:height="0.1cm" svg:x="12.435cm" svg:y="17.124cm" svg:viewBox="0 0 101 101" svg:d="M0 51c0-29 23-51 52-51 27 0 49 22 49 51 0 28-22 50-49 50-29 0-52-22-52-50z">
          <text:p/>
        </draw:path>
        <draw:path draw:style-name="gr8" draw:text-style-name="P3" draw:layer="layout" svg:width="0.1cm" svg:height="0.1cm" svg:x="13.928cm" svg:y="15.535cm" svg:viewBox="0 0 101 101" svg:d="M0 50c0-28 22-50 50-50s51 22 51 50-23 51-51 51-50-23-50-51z">
          <text:p/>
        </draw:path>
        <draw:path draw:style-name="gr8" draw:text-style-name="P3" draw:layer="layout" svg:width="0.1cm" svg:height="0.1cm" svg:x="14.182cm" svg:y="15.535cm" svg:viewBox="0 0 101 101" svg:d="M0 50c0-28 22-50 49-50 29 0 52 22 52 50s-23 51-52 51c-27 0-49-23-49-51z">
          <text:p/>
        </draw:path>
        <draw:path draw:style-name="gr8" draw:text-style-name="P3" draw:layer="layout" svg:width="0.1cm" svg:height="0.1cm" svg:x="14.436cm" svg:y="15.535cm" svg:viewBox="0 0 101 101" svg:d="M0 50c0-28 23-50 50-50 28 0 51 22 51 50s-23 51-51 51c-27 0-50-23-50-51z">
          <text:p/>
        </draw:path>
        <draw:path draw:style-name="gr8" draw:text-style-name="P3" draw:layer="layout" svg:width="0.1cm" svg:height="0.1cm" svg:x="14.69cm" svg:y="15.535cm" svg:viewBox="0 0 101 101" svg:d="M0 50c0-28 22-50 49-50 29 0 52 22 52 50s-23 51-52 51c-27 0-49-23-49-51z">
          <text:p/>
        </draw:path>
        <draw:path draw:style-name="gr8" draw:text-style-name="P3" draw:layer="layout" svg:width="0.1cm" svg:height="0.1cm" svg:x="14.944cm" svg:y="15.535cm" svg:viewBox="0 0 101 101" svg:d="M0 50c0-28 22-50 49-50 28 0 52 22 52 50s-24 51-52 51c-27 0-49-23-49-51z">
          <text:p/>
        </draw:path>
        <draw:path draw:style-name="gr8" draw:text-style-name="P3" draw:layer="layout" svg:width="0.1cm" svg:height="0.1cm" svg:x="15.198cm" svg:y="15.535cm" svg:viewBox="0 0 101 101" svg:d="M0 50c0-28 22-50 50-50s51 22 51 50-23 51-51 51-50-23-50-51z">
          <text:p/>
        </draw:path>
        <draw:path draw:style-name="gr8" draw:text-style-name="P3" draw:layer="layout" svg:width="0.1cm" svg:height="0.1cm" svg:x="15.452cm" svg:y="15.535cm" svg:viewBox="0 0 101 101" svg:d="M0 50c0-28 22-50 49-50 28 0 52 22 52 50s-24 51-52 51c-27 0-49-23-49-51z">
          <text:p/>
        </draw:path>
        <draw:path draw:style-name="gr8" draw:text-style-name="P3" draw:layer="layout" svg:width="0.1cm" svg:height="0.1cm" svg:x="15.452cm" svg:y="14.741cm" svg:viewBox="0 0 101 101" svg:d="M0 50c0-28 22-50 49-50 28 0 52 22 52 50s-24 51-52 51c-27 0-49-23-49-51z">
          <text:p/>
        </draw:path>
        <draw:path draw:style-name="gr8" draw:text-style-name="P3" draw:layer="layout" svg:width="0.1cm" svg:height="0.1cm" svg:x="15.198cm" svg:y="14.741cm" svg:viewBox="0 0 101 101" svg:d="M0 50c0-28 22-50 50-50s51 22 51 50-23 51-51 51-50-23-50-51z">
          <text:p/>
        </draw:path>
        <draw:path draw:style-name="gr8" draw:text-style-name="P3" draw:layer="layout" svg:width="0.1cm" svg:height="0.1cm" svg:x="14.944cm" svg:y="14.741cm" svg:viewBox="0 0 101 101" svg:d="M0 50c0-28 22-50 49-50 28 0 52 22 52 50s-24 51-52 51c-27 0-49-23-49-51z">
          <text:p/>
        </draw:path>
        <draw:path draw:style-name="gr8" draw:text-style-name="P3" draw:layer="layout" svg:width="0.1cm" svg:height="0.1cm" svg:x="14.69cm" svg:y="14.741cm" svg:viewBox="0 0 101 101" svg:d="M0 50c0-28 22-50 49-50 29 0 52 22 52 50s-23 51-52 51c-27 0-49-23-49-51z">
          <text:p/>
        </draw:path>
        <draw:path draw:style-name="gr8" draw:text-style-name="P3" draw:layer="layout" svg:width="0.1cm" svg:height="0.1cm" svg:x="14.436cm" svg:y="14.741cm" svg:viewBox="0 0 101 101" svg:d="M0 50c0-28 23-50 50-50 28 0 51 22 51 50s-23 51-51 51c-27 0-50-23-50-51z">
          <text:p/>
        </draw:path>
        <draw:path draw:style-name="gr8" draw:text-style-name="P3" draw:layer="layout" svg:width="0.1cm" svg:height="0.1cm" svg:x="14.182cm" svg:y="14.741cm" svg:viewBox="0 0 101 101" svg:d="M0 50c0-28 22-50 49-50 29 0 52 22 52 50s-23 51-52 51c-27 0-49-23-49-51z">
          <text:p/>
        </draw:path>
        <draw:path draw:style-name="gr8" draw:text-style-name="P3" draw:layer="layout" svg:width="0.1cm" svg:height="0.1cm" svg:x="13.928cm" svg:y="14.741cm" svg:viewBox="0 0 101 101" svg:d="M0 50c0-28 22-50 50-50s51 22 51 50-23 51-51 51-50-23-50-51z">
          <text:p/>
        </draw:path>
        <draw:path draw:style-name="gr8" draw:text-style-name="P3" draw:layer="layout" svg:width="0.1cm" svg:height="0.1cm" svg:x="8.696cm" svg:y="17.147cm" svg:viewBox="0 0 101 101" svg:d="M0 51c0-28 23-51 51-51 27 0 50 23 50 51s-23 50-50 50c-28 0-51-22-51-50z">
          <text:p/>
        </draw:path>
        <draw:path draw:style-name="gr8" draw:text-style-name="P3" draw:layer="layout" svg:width="0.1cm" svg:height="0.1cm" svg:x="13.045cm" svg:y="14.657cm" svg:viewBox="0 0 101 101" svg:d="M0 51c0-28 24-51 52-51 27 0 49 23 49 51s-22 50-49 50c-28 0-52-22-52-50z">
          <text:p/>
        </draw:path>
        <draw:path draw:style-name="gr8" draw:text-style-name="P3" draw:layer="layout" svg:width="0.1cm" svg:height="0.1cm" svg:x="12.283cm" svg:y="14.657cm" svg:viewBox="0 0 101 101" svg:d="M0 51c0-28 23-51 51-51 27 0 50 23 50 51s-23 50-50 50c-28 0-51-22-51-50z">
          <text:p/>
        </draw:path>
        <draw:path draw:style-name="gr8" draw:text-style-name="P3" draw:layer="layout" svg:width="0.1cm" svg:height="0.1cm" svg:x="16.188cm" svg:y="15.674cm" svg:viewBox="0 0 101 101" svg:d="M0 50c0-28 23-50 52-50 27 0 49 22 49 50s-22 51-49 51c-29 0-52-23-52-51z">
          <text:p/>
        </draw:path>
        <draw:path draw:style-name="gr8" draw:text-style-name="P3" draw:layer="layout" svg:width="0.1cm" svg:height="0.1cm" svg:x="16.95cm" svg:y="15.674cm" svg:viewBox="0 0 101 101" svg:d="M0 50c0-28 23-50 51-50s50 22 50 50-22 51-50 51-51-23-51-51z">
          <text:p/>
        </draw:path>
        <draw:path draw:style-name="gr8" draw:text-style-name="P3" draw:layer="layout" svg:width="0.1cm" svg:height="0.1cm" svg:x="10.362cm" svg:y="14.842cm" svg:viewBox="0 0 101 101" svg:d="M0 51c0-29 23-51 52-51 27 0 49 22 49 51 0 27-22 50-49 50-29 0-52-23-52-50z">
          <text:p/>
        </draw:path>
        <draw:path draw:style-name="gr8" draw:text-style-name="P3" draw:layer="layout" svg:width="0.149cm" svg:height="0.15cm" svg:x="10.338cm" svg:y="13.997cm" svg:viewBox="0 0 150 151" svg:d="M0 75c0-42 33-75 75-75s75 33 75 75c0 41-33 76-75 76s-75-35-75-76z">
          <text:p/>
        </draw:path>
        <draw:path draw:style-name="gr8" draw:text-style-name="P3" draw:layer="layout" svg:width="0.1cm" svg:height="0.1cm" svg:x="10.362cm" svg:y="14.632cm" svg:viewBox="0 0 101 101" svg:d="M0 51c0-29 23-51 52-51 27 0 49 22 49 51 0 27-22 50-49 50-29 0-52-23-52-50z">
          <text:p/>
        </draw:path>
        <draw:path draw:style-name="gr8" draw:text-style-name="P3" draw:layer="layout" svg:width="0.1cm" svg:height="0.1cm" svg:x="10.362cm" svg:y="14.432cm" svg:viewBox="0 0 101 101" svg:d="M0 51c0-29 23-51 52-51 27 0 49 22 49 51 0 27-22 50-49 50-29 0-52-23-52-50z">
          <text:p/>
        </draw:path>
        <draw:path draw:style-name="gr8" draw:text-style-name="P3" draw:layer="layout" svg:width="0.1cm" svg:height="0.1cm" svg:x="10.362cm" svg:y="14.232cm" svg:viewBox="0 0 101 101" svg:d="M0 51c0-29 23-51 52-51 27 0 49 22 49 51 0 27-22 50-49 50-29 0-52-23-52-50z">
          <text:p/>
        </draw:path>
        <draw:path draw:style-name="gr8" draw:text-style-name="P3" draw:layer="layout" svg:width="0.1cm" svg:height="0.1cm" svg:x="11.051cm" svg:y="15.783cm" svg:viewBox="0 0 101 101" svg:d="M0 49c0-27 22-49 51-49 27 0 50 22 50 49 0 28-23 52-50 52-29 0-51-24-51-52z">
          <text:p/>
        </draw:path>
        <draw:path draw:style-name="gr8" draw:text-style-name="P3" draw:layer="layout" svg:width="0.1cm" svg:height="0.1cm" svg:x="11.051cm" svg:y="16.545cm" svg:viewBox="0 0 101 101" svg:d="M0 50c0-27 22-50 51-50 27 0 50 23 50 50 0 28-23 51-50 51-29 0-51-23-51-51z">
          <text:p/>
        </draw:path>
        <draw:path draw:style-name="gr8" draw:text-style-name="P3" draw:layer="layout" svg:width="0.1cm" svg:height="0.1cm" svg:x="7.192cm" svg:y="14.632cm" svg:viewBox="0 0 101 101" svg:d="M0 51c0-29 22-51 51-51 27 0 50 22 50 51 0 27-23 50-50 50-29 0-51-23-51-50z">
          <text:p/>
        </draw:path>
        <draw:path draw:style-name="gr8" draw:text-style-name="P3" draw:layer="layout" svg:width="0.1cm" svg:height="0.1cm" svg:x="7.192cm" svg:y="14.432cm" svg:viewBox="0 0 101 101" svg:d="M0 51c0-29 22-51 51-51 27 0 50 22 50 51 0 27-23 50-50 50-29 0-51-23-51-50z">
          <text:p/>
        </draw:path>
        <draw:path draw:style-name="gr8" draw:text-style-name="P3" draw:layer="layout" svg:width="0.1cm" svg:height="0.1cm" svg:x="4.834cm" svg:y="16.076cm" svg:viewBox="0 0 101 101" svg:d="M0 51c0-28 23-51 51-51 27 0 50 23 50 51 0 27-23 50-50 50-28 0-51-23-51-50z">
          <text:p/>
        </draw:path>
        <draw:path draw:style-name="gr8" draw:text-style-name="P3" draw:layer="layout" svg:width="0.1cm" svg:height="0.1cm" svg:x="4.834cm" svg:y="16.276cm" svg:viewBox="0 0 101 101" svg:d="M0 51c0-28 23-51 51-51 27 0 50 23 50 51 0 27-23 50-50 50-28 0-51-23-51-50z">
          <text:p/>
        </draw:path>
        <draw:path draw:style-name="gr8" draw:text-style-name="P3" draw:layer="layout" svg:width="0.1cm" svg:height="0.1cm" svg:x="6.337cm" svg:y="14.917cm" svg:viewBox="0 0 101 101" svg:d="M0 50c0-27 23-50 50-50 28 0 51 23 51 50 0 29-23 51-51 51-27 0-50-22-50-51z">
          <text:p/>
        </draw:path>
        <draw:path draw:style-name="gr8" draw:text-style-name="P3" draw:layer="layout" svg:width="0.1cm" svg:height="0.1cm" svg:x="6.337cm" svg:y="14.155cm" svg:viewBox="0 0 101 101" svg:d="M0 51c0-28 23-51 50-51 28 0 51 23 51 51s-23 50-51 50c-27 0-50-22-50-50z">
          <text:p/>
        </draw:path>
        <draw:path draw:style-name="gr8" draw:text-style-name="P3" draw:layer="layout" svg:width="0.1cm" svg:height="0.1cm" svg:x="11.051cm" svg:y="17.147cm" svg:viewBox="0 0 101 101" svg:d="M0 51c0-28 22-51 51-51 27 0 50 23 50 51s-23 50-50 50c-29 0-51-22-51-50z">
          <text:p/>
        </draw:path>
        <draw:path draw:style-name="gr8" draw:text-style-name="P3" draw:layer="layout" svg:width="0.1cm" svg:height="0.1cm" svg:x="6.337cm" svg:y="13.606cm" svg:viewBox="0 0 101 101" svg:d="M0 50c0-28 23-50 50-50 28 0 51 22 51 50 0 27-23 51-51 51-27 0-50-24-50-51z">
          <text:p/>
        </draw:path>
        <draw:path draw:style-name="gr8" draw:text-style-name="P3" draw:layer="layout" svg:width="0.1cm" svg:height="0.1cm" svg:x="6.337cm" svg:y="17.147cm" svg:viewBox="0 0 101 101" svg:d="M0 51c0-28 23-51 50-51 28 0 51 23 51 51s-23 50-51 50c-27 0-50-22-50-50z">
          <text:p/>
        </draw:path>
        <draw:path draw:style-name="gr8" draw:text-style-name="P3" draw:layer="layout" svg:width="0.1cm" svg:height="0.1cm" svg:x="12.74cm" svg:y="17.124cm" svg:viewBox="0 0 101 101" svg:d="M0 51c0-29 24-51 52-51 27 0 49 22 49 51 0 28-22 50-49 50-28 0-52-22-52-50z">
          <text:p/>
        </draw:path>
        <draw:path draw:style-name="gr8" draw:text-style-name="P3" draw:layer="layout" svg:width="0.1cm" svg:height="0.1cm" svg:x="16.188cm" svg:y="15.165cm" svg:viewBox="0 0 101 101" svg:d="M0 52c0-28 23-52 52-52 27 0 49 24 49 52 0 27-22 49-49 49-29 0-52-22-52-49z">
          <text:p/>
        </draw:path>
        <draw:path draw:style-name="gr8" draw:text-style-name="P3" draw:layer="layout" svg:width="0.1cm" svg:height="0.1cm" svg:x="16.95cm" svg:y="15.165cm" svg:viewBox="0 0 101 101" svg:d="M0 52c0-28 23-52 51-52s50 24 50 52c0 27-22 49-50 49s-51-22-51-49z">
          <text:p/>
        </draw:path>
        <draw:path draw:style-name="gr8" draw:text-style-name="P3" draw:layer="layout" svg:width="0.1cm" svg:height="0.1cm" svg:x="5.606cm" svg:y="15.867cm" svg:viewBox="0 0 101 101" svg:d="M0 49c0-27 22-49 51-49 28 0 50 22 50 49 0 28-22 52-50 52-29 0-51-24-51-52z">
          <text:p/>
        </draw:path>
        <draw:path draw:style-name="gr8" draw:text-style-name="P3" draw:layer="layout" svg:width="0.15cm" svg:height="0.149cm" svg:x="5.581cm" svg:y="16.662cm" svg:viewBox="0 0 151 150" svg:d="M0 75c0-42 34-75 75-75 42 0 76 33 76 75 0 41-34 75-76 75-41 0-75-34-75-75z">
          <text:p/>
        </draw:path>
        <draw:path draw:style-name="gr8" draw:text-style-name="P3" draw:layer="layout" svg:width="0.1cm" svg:height="0.1cm" svg:x="5.606cm" svg:y="16.076cm" svg:viewBox="0 0 101 101" svg:d="M0 51c0-28 22-51 51-51 28 0 50 23 50 51 0 27-22 50-50 50-29 0-51-23-51-50z">
          <text:p/>
        </draw:path>
        <draw:path draw:style-name="gr8" draw:text-style-name="P3" draw:layer="layout" svg:width="0.1cm" svg:height="0.1cm" svg:x="5.606cm" svg:y="16.276cm" svg:viewBox="0 0 101 101" svg:d="M0 51c0-28 22-51 51-51 28 0 50 23 50 51 0 27-22 50-50 50-29 0-51-23-51-50z">
          <text:p/>
        </draw:path>
        <draw:path draw:style-name="gr8" draw:text-style-name="P3" draw:layer="layout" svg:width="0.1cm" svg:height="0.1cm" svg:x="5.606cm" svg:y="16.476cm" svg:viewBox="0 0 101 101" svg:d="M0 51c0-28 22-51 51-51 28 0 50 23 50 51 0 27-22 50-50 50-29 0-51-23-51-50z">
          <text:p/>
        </draw:path>
        <draw:path draw:style-name="gr8" draw:text-style-name="P3" draw:layer="layout" svg:width="0.1cm" svg:height="0.1cm" svg:x="14.183cm" svg:y="13.996cm" svg:viewBox="0 0 101 101" svg:d="M0 50c0-28 22-50 49-50 29 0 52 22 52 50s-23 51-52 51c-27 0-49-23-49-51z">
          <text:p/>
        </draw:path>
        <draw:path draw:style-name="gr8" draw:text-style-name="P3" draw:layer="layout" svg:width="0.1cm" svg:height="0.1cm" svg:x="13.929cm" svg:y="13.996cm" svg:viewBox="0 0 101 101" svg:d="M0 50c0-28 23-50 50-50 28 0 51 22 51 50s-23 51-51 51c-27 0-50-23-50-51z">
          <text:p/>
        </draw:path>
        <draw:path draw:style-name="gr8" draw:text-style-name="P3" draw:layer="layout" svg:width="0.1cm" svg:height="0.1cm" svg:x="14.434cm" svg:y="16.286cm" svg:viewBox="0 0 101 101" svg:d="M0 50c0-28 23-50 51-50s50 22 50 50c0 29-22 51-50 51s-51-22-51-51z">
          <text:p/>
        </draw:path>
        <draw:path draw:style-name="gr8" draw:text-style-name="P3" draw:layer="layout" svg:width="0.1cm" svg:height="0.1cm" svg:x="14.18cm" svg:y="16.286cm" svg:viewBox="0 0 101 101" svg:d="M0 50c0-28 22-50 50-50 29 0 51 22 51 50 0 29-22 51-51 51-28 0-50-22-50-51z">
          <text:p/>
        </draw:path>
        <draw:path draw:style-name="gr8" draw:text-style-name="P3" draw:layer="layout" svg:width="0.1cm" svg:height="0.1cm" svg:x="11.051cm" svg:y="13.606cm" svg:viewBox="0 0 101 101" svg:d="M0 50c0-28 22-50 51-50 27 0 50 22 50 50 0 27-23 51-50 51-29 0-51-24-51-51z">
          <text:p/>
        </draw:path>
        <draw:path draw:style-name="gr8" draw:text-style-name="P3" draw:layer="layout" svg:width="0.1cm" svg:height="0.1cm" svg:x="13.412cm" svg:y="17.505cm" svg:viewBox="0 0 101 101" svg:d="M0 51c0-29 22-51 51-51 28 0 50 22 50 51 0 28-22 50-50 50-29 0-51-22-51-50z">
          <text:p/>
        </draw:path>
        <draw:path draw:style-name="gr8" draw:text-style-name="P3" draw:layer="layout" svg:width="0.1cm" svg:height="0.1cm" svg:x="13.412cm" svg:y="16.743cm" svg:viewBox="0 0 101 101" svg:d="M0 51c0-28 22-51 51-51 28 0 50 23 50 51s-22 50-50 50c-29 0-51-22-51-50z">
          <text:p/>
        </draw:path>
        <draw:path draw:style-name="gr8" draw:text-style-name="P3" draw:layer="layout" svg:width="0.1cm" svg:height="0.1cm" svg:x="9.547cm" svg:y="16.442cm" svg:viewBox="0 0 101 101" svg:d="M0 51c0-28 22-51 51-51 27 0 50 23 50 51 0 27-23 50-50 50-29 0-51-23-51-50z">
          <text:p/>
        </draw:path>
        <draw:path draw:style-name="gr8" draw:text-style-name="P3" draw:layer="layout" svg:width="0.1cm" svg:height="0.1cm" svg:x="9.547cm" svg:y="16.242cm" svg:viewBox="0 0 101 101" svg:d="M0 51c0-28 22-51 51-51 27 0 50 23 50 51 0 27-23 50-50 50-29 0-51-23-51-50z">
          <text:p/>
        </draw:path>
        <draw:path draw:style-name="gr8" draw:text-style-name="P3" draw:layer="layout" svg:width="0.1cm" svg:height="0.1cm" svg:x="16.18cm" svg:y="13.08cm" svg:viewBox="0 0 101 101" svg:d="M0 51c0-28 22-51 51-51 27 0 50 23 50 51s-23 50-50 50c-29 0-51-22-51-50z">
          <text:p/>
        </draw:path>
        <draw:path draw:style-name="gr8" draw:text-style-name="P3" draw:layer="layout" svg:width="0.1cm" svg:height="0.1cm" svg:x="14.949cm" svg:y="12.703cm" svg:viewBox="0 0 101 101" svg:d="M0 50c0-28 22-50 50-50s51 22 51 50-23 51-51 51-50-23-50-51z">
          <text:p/>
        </draw:path>
        <draw:path draw:style-name="gr8" draw:text-style-name="P3" draw:layer="layout" svg:width="0.1cm" svg:height="0.1cm" svg:x="14.949cm" svg:y="13.465cm" svg:viewBox="0 0 101 101" svg:d="M0 51c0-29 22-51 50-51s51 22 51 51c0 28-23 50-51 50s-50-22-50-50z">
          <text:p/>
        </draw:path>
        <draw:path draw:style-name="gr8" draw:text-style-name="P3" draw:layer="layout" svg:width="0.1cm" svg:height="0.1cm" svg:x="15.718cm" svg:y="12.699cm" svg:viewBox="0 0 101 101" svg:d="M0 50c0-28 23-50 50-50 28 0 51 22 51 50s-23 51-51 51c-27 0-50-23-50-51z">
          <text:p/>
        </draw:path>
        <draw:path draw:style-name="gr8" draw:text-style-name="P3" draw:layer="layout" svg:width="0.1cm" svg:height="0.1cm" svg:x="15.718cm" svg:y="13.461cm" svg:viewBox="0 0 101 101" svg:d="M0 51c0-29 23-51 50-51 28 0 51 22 51 51 0 28-23 50-51 50-27 0-50-22-50-50z">
          <text:p/>
        </draw:path>
        <draw:path draw:style-name="gr8" draw:text-style-name="P3" draw:layer="layout" svg:width="0.1cm" svg:height="0.1cm" svg:x="14.949cm" svg:y="16.286cm" svg:viewBox="0 0 101 101" svg:d="M0 50c0-28 22-50 50-50s51 22 51 50c0 29-23 51-51 51s-50-22-50-51z">
          <text:p/>
        </draw:path>
        <draw:path draw:style-name="gr8" draw:text-style-name="P3" draw:layer="layout" svg:width="0.1cm" svg:height="0.1cm" svg:x="15.203cm" svg:y="16.286cm" svg:viewBox="0 0 101 101" svg:d="M0 50c0-28 22-50 51-50 28 0 50 22 50 50 0 29-22 51-50 51-29 0-51-22-51-51z">
          <text:p/>
        </draw:path>
        <draw:path draw:style-name="gr8" draw:text-style-name="P3" draw:layer="layout" svg:width="0.1cm" svg:height="0.1cm" svg:x="13.929cm" svg:y="12.702cm" svg:viewBox="0 0 101 101" svg:d="M0 50c0-28 23-50 50-50 28 0 51 22 51 50s-23 51-51 51c-27 0-50-23-50-51z">
          <text:p/>
        </draw:path>
        <draw:path draw:style-name="gr8" draw:text-style-name="P3" draw:layer="layout" svg:width="0.1cm" svg:height="0.1cm" svg:x="13.929cm" svg:y="13.464cm" svg:viewBox="0 0 101 101" svg:d="M0 51c0-29 23-51 50-51 28 0 51 22 51 51 0 28-23 50-51 50-27 0-50-22-50-50z">
          <text:p/>
        </draw:path>
        <draw:path draw:style-name="gr8" draw:text-style-name="P3" draw:layer="layout" svg:width="0.1cm" svg:height="0.1cm" svg:x="13.045cm" svg:y="17.124cm" svg:viewBox="0 0 101 101" svg:d="M0 51c0-29 24-51 52-51 27 0 49 22 49 51 0 28-22 50-49 50-28 0-52-22-52-50z">
          <text:p/>
        </draw:path>
        <draw:path draw:style-name="gr8" draw:text-style-name="P3" draw:layer="layout" svg:width="0.1cm" svg:height="0.1cm" svg:x="14.182cm" svg:y="17.501cm" svg:viewBox="0 0 101 101" svg:d="M0 51c0-29 22-51 50-51 29 0 51 22 51 51 0 28-22 50-51 50-28 0-50-22-50-50z">
          <text:p/>
        </draw:path>
        <draw:path draw:style-name="gr8" draw:text-style-name="P3" draw:layer="layout" svg:width="0.1cm" svg:height="0.1cm" svg:x="14.182cm" svg:y="16.739cm" svg:viewBox="0 0 101 101" svg:d="M0 51c0-28 22-51 50-51 29 0 51 23 51 51s-22 50-51 50c-28 0-50-22-50-50z">
          <text:p/>
        </draw:path>
        <draw:path draw:style-name="gr8" draw:text-style-name="P3" draw:layer="layout" svg:width="0.1cm" svg:height="0.1cm" svg:x="13.045cm" svg:y="15.165cm" svg:viewBox="0 0 101 101" svg:d="M0 52c0-28 24-52 52-52 27 0 49 24 49 52 0 27-22 49-49 49-28 0-52-22-52-49z">
          <text:p/>
        </draw:path>
        <draw:path draw:style-name="gr8" draw:text-style-name="P3" draw:layer="layout" svg:width="0.1cm" svg:height="0.1cm" svg:x="12.283cm" svg:y="15.165cm" svg:viewBox="0 0 101 101" svg:d="M0 52c0-28 23-52 51-52 27 0 50 24 50 52 0 27-23 49-50 49-28 0-51-22-51-49z">
          <text:p/>
        </draw:path>
        <draw:path draw:style-name="gr1" draw:text-style-name="P1" draw:layer="layout" svg:width="0.265cm" svg:height="0.265cm" svg:x="11.985cm" svg:y="12.619cm" svg:viewBox="0 0 266 266" svg:d="M0 134c0-74 59-134 133-134s133 60 133 134c0 73-59 132-133 132s-133-59-133-132z">
          <text:p/>
        </draw:path>
        <draw:line draw:style-name="gr2" draw:text-style-name="P2" draw:layer="layout" svg:x1="5.636cm" svg:y1="14.893cm" svg:x2="5.795cm" svg:y2="14.893cm">
          <text:p/>
        </draw:line>
        <draw:line draw:style-name="gr3" draw:text-style-name="P2" draw:layer="layout" svg:x1="5.651cm" svg:y1="14.073cm" svg:x2="5.78cm" svg:y2="14.073cm">
          <text:p/>
        </draw:line>
        <draw:line draw:style-name="gr4" draw:text-style-name="P2" draw:layer="layout" svg:x1="5.666cm" svg:y1="14.682cm" svg:x2="5.765cm" svg:y2="14.682cm">
          <text:p/>
        </draw:line>
        <draw:line draw:style-name="gr5" draw:text-style-name="P2" draw:layer="layout" svg:x1="5.676cm" svg:y1="14.482cm" svg:x2="5.755cm" svg:y2="14.482cm">
          <text:p/>
        </draw:line>
        <draw:line draw:style-name="gr4" draw:text-style-name="P2" draw:layer="layout" svg:x1="5.666cm" svg:y1="14.282cm" svg:x2="5.765cm" svg:y2="14.282cm">
          <text:p/>
        </draw:line>
        <draw:polygon draw:style-name="gr1" draw:text-style-name="P1" draw:layer="layout" svg:width="0.21cm" svg:height="0.24cm" svg:x="13.609cm" svg:y="16.216cm" svg:viewBox="0 0 211 241" draw:points="211,0 211,241 0,241 0,0">
          <text:p/>
        </draw:polygon>
        <draw:line draw:style-name="gr6" draw:text-style-name="P2" draw:layer="layout" svg:x1="13.46cm" svg:y1="16.351cm" svg:x2="13.46cm" svg:y2="16.321cm">
          <text:p/>
        </draw:line>
        <draw:path draw:style-name="gr1" draw:text-style-name="P1" draw:layer="layout" svg:width="0.3cm" svg:height="0.3cm" svg:x="8.596cm" svg:y="15.683cm" svg:viewBox="0 0 301 301" svg:d="M0 150c0-82 67-150 150-150s151 68 151 150c0 83-68 151-151 151s-150-68-150-151z">
          <text:p/>
        </draw:path>
        <draw:path draw:style-name="gr1" draw:text-style-name="P1" draw:layer="layout" svg:width="0.3cm" svg:height="0.3cm" svg:x="8.596cm" svg:y="16.445cm" svg:viewBox="0 0 301 301" svg:d="M0 149c0-82 67-149 150-149s151 67 151 149c0 84-68 152-151 152s-150-68-150-152z">
          <text:p/>
        </draw:path>
        <draw:line draw:style-name="gr2" draw:text-style-name="P2" draw:layer="layout" svg:x1="8.128cm" svg:y1="15.917cm" svg:x2="7.968cm" svg:y2="15.917cm">
          <text:p/>
        </draw:line>
        <draw:line draw:style-name="gr3" draw:text-style-name="P2" draw:layer="layout" svg:x1="8.113cm" svg:y1="16.736cm" svg:x2="7.983cm" svg:y2="16.736cm">
          <text:p/>
        </draw:line>
        <draw:line draw:style-name="gr4" draw:text-style-name="P2" draw:layer="layout" svg:x1="8.097cm" svg:y1="16.126cm" svg:x2="7.998cm" svg:y2="16.126cm">
          <text:p/>
        </draw:line>
        <draw:line draw:style-name="gr5" draw:text-style-name="P2" draw:layer="layout" svg:x1="8.088cm" svg:y1="16.327cm" svg:x2="8.008cm" svg:y2="16.327cm">
          <text:p/>
        </draw:line>
        <draw:line draw:style-name="gr4" draw:text-style-name="P2" draw:layer="layout" svg:x1="8.097cm" svg:y1="16.527cm" svg:x2="7.998cm" svg:y2="16.527cm">
          <text:p/>
        </draw:line>
        <draw:path draw:style-name="gr1" draw:text-style-name="P1" draw:layer="layout" svg:width="0.24cm" svg:height="0.24cm" svg:x="16.415cm" svg:y="13.01cm" svg:viewBox="0 0 241 241" svg:d="M0 120c0-66 54-120 120-120 67 0 121 54 121 120s-54 121-121 121c-66 0-120-55-120-121z">
          <text:p/>
        </draw:path>
        <draw:polygon draw:style-name="gr1" draw:text-style-name="P1" draw:layer="layout" svg:width="0.209cm" svg:height="0.24cm" svg:x="15.413cm" svg:y="13.926cm" svg:viewBox="0 0 210 241" draw:points="0,241 0,0 210,0 210,241">
          <text:p/>
        </draw:polygon>
        <draw:line draw:style-name="gr6" draw:text-style-name="P2" draw:layer="layout" svg:x1="15.772cm" svg:y1="14.031cm" svg:x2="15.772cm" svg:y2="14.061cm">
          <text:p/>
        </draw:line>
        <draw:path draw:style-name="gr1" draw:text-style-name="P1" draw:layer="layout" svg:width="0.24cm" svg:height="0.24cm" svg:x="12.975cm" svg:y="15.604cm" svg:viewBox="0 0 241 241" svg:d="M0 121c0-66 54-121 121-121 66 0 120 55 120 121s-54 120-120 120c-67 0-121-54-121-120z">
          <text:p/>
        </draw:path>
        <draw:path draw:style-name="gr1" draw:text-style-name="P1" draw:layer="layout" svg:width="0.209cm" svg:height="0.21cm" svg:x="12.229cm" svg:y="15.619cm" svg:viewBox="0 0 210 211" svg:d="M0 105c0-58 47-105 105-105s105 47 105 105-47 106-105 106-105-48-105-106z">
          <text:p/>
        </draw:path>
        <draw:line draw:style-name="gr2" draw:text-style-name="P2" draw:layer="layout" svg:x1="10.333cm" svg:y1="16.702cm" svg:x2="10.493cm" svg:y2="16.702cm">
          <text:p/>
        </draw:line>
        <draw:line draw:style-name="gr3" draw:text-style-name="P2" draw:layer="layout" svg:x1="10.348cm" svg:y1="15.882cm" svg:x2="10.478cm" svg:y2="15.882cm">
          <text:p/>
        </draw:line>
        <draw:line draw:style-name="gr4" draw:text-style-name="P2" draw:layer="layout" svg:x1="10.362cm" svg:y1="16.492cm" svg:x2="10.462cm" svg:y2="16.492cm">
          <text:p/>
        </draw:line>
        <draw:line draw:style-name="gr5" draw:text-style-name="P2" draw:layer="layout" svg:x1="10.373cm" svg:y1="16.292cm" svg:x2="10.453cm" svg:y2="16.292cm">
          <text:p/>
        </draw:line>
        <draw:line draw:style-name="gr4" draw:text-style-name="P2" draw:layer="layout" svg:x1="10.362cm" svg:y1="16.092cm" svg:x2="10.462cm" svg:y2="16.092cm">
          <text:p/>
        </draw:line>
        <draw:path draw:style-name="gr1" draw:text-style-name="P1" draw:layer="layout" svg:width="0.3cm" svg:height="0.3cm" svg:x="6.237cm" svg:y="15.683cm" svg:viewBox="0 0 301 301" svg:d="M0 150c0-82 67-150 151-150 83 0 150 68 150 150 0 83-67 151-150 151-84 0-151-68-151-151z">
          <text:p/>
        </draw:path>
        <draw:path draw:style-name="gr1" draw:text-style-name="P1" draw:layer="layout" svg:width="0.3cm" svg:height="0.3cm" svg:x="6.237cm" svg:y="16.445cm" svg:viewBox="0 0 301 301" svg:d="M0 149c0-82 67-149 151-149 83 0 150 67 150 149 0 84-67 152-150 152-84 0-151-68-151-152z">
          <text:p/>
        </draw:path>
        <draw:line draw:style-name="gr7" draw:text-style-name="P2" draw:layer="layout" svg:x1="7.272cm" svg:y1="16.126cm" svg:x2="7.212cm" svg:y2="16.126cm">
          <text:p/>
        </draw:line>
        <draw:line draw:style-name="gr7" draw:text-style-name="P2" draw:layer="layout" svg:x1="7.272cm" svg:y1="16.327cm" svg:x2="7.212cm" svg:y2="16.327cm">
          <text:p/>
        </draw:line>
        <draw:path draw:style-name="gr1" draw:text-style-name="P1" draw:layer="layout" svg:width="0.265cm" svg:height="0.265cm" svg:x="11.676cm" svg:y="12.619cm" svg:viewBox="0 0 266 266" svg:d="M0 134c0-74 59-134 132-134 74 0 134 60 134 134 0 73-60 132-134 132-73 0-132-59-132-132z">
          <text:p/>
        </draw:path>
        <draw:line draw:style-name="gr2" draw:text-style-name="P2" draw:layer="layout" svg:x1="7.965cm" svg:y1="14.892cm" svg:x2="8.126cm" svg:y2="14.892cm">
          <text:p/>
        </draw:line>
        <draw:line draw:style-name="gr3" draw:text-style-name="P2" draw:layer="layout" svg:x1="7.98cm" svg:y1="14.072cm" svg:x2="8.111cm" svg:y2="14.072cm">
          <text:p/>
        </draw:line>
        <draw:line draw:style-name="gr4" draw:text-style-name="P2" draw:layer="layout" svg:x1="7.995cm" svg:y1="14.682cm" svg:x2="8.096cm" svg:y2="14.682cm">
          <text:p/>
        </draw:line>
        <draw:line draw:style-name="gr5" draw:text-style-name="P2" draw:layer="layout" svg:x1="8.006cm" svg:y1="14.482cm" svg:x2="8.086cm" svg:y2="14.482cm">
          <text:p/>
        </draw:line>
        <draw:line draw:style-name="gr4" draw:text-style-name="P2" draw:layer="layout" svg:x1="7.995cm" svg:y1="14.282cm" svg:x2="8.096cm" svg:y2="14.282cm">
          <text:p/>
        </draw:line>
        <draw:path draw:style-name="gr1" draw:text-style-name="P1" draw:layer="layout" svg:width="0.3cm" svg:height="0.3cm" svg:x="8.596cm" svg:y="13.506cm" svg:viewBox="0 0 301 301" svg:d="M0 151c0-84 67-151 150-151s151 67 151 151c0 82-68 150-151 150s-150-68-150-150z">
          <text:p/>
        </draw:path>
        <draw:path draw:style-name="gr1" draw:text-style-name="P1" draw:layer="layout" svg:width="0.24cm" svg:height="0.24cm" svg:x="15.128cm" svg:y="17.432cm" svg:viewBox="0 0 241 241" svg:d="M0 121c0-67 54-121 120-121s121 54 121 121c0 66-55 120-121 120s-120-54-120-120z">
          <text:p/>
        </draw:path>
        <draw:path draw:style-name="gr1" draw:text-style-name="P1" draw:layer="layout" svg:width="0.21cm" svg:height="0.21cm" svg:x="15.143cm" svg:y="16.685cm" svg:viewBox="0 0 211 211" svg:d="M0 105c0-58 48-105 106-105s105 47 105 105-47 106-105 106-106-48-106-106z">
          <text:p/>
        </draw:path>
        <draw:polygon draw:style-name="gr1" draw:text-style-name="P1" draw:layer="layout" svg:width="0.209cm" svg:height="0.24cm" svg:x="14.643cm" svg:y="13.926cm" svg:viewBox="0 0 210 241" draw:points="0,241 0,0 210,0 210,241">
          <text:p/>
        </draw:polygon>
        <draw:line draw:style-name="gr6" draw:text-style-name="P2" draw:layer="layout" svg:x1="15.002cm" svg:y1="14.031cm" svg:x2="15.002cm" svg:y2="14.061cm">
          <text:p/>
        </draw:line>
        <draw:path draw:style-name="gr1" draw:text-style-name="P1" draw:layer="layout" svg:width="0.24cm" svg:height="0.24cm" svg:x="16.72cm" svg:y="13.01cm" svg:viewBox="0 0 241 241" svg:d="M0 120c0-66 54-120 120-120s121 54 121 120-55 121-121 121-120-55-120-121z">
          <text:p/>
        </draw:path>
        <draw:line draw:style-name="gr7" draw:text-style-name="P2" draw:layer="layout" svg:x1="4.854cm" svg:y1="14.682cm" svg:x2="4.914cm" svg:y2="14.682cm">
          <text:p/>
        </draw:line>
        <draw:line draw:style-name="gr7" draw:text-style-name="P2" draw:layer="layout" svg:x1="4.854cm" svg:y1="14.482cm" svg:x2="4.914cm" svg:y2="14.482cm">
          <text:p/>
        </draw:line>
        <draw:path draw:style-name="gr1" draw:text-style-name="P1" draw:layer="layout" svg:width="0.3cm" svg:height="0.3cm" svg:x="8.596cm" svg:y="14.817cm" svg:viewBox="0 0 301 301" svg:d="M0 150c0-82 67-150 150-150s151 68 151 150c0 83-68 151-151 151s-150-68-150-151z">
          <text:p/>
        </draw:path>
        <draw:path draw:style-name="gr1" draw:text-style-name="P1" draw:layer="layout" svg:width="0.3cm" svg:height="0.3cm" svg:x="8.596cm" svg:y="14.055cm" svg:viewBox="0 0 301 301" svg:d="M0 150c0-82 67-150 150-150s151 68 151 150c0 84-68 151-151 151s-150-67-150-151z">
          <text:p/>
        </draw:path>
        <draw:path draw:style-name="gr1" draw:text-style-name="P1" draw:layer="layout" svg:width="0.3cm" svg:height="0.3cm" svg:x="10.951cm" svg:y="14.817cm" svg:viewBox="0 0 301 301" svg:d="M0 150c0-82 67-150 150-150s151 68 151 150c0 83-68 151-151 151s-150-68-150-151z">
          <text:p/>
        </draw:path>
        <draw:path draw:style-name="gr1" draw:text-style-name="P1" draw:layer="layout" svg:width="0.3cm" svg:height="0.3cm" svg:x="10.951cm" svg:y="14.055cm" svg:viewBox="0 0 301 301" svg:d="M0 150c0-82 67-150 150-150s151 68 151 150c0 84-68 151-151 151s-150-67-150-151z">
          <text:p/>
        </draw:path>
        <draw:path draw:style-name="gr1" draw:text-style-name="P1" draw:layer="layout" svg:width="0.24cm" svg:height="0.24cm" svg:x="16.118cm" svg:y="14.587cm" svg:viewBox="0 0 241 241" svg:d="M0 121c0-67 54-121 121-121s120 54 120 121c0 66-53 120-120 120s-121-54-121-120z">
          <text:p/>
        </draw:path>
        <draw:path draw:style-name="gr1" draw:text-style-name="P1" draw:layer="layout" svg:width="0.21cm" svg:height="0.21cm" svg:x="16.896cm" svg:y="14.602cm" svg:viewBox="0 0 211 211" svg:d="M0 105c0-58 47-105 105-105s106 47 106 105-48 106-106 106-105-48-105-106z">
          <text:p/>
        </draw:path>
        <draw:line draw:style-name="gr7" draw:text-style-name="P2" draw:layer="layout" svg:x1="9.567cm" svg:y1="14.682cm" svg:x2="9.627cm" svg:y2="14.682cm">
          <text:p/>
        </draw:line>
        <draw:line draw:style-name="gr7" draw:text-style-name="P2" draw:layer="layout" svg:x1="9.567cm" svg:y1="14.482cm" svg:x2="9.627cm" svg:y2="14.482cm">
          <text:p/>
        </draw:line>
        <draw:path draw:style-name="gr1" draw:text-style-name="P1" draw:layer="layout" svg:width="0.24cm" svg:height="0.24cm" svg:x="12.365cm" svg:y="17.054cm" svg:viewBox="0 0 241 241" svg:d="M0 120c0-66 54-120 122-120 66 0 119 54 119 120s-53 121-119 121c-68 0-122-55-122-121z">
          <text:p/>
        </draw:path>
        <draw:polygon draw:style-name="gr1" draw:text-style-name="P1" draw:layer="layout" svg:width="0.231cm" svg:height="0.231cm" svg:x="13.862cm" svg:y="15.469cm" svg:viewBox="0 0 232 232" draw:points="12,232 8,231 3,229 1,225 0,221 0,11 1,7 3,3 8,1 12,0 221,0 225,1 229,3 231,7 232,11 232,221 231,225 229,229 225,231 221,232">
          <text:p/>
        </draw:polygon>
        <draw:path draw:style-name="gr1" draw:text-style-name="P1" draw:layer="layout" svg:width="0.231cm" svg:height="0.231cm" svg:x="14.116cm" svg:y="15.469cm" svg:viewBox="0 0 232 232" svg:d="M0 115c0-63 52-115 115-115 64 0 117 52 117 115 0 65-53 117-117 117-63 0-115-52-115-117z">
          <text:p/>
        </draw:path>
        <draw:path draw:style-name="gr1" draw:text-style-name="P1" draw:layer="layout" svg:width="0.231cm" svg:height="0.231cm" svg:x="14.37cm" svg:y="15.469cm" svg:viewBox="0 0 232 232" svg:d="M0 115c0-63 52-115 115-115 64 0 117 52 117 115 0 65-53 117-117 117-63 0-115-52-115-117z">
          <text:p/>
        </draw:path>
        <draw:path draw:style-name="gr1" draw:text-style-name="P1" draw:layer="layout" svg:width="0.231cm" svg:height="0.231cm" svg:x="14.624cm" svg:y="15.469cm" svg:viewBox="0 0 232 232" svg:d="M0 115c0-63 52-115 115-115 65 0 117 52 117 115 0 65-52 117-117 117-63 0-115-52-115-117z">
          <text:p/>
        </draw:path>
        <draw:path draw:style-name="gr1" draw:text-style-name="P1" draw:layer="layout" svg:width="0.231cm" svg:height="0.231cm" svg:x="14.878cm" svg:y="15.469cm" svg:viewBox="0 0 232 232" svg:d="M0 115c0-63 52-115 115-115 65 0 117 52 117 115 0 65-52 117-117 117-63 0-115-52-115-117z">
          <text:p/>
        </draw:path>
        <draw:path draw:style-name="gr1" draw:text-style-name="P1" draw:layer="layout" svg:width="0.231cm" svg:height="0.231cm" svg:x="15.132cm" svg:y="15.469cm" svg:viewBox="0 0 232 232" svg:d="M0 115c0-63 52-115 116-115s116 52 116 115c0 65-52 117-116 117s-116-52-116-117z">
          <text:p/>
        </draw:path>
        <draw:path draw:style-name="gr1" draw:text-style-name="P1" draw:layer="layout" svg:width="0.231cm" svg:height="0.231cm" svg:x="15.386cm" svg:y="15.469cm" svg:viewBox="0 0 232 232" svg:d="M0 115c0-63 52-115 116-115s116 52 116 115c0 65-52 117-116 117s-116-52-116-117z">
          <text:p/>
        </draw:path>
        <draw:path draw:style-name="gr1" draw:text-style-name="P1" draw:layer="layout" svg:width="0.231cm" svg:height="0.231cm" svg:x="15.386cm" svg:y="14.675cm" svg:viewBox="0 0 232 232" svg:d="M0 116c0-63 52-116 116-116s116 53 116 116c0 64-52 116-116 116s-116-52-116-116z">
          <text:p/>
        </draw:path>
        <draw:path draw:style-name="gr1" draw:text-style-name="P1" draw:layer="layout" svg:width="0.231cm" svg:height="0.231cm" svg:x="15.132cm" svg:y="14.675cm" svg:viewBox="0 0 232 232" svg:d="M0 116c0-63 52-116 116-116s116 53 116 116c0 64-52 116-116 116s-116-52-116-116z">
          <text:p/>
        </draw:path>
        <draw:path draw:style-name="gr1" draw:text-style-name="P1" draw:layer="layout" svg:width="0.231cm" svg:height="0.231cm" svg:x="14.878cm" svg:y="14.675cm" svg:viewBox="0 0 232 232" svg:d="M0 116c0-63 52-116 115-116 65 0 117 53 117 116 0 64-52 116-117 116-63 0-115-52-115-116z">
          <text:p/>
        </draw:path>
        <draw:path draw:style-name="gr1" draw:text-style-name="P1" draw:layer="layout" svg:width="0.231cm" svg:height="0.231cm" svg:x="14.624cm" svg:y="14.675cm" svg:viewBox="0 0 232 232" svg:d="M0 116c0-63 52-116 115-116 65 0 117 53 117 116 0 64-52 116-117 116-63 0-115-52-115-116z">
          <text:p/>
        </draw:path>
        <draw:path draw:style-name="gr1" draw:text-style-name="P1" draw:layer="layout" svg:width="0.231cm" svg:height="0.231cm" svg:x="14.37cm" svg:y="14.675cm" svg:viewBox="0 0 232 232" svg:d="M0 116c0-63 52-116 115-116 64 0 117 53 117 116 0 64-53 116-117 116-63 0-115-52-115-116z">
          <text:p/>
        </draw:path>
        <draw:path draw:style-name="gr1" draw:text-style-name="P1" draw:layer="layout" svg:width="0.231cm" svg:height="0.231cm" svg:x="14.116cm" svg:y="14.675cm" svg:viewBox="0 0 232 232" svg:d="M0 116c0-63 52-116 115-116 64 0 117 53 117 116 0 64-53 116-117 116-63 0-115-52-115-116z">
          <text:p/>
        </draw:path>
        <draw:path draw:style-name="gr1" draw:text-style-name="P1" draw:layer="layout" svg:width="0.231cm" svg:height="0.231cm" svg:x="13.862cm" svg:y="14.675cm" svg:viewBox="0 0 232 232" svg:d="M0 116c0-63 53-116 116-116 64 0 116 53 116 116 0 64-52 116-116 116-63 0-116-52-116-116z">
          <text:p/>
        </draw:path>
        <draw:path draw:style-name="gr1" draw:text-style-name="P1" draw:layer="layout" svg:width="0.3cm" svg:height="0.3cm" svg:x="8.596cm" svg:y="17.047cm" svg:viewBox="0 0 301 301" svg:d="M0 151c0-84 67-151 150-151s151 67 151 151c0 83-68 150-151 150s-150-67-150-150z">
          <text:p/>
        </draw:path>
        <draw:path draw:style-name="gr1" draw:text-style-name="P1" draw:layer="layout" svg:width="0.24cm" svg:height="0.24cm" svg:x="12.975cm" svg:y="14.587cm" svg:viewBox="0 0 241 241" svg:d="M0 121c0-67 54-121 121-121 66 0 120 54 120 121 0 66-54 120-120 120-67 0-121-54-121-120z">
          <text:p/>
        </draw:path>
        <draw:path draw:style-name="gr1" draw:text-style-name="P1" draw:layer="layout" svg:width="0.209cm" svg:height="0.21cm" svg:x="12.229cm" svg:y="14.602cm" svg:viewBox="0 0 210 211" svg:d="M0 105c0-58 47-105 105-105s105 47 105 105-47 106-105 106-105-48-105-106z">
          <text:p/>
        </draw:path>
        <draw:path draw:style-name="gr1" draw:text-style-name="P1" draw:layer="layout" svg:width="0.24cm" svg:height="0.24cm" svg:x="16.118cm" svg:y="15.604cm" svg:viewBox="0 0 241 241" svg:d="M0 121c0-66 54-121 121-121s120 55 120 121-53 120-120 120-121-54-121-120z">
          <text:p/>
        </draw:path>
        <draw:path draw:style-name="gr1" draw:text-style-name="P1" draw:layer="layout" svg:width="0.21cm" svg:height="0.21cm" svg:x="16.896cm" svg:y="15.619cm" svg:viewBox="0 0 211 211" svg:d="M0 105c0-58 47-105 105-105s106 47 106 105-48 106-106 106-105-48-105-106z">
          <text:p/>
        </draw:path>
        <draw:line draw:style-name="gr2" draw:text-style-name="P2" draw:layer="layout" svg:x1="10.333cm" svg:y1="14.892cm" svg:x2="10.493cm" svg:y2="14.892cm">
          <text:p/>
        </draw:line>
        <draw:line draw:style-name="gr3" draw:text-style-name="P2" draw:layer="layout" svg:x1="10.348cm" svg:y1="14.072cm" svg:x2="10.478cm" svg:y2="14.072cm">
          <text:p/>
        </draw:line>
        <draw:line draw:style-name="gr4" draw:text-style-name="P2" draw:layer="layout" svg:x1="10.362cm" svg:y1="14.682cm" svg:x2="10.462cm" svg:y2="14.682cm">
          <text:p/>
        </draw:line>
        <draw:line draw:style-name="gr5" draw:text-style-name="P2" draw:layer="layout" svg:x1="10.373cm" svg:y1="14.482cm" svg:x2="10.453cm" svg:y2="14.482cm">
          <text:p/>
        </draw:line>
        <draw:line draw:style-name="gr4" draw:text-style-name="P2" draw:layer="layout" svg:x1="10.362cm" svg:y1="14.282cm" svg:x2="10.462cm" svg:y2="14.282cm">
          <text:p/>
        </draw:line>
        <draw:path draw:style-name="gr1" draw:text-style-name="P1" draw:layer="layout" svg:width="0.3cm" svg:height="0.3cm" svg:x="10.951cm" svg:y="15.683cm" svg:viewBox="0 0 301 301" svg:d="M0 150c0-82 67-150 150-150s151 68 151 150c0 83-68 151-151 151s-150-68-150-151z">
          <text:p/>
        </draw:path>
        <draw:path draw:style-name="gr1" draw:text-style-name="P1" draw:layer="layout" svg:width="0.3cm" svg:height="0.3cm" svg:x="10.951cm" svg:y="16.445cm" svg:viewBox="0 0 301 301" svg:d="M0 149c0-82 67-149 150-149s151 67 151 149c0 84-68 152-151 152s-150-68-150-152z">
          <text:p/>
        </draw:path>
        <draw:line draw:style-name="gr7" draw:text-style-name="P2" draw:layer="layout" svg:x1="7.212cm" svg:y1="14.682cm" svg:x2="7.272cm" svg:y2="14.682cm">
          <text:p/>
        </draw:line>
        <draw:line draw:style-name="gr7" draw:text-style-name="P2" draw:layer="layout" svg:x1="7.212cm" svg:y1="14.482cm" svg:x2="7.272cm" svg:y2="14.482cm">
          <text:p/>
        </draw:line>
        <draw:line draw:style-name="gr7" draw:text-style-name="P2" draw:layer="layout" svg:x1="4.914cm" svg:y1="16.126cm" svg:x2="4.854cm" svg:y2="16.126cm">
          <text:p/>
        </draw:line>
        <draw:line draw:style-name="gr7" draw:text-style-name="P2" draw:layer="layout" svg:x1="4.914cm" svg:y1="16.327cm" svg:x2="4.854cm" svg:y2="16.327cm">
          <text:p/>
        </draw:line>
        <draw:path draw:style-name="gr1" draw:text-style-name="P1" draw:layer="layout" svg:width="0.3cm" svg:height="0.3cm" svg:x="6.237cm" svg:y="14.817cm" svg:viewBox="0 0 301 301" svg:d="M0 150c0-82 67-150 151-150 83 0 150 68 150 150 0 83-67 151-150 151-84 0-151-68-151-151z">
          <text:p/>
        </draw:path>
        <draw:path draw:style-name="gr1" draw:text-style-name="P1" draw:layer="layout" svg:width="0.3cm" svg:height="0.3cm" svg:x="6.237cm" svg:y="14.055cm" svg:viewBox="0 0 301 301" svg:d="M0 150c0-82 67-150 151-150 83 0 150 68 150 150 0 84-67 151-150 151-84 0-151-67-151-151z">
          <text:p/>
        </draw:path>
        <draw:path draw:style-name="gr1" draw:text-style-name="P1" draw:layer="layout" svg:width="0.3cm" svg:height="0.3cm" svg:x="10.951cm" svg:y="17.047cm" svg:viewBox="0 0 301 301" svg:d="M0 151c0-84 67-151 150-151s151 67 151 151c0 83-68 150-151 150s-150-67-150-150z">
          <text:p/>
        </draw:path>
        <draw:path draw:style-name="gr1" draw:text-style-name="P1" draw:layer="layout" svg:width="0.3cm" svg:height="0.3cm" svg:x="6.237cm" svg:y="13.506cm" svg:viewBox="0 0 301 301" svg:d="M0 151c0-84 67-151 151-151 83 0 150 67 150 151 0 82-67 150-150 150-84 0-151-68-151-150z">
          <text:p/>
        </draw:path>
        <draw:path draw:style-name="gr1" draw:text-style-name="P1" draw:layer="layout" svg:width="0.3cm" svg:height="0.3cm" svg:x="6.237cm" svg:y="17.047cm" svg:viewBox="0 0 301 301" svg:d="M0 151c0-84 67-151 151-151 83 0 150 67 150 151 0 83-67 150-150 150-84 0-151-67-151-150z">
          <text:p/>
        </draw:path>
        <draw:path draw:style-name="gr1" draw:text-style-name="P1" draw:layer="layout" svg:width="0.24cm" svg:height="0.24cm" svg:x="12.67cm" svg:y="17.054cm" svg:viewBox="0 0 241 241" svg:d="M0 120c0-66 55-120 122-120 66 0 119 54 119 120s-53 121-119 121c-67 0-122-55-122-121z">
          <text:p/>
        </draw:path>
        <draw:path draw:style-name="gr1" draw:text-style-name="P1" draw:layer="layout" svg:width="0.24cm" svg:height="0.24cm" svg:x="16.118cm" svg:y="15.095cm" svg:viewBox="0 0 241 241" svg:d="M0 122c0-67 54-122 121-122s120 55 120 122c0 66-53 119-120 119s-121-53-121-119z">
          <text:p/>
        </draw:path>
        <draw:path draw:style-name="gr1" draw:text-style-name="P1" draw:layer="layout" svg:width="0.21cm" svg:height="0.21cm" svg:x="16.896cm" svg:y="15.111cm" svg:viewBox="0 0 211 211" svg:d="M0 106c0-59 47-106 105-106s106 47 106 106c0 57-48 105-106 105s-105-48-105-105z">
          <text:p/>
        </draw:path>
        <draw:line draw:style-name="gr2" draw:text-style-name="P2" draw:layer="layout" svg:x1="5.736cm" svg:y1="15.917cm" svg:x2="5.576cm" svg:y2="15.917cm">
          <text:p/>
        </draw:line>
        <draw:line draw:style-name="gr3" draw:text-style-name="P2" draw:layer="layout" svg:x1="5.721cm" svg:y1="16.736cm" svg:x2="5.591cm" svg:y2="16.736cm">
          <text:p/>
        </draw:line>
        <draw:line draw:style-name="gr4" draw:text-style-name="P2" draw:layer="layout" svg:x1="5.706cm" svg:y1="16.126cm" svg:x2="5.606cm" svg:y2="16.126cm">
          <text:p/>
        </draw:line>
        <draw:line draw:style-name="gr5" draw:text-style-name="P2" draw:layer="layout" svg:x1="5.696cm" svg:y1="16.327cm" svg:x2="5.616cm" svg:y2="16.327cm">
          <text:p/>
        </draw:line>
        <draw:line draw:style-name="gr4" draw:text-style-name="P2" draw:layer="layout" svg:x1="5.706cm" svg:y1="16.527cm" svg:x2="5.606cm" svg:y2="16.527cm">
          <text:p/>
        </draw:line>
        <draw:polygon draw:style-name="gr11" draw:text-style-name="P1" draw:layer="layout" svg:width="0.209cm" svg:height="0.24cm" svg:x="14.128cm" svg:y="13.926cm" svg:viewBox="0 0 210 241" draw:points="210,0 210,241 0,241 0,0">
          <text:p/>
        </draw:polygon>
        <draw:polygon draw:style-name="gr12" draw:text-style-name="P2" draw:layer="layout" svg:width="0.209cm" svg:height="0.24cm" svg:x="14.128cm" svg:y="13.926cm" svg:viewBox="0 0 210 241" draw:points="210,0 210,241 0,241 0,0">
          <text:p/>
        </draw:polygon>
        <draw:line draw:style-name="gr6" draw:text-style-name="P2" draw:layer="layout" svg:x1="13.978cm" svg:y1="14.061cm" svg:x2="13.978cm" svg:y2="14.031cm">
          <text:p/>
        </draw:line>
        <draw:polygon draw:style-name="gr1" draw:text-style-name="P1" draw:layer="layout" svg:width="0.21cm" svg:height="0.24cm" svg:x="14.379cm" svg:y="16.216cm" svg:viewBox="0 0 211 241" draw:points="211,0 211,241 0,241 0,0">
          <text:p/>
        </draw:polygon>
        <draw:line draw:style-name="gr6" draw:text-style-name="P2" draw:layer="layout" svg:x1="14.23cm" svg:y1="16.351cm" svg:x2="14.23cm" svg:y2="16.321cm">
          <text:p/>
        </draw:line>
        <draw:path draw:style-name="gr1" draw:text-style-name="P1" draw:layer="layout" svg:width="0.3cm" svg:height="0.3cm" svg:x="10.951cm" svg:y="13.506cm" svg:viewBox="0 0 301 301" svg:d="M0 151c0-84 67-151 150-151s151 67 151 151c0 82-68 150-151 150s-150-68-150-150z">
          <text:p/>
        </draw:path>
        <draw:path draw:style-name="gr1" draw:text-style-name="P1" draw:layer="layout" svg:width="0.24cm" svg:height="0.24cm" svg:x="13.342cm" svg:y="17.435cm" svg:viewBox="0 0 241 241" svg:d="M0 121c0-67 54-121 121-121 66 0 120 54 120 121 0 66-54 120-120 120-67 0-121-54-121-120z">
          <text:p/>
        </draw:path>
        <draw:path draw:style-name="gr1" draw:text-style-name="P1" draw:layer="layout" svg:width="0.21cm" svg:height="0.21cm" svg:x="13.357cm" svg:y="16.688cm" svg:viewBox="0 0 211 211" svg:d="M0 105c0-58 47-105 105-105 59 0 106 47 106 105s-47 106-106 106c-58 0-105-48-105-106z">
          <text:p/>
        </draw:path>
        <draw:line draw:style-name="gr7" draw:text-style-name="P2" draw:layer="layout" svg:x1="9.567cm" svg:y1="16.492cm" svg:x2="9.627cm" svg:y2="16.492cm">
          <text:p/>
        </draw:line>
        <draw:line draw:style-name="gr7" draw:text-style-name="P2" draw:layer="layout" svg:x1="9.567cm" svg:y1="16.292cm" svg:x2="9.627cm" svg:y2="16.292cm">
          <text:p/>
        </draw:line>
        <draw:path draw:style-name="gr1" draw:text-style-name="P1" draw:layer="layout" svg:width="0.24cm" svg:height="0.24cm" svg:x="16.11cm" svg:y="13.01cm" svg:viewBox="0 0 241 241" svg:d="M0 120c0-66 54-120 120-120s121 54 121 120-55 121-121 121-120-55-120-121z">
          <text:p/>
        </draw:path>
        <draw:path draw:style-name="gr1" draw:text-style-name="P1" draw:layer="layout" svg:width="0.24cm" svg:height="0.24cm" svg:x="14.879cm" svg:y="12.633cm" svg:viewBox="0 0 241 241" svg:d="M0 121c0-67 54-121 120-121s121 54 121 121c0 66-55 120-121 120s-120-54-120-120z">
          <text:p/>
        </draw:path>
        <draw:path draw:style-name="gr1" draw:text-style-name="P1" draw:layer="layout" svg:width="0.21cm" svg:height="0.21cm" svg:x="14.894cm" svg:y="13.41cm" svg:viewBox="0 0 211 211" svg:d="M0 106c0-59 47-106 105-106s106 47 106 106c0 58-48 105-106 105s-105-47-105-105z">
          <text:p/>
        </draw:path>
        <draw:path draw:style-name="gr1" draw:text-style-name="P1" draw:layer="layout" svg:width="0.241cm" svg:height="0.24cm" svg:x="15.647cm" svg:y="12.629cm" svg:viewBox="0 0 242 241" svg:d="M0 121c0-67 54-121 120-121 68 0 122 54 122 121 0 66-54 120-122 120-66 0-120-54-120-120z">
          <text:p/>
        </draw:path>
        <draw:path draw:style-name="gr1" draw:text-style-name="P1" draw:layer="layout" svg:width="0.209cm" svg:height="0.21cm" svg:x="15.663cm" svg:y="13.406cm" svg:viewBox="0 0 210 211" svg:d="M0 106c0-59 47-106 105-106s105 47 105 106c0 58-47 105-105 105s-105-47-105-105z">
          <text:p/>
        </draw:path>
        <draw:polygon draw:style-name="gr1" draw:text-style-name="P1" draw:layer="layout" svg:width="0.21cm" svg:height="0.24cm" svg:x="14.894cm" svg:y="16.216cm" svg:viewBox="0 0 211 241" draw:points="0,241 0,0 211,0 211,241">
          <text:p/>
        </draw:polygon>
        <draw:line draw:style-name="gr6" draw:text-style-name="P2" draw:layer="layout" svg:x1="15.253cm" svg:y1="16.321cm" svg:x2="15.253cm" svg:y2="16.351cm">
          <text:p/>
        </draw:line>
        <draw:path draw:style-name="gr1" draw:text-style-name="P1" draw:layer="layout" svg:width="0.24cm" svg:height="0.24cm" svg:x="13.859cm" svg:y="12.632cm" svg:viewBox="0 0 241 241" svg:d="M0 121c0-67 54-121 120-121 67 0 121 54 121 121 0 66-54 120-121 120-66 0-120-54-120-120z">
          <text:p/>
        </draw:path>
        <draw:path draw:style-name="gr1" draw:text-style-name="P1" draw:layer="layout" svg:width="0.209cm" svg:height="0.21cm" svg:x="13.874cm" svg:y="13.409cm" svg:viewBox="0 0 210 211" svg:d="M0 106c0-59 47-106 104-106 58 0 106 47 106 106 0 58-48 105-106 105-57 0-104-47-104-105z">
          <text:p/>
        </draw:path>
        <draw:path draw:style-name="gr1" draw:text-style-name="P1" draw:layer="layout" svg:width="0.24cm" svg:height="0.24cm" svg:x="12.975cm" svg:y="17.054cm" svg:viewBox="0 0 241 241" svg:d="M0 120c0-66 54-120 121-120 66 0 120 54 120 120s-54 121-120 121c-67 0-121-55-121-121z">
          <text:p/>
        </draw:path>
        <draw:path draw:style-name="gr1" draw:text-style-name="P1" draw:layer="layout" svg:width="0.24cm" svg:height="0.24cm" svg:x="14.112cm" svg:y="17.431cm" svg:viewBox="0 0 241 241" svg:d="M0 121c0-67 55-121 121-121s120 54 120 121c0 66-54 120-120 120s-121-54-121-120z">
          <text:p/>
        </draw:path>
        <draw:path draw:style-name="gr1" draw:text-style-name="P1" draw:layer="layout" svg:width="0.21cm" svg:height="0.21cm" svg:x="14.127cm" svg:y="16.684cm" svg:viewBox="0 0 211 211" svg:d="M0 105c0-58 47-105 105-105s106 47 106 105c0 59-48 106-106 106s-105-47-105-106z">
          <text:p/>
        </draw:path>
        <draw:path draw:style-name="gr1" draw:text-style-name="P1" draw:layer="layout" svg:width="0.24cm" svg:height="0.24cm" svg:x="12.975cm" svg:y="15.095cm" svg:viewBox="0 0 241 241" svg:d="M0 122c0-67 54-122 121-122 66 0 120 55 120 122 0 66-54 119-120 119-67 0-121-53-121-119z">
          <text:p/>
        </draw:path>
        <draw:path draw:style-name="gr1" draw:text-style-name="P1" draw:layer="layout" svg:width="0.209cm" svg:height="0.21cm" svg:x="12.229cm" svg:y="15.111cm" svg:viewBox="0 0 210 211" svg:d="M0 106c0-59 47-106 105-106s105 47 105 106c0 57-47 105-105 105s-105-48-105-105z">
          <text:p/>
        </draw:path>
        <draw:path draw:style-name="gr1" draw:text-style-name="P1" draw:layer="layout" svg:width="0.1cm" svg:height="0.1cm" svg:x="12.067cm" svg:y="12.702cm" svg:viewBox="0 0 101 101" svg:d="M0 50c0-28 24-50 52-50 27 0 49 22 49 50s-22 51-49 51c-28 0-52-23-52-51z">
          <text:p/>
        </draw:path>
        <draw:path draw:style-name="gr1" draw:text-style-name="P1" draw:layer="layout" svg:width="0.1cm" svg:height="0.1cm" svg:x="5.666cm" svg:y="14.843cm" svg:viewBox="0 0 101 101" svg:d="M0 50c0-28 22-50 49-50 29 0 52 22 52 50s-23 51-52 51c-27 0-49-23-49-51z">
          <text:p/>
        </draw:path>
        <draw:path draw:style-name="gr1" draw:text-style-name="P1" draw:layer="layout" svg:width="0.149cm" svg:height="0.151cm" svg:x="5.641cm" svg:y="13.997cm" svg:viewBox="0 0 150 152" svg:d="M0 76c0-42 34-76 75-76 42 0 75 34 75 76 0 41-33 76-75 76-41 0-75-35-75-76z">
          <text:p/>
        </draw:path>
        <draw:path draw:style-name="gr1" draw:text-style-name="P1" draw:layer="layout" svg:width="0.1cm" svg:height="0.1cm" svg:x="5.666cm" svg:y="14.632cm" svg:viewBox="0 0 101 101" svg:d="M0 52c0-29 22-52 49-52 29 0 52 23 52 52 0 27-23 49-52 49-27 0-49-22-49-49z">
          <text:p/>
        </draw:path>
        <draw:path draw:style-name="gr1" draw:text-style-name="P1" draw:layer="layout" svg:width="0.1cm" svg:height="0.099cm" svg:x="5.666cm" svg:y="14.433cm" svg:viewBox="0 0 101 100" svg:d="M0 50c0-28 22-50 49-50 29 0 52 22 52 50s-23 50-52 50c-27 0-49-22-49-50z">
          <text:p/>
        </draw:path>
        <draw:path draw:style-name="gr1" draw:text-style-name="P1" draw:layer="layout" svg:width="0.1cm" svg:height="0.1cm" svg:x="5.666cm" svg:y="14.233cm" svg:viewBox="0 0 101 101" svg:d="M0 50c0-28 22-50 49-50 29 0 52 22 52 50s-23 51-52 51c-27 0-49-23-49-51z">
          <text:p/>
        </draw:path>
        <draw:path draw:style-name="gr1" draw:text-style-name="P1" draw:layer="layout" svg:width="0.1cm" svg:height="0.1cm" svg:x="13.664cm" svg:y="16.286cm" svg:viewBox="0 0 101 101" svg:d="M0 50c0-28 22-50 50-50s51 22 51 50c0 29-23 51-51 51s-50-22-50-51z">
          <text:p/>
        </draw:path>
        <draw:path draw:style-name="gr1" draw:text-style-name="P1" draw:layer="layout" svg:width="0.1cm" svg:height="0.1cm" svg:x="13.41cm" svg:y="16.286cm" svg:viewBox="0 0 101 101" svg:d="M0 50c0-28 22-50 51-50 28 0 50 22 50 50 0 29-22 51-50 51-29 0-51-22-51-51z">
          <text:p/>
        </draw:path>
        <draw:path draw:style-name="gr1" draw:text-style-name="P1" draw:layer="layout" svg:width="0.1cm" svg:height="0.1cm" svg:x="8.696cm" svg:y="15.783cm" svg:viewBox="0 0 101 101" svg:d="M0 49c0-27 23-49 51-49 27 0 50 22 50 49 0 28-23 52-50 52-28 0-51-24-51-52z">
          <text:p/>
        </draw:path>
        <draw:path draw:style-name="gr1" draw:text-style-name="P1" draw:layer="layout" svg:width="0.1cm" svg:height="0.1cm" svg:x="8.696cm" svg:y="16.545cm" svg:viewBox="0 0 101 101" svg:d="M0 50c0-27 23-50 51-50 27 0 50 23 50 50 0 28-23 51-50 51-28 0-51-23-51-51z">
          <text:p/>
        </draw:path>
        <draw:path draw:style-name="gr1" draw:text-style-name="P1" draw:layer="layout" svg:width="0.1cm" svg:height="0.1cm" svg:x="7.998cm" svg:y="15.867cm" svg:viewBox="0 0 101 101" svg:d="M0 49c0-27 23-49 50-49 28 0 51 22 51 49 0 28-23 52-51 52-27 0-50-24-50-52z">
          <text:p/>
        </draw:path>
        <draw:path draw:style-name="gr1" draw:text-style-name="P1" draw:layer="layout" svg:width="0.149cm" svg:height="0.149cm" svg:x="7.973cm" svg:y="16.662cm" svg:viewBox="0 0 150 150" svg:d="M0 75c0-42 33-75 74-75 43 0 76 33 76 75 0 41-33 75-76 75-41 0-74-34-74-75z">
          <text:p/>
        </draw:path>
        <draw:path draw:style-name="gr1" draw:text-style-name="P1" draw:layer="layout" svg:width="0.1cm" svg:height="0.1cm" svg:x="7.998cm" svg:y="16.076cm" svg:viewBox="0 0 101 101" svg:d="M0 51c0-28 23-51 50-51 28 0 51 23 51 51 0 27-23 50-51 50-27 0-50-23-50-50z">
          <text:p/>
        </draw:path>
        <draw:path draw:style-name="gr1" draw:text-style-name="P1" draw:layer="layout" svg:width="0.1cm" svg:height="0.1cm" svg:x="7.998cm" svg:y="16.276cm" svg:viewBox="0 0 101 101" svg:d="M0 51c0-28 23-51 50-51 28 0 51 23 51 51 0 27-23 50-51 50-27 0-50-23-50-50z">
          <text:p/>
        </draw:path>
        <draw:path draw:style-name="gr1" draw:text-style-name="P1" draw:layer="layout" svg:width="0.1cm" svg:height="0.1cm" svg:x="7.998cm" svg:y="16.476cm" svg:viewBox="0 0 101 101" svg:d="M0 51c0-28 23-51 50-51 28 0 51 23 51 51 0 27-23 50-51 50-27 0-50-23-50-50z">
          <text:p/>
        </draw:path>
        <draw:path draw:style-name="gr1" draw:text-style-name="P1" draw:layer="layout" svg:width="0.1cm" svg:height="0.1cm" svg:x="16.485cm" svg:y="13.08cm" svg:viewBox="0 0 101 101" svg:d="M0 51c0-28 22-51 51-51 27 0 50 23 50 51s-23 50-50 50c-29 0-51-22-51-50z">
          <text:p/>
        </draw:path>
        <draw:path draw:style-name="gr1" draw:text-style-name="P1" draw:layer="layout" svg:width="0.1cm" svg:height="0.1cm" svg:x="15.467cm" svg:y="13.996cm" svg:viewBox="0 0 101 101" svg:d="M0 50c0-28 23-50 51-50s50 22 50 50-22 51-50 51-51-23-51-51z">
          <text:p/>
        </draw:path>
        <draw:path draw:style-name="gr1" draw:text-style-name="P1" draw:layer="layout" svg:width="0.1cm" svg:height="0.1cm" svg:x="15.721cm" svg:y="13.996cm" svg:viewBox="0 0 101 101" svg:d="M0 50c0-28 24-50 52-50 27 0 49 22 49 50s-22 51-49 51c-28 0-52-23-52-51z">
          <text:p/>
        </draw:path>
        <draw:path draw:style-name="gr1" draw:text-style-name="P1" draw:layer="layout" svg:width="0.1cm" svg:height="0.1cm" svg:x="13.045cm" svg:y="15.674cm" svg:viewBox="0 0 101 101" svg:d="M0 50c0-28 24-50 52-50 27 0 49 22 49 50s-22 51-49 51c-28 0-52-23-52-51z">
          <text:p/>
        </draw:path>
        <draw:path draw:style-name="gr1" draw:text-style-name="P1" draw:layer="layout" svg:width="0.1cm" svg:height="0.1cm" svg:x="12.283cm" svg:y="15.674cm" svg:viewBox="0 0 101 101" svg:d="M0 50c0-28 23-50 51-50 27 0 50 22 50 50s-23 51-50 51c-28 0-51-23-51-51z">
          <text:p/>
        </draw:path>
        <draw:path draw:style-name="gr1" draw:text-style-name="P1" draw:layer="layout" svg:width="0.1cm" svg:height="0.1cm" svg:x="10.362cm" svg:y="16.652cm" svg:viewBox="0 0 101 101" svg:d="M0 51c0-28 23-51 52-51 27 0 49 23 49 51 0 27-22 50-49 50-29 0-52-23-52-50z">
          <text:p/>
        </draw:path>
        <draw:path draw:style-name="gr1" draw:text-style-name="P1" draw:layer="layout" svg:width="0.149cm" svg:height="0.15cm" svg:x="10.338cm" svg:y="15.807cm" svg:viewBox="0 0 150 151" svg:d="M0 75c0-42 33-75 75-75s75 33 75 75c0 41-33 76-75 76s-75-35-75-76z">
          <text:p/>
        </draw:path>
        <draw:path draw:style-name="gr1" draw:text-style-name="P1" draw:layer="layout" svg:width="0.1cm" svg:height="0.1cm" svg:x="10.362cm" svg:y="16.442cm" svg:viewBox="0 0 101 101" svg:d="M0 51c0-28 23-51 52-51 27 0 49 23 49 51 0 27-22 50-49 50-29 0-52-23-52-50z">
          <text:p/>
        </draw:path>
        <draw:path draw:style-name="gr1" draw:text-style-name="P1" draw:layer="layout" svg:width="0.1cm" svg:height="0.1cm" svg:x="10.362cm" svg:y="16.242cm" svg:viewBox="0 0 101 101" svg:d="M0 51c0-28 23-51 52-51 27 0 49 23 49 51 0 27-22 50-49 50-29 0-52-23-52-50z">
          <text:p/>
        </draw:path>
        <draw:path draw:style-name="gr1" draw:text-style-name="P1" draw:layer="layout" svg:width="0.1cm" svg:height="0.1cm" svg:x="10.362cm" svg:y="16.042cm" svg:viewBox="0 0 101 101" svg:d="M0 51c0-28 23-51 52-51 27 0 49 23 49 51 0 27-22 50-49 50-29 0-52-23-52-50z">
          <text:p/>
        </draw:path>
        <draw:path draw:style-name="gr1" draw:text-style-name="P1" draw:layer="layout" svg:width="0.1cm" svg:height="0.1cm" svg:x="6.337cm" svg:y="15.783cm" svg:viewBox="0 0 101 101" svg:d="M0 49c0-27 23-49 50-49 28 0 51 22 51 49 0 28-23 52-51 52-27 0-50-24-50-52z">
          <text:p/>
        </draw:path>
        <draw:path draw:style-name="gr1" draw:text-style-name="P1" draw:layer="layout" svg:width="0.1cm" svg:height="0.1cm" svg:x="6.337cm" svg:y="16.545cm" svg:viewBox="0 0 101 101" svg:d="M0 50c0-27 23-50 50-50 28 0 51 23 51 50 0 28-23 51-51 51-27 0-50-23-50-51z">
          <text:p/>
        </draw:path>
        <draw:path draw:style-name="gr1" draw:text-style-name="P1" draw:layer="layout" svg:width="0.1cm" svg:height="0.1cm" svg:x="7.192cm" svg:y="16.076cm" svg:viewBox="0 0 101 101" svg:d="M0 51c0-28 22-51 51-51 27 0 50 23 50 51 0 27-23 50-50 50-29 0-51-23-51-50z">
          <text:p/>
        </draw:path>
        <draw:path draw:style-name="gr1" draw:text-style-name="P1" draw:layer="layout" svg:width="0.1cm" svg:height="0.1cm" svg:x="7.192cm" svg:y="16.276cm" svg:viewBox="0 0 101 101" svg:d="M0 51c0-28 22-51 51-51 27 0 50 23 50 51 0 27-23 50-50 50-29 0-51-23-51-50z">
          <text:p/>
        </draw:path>
        <draw:path draw:style-name="gr1" draw:text-style-name="P1" draw:layer="layout" svg:width="0.1cm" svg:height="0.1cm" svg:x="11.759cm" svg:y="12.702cm" svg:viewBox="0 0 101 101" svg:d="M0 50c0-28 23-50 50-50 28 0 51 22 51 50s-23 51-51 51c-27 0-50-23-50-51z">
          <text:p/>
        </draw:path>
        <draw:path draw:style-name="gr1" draw:text-style-name="P1" draw:layer="layout" svg:width="0.1cm" svg:height="0.1cm" svg:x="7.995cm" svg:y="14.842cm" svg:viewBox="0 0 101 101" svg:d="M0 51c0-29 24-51 52-51 27 0 49 22 49 51 0 27-22 50-49 50-28 0-52-23-52-50z">
          <text:p/>
        </draw:path>
        <draw:path draw:style-name="gr1" draw:text-style-name="P1" draw:layer="layout" svg:width="0.149cm" svg:height="0.15cm" svg:x="7.971cm" svg:y="13.997cm" svg:viewBox="0 0 150 151" svg:d="M0 75c0-42 33-75 75-75s75 33 75 75c0 41-33 76-75 76s-75-35-75-76z">
          <text:p/>
        </draw:path>
        <draw:path draw:style-name="gr1" draw:text-style-name="P1" draw:layer="layout" svg:width="0.1cm" svg:height="0.1cm" svg:x="7.995cm" svg:y="14.632cm" svg:viewBox="0 0 101 101" svg:d="M0 51c0-29 24-51 52-51 27 0 49 22 49 51 0 27-22 50-49 50-28 0-52-23-52-50z">
          <text:p/>
        </draw:path>
        <draw:path draw:style-name="gr1" draw:text-style-name="P1" draw:layer="layout" svg:width="0.1cm" svg:height="0.1cm" svg:x="7.995cm" svg:y="14.432cm" svg:viewBox="0 0 101 101" svg:d="M0 51c0-29 24-51 52-51 27 0 49 22 49 51 0 27-22 50-49 50-28 0-52-23-52-50z">
          <text:p/>
        </draw:path>
        <draw:path draw:style-name="gr1" draw:text-style-name="P1" draw:layer="layout" svg:width="0.1cm" svg:height="0.1cm" svg:x="7.995cm" svg:y="14.232cm" svg:viewBox="0 0 101 101" svg:d="M0 51c0-29 24-51 52-51 27 0 49 22 49 51 0 27-22 50-49 50-28 0-52-23-52-50z">
          <text:p/>
        </draw:path>
        <draw:path draw:style-name="gr1" draw:text-style-name="P1" draw:layer="layout" svg:width="0.1cm" svg:height="0.1cm" svg:x="8.696cm" svg:y="13.606cm" svg:viewBox="0 0 101 101" svg:d="M0 50c0-28 23-50 51-50 27 0 50 22 50 50 0 27-23 51-50 51-28 0-51-24-51-51z">
          <text:p/>
        </draw:path>
        <draw:path draw:style-name="gr1" draw:text-style-name="P1" draw:layer="layout" svg:width="0.1cm" svg:height="0.1cm" svg:x="15.198cm" svg:y="17.502cm" svg:viewBox="0 0 101 101" svg:d="M0 51c0-29 22-51 51-51 28 0 50 22 50 51 0 28-22 50-50 50-29 0-51-22-51-50z">
          <text:p/>
        </draw:path>
        <draw:path draw:style-name="gr1" draw:text-style-name="P1" draw:layer="layout" svg:width="0.1cm" svg:height="0.1cm" svg:x="15.198cm" svg:y="16.74cm" svg:viewBox="0 0 101 101" svg:d="M0 51c0-28 22-51 51-51 28 0 50 23 50 51s-22 50-50 50c-29 0-51-22-51-50z">
          <text:p/>
        </draw:path>
        <draw:path draw:style-name="gr1" draw:text-style-name="P1" draw:layer="layout" svg:width="0.1cm" svg:height="0.1cm" svg:x="14.697cm" svg:y="13.996cm" svg:viewBox="0 0 101 101" svg:d="M0 50c0-28 23-50 52-50 27 0 49 22 49 50s-22 51-49 51c-29 0-52-23-52-51z">
          <text:p/>
        </draw:path>
        <draw:path draw:style-name="gr1" draw:text-style-name="P1" draw:layer="layout" svg:width="0.1cm" svg:height="0.1cm" svg:x="14.951cm" svg:y="13.996cm" svg:viewBox="0 0 101 101" svg:d="M0 50c0-28 23-50 51-50 27 0 50 22 50 50s-23 51-50 51c-28 0-51-23-51-51z">
          <text:p/>
        </draw:path>
        <draw:path draw:style-name="gr1" draw:text-style-name="P1" draw:layer="layout" svg:width="0.1cm" svg:height="0.1cm" svg:x="16.79cm" svg:y="13.08cm" svg:viewBox="0 0 101 101" svg:d="M0 51c0-28 22-51 51-51 27 0 50 23 50 51s-23 50-50 50c-29 0-51-22-51-50z">
          <text:p/>
        </draw:path>
        <draw:path draw:style-name="gr1" draw:text-style-name="P1" draw:layer="layout" svg:width="0.1cm" svg:height="0.1cm" svg:x="4.834cm" svg:y="14.632cm" svg:viewBox="0 0 101 101" svg:d="M0 51c0-29 23-51 51-51 27 0 50 22 50 51 0 27-23 50-50 50-28 0-51-23-51-50z">
          <text:p/>
        </draw:path>
        <draw:path draw:style-name="gr1" draw:text-style-name="P1" draw:layer="layout" svg:width="0.1cm" svg:height="0.1cm" svg:x="4.834cm" svg:y="14.432cm" svg:viewBox="0 0 101 101" svg:d="M0 51c0-29 23-51 51-51 27 0 50 22 50 51 0 27-23 50-50 50-28 0-51-23-51-50z">
          <text:p/>
        </draw:path>
        <draw:path draw:style-name="gr1" draw:text-style-name="P1" draw:layer="layout" svg:width="0.1cm" svg:height="0.1cm" svg:x="8.696cm" svg:y="14.917cm" svg:viewBox="0 0 101 101" svg:d="M0 50c0-27 23-50 51-50 27 0 50 23 50 50 0 29-23 51-50 51-28 0-51-22-51-51z">
          <text:p/>
        </draw:path>
        <draw:path draw:style-name="gr1" draw:text-style-name="P1" draw:layer="layout" svg:width="0.1cm" svg:height="0.1cm" svg:x="8.696cm" svg:y="14.155cm" svg:viewBox="0 0 101 101" svg:d="M0 51c0-28 23-51 51-51 27 0 50 23 50 51s-23 50-50 50c-28 0-51-22-51-50z">
          <text:p/>
        </draw:path>
        <draw:path draw:style-name="gr1" draw:text-style-name="P1" draw:layer="layout" svg:width="0.1cm" svg:height="0.1cm" svg:x="11.051cm" svg:y="14.917cm" svg:viewBox="0 0 101 101" svg:d="M0 50c0-27 22-50 51-50 27 0 50 23 50 50 0 29-23 51-50 51-29 0-51-22-51-51z">
          <text:p/>
        </draw:path>
        <draw:path draw:style-name="gr1" draw:text-style-name="P1" draw:layer="layout" svg:width="0.1cm" svg:height="0.1cm" svg:x="11.051cm" svg:y="14.155cm" svg:viewBox="0 0 101 101" svg:d="M0 51c0-28 22-51 51-51 27 0 50 23 50 51s-23 50-50 50c-29 0-51-22-51-50z">
          <text:p/>
        </draw:path>
        <draw:path draw:style-name="gr1" draw:text-style-name="P1" draw:layer="layout" svg:width="0.1cm" svg:height="0.1cm" svg:x="16.188cm" svg:y="14.657cm" svg:viewBox="0 0 101 101" svg:d="M0 51c0-28 23-51 52-51 27 0 49 23 49 51s-22 50-49 50c-29 0-52-22-52-50z">
          <text:p/>
        </draw:path>
        <draw:path draw:style-name="gr1" draw:text-style-name="P1" draw:layer="layout" svg:width="0.1cm" svg:height="0.1cm" svg:x="16.95cm" svg:y="14.657cm" svg:viewBox="0 0 101 101" svg:d="M0 51c0-28 23-51 51-51s50 23 50 51-22 50-50 50-51-22-51-50z">
          <text:p/>
        </draw:path>
        <draw:path draw:style-name="gr1" draw:text-style-name="P1" draw:layer="layout" svg:width="0.1cm" svg:height="0.1cm" svg:x="9.547cm" svg:y="14.632cm" svg:viewBox="0 0 101 101" svg:d="M0 51c0-29 22-51 51-51 27 0 50 22 50 51 0 27-23 50-50 50-29 0-51-23-51-50z">
          <text:p/>
        </draw:path>
        <draw:path draw:style-name="gr1" draw:text-style-name="P1" draw:layer="layout" svg:width="0.1cm" svg:height="0.1cm" svg:x="9.547cm" svg:y="14.432cm" svg:viewBox="0 0 101 101" svg:d="M0 51c0-29 22-51 51-51 27 0 50 22 50 51 0 27-23 50-50 50-29 0-51-23-51-50z">
          <text:p/>
        </draw:path>
        <draw:path draw:style-name="gr1" draw:text-style-name="P1" draw:layer="layout" svg:width="0.1cm" svg:height="0.1cm" svg:x="12.435cm" svg:y="17.124cm" svg:viewBox="0 0 101 101" svg:d="M0 51c0-29 23-51 52-51 27 0 49 22 49 51 0 28-22 50-49 50-29 0-52-22-52-50z">
          <text:p/>
        </draw:path>
        <draw:path draw:style-name="gr1" draw:text-style-name="P1" draw:layer="layout" svg:width="0.1cm" svg:height="0.1cm" svg:x="13.928cm" svg:y="15.535cm" svg:viewBox="0 0 101 101" svg:d="M0 50c0-28 22-50 50-50s51 22 51 50-23 51-51 51-50-23-50-51z">
          <text:p/>
        </draw:path>
        <draw:path draw:style-name="gr1" draw:text-style-name="P1" draw:layer="layout" svg:width="0.1cm" svg:height="0.1cm" svg:x="14.182cm" svg:y="15.535cm" svg:viewBox="0 0 101 101" svg:d="M0 50c0-28 22-50 49-50 29 0 52 22 52 50s-23 51-52 51c-27 0-49-23-49-51z">
          <text:p/>
        </draw:path>
        <draw:path draw:style-name="gr1" draw:text-style-name="P1" draw:layer="layout" svg:width="0.1cm" svg:height="0.1cm" svg:x="14.436cm" svg:y="15.535cm" svg:viewBox="0 0 101 101" svg:d="M0 50c0-28 23-50 50-50 28 0 51 22 51 50s-23 51-51 51c-27 0-50-23-50-51z">
          <text:p/>
        </draw:path>
        <draw:path draw:style-name="gr1" draw:text-style-name="P1" draw:layer="layout" svg:width="0.1cm" svg:height="0.1cm" svg:x="14.69cm" svg:y="15.535cm" svg:viewBox="0 0 101 101" svg:d="M0 50c0-28 22-50 49-50 29 0 52 22 52 50s-23 51-52 51c-27 0-49-23-49-51z">
          <text:p/>
        </draw:path>
        <draw:path draw:style-name="gr1" draw:text-style-name="P1" draw:layer="layout" svg:width="0.1cm" svg:height="0.1cm" svg:x="14.944cm" svg:y="15.535cm" svg:viewBox="0 0 101 101" svg:d="M0 50c0-28 22-50 49-50 28 0 52 22 52 50s-24 51-52 51c-27 0-49-23-49-51z">
          <text:p/>
        </draw:path>
        <draw:path draw:style-name="gr1" draw:text-style-name="P1" draw:layer="layout" svg:width="0.1cm" svg:height="0.1cm" svg:x="15.198cm" svg:y="15.535cm" svg:viewBox="0 0 101 101" svg:d="M0 50c0-28 22-50 50-50s51 22 51 50-23 51-51 51-50-23-50-51z">
          <text:p/>
        </draw:path>
        <draw:path draw:style-name="gr1" draw:text-style-name="P1" draw:layer="layout" svg:width="0.1cm" svg:height="0.1cm" svg:x="15.452cm" svg:y="15.535cm" svg:viewBox="0 0 101 101" svg:d="M0 50c0-28 22-50 49-50 28 0 52 22 52 50s-24 51-52 51c-27 0-49-23-49-51z">
          <text:p/>
        </draw:path>
        <draw:path draw:style-name="gr1" draw:text-style-name="P1" draw:layer="layout" svg:width="0.1cm" svg:height="0.1cm" svg:x="15.452cm" svg:y="14.741cm" svg:viewBox="0 0 101 101" svg:d="M0 50c0-28 22-50 49-50 28 0 52 22 52 50s-24 51-52 51c-27 0-49-23-49-51z">
          <text:p/>
        </draw:path>
        <draw:path draw:style-name="gr1" draw:text-style-name="P1" draw:layer="layout" svg:width="0.1cm" svg:height="0.1cm" svg:x="15.198cm" svg:y="14.741cm" svg:viewBox="0 0 101 101" svg:d="M0 50c0-28 22-50 50-50s51 22 51 50-23 51-51 51-50-23-50-51z">
          <text:p/>
        </draw:path>
        <draw:path draw:style-name="gr1" draw:text-style-name="P1" draw:layer="layout" svg:width="0.1cm" svg:height="0.1cm" svg:x="14.944cm" svg:y="14.741cm" svg:viewBox="0 0 101 101" svg:d="M0 50c0-28 22-50 49-50 28 0 52 22 52 50s-24 51-52 51c-27 0-49-23-49-51z">
          <text:p/>
        </draw:path>
        <draw:path draw:style-name="gr1" draw:text-style-name="P1" draw:layer="layout" svg:width="0.1cm" svg:height="0.1cm" svg:x="14.69cm" svg:y="14.741cm" svg:viewBox="0 0 101 101" svg:d="M0 50c0-28 22-50 49-50 29 0 52 22 52 50s-23 51-52 51c-27 0-49-23-49-51z">
          <text:p/>
        </draw:path>
        <draw:path draw:style-name="gr1" draw:text-style-name="P1" draw:layer="layout" svg:width="0.1cm" svg:height="0.1cm" svg:x="14.436cm" svg:y="14.741cm" svg:viewBox="0 0 101 101" svg:d="M0 50c0-28 23-50 50-50 28 0 51 22 51 50s-23 51-51 51c-27 0-50-23-50-51z">
          <text:p/>
        </draw:path>
        <draw:path draw:style-name="gr1" draw:text-style-name="P1" draw:layer="layout" svg:width="0.1cm" svg:height="0.1cm" svg:x="14.182cm" svg:y="14.741cm" svg:viewBox="0 0 101 101" svg:d="M0 50c0-28 22-50 49-50 29 0 52 22 52 50s-23 51-52 51c-27 0-49-23-49-51z">
          <text:p/>
        </draw:path>
        <draw:path draw:style-name="gr1" draw:text-style-name="P1" draw:layer="layout" svg:width="0.1cm" svg:height="0.1cm" svg:x="13.928cm" svg:y="14.741cm" svg:viewBox="0 0 101 101" svg:d="M0 50c0-28 22-50 50-50s51 22 51 50-23 51-51 51-50-23-50-51z">
          <text:p/>
        </draw:path>
        <draw:path draw:style-name="gr1" draw:text-style-name="P1" draw:layer="layout" svg:width="0.1cm" svg:height="0.1cm" svg:x="8.696cm" svg:y="17.147cm" svg:viewBox="0 0 101 101" svg:d="M0 51c0-28 23-51 51-51 27 0 50 23 50 51s-23 50-50 50c-28 0-51-22-51-50z">
          <text:p/>
        </draw:path>
        <draw:path draw:style-name="gr1" draw:text-style-name="P1" draw:layer="layout" svg:width="0.1cm" svg:height="0.1cm" svg:x="13.045cm" svg:y="14.657cm" svg:viewBox="0 0 101 101" svg:d="M0 51c0-28 24-51 52-51 27 0 49 23 49 51s-22 50-49 50c-28 0-52-22-52-50z">
          <text:p/>
        </draw:path>
        <draw:path draw:style-name="gr1" draw:text-style-name="P1" draw:layer="layout" svg:width="0.1cm" svg:height="0.1cm" svg:x="12.283cm" svg:y="14.657cm" svg:viewBox="0 0 101 101" svg:d="M0 51c0-28 23-51 51-51 27 0 50 23 50 51s-23 50-50 50c-28 0-51-22-51-50z">
          <text:p/>
        </draw:path>
        <draw:path draw:style-name="gr1" draw:text-style-name="P1" draw:layer="layout" svg:width="0.1cm" svg:height="0.1cm" svg:x="16.188cm" svg:y="15.674cm" svg:viewBox="0 0 101 101" svg:d="M0 50c0-28 23-50 52-50 27 0 49 22 49 50s-22 51-49 51c-29 0-52-23-52-51z">
          <text:p/>
        </draw:path>
        <draw:path draw:style-name="gr1" draw:text-style-name="P1" draw:layer="layout" svg:width="0.1cm" svg:height="0.1cm" svg:x="16.95cm" svg:y="15.674cm" svg:viewBox="0 0 101 101" svg:d="M0 50c0-28 23-50 51-50s50 22 50 50-22 51-50 51-51-23-51-51z">
          <text:p/>
        </draw:path>
        <draw:path draw:style-name="gr1" draw:text-style-name="P1" draw:layer="layout" svg:width="0.1cm" svg:height="0.1cm" svg:x="10.362cm" svg:y="14.842cm" svg:viewBox="0 0 101 101" svg:d="M0 51c0-29 23-51 52-51 27 0 49 22 49 51 0 27-22 50-49 50-29 0-52-23-52-50z">
          <text:p/>
        </draw:path>
        <draw:path draw:style-name="gr1" draw:text-style-name="P1" draw:layer="layout" svg:width="0.149cm" svg:height="0.15cm" svg:x="10.338cm" svg:y="13.997cm" svg:viewBox="0 0 150 151" svg:d="M0 75c0-42 33-75 75-75s75 33 75 75c0 41-33 76-75 76s-75-35-75-76z">
          <text:p/>
        </draw:path>
        <draw:path draw:style-name="gr1" draw:text-style-name="P1" draw:layer="layout" svg:width="0.1cm" svg:height="0.1cm" svg:x="10.362cm" svg:y="14.632cm" svg:viewBox="0 0 101 101" svg:d="M0 51c0-29 23-51 52-51 27 0 49 22 49 51 0 27-22 50-49 50-29 0-52-23-52-50z">
          <text:p/>
        </draw:path>
        <draw:path draw:style-name="gr1" draw:text-style-name="P1" draw:layer="layout" svg:width="0.1cm" svg:height="0.1cm" svg:x="10.362cm" svg:y="14.432cm" svg:viewBox="0 0 101 101" svg:d="M0 51c0-29 23-51 52-51 27 0 49 22 49 51 0 27-22 50-49 50-29 0-52-23-52-50z">
          <text:p/>
        </draw:path>
        <draw:path draw:style-name="gr1" draw:text-style-name="P1" draw:layer="layout" svg:width="0.1cm" svg:height="0.1cm" svg:x="10.362cm" svg:y="14.232cm" svg:viewBox="0 0 101 101" svg:d="M0 51c0-29 23-51 52-51 27 0 49 22 49 51 0 27-22 50-49 50-29 0-52-23-52-50z">
          <text:p/>
        </draw:path>
        <draw:path draw:style-name="gr1" draw:text-style-name="P1" draw:layer="layout" svg:width="0.1cm" svg:height="0.1cm" svg:x="11.051cm" svg:y="15.783cm" svg:viewBox="0 0 101 101" svg:d="M0 49c0-27 22-49 51-49 27 0 50 22 50 49 0 28-23 52-50 52-29 0-51-24-51-52z">
          <text:p/>
        </draw:path>
        <draw:path draw:style-name="gr1" draw:text-style-name="P1" draw:layer="layout" svg:width="0.1cm" svg:height="0.1cm" svg:x="11.051cm" svg:y="16.545cm" svg:viewBox="0 0 101 101" svg:d="M0 50c0-27 22-50 51-50 27 0 50 23 50 50 0 28-23 51-50 51-29 0-51-23-51-51z">
          <text:p/>
        </draw:path>
        <draw:path draw:style-name="gr1" draw:text-style-name="P1" draw:layer="layout" svg:width="0.1cm" svg:height="0.1cm" svg:x="7.192cm" svg:y="14.632cm" svg:viewBox="0 0 101 101" svg:d="M0 51c0-29 22-51 51-51 27 0 50 22 50 51 0 27-23 50-50 50-29 0-51-23-51-50z">
          <text:p/>
        </draw:path>
        <draw:path draw:style-name="gr1" draw:text-style-name="P1" draw:layer="layout" svg:width="0.1cm" svg:height="0.1cm" svg:x="7.192cm" svg:y="14.432cm" svg:viewBox="0 0 101 101" svg:d="M0 51c0-29 22-51 51-51 27 0 50 22 50 51 0 27-23 50-50 50-29 0-51-23-51-50z">
          <text:p/>
        </draw:path>
        <draw:path draw:style-name="gr1" draw:text-style-name="P1" draw:layer="layout" svg:width="0.1cm" svg:height="0.1cm" svg:x="4.834cm" svg:y="16.076cm" svg:viewBox="0 0 101 101" svg:d="M0 51c0-28 23-51 51-51 27 0 50 23 50 51 0 27-23 50-50 50-28 0-51-23-51-50z">
          <text:p/>
        </draw:path>
        <draw:path draw:style-name="gr1" draw:text-style-name="P1" draw:layer="layout" svg:width="0.1cm" svg:height="0.1cm" svg:x="4.834cm" svg:y="16.276cm" svg:viewBox="0 0 101 101" svg:d="M0 51c0-28 23-51 51-51 27 0 50 23 50 51 0 27-23 50-50 50-28 0-51-23-51-50z">
          <text:p/>
        </draw:path>
        <draw:path draw:style-name="gr1" draw:text-style-name="P1" draw:layer="layout" svg:width="0.1cm" svg:height="0.1cm" svg:x="6.337cm" svg:y="14.917cm" svg:viewBox="0 0 101 101" svg:d="M0 50c0-27 23-50 50-50 28 0 51 23 51 50 0 29-23 51-51 51-27 0-50-22-50-51z">
          <text:p/>
        </draw:path>
        <draw:path draw:style-name="gr1" draw:text-style-name="P1" draw:layer="layout" svg:width="0.1cm" svg:height="0.1cm" svg:x="6.337cm" svg:y="14.155cm" svg:viewBox="0 0 101 101" svg:d="M0 51c0-28 23-51 50-51 28 0 51 23 51 51s-23 50-51 50c-27 0-50-22-50-50z">
          <text:p/>
        </draw:path>
        <draw:path draw:style-name="gr1" draw:text-style-name="P1" draw:layer="layout" svg:width="0.1cm" svg:height="0.1cm" svg:x="11.051cm" svg:y="17.147cm" svg:viewBox="0 0 101 101" svg:d="M0 51c0-28 22-51 51-51 27 0 50 23 50 51s-23 50-50 50c-29 0-51-22-51-50z">
          <text:p/>
        </draw:path>
        <draw:path draw:style-name="gr1" draw:text-style-name="P1" draw:layer="layout" svg:width="0.1cm" svg:height="0.1cm" svg:x="6.337cm" svg:y="13.606cm" svg:viewBox="0 0 101 101" svg:d="M0 50c0-28 23-50 50-50 28 0 51 22 51 50 0 27-23 51-51 51-27 0-50-24-50-51z">
          <text:p/>
        </draw:path>
        <draw:path draw:style-name="gr1" draw:text-style-name="P1" draw:layer="layout" svg:width="0.1cm" svg:height="0.1cm" svg:x="6.337cm" svg:y="17.147cm" svg:viewBox="0 0 101 101" svg:d="M0 51c0-28 23-51 50-51 28 0 51 23 51 51s-23 50-51 50c-27 0-50-22-50-50z">
          <text:p/>
        </draw:path>
        <draw:path draw:style-name="gr1" draw:text-style-name="P1" draw:layer="layout" svg:width="0.1cm" svg:height="0.1cm" svg:x="12.74cm" svg:y="17.124cm" svg:viewBox="0 0 101 101" svg:d="M0 51c0-29 24-51 52-51 27 0 49 22 49 51 0 28-22 50-49 50-28 0-52-22-52-50z">
          <text:p/>
        </draw:path>
        <draw:path draw:style-name="gr1" draw:text-style-name="P1" draw:layer="layout" svg:width="0.1cm" svg:height="0.1cm" svg:x="16.188cm" svg:y="15.165cm" svg:viewBox="0 0 101 101" svg:d="M0 52c0-28 23-52 52-52 27 0 49 24 49 52 0 27-22 49-49 49-29 0-52-22-52-49z">
          <text:p/>
        </draw:path>
        <draw:path draw:style-name="gr1" draw:text-style-name="P1" draw:layer="layout" svg:width="0.1cm" svg:height="0.1cm" svg:x="16.95cm" svg:y="15.165cm" svg:viewBox="0 0 101 101" svg:d="M0 52c0-28 23-52 51-52s50 24 50 52c0 27-22 49-50 49s-51-22-51-49z">
          <text:p/>
        </draw:path>
        <draw:path draw:style-name="gr1" draw:text-style-name="P1" draw:layer="layout" svg:width="0.1cm" svg:height="0.1cm" svg:x="5.606cm" svg:y="15.867cm" svg:viewBox="0 0 101 101" svg:d="M0 49c0-27 22-49 51-49 28 0 50 22 50 49 0 28-22 52-50 52-29 0-51-24-51-52z">
          <text:p/>
        </draw:path>
        <draw:path draw:style-name="gr1" draw:text-style-name="P1" draw:layer="layout" svg:width="0.15cm" svg:height="0.149cm" svg:x="5.581cm" svg:y="16.662cm" svg:viewBox="0 0 151 150" svg:d="M0 75c0-42 34-75 75-75 42 0 76 33 76 75 0 41-34 75-76 75-41 0-75-34-75-75z">
          <text:p/>
        </draw:path>
        <draw:path draw:style-name="gr1" draw:text-style-name="P1" draw:layer="layout" svg:width="0.1cm" svg:height="0.1cm" svg:x="5.606cm" svg:y="16.076cm" svg:viewBox="0 0 101 101" svg:d="M0 51c0-28 22-51 51-51 28 0 50 23 50 51 0 27-22 50-50 50-29 0-51-23-51-50z">
          <text:p/>
        </draw:path>
        <draw:path draw:style-name="gr1" draw:text-style-name="P1" draw:layer="layout" svg:width="0.1cm" svg:height="0.1cm" svg:x="5.606cm" svg:y="16.276cm" svg:viewBox="0 0 101 101" svg:d="M0 51c0-28 22-51 51-51 28 0 50 23 50 51 0 27-22 50-50 50-29 0-51-23-51-50z">
          <text:p/>
        </draw:path>
        <draw:path draw:style-name="gr1" draw:text-style-name="P1" draw:layer="layout" svg:width="0.1cm" svg:height="0.1cm" svg:x="5.606cm" svg:y="16.476cm" svg:viewBox="0 0 101 101" svg:d="M0 51c0-28 22-51 51-51 28 0 50 23 50 51 0 27-22 50-50 50-29 0-51-23-51-50z">
          <text:p/>
        </draw:path>
        <draw:path draw:style-name="gr1" draw:text-style-name="P1" draw:layer="layout" svg:width="0.1cm" svg:height="0.1cm" svg:x="14.183cm" svg:y="13.996cm" svg:viewBox="0 0 101 101" svg:d="M0 50c0-28 22-50 49-50 29 0 52 22 52 50s-23 51-52 51c-27 0-49-23-49-51z">
          <text:p/>
        </draw:path>
        <draw:path draw:style-name="gr1" draw:text-style-name="P1" draw:layer="layout" svg:width="0.1cm" svg:height="0.1cm" svg:x="13.929cm" svg:y="13.996cm" svg:viewBox="0 0 101 101" svg:d="M0 50c0-28 23-50 50-50 28 0 51 22 51 50s-23 51-51 51c-27 0-50-23-50-51z">
          <text:p/>
        </draw:path>
        <draw:path draw:style-name="gr1" draw:text-style-name="P1" draw:layer="layout" svg:width="0.1cm" svg:height="0.1cm" svg:x="14.434cm" svg:y="16.286cm" svg:viewBox="0 0 101 101" svg:d="M0 50c0-28 23-50 51-50s50 22 50 50c0 29-22 51-50 51s-51-22-51-51z">
          <text:p/>
        </draw:path>
        <draw:path draw:style-name="gr1" draw:text-style-name="P1" draw:layer="layout" svg:width="0.1cm" svg:height="0.1cm" svg:x="14.18cm" svg:y="16.286cm" svg:viewBox="0 0 101 101" svg:d="M0 50c0-28 22-50 50-50 29 0 51 22 51 50 0 29-22 51-51 51-28 0-50-22-50-51z">
          <text:p/>
        </draw:path>
        <draw:path draw:style-name="gr1" draw:text-style-name="P1" draw:layer="layout" svg:width="0.1cm" svg:height="0.1cm" svg:x="11.051cm" svg:y="13.606cm" svg:viewBox="0 0 101 101" svg:d="M0 50c0-28 22-50 51-50 27 0 50 22 50 50 0 27-23 51-50 51-29 0-51-24-51-51z">
          <text:p/>
        </draw:path>
        <draw:path draw:style-name="gr1" draw:text-style-name="P1" draw:layer="layout" svg:width="0.1cm" svg:height="0.1cm" svg:x="13.412cm" svg:y="17.505cm" svg:viewBox="0 0 101 101" svg:d="M0 51c0-29 22-51 51-51 28 0 50 22 50 51 0 28-22 50-50 50-29 0-51-22-51-50z">
          <text:p/>
        </draw:path>
        <draw:path draw:style-name="gr1" draw:text-style-name="P1" draw:layer="layout" svg:width="0.1cm" svg:height="0.1cm" svg:x="13.412cm" svg:y="16.743cm" svg:viewBox="0 0 101 101" svg:d="M0 51c0-28 22-51 51-51 28 0 50 23 50 51s-22 50-50 50c-29 0-51-22-51-50z">
          <text:p/>
        </draw:path>
        <draw:path draw:style-name="gr1" draw:text-style-name="P1" draw:layer="layout" svg:width="0.1cm" svg:height="0.1cm" svg:x="9.547cm" svg:y="16.442cm" svg:viewBox="0 0 101 101" svg:d="M0 51c0-28 22-51 51-51 27 0 50 23 50 51 0 27-23 50-50 50-29 0-51-23-51-50z">
          <text:p/>
        </draw:path>
        <draw:path draw:style-name="gr1" draw:text-style-name="P1" draw:layer="layout" svg:width="0.1cm" svg:height="0.1cm" svg:x="9.547cm" svg:y="16.242cm" svg:viewBox="0 0 101 101" svg:d="M0 51c0-28 22-51 51-51 27 0 50 23 50 51 0 27-23 50-50 50-29 0-51-23-51-50z">
          <text:p/>
        </draw:path>
        <draw:path draw:style-name="gr1" draw:text-style-name="P1" draw:layer="layout" svg:width="0.1cm" svg:height="0.1cm" svg:x="16.18cm" svg:y="13.08cm" svg:viewBox="0 0 101 101" svg:d="M0 51c0-28 22-51 51-51 27 0 50 23 50 51s-23 50-50 50c-29 0-51-22-51-50z">
          <text:p/>
        </draw:path>
        <draw:path draw:style-name="gr1" draw:text-style-name="P1" draw:layer="layout" svg:width="0.1cm" svg:height="0.1cm" svg:x="14.949cm" svg:y="12.703cm" svg:viewBox="0 0 101 101" svg:d="M0 50c0-28 22-50 50-50s51 22 51 50-23 51-51 51-50-23-50-51z">
          <text:p/>
        </draw:path>
        <draw:path draw:style-name="gr1" draw:text-style-name="P1" draw:layer="layout" svg:width="0.1cm" svg:height="0.1cm" svg:x="14.949cm" svg:y="13.465cm" svg:viewBox="0 0 101 101" svg:d="M0 51c0-29 22-51 50-51s51 22 51 51c0 28-23 50-51 50s-50-22-50-50z">
          <text:p/>
        </draw:path>
        <draw:path draw:style-name="gr1" draw:text-style-name="P1" draw:layer="layout" svg:width="0.1cm" svg:height="0.1cm" svg:x="15.718cm" svg:y="12.699cm" svg:viewBox="0 0 101 101" svg:d="M0 50c0-28 23-50 50-50 28 0 51 22 51 50s-23 51-51 51c-27 0-50-23-50-51z">
          <text:p/>
        </draw:path>
        <draw:path draw:style-name="gr1" draw:text-style-name="P1" draw:layer="layout" svg:width="0.1cm" svg:height="0.1cm" svg:x="15.718cm" svg:y="13.461cm" svg:viewBox="0 0 101 101" svg:d="M0 51c0-29 23-51 50-51 28 0 51 22 51 51 0 28-23 50-51 50-27 0-50-22-50-50z">
          <text:p/>
        </draw:path>
        <draw:path draw:style-name="gr1" draw:text-style-name="P1" draw:layer="layout" svg:width="0.1cm" svg:height="0.1cm" svg:x="14.949cm" svg:y="16.286cm" svg:viewBox="0 0 101 101" svg:d="M0 50c0-28 22-50 50-50s51 22 51 50c0 29-23 51-51 51s-50-22-50-51z">
          <text:p/>
        </draw:path>
        <draw:path draw:style-name="gr1" draw:text-style-name="P1" draw:layer="layout" svg:width="0.1cm" svg:height="0.1cm" svg:x="15.203cm" svg:y="16.286cm" svg:viewBox="0 0 101 101" svg:d="M0 50c0-28 22-50 51-50 28 0 50 22 50 50 0 29-22 51-50 51-29 0-51-22-51-51z">
          <text:p/>
        </draw:path>
        <draw:path draw:style-name="gr1" draw:text-style-name="P1" draw:layer="layout" svg:width="0.1cm" svg:height="0.1cm" svg:x="13.929cm" svg:y="12.702cm" svg:viewBox="0 0 101 101" svg:d="M0 50c0-28 23-50 50-50 28 0 51 22 51 50s-23 51-51 51c-27 0-50-23-50-51z">
          <text:p/>
        </draw:path>
        <draw:path draw:style-name="gr1" draw:text-style-name="P1" draw:layer="layout" svg:width="0.1cm" svg:height="0.1cm" svg:x="13.929cm" svg:y="13.464cm" svg:viewBox="0 0 101 101" svg:d="M0 51c0-29 23-51 50-51 28 0 51 22 51 51 0 28-23 50-51 50-27 0-50-22-50-50z">
          <text:p/>
        </draw:path>
        <draw:path draw:style-name="gr1" draw:text-style-name="P1" draw:layer="layout" svg:width="0.1cm" svg:height="0.1cm" svg:x="13.045cm" svg:y="17.124cm" svg:viewBox="0 0 101 101" svg:d="M0 51c0-29 24-51 52-51 27 0 49 22 49 51 0 28-22 50-49 50-28 0-52-22-52-50z">
          <text:p/>
        </draw:path>
        <draw:path draw:style-name="gr1" draw:text-style-name="P1" draw:layer="layout" svg:width="0.1cm" svg:height="0.1cm" svg:x="14.182cm" svg:y="17.501cm" svg:viewBox="0 0 101 101" svg:d="M0 51c0-29 22-51 50-51 29 0 51 22 51 51 0 28-22 50-51 50-28 0-50-22-50-50z">
          <text:p/>
        </draw:path>
        <draw:path draw:style-name="gr1" draw:text-style-name="P1" draw:layer="layout" svg:width="0.1cm" svg:height="0.1cm" svg:x="14.182cm" svg:y="16.739cm" svg:viewBox="0 0 101 101" svg:d="M0 51c0-28 22-51 50-51 29 0 51 23 51 51s-22 50-51 50c-28 0-50-22-50-50z">
          <text:p/>
        </draw:path>
        <draw:path draw:style-name="gr1" draw:text-style-name="P1" draw:layer="layout" svg:width="0.1cm" svg:height="0.1cm" svg:x="13.045cm" svg:y="15.165cm" svg:viewBox="0 0 101 101" svg:d="M0 52c0-28 24-52 52-52 27 0 49 24 49 52 0 27-22 49-49 49-28 0-52-22-52-49z">
          <text:p/>
        </draw:path>
        <draw:path draw:style-name="gr1" draw:text-style-name="P1" draw:layer="layout" svg:width="0.1cm" svg:height="0.1cm" svg:x="12.283cm" svg:y="15.165cm" svg:viewBox="0 0 101 101" svg:d="M0 52c0-28 23-52 51-52 27 0 50 24 50 52 0 27-23 49-50 49-28 0-51-22-51-49z">
          <text:p/>
        </draw:path>
        <draw:path draw:style-name="gr1" draw:text-style-name="P1" draw:layer="layout" svg:width="0.1cm" svg:height="0.1cm" svg:x="12.067cm" svg:y="12.702cm" svg:viewBox="0 0 101 101" svg:d="M0 50c0-28 24-50 52-50 27 0 49 22 49 50s-22 51-49 51c-28 0-52-23-52-51z">
          <text:p/>
        </draw:path>
        <draw:path draw:style-name="gr1" draw:text-style-name="P1" draw:layer="layout" svg:width="0.1cm" svg:height="0.1cm" svg:x="5.666cm" svg:y="14.843cm" svg:viewBox="0 0 101 101" svg:d="M0 50c0-28 22-50 49-50 29 0 52 22 52 50s-23 51-52 51c-27 0-49-23-49-51z">
          <text:p/>
        </draw:path>
        <draw:path draw:style-name="gr1" draw:text-style-name="P1" draw:layer="layout" svg:width="0.149cm" svg:height="0.151cm" svg:x="5.641cm" svg:y="13.997cm" svg:viewBox="0 0 150 152" svg:d="M0 76c0-42 34-76 75-76 42 0 75 34 75 76 0 41-33 76-75 76-41 0-75-35-75-76z">
          <text:p/>
        </draw:path>
        <draw:path draw:style-name="gr1" draw:text-style-name="P1" draw:layer="layout" svg:width="0.1cm" svg:height="0.1cm" svg:x="5.666cm" svg:y="14.632cm" svg:viewBox="0 0 101 101" svg:d="M0 52c0-29 22-52 49-52 29 0 52 23 52 52 0 27-23 49-52 49-27 0-49-22-49-49z">
          <text:p/>
        </draw:path>
        <draw:path draw:style-name="gr1" draw:text-style-name="P1" draw:layer="layout" svg:width="0.1cm" svg:height="0.099cm" svg:x="5.666cm" svg:y="14.433cm" svg:viewBox="0 0 101 100" svg:d="M0 50c0-28 22-50 49-50 29 0 52 22 52 50s-23 50-52 50c-27 0-49-22-49-50z">
          <text:p/>
        </draw:path>
        <draw:path draw:style-name="gr1" draw:text-style-name="P1" draw:layer="layout" svg:width="0.1cm" svg:height="0.1cm" svg:x="5.666cm" svg:y="14.233cm" svg:viewBox="0 0 101 101" svg:d="M0 50c0-28 22-50 49-50 29 0 52 22 52 50s-23 51-52 51c-27 0-49-23-49-51z">
          <text:p/>
        </draw:path>
        <draw:path draw:style-name="gr1" draw:text-style-name="P1" draw:layer="layout" svg:width="0.1cm" svg:height="0.1cm" svg:x="13.664cm" svg:y="16.286cm" svg:viewBox="0 0 101 101" svg:d="M0 50c0-28 22-50 50-50s51 22 51 50c0 29-23 51-51 51s-50-22-50-51z">
          <text:p/>
        </draw:path>
        <draw:path draw:style-name="gr1" draw:text-style-name="P1" draw:layer="layout" svg:width="0.1cm" svg:height="0.1cm" svg:x="13.41cm" svg:y="16.286cm" svg:viewBox="0 0 101 101" svg:d="M0 50c0-28 22-50 51-50 28 0 50 22 50 50 0 29-22 51-50 51-29 0-51-22-51-51z">
          <text:p/>
        </draw:path>
        <draw:path draw:style-name="gr1" draw:text-style-name="P1" draw:layer="layout" svg:width="0.1cm" svg:height="0.1cm" svg:x="8.696cm" svg:y="15.783cm" svg:viewBox="0 0 101 101" svg:d="M0 49c0-27 23-49 51-49 27 0 50 22 50 49 0 28-23 52-50 52-28 0-51-24-51-52z">
          <text:p/>
        </draw:path>
        <draw:path draw:style-name="gr1" draw:text-style-name="P1" draw:layer="layout" svg:width="0.1cm" svg:height="0.1cm" svg:x="8.696cm" svg:y="16.545cm" svg:viewBox="0 0 101 101" svg:d="M0 50c0-27 23-50 51-50 27 0 50 23 50 50 0 28-23 51-50 51-28 0-51-23-51-51z">
          <text:p/>
        </draw:path>
        <draw:path draw:style-name="gr1" draw:text-style-name="P1" draw:layer="layout" svg:width="0.1cm" svg:height="0.1cm" svg:x="7.998cm" svg:y="15.867cm" svg:viewBox="0 0 101 101" svg:d="M0 49c0-27 23-49 50-49 28 0 51 22 51 49 0 28-23 52-51 52-27 0-50-24-50-52z">
          <text:p/>
        </draw:path>
        <draw:path draw:style-name="gr1" draw:text-style-name="P1" draw:layer="layout" svg:width="0.149cm" svg:height="0.149cm" svg:x="7.973cm" svg:y="16.662cm" svg:viewBox="0 0 150 150" svg:d="M0 75c0-42 33-75 74-75 43 0 76 33 76 75 0 41-33 75-76 75-41 0-74-34-74-75z">
          <text:p/>
        </draw:path>
        <draw:path draw:style-name="gr1" draw:text-style-name="P1" draw:layer="layout" svg:width="0.1cm" svg:height="0.1cm" svg:x="7.998cm" svg:y="16.076cm" svg:viewBox="0 0 101 101" svg:d="M0 51c0-28 23-51 50-51 28 0 51 23 51 51 0 27-23 50-51 50-27 0-50-23-50-50z">
          <text:p/>
        </draw:path>
        <draw:path draw:style-name="gr1" draw:text-style-name="P1" draw:layer="layout" svg:width="0.1cm" svg:height="0.1cm" svg:x="7.998cm" svg:y="16.276cm" svg:viewBox="0 0 101 101" svg:d="M0 51c0-28 23-51 50-51 28 0 51 23 51 51 0 27-23 50-51 50-27 0-50-23-50-50z">
          <text:p/>
        </draw:path>
        <draw:path draw:style-name="gr1" draw:text-style-name="P1" draw:layer="layout" svg:width="0.1cm" svg:height="0.1cm" svg:x="7.998cm" svg:y="16.476cm" svg:viewBox="0 0 101 101" svg:d="M0 51c0-28 23-51 50-51 28 0 51 23 51 51 0 27-23 50-51 50-27 0-50-23-50-50z">
          <text:p/>
        </draw:path>
        <draw:path draw:style-name="gr1" draw:text-style-name="P1" draw:layer="layout" svg:width="0.1cm" svg:height="0.1cm" svg:x="16.485cm" svg:y="13.08cm" svg:viewBox="0 0 101 101" svg:d="M0 51c0-28 22-51 51-51 27 0 50 23 50 51s-23 50-50 50c-29 0-51-22-51-50z">
          <text:p/>
        </draw:path>
        <draw:path draw:style-name="gr1" draw:text-style-name="P1" draw:layer="layout" svg:width="0.1cm" svg:height="0.1cm" svg:x="15.467cm" svg:y="13.996cm" svg:viewBox="0 0 101 101" svg:d="M0 50c0-28 23-50 51-50s50 22 50 50-22 51-50 51-51-23-51-51z">
          <text:p/>
        </draw:path>
        <draw:path draw:style-name="gr1" draw:text-style-name="P1" draw:layer="layout" svg:width="0.1cm" svg:height="0.1cm" svg:x="15.721cm" svg:y="13.996cm" svg:viewBox="0 0 101 101" svg:d="M0 50c0-28 24-50 52-50 27 0 49 22 49 50s-22 51-49 51c-28 0-52-23-52-51z">
          <text:p/>
        </draw:path>
        <draw:path draw:style-name="gr1" draw:text-style-name="P1" draw:layer="layout" svg:width="0.1cm" svg:height="0.1cm" svg:x="13.045cm" svg:y="15.674cm" svg:viewBox="0 0 101 101" svg:d="M0 50c0-28 24-50 52-50 27 0 49 22 49 50s-22 51-49 51c-28 0-52-23-52-51z">
          <text:p/>
        </draw:path>
        <draw:path draw:style-name="gr1" draw:text-style-name="P1" draw:layer="layout" svg:width="0.1cm" svg:height="0.1cm" svg:x="12.283cm" svg:y="15.674cm" svg:viewBox="0 0 101 101" svg:d="M0 50c0-28 23-50 51-50 27 0 50 22 50 50s-23 51-50 51c-28 0-51-23-51-51z">
          <text:p/>
        </draw:path>
        <draw:path draw:style-name="gr1" draw:text-style-name="P1" draw:layer="layout" svg:width="0.1cm" svg:height="0.1cm" svg:x="10.362cm" svg:y="16.652cm" svg:viewBox="0 0 101 101" svg:d="M0 51c0-28 23-51 52-51 27 0 49 23 49 51 0 27-22 50-49 50-29 0-52-23-52-50z">
          <text:p/>
        </draw:path>
        <draw:path draw:style-name="gr1" draw:text-style-name="P1" draw:layer="layout" svg:width="0.149cm" svg:height="0.15cm" svg:x="10.338cm" svg:y="15.807cm" svg:viewBox="0 0 150 151" svg:d="M0 75c0-42 33-75 75-75s75 33 75 75c0 41-33 76-75 76s-75-35-75-76z">
          <text:p/>
        </draw:path>
        <draw:path draw:style-name="gr1" draw:text-style-name="P1" draw:layer="layout" svg:width="0.1cm" svg:height="0.1cm" svg:x="10.362cm" svg:y="16.442cm" svg:viewBox="0 0 101 101" svg:d="M0 51c0-28 23-51 52-51 27 0 49 23 49 51 0 27-22 50-49 50-29 0-52-23-52-50z">
          <text:p/>
        </draw:path>
        <draw:path draw:style-name="gr1" draw:text-style-name="P1" draw:layer="layout" svg:width="0.1cm" svg:height="0.1cm" svg:x="10.362cm" svg:y="16.242cm" svg:viewBox="0 0 101 101" svg:d="M0 51c0-28 23-51 52-51 27 0 49 23 49 51 0 27-22 50-49 50-29 0-52-23-52-50z">
          <text:p/>
        </draw:path>
        <draw:path draw:style-name="gr1" draw:text-style-name="P1" draw:layer="layout" svg:width="0.1cm" svg:height="0.1cm" svg:x="10.362cm" svg:y="16.042cm" svg:viewBox="0 0 101 101" svg:d="M0 51c0-28 23-51 52-51 27 0 49 23 49 51 0 27-22 50-49 50-29 0-52-23-52-50z">
          <text:p/>
        </draw:path>
        <draw:path draw:style-name="gr1" draw:text-style-name="P1" draw:layer="layout" svg:width="0.1cm" svg:height="0.1cm" svg:x="6.337cm" svg:y="15.783cm" svg:viewBox="0 0 101 101" svg:d="M0 49c0-27 23-49 50-49 28 0 51 22 51 49 0 28-23 52-51 52-27 0-50-24-50-52z">
          <text:p/>
        </draw:path>
        <draw:path draw:style-name="gr1" draw:text-style-name="P1" draw:layer="layout" svg:width="0.1cm" svg:height="0.1cm" svg:x="6.337cm" svg:y="16.545cm" svg:viewBox="0 0 101 101" svg:d="M0 50c0-27 23-50 50-50 28 0 51 23 51 50 0 28-23 51-51 51-27 0-50-23-50-51z">
          <text:p/>
        </draw:path>
        <draw:path draw:style-name="gr1" draw:text-style-name="P1" draw:layer="layout" svg:width="0.1cm" svg:height="0.1cm" svg:x="7.192cm" svg:y="16.076cm" svg:viewBox="0 0 101 101" svg:d="M0 51c0-28 22-51 51-51 27 0 50 23 50 51 0 27-23 50-50 50-29 0-51-23-51-50z">
          <text:p/>
        </draw:path>
        <draw:path draw:style-name="gr1" draw:text-style-name="P1" draw:layer="layout" svg:width="0.1cm" svg:height="0.1cm" svg:x="7.192cm" svg:y="16.276cm" svg:viewBox="0 0 101 101" svg:d="M0 51c0-28 22-51 51-51 27 0 50 23 50 51 0 27-23 50-50 50-29 0-51-23-51-50z">
          <text:p/>
        </draw:path>
        <draw:path draw:style-name="gr1" draw:text-style-name="P1" draw:layer="layout" svg:width="0.1cm" svg:height="0.1cm" svg:x="11.759cm" svg:y="12.702cm" svg:viewBox="0 0 101 101" svg:d="M0 50c0-28 23-50 50-50 28 0 51 22 51 50s-23 51-51 51c-27 0-50-23-50-51z">
          <text:p/>
        </draw:path>
        <draw:path draw:style-name="gr1" draw:text-style-name="P1" draw:layer="layout" svg:width="0.1cm" svg:height="0.1cm" svg:x="7.995cm" svg:y="14.842cm" svg:viewBox="0 0 101 101" svg:d="M0 51c0-29 24-51 52-51 27 0 49 22 49 51 0 27-22 50-49 50-28 0-52-23-52-50z">
          <text:p/>
        </draw:path>
        <draw:path draw:style-name="gr1" draw:text-style-name="P1" draw:layer="layout" svg:width="0.149cm" svg:height="0.15cm" svg:x="7.971cm" svg:y="13.997cm" svg:viewBox="0 0 150 151" svg:d="M0 75c0-42 33-75 75-75s75 33 75 75c0 41-33 76-75 76s-75-35-75-76z">
          <text:p/>
        </draw:path>
        <draw:path draw:style-name="gr1" draw:text-style-name="P1" draw:layer="layout" svg:width="0.1cm" svg:height="0.1cm" svg:x="7.995cm" svg:y="14.632cm" svg:viewBox="0 0 101 101" svg:d="M0 51c0-29 24-51 52-51 27 0 49 22 49 51 0 27-22 50-49 50-28 0-52-23-52-50z">
          <text:p/>
        </draw:path>
        <draw:path draw:style-name="gr1" draw:text-style-name="P1" draw:layer="layout" svg:width="0.1cm" svg:height="0.1cm" svg:x="7.995cm" svg:y="14.432cm" svg:viewBox="0 0 101 101" svg:d="M0 51c0-29 24-51 52-51 27 0 49 22 49 51 0 27-22 50-49 50-28 0-52-23-52-50z">
          <text:p/>
        </draw:path>
        <draw:path draw:style-name="gr1" draw:text-style-name="P1" draw:layer="layout" svg:width="0.1cm" svg:height="0.1cm" svg:x="7.995cm" svg:y="14.232cm" svg:viewBox="0 0 101 101" svg:d="M0 51c0-29 24-51 52-51 27 0 49 22 49 51 0 27-22 50-49 50-28 0-52-23-52-50z">
          <text:p/>
        </draw:path>
        <draw:path draw:style-name="gr1" draw:text-style-name="P1" draw:layer="layout" svg:width="0.1cm" svg:height="0.1cm" svg:x="8.696cm" svg:y="13.606cm" svg:viewBox="0 0 101 101" svg:d="M0 50c0-28 23-50 51-50 27 0 50 22 50 50 0 27-23 51-50 51-28 0-51-24-51-51z">
          <text:p/>
        </draw:path>
        <draw:path draw:style-name="gr1" draw:text-style-name="P1" draw:layer="layout" svg:width="0.1cm" svg:height="0.1cm" svg:x="15.198cm" svg:y="17.502cm" svg:viewBox="0 0 101 101" svg:d="M0 51c0-29 22-51 51-51 28 0 50 22 50 51 0 28-22 50-50 50-29 0-51-22-51-50z">
          <text:p/>
        </draw:path>
        <draw:path draw:style-name="gr1" draw:text-style-name="P1" draw:layer="layout" svg:width="0.1cm" svg:height="0.1cm" svg:x="15.198cm" svg:y="16.74cm" svg:viewBox="0 0 101 101" svg:d="M0 51c0-28 22-51 51-51 28 0 50 23 50 51s-22 50-50 50c-29 0-51-22-51-50z">
          <text:p/>
        </draw:path>
        <draw:path draw:style-name="gr1" draw:text-style-name="P1" draw:layer="layout" svg:width="0.1cm" svg:height="0.1cm" svg:x="14.697cm" svg:y="13.996cm" svg:viewBox="0 0 101 101" svg:d="M0 50c0-28 23-50 52-50 27 0 49 22 49 50s-22 51-49 51c-29 0-52-23-52-51z">
          <text:p/>
        </draw:path>
        <draw:path draw:style-name="gr1" draw:text-style-name="P1" draw:layer="layout" svg:width="0.1cm" svg:height="0.1cm" svg:x="14.951cm" svg:y="13.996cm" svg:viewBox="0 0 101 101" svg:d="M0 50c0-28 23-50 51-50 27 0 50 22 50 50s-23 51-50 51c-28 0-51-23-51-51z">
          <text:p/>
        </draw:path>
        <draw:path draw:style-name="gr1" draw:text-style-name="P1" draw:layer="layout" svg:width="0.1cm" svg:height="0.1cm" svg:x="16.79cm" svg:y="13.08cm" svg:viewBox="0 0 101 101" svg:d="M0 51c0-28 22-51 51-51 27 0 50 23 50 51s-23 50-50 50c-29 0-51-22-51-50z">
          <text:p/>
        </draw:path>
        <draw:path draw:style-name="gr1" draw:text-style-name="P1" draw:layer="layout" svg:width="0.1cm" svg:height="0.1cm" svg:x="4.834cm" svg:y="14.632cm" svg:viewBox="0 0 101 101" svg:d="M0 51c0-29 23-51 51-51 27 0 50 22 50 51 0 27-23 50-50 50-28 0-51-23-51-50z">
          <text:p/>
        </draw:path>
        <draw:path draw:style-name="gr1" draw:text-style-name="P1" draw:layer="layout" svg:width="0.1cm" svg:height="0.1cm" svg:x="4.834cm" svg:y="14.432cm" svg:viewBox="0 0 101 101" svg:d="M0 51c0-29 23-51 51-51 27 0 50 22 50 51 0 27-23 50-50 50-28 0-51-23-51-50z">
          <text:p/>
        </draw:path>
        <draw:path draw:style-name="gr1" draw:text-style-name="P1" draw:layer="layout" svg:width="0.1cm" svg:height="0.1cm" svg:x="8.696cm" svg:y="14.917cm" svg:viewBox="0 0 101 101" svg:d="M0 50c0-27 23-50 51-50 27 0 50 23 50 50 0 29-23 51-50 51-28 0-51-22-51-51z">
          <text:p/>
        </draw:path>
        <draw:path draw:style-name="gr1" draw:text-style-name="P1" draw:layer="layout" svg:width="0.1cm" svg:height="0.1cm" svg:x="8.696cm" svg:y="14.155cm" svg:viewBox="0 0 101 101" svg:d="M0 51c0-28 23-51 51-51 27 0 50 23 50 51s-23 50-50 50c-28 0-51-22-51-50z">
          <text:p/>
        </draw:path>
        <draw:path draw:style-name="gr1" draw:text-style-name="P1" draw:layer="layout" svg:width="0.1cm" svg:height="0.1cm" svg:x="11.051cm" svg:y="14.917cm" svg:viewBox="0 0 101 101" svg:d="M0 50c0-27 22-50 51-50 27 0 50 23 50 50 0 29-23 51-50 51-29 0-51-22-51-51z">
          <text:p/>
        </draw:path>
        <draw:path draw:style-name="gr1" draw:text-style-name="P1" draw:layer="layout" svg:width="0.1cm" svg:height="0.1cm" svg:x="11.051cm" svg:y="14.155cm" svg:viewBox="0 0 101 101" svg:d="M0 51c0-28 22-51 51-51 27 0 50 23 50 51s-23 50-50 50c-29 0-51-22-51-50z">
          <text:p/>
        </draw:path>
        <draw:path draw:style-name="gr1" draw:text-style-name="P1" draw:layer="layout" svg:width="0.1cm" svg:height="0.1cm" svg:x="16.188cm" svg:y="14.657cm" svg:viewBox="0 0 101 101" svg:d="M0 51c0-28 23-51 52-51 27 0 49 23 49 51s-22 50-49 50c-29 0-52-22-52-50z">
          <text:p/>
        </draw:path>
        <draw:path draw:style-name="gr1" draw:text-style-name="P1" draw:layer="layout" svg:width="0.1cm" svg:height="0.1cm" svg:x="16.95cm" svg:y="14.657cm" svg:viewBox="0 0 101 101" svg:d="M0 51c0-28 23-51 51-51s50 23 50 51-22 50-50 50-51-22-51-50z">
          <text:p/>
        </draw:path>
        <draw:path draw:style-name="gr1" draw:text-style-name="P1" draw:layer="layout" svg:width="0.1cm" svg:height="0.1cm" svg:x="9.547cm" svg:y="14.632cm" svg:viewBox="0 0 101 101" svg:d="M0 51c0-29 22-51 51-51 27 0 50 22 50 51 0 27-23 50-50 50-29 0-51-23-51-50z">
          <text:p/>
        </draw:path>
        <draw:path draw:style-name="gr1" draw:text-style-name="P1" draw:layer="layout" svg:width="0.1cm" svg:height="0.1cm" svg:x="9.547cm" svg:y="14.432cm" svg:viewBox="0 0 101 101" svg:d="M0 51c0-29 22-51 51-51 27 0 50 22 50 51 0 27-23 50-50 50-29 0-51-23-51-50z">
          <text:p/>
        </draw:path>
        <draw:path draw:style-name="gr1" draw:text-style-name="P1" draw:layer="layout" svg:width="0.1cm" svg:height="0.1cm" svg:x="12.435cm" svg:y="17.124cm" svg:viewBox="0 0 101 101" svg:d="M0 51c0-29 23-51 52-51 27 0 49 22 49 51 0 28-22 50-49 50-29 0-52-22-52-50z">
          <text:p/>
        </draw:path>
        <draw:path draw:style-name="gr1" draw:text-style-name="P1" draw:layer="layout" svg:width="0.1cm" svg:height="0.1cm" svg:x="13.928cm" svg:y="15.535cm" svg:viewBox="0 0 101 101" svg:d="M0 50c0-28 22-50 50-50s51 22 51 50-23 51-51 51-50-23-50-51z">
          <text:p/>
        </draw:path>
        <draw:path draw:style-name="gr1" draw:text-style-name="P1" draw:layer="layout" svg:width="0.1cm" svg:height="0.1cm" svg:x="14.182cm" svg:y="15.535cm" svg:viewBox="0 0 101 101" svg:d="M0 50c0-28 22-50 49-50 29 0 52 22 52 50s-23 51-52 51c-27 0-49-23-49-51z">
          <text:p/>
        </draw:path>
        <draw:path draw:style-name="gr1" draw:text-style-name="P1" draw:layer="layout" svg:width="0.1cm" svg:height="0.1cm" svg:x="14.436cm" svg:y="15.535cm" svg:viewBox="0 0 101 101" svg:d="M0 50c0-28 23-50 50-50 28 0 51 22 51 50s-23 51-51 51c-27 0-50-23-50-51z">
          <text:p/>
        </draw:path>
        <draw:path draw:style-name="gr1" draw:text-style-name="P1" draw:layer="layout" svg:width="0.1cm" svg:height="0.1cm" svg:x="14.69cm" svg:y="15.535cm" svg:viewBox="0 0 101 101" svg:d="M0 50c0-28 22-50 49-50 29 0 52 22 52 50s-23 51-52 51c-27 0-49-23-49-51z">
          <text:p/>
        </draw:path>
        <draw:path draw:style-name="gr1" draw:text-style-name="P1" draw:layer="layout" svg:width="0.1cm" svg:height="0.1cm" svg:x="14.944cm" svg:y="15.535cm" svg:viewBox="0 0 101 101" svg:d="M0 50c0-28 22-50 49-50 28 0 52 22 52 50s-24 51-52 51c-27 0-49-23-49-51z">
          <text:p/>
        </draw:path>
        <draw:path draw:style-name="gr1" draw:text-style-name="P1" draw:layer="layout" svg:width="0.1cm" svg:height="0.1cm" svg:x="15.198cm" svg:y="15.535cm" svg:viewBox="0 0 101 101" svg:d="M0 50c0-28 22-50 50-50s51 22 51 50-23 51-51 51-50-23-50-51z">
          <text:p/>
        </draw:path>
        <draw:path draw:style-name="gr1" draw:text-style-name="P1" draw:layer="layout" svg:width="0.1cm" svg:height="0.1cm" svg:x="15.452cm" svg:y="15.535cm" svg:viewBox="0 0 101 101" svg:d="M0 50c0-28 22-50 49-50 28 0 52 22 52 50s-24 51-52 51c-27 0-49-23-49-51z">
          <text:p/>
        </draw:path>
        <draw:path draw:style-name="gr1" draw:text-style-name="P1" draw:layer="layout" svg:width="0.1cm" svg:height="0.1cm" svg:x="15.452cm" svg:y="14.741cm" svg:viewBox="0 0 101 101" svg:d="M0 50c0-28 22-50 49-50 28 0 52 22 52 50s-24 51-52 51c-27 0-49-23-49-51z">
          <text:p/>
        </draw:path>
        <draw:path draw:style-name="gr1" draw:text-style-name="P1" draw:layer="layout" svg:width="0.1cm" svg:height="0.1cm" svg:x="15.198cm" svg:y="14.741cm" svg:viewBox="0 0 101 101" svg:d="M0 50c0-28 22-50 50-50s51 22 51 50-23 51-51 51-50-23-50-51z">
          <text:p/>
        </draw:path>
        <draw:path draw:style-name="gr1" draw:text-style-name="P1" draw:layer="layout" svg:width="0.1cm" svg:height="0.1cm" svg:x="14.944cm" svg:y="14.741cm" svg:viewBox="0 0 101 101" svg:d="M0 50c0-28 22-50 49-50 28 0 52 22 52 50s-24 51-52 51c-27 0-49-23-49-51z">
          <text:p/>
        </draw:path>
        <draw:path draw:style-name="gr1" draw:text-style-name="P1" draw:layer="layout" svg:width="0.1cm" svg:height="0.1cm" svg:x="14.69cm" svg:y="14.741cm" svg:viewBox="0 0 101 101" svg:d="M0 50c0-28 22-50 49-50 29 0 52 22 52 50s-23 51-52 51c-27 0-49-23-49-51z">
          <text:p/>
        </draw:path>
        <draw:path draw:style-name="gr1" draw:text-style-name="P1" draw:layer="layout" svg:width="0.1cm" svg:height="0.1cm" svg:x="14.436cm" svg:y="14.741cm" svg:viewBox="0 0 101 101" svg:d="M0 50c0-28 23-50 50-50 28 0 51 22 51 50s-23 51-51 51c-27 0-50-23-50-51z">
          <text:p/>
        </draw:path>
        <draw:path draw:style-name="gr1" draw:text-style-name="P1" draw:layer="layout" svg:width="0.1cm" svg:height="0.1cm" svg:x="14.182cm" svg:y="14.741cm" svg:viewBox="0 0 101 101" svg:d="M0 50c0-28 22-50 49-50 29 0 52 22 52 50s-23 51-52 51c-27 0-49-23-49-51z">
          <text:p/>
        </draw:path>
        <draw:path draw:style-name="gr1" draw:text-style-name="P1" draw:layer="layout" svg:width="0.1cm" svg:height="0.1cm" svg:x="13.928cm" svg:y="14.741cm" svg:viewBox="0 0 101 101" svg:d="M0 50c0-28 22-50 50-50s51 22 51 50-23 51-51 51-50-23-50-51z">
          <text:p/>
        </draw:path>
        <draw:path draw:style-name="gr1" draw:text-style-name="P1" draw:layer="layout" svg:width="0.1cm" svg:height="0.1cm" svg:x="8.696cm" svg:y="17.147cm" svg:viewBox="0 0 101 101" svg:d="M0 51c0-28 23-51 51-51 27 0 50 23 50 51s-23 50-50 50c-28 0-51-22-51-50z">
          <text:p/>
        </draw:path>
        <draw:path draw:style-name="gr1" draw:text-style-name="P1" draw:layer="layout" svg:width="0.1cm" svg:height="0.1cm" svg:x="13.045cm" svg:y="14.657cm" svg:viewBox="0 0 101 101" svg:d="M0 51c0-28 24-51 52-51 27 0 49 23 49 51s-22 50-49 50c-28 0-52-22-52-50z">
          <text:p/>
        </draw:path>
        <draw:path draw:style-name="gr1" draw:text-style-name="P1" draw:layer="layout" svg:width="0.1cm" svg:height="0.1cm" svg:x="12.283cm" svg:y="14.657cm" svg:viewBox="0 0 101 101" svg:d="M0 51c0-28 23-51 51-51 27 0 50 23 50 51s-23 50-50 50c-28 0-51-22-51-50z">
          <text:p/>
        </draw:path>
        <draw:path draw:style-name="gr1" draw:text-style-name="P1" draw:layer="layout" svg:width="0.1cm" svg:height="0.1cm" svg:x="16.188cm" svg:y="15.674cm" svg:viewBox="0 0 101 101" svg:d="M0 50c0-28 23-50 52-50 27 0 49 22 49 50s-22 51-49 51c-29 0-52-23-52-51z">
          <text:p/>
        </draw:path>
        <draw:path draw:style-name="gr1" draw:text-style-name="P1" draw:layer="layout" svg:width="0.1cm" svg:height="0.1cm" svg:x="16.95cm" svg:y="15.674cm" svg:viewBox="0 0 101 101" svg:d="M0 50c0-28 23-50 51-50s50 22 50 50-22 51-50 51-51-23-51-51z">
          <text:p/>
        </draw:path>
        <draw:path draw:style-name="gr1" draw:text-style-name="P1" draw:layer="layout" svg:width="0.1cm" svg:height="0.1cm" svg:x="10.362cm" svg:y="14.842cm" svg:viewBox="0 0 101 101" svg:d="M0 51c0-29 23-51 52-51 27 0 49 22 49 51 0 27-22 50-49 50-29 0-52-23-52-50z">
          <text:p/>
        </draw:path>
        <draw:path draw:style-name="gr1" draw:text-style-name="P1" draw:layer="layout" svg:width="0.149cm" svg:height="0.15cm" svg:x="10.338cm" svg:y="13.997cm" svg:viewBox="0 0 150 151" svg:d="M0 75c0-42 33-75 75-75s75 33 75 75c0 41-33 76-75 76s-75-35-75-76z">
          <text:p/>
        </draw:path>
        <draw:path draw:style-name="gr1" draw:text-style-name="P1" draw:layer="layout" svg:width="0.1cm" svg:height="0.1cm" svg:x="10.362cm" svg:y="14.632cm" svg:viewBox="0 0 101 101" svg:d="M0 51c0-29 23-51 52-51 27 0 49 22 49 51 0 27-22 50-49 50-29 0-52-23-52-50z">
          <text:p/>
        </draw:path>
        <draw:path draw:style-name="gr1" draw:text-style-name="P1" draw:layer="layout" svg:width="0.1cm" svg:height="0.1cm" svg:x="10.362cm" svg:y="14.432cm" svg:viewBox="0 0 101 101" svg:d="M0 51c0-29 23-51 52-51 27 0 49 22 49 51 0 27-22 50-49 50-29 0-52-23-52-50z">
          <text:p/>
        </draw:path>
        <draw:path draw:style-name="gr1" draw:text-style-name="P1" draw:layer="layout" svg:width="0.1cm" svg:height="0.1cm" svg:x="10.362cm" svg:y="14.232cm" svg:viewBox="0 0 101 101" svg:d="M0 51c0-29 23-51 52-51 27 0 49 22 49 51 0 27-22 50-49 50-29 0-52-23-52-50z">
          <text:p/>
        </draw:path>
        <draw:path draw:style-name="gr1" draw:text-style-name="P1" draw:layer="layout" svg:width="0.1cm" svg:height="0.1cm" svg:x="11.051cm" svg:y="15.783cm" svg:viewBox="0 0 101 101" svg:d="M0 49c0-27 22-49 51-49 27 0 50 22 50 49 0 28-23 52-50 52-29 0-51-24-51-52z">
          <text:p/>
        </draw:path>
        <draw:path draw:style-name="gr1" draw:text-style-name="P1" draw:layer="layout" svg:width="0.1cm" svg:height="0.1cm" svg:x="11.051cm" svg:y="16.545cm" svg:viewBox="0 0 101 101" svg:d="M0 50c0-27 22-50 51-50 27 0 50 23 50 50 0 28-23 51-50 51-29 0-51-23-51-51z">
          <text:p/>
        </draw:path>
        <draw:path draw:style-name="gr1" draw:text-style-name="P1" draw:layer="layout" svg:width="0.1cm" svg:height="0.1cm" svg:x="7.192cm" svg:y="14.632cm" svg:viewBox="0 0 101 101" svg:d="M0 51c0-29 22-51 51-51 27 0 50 22 50 51 0 27-23 50-50 50-29 0-51-23-51-50z">
          <text:p/>
        </draw:path>
        <draw:path draw:style-name="gr1" draw:text-style-name="P1" draw:layer="layout" svg:width="0.1cm" svg:height="0.1cm" svg:x="7.192cm" svg:y="14.432cm" svg:viewBox="0 0 101 101" svg:d="M0 51c0-29 22-51 51-51 27 0 50 22 50 51 0 27-23 50-50 50-29 0-51-23-51-50z">
          <text:p/>
        </draw:path>
        <draw:path draw:style-name="gr1" draw:text-style-name="P1" draw:layer="layout" svg:width="0.1cm" svg:height="0.1cm" svg:x="4.834cm" svg:y="16.076cm" svg:viewBox="0 0 101 101" svg:d="M0 51c0-28 23-51 51-51 27 0 50 23 50 51 0 27-23 50-50 50-28 0-51-23-51-50z">
          <text:p/>
        </draw:path>
        <draw:path draw:style-name="gr1" draw:text-style-name="P1" draw:layer="layout" svg:width="0.1cm" svg:height="0.1cm" svg:x="4.834cm" svg:y="16.276cm" svg:viewBox="0 0 101 101" svg:d="M0 51c0-28 23-51 51-51 27 0 50 23 50 51 0 27-23 50-50 50-28 0-51-23-51-50z">
          <text:p/>
        </draw:path>
        <draw:path draw:style-name="gr1" draw:text-style-name="P1" draw:layer="layout" svg:width="0.1cm" svg:height="0.1cm" svg:x="6.337cm" svg:y="14.917cm" svg:viewBox="0 0 101 101" svg:d="M0 50c0-27 23-50 50-50 28 0 51 23 51 50 0 29-23 51-51 51-27 0-50-22-50-51z">
          <text:p/>
        </draw:path>
        <draw:path draw:style-name="gr1" draw:text-style-name="P1" draw:layer="layout" svg:width="0.1cm" svg:height="0.1cm" svg:x="6.337cm" svg:y="14.155cm" svg:viewBox="0 0 101 101" svg:d="M0 51c0-28 23-51 50-51 28 0 51 23 51 51s-23 50-51 50c-27 0-50-22-50-50z">
          <text:p/>
        </draw:path>
        <draw:path draw:style-name="gr1" draw:text-style-name="P1" draw:layer="layout" svg:width="0.1cm" svg:height="0.1cm" svg:x="11.051cm" svg:y="17.147cm" svg:viewBox="0 0 101 101" svg:d="M0 51c0-28 22-51 51-51 27 0 50 23 50 51s-23 50-50 50c-29 0-51-22-51-50z">
          <text:p/>
        </draw:path>
        <draw:path draw:style-name="gr1" draw:text-style-name="P1" draw:layer="layout" svg:width="0.1cm" svg:height="0.1cm" svg:x="6.337cm" svg:y="13.606cm" svg:viewBox="0 0 101 101" svg:d="M0 50c0-28 23-50 50-50 28 0 51 22 51 50 0 27-23 51-51 51-27 0-50-24-50-51z">
          <text:p/>
        </draw:path>
        <draw:path draw:style-name="gr1" draw:text-style-name="P1" draw:layer="layout" svg:width="0.1cm" svg:height="0.1cm" svg:x="6.337cm" svg:y="17.147cm" svg:viewBox="0 0 101 101" svg:d="M0 51c0-28 23-51 50-51 28 0 51 23 51 51s-23 50-51 50c-27 0-50-22-50-50z">
          <text:p/>
        </draw:path>
        <draw:path draw:style-name="gr1" draw:text-style-name="P1" draw:layer="layout" svg:width="0.1cm" svg:height="0.1cm" svg:x="12.74cm" svg:y="17.124cm" svg:viewBox="0 0 101 101" svg:d="M0 51c0-29 24-51 52-51 27 0 49 22 49 51 0 28-22 50-49 50-28 0-52-22-52-50z">
          <text:p/>
        </draw:path>
        <draw:path draw:style-name="gr1" draw:text-style-name="P1" draw:layer="layout" svg:width="0.1cm" svg:height="0.1cm" svg:x="16.188cm" svg:y="15.165cm" svg:viewBox="0 0 101 101" svg:d="M0 52c0-28 23-52 52-52 27 0 49 24 49 52 0 27-22 49-49 49-29 0-52-22-52-49z">
          <text:p/>
        </draw:path>
        <draw:path draw:style-name="gr1" draw:text-style-name="P1" draw:layer="layout" svg:width="0.1cm" svg:height="0.1cm" svg:x="16.95cm" svg:y="15.165cm" svg:viewBox="0 0 101 101" svg:d="M0 52c0-28 23-52 51-52s50 24 50 52c0 27-22 49-50 49s-51-22-51-49z">
          <text:p/>
        </draw:path>
        <draw:path draw:style-name="gr1" draw:text-style-name="P1" draw:layer="layout" svg:width="0.1cm" svg:height="0.1cm" svg:x="5.606cm" svg:y="15.867cm" svg:viewBox="0 0 101 101" svg:d="M0 49c0-27 22-49 51-49 28 0 50 22 50 49 0 28-22 52-50 52-29 0-51-24-51-52z">
          <text:p/>
        </draw:path>
        <draw:path draw:style-name="gr1" draw:text-style-name="P1" draw:layer="layout" svg:width="0.15cm" svg:height="0.149cm" svg:x="5.581cm" svg:y="16.662cm" svg:viewBox="0 0 151 150" svg:d="M0 75c0-42 34-75 75-75 42 0 76 33 76 75 0 41-34 75-76 75-41 0-75-34-75-75z">
          <text:p/>
        </draw:path>
        <draw:path draw:style-name="gr1" draw:text-style-name="P1" draw:layer="layout" svg:width="0.1cm" svg:height="0.1cm" svg:x="5.606cm" svg:y="16.076cm" svg:viewBox="0 0 101 101" svg:d="M0 51c0-28 22-51 51-51 28 0 50 23 50 51 0 27-22 50-50 50-29 0-51-23-51-50z">
          <text:p/>
        </draw:path>
        <draw:path draw:style-name="gr1" draw:text-style-name="P1" draw:layer="layout" svg:width="0.1cm" svg:height="0.1cm" svg:x="5.606cm" svg:y="16.276cm" svg:viewBox="0 0 101 101" svg:d="M0 51c0-28 22-51 51-51 28 0 50 23 50 51 0 27-22 50-50 50-29 0-51-23-51-50z">
          <text:p/>
        </draw:path>
        <draw:path draw:style-name="gr1" draw:text-style-name="P1" draw:layer="layout" svg:width="0.1cm" svg:height="0.1cm" svg:x="5.606cm" svg:y="16.476cm" svg:viewBox="0 0 101 101" svg:d="M0 51c0-28 22-51 51-51 28 0 50 23 50 51 0 27-22 50-50 50-29 0-51-23-51-50z">
          <text:p/>
        </draw:path>
        <draw:path draw:style-name="gr1" draw:text-style-name="P1" draw:layer="layout" svg:width="0.1cm" svg:height="0.1cm" svg:x="14.183cm" svg:y="13.996cm" svg:viewBox="0 0 101 101" svg:d="M0 50c0-28 22-50 49-50 29 0 52 22 52 50s-23 51-52 51c-27 0-49-23-49-51z">
          <text:p/>
        </draw:path>
        <draw:path draw:style-name="gr1" draw:text-style-name="P1" draw:layer="layout" svg:width="0.1cm" svg:height="0.1cm" svg:x="13.929cm" svg:y="13.996cm" svg:viewBox="0 0 101 101" svg:d="M0 50c0-28 23-50 50-50 28 0 51 22 51 50s-23 51-51 51c-27 0-50-23-50-51z">
          <text:p/>
        </draw:path>
        <draw:path draw:style-name="gr1" draw:text-style-name="P1" draw:layer="layout" svg:width="0.1cm" svg:height="0.1cm" svg:x="14.434cm" svg:y="16.286cm" svg:viewBox="0 0 101 101" svg:d="M0 50c0-28 23-50 51-50s50 22 50 50c0 29-22 51-50 51s-51-22-51-51z">
          <text:p/>
        </draw:path>
        <draw:path draw:style-name="gr1" draw:text-style-name="P1" draw:layer="layout" svg:width="0.1cm" svg:height="0.1cm" svg:x="14.18cm" svg:y="16.286cm" svg:viewBox="0 0 101 101" svg:d="M0 50c0-28 22-50 50-50 29 0 51 22 51 50 0 29-22 51-51 51-28 0-50-22-50-51z">
          <text:p/>
        </draw:path>
        <draw:path draw:style-name="gr1" draw:text-style-name="P1" draw:layer="layout" svg:width="0.1cm" svg:height="0.1cm" svg:x="11.051cm" svg:y="13.606cm" svg:viewBox="0 0 101 101" svg:d="M0 50c0-28 22-50 51-50 27 0 50 22 50 50 0 27-23 51-50 51-29 0-51-24-51-51z">
          <text:p/>
        </draw:path>
        <draw:path draw:style-name="gr1" draw:text-style-name="P1" draw:layer="layout" svg:width="0.1cm" svg:height="0.1cm" svg:x="13.412cm" svg:y="17.505cm" svg:viewBox="0 0 101 101" svg:d="M0 51c0-29 22-51 51-51 28 0 50 22 50 51 0 28-22 50-50 50-29 0-51-22-51-50z">
          <text:p/>
        </draw:path>
        <draw:path draw:style-name="gr1" draw:text-style-name="P1" draw:layer="layout" svg:width="0.1cm" svg:height="0.1cm" svg:x="13.412cm" svg:y="16.743cm" svg:viewBox="0 0 101 101" svg:d="M0 51c0-28 22-51 51-51 28 0 50 23 50 51s-22 50-50 50c-29 0-51-22-51-50z">
          <text:p/>
        </draw:path>
        <draw:path draw:style-name="gr1" draw:text-style-name="P1" draw:layer="layout" svg:width="0.1cm" svg:height="0.1cm" svg:x="9.547cm" svg:y="16.442cm" svg:viewBox="0 0 101 101" svg:d="M0 51c0-28 22-51 51-51 27 0 50 23 50 51 0 27-23 50-50 50-29 0-51-23-51-50z">
          <text:p/>
        </draw:path>
        <draw:path draw:style-name="gr1" draw:text-style-name="P1" draw:layer="layout" svg:width="0.1cm" svg:height="0.1cm" svg:x="9.547cm" svg:y="16.242cm" svg:viewBox="0 0 101 101" svg:d="M0 51c0-28 22-51 51-51 27 0 50 23 50 51 0 27-23 50-50 50-29 0-51-23-51-50z">
          <text:p/>
        </draw:path>
        <draw:path draw:style-name="gr1" draw:text-style-name="P1" draw:layer="layout" svg:width="0.1cm" svg:height="0.1cm" svg:x="16.18cm" svg:y="13.08cm" svg:viewBox="0 0 101 101" svg:d="M0 51c0-28 22-51 51-51 27 0 50 23 50 51s-23 50-50 50c-29 0-51-22-51-50z">
          <text:p/>
        </draw:path>
        <draw:path draw:style-name="gr1" draw:text-style-name="P1" draw:layer="layout" svg:width="0.1cm" svg:height="0.1cm" svg:x="14.949cm" svg:y="12.703cm" svg:viewBox="0 0 101 101" svg:d="M0 50c0-28 22-50 50-50s51 22 51 50-23 51-51 51-50-23-50-51z">
          <text:p/>
        </draw:path>
        <draw:path draw:style-name="gr1" draw:text-style-name="P1" draw:layer="layout" svg:width="0.1cm" svg:height="0.1cm" svg:x="14.949cm" svg:y="13.465cm" svg:viewBox="0 0 101 101" svg:d="M0 51c0-29 22-51 50-51s51 22 51 51c0 28-23 50-51 50s-50-22-50-50z">
          <text:p/>
        </draw:path>
        <draw:path draw:style-name="gr1" draw:text-style-name="P1" draw:layer="layout" svg:width="0.1cm" svg:height="0.1cm" svg:x="15.718cm" svg:y="12.699cm" svg:viewBox="0 0 101 101" svg:d="M0 50c0-28 23-50 50-50 28 0 51 22 51 50s-23 51-51 51c-27 0-50-23-50-51z">
          <text:p/>
        </draw:path>
        <draw:path draw:style-name="gr1" draw:text-style-name="P1" draw:layer="layout" svg:width="0.1cm" svg:height="0.1cm" svg:x="15.718cm" svg:y="13.461cm" svg:viewBox="0 0 101 101" svg:d="M0 51c0-29 23-51 50-51 28 0 51 22 51 51 0 28-23 50-51 50-27 0-50-22-50-50z">
          <text:p/>
        </draw:path>
        <draw:path draw:style-name="gr1" draw:text-style-name="P1" draw:layer="layout" svg:width="0.1cm" svg:height="0.1cm" svg:x="14.949cm" svg:y="16.286cm" svg:viewBox="0 0 101 101" svg:d="M0 50c0-28 22-50 50-50s51 22 51 50c0 29-23 51-51 51s-50-22-50-51z">
          <text:p/>
        </draw:path>
        <draw:path draw:style-name="gr1" draw:text-style-name="P1" draw:layer="layout" svg:width="0.1cm" svg:height="0.1cm" svg:x="15.203cm" svg:y="16.286cm" svg:viewBox="0 0 101 101" svg:d="M0 50c0-28 22-50 51-50 28 0 50 22 50 50 0 29-22 51-50 51-29 0-51-22-51-51z">
          <text:p/>
        </draw:path>
        <draw:path draw:style-name="gr1" draw:text-style-name="P1" draw:layer="layout" svg:width="0.1cm" svg:height="0.1cm" svg:x="13.929cm" svg:y="12.702cm" svg:viewBox="0 0 101 101" svg:d="M0 50c0-28 23-50 50-50 28 0 51 22 51 50s-23 51-51 51c-27 0-50-23-50-51z">
          <text:p/>
        </draw:path>
        <draw:path draw:style-name="gr1" draw:text-style-name="P1" draw:layer="layout" svg:width="0.1cm" svg:height="0.1cm" svg:x="13.929cm" svg:y="13.464cm" svg:viewBox="0 0 101 101" svg:d="M0 51c0-29 23-51 50-51 28 0 51 22 51 51 0 28-23 50-51 50-27 0-50-22-50-50z">
          <text:p/>
        </draw:path>
        <draw:path draw:style-name="gr1" draw:text-style-name="P1" draw:layer="layout" svg:width="0.1cm" svg:height="0.1cm" svg:x="13.045cm" svg:y="17.124cm" svg:viewBox="0 0 101 101" svg:d="M0 51c0-29 24-51 52-51 27 0 49 22 49 51 0 28-22 50-49 50-28 0-52-22-52-50z">
          <text:p/>
        </draw:path>
        <draw:path draw:style-name="gr1" draw:text-style-name="P1" draw:layer="layout" svg:width="0.1cm" svg:height="0.1cm" svg:x="14.182cm" svg:y="17.501cm" svg:viewBox="0 0 101 101" svg:d="M0 51c0-29 22-51 50-51 29 0 51 22 51 51 0 28-22 50-51 50-28 0-50-22-50-50z">
          <text:p/>
        </draw:path>
        <draw:path draw:style-name="gr1" draw:text-style-name="P1" draw:layer="layout" svg:width="0.1cm" svg:height="0.1cm" svg:x="14.182cm" svg:y="16.739cm" svg:viewBox="0 0 101 101" svg:d="M0 51c0-28 22-51 50-51 29 0 51 23 51 51s-22 50-51 50c-28 0-50-22-50-50z">
          <text:p/>
        </draw:path>
        <draw:path draw:style-name="gr1" draw:text-style-name="P1" draw:layer="layout" svg:width="0.1cm" svg:height="0.1cm" svg:x="13.045cm" svg:y="15.165cm" svg:viewBox="0 0 101 101" svg:d="M0 52c0-28 24-52 52-52 27 0 49 24 49 52 0 27-22 49-49 49-28 0-52-22-52-49z">
          <text:p/>
        </draw:path>
        <draw:path draw:style-name="gr1" draw:text-style-name="P1" draw:layer="layout" svg:width="0.1cm" svg:height="0.1cm" svg:x="12.283cm" svg:y="15.165cm" svg:viewBox="0 0 101 101" svg:d="M0 52c0-28 23-52 51-52 27 0 50 24 50 52 0 27-23 49-50 49-28 0-51-22-51-49z">
          <text:p/>
        </draw:path>
        <draw:path draw:style-name="gr1" draw:text-style-name="P1" draw:layer="layout" svg:width="0.1cm" svg:height="0.1cm" svg:x="12.067cm" svg:y="12.702cm" svg:viewBox="0 0 101 101" svg:d="M0 50c0-28 24-50 52-50 27 0 49 22 49 50s-22 51-49 51c-28 0-52-23-52-51z">
          <text:p/>
        </draw:path>
        <draw:path draw:style-name="gr1" draw:text-style-name="P1" draw:layer="layout" svg:width="0.1cm" svg:height="0.1cm" svg:x="5.666cm" svg:y="14.843cm" svg:viewBox="0 0 101 101" svg:d="M0 50c0-28 22-50 49-50 29 0 52 22 52 50s-23 51-52 51c-27 0-49-23-49-51z">
          <text:p/>
        </draw:path>
        <draw:path draw:style-name="gr1" draw:text-style-name="P1" draw:layer="layout" svg:width="0.149cm" svg:height="0.151cm" svg:x="5.641cm" svg:y="13.997cm" svg:viewBox="0 0 150 152" svg:d="M0 76c0-42 34-76 75-76 42 0 75 34 75 76 0 41-33 76-75 76-41 0-75-35-75-76z">
          <text:p/>
        </draw:path>
        <draw:path draw:style-name="gr1" draw:text-style-name="P1" draw:layer="layout" svg:width="0.1cm" svg:height="0.1cm" svg:x="5.666cm" svg:y="14.632cm" svg:viewBox="0 0 101 101" svg:d="M0 52c0-29 22-52 49-52 29 0 52 23 52 52 0 27-23 49-52 49-27 0-49-22-49-49z">
          <text:p/>
        </draw:path>
        <draw:path draw:style-name="gr1" draw:text-style-name="P1" draw:layer="layout" svg:width="0.1cm" svg:height="0.099cm" svg:x="5.666cm" svg:y="14.433cm" svg:viewBox="0 0 101 100" svg:d="M0 50c0-28 22-50 49-50 29 0 52 22 52 50s-23 50-52 50c-27 0-49-22-49-50z">
          <text:p/>
        </draw:path>
        <draw:path draw:style-name="gr1" draw:text-style-name="P1" draw:layer="layout" svg:width="0.1cm" svg:height="0.1cm" svg:x="5.666cm" svg:y="14.233cm" svg:viewBox="0 0 101 101" svg:d="M0 50c0-28 22-50 49-50 29 0 52 22 52 50s-23 51-52 51c-27 0-49-23-49-51z">
          <text:p/>
        </draw:path>
        <draw:path draw:style-name="gr1" draw:text-style-name="P1" draw:layer="layout" svg:width="0.1cm" svg:height="0.1cm" svg:x="13.664cm" svg:y="16.286cm" svg:viewBox="0 0 101 101" svg:d="M0 50c0-28 22-50 50-50s51 22 51 50c0 29-23 51-51 51s-50-22-50-51z">
          <text:p/>
        </draw:path>
        <draw:path draw:style-name="gr1" draw:text-style-name="P1" draw:layer="layout" svg:width="0.1cm" svg:height="0.1cm" svg:x="13.41cm" svg:y="16.286cm" svg:viewBox="0 0 101 101" svg:d="M0 50c0-28 22-50 51-50 28 0 50 22 50 50 0 29-22 51-50 51-29 0-51-22-51-51z">
          <text:p/>
        </draw:path>
        <draw:path draw:style-name="gr1" draw:text-style-name="P1" draw:layer="layout" svg:width="0.1cm" svg:height="0.1cm" svg:x="8.696cm" svg:y="15.783cm" svg:viewBox="0 0 101 101" svg:d="M0 49c0-27 23-49 51-49 27 0 50 22 50 49 0 28-23 52-50 52-28 0-51-24-51-52z">
          <text:p/>
        </draw:path>
        <draw:path draw:style-name="gr1" draw:text-style-name="P1" draw:layer="layout" svg:width="0.1cm" svg:height="0.1cm" svg:x="8.696cm" svg:y="16.545cm" svg:viewBox="0 0 101 101" svg:d="M0 50c0-27 23-50 51-50 27 0 50 23 50 50 0 28-23 51-50 51-28 0-51-23-51-51z">
          <text:p/>
        </draw:path>
        <draw:path draw:style-name="gr1" draw:text-style-name="P1" draw:layer="layout" svg:width="0.1cm" svg:height="0.1cm" svg:x="7.998cm" svg:y="15.867cm" svg:viewBox="0 0 101 101" svg:d="M0 49c0-27 23-49 50-49 28 0 51 22 51 49 0 28-23 52-51 52-27 0-50-24-50-52z">
          <text:p/>
        </draw:path>
        <draw:path draw:style-name="gr1" draw:text-style-name="P1" draw:layer="layout" svg:width="0.149cm" svg:height="0.149cm" svg:x="7.973cm" svg:y="16.662cm" svg:viewBox="0 0 150 150" svg:d="M0 75c0-42 33-75 74-75 43 0 76 33 76 75 0 41-33 75-76 75-41 0-74-34-74-75z">
          <text:p/>
        </draw:path>
        <draw:path draw:style-name="gr1" draw:text-style-name="P1" draw:layer="layout" svg:width="0.1cm" svg:height="0.1cm" svg:x="7.998cm" svg:y="16.076cm" svg:viewBox="0 0 101 101" svg:d="M0 51c0-28 23-51 50-51 28 0 51 23 51 51 0 27-23 50-51 50-27 0-50-23-50-50z">
          <text:p/>
        </draw:path>
        <draw:path draw:style-name="gr1" draw:text-style-name="P1" draw:layer="layout" svg:width="0.1cm" svg:height="0.1cm" svg:x="7.998cm" svg:y="16.276cm" svg:viewBox="0 0 101 101" svg:d="M0 51c0-28 23-51 50-51 28 0 51 23 51 51 0 27-23 50-51 50-27 0-50-23-50-50z">
          <text:p/>
        </draw:path>
        <draw:path draw:style-name="gr1" draw:text-style-name="P1" draw:layer="layout" svg:width="0.1cm" svg:height="0.1cm" svg:x="7.998cm" svg:y="16.476cm" svg:viewBox="0 0 101 101" svg:d="M0 51c0-28 23-51 50-51 28 0 51 23 51 51 0 27-23 50-51 50-27 0-50-23-50-50z">
          <text:p/>
        </draw:path>
        <draw:path draw:style-name="gr1" draw:text-style-name="P1" draw:layer="layout" svg:width="0.1cm" svg:height="0.1cm" svg:x="16.485cm" svg:y="13.08cm" svg:viewBox="0 0 101 101" svg:d="M0 51c0-28 22-51 51-51 27 0 50 23 50 51s-23 50-50 50c-29 0-51-22-51-50z">
          <text:p/>
        </draw:path>
        <draw:path draw:style-name="gr1" draw:text-style-name="P1" draw:layer="layout" svg:width="0.1cm" svg:height="0.1cm" svg:x="15.467cm" svg:y="13.996cm" svg:viewBox="0 0 101 101" svg:d="M0 50c0-28 23-50 51-50s50 22 50 50-22 51-50 51-51-23-51-51z">
          <text:p/>
        </draw:path>
        <draw:path draw:style-name="gr1" draw:text-style-name="P1" draw:layer="layout" svg:width="0.1cm" svg:height="0.1cm" svg:x="15.721cm" svg:y="13.996cm" svg:viewBox="0 0 101 101" svg:d="M0 50c0-28 24-50 52-50 27 0 49 22 49 50s-22 51-49 51c-28 0-52-23-52-51z">
          <text:p/>
        </draw:path>
        <draw:path draw:style-name="gr1" draw:text-style-name="P1" draw:layer="layout" svg:width="0.1cm" svg:height="0.1cm" svg:x="13.045cm" svg:y="15.674cm" svg:viewBox="0 0 101 101" svg:d="M0 50c0-28 24-50 52-50 27 0 49 22 49 50s-22 51-49 51c-28 0-52-23-52-51z">
          <text:p/>
        </draw:path>
        <draw:path draw:style-name="gr1" draw:text-style-name="P1" draw:layer="layout" svg:width="0.1cm" svg:height="0.1cm" svg:x="12.283cm" svg:y="15.674cm" svg:viewBox="0 0 101 101" svg:d="M0 50c0-28 23-50 51-50 27 0 50 22 50 50s-23 51-50 51c-28 0-51-23-51-51z">
          <text:p/>
        </draw:path>
        <draw:path draw:style-name="gr1" draw:text-style-name="P1" draw:layer="layout" svg:width="0.1cm" svg:height="0.1cm" svg:x="10.362cm" svg:y="16.652cm" svg:viewBox="0 0 101 101" svg:d="M0 51c0-28 23-51 52-51 27 0 49 23 49 51 0 27-22 50-49 50-29 0-52-23-52-50z">
          <text:p/>
        </draw:path>
        <draw:path draw:style-name="gr1" draw:text-style-name="P1" draw:layer="layout" svg:width="0.149cm" svg:height="0.15cm" svg:x="10.338cm" svg:y="15.807cm" svg:viewBox="0 0 150 151" svg:d="M0 75c0-42 33-75 75-75s75 33 75 75c0 41-33 76-75 76s-75-35-75-76z">
          <text:p/>
        </draw:path>
        <draw:path draw:style-name="gr1" draw:text-style-name="P1" draw:layer="layout" svg:width="0.1cm" svg:height="0.1cm" svg:x="10.362cm" svg:y="16.442cm" svg:viewBox="0 0 101 101" svg:d="M0 51c0-28 23-51 52-51 27 0 49 23 49 51 0 27-22 50-49 50-29 0-52-23-52-50z">
          <text:p/>
        </draw:path>
        <draw:path draw:style-name="gr1" draw:text-style-name="P1" draw:layer="layout" svg:width="0.1cm" svg:height="0.1cm" svg:x="10.362cm" svg:y="16.242cm" svg:viewBox="0 0 101 101" svg:d="M0 51c0-28 23-51 52-51 27 0 49 23 49 51 0 27-22 50-49 50-29 0-52-23-52-50z">
          <text:p/>
        </draw:path>
        <draw:path draw:style-name="gr1" draw:text-style-name="P1" draw:layer="layout" svg:width="0.1cm" svg:height="0.1cm" svg:x="10.362cm" svg:y="16.042cm" svg:viewBox="0 0 101 101" svg:d="M0 51c0-28 23-51 52-51 27 0 49 23 49 51 0 27-22 50-49 50-29 0-52-23-52-50z">
          <text:p/>
        </draw:path>
        <draw:path draw:style-name="gr1" draw:text-style-name="P1" draw:layer="layout" svg:width="0.1cm" svg:height="0.1cm" svg:x="6.337cm" svg:y="15.783cm" svg:viewBox="0 0 101 101" svg:d="M0 49c0-27 23-49 50-49 28 0 51 22 51 49 0 28-23 52-51 52-27 0-50-24-50-52z">
          <text:p/>
        </draw:path>
        <draw:path draw:style-name="gr1" draw:text-style-name="P1" draw:layer="layout" svg:width="0.1cm" svg:height="0.1cm" svg:x="6.337cm" svg:y="16.545cm" svg:viewBox="0 0 101 101" svg:d="M0 50c0-27 23-50 50-50 28 0 51 23 51 50 0 28-23 51-51 51-27 0-50-23-50-51z">
          <text:p/>
        </draw:path>
        <draw:path draw:style-name="gr1" draw:text-style-name="P1" draw:layer="layout" svg:width="0.1cm" svg:height="0.1cm" svg:x="7.192cm" svg:y="16.076cm" svg:viewBox="0 0 101 101" svg:d="M0 51c0-28 22-51 51-51 27 0 50 23 50 51 0 27-23 50-50 50-29 0-51-23-51-50z">
          <text:p/>
        </draw:path>
        <draw:path draw:style-name="gr1" draw:text-style-name="P1" draw:layer="layout" svg:width="0.1cm" svg:height="0.1cm" svg:x="7.192cm" svg:y="16.276cm" svg:viewBox="0 0 101 101" svg:d="M0 51c0-28 22-51 51-51 27 0 50 23 50 51 0 27-23 50-50 50-29 0-51-23-51-50z">
          <text:p/>
        </draw:path>
        <draw:path draw:style-name="gr1" draw:text-style-name="P1" draw:layer="layout" svg:width="0.1cm" svg:height="0.1cm" svg:x="11.759cm" svg:y="12.702cm" svg:viewBox="0 0 101 101" svg:d="M0 50c0-28 23-50 50-50 28 0 51 22 51 50s-23 51-51 51c-27 0-50-23-50-51z">
          <text:p/>
        </draw:path>
        <draw:path draw:style-name="gr1" draw:text-style-name="P1" draw:layer="layout" svg:width="0.1cm" svg:height="0.1cm" svg:x="7.995cm" svg:y="14.842cm" svg:viewBox="0 0 101 101" svg:d="M0 51c0-29 24-51 52-51 27 0 49 22 49 51 0 27-22 50-49 50-28 0-52-23-52-50z">
          <text:p/>
        </draw:path>
        <draw:path draw:style-name="gr1" draw:text-style-name="P1" draw:layer="layout" svg:width="0.149cm" svg:height="0.15cm" svg:x="7.971cm" svg:y="13.997cm" svg:viewBox="0 0 150 151" svg:d="M0 75c0-42 33-75 75-75s75 33 75 75c0 41-33 76-75 76s-75-35-75-76z">
          <text:p/>
        </draw:path>
        <draw:path draw:style-name="gr1" draw:text-style-name="P1" draw:layer="layout" svg:width="0.1cm" svg:height="0.1cm" svg:x="7.995cm" svg:y="14.632cm" svg:viewBox="0 0 101 101" svg:d="M0 51c0-29 24-51 52-51 27 0 49 22 49 51 0 27-22 50-49 50-28 0-52-23-52-50z">
          <text:p/>
        </draw:path>
        <draw:path draw:style-name="gr1" draw:text-style-name="P1" draw:layer="layout" svg:width="0.1cm" svg:height="0.1cm" svg:x="7.995cm" svg:y="14.432cm" svg:viewBox="0 0 101 101" svg:d="M0 51c0-29 24-51 52-51 27 0 49 22 49 51 0 27-22 50-49 50-28 0-52-23-52-50z">
          <text:p/>
        </draw:path>
        <draw:path draw:style-name="gr1" draw:text-style-name="P1" draw:layer="layout" svg:width="0.1cm" svg:height="0.1cm" svg:x="7.995cm" svg:y="14.232cm" svg:viewBox="0 0 101 101" svg:d="M0 51c0-29 24-51 52-51 27 0 49 22 49 51 0 27-22 50-49 50-28 0-52-23-52-50z">
          <text:p/>
        </draw:path>
        <draw:path draw:style-name="gr1" draw:text-style-name="P1" draw:layer="layout" svg:width="0.1cm" svg:height="0.1cm" svg:x="8.696cm" svg:y="13.606cm" svg:viewBox="0 0 101 101" svg:d="M0 50c0-28 23-50 51-50 27 0 50 22 50 50 0 27-23 51-50 51-28 0-51-24-51-51z">
          <text:p/>
        </draw:path>
        <draw:path draw:style-name="gr1" draw:text-style-name="P1" draw:layer="layout" svg:width="0.1cm" svg:height="0.1cm" svg:x="15.198cm" svg:y="17.502cm" svg:viewBox="0 0 101 101" svg:d="M0 51c0-29 22-51 51-51 28 0 50 22 50 51 0 28-22 50-50 50-29 0-51-22-51-50z">
          <text:p/>
        </draw:path>
        <draw:path draw:style-name="gr1" draw:text-style-name="P1" draw:layer="layout" svg:width="0.1cm" svg:height="0.1cm" svg:x="15.198cm" svg:y="16.74cm" svg:viewBox="0 0 101 101" svg:d="M0 51c0-28 22-51 51-51 28 0 50 23 50 51s-22 50-50 50c-29 0-51-22-51-50z">
          <text:p/>
        </draw:path>
        <draw:path draw:style-name="gr1" draw:text-style-name="P1" draw:layer="layout" svg:width="0.1cm" svg:height="0.1cm" svg:x="14.697cm" svg:y="13.996cm" svg:viewBox="0 0 101 101" svg:d="M0 50c0-28 23-50 52-50 27 0 49 22 49 50s-22 51-49 51c-29 0-52-23-52-51z">
          <text:p/>
        </draw:path>
        <draw:path draw:style-name="gr1" draw:text-style-name="P1" draw:layer="layout" svg:width="0.1cm" svg:height="0.1cm" svg:x="14.951cm" svg:y="13.996cm" svg:viewBox="0 0 101 101" svg:d="M0 50c0-28 23-50 51-50 27 0 50 22 50 50s-23 51-50 51c-28 0-51-23-51-51z">
          <text:p/>
        </draw:path>
        <draw:path draw:style-name="gr1" draw:text-style-name="P1" draw:layer="layout" svg:width="0.1cm" svg:height="0.1cm" svg:x="16.79cm" svg:y="13.08cm" svg:viewBox="0 0 101 101" svg:d="M0 51c0-28 22-51 51-51 27 0 50 23 50 51s-23 50-50 50c-29 0-51-22-51-50z">
          <text:p/>
        </draw:path>
        <draw:path draw:style-name="gr1" draw:text-style-name="P1" draw:layer="layout" svg:width="0.1cm" svg:height="0.1cm" svg:x="4.834cm" svg:y="14.632cm" svg:viewBox="0 0 101 101" svg:d="M0 51c0-29 23-51 51-51 27 0 50 22 50 51 0 27-23 50-50 50-28 0-51-23-51-50z">
          <text:p/>
        </draw:path>
        <draw:path draw:style-name="gr1" draw:text-style-name="P1" draw:layer="layout" svg:width="0.1cm" svg:height="0.1cm" svg:x="4.834cm" svg:y="14.432cm" svg:viewBox="0 0 101 101" svg:d="M0 51c0-29 23-51 51-51 27 0 50 22 50 51 0 27-23 50-50 50-28 0-51-23-51-50z">
          <text:p/>
        </draw:path>
        <draw:path draw:style-name="gr1" draw:text-style-name="P1" draw:layer="layout" svg:width="0.1cm" svg:height="0.1cm" svg:x="8.696cm" svg:y="14.917cm" svg:viewBox="0 0 101 101" svg:d="M0 50c0-27 23-50 51-50 27 0 50 23 50 50 0 29-23 51-50 51-28 0-51-22-51-51z">
          <text:p/>
        </draw:path>
        <draw:path draw:style-name="gr1" draw:text-style-name="P1" draw:layer="layout" svg:width="0.1cm" svg:height="0.1cm" svg:x="8.696cm" svg:y="14.155cm" svg:viewBox="0 0 101 101" svg:d="M0 51c0-28 23-51 51-51 27 0 50 23 50 51s-23 50-50 50c-28 0-51-22-51-50z">
          <text:p/>
        </draw:path>
        <draw:path draw:style-name="gr1" draw:text-style-name="P1" draw:layer="layout" svg:width="0.1cm" svg:height="0.1cm" svg:x="11.051cm" svg:y="14.917cm" svg:viewBox="0 0 101 101" svg:d="M0 50c0-27 22-50 51-50 27 0 50 23 50 50 0 29-23 51-50 51-29 0-51-22-51-51z">
          <text:p/>
        </draw:path>
        <draw:path draw:style-name="gr1" draw:text-style-name="P1" draw:layer="layout" svg:width="0.1cm" svg:height="0.1cm" svg:x="11.051cm" svg:y="14.155cm" svg:viewBox="0 0 101 101" svg:d="M0 51c0-28 22-51 51-51 27 0 50 23 50 51s-23 50-50 50c-29 0-51-22-51-50z">
          <text:p/>
        </draw:path>
        <draw:path draw:style-name="gr1" draw:text-style-name="P1" draw:layer="layout" svg:width="0.1cm" svg:height="0.1cm" svg:x="16.188cm" svg:y="14.657cm" svg:viewBox="0 0 101 101" svg:d="M0 51c0-28 23-51 52-51 27 0 49 23 49 51s-22 50-49 50c-29 0-52-22-52-50z">
          <text:p/>
        </draw:path>
        <draw:path draw:style-name="gr1" draw:text-style-name="P1" draw:layer="layout" svg:width="0.1cm" svg:height="0.1cm" svg:x="16.95cm" svg:y="14.657cm" svg:viewBox="0 0 101 101" svg:d="M0 51c0-28 23-51 51-51s50 23 50 51-22 50-50 50-51-22-51-50z">
          <text:p/>
        </draw:path>
        <draw:path draw:style-name="gr1" draw:text-style-name="P1" draw:layer="layout" svg:width="0.1cm" svg:height="0.1cm" svg:x="9.547cm" svg:y="14.632cm" svg:viewBox="0 0 101 101" svg:d="M0 51c0-29 22-51 51-51 27 0 50 22 50 51 0 27-23 50-50 50-29 0-51-23-51-50z">
          <text:p/>
        </draw:path>
        <draw:path draw:style-name="gr1" draw:text-style-name="P1" draw:layer="layout" svg:width="0.1cm" svg:height="0.1cm" svg:x="9.547cm" svg:y="14.432cm" svg:viewBox="0 0 101 101" svg:d="M0 51c0-29 22-51 51-51 27 0 50 22 50 51 0 27-23 50-50 50-29 0-51-23-51-50z">
          <text:p/>
        </draw:path>
        <draw:path draw:style-name="gr1" draw:text-style-name="P1" draw:layer="layout" svg:width="0.1cm" svg:height="0.1cm" svg:x="12.435cm" svg:y="17.124cm" svg:viewBox="0 0 101 101" svg:d="M0 51c0-29 23-51 52-51 27 0 49 22 49 51 0 28-22 50-49 50-29 0-52-22-52-50z">
          <text:p/>
        </draw:path>
        <draw:path draw:style-name="gr1" draw:text-style-name="P1" draw:layer="layout" svg:width="0.1cm" svg:height="0.1cm" svg:x="13.928cm" svg:y="15.535cm" svg:viewBox="0 0 101 101" svg:d="M0 50c0-28 22-50 50-50s51 22 51 50-23 51-51 51-50-23-50-51z">
          <text:p/>
        </draw:path>
        <draw:path draw:style-name="gr1" draw:text-style-name="P1" draw:layer="layout" svg:width="0.1cm" svg:height="0.1cm" svg:x="14.182cm" svg:y="15.535cm" svg:viewBox="0 0 101 101" svg:d="M0 50c0-28 22-50 49-50 29 0 52 22 52 50s-23 51-52 51c-27 0-49-23-49-51z">
          <text:p/>
        </draw:path>
        <draw:path draw:style-name="gr1" draw:text-style-name="P1" draw:layer="layout" svg:width="0.1cm" svg:height="0.1cm" svg:x="14.436cm" svg:y="15.535cm" svg:viewBox="0 0 101 101" svg:d="M0 50c0-28 23-50 50-50 28 0 51 22 51 50s-23 51-51 51c-27 0-50-23-50-51z">
          <text:p/>
        </draw:path>
        <draw:path draw:style-name="gr1" draw:text-style-name="P1" draw:layer="layout" svg:width="0.1cm" svg:height="0.1cm" svg:x="14.69cm" svg:y="15.535cm" svg:viewBox="0 0 101 101" svg:d="M0 50c0-28 22-50 49-50 29 0 52 22 52 50s-23 51-52 51c-27 0-49-23-49-51z">
          <text:p/>
        </draw:path>
        <draw:path draw:style-name="gr1" draw:text-style-name="P1" draw:layer="layout" svg:width="0.1cm" svg:height="0.1cm" svg:x="14.944cm" svg:y="15.535cm" svg:viewBox="0 0 101 101" svg:d="M0 50c0-28 22-50 49-50 28 0 52 22 52 50s-24 51-52 51c-27 0-49-23-49-51z">
          <text:p/>
        </draw:path>
        <draw:path draw:style-name="gr1" draw:text-style-name="P1" draw:layer="layout" svg:width="0.1cm" svg:height="0.1cm" svg:x="15.198cm" svg:y="15.535cm" svg:viewBox="0 0 101 101" svg:d="M0 50c0-28 22-50 50-50s51 22 51 50-23 51-51 51-50-23-50-51z">
          <text:p/>
        </draw:path>
        <draw:path draw:style-name="gr1" draw:text-style-name="P1" draw:layer="layout" svg:width="0.1cm" svg:height="0.1cm" svg:x="15.452cm" svg:y="15.535cm" svg:viewBox="0 0 101 101" svg:d="M0 50c0-28 22-50 49-50 28 0 52 22 52 50s-24 51-52 51c-27 0-49-23-49-51z">
          <text:p/>
        </draw:path>
        <draw:path draw:style-name="gr1" draw:text-style-name="P1" draw:layer="layout" svg:width="0.1cm" svg:height="0.1cm" svg:x="15.452cm" svg:y="14.741cm" svg:viewBox="0 0 101 101" svg:d="M0 50c0-28 22-50 49-50 28 0 52 22 52 50s-24 51-52 51c-27 0-49-23-49-51z">
          <text:p/>
        </draw:path>
        <draw:path draw:style-name="gr1" draw:text-style-name="P1" draw:layer="layout" svg:width="0.1cm" svg:height="0.1cm" svg:x="15.198cm" svg:y="14.741cm" svg:viewBox="0 0 101 101" svg:d="M0 50c0-28 22-50 50-50s51 22 51 50-23 51-51 51-50-23-50-51z">
          <text:p/>
        </draw:path>
        <draw:path draw:style-name="gr1" draw:text-style-name="P1" draw:layer="layout" svg:width="0.1cm" svg:height="0.1cm" svg:x="14.944cm" svg:y="14.741cm" svg:viewBox="0 0 101 101" svg:d="M0 50c0-28 22-50 49-50 28 0 52 22 52 50s-24 51-52 51c-27 0-49-23-49-51z">
          <text:p/>
        </draw:path>
        <draw:path draw:style-name="gr1" draw:text-style-name="P1" draw:layer="layout" svg:width="0.1cm" svg:height="0.1cm" svg:x="14.69cm" svg:y="14.741cm" svg:viewBox="0 0 101 101" svg:d="M0 50c0-28 22-50 49-50 29 0 52 22 52 50s-23 51-52 51c-27 0-49-23-49-51z">
          <text:p/>
        </draw:path>
        <draw:path draw:style-name="gr1" draw:text-style-name="P1" draw:layer="layout" svg:width="0.1cm" svg:height="0.1cm" svg:x="14.436cm" svg:y="14.741cm" svg:viewBox="0 0 101 101" svg:d="M0 50c0-28 23-50 50-50 28 0 51 22 51 50s-23 51-51 51c-27 0-50-23-50-51z">
          <text:p/>
        </draw:path>
        <draw:path draw:style-name="gr1" draw:text-style-name="P1" draw:layer="layout" svg:width="0.1cm" svg:height="0.1cm" svg:x="14.182cm" svg:y="14.741cm" svg:viewBox="0 0 101 101" svg:d="M0 50c0-28 22-50 49-50 29 0 52 22 52 50s-23 51-52 51c-27 0-49-23-49-51z">
          <text:p/>
        </draw:path>
        <draw:path draw:style-name="gr1" draw:text-style-name="P1" draw:layer="layout" svg:width="0.1cm" svg:height="0.1cm" svg:x="13.928cm" svg:y="14.741cm" svg:viewBox="0 0 101 101" svg:d="M0 50c0-28 22-50 50-50s51 22 51 50-23 51-51 51-50-23-50-51z">
          <text:p/>
        </draw:path>
        <draw:path draw:style-name="gr1" draw:text-style-name="P1" draw:layer="layout" svg:width="0.1cm" svg:height="0.1cm" svg:x="8.696cm" svg:y="17.147cm" svg:viewBox="0 0 101 101" svg:d="M0 51c0-28 23-51 51-51 27 0 50 23 50 51s-23 50-50 50c-28 0-51-22-51-50z">
          <text:p/>
        </draw:path>
        <draw:path draw:style-name="gr1" draw:text-style-name="P1" draw:layer="layout" svg:width="0.1cm" svg:height="0.1cm" svg:x="13.045cm" svg:y="14.657cm" svg:viewBox="0 0 101 101" svg:d="M0 51c0-28 24-51 52-51 27 0 49 23 49 51s-22 50-49 50c-28 0-52-22-52-50z">
          <text:p/>
        </draw:path>
        <draw:path draw:style-name="gr1" draw:text-style-name="P1" draw:layer="layout" svg:width="0.1cm" svg:height="0.1cm" svg:x="12.283cm" svg:y="14.657cm" svg:viewBox="0 0 101 101" svg:d="M0 51c0-28 23-51 51-51 27 0 50 23 50 51s-23 50-50 50c-28 0-51-22-51-50z">
          <text:p/>
        </draw:path>
        <draw:path draw:style-name="gr1" draw:text-style-name="P1" draw:layer="layout" svg:width="0.1cm" svg:height="0.1cm" svg:x="16.188cm" svg:y="15.674cm" svg:viewBox="0 0 101 101" svg:d="M0 50c0-28 23-50 52-50 27 0 49 22 49 50s-22 51-49 51c-29 0-52-23-52-51z">
          <text:p/>
        </draw:path>
        <draw:path draw:style-name="gr1" draw:text-style-name="P1" draw:layer="layout" svg:width="0.1cm" svg:height="0.1cm" svg:x="16.95cm" svg:y="15.674cm" svg:viewBox="0 0 101 101" svg:d="M0 50c0-28 23-50 51-50s50 22 50 50-22 51-50 51-51-23-51-51z">
          <text:p/>
        </draw:path>
        <draw:path draw:style-name="gr1" draw:text-style-name="P1" draw:layer="layout" svg:width="0.1cm" svg:height="0.1cm" svg:x="10.362cm" svg:y="14.842cm" svg:viewBox="0 0 101 101" svg:d="M0 51c0-29 23-51 52-51 27 0 49 22 49 51 0 27-22 50-49 50-29 0-52-23-52-50z">
          <text:p/>
        </draw:path>
        <draw:path draw:style-name="gr1" draw:text-style-name="P1" draw:layer="layout" svg:width="0.149cm" svg:height="0.15cm" svg:x="10.338cm" svg:y="13.997cm" svg:viewBox="0 0 150 151" svg:d="M0 75c0-42 33-75 75-75s75 33 75 75c0 41-33 76-75 76s-75-35-75-76z">
          <text:p/>
        </draw:path>
        <draw:path draw:style-name="gr1" draw:text-style-name="P1" draw:layer="layout" svg:width="0.1cm" svg:height="0.1cm" svg:x="10.362cm" svg:y="14.632cm" svg:viewBox="0 0 101 101" svg:d="M0 51c0-29 23-51 52-51 27 0 49 22 49 51 0 27-22 50-49 50-29 0-52-23-52-50z">
          <text:p/>
        </draw:path>
        <draw:path draw:style-name="gr1" draw:text-style-name="P1" draw:layer="layout" svg:width="0.1cm" svg:height="0.1cm" svg:x="10.362cm" svg:y="14.432cm" svg:viewBox="0 0 101 101" svg:d="M0 51c0-29 23-51 52-51 27 0 49 22 49 51 0 27-22 50-49 50-29 0-52-23-52-50z">
          <text:p/>
        </draw:path>
        <draw:path draw:style-name="gr1" draw:text-style-name="P1" draw:layer="layout" svg:width="0.1cm" svg:height="0.1cm" svg:x="10.362cm" svg:y="14.232cm" svg:viewBox="0 0 101 101" svg:d="M0 51c0-29 23-51 52-51 27 0 49 22 49 51 0 27-22 50-49 50-29 0-52-23-52-50z">
          <text:p/>
        </draw:path>
        <draw:path draw:style-name="gr1" draw:text-style-name="P1" draw:layer="layout" svg:width="0.1cm" svg:height="0.1cm" svg:x="11.051cm" svg:y="15.783cm" svg:viewBox="0 0 101 101" svg:d="M0 49c0-27 22-49 51-49 27 0 50 22 50 49 0 28-23 52-50 52-29 0-51-24-51-52z">
          <text:p/>
        </draw:path>
        <draw:path draw:style-name="gr1" draw:text-style-name="P1" draw:layer="layout" svg:width="0.1cm" svg:height="0.1cm" svg:x="11.051cm" svg:y="16.545cm" svg:viewBox="0 0 101 101" svg:d="M0 50c0-27 22-50 51-50 27 0 50 23 50 50 0 28-23 51-50 51-29 0-51-23-51-51z">
          <text:p/>
        </draw:path>
        <draw:path draw:style-name="gr1" draw:text-style-name="P1" draw:layer="layout" svg:width="0.1cm" svg:height="0.1cm" svg:x="7.192cm" svg:y="14.632cm" svg:viewBox="0 0 101 101" svg:d="M0 51c0-29 22-51 51-51 27 0 50 22 50 51 0 27-23 50-50 50-29 0-51-23-51-50z">
          <text:p/>
        </draw:path>
        <draw:path draw:style-name="gr1" draw:text-style-name="P1" draw:layer="layout" svg:width="0.1cm" svg:height="0.1cm" svg:x="7.192cm" svg:y="14.432cm" svg:viewBox="0 0 101 101" svg:d="M0 51c0-29 22-51 51-51 27 0 50 22 50 51 0 27-23 50-50 50-29 0-51-23-51-50z">
          <text:p/>
        </draw:path>
        <draw:path draw:style-name="gr1" draw:text-style-name="P1" draw:layer="layout" svg:width="0.1cm" svg:height="0.1cm" svg:x="4.834cm" svg:y="16.076cm" svg:viewBox="0 0 101 101" svg:d="M0 51c0-28 23-51 51-51 27 0 50 23 50 51 0 27-23 50-50 50-28 0-51-23-51-50z">
          <text:p/>
        </draw:path>
        <draw:path draw:style-name="gr1" draw:text-style-name="P1" draw:layer="layout" svg:width="0.1cm" svg:height="0.1cm" svg:x="4.834cm" svg:y="16.276cm" svg:viewBox="0 0 101 101" svg:d="M0 51c0-28 23-51 51-51 27 0 50 23 50 51 0 27-23 50-50 50-28 0-51-23-51-50z">
          <text:p/>
        </draw:path>
        <draw:path draw:style-name="gr1" draw:text-style-name="P1" draw:layer="layout" svg:width="0.1cm" svg:height="0.1cm" svg:x="6.337cm" svg:y="14.917cm" svg:viewBox="0 0 101 101" svg:d="M0 50c0-27 23-50 50-50 28 0 51 23 51 50 0 29-23 51-51 51-27 0-50-22-50-51z">
          <text:p/>
        </draw:path>
        <draw:path draw:style-name="gr1" draw:text-style-name="P1" draw:layer="layout" svg:width="0.1cm" svg:height="0.1cm" svg:x="6.337cm" svg:y="14.155cm" svg:viewBox="0 0 101 101" svg:d="M0 51c0-28 23-51 50-51 28 0 51 23 51 51s-23 50-51 50c-27 0-50-22-50-50z">
          <text:p/>
        </draw:path>
        <draw:path draw:style-name="gr1" draw:text-style-name="P1" draw:layer="layout" svg:width="0.1cm" svg:height="0.1cm" svg:x="11.051cm" svg:y="17.147cm" svg:viewBox="0 0 101 101" svg:d="M0 51c0-28 22-51 51-51 27 0 50 23 50 51s-23 50-50 50c-29 0-51-22-51-50z">
          <text:p/>
        </draw:path>
        <draw:path draw:style-name="gr1" draw:text-style-name="P1" draw:layer="layout" svg:width="0.1cm" svg:height="0.1cm" svg:x="6.337cm" svg:y="13.606cm" svg:viewBox="0 0 101 101" svg:d="M0 50c0-28 23-50 50-50 28 0 51 22 51 50 0 27-23 51-51 51-27 0-50-24-50-51z">
          <text:p/>
        </draw:path>
        <draw:path draw:style-name="gr1" draw:text-style-name="P1" draw:layer="layout" svg:width="0.1cm" svg:height="0.1cm" svg:x="6.337cm" svg:y="17.147cm" svg:viewBox="0 0 101 101" svg:d="M0 51c0-28 23-51 50-51 28 0 51 23 51 51s-23 50-51 50c-27 0-50-22-50-50z">
          <text:p/>
        </draw:path>
        <draw:path draw:style-name="gr1" draw:text-style-name="P1" draw:layer="layout" svg:width="0.1cm" svg:height="0.1cm" svg:x="12.74cm" svg:y="17.124cm" svg:viewBox="0 0 101 101" svg:d="M0 51c0-29 24-51 52-51 27 0 49 22 49 51 0 28-22 50-49 50-28 0-52-22-52-50z">
          <text:p/>
        </draw:path>
        <draw:path draw:style-name="gr1" draw:text-style-name="P1" draw:layer="layout" svg:width="0.1cm" svg:height="0.1cm" svg:x="16.188cm" svg:y="15.165cm" svg:viewBox="0 0 101 101" svg:d="M0 52c0-28 23-52 52-52 27 0 49 24 49 52 0 27-22 49-49 49-29 0-52-22-52-49z">
          <text:p/>
        </draw:path>
        <draw:path draw:style-name="gr1" draw:text-style-name="P1" draw:layer="layout" svg:width="0.1cm" svg:height="0.1cm" svg:x="16.95cm" svg:y="15.165cm" svg:viewBox="0 0 101 101" svg:d="M0 52c0-28 23-52 51-52s50 24 50 52c0 27-22 49-50 49s-51-22-51-49z">
          <text:p/>
        </draw:path>
        <draw:path draw:style-name="gr1" draw:text-style-name="P1" draw:layer="layout" svg:width="0.1cm" svg:height="0.1cm" svg:x="5.606cm" svg:y="15.867cm" svg:viewBox="0 0 101 101" svg:d="M0 49c0-27 22-49 51-49 28 0 50 22 50 49 0 28-22 52-50 52-29 0-51-24-51-52z">
          <text:p/>
        </draw:path>
        <draw:path draw:style-name="gr1" draw:text-style-name="P1" draw:layer="layout" svg:width="0.15cm" svg:height="0.149cm" svg:x="5.581cm" svg:y="16.662cm" svg:viewBox="0 0 151 150" svg:d="M0 75c0-42 34-75 75-75 42 0 76 33 76 75 0 41-34 75-76 75-41 0-75-34-75-75z">
          <text:p/>
        </draw:path>
        <draw:path draw:style-name="gr1" draw:text-style-name="P1" draw:layer="layout" svg:width="0.1cm" svg:height="0.1cm" svg:x="5.606cm" svg:y="16.076cm" svg:viewBox="0 0 101 101" svg:d="M0 51c0-28 22-51 51-51 28 0 50 23 50 51 0 27-22 50-50 50-29 0-51-23-51-50z">
          <text:p/>
        </draw:path>
        <draw:path draw:style-name="gr1" draw:text-style-name="P1" draw:layer="layout" svg:width="0.1cm" svg:height="0.1cm" svg:x="5.606cm" svg:y="16.276cm" svg:viewBox="0 0 101 101" svg:d="M0 51c0-28 22-51 51-51 28 0 50 23 50 51 0 27-22 50-50 50-29 0-51-23-51-50z">
          <text:p/>
        </draw:path>
        <draw:path draw:style-name="gr1" draw:text-style-name="P1" draw:layer="layout" svg:width="0.1cm" svg:height="0.1cm" svg:x="5.606cm" svg:y="16.476cm" svg:viewBox="0 0 101 101" svg:d="M0 51c0-28 22-51 51-51 28 0 50 23 50 51 0 27-22 50-50 50-29 0-51-23-51-50z">
          <text:p/>
        </draw:path>
        <draw:path draw:style-name="gr1" draw:text-style-name="P1" draw:layer="layout" svg:width="0.1cm" svg:height="0.1cm" svg:x="14.183cm" svg:y="13.996cm" svg:viewBox="0 0 101 101" svg:d="M0 50c0-28 22-50 49-50 29 0 52 22 52 50s-23 51-52 51c-27 0-49-23-49-51z">
          <text:p/>
        </draw:path>
        <draw:path draw:style-name="gr1" draw:text-style-name="P1" draw:layer="layout" svg:width="0.1cm" svg:height="0.1cm" svg:x="13.929cm" svg:y="13.996cm" svg:viewBox="0 0 101 101" svg:d="M0 50c0-28 23-50 50-50 28 0 51 22 51 50s-23 51-51 51c-27 0-50-23-50-51z">
          <text:p/>
        </draw:path>
        <draw:path draw:style-name="gr1" draw:text-style-name="P1" draw:layer="layout" svg:width="0.1cm" svg:height="0.1cm" svg:x="14.434cm" svg:y="16.286cm" svg:viewBox="0 0 101 101" svg:d="M0 50c0-28 23-50 51-50s50 22 50 50c0 29-22 51-50 51s-51-22-51-51z">
          <text:p/>
        </draw:path>
        <draw:path draw:style-name="gr1" draw:text-style-name="P1" draw:layer="layout" svg:width="0.1cm" svg:height="0.1cm" svg:x="14.18cm" svg:y="16.286cm" svg:viewBox="0 0 101 101" svg:d="M0 50c0-28 22-50 50-50 29 0 51 22 51 50 0 29-22 51-51 51-28 0-50-22-50-51z">
          <text:p/>
        </draw:path>
        <draw:path draw:style-name="gr1" draw:text-style-name="P1" draw:layer="layout" svg:width="0.1cm" svg:height="0.1cm" svg:x="11.051cm" svg:y="13.606cm" svg:viewBox="0 0 101 101" svg:d="M0 50c0-28 22-50 51-50 27 0 50 22 50 50 0 27-23 51-50 51-29 0-51-24-51-51z">
          <text:p/>
        </draw:path>
        <draw:path draw:style-name="gr1" draw:text-style-name="P1" draw:layer="layout" svg:width="0.1cm" svg:height="0.1cm" svg:x="13.412cm" svg:y="17.505cm" svg:viewBox="0 0 101 101" svg:d="M0 51c0-29 22-51 51-51 28 0 50 22 50 51 0 28-22 50-50 50-29 0-51-22-51-50z">
          <text:p/>
        </draw:path>
        <draw:path draw:style-name="gr1" draw:text-style-name="P1" draw:layer="layout" svg:width="0.1cm" svg:height="0.1cm" svg:x="13.412cm" svg:y="16.743cm" svg:viewBox="0 0 101 101" svg:d="M0 51c0-28 22-51 51-51 28 0 50 23 50 51s-22 50-50 50c-29 0-51-22-51-50z">
          <text:p/>
        </draw:path>
        <draw:path draw:style-name="gr1" draw:text-style-name="P1" draw:layer="layout" svg:width="0.1cm" svg:height="0.1cm" svg:x="9.547cm" svg:y="16.442cm" svg:viewBox="0 0 101 101" svg:d="M0 51c0-28 22-51 51-51 27 0 50 23 50 51 0 27-23 50-50 50-29 0-51-23-51-50z">
          <text:p/>
        </draw:path>
        <draw:path draw:style-name="gr1" draw:text-style-name="P1" draw:layer="layout" svg:width="0.1cm" svg:height="0.1cm" svg:x="9.547cm" svg:y="16.242cm" svg:viewBox="0 0 101 101" svg:d="M0 51c0-28 22-51 51-51 27 0 50 23 50 51 0 27-23 50-50 50-29 0-51-23-51-50z">
          <text:p/>
        </draw:path>
        <draw:path draw:style-name="gr1" draw:text-style-name="P1" draw:layer="layout" svg:width="0.1cm" svg:height="0.1cm" svg:x="16.18cm" svg:y="13.08cm" svg:viewBox="0 0 101 101" svg:d="M0 51c0-28 22-51 51-51 27 0 50 23 50 51s-23 50-50 50c-29 0-51-22-51-50z">
          <text:p/>
        </draw:path>
        <draw:path draw:style-name="gr1" draw:text-style-name="P1" draw:layer="layout" svg:width="0.1cm" svg:height="0.1cm" svg:x="14.949cm" svg:y="12.703cm" svg:viewBox="0 0 101 101" svg:d="M0 50c0-28 22-50 50-50s51 22 51 50-23 51-51 51-50-23-50-51z">
          <text:p/>
        </draw:path>
        <draw:path draw:style-name="gr1" draw:text-style-name="P1" draw:layer="layout" svg:width="0.1cm" svg:height="0.1cm" svg:x="14.949cm" svg:y="13.465cm" svg:viewBox="0 0 101 101" svg:d="M0 51c0-29 22-51 50-51s51 22 51 51c0 28-23 50-51 50s-50-22-50-50z">
          <text:p/>
        </draw:path>
        <draw:path draw:style-name="gr1" draw:text-style-name="P1" draw:layer="layout" svg:width="0.1cm" svg:height="0.1cm" svg:x="15.718cm" svg:y="12.699cm" svg:viewBox="0 0 101 101" svg:d="M0 50c0-28 23-50 50-50 28 0 51 22 51 50s-23 51-51 51c-27 0-50-23-50-51z">
          <text:p/>
        </draw:path>
        <draw:path draw:style-name="gr1" draw:text-style-name="P1" draw:layer="layout" svg:width="0.1cm" svg:height="0.1cm" svg:x="15.718cm" svg:y="13.461cm" svg:viewBox="0 0 101 101" svg:d="M0 51c0-29 23-51 50-51 28 0 51 22 51 51 0 28-23 50-51 50-27 0-50-22-50-50z">
          <text:p/>
        </draw:path>
        <draw:path draw:style-name="gr1" draw:text-style-name="P1" draw:layer="layout" svg:width="0.1cm" svg:height="0.1cm" svg:x="14.949cm" svg:y="16.286cm" svg:viewBox="0 0 101 101" svg:d="M0 50c0-28 22-50 50-50s51 22 51 50c0 29-23 51-51 51s-50-22-50-51z">
          <text:p/>
        </draw:path>
        <draw:path draw:style-name="gr1" draw:text-style-name="P1" draw:layer="layout" svg:width="0.1cm" svg:height="0.1cm" svg:x="15.203cm" svg:y="16.286cm" svg:viewBox="0 0 101 101" svg:d="M0 50c0-28 22-50 51-50 28 0 50 22 50 50 0 29-22 51-50 51-29 0-51-22-51-51z">
          <text:p/>
        </draw:path>
        <draw:path draw:style-name="gr1" draw:text-style-name="P1" draw:layer="layout" svg:width="0.1cm" svg:height="0.1cm" svg:x="13.929cm" svg:y="12.702cm" svg:viewBox="0 0 101 101" svg:d="M0 50c0-28 23-50 50-50 28 0 51 22 51 50s-23 51-51 51c-27 0-50-23-50-51z">
          <text:p/>
        </draw:path>
        <draw:path draw:style-name="gr1" draw:text-style-name="P1" draw:layer="layout" svg:width="0.1cm" svg:height="0.1cm" svg:x="13.929cm" svg:y="13.464cm" svg:viewBox="0 0 101 101" svg:d="M0 51c0-29 23-51 50-51 28 0 51 22 51 51 0 28-23 50-51 50-27 0-50-22-50-50z">
          <text:p/>
        </draw:path>
        <draw:path draw:style-name="gr1" draw:text-style-name="P1" draw:layer="layout" svg:width="0.1cm" svg:height="0.1cm" svg:x="13.045cm" svg:y="17.124cm" svg:viewBox="0 0 101 101" svg:d="M0 51c0-29 24-51 52-51 27 0 49 22 49 51 0 28-22 50-49 50-28 0-52-22-52-50z">
          <text:p/>
        </draw:path>
        <draw:path draw:style-name="gr1" draw:text-style-name="P1" draw:layer="layout" svg:width="0.1cm" svg:height="0.1cm" svg:x="14.182cm" svg:y="17.501cm" svg:viewBox="0 0 101 101" svg:d="M0 51c0-29 22-51 50-51 29 0 51 22 51 51 0 28-22 50-51 50-28 0-50-22-50-50z">
          <text:p/>
        </draw:path>
        <draw:path draw:style-name="gr1" draw:text-style-name="P1" draw:layer="layout" svg:width="0.1cm" svg:height="0.1cm" svg:x="14.182cm" svg:y="16.739cm" svg:viewBox="0 0 101 101" svg:d="M0 51c0-28 22-51 50-51 29 0 51 23 51 51s-22 50-51 50c-28 0-50-22-50-50z">
          <text:p/>
        </draw:path>
        <draw:path draw:style-name="gr1" draw:text-style-name="P1" draw:layer="layout" svg:width="0.1cm" svg:height="0.1cm" svg:x="13.045cm" svg:y="15.165cm" svg:viewBox="0 0 101 101" svg:d="M0 52c0-28 24-52 52-52 27 0 49 24 49 52 0 27-22 49-49 49-28 0-52-22-52-49z">
          <text:p/>
        </draw:path>
        <draw:path draw:style-name="gr1" draw:text-style-name="P1" draw:layer="layout" svg:width="0.1cm" svg:height="0.1cm" svg:x="12.283cm" svg:y="15.165cm" svg:viewBox="0 0 101 101" svg:d="M0 52c0-28 23-52 51-52 27 0 50 24 50 52 0 27-23 49-50 49-28 0-51-22-51-49z">
          <text:p/>
        </draw:path>
        <draw:path draw:style-name="gr1" draw:text-style-name="P1" draw:layer="layout" svg:width="0.1cm" svg:height="0.1cm" svg:x="12.067cm" svg:y="12.702cm" svg:viewBox="0 0 101 101" svg:d="M0 50c0-28 24-50 52-50 27 0 49 22 49 50s-22 51-49 51c-28 0-52-23-52-51z">
          <text:p/>
        </draw:path>
        <draw:path draw:style-name="gr1" draw:text-style-name="P1" draw:layer="layout" svg:width="0.1cm" svg:height="0.1cm" svg:x="5.666cm" svg:y="14.843cm" svg:viewBox="0 0 101 101" svg:d="M0 50c0-28 22-50 49-50 29 0 52 22 52 50s-23 51-52 51c-27 0-49-23-49-51z">
          <text:p/>
        </draw:path>
        <draw:path draw:style-name="gr1" draw:text-style-name="P1" draw:layer="layout" svg:width="0.149cm" svg:height="0.151cm" svg:x="5.641cm" svg:y="13.997cm" svg:viewBox="0 0 150 152" svg:d="M0 76c0-42 34-76 75-76 42 0 75 34 75 76 0 41-33 76-75 76-41 0-75-35-75-76z">
          <text:p/>
        </draw:path>
        <draw:path draw:style-name="gr1" draw:text-style-name="P1" draw:layer="layout" svg:width="0.1cm" svg:height="0.1cm" svg:x="5.666cm" svg:y="14.632cm" svg:viewBox="0 0 101 101" svg:d="M0 52c0-29 22-52 49-52 29 0 52 23 52 52 0 27-23 49-52 49-27 0-49-22-49-49z">
          <text:p/>
        </draw:path>
        <draw:path draw:style-name="gr1" draw:text-style-name="P1" draw:layer="layout" svg:width="0.1cm" svg:height="0.099cm" svg:x="5.666cm" svg:y="14.433cm" svg:viewBox="0 0 101 100" svg:d="M0 50c0-28 22-50 49-50 29 0 52 22 52 50s-23 50-52 50c-27 0-49-22-49-50z">
          <text:p/>
        </draw:path>
        <draw:path draw:style-name="gr1" draw:text-style-name="P1" draw:layer="layout" svg:width="0.1cm" svg:height="0.1cm" svg:x="5.666cm" svg:y="14.233cm" svg:viewBox="0 0 101 101" svg:d="M0 50c0-28 22-50 49-50 29 0 52 22 52 50s-23 51-52 51c-27 0-49-23-49-51z">
          <text:p/>
        </draw:path>
        <draw:path draw:style-name="gr1" draw:text-style-name="P1" draw:layer="layout" svg:width="0.1cm" svg:height="0.1cm" svg:x="13.664cm" svg:y="16.286cm" svg:viewBox="0 0 101 101" svg:d="M0 50c0-28 22-50 50-50s51 22 51 50c0 29-23 51-51 51s-50-22-50-51z">
          <text:p/>
        </draw:path>
        <draw:path draw:style-name="gr1" draw:text-style-name="P1" draw:layer="layout" svg:width="0.1cm" svg:height="0.1cm" svg:x="13.41cm" svg:y="16.286cm" svg:viewBox="0 0 101 101" svg:d="M0 50c0-28 22-50 51-50 28 0 50 22 50 50 0 29-22 51-50 51-29 0-51-22-51-51z">
          <text:p/>
        </draw:path>
        <draw:path draw:style-name="gr1" draw:text-style-name="P1" draw:layer="layout" svg:width="0.1cm" svg:height="0.1cm" svg:x="8.696cm" svg:y="15.783cm" svg:viewBox="0 0 101 101" svg:d="M0 49c0-27 23-49 51-49 27 0 50 22 50 49 0 28-23 52-50 52-28 0-51-24-51-52z">
          <text:p/>
        </draw:path>
        <draw:path draw:style-name="gr1" draw:text-style-name="P1" draw:layer="layout" svg:width="0.1cm" svg:height="0.1cm" svg:x="8.696cm" svg:y="16.545cm" svg:viewBox="0 0 101 101" svg:d="M0 50c0-27 23-50 51-50 27 0 50 23 50 50 0 28-23 51-50 51-28 0-51-23-51-51z">
          <text:p/>
        </draw:path>
        <draw:path draw:style-name="gr1" draw:text-style-name="P1" draw:layer="layout" svg:width="0.1cm" svg:height="0.1cm" svg:x="7.998cm" svg:y="15.867cm" svg:viewBox="0 0 101 101" svg:d="M0 49c0-27 23-49 50-49 28 0 51 22 51 49 0 28-23 52-51 52-27 0-50-24-50-52z">
          <text:p/>
        </draw:path>
        <draw:path draw:style-name="gr1" draw:text-style-name="P1" draw:layer="layout" svg:width="0.149cm" svg:height="0.149cm" svg:x="7.973cm" svg:y="16.662cm" svg:viewBox="0 0 150 150" svg:d="M0 75c0-42 33-75 74-75 43 0 76 33 76 75 0 41-33 75-76 75-41 0-74-34-74-75z">
          <text:p/>
        </draw:path>
        <draw:path draw:style-name="gr1" draw:text-style-name="P1" draw:layer="layout" svg:width="0.1cm" svg:height="0.1cm" svg:x="7.998cm" svg:y="16.076cm" svg:viewBox="0 0 101 101" svg:d="M0 51c0-28 23-51 50-51 28 0 51 23 51 51 0 27-23 50-51 50-27 0-50-23-50-50z">
          <text:p/>
        </draw:path>
        <draw:path draw:style-name="gr1" draw:text-style-name="P1" draw:layer="layout" svg:width="0.1cm" svg:height="0.1cm" svg:x="7.998cm" svg:y="16.276cm" svg:viewBox="0 0 101 101" svg:d="M0 51c0-28 23-51 50-51 28 0 51 23 51 51 0 27-23 50-51 50-27 0-50-23-50-50z">
          <text:p/>
        </draw:path>
        <draw:path draw:style-name="gr1" draw:text-style-name="P1" draw:layer="layout" svg:width="0.1cm" svg:height="0.1cm" svg:x="7.998cm" svg:y="16.476cm" svg:viewBox="0 0 101 101" svg:d="M0 51c0-28 23-51 50-51 28 0 51 23 51 51 0 27-23 50-51 50-27 0-50-23-50-50z">
          <text:p/>
        </draw:path>
        <draw:path draw:style-name="gr1" draw:text-style-name="P1" draw:layer="layout" svg:width="0.1cm" svg:height="0.1cm" svg:x="16.485cm" svg:y="13.08cm" svg:viewBox="0 0 101 101" svg:d="M0 51c0-28 22-51 51-51 27 0 50 23 50 51s-23 50-50 50c-29 0-51-22-51-50z">
          <text:p/>
        </draw:path>
        <draw:path draw:style-name="gr1" draw:text-style-name="P1" draw:layer="layout" svg:width="0.1cm" svg:height="0.1cm" svg:x="15.467cm" svg:y="13.996cm" svg:viewBox="0 0 101 101" svg:d="M0 50c0-28 23-50 51-50s50 22 50 50-22 51-50 51-51-23-51-51z">
          <text:p/>
        </draw:path>
        <draw:path draw:style-name="gr1" draw:text-style-name="P1" draw:layer="layout" svg:width="0.1cm" svg:height="0.1cm" svg:x="15.721cm" svg:y="13.996cm" svg:viewBox="0 0 101 101" svg:d="M0 50c0-28 24-50 52-50 27 0 49 22 49 50s-22 51-49 51c-28 0-52-23-52-51z">
          <text:p/>
        </draw:path>
        <draw:path draw:style-name="gr1" draw:text-style-name="P1" draw:layer="layout" svg:width="0.1cm" svg:height="0.1cm" svg:x="13.045cm" svg:y="15.674cm" svg:viewBox="0 0 101 101" svg:d="M0 50c0-28 24-50 52-50 27 0 49 22 49 50s-22 51-49 51c-28 0-52-23-52-51z">
          <text:p/>
        </draw:path>
        <draw:path draw:style-name="gr1" draw:text-style-name="P1" draw:layer="layout" svg:width="0.1cm" svg:height="0.1cm" svg:x="12.283cm" svg:y="15.674cm" svg:viewBox="0 0 101 101" svg:d="M0 50c0-28 23-50 51-50 27 0 50 22 50 50s-23 51-50 51c-28 0-51-23-51-51z">
          <text:p/>
        </draw:path>
        <draw:path draw:style-name="gr1" draw:text-style-name="P1" draw:layer="layout" svg:width="0.1cm" svg:height="0.1cm" svg:x="10.362cm" svg:y="16.652cm" svg:viewBox="0 0 101 101" svg:d="M0 51c0-28 23-51 52-51 27 0 49 23 49 51 0 27-22 50-49 50-29 0-52-23-52-50z">
          <text:p/>
        </draw:path>
        <draw:path draw:style-name="gr1" draw:text-style-name="P1" draw:layer="layout" svg:width="0.149cm" svg:height="0.15cm" svg:x="10.338cm" svg:y="15.807cm" svg:viewBox="0 0 150 151" svg:d="M0 75c0-42 33-75 75-75s75 33 75 75c0 41-33 76-75 76s-75-35-75-76z">
          <text:p/>
        </draw:path>
        <draw:path draw:style-name="gr1" draw:text-style-name="P1" draw:layer="layout" svg:width="0.1cm" svg:height="0.1cm" svg:x="10.362cm" svg:y="16.442cm" svg:viewBox="0 0 101 101" svg:d="M0 51c0-28 23-51 52-51 27 0 49 23 49 51 0 27-22 50-49 50-29 0-52-23-52-50z">
          <text:p/>
        </draw:path>
        <draw:path draw:style-name="gr1" draw:text-style-name="P1" draw:layer="layout" svg:width="0.1cm" svg:height="0.1cm" svg:x="10.362cm" svg:y="16.242cm" svg:viewBox="0 0 101 101" svg:d="M0 51c0-28 23-51 52-51 27 0 49 23 49 51 0 27-22 50-49 50-29 0-52-23-52-50z">
          <text:p/>
        </draw:path>
        <draw:path draw:style-name="gr1" draw:text-style-name="P1" draw:layer="layout" svg:width="0.1cm" svg:height="0.1cm" svg:x="10.362cm" svg:y="16.042cm" svg:viewBox="0 0 101 101" svg:d="M0 51c0-28 23-51 52-51 27 0 49 23 49 51 0 27-22 50-49 50-29 0-52-23-52-50z">
          <text:p/>
        </draw:path>
        <draw:path draw:style-name="gr1" draw:text-style-name="P1" draw:layer="layout" svg:width="0.1cm" svg:height="0.1cm" svg:x="6.337cm" svg:y="15.783cm" svg:viewBox="0 0 101 101" svg:d="M0 49c0-27 23-49 50-49 28 0 51 22 51 49 0 28-23 52-51 52-27 0-50-24-50-52z">
          <text:p/>
        </draw:path>
        <draw:path draw:style-name="gr1" draw:text-style-name="P1" draw:layer="layout" svg:width="0.1cm" svg:height="0.1cm" svg:x="6.337cm" svg:y="16.545cm" svg:viewBox="0 0 101 101" svg:d="M0 50c0-27 23-50 50-50 28 0 51 23 51 50 0 28-23 51-51 51-27 0-50-23-50-51z">
          <text:p/>
        </draw:path>
        <draw:path draw:style-name="gr1" draw:text-style-name="P1" draw:layer="layout" svg:width="0.1cm" svg:height="0.1cm" svg:x="7.192cm" svg:y="16.076cm" svg:viewBox="0 0 101 101" svg:d="M0 51c0-28 22-51 51-51 27 0 50 23 50 51 0 27-23 50-50 50-29 0-51-23-51-50z">
          <text:p/>
        </draw:path>
        <draw:path draw:style-name="gr1" draw:text-style-name="P1" draw:layer="layout" svg:width="0.1cm" svg:height="0.1cm" svg:x="7.192cm" svg:y="16.276cm" svg:viewBox="0 0 101 101" svg:d="M0 51c0-28 22-51 51-51 27 0 50 23 50 51 0 27-23 50-50 50-29 0-51-23-51-50z">
          <text:p/>
        </draw:path>
        <draw:path draw:style-name="gr1" draw:text-style-name="P1" draw:layer="layout" svg:width="0.1cm" svg:height="0.1cm" svg:x="11.759cm" svg:y="12.702cm" svg:viewBox="0 0 101 101" svg:d="M0 50c0-28 23-50 50-50 28 0 51 22 51 50s-23 51-51 51c-27 0-50-23-50-51z">
          <text:p/>
        </draw:path>
        <draw:path draw:style-name="gr1" draw:text-style-name="P1" draw:layer="layout" svg:width="0.1cm" svg:height="0.1cm" svg:x="7.995cm" svg:y="14.842cm" svg:viewBox="0 0 101 101" svg:d="M0 51c0-29 24-51 52-51 27 0 49 22 49 51 0 27-22 50-49 50-28 0-52-23-52-50z">
          <text:p/>
        </draw:path>
        <draw:path draw:style-name="gr1" draw:text-style-name="P1" draw:layer="layout" svg:width="0.149cm" svg:height="0.15cm" svg:x="7.971cm" svg:y="13.997cm" svg:viewBox="0 0 150 151" svg:d="M0 75c0-42 33-75 75-75s75 33 75 75c0 41-33 76-75 76s-75-35-75-76z">
          <text:p/>
        </draw:path>
        <draw:path draw:style-name="gr1" draw:text-style-name="P1" draw:layer="layout" svg:width="0.1cm" svg:height="0.1cm" svg:x="7.995cm" svg:y="14.632cm" svg:viewBox="0 0 101 101" svg:d="M0 51c0-29 24-51 52-51 27 0 49 22 49 51 0 27-22 50-49 50-28 0-52-23-52-50z">
          <text:p/>
        </draw:path>
        <draw:path draw:style-name="gr1" draw:text-style-name="P1" draw:layer="layout" svg:width="0.1cm" svg:height="0.1cm" svg:x="7.995cm" svg:y="14.432cm" svg:viewBox="0 0 101 101" svg:d="M0 51c0-29 24-51 52-51 27 0 49 22 49 51 0 27-22 50-49 50-28 0-52-23-52-50z">
          <text:p/>
        </draw:path>
        <draw:path draw:style-name="gr1" draw:text-style-name="P1" draw:layer="layout" svg:width="0.1cm" svg:height="0.1cm" svg:x="7.995cm" svg:y="14.232cm" svg:viewBox="0 0 101 101" svg:d="M0 51c0-29 24-51 52-51 27 0 49 22 49 51 0 27-22 50-49 50-28 0-52-23-52-50z">
          <text:p/>
        </draw:path>
        <draw:path draw:style-name="gr1" draw:text-style-name="P1" draw:layer="layout" svg:width="0.1cm" svg:height="0.1cm" svg:x="8.696cm" svg:y="13.606cm" svg:viewBox="0 0 101 101" svg:d="M0 50c0-28 23-50 51-50 27 0 50 22 50 50 0 27-23 51-50 51-28 0-51-24-51-51z">
          <text:p/>
        </draw:path>
        <draw:path draw:style-name="gr1" draw:text-style-name="P1" draw:layer="layout" svg:width="0.1cm" svg:height="0.1cm" svg:x="15.198cm" svg:y="17.502cm" svg:viewBox="0 0 101 101" svg:d="M0 51c0-29 22-51 51-51 28 0 50 22 50 51 0 28-22 50-50 50-29 0-51-22-51-50z">
          <text:p/>
        </draw:path>
        <draw:path draw:style-name="gr1" draw:text-style-name="P1" draw:layer="layout" svg:width="0.1cm" svg:height="0.1cm" svg:x="15.198cm" svg:y="16.74cm" svg:viewBox="0 0 101 101" svg:d="M0 51c0-28 22-51 51-51 28 0 50 23 50 51s-22 50-50 50c-29 0-51-22-51-50z">
          <text:p/>
        </draw:path>
        <draw:path draw:style-name="gr1" draw:text-style-name="P1" draw:layer="layout" svg:width="0.1cm" svg:height="0.1cm" svg:x="14.697cm" svg:y="13.996cm" svg:viewBox="0 0 101 101" svg:d="M0 50c0-28 23-50 52-50 27 0 49 22 49 50s-22 51-49 51c-29 0-52-23-52-51z">
          <text:p/>
        </draw:path>
        <draw:path draw:style-name="gr1" draw:text-style-name="P1" draw:layer="layout" svg:width="0.1cm" svg:height="0.1cm" svg:x="14.951cm" svg:y="13.996cm" svg:viewBox="0 0 101 101" svg:d="M0 50c0-28 23-50 51-50 27 0 50 22 50 50s-23 51-50 51c-28 0-51-23-51-51z">
          <text:p/>
        </draw:path>
        <draw:path draw:style-name="gr1" draw:text-style-name="P1" draw:layer="layout" svg:width="0.1cm" svg:height="0.1cm" svg:x="16.79cm" svg:y="13.08cm" svg:viewBox="0 0 101 101" svg:d="M0 51c0-28 22-51 51-51 27 0 50 23 50 51s-23 50-50 50c-29 0-51-22-51-50z">
          <text:p/>
        </draw:path>
        <draw:path draw:style-name="gr1" draw:text-style-name="P1" draw:layer="layout" svg:width="0.1cm" svg:height="0.1cm" svg:x="4.834cm" svg:y="14.632cm" svg:viewBox="0 0 101 101" svg:d="M0 51c0-29 23-51 51-51 27 0 50 22 50 51 0 27-23 50-50 50-28 0-51-23-51-50z">
          <text:p/>
        </draw:path>
        <draw:path draw:style-name="gr1" draw:text-style-name="P1" draw:layer="layout" svg:width="0.1cm" svg:height="0.1cm" svg:x="4.834cm" svg:y="14.432cm" svg:viewBox="0 0 101 101" svg:d="M0 51c0-29 23-51 51-51 27 0 50 22 50 51 0 27-23 50-50 50-28 0-51-23-51-50z">
          <text:p/>
        </draw:path>
        <draw:path draw:style-name="gr1" draw:text-style-name="P1" draw:layer="layout" svg:width="0.1cm" svg:height="0.1cm" svg:x="8.696cm" svg:y="14.917cm" svg:viewBox="0 0 101 101" svg:d="M0 50c0-27 23-50 51-50 27 0 50 23 50 50 0 29-23 51-50 51-28 0-51-22-51-51z">
          <text:p/>
        </draw:path>
        <draw:path draw:style-name="gr1" draw:text-style-name="P1" draw:layer="layout" svg:width="0.1cm" svg:height="0.1cm" svg:x="8.696cm" svg:y="14.155cm" svg:viewBox="0 0 101 101" svg:d="M0 51c0-28 23-51 51-51 27 0 50 23 50 51s-23 50-50 50c-28 0-51-22-51-50z">
          <text:p/>
        </draw:path>
        <draw:path draw:style-name="gr1" draw:text-style-name="P1" draw:layer="layout" svg:width="0.1cm" svg:height="0.1cm" svg:x="11.051cm" svg:y="14.917cm" svg:viewBox="0 0 101 101" svg:d="M0 50c0-27 22-50 51-50 27 0 50 23 50 50 0 29-23 51-50 51-29 0-51-22-51-51z">
          <text:p/>
        </draw:path>
        <draw:path draw:style-name="gr1" draw:text-style-name="P1" draw:layer="layout" svg:width="0.1cm" svg:height="0.1cm" svg:x="11.051cm" svg:y="14.155cm" svg:viewBox="0 0 101 101" svg:d="M0 51c0-28 22-51 51-51 27 0 50 23 50 51s-23 50-50 50c-29 0-51-22-51-50z">
          <text:p/>
        </draw:path>
        <draw:path draw:style-name="gr1" draw:text-style-name="P1" draw:layer="layout" svg:width="0.1cm" svg:height="0.1cm" svg:x="16.188cm" svg:y="14.657cm" svg:viewBox="0 0 101 101" svg:d="M0 51c0-28 23-51 52-51 27 0 49 23 49 51s-22 50-49 50c-29 0-52-22-52-50z">
          <text:p/>
        </draw:path>
        <draw:path draw:style-name="gr1" draw:text-style-name="P1" draw:layer="layout" svg:width="0.1cm" svg:height="0.1cm" svg:x="16.95cm" svg:y="14.657cm" svg:viewBox="0 0 101 101" svg:d="M0 51c0-28 23-51 51-51s50 23 50 51-22 50-50 50-51-22-51-50z">
          <text:p/>
        </draw:path>
        <draw:path draw:style-name="gr1" draw:text-style-name="P1" draw:layer="layout" svg:width="0.1cm" svg:height="0.1cm" svg:x="9.547cm" svg:y="14.632cm" svg:viewBox="0 0 101 101" svg:d="M0 51c0-29 22-51 51-51 27 0 50 22 50 51 0 27-23 50-50 50-29 0-51-23-51-50z">
          <text:p/>
        </draw:path>
        <draw:path draw:style-name="gr1" draw:text-style-name="P1" draw:layer="layout" svg:width="0.1cm" svg:height="0.1cm" svg:x="9.547cm" svg:y="14.432cm" svg:viewBox="0 0 101 101" svg:d="M0 51c0-29 22-51 51-51 27 0 50 22 50 51 0 27-23 50-50 50-29 0-51-23-51-50z">
          <text:p/>
        </draw:path>
        <draw:path draw:style-name="gr1" draw:text-style-name="P1" draw:layer="layout" svg:width="0.1cm" svg:height="0.1cm" svg:x="12.435cm" svg:y="17.124cm" svg:viewBox="0 0 101 101" svg:d="M0 51c0-29 23-51 52-51 27 0 49 22 49 51 0 28-22 50-49 50-29 0-52-22-52-50z">
          <text:p/>
        </draw:path>
        <draw:path draw:style-name="gr1" draw:text-style-name="P1" draw:layer="layout" svg:width="0.1cm" svg:height="0.1cm" svg:x="13.928cm" svg:y="15.535cm" svg:viewBox="0 0 101 101" svg:d="M0 50c0-28 22-50 50-50s51 22 51 50-23 51-51 51-50-23-50-51z">
          <text:p/>
        </draw:path>
        <draw:path draw:style-name="gr1" draw:text-style-name="P1" draw:layer="layout" svg:width="0.1cm" svg:height="0.1cm" svg:x="14.182cm" svg:y="15.535cm" svg:viewBox="0 0 101 101" svg:d="M0 50c0-28 22-50 49-50 29 0 52 22 52 50s-23 51-52 51c-27 0-49-23-49-51z">
          <text:p/>
        </draw:path>
        <draw:path draw:style-name="gr1" draw:text-style-name="P1" draw:layer="layout" svg:width="0.1cm" svg:height="0.1cm" svg:x="14.436cm" svg:y="15.535cm" svg:viewBox="0 0 101 101" svg:d="M0 50c0-28 23-50 50-50 28 0 51 22 51 50s-23 51-51 51c-27 0-50-23-50-51z">
          <text:p/>
        </draw:path>
        <draw:path draw:style-name="gr1" draw:text-style-name="P1" draw:layer="layout" svg:width="0.1cm" svg:height="0.1cm" svg:x="14.69cm" svg:y="15.535cm" svg:viewBox="0 0 101 101" svg:d="M0 50c0-28 22-50 49-50 29 0 52 22 52 50s-23 51-52 51c-27 0-49-23-49-51z">
          <text:p/>
        </draw:path>
        <draw:path draw:style-name="gr1" draw:text-style-name="P1" draw:layer="layout" svg:width="0.1cm" svg:height="0.1cm" svg:x="14.944cm" svg:y="15.535cm" svg:viewBox="0 0 101 101" svg:d="M0 50c0-28 22-50 49-50 28 0 52 22 52 50s-24 51-52 51c-27 0-49-23-49-51z">
          <text:p/>
        </draw:path>
        <draw:path draw:style-name="gr1" draw:text-style-name="P1" draw:layer="layout" svg:width="0.1cm" svg:height="0.1cm" svg:x="15.198cm" svg:y="15.535cm" svg:viewBox="0 0 101 101" svg:d="M0 50c0-28 22-50 50-50s51 22 51 50-23 51-51 51-50-23-50-51z">
          <text:p/>
        </draw:path>
        <draw:path draw:style-name="gr1" draw:text-style-name="P1" draw:layer="layout" svg:width="0.1cm" svg:height="0.1cm" svg:x="15.452cm" svg:y="15.535cm" svg:viewBox="0 0 101 101" svg:d="M0 50c0-28 22-50 49-50 28 0 52 22 52 50s-24 51-52 51c-27 0-49-23-49-51z">
          <text:p/>
        </draw:path>
        <draw:path draw:style-name="gr1" draw:text-style-name="P1" draw:layer="layout" svg:width="0.1cm" svg:height="0.1cm" svg:x="15.452cm" svg:y="14.741cm" svg:viewBox="0 0 101 101" svg:d="M0 50c0-28 22-50 49-50 28 0 52 22 52 50s-24 51-52 51c-27 0-49-23-49-51z">
          <text:p/>
        </draw:path>
        <draw:path draw:style-name="gr1" draw:text-style-name="P1" draw:layer="layout" svg:width="0.1cm" svg:height="0.1cm" svg:x="15.198cm" svg:y="14.741cm" svg:viewBox="0 0 101 101" svg:d="M0 50c0-28 22-50 50-50s51 22 51 50-23 51-51 51-50-23-50-51z">
          <text:p/>
        </draw:path>
        <draw:path draw:style-name="gr1" draw:text-style-name="P1" draw:layer="layout" svg:width="0.1cm" svg:height="0.1cm" svg:x="14.944cm" svg:y="14.741cm" svg:viewBox="0 0 101 101" svg:d="M0 50c0-28 22-50 49-50 28 0 52 22 52 50s-24 51-52 51c-27 0-49-23-49-51z">
          <text:p/>
        </draw:path>
        <draw:path draw:style-name="gr1" draw:text-style-name="P1" draw:layer="layout" svg:width="0.1cm" svg:height="0.1cm" svg:x="14.69cm" svg:y="14.741cm" svg:viewBox="0 0 101 101" svg:d="M0 50c0-28 22-50 49-50 29 0 52 22 52 50s-23 51-52 51c-27 0-49-23-49-51z">
          <text:p/>
        </draw:path>
        <draw:path draw:style-name="gr1" draw:text-style-name="P1" draw:layer="layout" svg:width="0.1cm" svg:height="0.1cm" svg:x="14.436cm" svg:y="14.741cm" svg:viewBox="0 0 101 101" svg:d="M0 50c0-28 23-50 50-50 28 0 51 22 51 50s-23 51-51 51c-27 0-50-23-50-51z">
          <text:p/>
        </draw:path>
        <draw:path draw:style-name="gr1" draw:text-style-name="P1" draw:layer="layout" svg:width="0.1cm" svg:height="0.1cm" svg:x="14.182cm" svg:y="14.741cm" svg:viewBox="0 0 101 101" svg:d="M0 50c0-28 22-50 49-50 29 0 52 22 52 50s-23 51-52 51c-27 0-49-23-49-51z">
          <text:p/>
        </draw:path>
        <draw:path draw:style-name="gr1" draw:text-style-name="P1" draw:layer="layout" svg:width="0.1cm" svg:height="0.1cm" svg:x="13.928cm" svg:y="14.741cm" svg:viewBox="0 0 101 101" svg:d="M0 50c0-28 22-50 50-50s51 22 51 50-23 51-51 51-50-23-50-51z">
          <text:p/>
        </draw:path>
        <draw:path draw:style-name="gr1" draw:text-style-name="P1" draw:layer="layout" svg:width="0.1cm" svg:height="0.1cm" svg:x="8.696cm" svg:y="17.147cm" svg:viewBox="0 0 101 101" svg:d="M0 51c0-28 23-51 51-51 27 0 50 23 50 51s-23 50-50 50c-28 0-51-22-51-50z">
          <text:p/>
        </draw:path>
        <draw:path draw:style-name="gr1" draw:text-style-name="P1" draw:layer="layout" svg:width="0.1cm" svg:height="0.1cm" svg:x="13.045cm" svg:y="14.657cm" svg:viewBox="0 0 101 101" svg:d="M0 51c0-28 24-51 52-51 27 0 49 23 49 51s-22 50-49 50c-28 0-52-22-52-50z">
          <text:p/>
        </draw:path>
        <draw:path draw:style-name="gr1" draw:text-style-name="P1" draw:layer="layout" svg:width="0.1cm" svg:height="0.1cm" svg:x="12.283cm" svg:y="14.657cm" svg:viewBox="0 0 101 101" svg:d="M0 51c0-28 23-51 51-51 27 0 50 23 50 51s-23 50-50 50c-28 0-51-22-51-50z">
          <text:p/>
        </draw:path>
        <draw:path draw:style-name="gr1" draw:text-style-name="P1" draw:layer="layout" svg:width="0.1cm" svg:height="0.1cm" svg:x="16.188cm" svg:y="15.674cm" svg:viewBox="0 0 101 101" svg:d="M0 50c0-28 23-50 52-50 27 0 49 22 49 50s-22 51-49 51c-29 0-52-23-52-51z">
          <text:p/>
        </draw:path>
        <draw:path draw:style-name="gr1" draw:text-style-name="P1" draw:layer="layout" svg:width="0.1cm" svg:height="0.1cm" svg:x="16.95cm" svg:y="15.674cm" svg:viewBox="0 0 101 101" svg:d="M0 50c0-28 23-50 51-50s50 22 50 50-22 51-50 51-51-23-51-51z">
          <text:p/>
        </draw:path>
        <draw:path draw:style-name="gr1" draw:text-style-name="P1" draw:layer="layout" svg:width="0.1cm" svg:height="0.1cm" svg:x="10.362cm" svg:y="14.842cm" svg:viewBox="0 0 101 101" svg:d="M0 51c0-29 23-51 52-51 27 0 49 22 49 51 0 27-22 50-49 50-29 0-52-23-52-50z">
          <text:p/>
        </draw:path>
        <draw:path draw:style-name="gr1" draw:text-style-name="P1" draw:layer="layout" svg:width="0.149cm" svg:height="0.15cm" svg:x="10.338cm" svg:y="13.997cm" svg:viewBox="0 0 150 151" svg:d="M0 75c0-42 33-75 75-75s75 33 75 75c0 41-33 76-75 76s-75-35-75-76z">
          <text:p/>
        </draw:path>
        <draw:path draw:style-name="gr1" draw:text-style-name="P1" draw:layer="layout" svg:width="0.1cm" svg:height="0.1cm" svg:x="10.362cm" svg:y="14.632cm" svg:viewBox="0 0 101 101" svg:d="M0 51c0-29 23-51 52-51 27 0 49 22 49 51 0 27-22 50-49 50-29 0-52-23-52-50z">
          <text:p/>
        </draw:path>
        <draw:path draw:style-name="gr1" draw:text-style-name="P1" draw:layer="layout" svg:width="0.1cm" svg:height="0.1cm" svg:x="10.362cm" svg:y="14.432cm" svg:viewBox="0 0 101 101" svg:d="M0 51c0-29 23-51 52-51 27 0 49 22 49 51 0 27-22 50-49 50-29 0-52-23-52-50z">
          <text:p/>
        </draw:path>
        <draw:path draw:style-name="gr1" draw:text-style-name="P1" draw:layer="layout" svg:width="0.1cm" svg:height="0.1cm" svg:x="10.362cm" svg:y="14.232cm" svg:viewBox="0 0 101 101" svg:d="M0 51c0-29 23-51 52-51 27 0 49 22 49 51 0 27-22 50-49 50-29 0-52-23-52-50z">
          <text:p/>
        </draw:path>
        <draw:path draw:style-name="gr1" draw:text-style-name="P1" draw:layer="layout" svg:width="0.1cm" svg:height="0.1cm" svg:x="11.051cm" svg:y="15.783cm" svg:viewBox="0 0 101 101" svg:d="M0 49c0-27 22-49 51-49 27 0 50 22 50 49 0 28-23 52-50 52-29 0-51-24-51-52z">
          <text:p/>
        </draw:path>
        <draw:path draw:style-name="gr1" draw:text-style-name="P1" draw:layer="layout" svg:width="0.1cm" svg:height="0.1cm" svg:x="11.051cm" svg:y="16.545cm" svg:viewBox="0 0 101 101" svg:d="M0 50c0-27 22-50 51-50 27 0 50 23 50 50 0 28-23 51-50 51-29 0-51-23-51-51z">
          <text:p/>
        </draw:path>
        <draw:path draw:style-name="gr1" draw:text-style-name="P1" draw:layer="layout" svg:width="0.1cm" svg:height="0.1cm" svg:x="7.192cm" svg:y="14.632cm" svg:viewBox="0 0 101 101" svg:d="M0 51c0-29 22-51 51-51 27 0 50 22 50 51 0 27-23 50-50 50-29 0-51-23-51-50z">
          <text:p/>
        </draw:path>
        <draw:path draw:style-name="gr1" draw:text-style-name="P1" draw:layer="layout" svg:width="0.1cm" svg:height="0.1cm" svg:x="7.192cm" svg:y="14.432cm" svg:viewBox="0 0 101 101" svg:d="M0 51c0-29 22-51 51-51 27 0 50 22 50 51 0 27-23 50-50 50-29 0-51-23-51-50z">
          <text:p/>
        </draw:path>
        <draw:path draw:style-name="gr1" draw:text-style-name="P1" draw:layer="layout" svg:width="0.1cm" svg:height="0.1cm" svg:x="4.834cm" svg:y="16.076cm" svg:viewBox="0 0 101 101" svg:d="M0 51c0-28 23-51 51-51 27 0 50 23 50 51 0 27-23 50-50 50-28 0-51-23-51-50z">
          <text:p/>
        </draw:path>
        <draw:path draw:style-name="gr1" draw:text-style-name="P1" draw:layer="layout" svg:width="0.1cm" svg:height="0.1cm" svg:x="4.834cm" svg:y="16.276cm" svg:viewBox="0 0 101 101" svg:d="M0 51c0-28 23-51 51-51 27 0 50 23 50 51 0 27-23 50-50 50-28 0-51-23-51-50z">
          <text:p/>
        </draw:path>
        <draw:path draw:style-name="gr1" draw:text-style-name="P1" draw:layer="layout" svg:width="0.1cm" svg:height="0.1cm" svg:x="6.337cm" svg:y="14.917cm" svg:viewBox="0 0 101 101" svg:d="M0 50c0-27 23-50 50-50 28 0 51 23 51 50 0 29-23 51-51 51-27 0-50-22-50-51z">
          <text:p/>
        </draw:path>
        <draw:path draw:style-name="gr1" draw:text-style-name="P1" draw:layer="layout" svg:width="0.1cm" svg:height="0.1cm" svg:x="6.337cm" svg:y="14.155cm" svg:viewBox="0 0 101 101" svg:d="M0 51c0-28 23-51 50-51 28 0 51 23 51 51s-23 50-51 50c-27 0-50-22-50-50z">
          <text:p/>
        </draw:path>
        <draw:path draw:style-name="gr1" draw:text-style-name="P1" draw:layer="layout" svg:width="0.1cm" svg:height="0.1cm" svg:x="11.051cm" svg:y="17.147cm" svg:viewBox="0 0 101 101" svg:d="M0 51c0-28 22-51 51-51 27 0 50 23 50 51s-23 50-50 50c-29 0-51-22-51-50z">
          <text:p/>
        </draw:path>
        <draw:path draw:style-name="gr1" draw:text-style-name="P1" draw:layer="layout" svg:width="0.1cm" svg:height="0.1cm" svg:x="6.337cm" svg:y="13.606cm" svg:viewBox="0 0 101 101" svg:d="M0 50c0-28 23-50 50-50 28 0 51 22 51 50 0 27-23 51-51 51-27 0-50-24-50-51z">
          <text:p/>
        </draw:path>
        <draw:path draw:style-name="gr1" draw:text-style-name="P1" draw:layer="layout" svg:width="0.1cm" svg:height="0.1cm" svg:x="6.337cm" svg:y="17.147cm" svg:viewBox="0 0 101 101" svg:d="M0 51c0-28 23-51 50-51 28 0 51 23 51 51s-23 50-51 50c-27 0-50-22-50-50z">
          <text:p/>
        </draw:path>
        <draw:path draw:style-name="gr1" draw:text-style-name="P1" draw:layer="layout" svg:width="0.1cm" svg:height="0.1cm" svg:x="12.74cm" svg:y="17.124cm" svg:viewBox="0 0 101 101" svg:d="M0 51c0-29 24-51 52-51 27 0 49 22 49 51 0 28-22 50-49 50-28 0-52-22-52-50z">
          <text:p/>
        </draw:path>
        <draw:path draw:style-name="gr1" draw:text-style-name="P1" draw:layer="layout" svg:width="0.1cm" svg:height="0.1cm" svg:x="16.188cm" svg:y="15.165cm" svg:viewBox="0 0 101 101" svg:d="M0 52c0-28 23-52 52-52 27 0 49 24 49 52 0 27-22 49-49 49-29 0-52-22-52-49z">
          <text:p/>
        </draw:path>
        <draw:path draw:style-name="gr1" draw:text-style-name="P1" draw:layer="layout" svg:width="0.1cm" svg:height="0.1cm" svg:x="16.95cm" svg:y="15.165cm" svg:viewBox="0 0 101 101" svg:d="M0 52c0-28 23-52 51-52s50 24 50 52c0 27-22 49-50 49s-51-22-51-49z">
          <text:p/>
        </draw:path>
        <draw:path draw:style-name="gr1" draw:text-style-name="P1" draw:layer="layout" svg:width="0.1cm" svg:height="0.1cm" svg:x="5.606cm" svg:y="15.867cm" svg:viewBox="0 0 101 101" svg:d="M0 49c0-27 22-49 51-49 28 0 50 22 50 49 0 28-22 52-50 52-29 0-51-24-51-52z">
          <text:p/>
        </draw:path>
        <draw:path draw:style-name="gr1" draw:text-style-name="P1" draw:layer="layout" svg:width="0.15cm" svg:height="0.149cm" svg:x="5.581cm" svg:y="16.662cm" svg:viewBox="0 0 151 150" svg:d="M0 75c0-42 34-75 75-75 42 0 76 33 76 75 0 41-34 75-76 75-41 0-75-34-75-75z">
          <text:p/>
        </draw:path>
        <draw:path draw:style-name="gr1" draw:text-style-name="P1" draw:layer="layout" svg:width="0.1cm" svg:height="0.1cm" svg:x="5.606cm" svg:y="16.076cm" svg:viewBox="0 0 101 101" svg:d="M0 51c0-28 22-51 51-51 28 0 50 23 50 51 0 27-22 50-50 50-29 0-51-23-51-50z">
          <text:p/>
        </draw:path>
        <draw:path draw:style-name="gr1" draw:text-style-name="P1" draw:layer="layout" svg:width="0.1cm" svg:height="0.1cm" svg:x="5.606cm" svg:y="16.276cm" svg:viewBox="0 0 101 101" svg:d="M0 51c0-28 22-51 51-51 28 0 50 23 50 51 0 27-22 50-50 50-29 0-51-23-51-50z">
          <text:p/>
        </draw:path>
        <draw:path draw:style-name="gr1" draw:text-style-name="P1" draw:layer="layout" svg:width="0.1cm" svg:height="0.1cm" svg:x="5.606cm" svg:y="16.476cm" svg:viewBox="0 0 101 101" svg:d="M0 51c0-28 22-51 51-51 28 0 50 23 50 51 0 27-22 50-50 50-29 0-51-23-51-50z">
          <text:p/>
        </draw:path>
        <draw:path draw:style-name="gr1" draw:text-style-name="P1" draw:layer="layout" svg:width="0.1cm" svg:height="0.1cm" svg:x="14.183cm" svg:y="13.996cm" svg:viewBox="0 0 101 101" svg:d="M0 50c0-28 22-50 49-50 29 0 52 22 52 50s-23 51-52 51c-27 0-49-23-49-51z">
          <text:p/>
        </draw:path>
        <draw:path draw:style-name="gr1" draw:text-style-name="P1" draw:layer="layout" svg:width="0.1cm" svg:height="0.1cm" svg:x="13.929cm" svg:y="13.996cm" svg:viewBox="0 0 101 101" svg:d="M0 50c0-28 23-50 50-50 28 0 51 22 51 50s-23 51-51 51c-27 0-50-23-50-51z">
          <text:p/>
        </draw:path>
        <draw:path draw:style-name="gr1" draw:text-style-name="P1" draw:layer="layout" svg:width="0.1cm" svg:height="0.1cm" svg:x="14.434cm" svg:y="16.286cm" svg:viewBox="0 0 101 101" svg:d="M0 50c0-28 23-50 51-50s50 22 50 50c0 29-22 51-50 51s-51-22-51-51z">
          <text:p/>
        </draw:path>
        <draw:path draw:style-name="gr1" draw:text-style-name="P1" draw:layer="layout" svg:width="0.1cm" svg:height="0.1cm" svg:x="14.18cm" svg:y="16.286cm" svg:viewBox="0 0 101 101" svg:d="M0 50c0-28 22-50 50-50 29 0 51 22 51 50 0 29-22 51-51 51-28 0-50-22-50-51z">
          <text:p/>
        </draw:path>
        <draw:path draw:style-name="gr1" draw:text-style-name="P1" draw:layer="layout" svg:width="0.1cm" svg:height="0.1cm" svg:x="11.051cm" svg:y="13.606cm" svg:viewBox="0 0 101 101" svg:d="M0 50c0-28 22-50 51-50 27 0 50 22 50 50 0 27-23 51-50 51-29 0-51-24-51-51z">
          <text:p/>
        </draw:path>
        <draw:path draw:style-name="gr1" draw:text-style-name="P1" draw:layer="layout" svg:width="0.1cm" svg:height="0.1cm" svg:x="13.412cm" svg:y="17.505cm" svg:viewBox="0 0 101 101" svg:d="M0 51c0-29 22-51 51-51 28 0 50 22 50 51 0 28-22 50-50 50-29 0-51-22-51-50z">
          <text:p/>
        </draw:path>
        <draw:path draw:style-name="gr1" draw:text-style-name="P1" draw:layer="layout" svg:width="0.1cm" svg:height="0.1cm" svg:x="13.412cm" svg:y="16.743cm" svg:viewBox="0 0 101 101" svg:d="M0 51c0-28 22-51 51-51 28 0 50 23 50 51s-22 50-50 50c-29 0-51-22-51-50z">
          <text:p/>
        </draw:path>
        <draw:path draw:style-name="gr1" draw:text-style-name="P1" draw:layer="layout" svg:width="0.1cm" svg:height="0.1cm" svg:x="9.547cm" svg:y="16.442cm" svg:viewBox="0 0 101 101" svg:d="M0 51c0-28 22-51 51-51 27 0 50 23 50 51 0 27-23 50-50 50-29 0-51-23-51-50z">
          <text:p/>
        </draw:path>
        <draw:path draw:style-name="gr1" draw:text-style-name="P1" draw:layer="layout" svg:width="0.1cm" svg:height="0.1cm" svg:x="9.547cm" svg:y="16.242cm" svg:viewBox="0 0 101 101" svg:d="M0 51c0-28 22-51 51-51 27 0 50 23 50 51 0 27-23 50-50 50-29 0-51-23-51-50z">
          <text:p/>
        </draw:path>
        <draw:path draw:style-name="gr1" draw:text-style-name="P1" draw:layer="layout" svg:width="0.1cm" svg:height="0.1cm" svg:x="16.18cm" svg:y="13.08cm" svg:viewBox="0 0 101 101" svg:d="M0 51c0-28 22-51 51-51 27 0 50 23 50 51s-23 50-50 50c-29 0-51-22-51-50z">
          <text:p/>
        </draw:path>
        <draw:path draw:style-name="gr1" draw:text-style-name="P1" draw:layer="layout" svg:width="0.1cm" svg:height="0.1cm" svg:x="14.949cm" svg:y="12.703cm" svg:viewBox="0 0 101 101" svg:d="M0 50c0-28 22-50 50-50s51 22 51 50-23 51-51 51-50-23-50-51z">
          <text:p/>
        </draw:path>
        <draw:path draw:style-name="gr1" draw:text-style-name="P1" draw:layer="layout" svg:width="0.1cm" svg:height="0.1cm" svg:x="14.949cm" svg:y="13.465cm" svg:viewBox="0 0 101 101" svg:d="M0 51c0-29 22-51 50-51s51 22 51 51c0 28-23 50-51 50s-50-22-50-50z">
          <text:p/>
        </draw:path>
        <draw:path draw:style-name="gr1" draw:text-style-name="P1" draw:layer="layout" svg:width="0.1cm" svg:height="0.1cm" svg:x="15.718cm" svg:y="12.699cm" svg:viewBox="0 0 101 101" svg:d="M0 50c0-28 23-50 50-50 28 0 51 22 51 50s-23 51-51 51c-27 0-50-23-50-51z">
          <text:p/>
        </draw:path>
        <draw:path draw:style-name="gr1" draw:text-style-name="P1" draw:layer="layout" svg:width="0.1cm" svg:height="0.1cm" svg:x="15.718cm" svg:y="13.461cm" svg:viewBox="0 0 101 101" svg:d="M0 51c0-29 23-51 50-51 28 0 51 22 51 51 0 28-23 50-51 50-27 0-50-22-50-50z">
          <text:p/>
        </draw:path>
        <draw:path draw:style-name="gr1" draw:text-style-name="P1" draw:layer="layout" svg:width="0.1cm" svg:height="0.1cm" svg:x="14.949cm" svg:y="16.286cm" svg:viewBox="0 0 101 101" svg:d="M0 50c0-28 22-50 50-50s51 22 51 50c0 29-23 51-51 51s-50-22-50-51z">
          <text:p/>
        </draw:path>
        <draw:path draw:style-name="gr1" draw:text-style-name="P1" draw:layer="layout" svg:width="0.1cm" svg:height="0.1cm" svg:x="15.203cm" svg:y="16.286cm" svg:viewBox="0 0 101 101" svg:d="M0 50c0-28 22-50 51-50 28 0 50 22 50 50 0 29-22 51-50 51-29 0-51-22-51-51z">
          <text:p/>
        </draw:path>
        <draw:path draw:style-name="gr1" draw:text-style-name="P1" draw:layer="layout" svg:width="0.1cm" svg:height="0.1cm" svg:x="13.929cm" svg:y="12.702cm" svg:viewBox="0 0 101 101" svg:d="M0 50c0-28 23-50 50-50 28 0 51 22 51 50s-23 51-51 51c-27 0-50-23-50-51z">
          <text:p/>
        </draw:path>
        <draw:path draw:style-name="gr1" draw:text-style-name="P1" draw:layer="layout" svg:width="0.1cm" svg:height="0.1cm" svg:x="13.929cm" svg:y="13.464cm" svg:viewBox="0 0 101 101" svg:d="M0 51c0-29 23-51 50-51 28 0 51 22 51 51 0 28-23 50-51 50-27 0-50-22-50-50z">
          <text:p/>
        </draw:path>
        <draw:path draw:style-name="gr1" draw:text-style-name="P1" draw:layer="layout" svg:width="0.1cm" svg:height="0.1cm" svg:x="13.045cm" svg:y="17.124cm" svg:viewBox="0 0 101 101" svg:d="M0 51c0-29 24-51 52-51 27 0 49 22 49 51 0 28-22 50-49 50-28 0-52-22-52-50z">
          <text:p/>
        </draw:path>
        <draw:path draw:style-name="gr1" draw:text-style-name="P1" draw:layer="layout" svg:width="0.1cm" svg:height="0.1cm" svg:x="14.182cm" svg:y="17.501cm" svg:viewBox="0 0 101 101" svg:d="M0 51c0-29 22-51 50-51 29 0 51 22 51 51 0 28-22 50-51 50-28 0-50-22-50-50z">
          <text:p/>
        </draw:path>
        <draw:path draw:style-name="gr1" draw:text-style-name="P1" draw:layer="layout" svg:width="0.1cm" svg:height="0.1cm" svg:x="14.182cm" svg:y="16.739cm" svg:viewBox="0 0 101 101" svg:d="M0 51c0-28 22-51 50-51 29 0 51 23 51 51s-22 50-51 50c-28 0-50-22-50-50z">
          <text:p/>
        </draw:path>
        <draw:path draw:style-name="gr1" draw:text-style-name="P1" draw:layer="layout" svg:width="0.1cm" svg:height="0.1cm" svg:x="13.045cm" svg:y="15.165cm" svg:viewBox="0 0 101 101" svg:d="M0 52c0-28 24-52 52-52 27 0 49 24 49 52 0 27-22 49-49 49-28 0-52-22-52-49z">
          <text:p/>
        </draw:path>
        <draw:path draw:style-name="gr1" draw:text-style-name="P1" draw:layer="layout" svg:width="0.1cm" svg:height="0.1cm" svg:x="12.283cm" svg:y="15.165cm" svg:viewBox="0 0 101 101" svg:d="M0 52c0-28 23-52 51-52 27 0 50 24 50 52 0 27-23 49-50 49-28 0-51-22-51-49z">
          <text:p/>
        </draw:path>
        <draw:path draw:style-name="gr1" draw:text-style-name="P1" draw:layer="layout" svg:width="0.1cm" svg:height="0.1cm" svg:x="12.067cm" svg:y="12.702cm" svg:viewBox="0 0 101 101" svg:d="M0 50c0-28 24-50 52-50 27 0 49 22 49 50s-22 51-49 51c-28 0-52-23-52-51z">
          <text:p/>
        </draw:path>
        <draw:path draw:style-name="gr1" draw:text-style-name="P1" draw:layer="layout" svg:width="0.1cm" svg:height="0.1cm" svg:x="5.666cm" svg:y="14.843cm" svg:viewBox="0 0 101 101" svg:d="M0 50c0-28 22-50 49-50 29 0 52 22 52 50s-23 51-52 51c-27 0-49-23-49-51z">
          <text:p/>
        </draw:path>
        <draw:path draw:style-name="gr1" draw:text-style-name="P1" draw:layer="layout" svg:width="0.149cm" svg:height="0.151cm" svg:x="5.641cm" svg:y="13.997cm" svg:viewBox="0 0 150 152" svg:d="M0 76c0-42 34-76 75-76 42 0 75 34 75 76 0 41-33 76-75 76-41 0-75-35-75-76z">
          <text:p/>
        </draw:path>
        <draw:path draw:style-name="gr1" draw:text-style-name="P1" draw:layer="layout" svg:width="0.1cm" svg:height="0.1cm" svg:x="5.666cm" svg:y="14.632cm" svg:viewBox="0 0 101 101" svg:d="M0 52c0-29 22-52 49-52 29 0 52 23 52 52 0 27-23 49-52 49-27 0-49-22-49-49z">
          <text:p/>
        </draw:path>
        <draw:path draw:style-name="gr1" draw:text-style-name="P1" draw:layer="layout" svg:width="0.1cm" svg:height="0.099cm" svg:x="5.666cm" svg:y="14.433cm" svg:viewBox="0 0 101 100" svg:d="M0 50c0-28 22-50 49-50 29 0 52 22 52 50s-23 50-52 50c-27 0-49-22-49-50z">
          <text:p/>
        </draw:path>
        <draw:path draw:style-name="gr1" draw:text-style-name="P1" draw:layer="layout" svg:width="0.1cm" svg:height="0.1cm" svg:x="5.666cm" svg:y="14.233cm" svg:viewBox="0 0 101 101" svg:d="M0 50c0-28 22-50 49-50 29 0 52 22 52 50s-23 51-52 51c-27 0-49-23-49-51z">
          <text:p/>
        </draw:path>
        <draw:path draw:style-name="gr1" draw:text-style-name="P1" draw:layer="layout" svg:width="0.1cm" svg:height="0.1cm" svg:x="13.664cm" svg:y="16.286cm" svg:viewBox="0 0 101 101" svg:d="M0 50c0-28 22-50 50-50s51 22 51 50c0 29-23 51-51 51s-50-22-50-51z">
          <text:p/>
        </draw:path>
        <draw:path draw:style-name="gr1" draw:text-style-name="P1" draw:layer="layout" svg:width="0.1cm" svg:height="0.1cm" svg:x="13.41cm" svg:y="16.286cm" svg:viewBox="0 0 101 101" svg:d="M0 50c0-28 22-50 51-50 28 0 50 22 50 50 0 29-22 51-50 51-29 0-51-22-51-51z">
          <text:p/>
        </draw:path>
        <draw:path draw:style-name="gr1" draw:text-style-name="P1" draw:layer="layout" svg:width="0.1cm" svg:height="0.1cm" svg:x="8.696cm" svg:y="15.783cm" svg:viewBox="0 0 101 101" svg:d="M0 49c0-27 23-49 51-49 27 0 50 22 50 49 0 28-23 52-50 52-28 0-51-24-51-52z">
          <text:p/>
        </draw:path>
        <draw:path draw:style-name="gr1" draw:text-style-name="P1" draw:layer="layout" svg:width="0.1cm" svg:height="0.1cm" svg:x="8.696cm" svg:y="16.545cm" svg:viewBox="0 0 101 101" svg:d="M0 50c0-27 23-50 51-50 27 0 50 23 50 50 0 28-23 51-50 51-28 0-51-23-51-51z">
          <text:p/>
        </draw:path>
        <draw:path draw:style-name="gr1" draw:text-style-name="P1" draw:layer="layout" svg:width="0.1cm" svg:height="0.1cm" svg:x="7.998cm" svg:y="15.867cm" svg:viewBox="0 0 101 101" svg:d="M0 49c0-27 23-49 50-49 28 0 51 22 51 49 0 28-23 52-51 52-27 0-50-24-50-52z">
          <text:p/>
        </draw:path>
        <draw:path draw:style-name="gr1" draw:text-style-name="P1" draw:layer="layout" svg:width="0.149cm" svg:height="0.149cm" svg:x="7.973cm" svg:y="16.662cm" svg:viewBox="0 0 150 150" svg:d="M0 75c0-42 33-75 74-75 43 0 76 33 76 75 0 41-33 75-76 75-41 0-74-34-74-75z">
          <text:p/>
        </draw:path>
        <draw:path draw:style-name="gr1" draw:text-style-name="P1" draw:layer="layout" svg:width="0.1cm" svg:height="0.1cm" svg:x="7.998cm" svg:y="16.076cm" svg:viewBox="0 0 101 101" svg:d="M0 51c0-28 23-51 50-51 28 0 51 23 51 51 0 27-23 50-51 50-27 0-50-23-50-50z">
          <text:p/>
        </draw:path>
        <draw:path draw:style-name="gr1" draw:text-style-name="P1" draw:layer="layout" svg:width="0.1cm" svg:height="0.1cm" svg:x="7.998cm" svg:y="16.276cm" svg:viewBox="0 0 101 101" svg:d="M0 51c0-28 23-51 50-51 28 0 51 23 51 51 0 27-23 50-51 50-27 0-50-23-50-50z">
          <text:p/>
        </draw:path>
        <draw:path draw:style-name="gr1" draw:text-style-name="P1" draw:layer="layout" svg:width="0.1cm" svg:height="0.1cm" svg:x="7.998cm" svg:y="16.476cm" svg:viewBox="0 0 101 101" svg:d="M0 51c0-28 23-51 50-51 28 0 51 23 51 51 0 27-23 50-51 50-27 0-50-23-50-50z">
          <text:p/>
        </draw:path>
        <draw:path draw:style-name="gr1" draw:text-style-name="P1" draw:layer="layout" svg:width="0.1cm" svg:height="0.1cm" svg:x="16.485cm" svg:y="13.08cm" svg:viewBox="0 0 101 101" svg:d="M0 51c0-28 22-51 51-51 27 0 50 23 50 51s-23 50-50 50c-29 0-51-22-51-50z">
          <text:p/>
        </draw:path>
        <draw:path draw:style-name="gr1" draw:text-style-name="P1" draw:layer="layout" svg:width="0.1cm" svg:height="0.1cm" svg:x="15.467cm" svg:y="13.996cm" svg:viewBox="0 0 101 101" svg:d="M0 50c0-28 23-50 51-50s50 22 50 50-22 51-50 51-51-23-51-51z">
          <text:p/>
        </draw:path>
        <draw:path draw:style-name="gr1" draw:text-style-name="P1" draw:layer="layout" svg:width="0.1cm" svg:height="0.1cm" svg:x="15.721cm" svg:y="13.996cm" svg:viewBox="0 0 101 101" svg:d="M0 50c0-28 24-50 52-50 27 0 49 22 49 50s-22 51-49 51c-28 0-52-23-52-51z">
          <text:p/>
        </draw:path>
        <draw:path draw:style-name="gr1" draw:text-style-name="P1" draw:layer="layout" svg:width="0.1cm" svg:height="0.1cm" svg:x="13.045cm" svg:y="15.674cm" svg:viewBox="0 0 101 101" svg:d="M0 50c0-28 24-50 52-50 27 0 49 22 49 50s-22 51-49 51c-28 0-52-23-52-51z">
          <text:p/>
        </draw:path>
        <draw:path draw:style-name="gr1" draw:text-style-name="P1" draw:layer="layout" svg:width="0.1cm" svg:height="0.1cm" svg:x="12.283cm" svg:y="15.674cm" svg:viewBox="0 0 101 101" svg:d="M0 50c0-28 23-50 51-50 27 0 50 22 50 50s-23 51-50 51c-28 0-51-23-51-51z">
          <text:p/>
        </draw:path>
        <draw:path draw:style-name="gr1" draw:text-style-name="P1" draw:layer="layout" svg:width="0.1cm" svg:height="0.1cm" svg:x="10.362cm" svg:y="16.652cm" svg:viewBox="0 0 101 101" svg:d="M0 51c0-28 23-51 52-51 27 0 49 23 49 51 0 27-22 50-49 50-29 0-52-23-52-50z">
          <text:p/>
        </draw:path>
        <draw:path draw:style-name="gr1" draw:text-style-name="P1" draw:layer="layout" svg:width="0.149cm" svg:height="0.15cm" svg:x="10.338cm" svg:y="15.807cm" svg:viewBox="0 0 150 151" svg:d="M0 75c0-42 33-75 75-75s75 33 75 75c0 41-33 76-75 76s-75-35-75-76z">
          <text:p/>
        </draw:path>
        <draw:path draw:style-name="gr1" draw:text-style-name="P1" draw:layer="layout" svg:width="0.1cm" svg:height="0.1cm" svg:x="10.362cm" svg:y="16.442cm" svg:viewBox="0 0 101 101" svg:d="M0 51c0-28 23-51 52-51 27 0 49 23 49 51 0 27-22 50-49 50-29 0-52-23-52-50z">
          <text:p/>
        </draw:path>
        <draw:path draw:style-name="gr1" draw:text-style-name="P1" draw:layer="layout" svg:width="0.1cm" svg:height="0.1cm" svg:x="10.362cm" svg:y="16.242cm" svg:viewBox="0 0 101 101" svg:d="M0 51c0-28 23-51 52-51 27 0 49 23 49 51 0 27-22 50-49 50-29 0-52-23-52-50z">
          <text:p/>
        </draw:path>
        <draw:path draw:style-name="gr1" draw:text-style-name="P1" draw:layer="layout" svg:width="0.1cm" svg:height="0.1cm" svg:x="10.362cm" svg:y="16.042cm" svg:viewBox="0 0 101 101" svg:d="M0 51c0-28 23-51 52-51 27 0 49 23 49 51 0 27-22 50-49 50-29 0-52-23-52-50z">
          <text:p/>
        </draw:path>
        <draw:path draw:style-name="gr1" draw:text-style-name="P1" draw:layer="layout" svg:width="0.1cm" svg:height="0.1cm" svg:x="6.337cm" svg:y="15.783cm" svg:viewBox="0 0 101 101" svg:d="M0 49c0-27 23-49 50-49 28 0 51 22 51 49 0 28-23 52-51 52-27 0-50-24-50-52z">
          <text:p/>
        </draw:path>
        <draw:path draw:style-name="gr1" draw:text-style-name="P1" draw:layer="layout" svg:width="0.1cm" svg:height="0.1cm" svg:x="6.337cm" svg:y="16.545cm" svg:viewBox="0 0 101 101" svg:d="M0 50c0-27 23-50 50-50 28 0 51 23 51 50 0 28-23 51-51 51-27 0-50-23-50-51z">
          <text:p/>
        </draw:path>
        <draw:path draw:style-name="gr1" draw:text-style-name="P1" draw:layer="layout" svg:width="0.1cm" svg:height="0.1cm" svg:x="7.192cm" svg:y="16.076cm" svg:viewBox="0 0 101 101" svg:d="M0 51c0-28 22-51 51-51 27 0 50 23 50 51 0 27-23 50-50 50-29 0-51-23-51-50z">
          <text:p/>
        </draw:path>
        <draw:path draw:style-name="gr1" draw:text-style-name="P1" draw:layer="layout" svg:width="0.1cm" svg:height="0.1cm" svg:x="7.192cm" svg:y="16.276cm" svg:viewBox="0 0 101 101" svg:d="M0 51c0-28 22-51 51-51 27 0 50 23 50 51 0 27-23 50-50 50-29 0-51-23-51-50z">
          <text:p/>
        </draw:path>
        <draw:path draw:style-name="gr1" draw:text-style-name="P1" draw:layer="layout" svg:width="0.1cm" svg:height="0.1cm" svg:x="11.759cm" svg:y="12.702cm" svg:viewBox="0 0 101 101" svg:d="M0 50c0-28 23-50 50-50 28 0 51 22 51 50s-23 51-51 51c-27 0-50-23-50-51z">
          <text:p/>
        </draw:path>
        <draw:path draw:style-name="gr1" draw:text-style-name="P1" draw:layer="layout" svg:width="0.1cm" svg:height="0.1cm" svg:x="7.995cm" svg:y="14.842cm" svg:viewBox="0 0 101 101" svg:d="M0 51c0-29 24-51 52-51 27 0 49 22 49 51 0 27-22 50-49 50-28 0-52-23-52-50z">
          <text:p/>
        </draw:path>
        <draw:path draw:style-name="gr1" draw:text-style-name="P1" draw:layer="layout" svg:width="0.149cm" svg:height="0.15cm" svg:x="7.971cm" svg:y="13.997cm" svg:viewBox="0 0 150 151" svg:d="M0 75c0-42 33-75 75-75s75 33 75 75c0 41-33 76-75 76s-75-35-75-76z">
          <text:p/>
        </draw:path>
        <draw:path draw:style-name="gr1" draw:text-style-name="P1" draw:layer="layout" svg:width="0.1cm" svg:height="0.1cm" svg:x="7.995cm" svg:y="14.632cm" svg:viewBox="0 0 101 101" svg:d="M0 51c0-29 24-51 52-51 27 0 49 22 49 51 0 27-22 50-49 50-28 0-52-23-52-50z">
          <text:p/>
        </draw:path>
        <draw:path draw:style-name="gr1" draw:text-style-name="P1" draw:layer="layout" svg:width="0.1cm" svg:height="0.1cm" svg:x="7.995cm" svg:y="14.432cm" svg:viewBox="0 0 101 101" svg:d="M0 51c0-29 24-51 52-51 27 0 49 22 49 51 0 27-22 50-49 50-28 0-52-23-52-50z">
          <text:p/>
        </draw:path>
        <draw:path draw:style-name="gr1" draw:text-style-name="P1" draw:layer="layout" svg:width="0.1cm" svg:height="0.1cm" svg:x="7.995cm" svg:y="14.232cm" svg:viewBox="0 0 101 101" svg:d="M0 51c0-29 24-51 52-51 27 0 49 22 49 51 0 27-22 50-49 50-28 0-52-23-52-50z">
          <text:p/>
        </draw:path>
        <draw:path draw:style-name="gr1" draw:text-style-name="P1" draw:layer="layout" svg:width="0.1cm" svg:height="0.1cm" svg:x="8.696cm" svg:y="13.606cm" svg:viewBox="0 0 101 101" svg:d="M0 50c0-28 23-50 51-50 27 0 50 22 50 50 0 27-23 51-50 51-28 0-51-24-51-51z">
          <text:p/>
        </draw:path>
        <draw:path draw:style-name="gr1" draw:text-style-name="P1" draw:layer="layout" svg:width="0.1cm" svg:height="0.1cm" svg:x="15.198cm" svg:y="17.502cm" svg:viewBox="0 0 101 101" svg:d="M0 51c0-29 22-51 51-51 28 0 50 22 50 51 0 28-22 50-50 50-29 0-51-22-51-50z">
          <text:p/>
        </draw:path>
        <draw:path draw:style-name="gr1" draw:text-style-name="P1" draw:layer="layout" svg:width="0.1cm" svg:height="0.1cm" svg:x="15.198cm" svg:y="16.74cm" svg:viewBox="0 0 101 101" svg:d="M0 51c0-28 22-51 51-51 28 0 50 23 50 51s-22 50-50 50c-29 0-51-22-51-50z">
          <text:p/>
        </draw:path>
        <draw:path draw:style-name="gr1" draw:text-style-name="P1" draw:layer="layout" svg:width="0.1cm" svg:height="0.1cm" svg:x="14.697cm" svg:y="13.996cm" svg:viewBox="0 0 101 101" svg:d="M0 50c0-28 23-50 52-50 27 0 49 22 49 50s-22 51-49 51c-29 0-52-23-52-51z">
          <text:p/>
        </draw:path>
        <draw:path draw:style-name="gr1" draw:text-style-name="P1" draw:layer="layout" svg:width="0.1cm" svg:height="0.1cm" svg:x="14.951cm" svg:y="13.996cm" svg:viewBox="0 0 101 101" svg:d="M0 50c0-28 23-50 51-50 27 0 50 22 50 50s-23 51-50 51c-28 0-51-23-51-51z">
          <text:p/>
        </draw:path>
        <draw:path draw:style-name="gr1" draw:text-style-name="P1" draw:layer="layout" svg:width="0.1cm" svg:height="0.1cm" svg:x="16.79cm" svg:y="13.08cm" svg:viewBox="0 0 101 101" svg:d="M0 51c0-28 22-51 51-51 27 0 50 23 50 51s-23 50-50 50c-29 0-51-22-51-50z">
          <text:p/>
        </draw:path>
        <draw:path draw:style-name="gr1" draw:text-style-name="P1" draw:layer="layout" svg:width="0.1cm" svg:height="0.1cm" svg:x="4.834cm" svg:y="14.632cm" svg:viewBox="0 0 101 101" svg:d="M0 51c0-29 23-51 51-51 27 0 50 22 50 51 0 27-23 50-50 50-28 0-51-23-51-50z">
          <text:p/>
        </draw:path>
        <draw:path draw:style-name="gr1" draw:text-style-name="P1" draw:layer="layout" svg:width="0.1cm" svg:height="0.1cm" svg:x="4.834cm" svg:y="14.432cm" svg:viewBox="0 0 101 101" svg:d="M0 51c0-29 23-51 51-51 27 0 50 22 50 51 0 27-23 50-50 50-28 0-51-23-51-50z">
          <text:p/>
        </draw:path>
        <draw:path draw:style-name="gr1" draw:text-style-name="P1" draw:layer="layout" svg:width="0.1cm" svg:height="0.1cm" svg:x="8.696cm" svg:y="14.917cm" svg:viewBox="0 0 101 101" svg:d="M0 50c0-27 23-50 51-50 27 0 50 23 50 50 0 29-23 51-50 51-28 0-51-22-51-51z">
          <text:p/>
        </draw:path>
        <draw:path draw:style-name="gr1" draw:text-style-name="P1" draw:layer="layout" svg:width="0.1cm" svg:height="0.1cm" svg:x="8.696cm" svg:y="14.155cm" svg:viewBox="0 0 101 101" svg:d="M0 51c0-28 23-51 51-51 27 0 50 23 50 51s-23 50-50 50c-28 0-51-22-51-50z">
          <text:p/>
        </draw:path>
        <draw:path draw:style-name="gr1" draw:text-style-name="P1" draw:layer="layout" svg:width="0.1cm" svg:height="0.1cm" svg:x="11.051cm" svg:y="14.917cm" svg:viewBox="0 0 101 101" svg:d="M0 50c0-27 22-50 51-50 27 0 50 23 50 50 0 29-23 51-50 51-29 0-51-22-51-51z">
          <text:p/>
        </draw:path>
        <draw:path draw:style-name="gr1" draw:text-style-name="P1" draw:layer="layout" svg:width="0.1cm" svg:height="0.1cm" svg:x="11.051cm" svg:y="14.155cm" svg:viewBox="0 0 101 101" svg:d="M0 51c0-28 22-51 51-51 27 0 50 23 50 51s-23 50-50 50c-29 0-51-22-51-50z">
          <text:p/>
        </draw:path>
        <draw:path draw:style-name="gr1" draw:text-style-name="P1" draw:layer="layout" svg:width="0.1cm" svg:height="0.1cm" svg:x="16.188cm" svg:y="14.657cm" svg:viewBox="0 0 101 101" svg:d="M0 51c0-28 23-51 52-51 27 0 49 23 49 51s-22 50-49 50c-29 0-52-22-52-50z">
          <text:p/>
        </draw:path>
        <draw:path draw:style-name="gr1" draw:text-style-name="P1" draw:layer="layout" svg:width="0.1cm" svg:height="0.1cm" svg:x="16.95cm" svg:y="14.657cm" svg:viewBox="0 0 101 101" svg:d="M0 51c0-28 23-51 51-51s50 23 50 51-22 50-50 50-51-22-51-50z">
          <text:p/>
        </draw:path>
        <draw:path draw:style-name="gr1" draw:text-style-name="P1" draw:layer="layout" svg:width="0.1cm" svg:height="0.1cm" svg:x="9.547cm" svg:y="14.632cm" svg:viewBox="0 0 101 101" svg:d="M0 51c0-29 22-51 51-51 27 0 50 22 50 51 0 27-23 50-50 50-29 0-51-23-51-50z">
          <text:p/>
        </draw:path>
        <draw:path draw:style-name="gr1" draw:text-style-name="P1" draw:layer="layout" svg:width="0.1cm" svg:height="0.1cm" svg:x="9.547cm" svg:y="14.432cm" svg:viewBox="0 0 101 101" svg:d="M0 51c0-29 22-51 51-51 27 0 50 22 50 51 0 27-23 50-50 50-29 0-51-23-51-50z">
          <text:p/>
        </draw:path>
        <draw:path draw:style-name="gr1" draw:text-style-name="P1" draw:layer="layout" svg:width="0.1cm" svg:height="0.1cm" svg:x="12.435cm" svg:y="17.124cm" svg:viewBox="0 0 101 101" svg:d="M0 51c0-29 23-51 52-51 27 0 49 22 49 51 0 28-22 50-49 50-29 0-52-22-52-50z">
          <text:p/>
        </draw:path>
        <draw:path draw:style-name="gr1" draw:text-style-name="P1" draw:layer="layout" svg:width="0.1cm" svg:height="0.1cm" svg:x="13.928cm" svg:y="15.535cm" svg:viewBox="0 0 101 101" svg:d="M0 50c0-28 22-50 50-50s51 22 51 50-23 51-51 51-50-23-50-51z">
          <text:p/>
        </draw:path>
        <draw:path draw:style-name="gr1" draw:text-style-name="P1" draw:layer="layout" svg:width="0.1cm" svg:height="0.1cm" svg:x="14.182cm" svg:y="15.535cm" svg:viewBox="0 0 101 101" svg:d="M0 50c0-28 22-50 49-50 29 0 52 22 52 50s-23 51-52 51c-27 0-49-23-49-51z">
          <text:p/>
        </draw:path>
        <draw:path draw:style-name="gr1" draw:text-style-name="P1" draw:layer="layout" svg:width="0.1cm" svg:height="0.1cm" svg:x="14.436cm" svg:y="15.535cm" svg:viewBox="0 0 101 101" svg:d="M0 50c0-28 23-50 50-50 28 0 51 22 51 50s-23 51-51 51c-27 0-50-23-50-51z">
          <text:p/>
        </draw:path>
        <draw:path draw:style-name="gr1" draw:text-style-name="P1" draw:layer="layout" svg:width="0.1cm" svg:height="0.1cm" svg:x="14.69cm" svg:y="15.535cm" svg:viewBox="0 0 101 101" svg:d="M0 50c0-28 22-50 49-50 29 0 52 22 52 50s-23 51-52 51c-27 0-49-23-49-51z">
          <text:p/>
        </draw:path>
        <draw:path draw:style-name="gr1" draw:text-style-name="P1" draw:layer="layout" svg:width="0.1cm" svg:height="0.1cm" svg:x="14.944cm" svg:y="15.535cm" svg:viewBox="0 0 101 101" svg:d="M0 50c0-28 22-50 49-50 28 0 52 22 52 50s-24 51-52 51c-27 0-49-23-49-51z">
          <text:p/>
        </draw:path>
        <draw:path draw:style-name="gr1" draw:text-style-name="P1" draw:layer="layout" svg:width="0.1cm" svg:height="0.1cm" svg:x="15.198cm" svg:y="15.535cm" svg:viewBox="0 0 101 101" svg:d="M0 50c0-28 22-50 50-50s51 22 51 50-23 51-51 51-50-23-50-51z">
          <text:p/>
        </draw:path>
        <draw:path draw:style-name="gr1" draw:text-style-name="P1" draw:layer="layout" svg:width="0.1cm" svg:height="0.1cm" svg:x="15.452cm" svg:y="15.535cm" svg:viewBox="0 0 101 101" svg:d="M0 50c0-28 22-50 49-50 28 0 52 22 52 50s-24 51-52 51c-27 0-49-23-49-51z">
          <text:p/>
        </draw:path>
        <draw:path draw:style-name="gr1" draw:text-style-name="P1" draw:layer="layout" svg:width="0.1cm" svg:height="0.1cm" svg:x="15.452cm" svg:y="14.741cm" svg:viewBox="0 0 101 101" svg:d="M0 50c0-28 22-50 49-50 28 0 52 22 52 50s-24 51-52 51c-27 0-49-23-49-51z">
          <text:p/>
        </draw:path>
        <draw:path draw:style-name="gr1" draw:text-style-name="P1" draw:layer="layout" svg:width="0.1cm" svg:height="0.1cm" svg:x="15.198cm" svg:y="14.741cm" svg:viewBox="0 0 101 101" svg:d="M0 50c0-28 22-50 50-50s51 22 51 50-23 51-51 51-50-23-50-51z">
          <text:p/>
        </draw:path>
        <draw:path draw:style-name="gr1" draw:text-style-name="P1" draw:layer="layout" svg:width="0.1cm" svg:height="0.1cm" svg:x="14.944cm" svg:y="14.741cm" svg:viewBox="0 0 101 101" svg:d="M0 50c0-28 22-50 49-50 28 0 52 22 52 50s-24 51-52 51c-27 0-49-23-49-51z">
          <text:p/>
        </draw:path>
        <draw:path draw:style-name="gr1" draw:text-style-name="P1" draw:layer="layout" svg:width="0.1cm" svg:height="0.1cm" svg:x="14.69cm" svg:y="14.741cm" svg:viewBox="0 0 101 101" svg:d="M0 50c0-28 22-50 49-50 29 0 52 22 52 50s-23 51-52 51c-27 0-49-23-49-51z">
          <text:p/>
        </draw:path>
        <draw:path draw:style-name="gr1" draw:text-style-name="P1" draw:layer="layout" svg:width="0.1cm" svg:height="0.1cm" svg:x="14.436cm" svg:y="14.741cm" svg:viewBox="0 0 101 101" svg:d="M0 50c0-28 23-50 50-50 28 0 51 22 51 50s-23 51-51 51c-27 0-50-23-50-51z">
          <text:p/>
        </draw:path>
        <draw:path draw:style-name="gr1" draw:text-style-name="P1" draw:layer="layout" svg:width="0.1cm" svg:height="0.1cm" svg:x="14.182cm" svg:y="14.741cm" svg:viewBox="0 0 101 101" svg:d="M0 50c0-28 22-50 49-50 29 0 52 22 52 50s-23 51-52 51c-27 0-49-23-49-51z">
          <text:p/>
        </draw:path>
        <draw:path draw:style-name="gr1" draw:text-style-name="P1" draw:layer="layout" svg:width="0.1cm" svg:height="0.1cm" svg:x="13.928cm" svg:y="14.741cm" svg:viewBox="0 0 101 101" svg:d="M0 50c0-28 22-50 50-50s51 22 51 50-23 51-51 51-50-23-50-51z">
          <text:p/>
        </draw:path>
        <draw:path draw:style-name="gr1" draw:text-style-name="P1" draw:layer="layout" svg:width="0.1cm" svg:height="0.1cm" svg:x="8.696cm" svg:y="17.147cm" svg:viewBox="0 0 101 101" svg:d="M0 51c0-28 23-51 51-51 27 0 50 23 50 51s-23 50-50 50c-28 0-51-22-51-50z">
          <text:p/>
        </draw:path>
        <draw:path draw:style-name="gr1" draw:text-style-name="P1" draw:layer="layout" svg:width="0.1cm" svg:height="0.1cm" svg:x="13.045cm" svg:y="14.657cm" svg:viewBox="0 0 101 101" svg:d="M0 51c0-28 24-51 52-51 27 0 49 23 49 51s-22 50-49 50c-28 0-52-22-52-50z">
          <text:p/>
        </draw:path>
        <draw:path draw:style-name="gr1" draw:text-style-name="P1" draw:layer="layout" svg:width="0.1cm" svg:height="0.1cm" svg:x="12.283cm" svg:y="14.657cm" svg:viewBox="0 0 101 101" svg:d="M0 51c0-28 23-51 51-51 27 0 50 23 50 51s-23 50-50 50c-28 0-51-22-51-50z">
          <text:p/>
        </draw:path>
        <draw:path draw:style-name="gr1" draw:text-style-name="P1" draw:layer="layout" svg:width="0.1cm" svg:height="0.1cm" svg:x="16.188cm" svg:y="15.674cm" svg:viewBox="0 0 101 101" svg:d="M0 50c0-28 23-50 52-50 27 0 49 22 49 50s-22 51-49 51c-29 0-52-23-52-51z">
          <text:p/>
        </draw:path>
        <draw:path draw:style-name="gr1" draw:text-style-name="P1" draw:layer="layout" svg:width="0.1cm" svg:height="0.1cm" svg:x="16.95cm" svg:y="15.674cm" svg:viewBox="0 0 101 101" svg:d="M0 50c0-28 23-50 51-50s50 22 50 50-22 51-50 51-51-23-51-51z">
          <text:p/>
        </draw:path>
        <draw:path draw:style-name="gr1" draw:text-style-name="P1" draw:layer="layout" svg:width="0.1cm" svg:height="0.1cm" svg:x="10.362cm" svg:y="14.842cm" svg:viewBox="0 0 101 101" svg:d="M0 51c0-29 23-51 52-51 27 0 49 22 49 51 0 27-22 50-49 50-29 0-52-23-52-50z">
          <text:p/>
        </draw:path>
        <draw:path draw:style-name="gr1" draw:text-style-name="P1" draw:layer="layout" svg:width="0.149cm" svg:height="0.15cm" svg:x="10.338cm" svg:y="13.997cm" svg:viewBox="0 0 150 151" svg:d="M0 75c0-42 33-75 75-75s75 33 75 75c0 41-33 76-75 76s-75-35-75-76z">
          <text:p/>
        </draw:path>
        <draw:path draw:style-name="gr1" draw:text-style-name="P1" draw:layer="layout" svg:width="0.1cm" svg:height="0.1cm" svg:x="10.362cm" svg:y="14.632cm" svg:viewBox="0 0 101 101" svg:d="M0 51c0-29 23-51 52-51 27 0 49 22 49 51 0 27-22 50-49 50-29 0-52-23-52-50z">
          <text:p/>
        </draw:path>
        <draw:path draw:style-name="gr1" draw:text-style-name="P1" draw:layer="layout" svg:width="0.1cm" svg:height="0.1cm" svg:x="10.362cm" svg:y="14.432cm" svg:viewBox="0 0 101 101" svg:d="M0 51c0-29 23-51 52-51 27 0 49 22 49 51 0 27-22 50-49 50-29 0-52-23-52-50z">
          <text:p/>
        </draw:path>
        <draw:path draw:style-name="gr1" draw:text-style-name="P1" draw:layer="layout" svg:width="0.1cm" svg:height="0.1cm" svg:x="10.362cm" svg:y="14.232cm" svg:viewBox="0 0 101 101" svg:d="M0 51c0-29 23-51 52-51 27 0 49 22 49 51 0 27-22 50-49 50-29 0-52-23-52-50z">
          <text:p/>
        </draw:path>
        <draw:path draw:style-name="gr1" draw:text-style-name="P1" draw:layer="layout" svg:width="0.1cm" svg:height="0.1cm" svg:x="11.051cm" svg:y="15.783cm" svg:viewBox="0 0 101 101" svg:d="M0 49c0-27 22-49 51-49 27 0 50 22 50 49 0 28-23 52-50 52-29 0-51-24-51-52z">
          <text:p/>
        </draw:path>
        <draw:path draw:style-name="gr1" draw:text-style-name="P1" draw:layer="layout" svg:width="0.1cm" svg:height="0.1cm" svg:x="11.051cm" svg:y="16.545cm" svg:viewBox="0 0 101 101" svg:d="M0 50c0-27 22-50 51-50 27 0 50 23 50 50 0 28-23 51-50 51-29 0-51-23-51-51z">
          <text:p/>
        </draw:path>
        <draw:path draw:style-name="gr1" draw:text-style-name="P1" draw:layer="layout" svg:width="0.1cm" svg:height="0.1cm" svg:x="7.192cm" svg:y="14.632cm" svg:viewBox="0 0 101 101" svg:d="M0 51c0-29 22-51 51-51 27 0 50 22 50 51 0 27-23 50-50 50-29 0-51-23-51-50z">
          <text:p/>
        </draw:path>
        <draw:path draw:style-name="gr1" draw:text-style-name="P1" draw:layer="layout" svg:width="0.1cm" svg:height="0.1cm" svg:x="7.192cm" svg:y="14.432cm" svg:viewBox="0 0 101 101" svg:d="M0 51c0-29 22-51 51-51 27 0 50 22 50 51 0 27-23 50-50 50-29 0-51-23-51-50z">
          <text:p/>
        </draw:path>
        <draw:path draw:style-name="gr1" draw:text-style-name="P1" draw:layer="layout" svg:width="0.1cm" svg:height="0.1cm" svg:x="4.834cm" svg:y="16.076cm" svg:viewBox="0 0 101 101" svg:d="M0 51c0-28 23-51 51-51 27 0 50 23 50 51 0 27-23 50-50 50-28 0-51-23-51-50z">
          <text:p/>
        </draw:path>
        <draw:path draw:style-name="gr1" draw:text-style-name="P1" draw:layer="layout" svg:width="0.1cm" svg:height="0.1cm" svg:x="4.834cm" svg:y="16.276cm" svg:viewBox="0 0 101 101" svg:d="M0 51c0-28 23-51 51-51 27 0 50 23 50 51 0 27-23 50-50 50-28 0-51-23-51-50z">
          <text:p/>
        </draw:path>
        <draw:path draw:style-name="gr1" draw:text-style-name="P1" draw:layer="layout" svg:width="0.1cm" svg:height="0.1cm" svg:x="6.337cm" svg:y="14.917cm" svg:viewBox="0 0 101 101" svg:d="M0 50c0-27 23-50 50-50 28 0 51 23 51 50 0 29-23 51-51 51-27 0-50-22-50-51z">
          <text:p/>
        </draw:path>
        <draw:path draw:style-name="gr1" draw:text-style-name="P1" draw:layer="layout" svg:width="0.1cm" svg:height="0.1cm" svg:x="6.337cm" svg:y="14.155cm" svg:viewBox="0 0 101 101" svg:d="M0 51c0-28 23-51 50-51 28 0 51 23 51 51s-23 50-51 50c-27 0-50-22-50-50z">
          <text:p/>
        </draw:path>
        <draw:path draw:style-name="gr1" draw:text-style-name="P1" draw:layer="layout" svg:width="0.1cm" svg:height="0.1cm" svg:x="11.051cm" svg:y="17.147cm" svg:viewBox="0 0 101 101" svg:d="M0 51c0-28 22-51 51-51 27 0 50 23 50 51s-23 50-50 50c-29 0-51-22-51-50z">
          <text:p/>
        </draw:path>
        <draw:path draw:style-name="gr1" draw:text-style-name="P1" draw:layer="layout" svg:width="0.1cm" svg:height="0.1cm" svg:x="6.337cm" svg:y="13.606cm" svg:viewBox="0 0 101 101" svg:d="M0 50c0-28 23-50 50-50 28 0 51 22 51 50 0 27-23 51-51 51-27 0-50-24-50-51z">
          <text:p/>
        </draw:path>
        <draw:path draw:style-name="gr1" draw:text-style-name="P1" draw:layer="layout" svg:width="0.1cm" svg:height="0.1cm" svg:x="6.337cm" svg:y="17.147cm" svg:viewBox="0 0 101 101" svg:d="M0 51c0-28 23-51 50-51 28 0 51 23 51 51s-23 50-51 50c-27 0-50-22-50-50z">
          <text:p/>
        </draw:path>
        <draw:path draw:style-name="gr1" draw:text-style-name="P1" draw:layer="layout" svg:width="0.1cm" svg:height="0.1cm" svg:x="12.74cm" svg:y="17.124cm" svg:viewBox="0 0 101 101" svg:d="M0 51c0-29 24-51 52-51 27 0 49 22 49 51 0 28-22 50-49 50-28 0-52-22-52-50z">
          <text:p/>
        </draw:path>
        <draw:path draw:style-name="gr1" draw:text-style-name="P1" draw:layer="layout" svg:width="0.1cm" svg:height="0.1cm" svg:x="16.188cm" svg:y="15.165cm" svg:viewBox="0 0 101 101" svg:d="M0 52c0-28 23-52 52-52 27 0 49 24 49 52 0 27-22 49-49 49-29 0-52-22-52-49z">
          <text:p/>
        </draw:path>
        <draw:path draw:style-name="gr1" draw:text-style-name="P1" draw:layer="layout" svg:width="0.1cm" svg:height="0.1cm" svg:x="16.95cm" svg:y="15.165cm" svg:viewBox="0 0 101 101" svg:d="M0 52c0-28 23-52 51-52s50 24 50 52c0 27-22 49-50 49s-51-22-51-49z">
          <text:p/>
        </draw:path>
        <draw:path draw:style-name="gr1" draw:text-style-name="P1" draw:layer="layout" svg:width="0.1cm" svg:height="0.1cm" svg:x="5.606cm" svg:y="15.867cm" svg:viewBox="0 0 101 101" svg:d="M0 49c0-27 22-49 51-49 28 0 50 22 50 49 0 28-22 52-50 52-29 0-51-24-51-52z">
          <text:p/>
        </draw:path>
        <draw:path draw:style-name="gr1" draw:text-style-name="P1" draw:layer="layout" svg:width="0.15cm" svg:height="0.149cm" svg:x="5.581cm" svg:y="16.662cm" svg:viewBox="0 0 151 150" svg:d="M0 75c0-42 34-75 75-75 42 0 76 33 76 75 0 41-34 75-76 75-41 0-75-34-75-75z">
          <text:p/>
        </draw:path>
        <draw:path draw:style-name="gr1" draw:text-style-name="P1" draw:layer="layout" svg:width="0.1cm" svg:height="0.1cm" svg:x="5.606cm" svg:y="16.076cm" svg:viewBox="0 0 101 101" svg:d="M0 51c0-28 22-51 51-51 28 0 50 23 50 51 0 27-22 50-50 50-29 0-51-23-51-50z">
          <text:p/>
        </draw:path>
        <draw:path draw:style-name="gr1" draw:text-style-name="P1" draw:layer="layout" svg:width="0.1cm" svg:height="0.1cm" svg:x="5.606cm" svg:y="16.276cm" svg:viewBox="0 0 101 101" svg:d="M0 51c0-28 22-51 51-51 28 0 50 23 50 51 0 27-22 50-50 50-29 0-51-23-51-50z">
          <text:p/>
        </draw:path>
        <draw:path draw:style-name="gr1" draw:text-style-name="P1" draw:layer="layout" svg:width="0.1cm" svg:height="0.1cm" svg:x="5.606cm" svg:y="16.476cm" svg:viewBox="0 0 101 101" svg:d="M0 51c0-28 22-51 51-51 28 0 50 23 50 51 0 27-22 50-50 50-29 0-51-23-51-50z">
          <text:p/>
        </draw:path>
        <draw:path draw:style-name="gr1" draw:text-style-name="P1" draw:layer="layout" svg:width="0.1cm" svg:height="0.1cm" svg:x="14.183cm" svg:y="13.996cm" svg:viewBox="0 0 101 101" svg:d="M0 50c0-28 22-50 49-50 29 0 52 22 52 50s-23 51-52 51c-27 0-49-23-49-51z">
          <text:p/>
        </draw:path>
        <draw:path draw:style-name="gr1" draw:text-style-name="P1" draw:layer="layout" svg:width="0.1cm" svg:height="0.1cm" svg:x="13.929cm" svg:y="13.996cm" svg:viewBox="0 0 101 101" svg:d="M0 50c0-28 23-50 50-50 28 0 51 22 51 50s-23 51-51 51c-27 0-50-23-50-51z">
          <text:p/>
        </draw:path>
        <draw:path draw:style-name="gr1" draw:text-style-name="P1" draw:layer="layout" svg:width="0.1cm" svg:height="0.1cm" svg:x="14.434cm" svg:y="16.286cm" svg:viewBox="0 0 101 101" svg:d="M0 50c0-28 23-50 51-50s50 22 50 50c0 29-22 51-50 51s-51-22-51-51z">
          <text:p/>
        </draw:path>
        <draw:path draw:style-name="gr1" draw:text-style-name="P1" draw:layer="layout" svg:width="0.1cm" svg:height="0.1cm" svg:x="14.18cm" svg:y="16.286cm" svg:viewBox="0 0 101 101" svg:d="M0 50c0-28 22-50 50-50 29 0 51 22 51 50 0 29-22 51-51 51-28 0-50-22-50-51z">
          <text:p/>
        </draw:path>
        <draw:path draw:style-name="gr1" draw:text-style-name="P1" draw:layer="layout" svg:width="0.1cm" svg:height="0.1cm" svg:x="11.051cm" svg:y="13.606cm" svg:viewBox="0 0 101 101" svg:d="M0 50c0-28 22-50 51-50 27 0 50 22 50 50 0 27-23 51-50 51-29 0-51-24-51-51z">
          <text:p/>
        </draw:path>
        <draw:path draw:style-name="gr1" draw:text-style-name="P1" draw:layer="layout" svg:width="0.1cm" svg:height="0.1cm" svg:x="13.412cm" svg:y="17.505cm" svg:viewBox="0 0 101 101" svg:d="M0 51c0-29 22-51 51-51 28 0 50 22 50 51 0 28-22 50-50 50-29 0-51-22-51-50z">
          <text:p/>
        </draw:path>
        <draw:path draw:style-name="gr1" draw:text-style-name="P1" draw:layer="layout" svg:width="0.1cm" svg:height="0.1cm" svg:x="13.412cm" svg:y="16.743cm" svg:viewBox="0 0 101 101" svg:d="M0 51c0-28 22-51 51-51 28 0 50 23 50 51s-22 50-50 50c-29 0-51-22-51-50z">
          <text:p/>
        </draw:path>
        <draw:path draw:style-name="gr1" draw:text-style-name="P1" draw:layer="layout" svg:width="0.1cm" svg:height="0.1cm" svg:x="9.547cm" svg:y="16.442cm" svg:viewBox="0 0 101 101" svg:d="M0 51c0-28 22-51 51-51 27 0 50 23 50 51 0 27-23 50-50 50-29 0-51-23-51-50z">
          <text:p/>
        </draw:path>
        <draw:path draw:style-name="gr1" draw:text-style-name="P1" draw:layer="layout" svg:width="0.1cm" svg:height="0.1cm" svg:x="9.547cm" svg:y="16.242cm" svg:viewBox="0 0 101 101" svg:d="M0 51c0-28 22-51 51-51 27 0 50 23 50 51 0 27-23 50-50 50-29 0-51-23-51-50z">
          <text:p/>
        </draw:path>
        <draw:path draw:style-name="gr1" draw:text-style-name="P1" draw:layer="layout" svg:width="0.1cm" svg:height="0.1cm" svg:x="16.18cm" svg:y="13.08cm" svg:viewBox="0 0 101 101" svg:d="M0 51c0-28 22-51 51-51 27 0 50 23 50 51s-23 50-50 50c-29 0-51-22-51-50z">
          <text:p/>
        </draw:path>
        <draw:path draw:style-name="gr1" draw:text-style-name="P1" draw:layer="layout" svg:width="0.1cm" svg:height="0.1cm" svg:x="14.949cm" svg:y="12.703cm" svg:viewBox="0 0 101 101" svg:d="M0 50c0-28 22-50 50-50s51 22 51 50-23 51-51 51-50-23-50-51z">
          <text:p/>
        </draw:path>
        <draw:path draw:style-name="gr1" draw:text-style-name="P1" draw:layer="layout" svg:width="0.1cm" svg:height="0.1cm" svg:x="14.949cm" svg:y="13.465cm" svg:viewBox="0 0 101 101" svg:d="M0 51c0-29 22-51 50-51s51 22 51 51c0 28-23 50-51 50s-50-22-50-50z">
          <text:p/>
        </draw:path>
        <draw:path draw:style-name="gr1" draw:text-style-name="P1" draw:layer="layout" svg:width="0.1cm" svg:height="0.1cm" svg:x="15.718cm" svg:y="12.699cm" svg:viewBox="0 0 101 101" svg:d="M0 50c0-28 23-50 50-50 28 0 51 22 51 50s-23 51-51 51c-27 0-50-23-50-51z">
          <text:p/>
        </draw:path>
        <draw:path draw:style-name="gr1" draw:text-style-name="P1" draw:layer="layout" svg:width="0.1cm" svg:height="0.1cm" svg:x="15.718cm" svg:y="13.461cm" svg:viewBox="0 0 101 101" svg:d="M0 51c0-29 23-51 50-51 28 0 51 22 51 51 0 28-23 50-51 50-27 0-50-22-50-50z">
          <text:p/>
        </draw:path>
        <draw:path draw:style-name="gr1" draw:text-style-name="P1" draw:layer="layout" svg:width="0.1cm" svg:height="0.1cm" svg:x="14.949cm" svg:y="16.286cm" svg:viewBox="0 0 101 101" svg:d="M0 50c0-28 22-50 50-50s51 22 51 50c0 29-23 51-51 51s-50-22-50-51z">
          <text:p/>
        </draw:path>
        <draw:path draw:style-name="gr1" draw:text-style-name="P1" draw:layer="layout" svg:width="0.1cm" svg:height="0.1cm" svg:x="15.203cm" svg:y="16.286cm" svg:viewBox="0 0 101 101" svg:d="M0 50c0-28 22-50 51-50 28 0 50 22 50 50 0 29-22 51-50 51-29 0-51-22-51-51z">
          <text:p/>
        </draw:path>
        <draw:path draw:style-name="gr1" draw:text-style-name="P1" draw:layer="layout" svg:width="0.1cm" svg:height="0.1cm" svg:x="13.929cm" svg:y="12.702cm" svg:viewBox="0 0 101 101" svg:d="M0 50c0-28 23-50 50-50 28 0 51 22 51 50s-23 51-51 51c-27 0-50-23-50-51z">
          <text:p/>
        </draw:path>
        <draw:path draw:style-name="gr1" draw:text-style-name="P1" draw:layer="layout" svg:width="0.1cm" svg:height="0.1cm" svg:x="13.929cm" svg:y="13.464cm" svg:viewBox="0 0 101 101" svg:d="M0 51c0-29 23-51 50-51 28 0 51 22 51 51 0 28-23 50-51 50-27 0-50-22-50-50z">
          <text:p/>
        </draw:path>
        <draw:path draw:style-name="gr1" draw:text-style-name="P1" draw:layer="layout" svg:width="0.1cm" svg:height="0.1cm" svg:x="13.045cm" svg:y="17.124cm" svg:viewBox="0 0 101 101" svg:d="M0 51c0-29 24-51 52-51 27 0 49 22 49 51 0 28-22 50-49 50-28 0-52-22-52-50z">
          <text:p/>
        </draw:path>
        <draw:path draw:style-name="gr1" draw:text-style-name="P1" draw:layer="layout" svg:width="0.1cm" svg:height="0.1cm" svg:x="14.182cm" svg:y="17.501cm" svg:viewBox="0 0 101 101" svg:d="M0 51c0-29 22-51 50-51 29 0 51 22 51 51 0 28-22 50-51 50-28 0-50-22-50-50z">
          <text:p/>
        </draw:path>
        <draw:path draw:style-name="gr1" draw:text-style-name="P1" draw:layer="layout" svg:width="0.1cm" svg:height="0.1cm" svg:x="14.182cm" svg:y="16.739cm" svg:viewBox="0 0 101 101" svg:d="M0 51c0-28 22-51 50-51 29 0 51 23 51 51s-22 50-51 50c-28 0-50-22-50-50z">
          <text:p/>
        </draw:path>
        <draw:path draw:style-name="gr1" draw:text-style-name="P1" draw:layer="layout" svg:width="0.1cm" svg:height="0.1cm" svg:x="13.045cm" svg:y="15.165cm" svg:viewBox="0 0 101 101" svg:d="M0 52c0-28 24-52 52-52 27 0 49 24 49 52 0 27-22 49-49 49-28 0-52-22-52-49z">
          <text:p/>
        </draw:path>
        <draw:path draw:style-name="gr1" draw:text-style-name="P1" draw:layer="layout" svg:width="0.1cm" svg:height="0.1cm" svg:x="12.283cm" svg:y="15.165cm" svg:viewBox="0 0 101 101" svg:d="M0 52c0-28 23-52 51-52 27 0 50 24 50 52 0 27-23 49-50 49-28 0-51-22-51-49z">
          <text:p/>
        </draw:path>
        <draw:line draw:style-name="gr14" draw:text-style-name="P2" draw:layer="layout" svg:x1="4.483cm" svg:y1="12.401cm" svg:x2="17.25cm" svg:y2="12.401cm">
          <text:p/>
        </draw:line>
        <draw:line draw:style-name="gr14" draw:text-style-name="P2" draw:layer="layout" svg:x1="17.25cm" svg:y1="12.401cm" svg:x2="17.25cm" svg:y2="17.806cm">
          <text:p/>
        </draw:line>
        <draw:line draw:style-name="gr14" draw:text-style-name="P2" draw:layer="layout" svg:x1="4.483cm" svg:y1="17.806cm" svg:x2="4.483cm" svg:y2="12.401cm">
          <text:p/>
        </draw:line>
        <draw:line draw:style-name="gr14" draw:text-style-name="P2" draw:layer="layout" svg:x1="4.483cm" svg:y1="17.806cm" svg:x2="17.25cm" svg:y2="17.806cm">
          <text:p/>
        </draw:line>
        <draw:path draw:style-name="gr1" draw:text-style-name="P1" draw:layer="layout" svg:width="0.1cm" svg:height="0.1cm" svg:x="12.067cm" svg:y="12.702cm" svg:viewBox="0 0 101 101" svg:d="M0 50c0-28 24-50 52-50 27 0 49 22 49 50s-22 51-49 51c-28 0-52-23-52-51z">
          <text:p/>
        </draw:path>
        <draw:path draw:style-name="gr1" draw:text-style-name="P1" draw:layer="layout" svg:width="0.1cm" svg:height="0.1cm" svg:x="5.666cm" svg:y="14.843cm" svg:viewBox="0 0 101 101" svg:d="M0 50c0-28 22-50 49-50 29 0 52 22 52 50s-23 51-52 51c-27 0-49-23-49-51z">
          <text:p/>
        </draw:path>
        <draw:path draw:style-name="gr1" draw:text-style-name="P1" draw:layer="layout" svg:width="0.149cm" svg:height="0.151cm" svg:x="5.641cm" svg:y="13.997cm" svg:viewBox="0 0 150 152" svg:d="M0 76c0-42 34-76 75-76 42 0 75 34 75 76 0 41-33 76-75 76-41 0-75-35-75-76z">
          <text:p/>
        </draw:path>
        <draw:path draw:style-name="gr1" draw:text-style-name="P1" draw:layer="layout" svg:width="0.1cm" svg:height="0.1cm" svg:x="5.666cm" svg:y="14.632cm" svg:viewBox="0 0 101 101" svg:d="M0 52c0-29 22-52 49-52 29 0 52 23 52 52 0 27-23 49-52 49-27 0-49-22-49-49z">
          <text:p/>
        </draw:path>
        <draw:path draw:style-name="gr1" draw:text-style-name="P1" draw:layer="layout" svg:width="0.1cm" svg:height="0.099cm" svg:x="5.666cm" svg:y="14.433cm" svg:viewBox="0 0 101 100" svg:d="M0 50c0-28 22-50 49-50 29 0 52 22 52 50s-23 50-52 50c-27 0-49-22-49-50z">
          <text:p/>
        </draw:path>
        <draw:path draw:style-name="gr1" draw:text-style-name="P1" draw:layer="layout" svg:width="0.1cm" svg:height="0.1cm" svg:x="5.666cm" svg:y="14.233cm" svg:viewBox="0 0 101 101" svg:d="M0 50c0-28 22-50 49-50 29 0 52 22 52 50s-23 51-52 51c-27 0-49-23-49-51z">
          <text:p/>
        </draw:path>
        <draw:path draw:style-name="gr1" draw:text-style-name="P1" draw:layer="layout" svg:width="0.1cm" svg:height="0.1cm" svg:x="13.664cm" svg:y="16.286cm" svg:viewBox="0 0 101 101" svg:d="M0 50c0-28 22-50 50-50s51 22 51 50c0 29-23 51-51 51s-50-22-50-51z">
          <text:p/>
        </draw:path>
        <draw:path draw:style-name="gr1" draw:text-style-name="P1" draw:layer="layout" svg:width="0.1cm" svg:height="0.1cm" svg:x="13.41cm" svg:y="16.286cm" svg:viewBox="0 0 101 101" svg:d="M0 50c0-28 22-50 51-50 28 0 50 22 50 50 0 29-22 51-50 51-29 0-51-22-51-51z">
          <text:p/>
        </draw:path>
        <draw:path draw:style-name="gr1" draw:text-style-name="P1" draw:layer="layout" svg:width="0.1cm" svg:height="0.1cm" svg:x="8.696cm" svg:y="15.783cm" svg:viewBox="0 0 101 101" svg:d="M0 49c0-27 23-49 51-49 27 0 50 22 50 49 0 28-23 52-50 52-28 0-51-24-51-52z">
          <text:p/>
        </draw:path>
        <draw:path draw:style-name="gr1" draw:text-style-name="P1" draw:layer="layout" svg:width="0.1cm" svg:height="0.1cm" svg:x="8.696cm" svg:y="16.545cm" svg:viewBox="0 0 101 101" svg:d="M0 50c0-27 23-50 51-50 27 0 50 23 50 50 0 28-23 51-50 51-28 0-51-23-51-51z">
          <text:p/>
        </draw:path>
        <draw:path draw:style-name="gr1" draw:text-style-name="P1" draw:layer="layout" svg:width="0.1cm" svg:height="0.1cm" svg:x="7.998cm" svg:y="15.867cm" svg:viewBox="0 0 101 101" svg:d="M0 49c0-27 23-49 50-49 28 0 51 22 51 49 0 28-23 52-51 52-27 0-50-24-50-52z">
          <text:p/>
        </draw:path>
        <draw:path draw:style-name="gr1" draw:text-style-name="P1" draw:layer="layout" svg:width="0.149cm" svg:height="0.149cm" svg:x="7.973cm" svg:y="16.662cm" svg:viewBox="0 0 150 150" svg:d="M0 75c0-42 33-75 74-75 43 0 76 33 76 75 0 41-33 75-76 75-41 0-74-34-74-75z">
          <text:p/>
        </draw:path>
        <draw:path draw:style-name="gr1" draw:text-style-name="P1" draw:layer="layout" svg:width="0.1cm" svg:height="0.1cm" svg:x="7.998cm" svg:y="16.076cm" svg:viewBox="0 0 101 101" svg:d="M0 51c0-28 23-51 50-51 28 0 51 23 51 51 0 27-23 50-51 50-27 0-50-23-50-50z">
          <text:p/>
        </draw:path>
        <draw:path draw:style-name="gr1" draw:text-style-name="P1" draw:layer="layout" svg:width="0.1cm" svg:height="0.1cm" svg:x="7.998cm" svg:y="16.276cm" svg:viewBox="0 0 101 101" svg:d="M0 51c0-28 23-51 50-51 28 0 51 23 51 51 0 27-23 50-51 50-27 0-50-23-50-50z">
          <text:p/>
        </draw:path>
        <draw:path draw:style-name="gr1" draw:text-style-name="P1" draw:layer="layout" svg:width="0.1cm" svg:height="0.1cm" svg:x="7.998cm" svg:y="16.476cm" svg:viewBox="0 0 101 101" svg:d="M0 51c0-28 23-51 50-51 28 0 51 23 51 51 0 27-23 50-51 50-27 0-50-23-50-50z">
          <text:p/>
        </draw:path>
        <draw:path draw:style-name="gr1" draw:text-style-name="P1" draw:layer="layout" svg:width="0.1cm" svg:height="0.1cm" svg:x="16.485cm" svg:y="13.08cm" svg:viewBox="0 0 101 101" svg:d="M0 51c0-28 22-51 51-51 27 0 50 23 50 51s-23 50-50 50c-29 0-51-22-51-50z">
          <text:p/>
        </draw:path>
        <draw:path draw:style-name="gr1" draw:text-style-name="P1" draw:layer="layout" svg:width="0.1cm" svg:height="0.1cm" svg:x="15.467cm" svg:y="13.996cm" svg:viewBox="0 0 101 101" svg:d="M0 50c0-28 23-50 51-50s50 22 50 50-22 51-50 51-51-23-51-51z">
          <text:p/>
        </draw:path>
        <draw:path draw:style-name="gr1" draw:text-style-name="P1" draw:layer="layout" svg:width="0.1cm" svg:height="0.1cm" svg:x="15.721cm" svg:y="13.996cm" svg:viewBox="0 0 101 101" svg:d="M0 50c0-28 24-50 52-50 27 0 49 22 49 50s-22 51-49 51c-28 0-52-23-52-51z">
          <text:p/>
        </draw:path>
        <draw:path draw:style-name="gr1" draw:text-style-name="P1" draw:layer="layout" svg:width="0.1cm" svg:height="0.1cm" svg:x="13.045cm" svg:y="15.674cm" svg:viewBox="0 0 101 101" svg:d="M0 50c0-28 24-50 52-50 27 0 49 22 49 50s-22 51-49 51c-28 0-52-23-52-51z">
          <text:p/>
        </draw:path>
        <draw:path draw:style-name="gr1" draw:text-style-name="P1" draw:layer="layout" svg:width="0.1cm" svg:height="0.1cm" svg:x="12.283cm" svg:y="15.674cm" svg:viewBox="0 0 101 101" svg:d="M0 50c0-28 23-50 51-50 27 0 50 22 50 50s-23 51-50 51c-28 0-51-23-51-51z">
          <text:p/>
        </draw:path>
        <draw:path draw:style-name="gr1" draw:text-style-name="P1" draw:layer="layout" svg:width="0.1cm" svg:height="0.1cm" svg:x="10.362cm" svg:y="16.652cm" svg:viewBox="0 0 101 101" svg:d="M0 51c0-28 23-51 52-51 27 0 49 23 49 51 0 27-22 50-49 50-29 0-52-23-52-50z">
          <text:p/>
        </draw:path>
        <draw:path draw:style-name="gr1" draw:text-style-name="P1" draw:layer="layout" svg:width="0.149cm" svg:height="0.15cm" svg:x="10.338cm" svg:y="15.807cm" svg:viewBox="0 0 150 151" svg:d="M0 75c0-42 33-75 75-75s75 33 75 75c0 41-33 76-75 76s-75-35-75-76z">
          <text:p/>
        </draw:path>
        <draw:path draw:style-name="gr1" draw:text-style-name="P1" draw:layer="layout" svg:width="0.1cm" svg:height="0.1cm" svg:x="10.362cm" svg:y="16.442cm" svg:viewBox="0 0 101 101" svg:d="M0 51c0-28 23-51 52-51 27 0 49 23 49 51 0 27-22 50-49 50-29 0-52-23-52-50z">
          <text:p/>
        </draw:path>
        <draw:path draw:style-name="gr1" draw:text-style-name="P1" draw:layer="layout" svg:width="0.1cm" svg:height="0.1cm" svg:x="10.362cm" svg:y="16.242cm" svg:viewBox="0 0 101 101" svg:d="M0 51c0-28 23-51 52-51 27 0 49 23 49 51 0 27-22 50-49 50-29 0-52-23-52-50z">
          <text:p/>
        </draw:path>
        <draw:path draw:style-name="gr1" draw:text-style-name="P1" draw:layer="layout" svg:width="0.1cm" svg:height="0.1cm" svg:x="10.362cm" svg:y="16.042cm" svg:viewBox="0 0 101 101" svg:d="M0 51c0-28 23-51 52-51 27 0 49 23 49 51 0 27-22 50-49 50-29 0-52-23-52-50z">
          <text:p/>
        </draw:path>
        <draw:path draw:style-name="gr1" draw:text-style-name="P1" draw:layer="layout" svg:width="0.1cm" svg:height="0.1cm" svg:x="6.337cm" svg:y="15.783cm" svg:viewBox="0 0 101 101" svg:d="M0 49c0-27 23-49 50-49 28 0 51 22 51 49 0 28-23 52-51 52-27 0-50-24-50-52z">
          <text:p/>
        </draw:path>
        <draw:path draw:style-name="gr1" draw:text-style-name="P1" draw:layer="layout" svg:width="0.1cm" svg:height="0.1cm" svg:x="6.337cm" svg:y="16.545cm" svg:viewBox="0 0 101 101" svg:d="M0 50c0-27 23-50 50-50 28 0 51 23 51 50 0 28-23 51-51 51-27 0-50-23-50-51z">
          <text:p/>
        </draw:path>
        <draw:path draw:style-name="gr1" draw:text-style-name="P1" draw:layer="layout" svg:width="0.1cm" svg:height="0.1cm" svg:x="7.192cm" svg:y="16.076cm" svg:viewBox="0 0 101 101" svg:d="M0 51c0-28 22-51 51-51 27 0 50 23 50 51 0 27-23 50-50 50-29 0-51-23-51-50z">
          <text:p/>
        </draw:path>
        <draw:path draw:style-name="gr1" draw:text-style-name="P1" draw:layer="layout" svg:width="0.1cm" svg:height="0.1cm" svg:x="7.192cm" svg:y="16.276cm" svg:viewBox="0 0 101 101" svg:d="M0 51c0-28 22-51 51-51 27 0 50 23 50 51 0 27-23 50-50 50-29 0-51-23-51-50z">
          <text:p/>
        </draw:path>
        <draw:path draw:style-name="gr1" draw:text-style-name="P1" draw:layer="layout" svg:width="0.1cm" svg:height="0.1cm" svg:x="11.759cm" svg:y="12.702cm" svg:viewBox="0 0 101 101" svg:d="M0 50c0-28 23-50 50-50 28 0 51 22 51 50s-23 51-51 51c-27 0-50-23-50-51z">
          <text:p/>
        </draw:path>
        <draw:path draw:style-name="gr1" draw:text-style-name="P1" draw:layer="layout" svg:width="0.1cm" svg:height="0.1cm" svg:x="7.995cm" svg:y="14.842cm" svg:viewBox="0 0 101 101" svg:d="M0 51c0-29 24-51 52-51 27 0 49 22 49 51 0 27-22 50-49 50-28 0-52-23-52-50z">
          <text:p/>
        </draw:path>
        <draw:path draw:style-name="gr1" draw:text-style-name="P1" draw:layer="layout" svg:width="0.149cm" svg:height="0.15cm" svg:x="7.971cm" svg:y="13.997cm" svg:viewBox="0 0 150 151" svg:d="M0 75c0-42 33-75 75-75s75 33 75 75c0 41-33 76-75 76s-75-35-75-76z">
          <text:p/>
        </draw:path>
        <draw:path draw:style-name="gr1" draw:text-style-name="P1" draw:layer="layout" svg:width="0.1cm" svg:height="0.1cm" svg:x="7.995cm" svg:y="14.632cm" svg:viewBox="0 0 101 101" svg:d="M0 51c0-29 24-51 52-51 27 0 49 22 49 51 0 27-22 50-49 50-28 0-52-23-52-50z">
          <text:p/>
        </draw:path>
        <draw:path draw:style-name="gr1" draw:text-style-name="P1" draw:layer="layout" svg:width="0.1cm" svg:height="0.1cm" svg:x="7.995cm" svg:y="14.432cm" svg:viewBox="0 0 101 101" svg:d="M0 51c0-29 24-51 52-51 27 0 49 22 49 51 0 27-22 50-49 50-28 0-52-23-52-50z">
          <text:p/>
        </draw:path>
        <draw:path draw:style-name="gr1" draw:text-style-name="P1" draw:layer="layout" svg:width="0.1cm" svg:height="0.1cm" svg:x="7.995cm" svg:y="14.232cm" svg:viewBox="0 0 101 101" svg:d="M0 51c0-29 24-51 52-51 27 0 49 22 49 51 0 27-22 50-49 50-28 0-52-23-52-50z">
          <text:p/>
        </draw:path>
        <draw:path draw:style-name="gr1" draw:text-style-name="P1" draw:layer="layout" svg:width="0.1cm" svg:height="0.1cm" svg:x="8.696cm" svg:y="13.606cm" svg:viewBox="0 0 101 101" svg:d="M0 50c0-28 23-50 51-50 27 0 50 22 50 50 0 27-23 51-50 51-28 0-51-24-51-51z">
          <text:p/>
        </draw:path>
        <draw:path draw:style-name="gr1" draw:text-style-name="P1" draw:layer="layout" svg:width="0.1cm" svg:height="0.1cm" svg:x="15.198cm" svg:y="17.502cm" svg:viewBox="0 0 101 101" svg:d="M0 51c0-29 22-51 51-51 28 0 50 22 50 51 0 28-22 50-50 50-29 0-51-22-51-50z">
          <text:p/>
        </draw:path>
        <draw:path draw:style-name="gr1" draw:text-style-name="P1" draw:layer="layout" svg:width="0.1cm" svg:height="0.1cm" svg:x="15.198cm" svg:y="16.74cm" svg:viewBox="0 0 101 101" svg:d="M0 51c0-28 22-51 51-51 28 0 50 23 50 51s-22 50-50 50c-29 0-51-22-51-50z">
          <text:p/>
        </draw:path>
        <draw:path draw:style-name="gr1" draw:text-style-name="P1" draw:layer="layout" svg:width="0.1cm" svg:height="0.1cm" svg:x="14.697cm" svg:y="13.996cm" svg:viewBox="0 0 101 101" svg:d="M0 50c0-28 23-50 52-50 27 0 49 22 49 50s-22 51-49 51c-29 0-52-23-52-51z">
          <text:p/>
        </draw:path>
        <draw:path draw:style-name="gr1" draw:text-style-name="P1" draw:layer="layout" svg:width="0.1cm" svg:height="0.1cm" svg:x="14.951cm" svg:y="13.996cm" svg:viewBox="0 0 101 101" svg:d="M0 50c0-28 23-50 51-50 27 0 50 22 50 50s-23 51-50 51c-28 0-51-23-51-51z">
          <text:p/>
        </draw:path>
        <draw:path draw:style-name="gr1" draw:text-style-name="P1" draw:layer="layout" svg:width="0.1cm" svg:height="0.1cm" svg:x="16.79cm" svg:y="13.08cm" svg:viewBox="0 0 101 101" svg:d="M0 51c0-28 22-51 51-51 27 0 50 23 50 51s-23 50-50 50c-29 0-51-22-51-50z">
          <text:p/>
        </draw:path>
        <draw:path draw:style-name="gr1" draw:text-style-name="P1" draw:layer="layout" svg:width="0.1cm" svg:height="0.1cm" svg:x="4.834cm" svg:y="14.632cm" svg:viewBox="0 0 101 101" svg:d="M0 51c0-29 23-51 51-51 27 0 50 22 50 51 0 27-23 50-50 50-28 0-51-23-51-50z">
          <text:p/>
        </draw:path>
        <draw:path draw:style-name="gr1" draw:text-style-name="P1" draw:layer="layout" svg:width="0.1cm" svg:height="0.1cm" svg:x="4.834cm" svg:y="14.432cm" svg:viewBox="0 0 101 101" svg:d="M0 51c0-29 23-51 51-51 27 0 50 22 50 51 0 27-23 50-50 50-28 0-51-23-51-50z">
          <text:p/>
        </draw:path>
        <draw:path draw:style-name="gr1" draw:text-style-name="P1" draw:layer="layout" svg:width="0.1cm" svg:height="0.1cm" svg:x="8.696cm" svg:y="14.917cm" svg:viewBox="0 0 101 101" svg:d="M0 50c0-27 23-50 51-50 27 0 50 23 50 50 0 29-23 51-50 51-28 0-51-22-51-51z">
          <text:p/>
        </draw:path>
        <draw:path draw:style-name="gr1" draw:text-style-name="P1" draw:layer="layout" svg:width="0.1cm" svg:height="0.1cm" svg:x="8.696cm" svg:y="14.155cm" svg:viewBox="0 0 101 101" svg:d="M0 51c0-28 23-51 51-51 27 0 50 23 50 51s-23 50-50 50c-28 0-51-22-51-50z">
          <text:p/>
        </draw:path>
        <draw:path draw:style-name="gr1" draw:text-style-name="P1" draw:layer="layout" svg:width="0.1cm" svg:height="0.1cm" svg:x="11.051cm" svg:y="14.917cm" svg:viewBox="0 0 101 101" svg:d="M0 50c0-27 22-50 51-50 27 0 50 23 50 50 0 29-23 51-50 51-29 0-51-22-51-51z">
          <text:p/>
        </draw:path>
        <draw:path draw:style-name="gr1" draw:text-style-name="P1" draw:layer="layout" svg:width="0.1cm" svg:height="0.1cm" svg:x="11.051cm" svg:y="14.155cm" svg:viewBox="0 0 101 101" svg:d="M0 51c0-28 22-51 51-51 27 0 50 23 50 51s-23 50-50 50c-29 0-51-22-51-50z">
          <text:p/>
        </draw:path>
        <draw:path draw:style-name="gr1" draw:text-style-name="P1" draw:layer="layout" svg:width="0.1cm" svg:height="0.1cm" svg:x="16.188cm" svg:y="14.657cm" svg:viewBox="0 0 101 101" svg:d="M0 51c0-28 23-51 52-51 27 0 49 23 49 51s-22 50-49 50c-29 0-52-22-52-50z">
          <text:p/>
        </draw:path>
        <draw:path draw:style-name="gr1" draw:text-style-name="P1" draw:layer="layout" svg:width="0.1cm" svg:height="0.1cm" svg:x="16.95cm" svg:y="14.657cm" svg:viewBox="0 0 101 101" svg:d="M0 51c0-28 23-51 51-51s50 23 50 51-22 50-50 50-51-22-51-50z">
          <text:p/>
        </draw:path>
        <draw:path draw:style-name="gr1" draw:text-style-name="P1" draw:layer="layout" svg:width="0.1cm" svg:height="0.1cm" svg:x="9.547cm" svg:y="14.632cm" svg:viewBox="0 0 101 101" svg:d="M0 51c0-29 22-51 51-51 27 0 50 22 50 51 0 27-23 50-50 50-29 0-51-23-51-50z">
          <text:p/>
        </draw:path>
        <draw:path draw:style-name="gr1" draw:text-style-name="P1" draw:layer="layout" svg:width="0.1cm" svg:height="0.1cm" svg:x="9.547cm" svg:y="14.432cm" svg:viewBox="0 0 101 101" svg:d="M0 51c0-29 22-51 51-51 27 0 50 22 50 51 0 27-23 50-50 50-29 0-51-23-51-50z">
          <text:p/>
        </draw:path>
        <draw:path draw:style-name="gr1" draw:text-style-name="P1" draw:layer="layout" svg:width="0.1cm" svg:height="0.1cm" svg:x="12.435cm" svg:y="17.124cm" svg:viewBox="0 0 101 101" svg:d="M0 51c0-29 23-51 52-51 27 0 49 22 49 51 0 28-22 50-49 50-29 0-52-22-52-50z">
          <text:p/>
        </draw:path>
        <draw:path draw:style-name="gr1" draw:text-style-name="P1" draw:layer="layout" svg:width="0.1cm" svg:height="0.1cm" svg:x="13.928cm" svg:y="15.535cm" svg:viewBox="0 0 101 101" svg:d="M0 50c0-28 22-50 50-50s51 22 51 50-23 51-51 51-50-23-50-51z">
          <text:p/>
        </draw:path>
        <draw:path draw:style-name="gr1" draw:text-style-name="P1" draw:layer="layout" svg:width="0.1cm" svg:height="0.1cm" svg:x="14.182cm" svg:y="15.535cm" svg:viewBox="0 0 101 101" svg:d="M0 50c0-28 22-50 49-50 29 0 52 22 52 50s-23 51-52 51c-27 0-49-23-49-51z">
          <text:p/>
        </draw:path>
        <draw:path draw:style-name="gr1" draw:text-style-name="P1" draw:layer="layout" svg:width="0.1cm" svg:height="0.1cm" svg:x="14.436cm" svg:y="15.535cm" svg:viewBox="0 0 101 101" svg:d="M0 50c0-28 23-50 50-50 28 0 51 22 51 50s-23 51-51 51c-27 0-50-23-50-51z">
          <text:p/>
        </draw:path>
        <draw:path draw:style-name="gr1" draw:text-style-name="P1" draw:layer="layout" svg:width="0.1cm" svg:height="0.1cm" svg:x="14.69cm" svg:y="15.535cm" svg:viewBox="0 0 101 101" svg:d="M0 50c0-28 22-50 49-50 29 0 52 22 52 50s-23 51-52 51c-27 0-49-23-49-51z">
          <text:p/>
        </draw:path>
        <draw:path draw:style-name="gr1" draw:text-style-name="P1" draw:layer="layout" svg:width="0.1cm" svg:height="0.1cm" svg:x="14.944cm" svg:y="15.535cm" svg:viewBox="0 0 101 101" svg:d="M0 50c0-28 22-50 49-50 28 0 52 22 52 50s-24 51-52 51c-27 0-49-23-49-51z">
          <text:p/>
        </draw:path>
        <draw:path draw:style-name="gr1" draw:text-style-name="P1" draw:layer="layout" svg:width="0.1cm" svg:height="0.1cm" svg:x="15.198cm" svg:y="15.535cm" svg:viewBox="0 0 101 101" svg:d="M0 50c0-28 22-50 50-50s51 22 51 50-23 51-51 51-50-23-50-51z">
          <text:p/>
        </draw:path>
        <draw:path draw:style-name="gr1" draw:text-style-name="P1" draw:layer="layout" svg:width="0.1cm" svg:height="0.1cm" svg:x="15.452cm" svg:y="15.535cm" svg:viewBox="0 0 101 101" svg:d="M0 50c0-28 22-50 49-50 28 0 52 22 52 50s-24 51-52 51c-27 0-49-23-49-51z">
          <text:p/>
        </draw:path>
        <draw:path draw:style-name="gr1" draw:text-style-name="P1" draw:layer="layout" svg:width="0.1cm" svg:height="0.1cm" svg:x="15.452cm" svg:y="14.741cm" svg:viewBox="0 0 101 101" svg:d="M0 50c0-28 22-50 49-50 28 0 52 22 52 50s-24 51-52 51c-27 0-49-23-49-51z">
          <text:p/>
        </draw:path>
        <draw:path draw:style-name="gr1" draw:text-style-name="P1" draw:layer="layout" svg:width="0.1cm" svg:height="0.1cm" svg:x="15.198cm" svg:y="14.741cm" svg:viewBox="0 0 101 101" svg:d="M0 50c0-28 22-50 50-50s51 22 51 50-23 51-51 51-50-23-50-51z">
          <text:p/>
        </draw:path>
        <draw:path draw:style-name="gr1" draw:text-style-name="P1" draw:layer="layout" svg:width="0.1cm" svg:height="0.1cm" svg:x="14.944cm" svg:y="14.741cm" svg:viewBox="0 0 101 101" svg:d="M0 50c0-28 22-50 49-50 28 0 52 22 52 50s-24 51-52 51c-27 0-49-23-49-51z">
          <text:p/>
        </draw:path>
        <draw:path draw:style-name="gr1" draw:text-style-name="P1" draw:layer="layout" svg:width="0.1cm" svg:height="0.1cm" svg:x="14.69cm" svg:y="14.741cm" svg:viewBox="0 0 101 101" svg:d="M0 50c0-28 22-50 49-50 29 0 52 22 52 50s-23 51-52 51c-27 0-49-23-49-51z">
          <text:p/>
        </draw:path>
        <draw:path draw:style-name="gr1" draw:text-style-name="P1" draw:layer="layout" svg:width="0.1cm" svg:height="0.1cm" svg:x="14.436cm" svg:y="14.741cm" svg:viewBox="0 0 101 101" svg:d="M0 50c0-28 23-50 50-50 28 0 51 22 51 50s-23 51-51 51c-27 0-50-23-50-51z">
          <text:p/>
        </draw:path>
        <draw:path draw:style-name="gr1" draw:text-style-name="P1" draw:layer="layout" svg:width="0.1cm" svg:height="0.1cm" svg:x="14.182cm" svg:y="14.741cm" svg:viewBox="0 0 101 101" svg:d="M0 50c0-28 22-50 49-50 29 0 52 22 52 50s-23 51-52 51c-27 0-49-23-49-51z">
          <text:p/>
        </draw:path>
        <draw:path draw:style-name="gr1" draw:text-style-name="P1" draw:layer="layout" svg:width="0.1cm" svg:height="0.1cm" svg:x="13.928cm" svg:y="14.741cm" svg:viewBox="0 0 101 101" svg:d="M0 50c0-28 22-50 50-50s51 22 51 50-23 51-51 51-50-23-50-51z">
          <text:p/>
        </draw:path>
        <draw:path draw:style-name="gr1" draw:text-style-name="P1" draw:layer="layout" svg:width="0.1cm" svg:height="0.1cm" svg:x="8.696cm" svg:y="17.147cm" svg:viewBox="0 0 101 101" svg:d="M0 51c0-28 23-51 51-51 27 0 50 23 50 51s-23 50-50 50c-28 0-51-22-51-50z">
          <text:p/>
        </draw:path>
        <draw:path draw:style-name="gr1" draw:text-style-name="P1" draw:layer="layout" svg:width="0.1cm" svg:height="0.1cm" svg:x="13.045cm" svg:y="14.657cm" svg:viewBox="0 0 101 101" svg:d="M0 51c0-28 24-51 52-51 27 0 49 23 49 51s-22 50-49 50c-28 0-52-22-52-50z">
          <text:p/>
        </draw:path>
        <draw:path draw:style-name="gr1" draw:text-style-name="P1" draw:layer="layout" svg:width="0.1cm" svg:height="0.1cm" svg:x="12.283cm" svg:y="14.657cm" svg:viewBox="0 0 101 101" svg:d="M0 51c0-28 23-51 51-51 27 0 50 23 50 51s-23 50-50 50c-28 0-51-22-51-50z">
          <text:p/>
        </draw:path>
        <draw:path draw:style-name="gr1" draw:text-style-name="P1" draw:layer="layout" svg:width="0.1cm" svg:height="0.1cm" svg:x="16.188cm" svg:y="15.674cm" svg:viewBox="0 0 101 101" svg:d="M0 50c0-28 23-50 52-50 27 0 49 22 49 50s-22 51-49 51c-29 0-52-23-52-51z">
          <text:p/>
        </draw:path>
        <draw:path draw:style-name="gr1" draw:text-style-name="P1" draw:layer="layout" svg:width="0.1cm" svg:height="0.1cm" svg:x="16.95cm" svg:y="15.674cm" svg:viewBox="0 0 101 101" svg:d="M0 50c0-28 23-50 51-50s50 22 50 50-22 51-50 51-51-23-51-51z">
          <text:p/>
        </draw:path>
        <draw:path draw:style-name="gr1" draw:text-style-name="P1" draw:layer="layout" svg:width="0.1cm" svg:height="0.1cm" svg:x="10.362cm" svg:y="14.842cm" svg:viewBox="0 0 101 101" svg:d="M0 51c0-29 23-51 52-51 27 0 49 22 49 51 0 27-22 50-49 50-29 0-52-23-52-50z">
          <text:p/>
        </draw:path>
        <draw:path draw:style-name="gr1" draw:text-style-name="P1" draw:layer="layout" svg:width="0.149cm" svg:height="0.15cm" svg:x="10.338cm" svg:y="13.997cm" svg:viewBox="0 0 150 151" svg:d="M0 75c0-42 33-75 75-75s75 33 75 75c0 41-33 76-75 76s-75-35-75-76z">
          <text:p/>
        </draw:path>
        <draw:path draw:style-name="gr1" draw:text-style-name="P1" draw:layer="layout" svg:width="0.1cm" svg:height="0.1cm" svg:x="10.362cm" svg:y="14.632cm" svg:viewBox="0 0 101 101" svg:d="M0 51c0-29 23-51 52-51 27 0 49 22 49 51 0 27-22 50-49 50-29 0-52-23-52-50z">
          <text:p/>
        </draw:path>
        <draw:path draw:style-name="gr1" draw:text-style-name="P1" draw:layer="layout" svg:width="0.1cm" svg:height="0.1cm" svg:x="10.362cm" svg:y="14.432cm" svg:viewBox="0 0 101 101" svg:d="M0 51c0-29 23-51 52-51 27 0 49 22 49 51 0 27-22 50-49 50-29 0-52-23-52-50z">
          <text:p/>
        </draw:path>
        <draw:path draw:style-name="gr1" draw:text-style-name="P1" draw:layer="layout" svg:width="0.1cm" svg:height="0.1cm" svg:x="10.362cm" svg:y="14.232cm" svg:viewBox="0 0 101 101" svg:d="M0 51c0-29 23-51 52-51 27 0 49 22 49 51 0 27-22 50-49 50-29 0-52-23-52-50z">
          <text:p/>
        </draw:path>
        <draw:path draw:style-name="gr1" draw:text-style-name="P1" draw:layer="layout" svg:width="0.1cm" svg:height="0.1cm" svg:x="11.051cm" svg:y="15.783cm" svg:viewBox="0 0 101 101" svg:d="M0 49c0-27 22-49 51-49 27 0 50 22 50 49 0 28-23 52-50 52-29 0-51-24-51-52z">
          <text:p/>
        </draw:path>
        <draw:path draw:style-name="gr1" draw:text-style-name="P1" draw:layer="layout" svg:width="0.1cm" svg:height="0.1cm" svg:x="11.051cm" svg:y="16.545cm" svg:viewBox="0 0 101 101" svg:d="M0 50c0-27 22-50 51-50 27 0 50 23 50 50 0 28-23 51-50 51-29 0-51-23-51-51z">
          <text:p/>
        </draw:path>
        <draw:path draw:style-name="gr1" draw:text-style-name="P1" draw:layer="layout" svg:width="0.1cm" svg:height="0.1cm" svg:x="7.192cm" svg:y="14.632cm" svg:viewBox="0 0 101 101" svg:d="M0 51c0-29 22-51 51-51 27 0 50 22 50 51 0 27-23 50-50 50-29 0-51-23-51-50z">
          <text:p/>
        </draw:path>
        <draw:path draw:style-name="gr1" draw:text-style-name="P1" draw:layer="layout" svg:width="0.1cm" svg:height="0.1cm" svg:x="7.192cm" svg:y="14.432cm" svg:viewBox="0 0 101 101" svg:d="M0 51c0-29 22-51 51-51 27 0 50 22 50 51 0 27-23 50-50 50-29 0-51-23-51-50z">
          <text:p/>
        </draw:path>
        <draw:path draw:style-name="gr1" draw:text-style-name="P1" draw:layer="layout" svg:width="0.1cm" svg:height="0.1cm" svg:x="4.834cm" svg:y="16.076cm" svg:viewBox="0 0 101 101" svg:d="M0 51c0-28 23-51 51-51 27 0 50 23 50 51 0 27-23 50-50 50-28 0-51-23-51-50z">
          <text:p/>
        </draw:path>
        <draw:path draw:style-name="gr1" draw:text-style-name="P1" draw:layer="layout" svg:width="0.1cm" svg:height="0.1cm" svg:x="4.834cm" svg:y="16.276cm" svg:viewBox="0 0 101 101" svg:d="M0 51c0-28 23-51 51-51 27 0 50 23 50 51 0 27-23 50-50 50-28 0-51-23-51-50z">
          <text:p/>
        </draw:path>
        <draw:path draw:style-name="gr1" draw:text-style-name="P1" draw:layer="layout" svg:width="0.1cm" svg:height="0.1cm" svg:x="6.337cm" svg:y="14.917cm" svg:viewBox="0 0 101 101" svg:d="M0 50c0-27 23-50 50-50 28 0 51 23 51 50 0 29-23 51-51 51-27 0-50-22-50-51z">
          <text:p/>
        </draw:path>
        <draw:path draw:style-name="gr1" draw:text-style-name="P1" draw:layer="layout" svg:width="0.1cm" svg:height="0.1cm" svg:x="6.337cm" svg:y="14.155cm" svg:viewBox="0 0 101 101" svg:d="M0 51c0-28 23-51 50-51 28 0 51 23 51 51s-23 50-51 50c-27 0-50-22-50-50z">
          <text:p/>
        </draw:path>
        <draw:path draw:style-name="gr1" draw:text-style-name="P1" draw:layer="layout" svg:width="0.1cm" svg:height="0.1cm" svg:x="11.051cm" svg:y="17.147cm" svg:viewBox="0 0 101 101" svg:d="M0 51c0-28 22-51 51-51 27 0 50 23 50 51s-23 50-50 50c-29 0-51-22-51-50z">
          <text:p/>
        </draw:path>
        <draw:path draw:style-name="gr1" draw:text-style-name="P1" draw:layer="layout" svg:width="0.1cm" svg:height="0.1cm" svg:x="6.337cm" svg:y="13.606cm" svg:viewBox="0 0 101 101" svg:d="M0 50c0-28 23-50 50-50 28 0 51 22 51 50 0 27-23 51-51 51-27 0-50-24-50-51z">
          <text:p/>
        </draw:path>
        <draw:path draw:style-name="gr1" draw:text-style-name="P1" draw:layer="layout" svg:width="0.1cm" svg:height="0.1cm" svg:x="6.337cm" svg:y="17.147cm" svg:viewBox="0 0 101 101" svg:d="M0 51c0-28 23-51 50-51 28 0 51 23 51 51s-23 50-51 50c-27 0-50-22-50-50z">
          <text:p/>
        </draw:path>
        <draw:path draw:style-name="gr1" draw:text-style-name="P1" draw:layer="layout" svg:width="0.1cm" svg:height="0.1cm" svg:x="12.74cm" svg:y="17.124cm" svg:viewBox="0 0 101 101" svg:d="M0 51c0-29 24-51 52-51 27 0 49 22 49 51 0 28-22 50-49 50-28 0-52-22-52-50z">
          <text:p/>
        </draw:path>
        <draw:path draw:style-name="gr1" draw:text-style-name="P1" draw:layer="layout" svg:width="0.1cm" svg:height="0.1cm" svg:x="16.188cm" svg:y="15.165cm" svg:viewBox="0 0 101 101" svg:d="M0 52c0-28 23-52 52-52 27 0 49 24 49 52 0 27-22 49-49 49-29 0-52-22-52-49z">
          <text:p/>
        </draw:path>
        <draw:path draw:style-name="gr1" draw:text-style-name="P1" draw:layer="layout" svg:width="0.1cm" svg:height="0.1cm" svg:x="16.95cm" svg:y="15.165cm" svg:viewBox="0 0 101 101" svg:d="M0 52c0-28 23-52 51-52s50 24 50 52c0 27-22 49-50 49s-51-22-51-49z">
          <text:p/>
        </draw:path>
        <draw:path draw:style-name="gr1" draw:text-style-name="P1" draw:layer="layout" svg:width="0.1cm" svg:height="0.1cm" svg:x="5.606cm" svg:y="15.867cm" svg:viewBox="0 0 101 101" svg:d="M0 49c0-27 22-49 51-49 28 0 50 22 50 49 0 28-22 52-50 52-29 0-51-24-51-52z">
          <text:p/>
        </draw:path>
        <draw:path draw:style-name="gr1" draw:text-style-name="P1" draw:layer="layout" svg:width="0.15cm" svg:height="0.149cm" svg:x="5.581cm" svg:y="16.662cm" svg:viewBox="0 0 151 150" svg:d="M0 75c0-42 34-75 75-75 42 0 76 33 76 75 0 41-34 75-76 75-41 0-75-34-75-75z">
          <text:p/>
        </draw:path>
        <draw:path draw:style-name="gr1" draw:text-style-name="P1" draw:layer="layout" svg:width="0.1cm" svg:height="0.1cm" svg:x="5.606cm" svg:y="16.076cm" svg:viewBox="0 0 101 101" svg:d="M0 51c0-28 22-51 51-51 28 0 50 23 50 51 0 27-22 50-50 50-29 0-51-23-51-50z">
          <text:p/>
        </draw:path>
        <draw:path draw:style-name="gr1" draw:text-style-name="P1" draw:layer="layout" svg:width="0.1cm" svg:height="0.1cm" svg:x="5.606cm" svg:y="16.276cm" svg:viewBox="0 0 101 101" svg:d="M0 51c0-28 22-51 51-51 28 0 50 23 50 51 0 27-22 50-50 50-29 0-51-23-51-50z">
          <text:p/>
        </draw:path>
        <draw:path draw:style-name="gr1" draw:text-style-name="P1" draw:layer="layout" svg:width="0.1cm" svg:height="0.1cm" svg:x="5.606cm" svg:y="16.476cm" svg:viewBox="0 0 101 101" svg:d="M0 51c0-28 22-51 51-51 28 0 50 23 50 51 0 27-22 50-50 50-29 0-51-23-51-50z">
          <text:p/>
        </draw:path>
        <draw:path draw:style-name="gr1" draw:text-style-name="P1" draw:layer="layout" svg:width="0.1cm" svg:height="0.1cm" svg:x="14.183cm" svg:y="13.996cm" svg:viewBox="0 0 101 101" svg:d="M0 50c0-28 22-50 49-50 29 0 52 22 52 50s-23 51-52 51c-27 0-49-23-49-51z">
          <text:p/>
        </draw:path>
        <draw:path draw:style-name="gr1" draw:text-style-name="P1" draw:layer="layout" svg:width="0.1cm" svg:height="0.1cm" svg:x="13.929cm" svg:y="13.996cm" svg:viewBox="0 0 101 101" svg:d="M0 50c0-28 23-50 50-50 28 0 51 22 51 50s-23 51-51 51c-27 0-50-23-50-51z">
          <text:p/>
        </draw:path>
        <draw:path draw:style-name="gr1" draw:text-style-name="P1" draw:layer="layout" svg:width="0.1cm" svg:height="0.1cm" svg:x="14.434cm" svg:y="16.286cm" svg:viewBox="0 0 101 101" svg:d="M0 50c0-28 23-50 51-50s50 22 50 50c0 29-22 51-50 51s-51-22-51-51z">
          <text:p/>
        </draw:path>
        <draw:path draw:style-name="gr1" draw:text-style-name="P1" draw:layer="layout" svg:width="0.1cm" svg:height="0.1cm" svg:x="14.18cm" svg:y="16.286cm" svg:viewBox="0 0 101 101" svg:d="M0 50c0-28 22-50 50-50 29 0 51 22 51 50 0 29-22 51-51 51-28 0-50-22-50-51z">
          <text:p/>
        </draw:path>
        <draw:path draw:style-name="gr1" draw:text-style-name="P1" draw:layer="layout" svg:width="0.1cm" svg:height="0.1cm" svg:x="11.051cm" svg:y="13.606cm" svg:viewBox="0 0 101 101" svg:d="M0 50c0-28 22-50 51-50 27 0 50 22 50 50 0 27-23 51-50 51-29 0-51-24-51-51z">
          <text:p/>
        </draw:path>
        <draw:path draw:style-name="gr1" draw:text-style-name="P1" draw:layer="layout" svg:width="0.1cm" svg:height="0.1cm" svg:x="13.412cm" svg:y="17.505cm" svg:viewBox="0 0 101 101" svg:d="M0 51c0-29 22-51 51-51 28 0 50 22 50 51 0 28-22 50-50 50-29 0-51-22-51-50z">
          <text:p/>
        </draw:path>
        <draw:path draw:style-name="gr1" draw:text-style-name="P1" draw:layer="layout" svg:width="0.1cm" svg:height="0.1cm" svg:x="13.412cm" svg:y="16.743cm" svg:viewBox="0 0 101 101" svg:d="M0 51c0-28 22-51 51-51 28 0 50 23 50 51s-22 50-50 50c-29 0-51-22-51-50z">
          <text:p/>
        </draw:path>
        <draw:path draw:style-name="gr1" draw:text-style-name="P1" draw:layer="layout" svg:width="0.1cm" svg:height="0.1cm" svg:x="9.547cm" svg:y="16.442cm" svg:viewBox="0 0 101 101" svg:d="M0 51c0-28 22-51 51-51 27 0 50 23 50 51 0 27-23 50-50 50-29 0-51-23-51-50z">
          <text:p/>
        </draw:path>
        <draw:path draw:style-name="gr1" draw:text-style-name="P1" draw:layer="layout" svg:width="0.1cm" svg:height="0.1cm" svg:x="9.547cm" svg:y="16.242cm" svg:viewBox="0 0 101 101" svg:d="M0 51c0-28 22-51 51-51 27 0 50 23 50 51 0 27-23 50-50 50-29 0-51-23-51-50z">
          <text:p/>
        </draw:path>
        <draw:path draw:style-name="gr1" draw:text-style-name="P1" draw:layer="layout" svg:width="0.1cm" svg:height="0.1cm" svg:x="16.18cm" svg:y="13.08cm" svg:viewBox="0 0 101 101" svg:d="M0 51c0-28 22-51 51-51 27 0 50 23 50 51s-23 50-50 50c-29 0-51-22-51-50z">
          <text:p/>
        </draw:path>
        <draw:path draw:style-name="gr1" draw:text-style-name="P1" draw:layer="layout" svg:width="0.1cm" svg:height="0.1cm" svg:x="14.949cm" svg:y="12.703cm" svg:viewBox="0 0 101 101" svg:d="M0 50c0-28 22-50 50-50s51 22 51 50-23 51-51 51-50-23-50-51z">
          <text:p/>
        </draw:path>
        <draw:path draw:style-name="gr1" draw:text-style-name="P1" draw:layer="layout" svg:width="0.1cm" svg:height="0.1cm" svg:x="14.949cm" svg:y="13.465cm" svg:viewBox="0 0 101 101" svg:d="M0 51c0-29 22-51 50-51s51 22 51 51c0 28-23 50-51 50s-50-22-50-50z">
          <text:p/>
        </draw:path>
        <draw:path draw:style-name="gr1" draw:text-style-name="P1" draw:layer="layout" svg:width="0.1cm" svg:height="0.1cm" svg:x="15.718cm" svg:y="12.699cm" svg:viewBox="0 0 101 101" svg:d="M0 50c0-28 23-50 50-50 28 0 51 22 51 50s-23 51-51 51c-27 0-50-23-50-51z">
          <text:p/>
        </draw:path>
        <draw:path draw:style-name="gr1" draw:text-style-name="P1" draw:layer="layout" svg:width="0.1cm" svg:height="0.1cm" svg:x="15.718cm" svg:y="13.461cm" svg:viewBox="0 0 101 101" svg:d="M0 51c0-29 23-51 50-51 28 0 51 22 51 51 0 28-23 50-51 50-27 0-50-22-50-50z">
          <text:p/>
        </draw:path>
        <draw:path draw:style-name="gr1" draw:text-style-name="P1" draw:layer="layout" svg:width="0.1cm" svg:height="0.1cm" svg:x="14.949cm" svg:y="16.286cm" svg:viewBox="0 0 101 101" svg:d="M0 50c0-28 22-50 50-50s51 22 51 50c0 29-23 51-51 51s-50-22-50-51z">
          <text:p/>
        </draw:path>
        <draw:path draw:style-name="gr1" draw:text-style-name="P1" draw:layer="layout" svg:width="0.1cm" svg:height="0.1cm" svg:x="15.203cm" svg:y="16.286cm" svg:viewBox="0 0 101 101" svg:d="M0 50c0-28 22-50 51-50 28 0 50 22 50 50 0 29-22 51-50 51-29 0-51-22-51-51z">
          <text:p/>
        </draw:path>
        <draw:path draw:style-name="gr1" draw:text-style-name="P1" draw:layer="layout" svg:width="0.1cm" svg:height="0.1cm" svg:x="13.929cm" svg:y="12.702cm" svg:viewBox="0 0 101 101" svg:d="M0 50c0-28 23-50 50-50 28 0 51 22 51 50s-23 51-51 51c-27 0-50-23-50-51z">
          <text:p/>
        </draw:path>
        <draw:path draw:style-name="gr1" draw:text-style-name="P1" draw:layer="layout" svg:width="0.1cm" svg:height="0.1cm" svg:x="13.929cm" svg:y="13.464cm" svg:viewBox="0 0 101 101" svg:d="M0 51c0-29 23-51 50-51 28 0 51 22 51 51 0 28-23 50-51 50-27 0-50-22-50-50z">
          <text:p/>
        </draw:path>
        <draw:path draw:style-name="gr1" draw:text-style-name="P1" draw:layer="layout" svg:width="0.1cm" svg:height="0.1cm" svg:x="13.045cm" svg:y="17.124cm" svg:viewBox="0 0 101 101" svg:d="M0 51c0-29 24-51 52-51 27 0 49 22 49 51 0 28-22 50-49 50-28 0-52-22-52-50z">
          <text:p/>
        </draw:path>
        <draw:path draw:style-name="gr1" draw:text-style-name="P1" draw:layer="layout" svg:width="0.1cm" svg:height="0.1cm" svg:x="14.182cm" svg:y="17.501cm" svg:viewBox="0 0 101 101" svg:d="M0 51c0-29 22-51 50-51 29 0 51 22 51 51 0 28-22 50-51 50-28 0-50-22-50-50z">
          <text:p/>
        </draw:path>
        <draw:path draw:style-name="gr1" draw:text-style-name="P1" draw:layer="layout" svg:width="0.1cm" svg:height="0.1cm" svg:x="14.182cm" svg:y="16.739cm" svg:viewBox="0 0 101 101" svg:d="M0 51c0-28 22-51 50-51 29 0 51 23 51 51s-22 50-51 50c-28 0-50-22-50-50z">
          <text:p/>
        </draw:path>
        <draw:path draw:style-name="gr1" draw:text-style-name="P1" draw:layer="layout" svg:width="0.1cm" svg:height="0.1cm" svg:x="13.045cm" svg:y="15.165cm" svg:viewBox="0 0 101 101" svg:d="M0 52c0-28 24-52 52-52 27 0 49 24 49 52 0 27-22 49-49 49-28 0-52-22-52-49z">
          <text:p/>
        </draw:path>
        <draw:path draw:style-name="gr1" draw:text-style-name="P1" draw:layer="layout" svg:width="0.1cm" svg:height="0.1cm" svg:x="12.283cm" svg:y="15.165cm" svg:viewBox="0 0 101 101" svg:d="M0 52c0-28 23-52 51-52 27 0 50 24 50 52 0 27-23 49-50 49-28 0-51-22-51-49z">
          <text:p/>
        </draw:path>
        <draw:path draw:style-name="gr8" draw:text-style-name="P3" draw:layer="layout" svg:width="0.1cm" svg:height="0.1cm" svg:x="12.067cm" svg:y="12.702cm" svg:viewBox="0 0 101 101" svg:d="M0 50c0-28 24-50 52-50 27 0 49 22 49 50s-22 51-49 51c-28 0-52-23-52-51z">
          <text:p/>
        </draw:path>
        <draw:path draw:style-name="gr8" draw:text-style-name="P3" draw:layer="layout" svg:width="0.1cm" svg:height="0.1cm" svg:x="5.666cm" svg:y="14.843cm" svg:viewBox="0 0 101 101" svg:d="M0 50c0-28 22-50 49-50 29 0 52 22 52 50s-23 51-52 51c-27 0-49-23-49-51z">
          <text:p/>
        </draw:path>
        <draw:path draw:style-name="gr8" draw:text-style-name="P3" draw:layer="layout" svg:width="0.149cm" svg:height="0.151cm" svg:x="5.641cm" svg:y="13.997cm" svg:viewBox="0 0 150 152" svg:d="M0 76c0-42 34-76 75-76 42 0 75 34 75 76 0 41-33 76-75 76-41 0-75-35-75-76z">
          <text:p/>
        </draw:path>
        <draw:path draw:style-name="gr8" draw:text-style-name="P3" draw:layer="layout" svg:width="0.1cm" svg:height="0.1cm" svg:x="5.666cm" svg:y="14.632cm" svg:viewBox="0 0 101 101" svg:d="M0 52c0-29 22-52 49-52 29 0 52 23 52 52 0 27-23 49-52 49-27 0-49-22-49-49z">
          <text:p/>
        </draw:path>
        <draw:path draw:style-name="gr8" draw:text-style-name="P3" draw:layer="layout" svg:width="0.1cm" svg:height="0.099cm" svg:x="5.666cm" svg:y="14.433cm" svg:viewBox="0 0 101 100" svg:d="M0 50c0-28 22-50 49-50 29 0 52 22 52 50s-23 50-52 50c-27 0-49-22-49-50z">
          <text:p/>
        </draw:path>
        <draw:path draw:style-name="gr8" draw:text-style-name="P3" draw:layer="layout" svg:width="0.1cm" svg:height="0.1cm" svg:x="5.666cm" svg:y="14.233cm" svg:viewBox="0 0 101 101" svg:d="M0 50c0-28 22-50 49-50 29 0 52 22 52 50s-23 51-52 51c-27 0-49-23-49-51z">
          <text:p/>
        </draw:path>
        <draw:path draw:style-name="gr8" draw:text-style-name="P3" draw:layer="layout" svg:width="0.1cm" svg:height="0.1cm" svg:x="13.664cm" svg:y="16.286cm" svg:viewBox="0 0 101 101" svg:d="M0 50c0-28 22-50 50-50s51 22 51 50c0 29-23 51-51 51s-50-22-50-51z">
          <text:p/>
        </draw:path>
        <draw:path draw:style-name="gr8" draw:text-style-name="P3" draw:layer="layout" svg:width="0.1cm" svg:height="0.1cm" svg:x="13.41cm" svg:y="16.286cm" svg:viewBox="0 0 101 101" svg:d="M0 50c0-28 22-50 51-50 28 0 50 22 50 50 0 29-22 51-50 51-29 0-51-22-51-51z">
          <text:p/>
        </draw:path>
        <draw:path draw:style-name="gr8" draw:text-style-name="P3" draw:layer="layout" svg:width="0.1cm" svg:height="0.1cm" svg:x="8.696cm" svg:y="15.783cm" svg:viewBox="0 0 101 101" svg:d="M0 49c0-27 23-49 51-49 27 0 50 22 50 49 0 28-23 52-50 52-28 0-51-24-51-52z">
          <text:p/>
        </draw:path>
        <draw:path draw:style-name="gr8" draw:text-style-name="P3" draw:layer="layout" svg:width="0.1cm" svg:height="0.1cm" svg:x="8.696cm" svg:y="16.545cm" svg:viewBox="0 0 101 101" svg:d="M0 50c0-27 23-50 51-50 27 0 50 23 50 50 0 28-23 51-50 51-28 0-51-23-51-51z">
          <text:p/>
        </draw:path>
        <draw:path draw:style-name="gr8" draw:text-style-name="P3" draw:layer="layout" svg:width="0.1cm" svg:height="0.1cm" svg:x="7.998cm" svg:y="15.867cm" svg:viewBox="0 0 101 101" svg:d="M0 49c0-27 23-49 50-49 28 0 51 22 51 49 0 28-23 52-51 52-27 0-50-24-50-52z">
          <text:p/>
        </draw:path>
        <draw:path draw:style-name="gr8" draw:text-style-name="P3" draw:layer="layout" svg:width="0.149cm" svg:height="0.149cm" svg:x="7.973cm" svg:y="16.662cm" svg:viewBox="0 0 150 150" svg:d="M0 75c0-42 33-75 74-75 43 0 76 33 76 75 0 41-33 75-76 75-41 0-74-34-74-75z">
          <text:p/>
        </draw:path>
        <draw:path draw:style-name="gr8" draw:text-style-name="P3" draw:layer="layout" svg:width="0.1cm" svg:height="0.1cm" svg:x="7.998cm" svg:y="16.076cm" svg:viewBox="0 0 101 101" svg:d="M0 51c0-28 23-51 50-51 28 0 51 23 51 51 0 27-23 50-51 50-27 0-50-23-50-50z">
          <text:p/>
        </draw:path>
        <draw:path draw:style-name="gr8" draw:text-style-name="P3" draw:layer="layout" svg:width="0.1cm" svg:height="0.1cm" svg:x="7.998cm" svg:y="16.276cm" svg:viewBox="0 0 101 101" svg:d="M0 51c0-28 23-51 50-51 28 0 51 23 51 51 0 27-23 50-51 50-27 0-50-23-50-50z">
          <text:p/>
        </draw:path>
        <draw:path draw:style-name="gr8" draw:text-style-name="P3" draw:layer="layout" svg:width="0.1cm" svg:height="0.1cm" svg:x="7.998cm" svg:y="16.476cm" svg:viewBox="0 0 101 101" svg:d="M0 51c0-28 23-51 50-51 28 0 51 23 51 51 0 27-23 50-51 50-27 0-50-23-50-50z">
          <text:p/>
        </draw:path>
        <draw:path draw:style-name="gr8" draw:text-style-name="P3" draw:layer="layout" svg:width="0.1cm" svg:height="0.1cm" svg:x="16.485cm" svg:y="13.08cm" svg:viewBox="0 0 101 101" svg:d="M0 51c0-28 22-51 51-51 27 0 50 23 50 51s-23 50-50 50c-29 0-51-22-51-50z">
          <text:p/>
        </draw:path>
        <draw:path draw:style-name="gr8" draw:text-style-name="P3" draw:layer="layout" svg:width="0.1cm" svg:height="0.1cm" svg:x="15.467cm" svg:y="13.996cm" svg:viewBox="0 0 101 101" svg:d="M0 50c0-28 23-50 51-50s50 22 50 50-22 51-50 51-51-23-51-51z">
          <text:p/>
        </draw:path>
        <draw:path draw:style-name="gr8" draw:text-style-name="P3" draw:layer="layout" svg:width="0.1cm" svg:height="0.1cm" svg:x="15.721cm" svg:y="13.996cm" svg:viewBox="0 0 101 101" svg:d="M0 50c0-28 24-50 52-50 27 0 49 22 49 50s-22 51-49 51c-28 0-52-23-52-51z">
          <text:p/>
        </draw:path>
        <draw:path draw:style-name="gr8" draw:text-style-name="P3" draw:layer="layout" svg:width="0.1cm" svg:height="0.1cm" svg:x="13.045cm" svg:y="15.674cm" svg:viewBox="0 0 101 101" svg:d="M0 50c0-28 24-50 52-50 27 0 49 22 49 50s-22 51-49 51c-28 0-52-23-52-51z">
          <text:p/>
        </draw:path>
        <draw:path draw:style-name="gr8" draw:text-style-name="P3" draw:layer="layout" svg:width="0.1cm" svg:height="0.1cm" svg:x="12.283cm" svg:y="15.674cm" svg:viewBox="0 0 101 101" svg:d="M0 50c0-28 23-50 51-50 27 0 50 22 50 50s-23 51-50 51c-28 0-51-23-51-51z">
          <text:p/>
        </draw:path>
        <draw:path draw:style-name="gr8" draw:text-style-name="P3" draw:layer="layout" svg:width="0.1cm" svg:height="0.1cm" svg:x="10.362cm" svg:y="16.652cm" svg:viewBox="0 0 101 101" svg:d="M0 51c0-28 23-51 52-51 27 0 49 23 49 51 0 27-22 50-49 50-29 0-52-23-52-50z">
          <text:p/>
        </draw:path>
        <draw:path draw:style-name="gr8" draw:text-style-name="P3" draw:layer="layout" svg:width="0.149cm" svg:height="0.15cm" svg:x="10.338cm" svg:y="15.807cm" svg:viewBox="0 0 150 151" svg:d="M0 75c0-42 33-75 75-75s75 33 75 75c0 41-33 76-75 76s-75-35-75-76z">
          <text:p/>
        </draw:path>
        <draw:path draw:style-name="gr8" draw:text-style-name="P3" draw:layer="layout" svg:width="0.1cm" svg:height="0.1cm" svg:x="10.362cm" svg:y="16.442cm" svg:viewBox="0 0 101 101" svg:d="M0 51c0-28 23-51 52-51 27 0 49 23 49 51 0 27-22 50-49 50-29 0-52-23-52-50z">
          <text:p/>
        </draw:path>
        <draw:path draw:style-name="gr8" draw:text-style-name="P3" draw:layer="layout" svg:width="0.1cm" svg:height="0.1cm" svg:x="10.362cm" svg:y="16.242cm" svg:viewBox="0 0 101 101" svg:d="M0 51c0-28 23-51 52-51 27 0 49 23 49 51 0 27-22 50-49 50-29 0-52-23-52-50z">
          <text:p/>
        </draw:path>
        <draw:path draw:style-name="gr8" draw:text-style-name="P3" draw:layer="layout" svg:width="0.1cm" svg:height="0.1cm" svg:x="10.362cm" svg:y="16.042cm" svg:viewBox="0 0 101 101" svg:d="M0 51c0-28 23-51 52-51 27 0 49 23 49 51 0 27-22 50-49 50-29 0-52-23-52-50z">
          <text:p/>
        </draw:path>
        <draw:path draw:style-name="gr8" draw:text-style-name="P3" draw:layer="layout" svg:width="0.1cm" svg:height="0.1cm" svg:x="6.337cm" svg:y="15.783cm" svg:viewBox="0 0 101 101" svg:d="M0 49c0-27 23-49 50-49 28 0 51 22 51 49 0 28-23 52-51 52-27 0-50-24-50-52z">
          <text:p/>
        </draw:path>
        <draw:path draw:style-name="gr8" draw:text-style-name="P3" draw:layer="layout" svg:width="0.1cm" svg:height="0.1cm" svg:x="6.337cm" svg:y="16.545cm" svg:viewBox="0 0 101 101" svg:d="M0 50c0-27 23-50 50-50 28 0 51 23 51 50 0 28-23 51-51 51-27 0-50-23-50-51z">
          <text:p/>
        </draw:path>
        <draw:path draw:style-name="gr8" draw:text-style-name="P3" draw:layer="layout" svg:width="0.1cm" svg:height="0.1cm" svg:x="7.192cm" svg:y="16.076cm" svg:viewBox="0 0 101 101" svg:d="M0 51c0-28 22-51 51-51 27 0 50 23 50 51 0 27-23 50-50 50-29 0-51-23-51-50z">
          <text:p/>
        </draw:path>
        <draw:path draw:style-name="gr8" draw:text-style-name="P3" draw:layer="layout" svg:width="0.1cm" svg:height="0.1cm" svg:x="7.192cm" svg:y="16.276cm" svg:viewBox="0 0 101 101" svg:d="M0 51c0-28 22-51 51-51 27 0 50 23 50 51 0 27-23 50-50 50-29 0-51-23-51-50z">
          <text:p/>
        </draw:path>
        <draw:path draw:style-name="gr8" draw:text-style-name="P3" draw:layer="layout" svg:width="0.1cm" svg:height="0.1cm" svg:x="11.759cm" svg:y="12.702cm" svg:viewBox="0 0 101 101" svg:d="M0 50c0-28 23-50 50-50 28 0 51 22 51 50s-23 51-51 51c-27 0-50-23-50-51z">
          <text:p/>
        </draw:path>
        <draw:path draw:style-name="gr8" draw:text-style-name="P3" draw:layer="layout" svg:width="0.1cm" svg:height="0.1cm" svg:x="7.995cm" svg:y="14.842cm" svg:viewBox="0 0 101 101" svg:d="M0 51c0-29 24-51 52-51 27 0 49 22 49 51 0 27-22 50-49 50-28 0-52-23-52-50z">
          <text:p/>
        </draw:path>
        <draw:path draw:style-name="gr8" draw:text-style-name="P3" draw:layer="layout" svg:width="0.149cm" svg:height="0.15cm" svg:x="7.971cm" svg:y="13.997cm" svg:viewBox="0 0 150 151" svg:d="M0 75c0-42 33-75 75-75s75 33 75 75c0 41-33 76-75 76s-75-35-75-76z">
          <text:p/>
        </draw:path>
        <draw:path draw:style-name="gr8" draw:text-style-name="P3" draw:layer="layout" svg:width="0.1cm" svg:height="0.1cm" svg:x="7.995cm" svg:y="14.632cm" svg:viewBox="0 0 101 101" svg:d="M0 51c0-29 24-51 52-51 27 0 49 22 49 51 0 27-22 50-49 50-28 0-52-23-52-50z">
          <text:p/>
        </draw:path>
        <draw:path draw:style-name="gr8" draw:text-style-name="P3" draw:layer="layout" svg:width="0.1cm" svg:height="0.1cm" svg:x="7.995cm" svg:y="14.432cm" svg:viewBox="0 0 101 101" svg:d="M0 51c0-29 24-51 52-51 27 0 49 22 49 51 0 27-22 50-49 50-28 0-52-23-52-50z">
          <text:p/>
        </draw:path>
        <draw:path draw:style-name="gr8" draw:text-style-name="P3" draw:layer="layout" svg:width="0.1cm" svg:height="0.1cm" svg:x="7.995cm" svg:y="14.232cm" svg:viewBox="0 0 101 101" svg:d="M0 51c0-29 24-51 52-51 27 0 49 22 49 51 0 27-22 50-49 50-28 0-52-23-52-50z">
          <text:p/>
        </draw:path>
        <draw:path draw:style-name="gr8" draw:text-style-name="P3" draw:layer="layout" svg:width="0.1cm" svg:height="0.1cm" svg:x="8.696cm" svg:y="13.606cm" svg:viewBox="0 0 101 101" svg:d="M0 50c0-28 23-50 51-50 27 0 50 22 50 50 0 27-23 51-50 51-28 0-51-24-51-51z">
          <text:p/>
        </draw:path>
        <draw:path draw:style-name="gr8" draw:text-style-name="P3" draw:layer="layout" svg:width="0.1cm" svg:height="0.1cm" svg:x="15.198cm" svg:y="17.502cm" svg:viewBox="0 0 101 101" svg:d="M0 51c0-29 22-51 51-51 28 0 50 22 50 51 0 28-22 50-50 50-29 0-51-22-51-50z">
          <text:p/>
        </draw:path>
        <draw:path draw:style-name="gr8" draw:text-style-name="P3" draw:layer="layout" svg:width="0.1cm" svg:height="0.1cm" svg:x="15.198cm" svg:y="16.74cm" svg:viewBox="0 0 101 101" svg:d="M0 51c0-28 22-51 51-51 28 0 50 23 50 51s-22 50-50 50c-29 0-51-22-51-50z">
          <text:p/>
        </draw:path>
        <draw:path draw:style-name="gr8" draw:text-style-name="P3" draw:layer="layout" svg:width="0.1cm" svg:height="0.1cm" svg:x="14.697cm" svg:y="13.996cm" svg:viewBox="0 0 101 101" svg:d="M0 50c0-28 23-50 52-50 27 0 49 22 49 50s-22 51-49 51c-29 0-52-23-52-51z">
          <text:p/>
        </draw:path>
        <draw:path draw:style-name="gr8" draw:text-style-name="P3" draw:layer="layout" svg:width="0.1cm" svg:height="0.1cm" svg:x="14.951cm" svg:y="13.996cm" svg:viewBox="0 0 101 101" svg:d="M0 50c0-28 23-50 51-50 27 0 50 22 50 50s-23 51-50 51c-28 0-51-23-51-51z">
          <text:p/>
        </draw:path>
        <draw:path draw:style-name="gr8" draw:text-style-name="P3" draw:layer="layout" svg:width="0.1cm" svg:height="0.1cm" svg:x="16.79cm" svg:y="13.08cm" svg:viewBox="0 0 101 101" svg:d="M0 51c0-28 22-51 51-51 27 0 50 23 50 51s-23 50-50 50c-29 0-51-22-51-50z">
          <text:p/>
        </draw:path>
        <draw:path draw:style-name="gr8" draw:text-style-name="P3" draw:layer="layout" svg:width="0.1cm" svg:height="0.1cm" svg:x="4.834cm" svg:y="14.632cm" svg:viewBox="0 0 101 101" svg:d="M0 51c0-29 23-51 51-51 27 0 50 22 50 51 0 27-23 50-50 50-28 0-51-23-51-50z">
          <text:p/>
        </draw:path>
        <draw:path draw:style-name="gr8" draw:text-style-name="P3" draw:layer="layout" svg:width="0.1cm" svg:height="0.1cm" svg:x="4.834cm" svg:y="14.432cm" svg:viewBox="0 0 101 101" svg:d="M0 51c0-29 23-51 51-51 27 0 50 22 50 51 0 27-23 50-50 50-28 0-51-23-51-50z">
          <text:p/>
        </draw:path>
        <draw:path draw:style-name="gr8" draw:text-style-name="P3" draw:layer="layout" svg:width="0.1cm" svg:height="0.1cm" svg:x="8.696cm" svg:y="14.917cm" svg:viewBox="0 0 101 101" svg:d="M0 50c0-27 23-50 51-50 27 0 50 23 50 50 0 29-23 51-50 51-28 0-51-22-51-51z">
          <text:p/>
        </draw:path>
        <draw:path draw:style-name="gr8" draw:text-style-name="P3" draw:layer="layout" svg:width="0.1cm" svg:height="0.1cm" svg:x="8.696cm" svg:y="14.155cm" svg:viewBox="0 0 101 101" svg:d="M0 51c0-28 23-51 51-51 27 0 50 23 50 51s-23 50-50 50c-28 0-51-22-51-50z">
          <text:p/>
        </draw:path>
        <draw:path draw:style-name="gr8" draw:text-style-name="P3" draw:layer="layout" svg:width="0.1cm" svg:height="0.1cm" svg:x="11.051cm" svg:y="14.917cm" svg:viewBox="0 0 101 101" svg:d="M0 50c0-27 22-50 51-50 27 0 50 23 50 50 0 29-23 51-50 51-29 0-51-22-51-51z">
          <text:p/>
        </draw:path>
        <draw:path draw:style-name="gr8" draw:text-style-name="P3" draw:layer="layout" svg:width="0.1cm" svg:height="0.1cm" svg:x="11.051cm" svg:y="14.155cm" svg:viewBox="0 0 101 101" svg:d="M0 51c0-28 22-51 51-51 27 0 50 23 50 51s-23 50-50 50c-29 0-51-22-51-50z">
          <text:p/>
        </draw:path>
        <draw:path draw:style-name="gr8" draw:text-style-name="P3" draw:layer="layout" svg:width="0.1cm" svg:height="0.1cm" svg:x="16.188cm" svg:y="14.657cm" svg:viewBox="0 0 101 101" svg:d="M0 51c0-28 23-51 52-51 27 0 49 23 49 51s-22 50-49 50c-29 0-52-22-52-50z">
          <text:p/>
        </draw:path>
        <draw:path draw:style-name="gr8" draw:text-style-name="P3" draw:layer="layout" svg:width="0.1cm" svg:height="0.1cm" svg:x="16.95cm" svg:y="14.657cm" svg:viewBox="0 0 101 101" svg:d="M0 51c0-28 23-51 51-51s50 23 50 51-22 50-50 50-51-22-51-50z">
          <text:p/>
        </draw:path>
        <draw:path draw:style-name="gr8" draw:text-style-name="P3" draw:layer="layout" svg:width="0.1cm" svg:height="0.1cm" svg:x="9.547cm" svg:y="14.632cm" svg:viewBox="0 0 101 101" svg:d="M0 51c0-29 22-51 51-51 27 0 50 22 50 51 0 27-23 50-50 50-29 0-51-23-51-50z">
          <text:p/>
        </draw:path>
        <draw:path draw:style-name="gr8" draw:text-style-name="P3" draw:layer="layout" svg:width="0.1cm" svg:height="0.1cm" svg:x="9.547cm" svg:y="14.432cm" svg:viewBox="0 0 101 101" svg:d="M0 51c0-29 22-51 51-51 27 0 50 22 50 51 0 27-23 50-50 50-29 0-51-23-51-50z">
          <text:p/>
        </draw:path>
        <draw:path draw:style-name="gr8" draw:text-style-name="P3" draw:layer="layout" svg:width="0.1cm" svg:height="0.1cm" svg:x="12.435cm" svg:y="17.124cm" svg:viewBox="0 0 101 101" svg:d="M0 51c0-29 23-51 52-51 27 0 49 22 49 51 0 28-22 50-49 50-29 0-52-22-52-50z">
          <text:p/>
        </draw:path>
        <draw:path draw:style-name="gr8" draw:text-style-name="P3" draw:layer="layout" svg:width="0.1cm" svg:height="0.1cm" svg:x="13.928cm" svg:y="15.535cm" svg:viewBox="0 0 101 101" svg:d="M0 50c0-28 22-50 50-50s51 22 51 50-23 51-51 51-50-23-50-51z">
          <text:p/>
        </draw:path>
        <draw:path draw:style-name="gr8" draw:text-style-name="P3" draw:layer="layout" svg:width="0.1cm" svg:height="0.1cm" svg:x="14.182cm" svg:y="15.535cm" svg:viewBox="0 0 101 101" svg:d="M0 50c0-28 22-50 49-50 29 0 52 22 52 50s-23 51-52 51c-27 0-49-23-49-51z">
          <text:p/>
        </draw:path>
        <draw:path draw:style-name="gr8" draw:text-style-name="P3" draw:layer="layout" svg:width="0.1cm" svg:height="0.1cm" svg:x="14.436cm" svg:y="15.535cm" svg:viewBox="0 0 101 101" svg:d="M0 50c0-28 23-50 50-50 28 0 51 22 51 50s-23 51-51 51c-27 0-50-23-50-51z">
          <text:p/>
        </draw:path>
        <draw:path draw:style-name="gr8" draw:text-style-name="P3" draw:layer="layout" svg:width="0.1cm" svg:height="0.1cm" svg:x="14.69cm" svg:y="15.535cm" svg:viewBox="0 0 101 101" svg:d="M0 50c0-28 22-50 49-50 29 0 52 22 52 50s-23 51-52 51c-27 0-49-23-49-51z">
          <text:p/>
        </draw:path>
        <draw:path draw:style-name="gr8" draw:text-style-name="P3" draw:layer="layout" svg:width="0.1cm" svg:height="0.1cm" svg:x="14.944cm" svg:y="15.535cm" svg:viewBox="0 0 101 101" svg:d="M0 50c0-28 22-50 49-50 28 0 52 22 52 50s-24 51-52 51c-27 0-49-23-49-51z">
          <text:p/>
        </draw:path>
        <draw:path draw:style-name="gr8" draw:text-style-name="P3" draw:layer="layout" svg:width="0.1cm" svg:height="0.1cm" svg:x="15.198cm" svg:y="15.535cm" svg:viewBox="0 0 101 101" svg:d="M0 50c0-28 22-50 50-50s51 22 51 50-23 51-51 51-50-23-50-51z">
          <text:p/>
        </draw:path>
        <draw:path draw:style-name="gr8" draw:text-style-name="P3" draw:layer="layout" svg:width="0.1cm" svg:height="0.1cm" svg:x="15.452cm" svg:y="15.535cm" svg:viewBox="0 0 101 101" svg:d="M0 50c0-28 22-50 49-50 28 0 52 22 52 50s-24 51-52 51c-27 0-49-23-49-51z">
          <text:p/>
        </draw:path>
        <draw:path draw:style-name="gr8" draw:text-style-name="P3" draw:layer="layout" svg:width="0.1cm" svg:height="0.1cm" svg:x="15.452cm" svg:y="14.741cm" svg:viewBox="0 0 101 101" svg:d="M0 50c0-28 22-50 49-50 28 0 52 22 52 50s-24 51-52 51c-27 0-49-23-49-51z">
          <text:p/>
        </draw:path>
        <draw:path draw:style-name="gr8" draw:text-style-name="P3" draw:layer="layout" svg:width="0.1cm" svg:height="0.1cm" svg:x="15.198cm" svg:y="14.741cm" svg:viewBox="0 0 101 101" svg:d="M0 50c0-28 22-50 50-50s51 22 51 50-23 51-51 51-50-23-50-51z">
          <text:p/>
        </draw:path>
        <draw:path draw:style-name="gr8" draw:text-style-name="P3" draw:layer="layout" svg:width="0.1cm" svg:height="0.1cm" svg:x="14.944cm" svg:y="14.741cm" svg:viewBox="0 0 101 101" svg:d="M0 50c0-28 22-50 49-50 28 0 52 22 52 50s-24 51-52 51c-27 0-49-23-49-51z">
          <text:p/>
        </draw:path>
        <draw:path draw:style-name="gr8" draw:text-style-name="P3" draw:layer="layout" svg:width="0.1cm" svg:height="0.1cm" svg:x="14.69cm" svg:y="14.741cm" svg:viewBox="0 0 101 101" svg:d="M0 50c0-28 22-50 49-50 29 0 52 22 52 50s-23 51-52 51c-27 0-49-23-49-51z">
          <text:p/>
        </draw:path>
        <draw:path draw:style-name="gr8" draw:text-style-name="P3" draw:layer="layout" svg:width="0.1cm" svg:height="0.1cm" svg:x="14.436cm" svg:y="14.741cm" svg:viewBox="0 0 101 101" svg:d="M0 50c0-28 23-50 50-50 28 0 51 22 51 50s-23 51-51 51c-27 0-50-23-50-51z">
          <text:p/>
        </draw:path>
        <draw:path draw:style-name="gr8" draw:text-style-name="P3" draw:layer="layout" svg:width="0.1cm" svg:height="0.1cm" svg:x="14.182cm" svg:y="14.741cm" svg:viewBox="0 0 101 101" svg:d="M0 50c0-28 22-50 49-50 29 0 52 22 52 50s-23 51-52 51c-27 0-49-23-49-51z">
          <text:p/>
        </draw:path>
        <draw:path draw:style-name="gr8" draw:text-style-name="P3" draw:layer="layout" svg:width="0.1cm" svg:height="0.1cm" svg:x="13.928cm" svg:y="14.741cm" svg:viewBox="0 0 101 101" svg:d="M0 50c0-28 22-50 50-50s51 22 51 50-23 51-51 51-50-23-50-51z">
          <text:p/>
        </draw:path>
        <draw:path draw:style-name="gr8" draw:text-style-name="P3" draw:layer="layout" svg:width="0.1cm" svg:height="0.1cm" svg:x="8.696cm" svg:y="17.147cm" svg:viewBox="0 0 101 101" svg:d="M0 51c0-28 23-51 51-51 27 0 50 23 50 51s-23 50-50 50c-28 0-51-22-51-50z">
          <text:p/>
        </draw:path>
        <draw:path draw:style-name="gr8" draw:text-style-name="P3" draw:layer="layout" svg:width="0.1cm" svg:height="0.1cm" svg:x="13.045cm" svg:y="14.657cm" svg:viewBox="0 0 101 101" svg:d="M0 51c0-28 24-51 52-51 27 0 49 23 49 51s-22 50-49 50c-28 0-52-22-52-50z">
          <text:p/>
        </draw:path>
        <draw:path draw:style-name="gr8" draw:text-style-name="P3" draw:layer="layout" svg:width="0.1cm" svg:height="0.1cm" svg:x="12.283cm" svg:y="14.657cm" svg:viewBox="0 0 101 101" svg:d="M0 51c0-28 23-51 51-51 27 0 50 23 50 51s-23 50-50 50c-28 0-51-22-51-50z">
          <text:p/>
        </draw:path>
        <draw:path draw:style-name="gr8" draw:text-style-name="P3" draw:layer="layout" svg:width="0.1cm" svg:height="0.1cm" svg:x="16.188cm" svg:y="15.674cm" svg:viewBox="0 0 101 101" svg:d="M0 50c0-28 23-50 52-50 27 0 49 22 49 50s-22 51-49 51c-29 0-52-23-52-51z">
          <text:p/>
        </draw:path>
        <draw:path draw:style-name="gr8" draw:text-style-name="P3" draw:layer="layout" svg:width="0.1cm" svg:height="0.1cm" svg:x="16.95cm" svg:y="15.674cm" svg:viewBox="0 0 101 101" svg:d="M0 50c0-28 23-50 51-50s50 22 50 50-22 51-50 51-51-23-51-51z">
          <text:p/>
        </draw:path>
        <draw:path draw:style-name="gr8" draw:text-style-name="P3" draw:layer="layout" svg:width="0.1cm" svg:height="0.1cm" svg:x="10.362cm" svg:y="14.842cm" svg:viewBox="0 0 101 101" svg:d="M0 51c0-29 23-51 52-51 27 0 49 22 49 51 0 27-22 50-49 50-29 0-52-23-52-50z">
          <text:p/>
        </draw:path>
        <draw:path draw:style-name="gr8" draw:text-style-name="P3" draw:layer="layout" svg:width="0.149cm" svg:height="0.15cm" svg:x="10.338cm" svg:y="13.997cm" svg:viewBox="0 0 150 151" svg:d="M0 75c0-42 33-75 75-75s75 33 75 75c0 41-33 76-75 76s-75-35-75-76z">
          <text:p/>
        </draw:path>
        <draw:path draw:style-name="gr8" draw:text-style-name="P3" draw:layer="layout" svg:width="0.1cm" svg:height="0.1cm" svg:x="10.362cm" svg:y="14.632cm" svg:viewBox="0 0 101 101" svg:d="M0 51c0-29 23-51 52-51 27 0 49 22 49 51 0 27-22 50-49 50-29 0-52-23-52-50z">
          <text:p/>
        </draw:path>
        <draw:path draw:style-name="gr8" draw:text-style-name="P3" draw:layer="layout" svg:width="0.1cm" svg:height="0.1cm" svg:x="10.362cm" svg:y="14.432cm" svg:viewBox="0 0 101 101" svg:d="M0 51c0-29 23-51 52-51 27 0 49 22 49 51 0 27-22 50-49 50-29 0-52-23-52-50z">
          <text:p/>
        </draw:path>
        <draw:path draw:style-name="gr8" draw:text-style-name="P3" draw:layer="layout" svg:width="0.1cm" svg:height="0.1cm" svg:x="10.362cm" svg:y="14.232cm" svg:viewBox="0 0 101 101" svg:d="M0 51c0-29 23-51 52-51 27 0 49 22 49 51 0 27-22 50-49 50-29 0-52-23-52-50z">
          <text:p/>
        </draw:path>
        <draw:path draw:style-name="gr8" draw:text-style-name="P3" draw:layer="layout" svg:width="0.1cm" svg:height="0.1cm" svg:x="11.051cm" svg:y="15.783cm" svg:viewBox="0 0 101 101" svg:d="M0 49c0-27 22-49 51-49 27 0 50 22 50 49 0 28-23 52-50 52-29 0-51-24-51-52z">
          <text:p/>
        </draw:path>
        <draw:path draw:style-name="gr8" draw:text-style-name="P3" draw:layer="layout" svg:width="0.1cm" svg:height="0.1cm" svg:x="11.051cm" svg:y="16.545cm" svg:viewBox="0 0 101 101" svg:d="M0 50c0-27 22-50 51-50 27 0 50 23 50 50 0 28-23 51-50 51-29 0-51-23-51-51z">
          <text:p/>
        </draw:path>
        <draw:path draw:style-name="gr8" draw:text-style-name="P3" draw:layer="layout" svg:width="0.1cm" svg:height="0.1cm" svg:x="7.192cm" svg:y="14.632cm" svg:viewBox="0 0 101 101" svg:d="M0 51c0-29 22-51 51-51 27 0 50 22 50 51 0 27-23 50-50 50-29 0-51-23-51-50z">
          <text:p/>
        </draw:path>
        <draw:path draw:style-name="gr8" draw:text-style-name="P3" draw:layer="layout" svg:width="0.1cm" svg:height="0.1cm" svg:x="7.192cm" svg:y="14.432cm" svg:viewBox="0 0 101 101" svg:d="M0 51c0-29 22-51 51-51 27 0 50 22 50 51 0 27-23 50-50 50-29 0-51-23-51-50z">
          <text:p/>
        </draw:path>
        <draw:path draw:style-name="gr8" draw:text-style-name="P3" draw:layer="layout" svg:width="0.1cm" svg:height="0.1cm" svg:x="4.834cm" svg:y="16.076cm" svg:viewBox="0 0 101 101" svg:d="M0 51c0-28 23-51 51-51 27 0 50 23 50 51 0 27-23 50-50 50-28 0-51-23-51-50z">
          <text:p/>
        </draw:path>
        <draw:path draw:style-name="gr8" draw:text-style-name="P3" draw:layer="layout" svg:width="0.1cm" svg:height="0.1cm" svg:x="4.834cm" svg:y="16.276cm" svg:viewBox="0 0 101 101" svg:d="M0 51c0-28 23-51 51-51 27 0 50 23 50 51 0 27-23 50-50 50-28 0-51-23-51-50z">
          <text:p/>
        </draw:path>
        <draw:path draw:style-name="gr8" draw:text-style-name="P3" draw:layer="layout" svg:width="0.1cm" svg:height="0.1cm" svg:x="6.337cm" svg:y="14.917cm" svg:viewBox="0 0 101 101" svg:d="M0 50c0-27 23-50 50-50 28 0 51 23 51 50 0 29-23 51-51 51-27 0-50-22-50-51z">
          <text:p/>
        </draw:path>
        <draw:path draw:style-name="gr8" draw:text-style-name="P3" draw:layer="layout" svg:width="0.1cm" svg:height="0.1cm" svg:x="6.337cm" svg:y="14.155cm" svg:viewBox="0 0 101 101" svg:d="M0 51c0-28 23-51 50-51 28 0 51 23 51 51s-23 50-51 50c-27 0-50-22-50-50z">
          <text:p/>
        </draw:path>
        <draw:path draw:style-name="gr8" draw:text-style-name="P3" draw:layer="layout" svg:width="0.1cm" svg:height="0.1cm" svg:x="11.051cm" svg:y="17.147cm" svg:viewBox="0 0 101 101" svg:d="M0 51c0-28 22-51 51-51 27 0 50 23 50 51s-23 50-50 50c-29 0-51-22-51-50z">
          <text:p/>
        </draw:path>
        <draw:path draw:style-name="gr8" draw:text-style-name="P3" draw:layer="layout" svg:width="0.1cm" svg:height="0.1cm" svg:x="6.337cm" svg:y="13.606cm" svg:viewBox="0 0 101 101" svg:d="M0 50c0-28 23-50 50-50 28 0 51 22 51 50 0 27-23 51-51 51-27 0-50-24-50-51z">
          <text:p/>
        </draw:path>
        <draw:path draw:style-name="gr8" draw:text-style-name="P3" draw:layer="layout" svg:width="0.1cm" svg:height="0.1cm" svg:x="6.337cm" svg:y="17.147cm" svg:viewBox="0 0 101 101" svg:d="M0 51c0-28 23-51 50-51 28 0 51 23 51 51s-23 50-51 50c-27 0-50-22-50-50z">
          <text:p/>
        </draw:path>
        <draw:path draw:style-name="gr8" draw:text-style-name="P3" draw:layer="layout" svg:width="0.1cm" svg:height="0.1cm" svg:x="12.74cm" svg:y="17.124cm" svg:viewBox="0 0 101 101" svg:d="M0 51c0-29 24-51 52-51 27 0 49 22 49 51 0 28-22 50-49 50-28 0-52-22-52-50z">
          <text:p/>
        </draw:path>
        <draw:path draw:style-name="gr8" draw:text-style-name="P3" draw:layer="layout" svg:width="0.1cm" svg:height="0.1cm" svg:x="16.188cm" svg:y="15.165cm" svg:viewBox="0 0 101 101" svg:d="M0 52c0-28 23-52 52-52 27 0 49 24 49 52 0 27-22 49-49 49-29 0-52-22-52-49z">
          <text:p/>
        </draw:path>
        <draw:path draw:style-name="gr8" draw:text-style-name="P3" draw:layer="layout" svg:width="0.1cm" svg:height="0.1cm" svg:x="16.95cm" svg:y="15.165cm" svg:viewBox="0 0 101 101" svg:d="M0 52c0-28 23-52 51-52s50 24 50 52c0 27-22 49-50 49s-51-22-51-49z">
          <text:p/>
        </draw:path>
        <draw:path draw:style-name="gr8" draw:text-style-name="P3" draw:layer="layout" svg:width="0.1cm" svg:height="0.1cm" svg:x="5.606cm" svg:y="15.867cm" svg:viewBox="0 0 101 101" svg:d="M0 49c0-27 22-49 51-49 28 0 50 22 50 49 0 28-22 52-50 52-29 0-51-24-51-52z">
          <text:p/>
        </draw:path>
        <draw:path draw:style-name="gr8" draw:text-style-name="P3" draw:layer="layout" svg:width="0.15cm" svg:height="0.149cm" svg:x="5.581cm" svg:y="16.662cm" svg:viewBox="0 0 151 150" svg:d="M0 75c0-42 34-75 75-75 42 0 76 33 76 75 0 41-34 75-76 75-41 0-75-34-75-75z">
          <text:p/>
        </draw:path>
        <draw:path draw:style-name="gr8" draw:text-style-name="P3" draw:layer="layout" svg:width="0.1cm" svg:height="0.1cm" svg:x="5.606cm" svg:y="16.076cm" svg:viewBox="0 0 101 101" svg:d="M0 51c0-28 22-51 51-51 28 0 50 23 50 51 0 27-22 50-50 50-29 0-51-23-51-50z">
          <text:p/>
        </draw:path>
        <draw:path draw:style-name="gr8" draw:text-style-name="P3" draw:layer="layout" svg:width="0.1cm" svg:height="0.1cm" svg:x="5.606cm" svg:y="16.276cm" svg:viewBox="0 0 101 101" svg:d="M0 51c0-28 22-51 51-51 28 0 50 23 50 51 0 27-22 50-50 50-29 0-51-23-51-50z">
          <text:p/>
        </draw:path>
        <draw:path draw:style-name="gr8" draw:text-style-name="P3" draw:layer="layout" svg:width="0.1cm" svg:height="0.1cm" svg:x="5.606cm" svg:y="16.476cm" svg:viewBox="0 0 101 101" svg:d="M0 51c0-28 22-51 51-51 28 0 50 23 50 51 0 27-22 50-50 50-29 0-51-23-51-50z">
          <text:p/>
        </draw:path>
        <draw:path draw:style-name="gr8" draw:text-style-name="P3" draw:layer="layout" svg:width="0.1cm" svg:height="0.1cm" svg:x="14.183cm" svg:y="13.996cm" svg:viewBox="0 0 101 101" svg:d="M0 50c0-28 22-50 49-50 29 0 52 22 52 50s-23 51-52 51c-27 0-49-23-49-51z">
          <text:p/>
        </draw:path>
        <draw:path draw:style-name="gr8" draw:text-style-name="P3" draw:layer="layout" svg:width="0.1cm" svg:height="0.1cm" svg:x="13.929cm" svg:y="13.996cm" svg:viewBox="0 0 101 101" svg:d="M0 50c0-28 23-50 50-50 28 0 51 22 51 50s-23 51-51 51c-27 0-50-23-50-51z">
          <text:p/>
        </draw:path>
        <draw:path draw:style-name="gr8" draw:text-style-name="P3" draw:layer="layout" svg:width="0.1cm" svg:height="0.1cm" svg:x="14.434cm" svg:y="16.286cm" svg:viewBox="0 0 101 101" svg:d="M0 50c0-28 23-50 51-50s50 22 50 50c0 29-22 51-50 51s-51-22-51-51z">
          <text:p/>
        </draw:path>
        <draw:path draw:style-name="gr8" draw:text-style-name="P3" draw:layer="layout" svg:width="0.1cm" svg:height="0.1cm" svg:x="14.18cm" svg:y="16.286cm" svg:viewBox="0 0 101 101" svg:d="M0 50c0-28 22-50 50-50 29 0 51 22 51 50 0 29-22 51-51 51-28 0-50-22-50-51z">
          <text:p/>
        </draw:path>
        <draw:path draw:style-name="gr8" draw:text-style-name="P3" draw:layer="layout" svg:width="0.1cm" svg:height="0.1cm" svg:x="11.051cm" svg:y="13.606cm" svg:viewBox="0 0 101 101" svg:d="M0 50c0-28 22-50 51-50 27 0 50 22 50 50 0 27-23 51-50 51-29 0-51-24-51-51z">
          <text:p/>
        </draw:path>
        <draw:path draw:style-name="gr8" draw:text-style-name="P3" draw:layer="layout" svg:width="0.1cm" svg:height="0.1cm" svg:x="13.412cm" svg:y="17.505cm" svg:viewBox="0 0 101 101" svg:d="M0 51c0-29 22-51 51-51 28 0 50 22 50 51 0 28-22 50-50 50-29 0-51-22-51-50z">
          <text:p/>
        </draw:path>
        <draw:path draw:style-name="gr8" draw:text-style-name="P3" draw:layer="layout" svg:width="0.1cm" svg:height="0.1cm" svg:x="13.412cm" svg:y="16.743cm" svg:viewBox="0 0 101 101" svg:d="M0 51c0-28 22-51 51-51 28 0 50 23 50 51s-22 50-50 50c-29 0-51-22-51-50z">
          <text:p/>
        </draw:path>
        <draw:path draw:style-name="gr8" draw:text-style-name="P3" draw:layer="layout" svg:width="0.1cm" svg:height="0.1cm" svg:x="9.547cm" svg:y="16.442cm" svg:viewBox="0 0 101 101" svg:d="M0 51c0-28 22-51 51-51 27 0 50 23 50 51 0 27-23 50-50 50-29 0-51-23-51-50z">
          <text:p/>
        </draw:path>
        <draw:path draw:style-name="gr8" draw:text-style-name="P3" draw:layer="layout" svg:width="0.1cm" svg:height="0.1cm" svg:x="9.547cm" svg:y="16.242cm" svg:viewBox="0 0 101 101" svg:d="M0 51c0-28 22-51 51-51 27 0 50 23 50 51 0 27-23 50-50 50-29 0-51-23-51-50z">
          <text:p/>
        </draw:path>
        <draw:path draw:style-name="gr8" draw:text-style-name="P3" draw:layer="layout" svg:width="0.1cm" svg:height="0.1cm" svg:x="16.18cm" svg:y="13.08cm" svg:viewBox="0 0 101 101" svg:d="M0 51c0-28 22-51 51-51 27 0 50 23 50 51s-23 50-50 50c-29 0-51-22-51-50z">
          <text:p/>
        </draw:path>
        <draw:path draw:style-name="gr8" draw:text-style-name="P3" draw:layer="layout" svg:width="0.1cm" svg:height="0.1cm" svg:x="14.949cm" svg:y="12.703cm" svg:viewBox="0 0 101 101" svg:d="M0 50c0-28 22-50 50-50s51 22 51 50-23 51-51 51-50-23-50-51z">
          <text:p/>
        </draw:path>
        <draw:path draw:style-name="gr8" draw:text-style-name="P3" draw:layer="layout" svg:width="0.1cm" svg:height="0.1cm" svg:x="14.949cm" svg:y="13.465cm" svg:viewBox="0 0 101 101" svg:d="M0 51c0-29 22-51 50-51s51 22 51 51c0 28-23 50-51 50s-50-22-50-50z">
          <text:p/>
        </draw:path>
        <draw:path draw:style-name="gr8" draw:text-style-name="P3" draw:layer="layout" svg:width="0.1cm" svg:height="0.1cm" svg:x="15.718cm" svg:y="12.699cm" svg:viewBox="0 0 101 101" svg:d="M0 50c0-28 23-50 50-50 28 0 51 22 51 50s-23 51-51 51c-27 0-50-23-50-51z">
          <text:p/>
        </draw:path>
        <draw:path draw:style-name="gr8" draw:text-style-name="P3" draw:layer="layout" svg:width="0.1cm" svg:height="0.1cm" svg:x="15.718cm" svg:y="13.461cm" svg:viewBox="0 0 101 101" svg:d="M0 51c0-29 23-51 50-51 28 0 51 22 51 51 0 28-23 50-51 50-27 0-50-22-50-50z">
          <text:p/>
        </draw:path>
        <draw:path draw:style-name="gr8" draw:text-style-name="P3" draw:layer="layout" svg:width="0.1cm" svg:height="0.1cm" svg:x="14.949cm" svg:y="16.286cm" svg:viewBox="0 0 101 101" svg:d="M0 50c0-28 22-50 50-50s51 22 51 50c0 29-23 51-51 51s-50-22-50-51z">
          <text:p/>
        </draw:path>
        <draw:path draw:style-name="gr8" draw:text-style-name="P3" draw:layer="layout" svg:width="0.1cm" svg:height="0.1cm" svg:x="15.203cm" svg:y="16.286cm" svg:viewBox="0 0 101 101" svg:d="M0 50c0-28 22-50 51-50 28 0 50 22 50 50 0 29-22 51-50 51-29 0-51-22-51-51z">
          <text:p/>
        </draw:path>
        <draw:path draw:style-name="gr8" draw:text-style-name="P3" draw:layer="layout" svg:width="0.1cm" svg:height="0.1cm" svg:x="13.929cm" svg:y="12.702cm" svg:viewBox="0 0 101 101" svg:d="M0 50c0-28 23-50 50-50 28 0 51 22 51 50s-23 51-51 51c-27 0-50-23-50-51z">
          <text:p/>
        </draw:path>
        <draw:path draw:style-name="gr8" draw:text-style-name="P3" draw:layer="layout" svg:width="0.1cm" svg:height="0.1cm" svg:x="13.929cm" svg:y="13.464cm" svg:viewBox="0 0 101 101" svg:d="M0 51c0-29 23-51 50-51 28 0 51 22 51 51 0 28-23 50-51 50-27 0-50-22-50-50z">
          <text:p/>
        </draw:path>
        <draw:path draw:style-name="gr8" draw:text-style-name="P3" draw:layer="layout" svg:width="0.1cm" svg:height="0.1cm" svg:x="13.045cm" svg:y="17.124cm" svg:viewBox="0 0 101 101" svg:d="M0 51c0-29 24-51 52-51 27 0 49 22 49 51 0 28-22 50-49 50-28 0-52-22-52-50z">
          <text:p/>
        </draw:path>
        <draw:path draw:style-name="gr8" draw:text-style-name="P3" draw:layer="layout" svg:width="0.1cm" svg:height="0.1cm" svg:x="14.182cm" svg:y="17.501cm" svg:viewBox="0 0 101 101" svg:d="M0 51c0-29 22-51 50-51 29 0 51 22 51 51 0 28-22 50-51 50-28 0-50-22-50-50z">
          <text:p/>
        </draw:path>
        <draw:path draw:style-name="gr8" draw:text-style-name="P3" draw:layer="layout" svg:width="0.1cm" svg:height="0.1cm" svg:x="14.182cm" svg:y="16.739cm" svg:viewBox="0 0 101 101" svg:d="M0 51c0-28 22-51 50-51 29 0 51 23 51 51s-22 50-51 50c-28 0-50-22-50-50z">
          <text:p/>
        </draw:path>
        <draw:path draw:style-name="gr8" draw:text-style-name="P3" draw:layer="layout" svg:width="0.1cm" svg:height="0.1cm" svg:x="13.045cm" svg:y="15.165cm" svg:viewBox="0 0 101 101" svg:d="M0 52c0-28 24-52 52-52 27 0 49 24 49 52 0 27-22 49-49 49-28 0-52-22-52-49z">
          <text:p/>
        </draw:path>
        <draw:path draw:style-name="gr8" draw:text-style-name="P3" draw:layer="layout" svg:width="0.1cm" svg:height="0.1cm" svg:x="12.283cm" svg:y="15.165cm" svg:viewBox="0 0 101 101" svg:d="M0 52c0-28 23-52 51-52 27 0 50 24 50 52 0 27-23 49-50 49-28 0-51-22-51-49z">
          <text:p/>
        </draw:path>
        <draw:path draw:style-name="gr1" draw:text-style-name="P1" draw:layer="layout" svg:width="0.265cm" svg:height="0.265cm" svg:x="11.67cm" svg:y="21.063cm" svg:viewBox="0 0 266 266" svg:d="M0 134c0-74 59-134 133-134s133 60 133 134c0 73-59 132-133 132s-133-59-133-132z">
          <text:p/>
        </draw:path>
        <draw:line draw:style-name="gr2" draw:text-style-name="P2" draw:layer="layout" svg:x1="5.321cm" svg:y1="23.337cm" svg:x2="5.48cm" svg:y2="23.337cm">
          <text:p/>
        </draw:line>
        <draw:line draw:style-name="gr3" draw:text-style-name="P2" draw:layer="layout" svg:x1="5.336cm" svg:y1="22.517cm" svg:x2="5.465cm" svg:y2="22.517cm">
          <text:p/>
        </draw:line>
        <draw:line draw:style-name="gr4" draw:text-style-name="P2" draw:layer="layout" svg:x1="5.351cm" svg:y1="23.126cm" svg:x2="5.45cm" svg:y2="23.126cm">
          <text:p/>
        </draw:line>
        <draw:line draw:style-name="gr5" draw:text-style-name="P2" draw:layer="layout" svg:x1="5.361cm" svg:y1="22.926cm" svg:x2="5.44cm" svg:y2="22.926cm">
          <text:p/>
        </draw:line>
        <draw:line draw:style-name="gr4" draw:text-style-name="P2" draw:layer="layout" svg:x1="5.351cm" svg:y1="22.726cm" svg:x2="5.45cm" svg:y2="22.726cm">
          <text:p/>
        </draw:line>
        <draw:polygon draw:style-name="gr1" draw:text-style-name="P1" draw:layer="layout" svg:width="0.21cm" svg:height="0.24cm" svg:x="13.294cm" svg:y="24.66cm" svg:viewBox="0 0 211 241" draw:points="211,0 211,241 0,241 0,0">
          <text:p/>
        </draw:polygon>
        <draw:line draw:style-name="gr6" draw:text-style-name="P2" draw:layer="layout" svg:x1="13.145cm" svg:y1="24.795cm" svg:x2="13.145cm" svg:y2="24.765cm">
          <text:p/>
        </draw:line>
        <draw:path draw:style-name="gr1" draw:text-style-name="P1" draw:layer="layout" svg:width="0.3cm" svg:height="0.3cm" svg:x="8.281cm" svg:y="24.127cm" svg:viewBox="0 0 301 301" svg:d="M0 150c0-82 67-150 150-150s151 68 151 150c0 83-68 151-151 151s-150-68-150-151z">
          <text:p/>
        </draw:path>
        <draw:path draw:style-name="gr1" draw:text-style-name="P1" draw:layer="layout" svg:width="0.3cm" svg:height="0.3cm" svg:x="8.281cm" svg:y="24.889cm" svg:viewBox="0 0 301 301" svg:d="M0 149c0-82 67-149 150-149s151 67 151 149c0 84-68 152-151 152s-150-68-150-152z">
          <text:p/>
        </draw:path>
        <draw:line draw:style-name="gr2" draw:text-style-name="P2" draw:layer="layout" svg:x1="7.813cm" svg:y1="24.361cm" svg:x2="7.653cm" svg:y2="24.361cm">
          <text:p/>
        </draw:line>
        <draw:line draw:style-name="gr3" draw:text-style-name="P2" draw:layer="layout" svg:x1="7.798cm" svg:y1="25.18cm" svg:x2="7.668cm" svg:y2="25.18cm">
          <text:p/>
        </draw:line>
        <draw:line draw:style-name="gr4" draw:text-style-name="P2" draw:layer="layout" svg:x1="7.782cm" svg:y1="24.57cm" svg:x2="7.683cm" svg:y2="24.57cm">
          <text:p/>
        </draw:line>
        <draw:line draw:style-name="gr5" draw:text-style-name="P2" draw:layer="layout" svg:x1="7.773cm" svg:y1="24.771cm" svg:x2="7.693cm" svg:y2="24.771cm">
          <text:p/>
        </draw:line>
        <draw:line draw:style-name="gr4" draw:text-style-name="P2" draw:layer="layout" svg:x1="7.782cm" svg:y1="24.971cm" svg:x2="7.683cm" svg:y2="24.971cm">
          <text:p/>
        </draw:line>
        <draw:path draw:style-name="gr1" draw:text-style-name="P1" draw:layer="layout" svg:width="0.24cm" svg:height="0.24cm" svg:x="16.1cm" svg:y="21.454cm" svg:viewBox="0 0 241 241" svg:d="M0 120c0-66 54-120 120-120 67 0 121 54 121 120s-54 121-121 121c-66 0-120-55-120-121z">
          <text:p/>
        </draw:path>
        <draw:polygon draw:style-name="gr1" draw:text-style-name="P1" draw:layer="layout" svg:width="0.209cm" svg:height="0.24cm" svg:x="15.098cm" svg:y="22.37cm" svg:viewBox="0 0 210 241" draw:points="0,241 0,0 210,0 210,241">
          <text:p/>
        </draw:polygon>
        <draw:line draw:style-name="gr6" draw:text-style-name="P2" draw:layer="layout" svg:x1="15.457cm" svg:y1="22.475cm" svg:x2="15.457cm" svg:y2="22.505cm">
          <text:p/>
        </draw:line>
        <draw:path draw:style-name="gr1" draw:text-style-name="P1" draw:layer="layout" svg:width="0.24cm" svg:height="0.24cm" svg:x="12.66cm" svg:y="24.048cm" svg:viewBox="0 0 241 241" svg:d="M0 121c0-66 54-121 121-121 66 0 120 55 120 121s-54 120-120 120c-67 0-121-54-121-120z">
          <text:p/>
        </draw:path>
        <draw:path draw:style-name="gr1" draw:text-style-name="P1" draw:layer="layout" svg:width="0.209cm" svg:height="0.21cm" svg:x="11.914cm" svg:y="24.063cm" svg:viewBox="0 0 210 211" svg:d="M0 105c0-58 47-105 105-105s105 47 105 105-47 106-105 106-105-48-105-106z">
          <text:p/>
        </draw:path>
        <draw:line draw:style-name="gr2" draw:text-style-name="P2" draw:layer="layout" svg:x1="10.018cm" svg:y1="25.146cm" svg:x2="10.178cm" svg:y2="25.146cm">
          <text:p/>
        </draw:line>
        <draw:line draw:style-name="gr3" draw:text-style-name="P2" draw:layer="layout" svg:x1="10.033cm" svg:y1="24.326cm" svg:x2="10.163cm" svg:y2="24.326cm">
          <text:p/>
        </draw:line>
        <draw:line draw:style-name="gr4" draw:text-style-name="P2" draw:layer="layout" svg:x1="10.047cm" svg:y1="24.936cm" svg:x2="10.147cm" svg:y2="24.936cm">
          <text:p/>
        </draw:line>
        <draw:line draw:style-name="gr5" draw:text-style-name="P2" draw:layer="layout" svg:x1="10.058cm" svg:y1="24.736cm" svg:x2="10.138cm" svg:y2="24.736cm">
          <text:p/>
        </draw:line>
        <draw:line draw:style-name="gr4" draw:text-style-name="P2" draw:layer="layout" svg:x1="10.047cm" svg:y1="24.536cm" svg:x2="10.147cm" svg:y2="24.536cm">
          <text:p/>
        </draw:line>
        <draw:path draw:style-name="gr1" draw:text-style-name="P1" draw:layer="layout" svg:width="0.3cm" svg:height="0.3cm" svg:x="5.922cm" svg:y="24.127cm" svg:viewBox="0 0 301 301" svg:d="M0 150c0-82 67-150 151-150 83 0 150 68 150 150 0 83-67 151-150 151-84 0-151-68-151-151z">
          <text:p/>
        </draw:path>
        <draw:path draw:style-name="gr1" draw:text-style-name="P1" draw:layer="layout" svg:width="0.3cm" svg:height="0.3cm" svg:x="5.922cm" svg:y="24.889cm" svg:viewBox="0 0 301 301" svg:d="M0 149c0-82 67-149 151-149 83 0 150 67 150 149 0 84-67 152-150 152-84 0-151-68-151-152z">
          <text:p/>
        </draw:path>
        <draw:line draw:style-name="gr7" draw:text-style-name="P2" draw:layer="layout" svg:x1="6.957cm" svg:y1="24.57cm" svg:x2="6.897cm" svg:y2="24.57cm">
          <text:p/>
        </draw:line>
        <draw:line draw:style-name="gr7" draw:text-style-name="P2" draw:layer="layout" svg:x1="6.957cm" svg:y1="24.771cm" svg:x2="6.897cm" svg:y2="24.771cm">
          <text:p/>
        </draw:line>
        <draw:path draw:style-name="gr1" draw:text-style-name="P1" draw:layer="layout" svg:width="0.265cm" svg:height="0.265cm" svg:x="11.361cm" svg:y="21.063cm" svg:viewBox="0 0 266 266" svg:d="M0 134c0-74 59-134 132-134 74 0 134 60 134 134 0 73-60 132-134 132-73 0-132-59-132-132z">
          <text:p/>
        </draw:path>
        <draw:line draw:style-name="gr2" draw:text-style-name="P2" draw:layer="layout" svg:x1="7.65cm" svg:y1="23.336cm" svg:x2="7.811cm" svg:y2="23.336cm">
          <text:p/>
        </draw:line>
        <draw:line draw:style-name="gr3" draw:text-style-name="P2" draw:layer="layout" svg:x1="7.665cm" svg:y1="22.516cm" svg:x2="7.796cm" svg:y2="22.516cm">
          <text:p/>
        </draw:line>
        <draw:line draw:style-name="gr4" draw:text-style-name="P2" draw:layer="layout" svg:x1="7.68cm" svg:y1="23.126cm" svg:x2="7.781cm" svg:y2="23.126cm">
          <text:p/>
        </draw:line>
        <draw:line draw:style-name="gr5" draw:text-style-name="P2" draw:layer="layout" svg:x1="7.691cm" svg:y1="22.926cm" svg:x2="7.771cm" svg:y2="22.926cm">
          <text:p/>
        </draw:line>
        <draw:line draw:style-name="gr4" draw:text-style-name="P2" draw:layer="layout" svg:x1="7.68cm" svg:y1="22.726cm" svg:x2="7.781cm" svg:y2="22.726cm">
          <text:p/>
        </draw:line>
        <draw:path draw:style-name="gr1" draw:text-style-name="P1" draw:layer="layout" svg:width="0.3cm" svg:height="0.3cm" svg:x="8.281cm" svg:y="21.95cm" svg:viewBox="0 0 301 301" svg:d="M0 151c0-84 67-151 150-151s151 67 151 151c0 82-68 150-151 150s-150-68-150-150z">
          <text:p/>
        </draw:path>
        <draw:path draw:style-name="gr1" draw:text-style-name="P1" draw:layer="layout" svg:width="0.24cm" svg:height="0.24cm" svg:x="14.813cm" svg:y="25.876cm" svg:viewBox="0 0 241 241" svg:d="M0 121c0-67 54-121 120-121s121 54 121 121c0 66-55 120-121 120s-120-54-120-120z">
          <text:p/>
        </draw:path>
        <draw:path draw:style-name="gr1" draw:text-style-name="P1" draw:layer="layout" svg:width="0.21cm" svg:height="0.21cm" svg:x="14.828cm" svg:y="25.129cm" svg:viewBox="0 0 211 211" svg:d="M0 105c0-58 48-105 106-105s105 47 105 105-47 106-105 106-106-48-106-106z">
          <text:p/>
        </draw:path>
        <draw:polygon draw:style-name="gr1" draw:text-style-name="P1" draw:layer="layout" svg:width="0.209cm" svg:height="0.24cm" svg:x="14.328cm" svg:y="22.37cm" svg:viewBox="0 0 210 241" draw:points="0,241 0,0 210,0 210,241">
          <text:p/>
        </draw:polygon>
        <draw:line draw:style-name="gr6" draw:text-style-name="P2" draw:layer="layout" svg:x1="14.687cm" svg:y1="22.475cm" svg:x2="14.687cm" svg:y2="22.505cm">
          <text:p/>
        </draw:line>
        <draw:path draw:style-name="gr1" draw:text-style-name="P1" draw:layer="layout" svg:width="0.24cm" svg:height="0.24cm" svg:x="16.405cm" svg:y="21.454cm" svg:viewBox="0 0 241 241" svg:d="M0 120c0-66 54-120 120-120s121 54 121 120-55 121-121 121-120-55-120-121z">
          <text:p/>
        </draw:path>
        <draw:line draw:style-name="gr7" draw:text-style-name="P2" draw:layer="layout" svg:x1="4.539cm" svg:y1="23.126cm" svg:x2="4.599cm" svg:y2="23.126cm">
          <text:p/>
        </draw:line>
        <draw:line draw:style-name="gr7" draw:text-style-name="P2" draw:layer="layout" svg:x1="4.539cm" svg:y1="22.926cm" svg:x2="4.599cm" svg:y2="22.926cm">
          <text:p/>
        </draw:line>
        <draw:path draw:style-name="gr1" draw:text-style-name="P1" draw:layer="layout" svg:width="0.3cm" svg:height="0.3cm" svg:x="8.281cm" svg:y="23.261cm" svg:viewBox="0 0 301 301" svg:d="M0 150c0-82 67-150 150-150s151 68 151 150c0 83-68 151-151 151s-150-68-150-151z">
          <text:p/>
        </draw:path>
        <draw:path draw:style-name="gr1" draw:text-style-name="P1" draw:layer="layout" svg:width="0.3cm" svg:height="0.3cm" svg:x="8.281cm" svg:y="22.499cm" svg:viewBox="0 0 301 301" svg:d="M0 150c0-82 67-150 150-150s151 68 151 150c0 84-68 151-151 151s-150-67-150-151z">
          <text:p/>
        </draw:path>
        <draw:path draw:style-name="gr1" draw:text-style-name="P1" draw:layer="layout" svg:width="0.3cm" svg:height="0.3cm" svg:x="10.636cm" svg:y="23.261cm" svg:viewBox="0 0 301 301" svg:d="M0 150c0-82 67-150 150-150s151 68 151 150c0 83-68 151-151 151s-150-68-150-151z">
          <text:p/>
        </draw:path>
        <draw:path draw:style-name="gr1" draw:text-style-name="P1" draw:layer="layout" svg:width="0.3cm" svg:height="0.3cm" svg:x="10.636cm" svg:y="22.499cm" svg:viewBox="0 0 301 301" svg:d="M0 150c0-82 67-150 150-150s151 68 151 150c0 84-68 151-151 151s-150-67-150-151z">
          <text:p/>
        </draw:path>
        <draw:path draw:style-name="gr1" draw:text-style-name="P1" draw:layer="layout" svg:width="0.24cm" svg:height="0.24cm" svg:x="15.803cm" svg:y="23.031cm" svg:viewBox="0 0 241 241" svg:d="M0 121c0-67 54-121 121-121s120 54 120 121c0 66-53 120-120 120s-121-54-121-120z">
          <text:p/>
        </draw:path>
        <draw:path draw:style-name="gr1" draw:text-style-name="P1" draw:layer="layout" svg:width="0.21cm" svg:height="0.21cm" svg:x="16.581cm" svg:y="23.046cm" svg:viewBox="0 0 211 211" svg:d="M0 105c0-58 47-105 105-105s106 47 106 105-48 106-106 106-105-48-105-106z">
          <text:p/>
        </draw:path>
        <draw:line draw:style-name="gr7" draw:text-style-name="P2" draw:layer="layout" svg:x1="9.252cm" svg:y1="23.126cm" svg:x2="9.312cm" svg:y2="23.126cm">
          <text:p/>
        </draw:line>
        <draw:line draw:style-name="gr7" draw:text-style-name="P2" draw:layer="layout" svg:x1="9.252cm" svg:y1="22.926cm" svg:x2="9.312cm" svg:y2="22.926cm">
          <text:p/>
        </draw:line>
        <draw:path draw:style-name="gr1" draw:text-style-name="P1" draw:layer="layout" svg:width="0.24cm" svg:height="0.24cm" svg:x="12.05cm" svg:y="25.498cm" svg:viewBox="0 0 241 241" svg:d="M0 120c0-66 54-120 122-120 66 0 119 54 119 120s-53 121-119 121c-68 0-122-55-122-121z">
          <text:p/>
        </draw:path>
        <draw:polygon draw:style-name="gr1" draw:text-style-name="P1" draw:layer="layout" svg:width="0.209cm" svg:height="0.209cm" svg:x="13.558cm" svg:y="23.924cm" svg:viewBox="0 0 210 210" draw:points="210,210 0,210 0,0 210,0">
          <text:p/>
        </draw:polygon>
        <draw:path draw:style-name="gr1" draw:text-style-name="P1" draw:layer="layout" svg:width="0.211cm" svg:height="0.21cm" svg:x="13.811cm" svg:y="23.923cm" svg:viewBox="0 0 212 211" svg:d="M0 105c0-57 48-105 105-105 58 0 107 48 107 105 0 59-49 106-107 106-57 0-105-47-105-106z">
          <text:p/>
        </draw:path>
        <draw:path draw:style-name="gr1" draw:text-style-name="P1" draw:layer="layout" svg:width="0.211cm" svg:height="0.21cm" svg:x="14.065cm" svg:y="23.923cm" svg:viewBox="0 0 212 211" svg:d="M0 105c0-57 48-105 105-105 59 0 107 48 107 105 0 59-48 106-107 106-57 0-105-47-105-106z">
          <text:p/>
        </draw:path>
        <draw:path draw:style-name="gr1" draw:text-style-name="P1" draw:layer="layout" svg:width="0.211cm" svg:height="0.21cm" svg:x="14.319cm" svg:y="23.923cm" svg:viewBox="0 0 212 211" svg:d="M0 105c0-57 48-105 106-105s106 48 106 105c0 59-48 106-106 106s-106-47-106-106z">
          <text:p/>
        </draw:path>
        <draw:path draw:style-name="gr1" draw:text-style-name="P1" draw:layer="layout" svg:width="0.211cm" svg:height="0.21cm" svg:x="14.573cm" svg:y="23.923cm" svg:viewBox="0 0 212 211" svg:d="M0 105c0-57 49-105 106-105 58 0 106 48 106 105 0 59-48 106-106 106-57 0-106-47-106-106z">
          <text:p/>
        </draw:path>
        <draw:path draw:style-name="gr1" draw:text-style-name="P1" draw:layer="layout" svg:width="0.211cm" svg:height="0.21cm" svg:x="14.827cm" svg:y="23.923cm" svg:viewBox="0 0 212 211" svg:d="M0 105c0-57 49-105 106-105 58 0 106 48 106 105 0 59-48 106-106 106-57 0-106-47-106-106z">
          <text:p/>
        </draw:path>
        <draw:path draw:style-name="gr1" draw:text-style-name="P1" draw:layer="layout" svg:width="0.211cm" svg:height="0.21cm" svg:x="15.081cm" svg:y="23.923cm" svg:viewBox="0 0 212 211" svg:d="M0 105c0-57 48-105 105-105 58 0 107 48 107 105 0 59-49 106-107 106-57 0-105-47-105-106z">
          <text:p/>
        </draw:path>
        <draw:path draw:style-name="gr1" draw:text-style-name="P1" draw:layer="layout" svg:width="0.211cm" svg:height="0.209cm" svg:x="15.081cm" svg:y="23.13cm" svg:viewBox="0 0 212 210" svg:d="M0 105c0-58 48-105 105-105 58 0 107 47 107 105s-49 105-107 105c-57 0-105-47-105-105z">
          <text:p/>
        </draw:path>
        <draw:path draw:style-name="gr1" draw:text-style-name="P1" draw:layer="layout" svg:width="0.211cm" svg:height="0.209cm" svg:x="14.827cm" svg:y="23.13cm" svg:viewBox="0 0 212 210" svg:d="M0 105c0-58 49-105 106-105 58 0 106 47 106 105s-48 105-106 105c-57 0-106-47-106-105z">
          <text:p/>
        </draw:path>
        <draw:path draw:style-name="gr1" draw:text-style-name="P1" draw:layer="layout" svg:width="0.211cm" svg:height="0.209cm" svg:x="14.573cm" svg:y="23.13cm" svg:viewBox="0 0 212 210" svg:d="M0 105c0-58 49-105 106-105 58 0 106 47 106 105s-48 105-106 105c-57 0-106-47-106-105z">
          <text:p/>
        </draw:path>
        <draw:path draw:style-name="gr1" draw:text-style-name="P1" draw:layer="layout" svg:width="0.211cm" svg:height="0.209cm" svg:x="14.319cm" svg:y="23.13cm" svg:viewBox="0 0 212 210" svg:d="M0 105c0-58 48-105 106-105s106 47 106 105-48 105-106 105-106-47-106-105z">
          <text:p/>
        </draw:path>
        <draw:path draw:style-name="gr1" draw:text-style-name="P1" draw:layer="layout" svg:width="0.211cm" svg:height="0.209cm" svg:x="14.065cm" svg:y="23.13cm" svg:viewBox="0 0 212 210" svg:d="M0 105c0-58 48-105 105-105 59 0 107 47 107 105s-48 105-107 105c-57 0-105-47-105-105z">
          <text:p/>
        </draw:path>
        <draw:path draw:style-name="gr1" draw:text-style-name="P1" draw:layer="layout" svg:width="0.211cm" svg:height="0.209cm" svg:x="13.811cm" svg:y="23.13cm" svg:viewBox="0 0 212 210" svg:d="M0 105c0-58 48-105 105-105 58 0 107 47 107 105s-49 105-107 105c-57 0-105-47-105-105z">
          <text:p/>
        </draw:path>
        <draw:path draw:style-name="gr1" draw:text-style-name="P1" draw:layer="layout" svg:width="0.211cm" svg:height="0.209cm" svg:x="13.557cm" svg:y="23.13cm" svg:viewBox="0 0 212 210" svg:d="M0 105c0-58 49-105 106-105 58 0 106 47 106 105s-48 105-106 105c-57 0-106-47-106-105z">
          <text:p/>
        </draw:path>
        <draw:path draw:style-name="gr1" draw:text-style-name="P1" draw:layer="layout" svg:width="0.3cm" svg:height="0.3cm" svg:x="8.281cm" svg:y="25.491cm" svg:viewBox="0 0 301 301" svg:d="M0 151c0-84 67-151 150-151s151 67 151 151c0 83-68 150-151 150s-150-67-150-150z">
          <text:p/>
        </draw:path>
        <draw:path draw:style-name="gr1" draw:text-style-name="P1" draw:layer="layout" svg:width="0.24cm" svg:height="0.24cm" svg:x="12.66cm" svg:y="23.031cm" svg:viewBox="0 0 241 241" svg:d="M0 121c0-67 54-121 121-121 66 0 120 54 120 121 0 66-54 120-120 120-67 0-121-54-121-120z">
          <text:p/>
        </draw:path>
        <draw:path draw:style-name="gr1" draw:text-style-name="P1" draw:layer="layout" svg:width="0.209cm" svg:height="0.21cm" svg:x="11.914cm" svg:y="23.046cm" svg:viewBox="0 0 210 211" svg:d="M0 105c0-58 47-105 105-105s105 47 105 105-47 106-105 106-105-48-105-106z">
          <text:p/>
        </draw:path>
        <draw:path draw:style-name="gr1" draw:text-style-name="P1" draw:layer="layout" svg:width="0.24cm" svg:height="0.24cm" svg:x="15.803cm" svg:y="24.048cm" svg:viewBox="0 0 241 241" svg:d="M0 121c0-66 54-121 121-121s120 55 120 121-53 120-120 120-121-54-121-120z">
          <text:p/>
        </draw:path>
        <draw:path draw:style-name="gr1" draw:text-style-name="P1" draw:layer="layout" svg:width="0.21cm" svg:height="0.21cm" svg:x="16.581cm" svg:y="24.063cm" svg:viewBox="0 0 211 211" svg:d="M0 105c0-58 47-105 105-105s106 47 106 105-48 106-106 106-105-48-105-106z">
          <text:p/>
        </draw:path>
        <draw:line draw:style-name="gr2" draw:text-style-name="P2" draw:layer="layout" svg:x1="10.018cm" svg:y1="23.336cm" svg:x2="10.178cm" svg:y2="23.336cm">
          <text:p/>
        </draw:line>
        <draw:line draw:style-name="gr3" draw:text-style-name="P2" draw:layer="layout" svg:x1="10.033cm" svg:y1="22.516cm" svg:x2="10.163cm" svg:y2="22.516cm">
          <text:p/>
        </draw:line>
        <draw:line draw:style-name="gr4" draw:text-style-name="P2" draw:layer="layout" svg:x1="10.047cm" svg:y1="23.126cm" svg:x2="10.147cm" svg:y2="23.126cm">
          <text:p/>
        </draw:line>
        <draw:line draw:style-name="gr5" draw:text-style-name="P2" draw:layer="layout" svg:x1="10.058cm" svg:y1="22.926cm" svg:x2="10.138cm" svg:y2="22.926cm">
          <text:p/>
        </draw:line>
        <draw:line draw:style-name="gr4" draw:text-style-name="P2" draw:layer="layout" svg:x1="10.047cm" svg:y1="22.726cm" svg:x2="10.147cm" svg:y2="22.726cm">
          <text:p/>
        </draw:line>
        <draw:path draw:style-name="gr1" draw:text-style-name="P1" draw:layer="layout" svg:width="0.3cm" svg:height="0.3cm" svg:x="10.636cm" svg:y="24.127cm" svg:viewBox="0 0 301 301" svg:d="M0 150c0-82 67-150 150-150s151 68 151 150c0 83-68 151-151 151s-150-68-150-151z">
          <text:p/>
        </draw:path>
        <draw:path draw:style-name="gr1" draw:text-style-name="P1" draw:layer="layout" svg:width="0.3cm" svg:height="0.3cm" svg:x="10.636cm" svg:y="24.889cm" svg:viewBox="0 0 301 301" svg:d="M0 149c0-82 67-149 150-149s151 67 151 149c0 84-68 152-151 152s-150-68-150-152z">
          <text:p/>
        </draw:path>
        <draw:line draw:style-name="gr7" draw:text-style-name="P2" draw:layer="layout" svg:x1="6.897cm" svg:y1="23.126cm" svg:x2="6.957cm" svg:y2="23.126cm">
          <text:p/>
        </draw:line>
        <draw:line draw:style-name="gr7" draw:text-style-name="P2" draw:layer="layout" svg:x1="6.897cm" svg:y1="22.926cm" svg:x2="6.957cm" svg:y2="22.926cm">
          <text:p/>
        </draw:line>
        <draw:line draw:style-name="gr7" draw:text-style-name="P2" draw:layer="layout" svg:x1="4.599cm" svg:y1="24.57cm" svg:x2="4.539cm" svg:y2="24.57cm">
          <text:p/>
        </draw:line>
        <draw:line draw:style-name="gr7" draw:text-style-name="P2" draw:layer="layout" svg:x1="4.599cm" svg:y1="24.771cm" svg:x2="4.539cm" svg:y2="24.771cm">
          <text:p/>
        </draw:line>
        <draw:path draw:style-name="gr1" draw:text-style-name="P1" draw:layer="layout" svg:width="0.3cm" svg:height="0.3cm" svg:x="5.922cm" svg:y="23.261cm" svg:viewBox="0 0 301 301" svg:d="M0 150c0-82 67-150 151-150 83 0 150 68 150 150 0 83-67 151-150 151-84 0-151-68-151-151z">
          <text:p/>
        </draw:path>
        <draw:path draw:style-name="gr1" draw:text-style-name="P1" draw:layer="layout" svg:width="0.3cm" svg:height="0.3cm" svg:x="5.922cm" svg:y="22.499cm" svg:viewBox="0 0 301 301" svg:d="M0 150c0-82 67-150 151-150 83 0 150 68 150 150 0 84-67 151-150 151-84 0-151-67-151-151z">
          <text:p/>
        </draw:path>
        <draw:path draw:style-name="gr1" draw:text-style-name="P1" draw:layer="layout" svg:width="0.3cm" svg:height="0.3cm" svg:x="10.636cm" svg:y="25.491cm" svg:viewBox="0 0 301 301" svg:d="M0 151c0-84 67-151 150-151s151 67 151 151c0 83-68 150-151 150s-150-67-150-150z">
          <text:p/>
        </draw:path>
        <draw:path draw:style-name="gr1" draw:text-style-name="P1" draw:layer="layout" svg:width="0.3cm" svg:height="0.3cm" svg:x="5.922cm" svg:y="21.95cm" svg:viewBox="0 0 301 301" svg:d="M0 151c0-84 67-151 151-151 83 0 150 67 150 151 0 82-67 150-150 150-84 0-151-68-151-150z">
          <text:p/>
        </draw:path>
        <draw:path draw:style-name="gr1" draw:text-style-name="P1" draw:layer="layout" svg:width="0.3cm" svg:height="0.3cm" svg:x="5.922cm" svg:y="25.491cm" svg:viewBox="0 0 301 301" svg:d="M0 151c0-84 67-151 151-151 83 0 150 67 150 151 0 83-67 150-150 150-84 0-151-67-151-150z">
          <text:p/>
        </draw:path>
        <draw:path draw:style-name="gr1" draw:text-style-name="P1" draw:layer="layout" svg:width="0.24cm" svg:height="0.24cm" svg:x="12.355cm" svg:y="25.498cm" svg:viewBox="0 0 241 241" svg:d="M0 120c0-66 55-120 122-120 66 0 119 54 119 120s-53 121-119 121c-67 0-122-55-122-121z">
          <text:p/>
        </draw:path>
        <draw:path draw:style-name="gr1" draw:text-style-name="P1" draw:layer="layout" svg:width="0.24cm" svg:height="0.24cm" svg:x="15.803cm" svg:y="23.539cm" svg:viewBox="0 0 241 241" svg:d="M0 122c0-67 54-122 121-122s120 55 120 122c0 66-53 119-120 119s-121-53-121-119z">
          <text:p/>
        </draw:path>
        <draw:path draw:style-name="gr1" draw:text-style-name="P1" draw:layer="layout" svg:width="0.21cm" svg:height="0.21cm" svg:x="16.581cm" svg:y="23.555cm" svg:viewBox="0 0 211 211" svg:d="M0 106c0-59 47-106 105-106s106 47 106 106c0 57-48 105-106 105s-105-48-105-105z">
          <text:p/>
        </draw:path>
        <draw:line draw:style-name="gr2" draw:text-style-name="P2" draw:layer="layout" svg:x1="5.421cm" svg:y1="24.361cm" svg:x2="5.261cm" svg:y2="24.361cm">
          <text:p/>
        </draw:line>
        <draw:line draw:style-name="gr3" draw:text-style-name="P2" draw:layer="layout" svg:x1="5.406cm" svg:y1="25.18cm" svg:x2="5.276cm" svg:y2="25.18cm">
          <text:p/>
        </draw:line>
        <draw:line draw:style-name="gr4" draw:text-style-name="P2" draw:layer="layout" svg:x1="5.391cm" svg:y1="24.57cm" svg:x2="5.291cm" svg:y2="24.57cm">
          <text:p/>
        </draw:line>
        <draw:line draw:style-name="gr5" draw:text-style-name="P2" draw:layer="layout" svg:x1="5.381cm" svg:y1="24.771cm" svg:x2="5.301cm" svg:y2="24.771cm">
          <text:p/>
        </draw:line>
        <draw:line draw:style-name="gr4" draw:text-style-name="P2" draw:layer="layout" svg:x1="5.391cm" svg:y1="24.971cm" svg:x2="5.291cm" svg:y2="24.971cm">
          <text:p/>
        </draw:line>
        <draw:polygon draw:style-name="gr1" draw:text-style-name="P1" draw:layer="layout" svg:width="0.209cm" svg:height="0.24cm" svg:x="13.813cm" svg:y="22.37cm" svg:viewBox="0 0 210 241" draw:points="210,0 210,241 0,241 0,0">
          <text:p/>
        </draw:polygon>
        <draw:line draw:style-name="gr6" draw:text-style-name="P2" draw:layer="layout" svg:x1="13.663cm" svg:y1="22.505cm" svg:x2="13.663cm" svg:y2="22.475cm">
          <text:p/>
        </draw:line>
        <draw:polygon draw:style-name="gr1" draw:text-style-name="P1" draw:layer="layout" svg:width="0.21cm" svg:height="0.24cm" svg:x="14.064cm" svg:y="24.66cm" svg:viewBox="0 0 211 241" draw:points="211,0 211,241 0,241 0,0">
          <text:p/>
        </draw:polygon>
        <draw:line draw:style-name="gr6" draw:text-style-name="P2" draw:layer="layout" svg:x1="13.915cm" svg:y1="24.795cm" svg:x2="13.915cm" svg:y2="24.765cm">
          <text:p/>
        </draw:line>
        <draw:path draw:style-name="gr1" draw:text-style-name="P1" draw:layer="layout" svg:width="0.3cm" svg:height="0.3cm" svg:x="10.636cm" svg:y="21.95cm" svg:viewBox="0 0 301 301" svg:d="M0 151c0-84 67-151 150-151s151 67 151 151c0 82-68 150-151 150s-150-68-150-150z">
          <text:p/>
        </draw:path>
        <draw:path draw:style-name="gr1" draw:text-style-name="P1" draw:layer="layout" svg:width="0.24cm" svg:height="0.24cm" svg:x="13.027cm" svg:y="25.879cm" svg:viewBox="0 0 241 241" svg:d="M0 121c0-67 54-121 121-121 66 0 120 54 120 121 0 66-54 120-120 120-67 0-121-54-121-120z">
          <text:p/>
        </draw:path>
        <draw:path draw:style-name="gr1" draw:text-style-name="P1" draw:layer="layout" svg:width="0.21cm" svg:height="0.21cm" svg:x="13.042cm" svg:y="25.132cm" svg:viewBox="0 0 211 211" svg:d="M0 105c0-58 47-105 105-105 59 0 106 47 106 105s-47 106-106 106c-58 0-105-48-105-106z">
          <text:p/>
        </draw:path>
        <draw:line draw:style-name="gr7" draw:text-style-name="P2" draw:layer="layout" svg:x1="9.252cm" svg:y1="24.936cm" svg:x2="9.312cm" svg:y2="24.936cm">
          <text:p/>
        </draw:line>
        <draw:line draw:style-name="gr7" draw:text-style-name="P2" draw:layer="layout" svg:x1="9.252cm" svg:y1="24.736cm" svg:x2="9.312cm" svg:y2="24.736cm">
          <text:p/>
        </draw:line>
        <draw:path draw:style-name="gr1" draw:text-style-name="P1" draw:layer="layout" svg:width="0.24cm" svg:height="0.24cm" svg:x="15.795cm" svg:y="21.454cm" svg:viewBox="0 0 241 241" svg:d="M0 120c0-66 54-120 120-120s121 54 121 120-55 121-121 121-120-55-120-121z">
          <text:p/>
        </draw:path>
        <draw:path draw:style-name="gr1" draw:text-style-name="P1" draw:layer="layout" svg:width="0.24cm" svg:height="0.24cm" svg:x="14.564cm" svg:y="21.077cm" svg:viewBox="0 0 241 241" svg:d="M0 121c0-67 54-121 120-121s121 54 121 121c0 66-55 120-121 120s-120-54-120-120z">
          <text:p/>
        </draw:path>
        <draw:path draw:style-name="gr1" draw:text-style-name="P1" draw:layer="layout" svg:width="0.21cm" svg:height="0.21cm" svg:x="14.579cm" svg:y="21.854cm" svg:viewBox="0 0 211 211" svg:d="M0 106c0-59 47-106 105-106s106 47 106 106c0 58-48 105-106 105s-105-47-105-105z">
          <text:p/>
        </draw:path>
        <draw:path draw:style-name="gr1" draw:text-style-name="P1" draw:layer="layout" svg:width="0.241cm" svg:height="0.24cm" svg:x="15.332cm" svg:y="21.073cm" svg:viewBox="0 0 242 241" svg:d="M0 121c0-67 54-121 120-121 68 0 122 54 122 121 0 66-54 120-122 120-66 0-120-54-120-120z">
          <text:p/>
        </draw:path>
        <draw:path draw:style-name="gr1" draw:text-style-name="P1" draw:layer="layout" svg:width="0.209cm" svg:height="0.21cm" svg:x="15.348cm" svg:y="21.85cm" svg:viewBox="0 0 210 211" svg:d="M0 106c0-59 47-106 105-106s105 47 105 106c0 58-47 105-105 105s-105-47-105-105z">
          <text:p/>
        </draw:path>
        <draw:polygon draw:style-name="gr1" draw:text-style-name="P1" draw:layer="layout" svg:width="0.21cm" svg:height="0.24cm" svg:x="14.579cm" svg:y="24.66cm" svg:viewBox="0 0 211 241" draw:points="0,241 0,0 211,0 211,241">
          <text:p/>
        </draw:polygon>
        <draw:line draw:style-name="gr6" draw:text-style-name="P2" draw:layer="layout" svg:x1="14.938cm" svg:y1="24.765cm" svg:x2="14.938cm" svg:y2="24.795cm">
          <text:p/>
        </draw:line>
        <draw:path draw:style-name="gr1" draw:text-style-name="P1" draw:layer="layout" svg:width="0.24cm" svg:height="0.24cm" svg:x="13.544cm" svg:y="21.076cm" svg:viewBox="0 0 241 241" svg:d="M0 121c0-67 54-121 120-121 67 0 121 54 121 121 0 66-54 120-121 120-66 0-120-54-120-120z">
          <text:p/>
        </draw:path>
        <draw:path draw:style-name="gr1" draw:text-style-name="P1" draw:layer="layout" svg:width="0.209cm" svg:height="0.21cm" svg:x="13.559cm" svg:y="21.853cm" svg:viewBox="0 0 210 211" svg:d="M0 106c0-59 47-106 104-106 58 0 106 47 106 106 0 58-48 105-106 105-57 0-104-47-104-105z">
          <text:p/>
        </draw:path>
        <draw:path draw:style-name="gr1" draw:text-style-name="P1" draw:layer="layout" svg:width="0.24cm" svg:height="0.24cm" svg:x="12.66cm" svg:y="25.498cm" svg:viewBox="0 0 241 241" svg:d="M0 120c0-66 54-120 121-120 66 0 120 54 120 120s-54 121-120 121c-67 0-121-55-121-121z">
          <text:p/>
        </draw:path>
        <draw:path draw:style-name="gr1" draw:text-style-name="P1" draw:layer="layout" svg:width="0.24cm" svg:height="0.24cm" svg:x="13.797cm" svg:y="25.875cm" svg:viewBox="0 0 241 241" svg:d="M0 121c0-67 55-121 121-121s120 54 120 121c0 66-54 120-120 120s-121-54-121-120z">
          <text:p/>
        </draw:path>
        <draw:path draw:style-name="gr1" draw:text-style-name="P1" draw:layer="layout" svg:width="0.21cm" svg:height="0.21cm" svg:x="13.812cm" svg:y="25.128cm" svg:viewBox="0 0 211 211" svg:d="M0 105c0-58 47-105 105-105s106 47 106 105c0 59-48 106-106 106s-105-47-105-106z">
          <text:p/>
        </draw:path>
        <draw:path draw:style-name="gr1" draw:text-style-name="P1" draw:layer="layout" svg:width="0.24cm" svg:height="0.24cm" svg:x="12.66cm" svg:y="23.539cm" svg:viewBox="0 0 241 241" svg:d="M0 122c0-67 54-122 121-122 66 0 120 55 120 122 0 66-54 119-120 119-67 0-121-53-121-119z">
          <text:p/>
        </draw:path>
        <draw:path draw:style-name="gr1" draw:text-style-name="P1" draw:layer="layout" svg:width="0.209cm" svg:height="0.21cm" svg:x="11.914cm" svg:y="23.555cm" svg:viewBox="0 0 210 211" svg:d="M0 106c0-59 47-106 105-106s105 47 105 106c0 57-47 105-105 105s-105-48-105-105z">
          <text:p/>
        </draw:path>
        <draw:path draw:style-name="gr8" draw:text-style-name="P3" draw:layer="layout" svg:width="0.1cm" svg:height="0.1cm" svg:x="11.752cm" svg:y="21.146cm" svg:viewBox="0 0 101 101" svg:d="M0 50c0-28 24-50 52-50 27 0 49 22 49 50s-22 51-49 51c-28 0-52-23-52-51z">
          <text:p/>
        </draw:path>
        <draw:path draw:style-name="gr8" draw:text-style-name="P3" draw:layer="layout" svg:width="0.1cm" svg:height="0.1cm" svg:x="5.351cm" svg:y="23.287cm" svg:viewBox="0 0 101 101" svg:d="M0 50c0-28 22-50 49-50 29 0 52 22 52 50s-23 51-52 51c-27 0-49-23-49-51z">
          <text:p/>
        </draw:path>
        <draw:path draw:style-name="gr8" draw:text-style-name="P3" draw:layer="layout" svg:width="0.149cm" svg:height="0.151cm" svg:x="5.326cm" svg:y="22.441cm" svg:viewBox="0 0 150 152" svg:d="M0 76c0-42 34-76 75-76 42 0 75 34 75 76 0 41-33 76-75 76-41 0-75-35-75-76z">
          <text:p/>
        </draw:path>
        <draw:path draw:style-name="gr8" draw:text-style-name="P3" draw:layer="layout" svg:width="0.1cm" svg:height="0.1cm" svg:x="5.351cm" svg:y="23.076cm" svg:viewBox="0 0 101 101" svg:d="M0 52c0-29 22-52 49-52 29 0 52 23 52 52 0 27-23 49-52 49-27 0-49-22-49-49z">
          <text:p/>
        </draw:path>
        <draw:path draw:style-name="gr8" draw:text-style-name="P3" draw:layer="layout" svg:width="0.1cm" svg:height="0.099cm" svg:x="5.351cm" svg:y="22.877cm" svg:viewBox="0 0 101 100" svg:d="M0 50c0-28 22-50 49-50 29 0 52 22 52 50s-23 50-52 50c-27 0-49-22-49-50z">
          <text:p/>
        </draw:path>
        <draw:path draw:style-name="gr8" draw:text-style-name="P3" draw:layer="layout" svg:width="0.1cm" svg:height="0.1cm" svg:x="5.351cm" svg:y="22.677cm" svg:viewBox="0 0 101 101" svg:d="M0 50c0-28 22-50 49-50 29 0 52 22 52 50s-23 51-52 51c-27 0-49-23-49-51z">
          <text:p/>
        </draw:path>
        <draw:path draw:style-name="gr8" draw:text-style-name="P3" draw:layer="layout" svg:width="0.1cm" svg:height="0.1cm" svg:x="13.349cm" svg:y="24.73cm" svg:viewBox="0 0 101 101" svg:d="M0 50c0-28 22-50 50-50s51 22 51 50c0 29-23 51-51 51s-50-22-50-51z">
          <text:p/>
        </draw:path>
        <draw:path draw:style-name="gr8" draw:text-style-name="P3" draw:layer="layout" svg:width="0.1cm" svg:height="0.1cm" svg:x="13.095cm" svg:y="24.73cm" svg:viewBox="0 0 101 101" svg:d="M0 50c0-28 22-50 51-50 28 0 50 22 50 50 0 29-22 51-50 51-29 0-51-22-51-51z">
          <text:p/>
        </draw:path>
        <draw:path draw:style-name="gr8" draw:text-style-name="P3" draw:layer="layout" svg:width="0.1cm" svg:height="0.1cm" svg:x="8.381cm" svg:y="24.227cm" svg:viewBox="0 0 101 101" svg:d="M0 49c0-27 23-49 51-49 27 0 50 22 50 49 0 28-23 52-50 52-28 0-51-24-51-52z">
          <text:p/>
        </draw:path>
        <draw:path draw:style-name="gr8" draw:text-style-name="P3" draw:layer="layout" svg:width="0.1cm" svg:height="0.1cm" svg:x="8.381cm" svg:y="24.989cm" svg:viewBox="0 0 101 101" svg:d="M0 50c0-27 23-50 51-50 27 0 50 23 50 50 0 28-23 51-50 51-28 0-51-23-51-51z">
          <text:p/>
        </draw:path>
        <draw:path draw:style-name="gr8" draw:text-style-name="P3" draw:layer="layout" svg:width="0.1cm" svg:height="0.1cm" svg:x="7.683cm" svg:y="24.311cm" svg:viewBox="0 0 101 101" svg:d="M0 49c0-27 23-49 50-49 28 0 51 22 51 49 0 28-23 52-51 52-27 0-50-24-50-52z">
          <text:p/>
        </draw:path>
        <draw:path draw:style-name="gr8" draw:text-style-name="P3" draw:layer="layout" svg:width="0.149cm" svg:height="0.149cm" svg:x="7.658cm" svg:y="25.106cm" svg:viewBox="0 0 150 150" svg:d="M0 75c0-42 33-75 74-75 43 0 76 33 76 75 0 41-33 75-76 75-41 0-74-34-74-75z">
          <text:p/>
        </draw:path>
        <draw:path draw:style-name="gr8" draw:text-style-name="P3" draw:layer="layout" svg:width="0.1cm" svg:height="0.1cm" svg:x="7.683cm" svg:y="24.52cm" svg:viewBox="0 0 101 101" svg:d="M0 51c0-28 23-51 50-51 28 0 51 23 51 51 0 27-23 50-51 50-27 0-50-23-50-50z">
          <text:p/>
        </draw:path>
        <draw:path draw:style-name="gr8" draw:text-style-name="P3" draw:layer="layout" svg:width="0.1cm" svg:height="0.1cm" svg:x="7.683cm" svg:y="24.72cm" svg:viewBox="0 0 101 101" svg:d="M0 51c0-28 23-51 50-51 28 0 51 23 51 51 0 27-23 50-51 50-27 0-50-23-50-50z">
          <text:p/>
        </draw:path>
        <draw:path draw:style-name="gr8" draw:text-style-name="P3" draw:layer="layout" svg:width="0.1cm" svg:height="0.1cm" svg:x="7.683cm" svg:y="24.92cm" svg:viewBox="0 0 101 101" svg:d="M0 51c0-28 23-51 50-51 28 0 51 23 51 51 0 27-23 50-51 50-27 0-50-23-50-50z">
          <text:p/>
        </draw:path>
        <draw:path draw:style-name="gr8" draw:text-style-name="P3" draw:layer="layout" svg:width="0.1cm" svg:height="0.1cm" svg:x="16.17cm" svg:y="21.524cm" svg:viewBox="0 0 101 101" svg:d="M0 51c0-28 22-51 51-51 27 0 50 23 50 51s-23 50-50 50c-29 0-51-22-51-50z">
          <text:p/>
        </draw:path>
        <draw:path draw:style-name="gr8" draw:text-style-name="P3" draw:layer="layout" svg:width="0.1cm" svg:height="0.1cm" svg:x="15.152cm" svg:y="22.44cm" svg:viewBox="0 0 101 101" svg:d="M0 50c0-28 23-50 51-50s50 22 50 50-22 51-50 51-51-23-51-51z">
          <text:p/>
        </draw:path>
        <draw:path draw:style-name="gr8" draw:text-style-name="P3" draw:layer="layout" svg:width="0.1cm" svg:height="0.1cm" svg:x="15.406cm" svg:y="22.44cm" svg:viewBox="0 0 101 101" svg:d="M0 50c0-28 24-50 52-50 27 0 49 22 49 50s-22 51-49 51c-28 0-52-23-52-51z">
          <text:p/>
        </draw:path>
        <draw:path draw:style-name="gr8" draw:text-style-name="P3" draw:layer="layout" svg:width="0.1cm" svg:height="0.1cm" svg:x="12.73cm" svg:y="24.118cm" svg:viewBox="0 0 101 101" svg:d="M0 50c0-28 24-50 52-50 27 0 49 22 49 50s-22 51-49 51c-28 0-52-23-52-51z">
          <text:p/>
        </draw:path>
        <draw:path draw:style-name="gr8" draw:text-style-name="P3" draw:layer="layout" svg:width="0.1cm" svg:height="0.1cm" svg:x="11.968cm" svg:y="24.118cm" svg:viewBox="0 0 101 101" svg:d="M0 50c0-28 23-50 51-50 27 0 50 22 50 50s-23 51-50 51c-28 0-51-23-51-51z">
          <text:p/>
        </draw:path>
        <draw:path draw:style-name="gr8" draw:text-style-name="P3" draw:layer="layout" svg:width="0.1cm" svg:height="0.1cm" svg:x="10.047cm" svg:y="25.096cm" svg:viewBox="0 0 101 101" svg:d="M0 51c0-28 23-51 52-51 27 0 49 23 49 51 0 27-22 50-49 50-29 0-52-23-52-50z">
          <text:p/>
        </draw:path>
        <draw:path draw:style-name="gr8" draw:text-style-name="P3" draw:layer="layout" svg:width="0.149cm" svg:height="0.15cm" svg:x="10.023cm" svg:y="24.251cm" svg:viewBox="0 0 150 151" svg:d="M0 75c0-42 33-75 75-75s75 33 75 75c0 41-33 76-75 76s-75-35-75-76z">
          <text:p/>
        </draw:path>
        <draw:path draw:style-name="gr8" draw:text-style-name="P3" draw:layer="layout" svg:width="0.1cm" svg:height="0.1cm" svg:x="10.047cm" svg:y="24.886cm" svg:viewBox="0 0 101 101" svg:d="M0 51c0-28 23-51 52-51 27 0 49 23 49 51 0 27-22 50-49 50-29 0-52-23-52-50z">
          <text:p/>
        </draw:path>
        <draw:path draw:style-name="gr8" draw:text-style-name="P3" draw:layer="layout" svg:width="0.1cm" svg:height="0.1cm" svg:x="10.047cm" svg:y="24.686cm" svg:viewBox="0 0 101 101" svg:d="M0 51c0-28 23-51 52-51 27 0 49 23 49 51 0 27-22 50-49 50-29 0-52-23-52-50z">
          <text:p/>
        </draw:path>
        <draw:path draw:style-name="gr8" draw:text-style-name="P3" draw:layer="layout" svg:width="0.1cm" svg:height="0.1cm" svg:x="10.047cm" svg:y="24.486cm" svg:viewBox="0 0 101 101" svg:d="M0 51c0-28 23-51 52-51 27 0 49 23 49 51 0 27-22 50-49 50-29 0-52-23-52-50z">
          <text:p/>
        </draw:path>
        <draw:path draw:style-name="gr8" draw:text-style-name="P3" draw:layer="layout" svg:width="0.1cm" svg:height="0.1cm" svg:x="6.022cm" svg:y="24.227cm" svg:viewBox="0 0 101 101" svg:d="M0 49c0-27 23-49 50-49 28 0 51 22 51 49 0 28-23 52-51 52-27 0-50-24-50-52z">
          <text:p/>
        </draw:path>
        <draw:path draw:style-name="gr8" draw:text-style-name="P3" draw:layer="layout" svg:width="0.1cm" svg:height="0.1cm" svg:x="6.022cm" svg:y="24.989cm" svg:viewBox="0 0 101 101" svg:d="M0 50c0-27 23-50 50-50 28 0 51 23 51 50 0 28-23 51-51 51-27 0-50-23-50-51z">
          <text:p/>
        </draw:path>
        <draw:path draw:style-name="gr8" draw:text-style-name="P3" draw:layer="layout" svg:width="0.1cm" svg:height="0.1cm" svg:x="6.877cm" svg:y="24.52cm" svg:viewBox="0 0 101 101" svg:d="M0 51c0-28 22-51 51-51 27 0 50 23 50 51 0 27-23 50-50 50-29 0-51-23-51-50z">
          <text:p/>
        </draw:path>
        <draw:path draw:style-name="gr8" draw:text-style-name="P3" draw:layer="layout" svg:width="0.1cm" svg:height="0.1cm" svg:x="6.877cm" svg:y="24.72cm" svg:viewBox="0 0 101 101" svg:d="M0 51c0-28 22-51 51-51 27 0 50 23 50 51 0 27-23 50-50 50-29 0-51-23-51-50z">
          <text:p/>
        </draw:path>
        <draw:path draw:style-name="gr8" draw:text-style-name="P3" draw:layer="layout" svg:width="0.1cm" svg:height="0.1cm" svg:x="11.444cm" svg:y="21.146cm" svg:viewBox="0 0 101 101" svg:d="M0 50c0-28 23-50 50-50 28 0 51 22 51 50s-23 51-51 51c-27 0-50-23-50-51z">
          <text:p/>
        </draw:path>
        <draw:path draw:style-name="gr8" draw:text-style-name="P3" draw:layer="layout" svg:width="0.1cm" svg:height="0.1cm" svg:x="7.68cm" svg:y="23.286cm" svg:viewBox="0 0 101 101" svg:d="M0 51c0-29 24-51 52-51 27 0 49 22 49 51 0 27-22 50-49 50-28 0-52-23-52-50z">
          <text:p/>
        </draw:path>
        <draw:path draw:style-name="gr8" draw:text-style-name="P3" draw:layer="layout" svg:width="0.149cm" svg:height="0.15cm" svg:x="7.656cm" svg:y="22.441cm" svg:viewBox="0 0 150 151" svg:d="M0 75c0-42 33-75 75-75s75 33 75 75c0 41-33 76-75 76s-75-35-75-76z">
          <text:p/>
        </draw:path>
        <draw:path draw:style-name="gr8" draw:text-style-name="P3" draw:layer="layout" svg:width="0.1cm" svg:height="0.1cm" svg:x="7.68cm" svg:y="23.076cm" svg:viewBox="0 0 101 101" svg:d="M0 51c0-29 24-51 52-51 27 0 49 22 49 51 0 27-22 50-49 50-28 0-52-23-52-50z">
          <text:p/>
        </draw:path>
        <draw:path draw:style-name="gr8" draw:text-style-name="P3" draw:layer="layout" svg:width="0.1cm" svg:height="0.1cm" svg:x="7.68cm" svg:y="22.876cm" svg:viewBox="0 0 101 101" svg:d="M0 51c0-29 24-51 52-51 27 0 49 22 49 51 0 27-22 50-49 50-28 0-52-23-52-50z">
          <text:p/>
        </draw:path>
        <draw:path draw:style-name="gr8" draw:text-style-name="P3" draw:layer="layout" svg:width="0.1cm" svg:height="0.1cm" svg:x="7.68cm" svg:y="22.676cm" svg:viewBox="0 0 101 101" svg:d="M0 51c0-29 24-51 52-51 27 0 49 22 49 51 0 27-22 50-49 50-28 0-52-23-52-50z">
          <text:p/>
        </draw:path>
        <draw:path draw:style-name="gr8" draw:text-style-name="P3" draw:layer="layout" svg:width="0.1cm" svg:height="0.1cm" svg:x="8.381cm" svg:y="22.05cm" svg:viewBox="0 0 101 101" svg:d="M0 50c0-28 23-50 51-50 27 0 50 22 50 50 0 27-23 51-50 51-28 0-51-24-51-51z">
          <text:p/>
        </draw:path>
        <draw:path draw:style-name="gr8" draw:text-style-name="P3" draw:layer="layout" svg:width="0.1cm" svg:height="0.1cm" svg:x="14.883cm" svg:y="25.946cm" svg:viewBox="0 0 101 101" svg:d="M0 51c0-29 22-51 51-51 28 0 50 22 50 51 0 28-22 50-50 50-29 0-51-22-51-50z">
          <text:p/>
        </draw:path>
        <draw:path draw:style-name="gr8" draw:text-style-name="P3" draw:layer="layout" svg:width="0.1cm" svg:height="0.1cm" svg:x="14.883cm" svg:y="25.184cm" svg:viewBox="0 0 101 101" svg:d="M0 51c0-28 22-51 51-51 28 0 50 23 50 51s-22 50-50 50c-29 0-51-22-51-50z">
          <text:p/>
        </draw:path>
        <draw:path draw:style-name="gr8" draw:text-style-name="P3" draw:layer="layout" svg:width="0.1cm" svg:height="0.1cm" svg:x="14.382cm" svg:y="22.44cm" svg:viewBox="0 0 101 101" svg:d="M0 50c0-28 23-50 52-50 27 0 49 22 49 50s-22 51-49 51c-29 0-52-23-52-51z">
          <text:p/>
        </draw:path>
        <draw:path draw:style-name="gr8" draw:text-style-name="P3" draw:layer="layout" svg:width="0.1cm" svg:height="0.1cm" svg:x="14.636cm" svg:y="22.44cm" svg:viewBox="0 0 101 101" svg:d="M0 50c0-28 23-50 51-50 27 0 50 22 50 50s-23 51-50 51c-28 0-51-23-51-51z">
          <text:p/>
        </draw:path>
        <draw:path draw:style-name="gr8" draw:text-style-name="P3" draw:layer="layout" svg:width="0.1cm" svg:height="0.1cm" svg:x="16.475cm" svg:y="21.524cm" svg:viewBox="0 0 101 101" svg:d="M0 51c0-28 22-51 51-51 27 0 50 23 50 51s-23 50-50 50c-29 0-51-22-51-50z">
          <text:p/>
        </draw:path>
        <draw:path draw:style-name="gr8" draw:text-style-name="P3" draw:layer="layout" svg:width="0.1cm" svg:height="0.1cm" svg:x="4.519cm" svg:y="23.076cm" svg:viewBox="0 0 101 101" svg:d="M0 51c0-29 23-51 51-51 27 0 50 22 50 51 0 27-23 50-50 50-28 0-51-23-51-50z">
          <text:p/>
        </draw:path>
        <draw:path draw:style-name="gr8" draw:text-style-name="P3" draw:layer="layout" svg:width="0.1cm" svg:height="0.1cm" svg:x="4.519cm" svg:y="22.876cm" svg:viewBox="0 0 101 101" svg:d="M0 51c0-29 23-51 51-51 27 0 50 22 50 51 0 27-23 50-50 50-28 0-51-23-51-50z">
          <text:p/>
        </draw:path>
        <draw:path draw:style-name="gr8" draw:text-style-name="P3" draw:layer="layout" svg:width="0.1cm" svg:height="0.1cm" svg:x="8.381cm" svg:y="23.361cm" svg:viewBox="0 0 101 101" svg:d="M0 50c0-27 23-50 51-50 27 0 50 23 50 50 0 29-23 51-50 51-28 0-51-22-51-51z">
          <text:p/>
        </draw:path>
        <draw:path draw:style-name="gr8" draw:text-style-name="P3" draw:layer="layout" svg:width="0.1cm" svg:height="0.1cm" svg:x="8.381cm" svg:y="22.599cm" svg:viewBox="0 0 101 101" svg:d="M0 51c0-28 23-51 51-51 27 0 50 23 50 51s-23 50-50 50c-28 0-51-22-51-50z">
          <text:p/>
        </draw:path>
        <draw:path draw:style-name="gr8" draw:text-style-name="P3" draw:layer="layout" svg:width="0.1cm" svg:height="0.1cm" svg:x="10.736cm" svg:y="23.361cm" svg:viewBox="0 0 101 101" svg:d="M0 50c0-27 22-50 51-50 27 0 50 23 50 50 0 29-23 51-50 51-29 0-51-22-51-51z">
          <text:p/>
        </draw:path>
        <draw:path draw:style-name="gr8" draw:text-style-name="P3" draw:layer="layout" svg:width="0.1cm" svg:height="0.1cm" svg:x="10.736cm" svg:y="22.599cm" svg:viewBox="0 0 101 101" svg:d="M0 51c0-28 22-51 51-51 27 0 50 23 50 51s-23 50-50 50c-29 0-51-22-51-50z">
          <text:p/>
        </draw:path>
        <draw:path draw:style-name="gr8" draw:text-style-name="P3" draw:layer="layout" svg:width="0.1cm" svg:height="0.1cm" svg:x="15.873cm" svg:y="23.101cm" svg:viewBox="0 0 101 101" svg:d="M0 51c0-28 23-51 52-51 27 0 49 23 49 51s-22 50-49 50c-29 0-52-22-52-50z">
          <text:p/>
        </draw:path>
        <draw:path draw:style-name="gr8" draw:text-style-name="P3" draw:layer="layout" svg:width="0.1cm" svg:height="0.1cm" svg:x="16.635cm" svg:y="23.101cm" svg:viewBox="0 0 101 101" svg:d="M0 51c0-28 23-51 51-51s50 23 50 51-22 50-50 50-51-22-51-50z">
          <text:p/>
        </draw:path>
        <draw:path draw:style-name="gr8" draw:text-style-name="P3" draw:layer="layout" svg:width="0.1cm" svg:height="0.1cm" svg:x="9.232cm" svg:y="23.076cm" svg:viewBox="0 0 101 101" svg:d="M0 51c0-29 22-51 51-51 27 0 50 22 50 51 0 27-23 50-50 50-29 0-51-23-51-50z">
          <text:p/>
        </draw:path>
        <draw:path draw:style-name="gr8" draw:text-style-name="P3" draw:layer="layout" svg:width="0.1cm" svg:height="0.1cm" svg:x="9.232cm" svg:y="22.876cm" svg:viewBox="0 0 101 101" svg:d="M0 51c0-29 22-51 51-51 27 0 50 22 50 51 0 27-23 50-50 50-29 0-51-23-51-50z">
          <text:p/>
        </draw:path>
        <draw:path draw:style-name="gr8" draw:text-style-name="P3" draw:layer="layout" svg:width="0.1cm" svg:height="0.1cm" svg:x="12.12cm" svg:y="25.568cm" svg:viewBox="0 0 101 101" svg:d="M0 51c0-29 23-51 52-51 27 0 49 22 49 51 0 28-22 50-49 50-29 0-52-22-52-50z">
          <text:p/>
        </draw:path>
        <draw:path draw:style-name="gr8" draw:text-style-name="P3" draw:layer="layout" svg:width="0.1cm" svg:height="0.1cm" svg:x="13.613cm" svg:y="23.979cm" svg:viewBox="0 0 101 101" svg:d="M0 50c0-28 22-50 50-50s51 22 51 50-23 51-51 51-50-23-50-51z">
          <text:p/>
        </draw:path>
        <draw:path draw:style-name="gr8" draw:text-style-name="P3" draw:layer="layout" svg:width="0.1cm" svg:height="0.1cm" svg:x="13.867cm" svg:y="23.979cm" svg:viewBox="0 0 101 101" svg:d="M0 50c0-28 22-50 49-50 29 0 52 22 52 50s-23 51-52 51c-27 0-49-23-49-51z">
          <text:p/>
        </draw:path>
        <draw:path draw:style-name="gr8" draw:text-style-name="P3" draw:layer="layout" svg:width="0.1cm" svg:height="0.1cm" svg:x="14.121cm" svg:y="23.979cm" svg:viewBox="0 0 101 101" svg:d="M0 50c0-28 23-50 50-50 28 0 51 22 51 50s-23 51-51 51c-27 0-50-23-50-51z">
          <text:p/>
        </draw:path>
        <draw:path draw:style-name="gr8" draw:text-style-name="P3" draw:layer="layout" svg:width="0.1cm" svg:height="0.1cm" svg:x="14.375cm" svg:y="23.979cm" svg:viewBox="0 0 101 101" svg:d="M0 50c0-28 22-50 49-50 29 0 52 22 52 50s-23 51-52 51c-27 0-49-23-49-51z">
          <text:p/>
        </draw:path>
        <draw:path draw:style-name="gr8" draw:text-style-name="P3" draw:layer="layout" svg:width="0.1cm" svg:height="0.1cm" svg:x="14.629cm" svg:y="23.979cm" svg:viewBox="0 0 101 101" svg:d="M0 50c0-28 22-50 49-50 28 0 52 22 52 50s-24 51-52 51c-27 0-49-23-49-51z">
          <text:p/>
        </draw:path>
        <draw:path draw:style-name="gr8" draw:text-style-name="P3" draw:layer="layout" svg:width="0.1cm" svg:height="0.1cm" svg:x="14.883cm" svg:y="23.979cm" svg:viewBox="0 0 101 101" svg:d="M0 50c0-28 22-50 50-50s51 22 51 50-23 51-51 51-50-23-50-51z">
          <text:p/>
        </draw:path>
        <draw:path draw:style-name="gr8" draw:text-style-name="P3" draw:layer="layout" svg:width="0.1cm" svg:height="0.1cm" svg:x="15.137cm" svg:y="23.979cm" svg:viewBox="0 0 101 101" svg:d="M0 50c0-28 22-50 49-50 28 0 52 22 52 50s-24 51-52 51c-27 0-49-23-49-51z">
          <text:p/>
        </draw:path>
        <draw:path draw:style-name="gr8" draw:text-style-name="P3" draw:layer="layout" svg:width="0.1cm" svg:height="0.1cm" svg:x="15.137cm" svg:y="23.185cm" svg:viewBox="0 0 101 101" svg:d="M0 50c0-28 22-50 49-50 28 0 52 22 52 50s-24 51-52 51c-27 0-49-23-49-51z">
          <text:p/>
        </draw:path>
        <draw:path draw:style-name="gr8" draw:text-style-name="P3" draw:layer="layout" svg:width="0.1cm" svg:height="0.1cm" svg:x="14.883cm" svg:y="23.185cm" svg:viewBox="0 0 101 101" svg:d="M0 50c0-28 22-50 50-50s51 22 51 50-23 51-51 51-50-23-50-51z">
          <text:p/>
        </draw:path>
        <draw:path draw:style-name="gr8" draw:text-style-name="P3" draw:layer="layout" svg:width="0.1cm" svg:height="0.1cm" svg:x="14.629cm" svg:y="23.185cm" svg:viewBox="0 0 101 101" svg:d="M0 50c0-28 22-50 49-50 28 0 52 22 52 50s-24 51-52 51c-27 0-49-23-49-51z">
          <text:p/>
        </draw:path>
        <draw:path draw:style-name="gr8" draw:text-style-name="P3" draw:layer="layout" svg:width="0.1cm" svg:height="0.1cm" svg:x="14.375cm" svg:y="23.185cm" svg:viewBox="0 0 101 101" svg:d="M0 50c0-28 22-50 49-50 29 0 52 22 52 50s-23 51-52 51c-27 0-49-23-49-51z">
          <text:p/>
        </draw:path>
        <draw:path draw:style-name="gr8" draw:text-style-name="P3" draw:layer="layout" svg:width="0.1cm" svg:height="0.1cm" svg:x="14.121cm" svg:y="23.185cm" svg:viewBox="0 0 101 101" svg:d="M0 50c0-28 23-50 50-50 28 0 51 22 51 50s-23 51-51 51c-27 0-50-23-50-51z">
          <text:p/>
        </draw:path>
        <draw:path draw:style-name="gr8" draw:text-style-name="P3" draw:layer="layout" svg:width="0.1cm" svg:height="0.1cm" svg:x="13.867cm" svg:y="23.185cm" svg:viewBox="0 0 101 101" svg:d="M0 50c0-28 22-50 49-50 29 0 52 22 52 50s-23 51-52 51c-27 0-49-23-49-51z">
          <text:p/>
        </draw:path>
        <draw:path draw:style-name="gr8" draw:text-style-name="P3" draw:layer="layout" svg:width="0.1cm" svg:height="0.1cm" svg:x="13.613cm" svg:y="23.185cm" svg:viewBox="0 0 101 101" svg:d="M0 50c0-28 22-50 50-50s51 22 51 50-23 51-51 51-50-23-50-51z">
          <text:p/>
        </draw:path>
        <draw:path draw:style-name="gr8" draw:text-style-name="P3" draw:layer="layout" svg:width="0.1cm" svg:height="0.1cm" svg:x="8.381cm" svg:y="25.591cm" svg:viewBox="0 0 101 101" svg:d="M0 51c0-28 23-51 51-51 27 0 50 23 50 51s-23 50-50 50c-28 0-51-22-51-50z">
          <text:p/>
        </draw:path>
        <draw:path draw:style-name="gr8" draw:text-style-name="P3" draw:layer="layout" svg:width="0.1cm" svg:height="0.1cm" svg:x="12.73cm" svg:y="23.101cm" svg:viewBox="0 0 101 101" svg:d="M0 51c0-28 24-51 52-51 27 0 49 23 49 51s-22 50-49 50c-28 0-52-22-52-50z">
          <text:p/>
        </draw:path>
        <draw:path draw:style-name="gr8" draw:text-style-name="P3" draw:layer="layout" svg:width="0.1cm" svg:height="0.1cm" svg:x="11.968cm" svg:y="23.101cm" svg:viewBox="0 0 101 101" svg:d="M0 51c0-28 23-51 51-51 27 0 50 23 50 51s-23 50-50 50c-28 0-51-22-51-50z">
          <text:p/>
        </draw:path>
        <draw:path draw:style-name="gr8" draw:text-style-name="P3" draw:layer="layout" svg:width="0.1cm" svg:height="0.1cm" svg:x="15.873cm" svg:y="24.118cm" svg:viewBox="0 0 101 101" svg:d="M0 50c0-28 23-50 52-50 27 0 49 22 49 50s-22 51-49 51c-29 0-52-23-52-51z">
          <text:p/>
        </draw:path>
        <draw:path draw:style-name="gr8" draw:text-style-name="P3" draw:layer="layout" svg:width="0.1cm" svg:height="0.1cm" svg:x="16.635cm" svg:y="24.118cm" svg:viewBox="0 0 101 101" svg:d="M0 50c0-28 23-50 51-50s50 22 50 50-22 51-50 51-51-23-51-51z">
          <text:p/>
        </draw:path>
        <draw:path draw:style-name="gr8" draw:text-style-name="P3" draw:layer="layout" svg:width="0.1cm" svg:height="0.1cm" svg:x="10.047cm" svg:y="23.286cm" svg:viewBox="0 0 101 101" svg:d="M0 51c0-29 23-51 52-51 27 0 49 22 49 51 0 27-22 50-49 50-29 0-52-23-52-50z">
          <text:p/>
        </draw:path>
        <draw:path draw:style-name="gr8" draw:text-style-name="P3" draw:layer="layout" svg:width="0.149cm" svg:height="0.15cm" svg:x="10.023cm" svg:y="22.441cm" svg:viewBox="0 0 150 151" svg:d="M0 75c0-42 33-75 75-75s75 33 75 75c0 41-33 76-75 76s-75-35-75-76z">
          <text:p/>
        </draw:path>
        <draw:path draw:style-name="gr8" draw:text-style-name="P3" draw:layer="layout" svg:width="0.1cm" svg:height="0.1cm" svg:x="10.047cm" svg:y="23.076cm" svg:viewBox="0 0 101 101" svg:d="M0 51c0-29 23-51 52-51 27 0 49 22 49 51 0 27-22 50-49 50-29 0-52-23-52-50z">
          <text:p/>
        </draw:path>
        <draw:path draw:style-name="gr8" draw:text-style-name="P3" draw:layer="layout" svg:width="0.1cm" svg:height="0.1cm" svg:x="10.047cm" svg:y="22.876cm" svg:viewBox="0 0 101 101" svg:d="M0 51c0-29 23-51 52-51 27 0 49 22 49 51 0 27-22 50-49 50-29 0-52-23-52-50z">
          <text:p/>
        </draw:path>
        <draw:path draw:style-name="gr8" draw:text-style-name="P3" draw:layer="layout" svg:width="0.1cm" svg:height="0.1cm" svg:x="10.047cm" svg:y="22.676cm" svg:viewBox="0 0 101 101" svg:d="M0 51c0-29 23-51 52-51 27 0 49 22 49 51 0 27-22 50-49 50-29 0-52-23-52-50z">
          <text:p/>
        </draw:path>
        <draw:path draw:style-name="gr8" draw:text-style-name="P3" draw:layer="layout" svg:width="0.1cm" svg:height="0.1cm" svg:x="10.736cm" svg:y="24.227cm" svg:viewBox="0 0 101 101" svg:d="M0 49c0-27 22-49 51-49 27 0 50 22 50 49 0 28-23 52-50 52-29 0-51-24-51-52z">
          <text:p/>
        </draw:path>
        <draw:path draw:style-name="gr8" draw:text-style-name="P3" draw:layer="layout" svg:width="0.1cm" svg:height="0.1cm" svg:x="10.736cm" svg:y="24.989cm" svg:viewBox="0 0 101 101" svg:d="M0 50c0-27 22-50 51-50 27 0 50 23 50 50 0 28-23 51-50 51-29 0-51-23-51-51z">
          <text:p/>
        </draw:path>
        <draw:path draw:style-name="gr8" draw:text-style-name="P3" draw:layer="layout" svg:width="0.1cm" svg:height="0.1cm" svg:x="6.877cm" svg:y="23.076cm" svg:viewBox="0 0 101 101" svg:d="M0 51c0-29 22-51 51-51 27 0 50 22 50 51 0 27-23 50-50 50-29 0-51-23-51-50z">
          <text:p/>
        </draw:path>
        <draw:path draw:style-name="gr8" draw:text-style-name="P3" draw:layer="layout" svg:width="0.1cm" svg:height="0.1cm" svg:x="6.877cm" svg:y="22.876cm" svg:viewBox="0 0 101 101" svg:d="M0 51c0-29 22-51 51-51 27 0 50 22 50 51 0 27-23 50-50 50-29 0-51-23-51-50z">
          <text:p/>
        </draw:path>
        <draw:path draw:style-name="gr8" draw:text-style-name="P3" draw:layer="layout" svg:width="0.1cm" svg:height="0.1cm" svg:x="4.519cm" svg:y="24.52cm" svg:viewBox="0 0 101 101" svg:d="M0 51c0-28 23-51 51-51 27 0 50 23 50 51 0 27-23 50-50 50-28 0-51-23-51-50z">
          <text:p/>
        </draw:path>
        <draw:path draw:style-name="gr8" draw:text-style-name="P3" draw:layer="layout" svg:width="0.1cm" svg:height="0.1cm" svg:x="4.519cm" svg:y="24.72cm" svg:viewBox="0 0 101 101" svg:d="M0 51c0-28 23-51 51-51 27 0 50 23 50 51 0 27-23 50-50 50-28 0-51-23-51-50z">
          <text:p/>
        </draw:path>
        <draw:path draw:style-name="gr8" draw:text-style-name="P3" draw:layer="layout" svg:width="0.1cm" svg:height="0.1cm" svg:x="6.022cm" svg:y="23.361cm" svg:viewBox="0 0 101 101" svg:d="M0 50c0-27 23-50 50-50 28 0 51 23 51 50 0 29-23 51-51 51-27 0-50-22-50-51z">
          <text:p/>
        </draw:path>
        <draw:path draw:style-name="gr8" draw:text-style-name="P3" draw:layer="layout" svg:width="0.1cm" svg:height="0.1cm" svg:x="6.022cm" svg:y="22.599cm" svg:viewBox="0 0 101 101" svg:d="M0 51c0-28 23-51 50-51 28 0 51 23 51 51s-23 50-51 50c-27 0-50-22-50-50z">
          <text:p/>
        </draw:path>
        <draw:path draw:style-name="gr8" draw:text-style-name="P3" draw:layer="layout" svg:width="0.1cm" svg:height="0.1cm" svg:x="10.736cm" svg:y="25.591cm" svg:viewBox="0 0 101 101" svg:d="M0 51c0-28 22-51 51-51 27 0 50 23 50 51s-23 50-50 50c-29 0-51-22-51-50z">
          <text:p/>
        </draw:path>
        <draw:path draw:style-name="gr8" draw:text-style-name="P3" draw:layer="layout" svg:width="0.1cm" svg:height="0.1cm" svg:x="6.022cm" svg:y="22.05cm" svg:viewBox="0 0 101 101" svg:d="M0 50c0-28 23-50 50-50 28 0 51 22 51 50 0 27-23 51-51 51-27 0-50-24-50-51z">
          <text:p/>
        </draw:path>
        <draw:path draw:style-name="gr8" draw:text-style-name="P3" draw:layer="layout" svg:width="0.1cm" svg:height="0.1cm" svg:x="6.022cm" svg:y="25.591cm" svg:viewBox="0 0 101 101" svg:d="M0 51c0-28 23-51 50-51 28 0 51 23 51 51s-23 50-51 50c-27 0-50-22-50-50z">
          <text:p/>
        </draw:path>
        <draw:path draw:style-name="gr8" draw:text-style-name="P3" draw:layer="layout" svg:width="0.1cm" svg:height="0.1cm" svg:x="12.425cm" svg:y="25.568cm" svg:viewBox="0 0 101 101" svg:d="M0 51c0-29 24-51 52-51 27 0 49 22 49 51 0 28-22 50-49 50-28 0-52-22-52-50z">
          <text:p/>
        </draw:path>
        <draw:path draw:style-name="gr8" draw:text-style-name="P3" draw:layer="layout" svg:width="0.1cm" svg:height="0.1cm" svg:x="15.873cm" svg:y="23.609cm" svg:viewBox="0 0 101 101" svg:d="M0 52c0-28 23-52 52-52 27 0 49 24 49 52 0 27-22 49-49 49-29 0-52-22-52-49z">
          <text:p/>
        </draw:path>
        <draw:path draw:style-name="gr8" draw:text-style-name="P3" draw:layer="layout" svg:width="0.1cm" svg:height="0.1cm" svg:x="16.635cm" svg:y="23.609cm" svg:viewBox="0 0 101 101" svg:d="M0 52c0-28 23-52 51-52s50 24 50 52c0 27-22 49-50 49s-51-22-51-49z">
          <text:p/>
        </draw:path>
        <draw:path draw:style-name="gr8" draw:text-style-name="P3" draw:layer="layout" svg:width="0.1cm" svg:height="0.1cm" svg:x="5.291cm" svg:y="24.311cm" svg:viewBox="0 0 101 101" svg:d="M0 49c0-27 22-49 51-49 28 0 50 22 50 49 0 28-22 52-50 52-29 0-51-24-51-52z">
          <text:p/>
        </draw:path>
        <draw:path draw:style-name="gr8" draw:text-style-name="P3" draw:layer="layout" svg:width="0.15cm" svg:height="0.149cm" svg:x="5.266cm" svg:y="25.106cm" svg:viewBox="0 0 151 150" svg:d="M0 75c0-42 34-75 75-75 42 0 76 33 76 75 0 41-34 75-76 75-41 0-75-34-75-75z">
          <text:p/>
        </draw:path>
        <draw:path draw:style-name="gr8" draw:text-style-name="P3" draw:layer="layout" svg:width="0.1cm" svg:height="0.1cm" svg:x="5.291cm" svg:y="24.52cm" svg:viewBox="0 0 101 101" svg:d="M0 51c0-28 22-51 51-51 28 0 50 23 50 51 0 27-22 50-50 50-29 0-51-23-51-50z">
          <text:p/>
        </draw:path>
        <draw:path draw:style-name="gr8" draw:text-style-name="P3" draw:layer="layout" svg:width="0.1cm" svg:height="0.1cm" svg:x="5.291cm" svg:y="24.72cm" svg:viewBox="0 0 101 101" svg:d="M0 51c0-28 22-51 51-51 28 0 50 23 50 51 0 27-22 50-50 50-29 0-51-23-51-50z">
          <text:p/>
        </draw:path>
        <draw:path draw:style-name="gr8" draw:text-style-name="P3" draw:layer="layout" svg:width="0.1cm" svg:height="0.1cm" svg:x="5.291cm" svg:y="24.92cm" svg:viewBox="0 0 101 101" svg:d="M0 51c0-28 22-51 51-51 28 0 50 23 50 51 0 27-22 50-50 50-29 0-51-23-51-50z">
          <text:p/>
        </draw:path>
        <draw:path draw:style-name="gr8" draw:text-style-name="P3" draw:layer="layout" svg:width="0.1cm" svg:height="0.1cm" svg:x="13.868cm" svg:y="22.44cm" svg:viewBox="0 0 101 101" svg:d="M0 50c0-28 22-50 49-50 29 0 52 22 52 50s-23 51-52 51c-27 0-49-23-49-51z">
          <text:p/>
        </draw:path>
        <draw:path draw:style-name="gr8" draw:text-style-name="P3" draw:layer="layout" svg:width="0.1cm" svg:height="0.1cm" svg:x="13.614cm" svg:y="22.44cm" svg:viewBox="0 0 101 101" svg:d="M0 50c0-28 23-50 50-50 28 0 51 22 51 50s-23 51-51 51c-27 0-50-23-50-51z">
          <text:p/>
        </draw:path>
        <draw:path draw:style-name="gr8" draw:text-style-name="P3" draw:layer="layout" svg:width="0.1cm" svg:height="0.1cm" svg:x="14.119cm" svg:y="24.73cm" svg:viewBox="0 0 101 101" svg:d="M0 50c0-28 23-50 51-50s50 22 50 50c0 29-22 51-50 51s-51-22-51-51z">
          <text:p/>
        </draw:path>
        <draw:path draw:style-name="gr8" draw:text-style-name="P3" draw:layer="layout" svg:width="0.1cm" svg:height="0.1cm" svg:x="13.865cm" svg:y="24.73cm" svg:viewBox="0 0 101 101" svg:d="M0 50c0-28 22-50 50-50 29 0 51 22 51 50 0 29-22 51-51 51-28 0-50-22-50-51z">
          <text:p/>
        </draw:path>
        <draw:path draw:style-name="gr8" draw:text-style-name="P3" draw:layer="layout" svg:width="0.1cm" svg:height="0.1cm" svg:x="10.736cm" svg:y="22.05cm" svg:viewBox="0 0 101 101" svg:d="M0 50c0-28 22-50 51-50 27 0 50 22 50 50 0 27-23 51-50 51-29 0-51-24-51-51z">
          <text:p/>
        </draw:path>
        <draw:path draw:style-name="gr8" draw:text-style-name="P3" draw:layer="layout" svg:width="0.1cm" svg:height="0.1cm" svg:x="13.097cm" svg:y="25.949cm" svg:viewBox="0 0 101 101" svg:d="M0 51c0-29 22-51 51-51 28 0 50 22 50 51 0 28-22 50-50 50-29 0-51-22-51-50z">
          <text:p/>
        </draw:path>
        <draw:path draw:style-name="gr8" draw:text-style-name="P3" draw:layer="layout" svg:width="0.1cm" svg:height="0.1cm" svg:x="13.097cm" svg:y="25.187cm" svg:viewBox="0 0 101 101" svg:d="M0 51c0-28 22-51 51-51 28 0 50 23 50 51s-22 50-50 50c-29 0-51-22-51-50z">
          <text:p/>
        </draw:path>
        <draw:path draw:style-name="gr8" draw:text-style-name="P3" draw:layer="layout" svg:width="0.1cm" svg:height="0.1cm" svg:x="9.232cm" svg:y="24.886cm" svg:viewBox="0 0 101 101" svg:d="M0 51c0-28 22-51 51-51 27 0 50 23 50 51 0 27-23 50-50 50-29 0-51-23-51-50z">
          <text:p/>
        </draw:path>
        <draw:path draw:style-name="gr8" draw:text-style-name="P3" draw:layer="layout" svg:width="0.1cm" svg:height="0.1cm" svg:x="9.232cm" svg:y="24.686cm" svg:viewBox="0 0 101 101" svg:d="M0 51c0-28 22-51 51-51 27 0 50 23 50 51 0 27-23 50-50 50-29 0-51-23-51-50z">
          <text:p/>
        </draw:path>
        <draw:path draw:style-name="gr8" draw:text-style-name="P3" draw:layer="layout" svg:width="0.1cm" svg:height="0.1cm" svg:x="15.865cm" svg:y="21.524cm" svg:viewBox="0 0 101 101" svg:d="M0 51c0-28 22-51 51-51 27 0 50 23 50 51s-23 50-50 50c-29 0-51-22-51-50z">
          <text:p/>
        </draw:path>
        <draw:path draw:style-name="gr8" draw:text-style-name="P3" draw:layer="layout" svg:width="0.1cm" svg:height="0.1cm" svg:x="14.634cm" svg:y="21.147cm" svg:viewBox="0 0 101 101" svg:d="M0 50c0-28 22-50 50-50s51 22 51 50-23 51-51 51-50-23-50-51z">
          <text:p/>
        </draw:path>
        <draw:path draw:style-name="gr8" draw:text-style-name="P3" draw:layer="layout" svg:width="0.1cm" svg:height="0.1cm" svg:x="14.634cm" svg:y="21.909cm" svg:viewBox="0 0 101 101" svg:d="M0 51c0-29 22-51 50-51s51 22 51 51c0 28-23 50-51 50s-50-22-50-50z">
          <text:p/>
        </draw:path>
        <draw:path draw:style-name="gr8" draw:text-style-name="P3" draw:layer="layout" svg:width="0.1cm" svg:height="0.1cm" svg:x="15.403cm" svg:y="21.143cm" svg:viewBox="0 0 101 101" svg:d="M0 50c0-28 23-50 50-50 28 0 51 22 51 50s-23 51-51 51c-27 0-50-23-50-51z">
          <text:p/>
        </draw:path>
        <draw:path draw:style-name="gr8" draw:text-style-name="P3" draw:layer="layout" svg:width="0.1cm" svg:height="0.1cm" svg:x="15.403cm" svg:y="21.905cm" svg:viewBox="0 0 101 101" svg:d="M0 51c0-29 23-51 50-51 28 0 51 22 51 51 0 28-23 50-51 50-27 0-50-22-50-50z">
          <text:p/>
        </draw:path>
        <draw:path draw:style-name="gr8" draw:text-style-name="P3" draw:layer="layout" svg:width="0.1cm" svg:height="0.1cm" svg:x="14.634cm" svg:y="24.73cm" svg:viewBox="0 0 101 101" svg:d="M0 50c0-28 22-50 50-50s51 22 51 50c0 29-23 51-51 51s-50-22-50-51z">
          <text:p/>
        </draw:path>
        <draw:path draw:style-name="gr8" draw:text-style-name="P3" draw:layer="layout" svg:width="0.1cm" svg:height="0.1cm" svg:x="14.888cm" svg:y="24.73cm" svg:viewBox="0 0 101 101" svg:d="M0 50c0-28 22-50 51-50 28 0 50 22 50 50 0 29-22 51-50 51-29 0-51-22-51-51z">
          <text:p/>
        </draw:path>
        <draw:path draw:style-name="gr8" draw:text-style-name="P3" draw:layer="layout" svg:width="0.1cm" svg:height="0.1cm" svg:x="13.614cm" svg:y="21.146cm" svg:viewBox="0 0 101 101" svg:d="M0 50c0-28 23-50 50-50 28 0 51 22 51 50s-23 51-51 51c-27 0-50-23-50-51z">
          <text:p/>
        </draw:path>
        <draw:path draw:style-name="gr8" draw:text-style-name="P3" draw:layer="layout" svg:width="0.1cm" svg:height="0.1cm" svg:x="13.614cm" svg:y="21.908cm" svg:viewBox="0 0 101 101" svg:d="M0 51c0-29 23-51 50-51 28 0 51 22 51 51 0 28-23 50-51 50-27 0-50-22-50-50z">
          <text:p/>
        </draw:path>
        <draw:path draw:style-name="gr8" draw:text-style-name="P3" draw:layer="layout" svg:width="0.1cm" svg:height="0.1cm" svg:x="12.73cm" svg:y="25.568cm" svg:viewBox="0 0 101 101" svg:d="M0 51c0-29 24-51 52-51 27 0 49 22 49 51 0 28-22 50-49 50-28 0-52-22-52-50z">
          <text:p/>
        </draw:path>
        <draw:path draw:style-name="gr8" draw:text-style-name="P3" draw:layer="layout" svg:width="0.1cm" svg:height="0.1cm" svg:x="13.867cm" svg:y="25.945cm" svg:viewBox="0 0 101 101" svg:d="M0 51c0-29 22-51 50-51 29 0 51 22 51 51 0 28-22 50-51 50-28 0-50-22-50-50z">
          <text:p/>
        </draw:path>
        <draw:path draw:style-name="gr8" draw:text-style-name="P3" draw:layer="layout" svg:width="0.1cm" svg:height="0.1cm" svg:x="13.867cm" svg:y="25.183cm" svg:viewBox="0 0 101 101" svg:d="M0 51c0-28 22-51 50-51 29 0 51 23 51 51s-22 50-51 50c-28 0-50-22-50-50z">
          <text:p/>
        </draw:path>
        <draw:path draw:style-name="gr8" draw:text-style-name="P3" draw:layer="layout" svg:width="0.1cm" svg:height="0.1cm" svg:x="12.73cm" svg:y="23.609cm" svg:viewBox="0 0 101 101" svg:d="M0 52c0-28 24-52 52-52 27 0 49 24 49 52 0 27-22 49-49 49-28 0-52-22-52-49z">
          <text:p/>
        </draw:path>
        <draw:path draw:style-name="gr8" draw:text-style-name="P3" draw:layer="layout" svg:width="0.1cm" svg:height="0.1cm" svg:x="11.968cm" svg:y="23.609cm" svg:viewBox="0 0 101 101" svg:d="M0 52c0-28 23-52 51-52 27 0 50 24 50 52 0 27-23 49-50 49-28 0-51-22-51-49z">
          <text:p/>
        </draw:path>
        <draw:line draw:style-name="gr9" draw:text-style-name="P2" draw:layer="layout" svg:x1="14.771cm" svg:y1="25.579cm" svg:x2="14.771cm" svg:y2="25.659cm">
          <text:p/>
        </draw:line>
        <draw:line draw:style-name="gr9" draw:text-style-name="P2" draw:layer="layout" svg:x1="14.8cm" svg:y1="25.533cm" svg:x2="14.829cm" svg:y2="25.62cm">
          <text:p/>
        </draw:line>
        <draw:line draw:style-name="gr9" draw:text-style-name="P2" draw:layer="layout" svg:x1="14.828cm" svg:y1="25.619cm" svg:x2="14.754cm" svg:y2="25.619cm">
          <text:p/>
        </draw:line>
        <draw:line draw:style-name="gr9" draw:text-style-name="P2" draw:layer="layout" svg:x1="14.72cm" svg:y1="25.539cm" svg:x2="14.64cm" svg:y2="25.539cm">
          <text:p/>
        </draw:line>
        <draw:line draw:style-name="gr9" draw:text-style-name="P2" draw:layer="layout" svg:x1="14.64cm" svg:y1="25.539cm" svg:x2="14.692cm" svg:y2="25.66cm">
          <text:p/>
        </draw:line>
        <draw:line draw:style-name="gr9" draw:text-style-name="P2" draw:layer="layout" svg:x1="14.571cm" svg:y1="25.539cm" svg:x2="14.56cm" svg:y2="25.539cm">
          <text:p/>
        </draw:line>
        <draw:line draw:style-name="gr9" draw:text-style-name="P2" draw:layer="layout" svg:x1="14.562cm" svg:y1="25.539cm" svg:x2="14.548cm" svg:y2="25.545cm">
          <text:p/>
        </draw:line>
        <draw:line draw:style-name="gr9" draw:text-style-name="P2" draw:layer="layout" svg:x1="14.549cm" svg:y1="25.544cm" svg:x2="14.543cm" svg:y2="25.551cm">
          <text:p/>
        </draw:line>
        <draw:line draw:style-name="gr9" draw:text-style-name="P2" draw:layer="layout" svg:x1="14.544cm" svg:y1="25.55cm" svg:x2="14.537cm" svg:y2="25.563cm">
          <text:p/>
        </draw:line>
        <draw:line draw:style-name="gr9" draw:text-style-name="P2" draw:layer="layout" svg:x1="14.538cm" svg:y1="25.562cm" svg:x2="14.531cm" svg:y2="25.585cm">
          <text:p/>
        </draw:line>
        <draw:line draw:style-name="gr9" draw:text-style-name="P2" draw:layer="layout" svg:x1="14.531cm" svg:y1="25.584cm" svg:x2="14.531cm" svg:y2="25.613cm">
          <text:p/>
        </draw:line>
        <draw:line draw:style-name="gr9" draw:text-style-name="P2" draw:layer="layout" svg:x1="14.531cm" svg:y1="25.613cm" svg:x2="14.538cm" svg:y2="25.637cm">
          <text:p/>
        </draw:line>
        <draw:line draw:style-name="gr9" draw:text-style-name="P2" draw:layer="layout" svg:x1="14.537cm" svg:y1="25.636cm" svg:x2="14.544cm" svg:y2="25.648cm">
          <text:p/>
        </draw:line>
        <draw:line draw:style-name="gr9" draw:text-style-name="P2" draw:layer="layout" svg:x1="14.543cm" svg:y1="25.647cm" svg:x2="14.549cm" svg:y2="25.654cm">
          <text:p/>
        </draw:line>
        <draw:line draw:style-name="gr9" draw:text-style-name="P2" draw:layer="layout" svg:x1="14.548cm" svg:y1="25.653cm" svg:x2="14.562cm" svg:y2="25.66cm">
          <text:p/>
        </draw:line>
        <draw:line draw:style-name="gr9" draw:text-style-name="P2" draw:layer="layout" svg:x1="14.56cm" svg:y1="25.659cm" svg:x2="14.571cm" svg:y2="25.659cm">
          <text:p/>
        </draw:line>
        <draw:line draw:style-name="gr9" draw:text-style-name="P2" draw:layer="layout" svg:x1="14.571cm" svg:y1="25.66cm" svg:x2="14.584cm" svg:y2="25.653cm">
          <text:p/>
        </draw:line>
        <draw:line draw:style-name="gr9" draw:text-style-name="P2" draw:layer="layout" svg:x1="14.583cm" svg:y1="25.654cm" svg:x2="14.589cm" svg:y2="25.647cm">
          <text:p/>
        </draw:line>
        <draw:line draw:style-name="gr9" draw:text-style-name="P2" draw:layer="layout" svg:x1="14.588cm" svg:y1="25.648cm" svg:x2="14.596cm" svg:y2="25.636cm">
          <text:p/>
        </draw:line>
        <draw:line draw:style-name="gr9" draw:text-style-name="P2" draw:layer="layout" svg:x1="14.594cm" svg:y1="25.637cm" svg:x2="14.601cm" svg:y2="25.613cm">
          <text:p/>
        </draw:line>
        <draw:line draw:style-name="gr9" draw:text-style-name="P2" draw:layer="layout" svg:x1="14.6cm" svg:y1="25.613cm" svg:x2="14.6cm" svg:y2="25.584cm">
          <text:p/>
        </draw:line>
        <draw:line draw:style-name="gr9" draw:text-style-name="P2" draw:layer="layout" svg:x1="14.601cm" svg:y1="25.585cm" svg:x2="14.594cm" svg:y2="25.562cm">
          <text:p/>
        </draw:line>
        <draw:line draw:style-name="gr9" draw:text-style-name="P2" draw:layer="layout" svg:x1="14.596cm" svg:y1="25.563cm" svg:x2="14.588cm" svg:y2="25.55cm">
          <text:p/>
        </draw:line>
        <draw:line draw:style-name="gr9" draw:text-style-name="P2" draw:layer="layout" svg:x1="14.589cm" svg:y1="25.551cm" svg:x2="14.583cm" svg:y2="25.544cm">
          <text:p/>
        </draw:line>
        <draw:line draw:style-name="gr9" draw:text-style-name="P2" draw:layer="layout" svg:x1="14.584cm" svg:y1="25.545cm" svg:x2="14.571cm" svg:y2="25.539cm">
          <text:p/>
        </draw:line>
        <draw:line draw:style-name="gr9" draw:text-style-name="P2" draw:layer="layout" svg:x1="14.371cm" svg:y1="25.66cm" svg:x2="14.384cm" svg:y2="25.653cm">
          <text:p/>
        </draw:line>
        <draw:line draw:style-name="gr9" draw:text-style-name="P2" draw:layer="layout" svg:x1="14.383cm" svg:y1="25.654cm" svg:x2="14.389cm" svg:y2="25.647cm">
          <text:p/>
        </draw:line>
        <draw:line draw:style-name="gr9" draw:text-style-name="P2" draw:layer="layout" svg:x1="14.388cm" svg:y1="25.648cm" svg:x2="14.396cm" svg:y2="25.636cm">
          <text:p/>
        </draw:line>
        <draw:line draw:style-name="gr9" draw:text-style-name="P2" draw:layer="layout" svg:x1="14.394cm" svg:y1="25.636cm" svg:x2="14.394cm" svg:y2="25.602cm">
          <text:p/>
        </draw:line>
        <draw:line draw:style-name="gr9" draw:text-style-name="P2" draw:layer="layout" svg:x1="14.396cm" svg:y1="25.603cm" svg:x2="14.388cm" svg:y2="25.59cm">
          <text:p/>
        </draw:line>
        <draw:line draw:style-name="gr9" draw:text-style-name="P2" draw:layer="layout" svg:x1="14.389cm" svg:y1="25.591cm" svg:x2="14.383cm" svg:y2="25.584cm">
          <text:p/>
        </draw:line>
        <draw:line draw:style-name="gr9" draw:text-style-name="P2" draw:layer="layout" svg:x1="14.384cm" svg:y1="25.585cm" svg:x2="14.371cm" svg:y2="25.579cm">
          <text:p/>
        </draw:line>
        <draw:line draw:style-name="gr9" draw:text-style-name="P2" draw:layer="layout" svg:x1="14.371cm" svg:y1="25.579cm" svg:x2="14.354cm" svg:y2="25.579cm">
          <text:p/>
        </draw:line>
        <draw:line draw:style-name="gr9" draw:text-style-name="P2" draw:layer="layout" svg:x1="14.355cm" svg:y1="25.579cm" svg:x2="14.343cm" svg:y2="25.585cm">
          <text:p/>
        </draw:line>
        <draw:line draw:style-name="gr9" draw:text-style-name="P2" draw:layer="layout" svg:x1="14.344cm" svg:y1="25.584cm" svg:x2="14.337cm" svg:y2="25.591cm">
          <text:p/>
        </draw:line>
        <draw:line draw:style-name="gr9" draw:text-style-name="P2" draw:layer="layout" svg:x1="14.338cm" svg:y1="25.59cm" svg:x2="14.331cm" svg:y2="25.603cm">
          <text:p/>
        </draw:line>
        <draw:line draw:style-name="gr9" draw:text-style-name="P2" draw:layer="layout" svg:x1="14.331cm" svg:y1="25.602cm" svg:x2="14.331cm" svg:y2="25.636cm">
          <text:p/>
        </draw:line>
        <draw:line draw:style-name="gr9" draw:text-style-name="P2" draw:layer="layout" svg:x1="14.331cm" svg:y1="25.636cm" svg:x2="14.338cm" svg:y2="25.648cm">
          <text:p/>
        </draw:line>
        <draw:line draw:style-name="gr9" draw:text-style-name="P2" draw:layer="layout" svg:x1="14.337cm" svg:y1="25.647cm" svg:x2="14.344cm" svg:y2="25.654cm">
          <text:p/>
        </draw:line>
        <draw:line draw:style-name="gr9" draw:text-style-name="P2" draw:layer="layout" svg:x1="14.343cm" svg:y1="25.653cm" svg:x2="14.355cm" svg:y2="25.66cm">
          <text:p/>
        </draw:line>
        <draw:line draw:style-name="gr9" draw:text-style-name="P2" draw:layer="layout" svg:x1="14.354cm" svg:y1="25.659cm" svg:x2="14.371cm" svg:y2="25.659cm">
          <text:p/>
        </draw:line>
        <draw:line draw:style-name="gr9" draw:text-style-name="P2" draw:layer="layout" svg:x1="14.28cm" svg:y1="25.659cm" svg:x2="14.28cm" svg:y2="25.539cm">
          <text:p/>
        </draw:line>
        <draw:line draw:style-name="gr9" draw:text-style-name="P2" draw:layer="layout" svg:x1="14.228cm" svg:y1="25.659cm" svg:x2="14.228cm" svg:y2="25.596cm">
          <text:p/>
        </draw:line>
        <draw:line draw:style-name="gr9" draw:text-style-name="P2" draw:layer="layout" svg:x1="14.228cm" svg:y1="25.598cm" svg:x2="14.236cm" svg:y2="25.584cm">
          <text:p/>
        </draw:line>
        <draw:line draw:style-name="gr9" draw:text-style-name="P2" draw:layer="layout" svg:x1="14.234cm" svg:y1="25.585cm" svg:x2="14.246cm" svg:y2="25.579cm">
          <text:p/>
        </draw:line>
        <draw:line draw:style-name="gr9" draw:text-style-name="P2" draw:layer="layout" svg:x1="14.245cm" svg:y1="25.579cm" svg:x2="14.263cm" svg:y2="25.579cm">
          <text:p/>
        </draw:line>
        <draw:line draw:style-name="gr9" draw:text-style-name="P2" draw:layer="layout" svg:x1="14.263cm" svg:y1="25.579cm" svg:x2="14.275cm" svg:y2="25.585cm">
          <text:p/>
        </draw:line>
        <draw:line draw:style-name="gr9" draw:text-style-name="P2" draw:layer="layout" svg:x1="14.274cm" svg:y1="25.584cm" svg:x2="14.281cm" svg:y2="25.591cm">
          <text:p/>
        </draw:line>
        <draw:line draw:style-name="gr9" draw:text-style-name="P2" draw:layer="layout" svg:x1="14.171cm" svg:y1="25.659cm" svg:x2="14.171cm" svg:y2="25.579cm">
          <text:p/>
        </draw:line>
        <draw:line draw:style-name="gr9" draw:text-style-name="P2" draw:layer="layout" svg:x1="14.172cm" svg:y1="25.591cm" svg:x2="14.165cm" svg:y2="25.584cm">
          <text:p/>
        </draw:line>
        <draw:line draw:style-name="gr9" draw:text-style-name="P2" draw:layer="layout" svg:x1="14.166cm" svg:y1="25.585cm" svg:x2="14.154cm" svg:y2="25.579cm">
          <text:p/>
        </draw:line>
        <draw:line draw:style-name="gr9" draw:text-style-name="P2" draw:layer="layout" svg:x1="14.154cm" svg:y1="25.579cm" svg:x2="14.137cm" svg:y2="25.579cm">
          <text:p/>
        </draw:line>
        <draw:line draw:style-name="gr9" draw:text-style-name="P2" draw:layer="layout" svg:x1="14.138cm" svg:y1="25.579cm" svg:x2="14.125cm" svg:y2="25.585cm">
          <text:p/>
        </draw:line>
        <draw:line draw:style-name="gr9" draw:text-style-name="P2" draw:layer="layout" svg:x1="14.126cm" svg:y1="25.584cm" svg:x2="14.12cm" svg:y2="25.598cm">
          <text:p/>
        </draw:line>
        <draw:line draw:style-name="gr9" draw:text-style-name="P2" draw:layer="layout" svg:x1="14.12cm" svg:y1="25.596cm" svg:x2="14.12cm" svg:y2="25.659cm">
          <text:p/>
        </draw:line>
        <draw:line draw:style-name="gr9" draw:text-style-name="P2" draw:layer="layout" svg:x1="14.121cm" svg:y1="25.598cm" svg:x2="14.114cm" svg:y2="25.584cm">
          <text:p/>
        </draw:line>
        <draw:line draw:style-name="gr9" draw:text-style-name="P2" draw:layer="layout" svg:x1="14.115cm" svg:y1="25.585cm" svg:x2="14.103cm" svg:y2="25.579cm">
          <text:p/>
        </draw:line>
        <draw:line draw:style-name="gr9" draw:text-style-name="P2" draw:layer="layout" svg:x1="14.103cm" svg:y1="25.579cm" svg:x2="14.085cm" svg:y2="25.579cm">
          <text:p/>
        </draw:line>
        <draw:line draw:style-name="gr9" draw:text-style-name="P2" draw:layer="layout" svg:x1="14.086cm" svg:y1="25.579cm" svg:x2="14.074cm" svg:y2="25.585cm">
          <text:p/>
        </draw:line>
        <draw:line draw:style-name="gr9" draw:text-style-name="P2" draw:layer="layout" svg:x1="14.076cm" svg:y1="25.584cm" svg:x2="14.068cm" svg:y2="25.598cm">
          <text:p/>
        </draw:line>
        <draw:line draw:style-name="gr9" draw:text-style-name="P2" draw:layer="layout" svg:x1="14.068cm" svg:y1="25.596cm" svg:x2="14.068cm" svg:y2="25.659cm">
          <text:p/>
        </draw:line>
        <draw:polygon draw:style-name="gr10" draw:text-style-name="P2" draw:layer="layout" svg:width="1.119cm" svg:height="0.32cm" svg:x="13.886cm" svg:y="25.444cm" svg:viewBox="0 0 1120 321" draw:points="0,0 1120,0 1120,321 0,321">
          <text:p/>
        </draw:polygon>
        <draw:line draw:style-name="gr9" draw:text-style-name="P2" draw:layer="layout" svg:x1="12.487cm" svg:y1="22.096cm" svg:x2="12.487cm" svg:y2="22.027cm">
          <text:p/>
        </draw:line>
        <draw:line draw:style-name="gr9" draw:text-style-name="P2" draw:layer="layout" svg:x1="12.487cm" svg:y1="22.061cm" svg:x2="12.367cm" svg:y2="22.061cm">
          <text:p/>
        </draw:line>
        <draw:line draw:style-name="gr9" draw:text-style-name="P2" draw:layer="layout" svg:x1="12.367cm" svg:y1="22.062cm" svg:x2="12.385cm" svg:y2="22.05cm">
          <text:p/>
        </draw:line>
        <draw:line draw:style-name="gr9" draw:text-style-name="P2" draw:layer="layout" svg:x1="12.384cm" svg:y1="22.051cm" svg:x2="12.396cm" svg:y2="22.039cm">
          <text:p/>
        </draw:line>
        <draw:line draw:style-name="gr9" draw:text-style-name="P2" draw:layer="layout" svg:x1="12.395cm" svg:y1="22.04cm" svg:x2="12.402cm" svg:y2="22.027cm">
          <text:p/>
        </draw:line>
        <draw:line draw:style-name="gr9" draw:text-style-name="P2" draw:layer="layout" svg:x1="12.367cm" svg:y1="22.17cm" svg:x2="12.367cm" svg:y2="22.181cm">
          <text:p/>
        </draw:line>
        <draw:line draw:style-name="gr9" draw:text-style-name="P2" draw:layer="layout" svg:x1="12.367cm" svg:y1="22.181cm" svg:x2="12.373cm" svg:y2="22.194cm">
          <text:p/>
        </draw:line>
        <draw:line draw:style-name="gr9" draw:text-style-name="P2" draw:layer="layout" svg:x1="12.372cm" svg:y1="22.193cm" svg:x2="12.379cm" svg:y2="22.2cm">
          <text:p/>
        </draw:line>
        <draw:line draw:style-name="gr9" draw:text-style-name="P2" draw:layer="layout" svg:x1="12.378cm" svg:y1="22.199cm" svg:x2="12.391cm" svg:y2="22.205cm">
          <text:p/>
        </draw:line>
        <draw:line draw:style-name="gr9" draw:text-style-name="P2" draw:layer="layout" svg:x1="12.39cm" svg:y1="22.204cm" svg:x2="12.413cm" svg:y2="22.211cm">
          <text:p/>
        </draw:line>
        <draw:line draw:style-name="gr9" draw:text-style-name="P2" draw:layer="layout" svg:x1="12.412cm" svg:y1="22.21cm" svg:x2="12.441cm" svg:y2="22.21cm">
          <text:p/>
        </draw:line>
        <draw:line draw:style-name="gr9" draw:text-style-name="P2" draw:layer="layout" svg:x1="12.441cm" svg:y1="22.211cm" svg:x2="12.465cm" svg:y2="22.204cm">
          <text:p/>
        </draw:line>
        <draw:line draw:style-name="gr9" draw:text-style-name="P2" draw:layer="layout" svg:x1="12.464cm" svg:y1="22.205cm" svg:x2="12.476cm" svg:y2="22.199cm">
          <text:p/>
        </draw:line>
        <draw:line draw:style-name="gr9" draw:text-style-name="P2" draw:layer="layout" svg:x1="12.475cm" svg:y1="22.2cm" svg:x2="12.482cm" svg:y2="22.193cm">
          <text:p/>
        </draw:line>
        <draw:line draw:style-name="gr9" draw:text-style-name="P2" draw:layer="layout" svg:x1="12.481cm" svg:y1="22.194cm" svg:x2="12.488cm" svg:y2="22.181cm">
          <text:p/>
        </draw:line>
        <draw:line draw:style-name="gr9" draw:text-style-name="P2" draw:layer="layout" svg:x1="12.487cm" svg:y1="22.181cm" svg:x2="12.487cm" svg:y2="22.17cm">
          <text:p/>
        </draw:line>
        <draw:line draw:style-name="gr9" draw:text-style-name="P2" draw:layer="layout" svg:x1="12.488cm" svg:y1="22.171cm" svg:x2="12.481cm" svg:y2="22.159cm">
          <text:p/>
        </draw:line>
        <draw:line draw:style-name="gr9" draw:text-style-name="P2" draw:layer="layout" svg:x1="12.482cm" svg:y1="22.16cm" svg:x2="12.475cm" svg:y2="22.153cm">
          <text:p/>
        </draw:line>
        <draw:line draw:style-name="gr9" draw:text-style-name="P2" draw:layer="layout" svg:x1="12.476cm" svg:y1="22.154cm" svg:x2="12.464cm" svg:y2="22.147cm">
          <text:p/>
        </draw:line>
        <draw:line draw:style-name="gr9" draw:text-style-name="P2" draw:layer="layout" svg:x1="12.465cm" svg:y1="22.148cm" svg:x2="12.441cm" svg:y2="22.141cm">
          <text:p/>
        </draw:line>
        <draw:line draw:style-name="gr9" draw:text-style-name="P2" draw:layer="layout" svg:x1="12.441cm" svg:y1="22.141cm" svg:x2="12.412cm" svg:y2="22.141cm">
          <text:p/>
        </draw:line>
        <draw:line draw:style-name="gr9" draw:text-style-name="P2" draw:layer="layout" svg:x1="12.413cm" svg:y1="22.141cm" svg:x2="12.39cm" svg:y2="22.148cm">
          <text:p/>
        </draw:line>
        <draw:line draw:style-name="gr9" draw:text-style-name="P2" draw:layer="layout" svg:x1="12.391cm" svg:y1="22.147cm" svg:x2="12.378cm" svg:y2="22.154cm">
          <text:p/>
        </draw:line>
        <draw:line draw:style-name="gr9" draw:text-style-name="P2" draw:layer="layout" svg:x1="12.379cm" svg:y1="22.153cm" svg:x2="12.372cm" svg:y2="22.16cm">
          <text:p/>
        </draw:line>
        <draw:line draw:style-name="gr9" draw:text-style-name="P2" draw:layer="layout" svg:x1="12.373cm" svg:y1="22.159cm" svg:x2="12.367cm" svg:y2="22.171cm">
          <text:p/>
        </draw:line>
        <draw:line draw:style-name="gr9" draw:text-style-name="P2" draw:layer="layout" svg:x1="12.488cm" svg:y1="22.371cm" svg:x2="12.481cm" svg:y2="22.359cm">
          <text:p/>
        </draw:line>
        <draw:line draw:style-name="gr9" draw:text-style-name="P2" draw:layer="layout" svg:x1="12.482cm" svg:y1="22.36cm" svg:x2="12.475cm" svg:y2="22.353cm">
          <text:p/>
        </draw:line>
        <draw:line draw:style-name="gr9" draw:text-style-name="P2" draw:layer="layout" svg:x1="12.476cm" svg:y1="22.354cm" svg:x2="12.464cm" svg:y2="22.347cm">
          <text:p/>
        </draw:line>
        <draw:line draw:style-name="gr9" draw:text-style-name="P2" draw:layer="layout" svg:x1="12.464cm" svg:y1="22.347cm" svg:x2="12.43cm" svg:y2="22.347cm">
          <text:p/>
        </draw:line>
        <draw:line draw:style-name="gr9" draw:text-style-name="P2" draw:layer="layout" svg:x1="12.431cm" svg:y1="22.347cm" svg:x2="12.418cm" svg:y2="22.354cm">
          <text:p/>
        </draw:line>
        <draw:line draw:style-name="gr9" draw:text-style-name="P2" draw:layer="layout" svg:x1="12.419cm" svg:y1="22.353cm" svg:x2="12.412cm" svg:y2="22.36cm">
          <text:p/>
        </draw:line>
        <draw:line draw:style-name="gr9" draw:text-style-name="P2" draw:layer="layout" svg:x1="12.413cm" svg:y1="22.359cm" svg:x2="12.407cm" svg:y2="22.371cm">
          <text:p/>
        </draw:line>
        <draw:line draw:style-name="gr9" draw:text-style-name="P2" draw:layer="layout" svg:x1="12.407cm" svg:y1="22.37cm" svg:x2="12.407cm" svg:y2="22.387cm">
          <text:p/>
        </draw:line>
        <draw:line draw:style-name="gr9" draw:text-style-name="P2" draw:layer="layout" svg:x1="12.407cm" svg:y1="22.387cm" svg:x2="12.413cm" svg:y2="22.4cm">
          <text:p/>
        </draw:line>
        <draw:line draw:style-name="gr9" draw:text-style-name="P2" draw:layer="layout" svg:x1="12.412cm" svg:y1="22.399cm" svg:x2="12.419cm" svg:y2="22.405cm">
          <text:p/>
        </draw:line>
        <draw:line draw:style-name="gr9" draw:text-style-name="P2" draw:layer="layout" svg:x1="12.418cm" svg:y1="22.404cm" svg:x2="12.431cm" svg:y2="22.411cm">
          <text:p/>
        </draw:line>
        <draw:line draw:style-name="gr9" draw:text-style-name="P2" draw:layer="layout" svg:x1="12.43cm" svg:y1="22.41cm" svg:x2="12.464cm" svg:y2="22.41cm">
          <text:p/>
        </draw:line>
        <draw:line draw:style-name="gr9" draw:text-style-name="P2" draw:layer="layout" svg:x1="12.464cm" svg:y1="22.411cm" svg:x2="12.476cm" svg:y2="22.404cm">
          <text:p/>
        </draw:line>
        <draw:line draw:style-name="gr9" draw:text-style-name="P2" draw:layer="layout" svg:x1="12.475cm" svg:y1="22.405cm" svg:x2="12.482cm" svg:y2="22.399cm">
          <text:p/>
        </draw:line>
        <draw:line draw:style-name="gr9" draw:text-style-name="P2" draw:layer="layout" svg:x1="12.481cm" svg:y1="22.4cm" svg:x2="12.488cm" svg:y2="22.387cm">
          <text:p/>
        </draw:line>
        <draw:line draw:style-name="gr9" draw:text-style-name="P2" draw:layer="layout" svg:x1="12.487cm" svg:y1="22.387cm" svg:x2="12.487cm" svg:y2="22.37cm">
          <text:p/>
        </draw:line>
        <draw:line draw:style-name="gr9" draw:text-style-name="P2" draw:layer="layout" svg:x1="12.487cm" svg:y1="22.461cm" svg:x2="12.367cm" svg:y2="22.461cm">
          <text:p/>
        </draw:line>
        <draw:line draw:style-name="gr9" draw:text-style-name="P2" draw:layer="layout" svg:x1="12.487cm" svg:y1="22.513cm" svg:x2="12.424cm" svg:y2="22.513cm">
          <text:p/>
        </draw:line>
        <draw:line draw:style-name="gr9" draw:text-style-name="P2" draw:layer="layout" svg:x1="12.425cm" svg:y1="22.514cm" svg:x2="12.412cm" svg:y2="22.507cm">
          <text:p/>
        </draw:line>
        <draw:line draw:style-name="gr9" draw:text-style-name="P2" draw:layer="layout" svg:x1="12.413cm" svg:y1="22.508cm" svg:x2="12.407cm" svg:y2="22.496cm">
          <text:p/>
        </draw:line>
        <draw:line draw:style-name="gr9" draw:text-style-name="P2" draw:layer="layout" svg:x1="12.407cm" svg:y1="22.496cm" svg:x2="12.407cm" svg:y2="22.479cm">
          <text:p/>
        </draw:line>
        <draw:line draw:style-name="gr9" draw:text-style-name="P2" draw:layer="layout" svg:x1="12.407cm" svg:y1="22.48cm" svg:x2="12.413cm" svg:y2="22.467cm">
          <text:p/>
        </draw:line>
        <draw:line draw:style-name="gr9" draw:text-style-name="P2" draw:layer="layout" svg:x1="12.412cm" svg:y1="22.468cm" svg:x2="12.419cm" svg:y2="22.461cm">
          <text:p/>
        </draw:line>
        <draw:line draw:style-name="gr9" draw:text-style-name="P2" draw:layer="layout" svg:x1="12.487cm" svg:y1="22.57cm" svg:x2="12.407cm" svg:y2="22.57cm">
          <text:p/>
        </draw:line>
        <draw:line draw:style-name="gr9" draw:text-style-name="P2" draw:layer="layout" svg:x1="12.419cm" svg:y1="22.57cm" svg:x2="12.412cm" svg:y2="22.578cm">
          <text:p/>
        </draw:line>
        <draw:line draw:style-name="gr9" draw:text-style-name="P2" draw:layer="layout" svg:x1="12.413cm" svg:y1="22.576cm" svg:x2="12.407cm" svg:y2="22.588cm">
          <text:p/>
        </draw:line>
        <draw:line draw:style-name="gr9" draw:text-style-name="P2" draw:layer="layout" svg:x1="12.407cm" svg:y1="22.587cm" svg:x2="12.407cm" svg:y2="22.604cm">
          <text:p/>
        </draw:line>
        <draw:line draw:style-name="gr9" draw:text-style-name="P2" draw:layer="layout" svg:x1="12.407cm" svg:y1="22.604cm" svg:x2="12.413cm" svg:y2="22.617cm">
          <text:p/>
        </draw:line>
        <draw:line draw:style-name="gr9" draw:text-style-name="P2" draw:layer="layout" svg:x1="12.412cm" svg:y1="22.616cm" svg:x2="12.425cm" svg:y2="22.622cm">
          <text:p/>
        </draw:line>
        <draw:line draw:style-name="gr9" draw:text-style-name="P2" draw:layer="layout" svg:x1="12.424cm" svg:y1="22.621cm" svg:x2="12.487cm" svg:y2="22.621cm">
          <text:p/>
        </draw:line>
        <draw:line draw:style-name="gr9" draw:text-style-name="P2" draw:layer="layout" svg:x1="12.425cm" svg:y1="22.621cm" svg:x2="12.412cm" svg:y2="22.628cm">
          <text:p/>
        </draw:line>
        <draw:line draw:style-name="gr9" draw:text-style-name="P2" draw:layer="layout" svg:x1="12.413cm" svg:y1="22.627cm" svg:x2="12.407cm" svg:y2="22.64cm">
          <text:p/>
        </draw:line>
        <draw:line draw:style-name="gr9" draw:text-style-name="P2" draw:layer="layout" svg:x1="12.407cm" svg:y1="22.639cm" svg:x2="12.407cm" svg:y2="22.656cm">
          <text:p/>
        </draw:line>
        <draw:line draw:style-name="gr9" draw:text-style-name="P2" draw:layer="layout" svg:x1="12.407cm" svg:y1="22.656cm" svg:x2="12.413cm" svg:y2="22.668cm">
          <text:p/>
        </draw:line>
        <draw:line draw:style-name="gr9" draw:text-style-name="P2" draw:layer="layout" svg:x1="12.412cm" svg:y1="22.667cm" svg:x2="12.425cm" svg:y2="22.674cm">
          <text:p/>
        </draw:line>
        <draw:line draw:style-name="gr9" draw:text-style-name="P2" draw:layer="layout" svg:x1="12.424cm" svg:y1="22.673cm" svg:x2="12.487cm" svg:y2="22.673cm">
          <text:p/>
        </draw:line>
        <draw:polygon draw:style-name="gr10" draw:text-style-name="P2" draw:layer="layout" svg:width="0.287cm" svg:height="0.925cm" svg:x="12.273cm" svg:y="21.894cm" svg:viewBox="0 0 288 926" draw:points="0,0 288,0 288,926 0,926">
          <text:p/>
        </draw:polygon>
        <draw:line draw:style-name="gr9" draw:text-style-name="P2" draw:layer="layout" svg:x1="6.608cm" svg:y1="21.911cm" svg:x2="6.608cm" svg:y2="21.842cm">
          <text:p/>
        </draw:line>
        <draw:line draw:style-name="gr9" draw:text-style-name="P2" draw:layer="layout" svg:x1="6.608cm" svg:y1="21.876cm" svg:x2="6.488cm" svg:y2="21.876cm">
          <text:p/>
        </draw:line>
        <draw:line draw:style-name="gr9" draw:text-style-name="P2" draw:layer="layout" svg:x1="6.488cm" svg:y1="21.877cm" svg:x2="6.506cm" svg:y2="21.865cm">
          <text:p/>
        </draw:line>
        <draw:line draw:style-name="gr9" draw:text-style-name="P2" draw:layer="layout" svg:x1="6.505cm" svg:y1="21.866cm" svg:x2="6.517cm" svg:y2="21.854cm">
          <text:p/>
        </draw:line>
        <draw:line draw:style-name="gr9" draw:text-style-name="P2" draw:layer="layout" svg:x1="6.516cm" svg:y1="21.855cm" svg:x2="6.523cm" svg:y2="21.842cm">
          <text:p/>
        </draw:line>
        <draw:line draw:style-name="gr9" draw:text-style-name="P2" draw:layer="layout" svg:x1="6.608cm" svg:y1="21.962cm" svg:x2="6.488cm" svg:y2="21.962cm">
          <text:p/>
        </draw:line>
        <draw:line draw:style-name="gr9" draw:text-style-name="P2" draw:layer="layout" svg:x1="6.609cm" svg:y1="22.032cm" svg:x2="6.539cm" svg:y2="21.979cm">
          <text:p/>
        </draw:line>
        <draw:line draw:style-name="gr9" draw:text-style-name="P2" draw:layer="layout" svg:x1="6.488cm" svg:y1="22.032cm" svg:x2="6.557cm" svg:y2="21.962cm">
          <text:p/>
        </draw:line>
        <draw:line draw:style-name="gr9" draw:text-style-name="P2" draw:layer="layout" svg:x1="6.609cm" svg:y1="22.192cm" svg:x2="6.602cm" svg:y2="22.179cm">
          <text:p/>
        </draw:line>
        <draw:line draw:style-name="gr9" draw:text-style-name="P2" draw:layer="layout" svg:x1="6.603cm" svg:y1="22.18cm" svg:x2="6.596cm" svg:y2="22.174cm">
          <text:p/>
        </draw:line>
        <draw:line draw:style-name="gr9" draw:text-style-name="P2" draw:layer="layout" svg:x1="6.597cm" svg:y1="22.175cm" svg:x2="6.585cm" svg:y2="22.168cm">
          <text:p/>
        </draw:line>
        <draw:line draw:style-name="gr9" draw:text-style-name="P2" draw:layer="layout" svg:x1="6.585cm" svg:y1="22.168cm" svg:x2="6.551cm" svg:y2="22.168cm">
          <text:p/>
        </draw:line>
        <draw:line draw:style-name="gr9" draw:text-style-name="P2" draw:layer="layout" svg:x1="6.552cm" svg:y1="22.168cm" svg:x2="6.539cm" svg:y2="22.175cm">
          <text:p/>
        </draw:line>
        <draw:line draw:style-name="gr9" draw:text-style-name="P2" draw:layer="layout" svg:x1="6.541cm" svg:y1="22.174cm" svg:x2="6.533cm" svg:y2="22.18cm">
          <text:p/>
        </draw:line>
        <draw:line draw:style-name="gr9" draw:text-style-name="P2" draw:layer="layout" svg:x1="6.534cm" svg:y1="22.179cm" svg:x2="6.528cm" svg:y2="22.192cm">
          <text:p/>
        </draw:line>
        <draw:line draw:style-name="gr9" draw:text-style-name="P2" draw:layer="layout" svg:x1="6.528cm" svg:y1="22.191cm" svg:x2="6.528cm" svg:y2="22.208cm">
          <text:p/>
        </draw:line>
        <draw:line draw:style-name="gr9" draw:text-style-name="P2" draw:layer="layout" svg:x1="6.528cm" svg:y1="22.208cm" svg:x2="6.534cm" svg:y2="22.22cm">
          <text:p/>
        </draw:line>
        <draw:line draw:style-name="gr9" draw:text-style-name="P2" draw:layer="layout" svg:x1="6.533cm" svg:y1="22.219cm" svg:x2="6.541cm" svg:y2="22.226cm">
          <text:p/>
        </draw:line>
        <draw:line draw:style-name="gr9" draw:text-style-name="P2" draw:layer="layout" svg:x1="6.539cm" svg:y1="22.225cm" svg:x2="6.552cm" svg:y2="22.233cm">
          <text:p/>
        </draw:line>
        <draw:line draw:style-name="gr9" draw:text-style-name="P2" draw:layer="layout" svg:x1="6.551cm" svg:y1="22.231cm" svg:x2="6.585cm" svg:y2="22.231cm">
          <text:p/>
        </draw:line>
        <draw:line draw:style-name="gr9" draw:text-style-name="P2" draw:layer="layout" svg:x1="6.585cm" svg:y1="22.233cm" svg:x2="6.597cm" svg:y2="22.225cm">
          <text:p/>
        </draw:line>
        <draw:line draw:style-name="gr9" draw:text-style-name="P2" draw:layer="layout" svg:x1="6.596cm" svg:y1="22.226cm" svg:x2="6.603cm" svg:y2="22.219cm">
          <text:p/>
        </draw:line>
        <draw:line draw:style-name="gr9" draw:text-style-name="P2" draw:layer="layout" svg:x1="6.602cm" svg:y1="22.22cm" svg:x2="6.609cm" svg:y2="22.208cm">
          <text:p/>
        </draw:line>
        <draw:line draw:style-name="gr9" draw:text-style-name="P2" draw:layer="layout" svg:x1="6.608cm" svg:y1="22.208cm" svg:x2="6.608cm" svg:y2="22.191cm">
          <text:p/>
        </draw:line>
        <draw:line draw:style-name="gr9" draw:text-style-name="P2" draw:layer="layout" svg:x1="6.608cm" svg:y1="22.282cm" svg:x2="6.488cm" svg:y2="22.282cm">
          <text:p/>
        </draw:line>
        <draw:line draw:style-name="gr9" draw:text-style-name="P2" draw:layer="layout" svg:x1="6.608cm" svg:y1="22.334cm" svg:x2="6.545cm" svg:y2="22.334cm">
          <text:p/>
        </draw:line>
        <draw:line draw:style-name="gr9" draw:text-style-name="P2" draw:layer="layout" svg:x1="6.546cm" svg:y1="22.335cm" svg:x2="6.533cm" svg:y2="22.328cm">
          <text:p/>
        </draw:line>
        <draw:line draw:style-name="gr9" draw:text-style-name="P2" draw:layer="layout" svg:x1="6.534cm" svg:y1="22.329cm" svg:x2="6.528cm" svg:y2="22.316cm">
          <text:p/>
        </draw:line>
        <draw:line draw:style-name="gr9" draw:text-style-name="P2" draw:layer="layout" svg:x1="6.528cm" svg:y1="22.316cm" svg:x2="6.528cm" svg:y2="22.299cm">
          <text:p/>
        </draw:line>
        <draw:line draw:style-name="gr9" draw:text-style-name="P2" draw:layer="layout" svg:x1="6.528cm" svg:y1="22.3cm" svg:x2="6.534cm" svg:y2="22.288cm">
          <text:p/>
        </draw:line>
        <draw:line draw:style-name="gr9" draw:text-style-name="P2" draw:layer="layout" svg:x1="6.533cm" svg:y1="22.289cm" svg:x2="6.541cm" svg:y2="22.282cm">
          <text:p/>
        </draw:line>
        <draw:line draw:style-name="gr9" draw:text-style-name="P2" draw:layer="layout" svg:x1="6.608cm" svg:y1="22.391cm" svg:x2="6.528cm" svg:y2="22.391cm">
          <text:p/>
        </draw:line>
        <draw:line draw:style-name="gr9" draw:text-style-name="P2" draw:layer="layout" svg:x1="6.541cm" svg:y1="22.391cm" svg:x2="6.533cm" svg:y2="22.397cm">
          <text:p/>
        </draw:line>
        <draw:line draw:style-name="gr9" draw:text-style-name="P2" draw:layer="layout" svg:x1="6.534cm" svg:y1="22.396cm" svg:x2="6.528cm" svg:y2="22.409cm">
          <text:p/>
        </draw:line>
        <draw:line draw:style-name="gr9" draw:text-style-name="P2" draw:layer="layout" svg:x1="6.528cm" svg:y1="22.408cm" svg:x2="6.528cm" svg:y2="22.425cm">
          <text:p/>
        </draw:line>
        <draw:line draw:style-name="gr9" draw:text-style-name="P2" draw:layer="layout" svg:x1="6.528cm" svg:y1="22.425cm" svg:x2="6.534cm" svg:y2="22.437cm">
          <text:p/>
        </draw:line>
        <draw:line draw:style-name="gr9" draw:text-style-name="P2" draw:layer="layout" svg:x1="6.533cm" svg:y1="22.436cm" svg:x2="6.546cm" svg:y2="22.443cm">
          <text:p/>
        </draw:line>
        <draw:line draw:style-name="gr9" draw:text-style-name="P2" draw:layer="layout" svg:x1="6.545cm" svg:y1="22.442cm" svg:x2="6.608cm" svg:y2="22.442cm">
          <text:p/>
        </draw:line>
        <draw:line draw:style-name="gr9" draw:text-style-name="P2" draw:layer="layout" svg:x1="6.546cm" svg:y1="22.442cm" svg:x2="6.533cm" svg:y2="22.449cm">
          <text:p/>
        </draw:line>
        <draw:line draw:style-name="gr9" draw:text-style-name="P2" draw:layer="layout" svg:x1="6.534cm" svg:y1="22.448cm" svg:x2="6.528cm" svg:y2="22.46cm">
          <text:p/>
        </draw:line>
        <draw:line draw:style-name="gr9" draw:text-style-name="P2" draw:layer="layout" svg:x1="6.528cm" svg:y1="22.459cm" svg:x2="6.528cm" svg:y2="22.476cm">
          <text:p/>
        </draw:line>
        <draw:line draw:style-name="gr9" draw:text-style-name="P2" draw:layer="layout" svg:x1="6.528cm" svg:y1="22.476cm" svg:x2="6.534cm" svg:y2="22.489cm">
          <text:p/>
        </draw:line>
        <draw:line draw:style-name="gr9" draw:text-style-name="P2" draw:layer="layout" svg:x1="6.533cm" svg:y1="22.488cm" svg:x2="6.546cm" svg:y2="22.495cm">
          <text:p/>
        </draw:line>
        <draw:line draw:style-name="gr9" draw:text-style-name="P2" draw:layer="layout" svg:x1="6.545cm" svg:y1="22.494cm" svg:x2="6.608cm" svg:y2="22.494cm">
          <text:p/>
        </draw:line>
        <draw:polygon draw:style-name="gr10" draw:text-style-name="P2" draw:layer="layout" svg:width="0.287cm" svg:height="0.923cm" svg:x="6.393cm" svg:y="21.71cm" svg:viewBox="0 0 288 924" draw:points="0,0 288,0 288,924 0,924">
          <text:p/>
        </draw:polygon>
        <draw:line draw:style-name="gr9" draw:text-style-name="P2" draw:layer="layout" svg:x1="5.034cm" svg:y1="25.842cm" svg:x2="5.048cm" svg:y2="25.835cm">
          <text:p/>
        </draw:line>
        <draw:line draw:style-name="gr9" draw:text-style-name="P2" draw:layer="layout" svg:x1="5.047cm" svg:y1="25.835cm" svg:x2="5.065cm" svg:y2="25.835cm">
          <text:p/>
        </draw:line>
        <draw:line draw:style-name="gr9" draw:text-style-name="P2" draw:layer="layout" svg:x1="5.065cm" svg:y1="25.835cm" svg:x2="5.085cm" svg:y2="25.842cm">
          <text:p/>
        </draw:line>
        <draw:line draw:style-name="gr9" draw:text-style-name="P2" draw:layer="layout" svg:x1="5.084cm" svg:y1="25.841cm" svg:x2="5.097cm" svg:y2="25.854cm">
          <text:p/>
        </draw:line>
        <draw:line draw:style-name="gr9" draw:text-style-name="P2" draw:layer="layout" svg:x1="5.096cm" svg:y1="25.853cm" svg:x2="5.103cm" svg:y2="25.867cm">
          <text:p/>
        </draw:line>
        <draw:line draw:style-name="gr9" draw:text-style-name="P2" draw:layer="layout" svg:x1="5.102cm" svg:y1="25.866cm" svg:x2="5.11cm" svg:y2="25.891cm">
          <text:p/>
        </draw:line>
        <draw:line draw:style-name="gr9" draw:text-style-name="P2" draw:layer="layout" svg:x1="5.109cm" svg:y1="25.89cm" svg:x2="5.109cm" svg:y2="25.909cm">
          <text:p/>
        </draw:line>
        <draw:line draw:style-name="gr9" draw:text-style-name="P2" draw:layer="layout" svg:x1="5.11cm" svg:y1="25.909cm" svg:x2="5.102cm" svg:y2="25.935cm">
          <text:p/>
        </draw:line>
        <draw:line draw:style-name="gr9" draw:text-style-name="P2" draw:layer="layout" svg:x1="5.103cm" svg:y1="25.934cm" svg:x2="5.096cm" svg:y2="25.947cm">
          <text:p/>
        </draw:line>
        <draw:line draw:style-name="gr9" draw:text-style-name="P2" draw:layer="layout" svg:x1="5.097cm" svg:y1="25.946cm" svg:x2="5.084cm" svg:y2="25.959cm">
          <text:p/>
        </draw:line>
        <draw:line draw:style-name="gr9" draw:text-style-name="P2" draw:layer="layout" svg:x1="5.085cm" svg:y1="25.958cm" svg:x2="5.065cm" svg:y2="25.966cm">
          <text:p/>
        </draw:line>
        <draw:line draw:style-name="gr9" draw:text-style-name="P2" draw:layer="layout" svg:x1="5.065cm" svg:y1="25.965cm" svg:x2="5.053cm" svg:y2="25.965cm">
          <text:p/>
        </draw:line>
        <draw:line draw:style-name="gr9" draw:text-style-name="P2" draw:layer="layout" svg:x1="5.054cm" svg:y1="25.966cm" svg:x2="5.034cm" svg:y2="25.958cm">
          <text:p/>
        </draw:line>
        <draw:line draw:style-name="gr9" draw:text-style-name="P2" draw:layer="layout" svg:x1="5.035cm" svg:y1="25.959cm" svg:x2="5.028cm" svg:y2="25.952cm">
          <text:p/>
        </draw:line>
        <draw:line draw:style-name="gr9" draw:text-style-name="P2" draw:layer="layout" svg:x1="5.028cm" svg:y1="25.952cm" svg:x2="5.028cm" svg:y2="25.909cm">
          <text:p/>
        </draw:line>
        <draw:line draw:style-name="gr9" draw:text-style-name="P2" draw:layer="layout" svg:x1="5.028cm" svg:y1="25.909cm" svg:x2="5.053cm" svg:y2="25.909cm">
          <text:p/>
        </draw:line>
        <draw:line draw:style-name="gr9" draw:text-style-name="P2" draw:layer="layout" svg:x1="4.973cm" svg:y1="25.952cm" svg:x2="4.966cm" svg:y2="25.959cm">
          <text:p/>
        </draw:line>
        <draw:line draw:style-name="gr9" draw:text-style-name="P2" draw:layer="layout" svg:x1="4.966cm" svg:y1="25.958cm" svg:x2="4.973cm" svg:y2="25.966cm">
          <text:p/>
        </draw:line>
        <draw:line draw:style-name="gr9" draw:text-style-name="P2" draw:layer="layout" svg:x1="4.972cm" svg:y1="25.966cm" svg:x2="4.981cm" svg:y2="25.958cm">
          <text:p/>
        </draw:line>
        <draw:line draw:style-name="gr9" draw:text-style-name="P2" draw:layer="layout" svg:x1="4.981cm" svg:y1="25.959cm" svg:x2="4.972cm" svg:y2="25.952cm">
          <text:p/>
        </draw:line>
        <draw:line draw:style-name="gr9" draw:text-style-name="P2" draw:layer="layout" svg:x1="4.972cm" svg:y1="25.952cm" svg:x2="4.972cm" svg:y2="25.965cm">
          <text:p/>
        </draw:line>
        <draw:line draw:style-name="gr9" draw:text-style-name="P2" draw:layer="layout" svg:x1="4.91cm" svg:y1="25.965cm" svg:x2="4.91cm" svg:y2="25.835cm">
          <text:p/>
        </draw:line>
        <draw:line draw:style-name="gr9" draw:text-style-name="P2" draw:layer="layout" svg:x1="4.91cm" svg:y1="25.835cm" svg:x2="4.861cm" svg:y2="25.835cm">
          <text:p/>
        </draw:line>
        <draw:line draw:style-name="gr9" draw:text-style-name="P2" draw:layer="layout" svg:x1="4.862cm" svg:y1="25.835cm" svg:x2="4.849cm" svg:y2="25.842cm">
          <text:p/>
        </draw:line>
        <draw:line draw:style-name="gr9" draw:text-style-name="P2" draw:layer="layout" svg:x1="4.85cm" svg:y1="25.841cm" svg:x2="4.842cm" svg:y2="25.848cm">
          <text:p/>
        </draw:line>
        <draw:line draw:style-name="gr9" draw:text-style-name="P2" draw:layer="layout" svg:x1="4.843cm" svg:y1="25.847cm" svg:x2="4.836cm" svg:y2="25.86cm">
          <text:p/>
        </draw:line>
        <draw:line draw:style-name="gr9" draw:text-style-name="P2" draw:layer="layout" svg:x1="4.836cm" svg:y1="25.859cm" svg:x2="4.836cm" svg:y2="25.878cm">
          <text:p/>
        </draw:line>
        <draw:line draw:style-name="gr9" draw:text-style-name="P2" draw:layer="layout" svg:x1="4.836cm" svg:y1="25.878cm" svg:x2="4.843cm" svg:y2="25.891cm">
          <text:p/>
        </draw:line>
        <draw:line draw:style-name="gr9" draw:text-style-name="P2" draw:layer="layout" svg:x1="4.842cm" svg:y1="25.89cm" svg:x2="4.85cm" svg:y2="25.898cm">
          <text:p/>
        </draw:line>
        <draw:line draw:style-name="gr9" draw:text-style-name="P2" draw:layer="layout" svg:x1="4.849cm" svg:y1="25.897cm" svg:x2="4.862cm" svg:y2="25.904cm">
          <text:p/>
        </draw:line>
        <draw:line draw:style-name="gr9" draw:text-style-name="P2" draw:layer="layout" svg:x1="4.861cm" svg:y1="25.903cm" svg:x2="4.91cm" svg:y2="25.903cm">
          <text:p/>
        </draw:line>
        <draw:line draw:style-name="gr9" draw:text-style-name="P2" draw:layer="layout" svg:x1="4.783cm" svg:y1="25.952cm" svg:x2="4.774cm" svg:y2="25.959cm">
          <text:p/>
        </draw:line>
        <draw:line draw:style-name="gr9" draw:text-style-name="P2" draw:layer="layout" svg:x1="4.774cm" svg:y1="25.958cm" svg:x2="4.783cm" svg:y2="25.966cm">
          <text:p/>
        </draw:line>
        <draw:line draw:style-name="gr9" draw:text-style-name="P2" draw:layer="layout" svg:x1="4.781cm" svg:y1="25.966cm" svg:x2="4.788cm" svg:y2="25.958cm">
          <text:p/>
        </draw:line>
        <draw:line draw:style-name="gr9" draw:text-style-name="P2" draw:layer="layout" svg:x1="4.788cm" svg:y1="25.959cm" svg:x2="4.781cm" svg:y2="25.952cm">
          <text:p/>
        </draw:line>
        <draw:line draw:style-name="gr9" draw:text-style-name="P2" draw:layer="layout" svg:x1="4.781cm" svg:y1="25.952cm" svg:x2="4.781cm" svg:y2="25.965cm">
          <text:p/>
        </draw:line>
        <draw:line draw:style-name="gr9" draw:text-style-name="P2" draw:layer="layout" svg:x1="4.644cm" svg:y1="25.966cm" svg:x2="4.689cm" svg:y2="25.903cm">
          <text:p/>
        </draw:line>
        <draw:line draw:style-name="gr9" draw:text-style-name="P2" draw:layer="layout" svg:x1="4.719cm" svg:y1="25.965cm" svg:x2="4.719cm" svg:y2="25.835cm">
          <text:p/>
        </draw:line>
        <draw:line draw:style-name="gr9" draw:text-style-name="P2" draw:layer="layout" svg:x1="4.719cm" svg:y1="25.835cm" svg:x2="4.669cm" svg:y2="25.835cm">
          <text:p/>
        </draw:line>
        <draw:line draw:style-name="gr9" draw:text-style-name="P2" draw:layer="layout" svg:x1="4.67cm" svg:y1="25.835cm" svg:x2="4.657cm" svg:y2="25.842cm">
          <text:p/>
        </draw:line>
        <draw:line draw:style-name="gr9" draw:text-style-name="P2" draw:layer="layout" svg:x1="4.658cm" svg:y1="25.841cm" svg:x2="4.65cm" svg:y2="25.848cm">
          <text:p/>
        </draw:line>
        <draw:line draw:style-name="gr9" draw:text-style-name="P2" draw:layer="layout" svg:x1="4.651cm" svg:y1="25.847cm" svg:x2="4.644cm" svg:y2="25.86cm">
          <text:p/>
        </draw:line>
        <draw:line draw:style-name="gr9" draw:text-style-name="P2" draw:layer="layout" svg:x1="4.644cm" svg:y1="25.859cm" svg:x2="4.644cm" svg:y2="25.878cm">
          <text:p/>
        </draw:line>
        <draw:line draw:style-name="gr9" draw:text-style-name="P2" draw:layer="layout" svg:x1="4.644cm" svg:y1="25.878cm" svg:x2="4.651cm" svg:y2="25.891cm">
          <text:p/>
        </draw:line>
        <draw:line draw:style-name="gr9" draw:text-style-name="P2" draw:layer="layout" svg:x1="4.65cm" svg:y1="25.89cm" svg:x2="4.658cm" svg:y2="25.898cm">
          <text:p/>
        </draw:line>
        <draw:line draw:style-name="gr9" draw:text-style-name="P2" draw:layer="layout" svg:x1="4.657cm" svg:y1="25.897cm" svg:x2="4.67cm" svg:y2="25.904cm">
          <text:p/>
        </draw:line>
        <draw:line draw:style-name="gr9" draw:text-style-name="P2" draw:layer="layout" svg:x1="4.669cm" svg:y1="25.903cm" svg:x2="4.719cm" svg:y2="25.903cm">
          <text:p/>
        </draw:line>
        <draw:line draw:style-name="gr9" draw:text-style-name="P2" draw:layer="layout" svg:x1="4.591cm" svg:y1="25.952cm" svg:x2="4.582cm" svg:y2="25.959cm">
          <text:p/>
        </draw:line>
        <draw:line draw:style-name="gr9" draw:text-style-name="P2" draw:layer="layout" svg:x1="4.582cm" svg:y1="25.958cm" svg:x2="4.591cm" svg:y2="25.966cm">
          <text:p/>
        </draw:line>
        <draw:line draw:style-name="gr9" draw:text-style-name="P2" draw:layer="layout" svg:x1="4.589cm" svg:y1="25.966cm" svg:x2="4.596cm" svg:y2="25.958cm">
          <text:p/>
        </draw:line>
        <draw:line draw:style-name="gr9" draw:text-style-name="P2" draw:layer="layout" svg:x1="4.596cm" svg:y1="25.959cm" svg:x2="4.589cm" svg:y2="25.952cm">
          <text:p/>
        </draw:line>
        <draw:line draw:style-name="gr9" draw:text-style-name="P2" draw:layer="layout" svg:x1="4.589cm" svg:y1="25.952cm" svg:x2="4.589cm" svg:y2="25.965cm">
          <text:p/>
        </draw:line>
        <draw:polygon draw:style-name="gr10" draw:text-style-name="P2" draw:layer="layout" svg:width="1.033cm" svg:height="0.319cm" svg:x="4.329cm" svg:y="25.733cm" svg:viewBox="0 0 1034 320" draw:points="0,0 1034,0 1034,320 0,320">
          <text:p/>
        </draw:polygon>
        <draw:line draw:style-name="gr9" draw:text-style-name="P2" draw:layer="layout" svg:x1="5.179cm" svg:y1="21.201cm" svg:x2="5.159cm" svg:y2="21.21cm">
          <text:p/>
        </draw:line>
        <draw:line draw:style-name="gr9" draw:text-style-name="P2" draw:layer="layout" svg:x1="5.159cm" svg:y1="21.208cm" svg:x2="5.128cm" svg:y2="21.208cm">
          <text:p/>
        </draw:line>
        <draw:line draw:style-name="gr9" draw:text-style-name="P2" draw:layer="layout" svg:x1="5.129cm" svg:y1="21.21cm" svg:x2="5.116cm" svg:y2="21.201cm">
          <text:p/>
        </draw:line>
        <draw:line draw:style-name="gr9" draw:text-style-name="P2" draw:layer="layout" svg:x1="5.117cm" svg:y1="21.202cm" svg:x2="5.109cm" svg:y2="21.195cm">
          <text:p/>
        </draw:line>
        <draw:line draw:style-name="gr9" draw:text-style-name="P2" draw:layer="layout" svg:x1="5.11cm" svg:y1="21.196cm" svg:x2="5.103cm" svg:y2="21.183cm">
          <text:p/>
        </draw:line>
        <draw:line draw:style-name="gr9" draw:text-style-name="P2" draw:layer="layout" svg:x1="5.103cm" svg:y1="21.183cm" svg:x2="5.103cm" svg:y2="21.17cm">
          <text:p/>
        </draw:line>
        <draw:line draw:style-name="gr9" draw:text-style-name="P2" draw:layer="layout" svg:x1="5.103cm" svg:y1="21.171cm" svg:x2="5.11cm" svg:y2="21.158cm">
          <text:p/>
        </draw:line>
        <draw:line draw:style-name="gr9" draw:text-style-name="P2" draw:layer="layout" svg:x1="5.109cm" svg:y1="21.159cm" svg:x2="5.117cm" svg:y2="21.152cm">
          <text:p/>
        </draw:line>
        <draw:line draw:style-name="gr9" draw:text-style-name="P2" draw:layer="layout" svg:x1="5.116cm" svg:y1="21.153cm" svg:x2="5.129cm" svg:y2="21.146cm">
          <text:p/>
        </draw:line>
        <draw:line draw:style-name="gr9" draw:text-style-name="P2" draw:layer="layout" svg:x1="5.128cm" svg:y1="21.147cm" svg:x2="5.154cm" svg:y2="21.14cm">
          <text:p/>
        </draw:line>
        <draw:line draw:style-name="gr9" draw:text-style-name="P2" draw:layer="layout" svg:x1="5.153cm" svg:y1="21.141cm" svg:x2="5.166cm" svg:y2="21.133cm">
          <text:p/>
        </draw:line>
        <draw:line draw:style-name="gr9" draw:text-style-name="P2" draw:layer="layout" svg:x1="5.165cm" svg:y1="21.134cm" svg:x2="5.172cm" svg:y2="21.127cm">
          <text:p/>
        </draw:line>
        <draw:line draw:style-name="gr9" draw:text-style-name="P2" draw:layer="layout" svg:x1="5.171cm" svg:y1="21.128cm" svg:x2="5.179cm" svg:y2="21.115cm">
          <text:p/>
        </draw:line>
        <draw:line draw:style-name="gr9" draw:text-style-name="P2" draw:layer="layout" svg:x1="5.178cm" svg:y1="21.115cm" svg:x2="5.178cm" svg:y2="21.102cm">
          <text:p/>
        </draw:line>
        <draw:line draw:style-name="gr9" draw:text-style-name="P2" draw:layer="layout" svg:x1="5.179cm" svg:y1="21.103cm" svg:x2="5.171cm" svg:y2="21.09cm">
          <text:p/>
        </draw:line>
        <draw:line draw:style-name="gr9" draw:text-style-name="P2" draw:layer="layout" svg:x1="5.172cm" svg:y1="21.091cm" svg:x2="5.165cm" svg:y2="21.084cm">
          <text:p/>
        </draw:line>
        <draw:line draw:style-name="gr9" draw:text-style-name="P2" draw:layer="layout" svg:x1="5.166cm" svg:y1="21.085cm" svg:x2="5.153cm" svg:y2="21.078cm">
          <text:p/>
        </draw:line>
        <draw:line draw:style-name="gr9" draw:text-style-name="P2" draw:layer="layout" svg:x1="5.153cm" svg:y1="21.078cm" svg:x2="5.122cm" svg:y2="21.078cm">
          <text:p/>
        </draw:line>
        <draw:line draw:style-name="gr9" draw:text-style-name="P2" draw:layer="layout" svg:x1="5.123cm" svg:y1="21.078cm" svg:x2="5.103cm" svg:y2="21.085cm">
          <text:p/>
        </draw:line>
        <draw:line draw:style-name="gr9" draw:text-style-name="P2" draw:layer="layout" svg:x1="5.054cm" svg:y1="21.17cm" svg:x2="4.992cm" svg:y2="21.17cm">
          <text:p/>
        </draw:line>
        <draw:line draw:style-name="gr9" draw:text-style-name="P2" draw:layer="layout" svg:x1="5.067cm" svg:y1="21.209cm" svg:x2="5.023cm" svg:y2="21.078cm">
          <text:p/>
        </draw:line>
        <draw:line draw:style-name="gr9" draw:text-style-name="P2" draw:layer="layout" svg:x1="5.024cm" svg:y1="21.078cm" svg:x2="4.979cm" svg:y2="21.209cm">
          <text:p/>
        </draw:line>
        <draw:line draw:style-name="gr9" draw:text-style-name="P2" draw:layer="layout" svg:x1="4.874cm" svg:y1="21.208cm" svg:x2="4.936cm" svg:y2="21.208cm">
          <text:p/>
        </draw:line>
        <draw:line draw:style-name="gr9" draw:text-style-name="P2" draw:layer="layout" svg:x1="4.936cm" svg:y1="21.208cm" svg:x2="4.936cm" svg:y2="21.078cm">
          <text:p/>
        </draw:line>
        <draw:line draw:style-name="gr9" draw:text-style-name="P2" draw:layer="layout" svg:x1="4.831cm" svg:y1="21.208cm" svg:x2="4.831cm" svg:y2="21.078cm">
          <text:p/>
        </draw:line>
        <draw:line draw:style-name="gr9" draw:text-style-name="P2" draw:layer="layout" svg:x1="4.769cm" svg:y1="21.208cm" svg:x2="4.769cm" svg:y2="21.078cm">
          <text:p/>
        </draw:line>
        <draw:line draw:style-name="gr9" draw:text-style-name="P2" draw:layer="layout" svg:x1="4.769cm" svg:y1="21.078cm" svg:x2="4.738cm" svg:y2="21.078cm">
          <text:p/>
        </draw:line>
        <draw:line draw:style-name="gr9" draw:text-style-name="P2" draw:layer="layout" svg:x1="4.739cm" svg:y1="21.078cm" svg:x2="4.719cm" svg:y2="21.085cm">
          <text:p/>
        </draw:line>
        <draw:line draw:style-name="gr9" draw:text-style-name="P2" draw:layer="layout" svg:x1="4.72cm" svg:y1="21.084cm" svg:x2="4.707cm" svg:y2="21.097cm">
          <text:p/>
        </draw:line>
        <draw:line draw:style-name="gr9" draw:text-style-name="P2" draw:layer="layout" svg:x1="4.708cm" svg:y1="21.096cm" svg:x2="4.701cm" svg:y2="21.11cm">
          <text:p/>
        </draw:line>
        <draw:line draw:style-name="gr9" draw:text-style-name="P2" draw:layer="layout" svg:x1="4.702cm" svg:y1="21.109cm" svg:x2="4.695cm" svg:y2="21.134cm">
          <text:p/>
        </draw:line>
        <draw:line draw:style-name="gr9" draw:text-style-name="P2" draw:layer="layout" svg:x1="4.695cm" svg:y1="21.133cm" svg:x2="4.695cm" svg:y2="21.152cm">
          <text:p/>
        </draw:line>
        <draw:line draw:style-name="gr9" draw:text-style-name="P2" draw:layer="layout" svg:x1="4.695cm" svg:y1="21.152cm" svg:x2="4.702cm" svg:y2="21.178cm">
          <text:p/>
        </draw:line>
        <draw:line draw:style-name="gr9" draw:text-style-name="P2" draw:layer="layout" svg:x1="4.701cm" svg:y1="21.177cm" svg:x2="4.708cm" svg:y2="21.19cm">
          <text:p/>
        </draw:line>
        <draw:line draw:style-name="gr9" draw:text-style-name="P2" draw:layer="layout" svg:x1="4.707cm" svg:y1="21.189cm" svg:x2="4.72cm" svg:y2="21.202cm">
          <text:p/>
        </draw:line>
        <draw:line draw:style-name="gr9" draw:text-style-name="P2" draw:layer="layout" svg:x1="4.719cm" svg:y1="21.201cm" svg:x2="4.739cm" svg:y2="21.21cm">
          <text:p/>
        </draw:line>
        <draw:line draw:style-name="gr9" draw:text-style-name="P2" draw:layer="layout" svg:x1="4.738cm" svg:y1="21.208cm" svg:x2="4.769cm" svg:y2="21.208cm">
          <text:p/>
        </draw:line>
        <draw:line draw:style-name="gr9" draw:text-style-name="P2" draw:layer="layout" svg:x1="4.645cm" svg:y1="21.17cm" svg:x2="4.583cm" svg:y2="21.17cm">
          <text:p/>
        </draw:line>
        <draw:line draw:style-name="gr9" draw:text-style-name="P2" draw:layer="layout" svg:x1="4.659cm" svg:y1="21.209cm" svg:x2="4.614cm" svg:y2="21.078cm">
          <text:p/>
        </draw:line>
        <draw:line draw:style-name="gr9" draw:text-style-name="P2" draw:layer="layout" svg:x1="4.615cm" svg:y1="21.078cm" svg:x2="4.571cm" svg:y2="21.209cm">
          <text:p/>
        </draw:line>
        <draw:line draw:style-name="gr9" draw:text-style-name="P2" draw:layer="layout" svg:x1="4.535cm" svg:y1="21.201cm" svg:x2="4.515cm" svg:y2="21.21cm">
          <text:p/>
        </draw:line>
        <draw:line draw:style-name="gr9" draw:text-style-name="P2" draw:layer="layout" svg:x1="4.515cm" svg:y1="21.208cm" svg:x2="4.484cm" svg:y2="21.208cm">
          <text:p/>
        </draw:line>
        <draw:line draw:style-name="gr9" draw:text-style-name="P2" draw:layer="layout" svg:x1="4.485cm" svg:y1="21.21cm" svg:x2="4.472cm" svg:y2="21.201cm">
          <text:p/>
        </draw:line>
        <draw:line draw:style-name="gr9" draw:text-style-name="P2" draw:layer="layout" svg:x1="4.473cm" svg:y1="21.202cm" svg:x2="4.466cm" svg:y2="21.195cm">
          <text:p/>
        </draw:line>
        <draw:line draw:style-name="gr9" draw:text-style-name="P2" draw:layer="layout" svg:x1="4.467cm" svg:y1="21.196cm" svg:x2="4.459cm" svg:y2="21.183cm">
          <text:p/>
        </draw:line>
        <draw:line draw:style-name="gr9" draw:text-style-name="P2" draw:layer="layout" svg:x1="4.459cm" svg:y1="21.183cm" svg:x2="4.459cm" svg:y2="21.17cm">
          <text:p/>
        </draw:line>
        <draw:line draw:style-name="gr9" draw:text-style-name="P2" draw:layer="layout" svg:x1="4.459cm" svg:y1="21.171cm" svg:x2="4.467cm" svg:y2="21.158cm">
          <text:p/>
        </draw:line>
        <draw:line draw:style-name="gr9" draw:text-style-name="P2" draw:layer="layout" svg:x1="4.466cm" svg:y1="21.159cm" svg:x2="4.473cm" svg:y2="21.152cm">
          <text:p/>
        </draw:line>
        <draw:line draw:style-name="gr9" draw:text-style-name="P2" draw:layer="layout" svg:x1="4.472cm" svg:y1="21.153cm" svg:x2="4.485cm" svg:y2="21.146cm">
          <text:p/>
        </draw:line>
        <draw:line draw:style-name="gr9" draw:text-style-name="P2" draw:layer="layout" svg:x1="4.484cm" svg:y1="21.147cm" svg:x2="4.51cm" svg:y2="21.14cm">
          <text:p/>
        </draw:line>
        <draw:line draw:style-name="gr9" draw:text-style-name="P2" draw:layer="layout" svg:x1="4.509cm" svg:y1="21.141cm" svg:x2="4.522cm" svg:y2="21.133cm">
          <text:p/>
        </draw:line>
        <draw:line draw:style-name="gr9" draw:text-style-name="P2" draw:layer="layout" svg:x1="4.521cm" svg:y1="21.134cm" svg:x2="4.529cm" svg:y2="21.127cm">
          <text:p/>
        </draw:line>
        <draw:line draw:style-name="gr9" draw:text-style-name="P2" draw:layer="layout" svg:x1="4.528cm" svg:y1="21.128cm" svg:x2="4.535cm" svg:y2="21.115cm">
          <text:p/>
        </draw:line>
        <draw:line draw:style-name="gr9" draw:text-style-name="P2" draw:layer="layout" svg:x1="4.534cm" svg:y1="21.115cm" svg:x2="4.534cm" svg:y2="21.102cm">
          <text:p/>
        </draw:line>
        <draw:line draw:style-name="gr9" draw:text-style-name="P2" draw:layer="layout" svg:x1="4.535cm" svg:y1="21.103cm" svg:x2="4.528cm" svg:y2="21.09cm">
          <text:p/>
        </draw:line>
        <draw:line draw:style-name="gr9" draw:text-style-name="P2" draw:layer="layout" svg:x1="4.529cm" svg:y1="21.091cm" svg:x2="4.521cm" svg:y2="21.084cm">
          <text:p/>
        </draw:line>
        <draw:line draw:style-name="gr9" draw:text-style-name="P2" draw:layer="layout" svg:x1="4.522cm" svg:y1="21.085cm" svg:x2="4.509cm" svg:y2="21.078cm">
          <text:p/>
        </draw:line>
        <draw:line draw:style-name="gr9" draw:text-style-name="P2" draw:layer="layout" svg:x1="4.509cm" svg:y1="21.078cm" svg:x2="4.478cm" svg:y2="21.078cm">
          <text:p/>
        </draw:line>
        <draw:line draw:style-name="gr9" draw:text-style-name="P2" draw:layer="layout" svg:x1="4.479cm" svg:y1="21.078cm" svg:x2="4.459cm" svg:y2="21.085cm">
          <text:p/>
        </draw:line>
        <draw:polygon draw:style-name="gr10" draw:text-style-name="P2" draw:layer="layout" svg:width="1.034cm" svg:height="0.32cm" svg:x="4.302cm" svg:y="20.975cm" svg:viewBox="0 0 1035 321" draw:points="0,0 1035,0 1035,321 0,321">
          <text:p/>
        </draw:polygon>
        <draw:line draw:style-name="gr9" draw:text-style-name="P2" draw:layer="layout" svg:x1="10.795cm" svg:y1="21.213cm" svg:x2="10.852cm" svg:y2="21.213cm">
          <text:p/>
        </draw:line>
        <draw:line draw:style-name="gr9" draw:text-style-name="P2" draw:layer="layout" svg:x1="10.852cm" svg:y1="21.213cm" svg:x2="10.858cm" svg:y2="21.271cm">
          <text:p/>
        </draw:line>
        <draw:line draw:style-name="gr9" draw:text-style-name="P2" draw:layer="layout" svg:x1="10.858cm" svg:y1="21.271cm" svg:x2="10.852cm" svg:y2="21.264cm">
          <text:p/>
        </draw:line>
        <draw:line draw:style-name="gr9" draw:text-style-name="P2" draw:layer="layout" svg:x1="10.853cm" svg:y1="21.265cm" svg:x2="10.84cm" svg:y2="21.258cm">
          <text:p/>
        </draw:line>
        <draw:line draw:style-name="gr9" draw:text-style-name="P2" draw:layer="layout" svg:x1="10.84cm" svg:y1="21.258cm" svg:x2="10.812cm" svg:y2="21.258cm">
          <text:p/>
        </draw:line>
        <draw:line draw:style-name="gr9" draw:text-style-name="P2" draw:layer="layout" svg:x1="10.813cm" svg:y1="21.258cm" svg:x2="10.8cm" svg:y2="21.265cm">
          <text:p/>
        </draw:line>
        <draw:line draw:style-name="gr9" draw:text-style-name="P2" draw:layer="layout" svg:x1="10.801cm" svg:y1="21.264cm" svg:x2="10.795cm" svg:y2="21.271cm">
          <text:p/>
        </draw:line>
        <draw:line draw:style-name="gr9" draw:text-style-name="P2" draw:layer="layout" svg:x1="10.796cm" svg:y1="21.27cm" svg:x2="10.789cm" svg:y2="21.282cm">
          <text:p/>
        </draw:line>
        <draw:line draw:style-name="gr9" draw:text-style-name="P2" draw:layer="layout" svg:x1="10.789cm" svg:y1="21.281cm" svg:x2="10.789cm" svg:y2="21.31cm">
          <text:p/>
        </draw:line>
        <draw:line draw:style-name="gr9" draw:text-style-name="P2" draw:layer="layout" svg:x1="10.789cm" svg:y1="21.31cm" svg:x2="10.796cm" svg:y2="21.322cm">
          <text:p/>
        </draw:line>
        <draw:line draw:style-name="gr9" draw:text-style-name="P2" draw:layer="layout" svg:x1="10.795cm" svg:y1="21.321cm" svg:x2="10.801cm" svg:y2="21.328cm">
          <text:p/>
        </draw:line>
        <draw:line draw:style-name="gr9" draw:text-style-name="P2" draw:layer="layout" svg:x1="10.8cm" svg:y1="21.327cm" svg:x2="10.813cm" svg:y2="21.334cm">
          <text:p/>
        </draw:line>
        <draw:line draw:style-name="gr9" draw:text-style-name="P2" draw:layer="layout" svg:x1="10.812cm" svg:y1="21.333cm" svg:x2="10.84cm" svg:y2="21.333cm">
          <text:p/>
        </draw:line>
        <draw:line draw:style-name="gr9" draw:text-style-name="P2" draw:layer="layout" svg:x1="10.84cm" svg:y1="21.334cm" svg:x2="10.853cm" svg:y2="21.327cm">
          <text:p/>
        </draw:line>
        <draw:line draw:style-name="gr9" draw:text-style-name="P2" draw:layer="layout" svg:x1="10.852cm" svg:y1="21.328cm" svg:x2="10.858cm" svg:y2="21.321cm">
          <text:p/>
        </draw:line>
        <draw:line draw:style-name="gr9" draw:text-style-name="P2" draw:layer="layout" svg:x1="10.75cm" svg:y1="21.253cm" svg:x2="10.72cm" svg:y2="21.334cm">
          <text:p/>
        </draw:line>
        <draw:line draw:style-name="gr9" draw:text-style-name="P2" draw:layer="layout" svg:x1="10.721cm" svg:y1="21.334cm" svg:x2="10.692cm" svg:y2="21.253cm">
          <text:p/>
        </draw:line>
        <draw:polygon draw:style-name="gr10" draw:text-style-name="P2" draw:layer="layout" svg:width="0.385cm" svg:height="0.32cm" svg:x="10.585cm" svg:y="21.118cm" svg:viewBox="0 0 386 321" draw:points="0,0 386,0 386,321 0,321">
          <text:p/>
        </draw:polygon>
        <draw:line draw:style-name="gr9" draw:text-style-name="P2" draw:layer="layout" svg:x1="15.548cm" svg:y1="24.858cm" svg:x2="15.605cm" svg:y2="24.858cm">
          <text:p/>
        </draw:line>
        <draw:line draw:style-name="gr9" draw:text-style-name="P2" draw:layer="layout" svg:x1="15.605cm" svg:y1="24.858cm" svg:x2="15.605cm" svg:y2="24.738cm">
          <text:p/>
        </draw:line>
        <draw:line draw:style-name="gr9" draw:text-style-name="P2" draw:layer="layout" svg:x1="15.508cm" svg:y1="24.795cm" svg:x2="15.468cm" svg:y2="24.795cm">
          <text:p/>
        </draw:line>
        <draw:line draw:style-name="gr9" draw:text-style-name="P2" draw:layer="layout" svg:x1="15.45cm" svg:y1="24.858cm" svg:x2="15.508cm" svg:y2="24.858cm">
          <text:p/>
        </draw:line>
        <draw:line draw:style-name="gr9" draw:text-style-name="P2" draw:layer="layout" svg:x1="15.508cm" svg:y1="24.858cm" svg:x2="15.508cm" svg:y2="24.738cm">
          <text:p/>
        </draw:line>
        <draw:line draw:style-name="gr9" draw:text-style-name="P2" draw:layer="layout" svg:x1="15.508cm" svg:y1="24.738cm" svg:x2="15.45cm" svg:y2="24.738cm">
          <text:p/>
        </draw:line>
        <draw:line draw:style-name="gr9" draw:text-style-name="P2" draw:layer="layout" svg:x1="15.399cm" svg:y1="24.858cm" svg:x2="15.399cm" svg:y2="24.738cm">
          <text:p/>
        </draw:line>
        <draw:line draw:style-name="gr9" draw:text-style-name="P2" draw:layer="layout" svg:x1="15.399cm" svg:y1="24.738cm" svg:x2="15.37cm" svg:y2="24.738cm">
          <text:p/>
        </draw:line>
        <draw:line draw:style-name="gr9" draw:text-style-name="P2" draw:layer="layout" svg:x1="15.371cm" svg:y1="24.738cm" svg:x2="15.353cm" svg:y2="24.744cm">
          <text:p/>
        </draw:line>
        <draw:line draw:style-name="gr9" draw:text-style-name="P2" draw:layer="layout" svg:x1="15.354cm" svg:y1="24.743cm" svg:x2="15.342cm" svg:y2="24.756cm">
          <text:p/>
        </draw:line>
        <draw:line draw:style-name="gr9" draw:text-style-name="P2" draw:layer="layout" svg:x1="15.343cm" svg:y1="24.755cm" svg:x2="15.336cm" svg:y2="24.767cm">
          <text:p/>
        </draw:line>
        <draw:line draw:style-name="gr9" draw:text-style-name="P2" draw:layer="layout" svg:x1="15.337cm" svg:y1="24.766cm" svg:x2="15.33cm" svg:y2="24.79cm">
          <text:p/>
        </draw:line>
        <draw:line draw:style-name="gr9" draw:text-style-name="P2" draw:layer="layout" svg:x1="15.33cm" svg:y1="24.789cm" svg:x2="15.33cm" svg:y2="24.806cm">
          <text:p/>
        </draw:line>
        <draw:line draw:style-name="gr9" draw:text-style-name="P2" draw:layer="layout" svg:x1="15.33cm" svg:y1="24.806cm" svg:x2="15.337cm" svg:y2="24.83cm">
          <text:p/>
        </draw:line>
        <draw:line draw:style-name="gr9" draw:text-style-name="P2" draw:layer="layout" svg:x1="15.336cm" svg:y1="24.829cm" svg:x2="15.343cm" svg:y2="24.842cm">
          <text:p/>
        </draw:line>
        <draw:line draw:style-name="gr9" draw:text-style-name="P2" draw:layer="layout" svg:x1="15.342cm" svg:y1="24.841cm" svg:x2="15.354cm" svg:y2="24.853cm">
          <text:p/>
        </draw:line>
        <draw:line draw:style-name="gr9" draw:text-style-name="P2" draw:layer="layout" svg:x1="15.353cm" svg:y1="24.852cm" svg:x2="15.371cm" svg:y2="24.859cm">
          <text:p/>
        </draw:line>
        <draw:line draw:style-name="gr9" draw:text-style-name="P2" draw:layer="layout" svg:x1="15.37cm" svg:y1="24.858cm" svg:x2="15.399cm" svg:y2="24.858cm">
          <text:p/>
        </draw:line>
        <draw:polygon draw:style-name="gr10" draw:text-style-name="P2" draw:layer="layout" svg:width="0.385cm" svg:height="0.319cm" svg:x="15.278cm" svg:y="24.644cm" svg:viewBox="0 0 386 320" draw:points="0,0 386,0 386,320 0,320">
          <text:p/>
        </draw:polygon>
        <draw:line draw:style-name="gr9" draw:text-style-name="P2" draw:layer="layout" svg:x1="4.482cm" svg:y1="22.16cm" svg:x2="4.482cm" svg:y2="22.172cm">
          <text:p/>
        </draw:line>
        <draw:line draw:style-name="gr9" draw:text-style-name="P2" draw:layer="layout" svg:x1="4.482cm" svg:y1="22.172cm" svg:x2="4.489cm" svg:y2="22.184cm">
          <text:p/>
        </draw:line>
        <draw:line draw:style-name="gr9" draw:text-style-name="P2" draw:layer="layout" svg:x1="4.488cm" svg:y1="22.183cm" svg:x2="4.496cm" svg:y2="22.19cm">
          <text:p/>
        </draw:line>
        <draw:line draw:style-name="gr9" draw:text-style-name="P2" draw:layer="layout" svg:x1="4.494cm" svg:y1="22.189cm" svg:x2="4.506cm" svg:y2="22.195cm">
          <text:p/>
        </draw:line>
        <draw:line draw:style-name="gr9" draw:text-style-name="P2" draw:layer="layout" svg:x1="4.505cm" svg:y1="22.194cm" svg:x2="4.529cm" svg:y2="22.201cm">
          <text:p/>
        </draw:line>
        <draw:line draw:style-name="gr9" draw:text-style-name="P2" draw:layer="layout" svg:x1="4.528cm" svg:y1="22.2cm" svg:x2="4.556cm" svg:y2="22.2cm">
          <text:p/>
        </draw:line>
        <draw:line draw:style-name="gr9" draw:text-style-name="P2" draw:layer="layout" svg:x1="4.556cm" svg:y1="22.201cm" svg:x2="4.58cm" svg:y2="22.194cm">
          <text:p/>
        </draw:line>
        <draw:line draw:style-name="gr9" draw:text-style-name="P2" draw:layer="layout" svg:x1="4.579cm" svg:y1="22.195cm" svg:x2="4.592cm" svg:y2="22.189cm">
          <text:p/>
        </draw:line>
        <draw:line draw:style-name="gr9" draw:text-style-name="P2" draw:layer="layout" svg:x1="4.591cm" svg:y1="22.19cm" svg:x2="4.597cm" svg:y2="22.183cm">
          <text:p/>
        </draw:line>
        <draw:line draw:style-name="gr9" draw:text-style-name="P2" draw:layer="layout" svg:x1="4.596cm" svg:y1="22.184cm" svg:x2="4.603cm" svg:y2="22.172cm">
          <text:p/>
        </draw:line>
        <draw:line draw:style-name="gr9" draw:text-style-name="P2" draw:layer="layout" svg:x1="4.602cm" svg:y1="22.172cm" svg:x2="4.602cm" svg:y2="22.16cm">
          <text:p/>
        </draw:line>
        <draw:line draw:style-name="gr9" draw:text-style-name="P2" draw:layer="layout" svg:x1="4.603cm" svg:y1="22.161cm" svg:x2="4.596cm" svg:y2="22.149cm">
          <text:p/>
        </draw:line>
        <draw:line draw:style-name="gr9" draw:text-style-name="P2" draw:layer="layout" svg:x1="4.597cm" svg:y1="22.15cm" svg:x2="4.591cm" svg:y2="22.143cm">
          <text:p/>
        </draw:line>
        <draw:line draw:style-name="gr9" draw:text-style-name="P2" draw:layer="layout" svg:x1="4.592cm" svg:y1="22.144cm" svg:x2="4.579cm" svg:y2="22.137cm">
          <text:p/>
        </draw:line>
        <draw:line draw:style-name="gr9" draw:text-style-name="P2" draw:layer="layout" svg:x1="4.58cm" svg:y1="22.138cm" svg:x2="4.556cm" svg:y2="22.132cm">
          <text:p/>
        </draw:line>
        <draw:line draw:style-name="gr9" draw:text-style-name="P2" draw:layer="layout" svg:x1="4.556cm" svg:y1="22.132cm" svg:x2="4.528cm" svg:y2="22.132cm">
          <text:p/>
        </draw:line>
        <draw:line draw:style-name="gr9" draw:text-style-name="P2" draw:layer="layout" svg:x1="4.529cm" svg:y1="22.132cm" svg:x2="4.505cm" svg:y2="22.138cm">
          <text:p/>
        </draw:line>
        <draw:line draw:style-name="gr9" draw:text-style-name="P2" draw:layer="layout" svg:x1="4.506cm" svg:y1="22.137cm" svg:x2="4.494cm" svg:y2="22.144cm">
          <text:p/>
        </draw:line>
        <draw:line draw:style-name="gr9" draw:text-style-name="P2" draw:layer="layout" svg:x1="4.496cm" svg:y1="22.143cm" svg:x2="4.488cm" svg:y2="22.15cm">
          <text:p/>
        </draw:line>
        <draw:line draw:style-name="gr9" draw:text-style-name="P2" draw:layer="layout" svg:x1="4.489cm" svg:y1="22.149cm" svg:x2="4.482cm" svg:y2="22.161cm">
          <text:p/>
        </draw:line>
        <draw:line draw:style-name="gr9" draw:text-style-name="P2" draw:layer="layout" svg:x1="4.596cm" svg:y1="22.257cm" svg:x2="4.602cm" svg:y2="22.257cm">
          <text:p/>
        </draw:line>
        <draw:line draw:style-name="gr9" draw:text-style-name="P2" draw:layer="layout" svg:x1="4.602cm" svg:y1="22.258cm" svg:x2="4.615cm" svg:y2="22.252cm">
          <text:p/>
        </draw:line>
        <draw:line draw:style-name="gr9" draw:text-style-name="P2" draw:layer="layout" svg:x1="4.614cm" svg:y1="22.253cm" svg:x2="4.62cm" svg:y2="22.246cm">
          <text:p/>
        </draw:line>
        <draw:line draw:style-name="gr9" draw:text-style-name="P2" draw:layer="layout" svg:x1="4.602cm" svg:y1="22.372cm" svg:x2="4.602cm" svg:y2="22.303cm">
          <text:p/>
        </draw:line>
        <draw:line draw:style-name="gr9" draw:text-style-name="P2" draw:layer="layout" svg:x1="4.602cm" svg:y1="22.337cm" svg:x2="4.482cm" svg:y2="22.337cm">
          <text:p/>
        </draw:line>
        <draw:line draw:style-name="gr9" draw:text-style-name="P2" draw:layer="layout" svg:x1="4.482cm" svg:y1="22.338cm" svg:x2="4.5cm" svg:y2="22.326cm">
          <text:p/>
        </draw:line>
        <draw:line draw:style-name="gr9" draw:text-style-name="P2" draw:layer="layout" svg:x1="4.499cm" svg:y1="22.327cm" svg:x2="4.512cm" svg:y2="22.314cm">
          <text:p/>
        </draw:line>
        <draw:line draw:style-name="gr9" draw:text-style-name="P2" draw:layer="layout" svg:x1="4.511cm" svg:y1="22.315cm" svg:x2="4.517cm" svg:y2="22.303cm">
          <text:p/>
        </draw:line>
        <draw:line draw:style-name="gr9" draw:text-style-name="P2" draw:layer="layout" svg:x1="4.522cm" svg:y1="22.474cm" svg:x2="4.602cm" svg:y2="22.474cm">
          <text:p/>
        </draw:line>
        <draw:line draw:style-name="gr9" draw:text-style-name="P2" draw:layer="layout" svg:x1="4.522cm" svg:y1="22.423cm" svg:x2="4.585cm" svg:y2="22.423cm">
          <text:p/>
        </draw:line>
        <draw:line draw:style-name="gr9" draw:text-style-name="P2" draw:layer="layout" svg:x1="4.585cm" svg:y1="22.423cm" svg:x2="4.597cm" svg:y2="22.43cm">
          <text:p/>
        </draw:line>
        <draw:line draw:style-name="gr9" draw:text-style-name="P2" draw:layer="layout" svg:x1="4.596cm" svg:y1="22.429cm" svg:x2="4.603cm" svg:y2="22.441cm">
          <text:p/>
        </draw:line>
        <draw:line draw:style-name="gr9" draw:text-style-name="P2" draw:layer="layout" svg:x1="4.602cm" svg:y1="22.44cm" svg:x2="4.602cm" svg:y2="22.457cm">
          <text:p/>
        </draw:line>
        <draw:line draw:style-name="gr9" draw:text-style-name="P2" draw:layer="layout" svg:x1="4.603cm" svg:y1="22.457cm" svg:x2="4.596cm" svg:y2="22.47cm">
          <text:p/>
        </draw:line>
        <draw:line draw:style-name="gr9" draw:text-style-name="P2" draw:layer="layout" svg:x1="4.597cm" svg:y1="22.469cm" svg:x2="4.591cm" svg:y2="22.475cm">
          <text:p/>
        </draw:line>
        <draw:line draw:style-name="gr9" draw:text-style-name="P2" draw:layer="layout" svg:x1="4.539cm" svg:y1="22.572cm" svg:x2="4.539cm" svg:y2="22.532cm">
          <text:p/>
        </draw:line>
        <draw:line draw:style-name="gr9" draw:text-style-name="P2" draw:layer="layout" svg:x1="4.602cm" svg:y1="22.532cm" svg:x2="4.482cm" svg:y2="22.532cm">
          <text:p/>
        </draw:line>
        <draw:line draw:style-name="gr9" draw:text-style-name="P2" draw:layer="layout" svg:x1="4.482cm" svg:y1="22.532cm" svg:x2="4.482cm" svg:y2="22.589cm">
          <text:p/>
        </draw:line>
        <draw:polygon draw:style-name="gr10" draw:text-style-name="P2" draw:layer="layout" svg:width="0.319cm" svg:height="0.575cm" svg:x="4.388cm" svg:y="22.07cm" svg:viewBox="0 0 320 576" draw:points="0,576 320,576 320,0 0,0">
          <text:p/>
        </draw:polygon>
        <draw:line draw:style-name="gr9" draw:text-style-name="P2" draw:layer="layout" svg:x1="12.577cm" svg:y1="21.219cm" svg:x2="12.59cm" svg:y2="21.213cm">
          <text:p/>
        </draw:line>
        <draw:line draw:style-name="gr9" draw:text-style-name="P2" draw:layer="layout" svg:x1="12.589cm" svg:y1="21.213cm" svg:x2="12.606cm" svg:y2="21.213cm">
          <text:p/>
        </draw:line>
        <draw:line draw:style-name="gr9" draw:text-style-name="P2" draw:layer="layout" svg:x1="12.606cm" svg:y1="21.213cm" svg:x2="12.624cm" svg:y2="21.219cm">
          <text:p/>
        </draw:line>
        <draw:line draw:style-name="gr9" draw:text-style-name="P2" draw:layer="layout" svg:x1="12.623cm" svg:y1="21.218cm" svg:x2="12.637cm" svg:y2="21.231cm">
          <text:p/>
        </draw:line>
        <draw:line draw:style-name="gr9" draw:text-style-name="P2" draw:layer="layout" svg:x1="12.635cm" svg:y1="21.23cm" svg:x2="12.641cm" svg:y2="21.242cm">
          <text:p/>
        </draw:line>
        <draw:line draw:style-name="gr9" draw:text-style-name="P2" draw:layer="layout" svg:x1="12.64cm" svg:y1="21.241cm" svg:x2="12.647cm" svg:y2="21.265cm">
          <text:p/>
        </draw:line>
        <draw:line draw:style-name="gr9" draw:text-style-name="P2" draw:layer="layout" svg:x1="12.646cm" svg:y1="21.264cm" svg:x2="12.646cm" svg:y2="21.281cm">
          <text:p/>
        </draw:line>
        <draw:line draw:style-name="gr9" draw:text-style-name="P2" draw:layer="layout" svg:x1="12.647cm" svg:y1="21.281cm" svg:x2="12.64cm" svg:y2="21.305cm">
          <text:p/>
        </draw:line>
        <draw:line draw:style-name="gr9" draw:text-style-name="P2" draw:layer="layout" svg:x1="12.641cm" svg:y1="21.304cm" svg:x2="12.635cm" svg:y2="21.317cm">
          <text:p/>
        </draw:line>
        <draw:line draw:style-name="gr9" draw:text-style-name="P2" draw:layer="layout" svg:x1="12.637cm" svg:y1="21.316cm" svg:x2="12.623cm" svg:y2="21.328cm">
          <text:p/>
        </draw:line>
        <draw:line draw:style-name="gr9" draw:text-style-name="P2" draw:layer="layout" svg:x1="12.624cm" svg:y1="21.327cm" svg:x2="12.606cm" svg:y2="21.334cm">
          <text:p/>
        </draw:line>
        <draw:line draw:style-name="gr9" draw:text-style-name="P2" draw:layer="layout" svg:x1="12.606cm" svg:y1="21.333cm" svg:x2="12.595cm" svg:y2="21.333cm">
          <text:p/>
        </draw:line>
        <draw:line draw:style-name="gr9" draw:text-style-name="P2" draw:layer="layout" svg:x1="12.597cm" svg:y1="21.334cm" svg:x2="12.577cm" svg:y2="21.327cm">
          <text:p/>
        </draw:line>
        <draw:line draw:style-name="gr9" draw:text-style-name="P2" draw:layer="layout" svg:x1="12.578cm" svg:y1="21.328cm" svg:x2="12.572cm" svg:y2="21.321cm">
          <text:p/>
        </draw:line>
        <draw:line draw:style-name="gr9" draw:text-style-name="P2" draw:layer="layout" svg:x1="12.572cm" svg:y1="21.321cm" svg:x2="12.572cm" svg:y2="21.281cm">
          <text:p/>
        </draw:line>
        <draw:line draw:style-name="gr9" draw:text-style-name="P2" draw:layer="layout" svg:x1="12.572cm" svg:y1="21.281cm" svg:x2="12.595cm" svg:y2="21.281cm">
          <text:p/>
        </draw:line>
        <draw:line draw:style-name="gr9" draw:text-style-name="P2" draw:layer="layout" svg:x1="12.52cm" svg:y1="21.333cm" svg:x2="12.52cm" svg:y2="21.213cm">
          <text:p/>
        </draw:line>
        <draw:line draw:style-name="gr9" draw:text-style-name="P2" draw:layer="layout" svg:x1="12.521cm" svg:y1="21.213cm" svg:x2="12.452cm" svg:y2="21.334cm">
          <text:p/>
        </draw:line>
        <draw:line draw:style-name="gr9" draw:text-style-name="P2" draw:layer="layout" svg:x1="12.452cm" svg:y1="21.333cm" svg:x2="12.452cm" svg:y2="21.213cm">
          <text:p/>
        </draw:line>
        <draw:line draw:style-name="gr9" draw:text-style-name="P2" draw:layer="layout" svg:x1="12.395cm" svg:y1="21.333cm" svg:x2="12.395cm" svg:y2="21.213cm">
          <text:p/>
        </draw:line>
        <draw:line draw:style-name="gr9" draw:text-style-name="P2" draw:layer="layout" svg:x1="12.395cm" svg:y1="21.213cm" svg:x2="12.366cm" svg:y2="21.213cm">
          <text:p/>
        </draw:line>
        <draw:line draw:style-name="gr9" draw:text-style-name="P2" draw:layer="layout" svg:x1="12.367cm" svg:y1="21.213cm" svg:x2="12.349cm" svg:y2="21.219cm">
          <text:p/>
        </draw:line>
        <draw:line draw:style-name="gr9" draw:text-style-name="P2" draw:layer="layout" svg:x1="12.351cm" svg:y1="21.218cm" svg:x2="12.337cm" svg:y2="21.231cm">
          <text:p/>
        </draw:line>
        <draw:line draw:style-name="gr9" draw:text-style-name="P2" draw:layer="layout" svg:x1="12.338cm" svg:y1="21.23cm" svg:x2="12.332cm" svg:y2="21.242cm">
          <text:p/>
        </draw:line>
        <draw:line draw:style-name="gr9" draw:text-style-name="P2" draw:layer="layout" svg:x1="12.333cm" svg:y1="21.241cm" svg:x2="12.326cm" svg:y2="21.265cm">
          <text:p/>
        </draw:line>
        <draw:line draw:style-name="gr9" draw:text-style-name="P2" draw:layer="layout" svg:x1="12.326cm" svg:y1="21.264cm" svg:x2="12.326cm" svg:y2="21.281cm">
          <text:p/>
        </draw:line>
        <draw:line draw:style-name="gr9" draw:text-style-name="P2" draw:layer="layout" svg:x1="12.326cm" svg:y1="21.281cm" svg:x2="12.333cm" svg:y2="21.305cm">
          <text:p/>
        </draw:line>
        <draw:line draw:style-name="gr9" draw:text-style-name="P2" draw:layer="layout" svg:x1="12.332cm" svg:y1="21.304cm" svg:x2="12.338cm" svg:y2="21.317cm">
          <text:p/>
        </draw:line>
        <draw:line draw:style-name="gr9" draw:text-style-name="P2" draw:layer="layout" svg:x1="12.337cm" svg:y1="21.316cm" svg:x2="12.351cm" svg:y2="21.328cm">
          <text:p/>
        </draw:line>
        <draw:line draw:style-name="gr9" draw:text-style-name="P2" draw:layer="layout" svg:x1="12.349cm" svg:y1="21.327cm" svg:x2="12.367cm" svg:y2="21.334cm">
          <text:p/>
        </draw:line>
        <draw:line draw:style-name="gr9" draw:text-style-name="P2" draw:layer="layout" svg:x1="12.366cm" svg:y1="21.333cm" svg:x2="12.395cm" svg:y2="21.333cm">
          <text:p/>
        </draw:line>
        <draw:polygon draw:style-name="gr10" draw:text-style-name="P2" draw:layer="layout" svg:width="0.427cm" svg:height="0.32cm" svg:x="12.273cm" svg:y="21.118cm" svg:viewBox="0 0 428 321" draw:points="0,0 428,0 428,321 0,321">
          <text:p/>
        </draw:polygon>
        <draw:line draw:style-name="gr9" draw:text-style-name="P2" draw:layer="layout" svg:x1="16.678cm" svg:y1="25.493cm" svg:x2="16.635cm" svg:y2="25.493cm">
          <text:p/>
        </draw:line>
        <draw:line draw:style-name="gr9" draw:text-style-name="P2" draw:layer="layout" svg:x1="16.616cm" svg:y1="25.561cm" svg:x2="16.678cm" svg:y2="25.561cm">
          <text:p/>
        </draw:line>
        <draw:line draw:style-name="gr9" draw:text-style-name="P2" draw:layer="layout" svg:x1="16.678cm" svg:y1="25.561cm" svg:x2="16.678cm" svg:y2="25.431cm">
          <text:p/>
        </draw:line>
        <draw:line draw:style-name="gr9" draw:text-style-name="P2" draw:layer="layout" svg:x1="16.678cm" svg:y1="25.431cm" svg:x2="16.616cm" svg:y2="25.431cm">
          <text:p/>
        </draw:line>
        <draw:line draw:style-name="gr9" draw:text-style-name="P2" draw:layer="layout" svg:x1="16.561cm" svg:y1="25.561cm" svg:x2="16.561cm" svg:y2="25.431cm">
          <text:p/>
        </draw:line>
        <draw:line draw:style-name="gr9" draw:text-style-name="P2" draw:layer="layout" svg:x1="16.562cm" svg:y1="25.431cm" svg:x2="16.486cm" svg:y2="25.562cm">
          <text:p/>
        </draw:line>
        <draw:line draw:style-name="gr9" draw:text-style-name="P2" draw:layer="layout" svg:x1="16.486cm" svg:y1="25.561cm" svg:x2="16.486cm" svg:y2="25.431cm">
          <text:p/>
        </draw:line>
        <draw:line draw:style-name="gr9" draw:text-style-name="P2" draw:layer="layout" svg:x1="16.443cm" svg:y1="25.431cm" svg:x2="16.369cm" svg:y2="25.431cm">
          <text:p/>
        </draw:line>
        <draw:line draw:style-name="gr9" draw:text-style-name="P2" draw:layer="layout" svg:x1="16.406cm" svg:y1="25.561cm" svg:x2="16.406cm" svg:y2="25.431cm">
          <text:p/>
        </draw:line>
        <draw:line draw:style-name="gr9" draw:text-style-name="P2" draw:layer="layout" svg:x1="16.251cm" svg:y1="25.562cm" svg:x2="16.295cm" svg:y2="25.499cm">
          <text:p/>
        </draw:line>
        <draw:line draw:style-name="gr9" draw:text-style-name="P2" draw:layer="layout" svg:x1="16.325cm" svg:y1="25.561cm" svg:x2="16.325cm" svg:y2="25.431cm">
          <text:p/>
        </draw:line>
        <draw:line draw:style-name="gr9" draw:text-style-name="P2" draw:layer="layout" svg:x1="16.325cm" svg:y1="25.431cm" svg:x2="16.276cm" svg:y2="25.431cm">
          <text:p/>
        </draw:line>
        <draw:line draw:style-name="gr9" draw:text-style-name="P2" draw:layer="layout" svg:x1="16.277cm" svg:y1="25.431cm" svg:x2="16.264cm" svg:y2="25.438cm">
          <text:p/>
        </draw:line>
        <draw:line draw:style-name="gr9" draw:text-style-name="P2" draw:layer="layout" svg:x1="16.265cm" svg:y1="25.437cm" svg:x2="16.257cm" svg:y2="25.444cm">
          <text:p/>
        </draw:line>
        <draw:line draw:style-name="gr9" draw:text-style-name="P2" draw:layer="layout" svg:x1="16.258cm" svg:y1="25.443cm" svg:x2="16.251cm" svg:y2="25.456cm">
          <text:p/>
        </draw:line>
        <draw:line draw:style-name="gr9" draw:text-style-name="P2" draw:layer="layout" svg:x1="16.251cm" svg:y1="25.455cm" svg:x2="16.251cm" svg:y2="25.474cm">
          <text:p/>
        </draw:line>
        <draw:line draw:style-name="gr9" draw:text-style-name="P2" draw:layer="layout" svg:x1="16.251cm" svg:y1="25.474cm" svg:x2="16.258cm" svg:y2="25.487cm">
          <text:p/>
        </draw:line>
        <draw:line draw:style-name="gr9" draw:text-style-name="P2" draw:layer="layout" svg:x1="16.257cm" svg:y1="25.486cm" svg:x2="16.265cm" svg:y2="25.494cm">
          <text:p/>
        </draw:line>
        <draw:line draw:style-name="gr9" draw:text-style-name="P2" draw:layer="layout" svg:x1="16.264cm" svg:y1="25.493cm" svg:x2="16.277cm" svg:y2="25.5cm">
          <text:p/>
        </draw:line>
        <draw:line draw:style-name="gr9" draw:text-style-name="P2" draw:layer="layout" svg:x1="16.276cm" svg:y1="25.499cm" svg:x2="16.325cm" svg:y2="25.499cm">
          <text:p/>
        </draw:line>
        <draw:line draw:style-name="gr9" draw:text-style-name="P2" draw:layer="layout" svg:x1="16.202cm" svg:y1="25.523cm" svg:x2="16.14cm" svg:y2="25.523cm">
          <text:p/>
        </draw:line>
        <draw:line draw:style-name="gr9" draw:text-style-name="P2" draw:layer="layout" svg:x1="16.215cm" svg:y1="25.562cm" svg:x2="16.171cm" svg:y2="25.431cm">
          <text:p/>
        </draw:line>
        <draw:line draw:style-name="gr9" draw:text-style-name="P2" draw:layer="layout" svg:x1="16.172cm" svg:y1="25.431cm" svg:x2="16.127cm" svg:y2="25.562cm">
          <text:p/>
        </draw:line>
        <draw:line draw:style-name="gr9" draw:text-style-name="P2" draw:layer="layout" svg:x1="16.084cm" svg:y1="25.561cm" svg:x2="16.084cm" svg:y2="25.431cm">
          <text:p/>
        </draw:line>
        <draw:line draw:style-name="gr9" draw:text-style-name="P2" draw:layer="layout" svg:x1="16.084cm" svg:y1="25.431cm" svg:x2="16.053cm" svg:y2="25.431cm">
          <text:p/>
        </draw:line>
        <draw:line draw:style-name="gr9" draw:text-style-name="P2" draw:layer="layout" svg:x1="16.054cm" svg:y1="25.431cm" svg:x2="16.035cm" svg:y2="25.438cm">
          <text:p/>
        </draw:line>
        <draw:line draw:style-name="gr9" draw:text-style-name="P2" draw:layer="layout" svg:x1="16.036cm" svg:y1="25.437cm" svg:x2="16.022cm" svg:y2="25.45cm">
          <text:p/>
        </draw:line>
        <draw:line draw:style-name="gr9" draw:text-style-name="P2" draw:layer="layout" svg:x1="16.023cm" svg:y1="25.449cm" svg:x2="16.016cm" svg:y2="25.463cm">
          <text:p/>
        </draw:line>
        <draw:line draw:style-name="gr9" draw:text-style-name="P2" draw:layer="layout" svg:x1="16.017cm" svg:y1="25.462cm" svg:x2="16.01cm" svg:y2="25.487cm">
          <text:p/>
        </draw:line>
        <draw:line draw:style-name="gr9" draw:text-style-name="P2" draw:layer="layout" svg:x1="16.01cm" svg:y1="25.486cm" svg:x2="16.01cm" svg:y2="25.505cm">
          <text:p/>
        </draw:line>
        <draw:line draw:style-name="gr9" draw:text-style-name="P2" draw:layer="layout" svg:x1="16.01cm" svg:y1="25.505cm" svg:x2="16.017cm" svg:y2="25.531cm">
          <text:p/>
        </draw:line>
        <draw:line draw:style-name="gr9" draw:text-style-name="P2" draw:layer="layout" svg:x1="16.016cm" svg:y1="25.53cm" svg:x2="16.023cm" svg:y2="25.543cm">
          <text:p/>
        </draw:line>
        <draw:line draw:style-name="gr9" draw:text-style-name="P2" draw:layer="layout" svg:x1="16.022cm" svg:y1="25.542cm" svg:x2="16.036cm" svg:y2="25.555cm">
          <text:p/>
        </draw:line>
        <draw:line draw:style-name="gr9" draw:text-style-name="P2" draw:layer="layout" svg:x1="16.035cm" svg:y1="25.554cm" svg:x2="16.054cm" svg:y2="25.562cm">
          <text:p/>
        </draw:line>
        <draw:line draw:style-name="gr9" draw:text-style-name="P2" draw:layer="layout" svg:x1="16.053cm" svg:y1="25.561cm" svg:x2="16.084cm" svg:y2="25.561cm">
          <text:p/>
        </draw:line>
        <draw:line draw:style-name="gr9" draw:text-style-name="P2" draw:layer="layout" svg:x1="15.96cm" svg:y1="25.523cm" svg:x2="15.898cm" svg:y2="25.523cm">
          <text:p/>
        </draw:line>
        <draw:line draw:style-name="gr9" draw:text-style-name="P2" draw:layer="layout" svg:x1="15.974cm" svg:y1="25.562cm" svg:x2="15.929cm" svg:y2="25.431cm">
          <text:p/>
        </draw:line>
        <draw:line draw:style-name="gr9" draw:text-style-name="P2" draw:layer="layout" svg:x1="15.93cm" svg:y1="25.431cm" svg:x2="15.886cm" svg:y2="25.562cm">
          <text:p/>
        </draw:line>
        <draw:line draw:style-name="gr9" draw:text-style-name="P2" draw:layer="layout" svg:x1="15.85cm" svg:y1="25.554cm" svg:x2="15.83cm" svg:y2="25.562cm">
          <text:p/>
        </draw:line>
        <draw:line draw:style-name="gr9" draw:text-style-name="P2" draw:layer="layout" svg:x1="15.83cm" svg:y1="25.561cm" svg:x2="15.799cm" svg:y2="25.561cm">
          <text:p/>
        </draw:line>
        <draw:line draw:style-name="gr9" draw:text-style-name="P2" draw:layer="layout" svg:x1="15.8cm" svg:y1="25.562cm" svg:x2="15.787cm" svg:y2="25.554cm">
          <text:p/>
        </draw:line>
        <draw:line draw:style-name="gr9" draw:text-style-name="P2" draw:layer="layout" svg:x1="15.788cm" svg:y1="25.555cm" svg:x2="15.781cm" svg:y2="25.548cm">
          <text:p/>
        </draw:line>
        <draw:line draw:style-name="gr9" draw:text-style-name="P2" draw:layer="layout" svg:x1="15.782cm" svg:y1="25.549cm" svg:x2="15.774cm" svg:y2="25.536cm">
          <text:p/>
        </draw:line>
        <draw:line draw:style-name="gr9" draw:text-style-name="P2" draw:layer="layout" svg:x1="15.774cm" svg:y1="25.536cm" svg:x2="15.774cm" svg:y2="25.523cm">
          <text:p/>
        </draw:line>
        <draw:line draw:style-name="gr9" draw:text-style-name="P2" draw:layer="layout" svg:x1="15.774cm" svg:y1="25.524cm" svg:x2="15.782cm" svg:y2="25.511cm">
          <text:p/>
        </draw:line>
        <draw:line draw:style-name="gr9" draw:text-style-name="P2" draw:layer="layout" svg:x1="15.781cm" svg:y1="25.512cm" svg:x2="15.788cm" svg:y2="25.505cm">
          <text:p/>
        </draw:line>
        <draw:line draw:style-name="gr9" draw:text-style-name="P2" draw:layer="layout" svg:x1="15.787cm" svg:y1="25.506cm" svg:x2="15.8cm" svg:y2="25.499cm">
          <text:p/>
        </draw:line>
        <draw:line draw:style-name="gr9" draw:text-style-name="P2" draw:layer="layout" svg:x1="15.799cm" svg:y1="25.5cm" svg:x2="15.825cm" svg:y2="25.493cm">
          <text:p/>
        </draw:line>
        <draw:line draw:style-name="gr9" draw:text-style-name="P2" draw:layer="layout" svg:x1="15.824cm" svg:y1="25.494cm" svg:x2="15.837cm" svg:y2="25.486cm">
          <text:p/>
        </draw:line>
        <draw:line draw:style-name="gr9" draw:text-style-name="P2" draw:layer="layout" svg:x1="15.836cm" svg:y1="25.487cm" svg:x2="15.844cm" svg:y2="25.48cm">
          <text:p/>
        </draw:line>
        <draw:line draw:style-name="gr9" draw:text-style-name="P2" draw:layer="layout" svg:x1="15.843cm" svg:y1="25.481cm" svg:x2="15.85cm" svg:y2="25.468cm">
          <text:p/>
        </draw:line>
        <draw:line draw:style-name="gr9" draw:text-style-name="P2" draw:layer="layout" svg:x1="15.849cm" svg:y1="25.468cm" svg:x2="15.849cm" svg:y2="25.455cm">
          <text:p/>
        </draw:line>
        <draw:line draw:style-name="gr9" draw:text-style-name="P2" draw:layer="layout" svg:x1="15.85cm" svg:y1="25.456cm" svg:x2="15.843cm" svg:y2="25.443cm">
          <text:p/>
        </draw:line>
        <draw:line draw:style-name="gr9" draw:text-style-name="P2" draw:layer="layout" svg:x1="15.844cm" svg:y1="25.444cm" svg:x2="15.836cm" svg:y2="25.437cm">
          <text:p/>
        </draw:line>
        <draw:line draw:style-name="gr9" draw:text-style-name="P2" draw:layer="layout" svg:x1="15.837cm" svg:y1="25.438cm" svg:x2="15.824cm" svg:y2="25.431cm">
          <text:p/>
        </draw:line>
        <draw:line draw:style-name="gr9" draw:text-style-name="P2" draw:layer="layout" svg:x1="15.824cm" svg:y1="25.431cm" svg:x2="15.793cm" svg:y2="25.431cm">
          <text:p/>
        </draw:line>
        <draw:line draw:style-name="gr9" draw:text-style-name="P2" draw:layer="layout" svg:x1="15.794cm" svg:y1="25.431cm" svg:x2="15.774cm" svg:y2="25.438cm">
          <text:p/>
        </draw:line>
        <draw:line draw:style-name="gr9" draw:text-style-name="P2" draw:layer="layout" svg:x1="16.294cm" svg:y1="25.77cm" svg:x2="16.294cm" svg:y2="25.64cm">
          <text:p/>
        </draw:line>
        <draw:line draw:style-name="gr9" draw:text-style-name="P2" draw:layer="layout" svg:x1="16.158cm" svg:y1="25.758cm" svg:x2="16.165cm" svg:y2="25.765cm">
          <text:p/>
        </draw:line>
        <draw:line draw:style-name="gr9" draw:text-style-name="P2" draw:layer="layout" svg:x1="16.164cm" svg:y1="25.764cm" svg:x2="16.184cm" svg:y2="25.771cm">
          <text:p/>
        </draw:line>
        <draw:line draw:style-name="gr9" draw:text-style-name="P2" draw:layer="layout" svg:x1="16.183cm" svg:y1="25.77cm" svg:x2="16.195cm" svg:y2="25.77cm">
          <text:p/>
        </draw:line>
        <draw:line draw:style-name="gr9" draw:text-style-name="P2" draw:layer="layout" svg:x1="16.195cm" svg:y1="25.771cm" svg:x2="16.215cm" svg:y2="25.764cm">
          <text:p/>
        </draw:line>
        <draw:line draw:style-name="gr9" draw:text-style-name="P2" draw:layer="layout" svg:x1="16.214cm" svg:y1="25.765cm" svg:x2="16.227cm" svg:y2="25.751cm">
          <text:p/>
        </draw:line>
        <draw:line draw:style-name="gr9" draw:text-style-name="P2" draw:layer="layout" svg:x1="16.226cm" svg:y1="25.752cm" svg:x2="16.234cm" svg:y2="25.739cm">
          <text:p/>
        </draw:line>
        <draw:line draw:style-name="gr9" draw:text-style-name="P2" draw:layer="layout" svg:x1="16.233cm" svg:y1="25.74cm" svg:x2="16.24cm" svg:y2="25.714cm">
          <text:p/>
        </draw:line>
        <draw:line draw:style-name="gr9" draw:text-style-name="P2" draw:layer="layout" svg:x1="16.239cm" svg:y1="25.714cm" svg:x2="16.239cm" svg:y2="25.696cm">
          <text:p/>
        </draw:line>
        <draw:line draw:style-name="gr9" draw:text-style-name="P2" draw:layer="layout" svg:x1="16.24cm" svg:y1="25.697cm" svg:x2="16.233cm" svg:y2="25.671cm">
          <text:p/>
        </draw:line>
        <draw:line draw:style-name="gr9" draw:text-style-name="P2" draw:layer="layout" svg:x1="16.234cm" svg:y1="25.672cm" svg:x2="16.226cm" svg:y2="25.658cm">
          <text:p/>
        </draw:line>
        <draw:line draw:style-name="gr9" draw:text-style-name="P2" draw:layer="layout" svg:x1="16.227cm" svg:y1="25.659cm" svg:x2="16.214cm" svg:y2="25.646cm">
          <text:p/>
        </draw:line>
        <draw:line draw:style-name="gr9" draw:text-style-name="P2" draw:layer="layout" svg:x1="16.215cm" svg:y1="25.647cm" svg:x2="16.195cm" svg:y2="25.64cm">
          <text:p/>
        </draw:line>
        <draw:line draw:style-name="gr9" draw:text-style-name="P2" draw:layer="layout" svg:x1="16.195cm" svg:y1="25.64cm" svg:x2="16.183cm" svg:y2="25.64cm">
          <text:p/>
        </draw:line>
        <draw:line draw:style-name="gr9" draw:text-style-name="P2" draw:layer="layout" svg:x1="16.184cm" svg:y1="25.64cm" svg:x2="16.164cm" svg:y2="25.647cm">
          <text:p/>
        </draw:line>
        <draw:line draw:style-name="gr9" draw:text-style-name="P2" draw:layer="layout" svg:x1="16.165cm" svg:y1="25.646cm" svg:x2="16.158cm" svg:y2="25.653cm">
          <text:p/>
        </draw:line>
        <draw:line draw:style-name="gr9" draw:text-style-name="P2" draw:layer="layout" svg:x1="16.502cm" svg:y1="25.967cm" svg:x2="16.509cm" svg:y2="25.974cm">
          <text:p/>
        </draw:line>
        <draw:line draw:style-name="gr9" draw:text-style-name="P2" draw:layer="layout" svg:x1="16.508cm" svg:y1="25.973cm" svg:x2="16.528cm" svg:y2="25.98cm">
          <text:p/>
        </draw:line>
        <draw:line draw:style-name="gr9" draw:text-style-name="P2" draw:layer="layout" svg:x1="16.527cm" svg:y1="25.979cm" svg:x2="16.539cm" svg:y2="25.979cm">
          <text:p/>
        </draw:line>
        <draw:line draw:style-name="gr9" draw:text-style-name="P2" draw:layer="layout" svg:x1="16.539cm" svg:y1="25.98cm" svg:x2="16.559cm" svg:y2="25.973cm">
          <text:p/>
        </draw:line>
        <draw:line draw:style-name="gr9" draw:text-style-name="P2" draw:layer="layout" svg:x1="16.558cm" svg:y1="25.974cm" svg:x2="16.571cm" svg:y2="25.961cm">
          <text:p/>
        </draw:line>
        <draw:line draw:style-name="gr9" draw:text-style-name="P2" draw:layer="layout" svg:x1="16.57cm" svg:y1="25.962cm" svg:x2="16.577cm" svg:y2="25.948cm">
          <text:p/>
        </draw:line>
        <draw:line draw:style-name="gr9" draw:text-style-name="P2" draw:layer="layout" svg:x1="16.576cm" svg:y1="25.949cm" svg:x2="16.583cm" svg:y2="25.924cm">
          <text:p/>
        </draw:line>
        <draw:line draw:style-name="gr9" draw:text-style-name="P2" draw:layer="layout" svg:x1="16.582cm" svg:y1="25.924cm" svg:x2="16.582cm" svg:y2="25.905cm">
          <text:p/>
        </draw:line>
        <draw:line draw:style-name="gr9" draw:text-style-name="P2" draw:layer="layout" svg:x1="16.583cm" svg:y1="25.906cm" svg:x2="16.576cm" svg:y2="25.88cm">
          <text:p/>
        </draw:line>
        <draw:line draw:style-name="gr9" draw:text-style-name="P2" draw:layer="layout" svg:x1="16.577cm" svg:y1="25.881cm" svg:x2="16.57cm" svg:y2="25.868cm">
          <text:p/>
        </draw:line>
        <draw:line draw:style-name="gr9" draw:text-style-name="P2" draw:layer="layout" svg:x1="16.571cm" svg:y1="25.87cm" svg:x2="16.558cm" svg:y2="25.855cm">
          <text:p/>
        </draw:line>
        <draw:line draw:style-name="gr9" draw:text-style-name="P2" draw:layer="layout" svg:x1="16.559cm" svg:y1="25.856cm" svg:x2="16.539cm" svg:y2="25.849cm">
          <text:p/>
        </draw:line>
        <draw:line draw:style-name="gr9" draw:text-style-name="P2" draw:layer="layout" svg:x1="16.539cm" svg:y1="25.849cm" svg:x2="16.527cm" svg:y2="25.849cm">
          <text:p/>
        </draw:line>
        <draw:line draw:style-name="gr9" draw:text-style-name="P2" draw:layer="layout" svg:x1="16.528cm" svg:y1="25.849cm" svg:x2="16.508cm" svg:y2="25.856cm">
          <text:p/>
        </draw:line>
        <draw:line draw:style-name="gr9" draw:text-style-name="P2" draw:layer="layout" svg:x1="16.509cm" svg:y1="25.855cm" svg:x2="16.502cm" svg:y2="25.863cm">
          <text:p/>
        </draw:line>
        <draw:line draw:style-name="gr9" draw:text-style-name="P2" draw:layer="layout" svg:x1="16.446cm" svg:y1="25.979cm" svg:x2="16.446cm" svg:y2="25.849cm">
          <text:p/>
        </draw:line>
        <draw:line draw:style-name="gr9" draw:text-style-name="P2" draw:layer="layout" svg:x1="16.446cm" svg:y1="25.849cm" svg:x2="16.415cm" svg:y2="25.849cm">
          <text:p/>
        </draw:line>
        <draw:line draw:style-name="gr9" draw:text-style-name="P2" draw:layer="layout" svg:x1="16.416cm" svg:y1="25.849cm" svg:x2="16.397cm" svg:y2="25.856cm">
          <text:p/>
        </draw:line>
        <draw:line draw:style-name="gr9" draw:text-style-name="P2" draw:layer="layout" svg:x1="16.398cm" svg:y1="25.855cm" svg:x2="16.384cm" svg:y2="25.87cm">
          <text:p/>
        </draw:line>
        <draw:line draw:style-name="gr9" draw:text-style-name="P2" draw:layer="layout" svg:x1="16.385cm" svg:y1="25.868cm" svg:x2="16.378cm" svg:y2="25.881cm">
          <text:p/>
        </draw:line>
        <draw:line draw:style-name="gr9" draw:text-style-name="P2" draw:layer="layout" svg:x1="16.379cm" svg:y1="25.88cm" svg:x2="16.372cm" svg:y2="25.906cm">
          <text:p/>
        </draw:line>
        <draw:line draw:style-name="gr9" draw:text-style-name="P2" draw:layer="layout" svg:x1="16.372cm" svg:y1="25.905cm" svg:x2="16.372cm" svg:y2="25.924cm">
          <text:p/>
        </draw:line>
        <draw:line draw:style-name="gr9" draw:text-style-name="P2" draw:layer="layout" svg:x1="16.372cm" svg:y1="25.924cm" svg:x2="16.379cm" svg:y2="25.949cm">
          <text:p/>
        </draw:line>
        <draw:line draw:style-name="gr9" draw:text-style-name="P2" draw:layer="layout" svg:x1="16.378cm" svg:y1="25.948cm" svg:x2="16.385cm" svg:y2="25.962cm">
          <text:p/>
        </draw:line>
        <draw:line draw:style-name="gr9" draw:text-style-name="P2" draw:layer="layout" svg:x1="16.384cm" svg:y1="25.961cm" svg:x2="16.398cm" svg:y2="25.974cm">
          <text:p/>
        </draw:line>
        <draw:line draw:style-name="gr9" draw:text-style-name="P2" draw:layer="layout" svg:x1="16.397cm" svg:y1="25.973cm" svg:x2="16.416cm" svg:y2="25.98cm">
          <text:p/>
        </draw:line>
        <draw:line draw:style-name="gr9" draw:text-style-name="P2" draw:layer="layout" svg:x1="16.415cm" svg:y1="25.979cm" svg:x2="16.446cm" svg:y2="25.979cm">
          <text:p/>
        </draw:line>
        <draw:line draw:style-name="gr9" draw:text-style-name="P2" draw:layer="layout" svg:x1="16.26cm" svg:y1="25.893cm" svg:x2="16.26cm" svg:y2="25.979cm">
          <text:p/>
        </draw:line>
        <draw:line draw:style-name="gr9" draw:text-style-name="P2" draw:layer="layout" svg:x1="16.291cm" svg:y1="25.843cm" svg:x2="16.323cm" svg:y2="25.937cm">
          <text:p/>
        </draw:line>
        <draw:line draw:style-name="gr9" draw:text-style-name="P2" draw:layer="layout" svg:x1="16.322cm" svg:y1="25.936cm" svg:x2="16.242cm" svg:y2="25.936cm">
          <text:p/>
        </draw:line>
        <draw:line draw:style-name="gr9" draw:text-style-name="P2" draw:layer="layout" svg:x1="16.168cm" svg:y1="25.849cm" svg:x2="16.155cm" svg:y2="25.849cm">
          <text:p/>
        </draw:line>
        <draw:line draw:style-name="gr9" draw:text-style-name="P2" draw:layer="layout" svg:x1="16.156cm" svg:y1="25.849cm" svg:x2="16.143cm" svg:y2="25.856cm">
          <text:p/>
        </draw:line>
        <draw:line draw:style-name="gr9" draw:text-style-name="P2" draw:layer="layout" svg:x1="16.144cm" svg:y1="25.855cm" svg:x2="16.137cm" svg:y2="25.863cm">
          <text:p/>
        </draw:line>
        <draw:line draw:style-name="gr9" draw:text-style-name="P2" draw:layer="layout" svg:x1="16.138cm" svg:y1="25.862cm" svg:x2="16.13cm" svg:y2="25.875cm">
          <text:p/>
        </draw:line>
        <draw:line draw:style-name="gr9" draw:text-style-name="P2" draw:layer="layout" svg:x1="16.131cm" svg:y1="25.874cm" svg:x2="16.124cm" svg:y2="25.9cm">
          <text:p/>
        </draw:line>
        <draw:line draw:style-name="gr9" draw:text-style-name="P2" draw:layer="layout" svg:x1="16.124cm" svg:y1="25.899cm" svg:x2="16.124cm" svg:y2="25.93cm">
          <text:p/>
        </draw:line>
        <draw:line draw:style-name="gr9" draw:text-style-name="P2" draw:layer="layout" svg:x1="16.124cm" svg:y1="25.93cm" svg:x2="16.131cm" svg:y2="25.955cm">
          <text:p/>
        </draw:line>
        <draw:line draw:style-name="gr9" draw:text-style-name="P2" draw:layer="layout" svg:x1="16.13cm" svg:y1="25.954cm" svg:x2="16.138cm" svg:y2="25.968cm">
          <text:p/>
        </draw:line>
        <draw:line draw:style-name="gr9" draw:text-style-name="P2" draw:layer="layout" svg:x1="16.137cm" svg:y1="25.967cm" svg:x2="16.144cm" svg:y2="25.974cm">
          <text:p/>
        </draw:line>
        <draw:line draw:style-name="gr9" draw:text-style-name="P2" draw:layer="layout" svg:x1="16.143cm" svg:y1="25.973cm" svg:x2="16.156cm" svg:y2="25.98cm">
          <text:p/>
        </draw:line>
        <draw:line draw:style-name="gr9" draw:text-style-name="P2" draw:layer="layout" svg:x1="16.155cm" svg:y1="25.979cm" svg:x2="16.168cm" svg:y2="25.979cm">
          <text:p/>
        </draw:line>
        <draw:line draw:style-name="gr9" draw:text-style-name="P2" draw:layer="layout" svg:x1="16.168cm" svg:y1="25.98cm" svg:x2="16.181cm" svg:y2="25.973cm">
          <text:p/>
        </draw:line>
        <draw:line draw:style-name="gr9" draw:text-style-name="P2" draw:layer="layout" svg:x1="16.18cm" svg:y1="25.974cm" svg:x2="16.187cm" svg:y2="25.967cm">
          <text:p/>
        </draw:line>
        <draw:line draw:style-name="gr9" draw:text-style-name="P2" draw:layer="layout" svg:x1="16.186cm" svg:y1="25.968cm" svg:x2="16.193cm" svg:y2="25.954cm">
          <text:p/>
        </draw:line>
        <draw:line draw:style-name="gr9" draw:text-style-name="P2" draw:layer="layout" svg:x1="16.192cm" svg:y1="25.955cm" svg:x2="16.201cm" svg:y2="25.93cm">
          <text:p/>
        </draw:line>
        <draw:line draw:style-name="gr9" draw:text-style-name="P2" draw:layer="layout" svg:x1="16.199cm" svg:y1="25.93cm" svg:x2="16.199cm" svg:y2="25.899cm">
          <text:p/>
        </draw:line>
        <draw:line draw:style-name="gr9" draw:text-style-name="P2" draw:layer="layout" svg:x1="16.201cm" svg:y1="25.9cm" svg:x2="16.192cm" svg:y2="25.874cm">
          <text:p/>
        </draw:line>
        <draw:line draw:style-name="gr9" draw:text-style-name="P2" draw:layer="layout" svg:x1="16.193cm" svg:y1="25.875cm" svg:x2="16.186cm" svg:y2="25.862cm">
          <text:p/>
        </draw:line>
        <draw:line draw:style-name="gr9" draw:text-style-name="P2" draw:layer="layout" svg:x1="16.187cm" svg:y1="25.863cm" svg:x2="16.18cm" svg:y2="25.855cm">
          <text:p/>
        </draw:line>
        <draw:line draw:style-name="gr9" draw:text-style-name="P2" draw:layer="layout" svg:x1="16.181cm" svg:y1="25.856cm" svg:x2="16.168cm" svg:y2="25.849cm">
          <text:p/>
        </draw:line>
        <draw:line draw:style-name="gr9" draw:text-style-name="P2" draw:layer="layout" svg:x1="16.013cm" svg:y1="25.849cm" svg:x2="16.038cm" svg:y2="25.849cm">
          <text:p/>
        </draw:line>
        <draw:line draw:style-name="gr9" draw:text-style-name="P2" draw:layer="layout" svg:x1="16.038cm" svg:y1="25.849cm" svg:x2="16.051cm" svg:y2="25.856cm">
          <text:p/>
        </draw:line>
        <draw:line draw:style-name="gr9" draw:text-style-name="P2" draw:layer="layout" svg:x1="16.05cm" svg:y1="25.855cm" svg:x2="16.057cm" svg:y2="25.863cm">
          <text:p/>
        </draw:line>
        <draw:line draw:style-name="gr9" draw:text-style-name="P2" draw:layer="layout" svg:x1="16.056cm" svg:y1="25.862cm" svg:x2="16.07cm" svg:y2="25.881cm">
          <text:p/>
        </draw:line>
        <draw:line draw:style-name="gr9" draw:text-style-name="P2" draw:layer="layout" svg:x1="16.069cm" svg:y1="25.88cm" svg:x2="16.076cm" svg:y2="25.906cm">
          <text:p/>
        </draw:line>
        <draw:line draw:style-name="gr9" draw:text-style-name="P2" draw:layer="layout" svg:x1="16.075cm" svg:y1="25.905cm" svg:x2="16.075cm" svg:y2="25.954cm">
          <text:p/>
        </draw:line>
        <draw:line draw:style-name="gr9" draw:text-style-name="P2" draw:layer="layout" svg:x1="16.076cm" svg:y1="25.954cm" svg:x2="16.069cm" svg:y2="25.968cm">
          <text:p/>
        </draw:line>
        <draw:line draw:style-name="gr9" draw:text-style-name="P2" draw:layer="layout" svg:x1="16.07cm" svg:y1="25.967cm" svg:x2="16.062cm" svg:y2="25.974cm">
          <text:p/>
        </draw:line>
        <draw:line draw:style-name="gr9" draw:text-style-name="P2" draw:layer="layout" svg:x1="16.063cm" svg:y1="25.973cm" svg:x2="16.05cm" svg:y2="25.98cm">
          <text:p/>
        </draw:line>
        <draw:line draw:style-name="gr9" draw:text-style-name="P2" draw:layer="layout" svg:x1="16.05cm" svg:y1="25.979cm" svg:x2="16.025cm" svg:y2="25.979cm">
          <text:p/>
        </draw:line>
        <draw:line draw:style-name="gr9" draw:text-style-name="P2" draw:layer="layout" svg:x1="16.026cm" svg:y1="25.98cm" svg:x2="16.013cm" svg:y2="25.973cm">
          <text:p/>
        </draw:line>
        <draw:line draw:style-name="gr9" draw:text-style-name="P2" draw:layer="layout" svg:x1="16.014cm" svg:y1="25.974cm" svg:x2="16.007cm" svg:y2="25.967cm">
          <text:p/>
        </draw:line>
        <draw:line draw:style-name="gr9" draw:text-style-name="P2" draw:layer="layout" svg:x1="16.009cm" svg:y1="25.968cm" svg:x2="16cm" svg:y2="25.954cm">
          <text:p/>
        </draw:line>
        <draw:line draw:style-name="gr9" draw:text-style-name="P2" draw:layer="layout" svg:x1="16cm" svg:y1="25.954cm" svg:x2="16cm" svg:y2="25.924cm">
          <text:p/>
        </draw:line>
        <draw:line draw:style-name="gr9" draw:text-style-name="P2" draw:layer="layout" svg:x1="16cm" svg:y1="25.925cm" svg:x2="16.009cm" svg:y2="25.911cm">
          <text:p/>
        </draw:line>
        <draw:line draw:style-name="gr9" draw:text-style-name="P2" draw:layer="layout" svg:x1="16.007cm" svg:y1="25.912cm" svg:x2="16.014cm" svg:y2="25.905cm">
          <text:p/>
        </draw:line>
        <draw:line draw:style-name="gr9" draw:text-style-name="P2" draw:layer="layout" svg:x1="16.013cm" svg:y1="25.906cm" svg:x2="16.026cm" svg:y2="25.899cm">
          <text:p/>
        </draw:line>
        <draw:line draw:style-name="gr9" draw:text-style-name="P2" draw:layer="layout" svg:x1="16.025cm" svg:y1="25.899cm" svg:x2="16.05cm" svg:y2="25.899cm">
          <text:p/>
        </draw:line>
        <draw:line draw:style-name="gr9" draw:text-style-name="P2" draw:layer="layout" svg:x1="16.05cm" svg:y1="25.899cm" svg:x2="16.063cm" svg:y2="25.906cm">
          <text:p/>
        </draw:line>
        <draw:line draw:style-name="gr9" draw:text-style-name="P2" draw:layer="layout" svg:x1="16.062cm" svg:y1="25.905cm" svg:x2="16.07cm" svg:y2="25.912cm">
          <text:p/>
        </draw:line>
        <draw:line draw:style-name="gr9" draw:text-style-name="P2" draw:layer="layout" svg:x1="16.069cm" svg:y1="25.911cm" svg:x2="16.076cm" svg:y2="25.925cm">
          <text:p/>
        </draw:line>
        <draw:line draw:style-name="gr9" draw:text-style-name="P2" draw:layer="layout" svg:x1="15.939cm" svg:y1="25.979cm" svg:x2="15.914cm" svg:y2="25.979cm">
          <text:p/>
        </draw:line>
        <draw:line draw:style-name="gr9" draw:text-style-name="P2" draw:layer="layout" svg:x1="15.915cm" svg:y1="25.98cm" svg:x2="15.901cm" svg:y2="25.973cm">
          <text:p/>
        </draw:line>
        <draw:line draw:style-name="gr9" draw:text-style-name="P2" draw:layer="layout" svg:x1="15.902cm" svg:y1="25.974cm" svg:x2="15.895cm" svg:y2="25.967cm">
          <text:p/>
        </draw:line>
        <draw:line draw:style-name="gr9" draw:text-style-name="P2" draw:layer="layout" svg:x1="15.896cm" svg:y1="25.968cm" svg:x2="15.883cm" svg:y2="25.948cm">
          <text:p/>
        </draw:line>
        <draw:line draw:style-name="gr9" draw:text-style-name="P2" draw:layer="layout" svg:x1="15.884cm" svg:y1="25.949cm" svg:x2="15.877cm" svg:y2="25.924cm">
          <text:p/>
        </draw:line>
        <draw:line draw:style-name="gr9" draw:text-style-name="P2" draw:layer="layout" svg:x1="15.877cm" svg:y1="25.924cm" svg:x2="15.877cm" svg:y2="25.874cm">
          <text:p/>
        </draw:line>
        <draw:line draw:style-name="gr9" draw:text-style-name="P2" draw:layer="layout" svg:x1="15.877cm" svg:y1="25.875cm" svg:x2="15.884cm" svg:y2="25.862cm">
          <text:p/>
        </draw:line>
        <draw:line draw:style-name="gr9" draw:text-style-name="P2" draw:layer="layout" svg:x1="15.883cm" svg:y1="25.863cm" svg:x2="15.89cm" svg:y2="25.855cm">
          <text:p/>
        </draw:line>
        <draw:line draw:style-name="gr9" draw:text-style-name="P2" draw:layer="layout" svg:x1="15.889cm" svg:y1="25.856cm" svg:x2="15.902cm" svg:y2="25.849cm">
          <text:p/>
        </draw:line>
        <draw:line draw:style-name="gr9" draw:text-style-name="P2" draw:layer="layout" svg:x1="15.901cm" svg:y1="25.849cm" svg:x2="15.926cm" svg:y2="25.849cm">
          <text:p/>
        </draw:line>
        <draw:line draw:style-name="gr9" draw:text-style-name="P2" draw:layer="layout" svg:x1="15.926cm" svg:y1="25.849cm" svg:x2="15.94cm" svg:y2="25.856cm">
          <text:p/>
        </draw:line>
        <draw:line draw:style-name="gr9" draw:text-style-name="P2" draw:layer="layout" svg:x1="15.939cm" svg:y1="25.855cm" svg:x2="15.946cm" svg:y2="25.863cm">
          <text:p/>
        </draw:line>
        <draw:line draw:style-name="gr9" draw:text-style-name="P2" draw:layer="layout" svg:x1="15.945cm" svg:y1="25.862cm" svg:x2="15.952cm" svg:y2="25.875cm">
          <text:p/>
        </draw:line>
        <draw:line draw:style-name="gr9" draw:text-style-name="P2" draw:layer="layout" svg:x1="15.951cm" svg:y1="25.874cm" svg:x2="15.951cm" svg:y2="25.905cm">
          <text:p/>
        </draw:line>
        <draw:line draw:style-name="gr9" draw:text-style-name="P2" draw:layer="layout" svg:x1="15.952cm" svg:y1="25.905cm" svg:x2="15.945cm" svg:y2="25.918cm">
          <text:p/>
        </draw:line>
        <draw:line draw:style-name="gr9" draw:text-style-name="P2" draw:layer="layout" svg:x1="15.946cm" svg:y1="25.917cm" svg:x2="15.939cm" svg:y2="25.926cm">
          <text:p/>
        </draw:line>
        <draw:line draw:style-name="gr9" draw:text-style-name="P2" draw:layer="layout" svg:x1="15.94cm" svg:y1="25.924cm" svg:x2="15.926cm" svg:y2="25.931cm">
          <text:p/>
        </draw:line>
        <draw:line draw:style-name="gr9" draw:text-style-name="P2" draw:layer="layout" svg:x1="15.926cm" svg:y1="25.93cm" svg:x2="15.901cm" svg:y2="25.93cm">
          <text:p/>
        </draw:line>
        <draw:line draw:style-name="gr9" draw:text-style-name="P2" draw:layer="layout" svg:x1="15.902cm" svg:y1="25.931cm" svg:x2="15.889cm" svg:y2="25.924cm">
          <text:p/>
        </draw:line>
        <draw:line draw:style-name="gr9" draw:text-style-name="P2" draw:layer="layout" svg:x1="15.89cm" svg:y1="25.926cm" svg:x2="15.883cm" svg:y2="25.917cm">
          <text:p/>
        </draw:line>
        <draw:line draw:style-name="gr9" draw:text-style-name="P2" draw:layer="layout" svg:x1="15.884cm" svg:y1="25.918cm" svg:x2="15.877cm" svg:y2="25.905cm">
          <text:p/>
        </draw:line>
        <draw:polygon draw:style-name="gr10" draw:text-style-name="P2" draw:layer="layout" svg:width="1.034cm" svg:height="0.718cm" svg:x="15.712cm" svg:y="25.329cm" svg:viewBox="0 0 1035 719" draw:points="0,0 1035,0 1035,719 0,719">
          <text:p/>
        </draw:polygon>
        <draw:line draw:style-name="gr9" draw:text-style-name="P2" draw:layer="layout" svg:x1="5.424cm" svg:y1="21.749cm" svg:x2="5.431cm" svg:y2="21.768cm">
          <text:p/>
        </draw:line>
        <draw:line draw:style-name="gr9" draw:text-style-name="P2" draw:layer="layout" svg:x1="5.43cm" svg:y1="21.767cm" svg:x2="5.43cm" svg:y2="21.795cm">
          <text:p/>
        </draw:line>
        <draw:line draw:style-name="gr9" draw:text-style-name="P2" draw:layer="layout" svg:x1="5.431cm" svg:y1="21.795cm" svg:x2="5.424cm" svg:y2="21.808cm">
          <text:p/>
        </draw:line>
        <draw:line draw:style-name="gr9" draw:text-style-name="P2" draw:layer="layout" svg:x1="5.425cm" svg:y1="21.807cm" svg:x2="5.419cm" svg:y2="21.813cm">
          <text:p/>
        </draw:line>
        <draw:line draw:style-name="gr9" draw:text-style-name="P2" draw:layer="layout" svg:x1="5.421cm" svg:y1="21.812cm" svg:x2="5.407cm" svg:y2="21.819cm">
          <text:p/>
        </draw:line>
        <draw:line draw:style-name="gr9" draw:text-style-name="P2" draw:layer="layout" svg:x1="5.407cm" svg:y1="21.818cm" svg:x2="5.396cm" svg:y2="21.818cm">
          <text:p/>
        </draw:line>
        <draw:line draw:style-name="gr9" draw:text-style-name="P2" draw:layer="layout" svg:x1="5.397cm" svg:y1="21.819cm" svg:x2="5.384cm" svg:y2="21.812cm">
          <text:p/>
        </draw:line>
        <draw:line draw:style-name="gr9" draw:text-style-name="P2" draw:layer="layout" svg:x1="5.385cm" svg:y1="21.813cm" svg:x2="5.379cm" svg:y2="21.807cm">
          <text:p/>
        </draw:line>
        <draw:line draw:style-name="gr9" draw:text-style-name="P2" draw:layer="layout" svg:x1="5.381cm" svg:y1="21.808cm" svg:x2="5.373cm" svg:y2="21.795cm">
          <text:p/>
        </draw:line>
        <draw:line draw:style-name="gr9" draw:text-style-name="P2" draw:layer="layout" svg:x1="5.374cm" svg:y1="21.796cm" svg:x2="5.367cm" svg:y2="21.772cm">
          <text:p/>
        </draw:line>
        <draw:line draw:style-name="gr9" draw:text-style-name="P2" draw:layer="layout" svg:x1="5.368cm" svg:y1="21.773cm" svg:x2="5.362cm" svg:y2="21.761cm">
          <text:p/>
        </draw:line>
        <draw:line draw:style-name="gr9" draw:text-style-name="P2" draw:layer="layout" svg:x1="5.363cm" svg:y1="21.763cm" svg:x2="5.356cm" svg:y2="21.755cm">
          <text:p/>
        </draw:line>
        <draw:line draw:style-name="gr9" draw:text-style-name="P2" draw:layer="layout" svg:x1="5.357cm" svg:y1="21.756cm" svg:x2="5.344cm" svg:y2="21.749cm">
          <text:p/>
        </draw:line>
        <draw:line draw:style-name="gr9" draw:text-style-name="P2" draw:layer="layout" svg:x1="5.344cm" svg:y1="21.749cm" svg:x2="5.333cm" svg:y2="21.749cm">
          <text:p/>
        </draw:line>
        <draw:line draw:style-name="gr9" draw:text-style-name="P2" draw:layer="layout" svg:x1="5.334cm" svg:y1="21.749cm" svg:x2="5.322cm" svg:y2="21.756cm">
          <text:p/>
        </draw:line>
        <draw:line draw:style-name="gr9" draw:text-style-name="P2" draw:layer="layout" svg:x1="5.323cm" svg:y1="21.755cm" svg:x2="5.316cm" svg:y2="21.763cm">
          <text:p/>
        </draw:line>
        <draw:line draw:style-name="gr9" draw:text-style-name="P2" draw:layer="layout" svg:x1="5.317cm" svg:y1="21.761cm" svg:x2="5.31cm" svg:y2="21.773cm">
          <text:p/>
        </draw:line>
        <draw:line draw:style-name="gr9" draw:text-style-name="P2" draw:layer="layout" svg:x1="5.31cm" svg:y1="21.772cm" svg:x2="5.31cm" svg:y2="21.801cm">
          <text:p/>
        </draw:line>
        <draw:line draw:style-name="gr9" draw:text-style-name="P2" draw:layer="layout" svg:x1="5.31cm" svg:y1="21.801cm" svg:x2="5.317cm" svg:y2="21.819cm">
          <text:p/>
        </draw:line>
        <draw:line draw:style-name="gr9" draw:text-style-name="P2" draw:layer="layout" svg:x1="5.31cm" svg:y1="21.858cm" svg:x2="5.431cm" svg:y2="21.888cm">
          <text:p/>
        </draw:line>
        <draw:line draw:style-name="gr9" draw:text-style-name="P2" draw:layer="layout" svg:x1="5.431cm" svg:y1="21.887cm" svg:x2="5.344cm" svg:y2="21.91cm">
          <text:p/>
        </draw:line>
        <draw:line draw:style-name="gr9" draw:text-style-name="P2" draw:layer="layout" svg:x1="5.344cm" svg:y1="21.909cm" svg:x2="5.431cm" svg:y2="21.933cm">
          <text:p/>
        </draw:line>
        <draw:line draw:style-name="gr9" draw:text-style-name="P2" draw:layer="layout" svg:x1="5.431cm" svg:y1="21.932cm" svg:x2="5.31cm" svg:y2="21.962cm">
          <text:p/>
        </draw:line>
        <draw:polygon draw:style-name="gr10" draw:text-style-name="P2" draw:layer="layout" svg:width="0.319cm" svg:height="0.39cm" svg:x="5.216cm" svg:y="21.657cm" svg:viewBox="0 0 320 391" draw:points="0,391 320,391 320,0 0,0">
          <text:p/>
        </draw:polygon>
        <draw:line draw:style-name="gr9" draw:text-style-name="P2" draw:layer="layout" svg:x1="11.984cm" svg:y1="26.133cm" svg:x2="11.984cm" svg:y2="26.013cm">
          <text:p/>
        </draw:line>
        <draw:line draw:style-name="gr9" draw:text-style-name="P2" draw:layer="layout" svg:x1="11.927cm" svg:y1="26.133cm" svg:x2="11.927cm" svg:y2="26.013cm">
          <text:p/>
        </draw:line>
        <draw:line draw:style-name="gr9" draw:text-style-name="P2" draw:layer="layout" svg:x1="11.928cm" svg:y1="26.013cm" svg:x2="11.858cm" svg:y2="26.134cm">
          <text:p/>
        </draw:line>
        <draw:line draw:style-name="gr9" draw:text-style-name="P2" draw:layer="layout" svg:x1="11.858cm" svg:y1="26.133cm" svg:x2="11.858cm" svg:y2="26.013cm">
          <text:p/>
        </draw:line>
        <draw:line draw:style-name="gr9" draw:text-style-name="P2" draw:layer="layout" svg:x1="11.801cm" svg:y1="26.133cm" svg:x2="11.801cm" svg:y2="26.013cm">
          <text:p/>
        </draw:line>
        <draw:line draw:style-name="gr9" draw:text-style-name="P2" draw:layer="layout" svg:x1="11.801cm" svg:y1="26.013cm" svg:x2="11.755cm" svg:y2="26.013cm">
          <text:p/>
        </draw:line>
        <draw:line draw:style-name="gr9" draw:text-style-name="P2" draw:layer="layout" svg:x1="11.756cm" svg:y1="26.013cm" svg:x2="11.744cm" svg:y2="26.02cm">
          <text:p/>
        </draw:line>
        <draw:line draw:style-name="gr9" draw:text-style-name="P2" draw:layer="layout" svg:x1="11.746cm" svg:y1="26.019cm" svg:x2="11.738cm" svg:y2="26.026cm">
          <text:p/>
        </draw:line>
        <draw:line draw:style-name="gr9" draw:text-style-name="P2" draw:layer="layout" svg:x1="11.739cm" svg:y1="26.025cm" svg:x2="11.732cm" svg:y2="26.037cm">
          <text:p/>
        </draw:line>
        <draw:line draw:style-name="gr9" draw:text-style-name="P2" draw:layer="layout" svg:x1="11.732cm" svg:y1="26.036cm" svg:x2="11.732cm" svg:y2="26.053cm">
          <text:p/>
        </draw:line>
        <draw:line draw:style-name="gr9" draw:text-style-name="P2" draw:layer="layout" svg:x1="11.732cm" svg:y1="26.053cm" svg:x2="11.739cm" svg:y2="26.066cm">
          <text:p/>
        </draw:line>
        <draw:line draw:style-name="gr9" draw:text-style-name="P2" draw:layer="layout" svg:x1="11.738cm" svg:y1="26.065cm" svg:x2="11.746cm" svg:y2="26.071cm">
          <text:p/>
        </draw:line>
        <draw:line draw:style-name="gr9" draw:text-style-name="P2" draw:layer="layout" svg:x1="11.744cm" svg:y1="26.07cm" svg:x2="11.756cm" svg:y2="26.078cm">
          <text:p/>
        </draw:line>
        <draw:line draw:style-name="gr9" draw:text-style-name="P2" draw:layer="layout" svg:x1="11.755cm" svg:y1="26.076cm" svg:x2="11.801cm" svg:y2="26.076cm">
          <text:p/>
        </draw:line>
        <draw:line draw:style-name="gr9" draw:text-style-name="P2" draw:layer="layout" svg:x1="11.681cm" svg:y1="26.013cm" svg:x2="11.681cm" svg:y2="26.11cm">
          <text:p/>
        </draw:line>
        <draw:line draw:style-name="gr9" draw:text-style-name="P2" draw:layer="layout" svg:x1="11.682cm" svg:y1="26.11cm" svg:x2="11.675cm" svg:y2="26.123cm">
          <text:p/>
        </draw:line>
        <draw:line draw:style-name="gr9" draw:text-style-name="P2" draw:layer="layout" svg:x1="11.676cm" svg:y1="26.122cm" svg:x2="11.67cm" svg:y2="26.128cm">
          <text:p/>
        </draw:line>
        <draw:line draw:style-name="gr9" draw:text-style-name="P2" draw:layer="layout" svg:x1="11.671cm" svg:y1="26.127cm" svg:x2="11.658cm" svg:y2="26.134cm">
          <text:p/>
        </draw:line>
        <draw:line draw:style-name="gr9" draw:text-style-name="P2" draw:layer="layout" svg:x1="11.658cm" svg:y1="26.133cm" svg:x2="11.635cm" svg:y2="26.133cm">
          <text:p/>
        </draw:line>
        <draw:line draw:style-name="gr9" draw:text-style-name="P2" draw:layer="layout" svg:x1="11.636cm" svg:y1="26.134cm" svg:x2="11.624cm" svg:y2="26.127cm">
          <text:p/>
        </draw:line>
        <draw:line draw:style-name="gr9" draw:text-style-name="P2" draw:layer="layout" svg:x1="11.626cm" svg:y1="26.128cm" svg:x2="11.618cm" svg:y2="26.122cm">
          <text:p/>
        </draw:line>
        <draw:line draw:style-name="gr9" draw:text-style-name="P2" draw:layer="layout" svg:x1="11.619cm" svg:y1="26.123cm" svg:x2="11.612cm" svg:y2="26.11cm">
          <text:p/>
        </draw:line>
        <draw:line draw:style-name="gr9" draw:text-style-name="P2" draw:layer="layout" svg:x1="11.612cm" svg:y1="26.11cm" svg:x2="11.612cm" svg:y2="26.013cm">
          <text:p/>
        </draw:line>
        <draw:line draw:style-name="gr9" draw:text-style-name="P2" draw:layer="layout" svg:x1="11.572cm" svg:y1="26.013cm" svg:x2="11.504cm" svg:y2="26.013cm">
          <text:p/>
        </draw:line>
        <draw:line draw:style-name="gr9" draw:text-style-name="P2" draw:layer="layout" svg:x1="11.538cm" svg:y1="26.133cm" svg:x2="11.538cm" svg:y2="26.013cm">
          <text:p/>
        </draw:line>
        <draw:polygon draw:style-name="gr10" draw:text-style-name="P2" draw:layer="layout" svg:width="0.606cm" svg:height="0.287cm" svg:x="11.449cm" svg:y="25.919cm" svg:viewBox="0 0 607 288" draw:points="0,0 607,0 607,288 0,288">
          <text:p/>
        </draw:polygon>
        <draw:line draw:style-name="gr9" draw:text-style-name="P2" draw:layer="layout" svg:x1="5.993cm" svg:y1="21.46cm" svg:x2="5.993cm" svg:y2="21.483cm">
          <text:p/>
        </draw:line>
        <draw:line draw:style-name="gr9" draw:text-style-name="P2" draw:layer="layout" svg:x1="5.993cm" svg:y1="21.483cm" svg:x2="5.999cm" svg:y2="21.495cm">
          <text:p/>
        </draw:line>
        <draw:line draw:style-name="gr9" draw:text-style-name="P2" draw:layer="layout" svg:x1="5.998cm" svg:y1="21.494cm" svg:x2="6.011cm" svg:y2="21.507cm">
          <text:p/>
        </draw:line>
        <draw:line draw:style-name="gr9" draw:text-style-name="P2" draw:layer="layout" svg:x1="6.01cm" svg:y1="21.506cm" svg:x2="6.034cm" svg:y2="21.512cm">
          <text:p/>
        </draw:line>
        <draw:line draw:style-name="gr9" draw:text-style-name="P2" draw:layer="layout" svg:x1="6.033cm" svg:y1="21.511cm" svg:x2="6.073cm" svg:y2="21.511cm">
          <text:p/>
        </draw:line>
        <draw:line draw:style-name="gr9" draw:text-style-name="P2" draw:layer="layout" svg:x1="6.073cm" svg:y1="21.512cm" svg:x2="6.097cm" svg:y2="21.506cm">
          <text:p/>
        </draw:line>
        <draw:line draw:style-name="gr9" draw:text-style-name="P2" draw:layer="layout" svg:x1="6.096cm" svg:y1="21.507cm" svg:x2="6.108cm" svg:y2="21.494cm">
          <text:p/>
        </draw:line>
        <draw:line draw:style-name="gr9" draw:text-style-name="P2" draw:layer="layout" svg:x1="6.107cm" svg:y1="21.495cm" svg:x2="6.114cm" svg:y2="21.483cm">
          <text:p/>
        </draw:line>
        <draw:line draw:style-name="gr9" draw:text-style-name="P2" draw:layer="layout" svg:x1="6.113cm" svg:y1="21.483cm" svg:x2="6.113cm" svg:y2="21.46cm">
          <text:p/>
        </draw:line>
        <draw:line draw:style-name="gr9" draw:text-style-name="P2" draw:layer="layout" svg:x1="6.114cm" svg:y1="21.461cm" svg:x2="6.107cm" svg:y2="21.449cm">
          <text:p/>
        </draw:line>
        <draw:line draw:style-name="gr9" draw:text-style-name="P2" draw:layer="layout" svg:x1="6.108cm" svg:y1="21.451cm" svg:x2="6.096cm" svg:y2="21.437cm">
          <text:p/>
        </draw:line>
        <draw:line draw:style-name="gr9" draw:text-style-name="P2" draw:layer="layout" svg:x1="6.097cm" svg:y1="21.438cm" svg:x2="6.073cm" svg:y2="21.431cm">
          <text:p/>
        </draw:line>
        <draw:line draw:style-name="gr9" draw:text-style-name="P2" draw:layer="layout" svg:x1="6.073cm" svg:y1="21.431cm" svg:x2="6.033cm" svg:y2="21.431cm">
          <text:p/>
        </draw:line>
        <draw:line draw:style-name="gr9" draw:text-style-name="P2" draw:layer="layout" svg:x1="6.034cm" svg:y1="21.431cm" svg:x2="6.01cm" svg:y2="21.438cm">
          <text:p/>
        </draw:line>
        <draw:line draw:style-name="gr9" draw:text-style-name="P2" draw:layer="layout" svg:x1="6.011cm" svg:y1="21.437cm" svg:x2="5.998cm" svg:y2="21.451cm">
          <text:p/>
        </draw:line>
        <draw:line draw:style-name="gr9" draw:text-style-name="P2" draw:layer="layout" svg:x1="5.999cm" svg:y1="21.449cm" svg:x2="5.993cm" svg:y2="21.461cm">
          <text:p/>
        </draw:line>
        <draw:line draw:style-name="gr9" draw:text-style-name="P2" draw:layer="layout" svg:x1="5.993cm" svg:y1="21.563cm" svg:x2="6.09cm" svg:y2="21.563cm">
          <text:p/>
        </draw:line>
        <draw:line draw:style-name="gr9" draw:text-style-name="P2" draw:layer="layout" svg:x1="6.09cm" svg:y1="21.563cm" svg:x2="6.102cm" svg:y2="21.57cm">
          <text:p/>
        </draw:line>
        <draw:line draw:style-name="gr9" draw:text-style-name="P2" draw:layer="layout" svg:x1="6.101cm" svg:y1="21.569cm" svg:x2="6.108cm" svg:y2="21.575cm">
          <text:p/>
        </draw:line>
        <draw:line draw:style-name="gr9" draw:text-style-name="P2" draw:layer="layout" svg:x1="6.107cm" svg:y1="21.574cm" svg:x2="6.114cm" svg:y2="21.587cm">
          <text:p/>
        </draw:line>
        <draw:line draw:style-name="gr9" draw:text-style-name="P2" draw:layer="layout" svg:x1="6.113cm" svg:y1="21.586cm" svg:x2="6.113cm" svg:y2="21.609cm">
          <text:p/>
        </draw:line>
        <draw:line draw:style-name="gr9" draw:text-style-name="P2" draw:layer="layout" svg:x1="6.114cm" svg:y1="21.609cm" svg:x2="6.107cm" svg:y2="21.621cm">
          <text:p/>
        </draw:line>
        <draw:line draw:style-name="gr9" draw:text-style-name="P2" draw:layer="layout" svg:x1="6.108cm" svg:y1="21.62cm" svg:x2="6.101cm" svg:y2="21.628cm">
          <text:p/>
        </draw:line>
        <draw:line draw:style-name="gr9" draw:text-style-name="P2" draw:layer="layout" svg:x1="6.102cm" svg:y1="21.626cm" svg:x2="6.09cm" svg:y2="21.632cm">
          <text:p/>
        </draw:line>
        <draw:line draw:style-name="gr9" draw:text-style-name="P2" draw:layer="layout" svg:x1="6.09cm" svg:y1="21.631cm" svg:x2="5.993cm" svg:y2="21.631cm">
          <text:p/>
        </draw:line>
        <draw:line draw:style-name="gr9" draw:text-style-name="P2" draw:layer="layout" svg:x1="5.993cm" svg:y1="21.671cm" svg:x2="5.993cm" svg:y2="21.74cm">
          <text:p/>
        </draw:line>
        <draw:line draw:style-name="gr9" draw:text-style-name="P2" draw:layer="layout" svg:x1="6.113cm" svg:y1="21.706cm" svg:x2="5.993cm" svg:y2="21.706cm">
          <text:p/>
        </draw:line>
        <draw:polygon draw:style-name="gr10" draw:text-style-name="P2" draw:layer="layout" svg:width="0.319cm" svg:height="0.43cm" svg:x="5.899cm" svg:y="21.365cm" svg:viewBox="0 0 320 431" draw:points="0,431 320,431 320,0 0,0">
          <text:p/>
        </draw:polygon>
        <draw:path draw:style-name="gr1" draw:text-style-name="P1" draw:layer="layout" svg:width="0.265cm" svg:height="0.265cm" svg:x="11.67cm" svg:y="21.063cm" svg:viewBox="0 0 266 266" svg:d="M0 134c0-74 59-134 133-134s133 60 133 134c0 73-59 132-133 132s-133-59-133-132z">
          <text:p/>
        </draw:path>
        <draw:line draw:style-name="gr2" draw:text-style-name="P2" draw:layer="layout" svg:x1="5.321cm" svg:y1="23.337cm" svg:x2="5.48cm" svg:y2="23.337cm">
          <text:p/>
        </draw:line>
        <draw:line draw:style-name="gr3" draw:text-style-name="P2" draw:layer="layout" svg:x1="5.336cm" svg:y1="22.517cm" svg:x2="5.465cm" svg:y2="22.517cm">
          <text:p/>
        </draw:line>
        <draw:line draw:style-name="gr4" draw:text-style-name="P2" draw:layer="layout" svg:x1="5.351cm" svg:y1="23.126cm" svg:x2="5.45cm" svg:y2="23.126cm">
          <text:p/>
        </draw:line>
        <draw:line draw:style-name="gr5" draw:text-style-name="P2" draw:layer="layout" svg:x1="5.361cm" svg:y1="22.926cm" svg:x2="5.44cm" svg:y2="22.926cm">
          <text:p/>
        </draw:line>
        <draw:line draw:style-name="gr4" draw:text-style-name="P2" draw:layer="layout" svg:x1="5.351cm" svg:y1="22.726cm" svg:x2="5.45cm" svg:y2="22.726cm">
          <text:p/>
        </draw:line>
        <draw:polygon draw:style-name="gr1" draw:text-style-name="P1" draw:layer="layout" svg:width="0.21cm" svg:height="0.24cm" svg:x="13.294cm" svg:y="24.66cm" svg:viewBox="0 0 211 241" draw:points="211,0 211,241 0,241 0,0">
          <text:p/>
        </draw:polygon>
        <draw:line draw:style-name="gr6" draw:text-style-name="P2" draw:layer="layout" svg:x1="13.145cm" svg:y1="24.795cm" svg:x2="13.145cm" svg:y2="24.765cm">
          <text:p/>
        </draw:line>
        <draw:path draw:style-name="gr11" draw:text-style-name="P1" draw:layer="layout" svg:width="0.3cm" svg:height="0.3cm" svg:x="8.281cm" svg:y="24.127cm" svg:viewBox="0 0 301 301" svg:d="M0 150c0-82 67-150 150-150s151 68 151 150c0 83-68 151-151 151s-150-68-150-151z">
          <text:p/>
        </draw:path>
        <draw:path draw:style-name="gr12" draw:text-style-name="P2" draw:layer="layout" svg:width="0.3cm" svg:height="0.3cm" svg:x="8.281cm" svg:y="24.127cm" svg:viewBox="0 0 301 301" svg:d="M0 150c0-82 67-150 150-150s151 68 151 150c0 83-68 151-151 151s-150-68-150-151z">
          <text:p/>
        </draw:path>
        <draw:path draw:style-name="gr1" draw:text-style-name="P1" draw:layer="layout" svg:width="0.3cm" svg:height="0.3cm" svg:x="8.281cm" svg:y="24.889cm" svg:viewBox="0 0 301 301" svg:d="M0 149c0-82 67-149 150-149s151 67 151 149c0 84-68 152-151 152s-150-68-150-152z">
          <text:p/>
        </draw:path>
        <draw:line draw:style-name="gr2" draw:text-style-name="P2" draw:layer="layout" svg:x1="7.813cm" svg:y1="24.361cm" svg:x2="7.653cm" svg:y2="24.361cm">
          <text:p/>
        </draw:line>
        <draw:line draw:style-name="gr3" draw:text-style-name="P2" draw:layer="layout" svg:x1="7.798cm" svg:y1="25.18cm" svg:x2="7.668cm" svg:y2="25.18cm">
          <text:p/>
        </draw:line>
        <draw:line draw:style-name="gr4" draw:text-style-name="P2" draw:layer="layout" svg:x1="7.782cm" svg:y1="24.57cm" svg:x2="7.683cm" svg:y2="24.57cm">
          <text:p/>
        </draw:line>
        <draw:line draw:style-name="gr5" draw:text-style-name="P2" draw:layer="layout" svg:x1="7.773cm" svg:y1="24.771cm" svg:x2="7.693cm" svg:y2="24.771cm">
          <text:p/>
        </draw:line>
        <draw:line draw:style-name="gr4" draw:text-style-name="P2" draw:layer="layout" svg:x1="7.782cm" svg:y1="24.971cm" svg:x2="7.683cm" svg:y2="24.971cm">
          <text:p/>
        </draw:line>
        <draw:path draw:style-name="gr1" draw:text-style-name="P1" draw:layer="layout" svg:width="0.24cm" svg:height="0.24cm" svg:x="16.1cm" svg:y="21.454cm" svg:viewBox="0 0 241 241" svg:d="M0 120c0-66 54-120 120-120 67 0 121 54 121 120s-54 121-121 121c-66 0-120-55-120-121z">
          <text:p/>
        </draw:path>
        <draw:polygon draw:style-name="gr1" draw:text-style-name="P1" draw:layer="layout" svg:width="0.209cm" svg:height="0.24cm" svg:x="15.098cm" svg:y="22.37cm" svg:viewBox="0 0 210 241" draw:points="0,241 0,0 210,0 210,241">
          <text:p/>
        </draw:polygon>
        <draw:line draw:style-name="gr6" draw:text-style-name="P2" draw:layer="layout" svg:x1="15.457cm" svg:y1="22.475cm" svg:x2="15.457cm" svg:y2="22.505cm">
          <text:p/>
        </draw:line>
        <draw:path draw:style-name="gr1" draw:text-style-name="P1" draw:layer="layout" svg:width="0.24cm" svg:height="0.24cm" svg:x="12.66cm" svg:y="24.048cm" svg:viewBox="0 0 241 241" svg:d="M0 121c0-66 54-121 121-121 66 0 120 55 120 121s-54 120-120 120c-67 0-121-54-121-120z">
          <text:p/>
        </draw:path>
        <draw:path draw:style-name="gr1" draw:text-style-name="P1" draw:layer="layout" svg:width="0.209cm" svg:height="0.21cm" svg:x="11.914cm" svg:y="24.063cm" svg:viewBox="0 0 210 211" svg:d="M0 105c0-58 47-105 105-105s105 47 105 105-47 106-105 106-105-48-105-106z">
          <text:p/>
        </draw:path>
        <draw:line draw:style-name="gr2" draw:text-style-name="P2" draw:layer="layout" svg:x1="10.018cm" svg:y1="25.146cm" svg:x2="10.178cm" svg:y2="25.146cm">
          <text:p/>
        </draw:line>
        <draw:line draw:style-name="gr3" draw:text-style-name="P2" draw:layer="layout" svg:x1="10.033cm" svg:y1="24.326cm" svg:x2="10.163cm" svg:y2="24.326cm">
          <text:p/>
        </draw:line>
        <draw:line draw:style-name="gr4" draw:text-style-name="P2" draw:layer="layout" svg:x1="10.047cm" svg:y1="24.936cm" svg:x2="10.147cm" svg:y2="24.936cm">
          <text:p/>
        </draw:line>
        <draw:line draw:style-name="gr5" draw:text-style-name="P2" draw:layer="layout" svg:x1="10.058cm" svg:y1="24.736cm" svg:x2="10.138cm" svg:y2="24.736cm">
          <text:p/>
        </draw:line>
        <draw:line draw:style-name="gr4" draw:text-style-name="P2" draw:layer="layout" svg:x1="10.047cm" svg:y1="24.536cm" svg:x2="10.147cm" svg:y2="24.536cm">
          <text:p/>
        </draw:line>
        <draw:path draw:style-name="gr1" draw:text-style-name="P1" draw:layer="layout" svg:width="0.3cm" svg:height="0.3cm" svg:x="5.922cm" svg:y="24.127cm" svg:viewBox="0 0 301 301" svg:d="M0 150c0-82 67-150 151-150 83 0 150 68 150 150 0 83-67 151-150 151-84 0-151-68-151-151z">
          <text:p/>
        </draw:path>
        <draw:path draw:style-name="gr1" draw:text-style-name="P1" draw:layer="layout" svg:width="0.3cm" svg:height="0.3cm" svg:x="5.922cm" svg:y="24.889cm" svg:viewBox="0 0 301 301" svg:d="M0 149c0-82 67-149 151-149 83 0 150 67 150 149 0 84-67 152-150 152-84 0-151-68-151-152z">
          <text:p/>
        </draw:path>
        <draw:line draw:style-name="gr7" draw:text-style-name="P2" draw:layer="layout" svg:x1="6.957cm" svg:y1="24.57cm" svg:x2="6.897cm" svg:y2="24.57cm">
          <text:p/>
        </draw:line>
        <draw:line draw:style-name="gr7" draw:text-style-name="P2" draw:layer="layout" svg:x1="6.957cm" svg:y1="24.771cm" svg:x2="6.897cm" svg:y2="24.771cm">
          <text:p/>
        </draw:line>
        <draw:path draw:style-name="gr1" draw:text-style-name="P1" draw:layer="layout" svg:width="0.265cm" svg:height="0.265cm" svg:x="11.361cm" svg:y="21.063cm" svg:viewBox="0 0 266 266" svg:d="M0 134c0-74 59-134 132-134 74 0 134 60 134 134 0 73-60 132-134 132-73 0-132-59-132-132z">
          <text:p/>
        </draw:path>
        <draw:line draw:style-name="gr2" draw:text-style-name="P2" draw:layer="layout" svg:x1="7.65cm" svg:y1="23.336cm" svg:x2="7.811cm" svg:y2="23.336cm">
          <text:p/>
        </draw:line>
        <draw:line draw:style-name="gr3" draw:text-style-name="P2" draw:layer="layout" svg:x1="7.665cm" svg:y1="22.516cm" svg:x2="7.796cm" svg:y2="22.516cm">
          <text:p/>
        </draw:line>
        <draw:line draw:style-name="gr4" draw:text-style-name="P2" draw:layer="layout" svg:x1="7.68cm" svg:y1="23.126cm" svg:x2="7.781cm" svg:y2="23.126cm">
          <text:p/>
        </draw:line>
        <draw:line draw:style-name="gr5" draw:text-style-name="P2" draw:layer="layout" svg:x1="7.691cm" svg:y1="22.926cm" svg:x2="7.771cm" svg:y2="22.926cm">
          <text:p/>
        </draw:line>
        <draw:line draw:style-name="gr4" draw:text-style-name="P2" draw:layer="layout" svg:x1="7.68cm" svg:y1="22.726cm" svg:x2="7.781cm" svg:y2="22.726cm">
          <text:p/>
        </draw:line>
        <draw:path draw:style-name="gr1" draw:text-style-name="P1" draw:layer="layout" svg:width="0.3cm" svg:height="0.3cm" svg:x="8.281cm" svg:y="21.95cm" svg:viewBox="0 0 301 301" svg:d="M0 151c0-84 67-151 150-151s151 67 151 151c0 82-68 150-151 150s-150-68-150-150z">
          <text:p/>
        </draw:path>
        <draw:path draw:style-name="gr1" draw:text-style-name="P1" draw:layer="layout" svg:width="0.24cm" svg:height="0.24cm" svg:x="14.813cm" svg:y="25.876cm" svg:viewBox="0 0 241 241" svg:d="M0 121c0-67 54-121 120-121s121 54 121 121c0 66-55 120-121 120s-120-54-120-120z">
          <text:p/>
        </draw:path>
        <draw:path draw:style-name="gr1" draw:text-style-name="P1" draw:layer="layout" svg:width="0.21cm" svg:height="0.21cm" svg:x="14.828cm" svg:y="25.129cm" svg:viewBox="0 0 211 211" svg:d="M0 105c0-58 48-105 106-105s105 47 105 105-47 106-105 106-106-48-106-106z">
          <text:p/>
        </draw:path>
        <draw:polygon draw:style-name="gr1" draw:text-style-name="P1" draw:layer="layout" svg:width="0.209cm" svg:height="0.24cm" svg:x="14.328cm" svg:y="22.37cm" svg:viewBox="0 0 210 241" draw:points="0,241 0,0 210,0 210,241">
          <text:p/>
        </draw:polygon>
        <draw:line draw:style-name="gr6" draw:text-style-name="P2" draw:layer="layout" svg:x1="14.687cm" svg:y1="22.475cm" svg:x2="14.687cm" svg:y2="22.505cm">
          <text:p/>
        </draw:line>
        <draw:path draw:style-name="gr1" draw:text-style-name="P1" draw:layer="layout" svg:width="0.24cm" svg:height="0.24cm" svg:x="16.405cm" svg:y="21.454cm" svg:viewBox="0 0 241 241" svg:d="M0 120c0-66 54-120 120-120s121 54 121 120-55 121-121 121-120-55-120-121z">
          <text:p/>
        </draw:path>
        <draw:line draw:style-name="gr7" draw:text-style-name="P2" draw:layer="layout" svg:x1="4.539cm" svg:y1="23.126cm" svg:x2="4.599cm" svg:y2="23.126cm">
          <text:p/>
        </draw:line>
        <draw:line draw:style-name="gr7" draw:text-style-name="P2" draw:layer="layout" svg:x1="4.539cm" svg:y1="22.926cm" svg:x2="4.599cm" svg:y2="22.926cm">
          <text:p/>
        </draw:line>
        <draw:path draw:style-name="gr1" draw:text-style-name="P1" draw:layer="layout" svg:width="0.3cm" svg:height="0.3cm" svg:x="8.281cm" svg:y="23.261cm" svg:viewBox="0 0 301 301" svg:d="M0 150c0-82 67-150 150-150s151 68 151 150c0 83-68 151-151 151s-150-68-150-151z">
          <text:p/>
        </draw:path>
        <draw:path draw:style-name="gr1" draw:text-style-name="P1" draw:layer="layout" svg:width="0.3cm" svg:height="0.3cm" svg:x="8.281cm" svg:y="22.499cm" svg:viewBox="0 0 301 301" svg:d="M0 150c0-82 67-150 150-150s151 68 151 150c0 84-68 151-151 151s-150-67-150-151z">
          <text:p/>
        </draw:path>
        <draw:path draw:style-name="gr1" draw:text-style-name="P1" draw:layer="layout" svg:width="0.3cm" svg:height="0.3cm" svg:x="10.636cm" svg:y="23.261cm" svg:viewBox="0 0 301 301" svg:d="M0 150c0-82 67-150 150-150s151 68 151 150c0 83-68 151-151 151s-150-68-150-151z">
          <text:p/>
        </draw:path>
        <draw:path draw:style-name="gr1" draw:text-style-name="P1" draw:layer="layout" svg:width="0.3cm" svg:height="0.3cm" svg:x="10.636cm" svg:y="22.499cm" svg:viewBox="0 0 301 301" svg:d="M0 150c0-82 67-150 150-150s151 68 151 150c0 84-68 151-151 151s-150-67-150-151z">
          <text:p/>
        </draw:path>
        <draw:path draw:style-name="gr1" draw:text-style-name="P1" draw:layer="layout" svg:width="0.24cm" svg:height="0.24cm" svg:x="15.803cm" svg:y="23.031cm" svg:viewBox="0 0 241 241" svg:d="M0 121c0-67 54-121 121-121s120 54 120 121c0 66-53 120-120 120s-121-54-121-120z">
          <text:p/>
        </draw:path>
        <draw:path draw:style-name="gr1" draw:text-style-name="P1" draw:layer="layout" svg:width="0.21cm" svg:height="0.21cm" svg:x="16.581cm" svg:y="23.046cm" svg:viewBox="0 0 211 211" svg:d="M0 105c0-58 47-105 105-105s106 47 106 105-48 106-106 106-105-48-105-106z">
          <text:p/>
        </draw:path>
        <draw:line draw:style-name="gr7" draw:text-style-name="P2" draw:layer="layout" svg:x1="9.252cm" svg:y1="23.126cm" svg:x2="9.312cm" svg:y2="23.126cm">
          <text:p/>
        </draw:line>
        <draw:line draw:style-name="gr7" draw:text-style-name="P2" draw:layer="layout" svg:x1="9.252cm" svg:y1="22.926cm" svg:x2="9.312cm" svg:y2="22.926cm">
          <text:p/>
        </draw:line>
        <draw:path draw:style-name="gr1" draw:text-style-name="P1" draw:layer="layout" svg:width="0.24cm" svg:height="0.24cm" svg:x="12.05cm" svg:y="25.498cm" svg:viewBox="0 0 241 241" svg:d="M0 120c0-66 54-120 122-120 66 0 119 54 119 120s-53 121-119 121c-68 0-122-55-122-121z">
          <text:p/>
        </draw:path>
        <draw:polygon draw:style-name="gr1" draw:text-style-name="P1" draw:layer="layout" svg:width="0.209cm" svg:height="0.209cm" svg:x="13.558cm" svg:y="23.924cm" svg:viewBox="0 0 210 210" draw:points="210,210 0,210 0,0 210,0">
          <text:p/>
        </draw:polygon>
        <draw:path draw:style-name="gr1" draw:text-style-name="P1" draw:layer="layout" svg:width="0.211cm" svg:height="0.21cm" svg:x="13.811cm" svg:y="23.923cm" svg:viewBox="0 0 212 211" svg:d="M0 105c0-57 48-105 105-105 58 0 107 48 107 105 0 59-49 106-107 106-57 0-105-47-105-106z">
          <text:p/>
        </draw:path>
        <draw:path draw:style-name="gr1" draw:text-style-name="P1" draw:layer="layout" svg:width="0.211cm" svg:height="0.21cm" svg:x="14.065cm" svg:y="23.923cm" svg:viewBox="0 0 212 211" svg:d="M0 105c0-57 48-105 105-105 59 0 107 48 107 105 0 59-48 106-107 106-57 0-105-47-105-106z">
          <text:p/>
        </draw:path>
        <draw:path draw:style-name="gr1" draw:text-style-name="P1" draw:layer="layout" svg:width="0.211cm" svg:height="0.21cm" svg:x="14.319cm" svg:y="23.923cm" svg:viewBox="0 0 212 211" svg:d="M0 105c0-57 48-105 106-105s106 48 106 105c0 59-48 106-106 106s-106-47-106-106z">
          <text:p/>
        </draw:path>
        <draw:path draw:style-name="gr1" draw:text-style-name="P1" draw:layer="layout" svg:width="0.211cm" svg:height="0.21cm" svg:x="14.573cm" svg:y="23.923cm" svg:viewBox="0 0 212 211" svg:d="M0 105c0-57 49-105 106-105 58 0 106 48 106 105 0 59-48 106-106 106-57 0-106-47-106-106z">
          <text:p/>
        </draw:path>
        <draw:path draw:style-name="gr1" draw:text-style-name="P1" draw:layer="layout" svg:width="0.211cm" svg:height="0.21cm" svg:x="14.827cm" svg:y="23.923cm" svg:viewBox="0 0 212 211" svg:d="M0 105c0-57 49-105 106-105 58 0 106 48 106 105 0 59-48 106-106 106-57 0-106-47-106-106z">
          <text:p/>
        </draw:path>
        <draw:path draw:style-name="gr1" draw:text-style-name="P1" draw:layer="layout" svg:width="0.211cm" svg:height="0.21cm" svg:x="15.081cm" svg:y="23.923cm" svg:viewBox="0 0 212 211" svg:d="M0 105c0-57 48-105 105-105 58 0 107 48 107 105 0 59-49 106-107 106-57 0-105-47-105-106z">
          <text:p/>
        </draw:path>
        <draw:path draw:style-name="gr1" draw:text-style-name="P1" draw:layer="layout" svg:width="0.211cm" svg:height="0.209cm" svg:x="15.081cm" svg:y="23.13cm" svg:viewBox="0 0 212 210" svg:d="M0 105c0-58 48-105 105-105 58 0 107 47 107 105s-49 105-107 105c-57 0-105-47-105-105z">
          <text:p/>
        </draw:path>
        <draw:path draw:style-name="gr1" draw:text-style-name="P1" draw:layer="layout" svg:width="0.211cm" svg:height="0.209cm" svg:x="14.827cm" svg:y="23.13cm" svg:viewBox="0 0 212 210" svg:d="M0 105c0-58 49-105 106-105 58 0 106 47 106 105s-48 105-106 105c-57 0-106-47-106-105z">
          <text:p/>
        </draw:path>
        <draw:path draw:style-name="gr1" draw:text-style-name="P1" draw:layer="layout" svg:width="0.211cm" svg:height="0.209cm" svg:x="14.573cm" svg:y="23.13cm" svg:viewBox="0 0 212 210" svg:d="M0 105c0-58 49-105 106-105 58 0 106 47 106 105s-48 105-106 105c-57 0-106-47-106-105z">
          <text:p/>
        </draw:path>
        <draw:path draw:style-name="gr1" draw:text-style-name="P1" draw:layer="layout" svg:width="0.211cm" svg:height="0.209cm" svg:x="14.319cm" svg:y="23.13cm" svg:viewBox="0 0 212 210" svg:d="M0 105c0-58 48-105 106-105s106 47 106 105-48 105-106 105-106-47-106-105z">
          <text:p/>
        </draw:path>
        <draw:path draw:style-name="gr1" draw:text-style-name="P1" draw:layer="layout" svg:width="0.211cm" svg:height="0.209cm" svg:x="14.065cm" svg:y="23.13cm" svg:viewBox="0 0 212 210" svg:d="M0 105c0-58 48-105 105-105 59 0 107 47 107 105s-48 105-107 105c-57 0-105-47-105-105z">
          <text:p/>
        </draw:path>
        <draw:path draw:style-name="gr1" draw:text-style-name="P1" draw:layer="layout" svg:width="0.211cm" svg:height="0.209cm" svg:x="13.811cm" svg:y="23.13cm" svg:viewBox="0 0 212 210" svg:d="M0 105c0-58 48-105 105-105 58 0 107 47 107 105s-49 105-107 105c-57 0-105-47-105-105z">
          <text:p/>
        </draw:path>
        <draw:path draw:style-name="gr1" draw:text-style-name="P1" draw:layer="layout" svg:width="0.211cm" svg:height="0.209cm" svg:x="13.557cm" svg:y="23.13cm" svg:viewBox="0 0 212 210" svg:d="M0 105c0-58 49-105 106-105 58 0 106 47 106 105s-48 105-106 105c-57 0-106-47-106-105z">
          <text:p/>
        </draw:path>
        <draw:path draw:style-name="gr1" draw:text-style-name="P1" draw:layer="layout" svg:width="0.3cm" svg:height="0.3cm" svg:x="8.281cm" svg:y="25.491cm" svg:viewBox="0 0 301 301" svg:d="M0 151c0-84 67-151 150-151s151 67 151 151c0 83-68 150-151 150s-150-67-150-150z">
          <text:p/>
        </draw:path>
        <draw:path draw:style-name="gr1" draw:text-style-name="P1" draw:layer="layout" svg:width="0.24cm" svg:height="0.24cm" svg:x="12.66cm" svg:y="23.031cm" svg:viewBox="0 0 241 241" svg:d="M0 121c0-67 54-121 121-121 66 0 120 54 120 121 0 66-54 120-120 120-67 0-121-54-121-120z">
          <text:p/>
        </draw:path>
        <draw:path draw:style-name="gr1" draw:text-style-name="P1" draw:layer="layout" svg:width="0.209cm" svg:height="0.21cm" svg:x="11.914cm" svg:y="23.046cm" svg:viewBox="0 0 210 211" svg:d="M0 105c0-58 47-105 105-105s105 47 105 105-47 106-105 106-105-48-105-106z">
          <text:p/>
        </draw:path>
        <draw:path draw:style-name="gr1" draw:text-style-name="P1" draw:layer="layout" svg:width="0.24cm" svg:height="0.24cm" svg:x="15.803cm" svg:y="24.048cm" svg:viewBox="0 0 241 241" svg:d="M0 121c0-66 54-121 121-121s120 55 120 121-53 120-120 120-121-54-121-120z">
          <text:p/>
        </draw:path>
        <draw:path draw:style-name="gr1" draw:text-style-name="P1" draw:layer="layout" svg:width="0.21cm" svg:height="0.21cm" svg:x="16.581cm" svg:y="24.063cm" svg:viewBox="0 0 211 211" svg:d="M0 105c0-58 47-105 105-105s106 47 106 105-48 106-106 106-105-48-105-106z">
          <text:p/>
        </draw:path>
        <draw:line draw:style-name="gr2" draw:text-style-name="P2" draw:layer="layout" svg:x1="10.018cm" svg:y1="23.336cm" svg:x2="10.178cm" svg:y2="23.336cm">
          <text:p/>
        </draw:line>
        <draw:line draw:style-name="gr3" draw:text-style-name="P2" draw:layer="layout" svg:x1="10.033cm" svg:y1="22.516cm" svg:x2="10.163cm" svg:y2="22.516cm">
          <text:p/>
        </draw:line>
        <draw:line draw:style-name="gr4" draw:text-style-name="P2" draw:layer="layout" svg:x1="10.047cm" svg:y1="23.126cm" svg:x2="10.147cm" svg:y2="23.126cm">
          <text:p/>
        </draw:line>
        <draw:line draw:style-name="gr5" draw:text-style-name="P2" draw:layer="layout" svg:x1="10.058cm" svg:y1="22.926cm" svg:x2="10.138cm" svg:y2="22.926cm">
          <text:p/>
        </draw:line>
        <draw:line draw:style-name="gr4" draw:text-style-name="P2" draw:layer="layout" svg:x1="10.047cm" svg:y1="22.726cm" svg:x2="10.147cm" svg:y2="22.726cm">
          <text:p/>
        </draw:line>
        <draw:path draw:style-name="gr1" draw:text-style-name="P1" draw:layer="layout" svg:width="0.3cm" svg:height="0.3cm" svg:x="10.636cm" svg:y="24.127cm" svg:viewBox="0 0 301 301" svg:d="M0 150c0-82 67-150 150-150s151 68 151 150c0 83-68 151-151 151s-150-68-150-151z">
          <text:p/>
        </draw:path>
        <draw:path draw:style-name="gr1" draw:text-style-name="P1" draw:layer="layout" svg:width="0.3cm" svg:height="0.3cm" svg:x="10.636cm" svg:y="24.889cm" svg:viewBox="0 0 301 301" svg:d="M0 149c0-82 67-149 150-149s151 67 151 149c0 84-68 152-151 152s-150-68-150-152z">
          <text:p/>
        </draw:path>
        <draw:line draw:style-name="gr7" draw:text-style-name="P2" draw:layer="layout" svg:x1="6.897cm" svg:y1="23.126cm" svg:x2="6.957cm" svg:y2="23.126cm">
          <text:p/>
        </draw:line>
        <draw:line draw:style-name="gr7" draw:text-style-name="P2" draw:layer="layout" svg:x1="6.897cm" svg:y1="22.926cm" svg:x2="6.957cm" svg:y2="22.926cm">
          <text:p/>
        </draw:line>
        <draw:line draw:style-name="gr7" draw:text-style-name="P2" draw:layer="layout" svg:x1="4.599cm" svg:y1="24.57cm" svg:x2="4.539cm" svg:y2="24.57cm">
          <text:p/>
        </draw:line>
        <draw:line draw:style-name="gr7" draw:text-style-name="P2" draw:layer="layout" svg:x1="4.599cm" svg:y1="24.771cm" svg:x2="4.539cm" svg:y2="24.771cm">
          <text:p/>
        </draw:line>
        <draw:path draw:style-name="gr1" draw:text-style-name="P1" draw:layer="layout" svg:width="0.3cm" svg:height="0.3cm" svg:x="5.922cm" svg:y="23.261cm" svg:viewBox="0 0 301 301" svg:d="M0 150c0-82 67-150 151-150 83 0 150 68 150 150 0 83-67 151-150 151-84 0-151-68-151-151z">
          <text:p/>
        </draw:path>
        <draw:path draw:style-name="gr1" draw:text-style-name="P1" draw:layer="layout" svg:width="0.3cm" svg:height="0.3cm" svg:x="5.922cm" svg:y="22.499cm" svg:viewBox="0 0 301 301" svg:d="M0 150c0-82 67-150 151-150 83 0 150 68 150 150 0 84-67 151-150 151-84 0-151-67-151-151z">
          <text:p/>
        </draw:path>
        <draw:path draw:style-name="gr1" draw:text-style-name="P1" draw:layer="layout" svg:width="0.3cm" svg:height="0.3cm" svg:x="10.636cm" svg:y="25.491cm" svg:viewBox="0 0 301 301" svg:d="M0 151c0-84 67-151 150-151s151 67 151 151c0 83-68 150-151 150s-150-67-150-150z">
          <text:p/>
        </draw:path>
        <draw:path draw:style-name="gr1" draw:text-style-name="P1" draw:layer="layout" svg:width="0.3cm" svg:height="0.3cm" svg:x="5.922cm" svg:y="21.95cm" svg:viewBox="0 0 301 301" svg:d="M0 151c0-84 67-151 151-151 83 0 150 67 150 151 0 82-67 150-150 150-84 0-151-68-151-150z">
          <text:p/>
        </draw:path>
        <draw:path draw:style-name="gr1" draw:text-style-name="P1" draw:layer="layout" svg:width="0.3cm" svg:height="0.3cm" svg:x="5.922cm" svg:y="25.491cm" svg:viewBox="0 0 301 301" svg:d="M0 151c0-84 67-151 151-151 83 0 150 67 150 151 0 83-67 150-150 150-84 0-151-67-151-150z">
          <text:p/>
        </draw:path>
        <draw:path draw:style-name="gr1" draw:text-style-name="P1" draw:layer="layout" svg:width="0.24cm" svg:height="0.24cm" svg:x="12.355cm" svg:y="25.498cm" svg:viewBox="0 0 241 241" svg:d="M0 120c0-66 55-120 122-120 66 0 119 54 119 120s-53 121-119 121c-67 0-122-55-122-121z">
          <text:p/>
        </draw:path>
        <draw:path draw:style-name="gr1" draw:text-style-name="P1" draw:layer="layout" svg:width="0.24cm" svg:height="0.24cm" svg:x="15.803cm" svg:y="23.539cm" svg:viewBox="0 0 241 241" svg:d="M0 122c0-67 54-122 121-122s120 55 120 122c0 66-53 119-120 119s-121-53-121-119z">
          <text:p/>
        </draw:path>
        <draw:path draw:style-name="gr1" draw:text-style-name="P1" draw:layer="layout" svg:width="0.21cm" svg:height="0.21cm" svg:x="16.581cm" svg:y="23.555cm" svg:viewBox="0 0 211 211" svg:d="M0 106c0-59 47-106 105-106s106 47 106 106c0 57-48 105-106 105s-105-48-105-105z">
          <text:p/>
        </draw:path>
        <draw:line draw:style-name="gr2" draw:text-style-name="P2" draw:layer="layout" svg:x1="5.421cm" svg:y1="24.361cm" svg:x2="5.261cm" svg:y2="24.361cm">
          <text:p/>
        </draw:line>
        <draw:line draw:style-name="gr3" draw:text-style-name="P2" draw:layer="layout" svg:x1="5.406cm" svg:y1="25.18cm" svg:x2="5.276cm" svg:y2="25.18cm">
          <text:p/>
        </draw:line>
        <draw:line draw:style-name="gr4" draw:text-style-name="P2" draw:layer="layout" svg:x1="5.391cm" svg:y1="24.57cm" svg:x2="5.291cm" svg:y2="24.57cm">
          <text:p/>
        </draw:line>
        <draw:line draw:style-name="gr5" draw:text-style-name="P2" draw:layer="layout" svg:x1="5.381cm" svg:y1="24.771cm" svg:x2="5.301cm" svg:y2="24.771cm">
          <text:p/>
        </draw:line>
        <draw:line draw:style-name="gr4" draw:text-style-name="P2" draw:layer="layout" svg:x1="5.391cm" svg:y1="24.971cm" svg:x2="5.291cm" svg:y2="24.971cm">
          <text:p/>
        </draw:line>
        <draw:polygon draw:style-name="gr1" draw:text-style-name="P1" draw:layer="layout" svg:width="0.209cm" svg:height="0.24cm" svg:x="13.813cm" svg:y="22.37cm" svg:viewBox="0 0 210 241" draw:points="210,0 210,241 0,241 0,0">
          <text:p/>
        </draw:polygon>
        <draw:line draw:style-name="gr6" draw:text-style-name="P2" draw:layer="layout" svg:x1="13.663cm" svg:y1="22.505cm" svg:x2="13.663cm" svg:y2="22.475cm">
          <text:p/>
        </draw:line>
        <draw:polygon draw:style-name="gr1" draw:text-style-name="P1" draw:layer="layout" svg:width="0.21cm" svg:height="0.24cm" svg:x="14.064cm" svg:y="24.66cm" svg:viewBox="0 0 211 241" draw:points="211,0 211,241 0,241 0,0">
          <text:p/>
        </draw:polygon>
        <draw:line draw:style-name="gr6" draw:text-style-name="P2" draw:layer="layout" svg:x1="13.915cm" svg:y1="24.795cm" svg:x2="13.915cm" svg:y2="24.765cm">
          <text:p/>
        </draw:line>
        <draw:path draw:style-name="gr1" draw:text-style-name="P1" draw:layer="layout" svg:width="0.3cm" svg:height="0.3cm" svg:x="10.636cm" svg:y="21.95cm" svg:viewBox="0 0 301 301" svg:d="M0 151c0-84 67-151 150-151s151 67 151 151c0 82-68 150-151 150s-150-68-150-150z">
          <text:p/>
        </draw:path>
        <draw:path draw:style-name="gr1" draw:text-style-name="P1" draw:layer="layout" svg:width="0.24cm" svg:height="0.24cm" svg:x="13.027cm" svg:y="25.879cm" svg:viewBox="0 0 241 241" svg:d="M0 121c0-67 54-121 121-121 66 0 120 54 120 121 0 66-54 120-120 120-67 0-121-54-121-120z">
          <text:p/>
        </draw:path>
        <draw:path draw:style-name="gr1" draw:text-style-name="P1" draw:layer="layout" svg:width="0.21cm" svg:height="0.21cm" svg:x="13.042cm" svg:y="25.132cm" svg:viewBox="0 0 211 211" svg:d="M0 105c0-58 47-105 105-105 59 0 106 47 106 105s-47 106-106 106c-58 0-105-48-105-106z">
          <text:p/>
        </draw:path>
        <draw:line draw:style-name="gr7" draw:text-style-name="P2" draw:layer="layout" svg:x1="9.252cm" svg:y1="24.936cm" svg:x2="9.312cm" svg:y2="24.936cm">
          <text:p/>
        </draw:line>
        <draw:line draw:style-name="gr7" draw:text-style-name="P2" draw:layer="layout" svg:x1="9.252cm" svg:y1="24.736cm" svg:x2="9.312cm" svg:y2="24.736cm">
          <text:p/>
        </draw:line>
        <draw:path draw:style-name="gr1" draw:text-style-name="P1" draw:layer="layout" svg:width="0.24cm" svg:height="0.24cm" svg:x="15.795cm" svg:y="21.454cm" svg:viewBox="0 0 241 241" svg:d="M0 120c0-66 54-120 120-120s121 54 121 120-55 121-121 121-120-55-120-121z">
          <text:p/>
        </draw:path>
        <draw:path draw:style-name="gr1" draw:text-style-name="P1" draw:layer="layout" svg:width="0.24cm" svg:height="0.24cm" svg:x="14.564cm" svg:y="21.077cm" svg:viewBox="0 0 241 241" svg:d="M0 121c0-67 54-121 120-121s121 54 121 121c0 66-55 120-121 120s-120-54-120-120z">
          <text:p/>
        </draw:path>
        <draw:path draw:style-name="gr1" draw:text-style-name="P1" draw:layer="layout" svg:width="0.21cm" svg:height="0.21cm" svg:x="14.579cm" svg:y="21.854cm" svg:viewBox="0 0 211 211" svg:d="M0 106c0-59 47-106 105-106s106 47 106 106c0 58-48 105-106 105s-105-47-105-105z">
          <text:p/>
        </draw:path>
        <draw:path draw:style-name="gr1" draw:text-style-name="P1" draw:layer="layout" svg:width="0.241cm" svg:height="0.24cm" svg:x="15.332cm" svg:y="21.073cm" svg:viewBox="0 0 242 241" svg:d="M0 121c0-67 54-121 120-121 68 0 122 54 122 121 0 66-54 120-122 120-66 0-120-54-120-120z">
          <text:p/>
        </draw:path>
        <draw:path draw:style-name="gr1" draw:text-style-name="P1" draw:layer="layout" svg:width="0.209cm" svg:height="0.21cm" svg:x="15.348cm" svg:y="21.85cm" svg:viewBox="0 0 210 211" svg:d="M0 106c0-59 47-106 105-106s105 47 105 106c0 58-47 105-105 105s-105-47-105-105z">
          <text:p/>
        </draw:path>
        <draw:polygon draw:style-name="gr1" draw:text-style-name="P1" draw:layer="layout" svg:width="0.21cm" svg:height="0.24cm" svg:x="14.579cm" svg:y="24.66cm" svg:viewBox="0 0 211 241" draw:points="0,241 0,0 211,0 211,241">
          <text:p/>
        </draw:polygon>
        <draw:line draw:style-name="gr6" draw:text-style-name="P2" draw:layer="layout" svg:x1="14.938cm" svg:y1="24.765cm" svg:x2="14.938cm" svg:y2="24.795cm">
          <text:p/>
        </draw:line>
        <draw:path draw:style-name="gr1" draw:text-style-name="P1" draw:layer="layout" svg:width="0.24cm" svg:height="0.24cm" svg:x="13.544cm" svg:y="21.076cm" svg:viewBox="0 0 241 241" svg:d="M0 121c0-67 54-121 120-121 67 0 121 54 121 121 0 66-54 120-121 120-66 0-120-54-120-120z">
          <text:p/>
        </draw:path>
        <draw:path draw:style-name="gr1" draw:text-style-name="P1" draw:layer="layout" svg:width="0.209cm" svg:height="0.21cm" svg:x="13.559cm" svg:y="21.853cm" svg:viewBox="0 0 210 211" svg:d="M0 106c0-59 47-106 104-106 58 0 106 47 106 106 0 58-48 105-106 105-57 0-104-47-104-105z">
          <text:p/>
        </draw:path>
        <draw:path draw:style-name="gr1" draw:text-style-name="P1" draw:layer="layout" svg:width="0.24cm" svg:height="0.24cm" svg:x="12.66cm" svg:y="25.498cm" svg:viewBox="0 0 241 241" svg:d="M0 120c0-66 54-120 121-120 66 0 120 54 120 120s-54 121-120 121c-67 0-121-55-121-121z">
          <text:p/>
        </draw:path>
        <draw:path draw:style-name="gr1" draw:text-style-name="P1" draw:layer="layout" svg:width="0.24cm" svg:height="0.24cm" svg:x="13.797cm" svg:y="25.875cm" svg:viewBox="0 0 241 241" svg:d="M0 121c0-67 55-121 121-121s120 54 120 121c0 66-54 120-120 120s-121-54-121-120z">
          <text:p/>
        </draw:path>
        <draw:path draw:style-name="gr1" draw:text-style-name="P1" draw:layer="layout" svg:width="0.21cm" svg:height="0.21cm" svg:x="13.812cm" svg:y="25.128cm" svg:viewBox="0 0 211 211" svg:d="M0 105c0-58 47-105 105-105s106 47 106 105c0 59-48 106-106 106s-105-47-105-106z">
          <text:p/>
        </draw:path>
        <draw:path draw:style-name="gr1" draw:text-style-name="P1" draw:layer="layout" svg:width="0.24cm" svg:height="0.24cm" svg:x="12.66cm" svg:y="23.539cm" svg:viewBox="0 0 241 241" svg:d="M0 122c0-67 54-122 121-122 66 0 120 55 120 122 0 66-54 119-120 119-67 0-121-53-121-119z">
          <text:p/>
        </draw:path>
        <draw:path draw:style-name="gr1" draw:text-style-name="P1" draw:layer="layout" svg:width="0.209cm" svg:height="0.21cm" svg:x="11.914cm" svg:y="23.555cm" svg:viewBox="0 0 210 211" svg:d="M0 106c0-59 47-106 105-106s105 47 105 106c0 57-47 105-105 105s-105-48-105-105z">
          <text:p/>
        </draw:path>
        <draw:line draw:style-name="gr13" draw:text-style-name="P2" draw:layer="layout" svg:x1="12.927cm" svg:y1="25.999cm" svg:x2="13.147cm" svg:y2="25.999cm">
          <text:p/>
        </draw:line>
        <draw:line draw:style-name="gr13" draw:text-style-name="P2" draw:layer="layout" svg:x1="10.777cm" svg:y1="24.271cm" svg:x2="10.566cm" svg:y2="24.271cm">
          <text:p/>
        </draw:line>
        <draw:line draw:style-name="gr13" draw:text-style-name="P2" draw:layer="layout" svg:x1="6.508cm" svg:y1="23.638cm" svg:x2="6.281cm" svg:y2="23.411cm">
          <text:p/>
        </draw:line>
        <draw:line draw:style-name="gr13" draw:text-style-name="P2" draw:layer="layout" svg:x1="14.689cm" svg:y1="21.193cm" svg:x2="14.684cm" svg:y2="21.198cm">
          <text:p/>
        </draw:line>
        <draw:line draw:style-name="gr13" draw:text-style-name="P2" draw:layer="layout" svg:x1="12.292cm" svg:y1="24.369cm" svg:x2="12.292cm" svg:y2="23.179cm">
          <text:p/>
        </draw:line>
        <draw:line draw:style-name="gr13" draw:text-style-name="P2" draw:layer="layout" svg:x1="11.941cm" svg:y1="25.443cm" svg:x2="11.941cm" svg:y2="25.706cm">
          <text:p/>
        </draw:line>
        <draw:line draw:style-name="gr13" draw:text-style-name="P2" draw:layer="layout" svg:x1="12.079cm" svg:y1="25.22cm" svg:x2="12.079cm" svg:y2="25.305cm">
          <text:p/>
        </draw:line>
        <draw:line draw:style-name="gr13" draw:text-style-name="P2" draw:layer="layout" svg:x1="10.786cm" svg:y1="23.411cm" svg:x2="11.269cm" svg:y2="23.411cm">
          <text:p/>
        </draw:line>
        <draw:line draw:style-name="gr13" draw:text-style-name="P2" draw:layer="layout" svg:x1="13.387cm" svg:y1="22.907cm" svg:x2="13.408cm" svg:y2="22.886cm">
          <text:p/>
        </draw:line>
        <draw:line draw:style-name="gr13" draw:text-style-name="P2" draw:layer="layout" svg:x1="13.663cm" svg:y1="21.52cm" svg:x2="13.663cm" svg:y2="21.196cm">
          <text:p/>
        </draw:line>
        <draw:line draw:style-name="gr13" draw:text-style-name="P2" draw:layer="layout" svg:x1="13.311cm" svg:y1="22.955cm" svg:x2="13.394cm" svg:y2="22.871cm">
          <text:p/>
        </draw:line>
        <draw:line draw:style-name="gr13" draw:text-style-name="P2" draw:layer="layout" svg:x1="12.08cm" svg:y1="25.305cm" svg:x2="11.941cm" svg:y2="25.444cm">
          <text:p/>
        </draw:line>
        <draw:line draw:style-name="gr13" draw:text-style-name="P2" draw:layer="layout" svg:x1="7.996cm" svg:y1="24.046cm" svg:x2="6.51cm" svg:y2="24.046cm">
          <text:p/>
        </draw:line>
        <draw:line draw:style-name="gr13" draw:text-style-name="P2" draw:layer="layout" svg:x1="6.05cm" svg:y1="23.436cm" svg:x2="6.073cm" svg:y2="23.411cm">
          <text:p/>
        </draw:line>
        <draw:line draw:style-name="gr13" draw:text-style-name="P2" draw:layer="layout" svg:x1="13.663cm" svg:y1="23.033cm" svg:x2="13.663cm" svg:y2="23.234cm">
          <text:p/>
        </draw:line>
        <draw:line draw:style-name="gr13" draw:text-style-name="P2" draw:layer="layout" svg:x1="13.918cm" svg:y1="25.996cm" svg:x2="13.917cm" svg:y2="25.995cm">
          <text:p/>
        </draw:line>
        <draw:line draw:style-name="gr13" draw:text-style-name="P2" draw:layer="layout" svg:x1="13.393cm" svg:y1="21.792cm" svg:x2="13.664cm" svg:y2="21.52cm">
          <text:p/>
        </draw:line>
        <draw:line draw:style-name="gr13" draw:text-style-name="P2" draw:layer="layout" svg:x1="13.152cm" svg:y1="25.995cm" svg:x2="13.147cm" svg:y2="26cm">
          <text:p/>
        </draw:line>
        <draw:line draw:style-name="gr13" draw:text-style-name="P2" draw:layer="layout" svg:x1="11.268cm" svg:y1="23.412cm" svg:x2="11.294cm" svg:y2="23.386cm">
          <text:p/>
        </draw:line>
        <draw:line draw:style-name="gr13" draw:text-style-name="P2" draw:layer="layout" svg:x1="12.247cm" svg:y1="24.415cm" svg:x2="12.293cm" svg:y2="24.369cm">
          <text:p/>
        </draw:line>
        <draw:line draw:style-name="gr13" draw:text-style-name="P2" draw:layer="layout" svg:x1="13.393cm" svg:y1="22.871cm" svg:x2="13.393cm" svg:y2="21.791cm">
          <text:p/>
        </draw:line>
        <draw:line draw:style-name="gr13" draw:text-style-name="P2" draw:layer="layout" svg:x1="10.573cm" svg:y1="23.412cm" svg:x2="10.347cm" svg:y2="23.638cm">
          <text:p/>
        </draw:line>
        <draw:line draw:style-name="gr13" draw:text-style-name="P2" draw:layer="layout" svg:x1="12.293cm" svg:y1="25.007cm" svg:x2="12.079cm" svg:y2="25.221cm">
          <text:p/>
        </draw:line>
        <draw:line draw:style-name="gr13" draw:text-style-name="P2" draw:layer="layout" svg:x1="11.078cm" svg:y1="24.276cm" svg:x2="10.786cm" svg:y2="24.276cm">
          <text:p/>
        </draw:line>
        <draw:line draw:style-name="gr13" draw:text-style-name="P2" draw:layer="layout" svg:x1="8.634cm" svg:y1="23.412cm" svg:x2="8.425cm" svg:y2="23.412cm">
          <text:p/>
        </draw:line>
        <draw:line draw:style-name="gr13" draw:text-style-name="P2" draw:layer="layout" svg:x1="12.293cm" svg:y1="24.527cm" svg:x2="12.241cm" svg:y2="24.475cm">
          <text:p/>
        </draw:line>
        <draw:line draw:style-name="gr13" draw:text-style-name="P2" draw:layer="layout" svg:x1="8.861cm" svg:y1="23.639cm" svg:x2="8.634cm" svg:y2="23.412cm">
          <text:p/>
        </draw:line>
        <draw:line draw:style-name="gr13" draw:text-style-name="P2" draw:layer="layout" svg:x1="12.241cm" svg:y1="24.421cm" svg:x2="12.248cm" svg:y2="24.414cm">
          <text:p/>
        </draw:line>
        <draw:line draw:style-name="gr13" draw:text-style-name="P2" draw:layer="layout" svg:x1="12.29cm" svg:y1="24.449cm" svg:x2="12.293cm" svg:y2="24.446cm">
          <text:p/>
        </draw:line>
        <draw:line draw:style-name="gr13" draw:text-style-name="P2" draw:layer="layout" svg:x1="12.241cm" svg:y1="24.475cm" svg:x2="12.241cm" svg:y2="24.42cm">
          <text:p/>
        </draw:line>
        <draw:line draw:style-name="gr13" draw:text-style-name="P2" draw:layer="layout" svg:x1="13.584cm" svg:y1="22.954cm" svg:x2="13.664cm" svg:y2="23.034cm">
          <text:p/>
        </draw:line>
        <draw:line draw:style-name="gr13" draw:text-style-name="P2" draw:layer="layout" svg:x1="8.431cm" svg:y1="23.411cm" svg:x2="8.219cm" svg:y2="23.411cm">
          <text:p/>
        </draw:line>
        <draw:line draw:style-name="gr13" draw:text-style-name="P2" draw:layer="layout" svg:x1="12.242cm" svg:y1="24.476cm" svg:x2="12.213cm" svg:y2="24.447cm">
          <text:p/>
        </draw:line>
        <draw:line draw:style-name="gr13" draw:text-style-name="P2" draw:layer="layout" svg:x1="14.683cm" svg:y1="21.196cm" svg:x2="14.685cm" svg:y2="21.198cm">
          <text:p/>
        </draw:line>
        <draw:line draw:style-name="gr13" draw:text-style-name="P2" draw:layer="layout" svg:x1="11.251cm" svg:y1="24.449cm" svg:x2="11.078cm" svg:y2="24.276cm">
          <text:p/>
        </draw:line>
        <draw:line draw:style-name="gr13" draw:text-style-name="P2" draw:layer="layout" svg:x1="12.518cm" svg:y1="22.954cm" svg:x2="13.311cm" svg:y2="22.954cm">
          <text:p/>
        </draw:line>
        <draw:line draw:style-name="gr13" draw:text-style-name="P2" draw:layer="layout" svg:x1="8.433cm" svg:y1="24.272cm" svg:x2="8.22cm" svg:y2="24.272cm">
          <text:p/>
        </draw:line>
        <draw:line draw:style-name="gr13" draw:text-style-name="P2" draw:layer="layout" svg:x1="8.854cm" svg:y1="24.044cm" svg:x2="8.628cm" svg:y2="24.272cm">
          <text:p/>
        </draw:line>
        <draw:line draw:style-name="gr13" draw:text-style-name="P2" draw:layer="layout" svg:x1="13.913cm" svg:y1="26cm" svg:x2="13.918cm" svg:y2="25.995cm">
          <text:p/>
        </draw:line>
        <draw:line draw:style-name="gr13" draw:text-style-name="P2" draw:layer="layout" svg:x1="12.073cm" svg:y1="25.838cm" svg:x2="12.766cm" svg:y2="25.838cm">
          <text:p/>
        </draw:line>
        <draw:line draw:style-name="gr13" draw:text-style-name="P2" draw:layer="layout" svg:x1="13.663cm" svg:y1="21.196cm" svg:x2="14.683cm" svg:y2="21.196cm">
          <text:p/>
        </draw:line>
        <draw:line draw:style-name="gr13" draw:text-style-name="P2" draw:layer="layout" svg:x1="6.282cm" svg:y1="24.272cm" svg:x2="6.074cm" svg:y2="24.272cm">
          <text:p/>
        </draw:line>
        <draw:line draw:style-name="gr13" draw:text-style-name="P2" draw:layer="layout" svg:x1="12.292cm" svg:y1="24.446cm" svg:x2="12.292cm" svg:y2="25.007cm">
          <text:p/>
        </draw:line>
        <draw:line draw:style-name="gr13" draw:text-style-name="P2" draw:layer="layout" svg:x1="14.684cm" svg:y1="21.197cm" svg:x2="15.449cm" svg:y2="21.197cm">
          <text:p/>
        </draw:line>
        <draw:line draw:style-name="gr13" draw:text-style-name="P2" draw:layer="layout" svg:x1="8.221cm" svg:y1="24.273cm" svg:x2="7.996cm" svg:y2="24.046cm">
          <text:p/>
        </draw:line>
        <draw:line draw:style-name="gr13" draw:text-style-name="P2" draw:layer="layout" svg:x1="11.941cm" svg:y1="25.706cm" svg:x2="12.074cm" svg:y2="25.839cm">
          <text:p/>
        </draw:line>
        <draw:line draw:style-name="gr13" draw:text-style-name="P2" draw:layer="layout" svg:x1="13.387cm" svg:y1="22.954cm" svg:x2="13.387cm" svg:y2="22.906cm">
          <text:p/>
        </draw:line>
        <draw:line draw:style-name="gr13" draw:text-style-name="P2" draw:layer="layout" svg:x1="12.213cm" svg:y1="24.448cm" svg:x2="11.25cm" svg:y2="24.448cm">
          <text:p/>
        </draw:line>
        <draw:line draw:style-name="gr13" draw:text-style-name="P2" draw:layer="layout" svg:x1="13.387cm" svg:y1="22.954cm" svg:x2="13.584cm" svg:y2="22.954cm">
          <text:p/>
        </draw:line>
        <draw:line draw:style-name="gr13" draw:text-style-name="P2" draw:layer="layout" svg:x1="12.766cm" svg:y1="25.838cm" svg:x2="12.928cm" svg:y2="26cm">
          <text:p/>
        </draw:line>
        <draw:line draw:style-name="gr13" draw:text-style-name="P2" draw:layer="layout" svg:x1="13.311cm" svg:y1="22.954cm" svg:x2="13.387cm" svg:y2="22.954cm">
          <text:p/>
        </draw:line>
        <draw:line draw:style-name="gr13" draw:text-style-name="P2" draw:layer="layout" svg:x1="12.213cm" svg:y1="24.448cm" svg:x2="12.29cm" svg:y2="24.448cm">
          <text:p/>
        </draw:line>
        <draw:line draw:style-name="gr13" draw:text-style-name="P2" draw:layer="layout" svg:x1="10.784cm" svg:y1="23.412cm" svg:x2="10.572cm" svg:y2="23.412cm">
          <text:p/>
        </draw:line>
        <draw:line draw:style-name="gr13" draw:text-style-name="P2" draw:layer="layout" svg:x1="11.494cm" svg:y1="21.196cm" svg:x2="11.494cm" svg:y2="23.187cm">
          <text:p/>
        </draw:line>
        <draw:line draw:style-name="gr13" draw:text-style-name="P2" draw:layer="layout" svg:x1="6.072cm" svg:y1="24.276cm" svg:x2="6.072cm" svg:y2="23.434cm">
          <text:p/>
        </draw:line>
        <draw:line draw:style-name="gr13" draw:text-style-name="P2" draw:layer="layout" svg:x1="13.393cm" svg:y1="22.871cm" svg:x2="13.408cm" svg:y2="22.887cm">
          <text:p/>
        </draw:line>
        <draw:line draw:style-name="gr13" draw:text-style-name="P2" draw:layer="layout" svg:x1="11.269cm" svg:y1="23.412cm" svg:x2="11.294cm" svg:y2="23.386cm">
          <text:p/>
        </draw:line>
        <draw:line draw:style-name="gr13" draw:text-style-name="P2" draw:layer="layout" svg:x1="12.292cm" svg:y1="23.18cm" svg:x2="12.519cm" svg:y2="22.954cm">
          <text:p/>
        </draw:line>
        <draw:line draw:style-name="gr13" draw:text-style-name="P2" draw:layer="layout" svg:x1="8.628cm" svg:y1="24.271cm" svg:x2="8.419cm" svg:y2="24.271cm">
          <text:p/>
        </draw:line>
        <draw:line draw:style-name="gr13" draw:text-style-name="P2" draw:layer="layout" svg:x1="13.917cm" svg:y1="25.995cm" svg:x2="13.151cm" svg:y2="25.995cm">
          <text:p/>
        </draw:line>
        <draw:line draw:style-name="gr13" draw:text-style-name="P2" draw:layer="layout" svg:x1="6.281cm" svg:y1="23.411cm" svg:x2="6.072cm" svg:y2="23.411cm">
          <text:p/>
        </draw:line>
        <draw:line draw:style-name="gr13" draw:text-style-name="P2" draw:layer="layout" svg:x1="7.994cm" svg:y1="23.636cm" svg:x2="6.508cm" svg:y2="23.636cm">
          <text:p/>
        </draw:line>
        <draw:line draw:style-name="gr13" draw:text-style-name="P2" draw:layer="layout" svg:x1="6.133cm" svg:y1="24.361cm" svg:x2="6.05cm" svg:y2="24.276cm">
          <text:p/>
        </draw:line>
        <draw:line draw:style-name="gr13" draw:text-style-name="P2" draw:layer="layout" svg:x1="12.213cm" svg:y1="24.449cm" svg:x2="12.248cm" svg:y2="24.414cm">
          <text:p/>
        </draw:line>
        <draw:line draw:style-name="gr13" draw:text-style-name="P2" draw:layer="layout" svg:x1="10.567cm" svg:y1="24.272cm" svg:x2="10.34cm" svg:y2="24.045cm">
          <text:p/>
        </draw:line>
        <draw:line draw:style-name="gr13" draw:text-style-name="P2" draw:layer="layout" svg:x1="10.347cm" svg:y1="23.637cm" svg:x2="8.861cm" svg:y2="23.637cm">
          <text:p/>
        </draw:line>
        <draw:line draw:style-name="gr13" draw:text-style-name="P2" draw:layer="layout" svg:x1="14.686cm" svg:y1="21.199cm" svg:x2="14.684cm" svg:y2="21.197cm">
          <text:p/>
        </draw:line>
        <draw:line draw:style-name="gr13" draw:text-style-name="P2" draw:layer="layout" svg:x1="11.293cm" svg:y1="23.387cm" svg:x2="11.495cm" svg:y2="23.187cm">
          <text:p/>
        </draw:line>
        <draw:line draw:style-name="gr13" draw:text-style-name="P2" draw:layer="layout" svg:x1="12.292cm" svg:y1="24.369cm" svg:x2="12.292cm" svg:y2="24.446cm">
          <text:p/>
        </draw:line>
        <draw:line draw:style-name="gr13" draw:text-style-name="P2" draw:layer="layout" svg:x1="15.449cm" svg:y1="21.198cm" svg:x2="15.453cm" svg:y2="21.193cm">
          <text:p/>
        </draw:line>
        <draw:line draw:style-name="gr13" draw:text-style-name="P2" draw:layer="layout" svg:x1="10.34cm" svg:y1="24.045cm" svg:x2="8.854cm" svg:y2="24.045cm">
          <text:p/>
        </draw:line>
        <draw:line draw:style-name="gr13" draw:text-style-name="P2" draw:layer="layout" svg:x1="6.509cm" svg:y1="23.636cm" svg:x2="6.507cm" svg:y2="23.638cm">
          <text:p/>
        </draw:line>
        <draw:line draw:style-name="gr13" draw:text-style-name="P2" draw:layer="layout" svg:x1="6.51cm" svg:y1="24.045cm" svg:x2="6.282cm" svg:y2="24.273cm">
          <text:p/>
        </draw:line>
        <draw:line draw:style-name="gr13" draw:text-style-name="P2" draw:layer="layout" svg:x1="14.933cm" svg:y1="25.996cm" svg:x2="13.918cm" svg:y2="25.996cm">
          <text:p/>
        </draw:line>
        <draw:line draw:style-name="gr13" draw:text-style-name="P2" draw:layer="layout" svg:x1="8.22cm" svg:y1="23.411cm" svg:x2="7.994cm" svg:y2="23.637cm">
          <text:p/>
        </draw:line>
        <draw:line draw:style-name="gr13" draw:text-style-name="P2" draw:layer="layout" svg:x1="13.407cm" svg:y1="22.886cm" svg:x2="13.475cm" svg:y2="22.955cm">
          <text:p/>
        </draw:line>
        <draw:line draw:style-name="gr13" draw:text-style-name="P2" draw:layer="layout" svg:x1="5.741cm" svg:y1="22.856cm" svg:x2="5.741cm" svg:y2="22.719cm">
          <text:p/>
        </draw:line>
        <draw:line draw:style-name="gr13" draw:text-style-name="P2" draw:layer="layout" svg:x1="6.072cm" svg:y1="22.1cm" svg:x2="6.072cm" svg:y2="22.66cm">
          <text:p/>
        </draw:line>
        <draw:line draw:style-name="gr13" draw:text-style-name="P2" draw:layer="layout" svg:x1="5.67cm" svg:y1="22.927cm" svg:x2="5.742cm" svg:y2="22.856cm">
          <text:p/>
        </draw:line>
        <draw:line draw:style-name="gr13" draw:text-style-name="P2" draw:layer="layout" svg:x1="4.562cm" svg:y1="22.926cm" svg:x2="4.569cm" svg:y2="22.926cm">
          <text:p/>
        </draw:line>
        <draw:line draw:style-name="gr13" draw:text-style-name="P2" draw:layer="layout" svg:x1="5.4cm" svg:y1="22.926cm" svg:x2="4.922cm" svg:y2="22.926cm">
          <text:p/>
        </draw:line>
        <draw:line draw:style-name="gr13" draw:text-style-name="P2" draw:layer="layout" svg:x1="6.068cm" svg:y1="22.645cm" svg:x2="6.073cm" svg:y2="22.65cm">
          <text:p/>
        </draw:line>
        <draw:line draw:style-name="gr13" draw:text-style-name="P2" draw:layer="layout" svg:x1="4.561cm" svg:y1="22.925cm" svg:x2="4.562cm" svg:y2="22.926cm">
          <text:p/>
        </draw:line>
        <draw:line draw:style-name="gr13" draw:text-style-name="P2" draw:layer="layout" svg:x1="4.59cm" svg:y1="22.927cm" svg:x2="4.922cm" svg:y2="22.927cm">
          <text:p/>
        </draw:line>
        <draw:line draw:style-name="gr13" draw:text-style-name="P2" draw:layer="layout" svg:x1="5.4cm" svg:y1="22.926cm" svg:x2="5.67cm" svg:y2="22.926cm">
          <text:p/>
        </draw:line>
        <draw:line draw:style-name="gr13" draw:text-style-name="P2" draw:layer="layout" svg:x1="5.811cm" svg:y1="22.649cm" svg:x2="6.072cm" svg:y2="22.649cm">
          <text:p/>
        </draw:line>
        <draw:line draw:style-name="gr13" draw:text-style-name="P2" draw:layer="layout" svg:x1="5.741cm" svg:y1="22.72cm" svg:x2="5.812cm" svg:y2="22.649cm">
          <text:p/>
        </draw:line>
        <draw:line draw:style-name="gr13" draw:text-style-name="P2" draw:layer="layout" svg:x1="4.922cm" svg:y1="22.927cm" svg:x2="4.977cm" svg:y2="22.927cm">
          <text:p/>
        </draw:line>
        <draw:line draw:style-name="gr13" draw:text-style-name="P2" draw:layer="layout" svg:x1="4.922cm" svg:y1="22.926cm" svg:x2="4.922cm" svg:y2="22.927cm">
          <text:p/>
        </draw:line>
        <draw:line draw:style-name="gr13" draw:text-style-name="P2" draw:layer="layout" svg:x1="12.012cm" svg:y1="23.16cm" svg:x2="12.02cm" svg:y2="23.151cm">
          <text:p/>
        </draw:line>
        <draw:line draw:style-name="gr13" draw:text-style-name="P2" draw:layer="layout" svg:x1="8.462cm" svg:y1="24.57cm" svg:x2="8.828cm" svg:y2="24.938cm">
          <text:p/>
        </draw:line>
        <draw:line draw:style-name="gr13" draw:text-style-name="P2" draw:layer="layout" svg:x1="16.686cm" svg:y1="23.206cm" svg:x2="16.686cm" svg:y2="23.714cm">
          <text:p/>
        </draw:line>
        <draw:line draw:style-name="gr13" draw:text-style-name="P2" draw:layer="layout" svg:x1="12.019cm" svg:y1="23.151cm" svg:x2="12.019cm" svg:y2="22.94cm">
          <text:p/>
        </draw:line>
        <draw:line draw:style-name="gr13" draw:text-style-name="P2" draw:layer="layout" svg:x1="11.225cm" svg:y1="21.364cm" svg:x2="11.346cm" svg:y2="21.486cm">
          <text:p/>
        </draw:line>
        <draw:line draw:style-name="gr13" draw:text-style-name="P2" draw:layer="layout" svg:x1="16.605cm" svg:y1="21.094cm" svg:x2="15.791cm" svg:y2="21.094cm">
          <text:p/>
        </draw:line>
        <draw:line draw:style-name="gr13" draw:text-style-name="P2" draw:layer="layout" svg:x1="15.792cm" svg:y1="21.095cm" svg:x2="15.656cm" svg:y2="20.958cm">
          <text:p/>
        </draw:line>
        <draw:line draw:style-name="gr13" draw:text-style-name="P2" draw:layer="layout" svg:x1="15.187cm" svg:y1="24.289cm" svg:x2="15.314cm" svg:y2="24.416cm">
          <text:p/>
        </draw:line>
        <draw:line draw:style-name="gr13" draw:text-style-name="P2" draw:layer="layout" svg:x1="11.803cm" svg:y1="21.01cm" svg:x2="11.803cm" svg:y2="21.196cm">
          <text:p/>
        </draw:line>
        <draw:line draw:style-name="gr13" draw:text-style-name="P2" draw:layer="layout" svg:x1="6.927cm" svg:y1="23.126cm" svg:x2="7.731cm" svg:y2="23.126cm">
          <text:p/>
        </draw:line>
        <draw:line draw:style-name="gr13" draw:text-style-name="P2" draw:layer="layout" svg:x1="7.731cm" svg:y1="23.126cm" svg:x2="9.282cm" svg:y2="23.126cm">
          <text:p/>
        </draw:line>
        <draw:line draw:style-name="gr13" draw:text-style-name="P2" draw:layer="layout" svg:x1="15.656cm" svg:y1="20.958cm" svg:x2="11.854cm" svg:y2="20.958cm">
          <text:p/>
        </draw:line>
        <draw:line draw:style-name="gr13" draw:text-style-name="P2" draw:layer="layout" svg:x1="16.82cm" svg:y1="21.307cm" svg:x2="16.817cm" svg:y2="21.307cm">
          <text:p/>
        </draw:line>
        <draw:line draw:style-name="gr13" draw:text-style-name="P2" draw:layer="layout" svg:x1="11.855cm" svg:y1="20.958cm" svg:x2="11.803cm" svg:y2="21.011cm">
          <text:p/>
        </draw:line>
        <draw:line draw:style-name="gr13" draw:text-style-name="P2" draw:layer="layout" svg:x1="11.803cm" svg:y1="21.01cm" svg:x2="11.803cm" svg:y2="21.004cm">
          <text:p/>
        </draw:line>
        <draw:line draw:style-name="gr13" draw:text-style-name="P2" draw:layer="layout" svg:x1="12.019cm" svg:y1="22.996cm" svg:x2="12.019cm" svg:y2="24.166cm">
          <text:p/>
        </draw:line>
        <draw:line draw:style-name="gr13" draw:text-style-name="P2" draw:layer="layout" svg:x1="11.279cm" svg:y1="23.127cm" svg:x2="11.346cm" svg:y2="23.06cm">
          <text:p/>
        </draw:line>
        <draw:line draw:style-name="gr13" draw:text-style-name="P2" draw:layer="layout" svg:x1="6.926cm" svg:y1="23.126cm" svg:x2="6.927cm" svg:y2="23.126cm">
          <text:p/>
        </draw:line>
        <draw:line draw:style-name="gr13" draw:text-style-name="P2" draw:layer="layout" svg:x1="11.804cm" svg:y1="21.005cm" svg:x2="11.757cm" svg:y2="20.958cm">
          <text:p/>
        </draw:line>
        <draw:line draw:style-name="gr13" draw:text-style-name="P2" draw:layer="layout" svg:x1="16.686cm" svg:y1="24.223cm" svg:x2="16.686cm" svg:y2="23.714cm">
          <text:p/>
        </draw:line>
        <draw:line draw:style-name="gr13" draw:text-style-name="P2" draw:layer="layout" svg:x1="11.803cm" svg:y1="21.387cm" svg:x2="11.803cm" svg:y2="21.201cm">
          <text:p/>
        </draw:line>
        <draw:line draw:style-name="gr13" draw:text-style-name="P2" draw:layer="layout" svg:x1="16.82cm" svg:y1="21.769cm" svg:x2="16.82cm" svg:y2="21.307cm">
          <text:p/>
        </draw:line>
        <draw:line draw:style-name="gr13" draw:text-style-name="P2" draw:layer="layout" svg:x1="5.4cm" svg:y1="23.126cm" svg:x2="6.926cm" svg:y2="23.126cm">
          <text:p/>
        </draw:line>
        <draw:line draw:style-name="gr13" draw:text-style-name="P2" draw:layer="layout" svg:x1="10.098cm" svg:y1="23.126cm" svg:x2="11.279cm" svg:y2="23.126cm">
          <text:p/>
        </draw:line>
        <draw:line draw:style-name="gr13" draw:text-style-name="P2" draw:layer="layout" svg:x1="16.818cm" svg:y1="21.308cm" svg:x2="16.605cm" svg:y2="21.094cm">
          <text:p/>
        </draw:line>
        <draw:line draw:style-name="gr13" draw:text-style-name="P2" draw:layer="layout" svg:x1="8.827cm" svg:y1="24.936cm" svg:x2="9.282cm" svg:y2="24.936cm">
          <text:p/>
        </draw:line>
        <draw:line draw:style-name="gr13" draw:text-style-name="P2" draw:layer="layout" svg:x1="11.854cm" svg:y1="21.438cm" svg:x2="12.02cm" svg:y2="21.603cm">
          <text:p/>
        </draw:line>
        <draw:line draw:style-name="gr13" draw:text-style-name="P2" draw:layer="layout" svg:x1="6.923cm" svg:y1="23.132cm" svg:x2="6.928cm" svg:y2="23.126cm">
          <text:p/>
        </draw:line>
        <draw:line draw:style-name="gr13" draw:text-style-name="P2" draw:layer="layout" svg:x1="4.518cm" svg:y1="23.178cm" svg:x2="4.57cm" svg:y2="23.126cm">
          <text:p/>
        </draw:line>
        <draw:line draw:style-name="gr13" draw:text-style-name="P2" draw:layer="layout" svg:x1="5.4cm" svg:y1="23.126cm" svg:x2="4.569cm" svg:y2="23.126cm">
          <text:p/>
        </draw:line>
        <draw:line draw:style-name="gr13" draw:text-style-name="P2" draw:layer="layout" svg:x1="15.187cm" svg:y1="24.028cm" svg:x2="15.187cm" svg:y2="24.289cm">
          <text:p/>
        </draw:line>
        <draw:line draw:style-name="gr13" draw:text-style-name="P2" draw:layer="layout" svg:x1="11.345cm" svg:y1="21.485cm" svg:x2="11.345cm" svg:y2="23.06cm">
          <text:p/>
        </draw:line>
        <draw:line draw:style-name="gr13" draw:text-style-name="P2" draw:layer="layout" svg:x1="11.757cm" svg:y1="20.958cm" svg:x2="11.368cm" svg:y2="20.958cm">
          <text:p/>
        </draw:line>
        <draw:polyline draw:style-name="gr13" draw:text-style-name="P2" draw:layer="layout" svg:width="0cm" svg:height="0cm" svg:x="4.569cm" svg:y="23.126cm" svg:viewBox="0 0 0 0" draw:points="0,0">
          <text:p/>
        </draw:polyline>
        <draw:line draw:style-name="gr13" draw:text-style-name="P2" draw:layer="layout" svg:x1="15.313cm" svg:y1="24.415cm" svg:x2="16.155cm" svg:y2="24.415cm">
          <text:p/>
        </draw:line>
        <draw:line draw:style-name="gr13" draw:text-style-name="P2" draw:layer="layout" svg:x1="11.855cm" svg:y1="21.439cm" svg:x2="11.803cm" svg:y2="21.387cm">
          <text:p/>
        </draw:line>
        <draw:line draw:style-name="gr13" draw:text-style-name="P2" draw:layer="layout" svg:x1="16.687cm" svg:y1="22.823cm" svg:x2="16.5cm" svg:y2="22.637cm">
          <text:p/>
        </draw:line>
        <draw:line draw:style-name="gr13" draw:text-style-name="P2" draw:layer="layout" svg:x1="12.019cm" svg:y1="22.94cm" svg:x2="12.019cm" svg:y2="21.602cm">
          <text:p/>
        </draw:line>
        <draw:line draw:style-name="gr13" draw:text-style-name="P2" draw:layer="layout" svg:x1="16.5cm" svg:y1="22.637cm" svg:x2="16.5cm" svg:y2="22.089cm">
          <text:p/>
        </draw:line>
        <draw:line draw:style-name="gr13" draw:text-style-name="P2" draw:layer="layout" svg:x1="11.369cm" svg:y1="20.958cm" svg:x2="11.225cm" svg:y2="21.102cm">
          <text:p/>
        </draw:line>
        <draw:line draw:style-name="gr13" draw:text-style-name="P2" draw:layer="layout" svg:x1="11.854cm" svg:y1="20.958cm" svg:x2="11.757cm" svg:y2="20.958cm">
          <text:p/>
        </draw:line>
        <draw:line draw:style-name="gr13" draw:text-style-name="P2" draw:layer="layout" svg:x1="16.402cm" svg:y1="24.168cm" svg:x2="16.155cm" svg:y2="24.416cm">
          <text:p/>
        </draw:line>
        <draw:line draw:style-name="gr13" draw:text-style-name="P2" draw:layer="layout" svg:x1="9.282cm" svg:y1="23.126cm" svg:x2="10.098cm" svg:y2="23.126cm">
          <text:p/>
        </draw:line>
        <draw:line draw:style-name="gr13" draw:text-style-name="P2" draw:layer="layout" svg:x1="16.5cm" svg:y1="22.09cm" svg:x2="16.821cm" svg:y2="21.769cm">
          <text:p/>
        </draw:line>
        <draw:line draw:style-name="gr13" draw:text-style-name="P2" draw:layer="layout" svg:x1="7.733cm" svg:y1="24.57cm" svg:x2="8.462cm" svg:y2="24.57cm">
          <text:p/>
        </draw:line>
        <draw:line draw:style-name="gr13" draw:text-style-name="P2" draw:layer="layout" svg:x1="9.282cm" svg:y1="24.936cm" svg:x2="10.098cm" svg:y2="24.936cm">
          <text:p/>
        </draw:line>
        <draw:line draw:style-name="gr13" draw:text-style-name="P2" draw:layer="layout" svg:x1="16.686cm" svg:y1="24.168cm" svg:x2="16.401cm" svg:y2="24.168cm">
          <text:p/>
        </draw:line>
        <draw:line draw:style-name="gr13" draw:text-style-name="P2" draw:layer="layout" svg:x1="6.927cm" svg:y1="24.57cm" svg:x2="7.733cm" svg:y2="24.57cm">
          <text:p/>
        </draw:line>
        <draw:line draw:style-name="gr13" draw:text-style-name="P2" draw:layer="layout" svg:x1="11.225cm" svg:y1="21.101cm" svg:x2="11.225cm" svg:y2="21.364cm">
          <text:p/>
        </draw:line>
        <draw:line draw:style-name="gr13" draw:text-style-name="P2" draw:layer="layout" svg:x1="4.569cm" svg:y1="24.57cm" svg:x2="5.341cm" svg:y2="24.57cm">
          <text:p/>
        </draw:line>
        <draw:line draw:style-name="gr13" draw:text-style-name="P2" draw:layer="layout" svg:x1="4.569cm" svg:y1="24.57cm" svg:x2="4.569cm" svg:y2="23.126cm">
          <text:p/>
        </draw:line>
        <draw:polyline draw:style-name="gr13" draw:text-style-name="P2" draw:layer="layout" svg:width="0cm" svg:height="0cm" svg:x="11.854cm" svg:y="21.438cm" svg:viewBox="0 0 0 0" draw:points="0,0">
          <text:p/>
        </draw:polyline>
        <draw:line draw:style-name="gr13" draw:text-style-name="P2" draw:layer="layout" svg:x1="16.686cm" svg:y1="23.206cm" svg:x2="16.686cm" svg:y2="22.822cm">
          <text:p/>
        </draw:line>
        <draw:line draw:style-name="gr13" draw:text-style-name="P2" draw:layer="layout" svg:x1="6.927cm" svg:y1="24.57cm" svg:x2="5.341cm" svg:y2="24.57cm">
          <text:p/>
        </draw:line>
        <draw:line draw:style-name="gr13" draw:text-style-name="P2" draw:layer="layout" svg:x1="7.747cm" svg:y1="22.931cm" svg:x2="8.017cm" svg:y2="22.931cm">
          <text:p/>
        </draw:line>
        <draw:line draw:style-name="gr13" draw:text-style-name="P2" draw:layer="layout" svg:x1="8.157cm" svg:y1="22.654cm" svg:x2="8.418cm" svg:y2="22.654cm">
          <text:p/>
        </draw:line>
        <draw:line draw:style-name="gr13" draw:text-style-name="P2" draw:layer="layout" svg:x1="8.087cm" svg:y1="22.725cm" svg:x2="8.158cm" svg:y2="22.654cm">
          <text:p/>
        </draw:line>
        <draw:line draw:style-name="gr13" draw:text-style-name="P2" draw:layer="layout" svg:x1="8.017cm" svg:y1="22.932cm" svg:x2="8.088cm" svg:y2="22.861cm">
          <text:p/>
        </draw:line>
        <draw:line draw:style-name="gr13" draw:text-style-name="P2" draw:layer="layout" svg:x1="8.087cm" svg:y1="22.861cm" svg:x2="8.087cm" svg:y2="22.724cm">
          <text:p/>
        </draw:line>
        <draw:line draw:style-name="gr13" draw:text-style-name="P2" draw:layer="layout" svg:x1="6.927cm" svg:y1="22.926cm" svg:x2="7.731cm" svg:y2="22.926cm">
          <text:p/>
        </draw:line>
        <draw:line draw:style-name="gr13" draw:text-style-name="P2" draw:layer="layout" svg:x1="6.923cm" svg:y1="22.931cm" svg:x2="6.928cm" svg:y2="22.926cm">
          <text:p/>
        </draw:line>
        <draw:line draw:style-name="gr13" draw:text-style-name="P2" draw:layer="layout" svg:x1="8.431cm" svg:y1="22.1cm" svg:x2="8.431cm" svg:y2="22.649cm">
          <text:p/>
        </draw:line>
        <draw:line draw:style-name="gr13" draw:text-style-name="P2" draw:layer="layout" svg:x1="8.426cm" svg:y1="22.645cm" svg:x2="8.432cm" svg:y2="22.65cm">
          <text:p/>
        </draw:line>
        <draw:line draw:style-name="gr13" draw:text-style-name="P2" draw:layer="layout" svg:x1="10.786cm" svg:y1="22.1cm" svg:x2="10.786cm" svg:y2="22.649cm">
          <text:p/>
        </draw:line>
        <draw:line draw:style-name="gr13" draw:text-style-name="P2" draw:layer="layout" svg:x1="10.103cm" svg:y1="22.926cm" svg:x2="10.373cm" svg:y2="22.926cm">
          <text:p/>
        </draw:line>
        <draw:line draw:style-name="gr13" draw:text-style-name="P2" draw:layer="layout" svg:x1="10.443cm" svg:y1="22.72cm" svg:x2="10.514cm" svg:y2="22.648cm">
          <text:p/>
        </draw:line>
        <draw:line draw:style-name="gr13" draw:text-style-name="P2" draw:layer="layout" svg:x1="9.282cm" svg:y1="22.926cm" svg:x2="10.098cm" svg:y2="22.926cm">
          <text:p/>
        </draw:line>
        <draw:polyline draw:style-name="gr13" draw:text-style-name="P2" draw:layer="layout" svg:width="0cm" svg:height="0cm" svg:x="9.282cm" svg:y="22.926cm" svg:viewBox="0 0 0 0" draw:points="0,0">
          <text:p/>
        </draw:polyline>
        <draw:line draw:style-name="gr13" draw:text-style-name="P2" draw:layer="layout" svg:x1="10.513cm" svg:y1="22.648cm" svg:x2="10.774cm" svg:y2="22.648cm">
          <text:p/>
        </draw:line>
        <draw:line draw:style-name="gr13" draw:text-style-name="P2" draw:layer="layout" svg:x1="10.373cm" svg:y1="22.927cm" svg:x2="10.444cm" svg:y2="22.856cm">
          <text:p/>
        </draw:line>
        <draw:line draw:style-name="gr13" draw:text-style-name="P2" draw:layer="layout" svg:x1="10.443cm" svg:y1="22.856cm" svg:x2="10.443cm" svg:y2="22.719cm">
          <text:p/>
        </draw:line>
        <draw:line draw:style-name="gr13" draw:text-style-name="P2" draw:layer="layout" svg:x1="10.769cm" svg:y1="25.028cm" svg:x2="10.499cm" svg:y2="25.028cm">
          <text:p/>
        </draw:line>
        <draw:line draw:style-name="gr13" draw:text-style-name="P2" draw:layer="layout" svg:x1="10.786cm" svg:y1="25.038cm" svg:x2="10.786cm" svg:y2="25.641cm">
          <text:p/>
        </draw:line>
        <draw:line draw:style-name="gr13" draw:text-style-name="P2" draw:layer="layout" svg:x1="10.43cm" svg:y1="24.957cm" svg:x2="10.43cm" svg:y2="24.821cm">
          <text:p/>
        </draw:line>
        <draw:line draw:style-name="gr13" draw:text-style-name="P2" draw:layer="layout" svg:x1="9.282cm" svg:y1="24.736cm" svg:x2="10.098cm" svg:y2="24.736cm">
          <text:p/>
        </draw:line>
        <draw:line draw:style-name="gr13" draw:text-style-name="P2" draw:layer="layout" svg:x1="10.359cm" svg:y1="24.75cm" svg:x2="10.098cm" svg:y2="24.75cm">
          <text:p/>
        </draw:line>
        <draw:line draw:style-name="gr13" draw:text-style-name="P2" draw:layer="layout" svg:x1="10.431cm" svg:y1="24.822cm" svg:x2="10.359cm" svg:y2="24.75cm">
          <text:p/>
        </draw:line>
        <draw:line draw:style-name="gr13" draw:text-style-name="P2" draw:layer="layout" svg:x1="10.5cm" svg:y1="25.029cm" svg:x2="10.43cm" svg:y2="24.957cm">
          <text:p/>
        </draw:line>
        <draw:line draw:style-name="gr13" draw:text-style-name="P2" draw:layer="layout" svg:x1="7.996cm" svg:y1="24.771cm" svg:x2="7.735cm" svg:y2="24.771cm">
          <text:p/>
        </draw:line>
        <draw:line draw:style-name="gr13" draw:text-style-name="P2" draw:layer="layout" svg:x1="8.431cm" svg:y1="25.718cm" svg:x2="8.431cm" svg:y2="25.122cm">
          <text:p/>
        </draw:line>
        <draw:line draw:style-name="gr13" draw:text-style-name="P2" draw:layer="layout" svg:x1="8.138cm" svg:y1="25.05cm" svg:x2="8.067cm" svg:y2="24.979cm">
          <text:p/>
        </draw:line>
        <draw:line draw:style-name="gr13" draw:text-style-name="P2" draw:layer="layout" svg:x1="8.407cm" svg:y1="25.049cm" svg:x2="8.137cm" svg:y2="25.049cm">
          <text:p/>
        </draw:line>
        <draw:line draw:style-name="gr13" draw:text-style-name="P2" draw:layer="layout" svg:x1="6.927cm" svg:y1="24.771cm" svg:x2="7.733cm" svg:y2="24.771cm">
          <text:p/>
        </draw:line>
        <draw:line draw:style-name="gr13" draw:text-style-name="P2" draw:layer="layout" svg:x1="8.067cm" svg:y1="24.979cm" svg:x2="8.067cm" svg:y2="24.841cm">
          <text:p/>
        </draw:line>
        <draw:line draw:style-name="gr13" draw:text-style-name="P2" draw:layer="layout" svg:x1="8.068cm" svg:y1="24.842cm" svg:x2="7.996cm" svg:y2="24.771cm">
          <text:p/>
        </draw:line>
        <draw:line draw:style-name="gr13" draw:text-style-name="P2" draw:layer="layout" svg:x1="13.147cm" svg:y1="25.237cm" svg:x2="13.147cm" svg:y2="24.782cm">
          <text:p/>
        </draw:line>
        <draw:line draw:style-name="gr13" draw:text-style-name="P2" draw:layer="layout" svg:x1="13.148cm" svg:y1="24.783cm" svg:x2="13.145cm" svg:y2="24.78cm">
          <text:p/>
        </draw:line>
        <draw:line draw:style-name="gr13" draw:text-style-name="P2" draw:layer="layout" svg:x1="13.512cm" svg:y1="24.362cm" svg:x2="13.804cm" svg:y2="24.362cm">
          <text:p/>
        </draw:line>
        <draw:line draw:style-name="gr13" draw:text-style-name="P2" draw:layer="layout" svg:x1="13.917cm" svg:y1="24.249cm" svg:x2="13.917cm" svg:y2="24.028cm">
          <text:p/>
        </draw:line>
        <draw:line draw:style-name="gr13" draw:text-style-name="P2" draw:layer="layout" svg:x1="13.804cm" svg:y1="24.363cm" svg:x2="13.918cm" svg:y2="24.249cm">
          <text:p/>
        </draw:line>
        <draw:line draw:style-name="gr13" draw:text-style-name="P2" draw:layer="layout" svg:x1="13.399cm" svg:y1="24.475cm" svg:x2="13.513cm" svg:y2="24.362cm">
          <text:p/>
        </draw:line>
        <draw:line draw:style-name="gr13" draw:text-style-name="P2" draw:layer="layout" svg:x1="13.399cm" svg:y1="24.78cm" svg:x2="13.399cm" svg:y2="24.474cm">
          <text:p/>
        </draw:line>
        <draw:line draw:style-name="gr13" draw:text-style-name="P2" draw:layer="layout" svg:x1="14.33cm" svg:y1="24.386cm" svg:x2="14.233cm" svg:y2="24.386cm">
          <text:p/>
        </draw:line>
        <draw:line draw:style-name="gr13" draw:text-style-name="P2" draw:layer="layout" svg:x1="14.42cm" svg:y1="24.297cm" svg:x2="14.33cm" svg:y2="24.387cm">
          <text:p/>
        </draw:line>
        <draw:line draw:style-name="gr13" draw:text-style-name="P2" draw:layer="layout" svg:x1="14.234cm" svg:y1="24.386cm" svg:x2="14.171cm" svg:y2="24.449cm">
          <text:p/>
        </draw:line>
        <draw:line draw:style-name="gr13" draw:text-style-name="P2" draw:layer="layout" svg:x1="14.173cm" svg:y1="24.449cm" svg:x2="14.173cm" svg:y2="24.784cm">
          <text:p/>
        </draw:line>
        <draw:line draw:style-name="gr13" draw:text-style-name="P2" draw:layer="layout" svg:x1="14.419cm" svg:y1="24.039cm" svg:x2="14.419cm" svg:y2="24.297cm">
          <text:p/>
        </draw:line>
        <draw:line draw:style-name="gr13" draw:text-style-name="P2" draw:layer="layout" svg:x1="14.173cm" svg:y1="24.779cm" svg:x2="14.169cm" svg:y2="24.781cm">
          <text:p/>
        </draw:line>
        <draw:line draw:style-name="gr13" draw:text-style-name="P2" draw:layer="layout" svg:x1="13.915cm" svg:y1="25.231cm" svg:x2="13.918cm" svg:y2="25.234cm">
          <text:p/>
        </draw:line>
        <draw:line draw:style-name="gr13" draw:text-style-name="P2" draw:layer="layout" svg:x1="13.915cm" svg:y1="24.78cm" svg:x2="13.915cm" svg:y2="25.231cm">
          <text:p/>
        </draw:line>
        <draw:line draw:style-name="gr13" draw:text-style-name="P2" draw:layer="layout" svg:x1="14.938cm" svg:y1="24.78cm" svg:x2="14.938cm" svg:y2="25.229cm">
          <text:p/>
        </draw:line>
        <draw:line draw:style-name="gr13" draw:text-style-name="P2" draw:layer="layout" svg:x1="14.933cm" svg:y1="24.786cm" svg:x2="14.939cm" svg:y2="24.78cm">
          <text:p/>
        </draw:line>
        <draw:line draw:style-name="gr13" draw:text-style-name="P2" draw:layer="layout" svg:x1="14.939cm" svg:y1="25.229cm" svg:x2="14.933cm" svg:y2="25.235cm">
          <text:p/>
        </draw:line>
        <draw:line draw:style-name="gr13" draw:text-style-name="P2" draw:layer="layout" svg:x1="14.932cm" svg:y1="24.373cm" svg:x2="14.932cm" svg:y2="24.039cm">
          <text:p/>
        </draw:line>
        <draw:line draw:style-name="gr13" draw:text-style-name="P2" draw:layer="layout" svg:x1="14.679cm" svg:y1="24.774cm" svg:x2="14.685cm" svg:y2="24.781cm">
          <text:p/>
        </draw:line>
        <draw:line draw:style-name="gr13" draw:text-style-name="P2" draw:layer="layout" svg:x1="14.686cm" svg:y1="24.783cm" svg:x2="14.686cm" svg:y2="24.527cm">
          <text:p/>
        </draw:line>
        <draw:line draw:style-name="gr13" draw:text-style-name="P2" draw:layer="layout" svg:x1="14.693cm" svg:y1="24.788cm" svg:x2="14.685cm" svg:y2="24.78cm">
          <text:p/>
        </draw:line>
        <draw:line draw:style-name="gr13" draw:text-style-name="P2" draw:layer="layout" svg:x1="14.872cm" svg:y1="24.437cm" svg:x2="14.934cm" svg:y2="24.376cm">
          <text:p/>
        </draw:line>
        <draw:line draw:style-name="gr13" draw:text-style-name="P2" draw:layer="layout" svg:x1="14.775cm" svg:y1="24.436cm" svg:x2="14.872cm" svg:y2="24.436cm">
          <text:p/>
        </draw:line>
        <draw:line draw:style-name="gr13" draw:text-style-name="P2" draw:layer="layout" svg:x1="14.686cm" svg:y1="24.528cm" svg:x2="14.776cm" svg:y2="24.436cm">
          <text:p/>
        </draw:line>
        <draw:line draw:style-name="gr13" draw:text-style-name="P2" draw:layer="layout" svg:x1="13.663cm" svg:y1="22.49cm" svg:x2="13.663cm" svg:y2="21.958cm">
          <text:p/>
        </draw:line>
        <draw:line draw:style-name="gr13" draw:text-style-name="P2" draw:layer="layout" svg:x1="14.074cm" svg:y1="22.894cm" svg:x2="13.976cm" svg:y2="22.894cm">
          <text:p/>
        </draw:line>
        <draw:line draw:style-name="gr13" draw:text-style-name="P2" draw:layer="layout" svg:x1="13.977cm" svg:y1="22.895cm" svg:x2="13.916cm" svg:y2="22.833cm">
          <text:p/>
        </draw:line>
        <draw:line draw:style-name="gr13" draw:text-style-name="P2" draw:layer="layout" svg:x1="14.163cm" svg:y1="23.242cm" svg:x2="14.163cm" svg:y2="22.985cm">
          <text:p/>
        </draw:line>
        <draw:line draw:style-name="gr13" draw:text-style-name="P2" draw:layer="layout" svg:x1="14.164cm" svg:y1="22.986cm" svg:x2="14.074cm" svg:y2="22.894cm">
          <text:p/>
        </draw:line>
        <draw:line draw:style-name="gr13" draw:text-style-name="P2" draw:layer="layout" svg:x1="13.917cm" svg:y1="22.831cm" svg:x2="13.917cm" svg:y2="22.497cm">
          <text:p/>
        </draw:line>
        <draw:line draw:style-name="gr13" draw:text-style-name="P2" draw:layer="layout" svg:x1="14.684cm" svg:y1="21.959cm" svg:x2="14.684cm" svg:y2="22.488cm">
          <text:p/>
        </draw:line>
        <draw:line draw:style-name="gr13" draw:text-style-name="P2" draw:layer="layout" svg:x1="14.684cm" svg:y1="22.488cm" svg:x2="14.689cm" svg:y2="22.491cm">
          <text:p/>
        </draw:line>
        <draw:line draw:style-name="gr13" draw:text-style-name="P2" draw:layer="layout" svg:x1="14.492cm" svg:y1="22.888cm" svg:x2="14.431cm" svg:y2="22.827cm">
          <text:p/>
        </draw:line>
        <draw:line draw:style-name="gr13" draw:text-style-name="P2" draw:layer="layout" svg:x1="14.433cm" svg:y1="22.824cm" svg:x2="14.433cm" svg:y2="22.49cm">
          <text:p/>
        </draw:line>
        <draw:line draw:style-name="gr13" draw:text-style-name="P2" draw:layer="layout" svg:x1="14.679cm" svg:y1="23.234cm" svg:x2="14.679cm" svg:y2="22.978cm">
          <text:p/>
        </draw:line>
        <draw:line draw:style-name="gr13" draw:text-style-name="P2" draw:layer="layout" svg:x1="14.68cm" svg:y1="22.979cm" svg:x2="14.589cm" svg:y2="22.887cm">
          <text:p/>
        </draw:line>
        <draw:line draw:style-name="gr13" draw:text-style-name="P2" draw:layer="layout" svg:x1="14.589cm" svg:y1="22.887cm" svg:x2="14.491cm" svg:y2="22.887cm">
          <text:p/>
        </draw:line>
        <draw:line draw:style-name="gr13" draw:text-style-name="P2" draw:layer="layout" svg:x1="14.431cm" svg:y1="22.828cm" svg:x2="14.434cm" svg:y2="22.824cm">
          <text:p/>
        </draw:line>
        <draw:line draw:style-name="gr13" draw:text-style-name="P2" draw:layer="layout" svg:x1="15.452cm" svg:y1="22.486cm" svg:x2="15.458cm" svg:y2="22.491cm">
          <text:p/>
        </draw:line>
        <draw:line draw:style-name="gr13" draw:text-style-name="P2" draw:layer="layout" svg:x1="15.452cm" svg:y1="21.955cm" svg:x2="15.452cm" svg:y2="22.486cm">
          <text:p/>
        </draw:line>
        <draw:line draw:style-name="gr13" draw:text-style-name="P2" draw:layer="layout" svg:x1="15.187cm" svg:y1="23.234cm" svg:x2="15.187cm" svg:y2="22.506cm">
          <text:p/>
        </draw:line>
        <draw:line draw:style-name="gr13" draw:text-style-name="P2" draw:layer="layout" svg:x1="15.187cm" svg:y1="22.507cm" svg:x2="15.204cm" svg:y2="22.49cm">
          <text:p/>
        </draw:line>
        <draw:line draw:style-name="gr13" draw:text-style-name="P2" draw:layer="layout" svg:x1="15.542cm" svg:y1="23.387cm" svg:x2="15.543cm" svg:y2="23.387cm">
          <text:p/>
        </draw:line>
        <draw:line draw:style-name="gr13" draw:text-style-name="P2" draw:layer="layout" svg:x1="15.479cm" svg:y1="23.451cm" svg:x2="15.05cm" svg:y2="23.451cm">
          <text:p/>
        </draw:line>
        <draw:line draw:style-name="gr13" draw:text-style-name="P2" draw:layer="layout" svg:x1="15.924cm" svg:y1="23.206cm" svg:x2="15.924cm" svg:y2="21.583cm">
          <text:p/>
        </draw:line>
        <draw:line draw:style-name="gr13" draw:text-style-name="P2" draw:layer="layout" svg:x1="15.542cm" svg:y1="23.222cm" svg:x2="15.542cm" svg:y2="23.387cm">
          <text:p/>
        </draw:line>
        <draw:line draw:style-name="gr13" draw:text-style-name="P2" draw:layer="layout" svg:x1="14cm" svg:y1="23.763cm" svg:x2="13.726cm" svg:y2="23.763cm">
          <text:p/>
        </draw:line>
        <draw:line draw:style-name="gr13" draw:text-style-name="P2" draw:layer="layout" svg:x1="14.547cm" svg:y1="23.584cm" svg:x2="14.452cm" svg:y2="23.68cm">
          <text:p/>
        </draw:line>
        <draw:line draw:style-name="gr13" draw:text-style-name="P2" draw:layer="layout" svg:x1="15.925cm" svg:y1="21.584cm" svg:x2="15.915cm" svg:y2="21.574cm">
          <text:p/>
        </draw:line>
        <draw:line draw:style-name="gr13" draw:text-style-name="P2" draw:layer="layout" svg:x1="13.727cm" svg:y1="23.763cm" svg:x2="13.662cm" svg:y2="23.828cm">
          <text:p/>
        </draw:line>
        <draw:line draw:style-name="gr13" draw:text-style-name="P2" draw:layer="layout" svg:x1="15.051cm" svg:y1="23.451cm" svg:x2="14.917cm" svg:y2="23.585cm">
          <text:p/>
        </draw:line>
        <draw:line draw:style-name="gr13" draw:text-style-name="P2" draw:layer="layout" svg:x1="15.924cm" svg:y1="23.151cm" svg:x2="15.613cm" svg:y2="23.151cm">
          <text:p/>
        </draw:line>
        <draw:line draw:style-name="gr13" draw:text-style-name="P2" draw:layer="layout" svg:x1="15.915cm" svg:y1="23.197cm" svg:x2="15.925cm" svg:y2="23.207cm">
          <text:p/>
        </draw:line>
        <draw:line draw:style-name="gr13" draw:text-style-name="P2" draw:layer="layout" svg:x1="15.614cm" svg:y1="23.151cm" svg:x2="15.542cm" svg:y2="23.223cm">
          <text:p/>
        </draw:line>
        <draw:line draw:style-name="gr13" draw:text-style-name="P2" draw:layer="layout" svg:x1="13.662cm" svg:y1="23.827cm" svg:x2="13.662cm" svg:y2="24.005cm">
          <text:p/>
        </draw:line>
        <draw:line draw:style-name="gr13" draw:text-style-name="P2" draw:layer="layout" svg:x1="15.544cm" svg:y1="23.387cm" svg:x2="15.479cm" svg:y2="23.452cm">
          <text:p/>
        </draw:line>
        <draw:line draw:style-name="gr13" draw:text-style-name="P2" draw:layer="layout" svg:x1="14.085cm" svg:y1="23.679cm" svg:x2="14cm" svg:y2="23.764cm">
          <text:p/>
        </draw:line>
        <draw:line draw:style-name="gr13" draw:text-style-name="P2" draw:layer="layout" svg:x1="14.917cm" svg:y1="23.584cm" svg:x2="14.546cm" svg:y2="23.584cm">
          <text:p/>
        </draw:line>
        <draw:line draw:style-name="gr13" draw:text-style-name="P2" draw:layer="layout" svg:x1="14.452cm" svg:y1="23.679cm" svg:x2="14.084cm" svg:y2="23.679cm">
          <text:p/>
        </draw:line>
        <draw:line draw:style-name="gr13" draw:text-style-name="P2" draw:layer="layout" svg:x1="14.503cm" svg:y1="23.782cm" svg:x2="14.598cm" svg:y2="23.687cm">
          <text:p/>
        </draw:line>
        <draw:line draw:style-name="gr13" draw:text-style-name="P2" draw:layer="layout" svg:x1="14.17cm" svg:y1="23.846cm" svg:x2="14.235cm" svg:y2="23.781cm">
          <text:p/>
        </draw:line>
        <draw:line draw:style-name="gr13" draw:text-style-name="P2" draw:layer="layout" svg:x1="15.923cm" svg:y1="23.668cm" svg:x2="16.134cm" svg:y2="23.668cm">
          <text:p/>
        </draw:line>
        <draw:line draw:style-name="gr13" draw:text-style-name="P2" draw:layer="layout" svg:x1="14.597cm" svg:y1="23.687cm" svg:x2="15.64cm" svg:y2="23.687cm">
          <text:p/>
        </draw:line>
        <draw:line draw:style-name="gr13" draw:text-style-name="P2" draw:layer="layout" svg:x1="15.64cm" svg:y1="23.688cm" svg:x2="15.667cm" svg:y2="23.66cm">
          <text:p/>
        </draw:line>
        <draw:line draw:style-name="gr13" draw:text-style-name="P2" draw:layer="layout" svg:x1="16.134cm" svg:y1="23.669cm" svg:x2="16.221cm" svg:y2="23.582cm">
          <text:p/>
        </draw:line>
        <draw:line draw:style-name="gr13" draw:text-style-name="P2" draw:layer="layout" svg:x1="14.17cm" svg:y1="24.023cm" svg:x2="14.17cm" svg:y2="23.845cm">
          <text:p/>
        </draw:line>
        <draw:line draw:style-name="gr13" draw:text-style-name="P2" draw:layer="layout" svg:x1="14.234cm" svg:y1="23.781cm" svg:x2="14.503cm" svg:y2="23.781cm">
          <text:p/>
        </draw:line>
        <draw:line draw:style-name="gr13" draw:text-style-name="P2" draw:layer="layout" svg:x1="16.22cm" svg:y1="23.582cm" svg:x2="16.22cm" svg:y2="21.574cm">
          <text:p/>
        </draw:line>
        <draw:line draw:style-name="gr13" draw:text-style-name="P2" draw:layer="layout" svg:x1="15.666cm" svg:y1="23.66cm" svg:x2="15.924cm" svg:y2="23.66cm">
          <text:p/>
        </draw:line>
        <draw:line draw:style-name="gr13" draw:text-style-name="P2" draw:layer="layout" svg:x1="15.676cm" svg:y1="23.928cm" svg:x2="15.535cm" svg:y2="23.788cm">
          <text:p/>
        </draw:line>
        <draw:line draw:style-name="gr13" draw:text-style-name="P2" draw:layer="layout" svg:x1="15.864cm" svg:y1="23.927cm" svg:x2="15.675cm" svg:y2="23.927cm">
          <text:p/>
        </draw:line>
        <draw:line draw:style-name="gr13" draw:text-style-name="P2" draw:layer="layout" svg:x1="14.677cm" svg:y1="23.853cm" svg:x2="14.742cm" svg:y2="23.788cm">
          <text:p/>
        </draw:line>
        <draw:line draw:style-name="gr13" draw:text-style-name="P2" draw:layer="layout" svg:x1="16.314cm" svg:y1="24.053cm" svg:x2="16.314cm" svg:y2="22.004cm">
          <text:p/>
        </draw:line>
        <draw:line draw:style-name="gr13" draw:text-style-name="P2" draw:layer="layout" svg:x1="16.313cm" svg:y1="22.005cm" svg:x2="16.52cm" svg:y2="21.798cm">
          <text:p/>
        </draw:line>
        <draw:line draw:style-name="gr13" draw:text-style-name="P2" draw:layer="layout" svg:x1="16.197cm" svg:y1="24.171cm" svg:x2="16.315cm" svg:y2="24.053cm">
          <text:p/>
        </draw:line>
        <draw:line draw:style-name="gr13" draw:text-style-name="P2" draw:layer="layout" svg:x1="16.314cm" svg:y1="22.004cm" svg:x2="16.313cm" svg:y2="22.004cm">
          <text:p/>
        </draw:line>
        <draw:line draw:style-name="gr13" draw:text-style-name="P2" draw:layer="layout" svg:x1="15.924cm" svg:y1="24.168cm" svg:x2="15.924cm" svg:y2="23.987cm">
          <text:p/>
        </draw:line>
        <draw:line draw:style-name="gr13" draw:text-style-name="P2" draw:layer="layout" svg:x1="15.926cm" svg:y1="24.227cm" svg:x2="15.924cm" svg:y2="24.223cm">
          <text:p/>
        </draw:line>
        <draw:line draw:style-name="gr13" draw:text-style-name="P2" draw:layer="layout" svg:x1="16.519cm" svg:y1="21.798cm" svg:x2="16.519cm" svg:y2="21.586cm">
          <text:p/>
        </draw:line>
        <draw:line draw:style-name="gr13" draw:text-style-name="P2" draw:layer="layout" svg:x1="14.742cm" svg:y1="23.788cm" svg:x2="15.535cm" svg:y2="23.788cm">
          <text:p/>
        </draw:line>
        <draw:line draw:style-name="gr13" draw:text-style-name="P2" draw:layer="layout" svg:x1="15.925cm" svg:y1="23.988cm" svg:x2="15.864cm" svg:y2="23.927cm">
          <text:p/>
        </draw:line>
        <draw:line draw:style-name="gr13" draw:text-style-name="P2" draw:layer="layout" svg:x1="14.677cm" svg:y1="24.03cm" svg:x2="14.677cm" svg:y2="23.852cm">
          <text:p/>
        </draw:line>
        <draw:line draw:style-name="gr13" draw:text-style-name="P2" draw:layer="layout" svg:x1="15.921cm" svg:y1="24.17cm" svg:x2="16.197cm" svg:y2="24.17cm">
          <text:p/>
        </draw:line>
        <draw:line draw:style-name="gr13" draw:text-style-name="P2" draw:layer="layout" svg:x1="12.171cm" svg:y1="25.618cm" svg:x2="12.171cm" svg:y2="25.254cm">
          <text:p/>
        </draw:line>
        <draw:line draw:style-name="gr13" draw:text-style-name="P2" draw:layer="layout" svg:x1="13.853cm" svg:y1="23.479cm" svg:x2="13.918cm" svg:y2="23.414cm">
          <text:p/>
        </draw:line>
        <draw:line draw:style-name="gr13" draw:text-style-name="P2" draw:layer="layout" svg:x1="12.385cm" svg:y1="23.234cm" svg:x2="12.467cm" svg:y2="23.151cm">
          <text:p/>
        </draw:line>
        <draw:line draw:style-name="gr13" draw:text-style-name="P2" draw:layer="layout" svg:x1="13.36cm" svg:y1="23.414cm" svg:x2="13.425cm" svg:y2="23.479cm">
          <text:p/>
        </draw:line>
        <draw:line draw:style-name="gr13" draw:text-style-name="P2" draw:layer="layout" svg:x1="13.914cm" svg:y1="23.232cm" svg:x2="13.919cm" svg:y2="23.235cm">
          <text:p/>
        </draw:line>
        <draw:line draw:style-name="gr13" draw:text-style-name="P2" draw:layer="layout" svg:x1="12.781cm" svg:y1="23.151cm" svg:x2="13.295cm" svg:y2="23.151cm">
          <text:p/>
        </draw:line>
        <draw:line draw:style-name="gr13" draw:text-style-name="P2" draw:layer="layout" svg:x1="13.36cm" svg:y1="23.216cm" svg:x2="13.36cm" svg:y2="23.414cm">
          <text:p/>
        </draw:line>
        <draw:line draw:style-name="gr13" draw:text-style-name="P2" draw:layer="layout" svg:x1="13.295cm" svg:y1="23.151cm" svg:x2="13.361cm" svg:y2="23.217cm">
          <text:p/>
        </draw:line>
        <draw:line draw:style-name="gr13" draw:text-style-name="P2" draw:layer="layout" svg:x1="13.917cm" svg:y1="23.414cm" svg:x2="13.917cm" svg:y2="23.234cm">
          <text:p/>
        </draw:line>
        <draw:line draw:style-name="gr13" draw:text-style-name="P2" draw:layer="layout" svg:x1="13.424cm" svg:y1="23.478cm" svg:x2="13.853cm" svg:y2="23.478cm">
          <text:p/>
        </draw:line>
        <draw:polyline draw:style-name="gr13" draw:text-style-name="P2" draw:layer="layout" svg:width="0cm" svg:height="0cm" svg:x="13.917cm" svg:y="23.234cm" svg:viewBox="0 0 0 0" draw:points="0,0">
          <text:p/>
        </draw:polyline>
        <draw:line draw:style-name="gr13" draw:text-style-name="P2" draw:layer="layout" svg:x1="12.171cm" svg:y1="25.255cm" svg:x2="12.386cm" svg:y2="25.041cm">
          <text:p/>
        </draw:line>
        <draw:line draw:style-name="gr13" draw:text-style-name="P2" draw:layer="layout" svg:x1="12.385cm" svg:y1="25.041cm" svg:x2="12.385cm" svg:y2="23.233cm">
          <text:p/>
        </draw:line>
        <draw:line draw:style-name="gr13" draw:text-style-name="P2" draw:layer="layout" svg:x1="12.466cm" svg:y1="23.151cm" svg:x2="12.781cm" svg:y2="23.151cm">
          <text:p/>
        </draw:line>
        <draw:line draw:style-name="gr13" draw:text-style-name="P2" draw:layer="layout" svg:x1="13.987cm" svg:y1="23.488cm" svg:x2="13.9cm" svg:y2="23.575cm">
          <text:p/>
        </draw:line>
        <draw:line draw:style-name="gr13" draw:text-style-name="P2" draw:layer="layout" svg:x1="12.776cm" svg:y1="23.655cm" svg:x2="12.565cm" svg:y2="23.655cm">
          <text:p/>
        </draw:line>
        <draw:line draw:style-name="gr13" draw:text-style-name="P2" draw:layer="layout" svg:x1="13.112cm" svg:y1="23.574cm" svg:x2="13.025cm" svg:y2="23.662cm">
          <text:p/>
        </draw:line>
        <draw:line draw:style-name="gr13" draw:text-style-name="P2" draw:layer="layout" svg:x1="13.027cm" svg:y1="23.662cm" svg:x2="13.023cm" svg:y2="23.66cm">
          <text:p/>
        </draw:line>
        <draw:line draw:style-name="gr13" draw:text-style-name="P2" draw:layer="layout" svg:x1="12.566cm" svg:y1="23.655cm" svg:x2="12.475cm" svg:y2="23.745cm">
          <text:p/>
        </draw:line>
        <draw:line draw:style-name="gr13" draw:text-style-name="P2" draw:layer="layout" svg:x1="13.9cm" svg:y1="23.574cm" svg:x2="13.111cm" svg:y2="23.574cm">
          <text:p/>
        </draw:line>
        <draw:line draw:style-name="gr13" draw:text-style-name="P2" draw:layer="layout" svg:x1="14.361cm" svg:y1="23.488cm" svg:x2="13.986cm" svg:y2="23.488cm">
          <text:p/>
        </draw:line>
        <draw:line draw:style-name="gr13" draw:text-style-name="P2" draw:layer="layout" svg:x1="14.425cm" svg:y1="23.244cm" svg:x2="14.425cm" svg:y2="23.424cm">
          <text:p/>
        </draw:line>
        <draw:line draw:style-name="gr13" draw:text-style-name="P2" draw:layer="layout" svg:x1="14.426cm" svg:y1="23.424cm" svg:x2="14.361cm" svg:y2="23.489cm">
          <text:p/>
        </draw:line>
        <draw:line draw:style-name="gr13" draw:text-style-name="P2" draw:layer="layout" svg:x1="12.475cm" svg:y1="23.744cm" svg:x2="12.475cm" svg:y2="25.618cm">
          <text:p/>
        </draw:line>
        <draw:line draw:style-name="gr13" draw:text-style-name="P2" draw:layer="layout" svg:x1="13.023cm" svg:y1="23.66cm" svg:x2="12.781cm" svg:y2="23.66cm">
          <text:p/>
        </draw:line>
        <draw:line draw:style-name="gr13" draw:text-style-name="P2" draw:layer="layout" svg:x1="12.781cm" svg:y1="24.168cm" svg:x2="12.781cm" svg:y2="25.618cm">
          <text:p/>
        </draw:line>
        <draw:line draw:style-name="gr13" draw:text-style-name="P2" draw:layer="layout" svg:x1="13.951cm" svg:y1="23.671cm" svg:x2="13.158cm" svg:y2="23.671cm">
          <text:p/>
        </draw:line>
        <draw:line draw:style-name="gr13" draw:text-style-name="P2" draw:layer="layout" svg:x1="12.95cm" svg:y1="23.878cm" svg:x2="12.851cm" svg:y2="23.878cm">
          <text:p/>
        </draw:line>
        <draw:line draw:style-name="gr13" draw:text-style-name="P2" draw:layer="layout" svg:x1="12.781cm" svg:y1="23.949cm" svg:x2="12.781cm" svg:y2="24.168cm">
          <text:p/>
        </draw:line>
        <draw:line draw:style-name="gr13" draw:text-style-name="P2" draw:layer="layout" svg:x1="14.408cm" svg:y1="23.582cm" svg:x2="14.041cm" svg:y2="23.582cm">
          <text:p/>
        </draw:line>
        <draw:line draw:style-name="gr13" draw:text-style-name="P2" draw:layer="layout" svg:x1="14.042cm" svg:y1="23.582cm" svg:x2="13.951cm" svg:y2="23.672cm">
          <text:p/>
        </draw:line>
        <draw:line draw:style-name="gr13" draw:text-style-name="P2" draw:layer="layout" svg:x1="13.159cm" svg:y1="23.671cm" svg:x2="12.95cm" svg:y2="23.879cm">
          <text:p/>
        </draw:line>
        <draw:line draw:style-name="gr13" draw:text-style-name="P2" draw:layer="layout" svg:x1="14.933cm" svg:y1="23.242cm" svg:x2="14.933cm" svg:y2="23.42cm">
          <text:p/>
        </draw:line>
        <draw:line draw:style-name="gr13" draw:text-style-name="P2" draw:layer="layout" svg:x1="14.506cm" svg:y1="23.485cm" svg:x2="14.408cm" svg:y2="23.583cm">
          <text:p/>
        </draw:line>
        <draw:line draw:style-name="gr13" draw:text-style-name="P2" draw:layer="layout" svg:x1="12.852cm" svg:y1="23.878cm" svg:x2="12.781cm" svg:y2="23.95cm">
          <text:p/>
        </draw:line>
        <draw:line draw:style-name="gr13" draw:text-style-name="P2" draw:layer="layout" svg:x1="14.87cm" svg:y1="23.485cm" svg:x2="14.505cm" svg:y2="23.485cm">
          <text:p/>
        </draw:line>
        <draw:line draw:style-name="gr13" draw:text-style-name="P2" draw:layer="layout" svg:x1="14.934cm" svg:y1="23.42cm" svg:x2="14.87cm" svg:y2="23.486cm">
          <text:p/>
        </draw:line>
        <draw:line draw:style-name="gr13" draw:text-style-name="P2" draw:layer="layout" svg:x1="5.678cm" svg:y1="24.978cm" svg:x2="5.678cm" svg:y2="24.84cm">
          <text:p/>
        </draw:line>
        <draw:line draw:style-name="gr13" draw:text-style-name="P2" draw:layer="layout" svg:x1="6.018cm" svg:y1="25.047cm" svg:x2="5.748cm" svg:y2="25.047cm">
          <text:p/>
        </draw:line>
        <draw:line draw:style-name="gr13" draw:text-style-name="P2" draw:layer="layout" svg:x1="4.569cm" svg:y1="24.771cm" svg:x2="5.341cm" svg:y2="24.771cm">
          <text:p/>
        </draw:line>
        <draw:line draw:style-name="gr13" draw:text-style-name="P2" draw:layer="layout" svg:x1="6.072cm" svg:y1="25.038cm" svg:x2="6.072cm" svg:y2="25.641cm">
          <text:p/>
        </draw:line>
        <draw:line draw:style-name="gr13" draw:text-style-name="P2" draw:layer="layout" svg:x1="5.749cm" svg:y1="25.048cm" svg:x2="5.678cm" svg:y2="24.978cm">
          <text:p/>
        </draw:line>
        <draw:line draw:style-name="gr13" draw:text-style-name="P2" draw:layer="layout" svg:x1="5.607cm" svg:y1="24.77cm" svg:x2="5.346cm" svg:y2="24.77cm">
          <text:p/>
        </draw:line>
        <draw:line draw:style-name="gr13" draw:text-style-name="P2" draw:layer="layout" svg:x1="5.679cm" svg:y1="24.841cm" svg:x2="5.607cm" svg:y2="24.77cm">
          <text:p/>
        </draw:line>
        <draw:polygon draw:style-name="gr11" draw:text-style-name="P1" draw:layer="layout" svg:width="0.808cm" svg:height="0.087cm" svg:x="13.77cm" svg:y="21.034cm" svg:viewBox="0 0 809 88" draw:points="799,2 806,7 809,16 809,25 806,33 803,35 803,36 787,52 773,69 768,78 762,84 754,88 751,88 58,88 49,86 42,80 41,78 35,68 31,62 22,51 6,35 1,27 0,18 3,9 9,3 17,0 20,0 790,0">
          <text:p/>
        </draw:polygon>
        <draw:polygon draw:style-name="gr11" draw:text-style-name="P1" draw:layer="layout" svg:width="0.554cm" svg:height="0.088cm" svg:x="14.789cm" svg:y="21.034cm" svg:viewBox="0 0 555 89" draw:points="544,2 551,7 555,15 555,24 551,32 549,34 536,48 523,65 515,79 509,85 501,89 498,89 60,89 51,87 44,81 42,79 37,69 23,52 7,36 7,34 2,28 0,20 2,11 7,4 15,0 20,0 535,0">
          <text:p/>
        </draw:polygon>
        <draw:polygon draw:style-name="gr11" draw:text-style-name="P1" draw:layer="layout" svg:width="1.158cm" svg:height="0.345cm" svg:x="15.727cm" svg:y="20.896cm" svg:viewBox="0 0 1159 346" draw:points="1148,2 1155,7 1159,15 1159,19 1159,326 1157,335 1152,342 1144,346 1135,346 1127,342 1125,340 926,140 918,135 914,132 904,128 900,126 891,124 886,123 104,123 95,121 90,118 6,34 1,26 0,17 3,9 9,3 18,0 20,0 1140,0">
          <text:p/>
        </draw:polygon>
        <draw:polygon draw:style-name="gr11" draw:text-style-name="P1" draw:layer="layout" svg:width="0.118cm" svg:height="0.144cm" svg:x="11.3cm" svg:y="21.28cm" svg:viewBox="0 0 119 145" draw:points="33,4 38,9 42,18 54,32 57,37 74,54 93,68 110,78 116,84 119,92 119,95 119,124 117,133 112,141 104,145 95,145 87,141 85,139 5,59 1,52 0,45 0,19 2,11 7,4 15,0 25,0">
          <text:p/>
        </draw:polygon>
        <draw:polygon draw:style-name="gr11" draw:text-style-name="P1" draw:layer="layout" svg:width="0.148cm" svg:height="0.22cm" svg:x="16.295cm" svg:y="21.667cm" svg:viewBox="0 0 149 221" draw:points="82,1 86,2 86,3 89,5 93,8 102,19 117,35 135,49 140,51 141,52 142,52 144,55 146,57 147,58 147,59 148,62 149,65 149,68 149,92 147,100 144,106 34,216 26,220 17,221 9,218 3,212 0,204 0,201 0,72 2,63 7,56 10,54 19,49 37,35 53,19 61,8 62,8 65,5 68,3 69,2 73,1 77,0 78,0">
          <text:p/>
        </draw:polygon>
        <draw:polygon draw:style-name="gr11" draw:text-style-name="P1" draw:layer="layout" svg:width="0.556cm" svg:height="0.05cm" svg:x="9.404cm" svg:y="23.001cm" svg:viewBox="0 0 557 51" draw:points="541,2 548,8 548,9 551,14 552,14 552,15 553,16 554,17 555,19 556,21 556,24 557,26 557,28 557,30 556,32 556,35 555,36 554,39 552,42 551,42 549,44 549,45 545,47 542,49 541,50 538,50 534,51 24,51 16,49 9,43 8,43 7,41 6,40 1,32 0,24 3,15 6,12 7,11 8,9 15,2 23,0 24,0 532,0">
          <text:p/>
        </draw:polygon>
        <draw:polygon draw:style-name="gr11" draw:text-style-name="P1" draw:layer="layout" svg:width="0.544cm" svg:height="0.05cm" svg:x="7.049cm" svg:y="23.001cm" svg:viewBox="0 0 545 51" draw:points="529,2 536,8 536,9 539,13 539,14 540,14 540,15 542,18 544,21 544,22 545,22 545,26 545,30 545,31 544,35 542,39 541,40 540,42 537,45 536,45 530,49 522,51 24,51 20,50 16,49 9,44 9,43 7,41 5,39 3,36 1,32 1,31 1,27 0,24 0,23 0,22 2,19 3,15 4,14 6,12 7,11 8,9 15,2 23,0 24,0 520,0">
          <text:p/>
        </draw:polygon>
        <draw:polygon draw:style-name="gr11" draw:text-style-name="P1" draw:layer="layout" svg:width="0.572cm" svg:height="0.049cm" svg:x="4.691cm" svg:y="23.002cm" svg:viewBox="0 0 573 50" draw:points="557,2 564,8 564,9 567,13 568,13 568,14 569,15 570,17 571,19 572,21 572,23 573,25 573,28 573,30 572,32 572,34 571,36 570,38 568,42 567,42 565,44 565,45 561,47 558,49 557,49 554,50 550,50 24,50 16,48 9,43 8,42 7,40 6,39 5,38 3,36 2,34 1,31 1,30 0,28 0,25 0,23 0,21 0,19 2,17 3,14 5,12 5,11 7,10 8,8 11,6 14,2 15,2 15,1 19,1 22,0 23,0 295,0 298,0 548,0">
          <text:p/>
        </draw:polygon>
        <draw:polygon draw:style-name="gr11" draw:text-style-name="P1" draw:layer="layout" svg:width="0.111cm" svg:height="0.047cm" svg:x="12.529cm" svg:y="23.029cm" svg:viewBox="0 0 112 48" draw:points="101,2 108,7 112,15 112,24 110,29 105,37 99,43 91,48 88,48 21,48 20,48 19,48 16,47 13,46 11,45 10,45 7,42 5,39 4,38 3,38 2,34 1,31 1,30 0,29 1,26 1,23 1,22 1,20 3,18 5,15 6,13 15,5 22,1 29,0 92,0">
          <text:p/>
        </draw:polygon>
        <draw:polygon draw:style-name="gr11" draw:text-style-name="P1" draw:layer="layout" svg:width="0.542cm" svg:height="0.215cm" svg:x="10.876cm" svg:y="23.121cm" svg:viewBox="0 0 543 216" draw:points="534,3 540,9 543,18 543,20 543,26 541,35 538,40 368,210 361,215 354,216 108,216 100,214 93,209 90,204 89,203 88,201 76,179 60,158 42,140 38,137 21,124 9,117 3,111 0,103 0,94 5,86 12,81 19,80 412,80 426,77 440,71 447,67 452,63 509,6 517,1 526,0">
          <text:p/>
        </draw:polygon>
        <draw:polygon draw:style-name="gr11" draw:text-style-name="P1" draw:layer="layout" svg:width="3.276cm" svg:height="2.342cm" svg:x="13.468cm" svg:y="21.034cm" svg:viewBox="0 0 3277 2343" draw:points="2157,2 2162,5 2265,108 2276,119 2288,127 2302,133 2316,136 3098,136 3107,138 3112,141 3272,301 3276,308 3277,315 3277,696 3275,705 3272,710 2974,1007 2970,1013 2969,1014 2966,1019 2960,1033 2960,1037 2959,1039 2957,1040 2956,1043 2955,1044 2953,1046 2951,1047 2950,1048 2947,1049 2945,1050 2943,1050 2941,1050 2939,1050 2937,1050 2935,1049 2932,1049 2931,1047 2929,1046 2927,1045 2925,1043 2924,1041 2923,1040 2922,1038 2921,1036 2921,1032 2921,1031 2921,1008 2923,1000 2926,994 3013,909 3110,812 3118,800 3124,786 3127,771 3127,757 3127,708 3129,699 3134,693 3136,691 3152,682 3170,668 3186,652 3199,635 3211,615 3219,595 3225,573 3228,551 3228,529 3225,507 3219,485 3211,465 3210,463 3199,445 3186,428 3170,412 3152,398 3133,387 3113,379 3091,373 3069,370 3047,370 3025,373 3003,379 2982,387 2962,398 2944,412 2929,428 2920,439 2913,444 2905,447 2896,445 2889,439 2888,439 2880,428 2864,412 2846,398 2827,387 2807,379 2785,373 2763,370 2741,370 2719,373 2697,379 2676,387 2657,398 2639,412 2624,428 2615,439 2608,444 2600,447 2591,445 2584,439 2583,439 2575,428 2559,412 2541,398 2522,387 2502,379 2480,373 2458,370 2436,370 2414,373 2392,379 2371,387 2352,398 2334,412 2319,428 2305,445 2294,465 2285,485 2280,507 2277,529 2277,551 2279,567 2280,573 2280,575 2285,595 2294,615 2305,635 2319,652 2334,668 2352,682 2362,687 2371,692 2377,698 2380,707 2380,710 2380,1953 2378,1962 2373,1969 2370,1971 2361,1976 2343,1990 2327,2006 2314,2023 2308,2033 2302,2039 2294,2043 2291,2043 2138,2043 2134,2044 2123,2046 2109,2051 2105,2054 2097,2060 2016,2141 2015,2142 2012,2147 2008,2153 2002,2167 1999,2181 1999,2315 1998,2319 1998,2322 1997,2323 1997,2324 1993,2329 1985,2338 1978,2342 1971,2343 1844,2343 1835,2341 1828,2336 1824,2328 1824,2319 1828,2311 1830,2309 1837,2303 1851,2283 1862,2261 1870,2238 1874,2214 1874,2189 1870,2168 1870,2165 1862,2142 1851,2120 1837,2100 1820,2083 1802,2070 1796,2064 1794,2055 1794,2054 1794,1647 1796,1638 1801,1631 1809,1628 1813,1627 1844,1627 1849,1627 1850,1626 1864,1621 1875,1613 1879,1608 1885,1602 1894,1600 1903,1602 1906,1604 1907,1605 1908,1605 1923,1613 1929,1616 1952,1623 1976,1627 2001,1627 2025,1623 2048,1616 2070,1605 2090,1590 2107,1573 2121,1553 2132,1532 2140,1508 2144,1484 2144,1430 2140,1406 2132,1381 2121,1360 2107,1340 2090,1323 2070,1308 2069,1308 2064,1303 2060,1295 2060,1291 2060,1068 2062,1060 2067,1053 2068,1052 2086,1039 2103,1022 2117,1002 2128,981 2136,957 2140,933 2140,909 2136,885 2128,861 2117,840 2103,820 2086,803 2078,798 2066,788 2057,784 2044,777 2021,770 2000,767 1997,766 1972,766 1969,766 1948,770 1925,777 1903,788 1883,803 1866,820 1852,840 1841,861 1833,885 1830,906 1829,909 1829,933 1830,940 1833,957 1841,981 1850,999 1852,1002 1860,1014 1866,1022 1883,1039 1885,1040 1901,1052 1907,1059 1909,1067 1909,1068 1909,1286 1907,1295 1902,1302 1894,1306 1885,1306 1877,1302 1875,1300 1864,1292 1850,1287 1844,1286 1625,1286 1619,1287 1605,1292 1594,1300 1585,1312 1580,1325 1579,1331 1579,1582 1580,1588 1585,1601 1594,1613 1601,1619 1605,1621 1619,1626 1625,1627 1633,1629 1640,1635 1643,1644 1643,1647 1643,2054 1641,2063 1636,2070 1635,2070 1617,2083 1606,2095 1598,2100 1589,2101 1581,2098 1577,2095 1566,2083 1553,2074 1546,2069 1536,2064 1524,2058 1501,2050 1480,2047 1477,2046 1452,2046 1449,2047 1428,2050 1405,2058 1383,2069 1382,2070 1363,2083 1352,2095 1344,2100 1335,2101 1327,2098 1323,2095 1312,2083 1294,2070 1288,2064 1286,2055 1286,2054 1286,1937 1285,1937 1283,1923 1277,1909 1269,1897 1258,1886 1168,1796 1161,1791 1156,1788 1144,1783 1142,1782 1133,1780 1128,1779 1063,1779 1060,1779 1056,1778 1055,1778 1054,1777 1049,1774 1045,1770 1041,1763 1040,1756 1040,1647 1042,1638 1047,1631 1055,1628 1059,1627 1074,1627 1079,1627 1080,1626 1094,1621 1105,1613 1109,1608 1115,1602 1124,1600 1133,1602 1136,1604 1137,1605 1138,1605 1153,1613 1159,1616 1182,1623 1206,1627 1231,1627 1255,1623 1278,1616 1300,1605 1320,1590 1337,1573 1351,1553 1362,1532 1370,1508 1374,1484 1374,1430 1370,1406 1362,1381 1351,1360 1337,1340 1320,1323 1304,1312 1300,1308 1299,1308 1293,1301 1291,1293 1291,1292 1291,1072 1293,1064 1299,1057 1299,1056 1317,1043 1334,1026 1349,1006 1360,985 1367,961 1371,937 1371,913 1367,889 1360,865 1349,844 1334,824 1317,807 1312,803 1297,792 1290,789 1276,781 1252,774 1232,771 1228,770 1204,770 1201,770 1180,774 1156,781 1135,792 1115,807 1098,824 1091,834 1084,843 1083,844 1072,865 1065,889 1061,913 1061,937 1065,961 1072,985 1081,1001 1083,1006 1093,1019 1098,1026 1115,1043 1116,1044 1133,1056 1139,1063 1141,1071 1141,1072 1141,1288 1139,1297 1133,1304 1125,1308 1117,1308 1109,1304 1106,1301 1105,1300 1094,1292 1080,1287 1074,1286 855,1286 849,1287 835,1292 824,1300 815,1312 810,1325 809,1331 809,1582 810,1588 815,1601 824,1613 831,1619 835,1621 849,1626 855,1627 870,1627 878,1629 885,1635 889,1643 889,1647 889,1774 889,1778 888,1784 887,1786 887,1801 888,1805 890,1815 893,1821 894,1825 896,1829 904,1841 965,1902 976,1913 988,1921 1002,1927 1016,1930 1081,1930 1090,1932 1095,1935 1130,1970 1134,1977 1135,1984 1135,2054 1133,2063 1128,2070 1127,2070 1109,2083 1098,2095 1090,2100 1081,2101 1073,2098 1069,2095 1058,2083 1045,2074 1038,2069 1028,2064 1016,2058 993,2050 972,2047 969,2046 944,2046 941,2047 920,2050 897,2058 875,2069 874,2070 855,2083 844,2095 836,2100 827,2101 819,2098 815,2095 804,2083 791,2074 784,2069 781,2068 775,2062 771,2054 771,2050 771,1944 770,1943 768,1930 762,1916 754,1904 743,1893 653,1803 652,1802 646,1798 641,1795 631,1791 627,1789 618,1787 613,1786 548,1786 545,1786 541,1785 540,1785 539,1784 534,1781 530,1777 526,1770 525,1763 525,1647 527,1638 532,1631 540,1628 544,1627 559,1627 564,1627 565,1626 579,1621 590,1613 599,1601 604,1588 605,1582 605,1331 604,1325 603,1323 599,1312 595,1306 590,1300 579,1292 565,1287 559,1286 340,1286 334,1287 320,1292 309,1300 306,1303 300,1309 291,1311 282,1310 275,1304 271,1296 271,1291 271,1071 273,1063 278,1056 279,1055 297,1042 314,1025 328,1005 339,984 347,960 351,936 351,912 347,888 339,864 328,843 314,823 297,806 288,800 277,791 270,788 255,780 232,773 211,770 208,769 183,769 180,769 159,773 136,780 114,791 94,806 77,823 63,843 52,864 44,888 40,912 40,936 44,960 52,984 54,988 63,1005 73,1019 77,1025 94,1042 97,1044 112,1055 118,1062 120,1070 120,1071 120,1294 118,1302 113,1309 112,1310 94,1323 77,1340 63,1360 52,1381 44,1406 40,1430 40,1484 44,1508 52,1532 58,1544 63,1553 73,1567 77,1573 94,1590 114,1605 136,1616 159,1623 183,1627 208,1627 232,1623 255,1616 277,1605 278,1604 286,1600 295,1601 302,1605 305,1608 309,1613 316,1618 320,1621 334,1626 340,1627 355,1627 363,1629 370,1635 374,1643 374,1647 374,1781 374,1785 374,1787 372,1793 372,1808 373,1810 375,1821 375,1822 381,1836 389,1848 461,1920 473,1928 487,1934 501,1937 516,1937 566,1937 575,1939 580,1942 615,1977 619,1984 620,1991 620,2059 620,2063 619,2067 618,2068 614,2074 613,2075 601,2083 589,2096 585,2098 582,2100 581,2100 577,2100 573,2101 572,2101 568,2099 565,2098 564,2097 563,2097 561,2095 550,2083 537,2074 530,2069 520,2064 508,2058 485,2050 464,2047 461,2046 436,2046 433,2047 412,2050 389,2058 367,2069 366,2070 347,2083 336,2095 328,2100 319,2101 311,2098 307,2095 296,2083 278,2070 272,2064 270,2055 270,2054 270,1992 268,1987 267,1978 264,1970 263,1969 261,1964 256,1957 254,1953 253,1952 163,1862 155,1857 151,1854 137,1848 128,1846 123,1845 46,1845 37,1843 32,1840 5,1813 1,1806 0,1799 0,797 2,788 5,783 254,534 260,526 262,522 264,516 268,508 268,505 271,494 271,327 273,318 278,311 281,309 290,304 308,290 324,274 337,257 339,254 343,247 349,241 357,237 360,237 1051,237 1060,239 1066,245 1068,247 1074,258 1079,264 1088,275 1104,291 1121,305 1141,316 1161,324 1183,330 1199,332 1205,333 1227,333 1249,330 1271,324 1291,316 1311,305 1328,291 1344,275 1358,258 1363,248 1369,242 1378,238 1381,238 1822,238 1831,240 1838,246 1840,248 1843,254 1856,271 1872,287 1890,301 1909,312 1930,320 1951,326 1969,329 1973,329 1996,329 2018,326 2039,320 2060,312 2079,301 2097,287 2113,271 2126,254 2137,234 2146,214 2152,192 2155,170 2155,148 2152,126 2146,104 2137,84 2126,64 2113,47 2100,34 2099,33 2098,32 2097,29 2095,26 2095,25 2094,24 2094,21 2094,17 2094,16 2094,15 2096,12 2097,9 2098,8 2098,7 2101,5 2103,3 2104,2 2105,2 2108,1 2111,0 2114,0 2148,0">
          <text:p/>
        </draw:polygon>
        <draw:polygon draw:style-name="gr11" draw:text-style-name="P1" draw:layer="layout" svg:width="0.1cm" svg:height="0.067cm" svg:x="13.737cm" svg:y="23.335cm" svg:viewBox="0 0 101 68" draw:points="64,3 68,6 79,18 91,26 93,27 95,30 98,33 98,35 99,35 100,39 101,42 101,43 101,44 100,47 100,51 100,52 99,52 95,59 91,63 84,67 77,68 20,68 11,66 4,61 0,53 0,44 4,36 8,31 28,18 39,6 47,1 56,0">
          <text:p/>
        </draw:polygon>
        <draw:polygon draw:style-name="gr11" draw:text-style-name="P1" draw:layer="layout" svg:width="0.668cm" svg:height="0.373cm" svg:x="12.921cm" svg:y="23.029cm" svg:viewBox="0 0 669 374" draw:points="633,2 638,5 662,29 666,36 667,43 667,58 665,67 660,74 659,74 641,87 624,104 610,124 599,146 591,169 589,183 587,194 587,219 591,243 599,266 604,276 610,288 621,302 624,308 641,325 660,338 666,345 669,354 667,362 662,370 654,374 649,374 543,374 540,374 536,373 535,373 534,372 529,369 520,360 516,353 515,346 515,180 514,177 513,171 512,165 506,151 502,145 498,139 422,64 414,58 410,55 399,51 396,50 386,48 381,47 24,47 23,47 21,47 18,46 15,45 14,44 13,43 11,41 8,39 7,37 2,29 0,21 1,12 6,5 14,0 20,0 382,0 397,0 460,0 547,0 562,0 624,0">
          <text:p/>
        </draw:polygon>
        <draw:polygon draw:style-name="gr11" draw:text-style-name="P1" draw:layer="layout" svg:width="0.118cm" svg:height="0.074cm" svg:x="14.74cm" svg:y="23.335cm" svg:viewBox="0 0 119 75" draw:points="71,1 73,1 75,2 77,3 81,6 87,12 92,18 96,20 110,31 116,38 119,46 117,56 113,62 105,70 98,74 91,75 21,75 11,73 4,68 0,60 0,50 4,42 11,37 14,35 21,32 41,18 52,6 54,5 56,3 58,2 60,1 62,1 64,0 67,0 69,0">
          <text:p/>
        </draw:polygon>
        <draw:polygon draw:style-name="gr11" draw:text-style-name="P1" draw:layer="layout" svg:width="0.117cm" svg:height="0.074cm" svg:x="14.5cm" svg:y="23.335cm" svg:viewBox="0 0 118 75" draw:points="63,3 67,6 78,18 98,32 101,34 107,37 114,42 118,51 118,60 114,68 107,74 98,75 20,75 17,75 15,75 13,74 11,73 9,72 7,71 6,69 4,68 3,66 2,64 1,62 0,60 0,56 0,47 2,38 7,31 8,31 27,18 38,6 46,1 55,0">
          <text:p/>
        </draw:polygon>
        <draw:polygon draw:style-name="gr11" draw:text-style-name="P1" draw:layer="layout" svg:width="0.123cm" svg:height="0.077cm" svg:x="14.226cm" svg:y="23.335cm" svg:viewBox="0 0 124 78" draw:points="76,1 78,1 80,2 82,3 86,7 93,13 98,19 100,20 116,32 122,38 124,47 124,48 124,50 122,59 119,64 110,73 103,77 96,78 20,78 11,76 4,71 0,63 0,54 4,46 11,41 14,39 26,33 46,19 57,7 59,5 61,3 63,2 65,1 67,1 69,0 72,0 74,0">
          <text:p/>
        </draw:polygon>
        <draw:polygon draw:style-name="gr11" draw:text-style-name="P1" draw:layer="layout" svg:width="0.123cm" svg:height="0.077cm" svg:x="13.992cm" svg:y="23.335cm" svg:viewBox="0 0 124 78" draw:points="62,3 66,7 78,19 98,33 105,36 113,41 120,46 124,55 124,63 120,71 113,77 104,78 19,78 17,78 15,78 13,77 11,76 9,75 7,74 6,72 4,71 3,69 2,67 1,65 0,63 0,59 0,48 2,39 7,32 8,32 26,19 37,7 45,1 54,0">
          <text:p/>
        </draw:polygon>
        <draw:polygon draw:style-name="gr11" draw:text-style-name="P1" draw:layer="layout" svg:width="2.176cm" svg:height="0.36cm" svg:x="6.164cm" svg:y="23.201cm" svg:viewBox="0 0 2177 361" draw:points="1378,2 1385,7 1389,15 1389,24 1385,32 1383,34 1377,40 1374,44 1363,59 1353,79 1346,101 1344,111 1342,123 1342,146 1343,147 1346,169 1353,191 1363,210 1363,211 1377,230 1393,247 1411,260 1432,270 1454,277 1457,278 1476,281 1659,281 1681,277 1703,270 1724,260 1742,247 1758,230 1772,211 1782,191 1789,169 1793,146 1793,123 1789,101 1782,79 1772,59 1758,40 1752,34 1747,26 1746,18 1749,9 1755,3 1763,0 1766,0 2158,0 2166,2 2173,7 2177,15 2177,24 2173,32 2168,37 2162,40 2156,44 2135,60 2117,78 2101,99 2088,122 2087,123 2082,130 2074,135 2069,135 2048,135 2045,136 2034,138 2029,140 2020,144 2016,146 2015,147 2008,152 1805,355 1798,360 1791,361 381,361 372,359 367,355 164,152 155,146 152,144 141,139 138,138 125,136 124,135 107,135 98,133 91,128 89,123 88,122 87,120 75,99 59,78 40,60 37,57 20,44 9,38 3,32 0,23 0,15 5,7 12,2 19,1 617,1 626,3 633,8 633,9 634,10 648,24 659,32 665,36 683,45 693,49 702,52 723,55 803,55 823,52 843,45 844,45 861,36 878,24 892,10 893,8 900,2 908,0 909,0 1369,0">
          <text:p/>
        </draw:polygon>
        <draw:polygon draw:style-name="gr11" draw:text-style-name="P1" draw:layer="layout" svg:width="2.174cm" svg:height="0.361cm" svg:x="8.521cm" svg:y="23.201cm" svg:viewBox="0 0 2175 362" draw:points="623,2 630,7 631,8 632,10 646,24 657,32 663,36 681,45 691,49 700,52 721,55 802,55 822,52 842,45 843,45 860,36 877,24 891,10 892,8 899,2 907,0 908,0 1379,0 1388,2 1395,7 1399,15 1399,24 1395,32 1393,34 1387,40 1384,44 1373,59 1363,79 1356,101 1354,111 1352,123 1352,146 1353,147 1356,169 1363,191 1373,210 1373,211 1387,230 1403,247 1421,260 1442,270 1464,277 1467,278 1486,281 1669,281 1691,277 1713,270 1734,260 1752,247 1768,230 1782,211 1792,191 1799,169 1803,146 1803,123 1799,101 1792,79 1782,59 1768,40 1762,34 1757,26 1756,18 1759,9 1765,3 1773,0 1776,0 2156,0 2164,2 2171,7 2175,15 2175,24 2171,32 2166,37 2160,40 2154,44 2133,60 2115,78 2099,99 2086,122 2085,122 2085,124 2080,131 2072,136 2066,136 2044,136 2041,137 2030,139 2022,143 2016,145 2012,147 2004,153 1801,356 1794,361 1787,362 377,362 368,360 363,356 160,153 152,147 150,146 148,145 134,139 123,137 120,136 109,136 100,134 93,129 90,124 89,122 76,99 60,78 42,60 38,57 21,44 9,37 3,31 0,23 0,14 5,6 12,1 19,0 615,0">
          <text:p/>
        </draw:polygon>
        <draw:polygon draw:style-name="gr11" draw:text-style-name="P1" draw:layer="layout" svg:width="1.121cm" svg:height="1.944cm" svg:x="15.024cm" svg:y="21.667cm" svg:viewBox="0 0 1122 1945" draw:points="1053,2 1060,8 1069,19 1084,35 1102,49 1112,54 1118,60 1121,69 1122,72 1122,1877 1120,1886 1116,1891 1086,1921 1083,1922 1081,1924 1080,1925 1079,1925 1072,1926 1070,1926 1061,1924 1054,1919 1052,1917 1052,1916 1049,1911 1042,1899 1037,1892 1029,1881 1013,1865 995,1852 976,1841 966,1836 955,1832 934,1826 912,1823 889,1823 867,1826 846,1832 825,1841 806,1852 788,1865 772,1881 759,1899 753,1909 747,1915 739,1918 736,1918 635,1918 632,1919 621,1921 615,1924 607,1927 599,1932 595,1935 590,1940 583,1944 576,1945 20,1945 11,1943 4,1938 0,1930 0,1921 4,1913 6,1911 51,1866 58,1862 65,1861 462,1861 476,1858 490,1852 495,1849 502,1844 565,1781 566,1780 577,1769 585,1757 591,1743 592,1739 594,1729 594,1714 593,1713 594,1713 593,1711 593,1595 594,1592 594,1589 595,1588 595,1586 599,1581 614,1566 622,1561 628,1560 736,1560 745,1562 752,1568 753,1570 759,1580 772,1597 788,1613 806,1627 823,1637 825,1638 846,1646 867,1652 887,1655 889,1655 912,1655 934,1652 955,1646 976,1638 993,1628 995,1627 1013,1613 1029,1597 1042,1580 1053,1560 1062,1540 1068,1518 1071,1496 1071,1474 1068,1452 1062,1430 1053,1410 1052,1408 1042,1390 1037,1384 1033,1379 1029,1373 1013,1357 995,1343 985,1338 979,1332 976,1323 976,1320 976,66 978,58 983,51 986,49 1004,35 1020,19 1028,8 1035,3 1044,0">
          <text:p/>
        </draw:polygon>
        <draw:polygon draw:style-name="gr11" draw:text-style-name="P1" draw:layer="layout" svg:width="0.85cm" svg:height="0.4cm" svg:x="12.46cm" svg:y="23.226cm" svg:viewBox="0 0 851 401" draw:points="165,2 172,8 173,10 179,20 192,37 208,53 226,67 243,77 245,78 266,86 287,92 307,95 309,95 332,95 354,92 375,86 396,78 413,68 415,67 433,53 449,37 462,20 463,19 468,10 474,4 482,0 485,0 797,0 800,1 803,1 804,2 805,2 811,6 820,15 824,22 825,29 825,195 828,209 834,223 837,228 842,235 846,239 847,240 848,243 850,246 850,247 851,248 851,252 851,255 851,256 851,257 849,260 848,263 847,264 847,265 844,267 842,269 841,270 840,271 837,271 833,272 831,272 644,272 641,273 630,275 616,282 614,283 612,285 604,290 540,354 533,358 526,359 485,359 476,357 469,352 468,350 462,340 457,333 449,322 433,306 415,293 396,282 386,277 375,272 354,266 332,263 309,263 287,266 266,272 245,282 226,293 208,306 192,322 179,340 176,345 170,351 162,355 159,355 97,355 94,356 83,358 75,361 69,363 62,368 60,370 57,372 34,395 26,400 17,401 9,398 3,392 0,383 0,381 0,46 0,43 1,39 1,38 2,37 5,32 31,6 39,1 45,0 156,0">
          <text:p/>
        </draw:polygon>
        <draw:polygon draw:style-name="gr11" draw:text-style-name="P1" draw:layer="layout" svg:width="0.224cm" svg:height="0.117cm" svg:x="15.641cm" svg:y="23.735cm" svg:viewBox="0 0 225 118" draw:points="128,2 135,7 136,9 142,19 155,38 171,54 189,67 208,78 211,79 213,80 220,85 224,93 225,102 221,110 215,116 206,118 205,118 74,118 66,116 60,113 7,59 1,52 0,43 4,33 10,27 13,26 15,25 21,24 35,18 42,13 47,10 49,8 52,5 59,1 66,0 119,0">
          <text:p/>
        </draw:polygon>
        <draw:polygon draw:style-name="gr11" draw:text-style-name="P1" draw:layer="layout" svg:width="0.127cm" svg:height="0.062cm" svg:x="13.771cm" svg:y="23.838cm" svg:viewBox="0 0 128 63" draw:points="117,2 124,8 128,16 128,25 124,33 117,38 111,40 110,40 86,48 64,59 63,60 55,63 46,63 40,60 38,58 32,51 21,42 10,38 8,37 7,35 5,34 4,32 2,30 2,28 1,27 0,24 0,21 0,20 0,18 1,15 1,13 2,11 3,10 5,8 6,6 8,5 9,2 12,2 14,0 16,0 18,0 20,0 108,0">
          <text:p/>
        </draw:polygon>
        <draw:polygon draw:style-name="gr11" draw:text-style-name="P1" draw:layer="layout" svg:width="0.101cm" svg:height="0.065cm" svg:x="15.009cm" svg:y="23.863cm" svg:viewBox="0 0 102 66" draw:points="84,0 86,0 88,1 91,2 92,3 94,4 95,5 97,7 98,9 100,10 100,13 101,15 101,17 102,19 101,21 101,25 100,27 100,29 99,31 97,33 95,35 95,36 94,36 77,48 65,61 64,61 61,63 58,65 57,65 56,65 53,65 49,66 48,66 43,64 40,63 39,62 36,60 25,48 9,37 8,37 3,30 0,20 2,12 7,4 15,0 20,0 82,0">
          <text:p/>
        </draw:polygon>
        <draw:polygon draw:style-name="gr11" draw:text-style-name="P1" draw:layer="layout" svg:width="0.097cm" svg:height="0.065cm" svg:x="14.758cm" svg:y="23.863cm" svg:viewBox="0 0 98 66" draw:points="87,2 94,7 98,15 98,25 94,33 90,37 89,37 74,48 73,48 62,60 61,60 58,63 54,65 50,65 45,66 41,64 37,63 33,60 22,48 8,39 6,36 3,33 3,32 2,32 1,28 0,25 0,24 0,22 1,19 1,15 1,14 2,14 6,7 8,5 15,1 22,0 78,0">
          <text:p/>
        </draw:polygon>
        <draw:polygon draw:style-name="gr11" draw:text-style-name="P1" draw:layer="layout" svg:width="0.113cm" svg:height="0.114cm" svg:x="14.49cm" svg:y="23.814cm" svg:viewBox="0 0 114 115" draw:points="105,3 111,10 114,19 114,25 112,31 112,70 111,74 110,78 110,79 108,82 105,85 104,86 88,97 77,109 69,114 60,115 52,112 48,109 36,97 20,86 16,83 10,80 4,75 0,66 0,58 4,50 11,44 19,43 20,43 34,40 49,34 54,31 61,26 80,6 88,1 96,0">
          <text:p/>
        </draw:polygon>
        <draw:polygon draw:style-name="gr11" draw:text-style-name="P1" draw:layer="layout" svg:width="0.113cm" svg:height="0.072cm" svg:x="14.246cm" svg:y="23.856cm" svg:viewBox="0 0 114 73" draw:points="103,2 110,7 114,15 114,24 110,32 104,37 98,40 78,54 67,67 58,72 49,73 41,70 37,67 26,54 9,42 6,39 4,36 3,36 3,35 2,32 1,28 1,27 0,27 1,23 2,19 2,18 6,12 13,5 20,1 27,0 95,0">
          <text:p/>
        </draw:polygon>
        <draw:polygon draw:style-name="gr11" draw:text-style-name="P1" draw:layer="layout" svg:width="0.163cm" svg:height="0.128cm" svg:x="13.935cm" svg:y="23.8cm" svg:viewBox="0 0 164 129" draw:points="146,0 147,0 151,2 154,4 155,4 158,7 160,10 161,11 162,15 163,18 163,19 164,20 163,21 163,25 160,38 160,83 158,92 153,99 152,99 151,100 135,111 124,123 116,128 107,129 99,126 95,123 84,111 80,109 64,97 59,94 42,86 19,78 18,78 10,75 4,68 0,60 1,51 7,44 15,39 21,39 74,39 88,36 102,30 107,27 114,22 130,6 134,4 137,1 138,1 138,0 142,0">
          <text:p/>
        </draw:polygon>
        <draw:polygon draw:style-name="gr11" draw:text-style-name="P1" draw:layer="layout" svg:width="0.223cm" svg:height="1.452cm" svg:x="16.387cm" svg:y="22.641cm" svg:viewBox="0 0 224 1453" draw:points="24,0 26,0 28,1 31,2 32,3 34,4 35,6 37,7 38,9 39,11 41,16 41,17 47,31 49,34 55,43 219,206 223,213 224,220 224,363 222,371 217,378 216,379 198,392 181,409 167,429 156,450 147,474 143,498 143,522 147,546 156,570 165,589 167,591 177,606 181,611 198,628 201,630 216,641 222,648 224,656 224,657 224,871 222,880 217,887 216,887 198,900 181,917 167,937 156,959 147,982 143,1006 143,1031 147,1055 156,1078 164,1095 167,1100 178,1115 181,1120 198,1137 203,1140 216,1150 222,1156 224,1165 224,1166 224,1381 222,1389 217,1396 216,1397 198,1410 181,1427 175,1435 168,1445 162,1451 153,1453 152,1453 19,1453 11,1451 4,1445 0,1437 0,1429 2,1421 2,19 2,17 2,14 3,13 4,11 5,9 6,7 8,5 9,4 11,3 13,1 15,1 17,0 20,0 22,0">
          <text:p/>
        </draw:polygon>
        <draw:polygon draw:style-name="gr11" draw:text-style-name="P1" draw:layer="layout" svg:width="0.339cm" svg:height="0.396cm" svg:x="15.899cm" svg:y="23.698cm" svg:viewBox="0 0 340 397" draw:points="331,3 337,9 340,18 340,20 340,317 338,326 335,331 274,392 267,396 260,397 190,397 181,395 174,390 173,388 166,376 153,359 137,343 119,329 109,324 103,318 100,309 100,306 100,282 98,277 97,268 91,254 84,244 84,243 83,242 13,172 9,169 2,162 0,153 1,144 6,137 14,132 20,132 36,132 58,129 79,123 100,114 119,103 137,90 153,74 166,56 167,54 173,48 181,45 184,45 244,45 258,42 272,36 279,31 284,28 306,6 314,1 323,0">
          <text:p/>
        </draw:polygon>
        <draw:polygon draw:style-name="gr11" draw:text-style-name="P1" draw:layer="layout" svg:width="0.171cm" svg:height="0.094cm" svg:x="16.019cm" svg:y="24.245cm" svg:viewBox="0 0 172 95" draw:points="161,2 168,7 172,15 172,24 168,32 166,34 110,90 103,94 96,95 19,95 10,93 3,88 0,80 0,70 3,62 7,59 17,51 33,35 46,18 51,9 57,3 65,0 68,0 152,0">
          <text:p/>
        </draw:polygon>
        <draw:polygon draw:style-name="gr11" draw:text-style-name="P1" draw:layer="layout" svg:width="0.567cm" svg:height="0.476cm" svg:x="15.262cm" svg:y="23.863cm" svg:viewBox="0 0 568 477" draw:points="242,2 248,5 366,124 370,126 376,130 378,132 392,138 407,141 421,141 540,141 549,143 556,148 560,156 560,165 556,173 552,176 550,178 534,194 521,211 510,231 501,251 495,273 492,295 492,317 495,339 500,356 501,361 510,381 521,401 534,418 550,434 560,442 566,449 568,457 566,466 561,473 553,477 548,477 90,477 81,475 76,472 5,401 1,394 0,387 0,314 2,305 7,298 8,298 26,285 43,268 57,248 68,226 76,203 80,179 80,154 76,130 68,107 57,85 43,65 26,47 10,36 9,36 4,29 1,20 3,12 8,4 16,0 21,0 234,0">
          <text:p/>
        </draw:polygon>
        <draw:polygon draw:style-name="gr11" draw:text-style-name="P1" draw:layer="layout" svg:width="7.441cm" svg:height="3.338cm" svg:x="6.147cm" svg:y="21.034cm" svg:viewBox="0 0 7442 3339" draw:points="6082,0 6086,1 6087,2 6090,4 6093,6 6093,7 6094,7 6095,10 6097,14 6098,15 6098,19 6098,22 6098,23 6098,24 6096,27 6095,31 6094,31 6094,32 6090,36 6089,36 6077,48 6070,61 6065,77 6065,411 6070,427 6077,440 6089,452 6102,459 6118,464 6560,464 6576,459 6589,452 6601,440 6608,428 6608,427 6613,411 6613,77 6608,61 6601,48 6589,36 6588,36 6588,35 6583,31 6580,22 6581,14 6585,6 6592,1 6600,0 7391,0 7400,2 7407,7 7411,15 7411,24 7407,32 7405,34 7389,50 7376,67 7365,87 7356,107 7350,129 7347,151 7347,173 7350,192 7350,195 7356,217 7358,221 7365,237 7376,257 7389,274 7405,290 7423,304 7432,309 7439,315 7442,324 7442,327 7442,447 7440,456 7437,461 7188,710 7186,713 7180,722 7174,736 7171,750 7171,1798 7171,1801 7170,1805 7170,1806 7169,1807 7166,1812 7139,1839 7132,1843 7125,1844 6482,1844 6473,1842 6466,1837 6462,1829 6462,1820 6464,1815 6465,1814 6468,1808 6473,1792 6473,853 6472,852 6471,848 6468,837 6461,824 6449,812 6436,805 6420,800 6133,800 6118,800 6102,805 6089,812 6077,824 6070,837 6065,853 6065,1792 6070,1808 6077,1821 6089,1833 6102,1840 6118,1845 6133,1845 6291,1845 6300,1847 6307,1852 6311,1860 6311,1869 6307,1877 6305,1879 6087,2097 6082,2104 6081,2106 6079,2109 6073,2123 6070,2137 6070,3296 6068,3305 6065,3310 6049,3326 6041,3334 6034,3338 6027,3339 5142,3339 5133,3337 5128,3334 5056,3262 4979,3185 4970,3179 4967,3177 4957,3173 4953,3171 4944,3169 4939,3168 4837,3168 4829,3166 4822,3161 4819,3156 4818,3155 4817,3153 4805,3132 4789,3111 4771,3093 4764,3088 4750,3077 4727,3064 4704,3054 4703,3054 4678,3047 4652,3043 4625,3043 4599,3047 4574,3054 4550,3064 4527,3077 4506,3093 4488,3111 4472,3132 4466,3143 4460,3149 4451,3153 4442,3152 4435,3148 4434,3147 4345,3058 4241,2954 4232,2948 4229,2946 4215,2940 4204,2938 4201,2937 2721,2937 2717,2937 2715,2937 2714,2936 2699,2936 2685,2939 2671,2945 2659,2953 2479,3133 2472,3137 2463,3138 2454,3136 2449,3131 2434,3111 2416,3093 2409,3088 2395,3077 2372,3064 2349,3054 2348,3054 2323,3047 2297,3043 2270,3043 2244,3047 2219,3054 2195,3064 2172,3077 2151,3093 2133,3111 2117,3132 2114,3137 2108,3144 2100,3147 2091,3146 2083,3142 2083,3141 1999,3058 1896,2955 1889,2950 1884,2947 1874,2943 1870,2941 1860,2939 1856,2938 376,2938 372,2938 370,2938 369,2937 354,2937 340,2940 326,2946 314,2954 126,3142 119,3146 110,3147 102,3144 95,3138 95,3137 92,3132 76,3111 57,3093 51,3088 37,3077 14,3064 13,3063 5,3058 1,3050 0,3045 0,2576 2,2567 8,2561 13,2558 14,2557 15,2556 25,2551 37,2544 57,2528 76,2510 92,2489 96,2482 102,2475 110,2472 119,2472 127,2477 301,2651 312,2662 322,2669 323,2670 324,2670 338,2676 352,2678 367,2678 368,2678 370,2678 374,2677 1854,2677 1868,2675 1882,2669 1887,2666 1894,2661 2080,2475 2088,2470 2096,2469 2105,2472 2111,2479 2117,2489 2121,2494 2133,2510 2151,2528 2172,2544 2195,2557 2219,2567 2244,2574 2270,2577 2297,2577 2323,2574 2348,2567 2372,2557 2395,2544 2416,2528 2434,2510 2450,2489 2452,2486 2458,2479 2466,2476 2475,2476 2483,2481 2665,2663 2677,2671 2682,2673 2691,2677 2705,2679 2720,2679 2721,2679 2723,2679 2727,2678 4207,2678 4221,2676 4235,2670 4240,2666 4247,2662 4435,2474 4442,2470 4451,2469 4459,2472 4466,2478 4466,2479 4472,2489 4476,2495 4488,2510 4506,2528 4527,2544 4550,2557 4574,2567 4599,2574 4625,2577 4652,2577 4678,2574 4703,2567 4727,2557 4750,2544 4771,2528 4789,2510 4805,2489 4818,2466 4819,2465 4824,2457 4832,2453 4837,2452 5112,2452 5114,2453 5129,2453 5143,2450 5157,2444 5169,2436 5186,2419 5205,2400 5405,2200 5408,2196 5413,2188 5419,2174 5422,2160 5422,341 5424,332 5429,325 5431,324 5448,314 5467,300 5484,283 5485,281 5492,275 5501,273 5509,275 5516,281 5517,281 5518,283 5535,300 5554,314 5571,324 5577,330 5580,338 5580,341 5580,360 5583,373 5583,375 5589,389 5591,391 5597,401 5659,462 5659,463 5662,465 5791,594 5795,601 5796,608 5796,1970 5794,1978 5789,1985 5788,1986 5770,1999 5753,2016 5739,2036 5728,2057 5720,2081 5716,2105 5716,2129 5720,2153 5728,2177 5737,2196 5739,2198 5749,2213 5753,2218 5770,2235 5789,2249 5795,2255 5797,2264 5797,2265 5797,2478 5795,2487 5789,2493 5789,2494 5770,2507 5753,2524 5739,2544 5728,2566 5720,2589 5716,2613 5716,2638 5720,2662 5728,2685 5736,2702 5739,2707 5750,2722 5753,2727 5770,2744 5789,2757 5795,2764 5797,2772 5797,2773 5797,2987 5795,2996 5789,3003 5770,3017 5753,3034 5746,3044 5739,3054 5728,3075 5720,3099 5718,3114 5716,3123 5716,3147 5717,3150 5720,3171 5728,3195 5737,3212 5739,3216 5749,3230 5753,3236 5770,3253 5790,3268 5812,3279 5835,3286 5841,3287 5859,3290 5884,3290 5908,3286 5931,3279 5953,3268 5973,3253 5990,3236 6004,3216 6015,3195 6023,3171 6027,3147 6027,3123 6023,3099 6015,3075 6004,3054 5990,3034 5973,3017 5955,3004 5949,2998 5947,2989 5947,2988 5947,2772 5949,2764 5955,2757 5955,2756 5963,2751 5973,2744 5990,2727 6004,2707 6015,2685 6023,2662 6027,2638 6027,2613 6023,2589 6015,2566 6004,2544 5990,2524 5973,2507 5955,2495 5949,2488 5947,2479 5947,2264 5949,2255 5955,2248 5957,2247 5973,2235 5990,2218 6004,2198 6015,2177 6023,2153 6027,2129 6027,2105 6023,2082 6023,2081 6015,2057 6004,2036 5990,2016 5973,1999 5955,1986 5952,1983 5949,1980 5949,1979 5949,1977 5947,1971 5947,1970 5947,1955 5947,1952 5947,1951 5947,1950 5947,561 5944,547 5938,533 5930,521 5919,510 5755,346 5754,345 5750,339 5748,330 5750,322 5756,315 5757,314 5776,300 5793,283 5808,264 5820,243 5829,221 5835,198 5838,174 5838,150 5835,126 5829,103 5822,88 5820,81 5812,67 5808,60 5793,41 5785,34 5780,26 5779,17 5782,9 5789,3 5797,0 5799,0 6078,0">
          <text:p/>
        </draw:polygon>
        <draw:polygon draw:style-name="gr11" draw:text-style-name="P1" draw:layer="layout" svg:width="2.209cm" svg:height="0.373cm" svg:x="6.147cm" svg:y="24.122cm" svg:viewBox="0 0 2210 374" draw:points="1819,2 1824,5 2026,208 2027,209 2031,212 2039,217 2043,219 2053,223 2064,225 2067,226 2082,226 2084,226 2085,226 2088,227 2092,228 2093,228 2096,231 2099,233 2100,233 2100,234 2102,238 2104,243 2105,244 2118,267 2134,288 2152,306 2173,322 2196,335 2198,336 2205,341 2209,349 2210,358 2207,366 2200,372 2191,374 2190,374 1785,374 1776,372 1769,367 1765,359 1765,350 1769,342 1771,340 1777,334 1791,316 1801,295 1808,273 1812,251 1812,228 1809,211 1808,206 1806,197 1801,183 1791,162 1777,144 1761,128 1743,114 1722,104 1700,97 1678,93 1495,93 1473,97 1451,104 1430,114 1421,121 1412,128 1396,144 1382,162 1372,183 1365,206 1362,226 1361,228 1361,251 1365,273 1372,295 1382,316 1396,334 1402,340 1407,348 1408,357 1405,365 1399,371 1391,374 1388,374 926,374 918,372 911,367 910,366 909,365 895,350 894,350 883,342 878,338 860,329 840,323 829,321 820,319 740,319 734,320 719,323 700,329 682,338 665,350 651,365 650,366 643,372 634,374 19,374 11,372 4,367 0,359 0,350 4,342 11,337 12,336 13,336 14,335 37,322 57,306 76,288 92,267 105,244 108,238 113,231 121,226 126,226 143,226 157,223 171,217 176,214 183,209 386,5 393,1 400,0 1810,0">
          <text:p/>
        </draw:polygon>
        <draw:polygon draw:style-name="gr11" draw:text-style-name="P1" draw:layer="layout" svg:width="1.354cm" svg:height="1.293cm" svg:x="4.644cm" svg:y="23.202cm" svg:viewBox="0 0 1355 1294" draw:points="568,2 575,7 579,15 579,24 575,32 573,34 567,40 563,45 553,58 543,79 536,101 532,123 532,146 536,168 543,190 553,209 553,211 567,229 583,246 601,260 622,270 644,277 666,281 849,281 871,277 893,270 914,260 932,246 948,229 962,211 972,190 979,168 983,146 983,123 979,101 972,79 962,58 948,40 942,34 937,26 936,17 939,9 945,3 953,0 956,0 1318,0 1327,2 1334,7 1338,15 1338,24 1334,32 1328,37 1318,43 1297,59 1279,77 1263,98 1249,121 1239,145 1233,170 1229,196 1229,222 1233,249 1239,275 1240,277 1249,299 1263,322 1267,327 1279,343 1297,361 1316,375 1318,377 1341,390 1342,391 1349,396 1353,404 1354,409 1354,877 1352,885 1347,892 1342,895 1341,896 1338,897 1318,909 1297,925 1279,943 1263,964 1249,987 1239,1011 1233,1036 1229,1062 1229,1089 1232,1113 1233,1115 1239,1140 1240,1142 1249,1164 1263,1187 1272,1199 1279,1208 1297,1226 1318,1242 1341,1255 1343,1256 1350,1261 1354,1269 1355,1278 1351,1286 1345,1292 1336,1294 1335,1294 896,1294 888,1292 881,1287 877,1279 877,1270 881,1262 882,1260 889,1254 902,1236 912,1215 919,1193 923,1171 923,1148 920,1131 919,1126 917,1118 912,1104 902,1083 889,1065 872,1049 854,1035 834,1025 812,1018 789,1014 607,1014 584,1018 562,1025 542,1035 532,1042 524,1049 507,1065 494,1083 484,1104 477,1126 473,1146 473,1148 473,1171 477,1193 484,1215 494,1236 507,1254 514,1260 519,1268 520,1277 517,1285 510,1291 502,1294 500,1294 71,1294 62,1292 55,1287 55,1286 54,1285 39,1270 28,1262 23,1258 11,1252 4,1246 0,1238 0,1234 0,59 2,50 7,44 11,41 23,35 39,23 54,9 54,8 61,2 70,0 71,0 559,0">
          <text:p/>
        </draw:polygon>
        <draw:polygon draw:style-name="gr11" draw:text-style-name="P1" draw:layer="layout" svg:width="0.546cm" svg:height="0.049cm" svg:x="7.049cm" svg:y="24.646cm" svg:viewBox="0 0 547 50" draw:points="533,2 538,6 539,5 542,8 546,16 547,26 544,34 542,37 541,38 538,42 531,48 523,50 522,50 24,50 20,50 16,49 16,48 9,43 7,41 5,39 5,38 3,35 1,32 1,31 1,27 0,22 0,21 2,17 3,14 4,13 4,12 6,10 7,9 8,8 15,2 23,0 24,0 524,0">
          <text:p/>
        </draw:polygon>
        <draw:polygon draw:style-name="gr11" draw:text-style-name="P1" draw:layer="layout" svg:width="0.513cm" svg:height="0.049cm" svg:x="4.691cm" svg:y="24.646cm" svg:viewBox="0 0 514 50" draw:points="494,0 498,1 499,1 500,2 503,4 505,5 506,6 508,8 510,12 513,16 513,20 514,26 512,30 511,34 508,37 508,38 505,42 498,48 489,50 488,50 24,50 20,50 16,49 15,48 9,43 8,43 7,41 5,39 5,38 3,35 1,32 1,31 0,31 0,27 0,22 0,21 2,17 3,14 4,13 4,12 6,10 7,9 8,8 15,2 23,0 24,0 491,0">
          <text:p/>
        </draw:polygon>
        <draw:polygon draw:style-name="gr11" draw:text-style-name="P1" draw:layer="layout" svg:width="0.556cm" svg:height="0.049cm" svg:x="9.404cm" svg:y="24.811cm" svg:viewBox="0 0 557 50" draw:points="541,2 548,8 548,9 551,14 552,14 553,15 554,17 555,19 556,21 556,23 557,25 557,28 557,30 556,32 556,34 555,36 554,38 552,42 551,42 549,44 549,45 545,47 542,49 541,49 538,50 534,50 24,50 16,49 9,43 8,42 7,41 6,40 1,32 0,23 3,15 6,11 7,10 8,9 15,2 23,0 24,0 532,0">
          <text:p/>
        </draw:polygon>
        <draw:polygon draw:style-name="gr11" draw:text-style-name="P1" draw:layer="layout" svg:width="0.873cm" svg:height="1.255cm" svg:x="13.99cm" svg:y="24.129cm" svg:viewBox="0 0 874 1256" draw:points="827,3 831,6 840,15 842,18 843,18 859,30 865,37 867,45 867,46 867,209 867,212 866,216 866,217 865,218 862,223 858,227 851,231 844,232 794,232 779,232 776,233 765,235 751,241 739,249 638,350 634,355 630,362 624,376 621,390 621,462 619,471 614,478 606,481 602,482 585,482 579,483 566,488 554,496 546,508 541,521 540,527 540,777 541,783 546,796 554,808 562,813 566,816 579,821 585,822 805,822 809,822 811,821 824,816 836,808 838,805 845,799 853,797 862,798 869,804 873,812 874,817 874,955 872,964 866,971 863,973 843,988 826,1005 814,1021 812,1024 811,1025 800,1046 793,1070 790,1085 789,1094 789,1118 793,1142 800,1166 811,1186 811,1187 821,1201 826,1207 841,1222 846,1230 847,1239 844,1247 838,1253 829,1256 827,1256 43,1256 34,1254 27,1249 23,1241 23,1232 27,1224 29,1222 45,1206 60,1186 71,1165 78,1141 82,1117 82,1093 79,1073 78,1069 71,1045 60,1024 45,1004 28,987 8,972 2,966 0,957 0,956 0,817 2,808 8,801 16,797 24,797 32,801 36,805 38,808 50,816 63,821 69,822 289,822 293,822 295,821 308,816 320,808 328,796 333,783 334,777 334,527 333,521 333,520 328,508 325,503 320,496 308,488 295,483 289,482 278,482 270,480 263,474 259,466 259,462 259,356 259,353 260,349 260,348 261,347 264,342 268,338 275,334 282,333 347,333 362,330 376,324 383,320 384,319 386,318 388,316 489,215 497,203 503,189 506,175 506,160 506,50 508,41 513,34 516,32 517,32 537,18 548,6 556,1 565,0 573,3 577,6 588,18 608,32 630,43 653,51 677,55 702,55 726,51 749,43 771,32 791,18 802,6 810,1 819,0">
          <text:p/>
        </draw:polygon>
        <draw:polygon draw:style-name="gr11" draw:text-style-name="P1" draw:layer="layout" svg:width="0.079cm" svg:height="0.081cm" svg:x="12.016cm" svg:y="25.423cm" svg:viewBox="0 0 80 82" draw:points="70,3 76,9 80,19 80,21 80,31 77,40 72,47 69,49 60,54 42,68 34,76 33,77 32,78 29,79 26,81 25,81 24,82 21,82 17,82 16,82 15,82 12,80 9,79 8,78 7,78 5,75 3,73 2,72 2,71 1,68 0,65 0,62 0,61 2,52 5,47 45,6 53,1 62,0">
          <text:p/>
        </draw:polygon>
        <draw:polygon draw:style-name="gr11" draw:text-style-name="P1" draw:layer="layout" svg:width="0.217cm" svg:height="1.795cm" svg:x="12.551cm" svg:y="23.73cm" svg:viewBox="0 0 218 1796" draw:points="64,0 65,0 68,1 71,2 72,3 74,4 76,6 78,8 80,10 88,24 101,42 118,58 136,71 155,82 176,91 197,97 201,97 209,100 215,107 218,115 217,124 212,131 172,171 167,178 166,180 164,183 158,197 155,211 155,273 153,282 148,289 145,291 136,296 118,310 101,326 88,343 77,363 68,383 62,405 59,427 59,449 62,471 67,488 68,493 77,513 88,533 101,550 118,566 136,580 145,585 152,591 155,600 155,603 155,1724 153,1733 148,1740 145,1742 136,1747 118,1761 101,1777 93,1788 86,1793 77,1796 69,1794 62,1788 61,1788 53,1777 37,1761 19,1747 9,1742 3,1736 0,1727 0,1724 0,54 2,45 5,40 39,6 47,1 53,0 62,0">
          <text:p/>
        </draw:polygon>
        <draw:polygon draw:style-name="gr11" draw:text-style-name="P1" draw:layer="layout" svg:width="0.154cm" svg:height="0.366cm" svg:x="12.246cm" svg:y="25.159cm" svg:viewBox="0 0 155 367" draw:points="146,3 152,9 155,18 155,20 155,295 153,304 148,311 146,313 136,318 118,332 102,348 94,359 87,364 78,367 70,365 63,359 62,359 54,348 38,332 20,318 11,313 3,307 0,298 0,295 0,135 2,126 5,121 121,6 129,1 138,0">
          <text:p/>
        </draw:polygon>
        <draw:polygon draw:style-name="gr11" draw:text-style-name="P1" draw:layer="layout" svg:width="0.827cm" svg:height="0.097cm" svg:x="14.012cm" svg:y="25.824cm" svg:viewBox="0 0 828 98" draw:points="817,2 824,7 828,15 828,24 824,33 821,36 810,45 794,61 780,78 775,88 769,94 760,98 757,98 70,98 61,96 55,90 53,88 49,81 47,77 33,60 17,44 7,36 2,29 0,20 1,11 7,4 15,0 20,0 809,0">
          <text:p/>
        </draw:polygon>
        <draw:polygon draw:style-name="gr11" draw:text-style-name="P1" draw:layer="layout" svg:width="1.509cm" svg:height="2.178cm" svg:x="12.835cm" svg:y="23.746cm" svg:viewBox="0 0 1510 2179" draw:points="758,0 762,1 763,2 766,4 769,6 769,7 770,7 772,10 773,14 774,15 774,19 774,23 774,24 772,27 771,31 770,32 769,33 765,38 765,39 761,45 755,59 752,73 752,108 750,116 745,123 737,127 733,127 719,127 713,128 699,133 688,142 679,153 674,167 673,173 673,392 674,398 679,412 688,423 692,426 699,432 713,437 719,438 938,438 942,437 944,437 958,432 969,423 972,420 974,418 975,416 977,416 978,414 981,414 983,413 985,413 987,412 989,413 992,413 994,413 996,414 998,415 1000,416 1001,418 1003,419 1004,421 1005,423 1006,425 1007,427 1007,432 1007,463 1005,472 1002,477 944,535 937,539 930,540 685,540 670,540 667,541 656,543 642,549 630,557 507,681 503,687 498,693 493,707 490,722 490,845 488,854 482,861 474,864 470,865 455,865 449,866 436,871 424,879 421,884 414,890 405,892 397,890 393,888 392,887 371,876 347,869 327,866 323,865 299,865 296,865 275,869 251,876 230,887 210,902 193,919 182,933 178,938 177,939 166,960 159,984 156,1001 155,1008 155,1062 156,1068 159,1086 166,1110 175,1127 177,1131 187,1144 193,1151 210,1168 230,1183 236,1189 238,1198 238,1199 238,1345 236,1353 230,1360 230,1361 212,1374 195,1391 179,1411 168,1432 161,1456 157,1480 157,1504 161,1528 168,1552 173,1560 179,1573 187,1584 195,1593 212,1610 232,1625 253,1636 277,1643 301,1647 325,1647 349,1643 373,1636 394,1625 414,1610 431,1593 446,1573 457,1552 464,1528 468,1504 468,1480 464,1456 457,1432 446,1411 431,1391 414,1374 396,1361 390,1354 388,1346 388,1345 388,1202 390,1194 396,1187 404,1183 412,1183 420,1187 424,1190 424,1191 433,1197 436,1199 449,1204 455,1205 675,1205 679,1205 681,1204 694,1199 706,1191 714,1179 719,1166 720,1160 720,910 719,904 719,903 714,891 711,886 706,879 694,871 681,866 675,865 660,865 651,863 644,857 641,849 640,845 640,768 642,760 646,754 703,697 710,693 717,692 977,692 991,689 1005,683 1012,679 1017,675 1141,550 1149,538 1155,524 1158,510 1158,495 1158,430 1160,421 1165,414 1166,414 1184,401 1195,389 1203,384 1212,383 1220,386 1224,389 1235,401 1255,415 1277,426 1300,434 1324,438 1349,438 1373,434 1396,426 1418,415 1438,401 1449,389 1451,388 1452,387 1454,386 1457,384 1458,384 1460,383 1463,383 1466,383 1467,384 1469,384 1471,385 1474,386 1476,388 1477,388 1489,401 1503,411 1504,411 1506,414 1508,417 1509,418 1509,422 1510,425 1510,426 1510,511 1508,520 1505,525 1470,560 1463,564 1456,565 1406,565 1391,565 1390,566 1377,568 1363,574 1351,582 1279,655 1271,667 1265,681 1264,689 1262,695 1262,710 1263,714 1264,718 1264,722 1264,845 1262,854 1257,861 1249,864 1245,865 1225,865 1219,866 1206,871 1194,879 1191,884 1184,890 1175,892 1167,890 1163,888 1162,887 1141,876 1117,869 1097,866 1093,865 1069,865 1066,865 1045,869 1021,876 1000,887 980,902 963,919 953,933 949,938 948,939 937,960 930,984 927,1001 926,1008 926,1062 927,1068 930,1086 937,1110 946,1127 948,1131 958,1144 963,1151 980,1168 998,1181 1004,1188 1006,1196 1006,1197 1006,1342 1004,1351 998,1358 982,1370 965,1387 950,1407 939,1428 932,1452 928,1473 928,1476 928,1500 929,1507 932,1524 939,1548 944,1558 950,1569 962,1586 965,1589 982,1606 1002,1621 1007,1623 1013,1629 1017,1637 1017,1646 1013,1654 1012,1655 1004,1663 996,1676 992,1692 992,2026 996,2042 1004,2055 1014,2065 1018,2072 1019,2081 1016,2090 1010,2096 1008,2097 988,2108 971,2122 955,2138 941,2155 936,2165 930,2171 921,2175 918,2175 475,2175 467,2173 460,2167 458,2165 455,2159 441,2142 425,2126 408,2112 388,2101 378,2097 368,2093 346,2087 324,2084 302,2084 280,2087 258,2093 238,2101 218,2112 201,2126 184,2142 170,2159 165,2169 164,2170 163,2171 161,2173 159,2175 157,2176 156,2177 153,2178 150,2179 147,2179 131,2179 123,2177 117,2173 6,2062 1,2054 0,2046 3,2037 9,2031 12,2029 21,2026 40,2015 58,2001 74,1985 87,1968 98,1948 107,1928 113,1906 116,1884 116,1862 113,1840 107,1818 98,1798 98,1797 87,1778 74,1761 58,1745 40,1731 30,1726 24,1720 21,1711 21,1708 21,587 23,578 28,571 30,569 40,564 58,550 74,534 87,517 98,497 107,477 113,455 116,433 116,411 113,389 107,367 98,347 97,345 87,327 82,321 74,310 58,294 40,280 30,275 29,274 28,273 26,271 24,269 23,267 23,266 22,263 21,260 21,257 21,242 23,233 26,228 41,213 48,209 55,208 123,208 137,205 151,199 159,194 163,191 350,5 357,1 364,0 754,0">
          <text:p/>
        </draw:polygon>
        <draw:polygon draw:style-name="gr11" draw:text-style-name="P1" draw:layer="layout" svg:width="2.124cm" svg:height="4.361cm" svg:x="14.761cm" svg:y="21.838cm" svg:viewBox="0 0 2125 4362" draw:points="2116,3 2122,9 2125,18 2125,20 2125,4343 2123,4351 2118,4358 2110,4362 2106,4362 221,4362 212,4360 205,4355 201,4347 201,4338 205,4330 212,4325 216,4323 227,4320 247,4312 267,4301 284,4287 300,4271 314,4254 314,4253 322,4239 325,4234 333,4214 339,4192 342,4170 342,4148 339,4126 333,4104 325,4084 314,4064 313,4063 300,4047 284,4031 273,4022 267,4017 266,4017 260,4011 257,4003 258,3994 262,3986 267,3983 267,3982 281,3975 292,3963 300,3950 304,3934 304,3599 300,3583 292,3570 281,3558 269,3552 263,3546 259,3537 260,3529 265,3521 267,3518 273,3514 290,3497 301,3483 892,3483 892,4218 897,4234 904,4247 916,4259 929,4266 945,4271 1994,4271 2010,4266 2023,4259 2035,4247 2042,4235 2042,4234 2047,4218 2047,3483 2042,3467 2035,3454 2023,3442 2010,3435 1994,3430 960,3430 945,3430 929,3435 916,3442 904,3454 897,3467 892,3483 301,3483 305,3477 316,3456 323,3432 327,3408 327,3384 323,3360 316,3336 305,3315 290,3295 273,3278 260,3268 254,3262 252,3253 252,3252 252,3104 254,3096 260,3089 260,3088 278,3075 295,3058 310,3038 321,3017 328,2993 332,2969 332,2915 328,2891 321,2867 310,2846 295,2826 278,2809 274,2806 263,2798 457,2798 457,3132 462,3148 469,3161 481,3173 494,3180 510,3185 910,3185 926,3180 939,3173 951,3161 958,3148 963,3132 963,2798 962,2794 960,2790 958,2782 951,2769 939,2757 926,2750 910,2745 525,2745 510,2745 494,2750 481,2757 469,2769 462,2782 457,2798 263,2798 258,2794 251,2791 237,2783 213,2776 193,2773 189,2772 165,2772 162,2772 141,2776 117,2783 96,2794 95,2795 87,2799 78,2798 70,2794 67,2791 66,2790 64,2786 60,2783 52,2778 39,2773 33,2772 19,2772 17,2771 15,2771 13,2770 11,2770 9,2769 7,2768 6,2766 4,2764 3,2762 2,2761 1,2758 0,2756 0,2752 0,2728 2,2719 5,2714 40,2679 47,2675 54,2674 119,2674 133,2671 147,2665 154,2660 155,2660 159,2657 231,2585 239,2573 245,2559 248,2545 248,2530 247,2527 246,2522 246,2518 246,2338 248,2330 253,2323 254,2322 273,2309 284,2297 292,2292 301,2291 309,2294 313,2297 322,2306 324,2309 325,2309 342,2322 348,2328 350,2337 350,2338 350,2458 351,2463 353,2472 359,2486 362,2491 366,2497 367,2498 493,2624 504,2635 511,2640 516,2643 530,2649 544,2652 1402,2652 1416,2649 1430,2643 1437,2639 1440,2636 1442,2635 1666,2411 1674,2406 1680,2405 1778,2405 1787,2407 1794,2413 1803,2425 1807,2431 1824,2448 1844,2463 1866,2474 1889,2481 1895,2482 1913,2485 1938,2485 1962,2481 1985,2474 2007,2463 2027,2448 2044,2431 2058,2411 2069,2390 2077,2366 2081,2342 2081,2318 2077,2294 2069,2270 2058,2249 2044,2229 2027,2212 2009,2199 2003,2192 2001,2184 2001,2183 2001,1969 2003,1960 2008,1953 2009,1953 2027,1940 2044,1923 2058,1903 2069,1881 2077,1858 2081,1834 2081,1809 2077,1785 2069,1762 2058,1740 2044,1720 2027,1703 2009,1690 2003,1684 2001,1675 2001,1674 2001,1460 2003,1452 2008,1445 2009,1444 2027,1431 2044,1414 2058,1394 2069,1373 2077,1349 2081,1325 2081,1301 2077,1278 2077,1277 2069,1253 2058,1232 2044,1212 2027,1195 2009,1182 2003,1175 2001,1167 2001,1166 2001,976 2000,971 1998,962 1992,948 1984,936 1973,925 1898,850 1821,773 1817,766 1816,759 1816,290 1818,281 1821,276 2091,6 2099,1 2108,0">
          <text:p/>
        </draw:polygon>
        <draw:polygon draw:style-name="gr11" draw:text-style-name="P1" draw:layer="layout" svg:width="0.961cm" svg:height="0.128cm" svg:x="13.943cm" svg:y="26.071cm" svg:viewBox="0 0 962 129" draw:points="835,2 842,8 844,10 849,20 863,37 879,53 896,67 916,79 936,87 947,90 955,94 960,102 962,110 960,119 954,126 946,129 942,129 19,129 11,127 4,122 0,114 0,105 4,97 11,92 14,90 29,86 49,78 65,68 69,66 86,52 102,36 116,19 121,10 127,4 135,0 138,0 826,0">
          <text:p/>
        </draw:polygon>
        <draw:polygon draw:style-name="gr11" draw:text-style-name="P1" draw:layer="layout" svg:width="0.704cm" svg:height="0.129cm" svg:x="13.188cm" svg:y="26.07cm" svg:viewBox="0 0 705 130" draw:points="567,0 568,0 571,1 574,2 575,4 577,5 579,7 581,9 583,11 588,21 602,38 618,54 635,68 655,79 675,87 690,91 698,95 703,103 705,111 702,120 697,127 689,130 685,130 19,130 10,128 4,123 0,115 0,106 4,98 10,93 13,92 14,91 34,83 54,72 71,58 87,42 101,25 109,11 115,5 123,0 126,0 565,0">
          <text:p/>
        </draw:polygon>
        <draw:polygon draw:style-name="gr11" draw:text-style-name="P1" draw:layer="layout" svg:width="0.991cm" svg:height="0.285cm" svg:x="12.116cm" svg:y="25.914cm" svg:viewBox="0 0 992 286" draw:points="620,2 625,5 763,143 771,148 775,152 789,157 804,160 818,160 866,160 875,162 882,168 884,170 889,180 903,197 919,213 936,227 956,238 976,246 977,247 984,250 990,258 992,266 990,276 983,283 975,286 971,286 19,286 11,284 4,279 0,271 0,266 0,19 2,11 7,4 15,0 19,0 611,0">
          <text:p/>
        </draw:polygon>
        <draw:polygon draw:style-name="gr11" draw:text-style-name="P1" draw:layer="layout" svg:width="7.999cm" svg:height="5.303cm" svg:x="4.218cm" svg:y="20.896cm" svg:viewBox="0 0 8000 5304" draw:points="7068,2 7075,7 7079,15 7079,24 7075,32 7073,34 6949,158 6945,164 6944,165 6943,167 6941,170 6935,184 6932,198 6932,476 6933,481 6935,490 6941,504 6942,506 6949,516 6999,567 7047,614 7051,621 7052,628 7052,2126 7052,2129 7051,2133 7051,2134 7050,2135 7047,2140 7037,2150 7029,2155 7023,2156 6041,2156 6032,2154 6027,2150 6026,2150 6023,2147 6019,2140 6018,2131 6021,2122 6023,2119 6024,2119 6027,2114 6034,2108 6042,2106 6043,2106 6163,2106 6178,2103 6191,2097 6196,2094 6204,2089 6284,2008 6292,1996 6298,1983 6301,1968 6301,1863 6302,1860 6302,1856 6302,1855 6303,1854 6307,1849 6321,1834 6329,1830 6335,1829 6369,1829 6378,1831 6385,1836 6388,1841 6389,1843 6402,1866 6418,1887 6436,1905 6457,1921 6480,1934 6504,1944 6529,1951 6555,1954 6582,1954 6608,1951 6633,1944 6657,1934 6680,1921 6701,1905 6719,1887 6735,1866 6748,1843 6758,1819 6765,1793 6769,1767 6769,1741 6765,1715 6758,1690 6748,1666 6735,1643 6719,1622 6701,1604 6698,1602 6680,1588 6657,1575 6657,1574 6656,1574 6649,1569 6644,1561 6644,1556 6644,1403 6646,1395 6651,1388 6656,1385 6657,1384 6680,1371 6701,1355 6719,1337 6735,1316 6748,1293 6758,1269 6765,1244 6769,1218 6769,1191 6765,1165 6758,1140 6748,1116 6735,1093 6719,1072 6701,1054 6693,1048 6680,1038 6657,1025 6633,1015 6608,1008 6582,1004 6555,1004 6529,1008 6504,1015 6480,1025 6457,1038 6436,1054 6418,1072 6402,1093 6389,1116 6379,1140 6372,1165 6368,1191 6368,1218 6372,1244 6379,1269 6389,1293 6402,1316 6416,1334 6418,1337 6436,1355 6457,1371 6480,1384 6481,1385 6488,1390 6493,1398 6493,1403 6493,1556 6492,1564 6486,1571 6481,1574 6480,1575 6470,1580 6457,1588 6436,1604 6418,1622 6402,1643 6389,1666 6383,1673 6376,1678 6370,1678 6288,1678 6285,1679 6274,1681 6260,1687 6259,1688 6248,1695 6167,1776 6163,1783 6159,1788 6154,1802 6151,1816 6151,1921 6150,1925 6150,1928 6149,1929 6149,1930 6145,1935 6130,1950 6123,1954 6116,1956 6043,1956 6034,1954 6027,1948 6027,1947 6026,1946 6024,1943 6023,1943 6023,1942 6019,1935 6018,1927 6021,1918 6023,1915 6026,1912 6037,1896 6046,1879 6052,1860 6056,1841 6056,1821 6053,1803 6052,1802 6050,1793 6046,1783 6040,1771 6038,1762 6040,1753 6045,1746 6046,1746 6050,1743 6068,1725 6082,1705 6094,1682 6102,1658 6106,1633 6106,1608 6102,1583 6094,1559 6082,1537 6068,1517 6050,1499 6030,1485 6029,1484 6007,1473 5983,1465 5969,1463 5958,1461 5803,1461 5795,1462 5778,1465 5754,1473 5732,1484 5711,1499 5693,1517 5679,1537 5667,1559 5659,1583 5659,1588 5655,1608 5655,1633 5656,1634 5659,1658 5667,1682 5679,1705 5693,1725 5711,1743 5715,1746 5721,1752 5723,1761 5721,1769 5721,1771 5717,1777 5715,1783 5709,1802 5708,1807 5705,1821 5705,1841 5706,1841 5709,1860 5715,1879 5719,1887 5724,1896 5724,1897 5735,1912 5738,1915 5738,1916 5739,1916 5740,1919 5742,1922 5742,1923 5743,1924 5743,1928 5743,1931 5743,1932 5743,1933 5742,1935 5740,1939 5739,1941 5738,1942 5737,1943 5734,1948 5731,1951 5727,1953 5727,1954 5723,1955 5719,1956 5718,1956 5211,1956 5203,1954 5196,1948 5195,1948 5194,1946 5180,1932 5179,1931 5169,1924 5163,1920 5145,1910 5125,1904 5114,1902 5105,1901 5025,1901 5019,1902 5004,1904 4985,1910 4967,1920 4950,1932 4936,1946 4924,1963 4914,1981 4908,2000 4907,2008 4905,2021 4905,2041 4905,2042 4908,2061 4914,2081 4924,2099 4927,2104 4933,2112 4936,2116 4937,2117 4938,2118 4939,2119 4940,2122 4942,2124 4942,2126 4942,2127 4942,2130 4943,2133 4942,2134 4942,2136 4941,2138 4940,2141 4938,2144 4937,2144 4936,2146 4934,2148 4934,2149 4931,2151 4928,2153 4927,2154 4923,2155 4919,2156 3674,2156 3665,2154 3660,2150 3659,2150 3656,2147 3656,2146 3655,2145 3653,2142 3652,2140 3652,2138 3651,2137 3651,2134 3651,2131 3651,2129 3651,2128 3653,2126 3654,2122 3655,2120 3656,2119 3657,2119 3657,2118 3660,2115 3663,2113 3664,2113 3665,2112 3668,2112 3672,2111 3673,2111 3807,2111 3822,2108 3835,2102 3842,2097 3848,2094 3928,2013 3936,2001 3942,1988 3943,1984 3945,1973 3945,1868 3946,1865 3946,1861 3946,1860 3947,1859 3951,1854 3965,1839 3973,1835 3979,1834 4017,1834 4025,1836 4032,1841 4034,1844 4047,1866 4057,1880 4063,1887 4081,1905 4102,1921 4125,1934 4149,1944 4174,1951 4200,1954 4227,1954 4253,1951 4278,1944 4302,1934 4325,1921 4346,1905 4364,1887 4380,1866 4393,1843 4403,1819 4410,1793 4414,1767 4414,1741 4410,1715 4403,1690 4393,1666 4380,1643 4364,1622 4346,1604 4343,1602 4325,1588 4302,1575 4302,1574 4301,1574 4294,1569 4289,1561 4289,1556 4289,1403 4291,1395 4296,1388 4301,1385 4302,1384 4325,1371 4346,1355 4364,1337 4380,1316 4393,1293 4403,1269 4410,1244 4414,1218 4414,1191 4410,1165 4403,1140 4393,1116 4380,1093 4364,1072 4346,1054 4338,1048 4325,1038 4302,1025 4278,1015 4253,1008 4227,1004 4200,1004 4174,1008 4149,1015 4125,1025 4102,1038 4081,1054 4063,1072 4047,1093 4034,1116 4024,1140 4017,1165 4013,1191 4013,1218 4017,1244 4024,1269 4034,1293 4047,1316 4061,1334 4063,1337 4081,1355 4102,1371 4125,1384 4126,1385 4133,1390 4138,1398 4138,1403 4138,1556 4137,1564 4131,1571 4126,1574 4125,1575 4115,1580 4102,1588 4081,1604 4063,1622 4047,1643 4034,1666 4031,1671 4026,1678 4019,1683 4013,1683 3932,1683 3929,1684 3918,1686 3904,1692 3902,1694 3892,1700 3811,1781 3808,1786 3807,1788 3803,1793 3798,1807 3795,1821 3795,1926 3794,1930 3794,1933 3793,1934 3793,1935 3789,1940 3774,1955 3767,1959 3760,1961 3679,1961 3671,1959 3664,1953 3663,1952 3657,1943 3656,1943 3656,1942 3652,1935 3651,1927 3654,1918 3656,1915 3659,1912 3670,1896 3679,1879 3685,1860 3689,1841 3689,1821 3686,1803 3685,1802 3683,1793 3679,1783 3673,1771 3671,1762 3673,1753 3678,1746 3679,1746 3683,1743 3701,1725 3715,1705 3727,1682 3735,1658 3739,1633 3739,1608 3735,1583 3727,1559 3715,1537 3701,1517 3683,1499 3663,1485 3662,1484 3640,1473 3616,1465 3602,1463 3591,1461 3436,1461 3428,1462 3411,1465 3387,1473 3365,1484 3344,1499 3326,1517 3312,1537 3300,1559 3292,1583 3292,1588 3288,1608 3288,1633 3289,1634 3292,1658 3300,1682 3312,1705 3326,1725 3344,1743 3348,1746 3354,1752 3356,1761 3354,1769 3354,1771 3350,1777 3348,1783 3342,1802 3341,1807 3338,1821 3338,1841 3339,1841 3342,1860 3348,1879 3352,1887 3357,1896 3357,1897 3368,1912 3371,1915 3371,1916 3372,1916 3373,1919 3375,1922 3375,1923 3376,1924 3376,1928 3376,1931 3376,1932 3376,1933 3375,1935 3373,1939 3372,1941 3371,1942 3370,1943 3367,1948 3364,1951 3360,1953 3360,1954 3356,1955 3352,1956 3351,1956 2856,1956 2848,1954 2841,1948 2840,1948 2839,1946 2825,1932 2824,1931 2814,1924 2808,1920 2790,1910 2770,1904 2759,1902 2750,1901 2670,1901 2664,1902 2649,1904 2630,1910 2612,1920 2595,1932 2581,1946 2569,1963 2559,1981 2553,2000 2552,2008 2550,2021 2550,2041 2550,2042 2553,2061 2559,2081 2569,2099 2572,2104 2578,2112 2581,2116 2582,2117 2583,2118 2584,2119 2585,2122 2587,2124 2587,2126 2587,2127 2587,2130 2588,2133 2587,2134 2587,2136 2586,2138 2585,2141 2583,2144 2582,2144 2581,2146 2579,2149 2578,2149 2575,2152 2572,2154 2571,2155 2568,2155 2564,2156 2563,2156 1343,2156 1334,2154 1329,2150 1328,2151 1325,2148 1321,2140 1320,2131 1323,2123 1325,2120 1325,2119 1326,2119 1329,2115 1336,2109 1344,2107 1345,2107 1460,2107 1474,2104 1489,2098 1495,2094 1499,2091 1501,2090 1582,2009 1590,1997 1596,1983 1596,1981 1599,1969 1599,1864 1599,1861 1600,1857 1600,1856 1601,1855 1604,1850 1619,1835 1626,1831 1633,1829 1657,1829 1665,1831 1672,1837 1675,1842 1675,1843 1689,1866 1699,1880 1705,1887 1723,1905 1744,1921 1767,1934 1791,1944 1816,1951 1842,1954 1868,1954 1894,1951 1920,1944 1944,1934 1967,1921 1987,1905 2006,1887 2022,1866 2035,1843 2045,1819 2052,1793 2055,1767 2055,1741 2052,1715 2045,1690 2035,1666 2022,1643 2006,1622 1987,1604 1985,1602 1967,1588 1944,1575 1944,1574 1943,1574 1935,1569 1931,1561 1930,1556 1930,1403 1932,1395 1938,1388 1943,1385 1944,1384 1967,1371 1987,1355 2006,1337 2022,1316 2035,1293 2045,1269 2052,1244 2055,1218 2055,1191 2052,1165 2045,1140 2035,1116 2022,1093 2006,1072 1987,1054 1980,1048 1967,1038 1944,1025 1920,1015 1894,1008 1868,1004 1842,1004 1816,1008 1791,1015 1767,1025 1744,1038 1723,1054 1705,1072 1689,1093 1675,1116 1665,1140 1659,1165 1655,1191 1655,1218 1659,1244 1665,1269 1675,1293 1689,1316 1703,1334 1705,1337 1723,1355 1744,1371 1767,1384 1768,1385 1775,1390 1779,1398 1780,1403 1780,1556 1778,1564 1773,1571 1768,1574 1767,1575 1757,1580 1744,1588 1723,1604 1705,1622 1689,1643 1675,1666 1675,1667 1670,1674 1662,1679 1657,1679 1586,1679 1583,1680 1572,1682 1558,1688 1555,1690 1546,1696 1464,1777 1461,1782 1457,1788 1456,1789 1450,1803 1447,1817 1447,1922 1447,1925 1446,1929 1446,1930 1445,1931 1442,1936 1427,1951 1420,1955 1413,1956 1345,1956 1336,1954 1329,1949 1329,1948 1328,1947 1326,1944 1325,1944 1325,1943 1321,1936 1320,1927 1323,1919 1325,1915 1328,1913 1339,1897 1348,1880 1354,1861 1358,1841 1358,1822 1355,1807 1354,1802 1352,1793 1348,1783 1342,1771 1340,1763 1342,1754 1347,1747 1348,1746 1352,1744 1370,1726 1384,1705 1396,1683 1404,1659 1408,1634 1408,1609 1404,1584 1396,1560 1384,1538 1370,1517 1352,1499 1331,1485 1309,1473 1285,1465 1271,1463 1260,1461 1105,1461 1097,1463 1080,1465 1056,1473 1034,1485 1013,1499 995,1517 981,1538 969,1560 961,1584 957,1609 957,1634 959,1646 961,1659 969,1683 981,1705 988,1715 995,1726 1013,1744 1017,1746 1023,1753 1025,1761 1023,1770 1023,1771 1017,1783 1011,1802 1007,1822 1007,1841 1011,1861 1017,1880 1026,1897 1037,1913 1040,1915 1040,1916 1041,1917 1042,1920 1044,1923 1044,1924 1045,1925 1045,1928 1045,1932 1045,1933 1045,1934 1044,1935 1042,1940 1041,1942 1040,1943 1039,1944 1036,1948 1036,1949 1033,1951 1029,1954 1025,1955 1021,1956 1020,1956 696,1956 693,1957 498,1957 489,1955 482,1949 481,1948 480,1946 465,1932 455,1924 449,1920 431,1910 411,1904 400,1902 391,1901 310,1901 304,1902 290,1904 271,1910 252,1920 236,1932 221,1946 209,1963 200,1981 194,2000 193,2008 191,2021 191,2041 191,2042 194,2061 200,2081 209,2099 213,2104 219,2112 221,2116 223,2117 227,2124 228,2133 225,2141 223,2145 221,2146 209,2163 200,2181 194,2200 192,2213 191,2221 191,2241 192,2253 194,2261 200,2281 209,2299 214,2306 221,2316 236,2330 246,2338 252,2342 256,2344 260,2346 261,2347 264,2348 265,2349 266,2350 268,2352 270,2353 271,2355 272,2356 273,2359 275,2361 275,2363 275,2364 275,2365 276,2367 276,3540 274,3549 268,3556 265,3558 252,3564 236,3576 221,3591 209,3607 200,3626 194,3645 192,3657 191,3665 191,3686 192,3698 194,3706 200,3725 209,3744 220,3758 221,3760 223,3761 227,3769 228,3778 225,3786 223,3790 221,3791 209,3807 200,3826 194,3845 192,3858 191,3865 191,3886 191,3890 194,3906 200,3925 209,3944 214,3950 221,3960 236,3975 246,3982 252,3987 271,3996 290,4002 310,4006 391,4006 411,4002 431,3996 449,3987 465,3975 480,3960 481,3959 488,3953 496,3951 497,3951 960,3951 961,3951 965,3952 969,3953 971,3954 976,3958 976,3959 980,3963 981,3964 982,3965 983,3968 985,3971 985,3972 985,3973 985,3977 986,3980 985,3981 985,3982 984,3985 983,3988 982,3990 981,3990 981,3991 980,3992 978,3994 966,4010 957,4027 951,4046 948,4066 948,4085 951,4105 957,4124 963,4136 965,4144 964,4153 958,4160 957,4161 954,4163 936,4181 921,4202 910,4224 902,4248 901,4257 898,4273 898,4298 899,4306 902,4323 910,4347 921,4369 925,4375 936,4390 954,4408 974,4422 997,4434 1021,4442 1045,4446 1201,4446 1225,4442 1249,4434 1272,4422 1292,4408 1310,4390 1325,4369 1336,4347 1344,4323 1348,4298 1348,4273 1344,4248 1336,4224 1325,4202 1310,4181 1292,4163 1289,4161 1283,4154 1281,4146 1282,4137 1283,4136 1289,4124 1295,4105 1298,4085 1298,4066 1297,4058 1295,4046 1294,4045 1289,4027 1280,4010 1268,3994 1266,3992 1265,3991 1265,3990 1263,3987 1261,3984 1261,3983 1261,3982 1261,3979 1260,3975 1261,3974 1261,3973 1262,3972 1263,3967 1264,3965 1265,3964 1266,3963 1270,3958 1273,3956 1276,3953 1277,3953 1281,3952 1285,3950 1286,3950 1350,3950 1359,3952 1364,3956 1379,3971 1383,3978 1384,3985 1384,4090 1385,4091 1387,4104 1393,4118 1396,4123 1401,4130 1471,4200 1482,4211 1495,4219 1509,4225 1523,4228 1661,4228 1670,4230 1677,4235 1679,4237 1689,4255 1691,4258 1705,4276 1723,4294 1739,4306 1744,4310 1767,4323 1768,4324 1775,4329 1779,4337 1780,4342 1780,4547 1778,4556 1773,4563 1768,4566 1767,4566 1760,4570 1744,4579 1723,4595 1705,4614 1689,4635 1675,4657 1665,4682 1659,4707 1655,4733 1655,4759 1658,4782 1659,4785 1665,4810 1667,4814 1675,4835 1689,4857 1690,4859 1705,4878 1723,4897 1744,4913 1767,4926 1791,4936 1816,4943 1842,4946 1868,4946 1894,4943 1920,4936 1944,4926 1967,4913 1987,4897 2006,4878 2022,4857 2035,4835 2045,4810 2052,4785 2055,4759 2055,4733 2052,4707 2045,4682 2035,4657 2022,4635 2006,4614 1987,4595 1978,4588 1967,4579 1944,4566 1943,4566 1935,4561 1931,4553 1930,4547 1930,4342 1932,4334 1938,4327 1943,4324 1944,4323 1967,4310 1987,4294 2006,4276 2022,4255 2035,4232 2045,4208 2052,4183 2055,4157 2055,4130 2052,4104 2045,4079 2035,4055 2022,4032 2006,4011 1987,3993 1975,3983 1967,3977 1944,3964 1920,3954 1894,3947 1868,3943 1842,3943 1816,3947 1791,3954 1767,3964 1744,3977 1723,3993 1705,4011 1689,4032 1675,4055 1671,4065 1666,4072 1658,4077 1653,4077 1570,4077 1567,4077 1563,4076 1562,4076 1561,4075 1556,4072 1541,4057 1537,4050 1536,4043 1536,3938 1534,3931 1533,3924 1527,3910 1524,3906 1520,3899 1519,3899 1519,3898 1437,3817 1429,3812 1425,3809 1414,3804 1411,3803 1402,3801 1397,3800 1285,3800 1281,3799 1277,3798 1275,3797 1270,3793 1270,3792 1266,3788 1265,3787 1264,3786 1263,3783 1261,3780 1261,3779 1261,3778 1261,3774 1260,3771 1261,3770 1261,3769 1262,3766 1263,3763 1264,3761 1265,3761 1265,3760 1266,3759 1268,3757 1269,3756 1269,3757 1275,3752 1283,3751 2564,3751 2568,3751 2572,3752 2572,3753 2579,3758 2581,3760 2582,3762 2583,3763 2585,3766 2587,3769 2587,3770 2587,3774 2588,3778 2587,3778 2587,3779 2586,3783 2585,3786 2584,3787 2583,3788 2582,3790 2581,3791 2569,3807 2559,3826 2553,3845 2551,3858 2550,3865 2550,3886 2551,3890 2553,3906 2559,3925 2569,3944 2574,3950 2581,3960 2595,3975 2606,3982 2612,3987 2630,3996 2649,4002 2670,4006 2750,4006 2770,4002 2790,3996 2808,3987 2825,3975 2839,3960 2840,3959 2847,3953 2855,3951 2856,3951 3353,3951 3357,3952 3362,3953 3364,3954 3369,3958 3369,3959 3372,3963 3373,3964 3374,3965 3376,3968 3377,3971 3377,3972 3378,3973 3378,3977 3378,3980 3378,3981 3378,3982 3376,3985 3375,3988 3374,3990 3373,3991 3373,3992 3370,3994 3359,4010 3350,4027 3344,4046 3340,4066 3340,4085 3344,4105 3350,4124 3356,4136 3358,4144 3356,4153 3351,4160 3350,4161 3346,4163 3328,4181 3314,4202 3302,4224 3294,4248 3293,4257 3290,4273 3290,4298 3292,4306 3294,4323 3302,4347 3314,4369 3318,4375 3328,4390 3346,4408 3367,4422 3389,4434 3413,4442 3438,4446 3593,4446 3618,4442 3642,4434 3664,4422 3685,4408 3703,4390 3717,4369 3729,4347 3737,4323 3741,4298 3741,4273 3737,4248 3729,4224 3717,4202 3703,4181 3685,4163 3681,4161 3675,4154 3673,4146 3675,4137 3675,4136 3681,4124 3687,4105 3691,4085 3691,4066 3689,4058 3687,4046 3687,4045 3681,4027 3672,4010 3661,3994 3658,3992 3658,3991 3657,3990 3656,3987 3654,3984 3654,3983 3653,3982 3653,3979 3653,3975 3653,3974 3653,3973 3654,3972 3656,3967 3657,3965 3658,3964 3659,3963 3661,3959 3662,3959 3665,3957 3668,3954 3669,3954 3673,3953 3677,3951 3740,3951 3749,3953 3754,3957 3769,3972 3773,3979 3774,3986 3774,4091 3777,4105 3782,4116 3783,4119 3784,4121 3791,4130 3791,4131 3861,4201 3872,4212 3884,4220 3898,4226 3912,4229 4020,4229 4029,4231 4036,4236 4037,4238 4047,4255 4049,4258 4063,4276 4081,4294 4097,4306 4102,4310 4125,4323 4126,4324 4133,4329 4138,4337 4138,4342 4138,4547 4137,4556 4131,4563 4126,4566 4125,4566 4118,4570 4102,4579 4081,4595 4063,4614 4047,4635 4034,4657 4024,4682 4017,4707 4013,4733 4013,4759 4016,4782 4017,4785 4024,4810 4025,4814 4034,4835 4047,4857 4048,4859 4063,4878 4081,4897 4102,4913 4125,4926 4149,4936 4174,4943 4200,4946 4227,4946 4253,4943 4278,4936 4302,4926 4325,4913 4346,4897 4364,4878 4380,4857 4393,4835 4403,4810 4410,4785 4414,4759 4414,4733 4410,4707 4403,4682 4393,4657 4380,4635 4364,4614 4346,4595 4336,4588 4325,4579 4302,4566 4301,4566 4294,4561 4289,4553 4289,4547 4289,4342 4291,4334 4296,4327 4301,4324 4302,4323 4325,4310 4346,4294 4364,4276 4380,4255 4393,4232 4403,4208 4410,4183 4414,4157 4414,4130 4410,4104 4403,4079 4393,4055 4380,4032 4364,4011 4346,3993 4333,3983 4325,3977 4302,3964 4278,3954 4253,3947 4227,3943 4200,3943 4174,3947 4149,3954 4125,3964 4102,3977 4081,3993 4063,4011 4047,4032 4034,4055 4029,4066 4024,4073 4016,4078 4011,4078 3959,4078 3956,4078 3952,4077 3951,4077 3950,4076 3945,4073 3930,4058 3926,4051 3925,4044 3925,3939 3923,3932 3922,3925 3916,3911 3912,3905 3908,3899 3827,3818 3818,3812 3815,3810 3805,3806 3801,3804 3792,3802 3787,3801 3679,3801 3678,3801 3674,3800 3670,3799 3668,3797 3663,3794 3663,3793 3659,3788 3658,3787 3657,3786 3655,3783 3654,3780 3654,3779 3653,3777 3653,3774 3653,3771 3653,3770 3653,3769 3655,3766 3656,3763 3657,3761 3658,3760 3658,3759 3661,3757 3661,3756 3662,3757 3668,3752 3676,3751 4205,3751 4214,3753 4219,3756 4551,4088 4562,4099 4574,4107 4588,4113 4602,4116 4919,4116 4927,4118 4934,4123 4935,4124 4936,4125 4950,4140 4958,4146 4967,4152 4985,4161 5004,4167 5025,4171 5105,4171 5125,4167 5145,4161 5155,4156 5163,4152 5180,4140 5194,4125 5195,4124 5202,4118 5210,4116 5211,4116 5682,4116 5691,4118 5698,4123 5702,4131 5702,4140 5698,4148 5696,4150 5690,4156 5686,4161 5676,4174 5666,4195 5659,4217 5656,4236 5655,4239 5655,4262 5656,4265 5659,4284 5666,4306 5676,4327 5690,4345 5706,4361 5724,4375 5745,4385 5767,4392 5789,4396 5972,4396 5994,4392 6016,4385 6037,4375 6055,4361 6071,4345 6085,4327 6095,4306 6102,4284 6106,4262 6106,4239 6102,4217 6095,4195 6085,4174 6071,4156 6055,4140 6043,4131 6038,4125 6035,4116 6037,4108 6037,4106 6038,4104 6046,4089 6052,4070 6053,4066 6055,4055 6056,4050 6056,4031 6055,4029 6052,4011 6052,4010 6046,3993 6037,3975 6028,3962 6025,3954 6025,3945 6029,3937 6036,3932 6044,3930 6103,3930 6106,3931 6110,3932 6111,3932 6112,3932 6117,3936 6132,3951 6136,3958 6137,3965 6137,4070 6138,4072 6140,4084 6146,4098 6147,4099 6154,4110 6224,4180 6235,4191 6247,4199 6261,4205 6275,4208 6365,4208 6374,4210 6381,4215 6384,4220 6389,4232 6402,4255 6406,4261 6418,4276 6436,4294 6452,4306 6457,4310 6480,4323 6481,4324 6488,4329 6493,4337 6493,4342 6493,4547 6492,4556 6486,4563 6481,4566 6480,4566 6473,4570 6457,4579 6436,4595 6418,4614 6402,4635 6389,4657 6379,4682 6372,4707 6368,4733 6368,4759 6371,4782 6372,4785 6379,4810 6380,4814 6389,4835 6402,4857 6403,4859 6418,4878 6436,4897 6457,4913 6480,4926 6504,4936 6529,4943 6555,4946 6582,4946 6608,4943 6633,4936 6657,4926 6680,4913 6701,4897 6719,4878 6735,4857 6748,4835 6758,4810 6765,4785 6769,4759 6769,4733 6765,4707 6758,4682 6748,4657 6735,4635 6719,4614 6701,4595 6691,4588 6680,4579 6657,4566 6656,4566 6649,4561 6644,4553 6644,4547 6644,4342 6646,4334 6651,4327 6656,4324 6657,4323 6680,4310 6701,4294 6719,4276 6735,4255 6748,4232 6758,4208 6765,4183 6769,4157 6769,4130 6765,4104 6758,4079 6748,4055 6735,4032 6719,4011 6701,3993 6688,3983 6680,3977 6657,3964 6633,3954 6608,3947 6582,3943 6555,3943 6529,3947 6504,3954 6480,3964 6457,3977 6436,3993 6418,4011 6402,4032 6393,4047 6387,4054 6379,4057 6376,4057 6322,4057 6319,4057 6315,4056 6314,4056 6313,4055 6308,4052 6293,4037 6289,4030 6288,4023 6288,3918 6286,3912 6285,3904 6279,3890 6275,3884 6271,3878 6238,3845 6190,3797 6182,3791 6178,3789 6166,3784 6164,3783 6151,3781 6150,3780 6054,3780 6045,3778 6038,3773 6038,3772 6037,3771 6036,3770 6024,3753 6022,3751 6021,3750 6020,3747 6019,3745 6019,3743 6018,3742 6018,3739 6018,3736 6018,3735 6018,3733 6020,3731 6021,3728 6022,3726 6023,3725 6023,3724 6026,3722 6037,3706 6046,3689 6052,3670 6056,3650 6056,3631 6055,3626 6052,3611 6049,3601 6046,3593 6040,3580 6038,3572 6040,3563 6045,3556 6046,3555 6050,3553 6068,3535 6082,3514 6094,3492 6102,3468 6106,3443 6106,3418 6102,3393 6094,3369 6082,3347 6068,3326 6050,3308 6037,3299 6029,3294 6007,3282 5983,3274 5967,3272 5958,3270 5803,3270 5795,3272 5778,3274 5754,3282 5732,3294 5711,3308 5693,3326 5679,3347 5667,3369 5659,3393 5658,3401 5655,3418 5655,3443 5658,3457 5659,3468 5667,3492 5679,3514 5680,3516 5693,3535 5711,3553 5715,3555 5721,3562 5723,3570 5721,3579 5721,3580 5715,3593 5709,3611 5705,3631 5705,3650 5709,3670 5715,3689 5721,3700 5724,3706 5726,3709 5735,3722 5738,3724 5738,3725 5739,3726 5740,3729 5742,3732 5742,3733 5743,3734 5743,3737 5743,3741 5743,3742 5743,3743 5742,3744 5740,3749 5739,3751 5738,3752 5737,3753 5734,3757 5734,3758 5731,3760 5727,3763 5723,3764 5719,3765 5718,3765 5211,3765 5203,3764 5196,3758 5195,3757 5194,3756 5180,3741 5169,3734 5163,3729 5145,3720 5125,3714 5112,3712 5105,3710 5025,3710 5019,3711 5004,3714 4985,3720 4967,3729 4950,3741 4936,3756 4924,3772 4914,3791 4908,3810 4905,3830 4905,3851 4908,3871 4914,3890 4924,3909 4936,3925 4937,3926 4938,3928 4939,3929 4940,3931 4942,3934 4942,3935 4942,3937 4942,3940 4943,3943 4942,3944 4942,3946 4941,3948 4940,3951 4938,3953 4937,3954 4936,3956 4934,3958 4931,3961 4928,3963 4927,3963 4927,3964 4923,3964 4919,3965 4649,3965 4640,3964 4635,3960 4466,3791 4292,3617 4284,3611 4280,3609 4277,3608 4276,3607 4273,3605 4271,3603 4270,3602 4269,3601 4268,3598 4266,3595 4266,3594 4266,3593 4266,3590 4266,3586 4266,3585 4266,3584 4268,3581 4269,3578 4270,3577 4271,3576 4273,3575 4276,3572 4278,3571 4302,3561 4325,3548 4346,3532 4364,3514 4380,3493 4393,3470 4396,3463 4402,3456 4409,3451 4415,3451 4418,3451 4432,3448 4446,3442 4451,3439 4458,3434 4661,3231 4668,3227 4675,3226 6084,3226 6093,3228 6098,3231 6301,3434 6305,3437 6313,3442 6319,3444 6320,3445 6323,3446 6327,3448 6338,3450 6341,3451 6356,3451 6367,3451 6376,3453 6383,3458 6386,3463 6389,3470 6402,3493 6411,3505 6418,3514 6436,3532 6457,3548 6480,3561 6504,3571 6529,3578 6555,3582 6582,3582 6608,3578 6633,3571 6657,3561 6680,3548 6701,3532 6719,3514 6735,3493 6748,3470 6749,3469 6754,3462 6762,3457 6767,3457 6822,3457 6831,3459 6836,3462 6906,3532 6974,3600 6985,3611 6997,3619 7011,3625 7025,3628 7957,3628 7960,3628 7964,3629 7965,3629 7966,3630 7971,3633 7995,3657 7999,3664 8000,3671 8000,4073 7998,4082 7995,4087 7804,4278 7800,4284 7799,4285 7798,4287 7796,4290 7790,4304 7787,4318 7787,4370 7785,4379 7782,4384 7665,4501 7662,4505 7660,4508 7659,4510 7657,4513 7651,4527 7648,4541 7648,4819 7651,4833 7657,4847 7660,4851 7665,4859 7736,4930 7741,4937 7742,4946 7739,4955 7732,4961 7724,4964 7722,4964 7225,4964 7209,4968 7196,4976 7184,4987 7177,5001 7172,5016 7172,5285 7170,5293 7165,5300 7157,5304 7153,5304 19,5304 11,5302 4,5297 0,5289 0,5285 0,4830 50,4830 50,5164 55,5180 62,5193 74,5205 87,5212 103,5217 1152,5217 1168,5212 1175,5208 1181,5205 1193,5193 1200,5180 1205,5164 1205,4830 1200,4814 1193,4801 1181,4789 1168,4782 1152,4777 118,4777 103,4777 87,4782 74,4789 62,4801 55,4814 50,4830 0,4830 0,1167 110,1167 110,1757 114,1773 122,1786 133,1798 147,1805 162,1810 497,1810 512,1805 526,1798 537,1786 542,1777 545,1773 549,1757 549,1167 548,1165 547,1158 545,1152 537,1138 526,1127 512,1119 497,1115 178,1115 162,1115 147,1119 133,1127 122,1138 114,1152 110,1167 0,1167 0,754 938,754 938,1160 942,1176 950,1189 961,1201 975,1208 990,1213 1325,1213 1340,1208 1354,1201 1365,1189 1373,1176 1377,1160 1377,754 1373,739 1365,725 1354,714 1340,706 1325,702 1006,702 990,702 975,706 961,714 950,725 942,739 938,754 0,754 0,461 1621,461 1621,908 1626,923 1633,937 1645,948 1658,956 1674,960 2008,960 2024,956 2037,948 2049,937 2055,925 2056,923 2061,908 2061,807 2116,807 2116,1746 2121,1762 2128,1775 2140,1787 2153,1794 2169,1799 2471,1799 2487,1794 2500,1787 2512,1775 2518,1765 2519,1762 2524,1746 2524,807 2519,791 2512,778 2500,766 2487,759 2471,754 2184,754 2169,754 2153,759 2140,766 2128,778 2121,791 2116,807 2061,807 2061,461 2056,446 2049,432 2037,421 2024,413 2008,409 1689,409 1674,409 1658,413 1645,421 1633,432 1626,446 1621,461 0,461 0,447 2,439 7,432 15,428 24,428 32,432 35,435 47,447 60,454 76,459 1125,459 1141,454 1142,454 1153,447 1154,447 1166,435 1173,422 1178,406 1178,215 6308,215 6308,549 6313,565 6320,578 6332,590 6345,597 6361,602 6760,602 6776,597 6789,590 6801,578 6808,566 6808,565 6813,549 6813,215 6808,199 6801,186 6789,174 6776,167 6760,162 6376,162 6361,162 6345,167 6332,174 6320,186 6313,199 6308,215 1178,215 1178,72 1173,56 1166,43 1156,34 1152,26 1151,17 1154,9 1160,3 1168,0 1171,0 7059,0">
          <text:p/>
        </draw:polygon>
        <draw:path draw:style-name="gr8" draw:text-style-name="P3" draw:layer="layout" svg:width="0.1cm" svg:height="0.1cm" svg:x="11.752cm" svg:y="21.146cm" svg:viewBox="0 0 101 101" svg:d="M0 50c0-28 24-50 52-50 27 0 49 22 49 50s-22 51-49 51c-28 0-52-23-52-51z">
          <text:p/>
        </draw:path>
        <draw:path draw:style-name="gr8" draw:text-style-name="P3" draw:layer="layout" svg:width="0.1cm" svg:height="0.1cm" svg:x="5.351cm" svg:y="23.287cm" svg:viewBox="0 0 101 101" svg:d="M0 50c0-28 22-50 49-50 29 0 52 22 52 50s-23 51-52 51c-27 0-49-23-49-51z">
          <text:p/>
        </draw:path>
        <draw:path draw:style-name="gr8" draw:text-style-name="P3" draw:layer="layout" svg:width="0.149cm" svg:height="0.151cm" svg:x="5.326cm" svg:y="22.441cm" svg:viewBox="0 0 150 152" svg:d="M0 76c0-42 34-76 75-76 42 0 75 34 75 76 0 41-33 76-75 76-41 0-75-35-75-76z">
          <text:p/>
        </draw:path>
        <draw:path draw:style-name="gr8" draw:text-style-name="P3" draw:layer="layout" svg:width="0.1cm" svg:height="0.1cm" svg:x="5.351cm" svg:y="23.076cm" svg:viewBox="0 0 101 101" svg:d="M0 52c0-29 22-52 49-52 29 0 52 23 52 52 0 27-23 49-52 49-27 0-49-22-49-49z">
          <text:p/>
        </draw:path>
        <draw:path draw:style-name="gr8" draw:text-style-name="P3" draw:layer="layout" svg:width="0.1cm" svg:height="0.099cm" svg:x="5.351cm" svg:y="22.877cm" svg:viewBox="0 0 101 100" svg:d="M0 50c0-28 22-50 49-50 29 0 52 22 52 50s-23 50-52 50c-27 0-49-22-49-50z">
          <text:p/>
        </draw:path>
        <draw:path draw:style-name="gr8" draw:text-style-name="P3" draw:layer="layout" svg:width="0.1cm" svg:height="0.1cm" svg:x="5.351cm" svg:y="22.677cm" svg:viewBox="0 0 101 101" svg:d="M0 50c0-28 22-50 49-50 29 0 52 22 52 50s-23 51-52 51c-27 0-49-23-49-51z">
          <text:p/>
        </draw:path>
        <draw:path draw:style-name="gr8" draw:text-style-name="P3" draw:layer="layout" svg:width="0.1cm" svg:height="0.1cm" svg:x="13.349cm" svg:y="24.73cm" svg:viewBox="0 0 101 101" svg:d="M0 50c0-28 22-50 50-50s51 22 51 50c0 29-23 51-51 51s-50-22-50-51z">
          <text:p/>
        </draw:path>
        <draw:path draw:style-name="gr8" draw:text-style-name="P3" draw:layer="layout" svg:width="0.1cm" svg:height="0.1cm" svg:x="13.095cm" svg:y="24.73cm" svg:viewBox="0 0 101 101" svg:d="M0 50c0-28 22-50 51-50 28 0 50 22 50 50 0 29-22 51-50 51-29 0-51-22-51-51z">
          <text:p/>
        </draw:path>
        <draw:path draw:style-name="gr8" draw:text-style-name="P3" draw:layer="layout" svg:width="0.1cm" svg:height="0.1cm" svg:x="8.381cm" svg:y="24.227cm" svg:viewBox="0 0 101 101" svg:d="M0 49c0-27 23-49 51-49 27 0 50 22 50 49 0 28-23 52-50 52-28 0-51-24-51-52z">
          <text:p/>
        </draw:path>
        <draw:path draw:style-name="gr8" draw:text-style-name="P3" draw:layer="layout" svg:width="0.1cm" svg:height="0.1cm" svg:x="8.381cm" svg:y="24.989cm" svg:viewBox="0 0 101 101" svg:d="M0 50c0-27 23-50 51-50 27 0 50 23 50 50 0 28-23 51-50 51-28 0-51-23-51-51z">
          <text:p/>
        </draw:path>
        <draw:path draw:style-name="gr8" draw:text-style-name="P3" draw:layer="layout" svg:width="0.1cm" svg:height="0.1cm" svg:x="7.683cm" svg:y="24.311cm" svg:viewBox="0 0 101 101" svg:d="M0 49c0-27 23-49 50-49 28 0 51 22 51 49 0 28-23 52-51 52-27 0-50-24-50-52z">
          <text:p/>
        </draw:path>
        <draw:path draw:style-name="gr8" draw:text-style-name="P3" draw:layer="layout" svg:width="0.149cm" svg:height="0.149cm" svg:x="7.658cm" svg:y="25.106cm" svg:viewBox="0 0 150 150" svg:d="M0 75c0-42 33-75 74-75 43 0 76 33 76 75 0 41-33 75-76 75-41 0-74-34-74-75z">
          <text:p/>
        </draw:path>
        <draw:path draw:style-name="gr8" draw:text-style-name="P3" draw:layer="layout" svg:width="0.1cm" svg:height="0.1cm" svg:x="7.683cm" svg:y="24.52cm" svg:viewBox="0 0 101 101" svg:d="M0 51c0-28 23-51 50-51 28 0 51 23 51 51 0 27-23 50-51 50-27 0-50-23-50-50z">
          <text:p/>
        </draw:path>
        <draw:path draw:style-name="gr8" draw:text-style-name="P3" draw:layer="layout" svg:width="0.1cm" svg:height="0.1cm" svg:x="7.683cm" svg:y="24.72cm" svg:viewBox="0 0 101 101" svg:d="M0 51c0-28 23-51 50-51 28 0 51 23 51 51 0 27-23 50-51 50-27 0-50-23-50-50z">
          <text:p/>
        </draw:path>
        <draw:path draw:style-name="gr8" draw:text-style-name="P3" draw:layer="layout" svg:width="0.1cm" svg:height="0.1cm" svg:x="7.683cm" svg:y="24.92cm" svg:viewBox="0 0 101 101" svg:d="M0 51c0-28 23-51 50-51 28 0 51 23 51 51 0 27-23 50-51 50-27 0-50-23-50-50z">
          <text:p/>
        </draw:path>
        <draw:path draw:style-name="gr8" draw:text-style-name="P3" draw:layer="layout" svg:width="0.1cm" svg:height="0.1cm" svg:x="16.17cm" svg:y="21.524cm" svg:viewBox="0 0 101 101" svg:d="M0 51c0-28 22-51 51-51 27 0 50 23 50 51s-23 50-50 50c-29 0-51-22-51-50z">
          <text:p/>
        </draw:path>
        <draw:path draw:style-name="gr8" draw:text-style-name="P3" draw:layer="layout" svg:width="0.1cm" svg:height="0.1cm" svg:x="15.152cm" svg:y="22.44cm" svg:viewBox="0 0 101 101" svg:d="M0 50c0-28 23-50 51-50s50 22 50 50-22 51-50 51-51-23-51-51z">
          <text:p/>
        </draw:path>
        <draw:path draw:style-name="gr8" draw:text-style-name="P3" draw:layer="layout" svg:width="0.1cm" svg:height="0.1cm" svg:x="15.406cm" svg:y="22.44cm" svg:viewBox="0 0 101 101" svg:d="M0 50c0-28 24-50 52-50 27 0 49 22 49 50s-22 51-49 51c-28 0-52-23-52-51z">
          <text:p/>
        </draw:path>
        <draw:path draw:style-name="gr8" draw:text-style-name="P3" draw:layer="layout" svg:width="0.1cm" svg:height="0.1cm" svg:x="12.73cm" svg:y="24.118cm" svg:viewBox="0 0 101 101" svg:d="M0 50c0-28 24-50 52-50 27 0 49 22 49 50s-22 51-49 51c-28 0-52-23-52-51z">
          <text:p/>
        </draw:path>
        <draw:path draw:style-name="gr8" draw:text-style-name="P3" draw:layer="layout" svg:width="0.1cm" svg:height="0.1cm" svg:x="11.968cm" svg:y="24.118cm" svg:viewBox="0 0 101 101" svg:d="M0 50c0-28 23-50 51-50 27 0 50 22 50 50s-23 51-50 51c-28 0-51-23-51-51z">
          <text:p/>
        </draw:path>
        <draw:path draw:style-name="gr8" draw:text-style-name="P3" draw:layer="layout" svg:width="0.1cm" svg:height="0.1cm" svg:x="10.047cm" svg:y="25.096cm" svg:viewBox="0 0 101 101" svg:d="M0 51c0-28 23-51 52-51 27 0 49 23 49 51 0 27-22 50-49 50-29 0-52-23-52-50z">
          <text:p/>
        </draw:path>
        <draw:path draw:style-name="gr8" draw:text-style-name="P3" draw:layer="layout" svg:width="0.149cm" svg:height="0.15cm" svg:x="10.023cm" svg:y="24.251cm" svg:viewBox="0 0 150 151" svg:d="M0 75c0-42 33-75 75-75s75 33 75 75c0 41-33 76-75 76s-75-35-75-76z">
          <text:p/>
        </draw:path>
        <draw:path draw:style-name="gr8" draw:text-style-name="P3" draw:layer="layout" svg:width="0.1cm" svg:height="0.1cm" svg:x="10.047cm" svg:y="24.886cm" svg:viewBox="0 0 101 101" svg:d="M0 51c0-28 23-51 52-51 27 0 49 23 49 51 0 27-22 50-49 50-29 0-52-23-52-50z">
          <text:p/>
        </draw:path>
        <draw:path draw:style-name="gr8" draw:text-style-name="P3" draw:layer="layout" svg:width="0.1cm" svg:height="0.1cm" svg:x="10.047cm" svg:y="24.686cm" svg:viewBox="0 0 101 101" svg:d="M0 51c0-28 23-51 52-51 27 0 49 23 49 51 0 27-22 50-49 50-29 0-52-23-52-50z">
          <text:p/>
        </draw:path>
        <draw:path draw:style-name="gr8" draw:text-style-name="P3" draw:layer="layout" svg:width="0.1cm" svg:height="0.1cm" svg:x="10.047cm" svg:y="24.486cm" svg:viewBox="0 0 101 101" svg:d="M0 51c0-28 23-51 52-51 27 0 49 23 49 51 0 27-22 50-49 50-29 0-52-23-52-50z">
          <text:p/>
        </draw:path>
        <draw:path draw:style-name="gr8" draw:text-style-name="P3" draw:layer="layout" svg:width="0.1cm" svg:height="0.1cm" svg:x="6.022cm" svg:y="24.227cm" svg:viewBox="0 0 101 101" svg:d="M0 49c0-27 23-49 50-49 28 0 51 22 51 49 0 28-23 52-51 52-27 0-50-24-50-52z">
          <text:p/>
        </draw:path>
        <draw:path draw:style-name="gr8" draw:text-style-name="P3" draw:layer="layout" svg:width="0.1cm" svg:height="0.1cm" svg:x="6.022cm" svg:y="24.989cm" svg:viewBox="0 0 101 101" svg:d="M0 50c0-27 23-50 50-50 28 0 51 23 51 50 0 28-23 51-51 51-27 0-50-23-50-51z">
          <text:p/>
        </draw:path>
        <draw:path draw:style-name="gr8" draw:text-style-name="P3" draw:layer="layout" svg:width="0.1cm" svg:height="0.1cm" svg:x="6.877cm" svg:y="24.52cm" svg:viewBox="0 0 101 101" svg:d="M0 51c0-28 22-51 51-51 27 0 50 23 50 51 0 27-23 50-50 50-29 0-51-23-51-50z">
          <text:p/>
        </draw:path>
        <draw:path draw:style-name="gr8" draw:text-style-name="P3" draw:layer="layout" svg:width="0.1cm" svg:height="0.1cm" svg:x="6.877cm" svg:y="24.72cm" svg:viewBox="0 0 101 101" svg:d="M0 51c0-28 22-51 51-51 27 0 50 23 50 51 0 27-23 50-50 50-29 0-51-23-51-50z">
          <text:p/>
        </draw:path>
        <draw:path draw:style-name="gr8" draw:text-style-name="P3" draw:layer="layout" svg:width="0.1cm" svg:height="0.1cm" svg:x="11.444cm" svg:y="21.146cm" svg:viewBox="0 0 101 101" svg:d="M0 50c0-28 23-50 50-50 28 0 51 22 51 50s-23 51-51 51c-27 0-50-23-50-51z">
          <text:p/>
        </draw:path>
        <draw:path draw:style-name="gr8" draw:text-style-name="P3" draw:layer="layout" svg:width="0.1cm" svg:height="0.1cm" svg:x="7.68cm" svg:y="23.286cm" svg:viewBox="0 0 101 101" svg:d="M0 51c0-29 24-51 52-51 27 0 49 22 49 51 0 27-22 50-49 50-28 0-52-23-52-50z">
          <text:p/>
        </draw:path>
        <draw:path draw:style-name="gr8" draw:text-style-name="P3" draw:layer="layout" svg:width="0.149cm" svg:height="0.15cm" svg:x="7.656cm" svg:y="22.441cm" svg:viewBox="0 0 150 151" svg:d="M0 75c0-42 33-75 75-75s75 33 75 75c0 41-33 76-75 76s-75-35-75-76z">
          <text:p/>
        </draw:path>
        <draw:path draw:style-name="gr8" draw:text-style-name="P3" draw:layer="layout" svg:width="0.1cm" svg:height="0.1cm" svg:x="7.68cm" svg:y="23.076cm" svg:viewBox="0 0 101 101" svg:d="M0 51c0-29 24-51 52-51 27 0 49 22 49 51 0 27-22 50-49 50-28 0-52-23-52-50z">
          <text:p/>
        </draw:path>
        <draw:path draw:style-name="gr8" draw:text-style-name="P3" draw:layer="layout" svg:width="0.1cm" svg:height="0.1cm" svg:x="7.68cm" svg:y="22.876cm" svg:viewBox="0 0 101 101" svg:d="M0 51c0-29 24-51 52-51 27 0 49 22 49 51 0 27-22 50-49 50-28 0-52-23-52-50z">
          <text:p/>
        </draw:path>
        <draw:path draw:style-name="gr8" draw:text-style-name="P3" draw:layer="layout" svg:width="0.1cm" svg:height="0.1cm" svg:x="7.68cm" svg:y="22.676cm" svg:viewBox="0 0 101 101" svg:d="M0 51c0-29 24-51 52-51 27 0 49 22 49 51 0 27-22 50-49 50-28 0-52-23-52-50z">
          <text:p/>
        </draw:path>
        <draw:path draw:style-name="gr8" draw:text-style-name="P3" draw:layer="layout" svg:width="0.1cm" svg:height="0.1cm" svg:x="8.381cm" svg:y="22.05cm" svg:viewBox="0 0 101 101" svg:d="M0 50c0-28 23-50 51-50 27 0 50 22 50 50 0 27-23 51-50 51-28 0-51-24-51-51z">
          <text:p/>
        </draw:path>
        <draw:path draw:style-name="gr8" draw:text-style-name="P3" draw:layer="layout" svg:width="0.1cm" svg:height="0.1cm" svg:x="14.883cm" svg:y="25.946cm" svg:viewBox="0 0 101 101" svg:d="M0 51c0-29 22-51 51-51 28 0 50 22 50 51 0 28-22 50-50 50-29 0-51-22-51-50z">
          <text:p/>
        </draw:path>
        <draw:path draw:style-name="gr8" draw:text-style-name="P3" draw:layer="layout" svg:width="0.1cm" svg:height="0.1cm" svg:x="14.883cm" svg:y="25.184cm" svg:viewBox="0 0 101 101" svg:d="M0 51c0-28 22-51 51-51 28 0 50 23 50 51s-22 50-50 50c-29 0-51-22-51-50z">
          <text:p/>
        </draw:path>
        <draw:path draw:style-name="gr8" draw:text-style-name="P3" draw:layer="layout" svg:width="0.1cm" svg:height="0.1cm" svg:x="14.382cm" svg:y="22.44cm" svg:viewBox="0 0 101 101" svg:d="M0 50c0-28 23-50 52-50 27 0 49 22 49 50s-22 51-49 51c-29 0-52-23-52-51z">
          <text:p/>
        </draw:path>
        <draw:path draw:style-name="gr8" draw:text-style-name="P3" draw:layer="layout" svg:width="0.1cm" svg:height="0.1cm" svg:x="14.636cm" svg:y="22.44cm" svg:viewBox="0 0 101 101" svg:d="M0 50c0-28 23-50 51-50 27 0 50 22 50 50s-23 51-50 51c-28 0-51-23-51-51z">
          <text:p/>
        </draw:path>
        <draw:path draw:style-name="gr8" draw:text-style-name="P3" draw:layer="layout" svg:width="0.1cm" svg:height="0.1cm" svg:x="16.475cm" svg:y="21.524cm" svg:viewBox="0 0 101 101" svg:d="M0 51c0-28 22-51 51-51 27 0 50 23 50 51s-23 50-50 50c-29 0-51-22-51-50z">
          <text:p/>
        </draw:path>
        <draw:path draw:style-name="gr8" draw:text-style-name="P3" draw:layer="layout" svg:width="0.1cm" svg:height="0.1cm" svg:x="4.519cm" svg:y="23.076cm" svg:viewBox="0 0 101 101" svg:d="M0 51c0-29 23-51 51-51 27 0 50 22 50 51 0 27-23 50-50 50-28 0-51-23-51-50z">
          <text:p/>
        </draw:path>
        <draw:path draw:style-name="gr8" draw:text-style-name="P3" draw:layer="layout" svg:width="0.1cm" svg:height="0.1cm" svg:x="4.519cm" svg:y="22.876cm" svg:viewBox="0 0 101 101" svg:d="M0 51c0-29 23-51 51-51 27 0 50 22 50 51 0 27-23 50-50 50-28 0-51-23-51-50z">
          <text:p/>
        </draw:path>
        <draw:path draw:style-name="gr8" draw:text-style-name="P3" draw:layer="layout" svg:width="0.1cm" svg:height="0.1cm" svg:x="8.381cm" svg:y="23.361cm" svg:viewBox="0 0 101 101" svg:d="M0 50c0-27 23-50 51-50 27 0 50 23 50 50 0 29-23 51-50 51-28 0-51-22-51-51z">
          <text:p/>
        </draw:path>
        <draw:path draw:style-name="gr8" draw:text-style-name="P3" draw:layer="layout" svg:width="0.1cm" svg:height="0.1cm" svg:x="8.381cm" svg:y="22.599cm" svg:viewBox="0 0 101 101" svg:d="M0 51c0-28 23-51 51-51 27 0 50 23 50 51s-23 50-50 50c-28 0-51-22-51-50z">
          <text:p/>
        </draw:path>
        <draw:path draw:style-name="gr8" draw:text-style-name="P3" draw:layer="layout" svg:width="0.1cm" svg:height="0.1cm" svg:x="10.736cm" svg:y="23.361cm" svg:viewBox="0 0 101 101" svg:d="M0 50c0-27 22-50 51-50 27 0 50 23 50 50 0 29-23 51-50 51-29 0-51-22-51-51z">
          <text:p/>
        </draw:path>
        <draw:path draw:style-name="gr8" draw:text-style-name="P3" draw:layer="layout" svg:width="0.1cm" svg:height="0.1cm" svg:x="10.736cm" svg:y="22.599cm" svg:viewBox="0 0 101 101" svg:d="M0 51c0-28 22-51 51-51 27 0 50 23 50 51s-23 50-50 50c-29 0-51-22-51-50z">
          <text:p/>
        </draw:path>
        <draw:path draw:style-name="gr8" draw:text-style-name="P3" draw:layer="layout" svg:width="0.1cm" svg:height="0.1cm" svg:x="15.873cm" svg:y="23.101cm" svg:viewBox="0 0 101 101" svg:d="M0 51c0-28 23-51 52-51 27 0 49 23 49 51s-22 50-49 50c-29 0-52-22-52-50z">
          <text:p/>
        </draw:path>
        <draw:path draw:style-name="gr8" draw:text-style-name="P3" draw:layer="layout" svg:width="0.1cm" svg:height="0.1cm" svg:x="16.635cm" svg:y="23.101cm" svg:viewBox="0 0 101 101" svg:d="M0 51c0-28 23-51 51-51s50 23 50 51-22 50-50 50-51-22-51-50z">
          <text:p/>
        </draw:path>
        <draw:path draw:style-name="gr8" draw:text-style-name="P3" draw:layer="layout" svg:width="0.1cm" svg:height="0.1cm" svg:x="9.232cm" svg:y="23.076cm" svg:viewBox="0 0 101 101" svg:d="M0 51c0-29 22-51 51-51 27 0 50 22 50 51 0 27-23 50-50 50-29 0-51-23-51-50z">
          <text:p/>
        </draw:path>
        <draw:path draw:style-name="gr8" draw:text-style-name="P3" draw:layer="layout" svg:width="0.1cm" svg:height="0.1cm" svg:x="9.232cm" svg:y="22.876cm" svg:viewBox="0 0 101 101" svg:d="M0 51c0-29 22-51 51-51 27 0 50 22 50 51 0 27-23 50-50 50-29 0-51-23-51-50z">
          <text:p/>
        </draw:path>
        <draw:path draw:style-name="gr8" draw:text-style-name="P3" draw:layer="layout" svg:width="0.1cm" svg:height="0.1cm" svg:x="12.12cm" svg:y="25.568cm" svg:viewBox="0 0 101 101" svg:d="M0 51c0-29 23-51 52-51 27 0 49 22 49 51 0 28-22 50-49 50-29 0-52-22-52-50z">
          <text:p/>
        </draw:path>
        <draw:path draw:style-name="gr8" draw:text-style-name="P3" draw:layer="layout" svg:width="0.1cm" svg:height="0.1cm" svg:x="13.613cm" svg:y="23.979cm" svg:viewBox="0 0 101 101" svg:d="M0 50c0-28 22-50 50-50s51 22 51 50-23 51-51 51-50-23-50-51z">
          <text:p/>
        </draw:path>
        <draw:path draw:style-name="gr8" draw:text-style-name="P3" draw:layer="layout" svg:width="0.1cm" svg:height="0.1cm" svg:x="13.867cm" svg:y="23.979cm" svg:viewBox="0 0 101 101" svg:d="M0 50c0-28 22-50 49-50 29 0 52 22 52 50s-23 51-52 51c-27 0-49-23-49-51z">
          <text:p/>
        </draw:path>
        <draw:path draw:style-name="gr8" draw:text-style-name="P3" draw:layer="layout" svg:width="0.1cm" svg:height="0.1cm" svg:x="14.121cm" svg:y="23.979cm" svg:viewBox="0 0 101 101" svg:d="M0 50c0-28 23-50 50-50 28 0 51 22 51 50s-23 51-51 51c-27 0-50-23-50-51z">
          <text:p/>
        </draw:path>
        <draw:path draw:style-name="gr8" draw:text-style-name="P3" draw:layer="layout" svg:width="0.1cm" svg:height="0.1cm" svg:x="14.375cm" svg:y="23.979cm" svg:viewBox="0 0 101 101" svg:d="M0 50c0-28 22-50 49-50 29 0 52 22 52 50s-23 51-52 51c-27 0-49-23-49-51z">
          <text:p/>
        </draw:path>
        <draw:path draw:style-name="gr8" draw:text-style-name="P3" draw:layer="layout" svg:width="0.1cm" svg:height="0.1cm" svg:x="14.629cm" svg:y="23.979cm" svg:viewBox="0 0 101 101" svg:d="M0 50c0-28 22-50 49-50 28 0 52 22 52 50s-24 51-52 51c-27 0-49-23-49-51z">
          <text:p/>
        </draw:path>
        <draw:path draw:style-name="gr8" draw:text-style-name="P3" draw:layer="layout" svg:width="0.1cm" svg:height="0.1cm" svg:x="14.883cm" svg:y="23.979cm" svg:viewBox="0 0 101 101" svg:d="M0 50c0-28 22-50 50-50s51 22 51 50-23 51-51 51-50-23-50-51z">
          <text:p/>
        </draw:path>
        <draw:path draw:style-name="gr8" draw:text-style-name="P3" draw:layer="layout" svg:width="0.1cm" svg:height="0.1cm" svg:x="15.137cm" svg:y="23.979cm" svg:viewBox="0 0 101 101" svg:d="M0 50c0-28 22-50 49-50 28 0 52 22 52 50s-24 51-52 51c-27 0-49-23-49-51z">
          <text:p/>
        </draw:path>
        <draw:path draw:style-name="gr8" draw:text-style-name="P3" draw:layer="layout" svg:width="0.1cm" svg:height="0.1cm" svg:x="15.137cm" svg:y="23.185cm" svg:viewBox="0 0 101 101" svg:d="M0 50c0-28 22-50 49-50 28 0 52 22 52 50s-24 51-52 51c-27 0-49-23-49-51z">
          <text:p/>
        </draw:path>
        <draw:path draw:style-name="gr8" draw:text-style-name="P3" draw:layer="layout" svg:width="0.1cm" svg:height="0.1cm" svg:x="14.883cm" svg:y="23.185cm" svg:viewBox="0 0 101 101" svg:d="M0 50c0-28 22-50 50-50s51 22 51 50-23 51-51 51-50-23-50-51z">
          <text:p/>
        </draw:path>
        <draw:path draw:style-name="gr8" draw:text-style-name="P3" draw:layer="layout" svg:width="0.1cm" svg:height="0.1cm" svg:x="14.629cm" svg:y="23.185cm" svg:viewBox="0 0 101 101" svg:d="M0 50c0-28 22-50 49-50 28 0 52 22 52 50s-24 51-52 51c-27 0-49-23-49-51z">
          <text:p/>
        </draw:path>
        <draw:path draw:style-name="gr8" draw:text-style-name="P3" draw:layer="layout" svg:width="0.1cm" svg:height="0.1cm" svg:x="14.375cm" svg:y="23.185cm" svg:viewBox="0 0 101 101" svg:d="M0 50c0-28 22-50 49-50 29 0 52 22 52 50s-23 51-52 51c-27 0-49-23-49-51z">
          <text:p/>
        </draw:path>
        <draw:path draw:style-name="gr8" draw:text-style-name="P3" draw:layer="layout" svg:width="0.1cm" svg:height="0.1cm" svg:x="14.121cm" svg:y="23.185cm" svg:viewBox="0 0 101 101" svg:d="M0 50c0-28 23-50 50-50 28 0 51 22 51 50s-23 51-51 51c-27 0-50-23-50-51z">
          <text:p/>
        </draw:path>
        <draw:path draw:style-name="gr8" draw:text-style-name="P3" draw:layer="layout" svg:width="0.1cm" svg:height="0.1cm" svg:x="13.867cm" svg:y="23.185cm" svg:viewBox="0 0 101 101" svg:d="M0 50c0-28 22-50 49-50 29 0 52 22 52 50s-23 51-52 51c-27 0-49-23-49-51z">
          <text:p/>
        </draw:path>
        <draw:path draw:style-name="gr8" draw:text-style-name="P3" draw:layer="layout" svg:width="0.1cm" svg:height="0.1cm" svg:x="13.613cm" svg:y="23.185cm" svg:viewBox="0 0 101 101" svg:d="M0 50c0-28 22-50 50-50s51 22 51 50-23 51-51 51-50-23-50-51z">
          <text:p/>
        </draw:path>
        <draw:path draw:style-name="gr8" draw:text-style-name="P3" draw:layer="layout" svg:width="0.1cm" svg:height="0.1cm" svg:x="8.381cm" svg:y="25.591cm" svg:viewBox="0 0 101 101" svg:d="M0 51c0-28 23-51 51-51 27 0 50 23 50 51s-23 50-50 50c-28 0-51-22-51-50z">
          <text:p/>
        </draw:path>
        <draw:path draw:style-name="gr8" draw:text-style-name="P3" draw:layer="layout" svg:width="0.1cm" svg:height="0.1cm" svg:x="12.73cm" svg:y="23.101cm" svg:viewBox="0 0 101 101" svg:d="M0 51c0-28 24-51 52-51 27 0 49 23 49 51s-22 50-49 50c-28 0-52-22-52-50z">
          <text:p/>
        </draw:path>
        <draw:path draw:style-name="gr8" draw:text-style-name="P3" draw:layer="layout" svg:width="0.1cm" svg:height="0.1cm" svg:x="11.968cm" svg:y="23.101cm" svg:viewBox="0 0 101 101" svg:d="M0 51c0-28 23-51 51-51 27 0 50 23 50 51s-23 50-50 50c-28 0-51-22-51-50z">
          <text:p/>
        </draw:path>
        <draw:path draw:style-name="gr8" draw:text-style-name="P3" draw:layer="layout" svg:width="0.1cm" svg:height="0.1cm" svg:x="15.873cm" svg:y="24.118cm" svg:viewBox="0 0 101 101" svg:d="M0 50c0-28 23-50 52-50 27 0 49 22 49 50s-22 51-49 51c-29 0-52-23-52-51z">
          <text:p/>
        </draw:path>
        <draw:path draw:style-name="gr8" draw:text-style-name="P3" draw:layer="layout" svg:width="0.1cm" svg:height="0.1cm" svg:x="16.635cm" svg:y="24.118cm" svg:viewBox="0 0 101 101" svg:d="M0 50c0-28 23-50 51-50s50 22 50 50-22 51-50 51-51-23-51-51z">
          <text:p/>
        </draw:path>
        <draw:path draw:style-name="gr8" draw:text-style-name="P3" draw:layer="layout" svg:width="0.1cm" svg:height="0.1cm" svg:x="10.047cm" svg:y="23.286cm" svg:viewBox="0 0 101 101" svg:d="M0 51c0-29 23-51 52-51 27 0 49 22 49 51 0 27-22 50-49 50-29 0-52-23-52-50z">
          <text:p/>
        </draw:path>
        <draw:path draw:style-name="gr8" draw:text-style-name="P3" draw:layer="layout" svg:width="0.149cm" svg:height="0.15cm" svg:x="10.023cm" svg:y="22.441cm" svg:viewBox="0 0 150 151" svg:d="M0 75c0-42 33-75 75-75s75 33 75 75c0 41-33 76-75 76s-75-35-75-76z">
          <text:p/>
        </draw:path>
        <draw:path draw:style-name="gr8" draw:text-style-name="P3" draw:layer="layout" svg:width="0.1cm" svg:height="0.1cm" svg:x="10.047cm" svg:y="23.076cm" svg:viewBox="0 0 101 101" svg:d="M0 51c0-29 23-51 52-51 27 0 49 22 49 51 0 27-22 50-49 50-29 0-52-23-52-50z">
          <text:p/>
        </draw:path>
        <draw:path draw:style-name="gr8" draw:text-style-name="P3" draw:layer="layout" svg:width="0.1cm" svg:height="0.1cm" svg:x="10.047cm" svg:y="22.876cm" svg:viewBox="0 0 101 101" svg:d="M0 51c0-29 23-51 52-51 27 0 49 22 49 51 0 27-22 50-49 50-29 0-52-23-52-50z">
          <text:p/>
        </draw:path>
        <draw:path draw:style-name="gr8" draw:text-style-name="P3" draw:layer="layout" svg:width="0.1cm" svg:height="0.1cm" svg:x="10.047cm" svg:y="22.676cm" svg:viewBox="0 0 101 101" svg:d="M0 51c0-29 23-51 52-51 27 0 49 22 49 51 0 27-22 50-49 50-29 0-52-23-52-50z">
          <text:p/>
        </draw:path>
        <draw:path draw:style-name="gr8" draw:text-style-name="P3" draw:layer="layout" svg:width="0.1cm" svg:height="0.1cm" svg:x="10.736cm" svg:y="24.227cm" svg:viewBox="0 0 101 101" svg:d="M0 49c0-27 22-49 51-49 27 0 50 22 50 49 0 28-23 52-50 52-29 0-51-24-51-52z">
          <text:p/>
        </draw:path>
        <draw:path draw:style-name="gr8" draw:text-style-name="P3" draw:layer="layout" svg:width="0.1cm" svg:height="0.1cm" svg:x="10.736cm" svg:y="24.989cm" svg:viewBox="0 0 101 101" svg:d="M0 50c0-27 22-50 51-50 27 0 50 23 50 50 0 28-23 51-50 51-29 0-51-23-51-51z">
          <text:p/>
        </draw:path>
        <draw:path draw:style-name="gr8" draw:text-style-name="P3" draw:layer="layout" svg:width="0.1cm" svg:height="0.1cm" svg:x="6.877cm" svg:y="23.076cm" svg:viewBox="0 0 101 101" svg:d="M0 51c0-29 22-51 51-51 27 0 50 22 50 51 0 27-23 50-50 50-29 0-51-23-51-50z">
          <text:p/>
        </draw:path>
        <draw:path draw:style-name="gr8" draw:text-style-name="P3" draw:layer="layout" svg:width="0.1cm" svg:height="0.1cm" svg:x="6.877cm" svg:y="22.876cm" svg:viewBox="0 0 101 101" svg:d="M0 51c0-29 22-51 51-51 27 0 50 22 50 51 0 27-23 50-50 50-29 0-51-23-51-50z">
          <text:p/>
        </draw:path>
        <draw:path draw:style-name="gr8" draw:text-style-name="P3" draw:layer="layout" svg:width="0.1cm" svg:height="0.1cm" svg:x="4.519cm" svg:y="24.52cm" svg:viewBox="0 0 101 101" svg:d="M0 51c0-28 23-51 51-51 27 0 50 23 50 51 0 27-23 50-50 50-28 0-51-23-51-50z">
          <text:p/>
        </draw:path>
        <draw:path draw:style-name="gr8" draw:text-style-name="P3" draw:layer="layout" svg:width="0.1cm" svg:height="0.1cm" svg:x="4.519cm" svg:y="24.72cm" svg:viewBox="0 0 101 101" svg:d="M0 51c0-28 23-51 51-51 27 0 50 23 50 51 0 27-23 50-50 50-28 0-51-23-51-50z">
          <text:p/>
        </draw:path>
        <draw:path draw:style-name="gr8" draw:text-style-name="P3" draw:layer="layout" svg:width="0.1cm" svg:height="0.1cm" svg:x="6.022cm" svg:y="23.361cm" svg:viewBox="0 0 101 101" svg:d="M0 50c0-27 23-50 50-50 28 0 51 23 51 50 0 29-23 51-51 51-27 0-50-22-50-51z">
          <text:p/>
        </draw:path>
        <draw:path draw:style-name="gr8" draw:text-style-name="P3" draw:layer="layout" svg:width="0.1cm" svg:height="0.1cm" svg:x="6.022cm" svg:y="22.599cm" svg:viewBox="0 0 101 101" svg:d="M0 51c0-28 23-51 50-51 28 0 51 23 51 51s-23 50-51 50c-27 0-50-22-50-50z">
          <text:p/>
        </draw:path>
        <draw:path draw:style-name="gr8" draw:text-style-name="P3" draw:layer="layout" svg:width="0.1cm" svg:height="0.1cm" svg:x="10.736cm" svg:y="25.591cm" svg:viewBox="0 0 101 101" svg:d="M0 51c0-28 22-51 51-51 27 0 50 23 50 51s-23 50-50 50c-29 0-51-22-51-50z">
          <text:p/>
        </draw:path>
        <draw:path draw:style-name="gr8" draw:text-style-name="P3" draw:layer="layout" svg:width="0.1cm" svg:height="0.1cm" svg:x="6.022cm" svg:y="22.05cm" svg:viewBox="0 0 101 101" svg:d="M0 50c0-28 23-50 50-50 28 0 51 22 51 50 0 27-23 51-51 51-27 0-50-24-50-51z">
          <text:p/>
        </draw:path>
        <draw:path draw:style-name="gr8" draw:text-style-name="P3" draw:layer="layout" svg:width="0.1cm" svg:height="0.1cm" svg:x="6.022cm" svg:y="25.591cm" svg:viewBox="0 0 101 101" svg:d="M0 51c0-28 23-51 50-51 28 0 51 23 51 51s-23 50-51 50c-27 0-50-22-50-50z">
          <text:p/>
        </draw:path>
        <draw:path draw:style-name="gr8" draw:text-style-name="P3" draw:layer="layout" svg:width="0.1cm" svg:height="0.1cm" svg:x="12.425cm" svg:y="25.568cm" svg:viewBox="0 0 101 101" svg:d="M0 51c0-29 24-51 52-51 27 0 49 22 49 51 0 28-22 50-49 50-28 0-52-22-52-50z">
          <text:p/>
        </draw:path>
        <draw:path draw:style-name="gr8" draw:text-style-name="P3" draw:layer="layout" svg:width="0.1cm" svg:height="0.1cm" svg:x="15.873cm" svg:y="23.609cm" svg:viewBox="0 0 101 101" svg:d="M0 52c0-28 23-52 52-52 27 0 49 24 49 52 0 27-22 49-49 49-29 0-52-22-52-49z">
          <text:p/>
        </draw:path>
        <draw:path draw:style-name="gr8" draw:text-style-name="P3" draw:layer="layout" svg:width="0.1cm" svg:height="0.1cm" svg:x="16.635cm" svg:y="23.609cm" svg:viewBox="0 0 101 101" svg:d="M0 52c0-28 23-52 51-52s50 24 50 52c0 27-22 49-50 49s-51-22-51-49z">
          <text:p/>
        </draw:path>
        <draw:path draw:style-name="gr8" draw:text-style-name="P3" draw:layer="layout" svg:width="0.1cm" svg:height="0.1cm" svg:x="5.291cm" svg:y="24.311cm" svg:viewBox="0 0 101 101" svg:d="M0 49c0-27 22-49 51-49 28 0 50 22 50 49 0 28-22 52-50 52-29 0-51-24-51-52z">
          <text:p/>
        </draw:path>
        <draw:path draw:style-name="gr8" draw:text-style-name="P3" draw:layer="layout" svg:width="0.15cm" svg:height="0.149cm" svg:x="5.266cm" svg:y="25.106cm" svg:viewBox="0 0 151 150" svg:d="M0 75c0-42 34-75 75-75 42 0 76 33 76 75 0 41-34 75-76 75-41 0-75-34-75-75z">
          <text:p/>
        </draw:path>
        <draw:path draw:style-name="gr8" draw:text-style-name="P3" draw:layer="layout" svg:width="0.1cm" svg:height="0.1cm" svg:x="5.291cm" svg:y="24.52cm" svg:viewBox="0 0 101 101" svg:d="M0 51c0-28 22-51 51-51 28 0 50 23 50 51 0 27-22 50-50 50-29 0-51-23-51-50z">
          <text:p/>
        </draw:path>
        <draw:path draw:style-name="gr8" draw:text-style-name="P3" draw:layer="layout" svg:width="0.1cm" svg:height="0.1cm" svg:x="5.291cm" svg:y="24.72cm" svg:viewBox="0 0 101 101" svg:d="M0 51c0-28 22-51 51-51 28 0 50 23 50 51 0 27-22 50-50 50-29 0-51-23-51-50z">
          <text:p/>
        </draw:path>
        <draw:path draw:style-name="gr8" draw:text-style-name="P3" draw:layer="layout" svg:width="0.1cm" svg:height="0.1cm" svg:x="5.291cm" svg:y="24.92cm" svg:viewBox="0 0 101 101" svg:d="M0 51c0-28 22-51 51-51 28 0 50 23 50 51 0 27-22 50-50 50-29 0-51-23-51-50z">
          <text:p/>
        </draw:path>
        <draw:path draw:style-name="gr8" draw:text-style-name="P3" draw:layer="layout" svg:width="0.1cm" svg:height="0.1cm" svg:x="13.868cm" svg:y="22.44cm" svg:viewBox="0 0 101 101" svg:d="M0 50c0-28 22-50 49-50 29 0 52 22 52 50s-23 51-52 51c-27 0-49-23-49-51z">
          <text:p/>
        </draw:path>
        <draw:path draw:style-name="gr8" draw:text-style-name="P3" draw:layer="layout" svg:width="0.1cm" svg:height="0.1cm" svg:x="13.614cm" svg:y="22.44cm" svg:viewBox="0 0 101 101" svg:d="M0 50c0-28 23-50 50-50 28 0 51 22 51 50s-23 51-51 51c-27 0-50-23-50-51z">
          <text:p/>
        </draw:path>
        <draw:path draw:style-name="gr8" draw:text-style-name="P3" draw:layer="layout" svg:width="0.1cm" svg:height="0.1cm" svg:x="14.119cm" svg:y="24.73cm" svg:viewBox="0 0 101 101" svg:d="M0 50c0-28 23-50 51-50s50 22 50 50c0 29-22 51-50 51s-51-22-51-51z">
          <text:p/>
        </draw:path>
        <draw:path draw:style-name="gr8" draw:text-style-name="P3" draw:layer="layout" svg:width="0.1cm" svg:height="0.1cm" svg:x="13.865cm" svg:y="24.73cm" svg:viewBox="0 0 101 101" svg:d="M0 50c0-28 22-50 50-50 29 0 51 22 51 50 0 29-22 51-51 51-28 0-50-22-50-51z">
          <text:p/>
        </draw:path>
        <draw:path draw:style-name="gr8" draw:text-style-name="P3" draw:layer="layout" svg:width="0.1cm" svg:height="0.1cm" svg:x="10.736cm" svg:y="22.05cm" svg:viewBox="0 0 101 101" svg:d="M0 50c0-28 22-50 51-50 27 0 50 22 50 50 0 27-23 51-50 51-29 0-51-24-51-51z">
          <text:p/>
        </draw:path>
        <draw:path draw:style-name="gr8" draw:text-style-name="P3" draw:layer="layout" svg:width="0.1cm" svg:height="0.1cm" svg:x="13.097cm" svg:y="25.949cm" svg:viewBox="0 0 101 101" svg:d="M0 51c0-29 22-51 51-51 28 0 50 22 50 51 0 28-22 50-50 50-29 0-51-22-51-50z">
          <text:p/>
        </draw:path>
        <draw:path draw:style-name="gr8" draw:text-style-name="P3" draw:layer="layout" svg:width="0.1cm" svg:height="0.1cm" svg:x="13.097cm" svg:y="25.187cm" svg:viewBox="0 0 101 101" svg:d="M0 51c0-28 22-51 51-51 28 0 50 23 50 51s-22 50-50 50c-29 0-51-22-51-50z">
          <text:p/>
        </draw:path>
        <draw:path draw:style-name="gr8" draw:text-style-name="P3" draw:layer="layout" svg:width="0.1cm" svg:height="0.1cm" svg:x="9.232cm" svg:y="24.886cm" svg:viewBox="0 0 101 101" svg:d="M0 51c0-28 22-51 51-51 27 0 50 23 50 51 0 27-23 50-50 50-29 0-51-23-51-50z">
          <text:p/>
        </draw:path>
        <draw:path draw:style-name="gr8" draw:text-style-name="P3" draw:layer="layout" svg:width="0.1cm" svg:height="0.1cm" svg:x="9.232cm" svg:y="24.686cm" svg:viewBox="0 0 101 101" svg:d="M0 51c0-28 22-51 51-51 27 0 50 23 50 51 0 27-23 50-50 50-29 0-51-23-51-50z">
          <text:p/>
        </draw:path>
        <draw:path draw:style-name="gr8" draw:text-style-name="P3" draw:layer="layout" svg:width="0.1cm" svg:height="0.1cm" svg:x="15.865cm" svg:y="21.524cm" svg:viewBox="0 0 101 101" svg:d="M0 51c0-28 22-51 51-51 27 0 50 23 50 51s-23 50-50 50c-29 0-51-22-51-50z">
          <text:p/>
        </draw:path>
        <draw:path draw:style-name="gr8" draw:text-style-name="P3" draw:layer="layout" svg:width="0.1cm" svg:height="0.1cm" svg:x="14.634cm" svg:y="21.147cm" svg:viewBox="0 0 101 101" svg:d="M0 50c0-28 22-50 50-50s51 22 51 50-23 51-51 51-50-23-50-51z">
          <text:p/>
        </draw:path>
        <draw:path draw:style-name="gr8" draw:text-style-name="P3" draw:layer="layout" svg:width="0.1cm" svg:height="0.1cm" svg:x="14.634cm" svg:y="21.909cm" svg:viewBox="0 0 101 101" svg:d="M0 51c0-29 22-51 50-51s51 22 51 51c0 28-23 50-51 50s-50-22-50-50z">
          <text:p/>
        </draw:path>
        <draw:path draw:style-name="gr8" draw:text-style-name="P3" draw:layer="layout" svg:width="0.1cm" svg:height="0.1cm" svg:x="15.403cm" svg:y="21.143cm" svg:viewBox="0 0 101 101" svg:d="M0 50c0-28 23-50 50-50 28 0 51 22 51 50s-23 51-51 51c-27 0-50-23-50-51z">
          <text:p/>
        </draw:path>
        <draw:path draw:style-name="gr8" draw:text-style-name="P3" draw:layer="layout" svg:width="0.1cm" svg:height="0.1cm" svg:x="15.403cm" svg:y="21.905cm" svg:viewBox="0 0 101 101" svg:d="M0 51c0-29 23-51 50-51 28 0 51 22 51 51 0 28-23 50-51 50-27 0-50-22-50-50z">
          <text:p/>
        </draw:path>
        <draw:path draw:style-name="gr8" draw:text-style-name="P3" draw:layer="layout" svg:width="0.1cm" svg:height="0.1cm" svg:x="14.634cm" svg:y="24.73cm" svg:viewBox="0 0 101 101" svg:d="M0 50c0-28 22-50 50-50s51 22 51 50c0 29-23 51-51 51s-50-22-50-51z">
          <text:p/>
        </draw:path>
        <draw:path draw:style-name="gr8" draw:text-style-name="P3" draw:layer="layout" svg:width="0.1cm" svg:height="0.1cm" svg:x="14.888cm" svg:y="24.73cm" svg:viewBox="0 0 101 101" svg:d="M0 50c0-28 22-50 51-50 28 0 50 22 50 50 0 29-22 51-50 51-29 0-51-22-51-51z">
          <text:p/>
        </draw:path>
        <draw:path draw:style-name="gr8" draw:text-style-name="P3" draw:layer="layout" svg:width="0.1cm" svg:height="0.1cm" svg:x="13.614cm" svg:y="21.146cm" svg:viewBox="0 0 101 101" svg:d="M0 50c0-28 23-50 50-50 28 0 51 22 51 50s-23 51-51 51c-27 0-50-23-50-51z">
          <text:p/>
        </draw:path>
        <draw:path draw:style-name="gr8" draw:text-style-name="P3" draw:layer="layout" svg:width="0.1cm" svg:height="0.1cm" svg:x="13.614cm" svg:y="21.908cm" svg:viewBox="0 0 101 101" svg:d="M0 51c0-29 23-51 50-51 28 0 51 22 51 51 0 28-23 50-51 50-27 0-50-22-50-50z">
          <text:p/>
        </draw:path>
        <draw:path draw:style-name="gr8" draw:text-style-name="P3" draw:layer="layout" svg:width="0.1cm" svg:height="0.1cm" svg:x="12.73cm" svg:y="25.568cm" svg:viewBox="0 0 101 101" svg:d="M0 51c0-29 24-51 52-51 27 0 49 22 49 51 0 28-22 50-49 50-28 0-52-22-52-50z">
          <text:p/>
        </draw:path>
        <draw:path draw:style-name="gr8" draw:text-style-name="P3" draw:layer="layout" svg:width="0.1cm" svg:height="0.1cm" svg:x="13.867cm" svg:y="25.945cm" svg:viewBox="0 0 101 101" svg:d="M0 51c0-29 22-51 50-51 29 0 51 22 51 51 0 28-22 50-51 50-28 0-50-22-50-50z">
          <text:p/>
        </draw:path>
        <draw:path draw:style-name="gr8" draw:text-style-name="P3" draw:layer="layout" svg:width="0.1cm" svg:height="0.1cm" svg:x="13.867cm" svg:y="25.183cm" svg:viewBox="0 0 101 101" svg:d="M0 51c0-28 22-51 50-51 29 0 51 23 51 51s-22 50-51 50c-28 0-50-22-50-50z">
          <text:p/>
        </draw:path>
        <draw:path draw:style-name="gr8" draw:text-style-name="P3" draw:layer="layout" svg:width="0.1cm" svg:height="0.1cm" svg:x="12.73cm" svg:y="23.609cm" svg:viewBox="0 0 101 101" svg:d="M0 52c0-28 24-52 52-52 27 0 49 24 49 52 0 27-22 49-49 49-28 0-52-22-52-49z">
          <text:p/>
        </draw:path>
        <draw:path draw:style-name="gr8" draw:text-style-name="P3" draw:layer="layout" svg:width="0.1cm" svg:height="0.1cm" svg:x="11.968cm" svg:y="23.609cm" svg:viewBox="0 0 101 101" svg:d="M0 52c0-28 23-52 51-52 27 0 50 24 50 52 0 27-23 49-50 49-28 0-51-22-51-49z">
          <text:p/>
        </draw:path>
        <draw:path draw:style-name="gr1" draw:text-style-name="P1" draw:layer="layout" svg:width="0.265cm" svg:height="0.265cm" svg:x="11.67cm" svg:y="21.063cm" svg:viewBox="0 0 266 266" svg:d="M0 134c0-74 59-134 133-134s133 60 133 134c0 73-59 132-133 132s-133-59-133-132z">
          <text:p/>
        </draw:path>
        <draw:line draw:style-name="gr2" draw:text-style-name="P2" draw:layer="layout" svg:x1="5.321cm" svg:y1="23.337cm" svg:x2="5.48cm" svg:y2="23.337cm">
          <text:p/>
        </draw:line>
        <draw:line draw:style-name="gr3" draw:text-style-name="P2" draw:layer="layout" svg:x1="5.336cm" svg:y1="22.517cm" svg:x2="5.465cm" svg:y2="22.517cm">
          <text:p/>
        </draw:line>
        <draw:line draw:style-name="gr4" draw:text-style-name="P2" draw:layer="layout" svg:x1="5.351cm" svg:y1="23.126cm" svg:x2="5.45cm" svg:y2="23.126cm">
          <text:p/>
        </draw:line>
        <draw:line draw:style-name="gr5" draw:text-style-name="P2" draw:layer="layout" svg:x1="5.361cm" svg:y1="22.926cm" svg:x2="5.44cm" svg:y2="22.926cm">
          <text:p/>
        </draw:line>
        <draw:line draw:style-name="gr4" draw:text-style-name="P2" draw:layer="layout" svg:x1="5.351cm" svg:y1="22.726cm" svg:x2="5.45cm" svg:y2="22.726cm">
          <text:p/>
        </draw:line>
        <draw:polygon draw:style-name="gr1" draw:text-style-name="P1" draw:layer="layout" svg:width="0.21cm" svg:height="0.24cm" svg:x="13.294cm" svg:y="24.66cm" svg:viewBox="0 0 211 241" draw:points="211,0 211,241 0,241 0,0">
          <text:p/>
        </draw:polygon>
        <draw:line draw:style-name="gr6" draw:text-style-name="P2" draw:layer="layout" svg:x1="13.145cm" svg:y1="24.795cm" svg:x2="13.145cm" svg:y2="24.765cm">
          <text:p/>
        </draw:line>
        <draw:path draw:style-name="gr1" draw:text-style-name="P1" draw:layer="layout" svg:width="0.3cm" svg:height="0.3cm" svg:x="8.281cm" svg:y="24.127cm" svg:viewBox="0 0 301 301" svg:d="M0 150c0-82 67-150 150-150s151 68 151 150c0 83-68 151-151 151s-150-68-150-151z">
          <text:p/>
        </draw:path>
        <draw:path draw:style-name="gr1" draw:text-style-name="P1" draw:layer="layout" svg:width="0.3cm" svg:height="0.3cm" svg:x="8.281cm" svg:y="24.889cm" svg:viewBox="0 0 301 301" svg:d="M0 149c0-82 67-149 150-149s151 67 151 149c0 84-68 152-151 152s-150-68-150-152z">
          <text:p/>
        </draw:path>
        <draw:line draw:style-name="gr2" draw:text-style-name="P2" draw:layer="layout" svg:x1="7.813cm" svg:y1="24.361cm" svg:x2="7.653cm" svg:y2="24.361cm">
          <text:p/>
        </draw:line>
        <draw:line draw:style-name="gr3" draw:text-style-name="P2" draw:layer="layout" svg:x1="7.798cm" svg:y1="25.18cm" svg:x2="7.668cm" svg:y2="25.18cm">
          <text:p/>
        </draw:line>
        <draw:line draw:style-name="gr4" draw:text-style-name="P2" draw:layer="layout" svg:x1="7.782cm" svg:y1="24.57cm" svg:x2="7.683cm" svg:y2="24.57cm">
          <text:p/>
        </draw:line>
        <draw:line draw:style-name="gr5" draw:text-style-name="P2" draw:layer="layout" svg:x1="7.773cm" svg:y1="24.771cm" svg:x2="7.693cm" svg:y2="24.771cm">
          <text:p/>
        </draw:line>
        <draw:line draw:style-name="gr4" draw:text-style-name="P2" draw:layer="layout" svg:x1="7.782cm" svg:y1="24.971cm" svg:x2="7.683cm" svg:y2="24.971cm">
          <text:p/>
        </draw:line>
        <draw:path draw:style-name="gr1" draw:text-style-name="P1" draw:layer="layout" svg:width="0.24cm" svg:height="0.24cm" svg:x="16.1cm" svg:y="21.454cm" svg:viewBox="0 0 241 241" svg:d="M0 120c0-66 54-120 120-120 67 0 121 54 121 120s-54 121-121 121c-66 0-120-55-120-121z">
          <text:p/>
        </draw:path>
        <draw:polygon draw:style-name="gr1" draw:text-style-name="P1" draw:layer="layout" svg:width="0.209cm" svg:height="0.24cm" svg:x="15.098cm" svg:y="22.37cm" svg:viewBox="0 0 210 241" draw:points="0,241 0,0 210,0 210,241">
          <text:p/>
        </draw:polygon>
        <draw:line draw:style-name="gr6" draw:text-style-name="P2" draw:layer="layout" svg:x1="15.457cm" svg:y1="22.475cm" svg:x2="15.457cm" svg:y2="22.505cm">
          <text:p/>
        </draw:line>
        <draw:path draw:style-name="gr1" draw:text-style-name="P1" draw:layer="layout" svg:width="0.24cm" svg:height="0.24cm" svg:x="12.66cm" svg:y="24.048cm" svg:viewBox="0 0 241 241" svg:d="M0 121c0-66 54-121 121-121 66 0 120 55 120 121s-54 120-120 120c-67 0-121-54-121-120z">
          <text:p/>
        </draw:path>
        <draw:path draw:style-name="gr1" draw:text-style-name="P1" draw:layer="layout" svg:width="0.209cm" svg:height="0.21cm" svg:x="11.914cm" svg:y="24.063cm" svg:viewBox="0 0 210 211" svg:d="M0 105c0-58 47-105 105-105s105 47 105 105-47 106-105 106-105-48-105-106z">
          <text:p/>
        </draw:path>
        <draw:line draw:style-name="gr2" draw:text-style-name="P2" draw:layer="layout" svg:x1="10.018cm" svg:y1="25.146cm" svg:x2="10.178cm" svg:y2="25.146cm">
          <text:p/>
        </draw:line>
        <draw:line draw:style-name="gr3" draw:text-style-name="P2" draw:layer="layout" svg:x1="10.033cm" svg:y1="24.326cm" svg:x2="10.163cm" svg:y2="24.326cm">
          <text:p/>
        </draw:line>
        <draw:line draw:style-name="gr4" draw:text-style-name="P2" draw:layer="layout" svg:x1="10.047cm" svg:y1="24.936cm" svg:x2="10.147cm" svg:y2="24.936cm">
          <text:p/>
        </draw:line>
        <draw:line draw:style-name="gr5" draw:text-style-name="P2" draw:layer="layout" svg:x1="10.058cm" svg:y1="24.736cm" svg:x2="10.138cm" svg:y2="24.736cm">
          <text:p/>
        </draw:line>
        <draw:line draw:style-name="gr4" draw:text-style-name="P2" draw:layer="layout" svg:x1="10.047cm" svg:y1="24.536cm" svg:x2="10.147cm" svg:y2="24.536cm">
          <text:p/>
        </draw:line>
        <draw:path draw:style-name="gr1" draw:text-style-name="P1" draw:layer="layout" svg:width="0.3cm" svg:height="0.3cm" svg:x="5.922cm" svg:y="24.127cm" svg:viewBox="0 0 301 301" svg:d="M0 150c0-82 67-150 151-150 83 0 150 68 150 150 0 83-67 151-150 151-84 0-151-68-151-151z">
          <text:p/>
        </draw:path>
        <draw:path draw:style-name="gr1" draw:text-style-name="P1" draw:layer="layout" svg:width="0.3cm" svg:height="0.3cm" svg:x="5.922cm" svg:y="24.889cm" svg:viewBox="0 0 301 301" svg:d="M0 149c0-82 67-149 151-149 83 0 150 67 150 149 0 84-67 152-150 152-84 0-151-68-151-152z">
          <text:p/>
        </draw:path>
        <draw:line draw:style-name="gr7" draw:text-style-name="P2" draw:layer="layout" svg:x1="6.957cm" svg:y1="24.57cm" svg:x2="6.897cm" svg:y2="24.57cm">
          <text:p/>
        </draw:line>
        <draw:line draw:style-name="gr7" draw:text-style-name="P2" draw:layer="layout" svg:x1="6.957cm" svg:y1="24.771cm" svg:x2="6.897cm" svg:y2="24.771cm">
          <text:p/>
        </draw:line>
        <draw:path draw:style-name="gr1" draw:text-style-name="P1" draw:layer="layout" svg:width="0.265cm" svg:height="0.265cm" svg:x="11.361cm" svg:y="21.063cm" svg:viewBox="0 0 266 266" svg:d="M0 134c0-74 59-134 132-134 74 0 134 60 134 134 0 73-60 132-134 132-73 0-132-59-132-132z">
          <text:p/>
        </draw:path>
        <draw:line draw:style-name="gr2" draw:text-style-name="P2" draw:layer="layout" svg:x1="7.65cm" svg:y1="23.336cm" svg:x2="7.811cm" svg:y2="23.336cm">
          <text:p/>
        </draw:line>
        <draw:line draw:style-name="gr3" draw:text-style-name="P2" draw:layer="layout" svg:x1="7.665cm" svg:y1="22.516cm" svg:x2="7.796cm" svg:y2="22.516cm">
          <text:p/>
        </draw:line>
        <draw:line draw:style-name="gr4" draw:text-style-name="P2" draw:layer="layout" svg:x1="7.68cm" svg:y1="23.126cm" svg:x2="7.781cm" svg:y2="23.126cm">
          <text:p/>
        </draw:line>
        <draw:line draw:style-name="gr5" draw:text-style-name="P2" draw:layer="layout" svg:x1="7.691cm" svg:y1="22.926cm" svg:x2="7.771cm" svg:y2="22.926cm">
          <text:p/>
        </draw:line>
        <draw:line draw:style-name="gr4" draw:text-style-name="P2" draw:layer="layout" svg:x1="7.68cm" svg:y1="22.726cm" svg:x2="7.781cm" svg:y2="22.726cm">
          <text:p/>
        </draw:line>
        <draw:path draw:style-name="gr1" draw:text-style-name="P1" draw:layer="layout" svg:width="0.3cm" svg:height="0.3cm" svg:x="8.281cm" svg:y="21.95cm" svg:viewBox="0 0 301 301" svg:d="M0 151c0-84 67-151 150-151s151 67 151 151c0 82-68 150-151 150s-150-68-150-150z">
          <text:p/>
        </draw:path>
        <draw:path draw:style-name="gr1" draw:text-style-name="P1" draw:layer="layout" svg:width="0.24cm" svg:height="0.24cm" svg:x="14.813cm" svg:y="25.876cm" svg:viewBox="0 0 241 241" svg:d="M0 121c0-67 54-121 120-121s121 54 121 121c0 66-55 120-121 120s-120-54-120-120z">
          <text:p/>
        </draw:path>
        <draw:path draw:style-name="gr1" draw:text-style-name="P1" draw:layer="layout" svg:width="0.21cm" svg:height="0.21cm" svg:x="14.828cm" svg:y="25.129cm" svg:viewBox="0 0 211 211" svg:d="M0 105c0-58 48-105 106-105s105 47 105 105-47 106-105 106-106-48-106-106z">
          <text:p/>
        </draw:path>
        <draw:polygon draw:style-name="gr1" draw:text-style-name="P1" draw:layer="layout" svg:width="0.209cm" svg:height="0.24cm" svg:x="14.328cm" svg:y="22.37cm" svg:viewBox="0 0 210 241" draw:points="0,241 0,0 210,0 210,241">
          <text:p/>
        </draw:polygon>
        <draw:line draw:style-name="gr6" draw:text-style-name="P2" draw:layer="layout" svg:x1="14.687cm" svg:y1="22.475cm" svg:x2="14.687cm" svg:y2="22.505cm">
          <text:p/>
        </draw:line>
        <draw:path draw:style-name="gr1" draw:text-style-name="P1" draw:layer="layout" svg:width="0.24cm" svg:height="0.24cm" svg:x="16.405cm" svg:y="21.454cm" svg:viewBox="0 0 241 241" svg:d="M0 120c0-66 54-120 120-120s121 54 121 120-55 121-121 121-120-55-120-121z">
          <text:p/>
        </draw:path>
        <draw:line draw:style-name="gr7" draw:text-style-name="P2" draw:layer="layout" svg:x1="4.539cm" svg:y1="23.126cm" svg:x2="4.599cm" svg:y2="23.126cm">
          <text:p/>
        </draw:line>
        <draw:line draw:style-name="gr7" draw:text-style-name="P2" draw:layer="layout" svg:x1="4.539cm" svg:y1="22.926cm" svg:x2="4.599cm" svg:y2="22.926cm">
          <text:p/>
        </draw:line>
        <draw:path draw:style-name="gr1" draw:text-style-name="P1" draw:layer="layout" svg:width="0.3cm" svg:height="0.3cm" svg:x="8.281cm" svg:y="23.261cm" svg:viewBox="0 0 301 301" svg:d="M0 150c0-82 67-150 150-150s151 68 151 150c0 83-68 151-151 151s-150-68-150-151z">
          <text:p/>
        </draw:path>
        <draw:path draw:style-name="gr1" draw:text-style-name="P1" draw:layer="layout" svg:width="0.3cm" svg:height="0.3cm" svg:x="8.281cm" svg:y="22.499cm" svg:viewBox="0 0 301 301" svg:d="M0 150c0-82 67-150 150-150s151 68 151 150c0 84-68 151-151 151s-150-67-150-151z">
          <text:p/>
        </draw:path>
        <draw:path draw:style-name="gr1" draw:text-style-name="P1" draw:layer="layout" svg:width="0.3cm" svg:height="0.3cm" svg:x="10.636cm" svg:y="23.261cm" svg:viewBox="0 0 301 301" svg:d="M0 150c0-82 67-150 150-150s151 68 151 150c0 83-68 151-151 151s-150-68-150-151z">
          <text:p/>
        </draw:path>
        <draw:path draw:style-name="gr1" draw:text-style-name="P1" draw:layer="layout" svg:width="0.3cm" svg:height="0.3cm" svg:x="10.636cm" svg:y="22.499cm" svg:viewBox="0 0 301 301" svg:d="M0 150c0-82 67-150 150-150s151 68 151 150c0 84-68 151-151 151s-150-67-150-151z">
          <text:p/>
        </draw:path>
        <draw:path draw:style-name="gr1" draw:text-style-name="P1" draw:layer="layout" svg:width="0.24cm" svg:height="0.24cm" svg:x="15.803cm" svg:y="23.031cm" svg:viewBox="0 0 241 241" svg:d="M0 121c0-67 54-121 121-121s120 54 120 121c0 66-53 120-120 120s-121-54-121-120z">
          <text:p/>
        </draw:path>
        <draw:path draw:style-name="gr1" draw:text-style-name="P1" draw:layer="layout" svg:width="0.21cm" svg:height="0.21cm" svg:x="16.581cm" svg:y="23.046cm" svg:viewBox="0 0 211 211" svg:d="M0 105c0-58 47-105 105-105s106 47 106 105-48 106-106 106-105-48-105-106z">
          <text:p/>
        </draw:path>
        <draw:line draw:style-name="gr7" draw:text-style-name="P2" draw:layer="layout" svg:x1="9.252cm" svg:y1="23.126cm" svg:x2="9.312cm" svg:y2="23.126cm">
          <text:p/>
        </draw:line>
        <draw:line draw:style-name="gr7" draw:text-style-name="P2" draw:layer="layout" svg:x1="9.252cm" svg:y1="22.926cm" svg:x2="9.312cm" svg:y2="22.926cm">
          <text:p/>
        </draw:line>
        <draw:path draw:style-name="gr1" draw:text-style-name="P1" draw:layer="layout" svg:width="0.24cm" svg:height="0.24cm" svg:x="12.05cm" svg:y="25.498cm" svg:viewBox="0 0 241 241" svg:d="M0 120c0-66 54-120 122-120 66 0 119 54 119 120s-53 121-119 121c-68 0-122-55-122-121z">
          <text:p/>
        </draw:path>
        <draw:polygon draw:style-name="gr1" draw:text-style-name="P1" draw:layer="layout" svg:width="0.231cm" svg:height="0.231cm" svg:x="13.547cm" svg:y="23.913cm" svg:viewBox="0 0 232 232" draw:points="12,232 8,231 3,229 1,225 0,221 0,11 1,7 3,3 8,1 12,0 221,0 225,1 229,3 231,7 232,11 232,221 231,225 229,229 225,231 221,232">
          <text:p/>
        </draw:polygon>
        <draw:path draw:style-name="gr1" draw:text-style-name="P1" draw:layer="layout" svg:width="0.231cm" svg:height="0.231cm" svg:x="13.801cm" svg:y="23.913cm" svg:viewBox="0 0 232 232" svg:d="M0 115c0-63 52-115 115-115 64 0 117 52 117 115 0 65-53 117-117 117-63 0-115-52-115-117z">
          <text:p/>
        </draw:path>
        <draw:path draw:style-name="gr1" draw:text-style-name="P1" draw:layer="layout" svg:width="0.231cm" svg:height="0.231cm" svg:x="14.055cm" svg:y="23.913cm" svg:viewBox="0 0 232 232" svg:d="M0 115c0-63 52-115 115-115 64 0 117 52 117 115 0 65-53 117-117 117-63 0-115-52-115-117z">
          <text:p/>
        </draw:path>
        <draw:path draw:style-name="gr1" draw:text-style-name="P1" draw:layer="layout" svg:width="0.231cm" svg:height="0.231cm" svg:x="14.309cm" svg:y="23.913cm" svg:viewBox="0 0 232 232" svg:d="M0 115c0-63 52-115 115-115 65 0 117 52 117 115 0 65-52 117-117 117-63 0-115-52-115-117z">
          <text:p/>
        </draw:path>
        <draw:path draw:style-name="gr1" draw:text-style-name="P1" draw:layer="layout" svg:width="0.231cm" svg:height="0.231cm" svg:x="14.563cm" svg:y="23.913cm" svg:viewBox="0 0 232 232" svg:d="M0 115c0-63 52-115 115-115 65 0 117 52 117 115 0 65-52 117-117 117-63 0-115-52-115-117z">
          <text:p/>
        </draw:path>
        <draw:path draw:style-name="gr1" draw:text-style-name="P1" draw:layer="layout" svg:width="0.231cm" svg:height="0.231cm" svg:x="14.817cm" svg:y="23.913cm" svg:viewBox="0 0 232 232" svg:d="M0 115c0-63 52-115 116-115s116 52 116 115c0 65-52 117-116 117s-116-52-116-117z">
          <text:p/>
        </draw:path>
        <draw:path draw:style-name="gr1" draw:text-style-name="P1" draw:layer="layout" svg:width="0.231cm" svg:height="0.231cm" svg:x="15.071cm" svg:y="23.913cm" svg:viewBox="0 0 232 232" svg:d="M0 115c0-63 52-115 116-115s116 52 116 115c0 65-52 117-116 117s-116-52-116-117z">
          <text:p/>
        </draw:path>
        <draw:path draw:style-name="gr1" draw:text-style-name="P1" draw:layer="layout" svg:width="0.231cm" svg:height="0.231cm" svg:x="15.071cm" svg:y="23.119cm" svg:viewBox="0 0 232 232" svg:d="M0 116c0-63 52-116 116-116s116 53 116 116c0 64-52 116-116 116s-116-52-116-116z">
          <text:p/>
        </draw:path>
        <draw:path draw:style-name="gr1" draw:text-style-name="P1" draw:layer="layout" svg:width="0.231cm" svg:height="0.231cm" svg:x="14.817cm" svg:y="23.119cm" svg:viewBox="0 0 232 232" svg:d="M0 116c0-63 52-116 116-116s116 53 116 116c0 64-52 116-116 116s-116-52-116-116z">
          <text:p/>
        </draw:path>
        <draw:path draw:style-name="gr1" draw:text-style-name="P1" draw:layer="layout" svg:width="0.231cm" svg:height="0.231cm" svg:x="14.563cm" svg:y="23.119cm" svg:viewBox="0 0 232 232" svg:d="M0 116c0-63 52-116 115-116 65 0 117 53 117 116 0 64-52 116-117 116-63 0-115-52-115-116z">
          <text:p/>
        </draw:path>
        <draw:path draw:style-name="gr1" draw:text-style-name="P1" draw:layer="layout" svg:width="0.231cm" svg:height="0.231cm" svg:x="14.309cm" svg:y="23.119cm" svg:viewBox="0 0 232 232" svg:d="M0 116c0-63 52-116 115-116 65 0 117 53 117 116 0 64-52 116-117 116-63 0-115-52-115-116z">
          <text:p/>
        </draw:path>
        <draw:path draw:style-name="gr1" draw:text-style-name="P1" draw:layer="layout" svg:width="0.231cm" svg:height="0.231cm" svg:x="14.055cm" svg:y="23.119cm" svg:viewBox="0 0 232 232" svg:d="M0 116c0-63 52-116 115-116 64 0 117 53 117 116 0 64-53 116-117 116-63 0-115-52-115-116z">
          <text:p/>
        </draw:path>
        <draw:path draw:style-name="gr1" draw:text-style-name="P1" draw:layer="layout" svg:width="0.231cm" svg:height="0.231cm" svg:x="13.801cm" svg:y="23.119cm" svg:viewBox="0 0 232 232" svg:d="M0 116c0-63 52-116 115-116 64 0 117 53 117 116 0 64-53 116-117 116-63 0-115-52-115-116z">
          <text:p/>
        </draw:path>
        <draw:path draw:style-name="gr1" draw:text-style-name="P1" draw:layer="layout" svg:width="0.231cm" svg:height="0.231cm" svg:x="13.547cm" svg:y="23.119cm" svg:viewBox="0 0 232 232" svg:d="M0 116c0-63 53-116 116-116 64 0 116 53 116 116 0 64-52 116-116 116-63 0-116-52-116-116z">
          <text:p/>
        </draw:path>
        <draw:path draw:style-name="gr1" draw:text-style-name="P1" draw:layer="layout" svg:width="0.3cm" svg:height="0.3cm" svg:x="8.281cm" svg:y="25.491cm" svg:viewBox="0 0 301 301" svg:d="M0 151c0-84 67-151 150-151s151 67 151 151c0 83-68 150-151 150s-150-67-150-150z">
          <text:p/>
        </draw:path>
        <draw:path draw:style-name="gr1" draw:text-style-name="P1" draw:layer="layout" svg:width="0.24cm" svg:height="0.24cm" svg:x="12.66cm" svg:y="23.031cm" svg:viewBox="0 0 241 241" svg:d="M0 121c0-67 54-121 121-121 66 0 120 54 120 121 0 66-54 120-120 120-67 0-121-54-121-120z">
          <text:p/>
        </draw:path>
        <draw:path draw:style-name="gr1" draw:text-style-name="P1" draw:layer="layout" svg:width="0.209cm" svg:height="0.21cm" svg:x="11.914cm" svg:y="23.046cm" svg:viewBox="0 0 210 211" svg:d="M0 105c0-58 47-105 105-105s105 47 105 105-47 106-105 106-105-48-105-106z">
          <text:p/>
        </draw:path>
        <draw:path draw:style-name="gr1" draw:text-style-name="P1" draw:layer="layout" svg:width="0.24cm" svg:height="0.24cm" svg:x="15.803cm" svg:y="24.048cm" svg:viewBox="0 0 241 241" svg:d="M0 121c0-66 54-121 121-121s120 55 120 121-53 120-120 120-121-54-121-120z">
          <text:p/>
        </draw:path>
        <draw:path draw:style-name="gr1" draw:text-style-name="P1" draw:layer="layout" svg:width="0.21cm" svg:height="0.21cm" svg:x="16.581cm" svg:y="24.063cm" svg:viewBox="0 0 211 211" svg:d="M0 105c0-58 47-105 105-105s106 47 106 105-48 106-106 106-105-48-105-106z">
          <text:p/>
        </draw:path>
        <draw:line draw:style-name="gr2" draw:text-style-name="P2" draw:layer="layout" svg:x1="10.018cm" svg:y1="23.336cm" svg:x2="10.178cm" svg:y2="23.336cm">
          <text:p/>
        </draw:line>
        <draw:line draw:style-name="gr3" draw:text-style-name="P2" draw:layer="layout" svg:x1="10.033cm" svg:y1="22.516cm" svg:x2="10.163cm" svg:y2="22.516cm">
          <text:p/>
        </draw:line>
        <draw:line draw:style-name="gr4" draw:text-style-name="P2" draw:layer="layout" svg:x1="10.047cm" svg:y1="23.126cm" svg:x2="10.147cm" svg:y2="23.126cm">
          <text:p/>
        </draw:line>
        <draw:line draw:style-name="gr5" draw:text-style-name="P2" draw:layer="layout" svg:x1="10.058cm" svg:y1="22.926cm" svg:x2="10.138cm" svg:y2="22.926cm">
          <text:p/>
        </draw:line>
        <draw:line draw:style-name="gr4" draw:text-style-name="P2" draw:layer="layout" svg:x1="10.047cm" svg:y1="22.726cm" svg:x2="10.147cm" svg:y2="22.726cm">
          <text:p/>
        </draw:line>
        <draw:path draw:style-name="gr1" draw:text-style-name="P1" draw:layer="layout" svg:width="0.3cm" svg:height="0.3cm" svg:x="10.636cm" svg:y="24.127cm" svg:viewBox="0 0 301 301" svg:d="M0 150c0-82 67-150 150-150s151 68 151 150c0 83-68 151-151 151s-150-68-150-151z">
          <text:p/>
        </draw:path>
        <draw:path draw:style-name="gr1" draw:text-style-name="P1" draw:layer="layout" svg:width="0.3cm" svg:height="0.3cm" svg:x="10.636cm" svg:y="24.889cm" svg:viewBox="0 0 301 301" svg:d="M0 149c0-82 67-149 150-149s151 67 151 149c0 84-68 152-151 152s-150-68-150-152z">
          <text:p/>
        </draw:path>
        <draw:line draw:style-name="gr7" draw:text-style-name="P2" draw:layer="layout" svg:x1="6.897cm" svg:y1="23.126cm" svg:x2="6.957cm" svg:y2="23.126cm">
          <text:p/>
        </draw:line>
        <draw:line draw:style-name="gr7" draw:text-style-name="P2" draw:layer="layout" svg:x1="6.897cm" svg:y1="22.926cm" svg:x2="6.957cm" svg:y2="22.926cm">
          <text:p/>
        </draw:line>
        <draw:line draw:style-name="gr7" draw:text-style-name="P2" draw:layer="layout" svg:x1="4.599cm" svg:y1="24.57cm" svg:x2="4.539cm" svg:y2="24.57cm">
          <text:p/>
        </draw:line>
        <draw:line draw:style-name="gr7" draw:text-style-name="P2" draw:layer="layout" svg:x1="4.599cm" svg:y1="24.771cm" svg:x2="4.539cm" svg:y2="24.771cm">
          <text:p/>
        </draw:line>
        <draw:path draw:style-name="gr1" draw:text-style-name="P1" draw:layer="layout" svg:width="0.3cm" svg:height="0.3cm" svg:x="5.922cm" svg:y="23.261cm" svg:viewBox="0 0 301 301" svg:d="M0 150c0-82 67-150 151-150 83 0 150 68 150 150 0 83-67 151-150 151-84 0-151-68-151-151z">
          <text:p/>
        </draw:path>
        <draw:path draw:style-name="gr1" draw:text-style-name="P1" draw:layer="layout" svg:width="0.3cm" svg:height="0.3cm" svg:x="5.922cm" svg:y="22.499cm" svg:viewBox="0 0 301 301" svg:d="M0 150c0-82 67-150 151-150 83 0 150 68 150 150 0 84-67 151-150 151-84 0-151-67-151-151z">
          <text:p/>
        </draw:path>
        <draw:path draw:style-name="gr1" draw:text-style-name="P1" draw:layer="layout" svg:width="0.3cm" svg:height="0.3cm" svg:x="10.636cm" svg:y="25.491cm" svg:viewBox="0 0 301 301" svg:d="M0 151c0-84 67-151 150-151s151 67 151 151c0 83-68 150-151 150s-150-67-150-150z">
          <text:p/>
        </draw:path>
        <draw:path draw:style-name="gr1" draw:text-style-name="P1" draw:layer="layout" svg:width="0.3cm" svg:height="0.3cm" svg:x="5.922cm" svg:y="21.95cm" svg:viewBox="0 0 301 301" svg:d="M0 151c0-84 67-151 151-151 83 0 150 67 150 151 0 82-67 150-150 150-84 0-151-68-151-150z">
          <text:p/>
        </draw:path>
        <draw:path draw:style-name="gr1" draw:text-style-name="P1" draw:layer="layout" svg:width="0.3cm" svg:height="0.3cm" svg:x="5.922cm" svg:y="25.491cm" svg:viewBox="0 0 301 301" svg:d="M0 151c0-84 67-151 151-151 83 0 150 67 150 151 0 83-67 150-150 150-84 0-151-67-151-150z">
          <text:p/>
        </draw:path>
        <draw:path draw:style-name="gr1" draw:text-style-name="P1" draw:layer="layout" svg:width="0.24cm" svg:height="0.24cm" svg:x="12.355cm" svg:y="25.498cm" svg:viewBox="0 0 241 241" svg:d="M0 120c0-66 55-120 122-120 66 0 119 54 119 120s-53 121-119 121c-67 0-122-55-122-121z">
          <text:p/>
        </draw:path>
        <draw:path draw:style-name="gr1" draw:text-style-name="P1" draw:layer="layout" svg:width="0.24cm" svg:height="0.24cm" svg:x="15.803cm" svg:y="23.539cm" svg:viewBox="0 0 241 241" svg:d="M0 122c0-67 54-122 121-122s120 55 120 122c0 66-53 119-120 119s-121-53-121-119z">
          <text:p/>
        </draw:path>
        <draw:path draw:style-name="gr1" draw:text-style-name="P1" draw:layer="layout" svg:width="0.21cm" svg:height="0.21cm" svg:x="16.581cm" svg:y="23.555cm" svg:viewBox="0 0 211 211" svg:d="M0 106c0-59 47-106 105-106s106 47 106 106c0 57-48 105-106 105s-105-48-105-105z">
          <text:p/>
        </draw:path>
        <draw:line draw:style-name="gr2" draw:text-style-name="P2" draw:layer="layout" svg:x1="5.421cm" svg:y1="24.361cm" svg:x2="5.261cm" svg:y2="24.361cm">
          <text:p/>
        </draw:line>
        <draw:line draw:style-name="gr3" draw:text-style-name="P2" draw:layer="layout" svg:x1="5.406cm" svg:y1="25.18cm" svg:x2="5.276cm" svg:y2="25.18cm">
          <text:p/>
        </draw:line>
        <draw:line draw:style-name="gr4" draw:text-style-name="P2" draw:layer="layout" svg:x1="5.391cm" svg:y1="24.57cm" svg:x2="5.291cm" svg:y2="24.57cm">
          <text:p/>
        </draw:line>
        <draw:line draw:style-name="gr5" draw:text-style-name="P2" draw:layer="layout" svg:x1="5.381cm" svg:y1="24.771cm" svg:x2="5.301cm" svg:y2="24.771cm">
          <text:p/>
        </draw:line>
        <draw:line draw:style-name="gr4" draw:text-style-name="P2" draw:layer="layout" svg:x1="5.391cm" svg:y1="24.971cm" svg:x2="5.291cm" svg:y2="24.971cm">
          <text:p/>
        </draw:line>
        <draw:polygon draw:style-name="gr11" draw:text-style-name="P1" draw:layer="layout" svg:width="0.209cm" svg:height="0.24cm" svg:x="13.813cm" svg:y="22.37cm" svg:viewBox="0 0 210 241" draw:points="210,0 210,241 0,241 0,0">
          <text:p/>
        </draw:polygon>
        <draw:polygon draw:style-name="gr12" draw:text-style-name="P2" draw:layer="layout" svg:width="0.209cm" svg:height="0.24cm" svg:x="13.813cm" svg:y="22.37cm" svg:viewBox="0 0 210 241" draw:points="210,0 210,241 0,241 0,0">
          <text:p/>
        </draw:polygon>
        <draw:line draw:style-name="gr6" draw:text-style-name="P2" draw:layer="layout" svg:x1="13.663cm" svg:y1="22.505cm" svg:x2="13.663cm" svg:y2="22.475cm">
          <text:p/>
        </draw:line>
        <draw:polygon draw:style-name="gr1" draw:text-style-name="P1" draw:layer="layout" svg:width="0.21cm" svg:height="0.24cm" svg:x="14.064cm" svg:y="24.66cm" svg:viewBox="0 0 211 241" draw:points="211,0 211,241 0,241 0,0">
          <text:p/>
        </draw:polygon>
        <draw:line draw:style-name="gr6" draw:text-style-name="P2" draw:layer="layout" svg:x1="13.915cm" svg:y1="24.795cm" svg:x2="13.915cm" svg:y2="24.765cm">
          <text:p/>
        </draw:line>
        <draw:path draw:style-name="gr1" draw:text-style-name="P1" draw:layer="layout" svg:width="0.3cm" svg:height="0.3cm" svg:x="10.636cm" svg:y="21.95cm" svg:viewBox="0 0 301 301" svg:d="M0 151c0-84 67-151 150-151s151 67 151 151c0 82-68 150-151 150s-150-68-150-150z">
          <text:p/>
        </draw:path>
        <draw:path draw:style-name="gr1" draw:text-style-name="P1" draw:layer="layout" svg:width="0.24cm" svg:height="0.24cm" svg:x="13.027cm" svg:y="25.879cm" svg:viewBox="0 0 241 241" svg:d="M0 121c0-67 54-121 121-121 66 0 120 54 120 121 0 66-54 120-120 120-67 0-121-54-121-120z">
          <text:p/>
        </draw:path>
        <draw:path draw:style-name="gr1" draw:text-style-name="P1" draw:layer="layout" svg:width="0.21cm" svg:height="0.21cm" svg:x="13.042cm" svg:y="25.132cm" svg:viewBox="0 0 211 211" svg:d="M0 105c0-58 47-105 105-105 59 0 106 47 106 105s-47 106-106 106c-58 0-105-48-105-106z">
          <text:p/>
        </draw:path>
        <draw:line draw:style-name="gr7" draw:text-style-name="P2" draw:layer="layout" svg:x1="9.252cm" svg:y1="24.936cm" svg:x2="9.312cm" svg:y2="24.936cm">
          <text:p/>
        </draw:line>
        <draw:line draw:style-name="gr7" draw:text-style-name="P2" draw:layer="layout" svg:x1="9.252cm" svg:y1="24.736cm" svg:x2="9.312cm" svg:y2="24.736cm">
          <text:p/>
        </draw:line>
        <draw:path draw:style-name="gr1" draw:text-style-name="P1" draw:layer="layout" svg:width="0.24cm" svg:height="0.24cm" svg:x="15.795cm" svg:y="21.454cm" svg:viewBox="0 0 241 241" svg:d="M0 120c0-66 54-120 120-120s121 54 121 120-55 121-121 121-120-55-120-121z">
          <text:p/>
        </draw:path>
        <draw:path draw:style-name="gr1" draw:text-style-name="P1" draw:layer="layout" svg:width="0.24cm" svg:height="0.24cm" svg:x="14.564cm" svg:y="21.077cm" svg:viewBox="0 0 241 241" svg:d="M0 121c0-67 54-121 120-121s121 54 121 121c0 66-55 120-121 120s-120-54-120-120z">
          <text:p/>
        </draw:path>
        <draw:path draw:style-name="gr1" draw:text-style-name="P1" draw:layer="layout" svg:width="0.21cm" svg:height="0.21cm" svg:x="14.579cm" svg:y="21.854cm" svg:viewBox="0 0 211 211" svg:d="M0 106c0-59 47-106 105-106s106 47 106 106c0 58-48 105-106 105s-105-47-105-105z">
          <text:p/>
        </draw:path>
        <draw:path draw:style-name="gr1" draw:text-style-name="P1" draw:layer="layout" svg:width="0.241cm" svg:height="0.24cm" svg:x="15.332cm" svg:y="21.073cm" svg:viewBox="0 0 242 241" svg:d="M0 121c0-67 54-121 120-121 68 0 122 54 122 121 0 66-54 120-122 120-66 0-120-54-120-120z">
          <text:p/>
        </draw:path>
        <draw:path draw:style-name="gr1" draw:text-style-name="P1" draw:layer="layout" svg:width="0.209cm" svg:height="0.21cm" svg:x="15.348cm" svg:y="21.85cm" svg:viewBox="0 0 210 211" svg:d="M0 106c0-59 47-106 105-106s105 47 105 106c0 58-47 105-105 105s-105-47-105-105z">
          <text:p/>
        </draw:path>
        <draw:polygon draw:style-name="gr1" draw:text-style-name="P1" draw:layer="layout" svg:width="0.21cm" svg:height="0.24cm" svg:x="14.579cm" svg:y="24.66cm" svg:viewBox="0 0 211 241" draw:points="0,241 0,0 211,0 211,241">
          <text:p/>
        </draw:polygon>
        <draw:line draw:style-name="gr6" draw:text-style-name="P2" draw:layer="layout" svg:x1="14.938cm" svg:y1="24.765cm" svg:x2="14.938cm" svg:y2="24.795cm">
          <text:p/>
        </draw:line>
        <draw:path draw:style-name="gr1" draw:text-style-name="P1" draw:layer="layout" svg:width="0.24cm" svg:height="0.24cm" svg:x="13.544cm" svg:y="21.076cm" svg:viewBox="0 0 241 241" svg:d="M0 121c0-67 54-121 120-121 67 0 121 54 121 121 0 66-54 120-121 120-66 0-120-54-120-120z">
          <text:p/>
        </draw:path>
        <draw:path draw:style-name="gr1" draw:text-style-name="P1" draw:layer="layout" svg:width="0.209cm" svg:height="0.21cm" svg:x="13.559cm" svg:y="21.853cm" svg:viewBox="0 0 210 211" svg:d="M0 106c0-59 47-106 104-106 58 0 106 47 106 106 0 58-48 105-106 105-57 0-104-47-104-105z">
          <text:p/>
        </draw:path>
        <draw:path draw:style-name="gr1" draw:text-style-name="P1" draw:layer="layout" svg:width="0.24cm" svg:height="0.24cm" svg:x="12.66cm" svg:y="25.498cm" svg:viewBox="0 0 241 241" svg:d="M0 120c0-66 54-120 121-120 66 0 120 54 120 120s-54 121-120 121c-67 0-121-55-121-121z">
          <text:p/>
        </draw:path>
        <draw:path draw:style-name="gr1" draw:text-style-name="P1" draw:layer="layout" svg:width="0.24cm" svg:height="0.24cm" svg:x="13.797cm" svg:y="25.875cm" svg:viewBox="0 0 241 241" svg:d="M0 121c0-67 55-121 121-121s120 54 120 121c0 66-54 120-120 120s-121-54-121-120z">
          <text:p/>
        </draw:path>
        <draw:path draw:style-name="gr1" draw:text-style-name="P1" draw:layer="layout" svg:width="0.21cm" svg:height="0.21cm" svg:x="13.812cm" svg:y="25.128cm" svg:viewBox="0 0 211 211" svg:d="M0 105c0-58 47-105 105-105s106 47 106 105c0 59-48 106-106 106s-105-47-105-106z">
          <text:p/>
        </draw:path>
        <draw:path draw:style-name="gr1" draw:text-style-name="P1" draw:layer="layout" svg:width="0.24cm" svg:height="0.24cm" svg:x="12.66cm" svg:y="23.539cm" svg:viewBox="0 0 241 241" svg:d="M0 122c0-67 54-122 121-122 66 0 120 55 120 122 0 66-54 119-120 119-67 0-121-53-121-119z">
          <text:p/>
        </draw:path>
        <draw:path draw:style-name="gr1" draw:text-style-name="P1" draw:layer="layout" svg:width="0.209cm" svg:height="0.21cm" svg:x="11.914cm" svg:y="23.555cm" svg:viewBox="0 0 210 211" svg:d="M0 106c0-59 47-106 105-106s105 47 105 106c0 57-47 105-105 105s-105-48-105-105z">
          <text:p/>
        </draw:path>
        <draw:path draw:style-name="gr1" draw:text-style-name="P1" draw:layer="layout" svg:width="0.1cm" svg:height="0.1cm" svg:x="11.752cm" svg:y="21.146cm" svg:viewBox="0 0 101 101" svg:d="M0 50c0-28 24-50 52-50 27 0 49 22 49 50s-22 51-49 51c-28 0-52-23-52-51z">
          <text:p/>
        </draw:path>
        <draw:path draw:style-name="gr1" draw:text-style-name="P1" draw:layer="layout" svg:width="0.1cm" svg:height="0.1cm" svg:x="5.351cm" svg:y="23.287cm" svg:viewBox="0 0 101 101" svg:d="M0 50c0-28 22-50 49-50 29 0 52 22 52 50s-23 51-52 51c-27 0-49-23-49-51z">
          <text:p/>
        </draw:path>
        <draw:path draw:style-name="gr1" draw:text-style-name="P1" draw:layer="layout" svg:width="0.149cm" svg:height="0.151cm" svg:x="5.326cm" svg:y="22.441cm" svg:viewBox="0 0 150 152" svg:d="M0 76c0-42 34-76 75-76 42 0 75 34 75 76 0 41-33 76-75 76-41 0-75-35-75-76z">
          <text:p/>
        </draw:path>
        <draw:path draw:style-name="gr1" draw:text-style-name="P1" draw:layer="layout" svg:width="0.1cm" svg:height="0.1cm" svg:x="5.351cm" svg:y="23.076cm" svg:viewBox="0 0 101 101" svg:d="M0 52c0-29 22-52 49-52 29 0 52 23 52 52 0 27-23 49-52 49-27 0-49-22-49-49z">
          <text:p/>
        </draw:path>
        <draw:path draw:style-name="gr1" draw:text-style-name="P1" draw:layer="layout" svg:width="0.1cm" svg:height="0.099cm" svg:x="5.351cm" svg:y="22.877cm" svg:viewBox="0 0 101 100" svg:d="M0 50c0-28 22-50 49-50 29 0 52 22 52 50s-23 50-52 50c-27 0-49-22-49-50z">
          <text:p/>
        </draw:path>
        <draw:path draw:style-name="gr1" draw:text-style-name="P1" draw:layer="layout" svg:width="0.1cm" svg:height="0.1cm" svg:x="5.351cm" svg:y="22.677cm" svg:viewBox="0 0 101 101" svg:d="M0 50c0-28 22-50 49-50 29 0 52 22 52 50s-23 51-52 51c-27 0-49-23-49-51z">
          <text:p/>
        </draw:path>
        <draw:path draw:style-name="gr1" draw:text-style-name="P1" draw:layer="layout" svg:width="0.1cm" svg:height="0.1cm" svg:x="13.349cm" svg:y="24.73cm" svg:viewBox="0 0 101 101" svg:d="M0 50c0-28 22-50 50-50s51 22 51 50c0 29-23 51-51 51s-50-22-50-51z">
          <text:p/>
        </draw:path>
        <draw:path draw:style-name="gr1" draw:text-style-name="P1" draw:layer="layout" svg:width="0.1cm" svg:height="0.1cm" svg:x="13.095cm" svg:y="24.73cm" svg:viewBox="0 0 101 101" svg:d="M0 50c0-28 22-50 51-50 28 0 50 22 50 50 0 29-22 51-50 51-29 0-51-22-51-51z">
          <text:p/>
        </draw:path>
        <draw:path draw:style-name="gr1" draw:text-style-name="P1" draw:layer="layout" svg:width="0.1cm" svg:height="0.1cm" svg:x="8.381cm" svg:y="24.227cm" svg:viewBox="0 0 101 101" svg:d="M0 49c0-27 23-49 51-49 27 0 50 22 50 49 0 28-23 52-50 52-28 0-51-24-51-52z">
          <text:p/>
        </draw:path>
        <draw:path draw:style-name="gr1" draw:text-style-name="P1" draw:layer="layout" svg:width="0.1cm" svg:height="0.1cm" svg:x="8.381cm" svg:y="24.989cm" svg:viewBox="0 0 101 101" svg:d="M0 50c0-27 23-50 51-50 27 0 50 23 50 50 0 28-23 51-50 51-28 0-51-23-51-51z">
          <text:p/>
        </draw:path>
        <draw:path draw:style-name="gr1" draw:text-style-name="P1" draw:layer="layout" svg:width="0.1cm" svg:height="0.1cm" svg:x="7.683cm" svg:y="24.311cm" svg:viewBox="0 0 101 101" svg:d="M0 49c0-27 23-49 50-49 28 0 51 22 51 49 0 28-23 52-51 52-27 0-50-24-50-52z">
          <text:p/>
        </draw:path>
        <draw:path draw:style-name="gr1" draw:text-style-name="P1" draw:layer="layout" svg:width="0.149cm" svg:height="0.149cm" svg:x="7.658cm" svg:y="25.106cm" svg:viewBox="0 0 150 150" svg:d="M0 75c0-42 33-75 74-75 43 0 76 33 76 75 0 41-33 75-76 75-41 0-74-34-74-75z">
          <text:p/>
        </draw:path>
        <draw:path draw:style-name="gr1" draw:text-style-name="P1" draw:layer="layout" svg:width="0.1cm" svg:height="0.1cm" svg:x="7.683cm" svg:y="24.52cm" svg:viewBox="0 0 101 101" svg:d="M0 51c0-28 23-51 50-51 28 0 51 23 51 51 0 27-23 50-51 50-27 0-50-23-50-50z">
          <text:p/>
        </draw:path>
        <draw:path draw:style-name="gr1" draw:text-style-name="P1" draw:layer="layout" svg:width="0.1cm" svg:height="0.1cm" svg:x="7.683cm" svg:y="24.72cm" svg:viewBox="0 0 101 101" svg:d="M0 51c0-28 23-51 50-51 28 0 51 23 51 51 0 27-23 50-51 50-27 0-50-23-50-50z">
          <text:p/>
        </draw:path>
        <draw:path draw:style-name="gr1" draw:text-style-name="P1" draw:layer="layout" svg:width="0.1cm" svg:height="0.1cm" svg:x="7.683cm" svg:y="24.92cm" svg:viewBox="0 0 101 101" svg:d="M0 51c0-28 23-51 50-51 28 0 51 23 51 51 0 27-23 50-51 50-27 0-50-23-50-50z">
          <text:p/>
        </draw:path>
        <draw:path draw:style-name="gr1" draw:text-style-name="P1" draw:layer="layout" svg:width="0.1cm" svg:height="0.1cm" svg:x="16.17cm" svg:y="21.524cm" svg:viewBox="0 0 101 101" svg:d="M0 51c0-28 22-51 51-51 27 0 50 23 50 51s-23 50-50 50c-29 0-51-22-51-50z">
          <text:p/>
        </draw:path>
        <draw:path draw:style-name="gr1" draw:text-style-name="P1" draw:layer="layout" svg:width="0.1cm" svg:height="0.1cm" svg:x="15.152cm" svg:y="22.44cm" svg:viewBox="0 0 101 101" svg:d="M0 50c0-28 23-50 51-50s50 22 50 50-22 51-50 51-51-23-51-51z">
          <text:p/>
        </draw:path>
        <draw:path draw:style-name="gr1" draw:text-style-name="P1" draw:layer="layout" svg:width="0.1cm" svg:height="0.1cm" svg:x="15.406cm" svg:y="22.44cm" svg:viewBox="0 0 101 101" svg:d="M0 50c0-28 24-50 52-50 27 0 49 22 49 50s-22 51-49 51c-28 0-52-23-52-51z">
          <text:p/>
        </draw:path>
        <draw:path draw:style-name="gr1" draw:text-style-name="P1" draw:layer="layout" svg:width="0.1cm" svg:height="0.1cm" svg:x="12.73cm" svg:y="24.118cm" svg:viewBox="0 0 101 101" svg:d="M0 50c0-28 24-50 52-50 27 0 49 22 49 50s-22 51-49 51c-28 0-52-23-52-51z">
          <text:p/>
        </draw:path>
        <draw:path draw:style-name="gr1" draw:text-style-name="P1" draw:layer="layout" svg:width="0.1cm" svg:height="0.1cm" svg:x="11.968cm" svg:y="24.118cm" svg:viewBox="0 0 101 101" svg:d="M0 50c0-28 23-50 51-50 27 0 50 22 50 50s-23 51-50 51c-28 0-51-23-51-51z">
          <text:p/>
        </draw:path>
        <draw:path draw:style-name="gr1" draw:text-style-name="P1" draw:layer="layout" svg:width="0.1cm" svg:height="0.1cm" svg:x="10.047cm" svg:y="25.096cm" svg:viewBox="0 0 101 101" svg:d="M0 51c0-28 23-51 52-51 27 0 49 23 49 51 0 27-22 50-49 50-29 0-52-23-52-50z">
          <text:p/>
        </draw:path>
        <draw:path draw:style-name="gr1" draw:text-style-name="P1" draw:layer="layout" svg:width="0.149cm" svg:height="0.15cm" svg:x="10.023cm" svg:y="24.251cm" svg:viewBox="0 0 150 151" svg:d="M0 75c0-42 33-75 75-75s75 33 75 75c0 41-33 76-75 76s-75-35-75-76z">
          <text:p/>
        </draw:path>
        <draw:path draw:style-name="gr1" draw:text-style-name="P1" draw:layer="layout" svg:width="0.1cm" svg:height="0.1cm" svg:x="10.047cm" svg:y="24.886cm" svg:viewBox="0 0 101 101" svg:d="M0 51c0-28 23-51 52-51 27 0 49 23 49 51 0 27-22 50-49 50-29 0-52-23-52-50z">
          <text:p/>
        </draw:path>
        <draw:path draw:style-name="gr1" draw:text-style-name="P1" draw:layer="layout" svg:width="0.1cm" svg:height="0.1cm" svg:x="10.047cm" svg:y="24.686cm" svg:viewBox="0 0 101 101" svg:d="M0 51c0-28 23-51 52-51 27 0 49 23 49 51 0 27-22 50-49 50-29 0-52-23-52-50z">
          <text:p/>
        </draw:path>
        <draw:path draw:style-name="gr1" draw:text-style-name="P1" draw:layer="layout" svg:width="0.1cm" svg:height="0.1cm" svg:x="10.047cm" svg:y="24.486cm" svg:viewBox="0 0 101 101" svg:d="M0 51c0-28 23-51 52-51 27 0 49 23 49 51 0 27-22 50-49 50-29 0-52-23-52-50z">
          <text:p/>
        </draw:path>
        <draw:path draw:style-name="gr1" draw:text-style-name="P1" draw:layer="layout" svg:width="0.1cm" svg:height="0.1cm" svg:x="6.022cm" svg:y="24.227cm" svg:viewBox="0 0 101 101" svg:d="M0 49c0-27 23-49 50-49 28 0 51 22 51 49 0 28-23 52-51 52-27 0-50-24-50-52z">
          <text:p/>
        </draw:path>
        <draw:path draw:style-name="gr1" draw:text-style-name="P1" draw:layer="layout" svg:width="0.1cm" svg:height="0.1cm" svg:x="6.022cm" svg:y="24.989cm" svg:viewBox="0 0 101 101" svg:d="M0 50c0-27 23-50 50-50 28 0 51 23 51 50 0 28-23 51-51 51-27 0-50-23-50-51z">
          <text:p/>
        </draw:path>
        <draw:path draw:style-name="gr1" draw:text-style-name="P1" draw:layer="layout" svg:width="0.1cm" svg:height="0.1cm" svg:x="6.877cm" svg:y="24.52cm" svg:viewBox="0 0 101 101" svg:d="M0 51c0-28 22-51 51-51 27 0 50 23 50 51 0 27-23 50-50 50-29 0-51-23-51-50z">
          <text:p/>
        </draw:path>
        <draw:path draw:style-name="gr1" draw:text-style-name="P1" draw:layer="layout" svg:width="0.1cm" svg:height="0.1cm" svg:x="6.877cm" svg:y="24.72cm" svg:viewBox="0 0 101 101" svg:d="M0 51c0-28 22-51 51-51 27 0 50 23 50 51 0 27-23 50-50 50-29 0-51-23-51-50z">
          <text:p/>
        </draw:path>
        <draw:path draw:style-name="gr1" draw:text-style-name="P1" draw:layer="layout" svg:width="0.1cm" svg:height="0.1cm" svg:x="11.444cm" svg:y="21.146cm" svg:viewBox="0 0 101 101" svg:d="M0 50c0-28 23-50 50-50 28 0 51 22 51 50s-23 51-51 51c-27 0-50-23-50-51z">
          <text:p/>
        </draw:path>
        <draw:path draw:style-name="gr1" draw:text-style-name="P1" draw:layer="layout" svg:width="0.1cm" svg:height="0.1cm" svg:x="7.68cm" svg:y="23.286cm" svg:viewBox="0 0 101 101" svg:d="M0 51c0-29 24-51 52-51 27 0 49 22 49 51 0 27-22 50-49 50-28 0-52-23-52-50z">
          <text:p/>
        </draw:path>
        <draw:path draw:style-name="gr1" draw:text-style-name="P1" draw:layer="layout" svg:width="0.149cm" svg:height="0.15cm" svg:x="7.656cm" svg:y="22.441cm" svg:viewBox="0 0 150 151" svg:d="M0 75c0-42 33-75 75-75s75 33 75 75c0 41-33 76-75 76s-75-35-75-76z">
          <text:p/>
        </draw:path>
        <draw:path draw:style-name="gr1" draw:text-style-name="P1" draw:layer="layout" svg:width="0.1cm" svg:height="0.1cm" svg:x="7.68cm" svg:y="23.076cm" svg:viewBox="0 0 101 101" svg:d="M0 51c0-29 24-51 52-51 27 0 49 22 49 51 0 27-22 50-49 50-28 0-52-23-52-50z">
          <text:p/>
        </draw:path>
        <draw:path draw:style-name="gr1" draw:text-style-name="P1" draw:layer="layout" svg:width="0.1cm" svg:height="0.1cm" svg:x="7.68cm" svg:y="22.876cm" svg:viewBox="0 0 101 101" svg:d="M0 51c0-29 24-51 52-51 27 0 49 22 49 51 0 27-22 50-49 50-28 0-52-23-52-50z">
          <text:p/>
        </draw:path>
        <draw:path draw:style-name="gr1" draw:text-style-name="P1" draw:layer="layout" svg:width="0.1cm" svg:height="0.1cm" svg:x="7.68cm" svg:y="22.676cm" svg:viewBox="0 0 101 101" svg:d="M0 51c0-29 24-51 52-51 27 0 49 22 49 51 0 27-22 50-49 50-28 0-52-23-52-50z">
          <text:p/>
        </draw:path>
        <draw:path draw:style-name="gr1" draw:text-style-name="P1" draw:layer="layout" svg:width="0.1cm" svg:height="0.1cm" svg:x="8.381cm" svg:y="22.05cm" svg:viewBox="0 0 101 101" svg:d="M0 50c0-28 23-50 51-50 27 0 50 22 50 50 0 27-23 51-50 51-28 0-51-24-51-51z">
          <text:p/>
        </draw:path>
        <draw:path draw:style-name="gr1" draw:text-style-name="P1" draw:layer="layout" svg:width="0.1cm" svg:height="0.1cm" svg:x="14.883cm" svg:y="25.946cm" svg:viewBox="0 0 101 101" svg:d="M0 51c0-29 22-51 51-51 28 0 50 22 50 51 0 28-22 50-50 50-29 0-51-22-51-50z">
          <text:p/>
        </draw:path>
        <draw:path draw:style-name="gr1" draw:text-style-name="P1" draw:layer="layout" svg:width="0.1cm" svg:height="0.1cm" svg:x="14.883cm" svg:y="25.184cm" svg:viewBox="0 0 101 101" svg:d="M0 51c0-28 22-51 51-51 28 0 50 23 50 51s-22 50-50 50c-29 0-51-22-51-50z">
          <text:p/>
        </draw:path>
        <draw:path draw:style-name="gr1" draw:text-style-name="P1" draw:layer="layout" svg:width="0.1cm" svg:height="0.1cm" svg:x="14.382cm" svg:y="22.44cm" svg:viewBox="0 0 101 101" svg:d="M0 50c0-28 23-50 52-50 27 0 49 22 49 50s-22 51-49 51c-29 0-52-23-52-51z">
          <text:p/>
        </draw:path>
        <draw:path draw:style-name="gr1" draw:text-style-name="P1" draw:layer="layout" svg:width="0.1cm" svg:height="0.1cm" svg:x="14.636cm" svg:y="22.44cm" svg:viewBox="0 0 101 101" svg:d="M0 50c0-28 23-50 51-50 27 0 50 22 50 50s-23 51-50 51c-28 0-51-23-51-51z">
          <text:p/>
        </draw:path>
        <draw:path draw:style-name="gr1" draw:text-style-name="P1" draw:layer="layout" svg:width="0.1cm" svg:height="0.1cm" svg:x="16.475cm" svg:y="21.524cm" svg:viewBox="0 0 101 101" svg:d="M0 51c0-28 22-51 51-51 27 0 50 23 50 51s-23 50-50 50c-29 0-51-22-51-50z">
          <text:p/>
        </draw:path>
        <draw:path draw:style-name="gr1" draw:text-style-name="P1" draw:layer="layout" svg:width="0.1cm" svg:height="0.1cm" svg:x="4.519cm" svg:y="23.076cm" svg:viewBox="0 0 101 101" svg:d="M0 51c0-29 23-51 51-51 27 0 50 22 50 51 0 27-23 50-50 50-28 0-51-23-51-50z">
          <text:p/>
        </draw:path>
        <draw:path draw:style-name="gr1" draw:text-style-name="P1" draw:layer="layout" svg:width="0.1cm" svg:height="0.1cm" svg:x="4.519cm" svg:y="22.876cm" svg:viewBox="0 0 101 101" svg:d="M0 51c0-29 23-51 51-51 27 0 50 22 50 51 0 27-23 50-50 50-28 0-51-23-51-50z">
          <text:p/>
        </draw:path>
        <draw:path draw:style-name="gr1" draw:text-style-name="P1" draw:layer="layout" svg:width="0.1cm" svg:height="0.1cm" svg:x="8.381cm" svg:y="23.361cm" svg:viewBox="0 0 101 101" svg:d="M0 50c0-27 23-50 51-50 27 0 50 23 50 50 0 29-23 51-50 51-28 0-51-22-51-51z">
          <text:p/>
        </draw:path>
        <draw:path draw:style-name="gr1" draw:text-style-name="P1" draw:layer="layout" svg:width="0.1cm" svg:height="0.1cm" svg:x="8.381cm" svg:y="22.599cm" svg:viewBox="0 0 101 101" svg:d="M0 51c0-28 23-51 51-51 27 0 50 23 50 51s-23 50-50 50c-28 0-51-22-51-50z">
          <text:p/>
        </draw:path>
        <draw:path draw:style-name="gr1" draw:text-style-name="P1" draw:layer="layout" svg:width="0.1cm" svg:height="0.1cm" svg:x="10.736cm" svg:y="23.361cm" svg:viewBox="0 0 101 101" svg:d="M0 50c0-27 22-50 51-50 27 0 50 23 50 50 0 29-23 51-50 51-29 0-51-22-51-51z">
          <text:p/>
        </draw:path>
        <draw:path draw:style-name="gr1" draw:text-style-name="P1" draw:layer="layout" svg:width="0.1cm" svg:height="0.1cm" svg:x="10.736cm" svg:y="22.599cm" svg:viewBox="0 0 101 101" svg:d="M0 51c0-28 22-51 51-51 27 0 50 23 50 51s-23 50-50 50c-29 0-51-22-51-50z">
          <text:p/>
        </draw:path>
        <draw:path draw:style-name="gr1" draw:text-style-name="P1" draw:layer="layout" svg:width="0.1cm" svg:height="0.1cm" svg:x="15.873cm" svg:y="23.101cm" svg:viewBox="0 0 101 101" svg:d="M0 51c0-28 23-51 52-51 27 0 49 23 49 51s-22 50-49 50c-29 0-52-22-52-50z">
          <text:p/>
        </draw:path>
        <draw:path draw:style-name="gr1" draw:text-style-name="P1" draw:layer="layout" svg:width="0.1cm" svg:height="0.1cm" svg:x="16.635cm" svg:y="23.101cm" svg:viewBox="0 0 101 101" svg:d="M0 51c0-28 23-51 51-51s50 23 50 51-22 50-50 50-51-22-51-50z">
          <text:p/>
        </draw:path>
        <draw:path draw:style-name="gr1" draw:text-style-name="P1" draw:layer="layout" svg:width="0.1cm" svg:height="0.1cm" svg:x="9.232cm" svg:y="23.076cm" svg:viewBox="0 0 101 101" svg:d="M0 51c0-29 22-51 51-51 27 0 50 22 50 51 0 27-23 50-50 50-29 0-51-23-51-50z">
          <text:p/>
        </draw:path>
        <draw:path draw:style-name="gr1" draw:text-style-name="P1" draw:layer="layout" svg:width="0.1cm" svg:height="0.1cm" svg:x="9.232cm" svg:y="22.876cm" svg:viewBox="0 0 101 101" svg:d="M0 51c0-29 22-51 51-51 27 0 50 22 50 51 0 27-23 50-50 50-29 0-51-23-51-50z">
          <text:p/>
        </draw:path>
        <draw:path draw:style-name="gr1" draw:text-style-name="P1" draw:layer="layout" svg:width="0.1cm" svg:height="0.1cm" svg:x="12.12cm" svg:y="25.568cm" svg:viewBox="0 0 101 101" svg:d="M0 51c0-29 23-51 52-51 27 0 49 22 49 51 0 28-22 50-49 50-29 0-52-22-52-50z">
          <text:p/>
        </draw:path>
        <draw:path draw:style-name="gr1" draw:text-style-name="P1" draw:layer="layout" svg:width="0.1cm" svg:height="0.1cm" svg:x="13.613cm" svg:y="23.979cm" svg:viewBox="0 0 101 101" svg:d="M0 50c0-28 22-50 50-50s51 22 51 50-23 51-51 51-50-23-50-51z">
          <text:p/>
        </draw:path>
        <draw:path draw:style-name="gr1" draw:text-style-name="P1" draw:layer="layout" svg:width="0.1cm" svg:height="0.1cm" svg:x="13.867cm" svg:y="23.979cm" svg:viewBox="0 0 101 101" svg:d="M0 50c0-28 22-50 49-50 29 0 52 22 52 50s-23 51-52 51c-27 0-49-23-49-51z">
          <text:p/>
        </draw:path>
        <draw:path draw:style-name="gr1" draw:text-style-name="P1" draw:layer="layout" svg:width="0.1cm" svg:height="0.1cm" svg:x="14.121cm" svg:y="23.979cm" svg:viewBox="0 0 101 101" svg:d="M0 50c0-28 23-50 50-50 28 0 51 22 51 50s-23 51-51 51c-27 0-50-23-50-51z">
          <text:p/>
        </draw:path>
        <draw:path draw:style-name="gr1" draw:text-style-name="P1" draw:layer="layout" svg:width="0.1cm" svg:height="0.1cm" svg:x="14.375cm" svg:y="23.979cm" svg:viewBox="0 0 101 101" svg:d="M0 50c0-28 22-50 49-50 29 0 52 22 52 50s-23 51-52 51c-27 0-49-23-49-51z">
          <text:p/>
        </draw:path>
        <draw:path draw:style-name="gr1" draw:text-style-name="P1" draw:layer="layout" svg:width="0.1cm" svg:height="0.1cm" svg:x="14.629cm" svg:y="23.979cm" svg:viewBox="0 0 101 101" svg:d="M0 50c0-28 22-50 49-50 28 0 52 22 52 50s-24 51-52 51c-27 0-49-23-49-51z">
          <text:p/>
        </draw:path>
        <draw:path draw:style-name="gr1" draw:text-style-name="P1" draw:layer="layout" svg:width="0.1cm" svg:height="0.1cm" svg:x="14.883cm" svg:y="23.979cm" svg:viewBox="0 0 101 101" svg:d="M0 50c0-28 22-50 50-50s51 22 51 50-23 51-51 51-50-23-50-51z">
          <text:p/>
        </draw:path>
        <draw:path draw:style-name="gr1" draw:text-style-name="P1" draw:layer="layout" svg:width="0.1cm" svg:height="0.1cm" svg:x="15.137cm" svg:y="23.979cm" svg:viewBox="0 0 101 101" svg:d="M0 50c0-28 22-50 49-50 28 0 52 22 52 50s-24 51-52 51c-27 0-49-23-49-51z">
          <text:p/>
        </draw:path>
        <draw:path draw:style-name="gr1" draw:text-style-name="P1" draw:layer="layout" svg:width="0.1cm" svg:height="0.1cm" svg:x="15.137cm" svg:y="23.185cm" svg:viewBox="0 0 101 101" svg:d="M0 50c0-28 22-50 49-50 28 0 52 22 52 50s-24 51-52 51c-27 0-49-23-49-51z">
          <text:p/>
        </draw:path>
        <draw:path draw:style-name="gr1" draw:text-style-name="P1" draw:layer="layout" svg:width="0.1cm" svg:height="0.1cm" svg:x="14.883cm" svg:y="23.185cm" svg:viewBox="0 0 101 101" svg:d="M0 50c0-28 22-50 50-50s51 22 51 50-23 51-51 51-50-23-50-51z">
          <text:p/>
        </draw:path>
        <draw:path draw:style-name="gr1" draw:text-style-name="P1" draw:layer="layout" svg:width="0.1cm" svg:height="0.1cm" svg:x="14.629cm" svg:y="23.185cm" svg:viewBox="0 0 101 101" svg:d="M0 50c0-28 22-50 49-50 28 0 52 22 52 50s-24 51-52 51c-27 0-49-23-49-51z">
          <text:p/>
        </draw:path>
        <draw:path draw:style-name="gr1" draw:text-style-name="P1" draw:layer="layout" svg:width="0.1cm" svg:height="0.1cm" svg:x="14.375cm" svg:y="23.185cm" svg:viewBox="0 0 101 101" svg:d="M0 50c0-28 22-50 49-50 29 0 52 22 52 50s-23 51-52 51c-27 0-49-23-49-51z">
          <text:p/>
        </draw:path>
        <draw:path draw:style-name="gr1" draw:text-style-name="P1" draw:layer="layout" svg:width="0.1cm" svg:height="0.1cm" svg:x="14.121cm" svg:y="23.185cm" svg:viewBox="0 0 101 101" svg:d="M0 50c0-28 23-50 50-50 28 0 51 22 51 50s-23 51-51 51c-27 0-50-23-50-51z">
          <text:p/>
        </draw:path>
        <draw:path draw:style-name="gr1" draw:text-style-name="P1" draw:layer="layout" svg:width="0.1cm" svg:height="0.1cm" svg:x="13.867cm" svg:y="23.185cm" svg:viewBox="0 0 101 101" svg:d="M0 50c0-28 22-50 49-50 29 0 52 22 52 50s-23 51-52 51c-27 0-49-23-49-51z">
          <text:p/>
        </draw:path>
        <draw:path draw:style-name="gr1" draw:text-style-name="P1" draw:layer="layout" svg:width="0.1cm" svg:height="0.1cm" svg:x="13.613cm" svg:y="23.185cm" svg:viewBox="0 0 101 101" svg:d="M0 50c0-28 22-50 50-50s51 22 51 50-23 51-51 51-50-23-50-51z">
          <text:p/>
        </draw:path>
        <draw:path draw:style-name="gr1" draw:text-style-name="P1" draw:layer="layout" svg:width="0.1cm" svg:height="0.1cm" svg:x="8.381cm" svg:y="25.591cm" svg:viewBox="0 0 101 101" svg:d="M0 51c0-28 23-51 51-51 27 0 50 23 50 51s-23 50-50 50c-28 0-51-22-51-50z">
          <text:p/>
        </draw:path>
        <draw:path draw:style-name="gr1" draw:text-style-name="P1" draw:layer="layout" svg:width="0.1cm" svg:height="0.1cm" svg:x="12.73cm" svg:y="23.101cm" svg:viewBox="0 0 101 101" svg:d="M0 51c0-28 24-51 52-51 27 0 49 23 49 51s-22 50-49 50c-28 0-52-22-52-50z">
          <text:p/>
        </draw:path>
        <draw:path draw:style-name="gr1" draw:text-style-name="P1" draw:layer="layout" svg:width="0.1cm" svg:height="0.1cm" svg:x="11.968cm" svg:y="23.101cm" svg:viewBox="0 0 101 101" svg:d="M0 51c0-28 23-51 51-51 27 0 50 23 50 51s-23 50-50 50c-28 0-51-22-51-50z">
          <text:p/>
        </draw:path>
        <draw:path draw:style-name="gr1" draw:text-style-name="P1" draw:layer="layout" svg:width="0.1cm" svg:height="0.1cm" svg:x="15.873cm" svg:y="24.118cm" svg:viewBox="0 0 101 101" svg:d="M0 50c0-28 23-50 52-50 27 0 49 22 49 50s-22 51-49 51c-29 0-52-23-52-51z">
          <text:p/>
        </draw:path>
        <draw:path draw:style-name="gr1" draw:text-style-name="P1" draw:layer="layout" svg:width="0.1cm" svg:height="0.1cm" svg:x="16.635cm" svg:y="24.118cm" svg:viewBox="0 0 101 101" svg:d="M0 50c0-28 23-50 51-50s50 22 50 50-22 51-50 51-51-23-51-51z">
          <text:p/>
        </draw:path>
        <draw:path draw:style-name="gr1" draw:text-style-name="P1" draw:layer="layout" svg:width="0.1cm" svg:height="0.1cm" svg:x="10.047cm" svg:y="23.286cm" svg:viewBox="0 0 101 101" svg:d="M0 51c0-29 23-51 52-51 27 0 49 22 49 51 0 27-22 50-49 50-29 0-52-23-52-50z">
          <text:p/>
        </draw:path>
        <draw:path draw:style-name="gr1" draw:text-style-name="P1" draw:layer="layout" svg:width="0.149cm" svg:height="0.15cm" svg:x="10.023cm" svg:y="22.441cm" svg:viewBox="0 0 150 151" svg:d="M0 75c0-42 33-75 75-75s75 33 75 75c0 41-33 76-75 76s-75-35-75-76z">
          <text:p/>
        </draw:path>
        <draw:path draw:style-name="gr1" draw:text-style-name="P1" draw:layer="layout" svg:width="0.1cm" svg:height="0.1cm" svg:x="10.047cm" svg:y="23.076cm" svg:viewBox="0 0 101 101" svg:d="M0 51c0-29 23-51 52-51 27 0 49 22 49 51 0 27-22 50-49 50-29 0-52-23-52-50z">
          <text:p/>
        </draw:path>
        <draw:path draw:style-name="gr1" draw:text-style-name="P1" draw:layer="layout" svg:width="0.1cm" svg:height="0.1cm" svg:x="10.047cm" svg:y="22.876cm" svg:viewBox="0 0 101 101" svg:d="M0 51c0-29 23-51 52-51 27 0 49 22 49 51 0 27-22 50-49 50-29 0-52-23-52-50z">
          <text:p/>
        </draw:path>
        <draw:path draw:style-name="gr1" draw:text-style-name="P1" draw:layer="layout" svg:width="0.1cm" svg:height="0.1cm" svg:x="10.047cm" svg:y="22.676cm" svg:viewBox="0 0 101 101" svg:d="M0 51c0-29 23-51 52-51 27 0 49 22 49 51 0 27-22 50-49 50-29 0-52-23-52-50z">
          <text:p/>
        </draw:path>
        <draw:path draw:style-name="gr1" draw:text-style-name="P1" draw:layer="layout" svg:width="0.1cm" svg:height="0.1cm" svg:x="10.736cm" svg:y="24.227cm" svg:viewBox="0 0 101 101" svg:d="M0 49c0-27 22-49 51-49 27 0 50 22 50 49 0 28-23 52-50 52-29 0-51-24-51-52z">
          <text:p/>
        </draw:path>
        <draw:path draw:style-name="gr1" draw:text-style-name="P1" draw:layer="layout" svg:width="0.1cm" svg:height="0.1cm" svg:x="10.736cm" svg:y="24.989cm" svg:viewBox="0 0 101 101" svg:d="M0 50c0-27 22-50 51-50 27 0 50 23 50 50 0 28-23 51-50 51-29 0-51-23-51-51z">
          <text:p/>
        </draw:path>
        <draw:path draw:style-name="gr1" draw:text-style-name="P1" draw:layer="layout" svg:width="0.1cm" svg:height="0.1cm" svg:x="6.877cm" svg:y="23.076cm" svg:viewBox="0 0 101 101" svg:d="M0 51c0-29 22-51 51-51 27 0 50 22 50 51 0 27-23 50-50 50-29 0-51-23-51-50z">
          <text:p/>
        </draw:path>
        <draw:path draw:style-name="gr1" draw:text-style-name="P1" draw:layer="layout" svg:width="0.1cm" svg:height="0.1cm" svg:x="6.877cm" svg:y="22.876cm" svg:viewBox="0 0 101 101" svg:d="M0 51c0-29 22-51 51-51 27 0 50 22 50 51 0 27-23 50-50 50-29 0-51-23-51-50z">
          <text:p/>
        </draw:path>
        <draw:path draw:style-name="gr1" draw:text-style-name="P1" draw:layer="layout" svg:width="0.1cm" svg:height="0.1cm" svg:x="4.519cm" svg:y="24.52cm" svg:viewBox="0 0 101 101" svg:d="M0 51c0-28 23-51 51-51 27 0 50 23 50 51 0 27-23 50-50 50-28 0-51-23-51-50z">
          <text:p/>
        </draw:path>
        <draw:path draw:style-name="gr1" draw:text-style-name="P1" draw:layer="layout" svg:width="0.1cm" svg:height="0.1cm" svg:x="4.519cm" svg:y="24.72cm" svg:viewBox="0 0 101 101" svg:d="M0 51c0-28 23-51 51-51 27 0 50 23 50 51 0 27-23 50-50 50-28 0-51-23-51-50z">
          <text:p/>
        </draw:path>
        <draw:path draw:style-name="gr1" draw:text-style-name="P1" draw:layer="layout" svg:width="0.1cm" svg:height="0.1cm" svg:x="6.022cm" svg:y="23.361cm" svg:viewBox="0 0 101 101" svg:d="M0 50c0-27 23-50 50-50 28 0 51 23 51 50 0 29-23 51-51 51-27 0-50-22-50-51z">
          <text:p/>
        </draw:path>
        <draw:path draw:style-name="gr1" draw:text-style-name="P1" draw:layer="layout" svg:width="0.1cm" svg:height="0.1cm" svg:x="6.022cm" svg:y="22.599cm" svg:viewBox="0 0 101 101" svg:d="M0 51c0-28 23-51 50-51 28 0 51 23 51 51s-23 50-51 50c-27 0-50-22-50-50z">
          <text:p/>
        </draw:path>
        <draw:path draw:style-name="gr1" draw:text-style-name="P1" draw:layer="layout" svg:width="0.1cm" svg:height="0.1cm" svg:x="10.736cm" svg:y="25.591cm" svg:viewBox="0 0 101 101" svg:d="M0 51c0-28 22-51 51-51 27 0 50 23 50 51s-23 50-50 50c-29 0-51-22-51-50z">
          <text:p/>
        </draw:path>
        <draw:path draw:style-name="gr1" draw:text-style-name="P1" draw:layer="layout" svg:width="0.1cm" svg:height="0.1cm" svg:x="6.022cm" svg:y="22.05cm" svg:viewBox="0 0 101 101" svg:d="M0 50c0-28 23-50 50-50 28 0 51 22 51 50 0 27-23 51-51 51-27 0-50-24-50-51z">
          <text:p/>
        </draw:path>
        <draw:path draw:style-name="gr1" draw:text-style-name="P1" draw:layer="layout" svg:width="0.1cm" svg:height="0.1cm" svg:x="6.022cm" svg:y="25.591cm" svg:viewBox="0 0 101 101" svg:d="M0 51c0-28 23-51 50-51 28 0 51 23 51 51s-23 50-51 50c-27 0-50-22-50-50z">
          <text:p/>
        </draw:path>
        <draw:path draw:style-name="gr1" draw:text-style-name="P1" draw:layer="layout" svg:width="0.1cm" svg:height="0.1cm" svg:x="12.425cm" svg:y="25.568cm" svg:viewBox="0 0 101 101" svg:d="M0 51c0-29 24-51 52-51 27 0 49 22 49 51 0 28-22 50-49 50-28 0-52-22-52-50z">
          <text:p/>
        </draw:path>
        <draw:path draw:style-name="gr1" draw:text-style-name="P1" draw:layer="layout" svg:width="0.1cm" svg:height="0.1cm" svg:x="15.873cm" svg:y="23.609cm" svg:viewBox="0 0 101 101" svg:d="M0 52c0-28 23-52 52-52 27 0 49 24 49 52 0 27-22 49-49 49-29 0-52-22-52-49z">
          <text:p/>
        </draw:path>
        <draw:path draw:style-name="gr1" draw:text-style-name="P1" draw:layer="layout" svg:width="0.1cm" svg:height="0.1cm" svg:x="16.635cm" svg:y="23.609cm" svg:viewBox="0 0 101 101" svg:d="M0 52c0-28 23-52 51-52s50 24 50 52c0 27-22 49-50 49s-51-22-51-49z">
          <text:p/>
        </draw:path>
        <draw:path draw:style-name="gr1" draw:text-style-name="P1" draw:layer="layout" svg:width="0.1cm" svg:height="0.1cm" svg:x="5.291cm" svg:y="24.311cm" svg:viewBox="0 0 101 101" svg:d="M0 49c0-27 22-49 51-49 28 0 50 22 50 49 0 28-22 52-50 52-29 0-51-24-51-52z">
          <text:p/>
        </draw:path>
        <draw:path draw:style-name="gr1" draw:text-style-name="P1" draw:layer="layout" svg:width="0.15cm" svg:height="0.149cm" svg:x="5.266cm" svg:y="25.106cm" svg:viewBox="0 0 151 150" svg:d="M0 75c0-42 34-75 75-75 42 0 76 33 76 75 0 41-34 75-76 75-41 0-75-34-75-75z">
          <text:p/>
        </draw:path>
        <draw:path draw:style-name="gr1" draw:text-style-name="P1" draw:layer="layout" svg:width="0.1cm" svg:height="0.1cm" svg:x="5.291cm" svg:y="24.52cm" svg:viewBox="0 0 101 101" svg:d="M0 51c0-28 22-51 51-51 28 0 50 23 50 51 0 27-22 50-50 50-29 0-51-23-51-50z">
          <text:p/>
        </draw:path>
        <draw:path draw:style-name="gr1" draw:text-style-name="P1" draw:layer="layout" svg:width="0.1cm" svg:height="0.1cm" svg:x="5.291cm" svg:y="24.72cm" svg:viewBox="0 0 101 101" svg:d="M0 51c0-28 22-51 51-51 28 0 50 23 50 51 0 27-22 50-50 50-29 0-51-23-51-50z">
          <text:p/>
        </draw:path>
        <draw:path draw:style-name="gr1" draw:text-style-name="P1" draw:layer="layout" svg:width="0.1cm" svg:height="0.1cm" svg:x="5.291cm" svg:y="24.92cm" svg:viewBox="0 0 101 101" svg:d="M0 51c0-28 22-51 51-51 28 0 50 23 50 51 0 27-22 50-50 50-29 0-51-23-51-50z">
          <text:p/>
        </draw:path>
        <draw:path draw:style-name="gr1" draw:text-style-name="P1" draw:layer="layout" svg:width="0.1cm" svg:height="0.1cm" svg:x="13.868cm" svg:y="22.44cm" svg:viewBox="0 0 101 101" svg:d="M0 50c0-28 22-50 49-50 29 0 52 22 52 50s-23 51-52 51c-27 0-49-23-49-51z">
          <text:p/>
        </draw:path>
        <draw:path draw:style-name="gr1" draw:text-style-name="P1" draw:layer="layout" svg:width="0.1cm" svg:height="0.1cm" svg:x="13.614cm" svg:y="22.44cm" svg:viewBox="0 0 101 101" svg:d="M0 50c0-28 23-50 50-50 28 0 51 22 51 50s-23 51-51 51c-27 0-50-23-50-51z">
          <text:p/>
        </draw:path>
        <draw:path draw:style-name="gr1" draw:text-style-name="P1" draw:layer="layout" svg:width="0.1cm" svg:height="0.1cm" svg:x="14.119cm" svg:y="24.73cm" svg:viewBox="0 0 101 101" svg:d="M0 50c0-28 23-50 51-50s50 22 50 50c0 29-22 51-50 51s-51-22-51-51z">
          <text:p/>
        </draw:path>
        <draw:path draw:style-name="gr1" draw:text-style-name="P1" draw:layer="layout" svg:width="0.1cm" svg:height="0.1cm" svg:x="13.865cm" svg:y="24.73cm" svg:viewBox="0 0 101 101" svg:d="M0 50c0-28 22-50 50-50 29 0 51 22 51 50 0 29-22 51-51 51-28 0-50-22-50-51z">
          <text:p/>
        </draw:path>
        <draw:path draw:style-name="gr1" draw:text-style-name="P1" draw:layer="layout" svg:width="0.1cm" svg:height="0.1cm" svg:x="10.736cm" svg:y="22.05cm" svg:viewBox="0 0 101 101" svg:d="M0 50c0-28 22-50 51-50 27 0 50 22 50 50 0 27-23 51-50 51-29 0-51-24-51-51z">
          <text:p/>
        </draw:path>
        <draw:path draw:style-name="gr1" draw:text-style-name="P1" draw:layer="layout" svg:width="0.1cm" svg:height="0.1cm" svg:x="13.097cm" svg:y="25.949cm" svg:viewBox="0 0 101 101" svg:d="M0 51c0-29 22-51 51-51 28 0 50 22 50 51 0 28-22 50-50 50-29 0-51-22-51-50z">
          <text:p/>
        </draw:path>
        <draw:path draw:style-name="gr1" draw:text-style-name="P1" draw:layer="layout" svg:width="0.1cm" svg:height="0.1cm" svg:x="13.097cm" svg:y="25.187cm" svg:viewBox="0 0 101 101" svg:d="M0 51c0-28 22-51 51-51 28 0 50 23 50 51s-22 50-50 50c-29 0-51-22-51-50z">
          <text:p/>
        </draw:path>
        <draw:path draw:style-name="gr1" draw:text-style-name="P1" draw:layer="layout" svg:width="0.1cm" svg:height="0.1cm" svg:x="9.232cm" svg:y="24.886cm" svg:viewBox="0 0 101 101" svg:d="M0 51c0-28 22-51 51-51 27 0 50 23 50 51 0 27-23 50-50 50-29 0-51-23-51-50z">
          <text:p/>
        </draw:path>
        <draw:path draw:style-name="gr1" draw:text-style-name="P1" draw:layer="layout" svg:width="0.1cm" svg:height="0.1cm" svg:x="9.232cm" svg:y="24.686cm" svg:viewBox="0 0 101 101" svg:d="M0 51c0-28 22-51 51-51 27 0 50 23 50 51 0 27-23 50-50 50-29 0-51-23-51-50z">
          <text:p/>
        </draw:path>
        <draw:path draw:style-name="gr1" draw:text-style-name="P1" draw:layer="layout" svg:width="0.1cm" svg:height="0.1cm" svg:x="15.865cm" svg:y="21.524cm" svg:viewBox="0 0 101 101" svg:d="M0 51c0-28 22-51 51-51 27 0 50 23 50 51s-23 50-50 50c-29 0-51-22-51-50z">
          <text:p/>
        </draw:path>
        <draw:path draw:style-name="gr1" draw:text-style-name="P1" draw:layer="layout" svg:width="0.1cm" svg:height="0.1cm" svg:x="14.634cm" svg:y="21.147cm" svg:viewBox="0 0 101 101" svg:d="M0 50c0-28 22-50 50-50s51 22 51 50-23 51-51 51-50-23-50-51z">
          <text:p/>
        </draw:path>
        <draw:path draw:style-name="gr1" draw:text-style-name="P1" draw:layer="layout" svg:width="0.1cm" svg:height="0.1cm" svg:x="14.634cm" svg:y="21.909cm" svg:viewBox="0 0 101 101" svg:d="M0 51c0-29 22-51 50-51s51 22 51 51c0 28-23 50-51 50s-50-22-50-50z">
          <text:p/>
        </draw:path>
        <draw:path draw:style-name="gr1" draw:text-style-name="P1" draw:layer="layout" svg:width="0.1cm" svg:height="0.1cm" svg:x="15.403cm" svg:y="21.143cm" svg:viewBox="0 0 101 101" svg:d="M0 50c0-28 23-50 50-50 28 0 51 22 51 50s-23 51-51 51c-27 0-50-23-50-51z">
          <text:p/>
        </draw:path>
        <draw:path draw:style-name="gr1" draw:text-style-name="P1" draw:layer="layout" svg:width="0.1cm" svg:height="0.1cm" svg:x="15.403cm" svg:y="21.905cm" svg:viewBox="0 0 101 101" svg:d="M0 51c0-29 23-51 50-51 28 0 51 22 51 51 0 28-23 50-51 50-27 0-50-22-50-50z">
          <text:p/>
        </draw:path>
        <draw:path draw:style-name="gr1" draw:text-style-name="P1" draw:layer="layout" svg:width="0.1cm" svg:height="0.1cm" svg:x="14.634cm" svg:y="24.73cm" svg:viewBox="0 0 101 101" svg:d="M0 50c0-28 22-50 50-50s51 22 51 50c0 29-23 51-51 51s-50-22-50-51z">
          <text:p/>
        </draw:path>
        <draw:path draw:style-name="gr1" draw:text-style-name="P1" draw:layer="layout" svg:width="0.1cm" svg:height="0.1cm" svg:x="14.888cm" svg:y="24.73cm" svg:viewBox="0 0 101 101" svg:d="M0 50c0-28 22-50 51-50 28 0 50 22 50 50 0 29-22 51-50 51-29 0-51-22-51-51z">
          <text:p/>
        </draw:path>
        <draw:path draw:style-name="gr1" draw:text-style-name="P1" draw:layer="layout" svg:width="0.1cm" svg:height="0.1cm" svg:x="13.614cm" svg:y="21.146cm" svg:viewBox="0 0 101 101" svg:d="M0 50c0-28 23-50 50-50 28 0 51 22 51 50s-23 51-51 51c-27 0-50-23-50-51z">
          <text:p/>
        </draw:path>
        <draw:path draw:style-name="gr1" draw:text-style-name="P1" draw:layer="layout" svg:width="0.1cm" svg:height="0.1cm" svg:x="13.614cm" svg:y="21.908cm" svg:viewBox="0 0 101 101" svg:d="M0 51c0-29 23-51 50-51 28 0 51 22 51 51 0 28-23 50-51 50-27 0-50-22-50-50z">
          <text:p/>
        </draw:path>
        <draw:path draw:style-name="gr1" draw:text-style-name="P1" draw:layer="layout" svg:width="0.1cm" svg:height="0.1cm" svg:x="12.73cm" svg:y="25.568cm" svg:viewBox="0 0 101 101" svg:d="M0 51c0-29 24-51 52-51 27 0 49 22 49 51 0 28-22 50-49 50-28 0-52-22-52-50z">
          <text:p/>
        </draw:path>
        <draw:path draw:style-name="gr1" draw:text-style-name="P1" draw:layer="layout" svg:width="0.1cm" svg:height="0.1cm" svg:x="13.867cm" svg:y="25.945cm" svg:viewBox="0 0 101 101" svg:d="M0 51c0-29 22-51 50-51 29 0 51 22 51 51 0 28-22 50-51 50-28 0-50-22-50-50z">
          <text:p/>
        </draw:path>
        <draw:path draw:style-name="gr1" draw:text-style-name="P1" draw:layer="layout" svg:width="0.1cm" svg:height="0.1cm" svg:x="13.867cm" svg:y="25.183cm" svg:viewBox="0 0 101 101" svg:d="M0 51c0-28 22-51 50-51 29 0 51 23 51 51s-22 50-51 50c-28 0-50-22-50-50z">
          <text:p/>
        </draw:path>
        <draw:path draw:style-name="gr1" draw:text-style-name="P1" draw:layer="layout" svg:width="0.1cm" svg:height="0.1cm" svg:x="12.73cm" svg:y="23.609cm" svg:viewBox="0 0 101 101" svg:d="M0 52c0-28 24-52 52-52 27 0 49 24 49 52 0 27-22 49-49 49-28 0-52-22-52-49z">
          <text:p/>
        </draw:path>
        <draw:path draw:style-name="gr1" draw:text-style-name="P1" draw:layer="layout" svg:width="0.1cm" svg:height="0.1cm" svg:x="11.968cm" svg:y="23.609cm" svg:viewBox="0 0 101 101" svg:d="M0 52c0-28 23-52 51-52 27 0 50 24 50 52 0 27-23 49-50 49-28 0-51-22-51-49z">
          <text:p/>
        </draw:path>
        <draw:path draw:style-name="gr1" draw:text-style-name="P1" draw:layer="layout" svg:width="0.1cm" svg:height="0.1cm" svg:x="11.752cm" svg:y="21.146cm" svg:viewBox="0 0 101 101" svg:d="M0 50c0-28 24-50 52-50 27 0 49 22 49 50s-22 51-49 51c-28 0-52-23-52-51z">
          <text:p/>
        </draw:path>
        <draw:path draw:style-name="gr1" draw:text-style-name="P1" draw:layer="layout" svg:width="0.1cm" svg:height="0.1cm" svg:x="5.351cm" svg:y="23.287cm" svg:viewBox="0 0 101 101" svg:d="M0 50c0-28 22-50 49-50 29 0 52 22 52 50s-23 51-52 51c-27 0-49-23-49-51z">
          <text:p/>
        </draw:path>
        <draw:path draw:style-name="gr1" draw:text-style-name="P1" draw:layer="layout" svg:width="0.149cm" svg:height="0.151cm" svg:x="5.326cm" svg:y="22.441cm" svg:viewBox="0 0 150 152" svg:d="M0 76c0-42 34-76 75-76 42 0 75 34 75 76 0 41-33 76-75 76-41 0-75-35-75-76z">
          <text:p/>
        </draw:path>
        <draw:path draw:style-name="gr1" draw:text-style-name="P1" draw:layer="layout" svg:width="0.1cm" svg:height="0.1cm" svg:x="5.351cm" svg:y="23.076cm" svg:viewBox="0 0 101 101" svg:d="M0 52c0-29 22-52 49-52 29 0 52 23 52 52 0 27-23 49-52 49-27 0-49-22-49-49z">
          <text:p/>
        </draw:path>
        <draw:path draw:style-name="gr1" draw:text-style-name="P1" draw:layer="layout" svg:width="0.1cm" svg:height="0.099cm" svg:x="5.351cm" svg:y="22.877cm" svg:viewBox="0 0 101 100" svg:d="M0 50c0-28 22-50 49-50 29 0 52 22 52 50s-23 50-52 50c-27 0-49-22-49-50z">
          <text:p/>
        </draw:path>
        <draw:path draw:style-name="gr1" draw:text-style-name="P1" draw:layer="layout" svg:width="0.1cm" svg:height="0.1cm" svg:x="5.351cm" svg:y="22.677cm" svg:viewBox="0 0 101 101" svg:d="M0 50c0-28 22-50 49-50 29 0 52 22 52 50s-23 51-52 51c-27 0-49-23-49-51z">
          <text:p/>
        </draw:path>
        <draw:path draw:style-name="gr1" draw:text-style-name="P1" draw:layer="layout" svg:width="0.1cm" svg:height="0.1cm" svg:x="13.349cm" svg:y="24.73cm" svg:viewBox="0 0 101 101" svg:d="M0 50c0-28 22-50 50-50s51 22 51 50c0 29-23 51-51 51s-50-22-50-51z">
          <text:p/>
        </draw:path>
        <draw:path draw:style-name="gr1" draw:text-style-name="P1" draw:layer="layout" svg:width="0.1cm" svg:height="0.1cm" svg:x="13.095cm" svg:y="24.73cm" svg:viewBox="0 0 101 101" svg:d="M0 50c0-28 22-50 51-50 28 0 50 22 50 50 0 29-22 51-50 51-29 0-51-22-51-51z">
          <text:p/>
        </draw:path>
        <draw:path draw:style-name="gr1" draw:text-style-name="P1" draw:layer="layout" svg:width="0.1cm" svg:height="0.1cm" svg:x="8.381cm" svg:y="24.227cm" svg:viewBox="0 0 101 101" svg:d="M0 49c0-27 23-49 51-49 27 0 50 22 50 49 0 28-23 52-50 52-28 0-51-24-51-52z">
          <text:p/>
        </draw:path>
        <draw:path draw:style-name="gr1" draw:text-style-name="P1" draw:layer="layout" svg:width="0.1cm" svg:height="0.1cm" svg:x="8.381cm" svg:y="24.989cm" svg:viewBox="0 0 101 101" svg:d="M0 50c0-27 23-50 51-50 27 0 50 23 50 50 0 28-23 51-50 51-28 0-51-23-51-51z">
          <text:p/>
        </draw:path>
        <draw:path draw:style-name="gr1" draw:text-style-name="P1" draw:layer="layout" svg:width="0.1cm" svg:height="0.1cm" svg:x="7.683cm" svg:y="24.311cm" svg:viewBox="0 0 101 101" svg:d="M0 49c0-27 23-49 50-49 28 0 51 22 51 49 0 28-23 52-51 52-27 0-50-24-50-52z">
          <text:p/>
        </draw:path>
        <draw:path draw:style-name="gr1" draw:text-style-name="P1" draw:layer="layout" svg:width="0.149cm" svg:height="0.149cm" svg:x="7.658cm" svg:y="25.106cm" svg:viewBox="0 0 150 150" svg:d="M0 75c0-42 33-75 74-75 43 0 76 33 76 75 0 41-33 75-76 75-41 0-74-34-74-75z">
          <text:p/>
        </draw:path>
        <draw:path draw:style-name="gr1" draw:text-style-name="P1" draw:layer="layout" svg:width="0.1cm" svg:height="0.1cm" svg:x="7.683cm" svg:y="24.52cm" svg:viewBox="0 0 101 101" svg:d="M0 51c0-28 23-51 50-51 28 0 51 23 51 51 0 27-23 50-51 50-27 0-50-23-50-50z">
          <text:p/>
        </draw:path>
        <draw:path draw:style-name="gr1" draw:text-style-name="P1" draw:layer="layout" svg:width="0.1cm" svg:height="0.1cm" svg:x="7.683cm" svg:y="24.72cm" svg:viewBox="0 0 101 101" svg:d="M0 51c0-28 23-51 50-51 28 0 51 23 51 51 0 27-23 50-51 50-27 0-50-23-50-50z">
          <text:p/>
        </draw:path>
        <draw:path draw:style-name="gr1" draw:text-style-name="P1" draw:layer="layout" svg:width="0.1cm" svg:height="0.1cm" svg:x="7.683cm" svg:y="24.92cm" svg:viewBox="0 0 101 101" svg:d="M0 51c0-28 23-51 50-51 28 0 51 23 51 51 0 27-23 50-51 50-27 0-50-23-50-50z">
          <text:p/>
        </draw:path>
        <draw:path draw:style-name="gr1" draw:text-style-name="P1" draw:layer="layout" svg:width="0.1cm" svg:height="0.1cm" svg:x="16.17cm" svg:y="21.524cm" svg:viewBox="0 0 101 101" svg:d="M0 51c0-28 22-51 51-51 27 0 50 23 50 51s-23 50-50 50c-29 0-51-22-51-50z">
          <text:p/>
        </draw:path>
        <draw:path draw:style-name="gr1" draw:text-style-name="P1" draw:layer="layout" svg:width="0.1cm" svg:height="0.1cm" svg:x="15.152cm" svg:y="22.44cm" svg:viewBox="0 0 101 101" svg:d="M0 50c0-28 23-50 51-50s50 22 50 50-22 51-50 51-51-23-51-51z">
          <text:p/>
        </draw:path>
        <draw:path draw:style-name="gr1" draw:text-style-name="P1" draw:layer="layout" svg:width="0.1cm" svg:height="0.1cm" svg:x="15.406cm" svg:y="22.44cm" svg:viewBox="0 0 101 101" svg:d="M0 50c0-28 24-50 52-50 27 0 49 22 49 50s-22 51-49 51c-28 0-52-23-52-51z">
          <text:p/>
        </draw:path>
        <draw:path draw:style-name="gr1" draw:text-style-name="P1" draw:layer="layout" svg:width="0.1cm" svg:height="0.1cm" svg:x="12.73cm" svg:y="24.118cm" svg:viewBox="0 0 101 101" svg:d="M0 50c0-28 24-50 52-50 27 0 49 22 49 50s-22 51-49 51c-28 0-52-23-52-51z">
          <text:p/>
        </draw:path>
        <draw:path draw:style-name="gr1" draw:text-style-name="P1" draw:layer="layout" svg:width="0.1cm" svg:height="0.1cm" svg:x="11.968cm" svg:y="24.118cm" svg:viewBox="0 0 101 101" svg:d="M0 50c0-28 23-50 51-50 27 0 50 22 50 50s-23 51-50 51c-28 0-51-23-51-51z">
          <text:p/>
        </draw:path>
        <draw:path draw:style-name="gr1" draw:text-style-name="P1" draw:layer="layout" svg:width="0.1cm" svg:height="0.1cm" svg:x="10.047cm" svg:y="25.096cm" svg:viewBox="0 0 101 101" svg:d="M0 51c0-28 23-51 52-51 27 0 49 23 49 51 0 27-22 50-49 50-29 0-52-23-52-50z">
          <text:p/>
        </draw:path>
        <draw:path draw:style-name="gr1" draw:text-style-name="P1" draw:layer="layout" svg:width="0.149cm" svg:height="0.15cm" svg:x="10.023cm" svg:y="24.251cm" svg:viewBox="0 0 150 151" svg:d="M0 75c0-42 33-75 75-75s75 33 75 75c0 41-33 76-75 76s-75-35-75-76z">
          <text:p/>
        </draw:path>
        <draw:path draw:style-name="gr1" draw:text-style-name="P1" draw:layer="layout" svg:width="0.1cm" svg:height="0.1cm" svg:x="10.047cm" svg:y="24.886cm" svg:viewBox="0 0 101 101" svg:d="M0 51c0-28 23-51 52-51 27 0 49 23 49 51 0 27-22 50-49 50-29 0-52-23-52-50z">
          <text:p/>
        </draw:path>
        <draw:path draw:style-name="gr1" draw:text-style-name="P1" draw:layer="layout" svg:width="0.1cm" svg:height="0.1cm" svg:x="10.047cm" svg:y="24.686cm" svg:viewBox="0 0 101 101" svg:d="M0 51c0-28 23-51 52-51 27 0 49 23 49 51 0 27-22 50-49 50-29 0-52-23-52-50z">
          <text:p/>
        </draw:path>
        <draw:path draw:style-name="gr1" draw:text-style-name="P1" draw:layer="layout" svg:width="0.1cm" svg:height="0.1cm" svg:x="10.047cm" svg:y="24.486cm" svg:viewBox="0 0 101 101" svg:d="M0 51c0-28 23-51 52-51 27 0 49 23 49 51 0 27-22 50-49 50-29 0-52-23-52-50z">
          <text:p/>
        </draw:path>
        <draw:path draw:style-name="gr1" draw:text-style-name="P1" draw:layer="layout" svg:width="0.1cm" svg:height="0.1cm" svg:x="6.022cm" svg:y="24.227cm" svg:viewBox="0 0 101 101" svg:d="M0 49c0-27 23-49 50-49 28 0 51 22 51 49 0 28-23 52-51 52-27 0-50-24-50-52z">
          <text:p/>
        </draw:path>
        <draw:path draw:style-name="gr1" draw:text-style-name="P1" draw:layer="layout" svg:width="0.1cm" svg:height="0.1cm" svg:x="6.022cm" svg:y="24.989cm" svg:viewBox="0 0 101 101" svg:d="M0 50c0-27 23-50 50-50 28 0 51 23 51 50 0 28-23 51-51 51-27 0-50-23-50-51z">
          <text:p/>
        </draw:path>
        <draw:path draw:style-name="gr1" draw:text-style-name="P1" draw:layer="layout" svg:width="0.1cm" svg:height="0.1cm" svg:x="6.877cm" svg:y="24.52cm" svg:viewBox="0 0 101 101" svg:d="M0 51c0-28 22-51 51-51 27 0 50 23 50 51 0 27-23 50-50 50-29 0-51-23-51-50z">
          <text:p/>
        </draw:path>
        <draw:path draw:style-name="gr1" draw:text-style-name="P1" draw:layer="layout" svg:width="0.1cm" svg:height="0.1cm" svg:x="6.877cm" svg:y="24.72cm" svg:viewBox="0 0 101 101" svg:d="M0 51c0-28 22-51 51-51 27 0 50 23 50 51 0 27-23 50-50 50-29 0-51-23-51-50z">
          <text:p/>
        </draw:path>
        <draw:path draw:style-name="gr1" draw:text-style-name="P1" draw:layer="layout" svg:width="0.1cm" svg:height="0.1cm" svg:x="11.444cm" svg:y="21.146cm" svg:viewBox="0 0 101 101" svg:d="M0 50c0-28 23-50 50-50 28 0 51 22 51 50s-23 51-51 51c-27 0-50-23-50-51z">
          <text:p/>
        </draw:path>
        <draw:path draw:style-name="gr1" draw:text-style-name="P1" draw:layer="layout" svg:width="0.1cm" svg:height="0.1cm" svg:x="7.68cm" svg:y="23.286cm" svg:viewBox="0 0 101 101" svg:d="M0 51c0-29 24-51 52-51 27 0 49 22 49 51 0 27-22 50-49 50-28 0-52-23-52-50z">
          <text:p/>
        </draw:path>
        <draw:path draw:style-name="gr1" draw:text-style-name="P1" draw:layer="layout" svg:width="0.149cm" svg:height="0.15cm" svg:x="7.656cm" svg:y="22.441cm" svg:viewBox="0 0 150 151" svg:d="M0 75c0-42 33-75 75-75s75 33 75 75c0 41-33 76-75 76s-75-35-75-76z">
          <text:p/>
        </draw:path>
        <draw:path draw:style-name="gr1" draw:text-style-name="P1" draw:layer="layout" svg:width="0.1cm" svg:height="0.1cm" svg:x="7.68cm" svg:y="23.076cm" svg:viewBox="0 0 101 101" svg:d="M0 51c0-29 24-51 52-51 27 0 49 22 49 51 0 27-22 50-49 50-28 0-52-23-52-50z">
          <text:p/>
        </draw:path>
        <draw:path draw:style-name="gr1" draw:text-style-name="P1" draw:layer="layout" svg:width="0.1cm" svg:height="0.1cm" svg:x="7.68cm" svg:y="22.876cm" svg:viewBox="0 0 101 101" svg:d="M0 51c0-29 24-51 52-51 27 0 49 22 49 51 0 27-22 50-49 50-28 0-52-23-52-50z">
          <text:p/>
        </draw:path>
        <draw:path draw:style-name="gr1" draw:text-style-name="P1" draw:layer="layout" svg:width="0.1cm" svg:height="0.1cm" svg:x="7.68cm" svg:y="22.676cm" svg:viewBox="0 0 101 101" svg:d="M0 51c0-29 24-51 52-51 27 0 49 22 49 51 0 27-22 50-49 50-28 0-52-23-52-50z">
          <text:p/>
        </draw:path>
        <draw:path draw:style-name="gr1" draw:text-style-name="P1" draw:layer="layout" svg:width="0.1cm" svg:height="0.1cm" svg:x="8.381cm" svg:y="22.05cm" svg:viewBox="0 0 101 101" svg:d="M0 50c0-28 23-50 51-50 27 0 50 22 50 50 0 27-23 51-50 51-28 0-51-24-51-51z">
          <text:p/>
        </draw:path>
        <draw:path draw:style-name="gr1" draw:text-style-name="P1" draw:layer="layout" svg:width="0.1cm" svg:height="0.1cm" svg:x="14.883cm" svg:y="25.946cm" svg:viewBox="0 0 101 101" svg:d="M0 51c0-29 22-51 51-51 28 0 50 22 50 51 0 28-22 50-50 50-29 0-51-22-51-50z">
          <text:p/>
        </draw:path>
        <draw:path draw:style-name="gr1" draw:text-style-name="P1" draw:layer="layout" svg:width="0.1cm" svg:height="0.1cm" svg:x="14.883cm" svg:y="25.184cm" svg:viewBox="0 0 101 101" svg:d="M0 51c0-28 22-51 51-51 28 0 50 23 50 51s-22 50-50 50c-29 0-51-22-51-50z">
          <text:p/>
        </draw:path>
        <draw:path draw:style-name="gr1" draw:text-style-name="P1" draw:layer="layout" svg:width="0.1cm" svg:height="0.1cm" svg:x="14.382cm" svg:y="22.44cm" svg:viewBox="0 0 101 101" svg:d="M0 50c0-28 23-50 52-50 27 0 49 22 49 50s-22 51-49 51c-29 0-52-23-52-51z">
          <text:p/>
        </draw:path>
        <draw:path draw:style-name="gr1" draw:text-style-name="P1" draw:layer="layout" svg:width="0.1cm" svg:height="0.1cm" svg:x="14.636cm" svg:y="22.44cm" svg:viewBox="0 0 101 101" svg:d="M0 50c0-28 23-50 51-50 27 0 50 22 50 50s-23 51-50 51c-28 0-51-23-51-51z">
          <text:p/>
        </draw:path>
        <draw:path draw:style-name="gr1" draw:text-style-name="P1" draw:layer="layout" svg:width="0.1cm" svg:height="0.1cm" svg:x="16.475cm" svg:y="21.524cm" svg:viewBox="0 0 101 101" svg:d="M0 51c0-28 22-51 51-51 27 0 50 23 50 51s-23 50-50 50c-29 0-51-22-51-50z">
          <text:p/>
        </draw:path>
        <draw:path draw:style-name="gr1" draw:text-style-name="P1" draw:layer="layout" svg:width="0.1cm" svg:height="0.1cm" svg:x="4.519cm" svg:y="23.076cm" svg:viewBox="0 0 101 101" svg:d="M0 51c0-29 23-51 51-51 27 0 50 22 50 51 0 27-23 50-50 50-28 0-51-23-51-50z">
          <text:p/>
        </draw:path>
        <draw:path draw:style-name="gr1" draw:text-style-name="P1" draw:layer="layout" svg:width="0.1cm" svg:height="0.1cm" svg:x="4.519cm" svg:y="22.876cm" svg:viewBox="0 0 101 101" svg:d="M0 51c0-29 23-51 51-51 27 0 50 22 50 51 0 27-23 50-50 50-28 0-51-23-51-50z">
          <text:p/>
        </draw:path>
        <draw:path draw:style-name="gr1" draw:text-style-name="P1" draw:layer="layout" svg:width="0.1cm" svg:height="0.1cm" svg:x="8.381cm" svg:y="23.361cm" svg:viewBox="0 0 101 101" svg:d="M0 50c0-27 23-50 51-50 27 0 50 23 50 50 0 29-23 51-50 51-28 0-51-22-51-51z">
          <text:p/>
        </draw:path>
        <draw:path draw:style-name="gr1" draw:text-style-name="P1" draw:layer="layout" svg:width="0.1cm" svg:height="0.1cm" svg:x="8.381cm" svg:y="22.599cm" svg:viewBox="0 0 101 101" svg:d="M0 51c0-28 23-51 51-51 27 0 50 23 50 51s-23 50-50 50c-28 0-51-22-51-50z">
          <text:p/>
        </draw:path>
        <draw:path draw:style-name="gr1" draw:text-style-name="P1" draw:layer="layout" svg:width="0.1cm" svg:height="0.1cm" svg:x="10.736cm" svg:y="23.361cm" svg:viewBox="0 0 101 101" svg:d="M0 50c0-27 22-50 51-50 27 0 50 23 50 50 0 29-23 51-50 51-29 0-51-22-51-51z">
          <text:p/>
        </draw:path>
        <draw:path draw:style-name="gr1" draw:text-style-name="P1" draw:layer="layout" svg:width="0.1cm" svg:height="0.1cm" svg:x="10.736cm" svg:y="22.599cm" svg:viewBox="0 0 101 101" svg:d="M0 51c0-28 22-51 51-51 27 0 50 23 50 51s-23 50-50 50c-29 0-51-22-51-50z">
          <text:p/>
        </draw:path>
        <draw:path draw:style-name="gr1" draw:text-style-name="P1" draw:layer="layout" svg:width="0.1cm" svg:height="0.1cm" svg:x="15.873cm" svg:y="23.101cm" svg:viewBox="0 0 101 101" svg:d="M0 51c0-28 23-51 52-51 27 0 49 23 49 51s-22 50-49 50c-29 0-52-22-52-50z">
          <text:p/>
        </draw:path>
        <draw:path draw:style-name="gr1" draw:text-style-name="P1" draw:layer="layout" svg:width="0.1cm" svg:height="0.1cm" svg:x="16.635cm" svg:y="23.101cm" svg:viewBox="0 0 101 101" svg:d="M0 51c0-28 23-51 51-51s50 23 50 51-22 50-50 50-51-22-51-50z">
          <text:p/>
        </draw:path>
        <draw:path draw:style-name="gr1" draw:text-style-name="P1" draw:layer="layout" svg:width="0.1cm" svg:height="0.1cm" svg:x="9.232cm" svg:y="23.076cm" svg:viewBox="0 0 101 101" svg:d="M0 51c0-29 22-51 51-51 27 0 50 22 50 51 0 27-23 50-50 50-29 0-51-23-51-50z">
          <text:p/>
        </draw:path>
        <draw:path draw:style-name="gr1" draw:text-style-name="P1" draw:layer="layout" svg:width="0.1cm" svg:height="0.1cm" svg:x="9.232cm" svg:y="22.876cm" svg:viewBox="0 0 101 101" svg:d="M0 51c0-29 22-51 51-51 27 0 50 22 50 51 0 27-23 50-50 50-29 0-51-23-51-50z">
          <text:p/>
        </draw:path>
        <draw:path draw:style-name="gr1" draw:text-style-name="P1" draw:layer="layout" svg:width="0.1cm" svg:height="0.1cm" svg:x="12.12cm" svg:y="25.568cm" svg:viewBox="0 0 101 101" svg:d="M0 51c0-29 23-51 52-51 27 0 49 22 49 51 0 28-22 50-49 50-29 0-52-22-52-50z">
          <text:p/>
        </draw:path>
        <draw:path draw:style-name="gr1" draw:text-style-name="P1" draw:layer="layout" svg:width="0.1cm" svg:height="0.1cm" svg:x="13.613cm" svg:y="23.979cm" svg:viewBox="0 0 101 101" svg:d="M0 50c0-28 22-50 50-50s51 22 51 50-23 51-51 51-50-23-50-51z">
          <text:p/>
        </draw:path>
        <draw:path draw:style-name="gr1" draw:text-style-name="P1" draw:layer="layout" svg:width="0.1cm" svg:height="0.1cm" svg:x="13.867cm" svg:y="23.979cm" svg:viewBox="0 0 101 101" svg:d="M0 50c0-28 22-50 49-50 29 0 52 22 52 50s-23 51-52 51c-27 0-49-23-49-51z">
          <text:p/>
        </draw:path>
        <draw:path draw:style-name="gr1" draw:text-style-name="P1" draw:layer="layout" svg:width="0.1cm" svg:height="0.1cm" svg:x="14.121cm" svg:y="23.979cm" svg:viewBox="0 0 101 101" svg:d="M0 50c0-28 23-50 50-50 28 0 51 22 51 50s-23 51-51 51c-27 0-50-23-50-51z">
          <text:p/>
        </draw:path>
        <draw:path draw:style-name="gr1" draw:text-style-name="P1" draw:layer="layout" svg:width="0.1cm" svg:height="0.1cm" svg:x="14.375cm" svg:y="23.979cm" svg:viewBox="0 0 101 101" svg:d="M0 50c0-28 22-50 49-50 29 0 52 22 52 50s-23 51-52 51c-27 0-49-23-49-51z">
          <text:p/>
        </draw:path>
        <draw:path draw:style-name="gr1" draw:text-style-name="P1" draw:layer="layout" svg:width="0.1cm" svg:height="0.1cm" svg:x="14.629cm" svg:y="23.979cm" svg:viewBox="0 0 101 101" svg:d="M0 50c0-28 22-50 49-50 28 0 52 22 52 50s-24 51-52 51c-27 0-49-23-49-51z">
          <text:p/>
        </draw:path>
        <draw:path draw:style-name="gr1" draw:text-style-name="P1" draw:layer="layout" svg:width="0.1cm" svg:height="0.1cm" svg:x="14.883cm" svg:y="23.979cm" svg:viewBox="0 0 101 101" svg:d="M0 50c0-28 22-50 50-50s51 22 51 50-23 51-51 51-50-23-50-51z">
          <text:p/>
        </draw:path>
        <draw:path draw:style-name="gr1" draw:text-style-name="P1" draw:layer="layout" svg:width="0.1cm" svg:height="0.1cm" svg:x="15.137cm" svg:y="23.979cm" svg:viewBox="0 0 101 101" svg:d="M0 50c0-28 22-50 49-50 28 0 52 22 52 50s-24 51-52 51c-27 0-49-23-49-51z">
          <text:p/>
        </draw:path>
        <draw:path draw:style-name="gr1" draw:text-style-name="P1" draw:layer="layout" svg:width="0.1cm" svg:height="0.1cm" svg:x="15.137cm" svg:y="23.185cm" svg:viewBox="0 0 101 101" svg:d="M0 50c0-28 22-50 49-50 28 0 52 22 52 50s-24 51-52 51c-27 0-49-23-49-51z">
          <text:p/>
        </draw:path>
        <draw:path draw:style-name="gr1" draw:text-style-name="P1" draw:layer="layout" svg:width="0.1cm" svg:height="0.1cm" svg:x="14.883cm" svg:y="23.185cm" svg:viewBox="0 0 101 101" svg:d="M0 50c0-28 22-50 50-50s51 22 51 50-23 51-51 51-50-23-50-51z">
          <text:p/>
        </draw:path>
        <draw:path draw:style-name="gr1" draw:text-style-name="P1" draw:layer="layout" svg:width="0.1cm" svg:height="0.1cm" svg:x="14.629cm" svg:y="23.185cm" svg:viewBox="0 0 101 101" svg:d="M0 50c0-28 22-50 49-50 28 0 52 22 52 50s-24 51-52 51c-27 0-49-23-49-51z">
          <text:p/>
        </draw:path>
        <draw:path draw:style-name="gr1" draw:text-style-name="P1" draw:layer="layout" svg:width="0.1cm" svg:height="0.1cm" svg:x="14.375cm" svg:y="23.185cm" svg:viewBox="0 0 101 101" svg:d="M0 50c0-28 22-50 49-50 29 0 52 22 52 50s-23 51-52 51c-27 0-49-23-49-51z">
          <text:p/>
        </draw:path>
        <draw:path draw:style-name="gr1" draw:text-style-name="P1" draw:layer="layout" svg:width="0.1cm" svg:height="0.1cm" svg:x="14.121cm" svg:y="23.185cm" svg:viewBox="0 0 101 101" svg:d="M0 50c0-28 23-50 50-50 28 0 51 22 51 50s-23 51-51 51c-27 0-50-23-50-51z">
          <text:p/>
        </draw:path>
        <draw:path draw:style-name="gr1" draw:text-style-name="P1" draw:layer="layout" svg:width="0.1cm" svg:height="0.1cm" svg:x="13.867cm" svg:y="23.185cm" svg:viewBox="0 0 101 101" svg:d="M0 50c0-28 22-50 49-50 29 0 52 22 52 50s-23 51-52 51c-27 0-49-23-49-51z">
          <text:p/>
        </draw:path>
        <draw:path draw:style-name="gr1" draw:text-style-name="P1" draw:layer="layout" svg:width="0.1cm" svg:height="0.1cm" svg:x="13.613cm" svg:y="23.185cm" svg:viewBox="0 0 101 101" svg:d="M0 50c0-28 22-50 50-50s51 22 51 50-23 51-51 51-50-23-50-51z">
          <text:p/>
        </draw:path>
        <draw:path draw:style-name="gr1" draw:text-style-name="P1" draw:layer="layout" svg:width="0.1cm" svg:height="0.1cm" svg:x="8.381cm" svg:y="25.591cm" svg:viewBox="0 0 101 101" svg:d="M0 51c0-28 23-51 51-51 27 0 50 23 50 51s-23 50-50 50c-28 0-51-22-51-50z">
          <text:p/>
        </draw:path>
        <draw:path draw:style-name="gr1" draw:text-style-name="P1" draw:layer="layout" svg:width="0.1cm" svg:height="0.1cm" svg:x="12.73cm" svg:y="23.101cm" svg:viewBox="0 0 101 101" svg:d="M0 51c0-28 24-51 52-51 27 0 49 23 49 51s-22 50-49 50c-28 0-52-22-52-50z">
          <text:p/>
        </draw:path>
        <draw:path draw:style-name="gr1" draw:text-style-name="P1" draw:layer="layout" svg:width="0.1cm" svg:height="0.1cm" svg:x="11.968cm" svg:y="23.101cm" svg:viewBox="0 0 101 101" svg:d="M0 51c0-28 23-51 51-51 27 0 50 23 50 51s-23 50-50 50c-28 0-51-22-51-50z">
          <text:p/>
        </draw:path>
        <draw:path draw:style-name="gr1" draw:text-style-name="P1" draw:layer="layout" svg:width="0.1cm" svg:height="0.1cm" svg:x="15.873cm" svg:y="24.118cm" svg:viewBox="0 0 101 101" svg:d="M0 50c0-28 23-50 52-50 27 0 49 22 49 50s-22 51-49 51c-29 0-52-23-52-51z">
          <text:p/>
        </draw:path>
        <draw:path draw:style-name="gr1" draw:text-style-name="P1" draw:layer="layout" svg:width="0.1cm" svg:height="0.1cm" svg:x="16.635cm" svg:y="24.118cm" svg:viewBox="0 0 101 101" svg:d="M0 50c0-28 23-50 51-50s50 22 50 50-22 51-50 51-51-23-51-51z">
          <text:p/>
        </draw:path>
        <draw:path draw:style-name="gr1" draw:text-style-name="P1" draw:layer="layout" svg:width="0.1cm" svg:height="0.1cm" svg:x="10.047cm" svg:y="23.286cm" svg:viewBox="0 0 101 101" svg:d="M0 51c0-29 23-51 52-51 27 0 49 22 49 51 0 27-22 50-49 50-29 0-52-23-52-50z">
          <text:p/>
        </draw:path>
        <draw:path draw:style-name="gr1" draw:text-style-name="P1" draw:layer="layout" svg:width="0.149cm" svg:height="0.15cm" svg:x="10.023cm" svg:y="22.441cm" svg:viewBox="0 0 150 151" svg:d="M0 75c0-42 33-75 75-75s75 33 75 75c0 41-33 76-75 76s-75-35-75-76z">
          <text:p/>
        </draw:path>
        <draw:path draw:style-name="gr1" draw:text-style-name="P1" draw:layer="layout" svg:width="0.1cm" svg:height="0.1cm" svg:x="10.047cm" svg:y="23.076cm" svg:viewBox="0 0 101 101" svg:d="M0 51c0-29 23-51 52-51 27 0 49 22 49 51 0 27-22 50-49 50-29 0-52-23-52-50z">
          <text:p/>
        </draw:path>
        <draw:path draw:style-name="gr1" draw:text-style-name="P1" draw:layer="layout" svg:width="0.1cm" svg:height="0.1cm" svg:x="10.047cm" svg:y="22.876cm" svg:viewBox="0 0 101 101" svg:d="M0 51c0-29 23-51 52-51 27 0 49 22 49 51 0 27-22 50-49 50-29 0-52-23-52-50z">
          <text:p/>
        </draw:path>
        <draw:path draw:style-name="gr1" draw:text-style-name="P1" draw:layer="layout" svg:width="0.1cm" svg:height="0.1cm" svg:x="10.047cm" svg:y="22.676cm" svg:viewBox="0 0 101 101" svg:d="M0 51c0-29 23-51 52-51 27 0 49 22 49 51 0 27-22 50-49 50-29 0-52-23-52-50z">
          <text:p/>
        </draw:path>
        <draw:path draw:style-name="gr1" draw:text-style-name="P1" draw:layer="layout" svg:width="0.1cm" svg:height="0.1cm" svg:x="10.736cm" svg:y="24.227cm" svg:viewBox="0 0 101 101" svg:d="M0 49c0-27 22-49 51-49 27 0 50 22 50 49 0 28-23 52-50 52-29 0-51-24-51-52z">
          <text:p/>
        </draw:path>
        <draw:path draw:style-name="gr1" draw:text-style-name="P1" draw:layer="layout" svg:width="0.1cm" svg:height="0.1cm" svg:x="10.736cm" svg:y="24.989cm" svg:viewBox="0 0 101 101" svg:d="M0 50c0-27 22-50 51-50 27 0 50 23 50 50 0 28-23 51-50 51-29 0-51-23-51-51z">
          <text:p/>
        </draw:path>
        <draw:path draw:style-name="gr1" draw:text-style-name="P1" draw:layer="layout" svg:width="0.1cm" svg:height="0.1cm" svg:x="6.877cm" svg:y="23.076cm" svg:viewBox="0 0 101 101" svg:d="M0 51c0-29 22-51 51-51 27 0 50 22 50 51 0 27-23 50-50 50-29 0-51-23-51-50z">
          <text:p/>
        </draw:path>
        <draw:path draw:style-name="gr1" draw:text-style-name="P1" draw:layer="layout" svg:width="0.1cm" svg:height="0.1cm" svg:x="6.877cm" svg:y="22.876cm" svg:viewBox="0 0 101 101" svg:d="M0 51c0-29 22-51 51-51 27 0 50 22 50 51 0 27-23 50-50 50-29 0-51-23-51-50z">
          <text:p/>
        </draw:path>
        <draw:path draw:style-name="gr1" draw:text-style-name="P1" draw:layer="layout" svg:width="0.1cm" svg:height="0.1cm" svg:x="4.519cm" svg:y="24.52cm" svg:viewBox="0 0 101 101" svg:d="M0 51c0-28 23-51 51-51 27 0 50 23 50 51 0 27-23 50-50 50-28 0-51-23-51-50z">
          <text:p/>
        </draw:path>
        <draw:path draw:style-name="gr1" draw:text-style-name="P1" draw:layer="layout" svg:width="0.1cm" svg:height="0.1cm" svg:x="4.519cm" svg:y="24.72cm" svg:viewBox="0 0 101 101" svg:d="M0 51c0-28 23-51 51-51 27 0 50 23 50 51 0 27-23 50-50 50-28 0-51-23-51-50z">
          <text:p/>
        </draw:path>
        <draw:path draw:style-name="gr1" draw:text-style-name="P1" draw:layer="layout" svg:width="0.1cm" svg:height="0.1cm" svg:x="6.022cm" svg:y="23.361cm" svg:viewBox="0 0 101 101" svg:d="M0 50c0-27 23-50 50-50 28 0 51 23 51 50 0 29-23 51-51 51-27 0-50-22-50-51z">
          <text:p/>
        </draw:path>
        <draw:path draw:style-name="gr1" draw:text-style-name="P1" draw:layer="layout" svg:width="0.1cm" svg:height="0.1cm" svg:x="6.022cm" svg:y="22.599cm" svg:viewBox="0 0 101 101" svg:d="M0 51c0-28 23-51 50-51 28 0 51 23 51 51s-23 50-51 50c-27 0-50-22-50-50z">
          <text:p/>
        </draw:path>
        <draw:path draw:style-name="gr1" draw:text-style-name="P1" draw:layer="layout" svg:width="0.1cm" svg:height="0.1cm" svg:x="10.736cm" svg:y="25.591cm" svg:viewBox="0 0 101 101" svg:d="M0 51c0-28 22-51 51-51 27 0 50 23 50 51s-23 50-50 50c-29 0-51-22-51-50z">
          <text:p/>
        </draw:path>
        <draw:path draw:style-name="gr1" draw:text-style-name="P1" draw:layer="layout" svg:width="0.1cm" svg:height="0.1cm" svg:x="6.022cm" svg:y="22.05cm" svg:viewBox="0 0 101 101" svg:d="M0 50c0-28 23-50 50-50 28 0 51 22 51 50 0 27-23 51-51 51-27 0-50-24-50-51z">
          <text:p/>
        </draw:path>
        <draw:path draw:style-name="gr1" draw:text-style-name="P1" draw:layer="layout" svg:width="0.1cm" svg:height="0.1cm" svg:x="6.022cm" svg:y="25.591cm" svg:viewBox="0 0 101 101" svg:d="M0 51c0-28 23-51 50-51 28 0 51 23 51 51s-23 50-51 50c-27 0-50-22-50-50z">
          <text:p/>
        </draw:path>
        <draw:path draw:style-name="gr1" draw:text-style-name="P1" draw:layer="layout" svg:width="0.1cm" svg:height="0.1cm" svg:x="12.425cm" svg:y="25.568cm" svg:viewBox="0 0 101 101" svg:d="M0 51c0-29 24-51 52-51 27 0 49 22 49 51 0 28-22 50-49 50-28 0-52-22-52-50z">
          <text:p/>
        </draw:path>
        <draw:path draw:style-name="gr1" draw:text-style-name="P1" draw:layer="layout" svg:width="0.1cm" svg:height="0.1cm" svg:x="15.873cm" svg:y="23.609cm" svg:viewBox="0 0 101 101" svg:d="M0 52c0-28 23-52 52-52 27 0 49 24 49 52 0 27-22 49-49 49-29 0-52-22-52-49z">
          <text:p/>
        </draw:path>
        <draw:path draw:style-name="gr1" draw:text-style-name="P1" draw:layer="layout" svg:width="0.1cm" svg:height="0.1cm" svg:x="16.635cm" svg:y="23.609cm" svg:viewBox="0 0 101 101" svg:d="M0 52c0-28 23-52 51-52s50 24 50 52c0 27-22 49-50 49s-51-22-51-49z">
          <text:p/>
        </draw:path>
        <draw:path draw:style-name="gr1" draw:text-style-name="P1" draw:layer="layout" svg:width="0.1cm" svg:height="0.1cm" svg:x="5.291cm" svg:y="24.311cm" svg:viewBox="0 0 101 101" svg:d="M0 49c0-27 22-49 51-49 28 0 50 22 50 49 0 28-22 52-50 52-29 0-51-24-51-52z">
          <text:p/>
        </draw:path>
        <draw:path draw:style-name="gr1" draw:text-style-name="P1" draw:layer="layout" svg:width="0.15cm" svg:height="0.149cm" svg:x="5.266cm" svg:y="25.106cm" svg:viewBox="0 0 151 150" svg:d="M0 75c0-42 34-75 75-75 42 0 76 33 76 75 0 41-34 75-76 75-41 0-75-34-75-75z">
          <text:p/>
        </draw:path>
        <draw:path draw:style-name="gr1" draw:text-style-name="P1" draw:layer="layout" svg:width="0.1cm" svg:height="0.1cm" svg:x="5.291cm" svg:y="24.52cm" svg:viewBox="0 0 101 101" svg:d="M0 51c0-28 22-51 51-51 28 0 50 23 50 51 0 27-22 50-50 50-29 0-51-23-51-50z">
          <text:p/>
        </draw:path>
        <draw:path draw:style-name="gr1" draw:text-style-name="P1" draw:layer="layout" svg:width="0.1cm" svg:height="0.1cm" svg:x="5.291cm" svg:y="24.72cm" svg:viewBox="0 0 101 101" svg:d="M0 51c0-28 22-51 51-51 28 0 50 23 50 51 0 27-22 50-50 50-29 0-51-23-51-50z">
          <text:p/>
        </draw:path>
        <draw:path draw:style-name="gr1" draw:text-style-name="P1" draw:layer="layout" svg:width="0.1cm" svg:height="0.1cm" svg:x="5.291cm" svg:y="24.92cm" svg:viewBox="0 0 101 101" svg:d="M0 51c0-28 22-51 51-51 28 0 50 23 50 51 0 27-22 50-50 50-29 0-51-23-51-50z">
          <text:p/>
        </draw:path>
        <draw:path draw:style-name="gr1" draw:text-style-name="P1" draw:layer="layout" svg:width="0.1cm" svg:height="0.1cm" svg:x="13.868cm" svg:y="22.44cm" svg:viewBox="0 0 101 101" svg:d="M0 50c0-28 22-50 49-50 29 0 52 22 52 50s-23 51-52 51c-27 0-49-23-49-51z">
          <text:p/>
        </draw:path>
        <draw:path draw:style-name="gr1" draw:text-style-name="P1" draw:layer="layout" svg:width="0.1cm" svg:height="0.1cm" svg:x="13.614cm" svg:y="22.44cm" svg:viewBox="0 0 101 101" svg:d="M0 50c0-28 23-50 50-50 28 0 51 22 51 50s-23 51-51 51c-27 0-50-23-50-51z">
          <text:p/>
        </draw:path>
        <draw:path draw:style-name="gr1" draw:text-style-name="P1" draw:layer="layout" svg:width="0.1cm" svg:height="0.1cm" svg:x="14.119cm" svg:y="24.73cm" svg:viewBox="0 0 101 101" svg:d="M0 50c0-28 23-50 51-50s50 22 50 50c0 29-22 51-50 51s-51-22-51-51z">
          <text:p/>
        </draw:path>
        <draw:path draw:style-name="gr1" draw:text-style-name="P1" draw:layer="layout" svg:width="0.1cm" svg:height="0.1cm" svg:x="13.865cm" svg:y="24.73cm" svg:viewBox="0 0 101 101" svg:d="M0 50c0-28 22-50 50-50 29 0 51 22 51 50 0 29-22 51-51 51-28 0-50-22-50-51z">
          <text:p/>
        </draw:path>
        <draw:path draw:style-name="gr1" draw:text-style-name="P1" draw:layer="layout" svg:width="0.1cm" svg:height="0.1cm" svg:x="10.736cm" svg:y="22.05cm" svg:viewBox="0 0 101 101" svg:d="M0 50c0-28 22-50 51-50 27 0 50 22 50 50 0 27-23 51-50 51-29 0-51-24-51-51z">
          <text:p/>
        </draw:path>
        <draw:path draw:style-name="gr1" draw:text-style-name="P1" draw:layer="layout" svg:width="0.1cm" svg:height="0.1cm" svg:x="13.097cm" svg:y="25.949cm" svg:viewBox="0 0 101 101" svg:d="M0 51c0-29 22-51 51-51 28 0 50 22 50 51 0 28-22 50-50 50-29 0-51-22-51-50z">
          <text:p/>
        </draw:path>
        <draw:path draw:style-name="gr1" draw:text-style-name="P1" draw:layer="layout" svg:width="0.1cm" svg:height="0.1cm" svg:x="13.097cm" svg:y="25.187cm" svg:viewBox="0 0 101 101" svg:d="M0 51c0-28 22-51 51-51 28 0 50 23 50 51s-22 50-50 50c-29 0-51-22-51-50z">
          <text:p/>
        </draw:path>
        <draw:path draw:style-name="gr1" draw:text-style-name="P1" draw:layer="layout" svg:width="0.1cm" svg:height="0.1cm" svg:x="9.232cm" svg:y="24.886cm" svg:viewBox="0 0 101 101" svg:d="M0 51c0-28 22-51 51-51 27 0 50 23 50 51 0 27-23 50-50 50-29 0-51-23-51-50z">
          <text:p/>
        </draw:path>
        <draw:path draw:style-name="gr1" draw:text-style-name="P1" draw:layer="layout" svg:width="0.1cm" svg:height="0.1cm" svg:x="9.232cm" svg:y="24.686cm" svg:viewBox="0 0 101 101" svg:d="M0 51c0-28 22-51 51-51 27 0 50 23 50 51 0 27-23 50-50 50-29 0-51-23-51-50z">
          <text:p/>
        </draw:path>
        <draw:path draw:style-name="gr1" draw:text-style-name="P1" draw:layer="layout" svg:width="0.1cm" svg:height="0.1cm" svg:x="15.865cm" svg:y="21.524cm" svg:viewBox="0 0 101 101" svg:d="M0 51c0-28 22-51 51-51 27 0 50 23 50 51s-23 50-50 50c-29 0-51-22-51-50z">
          <text:p/>
        </draw:path>
        <draw:path draw:style-name="gr1" draw:text-style-name="P1" draw:layer="layout" svg:width="0.1cm" svg:height="0.1cm" svg:x="14.634cm" svg:y="21.147cm" svg:viewBox="0 0 101 101" svg:d="M0 50c0-28 22-50 50-50s51 22 51 50-23 51-51 51-50-23-50-51z">
          <text:p/>
        </draw:path>
        <draw:path draw:style-name="gr1" draw:text-style-name="P1" draw:layer="layout" svg:width="0.1cm" svg:height="0.1cm" svg:x="14.634cm" svg:y="21.909cm" svg:viewBox="0 0 101 101" svg:d="M0 51c0-29 22-51 50-51s51 22 51 51c0 28-23 50-51 50s-50-22-50-50z">
          <text:p/>
        </draw:path>
        <draw:path draw:style-name="gr1" draw:text-style-name="P1" draw:layer="layout" svg:width="0.1cm" svg:height="0.1cm" svg:x="15.403cm" svg:y="21.143cm" svg:viewBox="0 0 101 101" svg:d="M0 50c0-28 23-50 50-50 28 0 51 22 51 50s-23 51-51 51c-27 0-50-23-50-51z">
          <text:p/>
        </draw:path>
        <draw:path draw:style-name="gr1" draw:text-style-name="P1" draw:layer="layout" svg:width="0.1cm" svg:height="0.1cm" svg:x="15.403cm" svg:y="21.905cm" svg:viewBox="0 0 101 101" svg:d="M0 51c0-29 23-51 50-51 28 0 51 22 51 51 0 28-23 50-51 50-27 0-50-22-50-50z">
          <text:p/>
        </draw:path>
        <draw:path draw:style-name="gr1" draw:text-style-name="P1" draw:layer="layout" svg:width="0.1cm" svg:height="0.1cm" svg:x="14.634cm" svg:y="24.73cm" svg:viewBox="0 0 101 101" svg:d="M0 50c0-28 22-50 50-50s51 22 51 50c0 29-23 51-51 51s-50-22-50-51z">
          <text:p/>
        </draw:path>
        <draw:path draw:style-name="gr1" draw:text-style-name="P1" draw:layer="layout" svg:width="0.1cm" svg:height="0.1cm" svg:x="14.888cm" svg:y="24.73cm" svg:viewBox="0 0 101 101" svg:d="M0 50c0-28 22-50 51-50 28 0 50 22 50 50 0 29-22 51-50 51-29 0-51-22-51-51z">
          <text:p/>
        </draw:path>
        <draw:path draw:style-name="gr1" draw:text-style-name="P1" draw:layer="layout" svg:width="0.1cm" svg:height="0.1cm" svg:x="13.614cm" svg:y="21.146cm" svg:viewBox="0 0 101 101" svg:d="M0 50c0-28 23-50 50-50 28 0 51 22 51 50s-23 51-51 51c-27 0-50-23-50-51z">
          <text:p/>
        </draw:path>
        <draw:path draw:style-name="gr1" draw:text-style-name="P1" draw:layer="layout" svg:width="0.1cm" svg:height="0.1cm" svg:x="13.614cm" svg:y="21.908cm" svg:viewBox="0 0 101 101" svg:d="M0 51c0-29 23-51 50-51 28 0 51 22 51 51 0 28-23 50-51 50-27 0-50-22-50-50z">
          <text:p/>
        </draw:path>
        <draw:path draw:style-name="gr1" draw:text-style-name="P1" draw:layer="layout" svg:width="0.1cm" svg:height="0.1cm" svg:x="12.73cm" svg:y="25.568cm" svg:viewBox="0 0 101 101" svg:d="M0 51c0-29 24-51 52-51 27 0 49 22 49 51 0 28-22 50-49 50-28 0-52-22-52-50z">
          <text:p/>
        </draw:path>
        <draw:path draw:style-name="gr1" draw:text-style-name="P1" draw:layer="layout" svg:width="0.1cm" svg:height="0.1cm" svg:x="13.867cm" svg:y="25.945cm" svg:viewBox="0 0 101 101" svg:d="M0 51c0-29 22-51 50-51 29 0 51 22 51 51 0 28-22 50-51 50-28 0-50-22-50-50z">
          <text:p/>
        </draw:path>
        <draw:path draw:style-name="gr1" draw:text-style-name="P1" draw:layer="layout" svg:width="0.1cm" svg:height="0.1cm" svg:x="13.867cm" svg:y="25.183cm" svg:viewBox="0 0 101 101" svg:d="M0 51c0-28 22-51 50-51 29 0 51 23 51 51s-22 50-51 50c-28 0-50-22-50-50z">
          <text:p/>
        </draw:path>
        <draw:path draw:style-name="gr1" draw:text-style-name="P1" draw:layer="layout" svg:width="0.1cm" svg:height="0.1cm" svg:x="12.73cm" svg:y="23.609cm" svg:viewBox="0 0 101 101" svg:d="M0 52c0-28 24-52 52-52 27 0 49 24 49 52 0 27-22 49-49 49-28 0-52-22-52-49z">
          <text:p/>
        </draw:path>
        <draw:path draw:style-name="gr1" draw:text-style-name="P1" draw:layer="layout" svg:width="0.1cm" svg:height="0.1cm" svg:x="11.968cm" svg:y="23.609cm" svg:viewBox="0 0 101 101" svg:d="M0 52c0-28 23-52 51-52 27 0 50 24 50 52 0 27-23 49-50 49-28 0-51-22-51-49z">
          <text:p/>
        </draw:path>
        <draw:path draw:style-name="gr1" draw:text-style-name="P1" draw:layer="layout" svg:width="0.1cm" svg:height="0.1cm" svg:x="11.752cm" svg:y="21.146cm" svg:viewBox="0 0 101 101" svg:d="M0 50c0-28 24-50 52-50 27 0 49 22 49 50s-22 51-49 51c-28 0-52-23-52-51z">
          <text:p/>
        </draw:path>
        <draw:path draw:style-name="gr1" draw:text-style-name="P1" draw:layer="layout" svg:width="0.1cm" svg:height="0.1cm" svg:x="5.351cm" svg:y="23.287cm" svg:viewBox="0 0 101 101" svg:d="M0 50c0-28 22-50 49-50 29 0 52 22 52 50s-23 51-52 51c-27 0-49-23-49-51z">
          <text:p/>
        </draw:path>
        <draw:path draw:style-name="gr1" draw:text-style-name="P1" draw:layer="layout" svg:width="0.149cm" svg:height="0.151cm" svg:x="5.326cm" svg:y="22.441cm" svg:viewBox="0 0 150 152" svg:d="M0 76c0-42 34-76 75-76 42 0 75 34 75 76 0 41-33 76-75 76-41 0-75-35-75-76z">
          <text:p/>
        </draw:path>
        <draw:path draw:style-name="gr1" draw:text-style-name="P1" draw:layer="layout" svg:width="0.1cm" svg:height="0.1cm" svg:x="5.351cm" svg:y="23.076cm" svg:viewBox="0 0 101 101" svg:d="M0 52c0-29 22-52 49-52 29 0 52 23 52 52 0 27-23 49-52 49-27 0-49-22-49-49z">
          <text:p/>
        </draw:path>
        <draw:path draw:style-name="gr1" draw:text-style-name="P1" draw:layer="layout" svg:width="0.1cm" svg:height="0.099cm" svg:x="5.351cm" svg:y="22.877cm" svg:viewBox="0 0 101 100" svg:d="M0 50c0-28 22-50 49-50 29 0 52 22 52 50s-23 50-52 50c-27 0-49-22-49-50z">
          <text:p/>
        </draw:path>
        <draw:path draw:style-name="gr1" draw:text-style-name="P1" draw:layer="layout" svg:width="0.1cm" svg:height="0.1cm" svg:x="5.351cm" svg:y="22.677cm" svg:viewBox="0 0 101 101" svg:d="M0 50c0-28 22-50 49-50 29 0 52 22 52 50s-23 51-52 51c-27 0-49-23-49-51z">
          <text:p/>
        </draw:path>
        <draw:path draw:style-name="gr1" draw:text-style-name="P1" draw:layer="layout" svg:width="0.1cm" svg:height="0.1cm" svg:x="13.349cm" svg:y="24.73cm" svg:viewBox="0 0 101 101" svg:d="M0 50c0-28 22-50 50-50s51 22 51 50c0 29-23 51-51 51s-50-22-50-51z">
          <text:p/>
        </draw:path>
        <draw:path draw:style-name="gr1" draw:text-style-name="P1" draw:layer="layout" svg:width="0.1cm" svg:height="0.1cm" svg:x="13.095cm" svg:y="24.73cm" svg:viewBox="0 0 101 101" svg:d="M0 50c0-28 22-50 51-50 28 0 50 22 50 50 0 29-22 51-50 51-29 0-51-22-51-51z">
          <text:p/>
        </draw:path>
        <draw:path draw:style-name="gr1" draw:text-style-name="P1" draw:layer="layout" svg:width="0.1cm" svg:height="0.1cm" svg:x="8.381cm" svg:y="24.227cm" svg:viewBox="0 0 101 101" svg:d="M0 49c0-27 23-49 51-49 27 0 50 22 50 49 0 28-23 52-50 52-28 0-51-24-51-52z">
          <text:p/>
        </draw:path>
        <draw:path draw:style-name="gr1" draw:text-style-name="P1" draw:layer="layout" svg:width="0.1cm" svg:height="0.1cm" svg:x="8.381cm" svg:y="24.989cm" svg:viewBox="0 0 101 101" svg:d="M0 50c0-27 23-50 51-50 27 0 50 23 50 50 0 28-23 51-50 51-28 0-51-23-51-51z">
          <text:p/>
        </draw:path>
        <draw:path draw:style-name="gr1" draw:text-style-name="P1" draw:layer="layout" svg:width="0.1cm" svg:height="0.1cm" svg:x="7.683cm" svg:y="24.311cm" svg:viewBox="0 0 101 101" svg:d="M0 49c0-27 23-49 50-49 28 0 51 22 51 49 0 28-23 52-51 52-27 0-50-24-50-52z">
          <text:p/>
        </draw:path>
        <draw:path draw:style-name="gr1" draw:text-style-name="P1" draw:layer="layout" svg:width="0.149cm" svg:height="0.149cm" svg:x="7.658cm" svg:y="25.106cm" svg:viewBox="0 0 150 150" svg:d="M0 75c0-42 33-75 74-75 43 0 76 33 76 75 0 41-33 75-76 75-41 0-74-34-74-75z">
          <text:p/>
        </draw:path>
        <draw:path draw:style-name="gr1" draw:text-style-name="P1" draw:layer="layout" svg:width="0.1cm" svg:height="0.1cm" svg:x="7.683cm" svg:y="24.52cm" svg:viewBox="0 0 101 101" svg:d="M0 51c0-28 23-51 50-51 28 0 51 23 51 51 0 27-23 50-51 50-27 0-50-23-50-50z">
          <text:p/>
        </draw:path>
        <draw:path draw:style-name="gr1" draw:text-style-name="P1" draw:layer="layout" svg:width="0.1cm" svg:height="0.1cm" svg:x="7.683cm" svg:y="24.72cm" svg:viewBox="0 0 101 101" svg:d="M0 51c0-28 23-51 50-51 28 0 51 23 51 51 0 27-23 50-51 50-27 0-50-23-50-50z">
          <text:p/>
        </draw:path>
        <draw:path draw:style-name="gr1" draw:text-style-name="P1" draw:layer="layout" svg:width="0.1cm" svg:height="0.1cm" svg:x="7.683cm" svg:y="24.92cm" svg:viewBox="0 0 101 101" svg:d="M0 51c0-28 23-51 50-51 28 0 51 23 51 51 0 27-23 50-51 50-27 0-50-23-50-50z">
          <text:p/>
        </draw:path>
        <draw:path draw:style-name="gr1" draw:text-style-name="P1" draw:layer="layout" svg:width="0.1cm" svg:height="0.1cm" svg:x="16.17cm" svg:y="21.524cm" svg:viewBox="0 0 101 101" svg:d="M0 51c0-28 22-51 51-51 27 0 50 23 50 51s-23 50-50 50c-29 0-51-22-51-50z">
          <text:p/>
        </draw:path>
        <draw:path draw:style-name="gr1" draw:text-style-name="P1" draw:layer="layout" svg:width="0.1cm" svg:height="0.1cm" svg:x="15.152cm" svg:y="22.44cm" svg:viewBox="0 0 101 101" svg:d="M0 50c0-28 23-50 51-50s50 22 50 50-22 51-50 51-51-23-51-51z">
          <text:p/>
        </draw:path>
        <draw:path draw:style-name="gr1" draw:text-style-name="P1" draw:layer="layout" svg:width="0.1cm" svg:height="0.1cm" svg:x="15.406cm" svg:y="22.44cm" svg:viewBox="0 0 101 101" svg:d="M0 50c0-28 24-50 52-50 27 0 49 22 49 50s-22 51-49 51c-28 0-52-23-52-51z">
          <text:p/>
        </draw:path>
        <draw:path draw:style-name="gr1" draw:text-style-name="P1" draw:layer="layout" svg:width="0.1cm" svg:height="0.1cm" svg:x="12.73cm" svg:y="24.118cm" svg:viewBox="0 0 101 101" svg:d="M0 50c0-28 24-50 52-50 27 0 49 22 49 50s-22 51-49 51c-28 0-52-23-52-51z">
          <text:p/>
        </draw:path>
        <draw:path draw:style-name="gr1" draw:text-style-name="P1" draw:layer="layout" svg:width="0.1cm" svg:height="0.1cm" svg:x="11.968cm" svg:y="24.118cm" svg:viewBox="0 0 101 101" svg:d="M0 50c0-28 23-50 51-50 27 0 50 22 50 50s-23 51-50 51c-28 0-51-23-51-51z">
          <text:p/>
        </draw:path>
        <draw:path draw:style-name="gr1" draw:text-style-name="P1" draw:layer="layout" svg:width="0.1cm" svg:height="0.1cm" svg:x="10.047cm" svg:y="25.096cm" svg:viewBox="0 0 101 101" svg:d="M0 51c0-28 23-51 52-51 27 0 49 23 49 51 0 27-22 50-49 50-29 0-52-23-52-50z">
          <text:p/>
        </draw:path>
        <draw:path draw:style-name="gr1" draw:text-style-name="P1" draw:layer="layout" svg:width="0.149cm" svg:height="0.15cm" svg:x="10.023cm" svg:y="24.251cm" svg:viewBox="0 0 150 151" svg:d="M0 75c0-42 33-75 75-75s75 33 75 75c0 41-33 76-75 76s-75-35-75-76z">
          <text:p/>
        </draw:path>
        <draw:path draw:style-name="gr1" draw:text-style-name="P1" draw:layer="layout" svg:width="0.1cm" svg:height="0.1cm" svg:x="10.047cm" svg:y="24.886cm" svg:viewBox="0 0 101 101" svg:d="M0 51c0-28 23-51 52-51 27 0 49 23 49 51 0 27-22 50-49 50-29 0-52-23-52-50z">
          <text:p/>
        </draw:path>
        <draw:path draw:style-name="gr1" draw:text-style-name="P1" draw:layer="layout" svg:width="0.1cm" svg:height="0.1cm" svg:x="10.047cm" svg:y="24.686cm" svg:viewBox="0 0 101 101" svg:d="M0 51c0-28 23-51 52-51 27 0 49 23 49 51 0 27-22 50-49 50-29 0-52-23-52-50z">
          <text:p/>
        </draw:path>
        <draw:path draw:style-name="gr1" draw:text-style-name="P1" draw:layer="layout" svg:width="0.1cm" svg:height="0.1cm" svg:x="10.047cm" svg:y="24.486cm" svg:viewBox="0 0 101 101" svg:d="M0 51c0-28 23-51 52-51 27 0 49 23 49 51 0 27-22 50-49 50-29 0-52-23-52-50z">
          <text:p/>
        </draw:path>
        <draw:path draw:style-name="gr1" draw:text-style-name="P1" draw:layer="layout" svg:width="0.1cm" svg:height="0.1cm" svg:x="6.022cm" svg:y="24.227cm" svg:viewBox="0 0 101 101" svg:d="M0 49c0-27 23-49 50-49 28 0 51 22 51 49 0 28-23 52-51 52-27 0-50-24-50-52z">
          <text:p/>
        </draw:path>
        <draw:path draw:style-name="gr1" draw:text-style-name="P1" draw:layer="layout" svg:width="0.1cm" svg:height="0.1cm" svg:x="6.022cm" svg:y="24.989cm" svg:viewBox="0 0 101 101" svg:d="M0 50c0-27 23-50 50-50 28 0 51 23 51 50 0 28-23 51-51 51-27 0-50-23-50-51z">
          <text:p/>
        </draw:path>
        <draw:path draw:style-name="gr1" draw:text-style-name="P1" draw:layer="layout" svg:width="0.1cm" svg:height="0.1cm" svg:x="6.877cm" svg:y="24.52cm" svg:viewBox="0 0 101 101" svg:d="M0 51c0-28 22-51 51-51 27 0 50 23 50 51 0 27-23 50-50 50-29 0-51-23-51-50z">
          <text:p/>
        </draw:path>
        <draw:path draw:style-name="gr1" draw:text-style-name="P1" draw:layer="layout" svg:width="0.1cm" svg:height="0.1cm" svg:x="6.877cm" svg:y="24.72cm" svg:viewBox="0 0 101 101" svg:d="M0 51c0-28 22-51 51-51 27 0 50 23 50 51 0 27-23 50-50 50-29 0-51-23-51-50z">
          <text:p/>
        </draw:path>
        <draw:path draw:style-name="gr1" draw:text-style-name="P1" draw:layer="layout" svg:width="0.1cm" svg:height="0.1cm" svg:x="11.444cm" svg:y="21.146cm" svg:viewBox="0 0 101 101" svg:d="M0 50c0-28 23-50 50-50 28 0 51 22 51 50s-23 51-51 51c-27 0-50-23-50-51z">
          <text:p/>
        </draw:path>
        <draw:path draw:style-name="gr1" draw:text-style-name="P1" draw:layer="layout" svg:width="0.1cm" svg:height="0.1cm" svg:x="7.68cm" svg:y="23.286cm" svg:viewBox="0 0 101 101" svg:d="M0 51c0-29 24-51 52-51 27 0 49 22 49 51 0 27-22 50-49 50-28 0-52-23-52-50z">
          <text:p/>
        </draw:path>
        <draw:path draw:style-name="gr1" draw:text-style-name="P1" draw:layer="layout" svg:width="0.149cm" svg:height="0.15cm" svg:x="7.656cm" svg:y="22.441cm" svg:viewBox="0 0 150 151" svg:d="M0 75c0-42 33-75 75-75s75 33 75 75c0 41-33 76-75 76s-75-35-75-76z">
          <text:p/>
        </draw:path>
        <draw:path draw:style-name="gr1" draw:text-style-name="P1" draw:layer="layout" svg:width="0.1cm" svg:height="0.1cm" svg:x="7.68cm" svg:y="23.076cm" svg:viewBox="0 0 101 101" svg:d="M0 51c0-29 24-51 52-51 27 0 49 22 49 51 0 27-22 50-49 50-28 0-52-23-52-50z">
          <text:p/>
        </draw:path>
        <draw:path draw:style-name="gr1" draw:text-style-name="P1" draw:layer="layout" svg:width="0.1cm" svg:height="0.1cm" svg:x="7.68cm" svg:y="22.876cm" svg:viewBox="0 0 101 101" svg:d="M0 51c0-29 24-51 52-51 27 0 49 22 49 51 0 27-22 50-49 50-28 0-52-23-52-50z">
          <text:p/>
        </draw:path>
        <draw:path draw:style-name="gr1" draw:text-style-name="P1" draw:layer="layout" svg:width="0.1cm" svg:height="0.1cm" svg:x="7.68cm" svg:y="22.676cm" svg:viewBox="0 0 101 101" svg:d="M0 51c0-29 24-51 52-51 27 0 49 22 49 51 0 27-22 50-49 50-28 0-52-23-52-50z">
          <text:p/>
        </draw:path>
        <draw:path draw:style-name="gr1" draw:text-style-name="P1" draw:layer="layout" svg:width="0.1cm" svg:height="0.1cm" svg:x="8.381cm" svg:y="22.05cm" svg:viewBox="0 0 101 101" svg:d="M0 50c0-28 23-50 51-50 27 0 50 22 50 50 0 27-23 51-50 51-28 0-51-24-51-51z">
          <text:p/>
        </draw:path>
        <draw:path draw:style-name="gr1" draw:text-style-name="P1" draw:layer="layout" svg:width="0.1cm" svg:height="0.1cm" svg:x="14.883cm" svg:y="25.946cm" svg:viewBox="0 0 101 101" svg:d="M0 51c0-29 22-51 51-51 28 0 50 22 50 51 0 28-22 50-50 50-29 0-51-22-51-50z">
          <text:p/>
        </draw:path>
        <draw:path draw:style-name="gr1" draw:text-style-name="P1" draw:layer="layout" svg:width="0.1cm" svg:height="0.1cm" svg:x="14.883cm" svg:y="25.184cm" svg:viewBox="0 0 101 101" svg:d="M0 51c0-28 22-51 51-51 28 0 50 23 50 51s-22 50-50 50c-29 0-51-22-51-50z">
          <text:p/>
        </draw:path>
        <draw:path draw:style-name="gr1" draw:text-style-name="P1" draw:layer="layout" svg:width="0.1cm" svg:height="0.1cm" svg:x="14.382cm" svg:y="22.44cm" svg:viewBox="0 0 101 101" svg:d="M0 50c0-28 23-50 52-50 27 0 49 22 49 50s-22 51-49 51c-29 0-52-23-52-51z">
          <text:p/>
        </draw:path>
        <draw:path draw:style-name="gr1" draw:text-style-name="P1" draw:layer="layout" svg:width="0.1cm" svg:height="0.1cm" svg:x="14.636cm" svg:y="22.44cm" svg:viewBox="0 0 101 101" svg:d="M0 50c0-28 23-50 51-50 27 0 50 22 50 50s-23 51-50 51c-28 0-51-23-51-51z">
          <text:p/>
        </draw:path>
        <draw:path draw:style-name="gr1" draw:text-style-name="P1" draw:layer="layout" svg:width="0.1cm" svg:height="0.1cm" svg:x="16.475cm" svg:y="21.524cm" svg:viewBox="0 0 101 101" svg:d="M0 51c0-28 22-51 51-51 27 0 50 23 50 51s-23 50-50 50c-29 0-51-22-51-50z">
          <text:p/>
        </draw:path>
        <draw:path draw:style-name="gr1" draw:text-style-name="P1" draw:layer="layout" svg:width="0.1cm" svg:height="0.1cm" svg:x="4.519cm" svg:y="23.076cm" svg:viewBox="0 0 101 101" svg:d="M0 51c0-29 23-51 51-51 27 0 50 22 50 51 0 27-23 50-50 50-28 0-51-23-51-50z">
          <text:p/>
        </draw:path>
        <draw:path draw:style-name="gr1" draw:text-style-name="P1" draw:layer="layout" svg:width="0.1cm" svg:height="0.1cm" svg:x="4.519cm" svg:y="22.876cm" svg:viewBox="0 0 101 101" svg:d="M0 51c0-29 23-51 51-51 27 0 50 22 50 51 0 27-23 50-50 50-28 0-51-23-51-50z">
          <text:p/>
        </draw:path>
        <draw:path draw:style-name="gr1" draw:text-style-name="P1" draw:layer="layout" svg:width="0.1cm" svg:height="0.1cm" svg:x="8.381cm" svg:y="23.361cm" svg:viewBox="0 0 101 101" svg:d="M0 50c0-27 23-50 51-50 27 0 50 23 50 50 0 29-23 51-50 51-28 0-51-22-51-51z">
          <text:p/>
        </draw:path>
        <draw:path draw:style-name="gr1" draw:text-style-name="P1" draw:layer="layout" svg:width="0.1cm" svg:height="0.1cm" svg:x="8.381cm" svg:y="22.599cm" svg:viewBox="0 0 101 101" svg:d="M0 51c0-28 23-51 51-51 27 0 50 23 50 51s-23 50-50 50c-28 0-51-22-51-50z">
          <text:p/>
        </draw:path>
        <draw:path draw:style-name="gr1" draw:text-style-name="P1" draw:layer="layout" svg:width="0.1cm" svg:height="0.1cm" svg:x="10.736cm" svg:y="23.361cm" svg:viewBox="0 0 101 101" svg:d="M0 50c0-27 22-50 51-50 27 0 50 23 50 50 0 29-23 51-50 51-29 0-51-22-51-51z">
          <text:p/>
        </draw:path>
        <draw:path draw:style-name="gr1" draw:text-style-name="P1" draw:layer="layout" svg:width="0.1cm" svg:height="0.1cm" svg:x="10.736cm" svg:y="22.599cm" svg:viewBox="0 0 101 101" svg:d="M0 51c0-28 22-51 51-51 27 0 50 23 50 51s-23 50-50 50c-29 0-51-22-51-50z">
          <text:p/>
        </draw:path>
        <draw:path draw:style-name="gr1" draw:text-style-name="P1" draw:layer="layout" svg:width="0.1cm" svg:height="0.1cm" svg:x="15.873cm" svg:y="23.101cm" svg:viewBox="0 0 101 101" svg:d="M0 51c0-28 23-51 52-51 27 0 49 23 49 51s-22 50-49 50c-29 0-52-22-52-50z">
          <text:p/>
        </draw:path>
        <draw:path draw:style-name="gr1" draw:text-style-name="P1" draw:layer="layout" svg:width="0.1cm" svg:height="0.1cm" svg:x="16.635cm" svg:y="23.101cm" svg:viewBox="0 0 101 101" svg:d="M0 51c0-28 23-51 51-51s50 23 50 51-22 50-50 50-51-22-51-50z">
          <text:p/>
        </draw:path>
        <draw:path draw:style-name="gr1" draw:text-style-name="P1" draw:layer="layout" svg:width="0.1cm" svg:height="0.1cm" svg:x="9.232cm" svg:y="23.076cm" svg:viewBox="0 0 101 101" svg:d="M0 51c0-29 22-51 51-51 27 0 50 22 50 51 0 27-23 50-50 50-29 0-51-23-51-50z">
          <text:p/>
        </draw:path>
        <draw:path draw:style-name="gr1" draw:text-style-name="P1" draw:layer="layout" svg:width="0.1cm" svg:height="0.1cm" svg:x="9.232cm" svg:y="22.876cm" svg:viewBox="0 0 101 101" svg:d="M0 51c0-29 22-51 51-51 27 0 50 22 50 51 0 27-23 50-50 50-29 0-51-23-51-50z">
          <text:p/>
        </draw:path>
        <draw:path draw:style-name="gr1" draw:text-style-name="P1" draw:layer="layout" svg:width="0.1cm" svg:height="0.1cm" svg:x="12.12cm" svg:y="25.568cm" svg:viewBox="0 0 101 101" svg:d="M0 51c0-29 23-51 52-51 27 0 49 22 49 51 0 28-22 50-49 50-29 0-52-22-52-50z">
          <text:p/>
        </draw:path>
        <draw:path draw:style-name="gr1" draw:text-style-name="P1" draw:layer="layout" svg:width="0.1cm" svg:height="0.1cm" svg:x="13.613cm" svg:y="23.979cm" svg:viewBox="0 0 101 101" svg:d="M0 50c0-28 22-50 50-50s51 22 51 50-23 51-51 51-50-23-50-51z">
          <text:p/>
        </draw:path>
        <draw:path draw:style-name="gr1" draw:text-style-name="P1" draw:layer="layout" svg:width="0.1cm" svg:height="0.1cm" svg:x="13.867cm" svg:y="23.979cm" svg:viewBox="0 0 101 101" svg:d="M0 50c0-28 22-50 49-50 29 0 52 22 52 50s-23 51-52 51c-27 0-49-23-49-51z">
          <text:p/>
        </draw:path>
        <draw:path draw:style-name="gr1" draw:text-style-name="P1" draw:layer="layout" svg:width="0.1cm" svg:height="0.1cm" svg:x="14.121cm" svg:y="23.979cm" svg:viewBox="0 0 101 101" svg:d="M0 50c0-28 23-50 50-50 28 0 51 22 51 50s-23 51-51 51c-27 0-50-23-50-51z">
          <text:p/>
        </draw:path>
        <draw:path draw:style-name="gr1" draw:text-style-name="P1" draw:layer="layout" svg:width="0.1cm" svg:height="0.1cm" svg:x="14.375cm" svg:y="23.979cm" svg:viewBox="0 0 101 101" svg:d="M0 50c0-28 22-50 49-50 29 0 52 22 52 50s-23 51-52 51c-27 0-49-23-49-51z">
          <text:p/>
        </draw:path>
        <draw:path draw:style-name="gr1" draw:text-style-name="P1" draw:layer="layout" svg:width="0.1cm" svg:height="0.1cm" svg:x="14.629cm" svg:y="23.979cm" svg:viewBox="0 0 101 101" svg:d="M0 50c0-28 22-50 49-50 28 0 52 22 52 50s-24 51-52 51c-27 0-49-23-49-51z">
          <text:p/>
        </draw:path>
        <draw:path draw:style-name="gr1" draw:text-style-name="P1" draw:layer="layout" svg:width="0.1cm" svg:height="0.1cm" svg:x="14.883cm" svg:y="23.979cm" svg:viewBox="0 0 101 101" svg:d="M0 50c0-28 22-50 50-50s51 22 51 50-23 51-51 51-50-23-50-51z">
          <text:p/>
        </draw:path>
        <draw:path draw:style-name="gr1" draw:text-style-name="P1" draw:layer="layout" svg:width="0.1cm" svg:height="0.1cm" svg:x="15.137cm" svg:y="23.979cm" svg:viewBox="0 0 101 101" svg:d="M0 50c0-28 22-50 49-50 28 0 52 22 52 50s-24 51-52 51c-27 0-49-23-49-51z">
          <text:p/>
        </draw:path>
        <draw:path draw:style-name="gr1" draw:text-style-name="P1" draw:layer="layout" svg:width="0.1cm" svg:height="0.1cm" svg:x="15.137cm" svg:y="23.185cm" svg:viewBox="0 0 101 101" svg:d="M0 50c0-28 22-50 49-50 28 0 52 22 52 50s-24 51-52 51c-27 0-49-23-49-51z">
          <text:p/>
        </draw:path>
        <draw:path draw:style-name="gr1" draw:text-style-name="P1" draw:layer="layout" svg:width="0.1cm" svg:height="0.1cm" svg:x="14.883cm" svg:y="23.185cm" svg:viewBox="0 0 101 101" svg:d="M0 50c0-28 22-50 50-50s51 22 51 50-23 51-51 51-50-23-50-51z">
          <text:p/>
        </draw:path>
        <draw:path draw:style-name="gr1" draw:text-style-name="P1" draw:layer="layout" svg:width="0.1cm" svg:height="0.1cm" svg:x="14.629cm" svg:y="23.185cm" svg:viewBox="0 0 101 101" svg:d="M0 50c0-28 22-50 49-50 28 0 52 22 52 50s-24 51-52 51c-27 0-49-23-49-51z">
          <text:p/>
        </draw:path>
        <draw:path draw:style-name="gr1" draw:text-style-name="P1" draw:layer="layout" svg:width="0.1cm" svg:height="0.1cm" svg:x="14.375cm" svg:y="23.185cm" svg:viewBox="0 0 101 101" svg:d="M0 50c0-28 22-50 49-50 29 0 52 22 52 50s-23 51-52 51c-27 0-49-23-49-51z">
          <text:p/>
        </draw:path>
        <draw:path draw:style-name="gr1" draw:text-style-name="P1" draw:layer="layout" svg:width="0.1cm" svg:height="0.1cm" svg:x="14.121cm" svg:y="23.185cm" svg:viewBox="0 0 101 101" svg:d="M0 50c0-28 23-50 50-50 28 0 51 22 51 50s-23 51-51 51c-27 0-50-23-50-51z">
          <text:p/>
        </draw:path>
        <draw:path draw:style-name="gr1" draw:text-style-name="P1" draw:layer="layout" svg:width="0.1cm" svg:height="0.1cm" svg:x="13.867cm" svg:y="23.185cm" svg:viewBox="0 0 101 101" svg:d="M0 50c0-28 22-50 49-50 29 0 52 22 52 50s-23 51-52 51c-27 0-49-23-49-51z">
          <text:p/>
        </draw:path>
        <draw:path draw:style-name="gr1" draw:text-style-name="P1" draw:layer="layout" svg:width="0.1cm" svg:height="0.1cm" svg:x="13.613cm" svg:y="23.185cm" svg:viewBox="0 0 101 101" svg:d="M0 50c0-28 22-50 50-50s51 22 51 50-23 51-51 51-50-23-50-51z">
          <text:p/>
        </draw:path>
        <draw:path draw:style-name="gr1" draw:text-style-name="P1" draw:layer="layout" svg:width="0.1cm" svg:height="0.1cm" svg:x="8.381cm" svg:y="25.591cm" svg:viewBox="0 0 101 101" svg:d="M0 51c0-28 23-51 51-51 27 0 50 23 50 51s-23 50-50 50c-28 0-51-22-51-50z">
          <text:p/>
        </draw:path>
        <draw:path draw:style-name="gr1" draw:text-style-name="P1" draw:layer="layout" svg:width="0.1cm" svg:height="0.1cm" svg:x="12.73cm" svg:y="23.101cm" svg:viewBox="0 0 101 101" svg:d="M0 51c0-28 24-51 52-51 27 0 49 23 49 51s-22 50-49 50c-28 0-52-22-52-50z">
          <text:p/>
        </draw:path>
        <draw:path draw:style-name="gr1" draw:text-style-name="P1" draw:layer="layout" svg:width="0.1cm" svg:height="0.1cm" svg:x="11.968cm" svg:y="23.101cm" svg:viewBox="0 0 101 101" svg:d="M0 51c0-28 23-51 51-51 27 0 50 23 50 51s-23 50-50 50c-28 0-51-22-51-50z">
          <text:p/>
        </draw:path>
        <draw:path draw:style-name="gr1" draw:text-style-name="P1" draw:layer="layout" svg:width="0.1cm" svg:height="0.1cm" svg:x="15.873cm" svg:y="24.118cm" svg:viewBox="0 0 101 101" svg:d="M0 50c0-28 23-50 52-50 27 0 49 22 49 50s-22 51-49 51c-29 0-52-23-52-51z">
          <text:p/>
        </draw:path>
        <draw:path draw:style-name="gr1" draw:text-style-name="P1" draw:layer="layout" svg:width="0.1cm" svg:height="0.1cm" svg:x="16.635cm" svg:y="24.118cm" svg:viewBox="0 0 101 101" svg:d="M0 50c0-28 23-50 51-50s50 22 50 50-22 51-50 51-51-23-51-51z">
          <text:p/>
        </draw:path>
        <draw:path draw:style-name="gr1" draw:text-style-name="P1" draw:layer="layout" svg:width="0.1cm" svg:height="0.1cm" svg:x="10.047cm" svg:y="23.286cm" svg:viewBox="0 0 101 101" svg:d="M0 51c0-29 23-51 52-51 27 0 49 22 49 51 0 27-22 50-49 50-29 0-52-23-52-50z">
          <text:p/>
        </draw:path>
        <draw:path draw:style-name="gr1" draw:text-style-name="P1" draw:layer="layout" svg:width="0.149cm" svg:height="0.15cm" svg:x="10.023cm" svg:y="22.441cm" svg:viewBox="0 0 150 151" svg:d="M0 75c0-42 33-75 75-75s75 33 75 75c0 41-33 76-75 76s-75-35-75-76z">
          <text:p/>
        </draw:path>
        <draw:path draw:style-name="gr1" draw:text-style-name="P1" draw:layer="layout" svg:width="0.1cm" svg:height="0.1cm" svg:x="10.047cm" svg:y="23.076cm" svg:viewBox="0 0 101 101" svg:d="M0 51c0-29 23-51 52-51 27 0 49 22 49 51 0 27-22 50-49 50-29 0-52-23-52-50z">
          <text:p/>
        </draw:path>
        <draw:path draw:style-name="gr1" draw:text-style-name="P1" draw:layer="layout" svg:width="0.1cm" svg:height="0.1cm" svg:x="10.047cm" svg:y="22.876cm" svg:viewBox="0 0 101 101" svg:d="M0 51c0-29 23-51 52-51 27 0 49 22 49 51 0 27-22 50-49 50-29 0-52-23-52-50z">
          <text:p/>
        </draw:path>
        <draw:path draw:style-name="gr1" draw:text-style-name="P1" draw:layer="layout" svg:width="0.1cm" svg:height="0.1cm" svg:x="10.047cm" svg:y="22.676cm" svg:viewBox="0 0 101 101" svg:d="M0 51c0-29 23-51 52-51 27 0 49 22 49 51 0 27-22 50-49 50-29 0-52-23-52-50z">
          <text:p/>
        </draw:path>
        <draw:path draw:style-name="gr1" draw:text-style-name="P1" draw:layer="layout" svg:width="0.1cm" svg:height="0.1cm" svg:x="10.736cm" svg:y="24.227cm" svg:viewBox="0 0 101 101" svg:d="M0 49c0-27 22-49 51-49 27 0 50 22 50 49 0 28-23 52-50 52-29 0-51-24-51-52z">
          <text:p/>
        </draw:path>
        <draw:path draw:style-name="gr1" draw:text-style-name="P1" draw:layer="layout" svg:width="0.1cm" svg:height="0.1cm" svg:x="10.736cm" svg:y="24.989cm" svg:viewBox="0 0 101 101" svg:d="M0 50c0-27 22-50 51-50 27 0 50 23 50 50 0 28-23 51-50 51-29 0-51-23-51-51z">
          <text:p/>
        </draw:path>
        <draw:path draw:style-name="gr1" draw:text-style-name="P1" draw:layer="layout" svg:width="0.1cm" svg:height="0.1cm" svg:x="6.877cm" svg:y="23.076cm" svg:viewBox="0 0 101 101" svg:d="M0 51c0-29 22-51 51-51 27 0 50 22 50 51 0 27-23 50-50 50-29 0-51-23-51-50z">
          <text:p/>
        </draw:path>
        <draw:path draw:style-name="gr1" draw:text-style-name="P1" draw:layer="layout" svg:width="0.1cm" svg:height="0.1cm" svg:x="6.877cm" svg:y="22.876cm" svg:viewBox="0 0 101 101" svg:d="M0 51c0-29 22-51 51-51 27 0 50 22 50 51 0 27-23 50-50 50-29 0-51-23-51-50z">
          <text:p/>
        </draw:path>
        <draw:path draw:style-name="gr1" draw:text-style-name="P1" draw:layer="layout" svg:width="0.1cm" svg:height="0.1cm" svg:x="4.519cm" svg:y="24.52cm" svg:viewBox="0 0 101 101" svg:d="M0 51c0-28 23-51 51-51 27 0 50 23 50 51 0 27-23 50-50 50-28 0-51-23-51-50z">
          <text:p/>
        </draw:path>
        <draw:path draw:style-name="gr1" draw:text-style-name="P1" draw:layer="layout" svg:width="0.1cm" svg:height="0.1cm" svg:x="4.519cm" svg:y="24.72cm" svg:viewBox="0 0 101 101" svg:d="M0 51c0-28 23-51 51-51 27 0 50 23 50 51 0 27-23 50-50 50-28 0-51-23-51-50z">
          <text:p/>
        </draw:path>
        <draw:path draw:style-name="gr1" draw:text-style-name="P1" draw:layer="layout" svg:width="0.1cm" svg:height="0.1cm" svg:x="6.022cm" svg:y="23.361cm" svg:viewBox="0 0 101 101" svg:d="M0 50c0-27 23-50 50-50 28 0 51 23 51 50 0 29-23 51-51 51-27 0-50-22-50-51z">
          <text:p/>
        </draw:path>
        <draw:path draw:style-name="gr1" draw:text-style-name="P1" draw:layer="layout" svg:width="0.1cm" svg:height="0.1cm" svg:x="6.022cm" svg:y="22.599cm" svg:viewBox="0 0 101 101" svg:d="M0 51c0-28 23-51 50-51 28 0 51 23 51 51s-23 50-51 50c-27 0-50-22-50-50z">
          <text:p/>
        </draw:path>
        <draw:path draw:style-name="gr1" draw:text-style-name="P1" draw:layer="layout" svg:width="0.1cm" svg:height="0.1cm" svg:x="10.736cm" svg:y="25.591cm" svg:viewBox="0 0 101 101" svg:d="M0 51c0-28 22-51 51-51 27 0 50 23 50 51s-23 50-50 50c-29 0-51-22-51-50z">
          <text:p/>
        </draw:path>
        <draw:path draw:style-name="gr1" draw:text-style-name="P1" draw:layer="layout" svg:width="0.1cm" svg:height="0.1cm" svg:x="6.022cm" svg:y="22.05cm" svg:viewBox="0 0 101 101" svg:d="M0 50c0-28 23-50 50-50 28 0 51 22 51 50 0 27-23 51-51 51-27 0-50-24-50-51z">
          <text:p/>
        </draw:path>
        <draw:path draw:style-name="gr1" draw:text-style-name="P1" draw:layer="layout" svg:width="0.1cm" svg:height="0.1cm" svg:x="6.022cm" svg:y="25.591cm" svg:viewBox="0 0 101 101" svg:d="M0 51c0-28 23-51 50-51 28 0 51 23 51 51s-23 50-51 50c-27 0-50-22-50-50z">
          <text:p/>
        </draw:path>
        <draw:path draw:style-name="gr1" draw:text-style-name="P1" draw:layer="layout" svg:width="0.1cm" svg:height="0.1cm" svg:x="12.425cm" svg:y="25.568cm" svg:viewBox="0 0 101 101" svg:d="M0 51c0-29 24-51 52-51 27 0 49 22 49 51 0 28-22 50-49 50-28 0-52-22-52-50z">
          <text:p/>
        </draw:path>
        <draw:path draw:style-name="gr1" draw:text-style-name="P1" draw:layer="layout" svg:width="0.1cm" svg:height="0.1cm" svg:x="15.873cm" svg:y="23.609cm" svg:viewBox="0 0 101 101" svg:d="M0 52c0-28 23-52 52-52 27 0 49 24 49 52 0 27-22 49-49 49-29 0-52-22-52-49z">
          <text:p/>
        </draw:path>
        <draw:path draw:style-name="gr1" draw:text-style-name="P1" draw:layer="layout" svg:width="0.1cm" svg:height="0.1cm" svg:x="16.635cm" svg:y="23.609cm" svg:viewBox="0 0 101 101" svg:d="M0 52c0-28 23-52 51-52s50 24 50 52c0 27-22 49-50 49s-51-22-51-49z">
          <text:p/>
        </draw:path>
        <draw:path draw:style-name="gr1" draw:text-style-name="P1" draw:layer="layout" svg:width="0.1cm" svg:height="0.1cm" svg:x="5.291cm" svg:y="24.311cm" svg:viewBox="0 0 101 101" svg:d="M0 49c0-27 22-49 51-49 28 0 50 22 50 49 0 28-22 52-50 52-29 0-51-24-51-52z">
          <text:p/>
        </draw:path>
        <draw:path draw:style-name="gr1" draw:text-style-name="P1" draw:layer="layout" svg:width="0.15cm" svg:height="0.149cm" svg:x="5.266cm" svg:y="25.106cm" svg:viewBox="0 0 151 150" svg:d="M0 75c0-42 34-75 75-75 42 0 76 33 76 75 0 41-34 75-76 75-41 0-75-34-75-75z">
          <text:p/>
        </draw:path>
        <draw:path draw:style-name="gr1" draw:text-style-name="P1" draw:layer="layout" svg:width="0.1cm" svg:height="0.1cm" svg:x="5.291cm" svg:y="24.52cm" svg:viewBox="0 0 101 101" svg:d="M0 51c0-28 22-51 51-51 28 0 50 23 50 51 0 27-22 50-50 50-29 0-51-23-51-50z">
          <text:p/>
        </draw:path>
        <draw:path draw:style-name="gr1" draw:text-style-name="P1" draw:layer="layout" svg:width="0.1cm" svg:height="0.1cm" svg:x="5.291cm" svg:y="24.72cm" svg:viewBox="0 0 101 101" svg:d="M0 51c0-28 22-51 51-51 28 0 50 23 50 51 0 27-22 50-50 50-29 0-51-23-51-50z">
          <text:p/>
        </draw:path>
        <draw:path draw:style-name="gr1" draw:text-style-name="P1" draw:layer="layout" svg:width="0.1cm" svg:height="0.1cm" svg:x="5.291cm" svg:y="24.92cm" svg:viewBox="0 0 101 101" svg:d="M0 51c0-28 22-51 51-51 28 0 50 23 50 51 0 27-22 50-50 50-29 0-51-23-51-50z">
          <text:p/>
        </draw:path>
        <draw:path draw:style-name="gr1" draw:text-style-name="P1" draw:layer="layout" svg:width="0.1cm" svg:height="0.1cm" svg:x="13.868cm" svg:y="22.44cm" svg:viewBox="0 0 101 101" svg:d="M0 50c0-28 22-50 49-50 29 0 52 22 52 50s-23 51-52 51c-27 0-49-23-49-51z">
          <text:p/>
        </draw:path>
        <draw:path draw:style-name="gr1" draw:text-style-name="P1" draw:layer="layout" svg:width="0.1cm" svg:height="0.1cm" svg:x="13.614cm" svg:y="22.44cm" svg:viewBox="0 0 101 101" svg:d="M0 50c0-28 23-50 50-50 28 0 51 22 51 50s-23 51-51 51c-27 0-50-23-50-51z">
          <text:p/>
        </draw:path>
        <draw:path draw:style-name="gr1" draw:text-style-name="P1" draw:layer="layout" svg:width="0.1cm" svg:height="0.1cm" svg:x="14.119cm" svg:y="24.73cm" svg:viewBox="0 0 101 101" svg:d="M0 50c0-28 23-50 51-50s50 22 50 50c0 29-22 51-50 51s-51-22-51-51z">
          <text:p/>
        </draw:path>
        <draw:path draw:style-name="gr1" draw:text-style-name="P1" draw:layer="layout" svg:width="0.1cm" svg:height="0.1cm" svg:x="13.865cm" svg:y="24.73cm" svg:viewBox="0 0 101 101" svg:d="M0 50c0-28 22-50 50-50 29 0 51 22 51 50 0 29-22 51-51 51-28 0-50-22-50-51z">
          <text:p/>
        </draw:path>
        <draw:path draw:style-name="gr1" draw:text-style-name="P1" draw:layer="layout" svg:width="0.1cm" svg:height="0.1cm" svg:x="10.736cm" svg:y="22.05cm" svg:viewBox="0 0 101 101" svg:d="M0 50c0-28 22-50 51-50 27 0 50 22 50 50 0 27-23 51-50 51-29 0-51-24-51-51z">
          <text:p/>
        </draw:path>
        <draw:path draw:style-name="gr1" draw:text-style-name="P1" draw:layer="layout" svg:width="0.1cm" svg:height="0.1cm" svg:x="13.097cm" svg:y="25.949cm" svg:viewBox="0 0 101 101" svg:d="M0 51c0-29 22-51 51-51 28 0 50 22 50 51 0 28-22 50-50 50-29 0-51-22-51-50z">
          <text:p/>
        </draw:path>
        <draw:path draw:style-name="gr1" draw:text-style-name="P1" draw:layer="layout" svg:width="0.1cm" svg:height="0.1cm" svg:x="13.097cm" svg:y="25.187cm" svg:viewBox="0 0 101 101" svg:d="M0 51c0-28 22-51 51-51 28 0 50 23 50 51s-22 50-50 50c-29 0-51-22-51-50z">
          <text:p/>
        </draw:path>
        <draw:path draw:style-name="gr1" draw:text-style-name="P1" draw:layer="layout" svg:width="0.1cm" svg:height="0.1cm" svg:x="9.232cm" svg:y="24.886cm" svg:viewBox="0 0 101 101" svg:d="M0 51c0-28 22-51 51-51 27 0 50 23 50 51 0 27-23 50-50 50-29 0-51-23-51-50z">
          <text:p/>
        </draw:path>
        <draw:path draw:style-name="gr1" draw:text-style-name="P1" draw:layer="layout" svg:width="0.1cm" svg:height="0.1cm" svg:x="9.232cm" svg:y="24.686cm" svg:viewBox="0 0 101 101" svg:d="M0 51c0-28 22-51 51-51 27 0 50 23 50 51 0 27-23 50-50 50-29 0-51-23-51-50z">
          <text:p/>
        </draw:path>
        <draw:path draw:style-name="gr1" draw:text-style-name="P1" draw:layer="layout" svg:width="0.1cm" svg:height="0.1cm" svg:x="15.865cm" svg:y="21.524cm" svg:viewBox="0 0 101 101" svg:d="M0 51c0-28 22-51 51-51 27 0 50 23 50 51s-23 50-50 50c-29 0-51-22-51-50z">
          <text:p/>
        </draw:path>
        <draw:path draw:style-name="gr1" draw:text-style-name="P1" draw:layer="layout" svg:width="0.1cm" svg:height="0.1cm" svg:x="14.634cm" svg:y="21.147cm" svg:viewBox="0 0 101 101" svg:d="M0 50c0-28 22-50 50-50s51 22 51 50-23 51-51 51-50-23-50-51z">
          <text:p/>
        </draw:path>
        <draw:path draw:style-name="gr1" draw:text-style-name="P1" draw:layer="layout" svg:width="0.1cm" svg:height="0.1cm" svg:x="14.634cm" svg:y="21.909cm" svg:viewBox="0 0 101 101" svg:d="M0 51c0-29 22-51 50-51s51 22 51 51c0 28-23 50-51 50s-50-22-50-50z">
          <text:p/>
        </draw:path>
        <draw:path draw:style-name="gr1" draw:text-style-name="P1" draw:layer="layout" svg:width="0.1cm" svg:height="0.1cm" svg:x="15.403cm" svg:y="21.143cm" svg:viewBox="0 0 101 101" svg:d="M0 50c0-28 23-50 50-50 28 0 51 22 51 50s-23 51-51 51c-27 0-50-23-50-51z">
          <text:p/>
        </draw:path>
        <draw:path draw:style-name="gr1" draw:text-style-name="P1" draw:layer="layout" svg:width="0.1cm" svg:height="0.1cm" svg:x="15.403cm" svg:y="21.905cm" svg:viewBox="0 0 101 101" svg:d="M0 51c0-29 23-51 50-51 28 0 51 22 51 51 0 28-23 50-51 50-27 0-50-22-50-50z">
          <text:p/>
        </draw:path>
        <draw:path draw:style-name="gr1" draw:text-style-name="P1" draw:layer="layout" svg:width="0.1cm" svg:height="0.1cm" svg:x="14.634cm" svg:y="24.73cm" svg:viewBox="0 0 101 101" svg:d="M0 50c0-28 22-50 50-50s51 22 51 50c0 29-23 51-51 51s-50-22-50-51z">
          <text:p/>
        </draw:path>
        <draw:path draw:style-name="gr1" draw:text-style-name="P1" draw:layer="layout" svg:width="0.1cm" svg:height="0.1cm" svg:x="14.888cm" svg:y="24.73cm" svg:viewBox="0 0 101 101" svg:d="M0 50c0-28 22-50 51-50 28 0 50 22 50 50 0 29-22 51-50 51-29 0-51-22-51-51z">
          <text:p/>
        </draw:path>
        <draw:path draw:style-name="gr1" draw:text-style-name="P1" draw:layer="layout" svg:width="0.1cm" svg:height="0.1cm" svg:x="13.614cm" svg:y="21.146cm" svg:viewBox="0 0 101 101" svg:d="M0 50c0-28 23-50 50-50 28 0 51 22 51 50s-23 51-51 51c-27 0-50-23-50-51z">
          <text:p/>
        </draw:path>
        <draw:path draw:style-name="gr1" draw:text-style-name="P1" draw:layer="layout" svg:width="0.1cm" svg:height="0.1cm" svg:x="13.614cm" svg:y="21.908cm" svg:viewBox="0 0 101 101" svg:d="M0 51c0-29 23-51 50-51 28 0 51 22 51 51 0 28-23 50-51 50-27 0-50-22-50-50z">
          <text:p/>
        </draw:path>
        <draw:path draw:style-name="gr1" draw:text-style-name="P1" draw:layer="layout" svg:width="0.1cm" svg:height="0.1cm" svg:x="12.73cm" svg:y="25.568cm" svg:viewBox="0 0 101 101" svg:d="M0 51c0-29 24-51 52-51 27 0 49 22 49 51 0 28-22 50-49 50-28 0-52-22-52-50z">
          <text:p/>
        </draw:path>
        <draw:path draw:style-name="gr1" draw:text-style-name="P1" draw:layer="layout" svg:width="0.1cm" svg:height="0.1cm" svg:x="13.867cm" svg:y="25.945cm" svg:viewBox="0 0 101 101" svg:d="M0 51c0-29 22-51 50-51 29 0 51 22 51 51 0 28-22 50-51 50-28 0-50-22-50-50z">
          <text:p/>
        </draw:path>
        <draw:path draw:style-name="gr1" draw:text-style-name="P1" draw:layer="layout" svg:width="0.1cm" svg:height="0.1cm" svg:x="13.867cm" svg:y="25.183cm" svg:viewBox="0 0 101 101" svg:d="M0 51c0-28 22-51 50-51 29 0 51 23 51 51s-22 50-51 50c-28 0-50-22-50-50z">
          <text:p/>
        </draw:path>
        <draw:path draw:style-name="gr1" draw:text-style-name="P1" draw:layer="layout" svg:width="0.1cm" svg:height="0.1cm" svg:x="12.73cm" svg:y="23.609cm" svg:viewBox="0 0 101 101" svg:d="M0 52c0-28 24-52 52-52 27 0 49 24 49 52 0 27-22 49-49 49-28 0-52-22-52-49z">
          <text:p/>
        </draw:path>
        <draw:path draw:style-name="gr1" draw:text-style-name="P1" draw:layer="layout" svg:width="0.1cm" svg:height="0.1cm" svg:x="11.968cm" svg:y="23.609cm" svg:viewBox="0 0 101 101" svg:d="M0 52c0-28 23-52 51-52 27 0 50 24 50 52 0 27-23 49-50 49-28 0-51-22-51-49z">
          <text:p/>
        </draw:path>
        <draw:path draw:style-name="gr1" draw:text-style-name="P1" draw:layer="layout" svg:width="0.1cm" svg:height="0.1cm" svg:x="11.752cm" svg:y="21.146cm" svg:viewBox="0 0 101 101" svg:d="M0 50c0-28 24-50 52-50 27 0 49 22 49 50s-22 51-49 51c-28 0-52-23-52-51z">
          <text:p/>
        </draw:path>
        <draw:path draw:style-name="gr1" draw:text-style-name="P1" draw:layer="layout" svg:width="0.1cm" svg:height="0.1cm" svg:x="5.351cm" svg:y="23.287cm" svg:viewBox="0 0 101 101" svg:d="M0 50c0-28 22-50 49-50 29 0 52 22 52 50s-23 51-52 51c-27 0-49-23-49-51z">
          <text:p/>
        </draw:path>
        <draw:path draw:style-name="gr1" draw:text-style-name="P1" draw:layer="layout" svg:width="0.149cm" svg:height="0.151cm" svg:x="5.326cm" svg:y="22.441cm" svg:viewBox="0 0 150 152" svg:d="M0 76c0-42 34-76 75-76 42 0 75 34 75 76 0 41-33 76-75 76-41 0-75-35-75-76z">
          <text:p/>
        </draw:path>
        <draw:path draw:style-name="gr1" draw:text-style-name="P1" draw:layer="layout" svg:width="0.1cm" svg:height="0.1cm" svg:x="5.351cm" svg:y="23.076cm" svg:viewBox="0 0 101 101" svg:d="M0 52c0-29 22-52 49-52 29 0 52 23 52 52 0 27-23 49-52 49-27 0-49-22-49-49z">
          <text:p/>
        </draw:path>
        <draw:path draw:style-name="gr1" draw:text-style-name="P1" draw:layer="layout" svg:width="0.1cm" svg:height="0.099cm" svg:x="5.351cm" svg:y="22.877cm" svg:viewBox="0 0 101 100" svg:d="M0 50c0-28 22-50 49-50 29 0 52 22 52 50s-23 50-52 50c-27 0-49-22-49-50z">
          <text:p/>
        </draw:path>
        <draw:path draw:style-name="gr1" draw:text-style-name="P1" draw:layer="layout" svg:width="0.1cm" svg:height="0.1cm" svg:x="5.351cm" svg:y="22.677cm" svg:viewBox="0 0 101 101" svg:d="M0 50c0-28 22-50 49-50 29 0 52 22 52 50s-23 51-52 51c-27 0-49-23-49-51z">
          <text:p/>
        </draw:path>
        <draw:path draw:style-name="gr1" draw:text-style-name="P1" draw:layer="layout" svg:width="0.1cm" svg:height="0.1cm" svg:x="13.349cm" svg:y="24.73cm" svg:viewBox="0 0 101 101" svg:d="M0 50c0-28 22-50 50-50s51 22 51 50c0 29-23 51-51 51s-50-22-50-51z">
          <text:p/>
        </draw:path>
        <draw:path draw:style-name="gr1" draw:text-style-name="P1" draw:layer="layout" svg:width="0.1cm" svg:height="0.1cm" svg:x="13.095cm" svg:y="24.73cm" svg:viewBox="0 0 101 101" svg:d="M0 50c0-28 22-50 51-50 28 0 50 22 50 50 0 29-22 51-50 51-29 0-51-22-51-51z">
          <text:p/>
        </draw:path>
        <draw:path draw:style-name="gr1" draw:text-style-name="P1" draw:layer="layout" svg:width="0.1cm" svg:height="0.1cm" svg:x="8.381cm" svg:y="24.227cm" svg:viewBox="0 0 101 101" svg:d="M0 49c0-27 23-49 51-49 27 0 50 22 50 49 0 28-23 52-50 52-28 0-51-24-51-52z">
          <text:p/>
        </draw:path>
        <draw:path draw:style-name="gr1" draw:text-style-name="P1" draw:layer="layout" svg:width="0.1cm" svg:height="0.1cm" svg:x="8.381cm" svg:y="24.989cm" svg:viewBox="0 0 101 101" svg:d="M0 50c0-27 23-50 51-50 27 0 50 23 50 50 0 28-23 51-50 51-28 0-51-23-51-51z">
          <text:p/>
        </draw:path>
        <draw:path draw:style-name="gr1" draw:text-style-name="P1" draw:layer="layout" svg:width="0.1cm" svg:height="0.1cm" svg:x="7.683cm" svg:y="24.311cm" svg:viewBox="0 0 101 101" svg:d="M0 49c0-27 23-49 50-49 28 0 51 22 51 49 0 28-23 52-51 52-27 0-50-24-50-52z">
          <text:p/>
        </draw:path>
        <draw:path draw:style-name="gr1" draw:text-style-name="P1" draw:layer="layout" svg:width="0.149cm" svg:height="0.149cm" svg:x="7.658cm" svg:y="25.106cm" svg:viewBox="0 0 150 150" svg:d="M0 75c0-42 33-75 74-75 43 0 76 33 76 75 0 41-33 75-76 75-41 0-74-34-74-75z">
          <text:p/>
        </draw:path>
        <draw:path draw:style-name="gr1" draw:text-style-name="P1" draw:layer="layout" svg:width="0.1cm" svg:height="0.1cm" svg:x="7.683cm" svg:y="24.52cm" svg:viewBox="0 0 101 101" svg:d="M0 51c0-28 23-51 50-51 28 0 51 23 51 51 0 27-23 50-51 50-27 0-50-23-50-50z">
          <text:p/>
        </draw:path>
        <draw:path draw:style-name="gr1" draw:text-style-name="P1" draw:layer="layout" svg:width="0.1cm" svg:height="0.1cm" svg:x="7.683cm" svg:y="24.72cm" svg:viewBox="0 0 101 101" svg:d="M0 51c0-28 23-51 50-51 28 0 51 23 51 51 0 27-23 50-51 50-27 0-50-23-50-50z">
          <text:p/>
        </draw:path>
        <draw:path draw:style-name="gr1" draw:text-style-name="P1" draw:layer="layout" svg:width="0.1cm" svg:height="0.1cm" svg:x="7.683cm" svg:y="24.92cm" svg:viewBox="0 0 101 101" svg:d="M0 51c0-28 23-51 50-51 28 0 51 23 51 51 0 27-23 50-51 50-27 0-50-23-50-50z">
          <text:p/>
        </draw:path>
        <draw:path draw:style-name="gr1" draw:text-style-name="P1" draw:layer="layout" svg:width="0.1cm" svg:height="0.1cm" svg:x="16.17cm" svg:y="21.524cm" svg:viewBox="0 0 101 101" svg:d="M0 51c0-28 22-51 51-51 27 0 50 23 50 51s-23 50-50 50c-29 0-51-22-51-50z">
          <text:p/>
        </draw:path>
        <draw:path draw:style-name="gr1" draw:text-style-name="P1" draw:layer="layout" svg:width="0.1cm" svg:height="0.1cm" svg:x="15.152cm" svg:y="22.44cm" svg:viewBox="0 0 101 101" svg:d="M0 50c0-28 23-50 51-50s50 22 50 50-22 51-50 51-51-23-51-51z">
          <text:p/>
        </draw:path>
        <draw:path draw:style-name="gr1" draw:text-style-name="P1" draw:layer="layout" svg:width="0.1cm" svg:height="0.1cm" svg:x="15.406cm" svg:y="22.44cm" svg:viewBox="0 0 101 101" svg:d="M0 50c0-28 24-50 52-50 27 0 49 22 49 50s-22 51-49 51c-28 0-52-23-52-51z">
          <text:p/>
        </draw:path>
        <draw:path draw:style-name="gr1" draw:text-style-name="P1" draw:layer="layout" svg:width="0.1cm" svg:height="0.1cm" svg:x="12.73cm" svg:y="24.118cm" svg:viewBox="0 0 101 101" svg:d="M0 50c0-28 24-50 52-50 27 0 49 22 49 50s-22 51-49 51c-28 0-52-23-52-51z">
          <text:p/>
        </draw:path>
        <draw:path draw:style-name="gr1" draw:text-style-name="P1" draw:layer="layout" svg:width="0.1cm" svg:height="0.1cm" svg:x="11.968cm" svg:y="24.118cm" svg:viewBox="0 0 101 101" svg:d="M0 50c0-28 23-50 51-50 27 0 50 22 50 50s-23 51-50 51c-28 0-51-23-51-51z">
          <text:p/>
        </draw:path>
        <draw:path draw:style-name="gr1" draw:text-style-name="P1" draw:layer="layout" svg:width="0.1cm" svg:height="0.1cm" svg:x="10.047cm" svg:y="25.096cm" svg:viewBox="0 0 101 101" svg:d="M0 51c0-28 23-51 52-51 27 0 49 23 49 51 0 27-22 50-49 50-29 0-52-23-52-50z">
          <text:p/>
        </draw:path>
        <draw:path draw:style-name="gr1" draw:text-style-name="P1" draw:layer="layout" svg:width="0.149cm" svg:height="0.15cm" svg:x="10.023cm" svg:y="24.251cm" svg:viewBox="0 0 150 151" svg:d="M0 75c0-42 33-75 75-75s75 33 75 75c0 41-33 76-75 76s-75-35-75-76z">
          <text:p/>
        </draw:path>
        <draw:path draw:style-name="gr1" draw:text-style-name="P1" draw:layer="layout" svg:width="0.1cm" svg:height="0.1cm" svg:x="10.047cm" svg:y="24.886cm" svg:viewBox="0 0 101 101" svg:d="M0 51c0-28 23-51 52-51 27 0 49 23 49 51 0 27-22 50-49 50-29 0-52-23-52-50z">
          <text:p/>
        </draw:path>
        <draw:path draw:style-name="gr1" draw:text-style-name="P1" draw:layer="layout" svg:width="0.1cm" svg:height="0.1cm" svg:x="10.047cm" svg:y="24.686cm" svg:viewBox="0 0 101 101" svg:d="M0 51c0-28 23-51 52-51 27 0 49 23 49 51 0 27-22 50-49 50-29 0-52-23-52-50z">
          <text:p/>
        </draw:path>
        <draw:path draw:style-name="gr1" draw:text-style-name="P1" draw:layer="layout" svg:width="0.1cm" svg:height="0.1cm" svg:x="10.047cm" svg:y="24.486cm" svg:viewBox="0 0 101 101" svg:d="M0 51c0-28 23-51 52-51 27 0 49 23 49 51 0 27-22 50-49 50-29 0-52-23-52-50z">
          <text:p/>
        </draw:path>
        <draw:path draw:style-name="gr1" draw:text-style-name="P1" draw:layer="layout" svg:width="0.1cm" svg:height="0.1cm" svg:x="6.022cm" svg:y="24.227cm" svg:viewBox="0 0 101 101" svg:d="M0 49c0-27 23-49 50-49 28 0 51 22 51 49 0 28-23 52-51 52-27 0-50-24-50-52z">
          <text:p/>
        </draw:path>
        <draw:path draw:style-name="gr1" draw:text-style-name="P1" draw:layer="layout" svg:width="0.1cm" svg:height="0.1cm" svg:x="6.022cm" svg:y="24.989cm" svg:viewBox="0 0 101 101" svg:d="M0 50c0-27 23-50 50-50 28 0 51 23 51 50 0 28-23 51-51 51-27 0-50-23-50-51z">
          <text:p/>
        </draw:path>
        <draw:path draw:style-name="gr1" draw:text-style-name="P1" draw:layer="layout" svg:width="0.1cm" svg:height="0.1cm" svg:x="6.877cm" svg:y="24.52cm" svg:viewBox="0 0 101 101" svg:d="M0 51c0-28 22-51 51-51 27 0 50 23 50 51 0 27-23 50-50 50-29 0-51-23-51-50z">
          <text:p/>
        </draw:path>
        <draw:path draw:style-name="gr1" draw:text-style-name="P1" draw:layer="layout" svg:width="0.1cm" svg:height="0.1cm" svg:x="6.877cm" svg:y="24.72cm" svg:viewBox="0 0 101 101" svg:d="M0 51c0-28 22-51 51-51 27 0 50 23 50 51 0 27-23 50-50 50-29 0-51-23-51-50z">
          <text:p/>
        </draw:path>
        <draw:path draw:style-name="gr1" draw:text-style-name="P1" draw:layer="layout" svg:width="0.1cm" svg:height="0.1cm" svg:x="11.444cm" svg:y="21.146cm" svg:viewBox="0 0 101 101" svg:d="M0 50c0-28 23-50 50-50 28 0 51 22 51 50s-23 51-51 51c-27 0-50-23-50-51z">
          <text:p/>
        </draw:path>
        <draw:path draw:style-name="gr1" draw:text-style-name="P1" draw:layer="layout" svg:width="0.1cm" svg:height="0.1cm" svg:x="7.68cm" svg:y="23.286cm" svg:viewBox="0 0 101 101" svg:d="M0 51c0-29 24-51 52-51 27 0 49 22 49 51 0 27-22 50-49 50-28 0-52-23-52-50z">
          <text:p/>
        </draw:path>
        <draw:path draw:style-name="gr1" draw:text-style-name="P1" draw:layer="layout" svg:width="0.149cm" svg:height="0.15cm" svg:x="7.656cm" svg:y="22.441cm" svg:viewBox="0 0 150 151" svg:d="M0 75c0-42 33-75 75-75s75 33 75 75c0 41-33 76-75 76s-75-35-75-76z">
          <text:p/>
        </draw:path>
        <draw:path draw:style-name="gr1" draw:text-style-name="P1" draw:layer="layout" svg:width="0.1cm" svg:height="0.1cm" svg:x="7.68cm" svg:y="23.076cm" svg:viewBox="0 0 101 101" svg:d="M0 51c0-29 24-51 52-51 27 0 49 22 49 51 0 27-22 50-49 50-28 0-52-23-52-50z">
          <text:p/>
        </draw:path>
        <draw:path draw:style-name="gr1" draw:text-style-name="P1" draw:layer="layout" svg:width="0.1cm" svg:height="0.1cm" svg:x="7.68cm" svg:y="22.876cm" svg:viewBox="0 0 101 101" svg:d="M0 51c0-29 24-51 52-51 27 0 49 22 49 51 0 27-22 50-49 50-28 0-52-23-52-50z">
          <text:p/>
        </draw:path>
        <draw:path draw:style-name="gr1" draw:text-style-name="P1" draw:layer="layout" svg:width="0.1cm" svg:height="0.1cm" svg:x="7.68cm" svg:y="22.676cm" svg:viewBox="0 0 101 101" svg:d="M0 51c0-29 24-51 52-51 27 0 49 22 49 51 0 27-22 50-49 50-28 0-52-23-52-50z">
          <text:p/>
        </draw:path>
        <draw:path draw:style-name="gr1" draw:text-style-name="P1" draw:layer="layout" svg:width="0.1cm" svg:height="0.1cm" svg:x="8.381cm" svg:y="22.05cm" svg:viewBox="0 0 101 101" svg:d="M0 50c0-28 23-50 51-50 27 0 50 22 50 50 0 27-23 51-50 51-28 0-51-24-51-51z">
          <text:p/>
        </draw:path>
        <draw:path draw:style-name="gr1" draw:text-style-name="P1" draw:layer="layout" svg:width="0.1cm" svg:height="0.1cm" svg:x="14.883cm" svg:y="25.946cm" svg:viewBox="0 0 101 101" svg:d="M0 51c0-29 22-51 51-51 28 0 50 22 50 51 0 28-22 50-50 50-29 0-51-22-51-50z">
          <text:p/>
        </draw:path>
        <draw:path draw:style-name="gr1" draw:text-style-name="P1" draw:layer="layout" svg:width="0.1cm" svg:height="0.1cm" svg:x="14.883cm" svg:y="25.184cm" svg:viewBox="0 0 101 101" svg:d="M0 51c0-28 22-51 51-51 28 0 50 23 50 51s-22 50-50 50c-29 0-51-22-51-50z">
          <text:p/>
        </draw:path>
        <draw:path draw:style-name="gr1" draw:text-style-name="P1" draw:layer="layout" svg:width="0.1cm" svg:height="0.1cm" svg:x="14.382cm" svg:y="22.44cm" svg:viewBox="0 0 101 101" svg:d="M0 50c0-28 23-50 52-50 27 0 49 22 49 50s-22 51-49 51c-29 0-52-23-52-51z">
          <text:p/>
        </draw:path>
        <draw:path draw:style-name="gr1" draw:text-style-name="P1" draw:layer="layout" svg:width="0.1cm" svg:height="0.1cm" svg:x="14.636cm" svg:y="22.44cm" svg:viewBox="0 0 101 101" svg:d="M0 50c0-28 23-50 51-50 27 0 50 22 50 50s-23 51-50 51c-28 0-51-23-51-51z">
          <text:p/>
        </draw:path>
        <draw:path draw:style-name="gr1" draw:text-style-name="P1" draw:layer="layout" svg:width="0.1cm" svg:height="0.1cm" svg:x="16.475cm" svg:y="21.524cm" svg:viewBox="0 0 101 101" svg:d="M0 51c0-28 22-51 51-51 27 0 50 23 50 51s-23 50-50 50c-29 0-51-22-51-50z">
          <text:p/>
        </draw:path>
        <draw:path draw:style-name="gr1" draw:text-style-name="P1" draw:layer="layout" svg:width="0.1cm" svg:height="0.1cm" svg:x="4.519cm" svg:y="23.076cm" svg:viewBox="0 0 101 101" svg:d="M0 51c0-29 23-51 51-51 27 0 50 22 50 51 0 27-23 50-50 50-28 0-51-23-51-50z">
          <text:p/>
        </draw:path>
        <draw:path draw:style-name="gr1" draw:text-style-name="P1" draw:layer="layout" svg:width="0.1cm" svg:height="0.1cm" svg:x="4.519cm" svg:y="22.876cm" svg:viewBox="0 0 101 101" svg:d="M0 51c0-29 23-51 51-51 27 0 50 22 50 51 0 27-23 50-50 50-28 0-51-23-51-50z">
          <text:p/>
        </draw:path>
        <draw:path draw:style-name="gr1" draw:text-style-name="P1" draw:layer="layout" svg:width="0.1cm" svg:height="0.1cm" svg:x="8.381cm" svg:y="23.361cm" svg:viewBox="0 0 101 101" svg:d="M0 50c0-27 23-50 51-50 27 0 50 23 50 50 0 29-23 51-50 51-28 0-51-22-51-51z">
          <text:p/>
        </draw:path>
        <draw:path draw:style-name="gr1" draw:text-style-name="P1" draw:layer="layout" svg:width="0.1cm" svg:height="0.1cm" svg:x="8.381cm" svg:y="22.599cm" svg:viewBox="0 0 101 101" svg:d="M0 51c0-28 23-51 51-51 27 0 50 23 50 51s-23 50-50 50c-28 0-51-22-51-50z">
          <text:p/>
        </draw:path>
        <draw:path draw:style-name="gr1" draw:text-style-name="P1" draw:layer="layout" svg:width="0.1cm" svg:height="0.1cm" svg:x="10.736cm" svg:y="23.361cm" svg:viewBox="0 0 101 101" svg:d="M0 50c0-27 22-50 51-50 27 0 50 23 50 50 0 29-23 51-50 51-29 0-51-22-51-51z">
          <text:p/>
        </draw:path>
        <draw:path draw:style-name="gr1" draw:text-style-name="P1" draw:layer="layout" svg:width="0.1cm" svg:height="0.1cm" svg:x="10.736cm" svg:y="22.599cm" svg:viewBox="0 0 101 101" svg:d="M0 51c0-28 22-51 51-51 27 0 50 23 50 51s-23 50-50 50c-29 0-51-22-51-50z">
          <text:p/>
        </draw:path>
        <draw:path draw:style-name="gr1" draw:text-style-name="P1" draw:layer="layout" svg:width="0.1cm" svg:height="0.1cm" svg:x="15.873cm" svg:y="23.101cm" svg:viewBox="0 0 101 101" svg:d="M0 51c0-28 23-51 52-51 27 0 49 23 49 51s-22 50-49 50c-29 0-52-22-52-50z">
          <text:p/>
        </draw:path>
        <draw:path draw:style-name="gr1" draw:text-style-name="P1" draw:layer="layout" svg:width="0.1cm" svg:height="0.1cm" svg:x="16.635cm" svg:y="23.101cm" svg:viewBox="0 0 101 101" svg:d="M0 51c0-28 23-51 51-51s50 23 50 51-22 50-50 50-51-22-51-50z">
          <text:p/>
        </draw:path>
        <draw:path draw:style-name="gr1" draw:text-style-name="P1" draw:layer="layout" svg:width="0.1cm" svg:height="0.1cm" svg:x="9.232cm" svg:y="23.076cm" svg:viewBox="0 0 101 101" svg:d="M0 51c0-29 22-51 51-51 27 0 50 22 50 51 0 27-23 50-50 50-29 0-51-23-51-50z">
          <text:p/>
        </draw:path>
        <draw:path draw:style-name="gr1" draw:text-style-name="P1" draw:layer="layout" svg:width="0.1cm" svg:height="0.1cm" svg:x="9.232cm" svg:y="22.876cm" svg:viewBox="0 0 101 101" svg:d="M0 51c0-29 22-51 51-51 27 0 50 22 50 51 0 27-23 50-50 50-29 0-51-23-51-50z">
          <text:p/>
        </draw:path>
        <draw:path draw:style-name="gr1" draw:text-style-name="P1" draw:layer="layout" svg:width="0.1cm" svg:height="0.1cm" svg:x="12.12cm" svg:y="25.568cm" svg:viewBox="0 0 101 101" svg:d="M0 51c0-29 23-51 52-51 27 0 49 22 49 51 0 28-22 50-49 50-29 0-52-22-52-50z">
          <text:p/>
        </draw:path>
        <draw:path draw:style-name="gr1" draw:text-style-name="P1" draw:layer="layout" svg:width="0.1cm" svg:height="0.1cm" svg:x="13.613cm" svg:y="23.979cm" svg:viewBox="0 0 101 101" svg:d="M0 50c0-28 22-50 50-50s51 22 51 50-23 51-51 51-50-23-50-51z">
          <text:p/>
        </draw:path>
        <draw:path draw:style-name="gr1" draw:text-style-name="P1" draw:layer="layout" svg:width="0.1cm" svg:height="0.1cm" svg:x="13.867cm" svg:y="23.979cm" svg:viewBox="0 0 101 101" svg:d="M0 50c0-28 22-50 49-50 29 0 52 22 52 50s-23 51-52 51c-27 0-49-23-49-51z">
          <text:p/>
        </draw:path>
        <draw:path draw:style-name="gr1" draw:text-style-name="P1" draw:layer="layout" svg:width="0.1cm" svg:height="0.1cm" svg:x="14.121cm" svg:y="23.979cm" svg:viewBox="0 0 101 101" svg:d="M0 50c0-28 23-50 50-50 28 0 51 22 51 50s-23 51-51 51c-27 0-50-23-50-51z">
          <text:p/>
        </draw:path>
        <draw:path draw:style-name="gr1" draw:text-style-name="P1" draw:layer="layout" svg:width="0.1cm" svg:height="0.1cm" svg:x="14.375cm" svg:y="23.979cm" svg:viewBox="0 0 101 101" svg:d="M0 50c0-28 22-50 49-50 29 0 52 22 52 50s-23 51-52 51c-27 0-49-23-49-51z">
          <text:p/>
        </draw:path>
        <draw:path draw:style-name="gr1" draw:text-style-name="P1" draw:layer="layout" svg:width="0.1cm" svg:height="0.1cm" svg:x="14.629cm" svg:y="23.979cm" svg:viewBox="0 0 101 101" svg:d="M0 50c0-28 22-50 49-50 28 0 52 22 52 50s-24 51-52 51c-27 0-49-23-49-51z">
          <text:p/>
        </draw:path>
        <draw:path draw:style-name="gr1" draw:text-style-name="P1" draw:layer="layout" svg:width="0.1cm" svg:height="0.1cm" svg:x="14.883cm" svg:y="23.979cm" svg:viewBox="0 0 101 101" svg:d="M0 50c0-28 22-50 50-50s51 22 51 50-23 51-51 51-50-23-50-51z">
          <text:p/>
        </draw:path>
        <draw:path draw:style-name="gr1" draw:text-style-name="P1" draw:layer="layout" svg:width="0.1cm" svg:height="0.1cm" svg:x="15.137cm" svg:y="23.979cm" svg:viewBox="0 0 101 101" svg:d="M0 50c0-28 22-50 49-50 28 0 52 22 52 50s-24 51-52 51c-27 0-49-23-49-51z">
          <text:p/>
        </draw:path>
        <draw:path draw:style-name="gr1" draw:text-style-name="P1" draw:layer="layout" svg:width="0.1cm" svg:height="0.1cm" svg:x="15.137cm" svg:y="23.185cm" svg:viewBox="0 0 101 101" svg:d="M0 50c0-28 22-50 49-50 28 0 52 22 52 50s-24 51-52 51c-27 0-49-23-49-51z">
          <text:p/>
        </draw:path>
        <draw:path draw:style-name="gr1" draw:text-style-name="P1" draw:layer="layout" svg:width="0.1cm" svg:height="0.1cm" svg:x="14.883cm" svg:y="23.185cm" svg:viewBox="0 0 101 101" svg:d="M0 50c0-28 22-50 50-50s51 22 51 50-23 51-51 51-50-23-50-51z">
          <text:p/>
        </draw:path>
        <draw:path draw:style-name="gr1" draw:text-style-name="P1" draw:layer="layout" svg:width="0.1cm" svg:height="0.1cm" svg:x="14.629cm" svg:y="23.185cm" svg:viewBox="0 0 101 101" svg:d="M0 50c0-28 22-50 49-50 28 0 52 22 52 50s-24 51-52 51c-27 0-49-23-49-51z">
          <text:p/>
        </draw:path>
        <draw:path draw:style-name="gr1" draw:text-style-name="P1" draw:layer="layout" svg:width="0.1cm" svg:height="0.1cm" svg:x="14.375cm" svg:y="23.185cm" svg:viewBox="0 0 101 101" svg:d="M0 50c0-28 22-50 49-50 29 0 52 22 52 50s-23 51-52 51c-27 0-49-23-49-51z">
          <text:p/>
        </draw:path>
        <draw:path draw:style-name="gr1" draw:text-style-name="P1" draw:layer="layout" svg:width="0.1cm" svg:height="0.1cm" svg:x="14.121cm" svg:y="23.185cm" svg:viewBox="0 0 101 101" svg:d="M0 50c0-28 23-50 50-50 28 0 51 22 51 50s-23 51-51 51c-27 0-50-23-50-51z">
          <text:p/>
        </draw:path>
        <draw:path draw:style-name="gr1" draw:text-style-name="P1" draw:layer="layout" svg:width="0.1cm" svg:height="0.1cm" svg:x="13.867cm" svg:y="23.185cm" svg:viewBox="0 0 101 101" svg:d="M0 50c0-28 22-50 49-50 29 0 52 22 52 50s-23 51-52 51c-27 0-49-23-49-51z">
          <text:p/>
        </draw:path>
        <draw:path draw:style-name="gr1" draw:text-style-name="P1" draw:layer="layout" svg:width="0.1cm" svg:height="0.1cm" svg:x="13.613cm" svg:y="23.185cm" svg:viewBox="0 0 101 101" svg:d="M0 50c0-28 22-50 50-50s51 22 51 50-23 51-51 51-50-23-50-51z">
          <text:p/>
        </draw:path>
        <draw:path draw:style-name="gr1" draw:text-style-name="P1" draw:layer="layout" svg:width="0.1cm" svg:height="0.1cm" svg:x="8.381cm" svg:y="25.591cm" svg:viewBox="0 0 101 101" svg:d="M0 51c0-28 23-51 51-51 27 0 50 23 50 51s-23 50-50 50c-28 0-51-22-51-50z">
          <text:p/>
        </draw:path>
        <draw:path draw:style-name="gr1" draw:text-style-name="P1" draw:layer="layout" svg:width="0.1cm" svg:height="0.1cm" svg:x="12.73cm" svg:y="23.101cm" svg:viewBox="0 0 101 101" svg:d="M0 51c0-28 24-51 52-51 27 0 49 23 49 51s-22 50-49 50c-28 0-52-22-52-50z">
          <text:p/>
        </draw:path>
        <draw:path draw:style-name="gr1" draw:text-style-name="P1" draw:layer="layout" svg:width="0.1cm" svg:height="0.1cm" svg:x="11.968cm" svg:y="23.101cm" svg:viewBox="0 0 101 101" svg:d="M0 51c0-28 23-51 51-51 27 0 50 23 50 51s-23 50-50 50c-28 0-51-22-51-50z">
          <text:p/>
        </draw:path>
        <draw:path draw:style-name="gr1" draw:text-style-name="P1" draw:layer="layout" svg:width="0.1cm" svg:height="0.1cm" svg:x="15.873cm" svg:y="24.118cm" svg:viewBox="0 0 101 101" svg:d="M0 50c0-28 23-50 52-50 27 0 49 22 49 50s-22 51-49 51c-29 0-52-23-52-51z">
          <text:p/>
        </draw:path>
        <draw:path draw:style-name="gr1" draw:text-style-name="P1" draw:layer="layout" svg:width="0.1cm" svg:height="0.1cm" svg:x="16.635cm" svg:y="24.118cm" svg:viewBox="0 0 101 101" svg:d="M0 50c0-28 23-50 51-50s50 22 50 50-22 51-50 51-51-23-51-51z">
          <text:p/>
        </draw:path>
        <draw:path draw:style-name="gr1" draw:text-style-name="P1" draw:layer="layout" svg:width="0.1cm" svg:height="0.1cm" svg:x="10.047cm" svg:y="23.286cm" svg:viewBox="0 0 101 101" svg:d="M0 51c0-29 23-51 52-51 27 0 49 22 49 51 0 27-22 50-49 50-29 0-52-23-52-50z">
          <text:p/>
        </draw:path>
        <draw:path draw:style-name="gr1" draw:text-style-name="P1" draw:layer="layout" svg:width="0.149cm" svg:height="0.15cm" svg:x="10.023cm" svg:y="22.441cm" svg:viewBox="0 0 150 151" svg:d="M0 75c0-42 33-75 75-75s75 33 75 75c0 41-33 76-75 76s-75-35-75-76z">
          <text:p/>
        </draw:path>
        <draw:path draw:style-name="gr1" draw:text-style-name="P1" draw:layer="layout" svg:width="0.1cm" svg:height="0.1cm" svg:x="10.047cm" svg:y="23.076cm" svg:viewBox="0 0 101 101" svg:d="M0 51c0-29 23-51 52-51 27 0 49 22 49 51 0 27-22 50-49 50-29 0-52-23-52-50z">
          <text:p/>
        </draw:path>
        <draw:path draw:style-name="gr1" draw:text-style-name="P1" draw:layer="layout" svg:width="0.1cm" svg:height="0.1cm" svg:x="10.047cm" svg:y="22.876cm" svg:viewBox="0 0 101 101" svg:d="M0 51c0-29 23-51 52-51 27 0 49 22 49 51 0 27-22 50-49 50-29 0-52-23-52-50z">
          <text:p/>
        </draw:path>
        <draw:path draw:style-name="gr1" draw:text-style-name="P1" draw:layer="layout" svg:width="0.1cm" svg:height="0.1cm" svg:x="10.047cm" svg:y="22.676cm" svg:viewBox="0 0 101 101" svg:d="M0 51c0-29 23-51 52-51 27 0 49 22 49 51 0 27-22 50-49 50-29 0-52-23-52-50z">
          <text:p/>
        </draw:path>
        <draw:path draw:style-name="gr1" draw:text-style-name="P1" draw:layer="layout" svg:width="0.1cm" svg:height="0.1cm" svg:x="10.736cm" svg:y="24.227cm" svg:viewBox="0 0 101 101" svg:d="M0 49c0-27 22-49 51-49 27 0 50 22 50 49 0 28-23 52-50 52-29 0-51-24-51-52z">
          <text:p/>
        </draw:path>
        <draw:path draw:style-name="gr1" draw:text-style-name="P1" draw:layer="layout" svg:width="0.1cm" svg:height="0.1cm" svg:x="10.736cm" svg:y="24.989cm" svg:viewBox="0 0 101 101" svg:d="M0 50c0-27 22-50 51-50 27 0 50 23 50 50 0 28-23 51-50 51-29 0-51-23-51-51z">
          <text:p/>
        </draw:path>
        <draw:path draw:style-name="gr1" draw:text-style-name="P1" draw:layer="layout" svg:width="0.1cm" svg:height="0.1cm" svg:x="6.877cm" svg:y="23.076cm" svg:viewBox="0 0 101 101" svg:d="M0 51c0-29 22-51 51-51 27 0 50 22 50 51 0 27-23 50-50 50-29 0-51-23-51-50z">
          <text:p/>
        </draw:path>
        <draw:path draw:style-name="gr1" draw:text-style-name="P1" draw:layer="layout" svg:width="0.1cm" svg:height="0.1cm" svg:x="6.877cm" svg:y="22.876cm" svg:viewBox="0 0 101 101" svg:d="M0 51c0-29 22-51 51-51 27 0 50 22 50 51 0 27-23 50-50 50-29 0-51-23-51-50z">
          <text:p/>
        </draw:path>
        <draw:path draw:style-name="gr1" draw:text-style-name="P1" draw:layer="layout" svg:width="0.1cm" svg:height="0.1cm" svg:x="4.519cm" svg:y="24.52cm" svg:viewBox="0 0 101 101" svg:d="M0 51c0-28 23-51 51-51 27 0 50 23 50 51 0 27-23 50-50 50-28 0-51-23-51-50z">
          <text:p/>
        </draw:path>
        <draw:path draw:style-name="gr1" draw:text-style-name="P1" draw:layer="layout" svg:width="0.1cm" svg:height="0.1cm" svg:x="4.519cm" svg:y="24.72cm" svg:viewBox="0 0 101 101" svg:d="M0 51c0-28 23-51 51-51 27 0 50 23 50 51 0 27-23 50-50 50-28 0-51-23-51-50z">
          <text:p/>
        </draw:path>
        <draw:path draw:style-name="gr1" draw:text-style-name="P1" draw:layer="layout" svg:width="0.1cm" svg:height="0.1cm" svg:x="6.022cm" svg:y="23.361cm" svg:viewBox="0 0 101 101" svg:d="M0 50c0-27 23-50 50-50 28 0 51 23 51 50 0 29-23 51-51 51-27 0-50-22-50-51z">
          <text:p/>
        </draw:path>
        <draw:path draw:style-name="gr1" draw:text-style-name="P1" draw:layer="layout" svg:width="0.1cm" svg:height="0.1cm" svg:x="6.022cm" svg:y="22.599cm" svg:viewBox="0 0 101 101" svg:d="M0 51c0-28 23-51 50-51 28 0 51 23 51 51s-23 50-51 50c-27 0-50-22-50-50z">
          <text:p/>
        </draw:path>
        <draw:path draw:style-name="gr1" draw:text-style-name="P1" draw:layer="layout" svg:width="0.1cm" svg:height="0.1cm" svg:x="10.736cm" svg:y="25.591cm" svg:viewBox="0 0 101 101" svg:d="M0 51c0-28 22-51 51-51 27 0 50 23 50 51s-23 50-50 50c-29 0-51-22-51-50z">
          <text:p/>
        </draw:path>
        <draw:path draw:style-name="gr1" draw:text-style-name="P1" draw:layer="layout" svg:width="0.1cm" svg:height="0.1cm" svg:x="6.022cm" svg:y="22.05cm" svg:viewBox="0 0 101 101" svg:d="M0 50c0-28 23-50 50-50 28 0 51 22 51 50 0 27-23 51-51 51-27 0-50-24-50-51z">
          <text:p/>
        </draw:path>
        <draw:path draw:style-name="gr1" draw:text-style-name="P1" draw:layer="layout" svg:width="0.1cm" svg:height="0.1cm" svg:x="6.022cm" svg:y="25.591cm" svg:viewBox="0 0 101 101" svg:d="M0 51c0-28 23-51 50-51 28 0 51 23 51 51s-23 50-51 50c-27 0-50-22-50-50z">
          <text:p/>
        </draw:path>
        <draw:path draw:style-name="gr1" draw:text-style-name="P1" draw:layer="layout" svg:width="0.1cm" svg:height="0.1cm" svg:x="12.425cm" svg:y="25.568cm" svg:viewBox="0 0 101 101" svg:d="M0 51c0-29 24-51 52-51 27 0 49 22 49 51 0 28-22 50-49 50-28 0-52-22-52-50z">
          <text:p/>
        </draw:path>
        <draw:path draw:style-name="gr1" draw:text-style-name="P1" draw:layer="layout" svg:width="0.1cm" svg:height="0.1cm" svg:x="15.873cm" svg:y="23.609cm" svg:viewBox="0 0 101 101" svg:d="M0 52c0-28 23-52 52-52 27 0 49 24 49 52 0 27-22 49-49 49-29 0-52-22-52-49z">
          <text:p/>
        </draw:path>
        <draw:path draw:style-name="gr1" draw:text-style-name="P1" draw:layer="layout" svg:width="0.1cm" svg:height="0.1cm" svg:x="16.635cm" svg:y="23.609cm" svg:viewBox="0 0 101 101" svg:d="M0 52c0-28 23-52 51-52s50 24 50 52c0 27-22 49-50 49s-51-22-51-49z">
          <text:p/>
        </draw:path>
        <draw:path draw:style-name="gr1" draw:text-style-name="P1" draw:layer="layout" svg:width="0.1cm" svg:height="0.1cm" svg:x="5.291cm" svg:y="24.311cm" svg:viewBox="0 0 101 101" svg:d="M0 49c0-27 22-49 51-49 28 0 50 22 50 49 0 28-22 52-50 52-29 0-51-24-51-52z">
          <text:p/>
        </draw:path>
        <draw:path draw:style-name="gr1" draw:text-style-name="P1" draw:layer="layout" svg:width="0.15cm" svg:height="0.149cm" svg:x="5.266cm" svg:y="25.106cm" svg:viewBox="0 0 151 150" svg:d="M0 75c0-42 34-75 75-75 42 0 76 33 76 75 0 41-34 75-76 75-41 0-75-34-75-75z">
          <text:p/>
        </draw:path>
        <draw:path draw:style-name="gr1" draw:text-style-name="P1" draw:layer="layout" svg:width="0.1cm" svg:height="0.1cm" svg:x="5.291cm" svg:y="24.52cm" svg:viewBox="0 0 101 101" svg:d="M0 51c0-28 22-51 51-51 28 0 50 23 50 51 0 27-22 50-50 50-29 0-51-23-51-50z">
          <text:p/>
        </draw:path>
        <draw:path draw:style-name="gr1" draw:text-style-name="P1" draw:layer="layout" svg:width="0.1cm" svg:height="0.1cm" svg:x="5.291cm" svg:y="24.72cm" svg:viewBox="0 0 101 101" svg:d="M0 51c0-28 22-51 51-51 28 0 50 23 50 51 0 27-22 50-50 50-29 0-51-23-51-50z">
          <text:p/>
        </draw:path>
        <draw:path draw:style-name="gr1" draw:text-style-name="P1" draw:layer="layout" svg:width="0.1cm" svg:height="0.1cm" svg:x="5.291cm" svg:y="24.92cm" svg:viewBox="0 0 101 101" svg:d="M0 51c0-28 22-51 51-51 28 0 50 23 50 51 0 27-22 50-50 50-29 0-51-23-51-50z">
          <text:p/>
        </draw:path>
        <draw:path draw:style-name="gr1" draw:text-style-name="P1" draw:layer="layout" svg:width="0.1cm" svg:height="0.1cm" svg:x="13.868cm" svg:y="22.44cm" svg:viewBox="0 0 101 101" svg:d="M0 50c0-28 22-50 49-50 29 0 52 22 52 50s-23 51-52 51c-27 0-49-23-49-51z">
          <text:p/>
        </draw:path>
        <draw:path draw:style-name="gr1" draw:text-style-name="P1" draw:layer="layout" svg:width="0.1cm" svg:height="0.1cm" svg:x="13.614cm" svg:y="22.44cm" svg:viewBox="0 0 101 101" svg:d="M0 50c0-28 23-50 50-50 28 0 51 22 51 50s-23 51-51 51c-27 0-50-23-50-51z">
          <text:p/>
        </draw:path>
        <draw:path draw:style-name="gr1" draw:text-style-name="P1" draw:layer="layout" svg:width="0.1cm" svg:height="0.1cm" svg:x="14.119cm" svg:y="24.73cm" svg:viewBox="0 0 101 101" svg:d="M0 50c0-28 23-50 51-50s50 22 50 50c0 29-22 51-50 51s-51-22-51-51z">
          <text:p/>
        </draw:path>
        <draw:path draw:style-name="gr1" draw:text-style-name="P1" draw:layer="layout" svg:width="0.1cm" svg:height="0.1cm" svg:x="13.865cm" svg:y="24.73cm" svg:viewBox="0 0 101 101" svg:d="M0 50c0-28 22-50 50-50 29 0 51 22 51 50 0 29-22 51-51 51-28 0-50-22-50-51z">
          <text:p/>
        </draw:path>
        <draw:path draw:style-name="gr1" draw:text-style-name="P1" draw:layer="layout" svg:width="0.1cm" svg:height="0.1cm" svg:x="10.736cm" svg:y="22.05cm" svg:viewBox="0 0 101 101" svg:d="M0 50c0-28 22-50 51-50 27 0 50 22 50 50 0 27-23 51-50 51-29 0-51-24-51-51z">
          <text:p/>
        </draw:path>
        <draw:path draw:style-name="gr1" draw:text-style-name="P1" draw:layer="layout" svg:width="0.1cm" svg:height="0.1cm" svg:x="13.097cm" svg:y="25.949cm" svg:viewBox="0 0 101 101" svg:d="M0 51c0-29 22-51 51-51 28 0 50 22 50 51 0 28-22 50-50 50-29 0-51-22-51-50z">
          <text:p/>
        </draw:path>
        <draw:path draw:style-name="gr1" draw:text-style-name="P1" draw:layer="layout" svg:width="0.1cm" svg:height="0.1cm" svg:x="13.097cm" svg:y="25.187cm" svg:viewBox="0 0 101 101" svg:d="M0 51c0-28 22-51 51-51 28 0 50 23 50 51s-22 50-50 50c-29 0-51-22-51-50z">
          <text:p/>
        </draw:path>
        <draw:path draw:style-name="gr1" draw:text-style-name="P1" draw:layer="layout" svg:width="0.1cm" svg:height="0.1cm" svg:x="9.232cm" svg:y="24.886cm" svg:viewBox="0 0 101 101" svg:d="M0 51c0-28 22-51 51-51 27 0 50 23 50 51 0 27-23 50-50 50-29 0-51-23-51-50z">
          <text:p/>
        </draw:path>
        <draw:path draw:style-name="gr1" draw:text-style-name="P1" draw:layer="layout" svg:width="0.1cm" svg:height="0.1cm" svg:x="9.232cm" svg:y="24.686cm" svg:viewBox="0 0 101 101" svg:d="M0 51c0-28 22-51 51-51 27 0 50 23 50 51 0 27-23 50-50 50-29 0-51-23-51-50z">
          <text:p/>
        </draw:path>
        <draw:path draw:style-name="gr1" draw:text-style-name="P1" draw:layer="layout" svg:width="0.1cm" svg:height="0.1cm" svg:x="15.865cm" svg:y="21.524cm" svg:viewBox="0 0 101 101" svg:d="M0 51c0-28 22-51 51-51 27 0 50 23 50 51s-23 50-50 50c-29 0-51-22-51-50z">
          <text:p/>
        </draw:path>
        <draw:path draw:style-name="gr1" draw:text-style-name="P1" draw:layer="layout" svg:width="0.1cm" svg:height="0.1cm" svg:x="14.634cm" svg:y="21.147cm" svg:viewBox="0 0 101 101" svg:d="M0 50c0-28 22-50 50-50s51 22 51 50-23 51-51 51-50-23-50-51z">
          <text:p/>
        </draw:path>
        <draw:path draw:style-name="gr1" draw:text-style-name="P1" draw:layer="layout" svg:width="0.1cm" svg:height="0.1cm" svg:x="14.634cm" svg:y="21.909cm" svg:viewBox="0 0 101 101" svg:d="M0 51c0-29 22-51 50-51s51 22 51 51c0 28-23 50-51 50s-50-22-50-50z">
          <text:p/>
        </draw:path>
        <draw:path draw:style-name="gr1" draw:text-style-name="P1" draw:layer="layout" svg:width="0.1cm" svg:height="0.1cm" svg:x="15.403cm" svg:y="21.143cm" svg:viewBox="0 0 101 101" svg:d="M0 50c0-28 23-50 50-50 28 0 51 22 51 50s-23 51-51 51c-27 0-50-23-50-51z">
          <text:p/>
        </draw:path>
        <draw:path draw:style-name="gr1" draw:text-style-name="P1" draw:layer="layout" svg:width="0.1cm" svg:height="0.1cm" svg:x="15.403cm" svg:y="21.905cm" svg:viewBox="0 0 101 101" svg:d="M0 51c0-29 23-51 50-51 28 0 51 22 51 51 0 28-23 50-51 50-27 0-50-22-50-50z">
          <text:p/>
        </draw:path>
        <draw:path draw:style-name="gr1" draw:text-style-name="P1" draw:layer="layout" svg:width="0.1cm" svg:height="0.1cm" svg:x="14.634cm" svg:y="24.73cm" svg:viewBox="0 0 101 101" svg:d="M0 50c0-28 22-50 50-50s51 22 51 50c0 29-23 51-51 51s-50-22-50-51z">
          <text:p/>
        </draw:path>
        <draw:path draw:style-name="gr1" draw:text-style-name="P1" draw:layer="layout" svg:width="0.1cm" svg:height="0.1cm" svg:x="14.888cm" svg:y="24.73cm" svg:viewBox="0 0 101 101" svg:d="M0 50c0-28 22-50 51-50 28 0 50 22 50 50 0 29-22 51-50 51-29 0-51-22-51-51z">
          <text:p/>
        </draw:path>
        <draw:path draw:style-name="gr1" draw:text-style-name="P1" draw:layer="layout" svg:width="0.1cm" svg:height="0.1cm" svg:x="13.614cm" svg:y="21.146cm" svg:viewBox="0 0 101 101" svg:d="M0 50c0-28 23-50 50-50 28 0 51 22 51 50s-23 51-51 51c-27 0-50-23-50-51z">
          <text:p/>
        </draw:path>
        <draw:path draw:style-name="gr1" draw:text-style-name="P1" draw:layer="layout" svg:width="0.1cm" svg:height="0.1cm" svg:x="13.614cm" svg:y="21.908cm" svg:viewBox="0 0 101 101" svg:d="M0 51c0-29 23-51 50-51 28 0 51 22 51 51 0 28-23 50-51 50-27 0-50-22-50-50z">
          <text:p/>
        </draw:path>
        <draw:path draw:style-name="gr1" draw:text-style-name="P1" draw:layer="layout" svg:width="0.1cm" svg:height="0.1cm" svg:x="12.73cm" svg:y="25.568cm" svg:viewBox="0 0 101 101" svg:d="M0 51c0-29 24-51 52-51 27 0 49 22 49 51 0 28-22 50-49 50-28 0-52-22-52-50z">
          <text:p/>
        </draw:path>
        <draw:path draw:style-name="gr1" draw:text-style-name="P1" draw:layer="layout" svg:width="0.1cm" svg:height="0.1cm" svg:x="13.867cm" svg:y="25.945cm" svg:viewBox="0 0 101 101" svg:d="M0 51c0-29 22-51 50-51 29 0 51 22 51 51 0 28-22 50-51 50-28 0-50-22-50-50z">
          <text:p/>
        </draw:path>
        <draw:path draw:style-name="gr1" draw:text-style-name="P1" draw:layer="layout" svg:width="0.1cm" svg:height="0.1cm" svg:x="13.867cm" svg:y="25.183cm" svg:viewBox="0 0 101 101" svg:d="M0 51c0-28 22-51 50-51 29 0 51 23 51 51s-22 50-51 50c-28 0-50-22-50-50z">
          <text:p/>
        </draw:path>
        <draw:path draw:style-name="gr1" draw:text-style-name="P1" draw:layer="layout" svg:width="0.1cm" svg:height="0.1cm" svg:x="12.73cm" svg:y="23.609cm" svg:viewBox="0 0 101 101" svg:d="M0 52c0-28 24-52 52-52 27 0 49 24 49 52 0 27-22 49-49 49-28 0-52-22-52-49z">
          <text:p/>
        </draw:path>
        <draw:path draw:style-name="gr1" draw:text-style-name="P1" draw:layer="layout" svg:width="0.1cm" svg:height="0.1cm" svg:x="11.968cm" svg:y="23.609cm" svg:viewBox="0 0 101 101" svg:d="M0 52c0-28 23-52 51-52 27 0 50 24 50 52 0 27-23 49-50 49-28 0-51-22-51-49z">
          <text:p/>
        </draw:path>
        <draw:path draw:style-name="gr1" draw:text-style-name="P1" draw:layer="layout" svg:width="0.1cm" svg:height="0.1cm" svg:x="11.752cm" svg:y="21.146cm" svg:viewBox="0 0 101 101" svg:d="M0 50c0-28 24-50 52-50 27 0 49 22 49 50s-22 51-49 51c-28 0-52-23-52-51z">
          <text:p/>
        </draw:path>
        <draw:path draw:style-name="gr1" draw:text-style-name="P1" draw:layer="layout" svg:width="0.1cm" svg:height="0.1cm" svg:x="5.351cm" svg:y="23.287cm" svg:viewBox="0 0 101 101" svg:d="M0 50c0-28 22-50 49-50 29 0 52 22 52 50s-23 51-52 51c-27 0-49-23-49-51z">
          <text:p/>
        </draw:path>
        <draw:path draw:style-name="gr1" draw:text-style-name="P1" draw:layer="layout" svg:width="0.149cm" svg:height="0.151cm" svg:x="5.326cm" svg:y="22.441cm" svg:viewBox="0 0 150 152" svg:d="M0 76c0-42 34-76 75-76 42 0 75 34 75 76 0 41-33 76-75 76-41 0-75-35-75-76z">
          <text:p/>
        </draw:path>
        <draw:path draw:style-name="gr1" draw:text-style-name="P1" draw:layer="layout" svg:width="0.1cm" svg:height="0.1cm" svg:x="5.351cm" svg:y="23.076cm" svg:viewBox="0 0 101 101" svg:d="M0 52c0-29 22-52 49-52 29 0 52 23 52 52 0 27-23 49-52 49-27 0-49-22-49-49z">
          <text:p/>
        </draw:path>
        <draw:path draw:style-name="gr1" draw:text-style-name="P1" draw:layer="layout" svg:width="0.1cm" svg:height="0.099cm" svg:x="5.351cm" svg:y="22.877cm" svg:viewBox="0 0 101 100" svg:d="M0 50c0-28 22-50 49-50 29 0 52 22 52 50s-23 50-52 50c-27 0-49-22-49-50z">
          <text:p/>
        </draw:path>
        <draw:path draw:style-name="gr1" draw:text-style-name="P1" draw:layer="layout" svg:width="0.1cm" svg:height="0.1cm" svg:x="5.351cm" svg:y="22.677cm" svg:viewBox="0 0 101 101" svg:d="M0 50c0-28 22-50 49-50 29 0 52 22 52 50s-23 51-52 51c-27 0-49-23-49-51z">
          <text:p/>
        </draw:path>
        <draw:path draw:style-name="gr1" draw:text-style-name="P1" draw:layer="layout" svg:width="0.1cm" svg:height="0.1cm" svg:x="13.349cm" svg:y="24.73cm" svg:viewBox="0 0 101 101" svg:d="M0 50c0-28 22-50 50-50s51 22 51 50c0 29-23 51-51 51s-50-22-50-51z">
          <text:p/>
        </draw:path>
        <draw:path draw:style-name="gr1" draw:text-style-name="P1" draw:layer="layout" svg:width="0.1cm" svg:height="0.1cm" svg:x="13.095cm" svg:y="24.73cm" svg:viewBox="0 0 101 101" svg:d="M0 50c0-28 22-50 51-50 28 0 50 22 50 50 0 29-22 51-50 51-29 0-51-22-51-51z">
          <text:p/>
        </draw:path>
        <draw:path draw:style-name="gr1" draw:text-style-name="P1" draw:layer="layout" svg:width="0.1cm" svg:height="0.1cm" svg:x="8.381cm" svg:y="24.227cm" svg:viewBox="0 0 101 101" svg:d="M0 49c0-27 23-49 51-49 27 0 50 22 50 49 0 28-23 52-50 52-28 0-51-24-51-52z">
          <text:p/>
        </draw:path>
        <draw:path draw:style-name="gr1" draw:text-style-name="P1" draw:layer="layout" svg:width="0.1cm" svg:height="0.1cm" svg:x="8.381cm" svg:y="24.989cm" svg:viewBox="0 0 101 101" svg:d="M0 50c0-27 23-50 51-50 27 0 50 23 50 50 0 28-23 51-50 51-28 0-51-23-51-51z">
          <text:p/>
        </draw:path>
        <draw:path draw:style-name="gr1" draw:text-style-name="P1" draw:layer="layout" svg:width="0.1cm" svg:height="0.1cm" svg:x="7.683cm" svg:y="24.311cm" svg:viewBox="0 0 101 101" svg:d="M0 49c0-27 23-49 50-49 28 0 51 22 51 49 0 28-23 52-51 52-27 0-50-24-50-52z">
          <text:p/>
        </draw:path>
        <draw:path draw:style-name="gr1" draw:text-style-name="P1" draw:layer="layout" svg:width="0.149cm" svg:height="0.149cm" svg:x="7.658cm" svg:y="25.106cm" svg:viewBox="0 0 150 150" svg:d="M0 75c0-42 33-75 74-75 43 0 76 33 76 75 0 41-33 75-76 75-41 0-74-34-74-75z">
          <text:p/>
        </draw:path>
        <draw:path draw:style-name="gr1" draw:text-style-name="P1" draw:layer="layout" svg:width="0.1cm" svg:height="0.1cm" svg:x="7.683cm" svg:y="24.52cm" svg:viewBox="0 0 101 101" svg:d="M0 51c0-28 23-51 50-51 28 0 51 23 51 51 0 27-23 50-51 50-27 0-50-23-50-50z">
          <text:p/>
        </draw:path>
        <draw:path draw:style-name="gr1" draw:text-style-name="P1" draw:layer="layout" svg:width="0.1cm" svg:height="0.1cm" svg:x="7.683cm" svg:y="24.72cm" svg:viewBox="0 0 101 101" svg:d="M0 51c0-28 23-51 50-51 28 0 51 23 51 51 0 27-23 50-51 50-27 0-50-23-50-50z">
          <text:p/>
        </draw:path>
        <draw:path draw:style-name="gr1" draw:text-style-name="P1" draw:layer="layout" svg:width="0.1cm" svg:height="0.1cm" svg:x="7.683cm" svg:y="24.92cm" svg:viewBox="0 0 101 101" svg:d="M0 51c0-28 23-51 50-51 28 0 51 23 51 51 0 27-23 50-51 50-27 0-50-23-50-50z">
          <text:p/>
        </draw:path>
        <draw:path draw:style-name="gr1" draw:text-style-name="P1" draw:layer="layout" svg:width="0.1cm" svg:height="0.1cm" svg:x="16.17cm" svg:y="21.524cm" svg:viewBox="0 0 101 101" svg:d="M0 51c0-28 22-51 51-51 27 0 50 23 50 51s-23 50-50 50c-29 0-51-22-51-50z">
          <text:p/>
        </draw:path>
        <draw:path draw:style-name="gr1" draw:text-style-name="P1" draw:layer="layout" svg:width="0.1cm" svg:height="0.1cm" svg:x="15.152cm" svg:y="22.44cm" svg:viewBox="0 0 101 101" svg:d="M0 50c0-28 23-50 51-50s50 22 50 50-22 51-50 51-51-23-51-51z">
          <text:p/>
        </draw:path>
        <draw:path draw:style-name="gr1" draw:text-style-name="P1" draw:layer="layout" svg:width="0.1cm" svg:height="0.1cm" svg:x="15.406cm" svg:y="22.44cm" svg:viewBox="0 0 101 101" svg:d="M0 50c0-28 24-50 52-50 27 0 49 22 49 50s-22 51-49 51c-28 0-52-23-52-51z">
          <text:p/>
        </draw:path>
        <draw:path draw:style-name="gr1" draw:text-style-name="P1" draw:layer="layout" svg:width="0.1cm" svg:height="0.1cm" svg:x="12.73cm" svg:y="24.118cm" svg:viewBox="0 0 101 101" svg:d="M0 50c0-28 24-50 52-50 27 0 49 22 49 50s-22 51-49 51c-28 0-52-23-52-51z">
          <text:p/>
        </draw:path>
        <draw:path draw:style-name="gr1" draw:text-style-name="P1" draw:layer="layout" svg:width="0.1cm" svg:height="0.1cm" svg:x="11.968cm" svg:y="24.118cm" svg:viewBox="0 0 101 101" svg:d="M0 50c0-28 23-50 51-50 27 0 50 22 50 50s-23 51-50 51c-28 0-51-23-51-51z">
          <text:p/>
        </draw:path>
        <draw:path draw:style-name="gr1" draw:text-style-name="P1" draw:layer="layout" svg:width="0.1cm" svg:height="0.1cm" svg:x="10.047cm" svg:y="25.096cm" svg:viewBox="0 0 101 101" svg:d="M0 51c0-28 23-51 52-51 27 0 49 23 49 51 0 27-22 50-49 50-29 0-52-23-52-50z">
          <text:p/>
        </draw:path>
        <draw:path draw:style-name="gr1" draw:text-style-name="P1" draw:layer="layout" svg:width="0.149cm" svg:height="0.15cm" svg:x="10.023cm" svg:y="24.251cm" svg:viewBox="0 0 150 151" svg:d="M0 75c0-42 33-75 75-75s75 33 75 75c0 41-33 76-75 76s-75-35-75-76z">
          <text:p/>
        </draw:path>
        <draw:path draw:style-name="gr1" draw:text-style-name="P1" draw:layer="layout" svg:width="0.1cm" svg:height="0.1cm" svg:x="10.047cm" svg:y="24.886cm" svg:viewBox="0 0 101 101" svg:d="M0 51c0-28 23-51 52-51 27 0 49 23 49 51 0 27-22 50-49 50-29 0-52-23-52-50z">
          <text:p/>
        </draw:path>
        <draw:path draw:style-name="gr1" draw:text-style-name="P1" draw:layer="layout" svg:width="0.1cm" svg:height="0.1cm" svg:x="10.047cm" svg:y="24.686cm" svg:viewBox="0 0 101 101" svg:d="M0 51c0-28 23-51 52-51 27 0 49 23 49 51 0 27-22 50-49 50-29 0-52-23-52-50z">
          <text:p/>
        </draw:path>
        <draw:path draw:style-name="gr1" draw:text-style-name="P1" draw:layer="layout" svg:width="0.1cm" svg:height="0.1cm" svg:x="10.047cm" svg:y="24.486cm" svg:viewBox="0 0 101 101" svg:d="M0 51c0-28 23-51 52-51 27 0 49 23 49 51 0 27-22 50-49 50-29 0-52-23-52-50z">
          <text:p/>
        </draw:path>
        <draw:path draw:style-name="gr1" draw:text-style-name="P1" draw:layer="layout" svg:width="0.1cm" svg:height="0.1cm" svg:x="6.022cm" svg:y="24.227cm" svg:viewBox="0 0 101 101" svg:d="M0 49c0-27 23-49 50-49 28 0 51 22 51 49 0 28-23 52-51 52-27 0-50-24-50-52z">
          <text:p/>
        </draw:path>
        <draw:path draw:style-name="gr1" draw:text-style-name="P1" draw:layer="layout" svg:width="0.1cm" svg:height="0.1cm" svg:x="6.022cm" svg:y="24.989cm" svg:viewBox="0 0 101 101" svg:d="M0 50c0-27 23-50 50-50 28 0 51 23 51 50 0 28-23 51-51 51-27 0-50-23-50-51z">
          <text:p/>
        </draw:path>
        <draw:path draw:style-name="gr1" draw:text-style-name="P1" draw:layer="layout" svg:width="0.1cm" svg:height="0.1cm" svg:x="6.877cm" svg:y="24.52cm" svg:viewBox="0 0 101 101" svg:d="M0 51c0-28 22-51 51-51 27 0 50 23 50 51 0 27-23 50-50 50-29 0-51-23-51-50z">
          <text:p/>
        </draw:path>
        <draw:path draw:style-name="gr1" draw:text-style-name="P1" draw:layer="layout" svg:width="0.1cm" svg:height="0.1cm" svg:x="6.877cm" svg:y="24.72cm" svg:viewBox="0 0 101 101" svg:d="M0 51c0-28 22-51 51-51 27 0 50 23 50 51 0 27-23 50-50 50-29 0-51-23-51-50z">
          <text:p/>
        </draw:path>
        <draw:path draw:style-name="gr1" draw:text-style-name="P1" draw:layer="layout" svg:width="0.1cm" svg:height="0.1cm" svg:x="11.444cm" svg:y="21.146cm" svg:viewBox="0 0 101 101" svg:d="M0 50c0-28 23-50 50-50 28 0 51 22 51 50s-23 51-51 51c-27 0-50-23-50-51z">
          <text:p/>
        </draw:path>
        <draw:path draw:style-name="gr1" draw:text-style-name="P1" draw:layer="layout" svg:width="0.1cm" svg:height="0.1cm" svg:x="7.68cm" svg:y="23.286cm" svg:viewBox="0 0 101 101" svg:d="M0 51c0-29 24-51 52-51 27 0 49 22 49 51 0 27-22 50-49 50-28 0-52-23-52-50z">
          <text:p/>
        </draw:path>
        <draw:path draw:style-name="gr1" draw:text-style-name="P1" draw:layer="layout" svg:width="0.149cm" svg:height="0.15cm" svg:x="7.656cm" svg:y="22.441cm" svg:viewBox="0 0 150 151" svg:d="M0 75c0-42 33-75 75-75s75 33 75 75c0 41-33 76-75 76s-75-35-75-76z">
          <text:p/>
        </draw:path>
        <draw:path draw:style-name="gr1" draw:text-style-name="P1" draw:layer="layout" svg:width="0.1cm" svg:height="0.1cm" svg:x="7.68cm" svg:y="23.076cm" svg:viewBox="0 0 101 101" svg:d="M0 51c0-29 24-51 52-51 27 0 49 22 49 51 0 27-22 50-49 50-28 0-52-23-52-50z">
          <text:p/>
        </draw:path>
        <draw:path draw:style-name="gr1" draw:text-style-name="P1" draw:layer="layout" svg:width="0.1cm" svg:height="0.1cm" svg:x="7.68cm" svg:y="22.876cm" svg:viewBox="0 0 101 101" svg:d="M0 51c0-29 24-51 52-51 27 0 49 22 49 51 0 27-22 50-49 50-28 0-52-23-52-50z">
          <text:p/>
        </draw:path>
        <draw:path draw:style-name="gr1" draw:text-style-name="P1" draw:layer="layout" svg:width="0.1cm" svg:height="0.1cm" svg:x="7.68cm" svg:y="22.676cm" svg:viewBox="0 0 101 101" svg:d="M0 51c0-29 24-51 52-51 27 0 49 22 49 51 0 27-22 50-49 50-28 0-52-23-52-50z">
          <text:p/>
        </draw:path>
        <draw:path draw:style-name="gr1" draw:text-style-name="P1" draw:layer="layout" svg:width="0.1cm" svg:height="0.1cm" svg:x="8.381cm" svg:y="22.05cm" svg:viewBox="0 0 101 101" svg:d="M0 50c0-28 23-50 51-50 27 0 50 22 50 50 0 27-23 51-50 51-28 0-51-24-51-51z">
          <text:p/>
        </draw:path>
        <draw:path draw:style-name="gr1" draw:text-style-name="P1" draw:layer="layout" svg:width="0.1cm" svg:height="0.1cm" svg:x="14.883cm" svg:y="25.946cm" svg:viewBox="0 0 101 101" svg:d="M0 51c0-29 22-51 51-51 28 0 50 22 50 51 0 28-22 50-50 50-29 0-51-22-51-50z">
          <text:p/>
        </draw:path>
        <draw:path draw:style-name="gr1" draw:text-style-name="P1" draw:layer="layout" svg:width="0.1cm" svg:height="0.1cm" svg:x="14.883cm" svg:y="25.184cm" svg:viewBox="0 0 101 101" svg:d="M0 51c0-28 22-51 51-51 28 0 50 23 50 51s-22 50-50 50c-29 0-51-22-51-50z">
          <text:p/>
        </draw:path>
        <draw:path draw:style-name="gr1" draw:text-style-name="P1" draw:layer="layout" svg:width="0.1cm" svg:height="0.1cm" svg:x="14.382cm" svg:y="22.44cm" svg:viewBox="0 0 101 101" svg:d="M0 50c0-28 23-50 52-50 27 0 49 22 49 50s-22 51-49 51c-29 0-52-23-52-51z">
          <text:p/>
        </draw:path>
        <draw:path draw:style-name="gr1" draw:text-style-name="P1" draw:layer="layout" svg:width="0.1cm" svg:height="0.1cm" svg:x="14.636cm" svg:y="22.44cm" svg:viewBox="0 0 101 101" svg:d="M0 50c0-28 23-50 51-50 27 0 50 22 50 50s-23 51-50 51c-28 0-51-23-51-51z">
          <text:p/>
        </draw:path>
        <draw:path draw:style-name="gr1" draw:text-style-name="P1" draw:layer="layout" svg:width="0.1cm" svg:height="0.1cm" svg:x="16.475cm" svg:y="21.524cm" svg:viewBox="0 0 101 101" svg:d="M0 51c0-28 22-51 51-51 27 0 50 23 50 51s-23 50-50 50c-29 0-51-22-51-50z">
          <text:p/>
        </draw:path>
        <draw:path draw:style-name="gr1" draw:text-style-name="P1" draw:layer="layout" svg:width="0.1cm" svg:height="0.1cm" svg:x="4.519cm" svg:y="23.076cm" svg:viewBox="0 0 101 101" svg:d="M0 51c0-29 23-51 51-51 27 0 50 22 50 51 0 27-23 50-50 50-28 0-51-23-51-50z">
          <text:p/>
        </draw:path>
        <draw:path draw:style-name="gr1" draw:text-style-name="P1" draw:layer="layout" svg:width="0.1cm" svg:height="0.1cm" svg:x="4.519cm" svg:y="22.876cm" svg:viewBox="0 0 101 101" svg:d="M0 51c0-29 23-51 51-51 27 0 50 22 50 51 0 27-23 50-50 50-28 0-51-23-51-50z">
          <text:p/>
        </draw:path>
        <draw:path draw:style-name="gr1" draw:text-style-name="P1" draw:layer="layout" svg:width="0.1cm" svg:height="0.1cm" svg:x="8.381cm" svg:y="23.361cm" svg:viewBox="0 0 101 101" svg:d="M0 50c0-27 23-50 51-50 27 0 50 23 50 50 0 29-23 51-50 51-28 0-51-22-51-51z">
          <text:p/>
        </draw:path>
        <draw:path draw:style-name="gr1" draw:text-style-name="P1" draw:layer="layout" svg:width="0.1cm" svg:height="0.1cm" svg:x="8.381cm" svg:y="22.599cm" svg:viewBox="0 0 101 101" svg:d="M0 51c0-28 23-51 51-51 27 0 50 23 50 51s-23 50-50 50c-28 0-51-22-51-50z">
          <text:p/>
        </draw:path>
        <draw:path draw:style-name="gr1" draw:text-style-name="P1" draw:layer="layout" svg:width="0.1cm" svg:height="0.1cm" svg:x="10.736cm" svg:y="23.361cm" svg:viewBox="0 0 101 101" svg:d="M0 50c0-27 22-50 51-50 27 0 50 23 50 50 0 29-23 51-50 51-29 0-51-22-51-51z">
          <text:p/>
        </draw:path>
        <draw:path draw:style-name="gr1" draw:text-style-name="P1" draw:layer="layout" svg:width="0.1cm" svg:height="0.1cm" svg:x="10.736cm" svg:y="22.599cm" svg:viewBox="0 0 101 101" svg:d="M0 51c0-28 22-51 51-51 27 0 50 23 50 51s-23 50-50 50c-29 0-51-22-51-50z">
          <text:p/>
        </draw:path>
        <draw:path draw:style-name="gr1" draw:text-style-name="P1" draw:layer="layout" svg:width="0.1cm" svg:height="0.1cm" svg:x="15.873cm" svg:y="23.101cm" svg:viewBox="0 0 101 101" svg:d="M0 51c0-28 23-51 52-51 27 0 49 23 49 51s-22 50-49 50c-29 0-52-22-52-50z">
          <text:p/>
        </draw:path>
        <draw:path draw:style-name="gr1" draw:text-style-name="P1" draw:layer="layout" svg:width="0.1cm" svg:height="0.1cm" svg:x="16.635cm" svg:y="23.101cm" svg:viewBox="0 0 101 101" svg:d="M0 51c0-28 23-51 51-51s50 23 50 51-22 50-50 50-51-22-51-50z">
          <text:p/>
        </draw:path>
        <draw:path draw:style-name="gr1" draw:text-style-name="P1" draw:layer="layout" svg:width="0.1cm" svg:height="0.1cm" svg:x="9.232cm" svg:y="23.076cm" svg:viewBox="0 0 101 101" svg:d="M0 51c0-29 22-51 51-51 27 0 50 22 50 51 0 27-23 50-50 50-29 0-51-23-51-50z">
          <text:p/>
        </draw:path>
        <draw:path draw:style-name="gr1" draw:text-style-name="P1" draw:layer="layout" svg:width="0.1cm" svg:height="0.1cm" svg:x="9.232cm" svg:y="22.876cm" svg:viewBox="0 0 101 101" svg:d="M0 51c0-29 22-51 51-51 27 0 50 22 50 51 0 27-23 50-50 50-29 0-51-23-51-50z">
          <text:p/>
        </draw:path>
        <draw:path draw:style-name="gr1" draw:text-style-name="P1" draw:layer="layout" svg:width="0.1cm" svg:height="0.1cm" svg:x="12.12cm" svg:y="25.568cm" svg:viewBox="0 0 101 101" svg:d="M0 51c0-29 23-51 52-51 27 0 49 22 49 51 0 28-22 50-49 50-29 0-52-22-52-50z">
          <text:p/>
        </draw:path>
        <draw:path draw:style-name="gr1" draw:text-style-name="P1" draw:layer="layout" svg:width="0.1cm" svg:height="0.1cm" svg:x="13.613cm" svg:y="23.979cm" svg:viewBox="0 0 101 101" svg:d="M0 50c0-28 22-50 50-50s51 22 51 50-23 51-51 51-50-23-50-51z">
          <text:p/>
        </draw:path>
        <draw:path draw:style-name="gr1" draw:text-style-name="P1" draw:layer="layout" svg:width="0.1cm" svg:height="0.1cm" svg:x="13.867cm" svg:y="23.979cm" svg:viewBox="0 0 101 101" svg:d="M0 50c0-28 22-50 49-50 29 0 52 22 52 50s-23 51-52 51c-27 0-49-23-49-51z">
          <text:p/>
        </draw:path>
        <draw:path draw:style-name="gr1" draw:text-style-name="P1" draw:layer="layout" svg:width="0.1cm" svg:height="0.1cm" svg:x="14.121cm" svg:y="23.979cm" svg:viewBox="0 0 101 101" svg:d="M0 50c0-28 23-50 50-50 28 0 51 22 51 50s-23 51-51 51c-27 0-50-23-50-51z">
          <text:p/>
        </draw:path>
        <draw:path draw:style-name="gr1" draw:text-style-name="P1" draw:layer="layout" svg:width="0.1cm" svg:height="0.1cm" svg:x="14.375cm" svg:y="23.979cm" svg:viewBox="0 0 101 101" svg:d="M0 50c0-28 22-50 49-50 29 0 52 22 52 50s-23 51-52 51c-27 0-49-23-49-51z">
          <text:p/>
        </draw:path>
        <draw:path draw:style-name="gr1" draw:text-style-name="P1" draw:layer="layout" svg:width="0.1cm" svg:height="0.1cm" svg:x="14.629cm" svg:y="23.979cm" svg:viewBox="0 0 101 101" svg:d="M0 50c0-28 22-50 49-50 28 0 52 22 52 50s-24 51-52 51c-27 0-49-23-49-51z">
          <text:p/>
        </draw:path>
        <draw:path draw:style-name="gr1" draw:text-style-name="P1" draw:layer="layout" svg:width="0.1cm" svg:height="0.1cm" svg:x="14.883cm" svg:y="23.979cm" svg:viewBox="0 0 101 101" svg:d="M0 50c0-28 22-50 50-50s51 22 51 50-23 51-51 51-50-23-50-51z">
          <text:p/>
        </draw:path>
        <draw:path draw:style-name="gr1" draw:text-style-name="P1" draw:layer="layout" svg:width="0.1cm" svg:height="0.1cm" svg:x="15.137cm" svg:y="23.979cm" svg:viewBox="0 0 101 101" svg:d="M0 50c0-28 22-50 49-50 28 0 52 22 52 50s-24 51-52 51c-27 0-49-23-49-51z">
          <text:p/>
        </draw:path>
        <draw:path draw:style-name="gr1" draw:text-style-name="P1" draw:layer="layout" svg:width="0.1cm" svg:height="0.1cm" svg:x="15.137cm" svg:y="23.185cm" svg:viewBox="0 0 101 101" svg:d="M0 50c0-28 22-50 49-50 28 0 52 22 52 50s-24 51-52 51c-27 0-49-23-49-51z">
          <text:p/>
        </draw:path>
        <draw:path draw:style-name="gr1" draw:text-style-name="P1" draw:layer="layout" svg:width="0.1cm" svg:height="0.1cm" svg:x="14.883cm" svg:y="23.185cm" svg:viewBox="0 0 101 101" svg:d="M0 50c0-28 22-50 50-50s51 22 51 50-23 51-51 51-50-23-50-51z">
          <text:p/>
        </draw:path>
        <draw:path draw:style-name="gr1" draw:text-style-name="P1" draw:layer="layout" svg:width="0.1cm" svg:height="0.1cm" svg:x="14.629cm" svg:y="23.185cm" svg:viewBox="0 0 101 101" svg:d="M0 50c0-28 22-50 49-50 28 0 52 22 52 50s-24 51-52 51c-27 0-49-23-49-51z">
          <text:p/>
        </draw:path>
        <draw:path draw:style-name="gr1" draw:text-style-name="P1" draw:layer="layout" svg:width="0.1cm" svg:height="0.1cm" svg:x="14.375cm" svg:y="23.185cm" svg:viewBox="0 0 101 101" svg:d="M0 50c0-28 22-50 49-50 29 0 52 22 52 50s-23 51-52 51c-27 0-49-23-49-51z">
          <text:p/>
        </draw:path>
        <draw:path draw:style-name="gr1" draw:text-style-name="P1" draw:layer="layout" svg:width="0.1cm" svg:height="0.1cm" svg:x="14.121cm" svg:y="23.185cm" svg:viewBox="0 0 101 101" svg:d="M0 50c0-28 23-50 50-50 28 0 51 22 51 50s-23 51-51 51c-27 0-50-23-50-51z">
          <text:p/>
        </draw:path>
        <draw:path draw:style-name="gr1" draw:text-style-name="P1" draw:layer="layout" svg:width="0.1cm" svg:height="0.1cm" svg:x="13.867cm" svg:y="23.185cm" svg:viewBox="0 0 101 101" svg:d="M0 50c0-28 22-50 49-50 29 0 52 22 52 50s-23 51-52 51c-27 0-49-23-49-51z">
          <text:p/>
        </draw:path>
        <draw:path draw:style-name="gr1" draw:text-style-name="P1" draw:layer="layout" svg:width="0.1cm" svg:height="0.1cm" svg:x="13.613cm" svg:y="23.185cm" svg:viewBox="0 0 101 101" svg:d="M0 50c0-28 22-50 50-50s51 22 51 50-23 51-51 51-50-23-50-51z">
          <text:p/>
        </draw:path>
        <draw:path draw:style-name="gr1" draw:text-style-name="P1" draw:layer="layout" svg:width="0.1cm" svg:height="0.1cm" svg:x="8.381cm" svg:y="25.591cm" svg:viewBox="0 0 101 101" svg:d="M0 51c0-28 23-51 51-51 27 0 50 23 50 51s-23 50-50 50c-28 0-51-22-51-50z">
          <text:p/>
        </draw:path>
        <draw:path draw:style-name="gr1" draw:text-style-name="P1" draw:layer="layout" svg:width="0.1cm" svg:height="0.1cm" svg:x="12.73cm" svg:y="23.101cm" svg:viewBox="0 0 101 101" svg:d="M0 51c0-28 24-51 52-51 27 0 49 23 49 51s-22 50-49 50c-28 0-52-22-52-50z">
          <text:p/>
        </draw:path>
        <draw:path draw:style-name="gr1" draw:text-style-name="P1" draw:layer="layout" svg:width="0.1cm" svg:height="0.1cm" svg:x="11.968cm" svg:y="23.101cm" svg:viewBox="0 0 101 101" svg:d="M0 51c0-28 23-51 51-51 27 0 50 23 50 51s-23 50-50 50c-28 0-51-22-51-50z">
          <text:p/>
        </draw:path>
        <draw:path draw:style-name="gr1" draw:text-style-name="P1" draw:layer="layout" svg:width="0.1cm" svg:height="0.1cm" svg:x="15.873cm" svg:y="24.118cm" svg:viewBox="0 0 101 101" svg:d="M0 50c0-28 23-50 52-50 27 0 49 22 49 50s-22 51-49 51c-29 0-52-23-52-51z">
          <text:p/>
        </draw:path>
        <draw:path draw:style-name="gr1" draw:text-style-name="P1" draw:layer="layout" svg:width="0.1cm" svg:height="0.1cm" svg:x="16.635cm" svg:y="24.118cm" svg:viewBox="0 0 101 101" svg:d="M0 50c0-28 23-50 51-50s50 22 50 50-22 51-50 51-51-23-51-51z">
          <text:p/>
        </draw:path>
        <draw:path draw:style-name="gr1" draw:text-style-name="P1" draw:layer="layout" svg:width="0.1cm" svg:height="0.1cm" svg:x="10.047cm" svg:y="23.286cm" svg:viewBox="0 0 101 101" svg:d="M0 51c0-29 23-51 52-51 27 0 49 22 49 51 0 27-22 50-49 50-29 0-52-23-52-50z">
          <text:p/>
        </draw:path>
        <draw:path draw:style-name="gr1" draw:text-style-name="P1" draw:layer="layout" svg:width="0.149cm" svg:height="0.15cm" svg:x="10.023cm" svg:y="22.441cm" svg:viewBox="0 0 150 151" svg:d="M0 75c0-42 33-75 75-75s75 33 75 75c0 41-33 76-75 76s-75-35-75-76z">
          <text:p/>
        </draw:path>
        <draw:path draw:style-name="gr1" draw:text-style-name="P1" draw:layer="layout" svg:width="0.1cm" svg:height="0.1cm" svg:x="10.047cm" svg:y="23.076cm" svg:viewBox="0 0 101 101" svg:d="M0 51c0-29 23-51 52-51 27 0 49 22 49 51 0 27-22 50-49 50-29 0-52-23-52-50z">
          <text:p/>
        </draw:path>
        <draw:path draw:style-name="gr1" draw:text-style-name="P1" draw:layer="layout" svg:width="0.1cm" svg:height="0.1cm" svg:x="10.047cm" svg:y="22.876cm" svg:viewBox="0 0 101 101" svg:d="M0 51c0-29 23-51 52-51 27 0 49 22 49 51 0 27-22 50-49 50-29 0-52-23-52-50z">
          <text:p/>
        </draw:path>
        <draw:path draw:style-name="gr1" draw:text-style-name="P1" draw:layer="layout" svg:width="0.1cm" svg:height="0.1cm" svg:x="10.047cm" svg:y="22.676cm" svg:viewBox="0 0 101 101" svg:d="M0 51c0-29 23-51 52-51 27 0 49 22 49 51 0 27-22 50-49 50-29 0-52-23-52-50z">
          <text:p/>
        </draw:path>
        <draw:path draw:style-name="gr1" draw:text-style-name="P1" draw:layer="layout" svg:width="0.1cm" svg:height="0.1cm" svg:x="10.736cm" svg:y="24.227cm" svg:viewBox="0 0 101 101" svg:d="M0 49c0-27 22-49 51-49 27 0 50 22 50 49 0 28-23 52-50 52-29 0-51-24-51-52z">
          <text:p/>
        </draw:path>
        <draw:path draw:style-name="gr1" draw:text-style-name="P1" draw:layer="layout" svg:width="0.1cm" svg:height="0.1cm" svg:x="10.736cm" svg:y="24.989cm" svg:viewBox="0 0 101 101" svg:d="M0 50c0-27 22-50 51-50 27 0 50 23 50 50 0 28-23 51-50 51-29 0-51-23-51-51z">
          <text:p/>
        </draw:path>
        <draw:path draw:style-name="gr1" draw:text-style-name="P1" draw:layer="layout" svg:width="0.1cm" svg:height="0.1cm" svg:x="6.877cm" svg:y="23.076cm" svg:viewBox="0 0 101 101" svg:d="M0 51c0-29 22-51 51-51 27 0 50 22 50 51 0 27-23 50-50 50-29 0-51-23-51-50z">
          <text:p/>
        </draw:path>
        <draw:path draw:style-name="gr1" draw:text-style-name="P1" draw:layer="layout" svg:width="0.1cm" svg:height="0.1cm" svg:x="6.877cm" svg:y="22.876cm" svg:viewBox="0 0 101 101" svg:d="M0 51c0-29 22-51 51-51 27 0 50 22 50 51 0 27-23 50-50 50-29 0-51-23-51-50z">
          <text:p/>
        </draw:path>
        <draw:path draw:style-name="gr1" draw:text-style-name="P1" draw:layer="layout" svg:width="0.1cm" svg:height="0.1cm" svg:x="4.519cm" svg:y="24.52cm" svg:viewBox="0 0 101 101" svg:d="M0 51c0-28 23-51 51-51 27 0 50 23 50 51 0 27-23 50-50 50-28 0-51-23-51-50z">
          <text:p/>
        </draw:path>
        <draw:path draw:style-name="gr1" draw:text-style-name="P1" draw:layer="layout" svg:width="0.1cm" svg:height="0.1cm" svg:x="4.519cm" svg:y="24.72cm" svg:viewBox="0 0 101 101" svg:d="M0 51c0-28 23-51 51-51 27 0 50 23 50 51 0 27-23 50-50 50-28 0-51-23-51-50z">
          <text:p/>
        </draw:path>
        <draw:path draw:style-name="gr1" draw:text-style-name="P1" draw:layer="layout" svg:width="0.1cm" svg:height="0.1cm" svg:x="6.022cm" svg:y="23.361cm" svg:viewBox="0 0 101 101" svg:d="M0 50c0-27 23-50 50-50 28 0 51 23 51 50 0 29-23 51-51 51-27 0-50-22-50-51z">
          <text:p/>
        </draw:path>
        <draw:path draw:style-name="gr1" draw:text-style-name="P1" draw:layer="layout" svg:width="0.1cm" svg:height="0.1cm" svg:x="6.022cm" svg:y="22.599cm" svg:viewBox="0 0 101 101" svg:d="M0 51c0-28 23-51 50-51 28 0 51 23 51 51s-23 50-51 50c-27 0-50-22-50-50z">
          <text:p/>
        </draw:path>
        <draw:path draw:style-name="gr1" draw:text-style-name="P1" draw:layer="layout" svg:width="0.1cm" svg:height="0.1cm" svg:x="10.736cm" svg:y="25.591cm" svg:viewBox="0 0 101 101" svg:d="M0 51c0-28 22-51 51-51 27 0 50 23 50 51s-23 50-50 50c-29 0-51-22-51-50z">
          <text:p/>
        </draw:path>
        <draw:path draw:style-name="gr1" draw:text-style-name="P1" draw:layer="layout" svg:width="0.1cm" svg:height="0.1cm" svg:x="6.022cm" svg:y="22.05cm" svg:viewBox="0 0 101 101" svg:d="M0 50c0-28 23-50 50-50 28 0 51 22 51 50 0 27-23 51-51 51-27 0-50-24-50-51z">
          <text:p/>
        </draw:path>
        <draw:path draw:style-name="gr1" draw:text-style-name="P1" draw:layer="layout" svg:width="0.1cm" svg:height="0.1cm" svg:x="6.022cm" svg:y="25.591cm" svg:viewBox="0 0 101 101" svg:d="M0 51c0-28 23-51 50-51 28 0 51 23 51 51s-23 50-51 50c-27 0-50-22-50-50z">
          <text:p/>
        </draw:path>
        <draw:path draw:style-name="gr1" draw:text-style-name="P1" draw:layer="layout" svg:width="0.1cm" svg:height="0.1cm" svg:x="12.425cm" svg:y="25.568cm" svg:viewBox="0 0 101 101" svg:d="M0 51c0-29 24-51 52-51 27 0 49 22 49 51 0 28-22 50-49 50-28 0-52-22-52-50z">
          <text:p/>
        </draw:path>
        <draw:path draw:style-name="gr1" draw:text-style-name="P1" draw:layer="layout" svg:width="0.1cm" svg:height="0.1cm" svg:x="15.873cm" svg:y="23.609cm" svg:viewBox="0 0 101 101" svg:d="M0 52c0-28 23-52 52-52 27 0 49 24 49 52 0 27-22 49-49 49-29 0-52-22-52-49z">
          <text:p/>
        </draw:path>
        <draw:path draw:style-name="gr1" draw:text-style-name="P1" draw:layer="layout" svg:width="0.1cm" svg:height="0.1cm" svg:x="16.635cm" svg:y="23.609cm" svg:viewBox="0 0 101 101" svg:d="M0 52c0-28 23-52 51-52s50 24 50 52c0 27-22 49-50 49s-51-22-51-49z">
          <text:p/>
        </draw:path>
        <draw:path draw:style-name="gr1" draw:text-style-name="P1" draw:layer="layout" svg:width="0.1cm" svg:height="0.1cm" svg:x="5.291cm" svg:y="24.311cm" svg:viewBox="0 0 101 101" svg:d="M0 49c0-27 22-49 51-49 28 0 50 22 50 49 0 28-22 52-50 52-29 0-51-24-51-52z">
          <text:p/>
        </draw:path>
        <draw:path draw:style-name="gr1" draw:text-style-name="P1" draw:layer="layout" svg:width="0.15cm" svg:height="0.149cm" svg:x="5.266cm" svg:y="25.106cm" svg:viewBox="0 0 151 150" svg:d="M0 75c0-42 34-75 75-75 42 0 76 33 76 75 0 41-34 75-76 75-41 0-75-34-75-75z">
          <text:p/>
        </draw:path>
        <draw:path draw:style-name="gr1" draw:text-style-name="P1" draw:layer="layout" svg:width="0.1cm" svg:height="0.1cm" svg:x="5.291cm" svg:y="24.52cm" svg:viewBox="0 0 101 101" svg:d="M0 51c0-28 22-51 51-51 28 0 50 23 50 51 0 27-22 50-50 50-29 0-51-23-51-50z">
          <text:p/>
        </draw:path>
        <draw:path draw:style-name="gr1" draw:text-style-name="P1" draw:layer="layout" svg:width="0.1cm" svg:height="0.1cm" svg:x="5.291cm" svg:y="24.72cm" svg:viewBox="0 0 101 101" svg:d="M0 51c0-28 22-51 51-51 28 0 50 23 50 51 0 27-22 50-50 50-29 0-51-23-51-50z">
          <text:p/>
        </draw:path>
        <draw:path draw:style-name="gr1" draw:text-style-name="P1" draw:layer="layout" svg:width="0.1cm" svg:height="0.1cm" svg:x="5.291cm" svg:y="24.92cm" svg:viewBox="0 0 101 101" svg:d="M0 51c0-28 22-51 51-51 28 0 50 23 50 51 0 27-22 50-50 50-29 0-51-23-51-50z">
          <text:p/>
        </draw:path>
        <draw:path draw:style-name="gr1" draw:text-style-name="P1" draw:layer="layout" svg:width="0.1cm" svg:height="0.1cm" svg:x="13.868cm" svg:y="22.44cm" svg:viewBox="0 0 101 101" svg:d="M0 50c0-28 22-50 49-50 29 0 52 22 52 50s-23 51-52 51c-27 0-49-23-49-51z">
          <text:p/>
        </draw:path>
        <draw:path draw:style-name="gr1" draw:text-style-name="P1" draw:layer="layout" svg:width="0.1cm" svg:height="0.1cm" svg:x="13.614cm" svg:y="22.44cm" svg:viewBox="0 0 101 101" svg:d="M0 50c0-28 23-50 50-50 28 0 51 22 51 50s-23 51-51 51c-27 0-50-23-50-51z">
          <text:p/>
        </draw:path>
        <draw:path draw:style-name="gr1" draw:text-style-name="P1" draw:layer="layout" svg:width="0.1cm" svg:height="0.1cm" svg:x="14.119cm" svg:y="24.73cm" svg:viewBox="0 0 101 101" svg:d="M0 50c0-28 23-50 51-50s50 22 50 50c0 29-22 51-50 51s-51-22-51-51z">
          <text:p/>
        </draw:path>
        <draw:path draw:style-name="gr1" draw:text-style-name="P1" draw:layer="layout" svg:width="0.1cm" svg:height="0.1cm" svg:x="13.865cm" svg:y="24.73cm" svg:viewBox="0 0 101 101" svg:d="M0 50c0-28 22-50 50-50 29 0 51 22 51 50 0 29-22 51-51 51-28 0-50-22-50-51z">
          <text:p/>
        </draw:path>
        <draw:path draw:style-name="gr1" draw:text-style-name="P1" draw:layer="layout" svg:width="0.1cm" svg:height="0.1cm" svg:x="10.736cm" svg:y="22.05cm" svg:viewBox="0 0 101 101" svg:d="M0 50c0-28 22-50 51-50 27 0 50 22 50 50 0 27-23 51-50 51-29 0-51-24-51-51z">
          <text:p/>
        </draw:path>
        <draw:path draw:style-name="gr1" draw:text-style-name="P1" draw:layer="layout" svg:width="0.1cm" svg:height="0.1cm" svg:x="13.097cm" svg:y="25.949cm" svg:viewBox="0 0 101 101" svg:d="M0 51c0-29 22-51 51-51 28 0 50 22 50 51 0 28-22 50-50 50-29 0-51-22-51-50z">
          <text:p/>
        </draw:path>
        <draw:path draw:style-name="gr1" draw:text-style-name="P1" draw:layer="layout" svg:width="0.1cm" svg:height="0.1cm" svg:x="13.097cm" svg:y="25.187cm" svg:viewBox="0 0 101 101" svg:d="M0 51c0-28 22-51 51-51 28 0 50 23 50 51s-22 50-50 50c-29 0-51-22-51-50z">
          <text:p/>
        </draw:path>
        <draw:path draw:style-name="gr1" draw:text-style-name="P1" draw:layer="layout" svg:width="0.1cm" svg:height="0.1cm" svg:x="9.232cm" svg:y="24.886cm" svg:viewBox="0 0 101 101" svg:d="M0 51c0-28 22-51 51-51 27 0 50 23 50 51 0 27-23 50-50 50-29 0-51-23-51-50z">
          <text:p/>
        </draw:path>
        <draw:path draw:style-name="gr1" draw:text-style-name="P1" draw:layer="layout" svg:width="0.1cm" svg:height="0.1cm" svg:x="9.232cm" svg:y="24.686cm" svg:viewBox="0 0 101 101" svg:d="M0 51c0-28 22-51 51-51 27 0 50 23 50 51 0 27-23 50-50 50-29 0-51-23-51-50z">
          <text:p/>
        </draw:path>
        <draw:path draw:style-name="gr1" draw:text-style-name="P1" draw:layer="layout" svg:width="0.1cm" svg:height="0.1cm" svg:x="15.865cm" svg:y="21.524cm" svg:viewBox="0 0 101 101" svg:d="M0 51c0-28 22-51 51-51 27 0 50 23 50 51s-23 50-50 50c-29 0-51-22-51-50z">
          <text:p/>
        </draw:path>
        <draw:path draw:style-name="gr1" draw:text-style-name="P1" draw:layer="layout" svg:width="0.1cm" svg:height="0.1cm" svg:x="14.634cm" svg:y="21.147cm" svg:viewBox="0 0 101 101" svg:d="M0 50c0-28 22-50 50-50s51 22 51 50-23 51-51 51-50-23-50-51z">
          <text:p/>
        </draw:path>
        <draw:path draw:style-name="gr1" draw:text-style-name="P1" draw:layer="layout" svg:width="0.1cm" svg:height="0.1cm" svg:x="14.634cm" svg:y="21.909cm" svg:viewBox="0 0 101 101" svg:d="M0 51c0-29 22-51 50-51s51 22 51 51c0 28-23 50-51 50s-50-22-50-50z">
          <text:p/>
        </draw:path>
        <draw:path draw:style-name="gr1" draw:text-style-name="P1" draw:layer="layout" svg:width="0.1cm" svg:height="0.1cm" svg:x="15.403cm" svg:y="21.143cm" svg:viewBox="0 0 101 101" svg:d="M0 50c0-28 23-50 50-50 28 0 51 22 51 50s-23 51-51 51c-27 0-50-23-50-51z">
          <text:p/>
        </draw:path>
        <draw:path draw:style-name="gr1" draw:text-style-name="P1" draw:layer="layout" svg:width="0.1cm" svg:height="0.1cm" svg:x="15.403cm" svg:y="21.905cm" svg:viewBox="0 0 101 101" svg:d="M0 51c0-29 23-51 50-51 28 0 51 22 51 51 0 28-23 50-51 50-27 0-50-22-50-50z">
          <text:p/>
        </draw:path>
        <draw:path draw:style-name="gr1" draw:text-style-name="P1" draw:layer="layout" svg:width="0.1cm" svg:height="0.1cm" svg:x="14.634cm" svg:y="24.73cm" svg:viewBox="0 0 101 101" svg:d="M0 50c0-28 22-50 50-50s51 22 51 50c0 29-23 51-51 51s-50-22-50-51z">
          <text:p/>
        </draw:path>
        <draw:path draw:style-name="gr1" draw:text-style-name="P1" draw:layer="layout" svg:width="0.1cm" svg:height="0.1cm" svg:x="14.888cm" svg:y="24.73cm" svg:viewBox="0 0 101 101" svg:d="M0 50c0-28 22-50 51-50 28 0 50 22 50 50 0 29-22 51-50 51-29 0-51-22-51-51z">
          <text:p/>
        </draw:path>
        <draw:path draw:style-name="gr1" draw:text-style-name="P1" draw:layer="layout" svg:width="0.1cm" svg:height="0.1cm" svg:x="13.614cm" svg:y="21.146cm" svg:viewBox="0 0 101 101" svg:d="M0 50c0-28 23-50 50-50 28 0 51 22 51 50s-23 51-51 51c-27 0-50-23-50-51z">
          <text:p/>
        </draw:path>
        <draw:path draw:style-name="gr1" draw:text-style-name="P1" draw:layer="layout" svg:width="0.1cm" svg:height="0.1cm" svg:x="13.614cm" svg:y="21.908cm" svg:viewBox="0 0 101 101" svg:d="M0 51c0-29 23-51 50-51 28 0 51 22 51 51 0 28-23 50-51 50-27 0-50-22-50-50z">
          <text:p/>
        </draw:path>
        <draw:path draw:style-name="gr1" draw:text-style-name="P1" draw:layer="layout" svg:width="0.1cm" svg:height="0.1cm" svg:x="12.73cm" svg:y="25.568cm" svg:viewBox="0 0 101 101" svg:d="M0 51c0-29 24-51 52-51 27 0 49 22 49 51 0 28-22 50-49 50-28 0-52-22-52-50z">
          <text:p/>
        </draw:path>
        <draw:path draw:style-name="gr1" draw:text-style-name="P1" draw:layer="layout" svg:width="0.1cm" svg:height="0.1cm" svg:x="13.867cm" svg:y="25.945cm" svg:viewBox="0 0 101 101" svg:d="M0 51c0-29 22-51 50-51 29 0 51 22 51 51 0 28-22 50-51 50-28 0-50-22-50-50z">
          <text:p/>
        </draw:path>
        <draw:path draw:style-name="gr1" draw:text-style-name="P1" draw:layer="layout" svg:width="0.1cm" svg:height="0.1cm" svg:x="13.867cm" svg:y="25.183cm" svg:viewBox="0 0 101 101" svg:d="M0 51c0-28 22-51 50-51 29 0 51 23 51 51s-22 50-51 50c-28 0-50-22-50-50z">
          <text:p/>
        </draw:path>
        <draw:path draw:style-name="gr1" draw:text-style-name="P1" draw:layer="layout" svg:width="0.1cm" svg:height="0.1cm" svg:x="12.73cm" svg:y="23.609cm" svg:viewBox="0 0 101 101" svg:d="M0 52c0-28 24-52 52-52 27 0 49 24 49 52 0 27-22 49-49 49-28 0-52-22-52-49z">
          <text:p/>
        </draw:path>
        <draw:path draw:style-name="gr1" draw:text-style-name="P1" draw:layer="layout" svg:width="0.1cm" svg:height="0.1cm" svg:x="11.968cm" svg:y="23.609cm" svg:viewBox="0 0 101 101" svg:d="M0 52c0-28 23-52 51-52 27 0 50 24 50 52 0 27-23 49-50 49-28 0-51-22-51-49z">
          <text:p/>
        </draw:path>
        <draw:line draw:style-name="gr14" draw:text-style-name="P2" draw:layer="layout" svg:x1="4.168cm" svg:y1="20.845cm" svg:x2="16.935cm" svg:y2="20.845cm">
          <text:p/>
        </draw:line>
        <draw:line draw:style-name="gr14" draw:text-style-name="P2" draw:layer="layout" svg:x1="16.935cm" svg:y1="20.845cm" svg:x2="16.935cm" svg:y2="26.25cm">
          <text:p/>
        </draw:line>
        <draw:line draw:style-name="gr14" draw:text-style-name="P2" draw:layer="layout" svg:x1="4.168cm" svg:y1="26.25cm" svg:x2="4.168cm" svg:y2="20.845cm">
          <text:p/>
        </draw:line>
        <draw:line draw:style-name="gr14" draw:text-style-name="P2" draw:layer="layout" svg:x1="4.168cm" svg:y1="26.25cm" svg:x2="16.935cm" svg:y2="26.25cm">
          <text:p/>
        </draw:line>
        <draw:path draw:style-name="gr1" draw:text-style-name="P1" draw:layer="layout" svg:width="0.1cm" svg:height="0.1cm" svg:x="11.752cm" svg:y="21.146cm" svg:viewBox="0 0 101 101" svg:d="M0 50c0-28 24-50 52-50 27 0 49 22 49 50s-22 51-49 51c-28 0-52-23-52-51z">
          <text:p/>
        </draw:path>
        <draw:path draw:style-name="gr1" draw:text-style-name="P1" draw:layer="layout" svg:width="0.1cm" svg:height="0.1cm" svg:x="5.351cm" svg:y="23.287cm" svg:viewBox="0 0 101 101" svg:d="M0 50c0-28 22-50 49-50 29 0 52 22 52 50s-23 51-52 51c-27 0-49-23-49-51z">
          <text:p/>
        </draw:path>
        <draw:path draw:style-name="gr1" draw:text-style-name="P1" draw:layer="layout" svg:width="0.149cm" svg:height="0.151cm" svg:x="5.326cm" svg:y="22.441cm" svg:viewBox="0 0 150 152" svg:d="M0 76c0-42 34-76 75-76 42 0 75 34 75 76 0 41-33 76-75 76-41 0-75-35-75-76z">
          <text:p/>
        </draw:path>
        <draw:path draw:style-name="gr1" draw:text-style-name="P1" draw:layer="layout" svg:width="0.1cm" svg:height="0.1cm" svg:x="5.351cm" svg:y="23.076cm" svg:viewBox="0 0 101 101" svg:d="M0 52c0-29 22-52 49-52 29 0 52 23 52 52 0 27-23 49-52 49-27 0-49-22-49-49z">
          <text:p/>
        </draw:path>
        <draw:path draw:style-name="gr1" draw:text-style-name="P1" draw:layer="layout" svg:width="0.1cm" svg:height="0.099cm" svg:x="5.351cm" svg:y="22.877cm" svg:viewBox="0 0 101 100" svg:d="M0 50c0-28 22-50 49-50 29 0 52 22 52 50s-23 50-52 50c-27 0-49-22-49-50z">
          <text:p/>
        </draw:path>
        <draw:path draw:style-name="gr1" draw:text-style-name="P1" draw:layer="layout" svg:width="0.1cm" svg:height="0.1cm" svg:x="5.351cm" svg:y="22.677cm" svg:viewBox="0 0 101 101" svg:d="M0 50c0-28 22-50 49-50 29 0 52 22 52 50s-23 51-52 51c-27 0-49-23-49-51z">
          <text:p/>
        </draw:path>
        <draw:path draw:style-name="gr1" draw:text-style-name="P1" draw:layer="layout" svg:width="0.1cm" svg:height="0.1cm" svg:x="13.349cm" svg:y="24.73cm" svg:viewBox="0 0 101 101" svg:d="M0 50c0-28 22-50 50-50s51 22 51 50c0 29-23 51-51 51s-50-22-50-51z">
          <text:p/>
        </draw:path>
        <draw:path draw:style-name="gr1" draw:text-style-name="P1" draw:layer="layout" svg:width="0.1cm" svg:height="0.1cm" svg:x="13.095cm" svg:y="24.73cm" svg:viewBox="0 0 101 101" svg:d="M0 50c0-28 22-50 51-50 28 0 50 22 50 50 0 29-22 51-50 51-29 0-51-22-51-51z">
          <text:p/>
        </draw:path>
        <draw:path draw:style-name="gr1" draw:text-style-name="P1" draw:layer="layout" svg:width="0.1cm" svg:height="0.1cm" svg:x="8.381cm" svg:y="24.227cm" svg:viewBox="0 0 101 101" svg:d="M0 49c0-27 23-49 51-49 27 0 50 22 50 49 0 28-23 52-50 52-28 0-51-24-51-52z">
          <text:p/>
        </draw:path>
        <draw:path draw:style-name="gr1" draw:text-style-name="P1" draw:layer="layout" svg:width="0.1cm" svg:height="0.1cm" svg:x="8.381cm" svg:y="24.989cm" svg:viewBox="0 0 101 101" svg:d="M0 50c0-27 23-50 51-50 27 0 50 23 50 50 0 28-23 51-50 51-28 0-51-23-51-51z">
          <text:p/>
        </draw:path>
        <draw:path draw:style-name="gr1" draw:text-style-name="P1" draw:layer="layout" svg:width="0.1cm" svg:height="0.1cm" svg:x="7.683cm" svg:y="24.311cm" svg:viewBox="0 0 101 101" svg:d="M0 49c0-27 23-49 50-49 28 0 51 22 51 49 0 28-23 52-51 52-27 0-50-24-50-52z">
          <text:p/>
        </draw:path>
        <draw:path draw:style-name="gr1" draw:text-style-name="P1" draw:layer="layout" svg:width="0.149cm" svg:height="0.149cm" svg:x="7.658cm" svg:y="25.106cm" svg:viewBox="0 0 150 150" svg:d="M0 75c0-42 33-75 74-75 43 0 76 33 76 75 0 41-33 75-76 75-41 0-74-34-74-75z">
          <text:p/>
        </draw:path>
        <draw:path draw:style-name="gr1" draw:text-style-name="P1" draw:layer="layout" svg:width="0.1cm" svg:height="0.1cm" svg:x="7.683cm" svg:y="24.52cm" svg:viewBox="0 0 101 101" svg:d="M0 51c0-28 23-51 50-51 28 0 51 23 51 51 0 27-23 50-51 50-27 0-50-23-50-50z">
          <text:p/>
        </draw:path>
        <draw:path draw:style-name="gr1" draw:text-style-name="P1" draw:layer="layout" svg:width="0.1cm" svg:height="0.1cm" svg:x="7.683cm" svg:y="24.72cm" svg:viewBox="0 0 101 101" svg:d="M0 51c0-28 23-51 50-51 28 0 51 23 51 51 0 27-23 50-51 50-27 0-50-23-50-50z">
          <text:p/>
        </draw:path>
        <draw:path draw:style-name="gr1" draw:text-style-name="P1" draw:layer="layout" svg:width="0.1cm" svg:height="0.1cm" svg:x="7.683cm" svg:y="24.92cm" svg:viewBox="0 0 101 101" svg:d="M0 51c0-28 23-51 50-51 28 0 51 23 51 51 0 27-23 50-51 50-27 0-50-23-50-50z">
          <text:p/>
        </draw:path>
        <draw:path draw:style-name="gr1" draw:text-style-name="P1" draw:layer="layout" svg:width="0.1cm" svg:height="0.1cm" svg:x="16.17cm" svg:y="21.524cm" svg:viewBox="0 0 101 101" svg:d="M0 51c0-28 22-51 51-51 27 0 50 23 50 51s-23 50-50 50c-29 0-51-22-51-50z">
          <text:p/>
        </draw:path>
        <draw:path draw:style-name="gr1" draw:text-style-name="P1" draw:layer="layout" svg:width="0.1cm" svg:height="0.1cm" svg:x="15.152cm" svg:y="22.44cm" svg:viewBox="0 0 101 101" svg:d="M0 50c0-28 23-50 51-50s50 22 50 50-22 51-50 51-51-23-51-51z">
          <text:p/>
        </draw:path>
        <draw:path draw:style-name="gr1" draw:text-style-name="P1" draw:layer="layout" svg:width="0.1cm" svg:height="0.1cm" svg:x="15.406cm" svg:y="22.44cm" svg:viewBox="0 0 101 101" svg:d="M0 50c0-28 24-50 52-50 27 0 49 22 49 50s-22 51-49 51c-28 0-52-23-52-51z">
          <text:p/>
        </draw:path>
        <draw:path draw:style-name="gr1" draw:text-style-name="P1" draw:layer="layout" svg:width="0.1cm" svg:height="0.1cm" svg:x="12.73cm" svg:y="24.118cm" svg:viewBox="0 0 101 101" svg:d="M0 50c0-28 24-50 52-50 27 0 49 22 49 50s-22 51-49 51c-28 0-52-23-52-51z">
          <text:p/>
        </draw:path>
        <draw:path draw:style-name="gr1" draw:text-style-name="P1" draw:layer="layout" svg:width="0.1cm" svg:height="0.1cm" svg:x="11.968cm" svg:y="24.118cm" svg:viewBox="0 0 101 101" svg:d="M0 50c0-28 23-50 51-50 27 0 50 22 50 50s-23 51-50 51c-28 0-51-23-51-51z">
          <text:p/>
        </draw:path>
        <draw:path draw:style-name="gr1" draw:text-style-name="P1" draw:layer="layout" svg:width="0.1cm" svg:height="0.1cm" svg:x="10.047cm" svg:y="25.096cm" svg:viewBox="0 0 101 101" svg:d="M0 51c0-28 23-51 52-51 27 0 49 23 49 51 0 27-22 50-49 50-29 0-52-23-52-50z">
          <text:p/>
        </draw:path>
        <draw:path draw:style-name="gr1" draw:text-style-name="P1" draw:layer="layout" svg:width="0.149cm" svg:height="0.15cm" svg:x="10.023cm" svg:y="24.251cm" svg:viewBox="0 0 150 151" svg:d="M0 75c0-42 33-75 75-75s75 33 75 75c0 41-33 76-75 76s-75-35-75-76z">
          <text:p/>
        </draw:path>
        <draw:path draw:style-name="gr1" draw:text-style-name="P1" draw:layer="layout" svg:width="0.1cm" svg:height="0.1cm" svg:x="10.047cm" svg:y="24.886cm" svg:viewBox="0 0 101 101" svg:d="M0 51c0-28 23-51 52-51 27 0 49 23 49 51 0 27-22 50-49 50-29 0-52-23-52-50z">
          <text:p/>
        </draw:path>
        <draw:path draw:style-name="gr1" draw:text-style-name="P1" draw:layer="layout" svg:width="0.1cm" svg:height="0.1cm" svg:x="10.047cm" svg:y="24.686cm" svg:viewBox="0 0 101 101" svg:d="M0 51c0-28 23-51 52-51 27 0 49 23 49 51 0 27-22 50-49 50-29 0-52-23-52-50z">
          <text:p/>
        </draw:path>
        <draw:path draw:style-name="gr1" draw:text-style-name="P1" draw:layer="layout" svg:width="0.1cm" svg:height="0.1cm" svg:x="10.047cm" svg:y="24.486cm" svg:viewBox="0 0 101 101" svg:d="M0 51c0-28 23-51 52-51 27 0 49 23 49 51 0 27-22 50-49 50-29 0-52-23-52-50z">
          <text:p/>
        </draw:path>
        <draw:path draw:style-name="gr1" draw:text-style-name="P1" draw:layer="layout" svg:width="0.1cm" svg:height="0.1cm" svg:x="6.022cm" svg:y="24.227cm" svg:viewBox="0 0 101 101" svg:d="M0 49c0-27 23-49 50-49 28 0 51 22 51 49 0 28-23 52-51 52-27 0-50-24-50-52z">
          <text:p/>
        </draw:path>
        <draw:path draw:style-name="gr1" draw:text-style-name="P1" draw:layer="layout" svg:width="0.1cm" svg:height="0.1cm" svg:x="6.022cm" svg:y="24.989cm" svg:viewBox="0 0 101 101" svg:d="M0 50c0-27 23-50 50-50 28 0 51 23 51 50 0 28-23 51-51 51-27 0-50-23-50-51z">
          <text:p/>
        </draw:path>
        <draw:path draw:style-name="gr1" draw:text-style-name="P1" draw:layer="layout" svg:width="0.1cm" svg:height="0.1cm" svg:x="6.877cm" svg:y="24.52cm" svg:viewBox="0 0 101 101" svg:d="M0 51c0-28 22-51 51-51 27 0 50 23 50 51 0 27-23 50-50 50-29 0-51-23-51-50z">
          <text:p/>
        </draw:path>
        <draw:path draw:style-name="gr1" draw:text-style-name="P1" draw:layer="layout" svg:width="0.1cm" svg:height="0.1cm" svg:x="6.877cm" svg:y="24.72cm" svg:viewBox="0 0 101 101" svg:d="M0 51c0-28 22-51 51-51 27 0 50 23 50 51 0 27-23 50-50 50-29 0-51-23-51-50z">
          <text:p/>
        </draw:path>
        <draw:path draw:style-name="gr1" draw:text-style-name="P1" draw:layer="layout" svg:width="0.1cm" svg:height="0.1cm" svg:x="11.444cm" svg:y="21.146cm" svg:viewBox="0 0 101 101" svg:d="M0 50c0-28 23-50 50-50 28 0 51 22 51 50s-23 51-51 51c-27 0-50-23-50-51z">
          <text:p/>
        </draw:path>
        <draw:path draw:style-name="gr1" draw:text-style-name="P1" draw:layer="layout" svg:width="0.1cm" svg:height="0.1cm" svg:x="7.68cm" svg:y="23.286cm" svg:viewBox="0 0 101 101" svg:d="M0 51c0-29 24-51 52-51 27 0 49 22 49 51 0 27-22 50-49 50-28 0-52-23-52-50z">
          <text:p/>
        </draw:path>
        <draw:path draw:style-name="gr1" draw:text-style-name="P1" draw:layer="layout" svg:width="0.149cm" svg:height="0.15cm" svg:x="7.656cm" svg:y="22.441cm" svg:viewBox="0 0 150 151" svg:d="M0 75c0-42 33-75 75-75s75 33 75 75c0 41-33 76-75 76s-75-35-75-76z">
          <text:p/>
        </draw:path>
        <draw:path draw:style-name="gr1" draw:text-style-name="P1" draw:layer="layout" svg:width="0.1cm" svg:height="0.1cm" svg:x="7.68cm" svg:y="23.076cm" svg:viewBox="0 0 101 101" svg:d="M0 51c0-29 24-51 52-51 27 0 49 22 49 51 0 27-22 50-49 50-28 0-52-23-52-50z">
          <text:p/>
        </draw:path>
        <draw:path draw:style-name="gr1" draw:text-style-name="P1" draw:layer="layout" svg:width="0.1cm" svg:height="0.1cm" svg:x="7.68cm" svg:y="22.876cm" svg:viewBox="0 0 101 101" svg:d="M0 51c0-29 24-51 52-51 27 0 49 22 49 51 0 27-22 50-49 50-28 0-52-23-52-50z">
          <text:p/>
        </draw:path>
        <draw:path draw:style-name="gr1" draw:text-style-name="P1" draw:layer="layout" svg:width="0.1cm" svg:height="0.1cm" svg:x="7.68cm" svg:y="22.676cm" svg:viewBox="0 0 101 101" svg:d="M0 51c0-29 24-51 52-51 27 0 49 22 49 51 0 27-22 50-49 50-28 0-52-23-52-50z">
          <text:p/>
        </draw:path>
        <draw:path draw:style-name="gr1" draw:text-style-name="P1" draw:layer="layout" svg:width="0.1cm" svg:height="0.1cm" svg:x="8.381cm" svg:y="22.05cm" svg:viewBox="0 0 101 101" svg:d="M0 50c0-28 23-50 51-50 27 0 50 22 50 50 0 27-23 51-50 51-28 0-51-24-51-51z">
          <text:p/>
        </draw:path>
        <draw:path draw:style-name="gr1" draw:text-style-name="P1" draw:layer="layout" svg:width="0.1cm" svg:height="0.1cm" svg:x="14.883cm" svg:y="25.946cm" svg:viewBox="0 0 101 101" svg:d="M0 51c0-29 22-51 51-51 28 0 50 22 50 51 0 28-22 50-50 50-29 0-51-22-51-50z">
          <text:p/>
        </draw:path>
        <draw:path draw:style-name="gr1" draw:text-style-name="P1" draw:layer="layout" svg:width="0.1cm" svg:height="0.1cm" svg:x="14.883cm" svg:y="25.184cm" svg:viewBox="0 0 101 101" svg:d="M0 51c0-28 22-51 51-51 28 0 50 23 50 51s-22 50-50 50c-29 0-51-22-51-50z">
          <text:p/>
        </draw:path>
        <draw:path draw:style-name="gr1" draw:text-style-name="P1" draw:layer="layout" svg:width="0.1cm" svg:height="0.1cm" svg:x="14.382cm" svg:y="22.44cm" svg:viewBox="0 0 101 101" svg:d="M0 50c0-28 23-50 52-50 27 0 49 22 49 50s-22 51-49 51c-29 0-52-23-52-51z">
          <text:p/>
        </draw:path>
        <draw:path draw:style-name="gr1" draw:text-style-name="P1" draw:layer="layout" svg:width="0.1cm" svg:height="0.1cm" svg:x="14.636cm" svg:y="22.44cm" svg:viewBox="0 0 101 101" svg:d="M0 50c0-28 23-50 51-50 27 0 50 22 50 50s-23 51-50 51c-28 0-51-23-51-51z">
          <text:p/>
        </draw:path>
        <draw:path draw:style-name="gr1" draw:text-style-name="P1" draw:layer="layout" svg:width="0.1cm" svg:height="0.1cm" svg:x="16.475cm" svg:y="21.524cm" svg:viewBox="0 0 101 101" svg:d="M0 51c0-28 22-51 51-51 27 0 50 23 50 51s-23 50-50 50c-29 0-51-22-51-50z">
          <text:p/>
        </draw:path>
        <draw:path draw:style-name="gr1" draw:text-style-name="P1" draw:layer="layout" svg:width="0.1cm" svg:height="0.1cm" svg:x="4.519cm" svg:y="23.076cm" svg:viewBox="0 0 101 101" svg:d="M0 51c0-29 23-51 51-51 27 0 50 22 50 51 0 27-23 50-50 50-28 0-51-23-51-50z">
          <text:p/>
        </draw:path>
        <draw:path draw:style-name="gr1" draw:text-style-name="P1" draw:layer="layout" svg:width="0.1cm" svg:height="0.1cm" svg:x="4.519cm" svg:y="22.876cm" svg:viewBox="0 0 101 101" svg:d="M0 51c0-29 23-51 51-51 27 0 50 22 50 51 0 27-23 50-50 50-28 0-51-23-51-50z">
          <text:p/>
        </draw:path>
        <draw:path draw:style-name="gr1" draw:text-style-name="P1" draw:layer="layout" svg:width="0.1cm" svg:height="0.1cm" svg:x="8.381cm" svg:y="23.361cm" svg:viewBox="0 0 101 101" svg:d="M0 50c0-27 23-50 51-50 27 0 50 23 50 50 0 29-23 51-50 51-28 0-51-22-51-51z">
          <text:p/>
        </draw:path>
        <draw:path draw:style-name="gr1" draw:text-style-name="P1" draw:layer="layout" svg:width="0.1cm" svg:height="0.1cm" svg:x="8.381cm" svg:y="22.599cm" svg:viewBox="0 0 101 101" svg:d="M0 51c0-28 23-51 51-51 27 0 50 23 50 51s-23 50-50 50c-28 0-51-22-51-50z">
          <text:p/>
        </draw:path>
        <draw:path draw:style-name="gr1" draw:text-style-name="P1" draw:layer="layout" svg:width="0.1cm" svg:height="0.1cm" svg:x="10.736cm" svg:y="23.361cm" svg:viewBox="0 0 101 101" svg:d="M0 50c0-27 22-50 51-50 27 0 50 23 50 50 0 29-23 51-50 51-29 0-51-22-51-51z">
          <text:p/>
        </draw:path>
        <draw:path draw:style-name="gr1" draw:text-style-name="P1" draw:layer="layout" svg:width="0.1cm" svg:height="0.1cm" svg:x="10.736cm" svg:y="22.599cm" svg:viewBox="0 0 101 101" svg:d="M0 51c0-28 22-51 51-51 27 0 50 23 50 51s-23 50-50 50c-29 0-51-22-51-50z">
          <text:p/>
        </draw:path>
        <draw:path draw:style-name="gr1" draw:text-style-name="P1" draw:layer="layout" svg:width="0.1cm" svg:height="0.1cm" svg:x="15.873cm" svg:y="23.101cm" svg:viewBox="0 0 101 101" svg:d="M0 51c0-28 23-51 52-51 27 0 49 23 49 51s-22 50-49 50c-29 0-52-22-52-50z">
          <text:p/>
        </draw:path>
        <draw:path draw:style-name="gr1" draw:text-style-name="P1" draw:layer="layout" svg:width="0.1cm" svg:height="0.1cm" svg:x="16.635cm" svg:y="23.101cm" svg:viewBox="0 0 101 101" svg:d="M0 51c0-28 23-51 51-51s50 23 50 51-22 50-50 50-51-22-51-50z">
          <text:p/>
        </draw:path>
        <draw:path draw:style-name="gr1" draw:text-style-name="P1" draw:layer="layout" svg:width="0.1cm" svg:height="0.1cm" svg:x="9.232cm" svg:y="23.076cm" svg:viewBox="0 0 101 101" svg:d="M0 51c0-29 22-51 51-51 27 0 50 22 50 51 0 27-23 50-50 50-29 0-51-23-51-50z">
          <text:p/>
        </draw:path>
        <draw:path draw:style-name="gr1" draw:text-style-name="P1" draw:layer="layout" svg:width="0.1cm" svg:height="0.1cm" svg:x="9.232cm" svg:y="22.876cm" svg:viewBox="0 0 101 101" svg:d="M0 51c0-29 22-51 51-51 27 0 50 22 50 51 0 27-23 50-50 50-29 0-51-23-51-50z">
          <text:p/>
        </draw:path>
        <draw:path draw:style-name="gr1" draw:text-style-name="P1" draw:layer="layout" svg:width="0.1cm" svg:height="0.1cm" svg:x="12.12cm" svg:y="25.568cm" svg:viewBox="0 0 101 101" svg:d="M0 51c0-29 23-51 52-51 27 0 49 22 49 51 0 28-22 50-49 50-29 0-52-22-52-50z">
          <text:p/>
        </draw:path>
        <draw:path draw:style-name="gr1" draw:text-style-name="P1" draw:layer="layout" svg:width="0.1cm" svg:height="0.1cm" svg:x="13.613cm" svg:y="23.979cm" svg:viewBox="0 0 101 101" svg:d="M0 50c0-28 22-50 50-50s51 22 51 50-23 51-51 51-50-23-50-51z">
          <text:p/>
        </draw:path>
        <draw:path draw:style-name="gr1" draw:text-style-name="P1" draw:layer="layout" svg:width="0.1cm" svg:height="0.1cm" svg:x="13.867cm" svg:y="23.979cm" svg:viewBox="0 0 101 101" svg:d="M0 50c0-28 22-50 49-50 29 0 52 22 52 50s-23 51-52 51c-27 0-49-23-49-51z">
          <text:p/>
        </draw:path>
        <draw:path draw:style-name="gr1" draw:text-style-name="P1" draw:layer="layout" svg:width="0.1cm" svg:height="0.1cm" svg:x="14.121cm" svg:y="23.979cm" svg:viewBox="0 0 101 101" svg:d="M0 50c0-28 23-50 50-50 28 0 51 22 51 50s-23 51-51 51c-27 0-50-23-50-51z">
          <text:p/>
        </draw:path>
        <draw:path draw:style-name="gr1" draw:text-style-name="P1" draw:layer="layout" svg:width="0.1cm" svg:height="0.1cm" svg:x="14.375cm" svg:y="23.979cm" svg:viewBox="0 0 101 101" svg:d="M0 50c0-28 22-50 49-50 29 0 52 22 52 50s-23 51-52 51c-27 0-49-23-49-51z">
          <text:p/>
        </draw:path>
        <draw:path draw:style-name="gr1" draw:text-style-name="P1" draw:layer="layout" svg:width="0.1cm" svg:height="0.1cm" svg:x="14.629cm" svg:y="23.979cm" svg:viewBox="0 0 101 101" svg:d="M0 50c0-28 22-50 49-50 28 0 52 22 52 50s-24 51-52 51c-27 0-49-23-49-51z">
          <text:p/>
        </draw:path>
        <draw:path draw:style-name="gr1" draw:text-style-name="P1" draw:layer="layout" svg:width="0.1cm" svg:height="0.1cm" svg:x="14.883cm" svg:y="23.979cm" svg:viewBox="0 0 101 101" svg:d="M0 50c0-28 22-50 50-50s51 22 51 50-23 51-51 51-50-23-50-51z">
          <text:p/>
        </draw:path>
        <draw:path draw:style-name="gr1" draw:text-style-name="P1" draw:layer="layout" svg:width="0.1cm" svg:height="0.1cm" svg:x="15.137cm" svg:y="23.979cm" svg:viewBox="0 0 101 101" svg:d="M0 50c0-28 22-50 49-50 28 0 52 22 52 50s-24 51-52 51c-27 0-49-23-49-51z">
          <text:p/>
        </draw:path>
        <draw:path draw:style-name="gr1" draw:text-style-name="P1" draw:layer="layout" svg:width="0.1cm" svg:height="0.1cm" svg:x="15.137cm" svg:y="23.185cm" svg:viewBox="0 0 101 101" svg:d="M0 50c0-28 22-50 49-50 28 0 52 22 52 50s-24 51-52 51c-27 0-49-23-49-51z">
          <text:p/>
        </draw:path>
        <draw:path draw:style-name="gr1" draw:text-style-name="P1" draw:layer="layout" svg:width="0.1cm" svg:height="0.1cm" svg:x="14.883cm" svg:y="23.185cm" svg:viewBox="0 0 101 101" svg:d="M0 50c0-28 22-50 50-50s51 22 51 50-23 51-51 51-50-23-50-51z">
          <text:p/>
        </draw:path>
        <draw:path draw:style-name="gr1" draw:text-style-name="P1" draw:layer="layout" svg:width="0.1cm" svg:height="0.1cm" svg:x="14.629cm" svg:y="23.185cm" svg:viewBox="0 0 101 101" svg:d="M0 50c0-28 22-50 49-50 28 0 52 22 52 50s-24 51-52 51c-27 0-49-23-49-51z">
          <text:p/>
        </draw:path>
        <draw:path draw:style-name="gr1" draw:text-style-name="P1" draw:layer="layout" svg:width="0.1cm" svg:height="0.1cm" svg:x="14.375cm" svg:y="23.185cm" svg:viewBox="0 0 101 101" svg:d="M0 50c0-28 22-50 49-50 29 0 52 22 52 50s-23 51-52 51c-27 0-49-23-49-51z">
          <text:p/>
        </draw:path>
        <draw:path draw:style-name="gr1" draw:text-style-name="P1" draw:layer="layout" svg:width="0.1cm" svg:height="0.1cm" svg:x="14.121cm" svg:y="23.185cm" svg:viewBox="0 0 101 101" svg:d="M0 50c0-28 23-50 50-50 28 0 51 22 51 50s-23 51-51 51c-27 0-50-23-50-51z">
          <text:p/>
        </draw:path>
        <draw:path draw:style-name="gr1" draw:text-style-name="P1" draw:layer="layout" svg:width="0.1cm" svg:height="0.1cm" svg:x="13.867cm" svg:y="23.185cm" svg:viewBox="0 0 101 101" svg:d="M0 50c0-28 22-50 49-50 29 0 52 22 52 50s-23 51-52 51c-27 0-49-23-49-51z">
          <text:p/>
        </draw:path>
        <draw:path draw:style-name="gr1" draw:text-style-name="P1" draw:layer="layout" svg:width="0.1cm" svg:height="0.1cm" svg:x="13.613cm" svg:y="23.185cm" svg:viewBox="0 0 101 101" svg:d="M0 50c0-28 22-50 50-50s51 22 51 50-23 51-51 51-50-23-50-51z">
          <text:p/>
        </draw:path>
        <draw:path draw:style-name="gr1" draw:text-style-name="P1" draw:layer="layout" svg:width="0.1cm" svg:height="0.1cm" svg:x="8.381cm" svg:y="25.591cm" svg:viewBox="0 0 101 101" svg:d="M0 51c0-28 23-51 51-51 27 0 50 23 50 51s-23 50-50 50c-28 0-51-22-51-50z">
          <text:p/>
        </draw:path>
        <draw:path draw:style-name="gr1" draw:text-style-name="P1" draw:layer="layout" svg:width="0.1cm" svg:height="0.1cm" svg:x="12.73cm" svg:y="23.101cm" svg:viewBox="0 0 101 101" svg:d="M0 51c0-28 24-51 52-51 27 0 49 23 49 51s-22 50-49 50c-28 0-52-22-52-50z">
          <text:p/>
        </draw:path>
        <draw:path draw:style-name="gr1" draw:text-style-name="P1" draw:layer="layout" svg:width="0.1cm" svg:height="0.1cm" svg:x="11.968cm" svg:y="23.101cm" svg:viewBox="0 0 101 101" svg:d="M0 51c0-28 23-51 51-51 27 0 50 23 50 51s-23 50-50 50c-28 0-51-22-51-50z">
          <text:p/>
        </draw:path>
        <draw:path draw:style-name="gr1" draw:text-style-name="P1" draw:layer="layout" svg:width="0.1cm" svg:height="0.1cm" svg:x="15.873cm" svg:y="24.118cm" svg:viewBox="0 0 101 101" svg:d="M0 50c0-28 23-50 52-50 27 0 49 22 49 50s-22 51-49 51c-29 0-52-23-52-51z">
          <text:p/>
        </draw:path>
        <draw:path draw:style-name="gr1" draw:text-style-name="P1" draw:layer="layout" svg:width="0.1cm" svg:height="0.1cm" svg:x="16.635cm" svg:y="24.118cm" svg:viewBox="0 0 101 101" svg:d="M0 50c0-28 23-50 51-50s50 22 50 50-22 51-50 51-51-23-51-51z">
          <text:p/>
        </draw:path>
        <draw:path draw:style-name="gr1" draw:text-style-name="P1" draw:layer="layout" svg:width="0.1cm" svg:height="0.1cm" svg:x="10.047cm" svg:y="23.286cm" svg:viewBox="0 0 101 101" svg:d="M0 51c0-29 23-51 52-51 27 0 49 22 49 51 0 27-22 50-49 50-29 0-52-23-52-50z">
          <text:p/>
        </draw:path>
        <draw:path draw:style-name="gr1" draw:text-style-name="P1" draw:layer="layout" svg:width="0.149cm" svg:height="0.15cm" svg:x="10.023cm" svg:y="22.441cm" svg:viewBox="0 0 150 151" svg:d="M0 75c0-42 33-75 75-75s75 33 75 75c0 41-33 76-75 76s-75-35-75-76z">
          <text:p/>
        </draw:path>
        <draw:path draw:style-name="gr1" draw:text-style-name="P1" draw:layer="layout" svg:width="0.1cm" svg:height="0.1cm" svg:x="10.047cm" svg:y="23.076cm" svg:viewBox="0 0 101 101" svg:d="M0 51c0-29 23-51 52-51 27 0 49 22 49 51 0 27-22 50-49 50-29 0-52-23-52-50z">
          <text:p/>
        </draw:path>
        <draw:path draw:style-name="gr1" draw:text-style-name="P1" draw:layer="layout" svg:width="0.1cm" svg:height="0.1cm" svg:x="10.047cm" svg:y="22.876cm" svg:viewBox="0 0 101 101" svg:d="M0 51c0-29 23-51 52-51 27 0 49 22 49 51 0 27-22 50-49 50-29 0-52-23-52-50z">
          <text:p/>
        </draw:path>
        <draw:path draw:style-name="gr1" draw:text-style-name="P1" draw:layer="layout" svg:width="0.1cm" svg:height="0.1cm" svg:x="10.047cm" svg:y="22.676cm" svg:viewBox="0 0 101 101" svg:d="M0 51c0-29 23-51 52-51 27 0 49 22 49 51 0 27-22 50-49 50-29 0-52-23-52-50z">
          <text:p/>
        </draw:path>
        <draw:path draw:style-name="gr1" draw:text-style-name="P1" draw:layer="layout" svg:width="0.1cm" svg:height="0.1cm" svg:x="10.736cm" svg:y="24.227cm" svg:viewBox="0 0 101 101" svg:d="M0 49c0-27 22-49 51-49 27 0 50 22 50 49 0 28-23 52-50 52-29 0-51-24-51-52z">
          <text:p/>
        </draw:path>
        <draw:path draw:style-name="gr1" draw:text-style-name="P1" draw:layer="layout" svg:width="0.1cm" svg:height="0.1cm" svg:x="10.736cm" svg:y="24.989cm" svg:viewBox="0 0 101 101" svg:d="M0 50c0-27 22-50 51-50 27 0 50 23 50 50 0 28-23 51-50 51-29 0-51-23-51-51z">
          <text:p/>
        </draw:path>
        <draw:path draw:style-name="gr1" draw:text-style-name="P1" draw:layer="layout" svg:width="0.1cm" svg:height="0.1cm" svg:x="6.877cm" svg:y="23.076cm" svg:viewBox="0 0 101 101" svg:d="M0 51c0-29 22-51 51-51 27 0 50 22 50 51 0 27-23 50-50 50-29 0-51-23-51-50z">
          <text:p/>
        </draw:path>
        <draw:path draw:style-name="gr1" draw:text-style-name="P1" draw:layer="layout" svg:width="0.1cm" svg:height="0.1cm" svg:x="6.877cm" svg:y="22.876cm" svg:viewBox="0 0 101 101" svg:d="M0 51c0-29 22-51 51-51 27 0 50 22 50 51 0 27-23 50-50 50-29 0-51-23-51-50z">
          <text:p/>
        </draw:path>
        <draw:path draw:style-name="gr1" draw:text-style-name="P1" draw:layer="layout" svg:width="0.1cm" svg:height="0.1cm" svg:x="4.519cm" svg:y="24.52cm" svg:viewBox="0 0 101 101" svg:d="M0 51c0-28 23-51 51-51 27 0 50 23 50 51 0 27-23 50-50 50-28 0-51-23-51-50z">
          <text:p/>
        </draw:path>
        <draw:path draw:style-name="gr1" draw:text-style-name="P1" draw:layer="layout" svg:width="0.1cm" svg:height="0.1cm" svg:x="4.519cm" svg:y="24.72cm" svg:viewBox="0 0 101 101" svg:d="M0 51c0-28 23-51 51-51 27 0 50 23 50 51 0 27-23 50-50 50-28 0-51-23-51-50z">
          <text:p/>
        </draw:path>
        <draw:path draw:style-name="gr1" draw:text-style-name="P1" draw:layer="layout" svg:width="0.1cm" svg:height="0.1cm" svg:x="6.022cm" svg:y="23.361cm" svg:viewBox="0 0 101 101" svg:d="M0 50c0-27 23-50 50-50 28 0 51 23 51 50 0 29-23 51-51 51-27 0-50-22-50-51z">
          <text:p/>
        </draw:path>
        <draw:path draw:style-name="gr1" draw:text-style-name="P1" draw:layer="layout" svg:width="0.1cm" svg:height="0.1cm" svg:x="6.022cm" svg:y="22.599cm" svg:viewBox="0 0 101 101" svg:d="M0 51c0-28 23-51 50-51 28 0 51 23 51 51s-23 50-51 50c-27 0-50-22-50-50z">
          <text:p/>
        </draw:path>
        <draw:path draw:style-name="gr1" draw:text-style-name="P1" draw:layer="layout" svg:width="0.1cm" svg:height="0.1cm" svg:x="10.736cm" svg:y="25.591cm" svg:viewBox="0 0 101 101" svg:d="M0 51c0-28 22-51 51-51 27 0 50 23 50 51s-23 50-50 50c-29 0-51-22-51-50z">
          <text:p/>
        </draw:path>
        <draw:path draw:style-name="gr1" draw:text-style-name="P1" draw:layer="layout" svg:width="0.1cm" svg:height="0.1cm" svg:x="6.022cm" svg:y="22.05cm" svg:viewBox="0 0 101 101" svg:d="M0 50c0-28 23-50 50-50 28 0 51 22 51 50 0 27-23 51-51 51-27 0-50-24-50-51z">
          <text:p/>
        </draw:path>
        <draw:path draw:style-name="gr1" draw:text-style-name="P1" draw:layer="layout" svg:width="0.1cm" svg:height="0.1cm" svg:x="6.022cm" svg:y="25.591cm" svg:viewBox="0 0 101 101" svg:d="M0 51c0-28 23-51 50-51 28 0 51 23 51 51s-23 50-51 50c-27 0-50-22-50-50z">
          <text:p/>
        </draw:path>
        <draw:path draw:style-name="gr1" draw:text-style-name="P1" draw:layer="layout" svg:width="0.1cm" svg:height="0.1cm" svg:x="12.425cm" svg:y="25.568cm" svg:viewBox="0 0 101 101" svg:d="M0 51c0-29 24-51 52-51 27 0 49 22 49 51 0 28-22 50-49 50-28 0-52-22-52-50z">
          <text:p/>
        </draw:path>
        <draw:path draw:style-name="gr1" draw:text-style-name="P1" draw:layer="layout" svg:width="0.1cm" svg:height="0.1cm" svg:x="15.873cm" svg:y="23.609cm" svg:viewBox="0 0 101 101" svg:d="M0 52c0-28 23-52 52-52 27 0 49 24 49 52 0 27-22 49-49 49-29 0-52-22-52-49z">
          <text:p/>
        </draw:path>
        <draw:path draw:style-name="gr1" draw:text-style-name="P1" draw:layer="layout" svg:width="0.1cm" svg:height="0.1cm" svg:x="16.635cm" svg:y="23.609cm" svg:viewBox="0 0 101 101" svg:d="M0 52c0-28 23-52 51-52s50 24 50 52c0 27-22 49-50 49s-51-22-51-49z">
          <text:p/>
        </draw:path>
        <draw:path draw:style-name="gr1" draw:text-style-name="P1" draw:layer="layout" svg:width="0.1cm" svg:height="0.1cm" svg:x="5.291cm" svg:y="24.311cm" svg:viewBox="0 0 101 101" svg:d="M0 49c0-27 22-49 51-49 28 0 50 22 50 49 0 28-22 52-50 52-29 0-51-24-51-52z">
          <text:p/>
        </draw:path>
        <draw:path draw:style-name="gr1" draw:text-style-name="P1" draw:layer="layout" svg:width="0.15cm" svg:height="0.149cm" svg:x="5.266cm" svg:y="25.106cm" svg:viewBox="0 0 151 150" svg:d="M0 75c0-42 34-75 75-75 42 0 76 33 76 75 0 41-34 75-76 75-41 0-75-34-75-75z">
          <text:p/>
        </draw:path>
        <draw:path draw:style-name="gr1" draw:text-style-name="P1" draw:layer="layout" svg:width="0.1cm" svg:height="0.1cm" svg:x="5.291cm" svg:y="24.52cm" svg:viewBox="0 0 101 101" svg:d="M0 51c0-28 22-51 51-51 28 0 50 23 50 51 0 27-22 50-50 50-29 0-51-23-51-50z">
          <text:p/>
        </draw:path>
        <draw:path draw:style-name="gr1" draw:text-style-name="P1" draw:layer="layout" svg:width="0.1cm" svg:height="0.1cm" svg:x="5.291cm" svg:y="24.72cm" svg:viewBox="0 0 101 101" svg:d="M0 51c0-28 22-51 51-51 28 0 50 23 50 51 0 27-22 50-50 50-29 0-51-23-51-50z">
          <text:p/>
        </draw:path>
        <draw:path draw:style-name="gr1" draw:text-style-name="P1" draw:layer="layout" svg:width="0.1cm" svg:height="0.1cm" svg:x="5.291cm" svg:y="24.92cm" svg:viewBox="0 0 101 101" svg:d="M0 51c0-28 22-51 51-51 28 0 50 23 50 51 0 27-22 50-50 50-29 0-51-23-51-50z">
          <text:p/>
        </draw:path>
        <draw:path draw:style-name="gr1" draw:text-style-name="P1" draw:layer="layout" svg:width="0.1cm" svg:height="0.1cm" svg:x="13.868cm" svg:y="22.44cm" svg:viewBox="0 0 101 101" svg:d="M0 50c0-28 22-50 49-50 29 0 52 22 52 50s-23 51-52 51c-27 0-49-23-49-51z">
          <text:p/>
        </draw:path>
        <draw:path draw:style-name="gr1" draw:text-style-name="P1" draw:layer="layout" svg:width="0.1cm" svg:height="0.1cm" svg:x="13.614cm" svg:y="22.44cm" svg:viewBox="0 0 101 101" svg:d="M0 50c0-28 23-50 50-50 28 0 51 22 51 50s-23 51-51 51c-27 0-50-23-50-51z">
          <text:p/>
        </draw:path>
        <draw:path draw:style-name="gr1" draw:text-style-name="P1" draw:layer="layout" svg:width="0.1cm" svg:height="0.1cm" svg:x="14.119cm" svg:y="24.73cm" svg:viewBox="0 0 101 101" svg:d="M0 50c0-28 23-50 51-50s50 22 50 50c0 29-22 51-50 51s-51-22-51-51z">
          <text:p/>
        </draw:path>
        <draw:path draw:style-name="gr1" draw:text-style-name="P1" draw:layer="layout" svg:width="0.1cm" svg:height="0.1cm" svg:x="13.865cm" svg:y="24.73cm" svg:viewBox="0 0 101 101" svg:d="M0 50c0-28 22-50 50-50 29 0 51 22 51 50 0 29-22 51-51 51-28 0-50-22-50-51z">
          <text:p/>
        </draw:path>
        <draw:path draw:style-name="gr1" draw:text-style-name="P1" draw:layer="layout" svg:width="0.1cm" svg:height="0.1cm" svg:x="10.736cm" svg:y="22.05cm" svg:viewBox="0 0 101 101" svg:d="M0 50c0-28 22-50 51-50 27 0 50 22 50 50 0 27-23 51-50 51-29 0-51-24-51-51z">
          <text:p/>
        </draw:path>
        <draw:path draw:style-name="gr1" draw:text-style-name="P1" draw:layer="layout" svg:width="0.1cm" svg:height="0.1cm" svg:x="13.097cm" svg:y="25.949cm" svg:viewBox="0 0 101 101" svg:d="M0 51c0-29 22-51 51-51 28 0 50 22 50 51 0 28-22 50-50 50-29 0-51-22-51-50z">
          <text:p/>
        </draw:path>
        <draw:path draw:style-name="gr1" draw:text-style-name="P1" draw:layer="layout" svg:width="0.1cm" svg:height="0.1cm" svg:x="13.097cm" svg:y="25.187cm" svg:viewBox="0 0 101 101" svg:d="M0 51c0-28 22-51 51-51 28 0 50 23 50 51s-22 50-50 50c-29 0-51-22-51-50z">
          <text:p/>
        </draw:path>
        <draw:path draw:style-name="gr1" draw:text-style-name="P1" draw:layer="layout" svg:width="0.1cm" svg:height="0.1cm" svg:x="9.232cm" svg:y="24.886cm" svg:viewBox="0 0 101 101" svg:d="M0 51c0-28 22-51 51-51 27 0 50 23 50 51 0 27-23 50-50 50-29 0-51-23-51-50z">
          <text:p/>
        </draw:path>
        <draw:path draw:style-name="gr1" draw:text-style-name="P1" draw:layer="layout" svg:width="0.1cm" svg:height="0.1cm" svg:x="9.232cm" svg:y="24.686cm" svg:viewBox="0 0 101 101" svg:d="M0 51c0-28 22-51 51-51 27 0 50 23 50 51 0 27-23 50-50 50-29 0-51-23-51-50z">
          <text:p/>
        </draw:path>
        <draw:path draw:style-name="gr1" draw:text-style-name="P1" draw:layer="layout" svg:width="0.1cm" svg:height="0.1cm" svg:x="15.865cm" svg:y="21.524cm" svg:viewBox="0 0 101 101" svg:d="M0 51c0-28 22-51 51-51 27 0 50 23 50 51s-23 50-50 50c-29 0-51-22-51-50z">
          <text:p/>
        </draw:path>
        <draw:path draw:style-name="gr1" draw:text-style-name="P1" draw:layer="layout" svg:width="0.1cm" svg:height="0.1cm" svg:x="14.634cm" svg:y="21.147cm" svg:viewBox="0 0 101 101" svg:d="M0 50c0-28 22-50 50-50s51 22 51 50-23 51-51 51-50-23-50-51z">
          <text:p/>
        </draw:path>
        <draw:path draw:style-name="gr1" draw:text-style-name="P1" draw:layer="layout" svg:width="0.1cm" svg:height="0.1cm" svg:x="14.634cm" svg:y="21.909cm" svg:viewBox="0 0 101 101" svg:d="M0 51c0-29 22-51 50-51s51 22 51 51c0 28-23 50-51 50s-50-22-50-50z">
          <text:p/>
        </draw:path>
        <draw:path draw:style-name="gr1" draw:text-style-name="P1" draw:layer="layout" svg:width="0.1cm" svg:height="0.1cm" svg:x="15.403cm" svg:y="21.143cm" svg:viewBox="0 0 101 101" svg:d="M0 50c0-28 23-50 50-50 28 0 51 22 51 50s-23 51-51 51c-27 0-50-23-50-51z">
          <text:p/>
        </draw:path>
        <draw:path draw:style-name="gr1" draw:text-style-name="P1" draw:layer="layout" svg:width="0.1cm" svg:height="0.1cm" svg:x="15.403cm" svg:y="21.905cm" svg:viewBox="0 0 101 101" svg:d="M0 51c0-29 23-51 50-51 28 0 51 22 51 51 0 28-23 50-51 50-27 0-50-22-50-50z">
          <text:p/>
        </draw:path>
        <draw:path draw:style-name="gr1" draw:text-style-name="P1" draw:layer="layout" svg:width="0.1cm" svg:height="0.1cm" svg:x="14.634cm" svg:y="24.73cm" svg:viewBox="0 0 101 101" svg:d="M0 50c0-28 22-50 50-50s51 22 51 50c0 29-23 51-51 51s-50-22-50-51z">
          <text:p/>
        </draw:path>
        <draw:path draw:style-name="gr1" draw:text-style-name="P1" draw:layer="layout" svg:width="0.1cm" svg:height="0.1cm" svg:x="14.888cm" svg:y="24.73cm" svg:viewBox="0 0 101 101" svg:d="M0 50c0-28 22-50 51-50 28 0 50 22 50 50 0 29-22 51-50 51-29 0-51-22-51-51z">
          <text:p/>
        </draw:path>
        <draw:path draw:style-name="gr1" draw:text-style-name="P1" draw:layer="layout" svg:width="0.1cm" svg:height="0.1cm" svg:x="13.614cm" svg:y="21.146cm" svg:viewBox="0 0 101 101" svg:d="M0 50c0-28 23-50 50-50 28 0 51 22 51 50s-23 51-51 51c-27 0-50-23-50-51z">
          <text:p/>
        </draw:path>
        <draw:path draw:style-name="gr1" draw:text-style-name="P1" draw:layer="layout" svg:width="0.1cm" svg:height="0.1cm" svg:x="13.614cm" svg:y="21.908cm" svg:viewBox="0 0 101 101" svg:d="M0 51c0-29 23-51 50-51 28 0 51 22 51 51 0 28-23 50-51 50-27 0-50-22-50-50z">
          <text:p/>
        </draw:path>
        <draw:path draw:style-name="gr1" draw:text-style-name="P1" draw:layer="layout" svg:width="0.1cm" svg:height="0.1cm" svg:x="12.73cm" svg:y="25.568cm" svg:viewBox="0 0 101 101" svg:d="M0 51c0-29 24-51 52-51 27 0 49 22 49 51 0 28-22 50-49 50-28 0-52-22-52-50z">
          <text:p/>
        </draw:path>
        <draw:path draw:style-name="gr1" draw:text-style-name="P1" draw:layer="layout" svg:width="0.1cm" svg:height="0.1cm" svg:x="13.867cm" svg:y="25.945cm" svg:viewBox="0 0 101 101" svg:d="M0 51c0-29 22-51 50-51 29 0 51 22 51 51 0 28-22 50-51 50-28 0-50-22-50-50z">
          <text:p/>
        </draw:path>
        <draw:path draw:style-name="gr1" draw:text-style-name="P1" draw:layer="layout" svg:width="0.1cm" svg:height="0.1cm" svg:x="13.867cm" svg:y="25.183cm" svg:viewBox="0 0 101 101" svg:d="M0 51c0-28 22-51 50-51 29 0 51 23 51 51s-22 50-51 50c-28 0-50-22-50-50z">
          <text:p/>
        </draw:path>
        <draw:path draw:style-name="gr1" draw:text-style-name="P1" draw:layer="layout" svg:width="0.1cm" svg:height="0.1cm" svg:x="12.73cm" svg:y="23.609cm" svg:viewBox="0 0 101 101" svg:d="M0 52c0-28 24-52 52-52 27 0 49 24 49 52 0 27-22 49-49 49-28 0-52-22-52-49z">
          <text:p/>
        </draw:path>
        <draw:path draw:style-name="gr1" draw:text-style-name="P1" draw:layer="layout" svg:width="0.1cm" svg:height="0.1cm" svg:x="11.968cm" svg:y="23.609cm" svg:viewBox="0 0 101 101" svg:d="M0 52c0-28 23-52 51-52 27 0 50 24 50 52 0 27-23 49-50 49-28 0-51-22-51-49z">
          <text:p/>
        </draw:path>
        <draw:path draw:style-name="gr8" draw:text-style-name="P3" draw:layer="layout" svg:width="0.1cm" svg:height="0.1cm" svg:x="11.752cm" svg:y="21.146cm" svg:viewBox="0 0 101 101" svg:d="M0 50c0-28 24-50 52-50 27 0 49 22 49 50s-22 51-49 51c-28 0-52-23-52-51z">
          <text:p/>
        </draw:path>
        <draw:path draw:style-name="gr8" draw:text-style-name="P3" draw:layer="layout" svg:width="0.1cm" svg:height="0.1cm" svg:x="5.351cm" svg:y="23.287cm" svg:viewBox="0 0 101 101" svg:d="M0 50c0-28 22-50 49-50 29 0 52 22 52 50s-23 51-52 51c-27 0-49-23-49-51z">
          <text:p/>
        </draw:path>
        <draw:path draw:style-name="gr8" draw:text-style-name="P3" draw:layer="layout" svg:width="0.149cm" svg:height="0.151cm" svg:x="5.326cm" svg:y="22.441cm" svg:viewBox="0 0 150 152" svg:d="M0 76c0-42 34-76 75-76 42 0 75 34 75 76 0 41-33 76-75 76-41 0-75-35-75-76z">
          <text:p/>
        </draw:path>
        <draw:path draw:style-name="gr8" draw:text-style-name="P3" draw:layer="layout" svg:width="0.1cm" svg:height="0.1cm" svg:x="5.351cm" svg:y="23.076cm" svg:viewBox="0 0 101 101" svg:d="M0 52c0-29 22-52 49-52 29 0 52 23 52 52 0 27-23 49-52 49-27 0-49-22-49-49z">
          <text:p/>
        </draw:path>
        <draw:path draw:style-name="gr8" draw:text-style-name="P3" draw:layer="layout" svg:width="0.1cm" svg:height="0.099cm" svg:x="5.351cm" svg:y="22.877cm" svg:viewBox="0 0 101 100" svg:d="M0 50c0-28 22-50 49-50 29 0 52 22 52 50s-23 50-52 50c-27 0-49-22-49-50z">
          <text:p/>
        </draw:path>
        <draw:path draw:style-name="gr8" draw:text-style-name="P3" draw:layer="layout" svg:width="0.1cm" svg:height="0.1cm" svg:x="5.351cm" svg:y="22.677cm" svg:viewBox="0 0 101 101" svg:d="M0 50c0-28 22-50 49-50 29 0 52 22 52 50s-23 51-52 51c-27 0-49-23-49-51z">
          <text:p/>
        </draw:path>
        <draw:path draw:style-name="gr8" draw:text-style-name="P3" draw:layer="layout" svg:width="0.1cm" svg:height="0.1cm" svg:x="13.349cm" svg:y="24.73cm" svg:viewBox="0 0 101 101" svg:d="M0 50c0-28 22-50 50-50s51 22 51 50c0 29-23 51-51 51s-50-22-50-51z">
          <text:p/>
        </draw:path>
        <draw:path draw:style-name="gr8" draw:text-style-name="P3" draw:layer="layout" svg:width="0.1cm" svg:height="0.1cm" svg:x="13.095cm" svg:y="24.73cm" svg:viewBox="0 0 101 101" svg:d="M0 50c0-28 22-50 51-50 28 0 50 22 50 50 0 29-22 51-50 51-29 0-51-22-51-51z">
          <text:p/>
        </draw:path>
        <draw:path draw:style-name="gr8" draw:text-style-name="P3" draw:layer="layout" svg:width="0.1cm" svg:height="0.1cm" svg:x="8.381cm" svg:y="24.227cm" svg:viewBox="0 0 101 101" svg:d="M0 49c0-27 23-49 51-49 27 0 50 22 50 49 0 28-23 52-50 52-28 0-51-24-51-52z">
          <text:p/>
        </draw:path>
        <draw:path draw:style-name="gr8" draw:text-style-name="P3" draw:layer="layout" svg:width="0.1cm" svg:height="0.1cm" svg:x="8.381cm" svg:y="24.989cm" svg:viewBox="0 0 101 101" svg:d="M0 50c0-27 23-50 51-50 27 0 50 23 50 50 0 28-23 51-50 51-28 0-51-23-51-51z">
          <text:p/>
        </draw:path>
        <draw:path draw:style-name="gr8" draw:text-style-name="P3" draw:layer="layout" svg:width="0.1cm" svg:height="0.1cm" svg:x="7.683cm" svg:y="24.311cm" svg:viewBox="0 0 101 101" svg:d="M0 49c0-27 23-49 50-49 28 0 51 22 51 49 0 28-23 52-51 52-27 0-50-24-50-52z">
          <text:p/>
        </draw:path>
        <draw:path draw:style-name="gr8" draw:text-style-name="P3" draw:layer="layout" svg:width="0.149cm" svg:height="0.149cm" svg:x="7.658cm" svg:y="25.106cm" svg:viewBox="0 0 150 150" svg:d="M0 75c0-42 33-75 74-75 43 0 76 33 76 75 0 41-33 75-76 75-41 0-74-34-74-75z">
          <text:p/>
        </draw:path>
        <draw:path draw:style-name="gr8" draw:text-style-name="P3" draw:layer="layout" svg:width="0.1cm" svg:height="0.1cm" svg:x="7.683cm" svg:y="24.52cm" svg:viewBox="0 0 101 101" svg:d="M0 51c0-28 23-51 50-51 28 0 51 23 51 51 0 27-23 50-51 50-27 0-50-23-50-50z">
          <text:p/>
        </draw:path>
        <draw:path draw:style-name="gr8" draw:text-style-name="P3" draw:layer="layout" svg:width="0.1cm" svg:height="0.1cm" svg:x="7.683cm" svg:y="24.72cm" svg:viewBox="0 0 101 101" svg:d="M0 51c0-28 23-51 50-51 28 0 51 23 51 51 0 27-23 50-51 50-27 0-50-23-50-50z">
          <text:p/>
        </draw:path>
        <draw:path draw:style-name="gr8" draw:text-style-name="P3" draw:layer="layout" svg:width="0.1cm" svg:height="0.1cm" svg:x="7.683cm" svg:y="24.92cm" svg:viewBox="0 0 101 101" svg:d="M0 51c0-28 23-51 50-51 28 0 51 23 51 51 0 27-23 50-51 50-27 0-50-23-50-50z">
          <text:p/>
        </draw:path>
        <draw:path draw:style-name="gr8" draw:text-style-name="P3" draw:layer="layout" svg:width="0.1cm" svg:height="0.1cm" svg:x="16.17cm" svg:y="21.524cm" svg:viewBox="0 0 101 101" svg:d="M0 51c0-28 22-51 51-51 27 0 50 23 50 51s-23 50-50 50c-29 0-51-22-51-50z">
          <text:p/>
        </draw:path>
        <draw:path draw:style-name="gr8" draw:text-style-name="P3" draw:layer="layout" svg:width="0.1cm" svg:height="0.1cm" svg:x="15.152cm" svg:y="22.44cm" svg:viewBox="0 0 101 101" svg:d="M0 50c0-28 23-50 51-50s50 22 50 50-22 51-50 51-51-23-51-51z">
          <text:p/>
        </draw:path>
        <draw:path draw:style-name="gr8" draw:text-style-name="P3" draw:layer="layout" svg:width="0.1cm" svg:height="0.1cm" svg:x="15.406cm" svg:y="22.44cm" svg:viewBox="0 0 101 101" svg:d="M0 50c0-28 24-50 52-50 27 0 49 22 49 50s-22 51-49 51c-28 0-52-23-52-51z">
          <text:p/>
        </draw:path>
        <draw:path draw:style-name="gr8" draw:text-style-name="P3" draw:layer="layout" svg:width="0.1cm" svg:height="0.1cm" svg:x="12.73cm" svg:y="24.118cm" svg:viewBox="0 0 101 101" svg:d="M0 50c0-28 24-50 52-50 27 0 49 22 49 50s-22 51-49 51c-28 0-52-23-52-51z">
          <text:p/>
        </draw:path>
        <draw:path draw:style-name="gr8" draw:text-style-name="P3" draw:layer="layout" svg:width="0.1cm" svg:height="0.1cm" svg:x="11.968cm" svg:y="24.118cm" svg:viewBox="0 0 101 101" svg:d="M0 50c0-28 23-50 51-50 27 0 50 22 50 50s-23 51-50 51c-28 0-51-23-51-51z">
          <text:p/>
        </draw:path>
        <draw:path draw:style-name="gr8" draw:text-style-name="P3" draw:layer="layout" svg:width="0.1cm" svg:height="0.1cm" svg:x="10.047cm" svg:y="25.096cm" svg:viewBox="0 0 101 101" svg:d="M0 51c0-28 23-51 52-51 27 0 49 23 49 51 0 27-22 50-49 50-29 0-52-23-52-50z">
          <text:p/>
        </draw:path>
        <draw:path draw:style-name="gr8" draw:text-style-name="P3" draw:layer="layout" svg:width="0.149cm" svg:height="0.15cm" svg:x="10.023cm" svg:y="24.251cm" svg:viewBox="0 0 150 151" svg:d="M0 75c0-42 33-75 75-75s75 33 75 75c0 41-33 76-75 76s-75-35-75-76z">
          <text:p/>
        </draw:path>
        <draw:path draw:style-name="gr8" draw:text-style-name="P3" draw:layer="layout" svg:width="0.1cm" svg:height="0.1cm" svg:x="10.047cm" svg:y="24.886cm" svg:viewBox="0 0 101 101" svg:d="M0 51c0-28 23-51 52-51 27 0 49 23 49 51 0 27-22 50-49 50-29 0-52-23-52-50z">
          <text:p/>
        </draw:path>
        <draw:path draw:style-name="gr8" draw:text-style-name="P3" draw:layer="layout" svg:width="0.1cm" svg:height="0.1cm" svg:x="10.047cm" svg:y="24.686cm" svg:viewBox="0 0 101 101" svg:d="M0 51c0-28 23-51 52-51 27 0 49 23 49 51 0 27-22 50-49 50-29 0-52-23-52-50z">
          <text:p/>
        </draw:path>
        <draw:path draw:style-name="gr8" draw:text-style-name="P3" draw:layer="layout" svg:width="0.1cm" svg:height="0.1cm" svg:x="10.047cm" svg:y="24.486cm" svg:viewBox="0 0 101 101" svg:d="M0 51c0-28 23-51 52-51 27 0 49 23 49 51 0 27-22 50-49 50-29 0-52-23-52-50z">
          <text:p/>
        </draw:path>
        <draw:path draw:style-name="gr8" draw:text-style-name="P3" draw:layer="layout" svg:width="0.1cm" svg:height="0.1cm" svg:x="6.022cm" svg:y="24.227cm" svg:viewBox="0 0 101 101" svg:d="M0 49c0-27 23-49 50-49 28 0 51 22 51 49 0 28-23 52-51 52-27 0-50-24-50-52z">
          <text:p/>
        </draw:path>
        <draw:path draw:style-name="gr8" draw:text-style-name="P3" draw:layer="layout" svg:width="0.1cm" svg:height="0.1cm" svg:x="6.022cm" svg:y="24.989cm" svg:viewBox="0 0 101 101" svg:d="M0 50c0-27 23-50 50-50 28 0 51 23 51 50 0 28-23 51-51 51-27 0-50-23-50-51z">
          <text:p/>
        </draw:path>
        <draw:path draw:style-name="gr8" draw:text-style-name="P3" draw:layer="layout" svg:width="0.1cm" svg:height="0.1cm" svg:x="6.877cm" svg:y="24.52cm" svg:viewBox="0 0 101 101" svg:d="M0 51c0-28 22-51 51-51 27 0 50 23 50 51 0 27-23 50-50 50-29 0-51-23-51-50z">
          <text:p/>
        </draw:path>
        <draw:path draw:style-name="gr8" draw:text-style-name="P3" draw:layer="layout" svg:width="0.1cm" svg:height="0.1cm" svg:x="6.877cm" svg:y="24.72cm" svg:viewBox="0 0 101 101" svg:d="M0 51c0-28 22-51 51-51 27 0 50 23 50 51 0 27-23 50-50 50-29 0-51-23-51-50z">
          <text:p/>
        </draw:path>
        <draw:path draw:style-name="gr8" draw:text-style-name="P3" draw:layer="layout" svg:width="0.1cm" svg:height="0.1cm" svg:x="11.444cm" svg:y="21.146cm" svg:viewBox="0 0 101 101" svg:d="M0 50c0-28 23-50 50-50 28 0 51 22 51 50s-23 51-51 51c-27 0-50-23-50-51z">
          <text:p/>
        </draw:path>
        <draw:path draw:style-name="gr8" draw:text-style-name="P3" draw:layer="layout" svg:width="0.1cm" svg:height="0.1cm" svg:x="7.68cm" svg:y="23.286cm" svg:viewBox="0 0 101 101" svg:d="M0 51c0-29 24-51 52-51 27 0 49 22 49 51 0 27-22 50-49 50-28 0-52-23-52-50z">
          <text:p/>
        </draw:path>
        <draw:path draw:style-name="gr8" draw:text-style-name="P3" draw:layer="layout" svg:width="0.149cm" svg:height="0.15cm" svg:x="7.656cm" svg:y="22.441cm" svg:viewBox="0 0 150 151" svg:d="M0 75c0-42 33-75 75-75s75 33 75 75c0 41-33 76-75 76s-75-35-75-76z">
          <text:p/>
        </draw:path>
        <draw:path draw:style-name="gr8" draw:text-style-name="P3" draw:layer="layout" svg:width="0.1cm" svg:height="0.1cm" svg:x="7.68cm" svg:y="23.076cm" svg:viewBox="0 0 101 101" svg:d="M0 51c0-29 24-51 52-51 27 0 49 22 49 51 0 27-22 50-49 50-28 0-52-23-52-50z">
          <text:p/>
        </draw:path>
        <draw:path draw:style-name="gr8" draw:text-style-name="P3" draw:layer="layout" svg:width="0.1cm" svg:height="0.1cm" svg:x="7.68cm" svg:y="22.876cm" svg:viewBox="0 0 101 101" svg:d="M0 51c0-29 24-51 52-51 27 0 49 22 49 51 0 27-22 50-49 50-28 0-52-23-52-50z">
          <text:p/>
        </draw:path>
        <draw:path draw:style-name="gr8" draw:text-style-name="P3" draw:layer="layout" svg:width="0.1cm" svg:height="0.1cm" svg:x="7.68cm" svg:y="22.676cm" svg:viewBox="0 0 101 101" svg:d="M0 51c0-29 24-51 52-51 27 0 49 22 49 51 0 27-22 50-49 50-28 0-52-23-52-50z">
          <text:p/>
        </draw:path>
        <draw:path draw:style-name="gr8" draw:text-style-name="P3" draw:layer="layout" svg:width="0.1cm" svg:height="0.1cm" svg:x="8.381cm" svg:y="22.05cm" svg:viewBox="0 0 101 101" svg:d="M0 50c0-28 23-50 51-50 27 0 50 22 50 50 0 27-23 51-50 51-28 0-51-24-51-51z">
          <text:p/>
        </draw:path>
        <draw:path draw:style-name="gr8" draw:text-style-name="P3" draw:layer="layout" svg:width="0.1cm" svg:height="0.1cm" svg:x="14.883cm" svg:y="25.946cm" svg:viewBox="0 0 101 101" svg:d="M0 51c0-29 22-51 51-51 28 0 50 22 50 51 0 28-22 50-50 50-29 0-51-22-51-50z">
          <text:p/>
        </draw:path>
        <draw:path draw:style-name="gr8" draw:text-style-name="P3" draw:layer="layout" svg:width="0.1cm" svg:height="0.1cm" svg:x="14.883cm" svg:y="25.184cm" svg:viewBox="0 0 101 101" svg:d="M0 51c0-28 22-51 51-51 28 0 50 23 50 51s-22 50-50 50c-29 0-51-22-51-50z">
          <text:p/>
        </draw:path>
        <draw:path draw:style-name="gr8" draw:text-style-name="P3" draw:layer="layout" svg:width="0.1cm" svg:height="0.1cm" svg:x="14.382cm" svg:y="22.44cm" svg:viewBox="0 0 101 101" svg:d="M0 50c0-28 23-50 52-50 27 0 49 22 49 50s-22 51-49 51c-29 0-52-23-52-51z">
          <text:p/>
        </draw:path>
        <draw:path draw:style-name="gr8" draw:text-style-name="P3" draw:layer="layout" svg:width="0.1cm" svg:height="0.1cm" svg:x="14.636cm" svg:y="22.44cm" svg:viewBox="0 0 101 101" svg:d="M0 50c0-28 23-50 51-50 27 0 50 22 50 50s-23 51-50 51c-28 0-51-23-51-51z">
          <text:p/>
        </draw:path>
        <draw:path draw:style-name="gr8" draw:text-style-name="P3" draw:layer="layout" svg:width="0.1cm" svg:height="0.1cm" svg:x="16.475cm" svg:y="21.524cm" svg:viewBox="0 0 101 101" svg:d="M0 51c0-28 22-51 51-51 27 0 50 23 50 51s-23 50-50 50c-29 0-51-22-51-50z">
          <text:p/>
        </draw:path>
        <draw:path draw:style-name="gr8" draw:text-style-name="P3" draw:layer="layout" svg:width="0.1cm" svg:height="0.1cm" svg:x="4.519cm" svg:y="23.076cm" svg:viewBox="0 0 101 101" svg:d="M0 51c0-29 23-51 51-51 27 0 50 22 50 51 0 27-23 50-50 50-28 0-51-23-51-50z">
          <text:p/>
        </draw:path>
        <draw:path draw:style-name="gr8" draw:text-style-name="P3" draw:layer="layout" svg:width="0.1cm" svg:height="0.1cm" svg:x="4.519cm" svg:y="22.876cm" svg:viewBox="0 0 101 101" svg:d="M0 51c0-29 23-51 51-51 27 0 50 22 50 51 0 27-23 50-50 50-28 0-51-23-51-50z">
          <text:p/>
        </draw:path>
        <draw:path draw:style-name="gr8" draw:text-style-name="P3" draw:layer="layout" svg:width="0.1cm" svg:height="0.1cm" svg:x="8.381cm" svg:y="23.361cm" svg:viewBox="0 0 101 101" svg:d="M0 50c0-27 23-50 51-50 27 0 50 23 50 50 0 29-23 51-50 51-28 0-51-22-51-51z">
          <text:p/>
        </draw:path>
        <draw:path draw:style-name="gr8" draw:text-style-name="P3" draw:layer="layout" svg:width="0.1cm" svg:height="0.1cm" svg:x="8.381cm" svg:y="22.599cm" svg:viewBox="0 0 101 101" svg:d="M0 51c0-28 23-51 51-51 27 0 50 23 50 51s-23 50-50 50c-28 0-51-22-51-50z">
          <text:p/>
        </draw:path>
        <draw:path draw:style-name="gr8" draw:text-style-name="P3" draw:layer="layout" svg:width="0.1cm" svg:height="0.1cm" svg:x="10.736cm" svg:y="23.361cm" svg:viewBox="0 0 101 101" svg:d="M0 50c0-27 22-50 51-50 27 0 50 23 50 50 0 29-23 51-50 51-29 0-51-22-51-51z">
          <text:p/>
        </draw:path>
        <draw:path draw:style-name="gr8" draw:text-style-name="P3" draw:layer="layout" svg:width="0.1cm" svg:height="0.1cm" svg:x="10.736cm" svg:y="22.599cm" svg:viewBox="0 0 101 101" svg:d="M0 51c0-28 22-51 51-51 27 0 50 23 50 51s-23 50-50 50c-29 0-51-22-51-50z">
          <text:p/>
        </draw:path>
        <draw:path draw:style-name="gr8" draw:text-style-name="P3" draw:layer="layout" svg:width="0.1cm" svg:height="0.1cm" svg:x="15.873cm" svg:y="23.101cm" svg:viewBox="0 0 101 101" svg:d="M0 51c0-28 23-51 52-51 27 0 49 23 49 51s-22 50-49 50c-29 0-52-22-52-50z">
          <text:p/>
        </draw:path>
        <draw:path draw:style-name="gr8" draw:text-style-name="P3" draw:layer="layout" svg:width="0.1cm" svg:height="0.1cm" svg:x="16.635cm" svg:y="23.101cm" svg:viewBox="0 0 101 101" svg:d="M0 51c0-28 23-51 51-51s50 23 50 51-22 50-50 50-51-22-51-50z">
          <text:p/>
        </draw:path>
        <draw:path draw:style-name="gr8" draw:text-style-name="P3" draw:layer="layout" svg:width="0.1cm" svg:height="0.1cm" svg:x="9.232cm" svg:y="23.076cm" svg:viewBox="0 0 101 101" svg:d="M0 51c0-29 22-51 51-51 27 0 50 22 50 51 0 27-23 50-50 50-29 0-51-23-51-50z">
          <text:p/>
        </draw:path>
        <draw:path draw:style-name="gr8" draw:text-style-name="P3" draw:layer="layout" svg:width="0.1cm" svg:height="0.1cm" svg:x="9.232cm" svg:y="22.876cm" svg:viewBox="0 0 101 101" svg:d="M0 51c0-29 22-51 51-51 27 0 50 22 50 51 0 27-23 50-50 50-29 0-51-23-51-50z">
          <text:p/>
        </draw:path>
        <draw:path draw:style-name="gr8" draw:text-style-name="P3" draw:layer="layout" svg:width="0.1cm" svg:height="0.1cm" svg:x="12.12cm" svg:y="25.568cm" svg:viewBox="0 0 101 101" svg:d="M0 51c0-29 23-51 52-51 27 0 49 22 49 51 0 28-22 50-49 50-29 0-52-22-52-50z">
          <text:p/>
        </draw:path>
        <draw:path draw:style-name="gr8" draw:text-style-name="P3" draw:layer="layout" svg:width="0.1cm" svg:height="0.1cm" svg:x="13.613cm" svg:y="23.979cm" svg:viewBox="0 0 101 101" svg:d="M0 50c0-28 22-50 50-50s51 22 51 50-23 51-51 51-50-23-50-51z">
          <text:p/>
        </draw:path>
        <draw:path draw:style-name="gr8" draw:text-style-name="P3" draw:layer="layout" svg:width="0.1cm" svg:height="0.1cm" svg:x="13.867cm" svg:y="23.979cm" svg:viewBox="0 0 101 101" svg:d="M0 50c0-28 22-50 49-50 29 0 52 22 52 50s-23 51-52 51c-27 0-49-23-49-51z">
          <text:p/>
        </draw:path>
        <draw:path draw:style-name="gr8" draw:text-style-name="P3" draw:layer="layout" svg:width="0.1cm" svg:height="0.1cm" svg:x="14.121cm" svg:y="23.979cm" svg:viewBox="0 0 101 101" svg:d="M0 50c0-28 23-50 50-50 28 0 51 22 51 50s-23 51-51 51c-27 0-50-23-50-51z">
          <text:p/>
        </draw:path>
        <draw:path draw:style-name="gr8" draw:text-style-name="P3" draw:layer="layout" svg:width="0.1cm" svg:height="0.1cm" svg:x="14.375cm" svg:y="23.979cm" svg:viewBox="0 0 101 101" svg:d="M0 50c0-28 22-50 49-50 29 0 52 22 52 50s-23 51-52 51c-27 0-49-23-49-51z">
          <text:p/>
        </draw:path>
        <draw:path draw:style-name="gr8" draw:text-style-name="P3" draw:layer="layout" svg:width="0.1cm" svg:height="0.1cm" svg:x="14.629cm" svg:y="23.979cm" svg:viewBox="0 0 101 101" svg:d="M0 50c0-28 22-50 49-50 28 0 52 22 52 50s-24 51-52 51c-27 0-49-23-49-51z">
          <text:p/>
        </draw:path>
        <draw:path draw:style-name="gr8" draw:text-style-name="P3" draw:layer="layout" svg:width="0.1cm" svg:height="0.1cm" svg:x="14.883cm" svg:y="23.979cm" svg:viewBox="0 0 101 101" svg:d="M0 50c0-28 22-50 50-50s51 22 51 50-23 51-51 51-50-23-50-51z">
          <text:p/>
        </draw:path>
        <draw:path draw:style-name="gr8" draw:text-style-name="P3" draw:layer="layout" svg:width="0.1cm" svg:height="0.1cm" svg:x="15.137cm" svg:y="23.979cm" svg:viewBox="0 0 101 101" svg:d="M0 50c0-28 22-50 49-50 28 0 52 22 52 50s-24 51-52 51c-27 0-49-23-49-51z">
          <text:p/>
        </draw:path>
        <draw:path draw:style-name="gr8" draw:text-style-name="P3" draw:layer="layout" svg:width="0.1cm" svg:height="0.1cm" svg:x="15.137cm" svg:y="23.185cm" svg:viewBox="0 0 101 101" svg:d="M0 50c0-28 22-50 49-50 28 0 52 22 52 50s-24 51-52 51c-27 0-49-23-49-51z">
          <text:p/>
        </draw:path>
        <draw:path draw:style-name="gr8" draw:text-style-name="P3" draw:layer="layout" svg:width="0.1cm" svg:height="0.1cm" svg:x="14.883cm" svg:y="23.185cm" svg:viewBox="0 0 101 101" svg:d="M0 50c0-28 22-50 50-50s51 22 51 50-23 51-51 51-50-23-50-51z">
          <text:p/>
        </draw:path>
        <draw:path draw:style-name="gr8" draw:text-style-name="P3" draw:layer="layout" svg:width="0.1cm" svg:height="0.1cm" svg:x="14.629cm" svg:y="23.185cm" svg:viewBox="0 0 101 101" svg:d="M0 50c0-28 22-50 49-50 28 0 52 22 52 50s-24 51-52 51c-27 0-49-23-49-51z">
          <text:p/>
        </draw:path>
        <draw:path draw:style-name="gr8" draw:text-style-name="P3" draw:layer="layout" svg:width="0.1cm" svg:height="0.1cm" svg:x="14.375cm" svg:y="23.185cm" svg:viewBox="0 0 101 101" svg:d="M0 50c0-28 22-50 49-50 29 0 52 22 52 50s-23 51-52 51c-27 0-49-23-49-51z">
          <text:p/>
        </draw:path>
        <draw:path draw:style-name="gr8" draw:text-style-name="P3" draw:layer="layout" svg:width="0.1cm" svg:height="0.1cm" svg:x="14.121cm" svg:y="23.185cm" svg:viewBox="0 0 101 101" svg:d="M0 50c0-28 23-50 50-50 28 0 51 22 51 50s-23 51-51 51c-27 0-50-23-50-51z">
          <text:p/>
        </draw:path>
        <draw:path draw:style-name="gr8" draw:text-style-name="P3" draw:layer="layout" svg:width="0.1cm" svg:height="0.1cm" svg:x="13.867cm" svg:y="23.185cm" svg:viewBox="0 0 101 101" svg:d="M0 50c0-28 22-50 49-50 29 0 52 22 52 50s-23 51-52 51c-27 0-49-23-49-51z">
          <text:p/>
        </draw:path>
        <draw:path draw:style-name="gr8" draw:text-style-name="P3" draw:layer="layout" svg:width="0.1cm" svg:height="0.1cm" svg:x="13.613cm" svg:y="23.185cm" svg:viewBox="0 0 101 101" svg:d="M0 50c0-28 22-50 50-50s51 22 51 50-23 51-51 51-50-23-50-51z">
          <text:p/>
        </draw:path>
        <draw:path draw:style-name="gr8" draw:text-style-name="P3" draw:layer="layout" svg:width="0.1cm" svg:height="0.1cm" svg:x="8.381cm" svg:y="25.591cm" svg:viewBox="0 0 101 101" svg:d="M0 51c0-28 23-51 51-51 27 0 50 23 50 51s-23 50-50 50c-28 0-51-22-51-50z">
          <text:p/>
        </draw:path>
        <draw:path draw:style-name="gr8" draw:text-style-name="P3" draw:layer="layout" svg:width="0.1cm" svg:height="0.1cm" svg:x="12.73cm" svg:y="23.101cm" svg:viewBox="0 0 101 101" svg:d="M0 51c0-28 24-51 52-51 27 0 49 23 49 51s-22 50-49 50c-28 0-52-22-52-50z">
          <text:p/>
        </draw:path>
        <draw:path draw:style-name="gr8" draw:text-style-name="P3" draw:layer="layout" svg:width="0.1cm" svg:height="0.1cm" svg:x="11.968cm" svg:y="23.101cm" svg:viewBox="0 0 101 101" svg:d="M0 51c0-28 23-51 51-51 27 0 50 23 50 51s-23 50-50 50c-28 0-51-22-51-50z">
          <text:p/>
        </draw:path>
        <draw:path draw:style-name="gr8" draw:text-style-name="P3" draw:layer="layout" svg:width="0.1cm" svg:height="0.1cm" svg:x="15.873cm" svg:y="24.118cm" svg:viewBox="0 0 101 101" svg:d="M0 50c0-28 23-50 52-50 27 0 49 22 49 50s-22 51-49 51c-29 0-52-23-52-51z">
          <text:p/>
        </draw:path>
        <draw:path draw:style-name="gr8" draw:text-style-name="P3" draw:layer="layout" svg:width="0.1cm" svg:height="0.1cm" svg:x="16.635cm" svg:y="24.118cm" svg:viewBox="0 0 101 101" svg:d="M0 50c0-28 23-50 51-50s50 22 50 50-22 51-50 51-51-23-51-51z">
          <text:p/>
        </draw:path>
        <draw:path draw:style-name="gr8" draw:text-style-name="P3" draw:layer="layout" svg:width="0.1cm" svg:height="0.1cm" svg:x="10.047cm" svg:y="23.286cm" svg:viewBox="0 0 101 101" svg:d="M0 51c0-29 23-51 52-51 27 0 49 22 49 51 0 27-22 50-49 50-29 0-52-23-52-50z">
          <text:p/>
        </draw:path>
        <draw:path draw:style-name="gr8" draw:text-style-name="P3" draw:layer="layout" svg:width="0.149cm" svg:height="0.15cm" svg:x="10.023cm" svg:y="22.441cm" svg:viewBox="0 0 150 151" svg:d="M0 75c0-42 33-75 75-75s75 33 75 75c0 41-33 76-75 76s-75-35-75-76z">
          <text:p/>
        </draw:path>
        <draw:path draw:style-name="gr8" draw:text-style-name="P3" draw:layer="layout" svg:width="0.1cm" svg:height="0.1cm" svg:x="10.047cm" svg:y="23.076cm" svg:viewBox="0 0 101 101" svg:d="M0 51c0-29 23-51 52-51 27 0 49 22 49 51 0 27-22 50-49 50-29 0-52-23-52-50z">
          <text:p/>
        </draw:path>
        <draw:path draw:style-name="gr8" draw:text-style-name="P3" draw:layer="layout" svg:width="0.1cm" svg:height="0.1cm" svg:x="10.047cm" svg:y="22.876cm" svg:viewBox="0 0 101 101" svg:d="M0 51c0-29 23-51 52-51 27 0 49 22 49 51 0 27-22 50-49 50-29 0-52-23-52-50z">
          <text:p/>
        </draw:path>
        <draw:path draw:style-name="gr8" draw:text-style-name="P3" draw:layer="layout" svg:width="0.1cm" svg:height="0.1cm" svg:x="10.047cm" svg:y="22.676cm" svg:viewBox="0 0 101 101" svg:d="M0 51c0-29 23-51 52-51 27 0 49 22 49 51 0 27-22 50-49 50-29 0-52-23-52-50z">
          <text:p/>
        </draw:path>
        <draw:path draw:style-name="gr8" draw:text-style-name="P3" draw:layer="layout" svg:width="0.1cm" svg:height="0.1cm" svg:x="10.736cm" svg:y="24.227cm" svg:viewBox="0 0 101 101" svg:d="M0 49c0-27 22-49 51-49 27 0 50 22 50 49 0 28-23 52-50 52-29 0-51-24-51-52z">
          <text:p/>
        </draw:path>
        <draw:path draw:style-name="gr8" draw:text-style-name="P3" draw:layer="layout" svg:width="0.1cm" svg:height="0.1cm" svg:x="10.736cm" svg:y="24.989cm" svg:viewBox="0 0 101 101" svg:d="M0 50c0-27 22-50 51-50 27 0 50 23 50 50 0 28-23 51-50 51-29 0-51-23-51-51z">
          <text:p/>
        </draw:path>
        <draw:path draw:style-name="gr8" draw:text-style-name="P3" draw:layer="layout" svg:width="0.1cm" svg:height="0.1cm" svg:x="6.877cm" svg:y="23.076cm" svg:viewBox="0 0 101 101" svg:d="M0 51c0-29 22-51 51-51 27 0 50 22 50 51 0 27-23 50-50 50-29 0-51-23-51-50z">
          <text:p/>
        </draw:path>
        <draw:path draw:style-name="gr8" draw:text-style-name="P3" draw:layer="layout" svg:width="0.1cm" svg:height="0.1cm" svg:x="6.877cm" svg:y="22.876cm" svg:viewBox="0 0 101 101" svg:d="M0 51c0-29 22-51 51-51 27 0 50 22 50 51 0 27-23 50-50 50-29 0-51-23-51-50z">
          <text:p/>
        </draw:path>
        <draw:path draw:style-name="gr8" draw:text-style-name="P3" draw:layer="layout" svg:width="0.1cm" svg:height="0.1cm" svg:x="4.519cm" svg:y="24.52cm" svg:viewBox="0 0 101 101" svg:d="M0 51c0-28 23-51 51-51 27 0 50 23 50 51 0 27-23 50-50 50-28 0-51-23-51-50z">
          <text:p/>
        </draw:path>
        <draw:path draw:style-name="gr8" draw:text-style-name="P3" draw:layer="layout" svg:width="0.1cm" svg:height="0.1cm" svg:x="4.519cm" svg:y="24.72cm" svg:viewBox="0 0 101 101" svg:d="M0 51c0-28 23-51 51-51 27 0 50 23 50 51 0 27-23 50-50 50-28 0-51-23-51-50z">
          <text:p/>
        </draw:path>
        <draw:path draw:style-name="gr8" draw:text-style-name="P3" draw:layer="layout" svg:width="0.1cm" svg:height="0.1cm" svg:x="6.022cm" svg:y="23.361cm" svg:viewBox="0 0 101 101" svg:d="M0 50c0-27 23-50 50-50 28 0 51 23 51 50 0 29-23 51-51 51-27 0-50-22-50-51z">
          <text:p/>
        </draw:path>
        <draw:path draw:style-name="gr8" draw:text-style-name="P3" draw:layer="layout" svg:width="0.1cm" svg:height="0.1cm" svg:x="6.022cm" svg:y="22.599cm" svg:viewBox="0 0 101 101" svg:d="M0 51c0-28 23-51 50-51 28 0 51 23 51 51s-23 50-51 50c-27 0-50-22-50-50z">
          <text:p/>
        </draw:path>
        <draw:path draw:style-name="gr8" draw:text-style-name="P3" draw:layer="layout" svg:width="0.1cm" svg:height="0.1cm" svg:x="10.736cm" svg:y="25.591cm" svg:viewBox="0 0 101 101" svg:d="M0 51c0-28 22-51 51-51 27 0 50 23 50 51s-23 50-50 50c-29 0-51-22-51-50z">
          <text:p/>
        </draw:path>
        <draw:path draw:style-name="gr8" draw:text-style-name="P3" draw:layer="layout" svg:width="0.1cm" svg:height="0.1cm" svg:x="6.022cm" svg:y="22.05cm" svg:viewBox="0 0 101 101" svg:d="M0 50c0-28 23-50 50-50 28 0 51 22 51 50 0 27-23 51-51 51-27 0-50-24-50-51z">
          <text:p/>
        </draw:path>
        <draw:path draw:style-name="gr8" draw:text-style-name="P3" draw:layer="layout" svg:width="0.1cm" svg:height="0.1cm" svg:x="6.022cm" svg:y="25.591cm" svg:viewBox="0 0 101 101" svg:d="M0 51c0-28 23-51 50-51 28 0 51 23 51 51s-23 50-51 50c-27 0-50-22-50-50z">
          <text:p/>
        </draw:path>
        <draw:path draw:style-name="gr8" draw:text-style-name="P3" draw:layer="layout" svg:width="0.1cm" svg:height="0.1cm" svg:x="12.425cm" svg:y="25.568cm" svg:viewBox="0 0 101 101" svg:d="M0 51c0-29 24-51 52-51 27 0 49 22 49 51 0 28-22 50-49 50-28 0-52-22-52-50z">
          <text:p/>
        </draw:path>
        <draw:path draw:style-name="gr8" draw:text-style-name="P3" draw:layer="layout" svg:width="0.1cm" svg:height="0.1cm" svg:x="15.873cm" svg:y="23.609cm" svg:viewBox="0 0 101 101" svg:d="M0 52c0-28 23-52 52-52 27 0 49 24 49 52 0 27-22 49-49 49-29 0-52-22-52-49z">
          <text:p/>
        </draw:path>
        <draw:path draw:style-name="gr8" draw:text-style-name="P3" draw:layer="layout" svg:width="0.1cm" svg:height="0.1cm" svg:x="16.635cm" svg:y="23.609cm" svg:viewBox="0 0 101 101" svg:d="M0 52c0-28 23-52 51-52s50 24 50 52c0 27-22 49-50 49s-51-22-51-49z">
          <text:p/>
        </draw:path>
        <draw:path draw:style-name="gr8" draw:text-style-name="P3" draw:layer="layout" svg:width="0.1cm" svg:height="0.1cm" svg:x="5.291cm" svg:y="24.311cm" svg:viewBox="0 0 101 101" svg:d="M0 49c0-27 22-49 51-49 28 0 50 22 50 49 0 28-22 52-50 52-29 0-51-24-51-52z">
          <text:p/>
        </draw:path>
        <draw:path draw:style-name="gr8" draw:text-style-name="P3" draw:layer="layout" svg:width="0.15cm" svg:height="0.149cm" svg:x="5.266cm" svg:y="25.106cm" svg:viewBox="0 0 151 150" svg:d="M0 75c0-42 34-75 75-75 42 0 76 33 76 75 0 41-34 75-76 75-41 0-75-34-75-75z">
          <text:p/>
        </draw:path>
        <draw:path draw:style-name="gr8" draw:text-style-name="P3" draw:layer="layout" svg:width="0.1cm" svg:height="0.1cm" svg:x="5.291cm" svg:y="24.52cm" svg:viewBox="0 0 101 101" svg:d="M0 51c0-28 22-51 51-51 28 0 50 23 50 51 0 27-22 50-50 50-29 0-51-23-51-50z">
          <text:p/>
        </draw:path>
        <draw:path draw:style-name="gr8" draw:text-style-name="P3" draw:layer="layout" svg:width="0.1cm" svg:height="0.1cm" svg:x="5.291cm" svg:y="24.72cm" svg:viewBox="0 0 101 101" svg:d="M0 51c0-28 22-51 51-51 28 0 50 23 50 51 0 27-22 50-50 50-29 0-51-23-51-50z">
          <text:p/>
        </draw:path>
        <draw:path draw:style-name="gr8" draw:text-style-name="P3" draw:layer="layout" svg:width="0.1cm" svg:height="0.1cm" svg:x="5.291cm" svg:y="24.92cm" svg:viewBox="0 0 101 101" svg:d="M0 51c0-28 22-51 51-51 28 0 50 23 50 51 0 27-22 50-50 50-29 0-51-23-51-50z">
          <text:p/>
        </draw:path>
        <draw:path draw:style-name="gr8" draw:text-style-name="P3" draw:layer="layout" svg:width="0.1cm" svg:height="0.1cm" svg:x="13.868cm" svg:y="22.44cm" svg:viewBox="0 0 101 101" svg:d="M0 50c0-28 22-50 49-50 29 0 52 22 52 50s-23 51-52 51c-27 0-49-23-49-51z">
          <text:p/>
        </draw:path>
        <draw:path draw:style-name="gr8" draw:text-style-name="P3" draw:layer="layout" svg:width="0.1cm" svg:height="0.1cm" svg:x="13.614cm" svg:y="22.44cm" svg:viewBox="0 0 101 101" svg:d="M0 50c0-28 23-50 50-50 28 0 51 22 51 50s-23 51-51 51c-27 0-50-23-50-51z">
          <text:p/>
        </draw:path>
        <draw:path draw:style-name="gr8" draw:text-style-name="P3" draw:layer="layout" svg:width="0.1cm" svg:height="0.1cm" svg:x="14.119cm" svg:y="24.73cm" svg:viewBox="0 0 101 101" svg:d="M0 50c0-28 23-50 51-50s50 22 50 50c0 29-22 51-50 51s-51-22-51-51z">
          <text:p/>
        </draw:path>
        <draw:path draw:style-name="gr8" draw:text-style-name="P3" draw:layer="layout" svg:width="0.1cm" svg:height="0.1cm" svg:x="13.865cm" svg:y="24.73cm" svg:viewBox="0 0 101 101" svg:d="M0 50c0-28 22-50 50-50 29 0 51 22 51 50 0 29-22 51-51 51-28 0-50-22-50-51z">
          <text:p/>
        </draw:path>
        <draw:path draw:style-name="gr8" draw:text-style-name="P3" draw:layer="layout" svg:width="0.1cm" svg:height="0.1cm" svg:x="10.736cm" svg:y="22.05cm" svg:viewBox="0 0 101 101" svg:d="M0 50c0-28 22-50 51-50 27 0 50 22 50 50 0 27-23 51-50 51-29 0-51-24-51-51z">
          <text:p/>
        </draw:path>
        <draw:path draw:style-name="gr8" draw:text-style-name="P3" draw:layer="layout" svg:width="0.1cm" svg:height="0.1cm" svg:x="13.097cm" svg:y="25.949cm" svg:viewBox="0 0 101 101" svg:d="M0 51c0-29 22-51 51-51 28 0 50 22 50 51 0 28-22 50-50 50-29 0-51-22-51-50z">
          <text:p/>
        </draw:path>
        <draw:path draw:style-name="gr8" draw:text-style-name="P3" draw:layer="layout" svg:width="0.1cm" svg:height="0.1cm" svg:x="13.097cm" svg:y="25.187cm" svg:viewBox="0 0 101 101" svg:d="M0 51c0-28 22-51 51-51 28 0 50 23 50 51s-22 50-50 50c-29 0-51-22-51-50z">
          <text:p/>
        </draw:path>
        <draw:path draw:style-name="gr8" draw:text-style-name="P3" draw:layer="layout" svg:width="0.1cm" svg:height="0.1cm" svg:x="9.232cm" svg:y="24.886cm" svg:viewBox="0 0 101 101" svg:d="M0 51c0-28 22-51 51-51 27 0 50 23 50 51 0 27-23 50-50 50-29 0-51-23-51-50z">
          <text:p/>
        </draw:path>
        <draw:path draw:style-name="gr8" draw:text-style-name="P3" draw:layer="layout" svg:width="0.1cm" svg:height="0.1cm" svg:x="9.232cm" svg:y="24.686cm" svg:viewBox="0 0 101 101" svg:d="M0 51c0-28 22-51 51-51 27 0 50 23 50 51 0 27-23 50-50 50-29 0-51-23-51-50z">
          <text:p/>
        </draw:path>
        <draw:path draw:style-name="gr8" draw:text-style-name="P3" draw:layer="layout" svg:width="0.1cm" svg:height="0.1cm" svg:x="15.865cm" svg:y="21.524cm" svg:viewBox="0 0 101 101" svg:d="M0 51c0-28 22-51 51-51 27 0 50 23 50 51s-23 50-50 50c-29 0-51-22-51-50z">
          <text:p/>
        </draw:path>
        <draw:path draw:style-name="gr8" draw:text-style-name="P3" draw:layer="layout" svg:width="0.1cm" svg:height="0.1cm" svg:x="14.634cm" svg:y="21.147cm" svg:viewBox="0 0 101 101" svg:d="M0 50c0-28 22-50 50-50s51 22 51 50-23 51-51 51-50-23-50-51z">
          <text:p/>
        </draw:path>
        <draw:path draw:style-name="gr8" draw:text-style-name="P3" draw:layer="layout" svg:width="0.1cm" svg:height="0.1cm" svg:x="14.634cm" svg:y="21.909cm" svg:viewBox="0 0 101 101" svg:d="M0 51c0-29 22-51 50-51s51 22 51 51c0 28-23 50-51 50s-50-22-50-50z">
          <text:p/>
        </draw:path>
        <draw:path draw:style-name="gr8" draw:text-style-name="P3" draw:layer="layout" svg:width="0.1cm" svg:height="0.1cm" svg:x="15.403cm" svg:y="21.143cm" svg:viewBox="0 0 101 101" svg:d="M0 50c0-28 23-50 50-50 28 0 51 22 51 50s-23 51-51 51c-27 0-50-23-50-51z">
          <text:p/>
        </draw:path>
        <draw:path draw:style-name="gr8" draw:text-style-name="P3" draw:layer="layout" svg:width="0.1cm" svg:height="0.1cm" svg:x="15.403cm" svg:y="21.905cm" svg:viewBox="0 0 101 101" svg:d="M0 51c0-29 23-51 50-51 28 0 51 22 51 51 0 28-23 50-51 50-27 0-50-22-50-50z">
          <text:p/>
        </draw:path>
        <draw:path draw:style-name="gr8" draw:text-style-name="P3" draw:layer="layout" svg:width="0.1cm" svg:height="0.1cm" svg:x="14.634cm" svg:y="24.73cm" svg:viewBox="0 0 101 101" svg:d="M0 50c0-28 22-50 50-50s51 22 51 50c0 29-23 51-51 51s-50-22-50-51z">
          <text:p/>
        </draw:path>
        <draw:path draw:style-name="gr8" draw:text-style-name="P3" draw:layer="layout" svg:width="0.1cm" svg:height="0.1cm" svg:x="14.888cm" svg:y="24.73cm" svg:viewBox="0 0 101 101" svg:d="M0 50c0-28 22-50 51-50 28 0 50 22 50 50 0 29-22 51-50 51-29 0-51-22-51-51z">
          <text:p/>
        </draw:path>
        <draw:path draw:style-name="gr8" draw:text-style-name="P3" draw:layer="layout" svg:width="0.1cm" svg:height="0.1cm" svg:x="13.614cm" svg:y="21.146cm" svg:viewBox="0 0 101 101" svg:d="M0 50c0-28 23-50 50-50 28 0 51 22 51 50s-23 51-51 51c-27 0-50-23-50-51z">
          <text:p/>
        </draw:path>
        <draw:path draw:style-name="gr8" draw:text-style-name="P3" draw:layer="layout" svg:width="0.1cm" svg:height="0.1cm" svg:x="13.614cm" svg:y="21.908cm" svg:viewBox="0 0 101 101" svg:d="M0 51c0-29 23-51 50-51 28 0 51 22 51 51 0 28-23 50-51 50-27 0-50-22-50-50z">
          <text:p/>
        </draw:path>
        <draw:path draw:style-name="gr8" draw:text-style-name="P3" draw:layer="layout" svg:width="0.1cm" svg:height="0.1cm" svg:x="12.73cm" svg:y="25.568cm" svg:viewBox="0 0 101 101" svg:d="M0 51c0-29 24-51 52-51 27 0 49 22 49 51 0 28-22 50-49 50-28 0-52-22-52-50z">
          <text:p/>
        </draw:path>
        <draw:path draw:style-name="gr8" draw:text-style-name="P3" draw:layer="layout" svg:width="0.1cm" svg:height="0.1cm" svg:x="13.867cm" svg:y="25.945cm" svg:viewBox="0 0 101 101" svg:d="M0 51c0-29 22-51 50-51 29 0 51 22 51 51 0 28-22 50-51 50-28 0-50-22-50-50z">
          <text:p/>
        </draw:path>
        <draw:path draw:style-name="gr8" draw:text-style-name="P3" draw:layer="layout" svg:width="0.1cm" svg:height="0.1cm" svg:x="13.867cm" svg:y="25.183cm" svg:viewBox="0 0 101 101" svg:d="M0 51c0-28 22-51 50-51 29 0 51 23 51 51s-22 50-51 50c-28 0-50-22-50-50z">
          <text:p/>
        </draw:path>
        <draw:path draw:style-name="gr8" draw:text-style-name="P3" draw:layer="layout" svg:width="0.1cm" svg:height="0.1cm" svg:x="12.73cm" svg:y="23.609cm" svg:viewBox="0 0 101 101" svg:d="M0 52c0-28 24-52 52-52 27 0 49 24 49 52 0 27-22 49-49 49-28 0-52-22-52-49z">
          <text:p/>
        </draw:path>
        <draw:path draw:style-name="gr8" draw:text-style-name="P3" draw:layer="layout" svg:width="0.1cm" svg:height="0.1cm" svg:x="11.968cm" svg:y="23.609cm" svg:viewBox="0 0 101 101" svg:d="M0 52c0-28 23-52 51-52 27 0 50 24 50 52 0 27-23 49-50 49-28 0-51-22-51-49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FreeSerif" fo:font-size="24pt" fo:language="es" fo:country="AR" style:font-name-asian="Adwaita Sans" style:font-size-asian="24pt" style:language-asian="zh" style:country-asian="CN" style:font-name-complex="Free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FreeSerif" fo:font-family="FreeSerif" style:font-family-generic="roman" style:font-pitch="variable" fo:font-size="18pt" fo:font-style="normal" fo:text-shadow="none" style:text-underline-style="none" fo:font-weight="normal" style:letter-kerning="true" style:font-name-asian="FreeSans" style:font-family-asian="Free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16:23:08.224124598</meta:creation-date>
    <dc:date>2025-04-25T16:32:34.911296471</dc:date>
    <meta:editing-duration>PT9M27S</meta:editing-duration>
    <meta:editing-cycles>1</meta:editing-cycles>
    <meta:document-statistic meta:object-count="7221"/>
    <meta:generator>LibreOffice/24.8.6.2$Linux_X86_64 LibreOffice_project/480$Build-2</meta:generator>
  </office:meta>
</office:document-meta>
</file>